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mon-law union" table:style-name="ta1">
        <table:table-column table:style-name="co1" table:number-columns-repeated="6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82" table:default-cell-style-name="Default"/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Men. common-law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BH6]+1" office:value-type="float" office:value="62" calcext:value-type="float">
            <text:p>62</text:p>
          </table:table-cell>
          <table:table-cell table:formula="of:=[.BI6]+1" office:value-type="float" office:value="63" calcext:value-type="float">
            <text:p>63</text:p>
          </table:table-cell>
          <table:table-cell table:formula="of:=[.BJ6]+1" office:value-type="float" office:value="64" calcext:value-type="float">
            <text:p>64</text:p>
          </table:table-cell>
          <table:table-cell table:formula="of:=[.BK6]+1" office:value-type="float" office:value="65" calcext:value-type="float">
            <text:p>65</text:p>
          </table:table-cell>
          <table:table-cell table:formula="of:=[.BL6]+1" office:value-type="float" office:value="66" calcext:value-type="float">
            <text:p>66</text:p>
          </table:table-cell>
          <table:table-cell table:formula="of:=[.BM6]+1" office:value-type="float" office:value="67" calcext:value-type="float">
            <text:p>67</text:p>
          </table:table-cell>
          <table:table-cell table:formula="of:=[.BN6]+1" office:value-type="float" office:value="68" calcext:value-type="float">
            <text:p>68</text:p>
          </table:table-cell>
          <table:table-cell table:formula="of:=[.BO6]+1" office:value-type="float" office:value="69" calcext:value-type="float">
            <text:p>69</text:p>
          </table:table-cell>
          <table:table-cell table:formula="of:=[.BP6]+1" office:value-type="float" office:value="70" calcext:value-type="float">
            <text:p>70</text:p>
          </table:table-cell>
          <table:table-cell table:formula="of:=[.BQ6]+1" office:value-type="float" office:value="71" calcext:value-type="float">
            <text:p>71</text:p>
          </table:table-cell>
          <table:table-cell table:formula="of:=[.BR6]+1" office:value-type="float" office:value="72" calcext:value-type="float">
            <text:p>72</text:p>
          </table:table-cell>
          <table:table-cell table:formula="of:=[.BS6]+1" office:value-type="float" office:value="73" calcext:value-type="float">
            <text:p>73</text:p>
          </table:table-cell>
          <table:table-cell table:formula="of:=[.BT6]+1" office:value-type="float" office:value="74" calcext:value-type="float">
            <text:p>74</text:p>
          </table:table-cell>
          <table:table-cell table:formula="of:=[.BU6]+1" office:value-type="float" office:value="75" calcext:value-type="float">
            <text:p>75</text:p>
          </table:table-cell>
          <table:table-cell table:formula="of:=[.BV6]+1" office:value-type="float" office:value="76" calcext:value-type="float">
            <text:p>76</text:p>
          </table:table-cell>
          <table:table-cell table:formula="of:=[.BW6]+1" office:value-type="float" office:value="77" calcext:value-type="float">
            <text:p>77</text:p>
          </table:table-cell>
          <table:table-cell table:formula="of:=[.BX6]+1" office:value-type="float" office:value="78" calcext:value-type="float">
            <text:p>78</text:p>
          </table:table-cell>
          <table:table-cell table:formula="of:=[.BY6]+1" office:value-type="float" office:value="79" calcext:value-type="float">
            <text:p>79</text:p>
          </table:table-cell>
          <table:table-cell table:formula="of:=[.BZ6]+1" office:value-type="float" office:value="80" calcext:value-type="float">
            <text:p>80</text:p>
          </table:table-cell>
          <table:table-cell table:formula="of:=[.CA6]+1" office:value-type="float" office:value="81" calcext:value-type="float">
            <text:p>81</text:p>
          </table:table-cell>
          <table:table-cell table:formula="of:=[.CB6]+1" office:value-type="float" office:value="82" calcext:value-type="float">
            <text:p>82</text:p>
          </table:table-cell>
          <table:table-cell table:formula="of:=[.CC6]+1" office:value-type="float" office:value="83" calcext:value-type="float">
            <text:p>83</text:p>
          </table:table-cell>
          <table:table-cell table:formula="of:=[.CD6]+1" office:value-type="float" office:value="84" calcext:value-type="float">
            <text:p>84</text:p>
          </table:table-cell>
          <table:table-cell table:formula="of:=[.CE6]+1" office:value-type="float" office:value="85" calcext:value-type="float">
            <text:p>85</text:p>
          </table:table-cell>
          <table:table-cell table:formula="of:=[.CF6]+1" office:value-type="float" office:value="86" calcext:value-type="float">
            <text:p>86</text:p>
          </table:table-cell>
          <table:table-cell table:formula="of:=[.CG6]+1" office:value-type="float" office:value="87" calcext:value-type="float">
            <text:p>87</text:p>
          </table:table-cell>
          <table:table-cell table:formula="of:=[.CH6]+1" office:value-type="float" office:value="88" calcext:value-type="float">
            <text:p>88</text:p>
          </table:table-cell>
          <table:table-cell table:formula="of:=[.CI6]+1" office:value-type="float" office:value="89" calcext:value-type="float">
            <text:p>89</text:p>
          </table:table-cell>
          <table:table-cell table:formula="of:=[.CJ6]+1" office:value-type="float" office:value="90" calcext:value-type="float">
            <text:p>90</text:p>
          </table:table-cell>
          <table:table-cell table:formula="of:=[.CK6]+1" office:value-type="float" office:value="91" calcext:value-type="float">
            <text:p>91</text:p>
          </table:table-cell>
          <table:table-cell table:formula="of:=[.CL6]+1" office:value-type="float" office:value="92" calcext:value-type="float">
            <text:p>92</text:p>
          </table:table-cell>
          <table:table-cell table:formula="of:=[.CM6]+1" office:value-type="float" office:value="93" calcext:value-type="float">
            <text:p>93</text:p>
          </table:table-cell>
          <table:table-cell table:formula="of:=[.CN6]+1" office:value-type="float" office:value="94" calcext:value-type="float">
            <text:p>94</text:p>
          </table:table-cell>
          <table:table-cell table:formula="of:=[.CO6]+1" office:value-type="float" office:value="95" calcext:value-type="float">
            <text:p>95</text:p>
          </table:table-cell>
          <table:table-cell table:formula="of:=[.CP6]+1" office:value-type="float" office:value="96" calcext:value-type="float">
            <text:p>96</text:p>
          </table:table-cell>
          <table:table-cell table:formula="of:=[.CQ6]+1" office:value-type="float" office:value="97" calcext:value-type="float">
            <text:p>97</text:p>
          </table:table-cell>
          <table:table-cell table:formula="of:=[.CR6]+1" office:value-type="float" office:value="98" calcext:value-type="float">
            <text:p>98</text:p>
          </table:table-cell>
          <table:table-cell table:formula="of:=[.CS6]+1" office:value-type="float" office:value="99" calcext:value-type="float">
            <text:p>99</text:p>
          </table:table-cell>
          <table:table-cell table:formula="of:=[.CT6]+1" office:value-type="float" office:value="100" calcext:value-type="float">
            <text:p>100</text:p>
          </table:table-cell>
          <table:table-cell table:formula="of:=[.CU6]+1" office:value-type="float" office:value="101" calcext:value-type="float">
            <text:p>101</text:p>
          </table:table-cell>
          <table:table-cell table:formula="of:=[.CV6]+1" office:value-type="float" office:value="102" calcext:value-type="float">
            <text:p>102</text:p>
          </table:table-cell>
          <table:table-cell table:formula="of:=[.CW6]+1" office:value-type="float" office:value="103" calcext:value-type="float">
            <text:p>103</text:p>
          </table:table-cell>
          <table:table-cell table:formula="of:=[.CX6]+1" office:value-type="float" office:value="104" calcext:value-type="float">
            <text:p>104</text:p>
          </table:table-cell>
          <table:table-cell table:formula="of:=[.CY6]+1" office:value-type="float" office:value="105" calcext:value-type="float">
            <text:p>105</text:p>
          </table:table-cell>
          <table:table-cell table:formula="of:=[.CZ6]+1" office:value-type="float" office:value="106" calcext:value-type="float">
            <text:p>106</text:p>
          </table:table-cell>
          <table:table-cell table:formula="of:=[.DA6]+1" office:value-type="float" office:value="107" calcext:value-type="float">
            <text:p>107</text:p>
          </table:table-cell>
          <table:table-cell table:formula="of:=[.DB6]+1" office:value-type="float" office:value="108" calcext:value-type="float">
            <text:p>108</text:p>
          </table:table-cell>
          <table:table-cell table:formula="of:=[.DC6]+1" office:value-type="float" office:value="109" calcext:value-type="float">
            <text:p>109</text:p>
          </table:table-cell>
          <table:table-cell table:formula="of:=[.DD6]+1" office:value-type="float" office:value="110" calcext:value-type="float">
            <text:p>110</text:p>
          </table:table-cell>
          <table:table-cell table:formula="of:=[.DE6]+1" office:value-type="float" office:value="111" calcext:value-type="float">
            <text:p>111</text:p>
          </table:table-cell>
          <table:table-cell table:formula="of:=[.DF6]+1" office:value-type="float" office:value="112" calcext:value-type="float">
            <text:p>112</text:p>
          </table:table-cell>
          <table:table-cell table:formula="of:=[.DG6]+1" office:value-type="float" office:value="113" calcext:value-type="float">
            <text:p>113</text:p>
          </table:table-cell>
          <table:table-cell table:formula="of:=[.DH6]+1" office:value-type="float" office:value="114" calcext:value-type="float">
            <text:p>114</text:p>
          </table:table-cell>
          <table:table-cell table:formula="of:=[.DI6]+1" office:value-type="float" office:value="115" calcext:value-type="float">
            <text:p>115</text:p>
          </table:table-cell>
          <table:table-cell table:formula="of:=[.DJ6]+1" office:value-type="float" office:value="116" calcext:value-type="float">
            <text:p>116</text:p>
          </table:table-cell>
          <table:table-cell table:formula="of:=[.DK6]+1" office:value-type="float" office:value="117" calcext:value-type="float">
            <text:p>117</text:p>
          </table:table-cell>
          <table:table-cell table:formula="of:=[.DL6]+1" office:value-type="float" office:value="118" calcext:value-type="float">
            <text:p>118</text:p>
          </table:table-cell>
          <table:table-cell table:formula="of:=[.DM6]+1" office:value-type="float" office:value="119" calcext:value-type="float">
            <text:p>119</text:p>
          </table:table-cell>
          <table:table-cell table:formula="of:=[.DN6]+1" office:value-type="float" office:value="120" calcext:value-type="float">
            <text:p>120</text:p>
          </table:table-cell>
          <table:table-cell table:formula="of:=[.DO6]+1" office:value-type="float" office:value="121" calcext:value-type="float">
            <text:p>121</text:p>
          </table:table-cell>
          <table:table-cell table:formula="of:=[.DP6]+1" office:value-type="float" office:value="122" calcext:value-type="float">
            <text:p>122</text:p>
          </table:table-cell>
          <table:table-cell table:formula="of:=[.DQ6]+1" office:value-type="float" office:value="123" calcext:value-type="float">
            <text:p>123</text:p>
          </table:table-cell>
          <table:table-cell table:formula="of:=[.DR6]+1" office:value-type="float" office:value="124" calcext:value-type="float">
            <text:p>124</text:p>
          </table:table-cell>
          <table:table-cell table:formula="of:=[.DS6]+1" office:value-type="float" office:value="125" calcext:value-type="float">
            <text:p>125</text:p>
          </table:table-cell>
          <table:table-cell table:formula="of:=[.DT6]+1" office:value-type="float" office:value="126" calcext:value-type="float">
            <text:p>126</text:p>
          </table:table-cell>
          <table:table-cell table:formula="of:=[.DU6]+1" office:value-type="float" office:value="127" calcext:value-type="float">
            <text:p>127</text:p>
          </table:table-cell>
          <table:table-cell table:formula="of:=[.DV6]+1" office:value-type="float" office:value="128" calcext:value-type="float">
            <text:p>128</text:p>
          </table:table-cell>
          <table:table-cell table:formula="of:=[.DW6]+1" office:value-type="float" office:value="129" calcext:value-type="float">
            <text:p>129</text:p>
          </table:table-cell>
          <table:table-cell table:formula="of:=[.DX6]+1" office:value-type="float" office:value="130" calcext:value-type="float">
            <text:p>130</text:p>
          </table:table-cell>
          <table:table-cell table:formula="of:=[.DY6]+1" office:value-type="float" office:value="131" calcext:value-type="float">
            <text:p>131</text:p>
          </table:table-cell>
          <table:table-cell table:formula="of:=[.DZ6]+1" office:value-type="float" office:value="132" calcext:value-type="float">
            <text:p>132</text:p>
          </table:table-cell>
          <table:table-cell table:formula="of:=[.EA6]+1" office:value-type="float" office:value="133" calcext:value-type="float">
            <text:p>133</text:p>
          </table:table-cell>
          <table:table-cell table:formula="of:=[.EB6]+1" office:value-type="float" office:value="134" calcext:value-type="float">
            <text:p>134</text:p>
          </table:table-cell>
          <table:table-cell table:formula="of:=[.EC6]+1" office:value-type="float" office:value="135" calcext:value-type="float">
            <text:p>135</text:p>
          </table:table-cell>
          <table:table-cell table:formula="of:=[.ED6]+1" office:value-type="float" office:value="136" calcext:value-type="float">
            <text:p>136</text:p>
          </table:table-cell>
          <table:table-cell table:formula="of:=[.EE6]+1" office:value-type="float" office:value="137" calcext:value-type="float">
            <text:p>137</text:p>
          </table:table-cell>
          <table:table-cell table:formula="of:=[.EF6]+1" office:value-type="float" office:value="138" calcext:value-type="float">
            <text:p>138</text:p>
          </table:table-cell>
          <table:table-cell table:formula="of:=[.EG6]+1" office:value-type="float" office:value="139" calcext:value-type="float">
            <text:p>139</text:p>
          </table:table-cell>
          <table:table-cell table:formula="of:=[.EH6]+1" office:value-type="float" office:value="140" calcext:value-type="float">
            <text:p>140</text:p>
          </table:table-cell>
          <table:table-cell table:formula="of:=[.EI6]+1" office:value-type="float" office:value="141" calcext:value-type="float">
            <text:p>141</text:p>
          </table:table-cell>
          <table:table-cell table:formula="of:=[.EJ6]+1" office:value-type="float" office:value="142" calcext:value-type="float">
            <text:p>142</text:p>
          </table:table-cell>
          <table:table-cell table:formula="of:=[.EK6]+1" office:value-type="float" office:value="143" calcext:value-type="float">
            <text:p>143</text:p>
          </table:table-cell>
          <table:table-cell table:formula="of:=[.EL6]+1" office:value-type="float" office:value="144" calcext:value-type="float">
            <text:p>144</text:p>
          </table:table-cell>
          <table:table-cell table:formula="of:=[.EM6]+1" office:value-type="float" office:value="145" calcext:value-type="float">
            <text:p>145</text:p>
          </table:table-cell>
          <table:table-cell table:formula="of:=[.EN6]+1" office:value-type="float" office:value="146" calcext:value-type="float">
            <text:p>146</text:p>
          </table:table-cell>
          <table:table-cell table:formula="of:=[.EO6]+1" office:value-type="float" office:value="147" calcext:value-type="float">
            <text:p>147</text:p>
          </table:table-cell>
          <table:table-cell table:formula="of:=[.EP6]+1" office:value-type="float" office:value="148" calcext:value-type="float">
            <text:p>148</text:p>
          </table:table-cell>
          <table:table-cell table:formula="of:=[.EQ6]+1" office:value-type="float" office:value="149" calcext:value-type="float">
            <text:p>149</text:p>
          </table:table-cell>
          <table:table-cell table:formula="of:=[.ER6]+1" office:value-type="float" office:value="150" calcext:value-type="float">
            <text:p>150</text:p>
          </table:table-cell>
          <table:table-cell table:formula="of:=[.ES6]+1" office:value-type="float" office:value="151" calcext:value-type="float">
            <text:p>151</text:p>
          </table:table-cell>
          <table:table-cell table:formula="of:=[.ET6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F7]-1" office:value-type="float" office:value="2003" calcext:value-type="float">
            <text:p>2003</text:p>
          </table:table-cell>
          <table:table-cell table:formula="of:=[.G7]-1" office:value-type="float" office:value="2003" calcext:value-type="float">
            <text:p>2003</text:p>
          </table:table-cell>
          <table:table-cell table:formula="of:=[.H7]-1" office:value-type="float" office:value="2004" calcext:value-type="float">
            <text:p>2004</text:p>
          </table:table-cell>
          <table:table-cell table:formula="of:=[.I7]-1" office:value-type="float" office:value="2004" calcext:value-type="float">
            <text:p>2004</text:p>
          </table:table-cell>
          <table:table-cell table:formula="of:=[.J7]-1" office:value-type="float" office:value="2004" calcext:value-type="float">
            <text:p>2004</text:p>
          </table:table-cell>
          <table:table-cell table:formula="of:=[.K7]-1" office:value-type="float" office:value="2004" calcext:value-type="float">
            <text:p>2004</text:p>
          </table:table-cell>
          <table:table-cell table:formula="of:=[.L7]-1" office:value-type="float" office:value="2005" calcext:value-type="float">
            <text:p>2005</text:p>
          </table:table-cell>
          <table:table-cell table:formula="of:=[.M7]-1" office:value-type="float" office:value="2005" calcext:value-type="float">
            <text:p>2005</text:p>
          </table:table-cell>
          <table:table-cell table:formula="of:=[.N7]-1" office:value-type="float" office:value="2005" calcext:value-type="float">
            <text:p>2005</text:p>
          </table:table-cell>
          <table:table-cell table:formula="of:=[.O7]-1" office:value-type="float" office:value="2005" calcext:value-type="float">
            <text:p>2005</text:p>
          </table:table-cell>
          <table:table-cell table:formula="of:=[.P7]-1" office:value-type="float" office:value="2006" calcext:value-type="float">
            <text:p>2006</text:p>
          </table:table-cell>
          <table:table-cell table:formula="of:=[.Q7]-1" office:value-type="float" office:value="2006" calcext:value-type="float">
            <text:p>2006</text:p>
          </table:table-cell>
          <table:table-cell table:formula="of:=[.R7]-1" office:value-type="float" office:value="2006" calcext:value-type="float">
            <text:p>2006</text:p>
          </table:table-cell>
          <table:table-cell table:formula="of:=[.S7]-1" office:value-type="float" office:value="2006" calcext:value-type="float">
            <text:p>2006</text:p>
          </table:table-cell>
          <table:table-cell table:formula="of:=[.T7]-1" office:value-type="float" office:value="2007" calcext:value-type="float">
            <text:p>2007</text:p>
          </table:table-cell>
          <table:table-cell table:formula="of:=[.U7]-1" office:value-type="float" office:value="2007" calcext:value-type="float">
            <text:p>2007</text:p>
          </table:table-cell>
          <table:table-cell table:formula="of:=[.V7]-1" office:value-type="float" office:value="2007" calcext:value-type="float">
            <text:p>2007</text:p>
          </table:table-cell>
          <table:table-cell table:formula="of:=[.W7]-1" office:value-type="float" office:value="2007" calcext:value-type="float">
            <text:p>2007</text:p>
          </table:table-cell>
          <table:table-cell table:formula="of:=[.X7]-1" office:value-type="float" office:value="2008" calcext:value-type="float">
            <text:p>2008</text:p>
          </table:table-cell>
          <table:table-cell table:formula="of:=[.Y7]-1" office:value-type="float" office:value="2008" calcext:value-type="float">
            <text:p>2008</text:p>
          </table:table-cell>
          <table:table-cell table:formula="of:=[.Z7]-1" office:value-type="float" office:value="2008" calcext:value-type="float">
            <text:p>2008</text:p>
          </table:table-cell>
          <table:table-cell table:formula="of:=[.AA7]-1" office:value-type="float" office:value="2008" calcext:value-type="float">
            <text:p>2008</text:p>
          </table:table-cell>
          <table:table-cell table:formula="of:=[.AB7]-1" office:value-type="float" office:value="2009" calcext:value-type="float">
            <text:p>2009</text:p>
          </table:table-cell>
          <table:table-cell table:formula="of:=[.AC7]-1" office:value-type="float" office:value="2009" calcext:value-type="float">
            <text:p>2009</text:p>
          </table:table-cell>
          <table:table-cell table:formula="of:=[.AD7]-1" office:value-type="float" office:value="2009" calcext:value-type="float">
            <text:p>2009</text:p>
          </table:table-cell>
          <table:table-cell table:formula="of:=[.AE7]-1" office:value-type="float" office:value="2009" calcext:value-type="float">
            <text:p>2009</text:p>
          </table:table-cell>
          <table:table-cell table:formula="of:=[.AF7]-1" office:value-type="float" office:value="2010" calcext:value-type="float">
            <text:p>2010</text:p>
          </table:table-cell>
          <table:table-cell table:formula="of:=[.AG7]-1" office:value-type="float" office:value="2010" calcext:value-type="float">
            <text:p>2010</text:p>
          </table:table-cell>
          <table:table-cell table:formula="of:=[.AH7]-1" office:value-type="float" office:value="2010" calcext:value-type="float">
            <text:p>2010</text:p>
          </table:table-cell>
          <table:table-cell table:formula="of:=[.AI7]-1" office:value-type="float" office:value="2010" calcext:value-type="float">
            <text:p>2010</text:p>
          </table:table-cell>
          <table:table-cell table:formula="of:=[.AJ7]-1" office:value-type="float" office:value="2011" calcext:value-type="float">
            <text:p>2011</text:p>
          </table:table-cell>
          <table:table-cell table:formula="of:=[.AK7]-1" office:value-type="float" office:value="2011" calcext:value-type="float">
            <text:p>2011</text:p>
          </table:table-cell>
          <table:table-cell table:formula="of:=[.AL7]-1" office:value-type="float" office:value="2011" calcext:value-type="float">
            <text:p>2011</text:p>
          </table:table-cell>
          <table:table-cell table:formula="of:=[.AM7]-1" office:value-type="float" office:value="2011" calcext:value-type="float">
            <text:p>2011</text:p>
          </table:table-cell>
          <table:table-cell table:formula="of:=[.AN7]-1" office:value-type="float" office:value="2012" calcext:value-type="float">
            <text:p>2012</text:p>
          </table:table-cell>
          <table:table-cell table:formula="of:=[.AO7]-1" office:value-type="float" office:value="2012" calcext:value-type="float">
            <text:p>2012</text:p>
          </table:table-cell>
          <table:table-cell table:formula="of:=[.AP7]-1" office:value-type="float" office:value="2012" calcext:value-type="float">
            <text:p>2012</text:p>
          </table:table-cell>
          <table:table-cell table:formula="of:=[.AQ7]-1" office:value-type="float" office:value="2012" calcext:value-type="float">
            <text:p>2012</text:p>
          </table:table-cell>
          <table:table-cell table:formula="of:=[.AR7]-1" office:value-type="float" office:value="2013" calcext:value-type="float">
            <text:p>2013</text:p>
          </table:table-cell>
          <table:table-cell table:formula="of:=[.AS7]-1" office:value-type="float" office:value="2013" calcext:value-type="float">
            <text:p>2013</text:p>
          </table:table-cell>
          <table:table-cell table:formula="of:=[.AT7]-1" office:value-type="float" office:value="2013" calcext:value-type="float">
            <text:p>2013</text:p>
          </table:table-cell>
          <table:table-cell table:formula="of:=[.AU7]-1" office:value-type="float" office:value="2013" calcext:value-type="float">
            <text:p>2013</text:p>
          </table:table-cell>
          <table:table-cell table:formula="of:=[.AV7]-1" office:value-type="float" office:value="2014" calcext:value-type="float">
            <text:p>2014</text:p>
          </table:table-cell>
          <table:table-cell table:formula="of:=[.AW7]-1" office:value-type="float" office:value="2014" calcext:value-type="float">
            <text:p>2014</text:p>
          </table:table-cell>
          <table:table-cell table:formula="of:=[.AX7]-1" office:value-type="float" office:value="2014" calcext:value-type="float">
            <text:p>2014</text:p>
          </table:table-cell>
          <table:table-cell table:formula="of:=[.AY7]-1" office:value-type="float" office:value="2014" calcext:value-type="float">
            <text:p>2014</text:p>
          </table:table-cell>
          <table:table-cell table:formula="of:=[.AZ7]-1" office:value-type="float" office:value="2015" calcext:value-type="float">
            <text:p>2015</text:p>
          </table:table-cell>
          <table:table-cell table:formula="of:=[.BA7]-1" office:value-type="float" office:value="2015" calcext:value-type="float">
            <text:p>2015</text:p>
          </table:table-cell>
          <table:table-cell table:formula="of:=[.BB7]-1" office:value-type="float" office:value="2015" calcext:value-type="float">
            <text:p>2015</text:p>
          </table:table-cell>
          <table:table-cell table:formula="of:=[.BC7]-1" office:value-type="float" office:value="2015" calcext:value-type="float">
            <text:p>2015</text:p>
          </table:table-cell>
          <table:table-cell table:formula="of:=[.BD7]-1" office:value-type="float" office:value="2016" calcext:value-type="float">
            <text:p>2016</text:p>
          </table:table-cell>
          <table:table-cell table:formula="of:=[.BE7]-1" office:value-type="float" office:value="2016" calcext:value-type="float">
            <text:p>2016</text:p>
          </table:table-cell>
          <table:table-cell table:formula="of:=[.BF7]-1" office:value-type="float" office:value="2016" calcext:value-type="float">
            <text:p>2016</text:p>
          </table:table-cell>
          <table:table-cell table:formula="of:=[.BG7]-1" office:value-type="float" office:value="2016" calcext:value-type="float">
            <text:p>2016</text:p>
          </table:table-cell>
          <table:table-cell table:formula="of:=[.BH7]-1" office:value-type="float" office:value="2017" calcext:value-type="float">
            <text:p>2017</text:p>
          </table:table-cell>
          <table:table-cell table:formula="of:=[.BI7]-1" office:value-type="float" office:value="2017" calcext:value-type="float">
            <text:p>2017</text:p>
          </table:table-cell>
          <table:table-cell table:formula="of:=[.BJ7]-1" office:value-type="float" office:value="2017" calcext:value-type="float">
            <text:p>2017</text:p>
          </table:table-cell>
          <table:table-cell table:formula="of:=[.BK7]-1" office:value-type="float" office:value="2017" calcext:value-type="float">
            <text:p>2017</text:p>
          </table:table-cell>
          <table:table-cell table:formula="of:=[.BL7]-1" office:value-type="float" office:value="2018" calcext:value-type="float">
            <text:p>2018</text:p>
          </table:table-cell>
          <table:table-cell table:formula="of:=[.BM7]-1" office:value-type="float" office:value="2018" calcext:value-type="float">
            <text:p>2018</text:p>
          </table:table-cell>
          <table:table-cell table:number-columns-repeated="2" office:value-type="float" office:value="2018" calcext:value-type="float">
            <text:p>2018</text:p>
          </table:table-cell>
          <table:table-cell table:number-columns-repeated="2" office:value-type="float" office:value="2019" calcext:value-type="float">
            <text:p>2019</text:p>
          </table:table-cell>
          <table:table-cell table:formula="of:=[.BJ7]+1" office:value-type="float" office:value="2019" calcext:value-type="float">
            <text:p>2019</text:p>
          </table:table-cell>
          <table:table-cell table:formula="of:=[.BK7]+1" office:value-type="float" office:value="2019" calcext:value-type="float">
            <text:p>2019</text:p>
          </table:table-cell>
          <table:table-cell table:formula="of:=[.BL7]+1" office:value-type="float" office:value="2020" calcext:value-type="float">
            <text:p>2020</text:p>
          </table:table-cell>
          <table:table-cell table:formula="of:=[.BM7]+1" office:value-type="float" office:value="2020" calcext:value-type="float">
            <text:p>2020</text:p>
          </table:table-cell>
          <table:table-cell table:formula="of:=[.BN7]+1" office:value-type="float" office:value="2020" calcext:value-type="float">
            <text:p>2020</text:p>
          </table:table-cell>
          <table:table-cell table:formula="of:=[.BO7]+1" office:value-type="float" office:value="2020" calcext:value-type="float">
            <text:p>2020</text:p>
          </table:table-cell>
          <table:table-cell table:formula="of:=[.BP7]+1" office:value-type="float" office:value="2021" calcext:value-type="float">
            <text:p>2021</text:p>
          </table:table-cell>
          <table:table-cell table:formula="of:=[.BQ7]+1" office:value-type="float" office:value="2021" calcext:value-type="float">
            <text:p>2021</text:p>
          </table:table-cell>
          <table:table-cell table:formula="of:=[.BR7]+1" office:value-type="float" office:value="2021" calcext:value-type="float">
            <text:p>2021</text:p>
          </table:table-cell>
          <table:table-cell table:formula="of:=[.BS7]+1" office:value-type="float" office:value="2021" calcext:value-type="float">
            <text:p>2021</text:p>
          </table:table-cell>
          <table:table-cell table:formula="of:=[.BT7]+1" office:value-type="float" office:value="2022" calcext:value-type="float">
            <text:p>2022</text:p>
          </table:table-cell>
          <table:table-cell table:formula="of:=[.BU7]+1" office:value-type="float" office:value="2022" calcext:value-type="float">
            <text:p>2022</text:p>
          </table:table-cell>
          <table:table-cell table:formula="of:=[.BV7]+1" office:value-type="float" office:value="2022" calcext:value-type="float">
            <text:p>2022</text:p>
          </table:table-cell>
          <table:table-cell table:formula="of:=[.BW7]+1" office:value-type="float" office:value="2022" calcext:value-type="float">
            <text:p>2022</text:p>
          </table:table-cell>
          <table:table-cell table:formula="of:=[.BX7]+1" office:value-type="float" office:value="2023" calcext:value-type="float">
            <text:p>2023</text:p>
          </table:table-cell>
          <table:table-cell table:formula="of:=[.BY7]+1" office:value-type="float" office:value="2023" calcext:value-type="float">
            <text:p>2023</text:p>
          </table:table-cell>
          <table:table-cell table:formula="of:=[.BZ7]+1" office:value-type="float" office:value="2023" calcext:value-type="float">
            <text:p>2023</text:p>
          </table:table-cell>
          <table:table-cell table:formula="of:=[.CA7]+1" office:value-type="float" office:value="2023" calcext:value-type="float">
            <text:p>2023</text:p>
          </table:table-cell>
          <table:table-cell table:formula="of:=[.CB7]+1" office:value-type="float" office:value="2024" calcext:value-type="float">
            <text:p>2024</text:p>
          </table:table-cell>
          <table:table-cell table:formula="of:=[.CC7]+1" office:value-type="float" office:value="2024" calcext:value-type="float">
            <text:p>2024</text:p>
          </table:table-cell>
          <table:table-cell table:formula="of:=[.CD7]+1" office:value-type="float" office:value="2024" calcext:value-type="float">
            <text:p>2024</text:p>
          </table:table-cell>
          <table:table-cell table:formula="of:=[.CE7]+1" office:value-type="float" office:value="2024" calcext:value-type="float">
            <text:p>2024</text:p>
          </table:table-cell>
          <table:table-cell table:formula="of:=[.CF7]+1" office:value-type="float" office:value="2025" calcext:value-type="float">
            <text:p>2025</text:p>
          </table:table-cell>
          <table:table-cell table:formula="of:=[.CG7]+1" office:value-type="float" office:value="2025" calcext:value-type="float">
            <text:p>2025</text:p>
          </table:table-cell>
          <table:table-cell table:formula="of:=[.CH7]+1" office:value-type="float" office:value="2025" calcext:value-type="float">
            <text:p>2025</text:p>
          </table:table-cell>
          <table:table-cell table:formula="of:=[.CI7]+1" office:value-type="float" office:value="2025" calcext:value-type="float">
            <text:p>2025</text:p>
          </table:table-cell>
          <table:table-cell table:formula="of:=[.CJ7]+1" office:value-type="float" office:value="2026" calcext:value-type="float">
            <text:p>2026</text:p>
          </table:table-cell>
          <table:table-cell table:formula="of:=[.CK7]+1" office:value-type="float" office:value="2026" calcext:value-type="float">
            <text:p>2026</text:p>
          </table:table-cell>
          <table:table-cell table:formula="of:=[.CL7]+1" office:value-type="float" office:value="2026" calcext:value-type="float">
            <text:p>2026</text:p>
          </table:table-cell>
          <table:table-cell table:formula="of:=[.CM7]+1" office:value-type="float" office:value="2026" calcext:value-type="float">
            <text:p>2026</text:p>
          </table:table-cell>
          <table:table-cell table:formula="of:=[.CN7]+1" office:value-type="float" office:value="2027" calcext:value-type="float">
            <text:p>2027</text:p>
          </table:table-cell>
          <table:table-cell table:formula="of:=[.CO7]+1" office:value-type="float" office:value="2027" calcext:value-type="float">
            <text:p>2027</text:p>
          </table:table-cell>
          <table:table-cell table:formula="of:=[.CP7]+1" office:value-type="float" office:value="2027" calcext:value-type="float">
            <text:p>2027</text:p>
          </table:table-cell>
          <table:table-cell table:formula="of:=[.CQ7]+1" office:value-type="float" office:value="2027" calcext:value-type="float">
            <text:p>2027</text:p>
          </table:table-cell>
          <table:table-cell table:formula="of:=[.CR7]+1" office:value-type="float" office:value="2028" calcext:value-type="float">
            <text:p>2028</text:p>
          </table:table-cell>
          <table:table-cell table:formula="of:=[.CS7]+1" office:value-type="float" office:value="2028" calcext:value-type="float">
            <text:p>2028</text:p>
          </table:table-cell>
          <table:table-cell table:formula="of:=[.CT7]+1" office:value-type="float" office:value="2028" calcext:value-type="float">
            <text:p>2028</text:p>
          </table:table-cell>
          <table:table-cell table:formula="of:=[.CU7]+1" office:value-type="float" office:value="2028" calcext:value-type="float">
            <text:p>2028</text:p>
          </table:table-cell>
          <table:table-cell table:formula="of:=[.CV7]+1" office:value-type="float" office:value="2029" calcext:value-type="float">
            <text:p>2029</text:p>
          </table:table-cell>
          <table:table-cell table:formula="of:=[.CW7]+1" office:value-type="float" office:value="2029" calcext:value-type="float">
            <text:p>2029</text:p>
          </table:table-cell>
          <table:table-cell table:formula="of:=[.CX7]+1" office:value-type="float" office:value="2029" calcext:value-type="float">
            <text:p>2029</text:p>
          </table:table-cell>
          <table:table-cell table:formula="of:=[.CY7]+1" office:value-type="float" office:value="2029" calcext:value-type="float">
            <text:p>2029</text:p>
          </table:table-cell>
          <table:table-cell table:formula="of:=[.CZ7]+1" office:value-type="float" office:value="2030" calcext:value-type="float">
            <text:p>2030</text:p>
          </table:table-cell>
          <table:table-cell table:formula="of:=[.DA7]+1" office:value-type="float" office:value="2030" calcext:value-type="float">
            <text:p>2030</text:p>
          </table:table-cell>
          <table:table-cell table:formula="of:=[.DB7]+1" office:value-type="float" office:value="2030" calcext:value-type="float">
            <text:p>2030</text:p>
          </table:table-cell>
          <table:table-cell table:formula="of:=[.DC7]+1" office:value-type="float" office:value="2030" calcext:value-type="float">
            <text:p>2030</text:p>
          </table:table-cell>
          <table:table-cell table:formula="of:=[.DD7]+1" office:value-type="float" office:value="2031" calcext:value-type="float">
            <text:p>2031</text:p>
          </table:table-cell>
          <table:table-cell table:formula="of:=[.DE7]+1" office:value-type="float" office:value="2031" calcext:value-type="float">
            <text:p>2031</text:p>
          </table:table-cell>
          <table:table-cell table:formula="of:=[.DF7]+1" office:value-type="float" office:value="2031" calcext:value-type="float">
            <text:p>2031</text:p>
          </table:table-cell>
          <table:table-cell table:formula="of:=[.DG7]+1" office:value-type="float" office:value="2031" calcext:value-type="float">
            <text:p>2031</text:p>
          </table:table-cell>
          <table:table-cell table:formula="of:=[.DH7]+1" office:value-type="float" office:value="2032" calcext:value-type="float">
            <text:p>2032</text:p>
          </table:table-cell>
          <table:table-cell table:formula="of:=[.DI7]+1" office:value-type="float" office:value="2032" calcext:value-type="float">
            <text:p>2032</text:p>
          </table:table-cell>
          <table:table-cell table:formula="of:=[.DJ7]+1" office:value-type="float" office:value="2032" calcext:value-type="float">
            <text:p>2032</text:p>
          </table:table-cell>
          <table:table-cell table:formula="of:=[.DK7]+1" office:value-type="float" office:value="2032" calcext:value-type="float">
            <text:p>2032</text:p>
          </table:table-cell>
          <table:table-cell table:formula="of:=[.DL7]+1" office:value-type="float" office:value="2033" calcext:value-type="float">
            <text:p>2033</text:p>
          </table:table-cell>
          <table:table-cell table:formula="of:=[.DM7]+1" office:value-type="float" office:value="2033" calcext:value-type="float">
            <text:p>2033</text:p>
          </table:table-cell>
          <table:table-cell table:formula="of:=[.DN7]+1" office:value-type="float" office:value="2033" calcext:value-type="float">
            <text:p>2033</text:p>
          </table:table-cell>
          <table:table-cell table:formula="of:=[.DO7]+1" office:value-type="float" office:value="2033" calcext:value-type="float">
            <text:p>2033</text:p>
          </table:table-cell>
          <table:table-cell table:formula="of:=[.DP7]+1" office:value-type="float" office:value="2034" calcext:value-type="float">
            <text:p>2034</text:p>
          </table:table-cell>
          <table:table-cell table:formula="of:=[.DQ7]+1" office:value-type="float" office:value="2034" calcext:value-type="float">
            <text:p>2034</text:p>
          </table:table-cell>
          <table:table-cell table:formula="of:=[.DR7]+1" office:value-type="float" office:value="2034" calcext:value-type="float">
            <text:p>2034</text:p>
          </table:table-cell>
          <table:table-cell table:formula="of:=[.DS7]+1" office:value-type="float" office:value="2034" calcext:value-type="float">
            <text:p>2034</text:p>
          </table:table-cell>
          <table:table-cell table:formula="of:=[.DT7]+1" office:value-type="float" office:value="2035" calcext:value-type="float">
            <text:p>2035</text:p>
          </table:table-cell>
          <table:table-cell table:formula="of:=[.DU7]+1" office:value-type="float" office:value="2035" calcext:value-type="float">
            <text:p>2035</text:p>
          </table:table-cell>
          <table:table-cell table:formula="of:=[.DV7]+1" office:value-type="float" office:value="2035" calcext:value-type="float">
            <text:p>2035</text:p>
          </table:table-cell>
          <table:table-cell table:formula="of:=[.DW7]+1" office:value-type="float" office:value="2035" calcext:value-type="float">
            <text:p>2035</text:p>
          </table:table-cell>
          <table:table-cell table:formula="of:=[.DX7]+1" office:value-type="float" office:value="2036" calcext:value-type="float">
            <text:p>2036</text:p>
          </table:table-cell>
          <table:table-cell table:formula="of:=[.DY7]+1" office:value-type="float" office:value="2036" calcext:value-type="float">
            <text:p>2036</text:p>
          </table:table-cell>
          <table:table-cell table:formula="of:=[.DZ7]+1" office:value-type="float" office:value="2036" calcext:value-type="float">
            <text:p>2036</text:p>
          </table:table-cell>
          <table:table-cell table:formula="of:=[.EA7]+1" office:value-type="float" office:value="2036" calcext:value-type="float">
            <text:p>2036</text:p>
          </table:table-cell>
          <table:table-cell table:formula="of:=[.EB7]+1" office:value-type="float" office:value="2037" calcext:value-type="float">
            <text:p>2037</text:p>
          </table:table-cell>
          <table:table-cell table:formula="of:=[.EC7]+1" office:value-type="float" office:value="2037" calcext:value-type="float">
            <text:p>2037</text:p>
          </table:table-cell>
          <table:table-cell table:formula="of:=[.ED7]+1" office:value-type="float" office:value="2037" calcext:value-type="float">
            <text:p>2037</text:p>
          </table:table-cell>
          <table:table-cell table:formula="of:=[.EE7]+1" office:value-type="float" office:value="2037" calcext:value-type="float">
            <text:p>2037</text:p>
          </table:table-cell>
          <table:table-cell table:formula="of:=[.EF7]+1" office:value-type="float" office:value="2038" calcext:value-type="float">
            <text:p>2038</text:p>
          </table:table-cell>
          <table:table-cell table:formula="of:=[.EG7]+1" office:value-type="float" office:value="2038" calcext:value-type="float">
            <text:p>2038</text:p>
          </table:table-cell>
          <table:table-cell table:formula="of:=[.EH7]+1" office:value-type="float" office:value="2038" calcext:value-type="float">
            <text:p>2038</text:p>
          </table:table-cell>
          <table:table-cell table:formula="of:=[.EI7]+1" office:value-type="float" office:value="2038" calcext:value-type="float">
            <text:p>2038</text:p>
          </table:table-cell>
          <table:table-cell table:formula="of:=[.EJ7]+1" office:value-type="float" office:value="2039" calcext:value-type="float">
            <text:p>2039</text:p>
          </table:table-cell>
          <table:table-cell table:formula="of:=[.EK7]+1" office:value-type="float" office:value="2039" calcext:value-type="float">
            <text:p>2039</text:p>
          </table:table-cell>
          <table:table-cell table:formula="of:=[.EL7]+1" office:value-type="float" office:value="2039" calcext:value-type="float">
            <text:p>2039</text:p>
          </table:table-cell>
          <table:table-cell table:formula="of:=[.EM7]+1" office:value-type="float" office:value="2039" calcext:value-type="float">
            <text:p>2039</text:p>
          </table:table-cell>
          <table:table-cell table:formula="of:=[.EN7]+1" office:value-type="float" office:value="2040" calcext:value-type="float">
            <text:p>2040</text:p>
          </table:table-cell>
          <table:table-cell table:formula="of:=[.EO7]+1" office:value-type="float" office:value="2040" calcext:value-type="float">
            <text:p>2040</text:p>
          </table:table-cell>
          <table:table-cell table:formula="of:=[.EP7]+1" office:value-type="float" office:value="2040" calcext:value-type="float">
            <text:p>2040</text:p>
          </table:table-cell>
          <table:table-cell table:formula="of:=[.EQ7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7301649" calcext:value-type="float">
            <text:p>0.0197301649</text:p>
          </table:table-cell>
          <table:table-cell office:value-type="float" office:value="0.0404804665" calcext:value-type="float">
            <text:p>0.0404804665</text:p>
          </table:table-cell>
          <table:table-cell office:value-type="float" office:value="0.013826143" calcext:value-type="float">
            <text:p>0.013826143</text:p>
          </table:table-cell>
          <table:table-cell office:value-type="float" office:value="0.019164886" calcext:value-type="float">
            <text:p>0.019164886</text:p>
          </table:table-cell>
          <table:table-cell office:value-type="float" office:value="0.027392067" calcext:value-type="float">
            <text:p>0.027392067</text:p>
          </table:table-cell>
          <table:table-cell office:value-type="float" office:value="0.0346443827" calcext:value-type="float">
            <text:p>0.0346443827</text:p>
          </table:table-cell>
          <table:table-cell office:value-type="float" office:value="0.028971913" calcext:value-type="float">
            <text:p>0.028971913</text:p>
          </table:table-cell>
          <table:table-cell office:value-type="float" office:value="0.0157610795" calcext:value-type="float">
            <text:p>0.0157610795</text:p>
          </table:table-cell>
          <table:table-cell office:value-type="float" office:value="0.0297890427" calcext:value-type="float">
            <text:p>0.0297890427</text:p>
          </table:table-cell>
          <table:table-cell office:value-type="float" office:value="0.0261253395" calcext:value-type="float">
            <text:p>0.0261253395</text:p>
          </table:table-cell>
          <table:table-cell office:value-type="float" office:value="0.0219604289" calcext:value-type="float">
            <text:p>0.0219604289</text:p>
          </table:table-cell>
          <table:table-cell office:value-type="float" office:value="0.0214545576" calcext:value-type="float">
            <text:p>0.0214545576</text:p>
          </table:table-cell>
          <table:table-cell office:value-type="float" office:value="0.0284201034" calcext:value-type="float">
            <text:p>0.0284201034</text:p>
          </table:table-cell>
          <table:table-cell office:value-type="float" office:value="0.0327566831" calcext:value-type="float">
            <text:p>0.0327566831</text:p>
          </table:table-cell>
          <table:table-cell office:value-type="float" office:value="0.0231879785" calcext:value-type="float">
            <text:p>0.0231879785</text:p>
          </table:table-cell>
          <table:table-cell office:value-type="float" office:value="0.0221754123" calcext:value-type="float">
            <text:p>0.0221754123</text:p>
          </table:table-cell>
          <table:table-cell office:value-type="float" office:value="0.0194734748" calcext:value-type="float">
            <text:p>0.0194734748</text:p>
          </table:table-cell>
          <table:table-cell office:value-type="float" office:value="0.0167715374" calcext:value-type="float">
            <text:p>0.0167715374</text:p>
          </table:table-cell>
          <table:table-cell office:value-type="float" office:value="0.0194468301" calcext:value-type="float">
            <text:p>0.0194468301</text:p>
          </table:table-cell>
          <table:table-cell office:value-type="float" office:value="0.0258708616" calcext:value-type="float">
            <text:p>0.0258708616</text:p>
          </table:table-cell>
          <table:table-cell office:value-type="float" office:value="0.0200937534" calcext:value-type="float">
            <text:p>0.0200937534</text:p>
          </table:table-cell>
          <table:table-cell office:value-type="float" office:value="0.0226614566" calcext:value-type="float">
            <text:p>0.0226614566</text:p>
          </table:table-cell>
          <table:table-cell office:value-type="float" office:value="0.0234392731" calcext:value-type="float">
            <text:p>0.0234392731</text:p>
          </table:table-cell>
          <table:table-cell office:value-type="float" office:value="0.0279318975" calcext:value-type="float">
            <text:p>0.0279318975</text:p>
          </table:table-cell>
          <table:table-cell office:value-type="float" office:value="0.0318389716" calcext:value-type="float">
            <text:p>0.0318389716</text:p>
          </table:table-cell>
          <table:table-cell office:value-type="float" office:value="0.025518074" calcext:value-type="float">
            <text:p>0.025518074</text:p>
          </table:table-cell>
          <table:table-cell office:value-type="float" office:value="0.0278864165" calcext:value-type="float">
            <text:p>0.0278864165</text:p>
          </table:table-cell>
          <table:table-cell office:value-type="float" office:value="0.0323061913" calcext:value-type="float">
            <text:p>0.0323061913</text:p>
          </table:table-cell>
          <table:table-cell office:value-type="float" office:value="0.0355464791" calcext:value-type="float">
            <text:p>0.0355464791</text:p>
          </table:table-cell>
          <table:table-cell office:value-type="float" office:value="0.0259558554" calcext:value-type="float">
            <text:p>0.0259558554</text:p>
          </table:table-cell>
          <table:table-cell office:value-type="float" office:value="0.0253897438" calcext:value-type="float">
            <text:p>0.0253897438</text:p>
          </table:table-cell>
          <table:table-cell office:value-type="float" office:value="0.0186389488" calcext:value-type="float">
            <text:p>0.0186389488</text:p>
          </table:table-cell>
          <table:table-cell office:value-type="float" office:value="0.0333785066" calcext:value-type="float">
            <text:p>0.0333785066</text:p>
          </table:table-cell>
          <table:table-cell office:value-type="float" office:value="0.0239195016" calcext:value-type="float">
            <text:p>0.0239195016</text:p>
          </table:table-cell>
          <table:table-cell office:value-type="float" office:value="0.0268279907" calcext:value-type="float">
            <text:p>0.0268279907</text:p>
          </table:table-cell>
          <table:table-cell office:value-type="float" office:value="0.0349151816" calcext:value-type="float">
            <text:p>0.0349151816</text:p>
          </table:table-cell>
          <table:table-cell office:value-type="float" office:value="0.0242496105" calcext:value-type="float">
            <text:p>0.0242496105</text:p>
          </table:table-cell>
          <table:table-cell office:value-type="float" office:value="0.0286599769" calcext:value-type="float">
            <text:p>0.0286599769</text:p>
          </table:table-cell>
          <table:table-cell office:value-type="float" office:value="0.0253056779" calcext:value-type="float">
            <text:p>0.0253056779</text:p>
          </table:table-cell>
          <table:table-cell office:value-type="float" office:value="0.0262712804" calcext:value-type="float">
            <text:p>0.0262712804</text:p>
          </table:table-cell>
          <table:table-cell office:value-type="float" office:value="0.0342268128" calcext:value-type="float">
            <text:p>0.0342268128</text:p>
          </table:table-cell>
          <table:table-cell office:value-type="float" office:value="0.0242120235" calcext:value-type="float">
            <text:p>0.0242120235</text:p>
          </table:table-cell>
          <table:table-cell office:value-type="float" office:value="0.0326134275" calcext:value-type="float">
            <text:p>0.0326134275</text:p>
          </table:table-cell>
          <table:table-cell office:value-type="float" office:value="0.035001189" calcext:value-type="float">
            <text:p>0.035001189</text:p>
          </table:table-cell>
          <table:table-cell office:value-type="float" office:value="0.0264148705" calcext:value-type="float">
            <text:p>0.0264148705</text:p>
          </table:table-cell>
          <table:table-cell office:value-type="float" office:value="0.0268882565" calcext:value-type="float">
            <text:p>0.0268882565</text:p>
          </table:table-cell>
          <table:table-cell office:value-type="float" office:value="0.0237055149" calcext:value-type="float">
            <text:p>0.0237055149</text:p>
          </table:table-cell>
          <table:table-cell office:value-type="float" office:value="0.0255508787" calcext:value-type="float">
            <text:p>0.0255508787</text:p>
          </table:table-cell>
          <table:table-cell office:value-type="float" office:value="0.02676196675" calcext:value-type="float">
            <text:p>0.02676196675</text:p>
          </table:table-cell>
          <table:table-cell office:value-type="float" office:value="0.0279730548" calcext:value-type="float">
            <text:p>0.0279730548</text:p>
          </table:table-cell>
          <table:table-cell office:value-type="float" office:value="0.02918414285" calcext:value-type="float">
            <text:p>0.02918414285</text:p>
          </table:table-cell>
          <table:table-cell office:value-type="float" office:value="0.0303952309" calcext:value-type="float">
            <text:p>0.0303952309</text:p>
          </table:table-cell>
          <table:table-cell office:value-type="float" office:value="0.029289168" calcext:value-type="float">
            <text:p>0.029289168</text:p>
          </table:table-cell>
          <table:table-cell office:value-type="float" office:value="0.0272742335" calcext:value-type="float">
            <text:p>0.0272742335</text:p>
          </table:table-cell>
          <table:table-cell office:value-type="float" office:value="0.0223184804" calcext:value-type="float">
            <text:p>0.0223184804</text:p>
          </table:table-cell>
          <table:table-cell office:value-type="float" office:value="0.0322083581" calcext:value-type="float">
            <text:p>0.0322083581</text:p>
          </table:table-cell>
          <table:table-cell office:value-type="float" office:value="0.0257265067" calcext:value-type="float">
            <text:p>0.0257265067</text:p>
          </table:table-cell>
          <table:table-cell office:value-type="float" office:value="0.0413929012" calcext:value-type="float">
            <text:p>0.0413929012</text:p>
          </table:table-cell>
          <table:table-cell office:value-type="float" office:value="0.0244182036" calcext:value-type="float">
            <text:p>0.0244182036</text:p>
          </table:table-cell>
          <table:table-cell office:value-type="float" office:value="0.0192496911" calcext:value-type="float">
            <text:p>0.0192496911</text:p>
          </table:table-cell>
          <table:table-cell office:value-type="float" office:value="0.0203856238" calcext:value-type="float">
            <text:p>0.0203856238</text:p>
          </table:table-cell>
          <table:table-cell office:value-type="float" office:value="0.0284110282" calcext:value-type="float">
            <text:p>0.0284110282</text:p>
          </table:table-cell>
          <table:table-cell office:value-type="float" office:value="0.0338529268" calcext:value-type="float">
            <text:p>0.0338529268</text:p>
          </table:table-cell>
          <table:table-cell office:value-type="float" office:value="0.0358740443" calcext:value-type="float">
            <text:p>0.0358740443</text:p>
          </table:table-cell>
          <table:table-cell office:value-type="float" office:value="0.0236991687" calcext:value-type="float">
            <text:p>0.0236991687</text:p>
          </table:table-cell>
          <table:table-cell office:value-type="float" office:value="0.02956964" calcext:value-type="float">
            <text:p>0.02956964</text:p>
          </table:table-cell>
          <table:table-cell table:style-name="Default" office:value-type="float" office:value="0.0259485779" calcext:value-type="float">
            <text:p>0.0259485779</text:p>
          </table:table-cell>
          <table:table-cell table:formula="of:=AVERAGE([.AR8:.BP8])" office:value-type="float" office:value="0.028164283388" calcext:value-type="float">
            <text:p>0.028164283388</text:p>
          </table:table-cell>
          <table:table-cell table:formula="of:=[.BQ8]" office:value-type="float" office:value="0.028164283388" calcext:value-type="float">
            <text:p>0.028164283388</text:p>
          </table:table-cell>
          <table:table-cell table:formula="of:=[.BR8]" office:value-type="float" office:value="0.028164283388" calcext:value-type="float">
            <text:p>0.028164283388</text:p>
          </table:table-cell>
          <table:table-cell table:formula="of:=[.BS8]" office:value-type="float" office:value="0.028164283388" calcext:value-type="float">
            <text:p>0.028164283388</text:p>
          </table:table-cell>
          <table:table-cell table:formula="of:=[.BT8]" office:value-type="float" office:value="0.028164283388" calcext:value-type="float">
            <text:p>0.028164283388</text:p>
          </table:table-cell>
          <table:table-cell table:formula="of:=[.BU8]" office:value-type="float" office:value="0.028164283388" calcext:value-type="float">
            <text:p>0.028164283388</text:p>
          </table:table-cell>
          <table:table-cell table:formula="of:=[.BV8]" office:value-type="float" office:value="0.028164283388" calcext:value-type="float">
            <text:p>0.028164283388</text:p>
          </table:table-cell>
          <table:table-cell table:formula="of:=[.BW8]" office:value-type="float" office:value="0.028164283388" calcext:value-type="float">
            <text:p>0.028164283388</text:p>
          </table:table-cell>
          <table:table-cell table:formula="of:=[.BX8]" office:value-type="float" office:value="0.028164283388" calcext:value-type="float">
            <text:p>0.028164283388</text:p>
          </table:table-cell>
          <table:table-cell table:formula="of:=[.BY8]" office:value-type="float" office:value="0.028164283388" calcext:value-type="float">
            <text:p>0.028164283388</text:p>
          </table:table-cell>
          <table:table-cell table:formula="of:=[.BZ8]" office:value-type="float" office:value="0.028164283388" calcext:value-type="float">
            <text:p>0.028164283388</text:p>
          </table:table-cell>
          <table:table-cell table:formula="of:=[.CA8]" office:value-type="float" office:value="0.028164283388" calcext:value-type="float">
            <text:p>0.028164283388</text:p>
          </table:table-cell>
          <table:table-cell table:formula="of:=[.CB8]" office:value-type="float" office:value="0.028164283388" calcext:value-type="float">
            <text:p>0.028164283388</text:p>
          </table:table-cell>
          <table:table-cell table:formula="of:=[.CC8]" office:value-type="float" office:value="0.028164283388" calcext:value-type="float">
            <text:p>0.028164283388</text:p>
          </table:table-cell>
          <table:table-cell table:formula="of:=[.CD8]" office:value-type="float" office:value="0.028164283388" calcext:value-type="float">
            <text:p>0.028164283388</text:p>
          </table:table-cell>
          <table:table-cell table:formula="of:=[.CE8]" office:value-type="float" office:value="0.028164283388" calcext:value-type="float">
            <text:p>0.028164283388</text:p>
          </table:table-cell>
          <table:table-cell table:formula="of:=[.CF8]" office:value-type="float" office:value="0.028164283388" calcext:value-type="float">
            <text:p>0.028164283388</text:p>
          </table:table-cell>
          <table:table-cell table:formula="of:=[.CG8]" office:value-type="float" office:value="0.028164283388" calcext:value-type="float">
            <text:p>0.028164283388</text:p>
          </table:table-cell>
          <table:table-cell table:formula="of:=[.CH8]" office:value-type="float" office:value="0.028164283388" calcext:value-type="float">
            <text:p>0.028164283388</text:p>
          </table:table-cell>
          <table:table-cell table:formula="of:=[.CI8]" office:value-type="float" office:value="0.028164283388" calcext:value-type="float">
            <text:p>0.028164283388</text:p>
          </table:table-cell>
          <table:table-cell table:formula="of:=[.CJ8]" office:value-type="float" office:value="0.028164283388" calcext:value-type="float">
            <text:p>0.028164283388</text:p>
          </table:table-cell>
          <table:table-cell table:formula="of:=[.CK8]" office:value-type="float" office:value="0.028164283388" calcext:value-type="float">
            <text:p>0.028164283388</text:p>
          </table:table-cell>
          <table:table-cell table:formula="of:=[.CL8]" office:value-type="float" office:value="0.028164283388" calcext:value-type="float">
            <text:p>0.028164283388</text:p>
          </table:table-cell>
          <table:table-cell table:formula="of:=[.CM8]" office:value-type="float" office:value="0.028164283388" calcext:value-type="float">
            <text:p>0.028164283388</text:p>
          </table:table-cell>
          <table:table-cell table:formula="of:=[.CN8]" office:value-type="float" office:value="0.028164283388" calcext:value-type="float">
            <text:p>0.028164283388</text:p>
          </table:table-cell>
          <table:table-cell table:formula="of:=[.CO8]" office:value-type="float" office:value="0.028164283388" calcext:value-type="float">
            <text:p>0.028164283388</text:p>
          </table:table-cell>
          <table:table-cell table:formula="of:=[.CP8]" office:value-type="float" office:value="0.028164283388" calcext:value-type="float">
            <text:p>0.028164283388</text:p>
          </table:table-cell>
          <table:table-cell table:formula="of:=[.CQ8]" office:value-type="float" office:value="0.028164283388" calcext:value-type="float">
            <text:p>0.028164283388</text:p>
          </table:table-cell>
          <table:table-cell table:formula="of:=[.CR8]" office:value-type="float" office:value="0.028164283388" calcext:value-type="float">
            <text:p>0.028164283388</text:p>
          </table:table-cell>
          <table:table-cell table:formula="of:=[.CS8]" office:value-type="float" office:value="0.028164283388" calcext:value-type="float">
            <text:p>0.028164283388</text:p>
          </table:table-cell>
          <table:table-cell table:formula="of:=[.CT8]" office:value-type="float" office:value="0.028164283388" calcext:value-type="float">
            <text:p>0.028164283388</text:p>
          </table:table-cell>
          <table:table-cell table:formula="of:=[.CU8]" office:value-type="float" office:value="0.028164283388" calcext:value-type="float">
            <text:p>0.028164283388</text:p>
          </table:table-cell>
          <table:table-cell table:formula="of:=[.CV8]" office:value-type="float" office:value="0.028164283388" calcext:value-type="float">
            <text:p>0.028164283388</text:p>
          </table:table-cell>
          <table:table-cell table:formula="of:=[.CW8]" office:value-type="float" office:value="0.028164283388" calcext:value-type="float">
            <text:p>0.028164283388</text:p>
          </table:table-cell>
          <table:table-cell table:formula="of:=[.CX8]" office:value-type="float" office:value="0.028164283388" calcext:value-type="float">
            <text:p>0.028164283388</text:p>
          </table:table-cell>
          <table:table-cell table:formula="of:=[.CY8]" office:value-type="float" office:value="0.028164283388" calcext:value-type="float">
            <text:p>0.028164283388</text:p>
          </table:table-cell>
          <table:table-cell table:formula="of:=[.CZ8]" office:value-type="float" office:value="0.028164283388" calcext:value-type="float">
            <text:p>0.028164283388</text:p>
          </table:table-cell>
          <table:table-cell table:formula="of:=[.DA8]" office:value-type="float" office:value="0.028164283388" calcext:value-type="float">
            <text:p>0.028164283388</text:p>
          </table:table-cell>
          <table:table-cell table:formula="of:=[.DB8]" office:value-type="float" office:value="0.028164283388" calcext:value-type="float">
            <text:p>0.028164283388</text:p>
          </table:table-cell>
          <table:table-cell table:formula="of:=[.DC8]" office:value-type="float" office:value="0.028164283388" calcext:value-type="float">
            <text:p>0.028164283388</text:p>
          </table:table-cell>
          <table:table-cell table:formula="of:=[.DD8]" office:value-type="float" office:value="0.028164283388" calcext:value-type="float">
            <text:p>0.028164283388</text:p>
          </table:table-cell>
          <table:table-cell table:formula="of:=[.DE8]" office:value-type="float" office:value="0.028164283388" calcext:value-type="float">
            <text:p>0.028164283388</text:p>
          </table:table-cell>
          <table:table-cell table:formula="of:=[.DF8]" office:value-type="float" office:value="0.028164283388" calcext:value-type="float">
            <text:p>0.028164283388</text:p>
          </table:table-cell>
          <table:table-cell table:formula="of:=[.DG8]" office:value-type="float" office:value="0.028164283388" calcext:value-type="float">
            <text:p>0.028164283388</text:p>
          </table:table-cell>
          <table:table-cell table:formula="of:=[.DH8]" office:value-type="float" office:value="0.028164283388" calcext:value-type="float">
            <text:p>0.028164283388</text:p>
          </table:table-cell>
          <table:table-cell table:formula="of:=[.DI8]" office:value-type="float" office:value="0.028164283388" calcext:value-type="float">
            <text:p>0.028164283388</text:p>
          </table:table-cell>
          <table:table-cell table:formula="of:=[.DJ8]" office:value-type="float" office:value="0.028164283388" calcext:value-type="float">
            <text:p>0.028164283388</text:p>
          </table:table-cell>
          <table:table-cell table:formula="of:=[.DK8]" office:value-type="float" office:value="0.028164283388" calcext:value-type="float">
            <text:p>0.028164283388</text:p>
          </table:table-cell>
          <table:table-cell table:formula="of:=[.DL8]" office:value-type="float" office:value="0.028164283388" calcext:value-type="float">
            <text:p>0.028164283388</text:p>
          </table:table-cell>
          <table:table-cell table:formula="of:=[.DM8]" office:value-type="float" office:value="0.028164283388" calcext:value-type="float">
            <text:p>0.028164283388</text:p>
          </table:table-cell>
          <table:table-cell table:formula="of:=[.DN8]" office:value-type="float" office:value="0.028164283388" calcext:value-type="float">
            <text:p>0.028164283388</text:p>
          </table:table-cell>
          <table:table-cell table:formula="of:=[.DO8]" office:value-type="float" office:value="0.028164283388" calcext:value-type="float">
            <text:p>0.028164283388</text:p>
          </table:table-cell>
          <table:table-cell table:formula="of:=[.DP8]" office:value-type="float" office:value="0.028164283388" calcext:value-type="float">
            <text:p>0.028164283388</text:p>
          </table:table-cell>
          <table:table-cell table:formula="of:=[.DQ8]" office:value-type="float" office:value="0.028164283388" calcext:value-type="float">
            <text:p>0.028164283388</text:p>
          </table:table-cell>
          <table:table-cell table:formula="of:=[.DR8]" office:value-type="float" office:value="0.028164283388" calcext:value-type="float">
            <text:p>0.028164283388</text:p>
          </table:table-cell>
          <table:table-cell table:formula="of:=[.DS8]" office:value-type="float" office:value="0.028164283388" calcext:value-type="float">
            <text:p>0.028164283388</text:p>
          </table:table-cell>
          <table:table-cell table:formula="of:=[.DT8]" office:value-type="float" office:value="0.028164283388" calcext:value-type="float">
            <text:p>0.028164283388</text:p>
          </table:table-cell>
          <table:table-cell table:formula="of:=[.DU8]" office:value-type="float" office:value="0.028164283388" calcext:value-type="float">
            <text:p>0.028164283388</text:p>
          </table:table-cell>
          <table:table-cell table:formula="of:=[.DV8]" office:value-type="float" office:value="0.028164283388" calcext:value-type="float">
            <text:p>0.028164283388</text:p>
          </table:table-cell>
          <table:table-cell table:formula="of:=[.DW8]" office:value-type="float" office:value="0.028164283388" calcext:value-type="float">
            <text:p>0.028164283388</text:p>
          </table:table-cell>
          <table:table-cell table:formula="of:=[.DX8]" office:value-type="float" office:value="0.028164283388" calcext:value-type="float">
            <text:p>0.028164283388</text:p>
          </table:table-cell>
          <table:table-cell table:formula="of:=[.DY8]" office:value-type="float" office:value="0.028164283388" calcext:value-type="float">
            <text:p>0.028164283388</text:p>
          </table:table-cell>
          <table:table-cell table:formula="of:=[.DZ8]" office:value-type="float" office:value="0.028164283388" calcext:value-type="float">
            <text:p>0.028164283388</text:p>
          </table:table-cell>
          <table:table-cell table:formula="of:=[.EA8]" office:value-type="float" office:value="0.028164283388" calcext:value-type="float">
            <text:p>0.028164283388</text:p>
          </table:table-cell>
          <table:table-cell table:formula="of:=[.EB8]" office:value-type="float" office:value="0.028164283388" calcext:value-type="float">
            <text:p>0.028164283388</text:p>
          </table:table-cell>
          <table:table-cell table:formula="of:=[.EC8]" office:value-type="float" office:value="0.028164283388" calcext:value-type="float">
            <text:p>0.028164283388</text:p>
          </table:table-cell>
          <table:table-cell table:formula="of:=[.ED8]" office:value-type="float" office:value="0.028164283388" calcext:value-type="float">
            <text:p>0.028164283388</text:p>
          </table:table-cell>
          <table:table-cell table:formula="of:=[.EE8]" office:value-type="float" office:value="0.028164283388" calcext:value-type="float">
            <text:p>0.028164283388</text:p>
          </table:table-cell>
          <table:table-cell table:formula="of:=[.EF8]" office:value-type="float" office:value="0.028164283388" calcext:value-type="float">
            <text:p>0.028164283388</text:p>
          </table:table-cell>
          <table:table-cell table:formula="of:=[.EG8]" office:value-type="float" office:value="0.028164283388" calcext:value-type="float">
            <text:p>0.028164283388</text:p>
          </table:table-cell>
          <table:table-cell table:formula="of:=[.EH8]" office:value-type="float" office:value="0.028164283388" calcext:value-type="float">
            <text:p>0.028164283388</text:p>
          </table:table-cell>
          <table:table-cell table:formula="of:=[.EI8]" office:value-type="float" office:value="0.028164283388" calcext:value-type="float">
            <text:p>0.028164283388</text:p>
          </table:table-cell>
          <table:table-cell table:formula="of:=[.EJ8]" office:value-type="float" office:value="0.028164283388" calcext:value-type="float">
            <text:p>0.028164283388</text:p>
          </table:table-cell>
          <table:table-cell table:formula="of:=[.EK8]" office:value-type="float" office:value="0.028164283388" calcext:value-type="float">
            <text:p>0.028164283388</text:p>
          </table:table-cell>
          <table:table-cell table:formula="of:=[.EL8]" office:value-type="float" office:value="0.028164283388" calcext:value-type="float">
            <text:p>0.028164283388</text:p>
          </table:table-cell>
          <table:table-cell table:formula="of:=[.EM8]" office:value-type="float" office:value="0.028164283388" calcext:value-type="float">
            <text:p>0.028164283388</text:p>
          </table:table-cell>
          <table:table-cell table:formula="of:=[.EN8]" office:value-type="float" office:value="0.028164283388" calcext:value-type="float">
            <text:p>0.028164283388</text:p>
          </table:table-cell>
          <table:table-cell table:formula="of:=[.EO8]" office:value-type="float" office:value="0.028164283388" calcext:value-type="float">
            <text:p>0.028164283388</text:p>
          </table:table-cell>
          <table:table-cell table:formula="of:=[.EP8]" office:value-type="float" office:value="0.028164283388" calcext:value-type="float">
            <text:p>0.028164283388</text:p>
          </table:table-cell>
          <table:table-cell table:formula="of:=[.EQ8]" office:value-type="float" office:value="0.028164283388" calcext:value-type="float">
            <text:p>0.028164283388</text:p>
          </table:table-cell>
          <table:table-cell table:formula="of:=[.ER8]" office:value-type="float" office:value="0.028164283388" calcext:value-type="float">
            <text:p>0.028164283388</text:p>
          </table:table-cell>
          <table:table-cell table:formula="of:=[.ES8]" office:value-type="float" office:value="0.028164283388" calcext:value-type="float">
            <text:p>0.028164283388</text:p>
          </table:table-cell>
          <table:table-cell table:formula="of:=[.ET8]" office:value-type="float" office:value="0.028164283388" calcext:value-type="float">
            <text:p>0.0281642833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42978059" calcext:value-type="float">
            <text:p>0.1342978059</text:p>
          </table:table-cell>
          <table:table-cell office:value-type="float" office:value="0.115577582" calcext:value-type="float">
            <text:p>0.115577582</text:p>
          </table:table-cell>
          <table:table-cell office:value-type="float" office:value="0.133184428" calcext:value-type="float">
            <text:p>0.133184428</text:p>
          </table:table-cell>
          <table:table-cell office:value-type="float" office:value="0.1329044522" calcext:value-type="float">
            <text:p>0.1329044522</text:p>
          </table:table-cell>
          <table:table-cell office:value-type="float" office:value="0.1178513536" calcext:value-type="float">
            <text:p>0.1178513536</text:p>
          </table:table-cell>
          <table:table-cell office:value-type="float" office:value="0.1411697864" calcext:value-type="float">
            <text:p>0.1411697864</text:p>
          </table:table-cell>
          <table:table-cell office:value-type="float" office:value="0.122347054" calcext:value-type="float">
            <text:p>0.122347054</text:p>
          </table:table-cell>
          <table:table-cell office:value-type="float" office:value="0.1353860911" calcext:value-type="float">
            <text:p>0.1353860911</text:p>
          </table:table-cell>
          <table:table-cell office:value-type="float" office:value="0.1342990687" calcext:value-type="float">
            <text:p>0.1342990687</text:p>
          </table:table-cell>
          <table:table-cell office:value-type="float" office:value="0.1409848967" calcext:value-type="float">
            <text:p>0.1409848967</text:p>
          </table:table-cell>
          <table:table-cell office:value-type="float" office:value="0.1299227229" calcext:value-type="float">
            <text:p>0.1299227229</text:p>
          </table:table-cell>
          <table:table-cell office:value-type="float" office:value="0.1391199083" calcext:value-type="float">
            <text:p>0.1391199083</text:p>
          </table:table-cell>
          <table:table-cell office:value-type="float" office:value="0.1507427367" calcext:value-type="float">
            <text:p>0.1507427367</text:p>
          </table:table-cell>
          <table:table-cell office:value-type="float" office:value="0.1544998945" calcext:value-type="float">
            <text:p>0.1544998945</text:p>
          </table:table-cell>
          <table:table-cell office:value-type="float" office:value="0.1512829104" calcext:value-type="float">
            <text:p>0.1512829104</text:p>
          </table:table-cell>
          <table:table-cell office:value-type="float" office:value="0.1191874012" calcext:value-type="float">
            <text:p>0.1191874012</text:p>
          </table:table-cell>
          <table:table-cell office:value-type="float" office:value="0.1350974697" calcext:value-type="float">
            <text:p>0.1350974697</text:p>
          </table:table-cell>
          <table:table-cell office:value-type="float" office:value="0.1510075383" calcext:value-type="float">
            <text:p>0.1510075383</text:p>
          </table:table-cell>
          <table:table-cell office:value-type="float" office:value="0.1537658884" calcext:value-type="float">
            <text:p>0.1537658884</text:p>
          </table:table-cell>
          <table:table-cell office:value-type="float" office:value="0.1429625586" calcext:value-type="float">
            <text:p>0.1429625586</text:p>
          </table:table-cell>
          <table:table-cell office:value-type="float" office:value="0.1486392251" calcext:value-type="float">
            <text:p>0.1486392251</text:p>
          </table:table-cell>
          <table:table-cell office:value-type="float" office:value="0.1336622249" calcext:value-type="float">
            <text:p>0.1336622249</text:p>
          </table:table-cell>
          <table:table-cell office:value-type="float" office:value="0.1391819588" calcext:value-type="float">
            <text:p>0.1391819588</text:p>
          </table:table-cell>
          <table:table-cell office:value-type="float" office:value="0.1273129892" calcext:value-type="float">
            <text:p>0.1273129892</text:p>
          </table:table-cell>
          <table:table-cell office:value-type="float" office:value="0.1335315018" calcext:value-type="float">
            <text:p>0.1335315018</text:p>
          </table:table-cell>
          <table:table-cell office:value-type="float" office:value="0.1397615466" calcext:value-type="float">
            <text:p>0.1397615466</text:p>
          </table:table-cell>
          <table:table-cell office:value-type="float" office:value="0.1443306393" calcext:value-type="float">
            <text:p>0.1443306393</text:p>
          </table:table-cell>
          <table:table-cell office:value-type="float" office:value="0.1456697369" calcext:value-type="float">
            <text:p>0.1456697369</text:p>
          </table:table-cell>
          <table:table-cell office:value-type="float" office:value="0.1438549101" calcext:value-type="float">
            <text:p>0.1438549101</text:p>
          </table:table-cell>
          <table:table-cell office:value-type="float" office:value="0.1658096326" calcext:value-type="float">
            <text:p>0.1658096326</text:p>
          </table:table-cell>
          <table:table-cell office:value-type="float" office:value="0.1618926038" calcext:value-type="float">
            <text:p>0.1618926038</text:p>
          </table:table-cell>
          <table:table-cell office:value-type="float" office:value="0.151173566" calcext:value-type="float">
            <text:p>0.151173566</text:p>
          </table:table-cell>
          <table:table-cell office:value-type="float" office:value="0.1342072232" calcext:value-type="float">
            <text:p>0.1342072232</text:p>
          </table:table-cell>
          <table:table-cell office:value-type="float" office:value="0.1585338778" calcext:value-type="float">
            <text:p>0.1585338778</text:p>
          </table:table-cell>
          <table:table-cell office:value-type="float" office:value="0.172704622" calcext:value-type="float">
            <text:p>0.172704622</text:p>
          </table:table-cell>
          <table:table-cell office:value-type="float" office:value="0.1262784364" calcext:value-type="float">
            <text:p>0.1262784364</text:p>
          </table:table-cell>
          <table:table-cell office:value-type="float" office:value="0.1295476807" calcext:value-type="float">
            <text:p>0.1295476807</text:p>
          </table:table-cell>
          <table:table-cell office:value-type="float" office:value="0.1542756448" calcext:value-type="float">
            <text:p>0.1542756448</text:p>
          </table:table-cell>
          <table:table-cell office:value-type="float" office:value="0.1474058981" calcext:value-type="float">
            <text:p>0.1474058981</text:p>
          </table:table-cell>
          <table:table-cell office:value-type="float" office:value="0.1375294429" calcext:value-type="float">
            <text:p>0.1375294429</text:p>
          </table:table-cell>
          <table:table-cell office:value-type="float" office:value="0.1619045589" calcext:value-type="float">
            <text:p>0.1619045589</text:p>
          </table:table-cell>
          <table:table-cell office:value-type="float" office:value="0.160425818" calcext:value-type="float">
            <text:p>0.160425818</text:p>
          </table:table-cell>
          <table:table-cell office:value-type="float" office:value="0.165260107" calcext:value-type="float">
            <text:p>0.165260107</text:p>
          </table:table-cell>
          <table:table-cell office:value-type="float" office:value="0.1757703291" calcext:value-type="float">
            <text:p>0.1757703291</text:p>
          </table:table-cell>
          <table:table-cell office:value-type="float" office:value="0.1580486208" calcext:value-type="float">
            <text:p>0.1580486208</text:p>
          </table:table-cell>
          <table:table-cell office:value-type="float" office:value="0.1701186451" calcext:value-type="float">
            <text:p>0.1701186451</text:p>
          </table:table-cell>
          <table:table-cell office:value-type="float" office:value="0.1514074359" calcext:value-type="float">
            <text:p>0.1514074359</text:p>
          </table:table-cell>
          <table:table-cell office:value-type="float" office:value="0.1561741917" calcext:value-type="float">
            <text:p>0.1561741917</text:p>
          </table:table-cell>
          <table:table-cell office:value-type="float" office:value="0.152093886025" calcext:value-type="float">
            <text:p>0.152093886025</text:p>
          </table:table-cell>
          <table:table-cell office:value-type="float" office:value="0.14801358035" calcext:value-type="float">
            <text:p>0.14801358035</text:p>
          </table:table-cell>
          <table:table-cell office:value-type="float" office:value="0.143933274675" calcext:value-type="float">
            <text:p>0.143933274675</text:p>
          </table:table-cell>
          <table:table-cell office:value-type="float" office:value="0.139852969" calcext:value-type="float">
            <text:p>0.139852969</text:p>
          </table:table-cell>
          <table:table-cell office:value-type="float" office:value="0.1527913541" calcext:value-type="float">
            <text:p>0.1527913541</text:p>
          </table:table-cell>
          <table:table-cell office:value-type="float" office:value="0.1403036608" calcext:value-type="float">
            <text:p>0.1403036608</text:p>
          </table:table-cell>
          <table:table-cell office:value-type="float" office:value="0.1471385395" calcext:value-type="float">
            <text:p>0.1471385395</text:p>
          </table:table-cell>
          <table:table-cell office:value-type="float" office:value="0.1710336042" calcext:value-type="float">
            <text:p>0.1710336042</text:p>
          </table:table-cell>
          <table:table-cell office:value-type="float" office:value="0.1675514508" calcext:value-type="float">
            <text:p>0.1675514508</text:p>
          </table:table-cell>
          <table:table-cell office:value-type="float" office:value="0.1635417291" calcext:value-type="float">
            <text:p>0.1635417291</text:p>
          </table:table-cell>
          <table:table-cell office:value-type="float" office:value="0.1705870411" calcext:value-type="float">
            <text:p>0.1705870411</text:p>
          </table:table-cell>
          <table:table-cell office:value-type="float" office:value="0.1580881995" calcext:value-type="float">
            <text:p>0.1580881995</text:p>
          </table:table-cell>
          <table:table-cell office:value-type="float" office:value="0.1887557839" calcext:value-type="float">
            <text:p>0.1887557839</text:p>
          </table:table-cell>
          <table:table-cell office:value-type="float" office:value="0.15442663" calcext:value-type="float">
            <text:p>0.15442663</text:p>
          </table:table-cell>
          <table:table-cell office:value-type="float" office:value="0.1410993121" calcext:value-type="float">
            <text:p>0.1410993121</text:p>
          </table:table-cell>
          <table:table-cell office:value-type="float" office:value="0.1293150602" calcext:value-type="float">
            <text:p>0.1293150602</text:p>
          </table:table-cell>
          <table:table-cell office:value-type="float" office:value="0.1305155892" calcext:value-type="float">
            <text:p>0.1305155892</text:p>
          </table:table-cell>
          <table:table-cell office:value-type="float" office:value="0.1501329566" calcext:value-type="float">
            <text:p>0.1501329566</text:p>
          </table:table-cell>
          <table:table-cell table:style-name="Default" office:value-type="float" office:value="0.1432116986" calcext:value-type="float">
            <text:p>0.1432116986</text:p>
          </table:table-cell>
          <table:table-cell table:formula="of:=AVERAGE([.AR9:.BP9])" office:value-type="float" office:value="0.154766625974" calcext:value-type="float">
            <text:p>0.154766625974</text:p>
          </table:table-cell>
          <table:table-cell table:formula="of:=[.BQ9]" office:value-type="float" office:value="0.154766625974" calcext:value-type="float">
            <text:p>0.154766625974</text:p>
          </table:table-cell>
          <table:table-cell table:formula="of:=[.BR9]" office:value-type="float" office:value="0.154766625974" calcext:value-type="float">
            <text:p>0.154766625974</text:p>
          </table:table-cell>
          <table:table-cell table:formula="of:=[.BS9]" office:value-type="float" office:value="0.154766625974" calcext:value-type="float">
            <text:p>0.154766625974</text:p>
          </table:table-cell>
          <table:table-cell table:formula="of:=[.BT9]" office:value-type="float" office:value="0.154766625974" calcext:value-type="float">
            <text:p>0.154766625974</text:p>
          </table:table-cell>
          <table:table-cell table:formula="of:=[.BU9]" office:value-type="float" office:value="0.154766625974" calcext:value-type="float">
            <text:p>0.154766625974</text:p>
          </table:table-cell>
          <table:table-cell table:formula="of:=[.BV9]" office:value-type="float" office:value="0.154766625974" calcext:value-type="float">
            <text:p>0.154766625974</text:p>
          </table:table-cell>
          <table:table-cell table:formula="of:=[.BW9]" office:value-type="float" office:value="0.154766625974" calcext:value-type="float">
            <text:p>0.154766625974</text:p>
          </table:table-cell>
          <table:table-cell table:formula="of:=[.BX9]" office:value-type="float" office:value="0.154766625974" calcext:value-type="float">
            <text:p>0.154766625974</text:p>
          </table:table-cell>
          <table:table-cell table:formula="of:=[.BY9]" office:value-type="float" office:value="0.154766625974" calcext:value-type="float">
            <text:p>0.154766625974</text:p>
          </table:table-cell>
          <table:table-cell table:formula="of:=[.BZ9]" office:value-type="float" office:value="0.154766625974" calcext:value-type="float">
            <text:p>0.154766625974</text:p>
          </table:table-cell>
          <table:table-cell table:formula="of:=[.CA9]" office:value-type="float" office:value="0.154766625974" calcext:value-type="float">
            <text:p>0.154766625974</text:p>
          </table:table-cell>
          <table:table-cell table:formula="of:=[.CB9]" office:value-type="float" office:value="0.154766625974" calcext:value-type="float">
            <text:p>0.154766625974</text:p>
          </table:table-cell>
          <table:table-cell table:formula="of:=[.CC9]" office:value-type="float" office:value="0.154766625974" calcext:value-type="float">
            <text:p>0.154766625974</text:p>
          </table:table-cell>
          <table:table-cell table:formula="of:=[.CD9]" office:value-type="float" office:value="0.154766625974" calcext:value-type="float">
            <text:p>0.154766625974</text:p>
          </table:table-cell>
          <table:table-cell table:formula="of:=[.CE9]" office:value-type="float" office:value="0.154766625974" calcext:value-type="float">
            <text:p>0.154766625974</text:p>
          </table:table-cell>
          <table:table-cell table:formula="of:=[.CF9]" office:value-type="float" office:value="0.154766625974" calcext:value-type="float">
            <text:p>0.154766625974</text:p>
          </table:table-cell>
          <table:table-cell table:formula="of:=[.CG9]" office:value-type="float" office:value="0.154766625974" calcext:value-type="float">
            <text:p>0.154766625974</text:p>
          </table:table-cell>
          <table:table-cell table:formula="of:=[.CH9]" office:value-type="float" office:value="0.154766625974" calcext:value-type="float">
            <text:p>0.154766625974</text:p>
          </table:table-cell>
          <table:table-cell table:formula="of:=[.CI9]" office:value-type="float" office:value="0.154766625974" calcext:value-type="float">
            <text:p>0.154766625974</text:p>
          </table:table-cell>
          <table:table-cell table:formula="of:=[.CJ9]" office:value-type="float" office:value="0.154766625974" calcext:value-type="float">
            <text:p>0.154766625974</text:p>
          </table:table-cell>
          <table:table-cell table:formula="of:=[.CK9]" office:value-type="float" office:value="0.154766625974" calcext:value-type="float">
            <text:p>0.154766625974</text:p>
          </table:table-cell>
          <table:table-cell table:formula="of:=[.CL9]" office:value-type="float" office:value="0.154766625974" calcext:value-type="float">
            <text:p>0.154766625974</text:p>
          </table:table-cell>
          <table:table-cell table:formula="of:=[.CM9]" office:value-type="float" office:value="0.154766625974" calcext:value-type="float">
            <text:p>0.154766625974</text:p>
          </table:table-cell>
          <table:table-cell table:formula="of:=[.CN9]" office:value-type="float" office:value="0.154766625974" calcext:value-type="float">
            <text:p>0.154766625974</text:p>
          </table:table-cell>
          <table:table-cell table:formula="of:=[.CO9]" office:value-type="float" office:value="0.154766625974" calcext:value-type="float">
            <text:p>0.154766625974</text:p>
          </table:table-cell>
          <table:table-cell table:formula="of:=[.CP9]" office:value-type="float" office:value="0.154766625974" calcext:value-type="float">
            <text:p>0.154766625974</text:p>
          </table:table-cell>
          <table:table-cell table:formula="of:=[.CQ9]" office:value-type="float" office:value="0.154766625974" calcext:value-type="float">
            <text:p>0.154766625974</text:p>
          </table:table-cell>
          <table:table-cell table:formula="of:=[.CR9]" office:value-type="float" office:value="0.154766625974" calcext:value-type="float">
            <text:p>0.154766625974</text:p>
          </table:table-cell>
          <table:table-cell table:formula="of:=[.CS9]" office:value-type="float" office:value="0.154766625974" calcext:value-type="float">
            <text:p>0.154766625974</text:p>
          </table:table-cell>
          <table:table-cell table:formula="of:=[.CT9]" office:value-type="float" office:value="0.154766625974" calcext:value-type="float">
            <text:p>0.154766625974</text:p>
          </table:table-cell>
          <table:table-cell table:formula="of:=[.CU9]" office:value-type="float" office:value="0.154766625974" calcext:value-type="float">
            <text:p>0.154766625974</text:p>
          </table:table-cell>
          <table:table-cell table:formula="of:=[.CV9]" office:value-type="float" office:value="0.154766625974" calcext:value-type="float">
            <text:p>0.154766625974</text:p>
          </table:table-cell>
          <table:table-cell table:formula="of:=[.CW9]" office:value-type="float" office:value="0.154766625974" calcext:value-type="float">
            <text:p>0.154766625974</text:p>
          </table:table-cell>
          <table:table-cell table:formula="of:=[.CX9]" office:value-type="float" office:value="0.154766625974" calcext:value-type="float">
            <text:p>0.154766625974</text:p>
          </table:table-cell>
          <table:table-cell table:formula="of:=[.CY9]" office:value-type="float" office:value="0.154766625974" calcext:value-type="float">
            <text:p>0.154766625974</text:p>
          </table:table-cell>
          <table:table-cell table:formula="of:=[.CZ9]" office:value-type="float" office:value="0.154766625974" calcext:value-type="float">
            <text:p>0.154766625974</text:p>
          </table:table-cell>
          <table:table-cell table:formula="of:=[.DA9]" office:value-type="float" office:value="0.154766625974" calcext:value-type="float">
            <text:p>0.154766625974</text:p>
          </table:table-cell>
          <table:table-cell table:formula="of:=[.DB9]" office:value-type="float" office:value="0.154766625974" calcext:value-type="float">
            <text:p>0.154766625974</text:p>
          </table:table-cell>
          <table:table-cell table:formula="of:=[.DC9]" office:value-type="float" office:value="0.154766625974" calcext:value-type="float">
            <text:p>0.154766625974</text:p>
          </table:table-cell>
          <table:table-cell table:formula="of:=[.DD9]" office:value-type="float" office:value="0.154766625974" calcext:value-type="float">
            <text:p>0.154766625974</text:p>
          </table:table-cell>
          <table:table-cell table:formula="of:=[.DE9]" office:value-type="float" office:value="0.154766625974" calcext:value-type="float">
            <text:p>0.154766625974</text:p>
          </table:table-cell>
          <table:table-cell table:formula="of:=[.DF9]" office:value-type="float" office:value="0.154766625974" calcext:value-type="float">
            <text:p>0.154766625974</text:p>
          </table:table-cell>
          <table:table-cell table:formula="of:=[.DG9]" office:value-type="float" office:value="0.154766625974" calcext:value-type="float">
            <text:p>0.154766625974</text:p>
          </table:table-cell>
          <table:table-cell table:formula="of:=[.DH9]" office:value-type="float" office:value="0.154766625974" calcext:value-type="float">
            <text:p>0.154766625974</text:p>
          </table:table-cell>
          <table:table-cell table:formula="of:=[.DI9]" office:value-type="float" office:value="0.154766625974" calcext:value-type="float">
            <text:p>0.154766625974</text:p>
          </table:table-cell>
          <table:table-cell table:formula="of:=[.DJ9]" office:value-type="float" office:value="0.154766625974" calcext:value-type="float">
            <text:p>0.154766625974</text:p>
          </table:table-cell>
          <table:table-cell table:formula="of:=[.DK9]" office:value-type="float" office:value="0.154766625974" calcext:value-type="float">
            <text:p>0.154766625974</text:p>
          </table:table-cell>
          <table:table-cell table:formula="of:=[.DL9]" office:value-type="float" office:value="0.154766625974" calcext:value-type="float">
            <text:p>0.154766625974</text:p>
          </table:table-cell>
          <table:table-cell table:formula="of:=[.DM9]" office:value-type="float" office:value="0.154766625974" calcext:value-type="float">
            <text:p>0.154766625974</text:p>
          </table:table-cell>
          <table:table-cell table:formula="of:=[.DN9]" office:value-type="float" office:value="0.154766625974" calcext:value-type="float">
            <text:p>0.154766625974</text:p>
          </table:table-cell>
          <table:table-cell table:formula="of:=[.DO9]" office:value-type="float" office:value="0.154766625974" calcext:value-type="float">
            <text:p>0.154766625974</text:p>
          </table:table-cell>
          <table:table-cell table:formula="of:=[.DP9]" office:value-type="float" office:value="0.154766625974" calcext:value-type="float">
            <text:p>0.154766625974</text:p>
          </table:table-cell>
          <table:table-cell table:formula="of:=[.DQ9]" office:value-type="float" office:value="0.154766625974" calcext:value-type="float">
            <text:p>0.154766625974</text:p>
          </table:table-cell>
          <table:table-cell table:formula="of:=[.DR9]" office:value-type="float" office:value="0.154766625974" calcext:value-type="float">
            <text:p>0.154766625974</text:p>
          </table:table-cell>
          <table:table-cell table:formula="of:=[.DS9]" office:value-type="float" office:value="0.154766625974" calcext:value-type="float">
            <text:p>0.154766625974</text:p>
          </table:table-cell>
          <table:table-cell table:formula="of:=[.DT9]" office:value-type="float" office:value="0.154766625974" calcext:value-type="float">
            <text:p>0.154766625974</text:p>
          </table:table-cell>
          <table:table-cell table:formula="of:=[.DU9]" office:value-type="float" office:value="0.154766625974" calcext:value-type="float">
            <text:p>0.154766625974</text:p>
          </table:table-cell>
          <table:table-cell table:formula="of:=[.DV9]" office:value-type="float" office:value="0.154766625974" calcext:value-type="float">
            <text:p>0.154766625974</text:p>
          </table:table-cell>
          <table:table-cell table:formula="of:=[.DW9]" office:value-type="float" office:value="0.154766625974" calcext:value-type="float">
            <text:p>0.154766625974</text:p>
          </table:table-cell>
          <table:table-cell table:formula="of:=[.DX9]" office:value-type="float" office:value="0.154766625974" calcext:value-type="float">
            <text:p>0.154766625974</text:p>
          </table:table-cell>
          <table:table-cell table:formula="of:=[.DY9]" office:value-type="float" office:value="0.154766625974" calcext:value-type="float">
            <text:p>0.154766625974</text:p>
          </table:table-cell>
          <table:table-cell table:formula="of:=[.DZ9]" office:value-type="float" office:value="0.154766625974" calcext:value-type="float">
            <text:p>0.154766625974</text:p>
          </table:table-cell>
          <table:table-cell table:formula="of:=[.EA9]" office:value-type="float" office:value="0.154766625974" calcext:value-type="float">
            <text:p>0.154766625974</text:p>
          </table:table-cell>
          <table:table-cell table:formula="of:=[.EB9]" office:value-type="float" office:value="0.154766625974" calcext:value-type="float">
            <text:p>0.154766625974</text:p>
          </table:table-cell>
          <table:table-cell table:formula="of:=[.EC9]" office:value-type="float" office:value="0.154766625974" calcext:value-type="float">
            <text:p>0.154766625974</text:p>
          </table:table-cell>
          <table:table-cell table:formula="of:=[.ED9]" office:value-type="float" office:value="0.154766625974" calcext:value-type="float">
            <text:p>0.154766625974</text:p>
          </table:table-cell>
          <table:table-cell table:formula="of:=[.EE9]" office:value-type="float" office:value="0.154766625974" calcext:value-type="float">
            <text:p>0.154766625974</text:p>
          </table:table-cell>
          <table:table-cell table:formula="of:=[.EF9]" office:value-type="float" office:value="0.154766625974" calcext:value-type="float">
            <text:p>0.154766625974</text:p>
          </table:table-cell>
          <table:table-cell table:formula="of:=[.EG9]" office:value-type="float" office:value="0.154766625974" calcext:value-type="float">
            <text:p>0.154766625974</text:p>
          </table:table-cell>
          <table:table-cell table:formula="of:=[.EH9]" office:value-type="float" office:value="0.154766625974" calcext:value-type="float">
            <text:p>0.154766625974</text:p>
          </table:table-cell>
          <table:table-cell table:formula="of:=[.EI9]" office:value-type="float" office:value="0.154766625974" calcext:value-type="float">
            <text:p>0.154766625974</text:p>
          </table:table-cell>
          <table:table-cell table:formula="of:=[.EJ9]" office:value-type="float" office:value="0.154766625974" calcext:value-type="float">
            <text:p>0.154766625974</text:p>
          </table:table-cell>
          <table:table-cell table:formula="of:=[.EK9]" office:value-type="float" office:value="0.154766625974" calcext:value-type="float">
            <text:p>0.154766625974</text:p>
          </table:table-cell>
          <table:table-cell table:formula="of:=[.EL9]" office:value-type="float" office:value="0.154766625974" calcext:value-type="float">
            <text:p>0.154766625974</text:p>
          </table:table-cell>
          <table:table-cell table:formula="of:=[.EM9]" office:value-type="float" office:value="0.154766625974" calcext:value-type="float">
            <text:p>0.154766625974</text:p>
          </table:table-cell>
          <table:table-cell table:formula="of:=[.EN9]" office:value-type="float" office:value="0.154766625974" calcext:value-type="float">
            <text:p>0.154766625974</text:p>
          </table:table-cell>
          <table:table-cell table:formula="of:=[.EO9]" office:value-type="float" office:value="0.154766625974" calcext:value-type="float">
            <text:p>0.154766625974</text:p>
          </table:table-cell>
          <table:table-cell table:formula="of:=[.EP9]" office:value-type="float" office:value="0.154766625974" calcext:value-type="float">
            <text:p>0.154766625974</text:p>
          </table:table-cell>
          <table:table-cell table:formula="of:=[.EQ9]" office:value-type="float" office:value="0.154766625974" calcext:value-type="float">
            <text:p>0.154766625974</text:p>
          </table:table-cell>
          <table:table-cell table:formula="of:=[.ER9]" office:value-type="float" office:value="0.154766625974" calcext:value-type="float">
            <text:p>0.154766625974</text:p>
          </table:table-cell>
          <table:table-cell table:formula="of:=[.ES9]" office:value-type="float" office:value="0.154766625974" calcext:value-type="float">
            <text:p>0.154766625974</text:p>
          </table:table-cell>
          <table:table-cell table:formula="of:=[.ET9]" office:value-type="float" office:value="0.154766625974" calcext:value-type="float">
            <text:p>0.1547666259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47993419" calcext:value-type="float">
            <text:p>0.2647993419</text:p>
          </table:table-cell>
          <table:table-cell office:value-type="float" office:value="0.2352797647" calcext:value-type="float">
            <text:p>0.2352797647</text:p>
          </table:table-cell>
          <table:table-cell office:value-type="float" office:value="0.2411534961" calcext:value-type="float">
            <text:p>0.2411534961</text:p>
          </table:table-cell>
          <table:table-cell office:value-type="float" office:value="0.2740005061" calcext:value-type="float">
            <text:p>0.2740005061</text:p>
          </table:table-cell>
          <table:table-cell office:value-type="float" office:value="0.2587720982" calcext:value-type="float">
            <text:p>0.2587720982</text:p>
          </table:table-cell>
          <table:table-cell office:value-type="float" office:value="0.2474228689" calcext:value-type="float">
            <text:p>0.2474228689</text:p>
          </table:table-cell>
          <table:table-cell office:value-type="float" office:value="0.261238518" calcext:value-type="float">
            <text:p>0.261238518</text:p>
          </table:table-cell>
          <table:table-cell office:value-type="float" office:value="0.2676669374" calcext:value-type="float">
            <text:p>0.2676669374</text:p>
          </table:table-cell>
          <table:table-cell office:value-type="float" office:value="0.2724255881" calcext:value-type="float">
            <text:p>0.2724255881</text:p>
          </table:table-cell>
          <table:table-cell office:value-type="float" office:value="0.2618384647" calcext:value-type="float">
            <text:p>0.2618384647</text:p>
          </table:table-cell>
          <table:table-cell office:value-type="float" office:value="0.2783770282" calcext:value-type="float">
            <text:p>0.2783770282</text:p>
          </table:table-cell>
          <table:table-cell office:value-type="float" office:value="0.2777671362" calcext:value-type="float">
            <text:p>0.2777671362</text:p>
          </table:table-cell>
          <table:table-cell office:value-type="float" office:value="0.2782309424" calcext:value-type="float">
            <text:p>0.2782309424</text:p>
          </table:table-cell>
          <table:table-cell office:value-type="float" office:value="0.2796574948" calcext:value-type="float">
            <text:p>0.2796574948</text:p>
          </table:table-cell>
          <table:table-cell office:value-type="float" office:value="0.2935377147" calcext:value-type="float">
            <text:p>0.2935377147</text:p>
          </table:table-cell>
          <table:table-cell office:value-type="float" office:value="0.3166154566" calcext:value-type="float">
            <text:p>0.3166154566</text:p>
          </table:table-cell>
          <table:table-cell office:value-type="float" office:value="0.2942454945" calcext:value-type="float">
            <text:p>0.2942454945</text:p>
          </table:table-cell>
          <table:table-cell office:value-type="float" office:value="0.2718755324" calcext:value-type="float">
            <text:p>0.2718755324</text:p>
          </table:table-cell>
          <table:table-cell office:value-type="float" office:value="0.3086133456" calcext:value-type="float">
            <text:p>0.3086133456</text:p>
          </table:table-cell>
          <table:table-cell office:value-type="float" office:value="0.323164403" calcext:value-type="float">
            <text:p>0.323164403</text:p>
          </table:table-cell>
          <table:table-cell office:value-type="float" office:value="0.2605823364" calcext:value-type="float">
            <text:p>0.2605823364</text:p>
          </table:table-cell>
          <table:table-cell office:value-type="float" office:value="0.2951107851" calcext:value-type="float">
            <text:p>0.2951107851</text:p>
          </table:table-cell>
          <table:table-cell office:value-type="float" office:value="0.3080335049" calcext:value-type="float">
            <text:p>0.3080335049</text:p>
          </table:table-cell>
          <table:table-cell office:value-type="float" office:value="0.2925152896" calcext:value-type="float">
            <text:p>0.2925152896</text:p>
          </table:table-cell>
          <table:table-cell office:value-type="float" office:value="0.305769988" calcext:value-type="float">
            <text:p>0.305769988</text:p>
          </table:table-cell>
          <table:table-cell office:value-type="float" office:value="0.3077673825" calcext:value-type="float">
            <text:p>0.3077673825</text:p>
          </table:table-cell>
          <table:table-cell office:value-type="float" office:value="0.2976426618" calcext:value-type="float">
            <text:p>0.2976426618</text:p>
          </table:table-cell>
          <table:table-cell office:value-type="float" office:value="0.2963202386" calcext:value-type="float">
            <text:p>0.2963202386</text:p>
          </table:table-cell>
          <table:table-cell office:value-type="float" office:value="0.324147758" calcext:value-type="float">
            <text:p>0.324147758</text:p>
          </table:table-cell>
          <table:table-cell office:value-type="float" office:value="0.3300287491" calcext:value-type="float">
            <text:p>0.3300287491</text:p>
          </table:table-cell>
          <table:table-cell office:value-type="float" office:value="0.2945347868" calcext:value-type="float">
            <text:p>0.2945347868</text:p>
          </table:table-cell>
          <table:table-cell office:value-type="float" office:value="0.3101836151" calcext:value-type="float">
            <text:p>0.3101836151</text:p>
          </table:table-cell>
          <table:table-cell office:value-type="float" office:value="0.3007472101" calcext:value-type="float">
            <text:p>0.3007472101</text:p>
          </table:table-cell>
          <table:table-cell office:value-type="float" office:value="0.297615766" calcext:value-type="float">
            <text:p>0.297615766</text:p>
          </table:table-cell>
          <table:table-cell office:value-type="float" office:value="0.3151856947" calcext:value-type="float">
            <text:p>0.3151856947</text:p>
          </table:table-cell>
          <table:table-cell office:value-type="float" office:value="0.3106955943" calcext:value-type="float">
            <text:p>0.3106955943</text:p>
          </table:table-cell>
          <table:table-cell office:value-type="float" office:value="0.3226230207" calcext:value-type="float">
            <text:p>0.3226230207</text:p>
          </table:table-cell>
          <table:table-cell office:value-type="float" office:value="0.3073002384" calcext:value-type="float">
            <text:p>0.3073002384</text:p>
          </table:table-cell>
          <table:table-cell office:value-type="float" office:value="0.3032597627" calcext:value-type="float">
            <text:p>0.3032597627</text:p>
          </table:table-cell>
          <table:table-cell office:value-type="float" office:value="0.3089750682" calcext:value-type="float">
            <text:p>0.3089750682</text:p>
          </table:table-cell>
          <table:table-cell office:value-type="float" office:value="0.3304572537" calcext:value-type="float">
            <text:p>0.3304572537</text:p>
          </table:table-cell>
          <table:table-cell office:value-type="float" office:value="0.3161839754" calcext:value-type="float">
            <text:p>0.3161839754</text:p>
          </table:table-cell>
          <table:table-cell office:value-type="float" office:value="0.324298371" calcext:value-type="float">
            <text:p>0.324298371</text:p>
          </table:table-cell>
          <table:table-cell office:value-type="float" office:value="0.3390167818" calcext:value-type="float">
            <text:p>0.3390167818</text:p>
          </table:table-cell>
          <table:table-cell office:value-type="float" office:value="0.3227986254" calcext:value-type="float">
            <text:p>0.3227986254</text:p>
          </table:table-cell>
          <table:table-cell office:value-type="float" office:value="0.3074952779" calcext:value-type="float">
            <text:p>0.3074952779</text:p>
          </table:table-cell>
          <table:table-cell office:value-type="float" office:value="0.3444304247" calcext:value-type="float">
            <text:p>0.3444304247</text:p>
          </table:table-cell>
          <table:table-cell office:value-type="float" office:value="0.3348619816" calcext:value-type="float">
            <text:p>0.3348619816</text:p>
          </table:table-cell>
          <table:table-cell office:value-type="float" office:value="0.33379365145" calcext:value-type="float">
            <text:p>0.33379365145</text:p>
          </table:table-cell>
          <table:table-cell office:value-type="float" office:value="0.3327253213" calcext:value-type="float">
            <text:p>0.3327253213</text:p>
          </table:table-cell>
          <table:table-cell office:value-type="float" office:value="0.33165699115" calcext:value-type="float">
            <text:p>0.33165699115</text:p>
          </table:table-cell>
          <table:table-cell office:value-type="float" office:value="0.330588661" calcext:value-type="float">
            <text:p>0.330588661</text:p>
          </table:table-cell>
          <table:table-cell office:value-type="float" office:value="0.3214411283" calcext:value-type="float">
            <text:p>0.3214411283</text:p>
          </table:table-cell>
          <table:table-cell office:value-type="float" office:value="0.3321267131" calcext:value-type="float">
            <text:p>0.3321267131</text:p>
          </table:table-cell>
          <table:table-cell office:value-type="float" office:value="0.3137222914" calcext:value-type="float">
            <text:p>0.3137222914</text:p>
          </table:table-cell>
          <table:table-cell office:value-type="float" office:value="0.3068382106" calcext:value-type="float">
            <text:p>0.3068382106</text:p>
          </table:table-cell>
          <table:table-cell office:value-type="float" office:value="0.3193525319" calcext:value-type="float">
            <text:p>0.3193525319</text:p>
          </table:table-cell>
          <table:table-cell office:value-type="float" office:value="0.3275636003" calcext:value-type="float">
            <text:p>0.3275636003</text:p>
          </table:table-cell>
          <table:table-cell office:value-type="float" office:value="0.3235129612" calcext:value-type="float">
            <text:p>0.3235129612</text:p>
          </table:table-cell>
          <table:table-cell office:value-type="float" office:value="0.3067565601" calcext:value-type="float">
            <text:p>0.3067565601</text:p>
          </table:table-cell>
          <table:table-cell office:value-type="float" office:value="0.3369925197" calcext:value-type="float">
            <text:p>0.3369925197</text:p>
          </table:table-cell>
          <table:table-cell office:value-type="float" office:value="0.3323857352" calcext:value-type="float">
            <text:p>0.3323857352</text:p>
          </table:table-cell>
          <table:table-cell office:value-type="float" office:value="0.3321649136" calcext:value-type="float">
            <text:p>0.3321649136</text:p>
          </table:table-cell>
          <table:table-cell office:value-type="float" office:value="0.329541956" calcext:value-type="float">
            <text:p>0.329541956</text:p>
          </table:table-cell>
          <table:table-cell office:value-type="float" office:value="0.3188972227" calcext:value-type="float">
            <text:p>0.3188972227</text:p>
          </table:table-cell>
          <table:table-cell office:value-type="float" office:value="0.3084108043" calcext:value-type="float">
            <text:p>0.3084108043</text:p>
          </table:table-cell>
          <table:table-cell table:style-name="Default" office:value-type="float" office:value="0.2837515519" calcext:value-type="float">
            <text:p>0.2837515519</text:p>
          </table:table-cell>
          <table:table-cell table:formula="of:=AVERAGE([.AR10:.BP10])" office:value-type="float" office:value="0.323804991504" calcext:value-type="float">
            <text:p>0.323804991504</text:p>
          </table:table-cell>
          <table:table-cell table:formula="of:=[.BQ10]" office:value-type="float" office:value="0.323804991504" calcext:value-type="float">
            <text:p>0.323804991504</text:p>
          </table:table-cell>
          <table:table-cell table:formula="of:=[.BR10]" office:value-type="float" office:value="0.323804991504" calcext:value-type="float">
            <text:p>0.323804991504</text:p>
          </table:table-cell>
          <table:table-cell table:formula="of:=[.BS10]" office:value-type="float" office:value="0.323804991504" calcext:value-type="float">
            <text:p>0.323804991504</text:p>
          </table:table-cell>
          <table:table-cell table:formula="of:=[.BT10]" office:value-type="float" office:value="0.323804991504" calcext:value-type="float">
            <text:p>0.323804991504</text:p>
          </table:table-cell>
          <table:table-cell table:formula="of:=[.BU10]" office:value-type="float" office:value="0.323804991504" calcext:value-type="float">
            <text:p>0.323804991504</text:p>
          </table:table-cell>
          <table:table-cell table:formula="of:=[.BV10]" office:value-type="float" office:value="0.323804991504" calcext:value-type="float">
            <text:p>0.323804991504</text:p>
          </table:table-cell>
          <table:table-cell table:formula="of:=[.BW10]" office:value-type="float" office:value="0.323804991504" calcext:value-type="float">
            <text:p>0.323804991504</text:p>
          </table:table-cell>
          <table:table-cell table:formula="of:=[.BX10]" office:value-type="float" office:value="0.323804991504" calcext:value-type="float">
            <text:p>0.323804991504</text:p>
          </table:table-cell>
          <table:table-cell table:formula="of:=[.BY10]" office:value-type="float" office:value="0.323804991504" calcext:value-type="float">
            <text:p>0.323804991504</text:p>
          </table:table-cell>
          <table:table-cell table:formula="of:=[.BZ10]" office:value-type="float" office:value="0.323804991504" calcext:value-type="float">
            <text:p>0.323804991504</text:p>
          </table:table-cell>
          <table:table-cell table:formula="of:=[.CA10]" office:value-type="float" office:value="0.323804991504" calcext:value-type="float">
            <text:p>0.323804991504</text:p>
          </table:table-cell>
          <table:table-cell table:formula="of:=[.CB10]" office:value-type="float" office:value="0.323804991504" calcext:value-type="float">
            <text:p>0.323804991504</text:p>
          </table:table-cell>
          <table:table-cell table:formula="of:=[.CC10]" office:value-type="float" office:value="0.323804991504" calcext:value-type="float">
            <text:p>0.323804991504</text:p>
          </table:table-cell>
          <table:table-cell table:formula="of:=[.CD10]" office:value-type="float" office:value="0.323804991504" calcext:value-type="float">
            <text:p>0.323804991504</text:p>
          </table:table-cell>
          <table:table-cell table:formula="of:=[.CE10]" office:value-type="float" office:value="0.323804991504" calcext:value-type="float">
            <text:p>0.323804991504</text:p>
          </table:table-cell>
          <table:table-cell table:formula="of:=[.CF10]" office:value-type="float" office:value="0.323804991504" calcext:value-type="float">
            <text:p>0.323804991504</text:p>
          </table:table-cell>
          <table:table-cell table:formula="of:=[.CG10]" office:value-type="float" office:value="0.323804991504" calcext:value-type="float">
            <text:p>0.323804991504</text:p>
          </table:table-cell>
          <table:table-cell table:formula="of:=[.CH10]" office:value-type="float" office:value="0.323804991504" calcext:value-type="float">
            <text:p>0.323804991504</text:p>
          </table:table-cell>
          <table:table-cell table:formula="of:=[.CI10]" office:value-type="float" office:value="0.323804991504" calcext:value-type="float">
            <text:p>0.323804991504</text:p>
          </table:table-cell>
          <table:table-cell table:formula="of:=[.CJ10]" office:value-type="float" office:value="0.323804991504" calcext:value-type="float">
            <text:p>0.323804991504</text:p>
          </table:table-cell>
          <table:table-cell table:formula="of:=[.CK10]" office:value-type="float" office:value="0.323804991504" calcext:value-type="float">
            <text:p>0.323804991504</text:p>
          </table:table-cell>
          <table:table-cell table:formula="of:=[.CL10]" office:value-type="float" office:value="0.323804991504" calcext:value-type="float">
            <text:p>0.323804991504</text:p>
          </table:table-cell>
          <table:table-cell table:formula="of:=[.CM10]" office:value-type="float" office:value="0.323804991504" calcext:value-type="float">
            <text:p>0.323804991504</text:p>
          </table:table-cell>
          <table:table-cell table:formula="of:=[.CN10]" office:value-type="float" office:value="0.323804991504" calcext:value-type="float">
            <text:p>0.323804991504</text:p>
          </table:table-cell>
          <table:table-cell table:formula="of:=[.CO10]" office:value-type="float" office:value="0.323804991504" calcext:value-type="float">
            <text:p>0.323804991504</text:p>
          </table:table-cell>
          <table:table-cell table:formula="of:=[.CP10]" office:value-type="float" office:value="0.323804991504" calcext:value-type="float">
            <text:p>0.323804991504</text:p>
          </table:table-cell>
          <table:table-cell table:formula="of:=[.CQ10]" office:value-type="float" office:value="0.323804991504" calcext:value-type="float">
            <text:p>0.323804991504</text:p>
          </table:table-cell>
          <table:table-cell table:formula="of:=[.CR10]" office:value-type="float" office:value="0.323804991504" calcext:value-type="float">
            <text:p>0.323804991504</text:p>
          </table:table-cell>
          <table:table-cell table:formula="of:=[.CS10]" office:value-type="float" office:value="0.323804991504" calcext:value-type="float">
            <text:p>0.323804991504</text:p>
          </table:table-cell>
          <table:table-cell table:formula="of:=[.CT10]" office:value-type="float" office:value="0.323804991504" calcext:value-type="float">
            <text:p>0.323804991504</text:p>
          </table:table-cell>
          <table:table-cell table:formula="of:=[.CU10]" office:value-type="float" office:value="0.323804991504" calcext:value-type="float">
            <text:p>0.323804991504</text:p>
          </table:table-cell>
          <table:table-cell table:formula="of:=[.CV10]" office:value-type="float" office:value="0.323804991504" calcext:value-type="float">
            <text:p>0.323804991504</text:p>
          </table:table-cell>
          <table:table-cell table:formula="of:=[.CW10]" office:value-type="float" office:value="0.323804991504" calcext:value-type="float">
            <text:p>0.323804991504</text:p>
          </table:table-cell>
          <table:table-cell table:formula="of:=[.CX10]" office:value-type="float" office:value="0.323804991504" calcext:value-type="float">
            <text:p>0.323804991504</text:p>
          </table:table-cell>
          <table:table-cell table:formula="of:=[.CY10]" office:value-type="float" office:value="0.323804991504" calcext:value-type="float">
            <text:p>0.323804991504</text:p>
          </table:table-cell>
          <table:table-cell table:formula="of:=[.CZ10]" office:value-type="float" office:value="0.323804991504" calcext:value-type="float">
            <text:p>0.323804991504</text:p>
          </table:table-cell>
          <table:table-cell table:formula="of:=[.DA10]" office:value-type="float" office:value="0.323804991504" calcext:value-type="float">
            <text:p>0.323804991504</text:p>
          </table:table-cell>
          <table:table-cell table:formula="of:=[.DB10]" office:value-type="float" office:value="0.323804991504" calcext:value-type="float">
            <text:p>0.323804991504</text:p>
          </table:table-cell>
          <table:table-cell table:formula="of:=[.DC10]" office:value-type="float" office:value="0.323804991504" calcext:value-type="float">
            <text:p>0.323804991504</text:p>
          </table:table-cell>
          <table:table-cell table:formula="of:=[.DD10]" office:value-type="float" office:value="0.323804991504" calcext:value-type="float">
            <text:p>0.323804991504</text:p>
          </table:table-cell>
          <table:table-cell table:formula="of:=[.DE10]" office:value-type="float" office:value="0.323804991504" calcext:value-type="float">
            <text:p>0.323804991504</text:p>
          </table:table-cell>
          <table:table-cell table:formula="of:=[.DF10]" office:value-type="float" office:value="0.323804991504" calcext:value-type="float">
            <text:p>0.323804991504</text:p>
          </table:table-cell>
          <table:table-cell table:formula="of:=[.DG10]" office:value-type="float" office:value="0.323804991504" calcext:value-type="float">
            <text:p>0.323804991504</text:p>
          </table:table-cell>
          <table:table-cell table:formula="of:=[.DH10]" office:value-type="float" office:value="0.323804991504" calcext:value-type="float">
            <text:p>0.323804991504</text:p>
          </table:table-cell>
          <table:table-cell table:formula="of:=[.DI10]" office:value-type="float" office:value="0.323804991504" calcext:value-type="float">
            <text:p>0.323804991504</text:p>
          </table:table-cell>
          <table:table-cell table:formula="of:=[.DJ10]" office:value-type="float" office:value="0.323804991504" calcext:value-type="float">
            <text:p>0.323804991504</text:p>
          </table:table-cell>
          <table:table-cell table:formula="of:=[.DK10]" office:value-type="float" office:value="0.323804991504" calcext:value-type="float">
            <text:p>0.323804991504</text:p>
          </table:table-cell>
          <table:table-cell table:formula="of:=[.DL10]" office:value-type="float" office:value="0.323804991504" calcext:value-type="float">
            <text:p>0.323804991504</text:p>
          </table:table-cell>
          <table:table-cell table:formula="of:=[.DM10]" office:value-type="float" office:value="0.323804991504" calcext:value-type="float">
            <text:p>0.323804991504</text:p>
          </table:table-cell>
          <table:table-cell table:formula="of:=[.DN10]" office:value-type="float" office:value="0.323804991504" calcext:value-type="float">
            <text:p>0.323804991504</text:p>
          </table:table-cell>
          <table:table-cell table:formula="of:=[.DO10]" office:value-type="float" office:value="0.323804991504" calcext:value-type="float">
            <text:p>0.323804991504</text:p>
          </table:table-cell>
          <table:table-cell table:formula="of:=[.DP10]" office:value-type="float" office:value="0.323804991504" calcext:value-type="float">
            <text:p>0.323804991504</text:p>
          </table:table-cell>
          <table:table-cell table:formula="of:=[.DQ10]" office:value-type="float" office:value="0.323804991504" calcext:value-type="float">
            <text:p>0.323804991504</text:p>
          </table:table-cell>
          <table:table-cell table:formula="of:=[.DR10]" office:value-type="float" office:value="0.323804991504" calcext:value-type="float">
            <text:p>0.323804991504</text:p>
          </table:table-cell>
          <table:table-cell table:formula="of:=[.DS10]" office:value-type="float" office:value="0.323804991504" calcext:value-type="float">
            <text:p>0.323804991504</text:p>
          </table:table-cell>
          <table:table-cell table:formula="of:=[.DT10]" office:value-type="float" office:value="0.323804991504" calcext:value-type="float">
            <text:p>0.323804991504</text:p>
          </table:table-cell>
          <table:table-cell table:formula="of:=[.DU10]" office:value-type="float" office:value="0.323804991504" calcext:value-type="float">
            <text:p>0.323804991504</text:p>
          </table:table-cell>
          <table:table-cell table:formula="of:=[.DV10]" office:value-type="float" office:value="0.323804991504" calcext:value-type="float">
            <text:p>0.323804991504</text:p>
          </table:table-cell>
          <table:table-cell table:formula="of:=[.DW10]" office:value-type="float" office:value="0.323804991504" calcext:value-type="float">
            <text:p>0.323804991504</text:p>
          </table:table-cell>
          <table:table-cell table:formula="of:=[.DX10]" office:value-type="float" office:value="0.323804991504" calcext:value-type="float">
            <text:p>0.323804991504</text:p>
          </table:table-cell>
          <table:table-cell table:formula="of:=[.DY10]" office:value-type="float" office:value="0.323804991504" calcext:value-type="float">
            <text:p>0.323804991504</text:p>
          </table:table-cell>
          <table:table-cell table:formula="of:=[.DZ10]" office:value-type="float" office:value="0.323804991504" calcext:value-type="float">
            <text:p>0.323804991504</text:p>
          </table:table-cell>
          <table:table-cell table:formula="of:=[.EA10]" office:value-type="float" office:value="0.323804991504" calcext:value-type="float">
            <text:p>0.323804991504</text:p>
          </table:table-cell>
          <table:table-cell table:formula="of:=[.EB10]" office:value-type="float" office:value="0.323804991504" calcext:value-type="float">
            <text:p>0.323804991504</text:p>
          </table:table-cell>
          <table:table-cell table:formula="of:=[.EC10]" office:value-type="float" office:value="0.323804991504" calcext:value-type="float">
            <text:p>0.323804991504</text:p>
          </table:table-cell>
          <table:table-cell table:formula="of:=[.ED10]" office:value-type="float" office:value="0.323804991504" calcext:value-type="float">
            <text:p>0.323804991504</text:p>
          </table:table-cell>
          <table:table-cell table:formula="of:=[.EE10]" office:value-type="float" office:value="0.323804991504" calcext:value-type="float">
            <text:p>0.323804991504</text:p>
          </table:table-cell>
          <table:table-cell table:formula="of:=[.EF10]" office:value-type="float" office:value="0.323804991504" calcext:value-type="float">
            <text:p>0.323804991504</text:p>
          </table:table-cell>
          <table:table-cell table:formula="of:=[.EG10]" office:value-type="float" office:value="0.323804991504" calcext:value-type="float">
            <text:p>0.323804991504</text:p>
          </table:table-cell>
          <table:table-cell table:formula="of:=[.EH10]" office:value-type="float" office:value="0.323804991504" calcext:value-type="float">
            <text:p>0.323804991504</text:p>
          </table:table-cell>
          <table:table-cell table:formula="of:=[.EI10]" office:value-type="float" office:value="0.323804991504" calcext:value-type="float">
            <text:p>0.323804991504</text:p>
          </table:table-cell>
          <table:table-cell table:formula="of:=[.EJ10]" office:value-type="float" office:value="0.323804991504" calcext:value-type="float">
            <text:p>0.323804991504</text:p>
          </table:table-cell>
          <table:table-cell table:formula="of:=[.EK10]" office:value-type="float" office:value="0.323804991504" calcext:value-type="float">
            <text:p>0.323804991504</text:p>
          </table:table-cell>
          <table:table-cell table:formula="of:=[.EL10]" office:value-type="float" office:value="0.323804991504" calcext:value-type="float">
            <text:p>0.323804991504</text:p>
          </table:table-cell>
          <table:table-cell table:formula="of:=[.EM10]" office:value-type="float" office:value="0.323804991504" calcext:value-type="float">
            <text:p>0.323804991504</text:p>
          </table:table-cell>
          <table:table-cell table:formula="of:=[.EN10]" office:value-type="float" office:value="0.323804991504" calcext:value-type="float">
            <text:p>0.323804991504</text:p>
          </table:table-cell>
          <table:table-cell table:formula="of:=[.EO10]" office:value-type="float" office:value="0.323804991504" calcext:value-type="float">
            <text:p>0.323804991504</text:p>
          </table:table-cell>
          <table:table-cell table:formula="of:=[.EP10]" office:value-type="float" office:value="0.323804991504" calcext:value-type="float">
            <text:p>0.323804991504</text:p>
          </table:table-cell>
          <table:table-cell table:formula="of:=[.EQ10]" office:value-type="float" office:value="0.323804991504" calcext:value-type="float">
            <text:p>0.323804991504</text:p>
          </table:table-cell>
          <table:table-cell table:formula="of:=[.ER10]" office:value-type="float" office:value="0.323804991504" calcext:value-type="float">
            <text:p>0.323804991504</text:p>
          </table:table-cell>
          <table:table-cell table:formula="of:=[.ES10]" office:value-type="float" office:value="0.323804991504" calcext:value-type="float">
            <text:p>0.323804991504</text:p>
          </table:table-cell>
          <table:table-cell table:formula="of:=[.ET10]" office:value-type="float" office:value="0.323804991504" calcext:value-type="float">
            <text:p>0.3238049915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453132945" calcext:value-type="float">
            <text:p>0.2453132945</text:p>
          </table:table-cell>
          <table:table-cell office:value-type="float" office:value="0.2822144791" calcext:value-type="float">
            <text:p>0.2822144791</text:p>
          </table:table-cell>
          <table:table-cell office:value-type="float" office:value="0.2975624774" calcext:value-type="float">
            <text:p>0.2975624774</text:p>
          </table:table-cell>
          <table:table-cell office:value-type="float" office:value="0.2662885962" calcext:value-type="float">
            <text:p>0.2662885962</text:p>
          </table:table-cell>
          <table:table-cell office:value-type="float" office:value="0.2668638678" calcext:value-type="float">
            <text:p>0.2668638678</text:p>
          </table:table-cell>
          <table:table-cell office:value-type="float" office:value="0.288471086" calcext:value-type="float">
            <text:p>0.288471086</text:p>
          </table:table-cell>
          <table:table-cell office:value-type="float" office:value="0.2883474616" calcext:value-type="float">
            <text:p>0.2883474616</text:p>
          </table:table-cell>
          <table:table-cell office:value-type="float" office:value="0.2883034239" calcext:value-type="float">
            <text:p>0.2883034239</text:p>
          </table:table-cell>
          <table:table-cell office:value-type="float" office:value="0.28701576" calcext:value-type="float">
            <text:p>0.28701576</text:p>
          </table:table-cell>
          <table:table-cell office:value-type="float" office:value="0.298964329" calcext:value-type="float">
            <text:p>0.298964329</text:p>
          </table:table-cell>
          <table:table-cell office:value-type="float" office:value="0.3091398171" calcext:value-type="float">
            <text:p>0.3091398171</text:p>
          </table:table-cell>
          <table:table-cell office:value-type="float" office:value="0.295022734" calcext:value-type="float">
            <text:p>0.295022734</text:p>
          </table:table-cell>
          <table:table-cell office:value-type="float" office:value="0.30984044" calcext:value-type="float">
            <text:p>0.30984044</text:p>
          </table:table-cell>
          <table:table-cell office:value-type="float" office:value="0.330838176" calcext:value-type="float">
            <text:p>0.330838176</text:p>
          </table:table-cell>
          <table:table-cell office:value-type="float" office:value="0.3323948486" calcext:value-type="float">
            <text:p>0.3323948486</text:p>
          </table:table-cell>
          <table:table-cell office:value-type="float" office:value="0.338127694" calcext:value-type="float">
            <text:p>0.338127694</text:p>
          </table:table-cell>
          <table:table-cell office:value-type="float" office:value="0.3330667735" calcext:value-type="float">
            <text:p>0.3330667735</text:p>
          </table:table-cell>
          <table:table-cell office:value-type="float" office:value="0.3280058529" calcext:value-type="float">
            <text:p>0.3280058529</text:p>
          </table:table-cell>
          <table:table-cell office:value-type="float" office:value="0.3446612205" calcext:value-type="float">
            <text:p>0.3446612205</text:p>
          </table:table-cell>
          <table:table-cell office:value-type="float" office:value="0.3462400215" calcext:value-type="float">
            <text:p>0.3462400215</text:p>
          </table:table-cell>
          <table:table-cell office:value-type="float" office:value="0.3156440966" calcext:value-type="float">
            <text:p>0.3156440966</text:p>
          </table:table-cell>
          <table:table-cell office:value-type="float" office:value="0.2977887463" calcext:value-type="float">
            <text:p>0.2977887463</text:p>
          </table:table-cell>
          <table:table-cell office:value-type="float" office:value="0.331414121" calcext:value-type="float">
            <text:p>0.331414121</text:p>
          </table:table-cell>
          <table:table-cell office:value-type="float" office:value="0.3592428302" calcext:value-type="float">
            <text:p>0.3592428302</text:p>
          </table:table-cell>
          <table:table-cell office:value-type="float" office:value="0.3497141174" calcext:value-type="float">
            <text:p>0.3497141174</text:p>
          </table:table-cell>
          <table:table-cell office:value-type="float" office:value="0.3116830614" calcext:value-type="float">
            <text:p>0.3116830614</text:p>
          </table:table-cell>
          <table:table-cell office:value-type="float" office:value="0.3268036069" calcext:value-type="float">
            <text:p>0.3268036069</text:p>
          </table:table-cell>
          <table:table-cell office:value-type="float" office:value="0.3523626452" calcext:value-type="float">
            <text:p>0.3523626452</text:p>
          </table:table-cell>
          <table:table-cell office:value-type="float" office:value="0.3600037054" calcext:value-type="float">
            <text:p>0.3600037054</text:p>
          </table:table-cell>
          <table:table-cell office:value-type="float" office:value="0.3787091741" calcext:value-type="float">
            <text:p>0.3787091741</text:p>
          </table:table-cell>
          <table:table-cell office:value-type="float" office:value="0.3654385414" calcext:value-type="float">
            <text:p>0.3654385414</text:p>
          </table:table-cell>
          <table:table-cell office:value-type="float" office:value="0.3940542805" calcext:value-type="float">
            <text:p>0.3940542805</text:p>
          </table:table-cell>
          <table:table-cell office:value-type="float" office:value="0.4232704921" calcext:value-type="float">
            <text:p>0.4232704921</text:p>
          </table:table-cell>
          <table:table-cell office:value-type="float" office:value="0.3868325419" calcext:value-type="float">
            <text:p>0.3868325419</text:p>
          </table:table-cell>
          <table:table-cell office:value-type="float" office:value="0.3713388288" calcext:value-type="float">
            <text:p>0.3713388288</text:p>
          </table:table-cell>
          <table:table-cell office:value-type="float" office:value="0.3885506341" calcext:value-type="float">
            <text:p>0.3885506341</text:p>
          </table:table-cell>
          <table:table-cell office:value-type="float" office:value="0.3940300036" calcext:value-type="float">
            <text:p>0.3940300036</text:p>
          </table:table-cell>
          <table:table-cell office:value-type="float" office:value="0.3731372299" calcext:value-type="float">
            <text:p>0.3731372299</text:p>
          </table:table-cell>
          <table:table-cell office:value-type="float" office:value="0.3874708464" calcext:value-type="float">
            <text:p>0.3874708464</text:p>
          </table:table-cell>
          <table:table-cell office:value-type="float" office:value="0.3686914168" calcext:value-type="float">
            <text:p>0.3686914168</text:p>
          </table:table-cell>
          <table:table-cell office:value-type="float" office:value="0.4145033493" calcext:value-type="float">
            <text:p>0.4145033493</text:p>
          </table:table-cell>
          <table:table-cell office:value-type="float" office:value="0.4130466392" calcext:value-type="float">
            <text:p>0.4130466392</text:p>
          </table:table-cell>
          <table:table-cell office:value-type="float" office:value="0.4487529185" calcext:value-type="float">
            <text:p>0.4487529185</text:p>
          </table:table-cell>
          <table:table-cell office:value-type="float" office:value="0.4166221303" calcext:value-type="float">
            <text:p>0.4166221303</text:p>
          </table:table-cell>
          <table:table-cell office:value-type="float" office:value="0.4095926862" calcext:value-type="float">
            <text:p>0.4095926862</text:p>
          </table:table-cell>
          <table:table-cell office:value-type="float" office:value="0.4139322155" calcext:value-type="float">
            <text:p>0.4139322155</text:p>
          </table:table-cell>
          <table:table-cell office:value-type="float" office:value="0.4055735714" calcext:value-type="float">
            <text:p>0.4055735714</text:p>
          </table:table-cell>
          <table:table-cell office:value-type="float" office:value="0.4183541755" calcext:value-type="float">
            <text:p>0.4183541755</text:p>
          </table:table-cell>
          <table:table-cell office:value-type="float" office:value="0.412033022225" calcext:value-type="float">
            <text:p>0.412033022225</text:p>
          </table:table-cell>
          <table:table-cell office:value-type="float" office:value="0.40571186895" calcext:value-type="float">
            <text:p>0.40571186895</text:p>
          </table:table-cell>
          <table:table-cell office:value-type="float" office:value="0.399390715675" calcext:value-type="float">
            <text:p>0.399390715675</text:p>
          </table:table-cell>
          <table:table-cell office:value-type="float" office:value="0.3930695624" calcext:value-type="float">
            <text:p>0.3930695624</text:p>
          </table:table-cell>
          <table:table-cell office:value-type="float" office:value="0.3883512684" calcext:value-type="float">
            <text:p>0.3883512684</text:p>
          </table:table-cell>
          <table:table-cell office:value-type="float" office:value="0.4028854773" calcext:value-type="float">
            <text:p>0.4028854773</text:p>
          </table:table-cell>
          <table:table-cell office:value-type="float" office:value="0.3996684367" calcext:value-type="float">
            <text:p>0.3996684367</text:p>
          </table:table-cell>
          <table:table-cell office:value-type="float" office:value="0.4016872466" calcext:value-type="float">
            <text:p>0.4016872466</text:p>
          </table:table-cell>
          <table:table-cell office:value-type="float" office:value="0.4197019026" calcext:value-type="float">
            <text:p>0.4197019026</text:p>
          </table:table-cell>
          <table:table-cell office:value-type="float" office:value="0.4274900899" calcext:value-type="float">
            <text:p>0.4274900899</text:p>
          </table:table-cell>
          <table:table-cell office:value-type="float" office:value="0.4339404568" calcext:value-type="float">
            <text:p>0.4339404568</text:p>
          </table:table-cell>
          <table:table-cell office:value-type="float" office:value="0.4516439977" calcext:value-type="float">
            <text:p>0.4516439977</text:p>
          </table:table-cell>
          <table:table-cell office:value-type="float" office:value="0.4201339854" calcext:value-type="float">
            <text:p>0.4201339854</text:p>
          </table:table-cell>
          <table:table-cell office:value-type="float" office:value="0.4529600631" calcext:value-type="float">
            <text:p>0.4529600631</text:p>
          </table:table-cell>
          <table:table-cell office:value-type="float" office:value="0.4290981213" calcext:value-type="float">
            <text:p>0.4290981213</text:p>
          </table:table-cell>
          <table:table-cell office:value-type="float" office:value="0.4031948697" calcext:value-type="float">
            <text:p>0.4031948697</text:p>
          </table:table-cell>
          <table:table-cell office:value-type="float" office:value="0.4198800361" calcext:value-type="float">
            <text:p>0.4198800361</text:p>
          </table:table-cell>
          <table:table-cell office:value-type="float" office:value="0.4215688322" calcext:value-type="float">
            <text:p>0.4215688322</text:p>
          </table:table-cell>
          <table:table-cell table:style-name="Default" office:value-type="float" office:value="0.4210624105" calcext:value-type="float">
            <text:p>0.4210624105</text:p>
          </table:table-cell>
          <table:table-cell table:formula="of:=AVERAGE([.AR11:.BP11])" office:value-type="float" office:value="0.416652002438" calcext:value-type="float">
            <text:p>0.416652002438</text:p>
          </table:table-cell>
          <table:table-cell table:formula="of:=[.BQ11]" office:value-type="float" office:value="0.416652002438" calcext:value-type="float">
            <text:p>0.416652002438</text:p>
          </table:table-cell>
          <table:table-cell table:formula="of:=[.BR11]" office:value-type="float" office:value="0.416652002438" calcext:value-type="float">
            <text:p>0.416652002438</text:p>
          </table:table-cell>
          <table:table-cell table:formula="of:=[.BS11]" office:value-type="float" office:value="0.416652002438" calcext:value-type="float">
            <text:p>0.416652002438</text:p>
          </table:table-cell>
          <table:table-cell table:formula="of:=[.BT11]" office:value-type="float" office:value="0.416652002438" calcext:value-type="float">
            <text:p>0.416652002438</text:p>
          </table:table-cell>
          <table:table-cell table:formula="of:=[.BU11]" office:value-type="float" office:value="0.416652002438" calcext:value-type="float">
            <text:p>0.416652002438</text:p>
          </table:table-cell>
          <table:table-cell table:formula="of:=[.BV11]" office:value-type="float" office:value="0.416652002438" calcext:value-type="float">
            <text:p>0.416652002438</text:p>
          </table:table-cell>
          <table:table-cell table:formula="of:=[.BW11]" office:value-type="float" office:value="0.416652002438" calcext:value-type="float">
            <text:p>0.416652002438</text:p>
          </table:table-cell>
          <table:table-cell table:formula="of:=[.BX11]" office:value-type="float" office:value="0.416652002438" calcext:value-type="float">
            <text:p>0.416652002438</text:p>
          </table:table-cell>
          <table:table-cell table:formula="of:=[.BY11]" office:value-type="float" office:value="0.416652002438" calcext:value-type="float">
            <text:p>0.416652002438</text:p>
          </table:table-cell>
          <table:table-cell table:formula="of:=[.BZ11]" office:value-type="float" office:value="0.416652002438" calcext:value-type="float">
            <text:p>0.416652002438</text:p>
          </table:table-cell>
          <table:table-cell table:formula="of:=[.CA11]" office:value-type="float" office:value="0.416652002438" calcext:value-type="float">
            <text:p>0.416652002438</text:p>
          </table:table-cell>
          <table:table-cell table:formula="of:=[.CB11]" office:value-type="float" office:value="0.416652002438" calcext:value-type="float">
            <text:p>0.416652002438</text:p>
          </table:table-cell>
          <table:table-cell table:formula="of:=[.CC11]" office:value-type="float" office:value="0.416652002438" calcext:value-type="float">
            <text:p>0.416652002438</text:p>
          </table:table-cell>
          <table:table-cell table:formula="of:=[.CD11]" office:value-type="float" office:value="0.416652002438" calcext:value-type="float">
            <text:p>0.416652002438</text:p>
          </table:table-cell>
          <table:table-cell table:formula="of:=[.CE11]" office:value-type="float" office:value="0.416652002438" calcext:value-type="float">
            <text:p>0.416652002438</text:p>
          </table:table-cell>
          <table:table-cell table:formula="of:=[.CF11]" office:value-type="float" office:value="0.416652002438" calcext:value-type="float">
            <text:p>0.416652002438</text:p>
          </table:table-cell>
          <table:table-cell table:formula="of:=[.CG11]" office:value-type="float" office:value="0.416652002438" calcext:value-type="float">
            <text:p>0.416652002438</text:p>
          </table:table-cell>
          <table:table-cell table:formula="of:=[.CH11]" office:value-type="float" office:value="0.416652002438" calcext:value-type="float">
            <text:p>0.416652002438</text:p>
          </table:table-cell>
          <table:table-cell table:formula="of:=[.CI11]" office:value-type="float" office:value="0.416652002438" calcext:value-type="float">
            <text:p>0.416652002438</text:p>
          </table:table-cell>
          <table:table-cell table:formula="of:=[.CJ11]" office:value-type="float" office:value="0.416652002438" calcext:value-type="float">
            <text:p>0.416652002438</text:p>
          </table:table-cell>
          <table:table-cell table:formula="of:=[.CK11]" office:value-type="float" office:value="0.416652002438" calcext:value-type="float">
            <text:p>0.416652002438</text:p>
          </table:table-cell>
          <table:table-cell table:formula="of:=[.CL11]" office:value-type="float" office:value="0.416652002438" calcext:value-type="float">
            <text:p>0.416652002438</text:p>
          </table:table-cell>
          <table:table-cell table:formula="of:=[.CM11]" office:value-type="float" office:value="0.416652002438" calcext:value-type="float">
            <text:p>0.416652002438</text:p>
          </table:table-cell>
          <table:table-cell table:formula="of:=[.CN11]" office:value-type="float" office:value="0.416652002438" calcext:value-type="float">
            <text:p>0.416652002438</text:p>
          </table:table-cell>
          <table:table-cell table:formula="of:=[.CO11]" office:value-type="float" office:value="0.416652002438" calcext:value-type="float">
            <text:p>0.416652002438</text:p>
          </table:table-cell>
          <table:table-cell table:formula="of:=[.CP11]" office:value-type="float" office:value="0.416652002438" calcext:value-type="float">
            <text:p>0.416652002438</text:p>
          </table:table-cell>
          <table:table-cell table:formula="of:=[.CQ11]" office:value-type="float" office:value="0.416652002438" calcext:value-type="float">
            <text:p>0.416652002438</text:p>
          </table:table-cell>
          <table:table-cell table:formula="of:=[.CR11]" office:value-type="float" office:value="0.416652002438" calcext:value-type="float">
            <text:p>0.416652002438</text:p>
          </table:table-cell>
          <table:table-cell table:formula="of:=[.CS11]" office:value-type="float" office:value="0.416652002438" calcext:value-type="float">
            <text:p>0.416652002438</text:p>
          </table:table-cell>
          <table:table-cell table:formula="of:=[.CT11]" office:value-type="float" office:value="0.416652002438" calcext:value-type="float">
            <text:p>0.416652002438</text:p>
          </table:table-cell>
          <table:table-cell table:formula="of:=[.CU11]" office:value-type="float" office:value="0.416652002438" calcext:value-type="float">
            <text:p>0.416652002438</text:p>
          </table:table-cell>
          <table:table-cell table:formula="of:=[.CV11]" office:value-type="float" office:value="0.416652002438" calcext:value-type="float">
            <text:p>0.416652002438</text:p>
          </table:table-cell>
          <table:table-cell table:formula="of:=[.CW11]" office:value-type="float" office:value="0.416652002438" calcext:value-type="float">
            <text:p>0.416652002438</text:p>
          </table:table-cell>
          <table:table-cell table:formula="of:=[.CX11]" office:value-type="float" office:value="0.416652002438" calcext:value-type="float">
            <text:p>0.416652002438</text:p>
          </table:table-cell>
          <table:table-cell table:formula="of:=[.CY11]" office:value-type="float" office:value="0.416652002438" calcext:value-type="float">
            <text:p>0.416652002438</text:p>
          </table:table-cell>
          <table:table-cell table:formula="of:=[.CZ11]" office:value-type="float" office:value="0.416652002438" calcext:value-type="float">
            <text:p>0.416652002438</text:p>
          </table:table-cell>
          <table:table-cell table:formula="of:=[.DA11]" office:value-type="float" office:value="0.416652002438" calcext:value-type="float">
            <text:p>0.416652002438</text:p>
          </table:table-cell>
          <table:table-cell table:formula="of:=[.DB11]" office:value-type="float" office:value="0.416652002438" calcext:value-type="float">
            <text:p>0.416652002438</text:p>
          </table:table-cell>
          <table:table-cell table:formula="of:=[.DC11]" office:value-type="float" office:value="0.416652002438" calcext:value-type="float">
            <text:p>0.416652002438</text:p>
          </table:table-cell>
          <table:table-cell table:formula="of:=[.DD11]" office:value-type="float" office:value="0.416652002438" calcext:value-type="float">
            <text:p>0.416652002438</text:p>
          </table:table-cell>
          <table:table-cell table:formula="of:=[.DE11]" office:value-type="float" office:value="0.416652002438" calcext:value-type="float">
            <text:p>0.416652002438</text:p>
          </table:table-cell>
          <table:table-cell table:formula="of:=[.DF11]" office:value-type="float" office:value="0.416652002438" calcext:value-type="float">
            <text:p>0.416652002438</text:p>
          </table:table-cell>
          <table:table-cell table:formula="of:=[.DG11]" office:value-type="float" office:value="0.416652002438" calcext:value-type="float">
            <text:p>0.416652002438</text:p>
          </table:table-cell>
          <table:table-cell table:formula="of:=[.DH11]" office:value-type="float" office:value="0.416652002438" calcext:value-type="float">
            <text:p>0.416652002438</text:p>
          </table:table-cell>
          <table:table-cell table:formula="of:=[.DI11]" office:value-type="float" office:value="0.416652002438" calcext:value-type="float">
            <text:p>0.416652002438</text:p>
          </table:table-cell>
          <table:table-cell table:formula="of:=[.DJ11]" office:value-type="float" office:value="0.416652002438" calcext:value-type="float">
            <text:p>0.416652002438</text:p>
          </table:table-cell>
          <table:table-cell table:formula="of:=[.DK11]" office:value-type="float" office:value="0.416652002438" calcext:value-type="float">
            <text:p>0.416652002438</text:p>
          </table:table-cell>
          <table:table-cell table:formula="of:=[.DL11]" office:value-type="float" office:value="0.416652002438" calcext:value-type="float">
            <text:p>0.416652002438</text:p>
          </table:table-cell>
          <table:table-cell table:formula="of:=[.DM11]" office:value-type="float" office:value="0.416652002438" calcext:value-type="float">
            <text:p>0.416652002438</text:p>
          </table:table-cell>
          <table:table-cell table:formula="of:=[.DN11]" office:value-type="float" office:value="0.416652002438" calcext:value-type="float">
            <text:p>0.416652002438</text:p>
          </table:table-cell>
          <table:table-cell table:formula="of:=[.DO11]" office:value-type="float" office:value="0.416652002438" calcext:value-type="float">
            <text:p>0.416652002438</text:p>
          </table:table-cell>
          <table:table-cell table:formula="of:=[.DP11]" office:value-type="float" office:value="0.416652002438" calcext:value-type="float">
            <text:p>0.416652002438</text:p>
          </table:table-cell>
          <table:table-cell table:formula="of:=[.DQ11]" office:value-type="float" office:value="0.416652002438" calcext:value-type="float">
            <text:p>0.416652002438</text:p>
          </table:table-cell>
          <table:table-cell table:formula="of:=[.DR11]" office:value-type="float" office:value="0.416652002438" calcext:value-type="float">
            <text:p>0.416652002438</text:p>
          </table:table-cell>
          <table:table-cell table:formula="of:=[.DS11]" office:value-type="float" office:value="0.416652002438" calcext:value-type="float">
            <text:p>0.416652002438</text:p>
          </table:table-cell>
          <table:table-cell table:formula="of:=[.DT11]" office:value-type="float" office:value="0.416652002438" calcext:value-type="float">
            <text:p>0.416652002438</text:p>
          </table:table-cell>
          <table:table-cell table:formula="of:=[.DU11]" office:value-type="float" office:value="0.416652002438" calcext:value-type="float">
            <text:p>0.416652002438</text:p>
          </table:table-cell>
          <table:table-cell table:formula="of:=[.DV11]" office:value-type="float" office:value="0.416652002438" calcext:value-type="float">
            <text:p>0.416652002438</text:p>
          </table:table-cell>
          <table:table-cell table:formula="of:=[.DW11]" office:value-type="float" office:value="0.416652002438" calcext:value-type="float">
            <text:p>0.416652002438</text:p>
          </table:table-cell>
          <table:table-cell table:formula="of:=[.DX11]" office:value-type="float" office:value="0.416652002438" calcext:value-type="float">
            <text:p>0.416652002438</text:p>
          </table:table-cell>
          <table:table-cell table:formula="of:=[.DY11]" office:value-type="float" office:value="0.416652002438" calcext:value-type="float">
            <text:p>0.416652002438</text:p>
          </table:table-cell>
          <table:table-cell table:formula="of:=[.DZ11]" office:value-type="float" office:value="0.416652002438" calcext:value-type="float">
            <text:p>0.416652002438</text:p>
          </table:table-cell>
          <table:table-cell table:formula="of:=[.EA11]" office:value-type="float" office:value="0.416652002438" calcext:value-type="float">
            <text:p>0.416652002438</text:p>
          </table:table-cell>
          <table:table-cell table:formula="of:=[.EB11]" office:value-type="float" office:value="0.416652002438" calcext:value-type="float">
            <text:p>0.416652002438</text:p>
          </table:table-cell>
          <table:table-cell table:formula="of:=[.EC11]" office:value-type="float" office:value="0.416652002438" calcext:value-type="float">
            <text:p>0.416652002438</text:p>
          </table:table-cell>
          <table:table-cell table:formula="of:=[.ED11]" office:value-type="float" office:value="0.416652002438" calcext:value-type="float">
            <text:p>0.416652002438</text:p>
          </table:table-cell>
          <table:table-cell table:formula="of:=[.EE11]" office:value-type="float" office:value="0.416652002438" calcext:value-type="float">
            <text:p>0.416652002438</text:p>
          </table:table-cell>
          <table:table-cell table:formula="of:=[.EF11]" office:value-type="float" office:value="0.416652002438" calcext:value-type="float">
            <text:p>0.416652002438</text:p>
          </table:table-cell>
          <table:table-cell table:formula="of:=[.EG11]" office:value-type="float" office:value="0.416652002438" calcext:value-type="float">
            <text:p>0.416652002438</text:p>
          </table:table-cell>
          <table:table-cell table:formula="of:=[.EH11]" office:value-type="float" office:value="0.416652002438" calcext:value-type="float">
            <text:p>0.416652002438</text:p>
          </table:table-cell>
          <table:table-cell table:formula="of:=[.EI11]" office:value-type="float" office:value="0.416652002438" calcext:value-type="float">
            <text:p>0.416652002438</text:p>
          </table:table-cell>
          <table:table-cell table:formula="of:=[.EJ11]" office:value-type="float" office:value="0.416652002438" calcext:value-type="float">
            <text:p>0.416652002438</text:p>
          </table:table-cell>
          <table:table-cell table:formula="of:=[.EK11]" office:value-type="float" office:value="0.416652002438" calcext:value-type="float">
            <text:p>0.416652002438</text:p>
          </table:table-cell>
          <table:table-cell table:formula="of:=[.EL11]" office:value-type="float" office:value="0.416652002438" calcext:value-type="float">
            <text:p>0.416652002438</text:p>
          </table:table-cell>
          <table:table-cell table:formula="of:=[.EM11]" office:value-type="float" office:value="0.416652002438" calcext:value-type="float">
            <text:p>0.416652002438</text:p>
          </table:table-cell>
          <table:table-cell table:formula="of:=[.EN11]" office:value-type="float" office:value="0.416652002438" calcext:value-type="float">
            <text:p>0.416652002438</text:p>
          </table:table-cell>
          <table:table-cell table:formula="of:=[.EO11]" office:value-type="float" office:value="0.416652002438" calcext:value-type="float">
            <text:p>0.416652002438</text:p>
          </table:table-cell>
          <table:table-cell table:formula="of:=[.EP11]" office:value-type="float" office:value="0.416652002438" calcext:value-type="float">
            <text:p>0.416652002438</text:p>
          </table:table-cell>
          <table:table-cell table:formula="of:=[.EQ11]" office:value-type="float" office:value="0.416652002438" calcext:value-type="float">
            <text:p>0.416652002438</text:p>
          </table:table-cell>
          <table:table-cell table:formula="of:=[.ER11]" office:value-type="float" office:value="0.416652002438" calcext:value-type="float">
            <text:p>0.416652002438</text:p>
          </table:table-cell>
          <table:table-cell table:formula="of:=[.ES11]" office:value-type="float" office:value="0.416652002438" calcext:value-type="float">
            <text:p>0.416652002438</text:p>
          </table:table-cell>
          <table:table-cell table:formula="of:=[.ET11]" office:value-type="float" office:value="0.416652002438" calcext:value-type="float">
            <text:p>0.4166520024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37923763" calcext:value-type="float">
            <text:p>0.2137923763</text:p>
          </table:table-cell>
          <table:table-cell office:value-type="float" office:value="0.2108745108" calcext:value-type="float">
            <text:p>0.2108745108</text:p>
          </table:table-cell>
          <table:table-cell office:value-type="float" office:value="0.2153476379" calcext:value-type="float">
            <text:p>0.2153476379</text:p>
          </table:table-cell>
          <table:table-cell office:value-type="float" office:value="0.199970193" calcext:value-type="float">
            <text:p>0.199970193</text:p>
          </table:table-cell>
          <table:table-cell office:value-type="float" office:value="0.1943511998" calcext:value-type="float">
            <text:p>0.1943511998</text:p>
          </table:table-cell>
          <table:table-cell office:value-type="float" office:value="0.2253797635" calcext:value-type="float">
            <text:p>0.2253797635</text:p>
          </table:table-cell>
          <table:table-cell office:value-type="float" office:value="0.2306007679" calcext:value-type="float">
            <text:p>0.2306007679</text:p>
          </table:table-cell>
          <table:table-cell office:value-type="float" office:value="0.2306860484" calcext:value-type="float">
            <text:p>0.2306860484</text:p>
          </table:table-cell>
          <table:table-cell office:value-type="float" office:value="0.2208968745" calcext:value-type="float">
            <text:p>0.2208968745</text:p>
          </table:table-cell>
          <table:table-cell office:value-type="float" office:value="0.2487885159" calcext:value-type="float">
            <text:p>0.2487885159</text:p>
          </table:table-cell>
          <table:table-cell office:value-type="float" office:value="0.2653461949" calcext:value-type="float">
            <text:p>0.2653461949</text:p>
          </table:table-cell>
          <table:table-cell office:value-type="float" office:value="0.2466794304" calcext:value-type="float">
            <text:p>0.2466794304</text:p>
          </table:table-cell>
          <table:table-cell office:value-type="float" office:value="0.2609936396" calcext:value-type="float">
            <text:p>0.2609936396</text:p>
          </table:table-cell>
          <table:table-cell office:value-type="float" office:value="0.2658961133" calcext:value-type="float">
            <text:p>0.2658961133</text:p>
          </table:table-cell>
          <table:table-cell office:value-type="float" office:value="0.2845673949" calcext:value-type="float">
            <text:p>0.2845673949</text:p>
          </table:table-cell>
          <table:table-cell office:value-type="float" office:value="0.313181103" calcext:value-type="float">
            <text:p>0.313181103</text:p>
          </table:table-cell>
          <table:table-cell office:value-type="float" office:value="0.2800787461" calcext:value-type="float">
            <text:p>0.2800787461</text:p>
          </table:table-cell>
          <table:table-cell office:value-type="float" office:value="0.2469763892" calcext:value-type="float">
            <text:p>0.2469763892</text:p>
          </table:table-cell>
          <table:table-cell office:value-type="float" office:value="0.283558872" calcext:value-type="float">
            <text:p>0.283558872</text:p>
          </table:table-cell>
          <table:table-cell office:value-type="float" office:value="0.2945382373" calcext:value-type="float">
            <text:p>0.2945382373</text:p>
          </table:table-cell>
          <table:table-cell office:value-type="float" office:value="0.2923210047" calcext:value-type="float">
            <text:p>0.2923210047</text:p>
          </table:table-cell>
          <table:table-cell office:value-type="float" office:value="0.2703093052" calcext:value-type="float">
            <text:p>0.2703093052</text:p>
          </table:table-cell>
          <table:table-cell office:value-type="float" office:value="0.2950631743" calcext:value-type="float">
            <text:p>0.2950631743</text:p>
          </table:table-cell>
          <table:table-cell office:value-type="float" office:value="0.3021893751" calcext:value-type="float">
            <text:p>0.3021893751</text:p>
          </table:table-cell>
          <table:table-cell office:value-type="float" office:value="0.2931948175" calcext:value-type="float">
            <text:p>0.2931948175</text:p>
          </table:table-cell>
          <table:table-cell office:value-type="float" office:value="0.2738646538" calcext:value-type="float">
            <text:p>0.2738646538</text:p>
          </table:table-cell>
          <table:table-cell office:value-type="float" office:value="0.2998199772" calcext:value-type="float">
            <text:p>0.2998199772</text:p>
          </table:table-cell>
          <table:table-cell office:value-type="float" office:value="0.3056270829" calcext:value-type="float">
            <text:p>0.3056270829</text:p>
          </table:table-cell>
          <table:table-cell office:value-type="float" office:value="0.3067328008" calcext:value-type="float">
            <text:p>0.3067328008</text:p>
          </table:table-cell>
          <table:table-cell office:value-type="float" office:value="0.2997778231" calcext:value-type="float">
            <text:p>0.2997778231</text:p>
          </table:table-cell>
          <table:table-cell office:value-type="float" office:value="0.3261568861" calcext:value-type="float">
            <text:p>0.3261568861</text:p>
          </table:table-cell>
          <table:table-cell office:value-type="float" office:value="0.3408130617" calcext:value-type="float">
            <text:p>0.3408130617</text:p>
          </table:table-cell>
          <table:table-cell office:value-type="float" office:value="0.3385681614" calcext:value-type="float">
            <text:p>0.3385681614</text:p>
          </table:table-cell>
          <table:table-cell office:value-type="float" office:value="0.3485792194" calcext:value-type="float">
            <text:p>0.3485792194</text:p>
          </table:table-cell>
          <table:table-cell office:value-type="float" office:value="0.3437673497" calcext:value-type="float">
            <text:p>0.3437673497</text:p>
          </table:table-cell>
          <table:table-cell office:value-type="float" office:value="0.3104339645" calcext:value-type="float">
            <text:p>0.3104339645</text:p>
          </table:table-cell>
          <table:table-cell office:value-type="float" office:value="0.3309291859" calcext:value-type="float">
            <text:p>0.3309291859</text:p>
          </table:table-cell>
          <table:table-cell office:value-type="float" office:value="0.3624713171" calcext:value-type="float">
            <text:p>0.3624713171</text:p>
          </table:table-cell>
          <table:table-cell office:value-type="float" office:value="0.3933821292" calcext:value-type="float">
            <text:p>0.3933821292</text:p>
          </table:table-cell>
          <table:table-cell office:value-type="float" office:value="0.3241589773" calcext:value-type="float">
            <text:p>0.3241589773</text:p>
          </table:table-cell>
          <table:table-cell office:value-type="float" office:value="0.351717277" calcext:value-type="float">
            <text:p>0.351717277</text:p>
          </table:table-cell>
          <table:table-cell office:value-type="float" office:value="0.3835781543" calcext:value-type="float">
            <text:p>0.3835781543</text:p>
          </table:table-cell>
          <table:table-cell office:value-type="float" office:value="0.4010751903" calcext:value-type="float">
            <text:p>0.4010751903</text:p>
          </table:table-cell>
          <table:table-cell office:value-type="float" office:value="0.3753191875" calcext:value-type="float">
            <text:p>0.3753191875</text:p>
          </table:table-cell>
          <table:table-cell office:value-type="float" office:value="0.3864259333" calcext:value-type="float">
            <text:p>0.3864259333</text:p>
          </table:table-cell>
          <table:table-cell office:value-type="float" office:value="0.3752495339" calcext:value-type="float">
            <text:p>0.3752495339</text:p>
          </table:table-cell>
          <table:table-cell office:value-type="float" office:value="0.390279156" calcext:value-type="float">
            <text:p>0.390279156</text:p>
          </table:table-cell>
          <table:table-cell office:value-type="float" office:value="0.3915297185" calcext:value-type="float">
            <text:p>0.3915297185</text:p>
          </table:table-cell>
          <table:table-cell office:value-type="float" office:value="0.3912596973" calcext:value-type="float">
            <text:p>0.3912596973</text:p>
          </table:table-cell>
          <table:table-cell office:value-type="float" office:value="0.3909896761" calcext:value-type="float">
            <text:p>0.3909896761</text:p>
          </table:table-cell>
          <table:table-cell office:value-type="float" office:value="0.3907196549" calcext:value-type="float">
            <text:p>0.3907196549</text:p>
          </table:table-cell>
          <table:table-cell office:value-type="float" office:value="0.3904496337" calcext:value-type="float">
            <text:p>0.3904496337</text:p>
          </table:table-cell>
          <table:table-cell office:value-type="float" office:value="0.4044315945" calcext:value-type="float">
            <text:p>0.4044315945</text:p>
          </table:table-cell>
          <table:table-cell office:value-type="float" office:value="0.3932493592" calcext:value-type="float">
            <text:p>0.3932493592</text:p>
          </table:table-cell>
          <table:table-cell office:value-type="float" office:value="0.386208397" calcext:value-type="float">
            <text:p>0.386208397</text:p>
          </table:table-cell>
          <table:table-cell office:value-type="float" office:value="0.4073263461" calcext:value-type="float">
            <text:p>0.4073263461</text:p>
          </table:table-cell>
          <table:table-cell office:value-type="float" office:value="0.4036035056" calcext:value-type="float">
            <text:p>0.4036035056</text:p>
          </table:table-cell>
          <table:table-cell office:value-type="float" office:value="0.3995290321" calcext:value-type="float">
            <text:p>0.3995290321</text:p>
          </table:table-cell>
          <table:table-cell office:value-type="float" office:value="0.3917655277" calcext:value-type="float">
            <text:p>0.3917655277</text:p>
          </table:table-cell>
          <table:table-cell office:value-type="float" office:value="0.4291723858" calcext:value-type="float">
            <text:p>0.4291723858</text:p>
          </table:table-cell>
          <table:table-cell office:value-type="float" office:value="0.4461286744" calcext:value-type="float">
            <text:p>0.4461286744</text:p>
          </table:table-cell>
          <table:table-cell office:value-type="float" office:value="0.3972358832" calcext:value-type="float">
            <text:p>0.3972358832</text:p>
          </table:table-cell>
          <table:table-cell office:value-type="float" office:value="0.4459616183" calcext:value-type="float">
            <text:p>0.4459616183</text:p>
          </table:table-cell>
          <table:table-cell office:value-type="float" office:value="0.4287500417" calcext:value-type="float">
            <text:p>0.4287500417</text:p>
          </table:table-cell>
          <table:table-cell office:value-type="float" office:value="0.4362171154" calcext:value-type="float">
            <text:p>0.4362171154</text:p>
          </table:table-cell>
          <table:table-cell office:value-type="float" office:value="0.4470671209" calcext:value-type="float">
            <text:p>0.4470671209</text:p>
          </table:table-cell>
          <table:table-cell table:style-name="Default" office:value-type="float" office:value="0.42656234" calcext:value-type="float">
            <text:p>0.42656234</text:p>
          </table:table-cell>
          <table:table-cell table:formula="of:=AVERAGE([.AR12:.BP12])" office:value-type="float" office:value="0.405060252936" calcext:value-type="float">
            <text:p>0.405060252936</text:p>
          </table:table-cell>
          <table:table-cell table:formula="of:=[.BQ12]" office:value-type="float" office:value="0.405060252936" calcext:value-type="float">
            <text:p>0.405060252936</text:p>
          </table:table-cell>
          <table:table-cell table:formula="of:=[.BR12]" office:value-type="float" office:value="0.405060252936" calcext:value-type="float">
            <text:p>0.405060252936</text:p>
          </table:table-cell>
          <table:table-cell table:formula="of:=[.BS12]" office:value-type="float" office:value="0.405060252936" calcext:value-type="float">
            <text:p>0.405060252936</text:p>
          </table:table-cell>
          <table:table-cell table:formula="of:=[.BT12]" office:value-type="float" office:value="0.405060252936" calcext:value-type="float">
            <text:p>0.405060252936</text:p>
          </table:table-cell>
          <table:table-cell table:formula="of:=[.BU12]" office:value-type="float" office:value="0.405060252936" calcext:value-type="float">
            <text:p>0.405060252936</text:p>
          </table:table-cell>
          <table:table-cell table:formula="of:=[.BV12]" office:value-type="float" office:value="0.405060252936" calcext:value-type="float">
            <text:p>0.405060252936</text:p>
          </table:table-cell>
          <table:table-cell table:formula="of:=[.BW12]" office:value-type="float" office:value="0.405060252936" calcext:value-type="float">
            <text:p>0.405060252936</text:p>
          </table:table-cell>
          <table:table-cell table:formula="of:=[.BX12]" office:value-type="float" office:value="0.405060252936" calcext:value-type="float">
            <text:p>0.405060252936</text:p>
          </table:table-cell>
          <table:table-cell table:formula="of:=[.BY12]" office:value-type="float" office:value="0.405060252936" calcext:value-type="float">
            <text:p>0.405060252936</text:p>
          </table:table-cell>
          <table:table-cell table:formula="of:=[.BZ12]" office:value-type="float" office:value="0.405060252936" calcext:value-type="float">
            <text:p>0.405060252936</text:p>
          </table:table-cell>
          <table:table-cell table:formula="of:=[.CA12]" office:value-type="float" office:value="0.405060252936" calcext:value-type="float">
            <text:p>0.405060252936</text:p>
          </table:table-cell>
          <table:table-cell table:formula="of:=[.CB12]" office:value-type="float" office:value="0.405060252936" calcext:value-type="float">
            <text:p>0.405060252936</text:p>
          </table:table-cell>
          <table:table-cell table:formula="of:=[.CC12]" office:value-type="float" office:value="0.405060252936" calcext:value-type="float">
            <text:p>0.405060252936</text:p>
          </table:table-cell>
          <table:table-cell table:formula="of:=[.CD12]" office:value-type="float" office:value="0.405060252936" calcext:value-type="float">
            <text:p>0.405060252936</text:p>
          </table:table-cell>
          <table:table-cell table:formula="of:=[.CE12]" office:value-type="float" office:value="0.405060252936" calcext:value-type="float">
            <text:p>0.405060252936</text:p>
          </table:table-cell>
          <table:table-cell table:formula="of:=[.CF12]" office:value-type="float" office:value="0.405060252936" calcext:value-type="float">
            <text:p>0.405060252936</text:p>
          </table:table-cell>
          <table:table-cell table:formula="of:=[.CG12]" office:value-type="float" office:value="0.405060252936" calcext:value-type="float">
            <text:p>0.405060252936</text:p>
          </table:table-cell>
          <table:table-cell table:formula="of:=[.CH12]" office:value-type="float" office:value="0.405060252936" calcext:value-type="float">
            <text:p>0.405060252936</text:p>
          </table:table-cell>
          <table:table-cell table:formula="of:=[.CI12]" office:value-type="float" office:value="0.405060252936" calcext:value-type="float">
            <text:p>0.405060252936</text:p>
          </table:table-cell>
          <table:table-cell table:formula="of:=[.CJ12]" office:value-type="float" office:value="0.405060252936" calcext:value-type="float">
            <text:p>0.405060252936</text:p>
          </table:table-cell>
          <table:table-cell table:formula="of:=[.CK12]" office:value-type="float" office:value="0.405060252936" calcext:value-type="float">
            <text:p>0.405060252936</text:p>
          </table:table-cell>
          <table:table-cell table:formula="of:=[.CL12]" office:value-type="float" office:value="0.405060252936" calcext:value-type="float">
            <text:p>0.405060252936</text:p>
          </table:table-cell>
          <table:table-cell table:formula="of:=[.CM12]" office:value-type="float" office:value="0.405060252936" calcext:value-type="float">
            <text:p>0.405060252936</text:p>
          </table:table-cell>
          <table:table-cell table:formula="of:=[.CN12]" office:value-type="float" office:value="0.405060252936" calcext:value-type="float">
            <text:p>0.405060252936</text:p>
          </table:table-cell>
          <table:table-cell table:formula="of:=[.CO12]" office:value-type="float" office:value="0.405060252936" calcext:value-type="float">
            <text:p>0.405060252936</text:p>
          </table:table-cell>
          <table:table-cell table:formula="of:=[.CP12]" office:value-type="float" office:value="0.405060252936" calcext:value-type="float">
            <text:p>0.405060252936</text:p>
          </table:table-cell>
          <table:table-cell table:formula="of:=[.CQ12]" office:value-type="float" office:value="0.405060252936" calcext:value-type="float">
            <text:p>0.405060252936</text:p>
          </table:table-cell>
          <table:table-cell table:formula="of:=[.CR12]" office:value-type="float" office:value="0.405060252936" calcext:value-type="float">
            <text:p>0.405060252936</text:p>
          </table:table-cell>
          <table:table-cell table:formula="of:=[.CS12]" office:value-type="float" office:value="0.405060252936" calcext:value-type="float">
            <text:p>0.405060252936</text:p>
          </table:table-cell>
          <table:table-cell table:formula="of:=[.CT12]" office:value-type="float" office:value="0.405060252936" calcext:value-type="float">
            <text:p>0.405060252936</text:p>
          </table:table-cell>
          <table:table-cell table:formula="of:=[.CU12]" office:value-type="float" office:value="0.405060252936" calcext:value-type="float">
            <text:p>0.405060252936</text:p>
          </table:table-cell>
          <table:table-cell table:formula="of:=[.CV12]" office:value-type="float" office:value="0.405060252936" calcext:value-type="float">
            <text:p>0.405060252936</text:p>
          </table:table-cell>
          <table:table-cell table:formula="of:=[.CW12]" office:value-type="float" office:value="0.405060252936" calcext:value-type="float">
            <text:p>0.405060252936</text:p>
          </table:table-cell>
          <table:table-cell table:formula="of:=[.CX12]" office:value-type="float" office:value="0.405060252936" calcext:value-type="float">
            <text:p>0.405060252936</text:p>
          </table:table-cell>
          <table:table-cell table:formula="of:=[.CY12]" office:value-type="float" office:value="0.405060252936" calcext:value-type="float">
            <text:p>0.405060252936</text:p>
          </table:table-cell>
          <table:table-cell table:formula="of:=[.CZ12]" office:value-type="float" office:value="0.405060252936" calcext:value-type="float">
            <text:p>0.405060252936</text:p>
          </table:table-cell>
          <table:table-cell table:formula="of:=[.DA12]" office:value-type="float" office:value="0.405060252936" calcext:value-type="float">
            <text:p>0.405060252936</text:p>
          </table:table-cell>
          <table:table-cell table:formula="of:=[.DB12]" office:value-type="float" office:value="0.405060252936" calcext:value-type="float">
            <text:p>0.405060252936</text:p>
          </table:table-cell>
          <table:table-cell table:formula="of:=[.DC12]" office:value-type="float" office:value="0.405060252936" calcext:value-type="float">
            <text:p>0.405060252936</text:p>
          </table:table-cell>
          <table:table-cell table:formula="of:=[.DD12]" office:value-type="float" office:value="0.405060252936" calcext:value-type="float">
            <text:p>0.405060252936</text:p>
          </table:table-cell>
          <table:table-cell table:formula="of:=[.DE12]" office:value-type="float" office:value="0.405060252936" calcext:value-type="float">
            <text:p>0.405060252936</text:p>
          </table:table-cell>
          <table:table-cell table:formula="of:=[.DF12]" office:value-type="float" office:value="0.405060252936" calcext:value-type="float">
            <text:p>0.405060252936</text:p>
          </table:table-cell>
          <table:table-cell table:formula="of:=[.DG12]" office:value-type="float" office:value="0.405060252936" calcext:value-type="float">
            <text:p>0.405060252936</text:p>
          </table:table-cell>
          <table:table-cell table:formula="of:=[.DH12]" office:value-type="float" office:value="0.405060252936" calcext:value-type="float">
            <text:p>0.405060252936</text:p>
          </table:table-cell>
          <table:table-cell table:formula="of:=[.DI12]" office:value-type="float" office:value="0.405060252936" calcext:value-type="float">
            <text:p>0.405060252936</text:p>
          </table:table-cell>
          <table:table-cell table:formula="of:=[.DJ12]" office:value-type="float" office:value="0.405060252936" calcext:value-type="float">
            <text:p>0.405060252936</text:p>
          </table:table-cell>
          <table:table-cell table:formula="of:=[.DK12]" office:value-type="float" office:value="0.405060252936" calcext:value-type="float">
            <text:p>0.405060252936</text:p>
          </table:table-cell>
          <table:table-cell table:formula="of:=[.DL12]" office:value-type="float" office:value="0.405060252936" calcext:value-type="float">
            <text:p>0.405060252936</text:p>
          </table:table-cell>
          <table:table-cell table:formula="of:=[.DM12]" office:value-type="float" office:value="0.405060252936" calcext:value-type="float">
            <text:p>0.405060252936</text:p>
          </table:table-cell>
          <table:table-cell table:formula="of:=[.DN12]" office:value-type="float" office:value="0.405060252936" calcext:value-type="float">
            <text:p>0.405060252936</text:p>
          </table:table-cell>
          <table:table-cell table:formula="of:=[.DO12]" office:value-type="float" office:value="0.405060252936" calcext:value-type="float">
            <text:p>0.405060252936</text:p>
          </table:table-cell>
          <table:table-cell table:formula="of:=[.DP12]" office:value-type="float" office:value="0.405060252936" calcext:value-type="float">
            <text:p>0.405060252936</text:p>
          </table:table-cell>
          <table:table-cell table:formula="of:=[.DQ12]" office:value-type="float" office:value="0.405060252936" calcext:value-type="float">
            <text:p>0.405060252936</text:p>
          </table:table-cell>
          <table:table-cell table:formula="of:=[.DR12]" office:value-type="float" office:value="0.405060252936" calcext:value-type="float">
            <text:p>0.405060252936</text:p>
          </table:table-cell>
          <table:table-cell table:formula="of:=[.DS12]" office:value-type="float" office:value="0.405060252936" calcext:value-type="float">
            <text:p>0.405060252936</text:p>
          </table:table-cell>
          <table:table-cell table:formula="of:=[.DT12]" office:value-type="float" office:value="0.405060252936" calcext:value-type="float">
            <text:p>0.405060252936</text:p>
          </table:table-cell>
          <table:table-cell table:formula="of:=[.DU12]" office:value-type="float" office:value="0.405060252936" calcext:value-type="float">
            <text:p>0.405060252936</text:p>
          </table:table-cell>
          <table:table-cell table:formula="of:=[.DV12]" office:value-type="float" office:value="0.405060252936" calcext:value-type="float">
            <text:p>0.405060252936</text:p>
          </table:table-cell>
          <table:table-cell table:formula="of:=[.DW12]" office:value-type="float" office:value="0.405060252936" calcext:value-type="float">
            <text:p>0.405060252936</text:p>
          </table:table-cell>
          <table:table-cell table:formula="of:=[.DX12]" office:value-type="float" office:value="0.405060252936" calcext:value-type="float">
            <text:p>0.405060252936</text:p>
          </table:table-cell>
          <table:table-cell table:formula="of:=[.DY12]" office:value-type="float" office:value="0.405060252936" calcext:value-type="float">
            <text:p>0.405060252936</text:p>
          </table:table-cell>
          <table:table-cell table:formula="of:=[.DZ12]" office:value-type="float" office:value="0.405060252936" calcext:value-type="float">
            <text:p>0.405060252936</text:p>
          </table:table-cell>
          <table:table-cell table:formula="of:=[.EA12]" office:value-type="float" office:value="0.405060252936" calcext:value-type="float">
            <text:p>0.405060252936</text:p>
          </table:table-cell>
          <table:table-cell table:formula="of:=[.EB12]" office:value-type="float" office:value="0.405060252936" calcext:value-type="float">
            <text:p>0.405060252936</text:p>
          </table:table-cell>
          <table:table-cell table:formula="of:=[.EC12]" office:value-type="float" office:value="0.405060252936" calcext:value-type="float">
            <text:p>0.405060252936</text:p>
          </table:table-cell>
          <table:table-cell table:formula="of:=[.ED12]" office:value-type="float" office:value="0.405060252936" calcext:value-type="float">
            <text:p>0.405060252936</text:p>
          </table:table-cell>
          <table:table-cell table:formula="of:=[.EE12]" office:value-type="float" office:value="0.405060252936" calcext:value-type="float">
            <text:p>0.405060252936</text:p>
          </table:table-cell>
          <table:table-cell table:formula="of:=[.EF12]" office:value-type="float" office:value="0.405060252936" calcext:value-type="float">
            <text:p>0.405060252936</text:p>
          </table:table-cell>
          <table:table-cell table:formula="of:=[.EG12]" office:value-type="float" office:value="0.405060252936" calcext:value-type="float">
            <text:p>0.405060252936</text:p>
          </table:table-cell>
          <table:table-cell table:formula="of:=[.EH12]" office:value-type="float" office:value="0.405060252936" calcext:value-type="float">
            <text:p>0.405060252936</text:p>
          </table:table-cell>
          <table:table-cell table:formula="of:=[.EI12]" office:value-type="float" office:value="0.405060252936" calcext:value-type="float">
            <text:p>0.405060252936</text:p>
          </table:table-cell>
          <table:table-cell table:formula="of:=[.EJ12]" office:value-type="float" office:value="0.405060252936" calcext:value-type="float">
            <text:p>0.405060252936</text:p>
          </table:table-cell>
          <table:table-cell table:formula="of:=[.EK12]" office:value-type="float" office:value="0.405060252936" calcext:value-type="float">
            <text:p>0.405060252936</text:p>
          </table:table-cell>
          <table:table-cell table:formula="of:=[.EL12]" office:value-type="float" office:value="0.405060252936" calcext:value-type="float">
            <text:p>0.405060252936</text:p>
          </table:table-cell>
          <table:table-cell table:formula="of:=[.EM12]" office:value-type="float" office:value="0.405060252936" calcext:value-type="float">
            <text:p>0.405060252936</text:p>
          </table:table-cell>
          <table:table-cell table:formula="of:=[.EN12]" office:value-type="float" office:value="0.405060252936" calcext:value-type="float">
            <text:p>0.405060252936</text:p>
          </table:table-cell>
          <table:table-cell table:formula="of:=[.EO12]" office:value-type="float" office:value="0.405060252936" calcext:value-type="float">
            <text:p>0.405060252936</text:p>
          </table:table-cell>
          <table:table-cell table:formula="of:=[.EP12]" office:value-type="float" office:value="0.405060252936" calcext:value-type="float">
            <text:p>0.405060252936</text:p>
          </table:table-cell>
          <table:table-cell table:formula="of:=[.EQ12]" office:value-type="float" office:value="0.405060252936" calcext:value-type="float">
            <text:p>0.405060252936</text:p>
          </table:table-cell>
          <table:table-cell table:formula="of:=[.ER12]" office:value-type="float" office:value="0.405060252936" calcext:value-type="float">
            <text:p>0.405060252936</text:p>
          </table:table-cell>
          <table:table-cell table:formula="of:=[.ES12]" office:value-type="float" office:value="0.405060252936" calcext:value-type="float">
            <text:p>0.405060252936</text:p>
          </table:table-cell>
          <table:table-cell table:formula="of:=[.ET12]" office:value-type="float" office:value="0.405060252936" calcext:value-type="float">
            <text:p>0.4050602529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48626269" calcext:value-type="float">
            <text:p>0.1448626269</text:p>
          </table:table-cell>
          <table:table-cell office:value-type="float" office:value="0.1783806031" calcext:value-type="float">
            <text:p>0.1783806031</text:p>
          </table:table-cell>
          <table:table-cell office:value-type="float" office:value="0.170987632" calcext:value-type="float">
            <text:p>0.170987632</text:p>
          </table:table-cell>
          <table:table-cell office:value-type="float" office:value="0.1732248358" calcext:value-type="float">
            <text:p>0.1732248358</text:p>
          </table:table-cell>
          <table:table-cell office:value-type="float" office:value="0.207380605" calcext:value-type="float">
            <text:p>0.207380605</text:p>
          </table:table-cell>
          <table:table-cell office:value-type="float" office:value="0.199826151" calcext:value-type="float">
            <text:p>0.199826151</text:p>
          </table:table-cell>
          <table:table-cell office:value-type="float" office:value="0.2004806331" calcext:value-type="float">
            <text:p>0.2004806331</text:p>
          </table:table-cell>
          <table:table-cell office:value-type="float" office:value="0.1905698611" calcext:value-type="float">
            <text:p>0.1905698611</text:p>
          </table:table-cell>
          <table:table-cell office:value-type="float" office:value="0.2188511089" calcext:value-type="float">
            <text:p>0.2188511089</text:p>
          </table:table-cell>
          <table:table-cell office:value-type="float" office:value="0.1888289441" calcext:value-type="float">
            <text:p>0.1888289441</text:p>
          </table:table-cell>
          <table:table-cell office:value-type="float" office:value="0.2087999422" calcext:value-type="float">
            <text:p>0.2087999422</text:p>
          </table:table-cell>
          <table:table-cell office:value-type="float" office:value="0.2284138005" calcext:value-type="float">
            <text:p>0.2284138005</text:p>
          </table:table-cell>
          <table:table-cell office:value-type="float" office:value="0.2104307392" calcext:value-type="float">
            <text:p>0.2104307392</text:p>
          </table:table-cell>
          <table:table-cell office:value-type="float" office:value="0.2179490614" calcext:value-type="float">
            <text:p>0.2179490614</text:p>
          </table:table-cell>
          <table:table-cell office:value-type="float" office:value="0.2118534045" calcext:value-type="float">
            <text:p>0.2118534045</text:p>
          </table:table-cell>
          <table:table-cell office:value-type="float" office:value="0.2267232264" calcext:value-type="float">
            <text:p>0.2267232264</text:p>
          </table:table-cell>
          <table:table-cell office:value-type="float" office:value="0.219723452" calcext:value-type="float">
            <text:p>0.219723452</text:p>
          </table:table-cell>
          <table:table-cell office:value-type="float" office:value="0.2127236777" calcext:value-type="float">
            <text:p>0.2127236777</text:p>
          </table:table-cell>
          <table:table-cell office:value-type="float" office:value="0.222294806" calcext:value-type="float">
            <text:p>0.222294806</text:p>
          </table:table-cell>
          <table:table-cell office:value-type="float" office:value="0.2317046692" calcext:value-type="float">
            <text:p>0.2317046692</text:p>
          </table:table-cell>
          <table:table-cell office:value-type="float" office:value="0.248334215" calcext:value-type="float">
            <text:p>0.248334215</text:p>
          </table:table-cell>
          <table:table-cell office:value-type="float" office:value="0.2461541771" calcext:value-type="float">
            <text:p>0.2461541771</text:p>
          </table:table-cell>
          <table:table-cell office:value-type="float" office:value="0.245457133" calcext:value-type="float">
            <text:p>0.245457133</text:p>
          </table:table-cell>
          <table:table-cell office:value-type="float" office:value="0.2280229681" calcext:value-type="float">
            <text:p>0.2280229681</text:p>
          </table:table-cell>
          <table:table-cell office:value-type="float" office:value="0.223451766" calcext:value-type="float">
            <text:p>0.223451766</text:p>
          </table:table-cell>
          <table:table-cell office:value-type="float" office:value="0.2211795803" calcext:value-type="float">
            <text:p>0.2211795803</text:p>
          </table:table-cell>
          <table:table-cell office:value-type="float" office:value="0.2803904781" calcext:value-type="float">
            <text:p>0.2803904781</text:p>
          </table:table-cell>
          <table:table-cell office:value-type="float" office:value="0.2664939907" calcext:value-type="float">
            <text:p>0.2664939907</text:p>
          </table:table-cell>
          <table:table-cell office:value-type="float" office:value="0.2550766785" calcext:value-type="float">
            <text:p>0.2550766785</text:p>
          </table:table-cell>
          <table:table-cell office:value-type="float" office:value="0.2586964509" calcext:value-type="float">
            <text:p>0.2586964509</text:p>
          </table:table-cell>
          <table:table-cell office:value-type="float" office:value="0.2741915174" calcext:value-type="float">
            <text:p>0.2741915174</text:p>
          </table:table-cell>
          <table:table-cell office:value-type="float" office:value="0.2674345672" calcext:value-type="float">
            <text:p>0.2674345672</text:p>
          </table:table-cell>
          <table:table-cell office:value-type="float" office:value="0.2966805085" calcext:value-type="float">
            <text:p>0.2966805085</text:p>
          </table:table-cell>
          <table:table-cell office:value-type="float" office:value="0.2943051241" calcext:value-type="float">
            <text:p>0.2943051241</text:p>
          </table:table-cell>
          <table:table-cell office:value-type="float" office:value="0.2790886132" calcext:value-type="float">
            <text:p>0.2790886132</text:p>
          </table:table-cell>
          <table:table-cell office:value-type="float" office:value="0.2586459247" calcext:value-type="float">
            <text:p>0.2586459247</text:p>
          </table:table-cell>
          <table:table-cell office:value-type="float" office:value="0.290877852" calcext:value-type="float">
            <text:p>0.290877852</text:p>
          </table:table-cell>
          <table:table-cell office:value-type="float" office:value="0.258297889" calcext:value-type="float">
            <text:p>0.258297889</text:p>
          </table:table-cell>
          <table:table-cell office:value-type="float" office:value="0.2583272183" calcext:value-type="float">
            <text:p>0.2583272183</text:p>
          </table:table-cell>
          <table:table-cell office:value-type="float" office:value="0.2825292001" calcext:value-type="float">
            <text:p>0.2825292001</text:p>
          </table:table-cell>
          <table:table-cell office:value-type="float" office:value="0.3003229741" calcext:value-type="float">
            <text:p>0.3003229741</text:p>
          </table:table-cell>
          <table:table-cell office:value-type="float" office:value="0.2753883599" calcext:value-type="float">
            <text:p>0.2753883599</text:p>
          </table:table-cell>
          <table:table-cell office:value-type="float" office:value="0.2983242224" calcext:value-type="float">
            <text:p>0.2983242224</text:p>
          </table:table-cell>
          <table:table-cell office:value-type="float" office:value="0.3042235394" calcext:value-type="float">
            <text:p>0.3042235394</text:p>
          </table:table-cell>
          <table:table-cell office:value-type="float" office:value="0.3020595779" calcext:value-type="float">
            <text:p>0.3020595779</text:p>
          </table:table-cell>
          <table:table-cell office:value-type="float" office:value="0.3045481855" calcext:value-type="float">
            <text:p>0.3045481855</text:p>
          </table:table-cell>
          <table:table-cell office:value-type="float" office:value="0.3032942612" calcext:value-type="float">
            <text:p>0.3032942612</text:p>
          </table:table-cell>
          <table:table-cell office:value-type="float" office:value="0.3113331071" calcext:value-type="float">
            <text:p>0.3113331071</text:p>
          </table:table-cell>
          <table:table-cell office:value-type="float" office:value="0.315424350125" calcext:value-type="float">
            <text:p>0.315424350125</text:p>
          </table:table-cell>
          <table:table-cell office:value-type="float" office:value="0.31951559315" calcext:value-type="float">
            <text:p>0.31951559315</text:p>
          </table:table-cell>
          <table:table-cell office:value-type="float" office:value="0.323606836175" calcext:value-type="float">
            <text:p>0.323606836175</text:p>
          </table:table-cell>
          <table:table-cell office:value-type="float" office:value="0.3276980792" calcext:value-type="float">
            <text:p>0.3276980792</text:p>
          </table:table-cell>
          <table:table-cell office:value-type="float" office:value="0.3191612571" calcext:value-type="float">
            <text:p>0.3191612571</text:p>
          </table:table-cell>
          <table:table-cell office:value-type="float" office:value="0.3221294376" calcext:value-type="float">
            <text:p>0.3221294376</text:p>
          </table:table-cell>
          <table:table-cell office:value-type="float" office:value="0.3449571441" calcext:value-type="float">
            <text:p>0.3449571441</text:p>
          </table:table-cell>
          <table:table-cell office:value-type="float" office:value="0.3633438775" calcext:value-type="float">
            <text:p>0.3633438775</text:p>
          </table:table-cell>
          <table:table-cell office:value-type="float" office:value="0.3305950352" calcext:value-type="float">
            <text:p>0.3305950352</text:p>
          </table:table-cell>
          <table:table-cell office:value-type="float" office:value="0.3213843412" calcext:value-type="float">
            <text:p>0.3213843412</text:p>
          </table:table-cell>
          <table:table-cell office:value-type="float" office:value="0.3339797424" calcext:value-type="float">
            <text:p>0.3339797424</text:p>
          </table:table-cell>
          <table:table-cell office:value-type="float" office:value="0.3131348714" calcext:value-type="float">
            <text:p>0.3131348714</text:p>
          </table:table-cell>
          <table:table-cell office:value-type="float" office:value="0.3504219149" calcext:value-type="float">
            <text:p>0.3504219149</text:p>
          </table:table-cell>
          <table:table-cell office:value-type="float" office:value="0.3597401179" calcext:value-type="float">
            <text:p>0.3597401179</text:p>
          </table:table-cell>
          <table:table-cell office:value-type="float" office:value="0.3452578313" calcext:value-type="float">
            <text:p>0.3452578313</text:p>
          </table:table-cell>
          <table:table-cell office:value-type="float" office:value="0.3611454791" calcext:value-type="float">
            <text:p>0.3611454791</text:p>
          </table:table-cell>
          <table:table-cell office:value-type="float" office:value="0.3719312132" calcext:value-type="float">
            <text:p>0.3719312132</text:p>
          </table:table-cell>
          <table:table-cell office:value-type="float" office:value="0.3583374477" calcext:value-type="float">
            <text:p>0.3583374477</text:p>
          </table:table-cell>
          <table:table-cell table:style-name="Default" office:value-type="float" office:value="0.3599880665" calcext:value-type="float">
            <text:p>0.3599880665</text:p>
          </table:table-cell>
          <table:table-cell table:formula="of:=AVERAGE([.AR13:.BP13])" office:value-type="float" office:value="0.33062142117" calcext:value-type="float">
            <text:p>0.33062142117</text:p>
          </table:table-cell>
          <table:table-cell table:formula="of:=[.BQ13]" office:value-type="float" office:value="0.33062142117" calcext:value-type="float">
            <text:p>0.33062142117</text:p>
          </table:table-cell>
          <table:table-cell table:formula="of:=[.BR13]" office:value-type="float" office:value="0.33062142117" calcext:value-type="float">
            <text:p>0.33062142117</text:p>
          </table:table-cell>
          <table:table-cell table:formula="of:=[.BS13]" office:value-type="float" office:value="0.33062142117" calcext:value-type="float">
            <text:p>0.33062142117</text:p>
          </table:table-cell>
          <table:table-cell table:formula="of:=[.BT13]" office:value-type="float" office:value="0.33062142117" calcext:value-type="float">
            <text:p>0.33062142117</text:p>
          </table:table-cell>
          <table:table-cell table:formula="of:=[.BU13]" office:value-type="float" office:value="0.33062142117" calcext:value-type="float">
            <text:p>0.33062142117</text:p>
          </table:table-cell>
          <table:table-cell table:formula="of:=[.BV13]" office:value-type="float" office:value="0.33062142117" calcext:value-type="float">
            <text:p>0.33062142117</text:p>
          </table:table-cell>
          <table:table-cell table:formula="of:=[.BW13]" office:value-type="float" office:value="0.33062142117" calcext:value-type="float">
            <text:p>0.33062142117</text:p>
          </table:table-cell>
          <table:table-cell table:formula="of:=[.BX13]" office:value-type="float" office:value="0.33062142117" calcext:value-type="float">
            <text:p>0.33062142117</text:p>
          </table:table-cell>
          <table:table-cell table:formula="of:=[.BY13]" office:value-type="float" office:value="0.33062142117" calcext:value-type="float">
            <text:p>0.33062142117</text:p>
          </table:table-cell>
          <table:table-cell table:formula="of:=[.BZ13]" office:value-type="float" office:value="0.33062142117" calcext:value-type="float">
            <text:p>0.33062142117</text:p>
          </table:table-cell>
          <table:table-cell table:formula="of:=[.CA13]" office:value-type="float" office:value="0.33062142117" calcext:value-type="float">
            <text:p>0.33062142117</text:p>
          </table:table-cell>
          <table:table-cell table:formula="of:=[.CB13]" office:value-type="float" office:value="0.33062142117" calcext:value-type="float">
            <text:p>0.33062142117</text:p>
          </table:table-cell>
          <table:table-cell table:formula="of:=[.CC13]" office:value-type="float" office:value="0.33062142117" calcext:value-type="float">
            <text:p>0.33062142117</text:p>
          </table:table-cell>
          <table:table-cell table:formula="of:=[.CD13]" office:value-type="float" office:value="0.33062142117" calcext:value-type="float">
            <text:p>0.33062142117</text:p>
          </table:table-cell>
          <table:table-cell table:formula="of:=[.CE13]" office:value-type="float" office:value="0.33062142117" calcext:value-type="float">
            <text:p>0.33062142117</text:p>
          </table:table-cell>
          <table:table-cell table:formula="of:=[.CF13]" office:value-type="float" office:value="0.33062142117" calcext:value-type="float">
            <text:p>0.33062142117</text:p>
          </table:table-cell>
          <table:table-cell table:formula="of:=[.CG13]" office:value-type="float" office:value="0.33062142117" calcext:value-type="float">
            <text:p>0.33062142117</text:p>
          </table:table-cell>
          <table:table-cell table:formula="of:=[.CH13]" office:value-type="float" office:value="0.33062142117" calcext:value-type="float">
            <text:p>0.33062142117</text:p>
          </table:table-cell>
          <table:table-cell table:formula="of:=[.CI13]" office:value-type="float" office:value="0.33062142117" calcext:value-type="float">
            <text:p>0.33062142117</text:p>
          </table:table-cell>
          <table:table-cell table:formula="of:=[.CJ13]" office:value-type="float" office:value="0.33062142117" calcext:value-type="float">
            <text:p>0.33062142117</text:p>
          </table:table-cell>
          <table:table-cell table:formula="of:=[.CK13]" office:value-type="float" office:value="0.33062142117" calcext:value-type="float">
            <text:p>0.33062142117</text:p>
          </table:table-cell>
          <table:table-cell table:formula="of:=[.CL13]" office:value-type="float" office:value="0.33062142117" calcext:value-type="float">
            <text:p>0.33062142117</text:p>
          </table:table-cell>
          <table:table-cell table:formula="of:=[.CM13]" office:value-type="float" office:value="0.33062142117" calcext:value-type="float">
            <text:p>0.33062142117</text:p>
          </table:table-cell>
          <table:table-cell table:formula="of:=[.CN13]" office:value-type="float" office:value="0.33062142117" calcext:value-type="float">
            <text:p>0.33062142117</text:p>
          </table:table-cell>
          <table:table-cell table:formula="of:=[.CO13]" office:value-type="float" office:value="0.33062142117" calcext:value-type="float">
            <text:p>0.33062142117</text:p>
          </table:table-cell>
          <table:table-cell table:formula="of:=[.CP13]" office:value-type="float" office:value="0.33062142117" calcext:value-type="float">
            <text:p>0.33062142117</text:p>
          </table:table-cell>
          <table:table-cell table:formula="of:=[.CQ13]" office:value-type="float" office:value="0.33062142117" calcext:value-type="float">
            <text:p>0.33062142117</text:p>
          </table:table-cell>
          <table:table-cell table:formula="of:=[.CR13]" office:value-type="float" office:value="0.33062142117" calcext:value-type="float">
            <text:p>0.33062142117</text:p>
          </table:table-cell>
          <table:table-cell table:formula="of:=[.CS13]" office:value-type="float" office:value="0.33062142117" calcext:value-type="float">
            <text:p>0.33062142117</text:p>
          </table:table-cell>
          <table:table-cell table:formula="of:=[.CT13]" office:value-type="float" office:value="0.33062142117" calcext:value-type="float">
            <text:p>0.33062142117</text:p>
          </table:table-cell>
          <table:table-cell table:formula="of:=[.CU13]" office:value-type="float" office:value="0.33062142117" calcext:value-type="float">
            <text:p>0.33062142117</text:p>
          </table:table-cell>
          <table:table-cell table:formula="of:=[.CV13]" office:value-type="float" office:value="0.33062142117" calcext:value-type="float">
            <text:p>0.33062142117</text:p>
          </table:table-cell>
          <table:table-cell table:formula="of:=[.CW13]" office:value-type="float" office:value="0.33062142117" calcext:value-type="float">
            <text:p>0.33062142117</text:p>
          </table:table-cell>
          <table:table-cell table:formula="of:=[.CX13]" office:value-type="float" office:value="0.33062142117" calcext:value-type="float">
            <text:p>0.33062142117</text:p>
          </table:table-cell>
          <table:table-cell table:formula="of:=[.CY13]" office:value-type="float" office:value="0.33062142117" calcext:value-type="float">
            <text:p>0.33062142117</text:p>
          </table:table-cell>
          <table:table-cell table:formula="of:=[.CZ13]" office:value-type="float" office:value="0.33062142117" calcext:value-type="float">
            <text:p>0.33062142117</text:p>
          </table:table-cell>
          <table:table-cell table:formula="of:=[.DA13]" office:value-type="float" office:value="0.33062142117" calcext:value-type="float">
            <text:p>0.33062142117</text:p>
          </table:table-cell>
          <table:table-cell table:formula="of:=[.DB13]" office:value-type="float" office:value="0.33062142117" calcext:value-type="float">
            <text:p>0.33062142117</text:p>
          </table:table-cell>
          <table:table-cell table:formula="of:=[.DC13]" office:value-type="float" office:value="0.33062142117" calcext:value-type="float">
            <text:p>0.33062142117</text:p>
          </table:table-cell>
          <table:table-cell table:formula="of:=[.DD13]" office:value-type="float" office:value="0.33062142117" calcext:value-type="float">
            <text:p>0.33062142117</text:p>
          </table:table-cell>
          <table:table-cell table:formula="of:=[.DE13]" office:value-type="float" office:value="0.33062142117" calcext:value-type="float">
            <text:p>0.33062142117</text:p>
          </table:table-cell>
          <table:table-cell table:formula="of:=[.DF13]" office:value-type="float" office:value="0.33062142117" calcext:value-type="float">
            <text:p>0.33062142117</text:p>
          </table:table-cell>
          <table:table-cell table:formula="of:=[.DG13]" office:value-type="float" office:value="0.33062142117" calcext:value-type="float">
            <text:p>0.33062142117</text:p>
          </table:table-cell>
          <table:table-cell table:formula="of:=[.DH13]" office:value-type="float" office:value="0.33062142117" calcext:value-type="float">
            <text:p>0.33062142117</text:p>
          </table:table-cell>
          <table:table-cell table:formula="of:=[.DI13]" office:value-type="float" office:value="0.33062142117" calcext:value-type="float">
            <text:p>0.33062142117</text:p>
          </table:table-cell>
          <table:table-cell table:formula="of:=[.DJ13]" office:value-type="float" office:value="0.33062142117" calcext:value-type="float">
            <text:p>0.33062142117</text:p>
          </table:table-cell>
          <table:table-cell table:formula="of:=[.DK13]" office:value-type="float" office:value="0.33062142117" calcext:value-type="float">
            <text:p>0.33062142117</text:p>
          </table:table-cell>
          <table:table-cell table:formula="of:=[.DL13]" office:value-type="float" office:value="0.33062142117" calcext:value-type="float">
            <text:p>0.33062142117</text:p>
          </table:table-cell>
          <table:table-cell table:formula="of:=[.DM13]" office:value-type="float" office:value="0.33062142117" calcext:value-type="float">
            <text:p>0.33062142117</text:p>
          </table:table-cell>
          <table:table-cell table:formula="of:=[.DN13]" office:value-type="float" office:value="0.33062142117" calcext:value-type="float">
            <text:p>0.33062142117</text:p>
          </table:table-cell>
          <table:table-cell table:formula="of:=[.DO13]" office:value-type="float" office:value="0.33062142117" calcext:value-type="float">
            <text:p>0.33062142117</text:p>
          </table:table-cell>
          <table:table-cell table:formula="of:=[.DP13]" office:value-type="float" office:value="0.33062142117" calcext:value-type="float">
            <text:p>0.33062142117</text:p>
          </table:table-cell>
          <table:table-cell table:formula="of:=[.DQ13]" office:value-type="float" office:value="0.33062142117" calcext:value-type="float">
            <text:p>0.33062142117</text:p>
          </table:table-cell>
          <table:table-cell table:formula="of:=[.DR13]" office:value-type="float" office:value="0.33062142117" calcext:value-type="float">
            <text:p>0.33062142117</text:p>
          </table:table-cell>
          <table:table-cell table:formula="of:=[.DS13]" office:value-type="float" office:value="0.33062142117" calcext:value-type="float">
            <text:p>0.33062142117</text:p>
          </table:table-cell>
          <table:table-cell table:formula="of:=[.DT13]" office:value-type="float" office:value="0.33062142117" calcext:value-type="float">
            <text:p>0.33062142117</text:p>
          </table:table-cell>
          <table:table-cell table:formula="of:=[.DU13]" office:value-type="float" office:value="0.33062142117" calcext:value-type="float">
            <text:p>0.33062142117</text:p>
          </table:table-cell>
          <table:table-cell table:formula="of:=[.DV13]" office:value-type="float" office:value="0.33062142117" calcext:value-type="float">
            <text:p>0.33062142117</text:p>
          </table:table-cell>
          <table:table-cell table:formula="of:=[.DW13]" office:value-type="float" office:value="0.33062142117" calcext:value-type="float">
            <text:p>0.33062142117</text:p>
          </table:table-cell>
          <table:table-cell table:formula="of:=[.DX13]" office:value-type="float" office:value="0.33062142117" calcext:value-type="float">
            <text:p>0.33062142117</text:p>
          </table:table-cell>
          <table:table-cell table:formula="of:=[.DY13]" office:value-type="float" office:value="0.33062142117" calcext:value-type="float">
            <text:p>0.33062142117</text:p>
          </table:table-cell>
          <table:table-cell table:formula="of:=[.DZ13]" office:value-type="float" office:value="0.33062142117" calcext:value-type="float">
            <text:p>0.33062142117</text:p>
          </table:table-cell>
          <table:table-cell table:formula="of:=[.EA13]" office:value-type="float" office:value="0.33062142117" calcext:value-type="float">
            <text:p>0.33062142117</text:p>
          </table:table-cell>
          <table:table-cell table:formula="of:=[.EB13]" office:value-type="float" office:value="0.33062142117" calcext:value-type="float">
            <text:p>0.33062142117</text:p>
          </table:table-cell>
          <table:table-cell table:formula="of:=[.EC13]" office:value-type="float" office:value="0.33062142117" calcext:value-type="float">
            <text:p>0.33062142117</text:p>
          </table:table-cell>
          <table:table-cell table:formula="of:=[.ED13]" office:value-type="float" office:value="0.33062142117" calcext:value-type="float">
            <text:p>0.33062142117</text:p>
          </table:table-cell>
          <table:table-cell table:formula="of:=[.EE13]" office:value-type="float" office:value="0.33062142117" calcext:value-type="float">
            <text:p>0.33062142117</text:p>
          </table:table-cell>
          <table:table-cell table:formula="of:=[.EF13]" office:value-type="float" office:value="0.33062142117" calcext:value-type="float">
            <text:p>0.33062142117</text:p>
          </table:table-cell>
          <table:table-cell table:formula="of:=[.EG13]" office:value-type="float" office:value="0.33062142117" calcext:value-type="float">
            <text:p>0.33062142117</text:p>
          </table:table-cell>
          <table:table-cell table:formula="of:=[.EH13]" office:value-type="float" office:value="0.33062142117" calcext:value-type="float">
            <text:p>0.33062142117</text:p>
          </table:table-cell>
          <table:table-cell table:formula="of:=[.EI13]" office:value-type="float" office:value="0.33062142117" calcext:value-type="float">
            <text:p>0.33062142117</text:p>
          </table:table-cell>
          <table:table-cell table:formula="of:=[.EJ13]" office:value-type="float" office:value="0.33062142117" calcext:value-type="float">
            <text:p>0.33062142117</text:p>
          </table:table-cell>
          <table:table-cell table:formula="of:=[.EK13]" office:value-type="float" office:value="0.33062142117" calcext:value-type="float">
            <text:p>0.33062142117</text:p>
          </table:table-cell>
          <table:table-cell table:formula="of:=[.EL13]" office:value-type="float" office:value="0.33062142117" calcext:value-type="float">
            <text:p>0.33062142117</text:p>
          </table:table-cell>
          <table:table-cell table:formula="of:=[.EM13]" office:value-type="float" office:value="0.33062142117" calcext:value-type="float">
            <text:p>0.33062142117</text:p>
          </table:table-cell>
          <table:table-cell table:formula="of:=[.EN13]" office:value-type="float" office:value="0.33062142117" calcext:value-type="float">
            <text:p>0.33062142117</text:p>
          </table:table-cell>
          <table:table-cell table:formula="of:=[.EO13]" office:value-type="float" office:value="0.33062142117" calcext:value-type="float">
            <text:p>0.33062142117</text:p>
          </table:table-cell>
          <table:table-cell table:formula="of:=[.EP13]" office:value-type="float" office:value="0.33062142117" calcext:value-type="float">
            <text:p>0.33062142117</text:p>
          </table:table-cell>
          <table:table-cell table:formula="of:=[.EQ13]" office:value-type="float" office:value="0.33062142117" calcext:value-type="float">
            <text:p>0.33062142117</text:p>
          </table:table-cell>
          <table:table-cell table:formula="of:=[.ER13]" office:value-type="float" office:value="0.33062142117" calcext:value-type="float">
            <text:p>0.33062142117</text:p>
          </table:table-cell>
          <table:table-cell table:formula="of:=[.ES13]" office:value-type="float" office:value="0.33062142117" calcext:value-type="float">
            <text:p>0.33062142117</text:p>
          </table:table-cell>
          <table:table-cell table:formula="of:=[.ET13]" office:value-type="float" office:value="0.33062142117" calcext:value-type="float">
            <text:p>0.330621421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47313978" calcext:value-type="float">
            <text:p>0.1447313978</text:p>
          </table:table-cell>
          <table:table-cell office:value-type="float" office:value="0.1519327056" calcext:value-type="float">
            <text:p>0.1519327056</text:p>
          </table:table-cell>
          <table:table-cell office:value-type="float" office:value="0.1581557485" calcext:value-type="float">
            <text:p>0.1581557485</text:p>
          </table:table-cell>
          <table:table-cell office:value-type="float" office:value="0.1650669623" calcext:value-type="float">
            <text:p>0.1650669623</text:p>
          </table:table-cell>
          <table:table-cell office:value-type="float" office:value="0.1516503049" calcext:value-type="float">
            <text:p>0.1516503049</text:p>
          </table:table-cell>
          <table:table-cell office:value-type="float" office:value="0.1622286962" calcext:value-type="float">
            <text:p>0.1622286962</text:p>
          </table:table-cell>
          <table:table-cell office:value-type="float" office:value="0.1953751835" calcext:value-type="float">
            <text:p>0.1953751835</text:p>
          </table:table-cell>
          <table:table-cell office:value-type="float" office:value="0.1823466129" calcext:value-type="float">
            <text:p>0.1823466129</text:p>
          </table:table-cell>
          <table:table-cell office:value-type="float" office:value="0.1677609424" calcext:value-type="float">
            <text:p>0.1677609424</text:p>
          </table:table-cell>
          <table:table-cell office:value-type="float" office:value="0.1824171416" calcext:value-type="float">
            <text:p>0.1824171416</text:p>
          </table:table-cell>
          <table:table-cell office:value-type="float" office:value="0.1743383373" calcext:value-type="float">
            <text:p>0.1743383373</text:p>
          </table:table-cell>
          <table:table-cell office:value-type="float" office:value="0.1940192044" calcext:value-type="float">
            <text:p>0.1940192044</text:p>
          </table:table-cell>
          <table:table-cell office:value-type="float" office:value="0.1906382542" calcext:value-type="float">
            <text:p>0.1906382542</text:p>
          </table:table-cell>
          <table:table-cell office:value-type="float" office:value="0.1647308561" calcext:value-type="float">
            <text:p>0.1647308561</text:p>
          </table:table-cell>
          <table:table-cell office:value-type="float" office:value="0.1499484956" calcext:value-type="float">
            <text:p>0.1499484956</text:p>
          </table:table-cell>
          <table:table-cell office:value-type="float" office:value="0.1600581555" calcext:value-type="float">
            <text:p>0.1600581555</text:p>
          </table:table-cell>
          <table:table-cell office:value-type="float" office:value="0.1597023069" calcext:value-type="float">
            <text:p>0.1597023069</text:p>
          </table:table-cell>
          <table:table-cell office:value-type="float" office:value="0.1593464582" calcext:value-type="float">
            <text:p>0.1593464582</text:p>
          </table:table-cell>
          <table:table-cell office:value-type="float" office:value="0.1697205916" calcext:value-type="float">
            <text:p>0.1697205916</text:p>
          </table:table-cell>
          <table:table-cell office:value-type="float" office:value="0.1843501269" calcext:value-type="float">
            <text:p>0.1843501269</text:p>
          </table:table-cell>
          <table:table-cell office:value-type="float" office:value="0.1909341594" calcext:value-type="float">
            <text:p>0.1909341594</text:p>
          </table:table-cell>
          <table:table-cell office:value-type="float" office:value="0.2066218503" calcext:value-type="float">
            <text:p>0.2066218503</text:p>
          </table:table-cell>
          <table:table-cell office:value-type="float" office:value="0.2126068361" calcext:value-type="float">
            <text:p>0.2126068361</text:p>
          </table:table-cell>
          <table:table-cell office:value-type="float" office:value="0.1898198271" calcext:value-type="float">
            <text:p>0.1898198271</text:p>
          </table:table-cell>
          <table:table-cell office:value-type="float" office:value="0.1996535807" calcext:value-type="float">
            <text:p>0.1996535807</text:p>
          </table:table-cell>
          <table:table-cell office:value-type="float" office:value="0.1961695694" calcext:value-type="float">
            <text:p>0.1961695694</text:p>
          </table:table-cell>
          <table:table-cell office:value-type="float" office:value="0.1804453429" calcext:value-type="float">
            <text:p>0.1804453429</text:p>
          </table:table-cell>
          <table:table-cell office:value-type="float" office:value="0.1984268612" calcext:value-type="float">
            <text:p>0.1984268612</text:p>
          </table:table-cell>
          <table:table-cell office:value-type="float" office:value="0.2065104222" calcext:value-type="float">
            <text:p>0.2065104222</text:p>
          </table:table-cell>
          <table:table-cell office:value-type="float" office:value="0.2139867543" calcext:value-type="float">
            <text:p>0.2139867543</text:p>
          </table:table-cell>
          <table:table-cell office:value-type="float" office:value="0.241509846" calcext:value-type="float">
            <text:p>0.241509846</text:p>
          </table:table-cell>
          <table:table-cell office:value-type="float" office:value="0.2153276814" calcext:value-type="float">
            <text:p>0.2153276814</text:p>
          </table:table-cell>
          <table:table-cell office:value-type="float" office:value="0.2081685777" calcext:value-type="float">
            <text:p>0.2081685777</text:p>
          </table:table-cell>
          <table:table-cell office:value-type="float" office:value="0.2308372511" calcext:value-type="float">
            <text:p>0.2308372511</text:p>
          </table:table-cell>
          <table:table-cell office:value-type="float" office:value="0.2612742005" calcext:value-type="float">
            <text:p>0.2612742005</text:p>
          </table:table-cell>
          <table:table-cell office:value-type="float" office:value="0.2622395572" calcext:value-type="float">
            <text:p>0.2622395572</text:p>
          </table:table-cell>
          <table:table-cell office:value-type="float" office:value="0.2230511585" calcext:value-type="float">
            <text:p>0.2230511585</text:p>
          </table:table-cell>
          <table:table-cell office:value-type="float" office:value="0.2067562739" calcext:value-type="float">
            <text:p>0.2067562739</text:p>
          </table:table-cell>
          <table:table-cell office:value-type="float" office:value="0.2527172499" calcext:value-type="float">
            <text:p>0.2527172499</text:p>
          </table:table-cell>
          <table:table-cell office:value-type="float" office:value="0.2022039545" calcext:value-type="float">
            <text:p>0.2022039545</text:p>
          </table:table-cell>
          <table:table-cell office:value-type="float" office:value="0.2083515381" calcext:value-type="float">
            <text:p>0.2083515381</text:p>
          </table:table-cell>
          <table:table-cell office:value-type="float" office:value="0.2509623978" calcext:value-type="float">
            <text:p>0.2509623978</text:p>
          </table:table-cell>
          <table:table-cell office:value-type="float" office:value="0.2453107717" calcext:value-type="float">
            <text:p>0.2453107717</text:p>
          </table:table-cell>
          <table:table-cell office:value-type="float" office:value="0.246063427" calcext:value-type="float">
            <text:p>0.246063427</text:p>
          </table:table-cell>
          <table:table-cell office:value-type="float" office:value="0.2430585642" calcext:value-type="float">
            <text:p>0.2430585642</text:p>
          </table:table-cell>
          <table:table-cell office:value-type="float" office:value="0.2579396535" calcext:value-type="float">
            <text:p>0.2579396535</text:p>
          </table:table-cell>
          <table:table-cell office:value-type="float" office:value="0.2817539503" calcext:value-type="float">
            <text:p>0.2817539503</text:p>
          </table:table-cell>
          <table:table-cell office:value-type="float" office:value="0.2603969364" calcext:value-type="float">
            <text:p>0.2603969364</text:p>
          </table:table-cell>
          <table:table-cell office:value-type="float" office:value="0.261691568" calcext:value-type="float">
            <text:p>0.261691568</text:p>
          </table:table-cell>
          <table:table-cell office:value-type="float" office:value="0.2629861996" calcext:value-type="float">
            <text:p>0.2629861996</text:p>
          </table:table-cell>
          <table:table-cell office:value-type="float" office:value="0.2642808312" calcext:value-type="float">
            <text:p>0.2642808312</text:p>
          </table:table-cell>
          <table:table-cell office:value-type="float" office:value="0.2655754628" calcext:value-type="float">
            <text:p>0.2655754628</text:p>
          </table:table-cell>
          <table:table-cell office:value-type="float" office:value="0.2553202353" calcext:value-type="float">
            <text:p>0.2553202353</text:p>
          </table:table-cell>
          <table:table-cell office:value-type="float" office:value="0.2706802051" calcext:value-type="float">
            <text:p>0.2706802051</text:p>
          </table:table-cell>
          <table:table-cell office:value-type="float" office:value="0.2609731165" calcext:value-type="float">
            <text:p>0.2609731165</text:p>
          </table:table-cell>
          <table:table-cell office:value-type="float" office:value="0.2839594032" calcext:value-type="float">
            <text:p>0.2839594032</text:p>
          </table:table-cell>
          <table:table-cell office:value-type="float" office:value="0.2728164592" calcext:value-type="float">
            <text:p>0.2728164592</text:p>
          </table:table-cell>
          <table:table-cell office:value-type="float" office:value="0.2849143929" calcext:value-type="float">
            <text:p>0.2849143929</text:p>
          </table:table-cell>
          <table:table-cell office:value-type="float" office:value="0.3139416677" calcext:value-type="float">
            <text:p>0.3139416677</text:p>
          </table:table-cell>
          <table:table-cell office:value-type="float" office:value="0.2838177957" calcext:value-type="float">
            <text:p>0.2838177957</text:p>
          </table:table-cell>
          <table:table-cell office:value-type="float" office:value="0.2453099279" calcext:value-type="float">
            <text:p>0.2453099279</text:p>
          </table:table-cell>
          <table:table-cell office:value-type="float" office:value="0.2855560902" calcext:value-type="float">
            <text:p>0.2855560902</text:p>
          </table:table-cell>
          <table:table-cell office:value-type="float" office:value="0.2873463023" calcext:value-type="float">
            <text:p>0.2873463023</text:p>
          </table:table-cell>
          <table:table-cell office:value-type="float" office:value="0.2697155303" calcext:value-type="float">
            <text:p>0.2697155303</text:p>
          </table:table-cell>
          <table:table-cell office:value-type="float" office:value="0.2788401764" calcext:value-type="float">
            <text:p>0.2788401764</text:p>
          </table:table-cell>
          <table:table-cell office:value-type="float" office:value="0.286843608" calcext:value-type="float">
            <text:p>0.286843608</text:p>
          </table:table-cell>
          <table:table-cell table:style-name="Default" office:value-type="float" office:value="0.289412353" calcext:value-type="float">
            <text:p>0.289412353</text:p>
          </table:table-cell>
          <table:table-cell table:formula="of:=AVERAGE([.AR14:.BP14])" office:value-type="float" office:value="0.270340185136" calcext:value-type="float">
            <text:p>0.270340185136</text:p>
          </table:table-cell>
          <table:table-cell table:formula="of:=[.BQ14]" office:value-type="float" office:value="0.270340185136" calcext:value-type="float">
            <text:p>0.270340185136</text:p>
          </table:table-cell>
          <table:table-cell table:formula="of:=[.BR14]" office:value-type="float" office:value="0.270340185136" calcext:value-type="float">
            <text:p>0.270340185136</text:p>
          </table:table-cell>
          <table:table-cell table:formula="of:=[.BS14]" office:value-type="float" office:value="0.270340185136" calcext:value-type="float">
            <text:p>0.270340185136</text:p>
          </table:table-cell>
          <table:table-cell table:formula="of:=[.BT14]" office:value-type="float" office:value="0.270340185136" calcext:value-type="float">
            <text:p>0.270340185136</text:p>
          </table:table-cell>
          <table:table-cell table:formula="of:=[.BU14]" office:value-type="float" office:value="0.270340185136" calcext:value-type="float">
            <text:p>0.270340185136</text:p>
          </table:table-cell>
          <table:table-cell table:formula="of:=[.BV14]" office:value-type="float" office:value="0.270340185136" calcext:value-type="float">
            <text:p>0.270340185136</text:p>
          </table:table-cell>
          <table:table-cell table:formula="of:=[.BW14]" office:value-type="float" office:value="0.270340185136" calcext:value-type="float">
            <text:p>0.270340185136</text:p>
          </table:table-cell>
          <table:table-cell table:formula="of:=[.BX14]" office:value-type="float" office:value="0.270340185136" calcext:value-type="float">
            <text:p>0.270340185136</text:p>
          </table:table-cell>
          <table:table-cell table:formula="of:=[.BY14]" office:value-type="float" office:value="0.270340185136" calcext:value-type="float">
            <text:p>0.270340185136</text:p>
          </table:table-cell>
          <table:table-cell table:formula="of:=[.BZ14]" office:value-type="float" office:value="0.270340185136" calcext:value-type="float">
            <text:p>0.270340185136</text:p>
          </table:table-cell>
          <table:table-cell table:formula="of:=[.CA14]" office:value-type="float" office:value="0.270340185136" calcext:value-type="float">
            <text:p>0.270340185136</text:p>
          </table:table-cell>
          <table:table-cell table:formula="of:=[.CB14]" office:value-type="float" office:value="0.270340185136" calcext:value-type="float">
            <text:p>0.270340185136</text:p>
          </table:table-cell>
          <table:table-cell table:formula="of:=[.CC14]" office:value-type="float" office:value="0.270340185136" calcext:value-type="float">
            <text:p>0.270340185136</text:p>
          </table:table-cell>
          <table:table-cell table:formula="of:=[.CD14]" office:value-type="float" office:value="0.270340185136" calcext:value-type="float">
            <text:p>0.270340185136</text:p>
          </table:table-cell>
          <table:table-cell table:formula="of:=[.CE14]" office:value-type="float" office:value="0.270340185136" calcext:value-type="float">
            <text:p>0.270340185136</text:p>
          </table:table-cell>
          <table:table-cell table:formula="of:=[.CF14]" office:value-type="float" office:value="0.270340185136" calcext:value-type="float">
            <text:p>0.270340185136</text:p>
          </table:table-cell>
          <table:table-cell table:formula="of:=[.CG14]" office:value-type="float" office:value="0.270340185136" calcext:value-type="float">
            <text:p>0.270340185136</text:p>
          </table:table-cell>
          <table:table-cell table:formula="of:=[.CH14]" office:value-type="float" office:value="0.270340185136" calcext:value-type="float">
            <text:p>0.270340185136</text:p>
          </table:table-cell>
          <table:table-cell table:formula="of:=[.CI14]" office:value-type="float" office:value="0.270340185136" calcext:value-type="float">
            <text:p>0.270340185136</text:p>
          </table:table-cell>
          <table:table-cell table:formula="of:=[.CJ14]" office:value-type="float" office:value="0.270340185136" calcext:value-type="float">
            <text:p>0.270340185136</text:p>
          </table:table-cell>
          <table:table-cell table:formula="of:=[.CK14]" office:value-type="float" office:value="0.270340185136" calcext:value-type="float">
            <text:p>0.270340185136</text:p>
          </table:table-cell>
          <table:table-cell table:formula="of:=[.CL14]" office:value-type="float" office:value="0.270340185136" calcext:value-type="float">
            <text:p>0.270340185136</text:p>
          </table:table-cell>
          <table:table-cell table:formula="of:=[.CM14]" office:value-type="float" office:value="0.270340185136" calcext:value-type="float">
            <text:p>0.270340185136</text:p>
          </table:table-cell>
          <table:table-cell table:formula="of:=[.CN14]" office:value-type="float" office:value="0.270340185136" calcext:value-type="float">
            <text:p>0.270340185136</text:p>
          </table:table-cell>
          <table:table-cell table:formula="of:=[.CO14]" office:value-type="float" office:value="0.270340185136" calcext:value-type="float">
            <text:p>0.270340185136</text:p>
          </table:table-cell>
          <table:table-cell table:formula="of:=[.CP14]" office:value-type="float" office:value="0.270340185136" calcext:value-type="float">
            <text:p>0.270340185136</text:p>
          </table:table-cell>
          <table:table-cell table:formula="of:=[.CQ14]" office:value-type="float" office:value="0.270340185136" calcext:value-type="float">
            <text:p>0.270340185136</text:p>
          </table:table-cell>
          <table:table-cell table:formula="of:=[.CR14]" office:value-type="float" office:value="0.270340185136" calcext:value-type="float">
            <text:p>0.270340185136</text:p>
          </table:table-cell>
          <table:table-cell table:formula="of:=[.CS14]" office:value-type="float" office:value="0.270340185136" calcext:value-type="float">
            <text:p>0.270340185136</text:p>
          </table:table-cell>
          <table:table-cell table:formula="of:=[.CT14]" office:value-type="float" office:value="0.270340185136" calcext:value-type="float">
            <text:p>0.270340185136</text:p>
          </table:table-cell>
          <table:table-cell table:formula="of:=[.CU14]" office:value-type="float" office:value="0.270340185136" calcext:value-type="float">
            <text:p>0.270340185136</text:p>
          </table:table-cell>
          <table:table-cell table:formula="of:=[.CV14]" office:value-type="float" office:value="0.270340185136" calcext:value-type="float">
            <text:p>0.270340185136</text:p>
          </table:table-cell>
          <table:table-cell table:formula="of:=[.CW14]" office:value-type="float" office:value="0.270340185136" calcext:value-type="float">
            <text:p>0.270340185136</text:p>
          </table:table-cell>
          <table:table-cell table:formula="of:=[.CX14]" office:value-type="float" office:value="0.270340185136" calcext:value-type="float">
            <text:p>0.270340185136</text:p>
          </table:table-cell>
          <table:table-cell table:formula="of:=[.CY14]" office:value-type="float" office:value="0.270340185136" calcext:value-type="float">
            <text:p>0.270340185136</text:p>
          </table:table-cell>
          <table:table-cell table:formula="of:=[.CZ14]" office:value-type="float" office:value="0.270340185136" calcext:value-type="float">
            <text:p>0.270340185136</text:p>
          </table:table-cell>
          <table:table-cell table:formula="of:=[.DA14]" office:value-type="float" office:value="0.270340185136" calcext:value-type="float">
            <text:p>0.270340185136</text:p>
          </table:table-cell>
          <table:table-cell table:formula="of:=[.DB14]" office:value-type="float" office:value="0.270340185136" calcext:value-type="float">
            <text:p>0.270340185136</text:p>
          </table:table-cell>
          <table:table-cell table:formula="of:=[.DC14]" office:value-type="float" office:value="0.270340185136" calcext:value-type="float">
            <text:p>0.270340185136</text:p>
          </table:table-cell>
          <table:table-cell table:formula="of:=[.DD14]" office:value-type="float" office:value="0.270340185136" calcext:value-type="float">
            <text:p>0.270340185136</text:p>
          </table:table-cell>
          <table:table-cell table:formula="of:=[.DE14]" office:value-type="float" office:value="0.270340185136" calcext:value-type="float">
            <text:p>0.270340185136</text:p>
          </table:table-cell>
          <table:table-cell table:formula="of:=[.DF14]" office:value-type="float" office:value="0.270340185136" calcext:value-type="float">
            <text:p>0.270340185136</text:p>
          </table:table-cell>
          <table:table-cell table:formula="of:=[.DG14]" office:value-type="float" office:value="0.270340185136" calcext:value-type="float">
            <text:p>0.270340185136</text:p>
          </table:table-cell>
          <table:table-cell table:formula="of:=[.DH14]" office:value-type="float" office:value="0.270340185136" calcext:value-type="float">
            <text:p>0.270340185136</text:p>
          </table:table-cell>
          <table:table-cell table:formula="of:=[.DI14]" office:value-type="float" office:value="0.270340185136" calcext:value-type="float">
            <text:p>0.270340185136</text:p>
          </table:table-cell>
          <table:table-cell table:formula="of:=[.DJ14]" office:value-type="float" office:value="0.270340185136" calcext:value-type="float">
            <text:p>0.270340185136</text:p>
          </table:table-cell>
          <table:table-cell table:formula="of:=[.DK14]" office:value-type="float" office:value="0.270340185136" calcext:value-type="float">
            <text:p>0.270340185136</text:p>
          </table:table-cell>
          <table:table-cell table:formula="of:=[.DL14]" office:value-type="float" office:value="0.270340185136" calcext:value-type="float">
            <text:p>0.270340185136</text:p>
          </table:table-cell>
          <table:table-cell table:formula="of:=[.DM14]" office:value-type="float" office:value="0.270340185136" calcext:value-type="float">
            <text:p>0.270340185136</text:p>
          </table:table-cell>
          <table:table-cell table:formula="of:=[.DN14]" office:value-type="float" office:value="0.270340185136" calcext:value-type="float">
            <text:p>0.270340185136</text:p>
          </table:table-cell>
          <table:table-cell table:formula="of:=[.DO14]" office:value-type="float" office:value="0.270340185136" calcext:value-type="float">
            <text:p>0.270340185136</text:p>
          </table:table-cell>
          <table:table-cell table:formula="of:=[.DP14]" office:value-type="float" office:value="0.270340185136" calcext:value-type="float">
            <text:p>0.270340185136</text:p>
          </table:table-cell>
          <table:table-cell table:formula="of:=[.DQ14]" office:value-type="float" office:value="0.270340185136" calcext:value-type="float">
            <text:p>0.270340185136</text:p>
          </table:table-cell>
          <table:table-cell table:formula="of:=[.DR14]" office:value-type="float" office:value="0.270340185136" calcext:value-type="float">
            <text:p>0.270340185136</text:p>
          </table:table-cell>
          <table:table-cell table:formula="of:=[.DS14]" office:value-type="float" office:value="0.270340185136" calcext:value-type="float">
            <text:p>0.270340185136</text:p>
          </table:table-cell>
          <table:table-cell table:formula="of:=[.DT14]" office:value-type="float" office:value="0.270340185136" calcext:value-type="float">
            <text:p>0.270340185136</text:p>
          </table:table-cell>
          <table:table-cell table:formula="of:=[.DU14]" office:value-type="float" office:value="0.270340185136" calcext:value-type="float">
            <text:p>0.270340185136</text:p>
          </table:table-cell>
          <table:table-cell table:formula="of:=[.DV14]" office:value-type="float" office:value="0.270340185136" calcext:value-type="float">
            <text:p>0.270340185136</text:p>
          </table:table-cell>
          <table:table-cell table:formula="of:=[.DW14]" office:value-type="float" office:value="0.270340185136" calcext:value-type="float">
            <text:p>0.270340185136</text:p>
          </table:table-cell>
          <table:table-cell table:formula="of:=[.DX14]" office:value-type="float" office:value="0.270340185136" calcext:value-type="float">
            <text:p>0.270340185136</text:p>
          </table:table-cell>
          <table:table-cell table:formula="of:=[.DY14]" office:value-type="float" office:value="0.270340185136" calcext:value-type="float">
            <text:p>0.270340185136</text:p>
          </table:table-cell>
          <table:table-cell table:formula="of:=[.DZ14]" office:value-type="float" office:value="0.270340185136" calcext:value-type="float">
            <text:p>0.270340185136</text:p>
          </table:table-cell>
          <table:table-cell table:formula="of:=[.EA14]" office:value-type="float" office:value="0.270340185136" calcext:value-type="float">
            <text:p>0.270340185136</text:p>
          </table:table-cell>
          <table:table-cell table:formula="of:=[.EB14]" office:value-type="float" office:value="0.270340185136" calcext:value-type="float">
            <text:p>0.270340185136</text:p>
          </table:table-cell>
          <table:table-cell table:formula="of:=[.EC14]" office:value-type="float" office:value="0.270340185136" calcext:value-type="float">
            <text:p>0.270340185136</text:p>
          </table:table-cell>
          <table:table-cell table:formula="of:=[.ED14]" office:value-type="float" office:value="0.270340185136" calcext:value-type="float">
            <text:p>0.270340185136</text:p>
          </table:table-cell>
          <table:table-cell table:formula="of:=[.EE14]" office:value-type="float" office:value="0.270340185136" calcext:value-type="float">
            <text:p>0.270340185136</text:p>
          </table:table-cell>
          <table:table-cell table:formula="of:=[.EF14]" office:value-type="float" office:value="0.270340185136" calcext:value-type="float">
            <text:p>0.270340185136</text:p>
          </table:table-cell>
          <table:table-cell table:formula="of:=[.EG14]" office:value-type="float" office:value="0.270340185136" calcext:value-type="float">
            <text:p>0.270340185136</text:p>
          </table:table-cell>
          <table:table-cell table:formula="of:=[.EH14]" office:value-type="float" office:value="0.270340185136" calcext:value-type="float">
            <text:p>0.270340185136</text:p>
          </table:table-cell>
          <table:table-cell table:formula="of:=[.EI14]" office:value-type="float" office:value="0.270340185136" calcext:value-type="float">
            <text:p>0.270340185136</text:p>
          </table:table-cell>
          <table:table-cell table:formula="of:=[.EJ14]" office:value-type="float" office:value="0.270340185136" calcext:value-type="float">
            <text:p>0.270340185136</text:p>
          </table:table-cell>
          <table:table-cell table:formula="of:=[.EK14]" office:value-type="float" office:value="0.270340185136" calcext:value-type="float">
            <text:p>0.270340185136</text:p>
          </table:table-cell>
          <table:table-cell table:formula="of:=[.EL14]" office:value-type="float" office:value="0.270340185136" calcext:value-type="float">
            <text:p>0.270340185136</text:p>
          </table:table-cell>
          <table:table-cell table:formula="of:=[.EM14]" office:value-type="float" office:value="0.270340185136" calcext:value-type="float">
            <text:p>0.270340185136</text:p>
          </table:table-cell>
          <table:table-cell table:formula="of:=[.EN14]" office:value-type="float" office:value="0.270340185136" calcext:value-type="float">
            <text:p>0.270340185136</text:p>
          </table:table-cell>
          <table:table-cell table:formula="of:=[.EO14]" office:value-type="float" office:value="0.270340185136" calcext:value-type="float">
            <text:p>0.270340185136</text:p>
          </table:table-cell>
          <table:table-cell table:formula="of:=[.EP14]" office:value-type="float" office:value="0.270340185136" calcext:value-type="float">
            <text:p>0.270340185136</text:p>
          </table:table-cell>
          <table:table-cell table:formula="of:=[.EQ14]" office:value-type="float" office:value="0.270340185136" calcext:value-type="float">
            <text:p>0.270340185136</text:p>
          </table:table-cell>
          <table:table-cell table:formula="of:=[.ER14]" office:value-type="float" office:value="0.270340185136" calcext:value-type="float">
            <text:p>0.270340185136</text:p>
          </table:table-cell>
          <table:table-cell table:formula="of:=[.ES14]" office:value-type="float" office:value="0.270340185136" calcext:value-type="float">
            <text:p>0.270340185136</text:p>
          </table:table-cell>
          <table:table-cell table:formula="of:=[.ET14]" office:value-type="float" office:value="0.270340185136" calcext:value-type="float">
            <text:p>0.2703401851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93029168" calcext:value-type="float">
            <text:p>0.1493029168</text:p>
          </table:table-cell>
          <table:table-cell office:value-type="float" office:value="0.1391034396" calcext:value-type="float">
            <text:p>0.1391034396</text:p>
          </table:table-cell>
          <table:table-cell office:value-type="float" office:value="0.1393633577" calcext:value-type="float">
            <text:p>0.1393633577</text:p>
          </table:table-cell>
          <table:table-cell office:value-type="float" office:value="0.1479051134" calcext:value-type="float">
            <text:p>0.1479051134</text:p>
          </table:table-cell>
          <table:table-cell office:value-type="float" office:value="0.1537233151" calcext:value-type="float">
            <text:p>0.1537233151</text:p>
          </table:table-cell>
          <table:table-cell office:value-type="float" office:value="0.1562839984" calcext:value-type="float">
            <text:p>0.1562839984</text:p>
          </table:table-cell>
          <table:table-cell office:value-type="float" office:value="0.1712432874" calcext:value-type="float">
            <text:p>0.1712432874</text:p>
          </table:table-cell>
          <table:table-cell office:value-type="float" office:value="0.1842410769" calcext:value-type="float">
            <text:p>0.1842410769</text:p>
          </table:table-cell>
          <table:table-cell office:value-type="float" office:value="0.1628232304" calcext:value-type="float">
            <text:p>0.1628232304</text:p>
          </table:table-cell>
          <table:table-cell office:value-type="float" office:value="0.1707712727" calcext:value-type="float">
            <text:p>0.1707712727</text:p>
          </table:table-cell>
          <table:table-cell office:value-type="float" office:value="0.1485452544" calcext:value-type="float">
            <text:p>0.1485452544</text:p>
          </table:table-cell>
          <table:table-cell office:value-type="float" office:value="0.1550598286" calcext:value-type="float">
            <text:p>0.1550598286</text:p>
          </table:table-cell>
          <table:table-cell office:value-type="float" office:value="0.1497362076" calcext:value-type="float">
            <text:p>0.1497362076</text:p>
          </table:table-cell>
          <table:table-cell office:value-type="float" office:value="0.1671138432" calcext:value-type="float">
            <text:p>0.1671138432</text:p>
          </table:table-cell>
          <table:table-cell office:value-type="float" office:value="0.1666938515" calcext:value-type="float">
            <text:p>0.1666938515</text:p>
          </table:table-cell>
          <table:table-cell office:value-type="float" office:value="0.142462358" calcext:value-type="float">
            <text:p>0.142462358</text:p>
          </table:table-cell>
          <table:table-cell office:value-type="float" office:value="0.1672302045" calcext:value-type="float">
            <text:p>0.1672302045</text:p>
          </table:table-cell>
          <table:table-cell office:value-type="float" office:value="0.1919980509" calcext:value-type="float">
            <text:p>0.1919980509</text:p>
          </table:table-cell>
          <table:table-cell office:value-type="float" office:value="0.1639259291" calcext:value-type="float">
            <text:p>0.1639259291</text:p>
          </table:table-cell>
          <table:table-cell office:value-type="float" office:value="0.1885871426" calcext:value-type="float">
            <text:p>0.1885871426</text:p>
          </table:table-cell>
          <table:table-cell office:value-type="float" office:value="0.1898501902" calcext:value-type="float">
            <text:p>0.1898501902</text:p>
          </table:table-cell>
          <table:table-cell office:value-type="float" office:value="0.1955870999" calcext:value-type="float">
            <text:p>0.1955870999</text:p>
          </table:table-cell>
          <table:table-cell office:value-type="float" office:value="0.185134866" calcext:value-type="float">
            <text:p>0.185134866</text:p>
          </table:table-cell>
          <table:table-cell office:value-type="float" office:value="0.1648081082" calcext:value-type="float">
            <text:p>0.1648081082</text:p>
          </table:table-cell>
          <table:table-cell office:value-type="float" office:value="0.1765112082" calcext:value-type="float">
            <text:p>0.1765112082</text:p>
          </table:table-cell>
          <table:table-cell office:value-type="float" office:value="0.1429735465" calcext:value-type="float">
            <text:p>0.1429735465</text:p>
          </table:table-cell>
          <table:table-cell office:value-type="float" office:value="0.1861644155" calcext:value-type="float">
            <text:p>0.1861644155</text:p>
          </table:table-cell>
          <table:table-cell office:value-type="float" office:value="0.2001521037" calcext:value-type="float">
            <text:p>0.2001521037</text:p>
          </table:table-cell>
          <table:table-cell office:value-type="float" office:value="0.1888761793" calcext:value-type="float">
            <text:p>0.1888761793</text:p>
          </table:table-cell>
          <table:table-cell office:value-type="float" office:value="0.1892840148" calcext:value-type="float">
            <text:p>0.1892840148</text:p>
          </table:table-cell>
          <table:table-cell office:value-type="float" office:value="0.1912772962" calcext:value-type="float">
            <text:p>0.1912772962</text:p>
          </table:table-cell>
          <table:table-cell office:value-type="float" office:value="0.2130968734" calcext:value-type="float">
            <text:p>0.2130968734</text:p>
          </table:table-cell>
          <table:table-cell office:value-type="float" office:value="0.1888712504" calcext:value-type="float">
            <text:p>0.1888712504</text:p>
          </table:table-cell>
          <table:table-cell office:value-type="float" office:value="0.2034192552" calcext:value-type="float">
            <text:p>0.2034192552</text:p>
          </table:table-cell>
          <table:table-cell office:value-type="float" office:value="0.1888969778" calcext:value-type="float">
            <text:p>0.1888969778</text:p>
          </table:table-cell>
          <table:table-cell office:value-type="float" office:value="0.2074815403" calcext:value-type="float">
            <text:p>0.2074815403</text:p>
          </table:table-cell>
          <table:table-cell office:value-type="float" office:value="0.2036824327" calcext:value-type="float">
            <text:p>0.2036824327</text:p>
          </table:table-cell>
          <table:table-cell office:value-type="float" office:value="0.2170760433" calcext:value-type="float">
            <text:p>0.2170760433</text:p>
          </table:table-cell>
          <table:table-cell office:value-type="float" office:value="0.2178987351" calcext:value-type="float">
            <text:p>0.2178987351</text:p>
          </table:table-cell>
          <table:table-cell office:value-type="float" office:value="0.2128274066" calcext:value-type="float">
            <text:p>0.2128274066</text:p>
          </table:table-cell>
          <table:table-cell office:value-type="float" office:value="0.2044199938" calcext:value-type="float">
            <text:p>0.2044199938</text:p>
          </table:table-cell>
          <table:table-cell office:value-type="float" office:value="0.2008590862" calcext:value-type="float">
            <text:p>0.2008590862</text:p>
          </table:table-cell>
          <table:table-cell office:value-type="float" office:value="0.2160272919" calcext:value-type="float">
            <text:p>0.2160272919</text:p>
          </table:table-cell>
          <table:table-cell office:value-type="float" office:value="0.185494787" calcext:value-type="float">
            <text:p>0.185494787</text:p>
          </table:table-cell>
          <table:table-cell office:value-type="float" office:value="0.2021957366" calcext:value-type="float">
            <text:p>0.2021957366</text:p>
          </table:table-cell>
          <table:table-cell office:value-type="float" office:value="0.2137477325" calcext:value-type="float">
            <text:p>0.2137477325</text:p>
          </table:table-cell>
          <table:table-cell office:value-type="float" office:value="0.1966204738" calcext:value-type="float">
            <text:p>0.1966204738</text:p>
          </table:table-cell>
          <table:table-cell office:value-type="float" office:value="0.2193883502" calcext:value-type="float">
            <text:p>0.2193883502</text:p>
          </table:table-cell>
          <table:table-cell office:value-type="float" office:value="0.2155107933" calcext:value-type="float">
            <text:p>0.2155107933</text:p>
          </table:table-cell>
          <table:table-cell office:value-type="float" office:value="0.2116332364" calcext:value-type="float">
            <text:p>0.2116332364</text:p>
          </table:table-cell>
          <table:table-cell office:value-type="float" office:value="0.2077556795" calcext:value-type="float">
            <text:p>0.2077556795</text:p>
          </table:table-cell>
          <table:table-cell office:value-type="float" office:value="0.2038781226" calcext:value-type="float">
            <text:p>0.2038781226</text:p>
          </table:table-cell>
          <table:table-cell office:value-type="float" office:value="0.2145774152" calcext:value-type="float">
            <text:p>0.2145774152</text:p>
          </table:table-cell>
          <table:table-cell office:value-type="float" office:value="0.2459217269" calcext:value-type="float">
            <text:p>0.2459217269</text:p>
          </table:table-cell>
          <table:table-cell office:value-type="float" office:value="0.2180001972" calcext:value-type="float">
            <text:p>0.2180001972</text:p>
          </table:table-cell>
          <table:table-cell office:value-type="float" office:value="0.226462761" calcext:value-type="float">
            <text:p>0.226462761</text:p>
          </table:table-cell>
          <table:table-cell office:value-type="float" office:value="0.2192894824" calcext:value-type="float">
            <text:p>0.2192894824</text:p>
          </table:table-cell>
          <table:table-cell office:value-type="float" office:value="0.2118857644" calcext:value-type="float">
            <text:p>0.2118857644</text:p>
          </table:table-cell>
          <table:table-cell office:value-type="float" office:value="0.2186004989" calcext:value-type="float">
            <text:p>0.2186004989</text:p>
          </table:table-cell>
          <table:table-cell office:value-type="float" office:value="0.2281876857" calcext:value-type="float">
            <text:p>0.2281876857</text:p>
          </table:table-cell>
          <table:table-cell office:value-type="float" office:value="0.2372194633" calcext:value-type="float">
            <text:p>0.2372194633</text:p>
          </table:table-cell>
          <table:table-cell office:value-type="float" office:value="0.2285984064" calcext:value-type="float">
            <text:p>0.2285984064</text:p>
          </table:table-cell>
          <table:table-cell office:value-type="float" office:value="0.2599021683" calcext:value-type="float">
            <text:p>0.2599021683</text:p>
          </table:table-cell>
          <table:table-cell office:value-type="float" office:value="0.2457174141" calcext:value-type="float">
            <text:p>0.2457174141</text:p>
          </table:table-cell>
          <table:table-cell office:value-type="float" office:value="0.2622374943" calcext:value-type="float">
            <text:p>0.2622374943</text:p>
          </table:table-cell>
          <table:table-cell office:value-type="float" office:value="0.2635955962" calcext:value-type="float">
            <text:p>0.2635955962</text:p>
          </table:table-cell>
          <table:table-cell table:style-name="Default" office:value-type="float" office:value="0.27294156" calcext:value-type="float">
            <text:p>0.27294156</text:p>
          </table:table-cell>
          <table:table-cell table:formula="of:=AVERAGE([.AR15:.BP15])" office:value-type="float" office:value="0.225015593524" calcext:value-type="float">
            <text:p>0.225015593524</text:p>
          </table:table-cell>
          <table:table-cell table:formula="of:=[.BQ15]" office:value-type="float" office:value="0.225015593524" calcext:value-type="float">
            <text:p>0.225015593524</text:p>
          </table:table-cell>
          <table:table-cell table:formula="of:=[.BR15]" office:value-type="float" office:value="0.225015593524" calcext:value-type="float">
            <text:p>0.225015593524</text:p>
          </table:table-cell>
          <table:table-cell table:formula="of:=[.BS15]" office:value-type="float" office:value="0.225015593524" calcext:value-type="float">
            <text:p>0.225015593524</text:p>
          </table:table-cell>
          <table:table-cell table:formula="of:=[.BT15]" office:value-type="float" office:value="0.225015593524" calcext:value-type="float">
            <text:p>0.225015593524</text:p>
          </table:table-cell>
          <table:table-cell table:formula="of:=[.BU15]" office:value-type="float" office:value="0.225015593524" calcext:value-type="float">
            <text:p>0.225015593524</text:p>
          </table:table-cell>
          <table:table-cell table:formula="of:=[.BV15]" office:value-type="float" office:value="0.225015593524" calcext:value-type="float">
            <text:p>0.225015593524</text:p>
          </table:table-cell>
          <table:table-cell table:formula="of:=[.BW15]" office:value-type="float" office:value="0.225015593524" calcext:value-type="float">
            <text:p>0.225015593524</text:p>
          </table:table-cell>
          <table:table-cell table:formula="of:=[.BX15]" office:value-type="float" office:value="0.225015593524" calcext:value-type="float">
            <text:p>0.225015593524</text:p>
          </table:table-cell>
          <table:table-cell table:formula="of:=[.BY15]" office:value-type="float" office:value="0.225015593524" calcext:value-type="float">
            <text:p>0.225015593524</text:p>
          </table:table-cell>
          <table:table-cell table:formula="of:=[.BZ15]" office:value-type="float" office:value="0.225015593524" calcext:value-type="float">
            <text:p>0.225015593524</text:p>
          </table:table-cell>
          <table:table-cell table:formula="of:=[.CA15]" office:value-type="float" office:value="0.225015593524" calcext:value-type="float">
            <text:p>0.225015593524</text:p>
          </table:table-cell>
          <table:table-cell table:formula="of:=[.CB15]" office:value-type="float" office:value="0.225015593524" calcext:value-type="float">
            <text:p>0.225015593524</text:p>
          </table:table-cell>
          <table:table-cell table:formula="of:=[.CC15]" office:value-type="float" office:value="0.225015593524" calcext:value-type="float">
            <text:p>0.225015593524</text:p>
          </table:table-cell>
          <table:table-cell table:formula="of:=[.CD15]" office:value-type="float" office:value="0.225015593524" calcext:value-type="float">
            <text:p>0.225015593524</text:p>
          </table:table-cell>
          <table:table-cell table:formula="of:=[.CE15]" office:value-type="float" office:value="0.225015593524" calcext:value-type="float">
            <text:p>0.225015593524</text:p>
          </table:table-cell>
          <table:table-cell table:formula="of:=[.CF15]" office:value-type="float" office:value="0.225015593524" calcext:value-type="float">
            <text:p>0.225015593524</text:p>
          </table:table-cell>
          <table:table-cell table:formula="of:=[.CG15]" office:value-type="float" office:value="0.225015593524" calcext:value-type="float">
            <text:p>0.225015593524</text:p>
          </table:table-cell>
          <table:table-cell table:formula="of:=[.CH15]" office:value-type="float" office:value="0.225015593524" calcext:value-type="float">
            <text:p>0.225015593524</text:p>
          </table:table-cell>
          <table:table-cell table:formula="of:=[.CI15]" office:value-type="float" office:value="0.225015593524" calcext:value-type="float">
            <text:p>0.225015593524</text:p>
          </table:table-cell>
          <table:table-cell table:formula="of:=[.CJ15]" office:value-type="float" office:value="0.225015593524" calcext:value-type="float">
            <text:p>0.225015593524</text:p>
          </table:table-cell>
          <table:table-cell table:formula="of:=[.CK15]" office:value-type="float" office:value="0.225015593524" calcext:value-type="float">
            <text:p>0.225015593524</text:p>
          </table:table-cell>
          <table:table-cell table:formula="of:=[.CL15]" office:value-type="float" office:value="0.225015593524" calcext:value-type="float">
            <text:p>0.225015593524</text:p>
          </table:table-cell>
          <table:table-cell table:formula="of:=[.CM15]" office:value-type="float" office:value="0.225015593524" calcext:value-type="float">
            <text:p>0.225015593524</text:p>
          </table:table-cell>
          <table:table-cell table:formula="of:=[.CN15]" office:value-type="float" office:value="0.225015593524" calcext:value-type="float">
            <text:p>0.225015593524</text:p>
          </table:table-cell>
          <table:table-cell table:formula="of:=[.CO15]" office:value-type="float" office:value="0.225015593524" calcext:value-type="float">
            <text:p>0.225015593524</text:p>
          </table:table-cell>
          <table:table-cell table:formula="of:=[.CP15]" office:value-type="float" office:value="0.225015593524" calcext:value-type="float">
            <text:p>0.225015593524</text:p>
          </table:table-cell>
          <table:table-cell table:formula="of:=[.CQ15]" office:value-type="float" office:value="0.225015593524" calcext:value-type="float">
            <text:p>0.225015593524</text:p>
          </table:table-cell>
          <table:table-cell table:formula="of:=[.CR15]" office:value-type="float" office:value="0.225015593524" calcext:value-type="float">
            <text:p>0.225015593524</text:p>
          </table:table-cell>
          <table:table-cell table:formula="of:=[.CS15]" office:value-type="float" office:value="0.225015593524" calcext:value-type="float">
            <text:p>0.225015593524</text:p>
          </table:table-cell>
          <table:table-cell table:formula="of:=[.CT15]" office:value-type="float" office:value="0.225015593524" calcext:value-type="float">
            <text:p>0.225015593524</text:p>
          </table:table-cell>
          <table:table-cell table:formula="of:=[.CU15]" office:value-type="float" office:value="0.225015593524" calcext:value-type="float">
            <text:p>0.225015593524</text:p>
          </table:table-cell>
          <table:table-cell table:formula="of:=[.CV15]" office:value-type="float" office:value="0.225015593524" calcext:value-type="float">
            <text:p>0.225015593524</text:p>
          </table:table-cell>
          <table:table-cell table:formula="of:=[.CW15]" office:value-type="float" office:value="0.225015593524" calcext:value-type="float">
            <text:p>0.225015593524</text:p>
          </table:table-cell>
          <table:table-cell table:formula="of:=[.CX15]" office:value-type="float" office:value="0.225015593524" calcext:value-type="float">
            <text:p>0.225015593524</text:p>
          </table:table-cell>
          <table:table-cell table:formula="of:=[.CY15]" office:value-type="float" office:value="0.225015593524" calcext:value-type="float">
            <text:p>0.225015593524</text:p>
          </table:table-cell>
          <table:table-cell table:formula="of:=[.CZ15]" office:value-type="float" office:value="0.225015593524" calcext:value-type="float">
            <text:p>0.225015593524</text:p>
          </table:table-cell>
          <table:table-cell table:formula="of:=[.DA15]" office:value-type="float" office:value="0.225015593524" calcext:value-type="float">
            <text:p>0.225015593524</text:p>
          </table:table-cell>
          <table:table-cell table:formula="of:=[.DB15]" office:value-type="float" office:value="0.225015593524" calcext:value-type="float">
            <text:p>0.225015593524</text:p>
          </table:table-cell>
          <table:table-cell table:formula="of:=[.DC15]" office:value-type="float" office:value="0.225015593524" calcext:value-type="float">
            <text:p>0.225015593524</text:p>
          </table:table-cell>
          <table:table-cell table:formula="of:=[.DD15]" office:value-type="float" office:value="0.225015593524" calcext:value-type="float">
            <text:p>0.225015593524</text:p>
          </table:table-cell>
          <table:table-cell table:formula="of:=[.DE15]" office:value-type="float" office:value="0.225015593524" calcext:value-type="float">
            <text:p>0.225015593524</text:p>
          </table:table-cell>
          <table:table-cell table:formula="of:=[.DF15]" office:value-type="float" office:value="0.225015593524" calcext:value-type="float">
            <text:p>0.225015593524</text:p>
          </table:table-cell>
          <table:table-cell table:formula="of:=[.DG15]" office:value-type="float" office:value="0.225015593524" calcext:value-type="float">
            <text:p>0.225015593524</text:p>
          </table:table-cell>
          <table:table-cell table:formula="of:=[.DH15]" office:value-type="float" office:value="0.225015593524" calcext:value-type="float">
            <text:p>0.225015593524</text:p>
          </table:table-cell>
          <table:table-cell table:formula="of:=[.DI15]" office:value-type="float" office:value="0.225015593524" calcext:value-type="float">
            <text:p>0.225015593524</text:p>
          </table:table-cell>
          <table:table-cell table:formula="of:=[.DJ15]" office:value-type="float" office:value="0.225015593524" calcext:value-type="float">
            <text:p>0.225015593524</text:p>
          </table:table-cell>
          <table:table-cell table:formula="of:=[.DK15]" office:value-type="float" office:value="0.225015593524" calcext:value-type="float">
            <text:p>0.225015593524</text:p>
          </table:table-cell>
          <table:table-cell table:formula="of:=[.DL15]" office:value-type="float" office:value="0.225015593524" calcext:value-type="float">
            <text:p>0.225015593524</text:p>
          </table:table-cell>
          <table:table-cell table:formula="of:=[.DM15]" office:value-type="float" office:value="0.225015593524" calcext:value-type="float">
            <text:p>0.225015593524</text:p>
          </table:table-cell>
          <table:table-cell table:formula="of:=[.DN15]" office:value-type="float" office:value="0.225015593524" calcext:value-type="float">
            <text:p>0.225015593524</text:p>
          </table:table-cell>
          <table:table-cell table:formula="of:=[.DO15]" office:value-type="float" office:value="0.225015593524" calcext:value-type="float">
            <text:p>0.225015593524</text:p>
          </table:table-cell>
          <table:table-cell table:formula="of:=[.DP15]" office:value-type="float" office:value="0.225015593524" calcext:value-type="float">
            <text:p>0.225015593524</text:p>
          </table:table-cell>
          <table:table-cell table:formula="of:=[.DQ15]" office:value-type="float" office:value="0.225015593524" calcext:value-type="float">
            <text:p>0.225015593524</text:p>
          </table:table-cell>
          <table:table-cell table:formula="of:=[.DR15]" office:value-type="float" office:value="0.225015593524" calcext:value-type="float">
            <text:p>0.225015593524</text:p>
          </table:table-cell>
          <table:table-cell table:formula="of:=[.DS15]" office:value-type="float" office:value="0.225015593524" calcext:value-type="float">
            <text:p>0.225015593524</text:p>
          </table:table-cell>
          <table:table-cell table:formula="of:=[.DT15]" office:value-type="float" office:value="0.225015593524" calcext:value-type="float">
            <text:p>0.225015593524</text:p>
          </table:table-cell>
          <table:table-cell table:formula="of:=[.DU15]" office:value-type="float" office:value="0.225015593524" calcext:value-type="float">
            <text:p>0.225015593524</text:p>
          </table:table-cell>
          <table:table-cell table:formula="of:=[.DV15]" office:value-type="float" office:value="0.225015593524" calcext:value-type="float">
            <text:p>0.225015593524</text:p>
          </table:table-cell>
          <table:table-cell table:formula="of:=[.DW15]" office:value-type="float" office:value="0.225015593524" calcext:value-type="float">
            <text:p>0.225015593524</text:p>
          </table:table-cell>
          <table:table-cell table:formula="of:=[.DX15]" office:value-type="float" office:value="0.225015593524" calcext:value-type="float">
            <text:p>0.225015593524</text:p>
          </table:table-cell>
          <table:table-cell table:formula="of:=[.DY15]" office:value-type="float" office:value="0.225015593524" calcext:value-type="float">
            <text:p>0.225015593524</text:p>
          </table:table-cell>
          <table:table-cell table:formula="of:=[.DZ15]" office:value-type="float" office:value="0.225015593524" calcext:value-type="float">
            <text:p>0.225015593524</text:p>
          </table:table-cell>
          <table:table-cell table:formula="of:=[.EA15]" office:value-type="float" office:value="0.225015593524" calcext:value-type="float">
            <text:p>0.225015593524</text:p>
          </table:table-cell>
          <table:table-cell table:formula="of:=[.EB15]" office:value-type="float" office:value="0.225015593524" calcext:value-type="float">
            <text:p>0.225015593524</text:p>
          </table:table-cell>
          <table:table-cell table:formula="of:=[.EC15]" office:value-type="float" office:value="0.225015593524" calcext:value-type="float">
            <text:p>0.225015593524</text:p>
          </table:table-cell>
          <table:table-cell table:formula="of:=[.ED15]" office:value-type="float" office:value="0.225015593524" calcext:value-type="float">
            <text:p>0.225015593524</text:p>
          </table:table-cell>
          <table:table-cell table:formula="of:=[.EE15]" office:value-type="float" office:value="0.225015593524" calcext:value-type="float">
            <text:p>0.225015593524</text:p>
          </table:table-cell>
          <table:table-cell table:formula="of:=[.EF15]" office:value-type="float" office:value="0.225015593524" calcext:value-type="float">
            <text:p>0.225015593524</text:p>
          </table:table-cell>
          <table:table-cell table:formula="of:=[.EG15]" office:value-type="float" office:value="0.225015593524" calcext:value-type="float">
            <text:p>0.225015593524</text:p>
          </table:table-cell>
          <table:table-cell table:formula="of:=[.EH15]" office:value-type="float" office:value="0.225015593524" calcext:value-type="float">
            <text:p>0.225015593524</text:p>
          </table:table-cell>
          <table:table-cell table:formula="of:=[.EI15]" office:value-type="float" office:value="0.225015593524" calcext:value-type="float">
            <text:p>0.225015593524</text:p>
          </table:table-cell>
          <table:table-cell table:formula="of:=[.EJ15]" office:value-type="float" office:value="0.225015593524" calcext:value-type="float">
            <text:p>0.225015593524</text:p>
          </table:table-cell>
          <table:table-cell table:formula="of:=[.EK15]" office:value-type="float" office:value="0.225015593524" calcext:value-type="float">
            <text:p>0.225015593524</text:p>
          </table:table-cell>
          <table:table-cell table:formula="of:=[.EL15]" office:value-type="float" office:value="0.225015593524" calcext:value-type="float">
            <text:p>0.225015593524</text:p>
          </table:table-cell>
          <table:table-cell table:formula="of:=[.EM15]" office:value-type="float" office:value="0.225015593524" calcext:value-type="float">
            <text:p>0.225015593524</text:p>
          </table:table-cell>
          <table:table-cell table:formula="of:=[.EN15]" office:value-type="float" office:value="0.225015593524" calcext:value-type="float">
            <text:p>0.225015593524</text:p>
          </table:table-cell>
          <table:table-cell table:formula="of:=[.EO15]" office:value-type="float" office:value="0.225015593524" calcext:value-type="float">
            <text:p>0.225015593524</text:p>
          </table:table-cell>
          <table:table-cell table:formula="of:=[.EP15]" office:value-type="float" office:value="0.225015593524" calcext:value-type="float">
            <text:p>0.225015593524</text:p>
          </table:table-cell>
          <table:table-cell table:formula="of:=[.EQ15]" office:value-type="float" office:value="0.225015593524" calcext:value-type="float">
            <text:p>0.225015593524</text:p>
          </table:table-cell>
          <table:table-cell table:formula="of:=[.ER15]" office:value-type="float" office:value="0.225015593524" calcext:value-type="float">
            <text:p>0.225015593524</text:p>
          </table:table-cell>
          <table:table-cell table:formula="of:=[.ES15]" office:value-type="float" office:value="0.225015593524" calcext:value-type="float">
            <text:p>0.225015593524</text:p>
          </table:table-cell>
          <table:table-cell table:formula="of:=[.ET15]" office:value-type="float" office:value="0.225015593524" calcext:value-type="float">
            <text:p>0.2250155935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192579647" calcext:value-type="float">
            <text:p>0.1192579647</text:p>
          </table:table-cell>
          <table:table-cell office:value-type="float" office:value="0.1117642922" calcext:value-type="float">
            <text:p>0.1117642922</text:p>
          </table:table-cell>
          <table:table-cell office:value-type="float" office:value="0.1215459378" calcext:value-type="float">
            <text:p>0.1215459378</text:p>
          </table:table-cell>
          <table:table-cell office:value-type="float" office:value="0.1241254142" calcext:value-type="float">
            <text:p>0.1241254142</text:p>
          </table:table-cell>
          <table:table-cell office:value-type="float" office:value="0.1307224626" calcext:value-type="float">
            <text:p>0.1307224626</text:p>
          </table:table-cell>
          <table:table-cell office:value-type="float" office:value="0.0936288267" calcext:value-type="float">
            <text:p>0.0936288267</text:p>
          </table:table-cell>
          <table:table-cell office:value-type="float" office:value="0.1172412375" calcext:value-type="float">
            <text:p>0.1172412375</text:p>
          </table:table-cell>
          <table:table-cell office:value-type="float" office:value="0.126417523" calcext:value-type="float">
            <text:p>0.126417523</text:p>
          </table:table-cell>
          <table:table-cell office:value-type="float" office:value="0.1241678804" calcext:value-type="float">
            <text:p>0.1241678804</text:p>
          </table:table-cell>
          <table:table-cell office:value-type="float" office:value="0.1290426701" calcext:value-type="float">
            <text:p>0.1290426701</text:p>
          </table:table-cell>
          <table:table-cell office:value-type="float" office:value="0.1144443164" calcext:value-type="float">
            <text:p>0.1144443164</text:p>
          </table:table-cell>
          <table:table-cell office:value-type="float" office:value="0.1348690188" calcext:value-type="float">
            <text:p>0.1348690188</text:p>
          </table:table-cell>
          <table:table-cell office:value-type="float" office:value="0.1426468926" calcext:value-type="float">
            <text:p>0.1426468926</text:p>
          </table:table-cell>
          <table:table-cell office:value-type="float" office:value="0.1371181181" calcext:value-type="float">
            <text:p>0.1371181181</text:p>
          </table:table-cell>
          <table:table-cell office:value-type="float" office:value="0.1163662733" calcext:value-type="float">
            <text:p>0.1163662733</text:p>
          </table:table-cell>
          <table:table-cell office:value-type="float" office:value="0.1217651233" calcext:value-type="float">
            <text:p>0.1217651233</text:p>
          </table:table-cell>
          <table:table-cell office:value-type="float" office:value="0.1340570943" calcext:value-type="float">
            <text:p>0.1340570943</text:p>
          </table:table-cell>
          <table:table-cell office:value-type="float" office:value="0.1463490652" calcext:value-type="float">
            <text:p>0.1463490652</text:p>
          </table:table-cell>
          <table:table-cell office:value-type="float" office:value="0.1526485484" calcext:value-type="float">
            <text:p>0.1526485484</text:p>
          </table:table-cell>
          <table:table-cell office:value-type="float" office:value="0.1375558336" calcext:value-type="float">
            <text:p>0.1375558336</text:p>
          </table:table-cell>
          <table:table-cell office:value-type="float" office:value="0.1544718342" calcext:value-type="float">
            <text:p>0.1544718342</text:p>
          </table:table-cell>
          <table:table-cell office:value-type="float" office:value="0.1600497548" calcext:value-type="float">
            <text:p>0.1600497548</text:p>
          </table:table-cell>
          <table:table-cell office:value-type="float" office:value="0.150190855" calcext:value-type="float">
            <text:p>0.150190855</text:p>
          </table:table-cell>
          <table:table-cell office:value-type="float" office:value="0.1593570137" calcext:value-type="float">
            <text:p>0.1593570137</text:p>
          </table:table-cell>
          <table:table-cell office:value-type="float" office:value="0.1396270192" calcext:value-type="float">
            <text:p>0.1396270192</text:p>
          </table:table-cell>
          <table:table-cell office:value-type="float" office:value="0.1448965906" calcext:value-type="float">
            <text:p>0.1448965906</text:p>
          </table:table-cell>
          <table:table-cell office:value-type="float" office:value="0.1382700934" calcext:value-type="float">
            <text:p>0.1382700934</text:p>
          </table:table-cell>
          <table:table-cell office:value-type="float" office:value="0.1435402558" calcext:value-type="float">
            <text:p>0.1435402558</text:p>
          </table:table-cell>
          <table:table-cell office:value-type="float" office:value="0.1647032162" calcext:value-type="float">
            <text:p>0.1647032162</text:p>
          </table:table-cell>
          <table:table-cell office:value-type="float" office:value="0.1582109717" calcext:value-type="float">
            <text:p>0.1582109717</text:p>
          </table:table-cell>
          <table:table-cell office:value-type="float" office:value="0.157197696" calcext:value-type="float">
            <text:p>0.157197696</text:p>
          </table:table-cell>
          <table:table-cell office:value-type="float" office:value="0.1625236337" calcext:value-type="float">
            <text:p>0.1625236337</text:p>
          </table:table-cell>
          <table:table-cell office:value-type="float" office:value="0.1873733596" calcext:value-type="float">
            <text:p>0.1873733596</text:p>
          </table:table-cell>
          <table:table-cell office:value-type="float" office:value="0.1802435581" calcext:value-type="float">
            <text:p>0.1802435581</text:p>
          </table:table-cell>
          <table:table-cell office:value-type="float" office:value="0.1747081489" calcext:value-type="float">
            <text:p>0.1747081489</text:p>
          </table:table-cell>
          <table:table-cell office:value-type="float" office:value="0.1786917829" calcext:value-type="float">
            <text:p>0.1786917829</text:p>
          </table:table-cell>
          <table:table-cell office:value-type="float" office:value="0.1857360662" calcext:value-type="float">
            <text:p>0.1857360662</text:p>
          </table:table-cell>
          <table:table-cell office:value-type="float" office:value="0.1515480484" calcext:value-type="float">
            <text:p>0.1515480484</text:p>
          </table:table-cell>
          <table:table-cell office:value-type="float" office:value="0.1700033872" calcext:value-type="float">
            <text:p>0.1700033872</text:p>
          </table:table-cell>
          <table:table-cell office:value-type="float" office:value="0.2120465888" calcext:value-type="float">
            <text:p>0.2120465888</text:p>
          </table:table-cell>
          <table:table-cell office:value-type="float" office:value="0.1833750189" calcext:value-type="float">
            <text:p>0.1833750189</text:p>
          </table:table-cell>
          <table:table-cell office:value-type="float" office:value="0.175454423" calcext:value-type="float">
            <text:p>0.175454423</text:p>
          </table:table-cell>
          <table:table-cell office:value-type="float" office:value="0.1662737208" calcext:value-type="float">
            <text:p>0.1662737208</text:p>
          </table:table-cell>
          <table:table-cell office:value-type="float" office:value="0.1683512042" calcext:value-type="float">
            <text:p>0.1683512042</text:p>
          </table:table-cell>
          <table:table-cell office:value-type="float" office:value="0.1675628597" calcext:value-type="float">
            <text:p>0.1675628597</text:p>
          </table:table-cell>
          <table:table-cell office:value-type="float" office:value="0.188982233" calcext:value-type="float">
            <text:p>0.188982233</text:p>
          </table:table-cell>
          <table:table-cell office:value-type="float" office:value="0.1847654265" calcext:value-type="float">
            <text:p>0.1847654265</text:p>
          </table:table-cell>
          <table:table-cell office:value-type="float" office:value="0.1753208443" calcext:value-type="float">
            <text:p>0.1753208443</text:p>
          </table:table-cell>
          <table:table-cell office:value-type="float" office:value="0.17798023345" calcext:value-type="float">
            <text:p>0.17798023345</text:p>
          </table:table-cell>
          <table:table-cell office:value-type="float" office:value="0.1806396226" calcext:value-type="float">
            <text:p>0.1806396226</text:p>
          </table:table-cell>
          <table:table-cell office:value-type="float" office:value="0.18329901175" calcext:value-type="float">
            <text:p>0.18329901175</text:p>
          </table:table-cell>
          <table:table-cell office:value-type="float" office:value="0.1859584009" calcext:value-type="float">
            <text:p>0.1859584009</text:p>
          </table:table-cell>
          <table:table-cell office:value-type="float" office:value="0.1993133029" calcext:value-type="float">
            <text:p>0.1993133029</text:p>
          </table:table-cell>
          <table:table-cell office:value-type="float" office:value="0.2028439233" calcext:value-type="float">
            <text:p>0.2028439233</text:p>
          </table:table-cell>
          <table:table-cell office:value-type="float" office:value="0.2126771046" calcext:value-type="float">
            <text:p>0.2126771046</text:p>
          </table:table-cell>
          <table:table-cell office:value-type="float" office:value="0.2136580229" calcext:value-type="float">
            <text:p>0.2136580229</text:p>
          </table:table-cell>
          <table:table-cell office:value-type="float" office:value="0.1858212321" calcext:value-type="float">
            <text:p>0.1858212321</text:p>
          </table:table-cell>
          <table:table-cell office:value-type="float" office:value="0.197847532" calcext:value-type="float">
            <text:p>0.197847532</text:p>
          </table:table-cell>
          <table:table-cell office:value-type="float" office:value="0.1819954233" calcext:value-type="float">
            <text:p>0.1819954233</text:p>
          </table:table-cell>
          <table:table-cell office:value-type="float" office:value="0.1957659673" calcext:value-type="float">
            <text:p>0.1957659673</text:p>
          </table:table-cell>
          <table:table-cell office:value-type="float" office:value="0.2084299641" calcext:value-type="float">
            <text:p>0.2084299641</text:p>
          </table:table-cell>
          <table:table-cell office:value-type="float" office:value="0.2044590867" calcext:value-type="float">
            <text:p>0.2044590867</text:p>
          </table:table-cell>
          <table:table-cell office:value-type="float" office:value="0.1802037244" calcext:value-type="float">
            <text:p>0.1802037244</text:p>
          </table:table-cell>
          <table:table-cell office:value-type="float" office:value="0.2003769796" calcext:value-type="float">
            <text:p>0.2003769796</text:p>
          </table:table-cell>
          <table:table-cell office:value-type="float" office:value="0.2058471649" calcext:value-type="float">
            <text:p>0.2058471649</text:p>
          </table:table-cell>
          <table:table-cell office:value-type="float" office:value="0.2401998672" calcext:value-type="float">
            <text:p>0.2401998672</text:p>
          </table:table-cell>
          <table:table-cell table:style-name="Default" office:value-type="float" office:value="0.250195336" calcext:value-type="float">
            <text:p>0.250195336</text:p>
          </table:table-cell>
          <table:table-cell table:formula="of:=AVERAGE([.AR16:.BP16])" office:value-type="float" office:value="0.19435072754" calcext:value-type="float">
            <text:p>0.19435072754</text:p>
          </table:table-cell>
          <table:table-cell table:formula="of:=[.BQ16]" office:value-type="float" office:value="0.19435072754" calcext:value-type="float">
            <text:p>0.19435072754</text:p>
          </table:table-cell>
          <table:table-cell table:formula="of:=[.BR16]" office:value-type="float" office:value="0.19435072754" calcext:value-type="float">
            <text:p>0.19435072754</text:p>
          </table:table-cell>
          <table:table-cell table:formula="of:=[.BS16]" office:value-type="float" office:value="0.19435072754" calcext:value-type="float">
            <text:p>0.19435072754</text:p>
          </table:table-cell>
          <table:table-cell table:formula="of:=[.BT16]" office:value-type="float" office:value="0.19435072754" calcext:value-type="float">
            <text:p>0.19435072754</text:p>
          </table:table-cell>
          <table:table-cell table:formula="of:=[.BU16]" office:value-type="float" office:value="0.19435072754" calcext:value-type="float">
            <text:p>0.19435072754</text:p>
          </table:table-cell>
          <table:table-cell table:formula="of:=[.BV16]" office:value-type="float" office:value="0.19435072754" calcext:value-type="float">
            <text:p>0.19435072754</text:p>
          </table:table-cell>
          <table:table-cell table:formula="of:=[.BW16]" office:value-type="float" office:value="0.19435072754" calcext:value-type="float">
            <text:p>0.19435072754</text:p>
          </table:table-cell>
          <table:table-cell table:formula="of:=[.BX16]" office:value-type="float" office:value="0.19435072754" calcext:value-type="float">
            <text:p>0.19435072754</text:p>
          </table:table-cell>
          <table:table-cell table:formula="of:=[.BY16]" office:value-type="float" office:value="0.19435072754" calcext:value-type="float">
            <text:p>0.19435072754</text:p>
          </table:table-cell>
          <table:table-cell table:formula="of:=[.BZ16]" office:value-type="float" office:value="0.19435072754" calcext:value-type="float">
            <text:p>0.19435072754</text:p>
          </table:table-cell>
          <table:table-cell table:formula="of:=[.CA16]" office:value-type="float" office:value="0.19435072754" calcext:value-type="float">
            <text:p>0.19435072754</text:p>
          </table:table-cell>
          <table:table-cell table:formula="of:=[.CB16]" office:value-type="float" office:value="0.19435072754" calcext:value-type="float">
            <text:p>0.19435072754</text:p>
          </table:table-cell>
          <table:table-cell table:formula="of:=[.CC16]" office:value-type="float" office:value="0.19435072754" calcext:value-type="float">
            <text:p>0.19435072754</text:p>
          </table:table-cell>
          <table:table-cell table:formula="of:=[.CD16]" office:value-type="float" office:value="0.19435072754" calcext:value-type="float">
            <text:p>0.19435072754</text:p>
          </table:table-cell>
          <table:table-cell table:formula="of:=[.CE16]" office:value-type="float" office:value="0.19435072754" calcext:value-type="float">
            <text:p>0.19435072754</text:p>
          </table:table-cell>
          <table:table-cell table:formula="of:=[.CF16]" office:value-type="float" office:value="0.19435072754" calcext:value-type="float">
            <text:p>0.19435072754</text:p>
          </table:table-cell>
          <table:table-cell table:formula="of:=[.CG16]" office:value-type="float" office:value="0.19435072754" calcext:value-type="float">
            <text:p>0.19435072754</text:p>
          </table:table-cell>
          <table:table-cell table:formula="of:=[.CH16]" office:value-type="float" office:value="0.19435072754" calcext:value-type="float">
            <text:p>0.19435072754</text:p>
          </table:table-cell>
          <table:table-cell table:formula="of:=[.CI16]" office:value-type="float" office:value="0.19435072754" calcext:value-type="float">
            <text:p>0.19435072754</text:p>
          </table:table-cell>
          <table:table-cell table:formula="of:=[.CJ16]" office:value-type="float" office:value="0.19435072754" calcext:value-type="float">
            <text:p>0.19435072754</text:p>
          </table:table-cell>
          <table:table-cell table:formula="of:=[.CK16]" office:value-type="float" office:value="0.19435072754" calcext:value-type="float">
            <text:p>0.19435072754</text:p>
          </table:table-cell>
          <table:table-cell table:formula="of:=[.CL16]" office:value-type="float" office:value="0.19435072754" calcext:value-type="float">
            <text:p>0.19435072754</text:p>
          </table:table-cell>
          <table:table-cell table:formula="of:=[.CM16]" office:value-type="float" office:value="0.19435072754" calcext:value-type="float">
            <text:p>0.19435072754</text:p>
          </table:table-cell>
          <table:table-cell table:formula="of:=[.CN16]" office:value-type="float" office:value="0.19435072754" calcext:value-type="float">
            <text:p>0.19435072754</text:p>
          </table:table-cell>
          <table:table-cell table:formula="of:=[.CO16]" office:value-type="float" office:value="0.19435072754" calcext:value-type="float">
            <text:p>0.19435072754</text:p>
          </table:table-cell>
          <table:table-cell table:formula="of:=[.CP16]" office:value-type="float" office:value="0.19435072754" calcext:value-type="float">
            <text:p>0.19435072754</text:p>
          </table:table-cell>
          <table:table-cell table:formula="of:=[.CQ16]" office:value-type="float" office:value="0.19435072754" calcext:value-type="float">
            <text:p>0.19435072754</text:p>
          </table:table-cell>
          <table:table-cell table:formula="of:=[.CR16]" office:value-type="float" office:value="0.19435072754" calcext:value-type="float">
            <text:p>0.19435072754</text:p>
          </table:table-cell>
          <table:table-cell table:formula="of:=[.CS16]" office:value-type="float" office:value="0.19435072754" calcext:value-type="float">
            <text:p>0.19435072754</text:p>
          </table:table-cell>
          <table:table-cell table:formula="of:=[.CT16]" office:value-type="float" office:value="0.19435072754" calcext:value-type="float">
            <text:p>0.19435072754</text:p>
          </table:table-cell>
          <table:table-cell table:formula="of:=[.CU16]" office:value-type="float" office:value="0.19435072754" calcext:value-type="float">
            <text:p>0.19435072754</text:p>
          </table:table-cell>
          <table:table-cell table:formula="of:=[.CV16]" office:value-type="float" office:value="0.19435072754" calcext:value-type="float">
            <text:p>0.19435072754</text:p>
          </table:table-cell>
          <table:table-cell table:formula="of:=[.CW16]" office:value-type="float" office:value="0.19435072754" calcext:value-type="float">
            <text:p>0.19435072754</text:p>
          </table:table-cell>
          <table:table-cell table:formula="of:=[.CX16]" office:value-type="float" office:value="0.19435072754" calcext:value-type="float">
            <text:p>0.19435072754</text:p>
          </table:table-cell>
          <table:table-cell table:formula="of:=[.CY16]" office:value-type="float" office:value="0.19435072754" calcext:value-type="float">
            <text:p>0.19435072754</text:p>
          </table:table-cell>
          <table:table-cell table:formula="of:=[.CZ16]" office:value-type="float" office:value="0.19435072754" calcext:value-type="float">
            <text:p>0.19435072754</text:p>
          </table:table-cell>
          <table:table-cell table:formula="of:=[.DA16]" office:value-type="float" office:value="0.19435072754" calcext:value-type="float">
            <text:p>0.19435072754</text:p>
          </table:table-cell>
          <table:table-cell table:formula="of:=[.DB16]" office:value-type="float" office:value="0.19435072754" calcext:value-type="float">
            <text:p>0.19435072754</text:p>
          </table:table-cell>
          <table:table-cell table:formula="of:=[.DC16]" office:value-type="float" office:value="0.19435072754" calcext:value-type="float">
            <text:p>0.19435072754</text:p>
          </table:table-cell>
          <table:table-cell table:formula="of:=[.DD16]" office:value-type="float" office:value="0.19435072754" calcext:value-type="float">
            <text:p>0.19435072754</text:p>
          </table:table-cell>
          <table:table-cell table:formula="of:=[.DE16]" office:value-type="float" office:value="0.19435072754" calcext:value-type="float">
            <text:p>0.19435072754</text:p>
          </table:table-cell>
          <table:table-cell table:formula="of:=[.DF16]" office:value-type="float" office:value="0.19435072754" calcext:value-type="float">
            <text:p>0.19435072754</text:p>
          </table:table-cell>
          <table:table-cell table:formula="of:=[.DG16]" office:value-type="float" office:value="0.19435072754" calcext:value-type="float">
            <text:p>0.19435072754</text:p>
          </table:table-cell>
          <table:table-cell table:formula="of:=[.DH16]" office:value-type="float" office:value="0.19435072754" calcext:value-type="float">
            <text:p>0.19435072754</text:p>
          </table:table-cell>
          <table:table-cell table:formula="of:=[.DI16]" office:value-type="float" office:value="0.19435072754" calcext:value-type="float">
            <text:p>0.19435072754</text:p>
          </table:table-cell>
          <table:table-cell table:formula="of:=[.DJ16]" office:value-type="float" office:value="0.19435072754" calcext:value-type="float">
            <text:p>0.19435072754</text:p>
          </table:table-cell>
          <table:table-cell table:formula="of:=[.DK16]" office:value-type="float" office:value="0.19435072754" calcext:value-type="float">
            <text:p>0.19435072754</text:p>
          </table:table-cell>
          <table:table-cell table:formula="of:=[.DL16]" office:value-type="float" office:value="0.19435072754" calcext:value-type="float">
            <text:p>0.19435072754</text:p>
          </table:table-cell>
          <table:table-cell table:formula="of:=[.DM16]" office:value-type="float" office:value="0.19435072754" calcext:value-type="float">
            <text:p>0.19435072754</text:p>
          </table:table-cell>
          <table:table-cell table:formula="of:=[.DN16]" office:value-type="float" office:value="0.19435072754" calcext:value-type="float">
            <text:p>0.19435072754</text:p>
          </table:table-cell>
          <table:table-cell table:formula="of:=[.DO16]" office:value-type="float" office:value="0.19435072754" calcext:value-type="float">
            <text:p>0.19435072754</text:p>
          </table:table-cell>
          <table:table-cell table:formula="of:=[.DP16]" office:value-type="float" office:value="0.19435072754" calcext:value-type="float">
            <text:p>0.19435072754</text:p>
          </table:table-cell>
          <table:table-cell table:formula="of:=[.DQ16]" office:value-type="float" office:value="0.19435072754" calcext:value-type="float">
            <text:p>0.19435072754</text:p>
          </table:table-cell>
          <table:table-cell table:formula="of:=[.DR16]" office:value-type="float" office:value="0.19435072754" calcext:value-type="float">
            <text:p>0.19435072754</text:p>
          </table:table-cell>
          <table:table-cell table:formula="of:=[.DS16]" office:value-type="float" office:value="0.19435072754" calcext:value-type="float">
            <text:p>0.19435072754</text:p>
          </table:table-cell>
          <table:table-cell table:formula="of:=[.DT16]" office:value-type="float" office:value="0.19435072754" calcext:value-type="float">
            <text:p>0.19435072754</text:p>
          </table:table-cell>
          <table:table-cell table:formula="of:=[.DU16]" office:value-type="float" office:value="0.19435072754" calcext:value-type="float">
            <text:p>0.19435072754</text:p>
          </table:table-cell>
          <table:table-cell table:formula="of:=[.DV16]" office:value-type="float" office:value="0.19435072754" calcext:value-type="float">
            <text:p>0.19435072754</text:p>
          </table:table-cell>
          <table:table-cell table:formula="of:=[.DW16]" office:value-type="float" office:value="0.19435072754" calcext:value-type="float">
            <text:p>0.19435072754</text:p>
          </table:table-cell>
          <table:table-cell table:formula="of:=[.DX16]" office:value-type="float" office:value="0.19435072754" calcext:value-type="float">
            <text:p>0.19435072754</text:p>
          </table:table-cell>
          <table:table-cell table:formula="of:=[.DY16]" office:value-type="float" office:value="0.19435072754" calcext:value-type="float">
            <text:p>0.19435072754</text:p>
          </table:table-cell>
          <table:table-cell table:formula="of:=[.DZ16]" office:value-type="float" office:value="0.19435072754" calcext:value-type="float">
            <text:p>0.19435072754</text:p>
          </table:table-cell>
          <table:table-cell table:formula="of:=[.EA16]" office:value-type="float" office:value="0.19435072754" calcext:value-type="float">
            <text:p>0.19435072754</text:p>
          </table:table-cell>
          <table:table-cell table:formula="of:=[.EB16]" office:value-type="float" office:value="0.19435072754" calcext:value-type="float">
            <text:p>0.19435072754</text:p>
          </table:table-cell>
          <table:table-cell table:formula="of:=[.EC16]" office:value-type="float" office:value="0.19435072754" calcext:value-type="float">
            <text:p>0.19435072754</text:p>
          </table:table-cell>
          <table:table-cell table:formula="of:=[.ED16]" office:value-type="float" office:value="0.19435072754" calcext:value-type="float">
            <text:p>0.19435072754</text:p>
          </table:table-cell>
          <table:table-cell table:formula="of:=[.EE16]" office:value-type="float" office:value="0.19435072754" calcext:value-type="float">
            <text:p>0.19435072754</text:p>
          </table:table-cell>
          <table:table-cell table:formula="of:=[.EF16]" office:value-type="float" office:value="0.19435072754" calcext:value-type="float">
            <text:p>0.19435072754</text:p>
          </table:table-cell>
          <table:table-cell table:formula="of:=[.EG16]" office:value-type="float" office:value="0.19435072754" calcext:value-type="float">
            <text:p>0.19435072754</text:p>
          </table:table-cell>
          <table:table-cell table:formula="of:=[.EH16]" office:value-type="float" office:value="0.19435072754" calcext:value-type="float">
            <text:p>0.19435072754</text:p>
          </table:table-cell>
          <table:table-cell table:formula="of:=[.EI16]" office:value-type="float" office:value="0.19435072754" calcext:value-type="float">
            <text:p>0.19435072754</text:p>
          </table:table-cell>
          <table:table-cell table:formula="of:=[.EJ16]" office:value-type="float" office:value="0.19435072754" calcext:value-type="float">
            <text:p>0.19435072754</text:p>
          </table:table-cell>
          <table:table-cell table:formula="of:=[.EK16]" office:value-type="float" office:value="0.19435072754" calcext:value-type="float">
            <text:p>0.19435072754</text:p>
          </table:table-cell>
          <table:table-cell table:formula="of:=[.EL16]" office:value-type="float" office:value="0.19435072754" calcext:value-type="float">
            <text:p>0.19435072754</text:p>
          </table:table-cell>
          <table:table-cell table:formula="of:=[.EM16]" office:value-type="float" office:value="0.19435072754" calcext:value-type="float">
            <text:p>0.19435072754</text:p>
          </table:table-cell>
          <table:table-cell table:formula="of:=[.EN16]" office:value-type="float" office:value="0.19435072754" calcext:value-type="float">
            <text:p>0.19435072754</text:p>
          </table:table-cell>
          <table:table-cell table:formula="of:=[.EO16]" office:value-type="float" office:value="0.19435072754" calcext:value-type="float">
            <text:p>0.19435072754</text:p>
          </table:table-cell>
          <table:table-cell table:formula="of:=[.EP16]" office:value-type="float" office:value="0.19435072754" calcext:value-type="float">
            <text:p>0.19435072754</text:p>
          </table:table-cell>
          <table:table-cell table:formula="of:=[.EQ16]" office:value-type="float" office:value="0.19435072754" calcext:value-type="float">
            <text:p>0.19435072754</text:p>
          </table:table-cell>
          <table:table-cell table:formula="of:=[.ER16]" office:value-type="float" office:value="0.19435072754" calcext:value-type="float">
            <text:p>0.19435072754</text:p>
          </table:table-cell>
          <table:table-cell table:formula="of:=[.ES16]" office:value-type="float" office:value="0.19435072754" calcext:value-type="float">
            <text:p>0.19435072754</text:p>
          </table:table-cell>
          <table:table-cell table:formula="of:=[.ET16]" office:value-type="float" office:value="0.19435072754" calcext:value-type="float">
            <text:p>0.194350727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91340221" calcext:value-type="float">
            <text:p>0.0991340221</text:p>
          </table:table-cell>
          <table:table-cell office:value-type="float" office:value="0.0979067498" calcext:value-type="float">
            <text:p>0.0979067498</text:p>
          </table:table-cell>
          <table:table-cell office:value-type="float" office:value="0.1079633205" calcext:value-type="float">
            <text:p>0.1079633205</text:p>
          </table:table-cell>
          <table:table-cell office:value-type="float" office:value="0.1078276236" calcext:value-type="float">
            <text:p>0.1078276236</text:p>
          </table:table-cell>
          <table:table-cell office:value-type="float" office:value="0.1148169182" calcext:value-type="float">
            <text:p>0.1148169182</text:p>
          </table:table-cell>
          <table:table-cell office:value-type="float" office:value="0.1055177852" calcext:value-type="float">
            <text:p>0.1055177852</text:p>
          </table:table-cell>
          <table:table-cell office:value-type="float" office:value="0.1054437504" calcext:value-type="float">
            <text:p>0.1054437504</text:p>
          </table:table-cell>
          <table:table-cell office:value-type="float" office:value="0.1001805395" calcext:value-type="float">
            <text:p>0.1001805395</text:p>
          </table:table-cell>
          <table:table-cell office:value-type="float" office:value="0.0998865395" calcext:value-type="float">
            <text:p>0.0998865395</text:p>
          </table:table-cell>
          <table:table-cell office:value-type="float" office:value="0.1046732102" calcext:value-type="float">
            <text:p>0.1046732102</text:p>
          </table:table-cell>
          <table:table-cell office:value-type="float" office:value="0.1155088507" calcext:value-type="float">
            <text:p>0.1155088507</text:p>
          </table:table-cell>
          <table:table-cell office:value-type="float" office:value="0.0942777755" calcext:value-type="float">
            <text:p>0.0942777755</text:p>
          </table:table-cell>
          <table:table-cell office:value-type="float" office:value="0.1076402269" calcext:value-type="float">
            <text:p>0.1076402269</text:p>
          </table:table-cell>
          <table:table-cell office:value-type="float" office:value="0.1319866128" calcext:value-type="float">
            <text:p>0.1319866128</text:p>
          </table:table-cell>
          <table:table-cell office:value-type="float" office:value="0.1314095632" calcext:value-type="float">
            <text:p>0.1314095632</text:p>
          </table:table-cell>
          <table:table-cell office:value-type="float" office:value="0.1164350279" calcext:value-type="float">
            <text:p>0.1164350279</text:p>
          </table:table-cell>
          <table:table-cell office:value-type="float" office:value="0.1017506147" calcext:value-type="float">
            <text:p>0.1017506147</text:p>
          </table:table-cell>
          <table:table-cell office:value-type="float" office:value="0.0870662014" calcext:value-type="float">
            <text:p>0.0870662014</text:p>
          </table:table-cell>
          <table:table-cell office:value-type="float" office:value="0.1318545096" calcext:value-type="float">
            <text:p>0.1318545096</text:p>
          </table:table-cell>
          <table:table-cell office:value-type="float" office:value="0.085270452" calcext:value-type="float">
            <text:p>0.085270452</text:p>
          </table:table-cell>
          <table:table-cell office:value-type="float" office:value="0.0961606224" calcext:value-type="float">
            <text:p>0.0961606224</text:p>
          </table:table-cell>
          <table:table-cell office:value-type="float" office:value="0.1113450232" calcext:value-type="float">
            <text:p>0.1113450232</text:p>
          </table:table-cell>
          <table:table-cell office:value-type="float" office:value="0.1301064696" calcext:value-type="float">
            <text:p>0.1301064696</text:p>
          </table:table-cell>
          <table:table-cell office:value-type="float" office:value="0.0938223319" calcext:value-type="float">
            <text:p>0.0938223319</text:p>
          </table:table-cell>
          <table:table-cell office:value-type="float" office:value="0.1143728725" calcext:value-type="float">
            <text:p>0.1143728725</text:p>
          </table:table-cell>
          <table:table-cell office:value-type="float" office:value="0.1378929792" calcext:value-type="float">
            <text:p>0.1378929792</text:p>
          </table:table-cell>
          <table:table-cell office:value-type="float" office:value="0.1374774212" calcext:value-type="float">
            <text:p>0.1374774212</text:p>
          </table:table-cell>
          <table:table-cell office:value-type="float" office:value="0.1215476602" calcext:value-type="float">
            <text:p>0.1215476602</text:p>
          </table:table-cell>
          <table:table-cell office:value-type="float" office:value="0.1591744812" calcext:value-type="float">
            <text:p>0.1591744812</text:p>
          </table:table-cell>
          <table:table-cell office:value-type="float" office:value="0.160848233" calcext:value-type="float">
            <text:p>0.160848233</text:p>
          </table:table-cell>
          <table:table-cell office:value-type="float" office:value="0.1490018649" calcext:value-type="float">
            <text:p>0.1490018649</text:p>
          </table:table-cell>
          <table:table-cell office:value-type="float" office:value="0.1518325044" calcext:value-type="float">
            <text:p>0.1518325044</text:p>
          </table:table-cell>
          <table:table-cell office:value-type="float" office:value="0.1582943168" calcext:value-type="float">
            <text:p>0.1582943168</text:p>
          </table:table-cell>
          <table:table-cell office:value-type="float" office:value="0.1495095585" calcext:value-type="float">
            <text:p>0.1495095585</text:p>
          </table:table-cell>
          <table:table-cell office:value-type="float" office:value="0.1647106486" calcext:value-type="float">
            <text:p>0.1647106486</text:p>
          </table:table-cell>
          <table:table-cell office:value-type="float" office:value="0.1558819893" calcext:value-type="float">
            <text:p>0.1558819893</text:p>
          </table:table-cell>
          <table:table-cell office:value-type="float" office:value="0.1349929217" calcext:value-type="float">
            <text:p>0.1349929217</text:p>
          </table:table-cell>
          <table:table-cell office:value-type="float" office:value="0.1485505372" calcext:value-type="float">
            <text:p>0.1485505372</text:p>
          </table:table-cell>
          <table:table-cell office:value-type="float" office:value="0.1812400378" calcext:value-type="float">
            <text:p>0.1812400378</text:p>
          </table:table-cell>
          <table:table-cell office:value-type="float" office:value="0.1874483737" calcext:value-type="float">
            <text:p>0.1874483737</text:p>
          </table:table-cell>
          <table:table-cell office:value-type="float" office:value="0.1492634211" calcext:value-type="float">
            <text:p>0.1492634211</text:p>
          </table:table-cell>
          <table:table-cell office:value-type="float" office:value="0.1580878169" calcext:value-type="float">
            <text:p>0.1580878169</text:p>
          </table:table-cell>
          <table:table-cell office:value-type="float" office:value="0.1530149242" calcext:value-type="float">
            <text:p>0.1530149242</text:p>
          </table:table-cell>
          <table:table-cell office:value-type="float" office:value="0.1816773531" calcext:value-type="float">
            <text:p>0.1816773531</text:p>
          </table:table-cell>
          <table:table-cell office:value-type="float" office:value="0.1532667359" calcext:value-type="float">
            <text:p>0.1532667359</text:p>
          </table:table-cell>
          <table:table-cell office:value-type="float" office:value="0.1377236208" calcext:value-type="float">
            <text:p>0.1377236208</text:p>
          </table:table-cell>
          <table:table-cell office:value-type="float" office:value="0.1574382241" calcext:value-type="float">
            <text:p>0.1574382241</text:p>
          </table:table-cell>
          <table:table-cell office:value-type="float" office:value="0.15657677" calcext:value-type="float">
            <text:p>0.15657677</text:p>
          </table:table-cell>
          <table:table-cell office:value-type="float" office:value="0.150553578525" calcext:value-type="float">
            <text:p>0.150553578525</text:p>
          </table:table-cell>
          <table:table-cell office:value-type="float" office:value="0.14453038705" calcext:value-type="float">
            <text:p>0.14453038705</text:p>
          </table:table-cell>
          <table:table-cell office:value-type="float" office:value="0.138507195575" calcext:value-type="float">
            <text:p>0.138507195575</text:p>
          </table:table-cell>
          <table:table-cell office:value-type="float" office:value="0.1324840041" calcext:value-type="float">
            <text:p>0.1324840041</text:p>
          </table:table-cell>
          <table:table-cell office:value-type="float" office:value="0.1304231494" calcext:value-type="float">
            <text:p>0.1304231494</text:p>
          </table:table-cell>
          <table:table-cell office:value-type="float" office:value="0.1650096083" calcext:value-type="float">
            <text:p>0.1650096083</text:p>
          </table:table-cell>
          <table:table-cell office:value-type="float" office:value="0.1651733513" calcext:value-type="float">
            <text:p>0.1651733513</text:p>
          </table:table-cell>
          <table:table-cell office:value-type="float" office:value="0.1309756075" calcext:value-type="float">
            <text:p>0.1309756075</text:p>
          </table:table-cell>
          <table:table-cell office:value-type="float" office:value="0.153364205" calcext:value-type="float">
            <text:p>0.153364205</text:p>
          </table:table-cell>
          <table:table-cell office:value-type="float" office:value="0.1605808088" calcext:value-type="float">
            <text:p>0.1605808088</text:p>
          </table:table-cell>
          <table:table-cell office:value-type="float" office:value="0.1650935812" calcext:value-type="float">
            <text:p>0.1650935812</text:p>
          </table:table-cell>
          <table:table-cell office:value-type="float" office:value="0.1298833809" calcext:value-type="float">
            <text:p>0.1298833809</text:p>
          </table:table-cell>
          <table:table-cell office:value-type="float" office:value="0.1442381436" calcext:value-type="float">
            <text:p>0.1442381436</text:p>
          </table:table-cell>
          <table:table-cell office:value-type="float" office:value="0.181868825" calcext:value-type="float">
            <text:p>0.181868825</text:p>
          </table:table-cell>
          <table:table-cell office:value-type="float" office:value="0.1441284817" calcext:value-type="float">
            <text:p>0.1441284817</text:p>
          </table:table-cell>
          <table:table-cell office:value-type="float" office:value="0.1511112362" calcext:value-type="float">
            <text:p>0.1511112362</text:p>
          </table:table-cell>
          <table:table-cell office:value-type="float" office:value="0.1872605121" calcext:value-type="float">
            <text:p>0.1872605121</text:p>
          </table:table-cell>
          <table:table-cell office:value-type="float" office:value="0.1470496871" calcext:value-type="float">
            <text:p>0.1470496871</text:p>
          </table:table-cell>
          <table:table-cell table:style-name="Default" office:value-type="float" office:value="0.1398587429" calcext:value-type="float">
            <text:p>0.1398587429</text:p>
          </table:table-cell>
          <table:table-cell table:formula="of:=AVERAGE([.AR17:.BP17])" office:value-type="float" office:value="0.152071684574" calcext:value-type="float">
            <text:p>0.152071684574</text:p>
          </table:table-cell>
          <table:table-cell table:formula="of:=[.BQ17]" office:value-type="float" office:value="0.152071684574" calcext:value-type="float">
            <text:p>0.152071684574</text:p>
          </table:table-cell>
          <table:table-cell table:formula="of:=[.BR17]" office:value-type="float" office:value="0.152071684574" calcext:value-type="float">
            <text:p>0.152071684574</text:p>
          </table:table-cell>
          <table:table-cell table:formula="of:=[.BS17]" office:value-type="float" office:value="0.152071684574" calcext:value-type="float">
            <text:p>0.152071684574</text:p>
          </table:table-cell>
          <table:table-cell table:formula="of:=[.BT17]" office:value-type="float" office:value="0.152071684574" calcext:value-type="float">
            <text:p>0.152071684574</text:p>
          </table:table-cell>
          <table:table-cell table:formula="of:=[.BU17]" office:value-type="float" office:value="0.152071684574" calcext:value-type="float">
            <text:p>0.152071684574</text:p>
          </table:table-cell>
          <table:table-cell table:formula="of:=[.BV17]" office:value-type="float" office:value="0.152071684574" calcext:value-type="float">
            <text:p>0.152071684574</text:p>
          </table:table-cell>
          <table:table-cell table:formula="of:=[.BW17]" office:value-type="float" office:value="0.152071684574" calcext:value-type="float">
            <text:p>0.152071684574</text:p>
          </table:table-cell>
          <table:table-cell table:formula="of:=[.BX17]" office:value-type="float" office:value="0.152071684574" calcext:value-type="float">
            <text:p>0.152071684574</text:p>
          </table:table-cell>
          <table:table-cell table:formula="of:=[.BY17]" office:value-type="float" office:value="0.152071684574" calcext:value-type="float">
            <text:p>0.152071684574</text:p>
          </table:table-cell>
          <table:table-cell table:formula="of:=[.BZ17]" office:value-type="float" office:value="0.152071684574" calcext:value-type="float">
            <text:p>0.152071684574</text:p>
          </table:table-cell>
          <table:table-cell table:formula="of:=[.CA17]" office:value-type="float" office:value="0.152071684574" calcext:value-type="float">
            <text:p>0.152071684574</text:p>
          </table:table-cell>
          <table:table-cell table:formula="of:=[.CB17]" office:value-type="float" office:value="0.152071684574" calcext:value-type="float">
            <text:p>0.152071684574</text:p>
          </table:table-cell>
          <table:table-cell table:formula="of:=[.CC17]" office:value-type="float" office:value="0.152071684574" calcext:value-type="float">
            <text:p>0.152071684574</text:p>
          </table:table-cell>
          <table:table-cell table:formula="of:=[.CD17]" office:value-type="float" office:value="0.152071684574" calcext:value-type="float">
            <text:p>0.152071684574</text:p>
          </table:table-cell>
          <table:table-cell table:formula="of:=[.CE17]" office:value-type="float" office:value="0.152071684574" calcext:value-type="float">
            <text:p>0.152071684574</text:p>
          </table:table-cell>
          <table:table-cell table:formula="of:=[.CF17]" office:value-type="float" office:value="0.152071684574" calcext:value-type="float">
            <text:p>0.152071684574</text:p>
          </table:table-cell>
          <table:table-cell table:formula="of:=[.CG17]" office:value-type="float" office:value="0.152071684574" calcext:value-type="float">
            <text:p>0.152071684574</text:p>
          </table:table-cell>
          <table:table-cell table:formula="of:=[.CH17]" office:value-type="float" office:value="0.152071684574" calcext:value-type="float">
            <text:p>0.152071684574</text:p>
          </table:table-cell>
          <table:table-cell table:formula="of:=[.CI17]" office:value-type="float" office:value="0.152071684574" calcext:value-type="float">
            <text:p>0.152071684574</text:p>
          </table:table-cell>
          <table:table-cell table:formula="of:=[.CJ17]" office:value-type="float" office:value="0.152071684574" calcext:value-type="float">
            <text:p>0.152071684574</text:p>
          </table:table-cell>
          <table:table-cell table:formula="of:=[.CK17]" office:value-type="float" office:value="0.152071684574" calcext:value-type="float">
            <text:p>0.152071684574</text:p>
          </table:table-cell>
          <table:table-cell table:formula="of:=[.CL17]" office:value-type="float" office:value="0.152071684574" calcext:value-type="float">
            <text:p>0.152071684574</text:p>
          </table:table-cell>
          <table:table-cell table:formula="of:=[.CM17]" office:value-type="float" office:value="0.152071684574" calcext:value-type="float">
            <text:p>0.152071684574</text:p>
          </table:table-cell>
          <table:table-cell table:formula="of:=[.CN17]" office:value-type="float" office:value="0.152071684574" calcext:value-type="float">
            <text:p>0.152071684574</text:p>
          </table:table-cell>
          <table:table-cell table:formula="of:=[.CO17]" office:value-type="float" office:value="0.152071684574" calcext:value-type="float">
            <text:p>0.152071684574</text:p>
          </table:table-cell>
          <table:table-cell table:formula="of:=[.CP17]" office:value-type="float" office:value="0.152071684574" calcext:value-type="float">
            <text:p>0.152071684574</text:p>
          </table:table-cell>
          <table:table-cell table:formula="of:=[.CQ17]" office:value-type="float" office:value="0.152071684574" calcext:value-type="float">
            <text:p>0.152071684574</text:p>
          </table:table-cell>
          <table:table-cell table:formula="of:=[.CR17]" office:value-type="float" office:value="0.152071684574" calcext:value-type="float">
            <text:p>0.152071684574</text:p>
          </table:table-cell>
          <table:table-cell table:formula="of:=[.CS17]" office:value-type="float" office:value="0.152071684574" calcext:value-type="float">
            <text:p>0.152071684574</text:p>
          </table:table-cell>
          <table:table-cell table:formula="of:=[.CT17]" office:value-type="float" office:value="0.152071684574" calcext:value-type="float">
            <text:p>0.152071684574</text:p>
          </table:table-cell>
          <table:table-cell table:formula="of:=[.CU17]" office:value-type="float" office:value="0.152071684574" calcext:value-type="float">
            <text:p>0.152071684574</text:p>
          </table:table-cell>
          <table:table-cell table:formula="of:=[.CV17]" office:value-type="float" office:value="0.152071684574" calcext:value-type="float">
            <text:p>0.152071684574</text:p>
          </table:table-cell>
          <table:table-cell table:formula="of:=[.CW17]" office:value-type="float" office:value="0.152071684574" calcext:value-type="float">
            <text:p>0.152071684574</text:p>
          </table:table-cell>
          <table:table-cell table:formula="of:=[.CX17]" office:value-type="float" office:value="0.152071684574" calcext:value-type="float">
            <text:p>0.152071684574</text:p>
          </table:table-cell>
          <table:table-cell table:formula="of:=[.CY17]" office:value-type="float" office:value="0.152071684574" calcext:value-type="float">
            <text:p>0.152071684574</text:p>
          </table:table-cell>
          <table:table-cell table:formula="of:=[.CZ17]" office:value-type="float" office:value="0.152071684574" calcext:value-type="float">
            <text:p>0.152071684574</text:p>
          </table:table-cell>
          <table:table-cell table:formula="of:=[.DA17]" office:value-type="float" office:value="0.152071684574" calcext:value-type="float">
            <text:p>0.152071684574</text:p>
          </table:table-cell>
          <table:table-cell table:formula="of:=[.DB17]" office:value-type="float" office:value="0.152071684574" calcext:value-type="float">
            <text:p>0.152071684574</text:p>
          </table:table-cell>
          <table:table-cell table:formula="of:=[.DC17]" office:value-type="float" office:value="0.152071684574" calcext:value-type="float">
            <text:p>0.152071684574</text:p>
          </table:table-cell>
          <table:table-cell table:formula="of:=[.DD17]" office:value-type="float" office:value="0.152071684574" calcext:value-type="float">
            <text:p>0.152071684574</text:p>
          </table:table-cell>
          <table:table-cell table:formula="of:=[.DE17]" office:value-type="float" office:value="0.152071684574" calcext:value-type="float">
            <text:p>0.152071684574</text:p>
          </table:table-cell>
          <table:table-cell table:formula="of:=[.DF17]" office:value-type="float" office:value="0.152071684574" calcext:value-type="float">
            <text:p>0.152071684574</text:p>
          </table:table-cell>
          <table:table-cell table:formula="of:=[.DG17]" office:value-type="float" office:value="0.152071684574" calcext:value-type="float">
            <text:p>0.152071684574</text:p>
          </table:table-cell>
          <table:table-cell table:formula="of:=[.DH17]" office:value-type="float" office:value="0.152071684574" calcext:value-type="float">
            <text:p>0.152071684574</text:p>
          </table:table-cell>
          <table:table-cell table:formula="of:=[.DI17]" office:value-type="float" office:value="0.152071684574" calcext:value-type="float">
            <text:p>0.152071684574</text:p>
          </table:table-cell>
          <table:table-cell table:formula="of:=[.DJ17]" office:value-type="float" office:value="0.152071684574" calcext:value-type="float">
            <text:p>0.152071684574</text:p>
          </table:table-cell>
          <table:table-cell table:formula="of:=[.DK17]" office:value-type="float" office:value="0.152071684574" calcext:value-type="float">
            <text:p>0.152071684574</text:p>
          </table:table-cell>
          <table:table-cell table:formula="of:=[.DL17]" office:value-type="float" office:value="0.152071684574" calcext:value-type="float">
            <text:p>0.152071684574</text:p>
          </table:table-cell>
          <table:table-cell table:formula="of:=[.DM17]" office:value-type="float" office:value="0.152071684574" calcext:value-type="float">
            <text:p>0.152071684574</text:p>
          </table:table-cell>
          <table:table-cell table:formula="of:=[.DN17]" office:value-type="float" office:value="0.152071684574" calcext:value-type="float">
            <text:p>0.152071684574</text:p>
          </table:table-cell>
          <table:table-cell table:formula="of:=[.DO17]" office:value-type="float" office:value="0.152071684574" calcext:value-type="float">
            <text:p>0.152071684574</text:p>
          </table:table-cell>
          <table:table-cell table:formula="of:=[.DP17]" office:value-type="float" office:value="0.152071684574" calcext:value-type="float">
            <text:p>0.152071684574</text:p>
          </table:table-cell>
          <table:table-cell table:formula="of:=[.DQ17]" office:value-type="float" office:value="0.152071684574" calcext:value-type="float">
            <text:p>0.152071684574</text:p>
          </table:table-cell>
          <table:table-cell table:formula="of:=[.DR17]" office:value-type="float" office:value="0.152071684574" calcext:value-type="float">
            <text:p>0.152071684574</text:p>
          </table:table-cell>
          <table:table-cell table:formula="of:=[.DS17]" office:value-type="float" office:value="0.152071684574" calcext:value-type="float">
            <text:p>0.152071684574</text:p>
          </table:table-cell>
          <table:table-cell table:formula="of:=[.DT17]" office:value-type="float" office:value="0.152071684574" calcext:value-type="float">
            <text:p>0.152071684574</text:p>
          </table:table-cell>
          <table:table-cell table:formula="of:=[.DU17]" office:value-type="float" office:value="0.152071684574" calcext:value-type="float">
            <text:p>0.152071684574</text:p>
          </table:table-cell>
          <table:table-cell table:formula="of:=[.DV17]" office:value-type="float" office:value="0.152071684574" calcext:value-type="float">
            <text:p>0.152071684574</text:p>
          </table:table-cell>
          <table:table-cell table:formula="of:=[.DW17]" office:value-type="float" office:value="0.152071684574" calcext:value-type="float">
            <text:p>0.152071684574</text:p>
          </table:table-cell>
          <table:table-cell table:formula="of:=[.DX17]" office:value-type="float" office:value="0.152071684574" calcext:value-type="float">
            <text:p>0.152071684574</text:p>
          </table:table-cell>
          <table:table-cell table:formula="of:=[.DY17]" office:value-type="float" office:value="0.152071684574" calcext:value-type="float">
            <text:p>0.152071684574</text:p>
          </table:table-cell>
          <table:table-cell table:formula="of:=[.DZ17]" office:value-type="float" office:value="0.152071684574" calcext:value-type="float">
            <text:p>0.152071684574</text:p>
          </table:table-cell>
          <table:table-cell table:formula="of:=[.EA17]" office:value-type="float" office:value="0.152071684574" calcext:value-type="float">
            <text:p>0.152071684574</text:p>
          </table:table-cell>
          <table:table-cell table:formula="of:=[.EB17]" office:value-type="float" office:value="0.152071684574" calcext:value-type="float">
            <text:p>0.152071684574</text:p>
          </table:table-cell>
          <table:table-cell table:formula="of:=[.EC17]" office:value-type="float" office:value="0.152071684574" calcext:value-type="float">
            <text:p>0.152071684574</text:p>
          </table:table-cell>
          <table:table-cell table:formula="of:=[.ED17]" office:value-type="float" office:value="0.152071684574" calcext:value-type="float">
            <text:p>0.152071684574</text:p>
          </table:table-cell>
          <table:table-cell table:formula="of:=[.EE17]" office:value-type="float" office:value="0.152071684574" calcext:value-type="float">
            <text:p>0.152071684574</text:p>
          </table:table-cell>
          <table:table-cell table:formula="of:=[.EF17]" office:value-type="float" office:value="0.152071684574" calcext:value-type="float">
            <text:p>0.152071684574</text:p>
          </table:table-cell>
          <table:table-cell table:formula="of:=[.EG17]" office:value-type="float" office:value="0.152071684574" calcext:value-type="float">
            <text:p>0.152071684574</text:p>
          </table:table-cell>
          <table:table-cell table:formula="of:=[.EH17]" office:value-type="float" office:value="0.152071684574" calcext:value-type="float">
            <text:p>0.152071684574</text:p>
          </table:table-cell>
          <table:table-cell table:formula="of:=[.EI17]" office:value-type="float" office:value="0.152071684574" calcext:value-type="float">
            <text:p>0.152071684574</text:p>
          </table:table-cell>
          <table:table-cell table:formula="of:=[.EJ17]" office:value-type="float" office:value="0.152071684574" calcext:value-type="float">
            <text:p>0.152071684574</text:p>
          </table:table-cell>
          <table:table-cell table:formula="of:=[.EK17]" office:value-type="float" office:value="0.152071684574" calcext:value-type="float">
            <text:p>0.152071684574</text:p>
          </table:table-cell>
          <table:table-cell table:formula="of:=[.EL17]" office:value-type="float" office:value="0.152071684574" calcext:value-type="float">
            <text:p>0.152071684574</text:p>
          </table:table-cell>
          <table:table-cell table:formula="of:=[.EM17]" office:value-type="float" office:value="0.152071684574" calcext:value-type="float">
            <text:p>0.152071684574</text:p>
          </table:table-cell>
          <table:table-cell table:formula="of:=[.EN17]" office:value-type="float" office:value="0.152071684574" calcext:value-type="float">
            <text:p>0.152071684574</text:p>
          </table:table-cell>
          <table:table-cell table:formula="of:=[.EO17]" office:value-type="float" office:value="0.152071684574" calcext:value-type="float">
            <text:p>0.152071684574</text:p>
          </table:table-cell>
          <table:table-cell table:formula="of:=[.EP17]" office:value-type="float" office:value="0.152071684574" calcext:value-type="float">
            <text:p>0.152071684574</text:p>
          </table:table-cell>
          <table:table-cell table:formula="of:=[.EQ17]" office:value-type="float" office:value="0.152071684574" calcext:value-type="float">
            <text:p>0.152071684574</text:p>
          </table:table-cell>
          <table:table-cell table:formula="of:=[.ER17]" office:value-type="float" office:value="0.152071684574" calcext:value-type="float">
            <text:p>0.152071684574</text:p>
          </table:table-cell>
          <table:table-cell table:formula="of:=[.ES17]" office:value-type="float" office:value="0.152071684574" calcext:value-type="float">
            <text:p>0.152071684574</text:p>
          </table:table-cell>
          <table:table-cell table:formula="of:=[.ET17]" office:value-type="float" office:value="0.152071684574" calcext:value-type="float">
            <text:p>0.1520716845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834936972" calcext:value-type="float">
            <text:p>0.0834936972</text:p>
          </table:table-cell>
          <table:table-cell office:value-type="float" office:value="0.0733564428" calcext:value-type="float">
            <text:p>0.0733564428</text:p>
          </table:table-cell>
          <table:table-cell office:value-type="float" office:value="0.0712085651" calcext:value-type="float">
            <text:p>0.0712085651</text:p>
          </table:table-cell>
          <table:table-cell office:value-type="float" office:value="0.1058144915" calcext:value-type="float">
            <text:p>0.1058144915</text:p>
          </table:table-cell>
          <table:table-cell office:value-type="float" office:value="0.0897103034" calcext:value-type="float">
            <text:p>0.0897103034</text:p>
          </table:table-cell>
          <table:table-cell office:value-type="float" office:value="0.0848917259" calcext:value-type="float">
            <text:p>0.0848917259</text:p>
          </table:table-cell>
          <table:table-cell office:value-type="float" office:value="0.0720966917" calcext:value-type="float">
            <text:p>0.0720966917</text:p>
          </table:table-cell>
          <table:table-cell office:value-type="float" office:value="0.0942233883" calcext:value-type="float">
            <text:p>0.0942233883</text:p>
          </table:table-cell>
          <table:table-cell office:value-type="float" office:value="0.0913329115" calcext:value-type="float">
            <text:p>0.0913329115</text:p>
          </table:table-cell>
          <table:table-cell office:value-type="float" office:value="0.1140989285" calcext:value-type="float">
            <text:p>0.1140989285</text:p>
          </table:table-cell>
          <table:table-cell office:value-type="float" office:value="0.0993945748" calcext:value-type="float">
            <text:p>0.0993945748</text:p>
          </table:table-cell>
          <table:table-cell office:value-type="float" office:value="0.0825817741" calcext:value-type="float">
            <text:p>0.0825817741</text:p>
          </table:table-cell>
          <table:table-cell office:value-type="float" office:value="0.0944308468" calcext:value-type="float">
            <text:p>0.0944308468</text:p>
          </table:table-cell>
          <table:table-cell office:value-type="float" office:value="0.0990955198" calcext:value-type="float">
            <text:p>0.0990955198</text:p>
          </table:table-cell>
          <table:table-cell office:value-type="float" office:value="0.1048184781" calcext:value-type="float">
            <text:p>0.1048184781</text:p>
          </table:table-cell>
          <table:table-cell office:value-type="float" office:value="0.1013406463" calcext:value-type="float">
            <text:p>0.1013406463</text:p>
          </table:table-cell>
          <table:table-cell office:value-type="float" office:value="0.1090880363" calcext:value-type="float">
            <text:p>0.1090880363</text:p>
          </table:table-cell>
          <table:table-cell office:value-type="float" office:value="0.1168354263" calcext:value-type="float">
            <text:p>0.1168354263</text:p>
          </table:table-cell>
          <table:table-cell office:value-type="float" office:value="0.1171908593" calcext:value-type="float">
            <text:p>0.1171908593</text:p>
          </table:table-cell>
          <table:table-cell office:value-type="float" office:value="0.1240452591" calcext:value-type="float">
            <text:p>0.1240452591</text:p>
          </table:table-cell>
          <table:table-cell office:value-type="float" office:value="0.0974960794" calcext:value-type="float">
            <text:p>0.0974960794</text:p>
          </table:table-cell>
          <table:table-cell office:value-type="float" office:value="0.1108491841" calcext:value-type="float">
            <text:p>0.1108491841</text:p>
          </table:table-cell>
          <table:table-cell office:value-type="float" office:value="0.1188115651" calcext:value-type="float">
            <text:p>0.1188115651</text:p>
          </table:table-cell>
          <table:table-cell office:value-type="float" office:value="0.1074046727" calcext:value-type="float">
            <text:p>0.1074046727</text:p>
          </table:table-cell>
          <table:table-cell office:value-type="float" office:value="0.1071620426" calcext:value-type="float">
            <text:p>0.1071620426</text:p>
          </table:table-cell>
          <table:table-cell office:value-type="float" office:value="0.1203083438" calcext:value-type="float">
            <text:p>0.1203083438</text:p>
          </table:table-cell>
          <table:table-cell office:value-type="float" office:value="0.1138768769" calcext:value-type="float">
            <text:p>0.1138768769</text:p>
          </table:table-cell>
          <table:table-cell office:value-type="float" office:value="0.1166220462" calcext:value-type="float">
            <text:p>0.1166220462</text:p>
          </table:table-cell>
          <table:table-cell office:value-type="float" office:value="0.0870526356" calcext:value-type="float">
            <text:p>0.0870526356</text:p>
          </table:table-cell>
          <table:table-cell office:value-type="float" office:value="0.110238999" calcext:value-type="float">
            <text:p>0.110238999</text:p>
          </table:table-cell>
          <table:table-cell office:value-type="float" office:value="0.141592168" calcext:value-type="float">
            <text:p>0.141592168</text:p>
          </table:table-cell>
          <table:table-cell office:value-type="float" office:value="0.0985140479" calcext:value-type="float">
            <text:p>0.0985140479</text:p>
          </table:table-cell>
          <table:table-cell office:value-type="float" office:value="0.0711314406" calcext:value-type="float">
            <text:p>0.0711314406</text:p>
          </table:table-cell>
          <table:table-cell office:value-type="float" office:value="0.1130040998" calcext:value-type="float">
            <text:p>0.1130040998</text:p>
          </table:table-cell>
          <table:table-cell office:value-type="float" office:value="0.1048025807" calcext:value-type="float">
            <text:p>0.1048025807</text:p>
          </table:table-cell>
          <table:table-cell office:value-type="float" office:value="0.1080233935" calcext:value-type="float">
            <text:p>0.1080233935</text:p>
          </table:table-cell>
          <table:table-cell office:value-type="float" office:value="0.1345566303" calcext:value-type="float">
            <text:p>0.1345566303</text:p>
          </table:table-cell>
          <table:table-cell office:value-type="float" office:value="0.1199123857" calcext:value-type="float">
            <text:p>0.1199123857</text:p>
          </table:table-cell>
          <table:table-cell office:value-type="float" office:value="0.1082747851" calcext:value-type="float">
            <text:p>0.1082747851</text:p>
          </table:table-cell>
          <table:table-cell office:value-type="float" office:value="0.100413878" calcext:value-type="float">
            <text:p>0.100413878</text:p>
          </table:table-cell>
          <table:table-cell office:value-type="float" office:value="0.1268790863" calcext:value-type="float">
            <text:p>0.1268790863</text:p>
          </table:table-cell>
          <table:table-cell office:value-type="float" office:value="0.1161087745" calcext:value-type="float">
            <text:p>0.1161087745</text:p>
          </table:table-cell>
          <table:table-cell office:value-type="float" office:value="0.1128267325" calcext:value-type="float">
            <text:p>0.1128267325</text:p>
          </table:table-cell>
          <table:table-cell office:value-type="float" office:value="0.1262352276" calcext:value-type="float">
            <text:p>0.1262352276</text:p>
          </table:table-cell>
          <table:table-cell office:value-type="float" office:value="0.121094985" calcext:value-type="float">
            <text:p>0.121094985</text:p>
          </table:table-cell>
          <table:table-cell office:value-type="float" office:value="0.1149837001" calcext:value-type="float">
            <text:p>0.1149837001</text:p>
          </table:table-cell>
          <table:table-cell office:value-type="float" office:value="0.1176369183" calcext:value-type="float">
            <text:p>0.1176369183</text:p>
          </table:table-cell>
          <table:table-cell office:value-type="float" office:value="0.1064221155" calcext:value-type="float">
            <text:p>0.1064221155</text:p>
          </table:table-cell>
          <table:table-cell office:value-type="float" office:value="0.109876532425" calcext:value-type="float">
            <text:p>0.109876532425</text:p>
          </table:table-cell>
          <table:table-cell office:value-type="float" office:value="0.11333094935" calcext:value-type="float">
            <text:p>0.11333094935</text:p>
          </table:table-cell>
          <table:table-cell office:value-type="float" office:value="0.116785366275" calcext:value-type="float">
            <text:p>0.116785366275</text:p>
          </table:table-cell>
          <table:table-cell office:value-type="float" office:value="0.1202397832" calcext:value-type="float">
            <text:p>0.1202397832</text:p>
          </table:table-cell>
          <table:table-cell office:value-type="float" office:value="0.1129320205" calcext:value-type="float">
            <text:p>0.1129320205</text:p>
          </table:table-cell>
          <table:table-cell office:value-type="float" office:value="0.1171941391" calcext:value-type="float">
            <text:p>0.1171941391</text:p>
          </table:table-cell>
          <table:table-cell office:value-type="float" office:value="0.1325725864" calcext:value-type="float">
            <text:p>0.1325725864</text:p>
          </table:table-cell>
          <table:table-cell office:value-type="float" office:value="0.1116280831" calcext:value-type="float">
            <text:p>0.1116280831</text:p>
          </table:table-cell>
          <table:table-cell office:value-type="float" office:value="0.113139467" calcext:value-type="float">
            <text:p>0.113139467</text:p>
          </table:table-cell>
          <table:table-cell office:value-type="float" office:value="0.1406277877" calcext:value-type="float">
            <text:p>0.1406277877</text:p>
          </table:table-cell>
          <table:table-cell office:value-type="float" office:value="0.1258200438" calcext:value-type="float">
            <text:p>0.1258200438</text:p>
          </table:table-cell>
          <table:table-cell office:value-type="float" office:value="0.1376702649" calcext:value-type="float">
            <text:p>0.1376702649</text:p>
          </table:table-cell>
          <table:table-cell office:value-type="float" office:value="0.1089306293" calcext:value-type="float">
            <text:p>0.1089306293</text:p>
          </table:table-cell>
          <table:table-cell office:value-type="float" office:value="0.1417850763" calcext:value-type="float">
            <text:p>0.1417850763</text:p>
          </table:table-cell>
          <table:table-cell office:value-type="float" office:value="0.1768755295" calcext:value-type="float">
            <text:p>0.1768755295</text:p>
          </table:table-cell>
          <table:table-cell office:value-type="float" office:value="0.1424559043" calcext:value-type="float">
            <text:p>0.1424559043</text:p>
          </table:table-cell>
          <table:table-cell office:value-type="float" office:value="0.147437398" calcext:value-type="float">
            <text:p>0.147437398</text:p>
          </table:table-cell>
          <table:table-cell office:value-type="float" office:value="0.1473569877" calcext:value-type="float">
            <text:p>0.1473569877</text:p>
          </table:table-cell>
          <table:table-cell table:style-name="Default" office:value-type="float" office:value="0.1356600457" calcext:value-type="float">
            <text:p>0.1356600457</text:p>
          </table:table-cell>
          <table:table-cell table:formula="of:=AVERAGE([.AR18:.BP18])" office:value-type="float" office:value="0.126060730942" calcext:value-type="float">
            <text:p>0.126060730942</text:p>
          </table:table-cell>
          <table:table-cell table:formula="of:=[.BQ18]" office:value-type="float" office:value="0.126060730942" calcext:value-type="float">
            <text:p>0.126060730942</text:p>
          </table:table-cell>
          <table:table-cell table:formula="of:=[.BR18]" office:value-type="float" office:value="0.126060730942" calcext:value-type="float">
            <text:p>0.126060730942</text:p>
          </table:table-cell>
          <table:table-cell table:formula="of:=[.BS18]" office:value-type="float" office:value="0.126060730942" calcext:value-type="float">
            <text:p>0.126060730942</text:p>
          </table:table-cell>
          <table:table-cell table:formula="of:=[.BT18]" office:value-type="float" office:value="0.126060730942" calcext:value-type="float">
            <text:p>0.126060730942</text:p>
          </table:table-cell>
          <table:table-cell table:formula="of:=[.BU18]" office:value-type="float" office:value="0.126060730942" calcext:value-type="float">
            <text:p>0.126060730942</text:p>
          </table:table-cell>
          <table:table-cell table:formula="of:=[.BV18]" office:value-type="float" office:value="0.126060730942" calcext:value-type="float">
            <text:p>0.126060730942</text:p>
          </table:table-cell>
          <table:table-cell table:formula="of:=[.BW18]" office:value-type="float" office:value="0.126060730942" calcext:value-type="float">
            <text:p>0.126060730942</text:p>
          </table:table-cell>
          <table:table-cell table:formula="of:=[.BX18]" office:value-type="float" office:value="0.126060730942" calcext:value-type="float">
            <text:p>0.126060730942</text:p>
          </table:table-cell>
          <table:table-cell table:formula="of:=[.BY18]" office:value-type="float" office:value="0.126060730942" calcext:value-type="float">
            <text:p>0.126060730942</text:p>
          </table:table-cell>
          <table:table-cell table:formula="of:=[.BZ18]" office:value-type="float" office:value="0.126060730942" calcext:value-type="float">
            <text:p>0.126060730942</text:p>
          </table:table-cell>
          <table:table-cell table:formula="of:=[.CA18]" office:value-type="float" office:value="0.126060730942" calcext:value-type="float">
            <text:p>0.126060730942</text:p>
          </table:table-cell>
          <table:table-cell table:formula="of:=[.CB18]" office:value-type="float" office:value="0.126060730942" calcext:value-type="float">
            <text:p>0.126060730942</text:p>
          </table:table-cell>
          <table:table-cell table:formula="of:=[.CC18]" office:value-type="float" office:value="0.126060730942" calcext:value-type="float">
            <text:p>0.126060730942</text:p>
          </table:table-cell>
          <table:table-cell table:formula="of:=[.CD18]" office:value-type="float" office:value="0.126060730942" calcext:value-type="float">
            <text:p>0.126060730942</text:p>
          </table:table-cell>
          <table:table-cell table:formula="of:=[.CE18]" office:value-type="float" office:value="0.126060730942" calcext:value-type="float">
            <text:p>0.126060730942</text:p>
          </table:table-cell>
          <table:table-cell table:formula="of:=[.CF18]" office:value-type="float" office:value="0.126060730942" calcext:value-type="float">
            <text:p>0.126060730942</text:p>
          </table:table-cell>
          <table:table-cell table:formula="of:=[.CG18]" office:value-type="float" office:value="0.126060730942" calcext:value-type="float">
            <text:p>0.126060730942</text:p>
          </table:table-cell>
          <table:table-cell table:formula="of:=[.CH18]" office:value-type="float" office:value="0.126060730942" calcext:value-type="float">
            <text:p>0.126060730942</text:p>
          </table:table-cell>
          <table:table-cell table:formula="of:=[.CI18]" office:value-type="float" office:value="0.126060730942" calcext:value-type="float">
            <text:p>0.126060730942</text:p>
          </table:table-cell>
          <table:table-cell table:formula="of:=[.CJ18]" office:value-type="float" office:value="0.126060730942" calcext:value-type="float">
            <text:p>0.126060730942</text:p>
          </table:table-cell>
          <table:table-cell table:formula="of:=[.CK18]" office:value-type="float" office:value="0.126060730942" calcext:value-type="float">
            <text:p>0.126060730942</text:p>
          </table:table-cell>
          <table:table-cell table:formula="of:=[.CL18]" office:value-type="float" office:value="0.126060730942" calcext:value-type="float">
            <text:p>0.126060730942</text:p>
          </table:table-cell>
          <table:table-cell table:formula="of:=[.CM18]" office:value-type="float" office:value="0.126060730942" calcext:value-type="float">
            <text:p>0.126060730942</text:p>
          </table:table-cell>
          <table:table-cell table:formula="of:=[.CN18]" office:value-type="float" office:value="0.126060730942" calcext:value-type="float">
            <text:p>0.126060730942</text:p>
          </table:table-cell>
          <table:table-cell table:formula="of:=[.CO18]" office:value-type="float" office:value="0.126060730942" calcext:value-type="float">
            <text:p>0.126060730942</text:p>
          </table:table-cell>
          <table:table-cell table:formula="of:=[.CP18]" office:value-type="float" office:value="0.126060730942" calcext:value-type="float">
            <text:p>0.126060730942</text:p>
          </table:table-cell>
          <table:table-cell table:formula="of:=[.CQ18]" office:value-type="float" office:value="0.126060730942" calcext:value-type="float">
            <text:p>0.126060730942</text:p>
          </table:table-cell>
          <table:table-cell table:formula="of:=[.CR18]" office:value-type="float" office:value="0.126060730942" calcext:value-type="float">
            <text:p>0.126060730942</text:p>
          </table:table-cell>
          <table:table-cell table:formula="of:=[.CS18]" office:value-type="float" office:value="0.126060730942" calcext:value-type="float">
            <text:p>0.126060730942</text:p>
          </table:table-cell>
          <table:table-cell table:formula="of:=[.CT18]" office:value-type="float" office:value="0.126060730942" calcext:value-type="float">
            <text:p>0.126060730942</text:p>
          </table:table-cell>
          <table:table-cell table:formula="of:=[.CU18]" office:value-type="float" office:value="0.126060730942" calcext:value-type="float">
            <text:p>0.126060730942</text:p>
          </table:table-cell>
          <table:table-cell table:formula="of:=[.CV18]" office:value-type="float" office:value="0.126060730942" calcext:value-type="float">
            <text:p>0.126060730942</text:p>
          </table:table-cell>
          <table:table-cell table:formula="of:=[.CW18]" office:value-type="float" office:value="0.126060730942" calcext:value-type="float">
            <text:p>0.126060730942</text:p>
          </table:table-cell>
          <table:table-cell table:formula="of:=[.CX18]" office:value-type="float" office:value="0.126060730942" calcext:value-type="float">
            <text:p>0.126060730942</text:p>
          </table:table-cell>
          <table:table-cell table:formula="of:=[.CY18]" office:value-type="float" office:value="0.126060730942" calcext:value-type="float">
            <text:p>0.126060730942</text:p>
          </table:table-cell>
          <table:table-cell table:formula="of:=[.CZ18]" office:value-type="float" office:value="0.126060730942" calcext:value-type="float">
            <text:p>0.126060730942</text:p>
          </table:table-cell>
          <table:table-cell table:formula="of:=[.DA18]" office:value-type="float" office:value="0.126060730942" calcext:value-type="float">
            <text:p>0.126060730942</text:p>
          </table:table-cell>
          <table:table-cell table:formula="of:=[.DB18]" office:value-type="float" office:value="0.126060730942" calcext:value-type="float">
            <text:p>0.126060730942</text:p>
          </table:table-cell>
          <table:table-cell table:formula="of:=[.DC18]" office:value-type="float" office:value="0.126060730942" calcext:value-type="float">
            <text:p>0.126060730942</text:p>
          </table:table-cell>
          <table:table-cell table:formula="of:=[.DD18]" office:value-type="float" office:value="0.126060730942" calcext:value-type="float">
            <text:p>0.126060730942</text:p>
          </table:table-cell>
          <table:table-cell table:formula="of:=[.DE18]" office:value-type="float" office:value="0.126060730942" calcext:value-type="float">
            <text:p>0.126060730942</text:p>
          </table:table-cell>
          <table:table-cell table:formula="of:=[.DF18]" office:value-type="float" office:value="0.126060730942" calcext:value-type="float">
            <text:p>0.126060730942</text:p>
          </table:table-cell>
          <table:table-cell table:formula="of:=[.DG18]" office:value-type="float" office:value="0.126060730942" calcext:value-type="float">
            <text:p>0.126060730942</text:p>
          </table:table-cell>
          <table:table-cell table:formula="of:=[.DH18]" office:value-type="float" office:value="0.126060730942" calcext:value-type="float">
            <text:p>0.126060730942</text:p>
          </table:table-cell>
          <table:table-cell table:formula="of:=[.DI18]" office:value-type="float" office:value="0.126060730942" calcext:value-type="float">
            <text:p>0.126060730942</text:p>
          </table:table-cell>
          <table:table-cell table:formula="of:=[.DJ18]" office:value-type="float" office:value="0.126060730942" calcext:value-type="float">
            <text:p>0.126060730942</text:p>
          </table:table-cell>
          <table:table-cell table:formula="of:=[.DK18]" office:value-type="float" office:value="0.126060730942" calcext:value-type="float">
            <text:p>0.126060730942</text:p>
          </table:table-cell>
          <table:table-cell table:formula="of:=[.DL18]" office:value-type="float" office:value="0.126060730942" calcext:value-type="float">
            <text:p>0.126060730942</text:p>
          </table:table-cell>
          <table:table-cell table:formula="of:=[.DM18]" office:value-type="float" office:value="0.126060730942" calcext:value-type="float">
            <text:p>0.126060730942</text:p>
          </table:table-cell>
          <table:table-cell table:formula="of:=[.DN18]" office:value-type="float" office:value="0.126060730942" calcext:value-type="float">
            <text:p>0.126060730942</text:p>
          </table:table-cell>
          <table:table-cell table:formula="of:=[.DO18]" office:value-type="float" office:value="0.126060730942" calcext:value-type="float">
            <text:p>0.126060730942</text:p>
          </table:table-cell>
          <table:table-cell table:formula="of:=[.DP18]" office:value-type="float" office:value="0.126060730942" calcext:value-type="float">
            <text:p>0.126060730942</text:p>
          </table:table-cell>
          <table:table-cell table:formula="of:=[.DQ18]" office:value-type="float" office:value="0.126060730942" calcext:value-type="float">
            <text:p>0.126060730942</text:p>
          </table:table-cell>
          <table:table-cell table:formula="of:=[.DR18]" office:value-type="float" office:value="0.126060730942" calcext:value-type="float">
            <text:p>0.126060730942</text:p>
          </table:table-cell>
          <table:table-cell table:formula="of:=[.DS18]" office:value-type="float" office:value="0.126060730942" calcext:value-type="float">
            <text:p>0.126060730942</text:p>
          </table:table-cell>
          <table:table-cell table:formula="of:=[.DT18]" office:value-type="float" office:value="0.126060730942" calcext:value-type="float">
            <text:p>0.126060730942</text:p>
          </table:table-cell>
          <table:table-cell table:formula="of:=[.DU18]" office:value-type="float" office:value="0.126060730942" calcext:value-type="float">
            <text:p>0.126060730942</text:p>
          </table:table-cell>
          <table:table-cell table:formula="of:=[.DV18]" office:value-type="float" office:value="0.126060730942" calcext:value-type="float">
            <text:p>0.126060730942</text:p>
          </table:table-cell>
          <table:table-cell table:formula="of:=[.DW18]" office:value-type="float" office:value="0.126060730942" calcext:value-type="float">
            <text:p>0.126060730942</text:p>
          </table:table-cell>
          <table:table-cell table:formula="of:=[.DX18]" office:value-type="float" office:value="0.126060730942" calcext:value-type="float">
            <text:p>0.126060730942</text:p>
          </table:table-cell>
          <table:table-cell table:formula="of:=[.DY18]" office:value-type="float" office:value="0.126060730942" calcext:value-type="float">
            <text:p>0.126060730942</text:p>
          </table:table-cell>
          <table:table-cell table:formula="of:=[.DZ18]" office:value-type="float" office:value="0.126060730942" calcext:value-type="float">
            <text:p>0.126060730942</text:p>
          </table:table-cell>
          <table:table-cell table:formula="of:=[.EA18]" office:value-type="float" office:value="0.126060730942" calcext:value-type="float">
            <text:p>0.126060730942</text:p>
          </table:table-cell>
          <table:table-cell table:formula="of:=[.EB18]" office:value-type="float" office:value="0.126060730942" calcext:value-type="float">
            <text:p>0.126060730942</text:p>
          </table:table-cell>
          <table:table-cell table:formula="of:=[.EC18]" office:value-type="float" office:value="0.126060730942" calcext:value-type="float">
            <text:p>0.126060730942</text:p>
          </table:table-cell>
          <table:table-cell table:formula="of:=[.ED18]" office:value-type="float" office:value="0.126060730942" calcext:value-type="float">
            <text:p>0.126060730942</text:p>
          </table:table-cell>
          <table:table-cell table:formula="of:=[.EE18]" office:value-type="float" office:value="0.126060730942" calcext:value-type="float">
            <text:p>0.126060730942</text:p>
          </table:table-cell>
          <table:table-cell table:formula="of:=[.EF18]" office:value-type="float" office:value="0.126060730942" calcext:value-type="float">
            <text:p>0.126060730942</text:p>
          </table:table-cell>
          <table:table-cell table:formula="of:=[.EG18]" office:value-type="float" office:value="0.126060730942" calcext:value-type="float">
            <text:p>0.126060730942</text:p>
          </table:table-cell>
          <table:table-cell table:formula="of:=[.EH18]" office:value-type="float" office:value="0.126060730942" calcext:value-type="float">
            <text:p>0.126060730942</text:p>
          </table:table-cell>
          <table:table-cell table:formula="of:=[.EI18]" office:value-type="float" office:value="0.126060730942" calcext:value-type="float">
            <text:p>0.126060730942</text:p>
          </table:table-cell>
          <table:table-cell table:formula="of:=[.EJ18]" office:value-type="float" office:value="0.126060730942" calcext:value-type="float">
            <text:p>0.126060730942</text:p>
          </table:table-cell>
          <table:table-cell table:formula="of:=[.EK18]" office:value-type="float" office:value="0.126060730942" calcext:value-type="float">
            <text:p>0.126060730942</text:p>
          </table:table-cell>
          <table:table-cell table:formula="of:=[.EL18]" office:value-type="float" office:value="0.126060730942" calcext:value-type="float">
            <text:p>0.126060730942</text:p>
          </table:table-cell>
          <table:table-cell table:formula="of:=[.EM18]" office:value-type="float" office:value="0.126060730942" calcext:value-type="float">
            <text:p>0.126060730942</text:p>
          </table:table-cell>
          <table:table-cell table:formula="of:=[.EN18]" office:value-type="float" office:value="0.126060730942" calcext:value-type="float">
            <text:p>0.126060730942</text:p>
          </table:table-cell>
          <table:table-cell table:formula="of:=[.EO18]" office:value-type="float" office:value="0.126060730942" calcext:value-type="float">
            <text:p>0.126060730942</text:p>
          </table:table-cell>
          <table:table-cell table:formula="of:=[.EP18]" office:value-type="float" office:value="0.126060730942" calcext:value-type="float">
            <text:p>0.126060730942</text:p>
          </table:table-cell>
          <table:table-cell table:formula="of:=[.EQ18]" office:value-type="float" office:value="0.126060730942" calcext:value-type="float">
            <text:p>0.126060730942</text:p>
          </table:table-cell>
          <table:table-cell table:formula="of:=[.ER18]" office:value-type="float" office:value="0.126060730942" calcext:value-type="float">
            <text:p>0.126060730942</text:p>
          </table:table-cell>
          <table:table-cell table:formula="of:=[.ES18]" office:value-type="float" office:value="0.126060730942" calcext:value-type="float">
            <text:p>0.126060730942</text:p>
          </table:table-cell>
          <table:table-cell table:formula="of:=[.ET18]" office:value-type="float" office:value="0.126060730942" calcext:value-type="float">
            <text:p>0.1260607309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05124503" calcext:value-type="float">
            <text:p>0.0505124503</text:p>
          </table:table-cell>
          <table:table-cell office:value-type="float" office:value="0.0759870651" calcext:value-type="float">
            <text:p>0.0759870651</text:p>
          </table:table-cell>
          <table:table-cell office:value-type="float" office:value="0.064206994" calcext:value-type="float">
            <text:p>0.064206994</text:p>
          </table:table-cell>
          <table:table-cell office:value-type="float" office:value="0.0737155148" calcext:value-type="float">
            <text:p>0.0737155148</text:p>
          </table:table-cell>
          <table:table-cell office:value-type="float" office:value="0.0644523135" calcext:value-type="float">
            <text:p>0.0644523135</text:p>
          </table:table-cell>
          <table:table-cell office:value-type="float" office:value="0.063281933" calcext:value-type="float">
            <text:p>0.063281933</text:p>
          </table:table-cell>
          <table:table-cell office:value-type="float" office:value="0.0808390272" calcext:value-type="float">
            <text:p>0.0808390272</text:p>
          </table:table-cell>
          <table:table-cell office:value-type="float" office:value="0.0810630711" calcext:value-type="float">
            <text:p>0.0810630711</text:p>
          </table:table-cell>
          <table:table-cell office:value-type="float" office:value="0.0674757721" calcext:value-type="float">
            <text:p>0.0674757721</text:p>
          </table:table-cell>
          <table:table-cell office:value-type="float" office:value="0.0637313096" calcext:value-type="float">
            <text:p>0.0637313096</text:p>
          </table:table-cell>
          <table:table-cell office:value-type="float" office:value="0.0499492513" calcext:value-type="float">
            <text:p>0.0499492513</text:p>
          </table:table-cell>
          <table:table-cell office:value-type="float" office:value="0.0659006085" calcext:value-type="float">
            <text:p>0.0659006085</text:p>
          </table:table-cell>
          <table:table-cell office:value-type="float" office:value="0.0438299111" calcext:value-type="float">
            <text:p>0.0438299111</text:p>
          </table:table-cell>
          <table:table-cell office:value-type="float" office:value="0.045301002" calcext:value-type="float">
            <text:p>0.045301002</text:p>
          </table:table-cell>
          <table:table-cell office:value-type="float" office:value="0.0552669018" calcext:value-type="float">
            <text:p>0.0552669018</text:p>
          </table:table-cell>
          <table:table-cell office:value-type="float" office:value="0.0760380152" calcext:value-type="float">
            <text:p>0.0760380152</text:p>
          </table:table-cell>
          <table:table-cell office:value-type="float" office:value="0.0614981478" calcext:value-type="float">
            <text:p>0.0614981478</text:p>
          </table:table-cell>
          <table:table-cell office:value-type="float" office:value="0.0469582805" calcext:value-type="float">
            <text:p>0.0469582805</text:p>
          </table:table-cell>
          <table:table-cell office:value-type="float" office:value="0.0621093717" calcext:value-type="float">
            <text:p>0.0621093717</text:p>
          </table:table-cell>
          <table:table-cell office:value-type="float" office:value="0.0715500167" calcext:value-type="float">
            <text:p>0.0715500167</text:p>
          </table:table-cell>
          <table:table-cell office:value-type="float" office:value="0.0870376036" calcext:value-type="float">
            <text:p>0.0870376036</text:p>
          </table:table-cell>
          <table:table-cell office:value-type="float" office:value="0.0973618402" calcext:value-type="float">
            <text:p>0.0973618402</text:p>
          </table:table-cell>
          <table:table-cell office:value-type="float" office:value="0.0593284784" calcext:value-type="float">
            <text:p>0.0593284784</text:p>
          </table:table-cell>
          <table:table-cell office:value-type="float" office:value="0.0647345661" calcext:value-type="float">
            <text:p>0.0647345661</text:p>
          </table:table-cell>
          <table:table-cell office:value-type="float" office:value="0.0951625893" calcext:value-type="float">
            <text:p>0.0951625893</text:p>
          </table:table-cell>
          <table:table-cell office:value-type="float" office:value="0.100162505" calcext:value-type="float">
            <text:p>0.100162505</text:p>
          </table:table-cell>
          <table:table-cell office:value-type="float" office:value="0.0633804602" calcext:value-type="float">
            <text:p>0.0633804602</text:p>
          </table:table-cell>
          <table:table-cell office:value-type="float" office:value="0.0747251793" calcext:value-type="float">
            <text:p>0.0747251793</text:p>
          </table:table-cell>
          <table:table-cell office:value-type="float" office:value="0.0756958989" calcext:value-type="float">
            <text:p>0.0756958989</text:p>
          </table:table-cell>
          <table:table-cell office:value-type="float" office:value="0.1094716298" calcext:value-type="float">
            <text:p>0.1094716298</text:p>
          </table:table-cell>
          <table:table-cell office:value-type="float" office:value="0.1185016894" calcext:value-type="float">
            <text:p>0.1185016894</text:p>
          </table:table-cell>
          <table:table-cell office:value-type="float" office:value="0.0674660788" calcext:value-type="float">
            <text:p>0.0674660788</text:p>
          </table:table-cell>
          <table:table-cell office:value-type="float" office:value="0.0635417404" calcext:value-type="float">
            <text:p>0.0635417404</text:p>
          </table:table-cell>
          <table:table-cell office:value-type="float" office:value="0.0885903529" calcext:value-type="float">
            <text:p>0.0885903529</text:p>
          </table:table-cell>
          <table:table-cell office:value-type="float" office:value="0.1044884946" calcext:value-type="float">
            <text:p>0.1044884946</text:p>
          </table:table-cell>
          <table:table-cell office:value-type="float" office:value="0.0868392801" calcext:value-type="float">
            <text:p>0.0868392801</text:p>
          </table:table-cell>
          <table:table-cell office:value-type="float" office:value="0.0772052143" calcext:value-type="float">
            <text:p>0.0772052143</text:p>
          </table:table-cell>
          <table:table-cell office:value-type="float" office:value="0.083276033" calcext:value-type="float">
            <text:p>0.083276033</text:p>
          </table:table-cell>
          <table:table-cell office:value-type="float" office:value="0.0796787553" calcext:value-type="float">
            <text:p>0.0796787553</text:p>
          </table:table-cell>
          <table:table-cell office:value-type="float" office:value="0.1260787437" calcext:value-type="float">
            <text:p>0.1260787437</text:p>
          </table:table-cell>
          <table:table-cell office:value-type="float" office:value="0.1247969505" calcext:value-type="float">
            <text:p>0.1247969505</text:p>
          </table:table-cell>
          <table:table-cell office:value-type="float" office:value="0.1024728221" calcext:value-type="float">
            <text:p>0.1024728221</text:p>
          </table:table-cell>
          <table:table-cell office:value-type="float" office:value="0.0925375412" calcext:value-type="float">
            <text:p>0.0925375412</text:p>
          </table:table-cell>
          <table:table-cell office:value-type="float" office:value="0.134350067" calcext:value-type="float">
            <text:p>0.134350067</text:p>
          </table:table-cell>
          <table:table-cell office:value-type="float" office:value="0.1091204298" calcext:value-type="float">
            <text:p>0.1091204298</text:p>
          </table:table-cell>
          <table:table-cell office:value-type="float" office:value="0.1106110569" calcext:value-type="float">
            <text:p>0.1106110569</text:p>
          </table:table-cell>
          <table:table-cell office:value-type="float" office:value="0.1073519329" calcext:value-type="float">
            <text:p>0.1073519329</text:p>
          </table:table-cell>
          <table:table-cell office:value-type="float" office:value="0.1122875061" calcext:value-type="float">
            <text:p>0.1122875061</text:p>
          </table:table-cell>
          <table:table-cell office:value-type="float" office:value="0.1091286814" calcext:value-type="float">
            <text:p>0.1091286814</text:p>
          </table:table-cell>
          <table:table-cell office:value-type="float" office:value="0.1059698567" calcext:value-type="float">
            <text:p>0.1059698567</text:p>
          </table:table-cell>
          <table:table-cell office:value-type="float" office:value="0.102811032" calcext:value-type="float">
            <text:p>0.102811032</text:p>
          </table:table-cell>
          <table:table-cell office:value-type="float" office:value="0.0996522073" calcext:value-type="float">
            <text:p>0.0996522073</text:p>
          </table:table-cell>
          <table:table-cell office:value-type="float" office:value="0.1037577509" calcext:value-type="float">
            <text:p>0.1037577509</text:p>
          </table:table-cell>
          <table:table-cell office:value-type="float" office:value="0.0892385633" calcext:value-type="float">
            <text:p>0.0892385633</text:p>
          </table:table-cell>
          <table:table-cell office:value-type="float" office:value="0.0908936686" calcext:value-type="float">
            <text:p>0.0908936686</text:p>
          </table:table-cell>
          <table:table-cell office:value-type="float" office:value="0.103562919" calcext:value-type="float">
            <text:p>0.103562919</text:p>
          </table:table-cell>
          <table:table-cell office:value-type="float" office:value="0.0970105634" calcext:value-type="float">
            <text:p>0.0970105634</text:p>
          </table:table-cell>
          <table:table-cell office:value-type="float" office:value="0.07555757" calcext:value-type="float">
            <text:p>0.07555757</text:p>
          </table:table-cell>
          <table:table-cell office:value-type="float" office:value="0.1087469032" calcext:value-type="float">
            <text:p>0.1087469032</text:p>
          </table:table-cell>
          <table:table-cell office:value-type="float" office:value="0.1090519308" calcext:value-type="float">
            <text:p>0.1090519308</text:p>
          </table:table-cell>
          <table:table-cell office:value-type="float" office:value="0.1234415999" calcext:value-type="float">
            <text:p>0.1234415999</text:p>
          </table:table-cell>
          <table:table-cell office:value-type="float" office:value="0.1289701477" calcext:value-type="float">
            <text:p>0.1289701477</text:p>
          </table:table-cell>
          <table:table-cell office:value-type="float" office:value="0.1265498701" calcext:value-type="float">
            <text:p>0.1265498701</text:p>
          </table:table-cell>
          <table:table-cell office:value-type="float" office:value="0.1083531713" calcext:value-type="float">
            <text:p>0.1083531713</text:p>
          </table:table-cell>
          <table:table-cell office:value-type="float" office:value="0.1133843732" calcext:value-type="float">
            <text:p>0.1133843732</text:p>
          </table:table-cell>
          <table:table-cell office:value-type="float" office:value="0.1300091142" calcext:value-type="float">
            <text:p>0.1300091142</text:p>
          </table:table-cell>
          <table:table-cell table:style-name="Default" office:value-type="float" office:value="0.1228884754" calcext:value-type="float">
            <text:p>0.1228884754</text:p>
          </table:table-cell>
          <table:table-cell table:formula="of:=AVERAGE([.AR19:.BP19])" office:value-type="float" office:value="0.108609477292" calcext:value-type="float">
            <text:p>0.108609477292</text:p>
          </table:table-cell>
          <table:table-cell table:formula="of:=[.BQ19]" office:value-type="float" office:value="0.108609477292" calcext:value-type="float">
            <text:p>0.108609477292</text:p>
          </table:table-cell>
          <table:table-cell table:formula="of:=[.BR19]" office:value-type="float" office:value="0.108609477292" calcext:value-type="float">
            <text:p>0.108609477292</text:p>
          </table:table-cell>
          <table:table-cell table:formula="of:=[.BS19]" office:value-type="float" office:value="0.108609477292" calcext:value-type="float">
            <text:p>0.108609477292</text:p>
          </table:table-cell>
          <table:table-cell table:formula="of:=[.BT19]" office:value-type="float" office:value="0.108609477292" calcext:value-type="float">
            <text:p>0.108609477292</text:p>
          </table:table-cell>
          <table:table-cell table:formula="of:=[.BU19]" office:value-type="float" office:value="0.108609477292" calcext:value-type="float">
            <text:p>0.108609477292</text:p>
          </table:table-cell>
          <table:table-cell table:formula="of:=[.BV19]" office:value-type="float" office:value="0.108609477292" calcext:value-type="float">
            <text:p>0.108609477292</text:p>
          </table:table-cell>
          <table:table-cell table:formula="of:=[.BW19]" office:value-type="float" office:value="0.108609477292" calcext:value-type="float">
            <text:p>0.108609477292</text:p>
          </table:table-cell>
          <table:table-cell table:formula="of:=[.BX19]" office:value-type="float" office:value="0.108609477292" calcext:value-type="float">
            <text:p>0.108609477292</text:p>
          </table:table-cell>
          <table:table-cell table:formula="of:=[.BY19]" office:value-type="float" office:value="0.108609477292" calcext:value-type="float">
            <text:p>0.108609477292</text:p>
          </table:table-cell>
          <table:table-cell table:formula="of:=[.BZ19]" office:value-type="float" office:value="0.108609477292" calcext:value-type="float">
            <text:p>0.108609477292</text:p>
          </table:table-cell>
          <table:table-cell table:formula="of:=[.CA19]" office:value-type="float" office:value="0.108609477292" calcext:value-type="float">
            <text:p>0.108609477292</text:p>
          </table:table-cell>
          <table:table-cell table:formula="of:=[.CB19]" office:value-type="float" office:value="0.108609477292" calcext:value-type="float">
            <text:p>0.108609477292</text:p>
          </table:table-cell>
          <table:table-cell table:formula="of:=[.CC19]" office:value-type="float" office:value="0.108609477292" calcext:value-type="float">
            <text:p>0.108609477292</text:p>
          </table:table-cell>
          <table:table-cell table:formula="of:=[.CD19]" office:value-type="float" office:value="0.108609477292" calcext:value-type="float">
            <text:p>0.108609477292</text:p>
          </table:table-cell>
          <table:table-cell table:formula="of:=[.CE19]" office:value-type="float" office:value="0.108609477292" calcext:value-type="float">
            <text:p>0.108609477292</text:p>
          </table:table-cell>
          <table:table-cell table:formula="of:=[.CF19]" office:value-type="float" office:value="0.108609477292" calcext:value-type="float">
            <text:p>0.108609477292</text:p>
          </table:table-cell>
          <table:table-cell table:formula="of:=[.CG19]" office:value-type="float" office:value="0.108609477292" calcext:value-type="float">
            <text:p>0.108609477292</text:p>
          </table:table-cell>
          <table:table-cell table:formula="of:=[.CH19]" office:value-type="float" office:value="0.108609477292" calcext:value-type="float">
            <text:p>0.108609477292</text:p>
          </table:table-cell>
          <table:table-cell table:formula="of:=[.CI19]" office:value-type="float" office:value="0.108609477292" calcext:value-type="float">
            <text:p>0.108609477292</text:p>
          </table:table-cell>
          <table:table-cell table:formula="of:=[.CJ19]" office:value-type="float" office:value="0.108609477292" calcext:value-type="float">
            <text:p>0.108609477292</text:p>
          </table:table-cell>
          <table:table-cell table:formula="of:=[.CK19]" office:value-type="float" office:value="0.108609477292" calcext:value-type="float">
            <text:p>0.108609477292</text:p>
          </table:table-cell>
          <table:table-cell table:formula="of:=[.CL19]" office:value-type="float" office:value="0.108609477292" calcext:value-type="float">
            <text:p>0.108609477292</text:p>
          </table:table-cell>
          <table:table-cell table:formula="of:=[.CM19]" office:value-type="float" office:value="0.108609477292" calcext:value-type="float">
            <text:p>0.108609477292</text:p>
          </table:table-cell>
          <table:table-cell table:formula="of:=[.CN19]" office:value-type="float" office:value="0.108609477292" calcext:value-type="float">
            <text:p>0.108609477292</text:p>
          </table:table-cell>
          <table:table-cell table:formula="of:=[.CO19]" office:value-type="float" office:value="0.108609477292" calcext:value-type="float">
            <text:p>0.108609477292</text:p>
          </table:table-cell>
          <table:table-cell table:formula="of:=[.CP19]" office:value-type="float" office:value="0.108609477292" calcext:value-type="float">
            <text:p>0.108609477292</text:p>
          </table:table-cell>
          <table:table-cell table:formula="of:=[.CQ19]" office:value-type="float" office:value="0.108609477292" calcext:value-type="float">
            <text:p>0.108609477292</text:p>
          </table:table-cell>
          <table:table-cell table:formula="of:=[.CR19]" office:value-type="float" office:value="0.108609477292" calcext:value-type="float">
            <text:p>0.108609477292</text:p>
          </table:table-cell>
          <table:table-cell table:formula="of:=[.CS19]" office:value-type="float" office:value="0.108609477292" calcext:value-type="float">
            <text:p>0.108609477292</text:p>
          </table:table-cell>
          <table:table-cell table:formula="of:=[.CT19]" office:value-type="float" office:value="0.108609477292" calcext:value-type="float">
            <text:p>0.108609477292</text:p>
          </table:table-cell>
          <table:table-cell table:formula="of:=[.CU19]" office:value-type="float" office:value="0.108609477292" calcext:value-type="float">
            <text:p>0.108609477292</text:p>
          </table:table-cell>
          <table:table-cell table:formula="of:=[.CV19]" office:value-type="float" office:value="0.108609477292" calcext:value-type="float">
            <text:p>0.108609477292</text:p>
          </table:table-cell>
          <table:table-cell table:formula="of:=[.CW19]" office:value-type="float" office:value="0.108609477292" calcext:value-type="float">
            <text:p>0.108609477292</text:p>
          </table:table-cell>
          <table:table-cell table:formula="of:=[.CX19]" office:value-type="float" office:value="0.108609477292" calcext:value-type="float">
            <text:p>0.108609477292</text:p>
          </table:table-cell>
          <table:table-cell table:formula="of:=[.CY19]" office:value-type="float" office:value="0.108609477292" calcext:value-type="float">
            <text:p>0.108609477292</text:p>
          </table:table-cell>
          <table:table-cell table:formula="of:=[.CZ19]" office:value-type="float" office:value="0.108609477292" calcext:value-type="float">
            <text:p>0.108609477292</text:p>
          </table:table-cell>
          <table:table-cell table:formula="of:=[.DA19]" office:value-type="float" office:value="0.108609477292" calcext:value-type="float">
            <text:p>0.108609477292</text:p>
          </table:table-cell>
          <table:table-cell table:formula="of:=[.DB19]" office:value-type="float" office:value="0.108609477292" calcext:value-type="float">
            <text:p>0.108609477292</text:p>
          </table:table-cell>
          <table:table-cell table:formula="of:=[.DC19]" office:value-type="float" office:value="0.108609477292" calcext:value-type="float">
            <text:p>0.108609477292</text:p>
          </table:table-cell>
          <table:table-cell table:formula="of:=[.DD19]" office:value-type="float" office:value="0.108609477292" calcext:value-type="float">
            <text:p>0.108609477292</text:p>
          </table:table-cell>
          <table:table-cell table:formula="of:=[.DE19]" office:value-type="float" office:value="0.108609477292" calcext:value-type="float">
            <text:p>0.108609477292</text:p>
          </table:table-cell>
          <table:table-cell table:formula="of:=[.DF19]" office:value-type="float" office:value="0.108609477292" calcext:value-type="float">
            <text:p>0.108609477292</text:p>
          </table:table-cell>
          <table:table-cell table:formula="of:=[.DG19]" office:value-type="float" office:value="0.108609477292" calcext:value-type="float">
            <text:p>0.108609477292</text:p>
          </table:table-cell>
          <table:table-cell table:formula="of:=[.DH19]" office:value-type="float" office:value="0.108609477292" calcext:value-type="float">
            <text:p>0.108609477292</text:p>
          </table:table-cell>
          <table:table-cell table:formula="of:=[.DI19]" office:value-type="float" office:value="0.108609477292" calcext:value-type="float">
            <text:p>0.108609477292</text:p>
          </table:table-cell>
          <table:table-cell table:formula="of:=[.DJ19]" office:value-type="float" office:value="0.108609477292" calcext:value-type="float">
            <text:p>0.108609477292</text:p>
          </table:table-cell>
          <table:table-cell table:formula="of:=[.DK19]" office:value-type="float" office:value="0.108609477292" calcext:value-type="float">
            <text:p>0.108609477292</text:p>
          </table:table-cell>
          <table:table-cell table:formula="of:=[.DL19]" office:value-type="float" office:value="0.108609477292" calcext:value-type="float">
            <text:p>0.108609477292</text:p>
          </table:table-cell>
          <table:table-cell table:formula="of:=[.DM19]" office:value-type="float" office:value="0.108609477292" calcext:value-type="float">
            <text:p>0.108609477292</text:p>
          </table:table-cell>
          <table:table-cell table:formula="of:=[.DN19]" office:value-type="float" office:value="0.108609477292" calcext:value-type="float">
            <text:p>0.108609477292</text:p>
          </table:table-cell>
          <table:table-cell table:formula="of:=[.DO19]" office:value-type="float" office:value="0.108609477292" calcext:value-type="float">
            <text:p>0.108609477292</text:p>
          </table:table-cell>
          <table:table-cell table:formula="of:=[.DP19]" office:value-type="float" office:value="0.108609477292" calcext:value-type="float">
            <text:p>0.108609477292</text:p>
          </table:table-cell>
          <table:table-cell table:formula="of:=[.DQ19]" office:value-type="float" office:value="0.108609477292" calcext:value-type="float">
            <text:p>0.108609477292</text:p>
          </table:table-cell>
          <table:table-cell table:formula="of:=[.DR19]" office:value-type="float" office:value="0.108609477292" calcext:value-type="float">
            <text:p>0.108609477292</text:p>
          </table:table-cell>
          <table:table-cell table:formula="of:=[.DS19]" office:value-type="float" office:value="0.108609477292" calcext:value-type="float">
            <text:p>0.108609477292</text:p>
          </table:table-cell>
          <table:table-cell table:formula="of:=[.DT19]" office:value-type="float" office:value="0.108609477292" calcext:value-type="float">
            <text:p>0.108609477292</text:p>
          </table:table-cell>
          <table:table-cell table:formula="of:=[.DU19]" office:value-type="float" office:value="0.108609477292" calcext:value-type="float">
            <text:p>0.108609477292</text:p>
          </table:table-cell>
          <table:table-cell table:formula="of:=[.DV19]" office:value-type="float" office:value="0.108609477292" calcext:value-type="float">
            <text:p>0.108609477292</text:p>
          </table:table-cell>
          <table:table-cell table:formula="of:=[.DW19]" office:value-type="float" office:value="0.108609477292" calcext:value-type="float">
            <text:p>0.108609477292</text:p>
          </table:table-cell>
          <table:table-cell table:formula="of:=[.DX19]" office:value-type="float" office:value="0.108609477292" calcext:value-type="float">
            <text:p>0.108609477292</text:p>
          </table:table-cell>
          <table:table-cell table:formula="of:=[.DY19]" office:value-type="float" office:value="0.108609477292" calcext:value-type="float">
            <text:p>0.108609477292</text:p>
          </table:table-cell>
          <table:table-cell table:formula="of:=[.DZ19]" office:value-type="float" office:value="0.108609477292" calcext:value-type="float">
            <text:p>0.108609477292</text:p>
          </table:table-cell>
          <table:table-cell table:formula="of:=[.EA19]" office:value-type="float" office:value="0.108609477292" calcext:value-type="float">
            <text:p>0.108609477292</text:p>
          </table:table-cell>
          <table:table-cell table:formula="of:=[.EB19]" office:value-type="float" office:value="0.108609477292" calcext:value-type="float">
            <text:p>0.108609477292</text:p>
          </table:table-cell>
          <table:table-cell table:formula="of:=[.EC19]" office:value-type="float" office:value="0.108609477292" calcext:value-type="float">
            <text:p>0.108609477292</text:p>
          </table:table-cell>
          <table:table-cell table:formula="of:=[.ED19]" office:value-type="float" office:value="0.108609477292" calcext:value-type="float">
            <text:p>0.108609477292</text:p>
          </table:table-cell>
          <table:table-cell table:formula="of:=[.EE19]" office:value-type="float" office:value="0.108609477292" calcext:value-type="float">
            <text:p>0.108609477292</text:p>
          </table:table-cell>
          <table:table-cell table:formula="of:=[.EF19]" office:value-type="float" office:value="0.108609477292" calcext:value-type="float">
            <text:p>0.108609477292</text:p>
          </table:table-cell>
          <table:table-cell table:formula="of:=[.EG19]" office:value-type="float" office:value="0.108609477292" calcext:value-type="float">
            <text:p>0.108609477292</text:p>
          </table:table-cell>
          <table:table-cell table:formula="of:=[.EH19]" office:value-type="float" office:value="0.108609477292" calcext:value-type="float">
            <text:p>0.108609477292</text:p>
          </table:table-cell>
          <table:table-cell table:formula="of:=[.EI19]" office:value-type="float" office:value="0.108609477292" calcext:value-type="float">
            <text:p>0.108609477292</text:p>
          </table:table-cell>
          <table:table-cell table:formula="of:=[.EJ19]" office:value-type="float" office:value="0.108609477292" calcext:value-type="float">
            <text:p>0.108609477292</text:p>
          </table:table-cell>
          <table:table-cell table:formula="of:=[.EK19]" office:value-type="float" office:value="0.108609477292" calcext:value-type="float">
            <text:p>0.108609477292</text:p>
          </table:table-cell>
          <table:table-cell table:formula="of:=[.EL19]" office:value-type="float" office:value="0.108609477292" calcext:value-type="float">
            <text:p>0.108609477292</text:p>
          </table:table-cell>
          <table:table-cell table:formula="of:=[.EM19]" office:value-type="float" office:value="0.108609477292" calcext:value-type="float">
            <text:p>0.108609477292</text:p>
          </table:table-cell>
          <table:table-cell table:formula="of:=[.EN19]" office:value-type="float" office:value="0.108609477292" calcext:value-type="float">
            <text:p>0.108609477292</text:p>
          </table:table-cell>
          <table:table-cell table:formula="of:=[.EO19]" office:value-type="float" office:value="0.108609477292" calcext:value-type="float">
            <text:p>0.108609477292</text:p>
          </table:table-cell>
          <table:table-cell table:formula="of:=[.EP19]" office:value-type="float" office:value="0.108609477292" calcext:value-type="float">
            <text:p>0.108609477292</text:p>
          </table:table-cell>
          <table:table-cell table:formula="of:=[.EQ19]" office:value-type="float" office:value="0.108609477292" calcext:value-type="float">
            <text:p>0.108609477292</text:p>
          </table:table-cell>
          <table:table-cell table:formula="of:=[.ER19]" office:value-type="float" office:value="0.108609477292" calcext:value-type="float">
            <text:p>0.108609477292</text:p>
          </table:table-cell>
          <table:table-cell table:formula="of:=[.ES19]" office:value-type="float" office:value="0.108609477292" calcext:value-type="float">
            <text:p>0.108609477292</text:p>
          </table:table-cell>
          <table:table-cell table:formula="of:=[.ET19]" office:value-type="float" office:value="0.108609477292" calcext:value-type="float">
            <text:p>0.1086094772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79535724" calcext:value-type="float">
            <text:p>0.0279535724</text:p>
          </table:table-cell>
          <table:table-cell office:value-type="float" office:value="0.0341709141" calcext:value-type="float">
            <text:p>0.0341709141</text:p>
          </table:table-cell>
          <table:table-cell office:value-type="float" office:value="0.0418608689" calcext:value-type="float">
            <text:p>0.0418608689</text:p>
          </table:table-cell>
          <table:table-cell office:value-type="float" office:value="0.0406888974" calcext:value-type="float">
            <text:p>0.0406888974</text:p>
          </table:table-cell>
          <table:table-cell office:value-type="float" office:value="0.0376208608" calcext:value-type="float">
            <text:p>0.0376208608</text:p>
          </table:table-cell>
          <table:table-cell office:value-type="float" office:value="0.0551563607" calcext:value-type="float">
            <text:p>0.0551563607</text:p>
          </table:table-cell>
          <table:table-cell office:value-type="float" office:value="0.0390719766" calcext:value-type="float">
            <text:p>0.0390719766</text:p>
          </table:table-cell>
          <table:table-cell office:value-type="float" office:value="0.0596760167" calcext:value-type="float">
            <text:p>0.0596760167</text:p>
          </table:table-cell>
          <table:table-cell office:value-type="float" office:value="0.0586634693" calcext:value-type="float">
            <text:p>0.0586634693</text:p>
          </table:table-cell>
          <table:table-cell office:value-type="float" office:value="0.0536953998" calcext:value-type="float">
            <text:p>0.0536953998</text:p>
          </table:table-cell>
          <table:table-cell office:value-type="float" office:value="0.1047040434" calcext:value-type="float">
            <text:p>0.1047040434</text:p>
          </table:table-cell>
          <table:table-cell office:value-type="float" office:value="0.0627542666" calcext:value-type="float">
            <text:p>0.0627542666</text:p>
          </table:table-cell>
          <table:table-cell office:value-type="float" office:value="0.0592016474" calcext:value-type="float">
            <text:p>0.0592016474</text:p>
          </table:table-cell>
          <table:table-cell office:value-type="float" office:value="0.0462948312" calcext:value-type="float">
            <text:p>0.0462948312</text:p>
          </table:table-cell>
          <table:table-cell office:value-type="float" office:value="0.0553562513" calcext:value-type="float">
            <text:p>0.0553562513</text:p>
          </table:table-cell>
          <table:table-cell office:value-type="float" office:value="0.0723532487" calcext:value-type="float">
            <text:p>0.0723532487</text:p>
          </table:table-cell>
          <table:table-cell office:value-type="float" office:value="0.0773412021" calcext:value-type="float">
            <text:p>0.0773412021</text:p>
          </table:table-cell>
          <table:table-cell office:value-type="float" office:value="0.0823291556" calcext:value-type="float">
            <text:p>0.0823291556</text:p>
          </table:table-cell>
          <table:table-cell office:value-type="float" office:value="0.0562084777" calcext:value-type="float">
            <text:p>0.0562084777</text:p>
          </table:table-cell>
          <table:table-cell office:value-type="float" office:value="0.0617584483" calcext:value-type="float">
            <text:p>0.0617584483</text:p>
          </table:table-cell>
          <table:table-cell office:value-type="float" office:value="0.0308977475" calcext:value-type="float">
            <text:p>0.0308977475</text:p>
          </table:table-cell>
          <table:table-cell office:value-type="float" office:value="0.0637762138" calcext:value-type="float">
            <text:p>0.0637762138</text:p>
          </table:table-cell>
          <table:table-cell office:value-type="float" office:value="0.0785921036" calcext:value-type="float">
            <text:p>0.0785921036</text:p>
          </table:table-cell>
          <table:table-cell office:value-type="float" office:value="0.0994150012" calcext:value-type="float">
            <text:p>0.0994150012</text:p>
          </table:table-cell>
          <table:table-cell office:value-type="float" office:value="0.0486403024" calcext:value-type="float">
            <text:p>0.0486403024</text:p>
          </table:table-cell>
          <table:table-cell office:value-type="float" office:value="0.0426982273" calcext:value-type="float">
            <text:p>0.0426982273</text:p>
          </table:table-cell>
          <table:table-cell office:value-type="float" office:value="0.0579846164" calcext:value-type="float">
            <text:p>0.0579846164</text:p>
          </table:table-cell>
          <table:table-cell office:value-type="float" office:value="0.0863936135" calcext:value-type="float">
            <text:p>0.0863936135</text:p>
          </table:table-cell>
          <table:table-cell office:value-type="float" office:value="0.0572495695" calcext:value-type="float">
            <text:p>0.0572495695</text:p>
          </table:table-cell>
          <table:table-cell office:value-type="float" office:value="0.0557788605" calcext:value-type="float">
            <text:p>0.0557788605</text:p>
          </table:table-cell>
          <table:table-cell office:value-type="float" office:value="0.0461100536" calcext:value-type="float">
            <text:p>0.0461100536</text:p>
          </table:table-cell>
          <table:table-cell office:value-type="float" office:value="0.0690032154" calcext:value-type="float">
            <text:p>0.0690032154</text:p>
          </table:table-cell>
          <table:table-cell office:value-type="float" office:value="0.0771852921" calcext:value-type="float">
            <text:p>0.0771852921</text:p>
          </table:table-cell>
          <table:table-cell office:value-type="float" office:value="0.0561907956" calcext:value-type="float">
            <text:p>0.0561907956</text:p>
          </table:table-cell>
          <table:table-cell office:value-type="float" office:value="0.0655365645" calcext:value-type="float">
            <text:p>0.0655365645</text:p>
          </table:table-cell>
          <table:table-cell office:value-type="float" office:value="0.0534792093" calcext:value-type="float">
            <text:p>0.0534792093</text:p>
          </table:table-cell>
          <table:table-cell office:value-type="float" office:value="0.0641940379" calcext:value-type="float">
            <text:p>0.0641940379</text:p>
          </table:table-cell>
          <table:table-cell office:value-type="float" office:value="0.0874100942" calcext:value-type="float">
            <text:p>0.0874100942</text:p>
          </table:table-cell>
          <table:table-cell office:value-type="float" office:value="0.064679481" calcext:value-type="float">
            <text:p>0.064679481</text:p>
          </table:table-cell>
          <table:table-cell office:value-type="float" office:value="0.0604632167" calcext:value-type="float">
            <text:p>0.0604632167</text:p>
          </table:table-cell>
          <table:table-cell office:value-type="float" office:value="0.0628211876" calcext:value-type="float">
            <text:p>0.0628211876</text:p>
          </table:table-cell>
          <table:table-cell office:value-type="float" office:value="0.0455586058" calcext:value-type="float">
            <text:p>0.0455586058</text:p>
          </table:table-cell>
          <table:table-cell office:value-type="float" office:value="0.0725875689" calcext:value-type="float">
            <text:p>0.0725875689</text:p>
          </table:table-cell>
          <table:table-cell office:value-type="float" office:value="0.0688192376" calcext:value-type="float">
            <text:p>0.0688192376</text:p>
          </table:table-cell>
          <table:table-cell office:value-type="float" office:value="0.070612258" calcext:value-type="float">
            <text:p>0.070612258</text:p>
          </table:table-cell>
          <table:table-cell office:value-type="float" office:value="0.0740346152" calcext:value-type="float">
            <text:p>0.0740346152</text:p>
          </table:table-cell>
          <table:table-cell office:value-type="float" office:value="0.1008808111" calcext:value-type="float">
            <text:p>0.1008808111</text:p>
          </table:table-cell>
          <table:table-cell office:value-type="float" office:value="0.0689160546" calcext:value-type="float">
            <text:p>0.0689160546</text:p>
          </table:table-cell>
          <table:table-cell office:value-type="float" office:value="0.075621591775" calcext:value-type="float">
            <text:p>0.075621591775</text:p>
          </table:table-cell>
          <table:table-cell office:value-type="float" office:value="0.08232712895" calcext:value-type="float">
            <text:p>0.08232712895</text:p>
          </table:table-cell>
          <table:table-cell office:value-type="float" office:value="0.089032666125" calcext:value-type="float">
            <text:p>0.089032666125</text:p>
          </table:table-cell>
          <table:table-cell office:value-type="float" office:value="0.0957382033" calcext:value-type="float">
            <text:p>0.0957382033</text:p>
          </table:table-cell>
          <table:table-cell office:value-type="float" office:value="0.0721372418" calcext:value-type="float">
            <text:p>0.0721372418</text:p>
          </table:table-cell>
          <table:table-cell office:value-type="float" office:value="0.0652662124" calcext:value-type="float">
            <text:p>0.0652662124</text:p>
          </table:table-cell>
          <table:table-cell office:value-type="float" office:value="0.0551784363" calcext:value-type="float">
            <text:p>0.0551784363</text:p>
          </table:table-cell>
          <table:table-cell office:value-type="float" office:value="0.0602821442" calcext:value-type="float">
            <text:p>0.0602821442</text:p>
          </table:table-cell>
          <table:table-cell office:value-type="float" office:value="0.0641828584" calcext:value-type="float">
            <text:p>0.0641828584</text:p>
          </table:table-cell>
          <table:table-cell office:value-type="float" office:value="0.08116581" calcext:value-type="float">
            <text:p>0.08116581</text:p>
          </table:table-cell>
          <table:table-cell office:value-type="float" office:value="0.1018847557" calcext:value-type="float">
            <text:p>0.1018847557</text:p>
          </table:table-cell>
          <table:table-cell office:value-type="float" office:value="0.0793276089" calcext:value-type="float">
            <text:p>0.0793276089</text:p>
          </table:table-cell>
          <table:table-cell office:value-type="float" office:value="0.0853976889" calcext:value-type="float">
            <text:p>0.0853976889</text:p>
          </table:table-cell>
          <table:table-cell office:value-type="float" office:value="0.117264166" calcext:value-type="float">
            <text:p>0.117264166</text:p>
          </table:table-cell>
          <table:table-cell office:value-type="float" office:value="0.0980465431" calcext:value-type="float">
            <text:p>0.0980465431</text:p>
          </table:table-cell>
          <table:table-cell office:value-type="float" office:value="0.1335683803" calcext:value-type="float">
            <text:p>0.1335683803</text:p>
          </table:table-cell>
          <table:table-cell office:value-type="float" office:value="0.0869642455" calcext:value-type="float">
            <text:p>0.0869642455</text:p>
          </table:table-cell>
          <table:table-cell office:value-type="float" office:value="0.1046180319" calcext:value-type="float">
            <text:p>0.1046180319</text:p>
          </table:table-cell>
          <table:table-cell table:style-name="Default" office:value-type="float" office:value="0.0919806598" calcext:value-type="float">
            <text:p>0.0919806598</text:p>
          </table:table-cell>
          <table:table-cell table:formula="of:=AVERAGE([.AR20:.BP20])" office:value-type="float" office:value="0.08383339675" calcext:value-type="float">
            <text:p>0.08383339675</text:p>
          </table:table-cell>
          <table:table-cell table:formula="of:=[.BQ20]" office:value-type="float" office:value="0.08383339675" calcext:value-type="float">
            <text:p>0.08383339675</text:p>
          </table:table-cell>
          <table:table-cell table:formula="of:=[.BR20]" office:value-type="float" office:value="0.08383339675" calcext:value-type="float">
            <text:p>0.08383339675</text:p>
          </table:table-cell>
          <table:table-cell table:formula="of:=[.BS20]" office:value-type="float" office:value="0.08383339675" calcext:value-type="float">
            <text:p>0.08383339675</text:p>
          </table:table-cell>
          <table:table-cell table:formula="of:=[.BT20]" office:value-type="float" office:value="0.08383339675" calcext:value-type="float">
            <text:p>0.08383339675</text:p>
          </table:table-cell>
          <table:table-cell table:formula="of:=[.BU20]" office:value-type="float" office:value="0.08383339675" calcext:value-type="float">
            <text:p>0.08383339675</text:p>
          </table:table-cell>
          <table:table-cell table:formula="of:=[.BV20]" office:value-type="float" office:value="0.08383339675" calcext:value-type="float">
            <text:p>0.08383339675</text:p>
          </table:table-cell>
          <table:table-cell table:formula="of:=[.BW20]" office:value-type="float" office:value="0.08383339675" calcext:value-type="float">
            <text:p>0.08383339675</text:p>
          </table:table-cell>
          <table:table-cell table:formula="of:=[.BX20]" office:value-type="float" office:value="0.08383339675" calcext:value-type="float">
            <text:p>0.08383339675</text:p>
          </table:table-cell>
          <table:table-cell table:formula="of:=[.BY20]" office:value-type="float" office:value="0.08383339675" calcext:value-type="float">
            <text:p>0.08383339675</text:p>
          </table:table-cell>
          <table:table-cell table:formula="of:=[.BZ20]" office:value-type="float" office:value="0.08383339675" calcext:value-type="float">
            <text:p>0.08383339675</text:p>
          </table:table-cell>
          <table:table-cell table:formula="of:=[.CA20]" office:value-type="float" office:value="0.08383339675" calcext:value-type="float">
            <text:p>0.08383339675</text:p>
          </table:table-cell>
          <table:table-cell table:formula="of:=[.CB20]" office:value-type="float" office:value="0.08383339675" calcext:value-type="float">
            <text:p>0.08383339675</text:p>
          </table:table-cell>
          <table:table-cell table:formula="of:=[.CC20]" office:value-type="float" office:value="0.08383339675" calcext:value-type="float">
            <text:p>0.08383339675</text:p>
          </table:table-cell>
          <table:table-cell table:formula="of:=[.CD20]" office:value-type="float" office:value="0.08383339675" calcext:value-type="float">
            <text:p>0.08383339675</text:p>
          </table:table-cell>
          <table:table-cell table:formula="of:=[.CE20]" office:value-type="float" office:value="0.08383339675" calcext:value-type="float">
            <text:p>0.08383339675</text:p>
          </table:table-cell>
          <table:table-cell table:formula="of:=[.CF20]" office:value-type="float" office:value="0.08383339675" calcext:value-type="float">
            <text:p>0.08383339675</text:p>
          </table:table-cell>
          <table:table-cell table:formula="of:=[.CG20]" office:value-type="float" office:value="0.08383339675" calcext:value-type="float">
            <text:p>0.08383339675</text:p>
          </table:table-cell>
          <table:table-cell table:formula="of:=[.CH20]" office:value-type="float" office:value="0.08383339675" calcext:value-type="float">
            <text:p>0.08383339675</text:p>
          </table:table-cell>
          <table:table-cell table:formula="of:=[.CI20]" office:value-type="float" office:value="0.08383339675" calcext:value-type="float">
            <text:p>0.08383339675</text:p>
          </table:table-cell>
          <table:table-cell table:formula="of:=[.CJ20]" office:value-type="float" office:value="0.08383339675" calcext:value-type="float">
            <text:p>0.08383339675</text:p>
          </table:table-cell>
          <table:table-cell table:formula="of:=[.CK20]" office:value-type="float" office:value="0.08383339675" calcext:value-type="float">
            <text:p>0.08383339675</text:p>
          </table:table-cell>
          <table:table-cell table:formula="of:=[.CL20]" office:value-type="float" office:value="0.08383339675" calcext:value-type="float">
            <text:p>0.08383339675</text:p>
          </table:table-cell>
          <table:table-cell table:formula="of:=[.CM20]" office:value-type="float" office:value="0.08383339675" calcext:value-type="float">
            <text:p>0.08383339675</text:p>
          </table:table-cell>
          <table:table-cell table:formula="of:=[.CN20]" office:value-type="float" office:value="0.08383339675" calcext:value-type="float">
            <text:p>0.08383339675</text:p>
          </table:table-cell>
          <table:table-cell table:formula="of:=[.CO20]" office:value-type="float" office:value="0.08383339675" calcext:value-type="float">
            <text:p>0.08383339675</text:p>
          </table:table-cell>
          <table:table-cell table:formula="of:=[.CP20]" office:value-type="float" office:value="0.08383339675" calcext:value-type="float">
            <text:p>0.08383339675</text:p>
          </table:table-cell>
          <table:table-cell table:formula="of:=[.CQ20]" office:value-type="float" office:value="0.08383339675" calcext:value-type="float">
            <text:p>0.08383339675</text:p>
          </table:table-cell>
          <table:table-cell table:formula="of:=[.CR20]" office:value-type="float" office:value="0.08383339675" calcext:value-type="float">
            <text:p>0.08383339675</text:p>
          </table:table-cell>
          <table:table-cell table:formula="of:=[.CS20]" office:value-type="float" office:value="0.08383339675" calcext:value-type="float">
            <text:p>0.08383339675</text:p>
          </table:table-cell>
          <table:table-cell table:formula="of:=[.CT20]" office:value-type="float" office:value="0.08383339675" calcext:value-type="float">
            <text:p>0.08383339675</text:p>
          </table:table-cell>
          <table:table-cell table:formula="of:=[.CU20]" office:value-type="float" office:value="0.08383339675" calcext:value-type="float">
            <text:p>0.08383339675</text:p>
          </table:table-cell>
          <table:table-cell table:formula="of:=[.CV20]" office:value-type="float" office:value="0.08383339675" calcext:value-type="float">
            <text:p>0.08383339675</text:p>
          </table:table-cell>
          <table:table-cell table:formula="of:=[.CW20]" office:value-type="float" office:value="0.08383339675" calcext:value-type="float">
            <text:p>0.08383339675</text:p>
          </table:table-cell>
          <table:table-cell table:formula="of:=[.CX20]" office:value-type="float" office:value="0.08383339675" calcext:value-type="float">
            <text:p>0.08383339675</text:p>
          </table:table-cell>
          <table:table-cell table:formula="of:=[.CY20]" office:value-type="float" office:value="0.08383339675" calcext:value-type="float">
            <text:p>0.08383339675</text:p>
          </table:table-cell>
          <table:table-cell table:formula="of:=[.CZ20]" office:value-type="float" office:value="0.08383339675" calcext:value-type="float">
            <text:p>0.08383339675</text:p>
          </table:table-cell>
          <table:table-cell table:formula="of:=[.DA20]" office:value-type="float" office:value="0.08383339675" calcext:value-type="float">
            <text:p>0.08383339675</text:p>
          </table:table-cell>
          <table:table-cell table:formula="of:=[.DB20]" office:value-type="float" office:value="0.08383339675" calcext:value-type="float">
            <text:p>0.08383339675</text:p>
          </table:table-cell>
          <table:table-cell table:formula="of:=[.DC20]" office:value-type="float" office:value="0.08383339675" calcext:value-type="float">
            <text:p>0.08383339675</text:p>
          </table:table-cell>
          <table:table-cell table:formula="of:=[.DD20]" office:value-type="float" office:value="0.08383339675" calcext:value-type="float">
            <text:p>0.08383339675</text:p>
          </table:table-cell>
          <table:table-cell table:formula="of:=[.DE20]" office:value-type="float" office:value="0.08383339675" calcext:value-type="float">
            <text:p>0.08383339675</text:p>
          </table:table-cell>
          <table:table-cell table:formula="of:=[.DF20]" office:value-type="float" office:value="0.08383339675" calcext:value-type="float">
            <text:p>0.08383339675</text:p>
          </table:table-cell>
          <table:table-cell table:formula="of:=[.DG20]" office:value-type="float" office:value="0.08383339675" calcext:value-type="float">
            <text:p>0.08383339675</text:p>
          </table:table-cell>
          <table:table-cell table:formula="of:=[.DH20]" office:value-type="float" office:value="0.08383339675" calcext:value-type="float">
            <text:p>0.08383339675</text:p>
          </table:table-cell>
          <table:table-cell table:formula="of:=[.DI20]" office:value-type="float" office:value="0.08383339675" calcext:value-type="float">
            <text:p>0.08383339675</text:p>
          </table:table-cell>
          <table:table-cell table:formula="of:=[.DJ20]" office:value-type="float" office:value="0.08383339675" calcext:value-type="float">
            <text:p>0.08383339675</text:p>
          </table:table-cell>
          <table:table-cell table:formula="of:=[.DK20]" office:value-type="float" office:value="0.08383339675" calcext:value-type="float">
            <text:p>0.08383339675</text:p>
          </table:table-cell>
          <table:table-cell table:formula="of:=[.DL20]" office:value-type="float" office:value="0.08383339675" calcext:value-type="float">
            <text:p>0.08383339675</text:p>
          </table:table-cell>
          <table:table-cell table:formula="of:=[.DM20]" office:value-type="float" office:value="0.08383339675" calcext:value-type="float">
            <text:p>0.08383339675</text:p>
          </table:table-cell>
          <table:table-cell table:formula="of:=[.DN20]" office:value-type="float" office:value="0.08383339675" calcext:value-type="float">
            <text:p>0.08383339675</text:p>
          </table:table-cell>
          <table:table-cell table:formula="of:=[.DO20]" office:value-type="float" office:value="0.08383339675" calcext:value-type="float">
            <text:p>0.08383339675</text:p>
          </table:table-cell>
          <table:table-cell table:formula="of:=[.DP20]" office:value-type="float" office:value="0.08383339675" calcext:value-type="float">
            <text:p>0.08383339675</text:p>
          </table:table-cell>
          <table:table-cell table:formula="of:=[.DQ20]" office:value-type="float" office:value="0.08383339675" calcext:value-type="float">
            <text:p>0.08383339675</text:p>
          </table:table-cell>
          <table:table-cell table:formula="of:=[.DR20]" office:value-type="float" office:value="0.08383339675" calcext:value-type="float">
            <text:p>0.08383339675</text:p>
          </table:table-cell>
          <table:table-cell table:formula="of:=[.DS20]" office:value-type="float" office:value="0.08383339675" calcext:value-type="float">
            <text:p>0.08383339675</text:p>
          </table:table-cell>
          <table:table-cell table:formula="of:=[.DT20]" office:value-type="float" office:value="0.08383339675" calcext:value-type="float">
            <text:p>0.08383339675</text:p>
          </table:table-cell>
          <table:table-cell table:formula="of:=[.DU20]" office:value-type="float" office:value="0.08383339675" calcext:value-type="float">
            <text:p>0.08383339675</text:p>
          </table:table-cell>
          <table:table-cell table:formula="of:=[.DV20]" office:value-type="float" office:value="0.08383339675" calcext:value-type="float">
            <text:p>0.08383339675</text:p>
          </table:table-cell>
          <table:table-cell table:formula="of:=[.DW20]" office:value-type="float" office:value="0.08383339675" calcext:value-type="float">
            <text:p>0.08383339675</text:p>
          </table:table-cell>
          <table:table-cell table:formula="of:=[.DX20]" office:value-type="float" office:value="0.08383339675" calcext:value-type="float">
            <text:p>0.08383339675</text:p>
          </table:table-cell>
          <table:table-cell table:formula="of:=[.DY20]" office:value-type="float" office:value="0.08383339675" calcext:value-type="float">
            <text:p>0.08383339675</text:p>
          </table:table-cell>
          <table:table-cell table:formula="of:=[.DZ20]" office:value-type="float" office:value="0.08383339675" calcext:value-type="float">
            <text:p>0.08383339675</text:p>
          </table:table-cell>
          <table:table-cell table:formula="of:=[.EA20]" office:value-type="float" office:value="0.08383339675" calcext:value-type="float">
            <text:p>0.08383339675</text:p>
          </table:table-cell>
          <table:table-cell table:formula="of:=[.EB20]" office:value-type="float" office:value="0.08383339675" calcext:value-type="float">
            <text:p>0.08383339675</text:p>
          </table:table-cell>
          <table:table-cell table:formula="of:=[.EC20]" office:value-type="float" office:value="0.08383339675" calcext:value-type="float">
            <text:p>0.08383339675</text:p>
          </table:table-cell>
          <table:table-cell table:formula="of:=[.ED20]" office:value-type="float" office:value="0.08383339675" calcext:value-type="float">
            <text:p>0.08383339675</text:p>
          </table:table-cell>
          <table:table-cell table:formula="of:=[.EE20]" office:value-type="float" office:value="0.08383339675" calcext:value-type="float">
            <text:p>0.08383339675</text:p>
          </table:table-cell>
          <table:table-cell table:formula="of:=[.EF20]" office:value-type="float" office:value="0.08383339675" calcext:value-type="float">
            <text:p>0.08383339675</text:p>
          </table:table-cell>
          <table:table-cell table:formula="of:=[.EG20]" office:value-type="float" office:value="0.08383339675" calcext:value-type="float">
            <text:p>0.08383339675</text:p>
          </table:table-cell>
          <table:table-cell table:formula="of:=[.EH20]" office:value-type="float" office:value="0.08383339675" calcext:value-type="float">
            <text:p>0.08383339675</text:p>
          </table:table-cell>
          <table:table-cell table:formula="of:=[.EI20]" office:value-type="float" office:value="0.08383339675" calcext:value-type="float">
            <text:p>0.08383339675</text:p>
          </table:table-cell>
          <table:table-cell table:formula="of:=[.EJ20]" office:value-type="float" office:value="0.08383339675" calcext:value-type="float">
            <text:p>0.08383339675</text:p>
          </table:table-cell>
          <table:table-cell table:formula="of:=[.EK20]" office:value-type="float" office:value="0.08383339675" calcext:value-type="float">
            <text:p>0.08383339675</text:p>
          </table:table-cell>
          <table:table-cell table:formula="of:=[.EL20]" office:value-type="float" office:value="0.08383339675" calcext:value-type="float">
            <text:p>0.08383339675</text:p>
          </table:table-cell>
          <table:table-cell table:formula="of:=[.EM20]" office:value-type="float" office:value="0.08383339675" calcext:value-type="float">
            <text:p>0.08383339675</text:p>
          </table:table-cell>
          <table:table-cell table:formula="of:=[.EN20]" office:value-type="float" office:value="0.08383339675" calcext:value-type="float">
            <text:p>0.08383339675</text:p>
          </table:table-cell>
          <table:table-cell table:formula="of:=[.EO20]" office:value-type="float" office:value="0.08383339675" calcext:value-type="float">
            <text:p>0.08383339675</text:p>
          </table:table-cell>
          <table:table-cell table:formula="of:=[.EP20]" office:value-type="float" office:value="0.08383339675" calcext:value-type="float">
            <text:p>0.08383339675</text:p>
          </table:table-cell>
          <table:table-cell table:formula="of:=[.EQ20]" office:value-type="float" office:value="0.08383339675" calcext:value-type="float">
            <text:p>0.08383339675</text:p>
          </table:table-cell>
          <table:table-cell table:formula="of:=[.ER20]" office:value-type="float" office:value="0.08383339675" calcext:value-type="float">
            <text:p>0.08383339675</text:p>
          </table:table-cell>
          <table:table-cell table:formula="of:=[.ES20]" office:value-type="float" office:value="0.08383339675" calcext:value-type="float">
            <text:p>0.08383339675</text:p>
          </table:table-cell>
          <table:table-cell table:formula="of:=[.ET20]" office:value-type="float" office:value="0.08383339675" calcext:value-type="float">
            <text:p>0.083833396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15092163" calcext:value-type="float">
            <text:p>0.0415092163</text:p>
          </table:table-cell>
          <table:table-cell office:value-type="float" office:value="0.0800645682" calcext:value-type="float">
            <text:p>0.0800645682</text:p>
          </table:table-cell>
          <table:table-cell office:value-type="float" office:value="0.0517318558" calcext:value-type="float">
            <text:p>0.0517318558</text:p>
          </table:table-cell>
          <table:table-cell office:value-type="float" office:value="0.0439755952" calcext:value-type="float">
            <text:p>0.0439755952</text:p>
          </table:table-cell>
          <table:table-cell office:value-type="float" office:value="0.0635006248" calcext:value-type="float">
            <text:p>0.0635006248</text:p>
          </table:table-cell>
          <table:table-cell office:value-type="float" office:value="0.0604144682" calcext:value-type="float">
            <text:p>0.0604144682</text:p>
          </table:table-cell>
          <table:table-cell office:value-type="float" office:value="0.0538172937" calcext:value-type="float">
            <text:p>0.0538172937</text:p>
          </table:table-cell>
          <table:table-cell office:value-type="float" office:value="0.0174443005" calcext:value-type="float">
            <text:p>0.0174443005</text:p>
          </table:table-cell>
          <table:table-cell office:value-type="float" office:value="0.0078711839" calcext:value-type="float">
            <text:p>0.0078711839</text:p>
          </table:table-cell>
          <table:table-cell office:value-type="float" office:value="0.0217751289" calcext:value-type="float">
            <text:p>0.0217751289</text:p>
          </table:table-cell>
          <table:table-cell office:value-type="float" office:value="0.0056816741" calcext:value-type="float">
            <text:p>0.0056816741</text:p>
          </table:table-cell>
          <table:table-cell office:value-type="float" office:value="0.0420691042" calcext:value-type="float">
            <text:p>0.0420691042</text:p>
          </table:table-cell>
          <table:table-cell office:value-type="float" office:value="0.0408675517" calcext:value-type="float">
            <text:p>0.0408675517</text:p>
          </table:table-cell>
          <table:table-cell office:value-type="float" office:value="0.0908073317" calcext:value-type="float">
            <text:p>0.0908073317</text:p>
          </table:table-cell>
          <table:table-cell office:value-type="float" office:value="0.0709325475" calcext:value-type="float">
            <text:p>0.0709325475</text:p>
          </table:table-cell>
          <table:table-cell office:value-type="float" office:value="0.050149665" calcext:value-type="float">
            <text:p>0.050149665</text:p>
          </table:table-cell>
          <table:table-cell office:value-type="float" office:value="0.0709162016" calcext:value-type="float">
            <text:p>0.0709162016</text:p>
          </table:table-cell>
          <table:table-cell office:value-type="float" office:value="0.0916827382" calcext:value-type="float">
            <text:p>0.0916827382</text:p>
          </table:table-cell>
          <table:table-cell office:value-type="float" office:value="0.0539728817" calcext:value-type="float">
            <text:p>0.0539728817</text:p>
          </table:table-cell>
          <table:table-cell office:value-type="float" office:value="0.0512185396" calcext:value-type="float">
            <text:p>0.0512185396</text:p>
          </table:table-cell>
          <table:table-cell office:value-type="float" office:value="0.0889629923" calcext:value-type="float">
            <text:p>0.0889629923</text:p>
          </table:table-cell>
          <table:table-cell office:value-type="float" office:value="0.0595394712" calcext:value-type="float">
            <text:p>0.0595394712</text:p>
          </table:table-cell>
          <table:table-cell office:value-type="float" office:value="0.0429917755" calcext:value-type="float">
            <text:p>0.0429917755</text:p>
          </table:table-cell>
          <table:table-cell office:value-type="float" office:value="0.0240611987" calcext:value-type="float">
            <text:p>0.0240611987</text:p>
          </table:table-cell>
          <table:table-cell office:value-type="float" office:value="0.0349775232" calcext:value-type="float">
            <text:p>0.0349775232</text:p>
          </table:table-cell>
          <table:table-cell office:value-type="float" office:value="0.0303845278" calcext:value-type="float">
            <text:p>0.0303845278</text:p>
          </table:table-cell>
          <table:table-cell office:value-type="float" office:value="0.0521462305" calcext:value-type="float">
            <text:p>0.0521462305</text:p>
          </table:table-cell>
          <table:table-cell office:value-type="float" office:value="0.0373555662" calcext:value-type="float">
            <text:p>0.0373555662</text:p>
          </table:table-cell>
          <table:table-cell office:value-type="float" office:value="0.0644360487" calcext:value-type="float">
            <text:p>0.0644360487</text:p>
          </table:table-cell>
          <table:table-cell office:value-type="float" office:value="0.0261281471" calcext:value-type="float">
            <text:p>0.0261281471</text:p>
          </table:table-cell>
          <table:table-cell office:value-type="float" office:value="0.0676043175" calcext:value-type="float">
            <text:p>0.0676043175</text:p>
          </table:table-cell>
          <table:table-cell office:value-type="float" office:value="0.0673148841" calcext:value-type="float">
            <text:p>0.0673148841</text:p>
          </table:table-cell>
          <table:table-cell office:value-type="float" office:value="0.0305276961" calcext:value-type="float">
            <text:p>0.0305276961</text:p>
          </table:table-cell>
          <table:table-cell office:value-type="float" office:value="0.0287764755" calcext:value-type="float">
            <text:p>0.0287764755</text:p>
          </table:table-cell>
          <table:table-cell office:value-type="float" office:value="0.0766527681" calcext:value-type="float">
            <text:p>0.0766527681</text:p>
          </table:table-cell>
          <table:table-cell office:value-type="float" office:value="0.070087073" calcext:value-type="float">
            <text:p>0.070087073</text:p>
          </table:table-cell>
          <table:table-cell office:value-type="float" office:value="0.0361372102" calcext:value-type="float">
            <text:p>0.0361372102</text:p>
          </table:table-cell>
          <table:table-cell office:value-type="float" office:value="0.0489131246" calcext:value-type="float">
            <text:p>0.0489131246</text:p>
          </table:table-cell>
          <table:table-cell office:value-type="float" office:value="0.0898831326" calcext:value-type="float">
            <text:p>0.0898831326</text:p>
          </table:table-cell>
          <table:table-cell office:value-type="float" office:value="0.0750684489" calcext:value-type="float">
            <text:p>0.0750684489</text:p>
          </table:table-cell>
          <table:table-cell office:value-type="float" office:value="0.0577515872" calcext:value-type="float">
            <text:p>0.0577515872</text:p>
          </table:table-cell>
          <table:table-cell office:value-type="float" office:value="0.0523228592" calcext:value-type="float">
            <text:p>0.0523228592</text:p>
          </table:table-cell>
          <table:table-cell office:value-type="float" office:value="0.1015161932" calcext:value-type="float">
            <text:p>0.1015161932</text:p>
          </table:table-cell>
          <table:table-cell office:value-type="float" office:value="0.0683660479" calcext:value-type="float">
            <text:p>0.0683660479</text:p>
          </table:table-cell>
          <table:table-cell office:value-type="float" office:value="0.0566360159" calcext:value-type="float">
            <text:p>0.0566360159</text:p>
          </table:table-cell>
          <table:table-cell office:value-type="float" office:value="0.0893470041" calcext:value-type="float">
            <text:p>0.0893470041</text:p>
          </table:table-cell>
          <table:table-cell office:value-type="float" office:value="0.0683351575" calcext:value-type="float">
            <text:p>0.0683351575</text:p>
          </table:table-cell>
          <table:table-cell office:value-type="float" office:value="0.0396412155" calcext:value-type="float">
            <text:p>0.0396412155</text:p>
          </table:table-cell>
          <table:table-cell office:value-type="float" office:value="0.05141968075" calcext:value-type="float">
            <text:p>0.05141968075</text:p>
          </table:table-cell>
          <table:table-cell office:value-type="float" office:value="0.063198146" calcext:value-type="float">
            <text:p>0.063198146</text:p>
          </table:table-cell>
          <table:table-cell office:value-type="float" office:value="0.07497661125" calcext:value-type="float">
            <text:p>0.07497661125</text:p>
          </table:table-cell>
          <table:table-cell office:value-type="float" office:value="0.0867550765" calcext:value-type="float">
            <text:p>0.0867550765</text:p>
          </table:table-cell>
          <table:table-cell office:value-type="float" office:value="0.0740242516" calcext:value-type="float">
            <text:p>0.0740242516</text:p>
          </table:table-cell>
          <table:table-cell office:value-type="float" office:value="0.0872238849" calcext:value-type="float">
            <text:p>0.0872238849</text:p>
          </table:table-cell>
          <table:table-cell office:value-type="float" office:value="0.0469689109" calcext:value-type="float">
            <text:p>0.0469689109</text:p>
          </table:table-cell>
          <table:table-cell office:value-type="float" office:value="0.0540678607" calcext:value-type="float">
            <text:p>0.0540678607</text:p>
          </table:table-cell>
          <table:table-cell office:value-type="float" office:value="0.0414940067" calcext:value-type="float">
            <text:p>0.0414940067</text:p>
          </table:table-cell>
          <table:table-cell office:value-type="float" office:value="0.0603873339" calcext:value-type="float">
            <text:p>0.0603873339</text:p>
          </table:table-cell>
          <table:table-cell office:value-type="float" office:value="0.0473347573" calcext:value-type="float">
            <text:p>0.0473347573</text:p>
          </table:table-cell>
          <table:table-cell office:value-type="float" office:value="0.0673914858" calcext:value-type="float">
            <text:p>0.0673914858</text:p>
          </table:table-cell>
          <table:table-cell office:value-type="float" office:value="0.0387141037" calcext:value-type="float">
            <text:p>0.0387141037</text:p>
          </table:table-cell>
          <table:table-cell office:value-type="float" office:value="0.1159062444" calcext:value-type="float">
            <text:p>0.1159062444</text:p>
          </table:table-cell>
          <table:table-cell office:value-type="float" office:value="0.0858527408" calcext:value-type="float">
            <text:p>0.0858527408</text:p>
          </table:table-cell>
          <table:table-cell office:value-type="float" office:value="0.0375724562" calcext:value-type="float">
            <text:p>0.0375724562</text:p>
          </table:table-cell>
          <table:table-cell office:value-type="float" office:value="0.1136214683" calcext:value-type="float">
            <text:p>0.1136214683</text:p>
          </table:table-cell>
          <table:table-cell office:value-type="float" office:value="0.1225717078" calcext:value-type="float">
            <text:p>0.1225717078</text:p>
          </table:table-cell>
          <table:table-cell table:style-name="Default" office:value-type="float" office:value="0.0826068296" calcext:value-type="float">
            <text:p>0.0826068296</text:p>
          </table:table-cell>
          <table:table-cell table:formula="of:=AVERAGE([.AR21:.BP21])" office:value-type="float" office:value="0.071037167648" calcext:value-type="float">
            <text:p>0.071037167648</text:p>
          </table:table-cell>
          <table:table-cell table:formula="of:=[.BQ21]" office:value-type="float" office:value="0.071037167648" calcext:value-type="float">
            <text:p>0.071037167648</text:p>
          </table:table-cell>
          <table:table-cell table:formula="of:=[.BR21]" office:value-type="float" office:value="0.071037167648" calcext:value-type="float">
            <text:p>0.071037167648</text:p>
          </table:table-cell>
          <table:table-cell table:formula="of:=[.BS21]" office:value-type="float" office:value="0.071037167648" calcext:value-type="float">
            <text:p>0.071037167648</text:p>
          </table:table-cell>
          <table:table-cell table:formula="of:=[.BT21]" office:value-type="float" office:value="0.071037167648" calcext:value-type="float">
            <text:p>0.071037167648</text:p>
          </table:table-cell>
          <table:table-cell table:formula="of:=[.BU21]" office:value-type="float" office:value="0.071037167648" calcext:value-type="float">
            <text:p>0.071037167648</text:p>
          </table:table-cell>
          <table:table-cell table:formula="of:=[.BV21]" office:value-type="float" office:value="0.071037167648" calcext:value-type="float">
            <text:p>0.071037167648</text:p>
          </table:table-cell>
          <table:table-cell table:formula="of:=[.BW21]" office:value-type="float" office:value="0.071037167648" calcext:value-type="float">
            <text:p>0.071037167648</text:p>
          </table:table-cell>
          <table:table-cell table:formula="of:=[.BX21]" office:value-type="float" office:value="0.071037167648" calcext:value-type="float">
            <text:p>0.071037167648</text:p>
          </table:table-cell>
          <table:table-cell table:formula="of:=[.BY21]" office:value-type="float" office:value="0.071037167648" calcext:value-type="float">
            <text:p>0.071037167648</text:p>
          </table:table-cell>
          <table:table-cell table:formula="of:=[.BZ21]" office:value-type="float" office:value="0.071037167648" calcext:value-type="float">
            <text:p>0.071037167648</text:p>
          </table:table-cell>
          <table:table-cell table:formula="of:=[.CA21]" office:value-type="float" office:value="0.071037167648" calcext:value-type="float">
            <text:p>0.071037167648</text:p>
          </table:table-cell>
          <table:table-cell table:formula="of:=[.CB21]" office:value-type="float" office:value="0.071037167648" calcext:value-type="float">
            <text:p>0.071037167648</text:p>
          </table:table-cell>
          <table:table-cell table:formula="of:=[.CC21]" office:value-type="float" office:value="0.071037167648" calcext:value-type="float">
            <text:p>0.071037167648</text:p>
          </table:table-cell>
          <table:table-cell table:formula="of:=[.CD21]" office:value-type="float" office:value="0.071037167648" calcext:value-type="float">
            <text:p>0.071037167648</text:p>
          </table:table-cell>
          <table:table-cell table:formula="of:=[.CE21]" office:value-type="float" office:value="0.071037167648" calcext:value-type="float">
            <text:p>0.071037167648</text:p>
          </table:table-cell>
          <table:table-cell table:formula="of:=[.CF21]" office:value-type="float" office:value="0.071037167648" calcext:value-type="float">
            <text:p>0.071037167648</text:p>
          </table:table-cell>
          <table:table-cell table:formula="of:=[.CG21]" office:value-type="float" office:value="0.071037167648" calcext:value-type="float">
            <text:p>0.071037167648</text:p>
          </table:table-cell>
          <table:table-cell table:formula="of:=[.CH21]" office:value-type="float" office:value="0.071037167648" calcext:value-type="float">
            <text:p>0.071037167648</text:p>
          </table:table-cell>
          <table:table-cell table:formula="of:=[.CI21]" office:value-type="float" office:value="0.071037167648" calcext:value-type="float">
            <text:p>0.071037167648</text:p>
          </table:table-cell>
          <table:table-cell table:formula="of:=[.CJ21]" office:value-type="float" office:value="0.071037167648" calcext:value-type="float">
            <text:p>0.071037167648</text:p>
          </table:table-cell>
          <table:table-cell table:formula="of:=[.CK21]" office:value-type="float" office:value="0.071037167648" calcext:value-type="float">
            <text:p>0.071037167648</text:p>
          </table:table-cell>
          <table:table-cell table:formula="of:=[.CL21]" office:value-type="float" office:value="0.071037167648" calcext:value-type="float">
            <text:p>0.071037167648</text:p>
          </table:table-cell>
          <table:table-cell table:formula="of:=[.CM21]" office:value-type="float" office:value="0.071037167648" calcext:value-type="float">
            <text:p>0.071037167648</text:p>
          </table:table-cell>
          <table:table-cell table:formula="of:=[.CN21]" office:value-type="float" office:value="0.071037167648" calcext:value-type="float">
            <text:p>0.071037167648</text:p>
          </table:table-cell>
          <table:table-cell table:formula="of:=[.CO21]" office:value-type="float" office:value="0.071037167648" calcext:value-type="float">
            <text:p>0.071037167648</text:p>
          </table:table-cell>
          <table:table-cell table:formula="of:=[.CP21]" office:value-type="float" office:value="0.071037167648" calcext:value-type="float">
            <text:p>0.071037167648</text:p>
          </table:table-cell>
          <table:table-cell table:formula="of:=[.CQ21]" office:value-type="float" office:value="0.071037167648" calcext:value-type="float">
            <text:p>0.071037167648</text:p>
          </table:table-cell>
          <table:table-cell table:formula="of:=[.CR21]" office:value-type="float" office:value="0.071037167648" calcext:value-type="float">
            <text:p>0.071037167648</text:p>
          </table:table-cell>
          <table:table-cell table:formula="of:=[.CS21]" office:value-type="float" office:value="0.071037167648" calcext:value-type="float">
            <text:p>0.071037167648</text:p>
          </table:table-cell>
          <table:table-cell table:formula="of:=[.CT21]" office:value-type="float" office:value="0.071037167648" calcext:value-type="float">
            <text:p>0.071037167648</text:p>
          </table:table-cell>
          <table:table-cell table:formula="of:=[.CU21]" office:value-type="float" office:value="0.071037167648" calcext:value-type="float">
            <text:p>0.071037167648</text:p>
          </table:table-cell>
          <table:table-cell table:formula="of:=[.CV21]" office:value-type="float" office:value="0.071037167648" calcext:value-type="float">
            <text:p>0.071037167648</text:p>
          </table:table-cell>
          <table:table-cell table:formula="of:=[.CW21]" office:value-type="float" office:value="0.071037167648" calcext:value-type="float">
            <text:p>0.071037167648</text:p>
          </table:table-cell>
          <table:table-cell table:formula="of:=[.CX21]" office:value-type="float" office:value="0.071037167648" calcext:value-type="float">
            <text:p>0.071037167648</text:p>
          </table:table-cell>
          <table:table-cell table:formula="of:=[.CY21]" office:value-type="float" office:value="0.071037167648" calcext:value-type="float">
            <text:p>0.071037167648</text:p>
          </table:table-cell>
          <table:table-cell table:formula="of:=[.CZ21]" office:value-type="float" office:value="0.071037167648" calcext:value-type="float">
            <text:p>0.071037167648</text:p>
          </table:table-cell>
          <table:table-cell table:formula="of:=[.DA21]" office:value-type="float" office:value="0.071037167648" calcext:value-type="float">
            <text:p>0.071037167648</text:p>
          </table:table-cell>
          <table:table-cell table:formula="of:=[.DB21]" office:value-type="float" office:value="0.071037167648" calcext:value-type="float">
            <text:p>0.071037167648</text:p>
          </table:table-cell>
          <table:table-cell table:formula="of:=[.DC21]" office:value-type="float" office:value="0.071037167648" calcext:value-type="float">
            <text:p>0.071037167648</text:p>
          </table:table-cell>
          <table:table-cell table:formula="of:=[.DD21]" office:value-type="float" office:value="0.071037167648" calcext:value-type="float">
            <text:p>0.071037167648</text:p>
          </table:table-cell>
          <table:table-cell table:formula="of:=[.DE21]" office:value-type="float" office:value="0.071037167648" calcext:value-type="float">
            <text:p>0.071037167648</text:p>
          </table:table-cell>
          <table:table-cell table:formula="of:=[.DF21]" office:value-type="float" office:value="0.071037167648" calcext:value-type="float">
            <text:p>0.071037167648</text:p>
          </table:table-cell>
          <table:table-cell table:formula="of:=[.DG21]" office:value-type="float" office:value="0.071037167648" calcext:value-type="float">
            <text:p>0.071037167648</text:p>
          </table:table-cell>
          <table:table-cell table:formula="of:=[.DH21]" office:value-type="float" office:value="0.071037167648" calcext:value-type="float">
            <text:p>0.071037167648</text:p>
          </table:table-cell>
          <table:table-cell table:formula="of:=[.DI21]" office:value-type="float" office:value="0.071037167648" calcext:value-type="float">
            <text:p>0.071037167648</text:p>
          </table:table-cell>
          <table:table-cell table:formula="of:=[.DJ21]" office:value-type="float" office:value="0.071037167648" calcext:value-type="float">
            <text:p>0.071037167648</text:p>
          </table:table-cell>
          <table:table-cell table:formula="of:=[.DK21]" office:value-type="float" office:value="0.071037167648" calcext:value-type="float">
            <text:p>0.071037167648</text:p>
          </table:table-cell>
          <table:table-cell table:formula="of:=[.DL21]" office:value-type="float" office:value="0.071037167648" calcext:value-type="float">
            <text:p>0.071037167648</text:p>
          </table:table-cell>
          <table:table-cell table:formula="of:=[.DM21]" office:value-type="float" office:value="0.071037167648" calcext:value-type="float">
            <text:p>0.071037167648</text:p>
          </table:table-cell>
          <table:table-cell table:formula="of:=[.DN21]" office:value-type="float" office:value="0.071037167648" calcext:value-type="float">
            <text:p>0.071037167648</text:p>
          </table:table-cell>
          <table:table-cell table:formula="of:=[.DO21]" office:value-type="float" office:value="0.071037167648" calcext:value-type="float">
            <text:p>0.071037167648</text:p>
          </table:table-cell>
          <table:table-cell table:formula="of:=[.DP21]" office:value-type="float" office:value="0.071037167648" calcext:value-type="float">
            <text:p>0.071037167648</text:p>
          </table:table-cell>
          <table:table-cell table:formula="of:=[.DQ21]" office:value-type="float" office:value="0.071037167648" calcext:value-type="float">
            <text:p>0.071037167648</text:p>
          </table:table-cell>
          <table:table-cell table:formula="of:=[.DR21]" office:value-type="float" office:value="0.071037167648" calcext:value-type="float">
            <text:p>0.071037167648</text:p>
          </table:table-cell>
          <table:table-cell table:formula="of:=[.DS21]" office:value-type="float" office:value="0.071037167648" calcext:value-type="float">
            <text:p>0.071037167648</text:p>
          </table:table-cell>
          <table:table-cell table:formula="of:=[.DT21]" office:value-type="float" office:value="0.071037167648" calcext:value-type="float">
            <text:p>0.071037167648</text:p>
          </table:table-cell>
          <table:table-cell table:formula="of:=[.DU21]" office:value-type="float" office:value="0.071037167648" calcext:value-type="float">
            <text:p>0.071037167648</text:p>
          </table:table-cell>
          <table:table-cell table:formula="of:=[.DV21]" office:value-type="float" office:value="0.071037167648" calcext:value-type="float">
            <text:p>0.071037167648</text:p>
          </table:table-cell>
          <table:table-cell table:formula="of:=[.DW21]" office:value-type="float" office:value="0.071037167648" calcext:value-type="float">
            <text:p>0.071037167648</text:p>
          </table:table-cell>
          <table:table-cell table:formula="of:=[.DX21]" office:value-type="float" office:value="0.071037167648" calcext:value-type="float">
            <text:p>0.071037167648</text:p>
          </table:table-cell>
          <table:table-cell table:formula="of:=[.DY21]" office:value-type="float" office:value="0.071037167648" calcext:value-type="float">
            <text:p>0.071037167648</text:p>
          </table:table-cell>
          <table:table-cell table:formula="of:=[.DZ21]" office:value-type="float" office:value="0.071037167648" calcext:value-type="float">
            <text:p>0.071037167648</text:p>
          </table:table-cell>
          <table:table-cell table:formula="of:=[.EA21]" office:value-type="float" office:value="0.071037167648" calcext:value-type="float">
            <text:p>0.071037167648</text:p>
          </table:table-cell>
          <table:table-cell table:formula="of:=[.EB21]" office:value-type="float" office:value="0.071037167648" calcext:value-type="float">
            <text:p>0.071037167648</text:p>
          </table:table-cell>
          <table:table-cell table:formula="of:=[.EC21]" office:value-type="float" office:value="0.071037167648" calcext:value-type="float">
            <text:p>0.071037167648</text:p>
          </table:table-cell>
          <table:table-cell table:formula="of:=[.ED21]" office:value-type="float" office:value="0.071037167648" calcext:value-type="float">
            <text:p>0.071037167648</text:p>
          </table:table-cell>
          <table:table-cell table:formula="of:=[.EE21]" office:value-type="float" office:value="0.071037167648" calcext:value-type="float">
            <text:p>0.071037167648</text:p>
          </table:table-cell>
          <table:table-cell table:formula="of:=[.EF21]" office:value-type="float" office:value="0.071037167648" calcext:value-type="float">
            <text:p>0.071037167648</text:p>
          </table:table-cell>
          <table:table-cell table:formula="of:=[.EG21]" office:value-type="float" office:value="0.071037167648" calcext:value-type="float">
            <text:p>0.071037167648</text:p>
          </table:table-cell>
          <table:table-cell table:formula="of:=[.EH21]" office:value-type="float" office:value="0.071037167648" calcext:value-type="float">
            <text:p>0.071037167648</text:p>
          </table:table-cell>
          <table:table-cell table:formula="of:=[.EI21]" office:value-type="float" office:value="0.071037167648" calcext:value-type="float">
            <text:p>0.071037167648</text:p>
          </table:table-cell>
          <table:table-cell table:formula="of:=[.EJ21]" office:value-type="float" office:value="0.071037167648" calcext:value-type="float">
            <text:p>0.071037167648</text:p>
          </table:table-cell>
          <table:table-cell table:formula="of:=[.EK21]" office:value-type="float" office:value="0.071037167648" calcext:value-type="float">
            <text:p>0.071037167648</text:p>
          </table:table-cell>
          <table:table-cell table:formula="of:=[.EL21]" office:value-type="float" office:value="0.071037167648" calcext:value-type="float">
            <text:p>0.071037167648</text:p>
          </table:table-cell>
          <table:table-cell table:formula="of:=[.EM21]" office:value-type="float" office:value="0.071037167648" calcext:value-type="float">
            <text:p>0.071037167648</text:p>
          </table:table-cell>
          <table:table-cell table:formula="of:=[.EN21]" office:value-type="float" office:value="0.071037167648" calcext:value-type="float">
            <text:p>0.071037167648</text:p>
          </table:table-cell>
          <table:table-cell table:formula="of:=[.EO21]" office:value-type="float" office:value="0.071037167648" calcext:value-type="float">
            <text:p>0.071037167648</text:p>
          </table:table-cell>
          <table:table-cell table:formula="of:=[.EP21]" office:value-type="float" office:value="0.071037167648" calcext:value-type="float">
            <text:p>0.071037167648</text:p>
          </table:table-cell>
          <table:table-cell table:formula="of:=[.EQ21]" office:value-type="float" office:value="0.071037167648" calcext:value-type="float">
            <text:p>0.071037167648</text:p>
          </table:table-cell>
          <table:table-cell table:formula="of:=[.ER21]" office:value-type="float" office:value="0.071037167648" calcext:value-type="float">
            <text:p>0.071037167648</text:p>
          </table:table-cell>
          <table:table-cell table:formula="of:=[.ES21]" office:value-type="float" office:value="0.071037167648" calcext:value-type="float">
            <text:p>0.071037167648</text:p>
          </table:table-cell>
          <table:table-cell table:formula="of:=[.ET21]" office:value-type="float" office:value="0.071037167648" calcext:value-type="float">
            <text:p>0.0710371676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15736114" calcext:value-type="float">
            <text:p>0.0315736114</text:p>
          </table:table-cell>
          <table:table-cell office:value-type="float" office:value="0.0268425743" calcext:value-type="float">
            <text:p>0.0268425743</text:p>
          </table:table-cell>
          <table:table-cell office:value-type="float" office:value="0.0018092271" calcext:value-type="float">
            <text:p>0.0018092271</text:p>
          </table:table-cell>
          <table:table-cell office:value-type="float" office:value="0" calcext:value-type="float">
            <text:p>0</text:p>
          </table:table-cell>
          <table:table-cell office:value-type="float" office:value="0.0602467824" calcext:value-type="float">
            <text:p>0.0602467824</text:p>
          </table:table-cell>
          <table:table-cell office:value-type="float" office:value="0.0346339988" calcext:value-type="float">
            <text:p>0.0346339988</text:p>
          </table:table-cell>
          <table:table-cell office:value-type="float" office:value="0.0432275317" calcext:value-type="float">
            <text:p>0.0432275317</text:p>
          </table:table-cell>
          <table:table-cell office:value-type="float" office:value="0.037944894" calcext:value-type="float">
            <text:p>0.037944894</text:p>
          </table:table-cell>
          <table:table-cell office:value-type="float" office:value="0.0756886115" calcext:value-type="float">
            <text:p>0.0756886115</text:p>
          </table:table-cell>
          <table:table-cell office:value-type="float" office:value="0.0269029947" calcext:value-type="float">
            <text:p>0.0269029947</text:p>
          </table:table-cell>
          <table:table-cell office:value-type="float" office:value="0.0067056916" calcext:value-type="float">
            <text:p>0.0067056916</text:p>
          </table:table-cell>
          <table:table-cell office:value-type="float" office:value="0.0400390842" calcext:value-type="float">
            <text:p>0.0400390842</text:p>
          </table:table-cell>
          <table:table-cell office:value-type="float" office:value="0.0467891005" calcext:value-type="float">
            <text:p>0.0467891005</text:p>
          </table:table-cell>
          <table:table-cell office:value-type="float" office:value="0.0108306234" calcext:value-type="float">
            <text:p>0.0108306234</text:p>
          </table:table-cell>
          <table:table-cell office:value-type="float" office:value="0.0408301435" calcext:value-type="float">
            <text:p>0.0408301435</text:p>
          </table:table-cell>
          <table:table-cell office:value-type="float" office:value="0.0564752591" calcext:value-type="float">
            <text:p>0.0564752591</text:p>
          </table:table-cell>
          <table:table-cell office:value-type="float" office:value="0.0304726155" calcext:value-type="float">
            <text:p>0.0304726155</text:p>
          </table:table-cell>
          <table:table-cell office:value-type="float" office:value="0.0044699719" calcext:value-type="float">
            <text:p>0.0044699719</text:p>
          </table:table-cell>
          <table:table-cell office:value-type="float" office:value="0.0725679073" calcext:value-type="float">
            <text:p>0.0725679073</text:p>
          </table:table-cell>
          <table:table-cell office:value-type="float" office:value="0.0807407694" calcext:value-type="float">
            <text:p>0.0807407694</text:p>
          </table:table-cell>
          <table:table-cell office:value-type="float" office:value="0.0303397568" calcext:value-type="float">
            <text:p>0.0303397568</text:p>
          </table:table-cell>
          <table:table-cell office:value-type="float" office:value="0.0503478513" calcext:value-type="float">
            <text:p>0.0503478513</text:p>
          </table:table-cell>
          <table:table-cell office:value-type="float" office:value="0.0397163562" calcext:value-type="float">
            <text:p>0.0397163562</text:p>
          </table:table-cell>
          <table:table-cell office:value-type="float" office:value="0.0340591495" calcext:value-type="float">
            <text:p>0.0340591495</text:p>
          </table:table-cell>
          <table:table-cell office:value-type="float" office:value="0.0054845562" calcext:value-type="float">
            <text:p>0.0054845562</text:p>
          </table:table-cell>
          <table:table-cell office:value-type="float" office:value="0.043568539" calcext:value-type="float">
            <text:p>0.043568539</text:p>
          </table:table-cell>
          <table:table-cell office:value-type="float" office:value="0.0532047516" calcext:value-type="float">
            <text:p>0.0532047516</text:p>
          </table:table-cell>
          <table:table-cell office:value-type="float" office:value="0.0125899575" calcext:value-type="float">
            <text:p>0.0125899575</text:p>
          </table:table-cell>
          <table:table-cell office:value-type="float" office:value="0.0137976922" calcext:value-type="float">
            <text:p>0.0137976922</text:p>
          </table:table-cell>
          <table:table-cell office:value-type="float" office:value="0.0519889312" calcext:value-type="float">
            <text:p>0.0519889312</text:p>
          </table:table-cell>
          <table:table-cell office:value-type="float" office:value="0.0633235378" calcext:value-type="float">
            <text:p>0.0633235378</text:p>
          </table:table-cell>
          <table:table-cell office:value-type="float" office:value="0.0677660476" calcext:value-type="float">
            <text:p>0.0677660476</text:p>
          </table:table-cell>
          <table:table-cell office:value-type="float" office:value="0.0440706518" calcext:value-type="float">
            <text:p>0.0440706518</text:p>
          </table:table-cell>
          <table:table-cell office:value-type="float" office:value="0.0169491525" calcext:value-type="float">
            <text:p>0.0169491525</text:p>
          </table:table-cell>
          <table:table-cell office:value-type="float" office:value="0.0253008143" calcext:value-type="float">
            <text:p>0.0253008143</text:p>
          </table:table-cell>
          <table:table-cell office:value-type="float" office:value="0.0275101348" calcext:value-type="float">
            <text:p>0.0275101348</text:p>
          </table:table-cell>
          <table:table-cell office:value-type="float" office:value="0.1175478781" calcext:value-type="float">
            <text:p>0.1175478781</text:p>
          </table:table-cell>
          <table:table-cell office:value-type="float" office:value="0.0577299273" calcext:value-type="float">
            <text:p>0.0577299273</text:p>
          </table:table-cell>
          <table:table-cell office:value-type="float" office:value="0.0324286843" calcext:value-type="float">
            <text:p>0.0324286843</text:p>
          </table:table-cell>
          <table:table-cell office:value-type="float" office:value="0.0336050378" calcext:value-type="float">
            <text:p>0.0336050378</text:p>
          </table:table-cell>
          <table:table-cell office:value-type="float" office:value="0.0340072374" calcext:value-type="float">
            <text:p>0.0340072374</text:p>
          </table:table-cell>
          <table:table-cell office:value-type="float" office:value="0.065252505" calcext:value-type="float">
            <text:p>0.065252505</text:p>
          </table:table-cell>
          <table:table-cell office:value-type="float" office:value="0.0411342415" calcext:value-type="float">
            <text:p>0.0411342415</text:p>
          </table:table-cell>
          <table:table-cell office:value-type="float" office:value="0.0389308091" calcext:value-type="float">
            <text:p>0.0389308091</text:p>
          </table:table-cell>
          <table:table-cell office:value-type="float" office:value="0.0274797666" calcext:value-type="float">
            <text:p>0.0274797666</text:p>
          </table:table-cell>
          <table:table-cell office:value-type="float" office:value="0.025921562" calcext:value-type="float">
            <text:p>0.025921562</text:p>
          </table:table-cell>
          <table:table-cell office:value-type="float" office:value="0.0498837585" calcext:value-type="float">
            <text:p>0.0498837585</text:p>
          </table:table-cell>
          <table:table-cell office:value-type="float" office:value="0.0583943811" calcext:value-type="float">
            <text:p>0.0583943811</text:p>
          </table:table-cell>
          <table:table-cell office:value-type="float" office:value="0.05487415415" calcext:value-type="float">
            <text:p>0.05487415415</text:p>
          </table:table-cell>
          <table:table-cell office:value-type="float" office:value="0.0513539272" calcext:value-type="float">
            <text:p>0.0513539272</text:p>
          </table:table-cell>
          <table:table-cell office:value-type="float" office:value="0.04783370025" calcext:value-type="float">
            <text:p>0.04783370025</text:p>
          </table:table-cell>
          <table:table-cell office:value-type="float" office:value="0.0443134733" calcext:value-type="float">
            <text:p>0.0443134733</text:p>
          </table:table-cell>
          <table:table-cell office:value-type="float" office:value="0.0193573702" calcext:value-type="float">
            <text:p>0.0193573702</text:p>
          </table:table-cell>
          <table:table-cell office:value-type="float" office:value="0.021962921" calcext:value-type="float">
            <text:p>0.021962921</text:p>
          </table:table-cell>
          <table:table-cell office:value-type="float" office:value="0.0064515264" calcext:value-type="float">
            <text:p>0.0064515264</text:p>
          </table:table-cell>
          <table:table-cell office:value-type="float" office:value="0.0115416508" calcext:value-type="float">
            <text:p>0.0115416508</text:p>
          </table:table-cell>
          <table:table-cell office:value-type="float" office:value="0.0662278416" calcext:value-type="float">
            <text:p>0.0662278416</text:p>
          </table:table-cell>
          <table:table-cell office:value-type="float" office:value="0.0368089251" calcext:value-type="float">
            <text:p>0.0368089251</text:p>
          </table:table-cell>
          <table:table-cell office:value-type="float" office:value="0.0923915492" calcext:value-type="float">
            <text:p>0.0923915492</text:p>
          </table:table-cell>
          <table:table-cell office:value-type="float" office:value="0.1110438659" calcext:value-type="float">
            <text:p>0.1110438659</text:p>
          </table:table-cell>
          <table:table-cell office:value-type="float" office:value="0.0387672725" calcext:value-type="float">
            <text:p>0.0387672725</text:p>
          </table:table-cell>
          <table:table-cell office:value-type="float" office:value="0.0404836753" calcext:value-type="float">
            <text:p>0.0404836753</text:p>
          </table:table-cell>
          <table:table-cell office:value-type="float" office:value="0.0454157613" calcext:value-type="float">
            <text:p>0.0454157613</text:p>
          </table:table-cell>
          <table:table-cell office:value-type="float" office:value="0.0550240806" calcext:value-type="float">
            <text:p>0.0550240806</text:p>
          </table:table-cell>
          <table:table-cell office:value-type="float" office:value="0.0484417931" calcext:value-type="float">
            <text:p>0.0484417931</text:p>
          </table:table-cell>
          <table:table-cell office:value-type="float" office:value="0.0411043517" calcext:value-type="float">
            <text:p>0.0411043517</text:p>
          </table:table-cell>
          <table:table-cell table:style-name="Default" office:value-type="float" office:value="0.0782777947" calcext:value-type="float">
            <text:p>0.0782777947</text:p>
          </table:table-cell>
          <table:table-cell table:formula="of:=AVERAGE([.AR22:.BP22])" office:value-type="float" office:value="0.046136806124" calcext:value-type="float">
            <text:p>0.046136806124</text:p>
          </table:table-cell>
          <table:table-cell table:formula="of:=[.BQ22]" office:value-type="float" office:value="0.046136806124" calcext:value-type="float">
            <text:p>0.046136806124</text:p>
          </table:table-cell>
          <table:table-cell table:formula="of:=[.BR22]" office:value-type="float" office:value="0.046136806124" calcext:value-type="float">
            <text:p>0.046136806124</text:p>
          </table:table-cell>
          <table:table-cell table:formula="of:=[.BS22]" office:value-type="float" office:value="0.046136806124" calcext:value-type="float">
            <text:p>0.046136806124</text:p>
          </table:table-cell>
          <table:table-cell table:formula="of:=[.BT22]" office:value-type="float" office:value="0.046136806124" calcext:value-type="float">
            <text:p>0.046136806124</text:p>
          </table:table-cell>
          <table:table-cell table:formula="of:=[.BU22]" office:value-type="float" office:value="0.046136806124" calcext:value-type="float">
            <text:p>0.046136806124</text:p>
          </table:table-cell>
          <table:table-cell table:formula="of:=[.BV22]" office:value-type="float" office:value="0.046136806124" calcext:value-type="float">
            <text:p>0.046136806124</text:p>
          </table:table-cell>
          <table:table-cell table:formula="of:=[.BW22]" office:value-type="float" office:value="0.046136806124" calcext:value-type="float">
            <text:p>0.046136806124</text:p>
          </table:table-cell>
          <table:table-cell table:formula="of:=[.BX22]" office:value-type="float" office:value="0.046136806124" calcext:value-type="float">
            <text:p>0.046136806124</text:p>
          </table:table-cell>
          <table:table-cell table:formula="of:=[.BY22]" office:value-type="float" office:value="0.046136806124" calcext:value-type="float">
            <text:p>0.046136806124</text:p>
          </table:table-cell>
          <table:table-cell table:formula="of:=[.BZ22]" office:value-type="float" office:value="0.046136806124" calcext:value-type="float">
            <text:p>0.046136806124</text:p>
          </table:table-cell>
          <table:table-cell table:formula="of:=[.CA22]" office:value-type="float" office:value="0.046136806124" calcext:value-type="float">
            <text:p>0.046136806124</text:p>
          </table:table-cell>
          <table:table-cell table:formula="of:=[.CB22]" office:value-type="float" office:value="0.046136806124" calcext:value-type="float">
            <text:p>0.046136806124</text:p>
          </table:table-cell>
          <table:table-cell table:formula="of:=[.CC22]" office:value-type="float" office:value="0.046136806124" calcext:value-type="float">
            <text:p>0.046136806124</text:p>
          </table:table-cell>
          <table:table-cell table:formula="of:=[.CD22]" office:value-type="float" office:value="0.046136806124" calcext:value-type="float">
            <text:p>0.046136806124</text:p>
          </table:table-cell>
          <table:table-cell table:formula="of:=[.CE22]" office:value-type="float" office:value="0.046136806124" calcext:value-type="float">
            <text:p>0.046136806124</text:p>
          </table:table-cell>
          <table:table-cell table:formula="of:=[.CF22]" office:value-type="float" office:value="0.046136806124" calcext:value-type="float">
            <text:p>0.046136806124</text:p>
          </table:table-cell>
          <table:table-cell table:formula="of:=[.CG22]" office:value-type="float" office:value="0.046136806124" calcext:value-type="float">
            <text:p>0.046136806124</text:p>
          </table:table-cell>
          <table:table-cell table:formula="of:=[.CH22]" office:value-type="float" office:value="0.046136806124" calcext:value-type="float">
            <text:p>0.046136806124</text:p>
          </table:table-cell>
          <table:table-cell table:formula="of:=[.CI22]" office:value-type="float" office:value="0.046136806124" calcext:value-type="float">
            <text:p>0.046136806124</text:p>
          </table:table-cell>
          <table:table-cell table:formula="of:=[.CJ22]" office:value-type="float" office:value="0.046136806124" calcext:value-type="float">
            <text:p>0.046136806124</text:p>
          </table:table-cell>
          <table:table-cell table:formula="of:=[.CK22]" office:value-type="float" office:value="0.046136806124" calcext:value-type="float">
            <text:p>0.046136806124</text:p>
          </table:table-cell>
          <table:table-cell table:formula="of:=[.CL22]" office:value-type="float" office:value="0.046136806124" calcext:value-type="float">
            <text:p>0.046136806124</text:p>
          </table:table-cell>
          <table:table-cell table:formula="of:=[.CM22]" office:value-type="float" office:value="0.046136806124" calcext:value-type="float">
            <text:p>0.046136806124</text:p>
          </table:table-cell>
          <table:table-cell table:formula="of:=[.CN22]" office:value-type="float" office:value="0.046136806124" calcext:value-type="float">
            <text:p>0.046136806124</text:p>
          </table:table-cell>
          <table:table-cell table:formula="of:=[.CO22]" office:value-type="float" office:value="0.046136806124" calcext:value-type="float">
            <text:p>0.046136806124</text:p>
          </table:table-cell>
          <table:table-cell table:formula="of:=[.CP22]" office:value-type="float" office:value="0.046136806124" calcext:value-type="float">
            <text:p>0.046136806124</text:p>
          </table:table-cell>
          <table:table-cell table:formula="of:=[.CQ22]" office:value-type="float" office:value="0.046136806124" calcext:value-type="float">
            <text:p>0.046136806124</text:p>
          </table:table-cell>
          <table:table-cell table:formula="of:=[.CR22]" office:value-type="float" office:value="0.046136806124" calcext:value-type="float">
            <text:p>0.046136806124</text:p>
          </table:table-cell>
          <table:table-cell table:formula="of:=[.CS22]" office:value-type="float" office:value="0.046136806124" calcext:value-type="float">
            <text:p>0.046136806124</text:p>
          </table:table-cell>
          <table:table-cell table:formula="of:=[.CT22]" office:value-type="float" office:value="0.046136806124" calcext:value-type="float">
            <text:p>0.046136806124</text:p>
          </table:table-cell>
          <table:table-cell table:formula="of:=[.CU22]" office:value-type="float" office:value="0.046136806124" calcext:value-type="float">
            <text:p>0.046136806124</text:p>
          </table:table-cell>
          <table:table-cell table:formula="of:=[.CV22]" office:value-type="float" office:value="0.046136806124" calcext:value-type="float">
            <text:p>0.046136806124</text:p>
          </table:table-cell>
          <table:table-cell table:formula="of:=[.CW22]" office:value-type="float" office:value="0.046136806124" calcext:value-type="float">
            <text:p>0.046136806124</text:p>
          </table:table-cell>
          <table:table-cell table:formula="of:=[.CX22]" office:value-type="float" office:value="0.046136806124" calcext:value-type="float">
            <text:p>0.046136806124</text:p>
          </table:table-cell>
          <table:table-cell table:formula="of:=[.CY22]" office:value-type="float" office:value="0.046136806124" calcext:value-type="float">
            <text:p>0.046136806124</text:p>
          </table:table-cell>
          <table:table-cell table:formula="of:=[.CZ22]" office:value-type="float" office:value="0.046136806124" calcext:value-type="float">
            <text:p>0.046136806124</text:p>
          </table:table-cell>
          <table:table-cell table:formula="of:=[.DA22]" office:value-type="float" office:value="0.046136806124" calcext:value-type="float">
            <text:p>0.046136806124</text:p>
          </table:table-cell>
          <table:table-cell table:formula="of:=[.DB22]" office:value-type="float" office:value="0.046136806124" calcext:value-type="float">
            <text:p>0.046136806124</text:p>
          </table:table-cell>
          <table:table-cell table:formula="of:=[.DC22]" office:value-type="float" office:value="0.046136806124" calcext:value-type="float">
            <text:p>0.046136806124</text:p>
          </table:table-cell>
          <table:table-cell table:formula="of:=[.DD22]" office:value-type="float" office:value="0.046136806124" calcext:value-type="float">
            <text:p>0.046136806124</text:p>
          </table:table-cell>
          <table:table-cell table:formula="of:=[.DE22]" office:value-type="float" office:value="0.046136806124" calcext:value-type="float">
            <text:p>0.046136806124</text:p>
          </table:table-cell>
          <table:table-cell table:formula="of:=[.DF22]" office:value-type="float" office:value="0.046136806124" calcext:value-type="float">
            <text:p>0.046136806124</text:p>
          </table:table-cell>
          <table:table-cell table:formula="of:=[.DG22]" office:value-type="float" office:value="0.046136806124" calcext:value-type="float">
            <text:p>0.046136806124</text:p>
          </table:table-cell>
          <table:table-cell table:formula="of:=[.DH22]" office:value-type="float" office:value="0.046136806124" calcext:value-type="float">
            <text:p>0.046136806124</text:p>
          </table:table-cell>
          <table:table-cell table:formula="of:=[.DI22]" office:value-type="float" office:value="0.046136806124" calcext:value-type="float">
            <text:p>0.046136806124</text:p>
          </table:table-cell>
          <table:table-cell table:formula="of:=[.DJ22]" office:value-type="float" office:value="0.046136806124" calcext:value-type="float">
            <text:p>0.046136806124</text:p>
          </table:table-cell>
          <table:table-cell table:formula="of:=[.DK22]" office:value-type="float" office:value="0.046136806124" calcext:value-type="float">
            <text:p>0.046136806124</text:p>
          </table:table-cell>
          <table:table-cell table:formula="of:=[.DL22]" office:value-type="float" office:value="0.046136806124" calcext:value-type="float">
            <text:p>0.046136806124</text:p>
          </table:table-cell>
          <table:table-cell table:formula="of:=[.DM22]" office:value-type="float" office:value="0.046136806124" calcext:value-type="float">
            <text:p>0.046136806124</text:p>
          </table:table-cell>
          <table:table-cell table:formula="of:=[.DN22]" office:value-type="float" office:value="0.046136806124" calcext:value-type="float">
            <text:p>0.046136806124</text:p>
          </table:table-cell>
          <table:table-cell table:formula="of:=[.DO22]" office:value-type="float" office:value="0.046136806124" calcext:value-type="float">
            <text:p>0.046136806124</text:p>
          </table:table-cell>
          <table:table-cell table:formula="of:=[.DP22]" office:value-type="float" office:value="0.046136806124" calcext:value-type="float">
            <text:p>0.046136806124</text:p>
          </table:table-cell>
          <table:table-cell table:formula="of:=[.DQ22]" office:value-type="float" office:value="0.046136806124" calcext:value-type="float">
            <text:p>0.046136806124</text:p>
          </table:table-cell>
          <table:table-cell table:formula="of:=[.DR22]" office:value-type="float" office:value="0.046136806124" calcext:value-type="float">
            <text:p>0.046136806124</text:p>
          </table:table-cell>
          <table:table-cell table:formula="of:=[.DS22]" office:value-type="float" office:value="0.046136806124" calcext:value-type="float">
            <text:p>0.046136806124</text:p>
          </table:table-cell>
          <table:table-cell table:formula="of:=[.DT22]" office:value-type="float" office:value="0.046136806124" calcext:value-type="float">
            <text:p>0.046136806124</text:p>
          </table:table-cell>
          <table:table-cell table:formula="of:=[.DU22]" office:value-type="float" office:value="0.046136806124" calcext:value-type="float">
            <text:p>0.046136806124</text:p>
          </table:table-cell>
          <table:table-cell table:formula="of:=[.DV22]" office:value-type="float" office:value="0.046136806124" calcext:value-type="float">
            <text:p>0.046136806124</text:p>
          </table:table-cell>
          <table:table-cell table:formula="of:=[.DW22]" office:value-type="float" office:value="0.046136806124" calcext:value-type="float">
            <text:p>0.046136806124</text:p>
          </table:table-cell>
          <table:table-cell table:formula="of:=[.DX22]" office:value-type="float" office:value="0.046136806124" calcext:value-type="float">
            <text:p>0.046136806124</text:p>
          </table:table-cell>
          <table:table-cell table:formula="of:=[.DY22]" office:value-type="float" office:value="0.046136806124" calcext:value-type="float">
            <text:p>0.046136806124</text:p>
          </table:table-cell>
          <table:table-cell table:formula="of:=[.DZ22]" office:value-type="float" office:value="0.046136806124" calcext:value-type="float">
            <text:p>0.046136806124</text:p>
          </table:table-cell>
          <table:table-cell table:formula="of:=[.EA22]" office:value-type="float" office:value="0.046136806124" calcext:value-type="float">
            <text:p>0.046136806124</text:p>
          </table:table-cell>
          <table:table-cell table:formula="of:=[.EB22]" office:value-type="float" office:value="0.046136806124" calcext:value-type="float">
            <text:p>0.046136806124</text:p>
          </table:table-cell>
          <table:table-cell table:formula="of:=[.EC22]" office:value-type="float" office:value="0.046136806124" calcext:value-type="float">
            <text:p>0.046136806124</text:p>
          </table:table-cell>
          <table:table-cell table:formula="of:=[.ED22]" office:value-type="float" office:value="0.046136806124" calcext:value-type="float">
            <text:p>0.046136806124</text:p>
          </table:table-cell>
          <table:table-cell table:formula="of:=[.EE22]" office:value-type="float" office:value="0.046136806124" calcext:value-type="float">
            <text:p>0.046136806124</text:p>
          </table:table-cell>
          <table:table-cell table:formula="of:=[.EF22]" office:value-type="float" office:value="0.046136806124" calcext:value-type="float">
            <text:p>0.046136806124</text:p>
          </table:table-cell>
          <table:table-cell table:formula="of:=[.EG22]" office:value-type="float" office:value="0.046136806124" calcext:value-type="float">
            <text:p>0.046136806124</text:p>
          </table:table-cell>
          <table:table-cell table:formula="of:=[.EH22]" office:value-type="float" office:value="0.046136806124" calcext:value-type="float">
            <text:p>0.046136806124</text:p>
          </table:table-cell>
          <table:table-cell table:formula="of:=[.EI22]" office:value-type="float" office:value="0.046136806124" calcext:value-type="float">
            <text:p>0.046136806124</text:p>
          </table:table-cell>
          <table:table-cell table:formula="of:=[.EJ22]" office:value-type="float" office:value="0.046136806124" calcext:value-type="float">
            <text:p>0.046136806124</text:p>
          </table:table-cell>
          <table:table-cell table:formula="of:=[.EK22]" office:value-type="float" office:value="0.046136806124" calcext:value-type="float">
            <text:p>0.046136806124</text:p>
          </table:table-cell>
          <table:table-cell table:formula="of:=[.EL22]" office:value-type="float" office:value="0.046136806124" calcext:value-type="float">
            <text:p>0.046136806124</text:p>
          </table:table-cell>
          <table:table-cell table:formula="of:=[.EM22]" office:value-type="float" office:value="0.046136806124" calcext:value-type="float">
            <text:p>0.046136806124</text:p>
          </table:table-cell>
          <table:table-cell table:formula="of:=[.EN22]" office:value-type="float" office:value="0.046136806124" calcext:value-type="float">
            <text:p>0.046136806124</text:p>
          </table:table-cell>
          <table:table-cell table:formula="of:=[.EO22]" office:value-type="float" office:value="0.046136806124" calcext:value-type="float">
            <text:p>0.046136806124</text:p>
          </table:table-cell>
          <table:table-cell table:formula="of:=[.EP22]" office:value-type="float" office:value="0.046136806124" calcext:value-type="float">
            <text:p>0.046136806124</text:p>
          </table:table-cell>
          <table:table-cell table:formula="of:=[.EQ22]" office:value-type="float" office:value="0.046136806124" calcext:value-type="float">
            <text:p>0.046136806124</text:p>
          </table:table-cell>
          <table:table-cell table:formula="of:=[.ER22]" office:value-type="float" office:value="0.046136806124" calcext:value-type="float">
            <text:p>0.046136806124</text:p>
          </table:table-cell>
          <table:table-cell table:formula="of:=[.ES22]" office:value-type="float" office:value="0.046136806124" calcext:value-type="float">
            <text:p>0.046136806124</text:p>
          </table:table-cell>
          <table:table-cell table:formula="of:=[.ET22]" office:value-type="float" office:value="0.046136806124" calcext:value-type="float">
            <text:p>0.0461368061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4800775" calcext:value-type="float">
            <text:p>0.1024800775</text:p>
          </table:table-cell>
          <table:table-cell office:value-type="float" office:value="0.0398266612" calcext:value-type="float">
            <text:p>0.0398266612</text:p>
          </table:table-cell>
          <table:table-cell office:value-type="float" office:value="0.0211150652" calcext:value-type="float">
            <text:p>0.02111506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04722507" calcext:value-type="float">
            <text:p>0.0204722507</text:p>
          </table:table-cell>
          <table:table-cell office:value-type="float" office:value="0.0427387325" calcext:value-type="float">
            <text:p>0.0427387325</text:p>
          </table:table-cell>
          <table:table-cell office:value-type="float" office:value="0.0899278004" calcext:value-type="float">
            <text:p>0.0899278004</text:p>
          </table:table-cell>
          <table:table-cell office:value-type="float" office:value="0.1646227396" calcext:value-type="float">
            <text:p>0.1646227396</text:p>
          </table:table-cell>
          <table:table-cell office:value-type="float" office:value="0.1242477146" calcext:value-type="float">
            <text:p>0.1242477146</text:p>
          </table:table-cell>
          <table:table-cell office:value-type="float" office:value="0.0838726897" calcext:value-type="float">
            <text:p>0.0838726897</text:p>
          </table:table-cell>
          <table:table-cell office:value-type="float" office:value="0.0092951827" calcext:value-type="float">
            <text:p>0.009295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8281203" calcext:value-type="float">
            <text:p>0.1938281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160272" calcext:value-type="float">
            <text:p>0.0545160272</text:p>
          </table:table-cell>
          <table:table-cell office:value-type="float" office:value="0" calcext:value-type="float">
            <text:p>0</text:p>
          </table:table-cell>
          <table:table-cell office:value-type="float" office:value="0.1075171666" calcext:value-type="float">
            <text:p>0.1075171666</text:p>
          </table:table-cell>
          <table:table-cell office:value-type="float" office:value="0.0490918437" calcext:value-type="float">
            <text:p>0.0490918437</text:p>
          </table:table-cell>
          <table:table-cell office:value-type="float" office:value="0" calcext:value-type="float">
            <text:p>0</text:p>
          </table:table-cell>
          <table:table-cell office:value-type="float" office:value="0.0731086811" calcext:value-type="float">
            <text:p>0.0731086811</text:p>
          </table:table-cell>
          <table:table-cell office:value-type="float" office:value="0.0908984077" calcext:value-type="float">
            <text:p>0.090898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5140382" calcext:value-type="float">
            <text:p>0.0755140382</text:p>
          </table:table-cell>
          <table:table-cell office:value-type="float" office:value="0.0708135259" calcext:value-type="float">
            <text:p>0.0708135259</text:p>
          </table:table-cell>
          <table:table-cell office:value-type="float" office:value="0.1389307401" calcext:value-type="float">
            <text:p>0.1389307401</text:p>
          </table:table-cell>
          <table:table-cell office:value-type="float" office:value="0.0166543847" calcext:value-type="float">
            <text:p>0.0166543847</text:p>
          </table:table-cell>
          <table:table-cell office:value-type="float" office:value="0.0090606721" calcext:value-type="float">
            <text:p>0.0090606721</text:p>
          </table:table-cell>
          <table:table-cell office:value-type="float" office:value="0.0158036315" calcext:value-type="float">
            <text:p>0.0158036315</text:p>
          </table:table-cell>
          <table:table-cell office:value-type="float" office:value="0.0028813831" calcext:value-type="float">
            <text:p>0.0028813831</text:p>
          </table:table-cell>
          <table:table-cell office:value-type="float" office:value="0.0438662763" calcext:value-type="float">
            <text:p>0.0438662763</text:p>
          </table:table-cell>
          <table:table-cell office:value-type="float" office:value="0.1476855253" calcext:value-type="float">
            <text:p>0.1476855253</text:p>
          </table:table-cell>
          <table:table-cell office:value-type="float" office:value="0" calcext:value-type="float">
            <text:p>0</text:p>
          </table:table-cell>
          <table:table-cell office:value-type="float" office:value="0.037106052" calcext:value-type="float">
            <text:p>0.037106052</text:p>
          </table:table-cell>
          <table:table-cell office:value-type="float" office:value="0.0063516112" calcext:value-type="float">
            <text:p>0.0063516112</text:p>
          </table:table-cell>
          <table:table-cell office:value-type="float" office:value="0.0562529795" calcext:value-type="float">
            <text:p>0.0562529795</text:p>
          </table:table-cell>
          <table:table-cell office:value-type="float" office:value="0.0839371364" calcext:value-type="float">
            <text:p>0.0839371364</text:p>
          </table:table-cell>
          <table:table-cell office:value-type="float" office:value="0.0115105645" calcext:value-type="float">
            <text:p>0.0115105645</text:p>
          </table:table-cell>
          <table:table-cell office:value-type="float" office:value="0.022956577" calcext:value-type="float">
            <text:p>0.022956577</text:p>
          </table:table-cell>
          <table:table-cell office:value-type="float" office:value="0.0344025895" calcext:value-type="float">
            <text:p>0.0344025895</text:p>
          </table:table-cell>
          <table:table-cell office:value-type="float" office:value="0.045848602" calcext:value-type="float">
            <text:p>0.045848602</text:p>
          </table:table-cell>
          <table:table-cell office:value-type="float" office:value="0.0572946145" calcext:value-type="float">
            <text:p>0.0572946145</text:p>
          </table:table-cell>
          <table:table-cell office:value-type="float" office:value="0.0567258196" calcext:value-type="float">
            <text:p>0.0567258196</text:p>
          </table:table-cell>
          <table:table-cell office:value-type="float" office:value="0.0512150592" calcext:value-type="float">
            <text:p>0.0512150592</text:p>
          </table:table-cell>
          <table:table-cell office:value-type="float" office:value="0.1100204815" calcext:value-type="float">
            <text:p>0.1100204815</text:p>
          </table:table-cell>
          <table:table-cell office:value-type="float" office:value="0" calcext:value-type="float">
            <text:p>0</text:p>
          </table:table-cell>
          <table:table-cell office:value-type="float" office:value="0.0067095768" calcext:value-type="float">
            <text:p>0.0067095768</text:p>
          </table:table-cell>
          <table:table-cell office:value-type="float" office:value="0.013552759" calcext:value-type="float">
            <text:p>0.013552759</text:p>
          </table:table-cell>
          <table:table-cell office:value-type="float" office:value="0.0168965135" calcext:value-type="float">
            <text:p>0.0168965135</text:p>
          </table:table-cell>
          <table:table-cell office:value-type="float" office:value="0.0114584713" calcext:value-type="float">
            <text:p>0.0114584713</text:p>
          </table:table-cell>
          <table:table-cell office:value-type="float" office:value="0.050111957" calcext:value-type="float">
            <text:p>0.050111957</text:p>
          </table:table-cell>
          <table:table-cell office:value-type="float" office:value="0" calcext:value-type="float">
            <text:p>0</text:p>
          </table:table-cell>
          <table:table-cell office:value-type="float" office:value="0.0514809803" calcext:value-type="float">
            <text:p>0.0514809803</text:p>
          </table:table-cell>
          <table:table-cell office:value-type="float" office:value="0" calcext:value-type="float">
            <text:p>0</text:p>
          </table:table-cell>
          <table:table-cell office:value-type="float" office:value="0.15831507" calcext:value-type="float">
            <text:p>0.15831507</text:p>
          </table:table-cell>
          <table:table-cell office:value-type="float" office:value="0.1194136941" calcext:value-type="float">
            <text:p>0.1194136941</text:p>
          </table:table-cell>
          <table:table-cell table:style-name="Default" office:value-type="float" office:value="0.0065170167" calcext:value-type="float">
            <text:p>0.0065170167</text:p>
          </table:table-cell>
          <table:table-cell table:formula="of:=AVERAGE([.AR23:.BP23])" office:value-type="float" office:value="0.040323125024" calcext:value-type="float">
            <text:p>0.040323125024</text:p>
          </table:table-cell>
          <table:table-cell table:formula="of:=[.BQ23]" office:value-type="float" office:value="0.040323125024" calcext:value-type="float">
            <text:p>0.040323125024</text:p>
          </table:table-cell>
          <table:table-cell table:formula="of:=[.BR23]" office:value-type="float" office:value="0.040323125024" calcext:value-type="float">
            <text:p>0.040323125024</text:p>
          </table:table-cell>
          <table:table-cell table:formula="of:=[.BS23]" office:value-type="float" office:value="0.040323125024" calcext:value-type="float">
            <text:p>0.040323125024</text:p>
          </table:table-cell>
          <table:table-cell table:formula="of:=[.BT23]" office:value-type="float" office:value="0.040323125024" calcext:value-type="float">
            <text:p>0.040323125024</text:p>
          </table:table-cell>
          <table:table-cell table:formula="of:=[.BU23]" office:value-type="float" office:value="0.040323125024" calcext:value-type="float">
            <text:p>0.040323125024</text:p>
          </table:table-cell>
          <table:table-cell table:formula="of:=[.BV23]" office:value-type="float" office:value="0.040323125024" calcext:value-type="float">
            <text:p>0.040323125024</text:p>
          </table:table-cell>
          <table:table-cell table:formula="of:=[.BW23]" office:value-type="float" office:value="0.040323125024" calcext:value-type="float">
            <text:p>0.040323125024</text:p>
          </table:table-cell>
          <table:table-cell table:formula="of:=[.BX23]" office:value-type="float" office:value="0.040323125024" calcext:value-type="float">
            <text:p>0.040323125024</text:p>
          </table:table-cell>
          <table:table-cell table:formula="of:=[.BY23]" office:value-type="float" office:value="0.040323125024" calcext:value-type="float">
            <text:p>0.040323125024</text:p>
          </table:table-cell>
          <table:table-cell table:formula="of:=[.BZ23]" office:value-type="float" office:value="0.040323125024" calcext:value-type="float">
            <text:p>0.040323125024</text:p>
          </table:table-cell>
          <table:table-cell table:formula="of:=[.CA23]" office:value-type="float" office:value="0.040323125024" calcext:value-type="float">
            <text:p>0.040323125024</text:p>
          </table:table-cell>
          <table:table-cell table:formula="of:=[.CB23]" office:value-type="float" office:value="0.040323125024" calcext:value-type="float">
            <text:p>0.040323125024</text:p>
          </table:table-cell>
          <table:table-cell table:formula="of:=[.CC23]" office:value-type="float" office:value="0.040323125024" calcext:value-type="float">
            <text:p>0.040323125024</text:p>
          </table:table-cell>
          <table:table-cell table:formula="of:=[.CD23]" office:value-type="float" office:value="0.040323125024" calcext:value-type="float">
            <text:p>0.040323125024</text:p>
          </table:table-cell>
          <table:table-cell table:formula="of:=[.CE23]" office:value-type="float" office:value="0.040323125024" calcext:value-type="float">
            <text:p>0.040323125024</text:p>
          </table:table-cell>
          <table:table-cell table:formula="of:=[.CF23]" office:value-type="float" office:value="0.040323125024" calcext:value-type="float">
            <text:p>0.040323125024</text:p>
          </table:table-cell>
          <table:table-cell table:formula="of:=[.CG23]" office:value-type="float" office:value="0.040323125024" calcext:value-type="float">
            <text:p>0.040323125024</text:p>
          </table:table-cell>
          <table:table-cell table:formula="of:=[.CH23]" office:value-type="float" office:value="0.040323125024" calcext:value-type="float">
            <text:p>0.040323125024</text:p>
          </table:table-cell>
          <table:table-cell table:formula="of:=[.CI23]" office:value-type="float" office:value="0.040323125024" calcext:value-type="float">
            <text:p>0.040323125024</text:p>
          </table:table-cell>
          <table:table-cell table:formula="of:=[.CJ23]" office:value-type="float" office:value="0.040323125024" calcext:value-type="float">
            <text:p>0.040323125024</text:p>
          </table:table-cell>
          <table:table-cell table:formula="of:=[.CK23]" office:value-type="float" office:value="0.040323125024" calcext:value-type="float">
            <text:p>0.040323125024</text:p>
          </table:table-cell>
          <table:table-cell table:formula="of:=[.CL23]" office:value-type="float" office:value="0.040323125024" calcext:value-type="float">
            <text:p>0.040323125024</text:p>
          </table:table-cell>
          <table:table-cell table:formula="of:=[.CM23]" office:value-type="float" office:value="0.040323125024" calcext:value-type="float">
            <text:p>0.040323125024</text:p>
          </table:table-cell>
          <table:table-cell table:formula="of:=[.CN23]" office:value-type="float" office:value="0.040323125024" calcext:value-type="float">
            <text:p>0.040323125024</text:p>
          </table:table-cell>
          <table:table-cell table:formula="of:=[.CO23]" office:value-type="float" office:value="0.040323125024" calcext:value-type="float">
            <text:p>0.040323125024</text:p>
          </table:table-cell>
          <table:table-cell table:formula="of:=[.CP23]" office:value-type="float" office:value="0.040323125024" calcext:value-type="float">
            <text:p>0.040323125024</text:p>
          </table:table-cell>
          <table:table-cell table:formula="of:=[.CQ23]" office:value-type="float" office:value="0.040323125024" calcext:value-type="float">
            <text:p>0.040323125024</text:p>
          </table:table-cell>
          <table:table-cell table:formula="of:=[.CR23]" office:value-type="float" office:value="0.040323125024" calcext:value-type="float">
            <text:p>0.040323125024</text:p>
          </table:table-cell>
          <table:table-cell table:formula="of:=[.CS23]" office:value-type="float" office:value="0.040323125024" calcext:value-type="float">
            <text:p>0.040323125024</text:p>
          </table:table-cell>
          <table:table-cell table:formula="of:=[.CT23]" office:value-type="float" office:value="0.040323125024" calcext:value-type="float">
            <text:p>0.040323125024</text:p>
          </table:table-cell>
          <table:table-cell table:formula="of:=[.CU23]" office:value-type="float" office:value="0.040323125024" calcext:value-type="float">
            <text:p>0.040323125024</text:p>
          </table:table-cell>
          <table:table-cell table:formula="of:=[.CV23]" office:value-type="float" office:value="0.040323125024" calcext:value-type="float">
            <text:p>0.040323125024</text:p>
          </table:table-cell>
          <table:table-cell table:formula="of:=[.CW23]" office:value-type="float" office:value="0.040323125024" calcext:value-type="float">
            <text:p>0.040323125024</text:p>
          </table:table-cell>
          <table:table-cell table:formula="of:=[.CX23]" office:value-type="float" office:value="0.040323125024" calcext:value-type="float">
            <text:p>0.040323125024</text:p>
          </table:table-cell>
          <table:table-cell table:formula="of:=[.CY23]" office:value-type="float" office:value="0.040323125024" calcext:value-type="float">
            <text:p>0.040323125024</text:p>
          </table:table-cell>
          <table:table-cell table:formula="of:=[.CZ23]" office:value-type="float" office:value="0.040323125024" calcext:value-type="float">
            <text:p>0.040323125024</text:p>
          </table:table-cell>
          <table:table-cell table:formula="of:=[.DA23]" office:value-type="float" office:value="0.040323125024" calcext:value-type="float">
            <text:p>0.040323125024</text:p>
          </table:table-cell>
          <table:table-cell table:formula="of:=[.DB23]" office:value-type="float" office:value="0.040323125024" calcext:value-type="float">
            <text:p>0.040323125024</text:p>
          </table:table-cell>
          <table:table-cell table:formula="of:=[.DC23]" office:value-type="float" office:value="0.040323125024" calcext:value-type="float">
            <text:p>0.040323125024</text:p>
          </table:table-cell>
          <table:table-cell table:formula="of:=[.DD23]" office:value-type="float" office:value="0.040323125024" calcext:value-type="float">
            <text:p>0.040323125024</text:p>
          </table:table-cell>
          <table:table-cell table:formula="of:=[.DE23]" office:value-type="float" office:value="0.040323125024" calcext:value-type="float">
            <text:p>0.040323125024</text:p>
          </table:table-cell>
          <table:table-cell table:formula="of:=[.DF23]" office:value-type="float" office:value="0.040323125024" calcext:value-type="float">
            <text:p>0.040323125024</text:p>
          </table:table-cell>
          <table:table-cell table:formula="of:=[.DG23]" office:value-type="float" office:value="0.040323125024" calcext:value-type="float">
            <text:p>0.040323125024</text:p>
          </table:table-cell>
          <table:table-cell table:formula="of:=[.DH23]" office:value-type="float" office:value="0.040323125024" calcext:value-type="float">
            <text:p>0.040323125024</text:p>
          </table:table-cell>
          <table:table-cell table:formula="of:=[.DI23]" office:value-type="float" office:value="0.040323125024" calcext:value-type="float">
            <text:p>0.040323125024</text:p>
          </table:table-cell>
          <table:table-cell table:formula="of:=[.DJ23]" office:value-type="float" office:value="0.040323125024" calcext:value-type="float">
            <text:p>0.040323125024</text:p>
          </table:table-cell>
          <table:table-cell table:formula="of:=[.DK23]" office:value-type="float" office:value="0.040323125024" calcext:value-type="float">
            <text:p>0.040323125024</text:p>
          </table:table-cell>
          <table:table-cell table:formula="of:=[.DL23]" office:value-type="float" office:value="0.040323125024" calcext:value-type="float">
            <text:p>0.040323125024</text:p>
          </table:table-cell>
          <table:table-cell table:formula="of:=[.DM23]" office:value-type="float" office:value="0.040323125024" calcext:value-type="float">
            <text:p>0.040323125024</text:p>
          </table:table-cell>
          <table:table-cell table:formula="of:=[.DN23]" office:value-type="float" office:value="0.040323125024" calcext:value-type="float">
            <text:p>0.040323125024</text:p>
          </table:table-cell>
          <table:table-cell table:formula="of:=[.DO23]" office:value-type="float" office:value="0.040323125024" calcext:value-type="float">
            <text:p>0.040323125024</text:p>
          </table:table-cell>
          <table:table-cell table:formula="of:=[.DP23]" office:value-type="float" office:value="0.040323125024" calcext:value-type="float">
            <text:p>0.040323125024</text:p>
          </table:table-cell>
          <table:table-cell table:formula="of:=[.DQ23]" office:value-type="float" office:value="0.040323125024" calcext:value-type="float">
            <text:p>0.040323125024</text:p>
          </table:table-cell>
          <table:table-cell table:formula="of:=[.DR23]" office:value-type="float" office:value="0.040323125024" calcext:value-type="float">
            <text:p>0.040323125024</text:p>
          </table:table-cell>
          <table:table-cell table:formula="of:=[.DS23]" office:value-type="float" office:value="0.040323125024" calcext:value-type="float">
            <text:p>0.040323125024</text:p>
          </table:table-cell>
          <table:table-cell table:formula="of:=[.DT23]" office:value-type="float" office:value="0.040323125024" calcext:value-type="float">
            <text:p>0.040323125024</text:p>
          </table:table-cell>
          <table:table-cell table:formula="of:=[.DU23]" office:value-type="float" office:value="0.040323125024" calcext:value-type="float">
            <text:p>0.040323125024</text:p>
          </table:table-cell>
          <table:table-cell table:formula="of:=[.DV23]" office:value-type="float" office:value="0.040323125024" calcext:value-type="float">
            <text:p>0.040323125024</text:p>
          </table:table-cell>
          <table:table-cell table:formula="of:=[.DW23]" office:value-type="float" office:value="0.040323125024" calcext:value-type="float">
            <text:p>0.040323125024</text:p>
          </table:table-cell>
          <table:table-cell table:formula="of:=[.DX23]" office:value-type="float" office:value="0.040323125024" calcext:value-type="float">
            <text:p>0.040323125024</text:p>
          </table:table-cell>
          <table:table-cell table:formula="of:=[.DY23]" office:value-type="float" office:value="0.040323125024" calcext:value-type="float">
            <text:p>0.040323125024</text:p>
          </table:table-cell>
          <table:table-cell table:formula="of:=[.DZ23]" office:value-type="float" office:value="0.040323125024" calcext:value-type="float">
            <text:p>0.040323125024</text:p>
          </table:table-cell>
          <table:table-cell table:formula="of:=[.EA23]" office:value-type="float" office:value="0.040323125024" calcext:value-type="float">
            <text:p>0.040323125024</text:p>
          </table:table-cell>
          <table:table-cell table:formula="of:=[.EB23]" office:value-type="float" office:value="0.040323125024" calcext:value-type="float">
            <text:p>0.040323125024</text:p>
          </table:table-cell>
          <table:table-cell table:formula="of:=[.EC23]" office:value-type="float" office:value="0.040323125024" calcext:value-type="float">
            <text:p>0.040323125024</text:p>
          </table:table-cell>
          <table:table-cell table:formula="of:=[.ED23]" office:value-type="float" office:value="0.040323125024" calcext:value-type="float">
            <text:p>0.040323125024</text:p>
          </table:table-cell>
          <table:table-cell table:formula="of:=[.EE23]" office:value-type="float" office:value="0.040323125024" calcext:value-type="float">
            <text:p>0.040323125024</text:p>
          </table:table-cell>
          <table:table-cell table:formula="of:=[.EF23]" office:value-type="float" office:value="0.040323125024" calcext:value-type="float">
            <text:p>0.040323125024</text:p>
          </table:table-cell>
          <table:table-cell table:formula="of:=[.EG23]" office:value-type="float" office:value="0.040323125024" calcext:value-type="float">
            <text:p>0.040323125024</text:p>
          </table:table-cell>
          <table:table-cell table:formula="of:=[.EH23]" office:value-type="float" office:value="0.040323125024" calcext:value-type="float">
            <text:p>0.040323125024</text:p>
          </table:table-cell>
          <table:table-cell table:formula="of:=[.EI23]" office:value-type="float" office:value="0.040323125024" calcext:value-type="float">
            <text:p>0.040323125024</text:p>
          </table:table-cell>
          <table:table-cell table:formula="of:=[.EJ23]" office:value-type="float" office:value="0.040323125024" calcext:value-type="float">
            <text:p>0.040323125024</text:p>
          </table:table-cell>
          <table:table-cell table:formula="of:=[.EK23]" office:value-type="float" office:value="0.040323125024" calcext:value-type="float">
            <text:p>0.040323125024</text:p>
          </table:table-cell>
          <table:table-cell table:formula="of:=[.EL23]" office:value-type="float" office:value="0.040323125024" calcext:value-type="float">
            <text:p>0.040323125024</text:p>
          </table:table-cell>
          <table:table-cell table:formula="of:=[.EM23]" office:value-type="float" office:value="0.040323125024" calcext:value-type="float">
            <text:p>0.040323125024</text:p>
          </table:table-cell>
          <table:table-cell table:formula="of:=[.EN23]" office:value-type="float" office:value="0.040323125024" calcext:value-type="float">
            <text:p>0.040323125024</text:p>
          </table:table-cell>
          <table:table-cell table:formula="of:=[.EO23]" office:value-type="float" office:value="0.040323125024" calcext:value-type="float">
            <text:p>0.040323125024</text:p>
          </table:table-cell>
          <table:table-cell table:formula="of:=[.EP23]" office:value-type="float" office:value="0.040323125024" calcext:value-type="float">
            <text:p>0.040323125024</text:p>
          </table:table-cell>
          <table:table-cell table:formula="of:=[.EQ23]" office:value-type="float" office:value="0.040323125024" calcext:value-type="float">
            <text:p>0.040323125024</text:p>
          </table:table-cell>
          <table:table-cell table:formula="of:=[.ER23]" office:value-type="float" office:value="0.040323125024" calcext:value-type="float">
            <text:p>0.040323125024</text:p>
          </table:table-cell>
          <table:table-cell table:formula="of:=[.ES23]" office:value-type="float" office:value="0.040323125024" calcext:value-type="float">
            <text:p>0.040323125024</text:p>
          </table:table-cell>
          <table:table-cell table:formula="of:=[.ET23]" office:value-type="float" office:value="0.040323125024" calcext:value-type="float">
            <text:p>0.0403231250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76684636" calcext:value-type="float">
            <text:p>0.3376684636</text:p>
          </table:table-cell>
          <table:table-cell office:value-type="float" office:value="0.1001325841" calcext:value-type="float">
            <text:p>0.1001325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17450118" calcext:value-type="float">
            <text:p>0.121745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1889764" calcext:value-type="float">
            <text:p>0.0881889764</text:p>
          </table:table-cell>
          <table:table-cell office:value-type="float" office:value="0.0443037975" calcext:value-type="float">
            <text:p>0.0443037975</text:p>
          </table:table-cell>
          <table:table-cell office:value-type="float" office:value="0" calcext:value-type="float">
            <text:p>0</text:p>
          </table:table-cell>
          <table:table-cell office:value-type="float" office:value="0.6744186047" calcext:value-type="float">
            <text:p>0.67441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858316" calcext:value-type="float">
            <text:p>0.0311858316</text:p>
          </table:table-cell>
          <table:table-cell office:value-type="float" office:value="0.026835889" calcext:value-type="float">
            <text:p>0.026835889</text:p>
          </table:table-cell>
          <table:table-cell office:value-type="float" office:value="0.0224859463" calcext:value-type="float">
            <text:p>0.0224859463</text:p>
          </table:table-cell>
          <table:table-cell office:value-type="float" office:value="0.2317525773" calcext:value-type="float">
            <text:p>0.2317525773</text:p>
          </table:table-cell>
          <table:table-cell office:value-type="float" office:value="0.0668195218" calcext:value-type="float">
            <text:p>0.0668195218</text:p>
          </table:table-cell>
          <table:table-cell office:value-type="float" office:value="0.2634493671" calcext:value-type="float">
            <text:p>0.2634493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122905" calcext:value-type="float">
            <text:p>0.182122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10652401" calcext:value-type="float">
            <text:p>0.1610652401</text:p>
          </table:table-cell>
          <table:table-cell office:value-type="float" office:value="0.0106590407" calcext:value-type="float">
            <text:p>0.0106590407</text:p>
          </table:table-cell>
          <table:table-cell office:value-type="float" office:value="0.0209811786" calcext:value-type="float">
            <text:p>0.0209811786</text:p>
          </table:table-cell>
          <table:table-cell office:value-type="float" office:value="0.1006625892" calcext:value-type="float">
            <text:p>0.10066258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98769956" calcext:value-type="float">
            <text:p>0.069876995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449808557" calcext:value-type="float">
            <text:p>0.4449808557</text:p>
          </table:table-cell>
          <table:table-cell office:value-type="float" office:value="0" calcext:value-type="float">
            <text:p>0</text:p>
          </table:table-cell>
          <table:table-cell office:value-type="float" office:value="0.0229118934" calcext:value-type="float">
            <text:p>0.0229118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83610047" calcext:value-type="float">
            <text:p>0.1483610047</text:p>
          </table:table-cell>
          <table:table-cell office:value-type="float" office:value="0" calcext:value-type="float">
            <text:p>0</text:p>
          </table:table-cell>
          <table:table-cell office:value-type="float" office:value="0.0264935065" calcext:value-type="float">
            <text:p>0.026493506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AVERAGE([.AR24:.BP24])" office:value-type="float" office:value="0.025709890412" calcext:value-type="float">
            <text:p>0.025709890412</text:p>
          </table:table-cell>
          <table:table-cell table:formula="of:=[.BQ24]" office:value-type="float" office:value="0.025709890412" calcext:value-type="float">
            <text:p>0.025709890412</text:p>
          </table:table-cell>
          <table:table-cell table:formula="of:=[.BR24]" office:value-type="float" office:value="0.025709890412" calcext:value-type="float">
            <text:p>0.025709890412</text:p>
          </table:table-cell>
          <table:table-cell table:formula="of:=[.BS24]" office:value-type="float" office:value="0.025709890412" calcext:value-type="float">
            <text:p>0.025709890412</text:p>
          </table:table-cell>
          <table:table-cell table:formula="of:=[.BT24]" office:value-type="float" office:value="0.025709890412" calcext:value-type="float">
            <text:p>0.025709890412</text:p>
          </table:table-cell>
          <table:table-cell table:formula="of:=[.BU24]" office:value-type="float" office:value="0.025709890412" calcext:value-type="float">
            <text:p>0.025709890412</text:p>
          </table:table-cell>
          <table:table-cell table:formula="of:=[.BV24]" office:value-type="float" office:value="0.025709890412" calcext:value-type="float">
            <text:p>0.025709890412</text:p>
          </table:table-cell>
          <table:table-cell table:formula="of:=[.BW24]" office:value-type="float" office:value="0.025709890412" calcext:value-type="float">
            <text:p>0.025709890412</text:p>
          </table:table-cell>
          <table:table-cell table:formula="of:=[.BX24]" office:value-type="float" office:value="0.025709890412" calcext:value-type="float">
            <text:p>0.025709890412</text:p>
          </table:table-cell>
          <table:table-cell table:formula="of:=[.BY24]" office:value-type="float" office:value="0.025709890412" calcext:value-type="float">
            <text:p>0.025709890412</text:p>
          </table:table-cell>
          <table:table-cell table:formula="of:=[.BZ24]" office:value-type="float" office:value="0.025709890412" calcext:value-type="float">
            <text:p>0.025709890412</text:p>
          </table:table-cell>
          <table:table-cell table:formula="of:=[.CA24]" office:value-type="float" office:value="0.025709890412" calcext:value-type="float">
            <text:p>0.025709890412</text:p>
          </table:table-cell>
          <table:table-cell table:formula="of:=[.CB24]" office:value-type="float" office:value="0.025709890412" calcext:value-type="float">
            <text:p>0.025709890412</text:p>
          </table:table-cell>
          <table:table-cell table:formula="of:=[.CC24]" office:value-type="float" office:value="0.025709890412" calcext:value-type="float">
            <text:p>0.025709890412</text:p>
          </table:table-cell>
          <table:table-cell table:formula="of:=[.CD24]" office:value-type="float" office:value="0.025709890412" calcext:value-type="float">
            <text:p>0.025709890412</text:p>
          </table:table-cell>
          <table:table-cell table:formula="of:=[.CE24]" office:value-type="float" office:value="0.025709890412" calcext:value-type="float">
            <text:p>0.025709890412</text:p>
          </table:table-cell>
          <table:table-cell table:formula="of:=[.CF24]" office:value-type="float" office:value="0.025709890412" calcext:value-type="float">
            <text:p>0.025709890412</text:p>
          </table:table-cell>
          <table:table-cell table:formula="of:=[.CG24]" office:value-type="float" office:value="0.025709890412" calcext:value-type="float">
            <text:p>0.025709890412</text:p>
          </table:table-cell>
          <table:table-cell table:formula="of:=[.CH24]" office:value-type="float" office:value="0.025709890412" calcext:value-type="float">
            <text:p>0.025709890412</text:p>
          </table:table-cell>
          <table:table-cell table:formula="of:=[.CI24]" office:value-type="float" office:value="0.025709890412" calcext:value-type="float">
            <text:p>0.025709890412</text:p>
          </table:table-cell>
          <table:table-cell table:formula="of:=[.CJ24]" office:value-type="float" office:value="0.025709890412" calcext:value-type="float">
            <text:p>0.025709890412</text:p>
          </table:table-cell>
          <table:table-cell table:formula="of:=[.CK24]" office:value-type="float" office:value="0.025709890412" calcext:value-type="float">
            <text:p>0.025709890412</text:p>
          </table:table-cell>
          <table:table-cell table:formula="of:=[.CL24]" office:value-type="float" office:value="0.025709890412" calcext:value-type="float">
            <text:p>0.025709890412</text:p>
          </table:table-cell>
          <table:table-cell table:formula="of:=[.CM24]" office:value-type="float" office:value="0.025709890412" calcext:value-type="float">
            <text:p>0.025709890412</text:p>
          </table:table-cell>
          <table:table-cell table:formula="of:=[.CN24]" office:value-type="float" office:value="0.025709890412" calcext:value-type="float">
            <text:p>0.025709890412</text:p>
          </table:table-cell>
          <table:table-cell table:formula="of:=[.CO24]" office:value-type="float" office:value="0.025709890412" calcext:value-type="float">
            <text:p>0.025709890412</text:p>
          </table:table-cell>
          <table:table-cell table:formula="of:=[.CP24]" office:value-type="float" office:value="0.025709890412" calcext:value-type="float">
            <text:p>0.025709890412</text:p>
          </table:table-cell>
          <table:table-cell table:formula="of:=[.CQ24]" office:value-type="float" office:value="0.025709890412" calcext:value-type="float">
            <text:p>0.025709890412</text:p>
          </table:table-cell>
          <table:table-cell table:formula="of:=[.CR24]" office:value-type="float" office:value="0.025709890412" calcext:value-type="float">
            <text:p>0.025709890412</text:p>
          </table:table-cell>
          <table:table-cell table:formula="of:=[.CS24]" office:value-type="float" office:value="0.025709890412" calcext:value-type="float">
            <text:p>0.025709890412</text:p>
          </table:table-cell>
          <table:table-cell table:formula="of:=[.CT24]" office:value-type="float" office:value="0.025709890412" calcext:value-type="float">
            <text:p>0.025709890412</text:p>
          </table:table-cell>
          <table:table-cell table:formula="of:=[.CU24]" office:value-type="float" office:value="0.025709890412" calcext:value-type="float">
            <text:p>0.025709890412</text:p>
          </table:table-cell>
          <table:table-cell table:formula="of:=[.CV24]" office:value-type="float" office:value="0.025709890412" calcext:value-type="float">
            <text:p>0.025709890412</text:p>
          </table:table-cell>
          <table:table-cell table:formula="of:=[.CW24]" office:value-type="float" office:value="0.025709890412" calcext:value-type="float">
            <text:p>0.025709890412</text:p>
          </table:table-cell>
          <table:table-cell table:formula="of:=[.CX24]" office:value-type="float" office:value="0.025709890412" calcext:value-type="float">
            <text:p>0.025709890412</text:p>
          </table:table-cell>
          <table:table-cell table:formula="of:=[.CY24]" office:value-type="float" office:value="0.025709890412" calcext:value-type="float">
            <text:p>0.025709890412</text:p>
          </table:table-cell>
          <table:table-cell table:formula="of:=[.CZ24]" office:value-type="float" office:value="0.025709890412" calcext:value-type="float">
            <text:p>0.025709890412</text:p>
          </table:table-cell>
          <table:table-cell table:formula="of:=[.DA24]" office:value-type="float" office:value="0.025709890412" calcext:value-type="float">
            <text:p>0.025709890412</text:p>
          </table:table-cell>
          <table:table-cell table:formula="of:=[.DB24]" office:value-type="float" office:value="0.025709890412" calcext:value-type="float">
            <text:p>0.025709890412</text:p>
          </table:table-cell>
          <table:table-cell table:formula="of:=[.DC24]" office:value-type="float" office:value="0.025709890412" calcext:value-type="float">
            <text:p>0.025709890412</text:p>
          </table:table-cell>
          <table:table-cell table:formula="of:=[.DD24]" office:value-type="float" office:value="0.025709890412" calcext:value-type="float">
            <text:p>0.025709890412</text:p>
          </table:table-cell>
          <table:table-cell table:formula="of:=[.DE24]" office:value-type="float" office:value="0.025709890412" calcext:value-type="float">
            <text:p>0.025709890412</text:p>
          </table:table-cell>
          <table:table-cell table:formula="of:=[.DF24]" office:value-type="float" office:value="0.025709890412" calcext:value-type="float">
            <text:p>0.025709890412</text:p>
          </table:table-cell>
          <table:table-cell table:formula="of:=[.DG24]" office:value-type="float" office:value="0.025709890412" calcext:value-type="float">
            <text:p>0.025709890412</text:p>
          </table:table-cell>
          <table:table-cell table:formula="of:=[.DH24]" office:value-type="float" office:value="0.025709890412" calcext:value-type="float">
            <text:p>0.025709890412</text:p>
          </table:table-cell>
          <table:table-cell table:formula="of:=[.DI24]" office:value-type="float" office:value="0.025709890412" calcext:value-type="float">
            <text:p>0.025709890412</text:p>
          </table:table-cell>
          <table:table-cell table:formula="of:=[.DJ24]" office:value-type="float" office:value="0.025709890412" calcext:value-type="float">
            <text:p>0.025709890412</text:p>
          </table:table-cell>
          <table:table-cell table:formula="of:=[.DK24]" office:value-type="float" office:value="0.025709890412" calcext:value-type="float">
            <text:p>0.025709890412</text:p>
          </table:table-cell>
          <table:table-cell table:formula="of:=[.DL24]" office:value-type="float" office:value="0.025709890412" calcext:value-type="float">
            <text:p>0.025709890412</text:p>
          </table:table-cell>
          <table:table-cell table:formula="of:=[.DM24]" office:value-type="float" office:value="0.025709890412" calcext:value-type="float">
            <text:p>0.025709890412</text:p>
          </table:table-cell>
          <table:table-cell table:formula="of:=[.DN24]" office:value-type="float" office:value="0.025709890412" calcext:value-type="float">
            <text:p>0.025709890412</text:p>
          </table:table-cell>
          <table:table-cell table:formula="of:=[.DO24]" office:value-type="float" office:value="0.025709890412" calcext:value-type="float">
            <text:p>0.025709890412</text:p>
          </table:table-cell>
          <table:table-cell table:formula="of:=[.DP24]" office:value-type="float" office:value="0.025709890412" calcext:value-type="float">
            <text:p>0.025709890412</text:p>
          </table:table-cell>
          <table:table-cell table:formula="of:=[.DQ24]" office:value-type="float" office:value="0.025709890412" calcext:value-type="float">
            <text:p>0.025709890412</text:p>
          </table:table-cell>
          <table:table-cell table:formula="of:=[.DR24]" office:value-type="float" office:value="0.025709890412" calcext:value-type="float">
            <text:p>0.025709890412</text:p>
          </table:table-cell>
          <table:table-cell table:formula="of:=[.DS24]" office:value-type="float" office:value="0.025709890412" calcext:value-type="float">
            <text:p>0.025709890412</text:p>
          </table:table-cell>
          <table:table-cell table:formula="of:=[.DT24]" office:value-type="float" office:value="0.025709890412" calcext:value-type="float">
            <text:p>0.025709890412</text:p>
          </table:table-cell>
          <table:table-cell table:formula="of:=[.DU24]" office:value-type="float" office:value="0.025709890412" calcext:value-type="float">
            <text:p>0.025709890412</text:p>
          </table:table-cell>
          <table:table-cell table:formula="of:=[.DV24]" office:value-type="float" office:value="0.025709890412" calcext:value-type="float">
            <text:p>0.025709890412</text:p>
          </table:table-cell>
          <table:table-cell table:formula="of:=[.DW24]" office:value-type="float" office:value="0.025709890412" calcext:value-type="float">
            <text:p>0.025709890412</text:p>
          </table:table-cell>
          <table:table-cell table:formula="of:=[.DX24]" office:value-type="float" office:value="0.025709890412" calcext:value-type="float">
            <text:p>0.025709890412</text:p>
          </table:table-cell>
          <table:table-cell table:formula="of:=[.DY24]" office:value-type="float" office:value="0.025709890412" calcext:value-type="float">
            <text:p>0.025709890412</text:p>
          </table:table-cell>
          <table:table-cell table:formula="of:=[.DZ24]" office:value-type="float" office:value="0.025709890412" calcext:value-type="float">
            <text:p>0.025709890412</text:p>
          </table:table-cell>
          <table:table-cell table:formula="of:=[.EA24]" office:value-type="float" office:value="0.025709890412" calcext:value-type="float">
            <text:p>0.025709890412</text:p>
          </table:table-cell>
          <table:table-cell table:formula="of:=[.EB24]" office:value-type="float" office:value="0.025709890412" calcext:value-type="float">
            <text:p>0.025709890412</text:p>
          </table:table-cell>
          <table:table-cell table:formula="of:=[.EC24]" office:value-type="float" office:value="0.025709890412" calcext:value-type="float">
            <text:p>0.025709890412</text:p>
          </table:table-cell>
          <table:table-cell table:formula="of:=[.ED24]" office:value-type="float" office:value="0.025709890412" calcext:value-type="float">
            <text:p>0.025709890412</text:p>
          </table:table-cell>
          <table:table-cell table:formula="of:=[.EE24]" office:value-type="float" office:value="0.025709890412" calcext:value-type="float">
            <text:p>0.025709890412</text:p>
          </table:table-cell>
          <table:table-cell table:formula="of:=[.EF24]" office:value-type="float" office:value="0.025709890412" calcext:value-type="float">
            <text:p>0.025709890412</text:p>
          </table:table-cell>
          <table:table-cell table:formula="of:=[.EG24]" office:value-type="float" office:value="0.025709890412" calcext:value-type="float">
            <text:p>0.025709890412</text:p>
          </table:table-cell>
          <table:table-cell table:formula="of:=[.EH24]" office:value-type="float" office:value="0.025709890412" calcext:value-type="float">
            <text:p>0.025709890412</text:p>
          </table:table-cell>
          <table:table-cell table:formula="of:=[.EI24]" office:value-type="float" office:value="0.025709890412" calcext:value-type="float">
            <text:p>0.025709890412</text:p>
          </table:table-cell>
          <table:table-cell table:formula="of:=[.EJ24]" office:value-type="float" office:value="0.025709890412" calcext:value-type="float">
            <text:p>0.025709890412</text:p>
          </table:table-cell>
          <table:table-cell table:formula="of:=[.EK24]" office:value-type="float" office:value="0.025709890412" calcext:value-type="float">
            <text:p>0.025709890412</text:p>
          </table:table-cell>
          <table:table-cell table:formula="of:=[.EL24]" office:value-type="float" office:value="0.025709890412" calcext:value-type="float">
            <text:p>0.025709890412</text:p>
          </table:table-cell>
          <table:table-cell table:formula="of:=[.EM24]" office:value-type="float" office:value="0.025709890412" calcext:value-type="float">
            <text:p>0.025709890412</text:p>
          </table:table-cell>
          <table:table-cell table:formula="of:=[.EN24]" office:value-type="float" office:value="0.025709890412" calcext:value-type="float">
            <text:p>0.025709890412</text:p>
          </table:table-cell>
          <table:table-cell table:formula="of:=[.EO24]" office:value-type="float" office:value="0.025709890412" calcext:value-type="float">
            <text:p>0.025709890412</text:p>
          </table:table-cell>
          <table:table-cell table:formula="of:=[.EP24]" office:value-type="float" office:value="0.025709890412" calcext:value-type="float">
            <text:p>0.025709890412</text:p>
          </table:table-cell>
          <table:table-cell table:formula="of:=[.EQ24]" office:value-type="float" office:value="0.025709890412" calcext:value-type="float">
            <text:p>0.025709890412</text:p>
          </table:table-cell>
          <table:table-cell table:formula="of:=[.ER24]" office:value-type="float" office:value="0.025709890412" calcext:value-type="float">
            <text:p>0.025709890412</text:p>
          </table:table-cell>
          <table:table-cell table:formula="of:=[.ES24]" office:value-type="float" office:value="0.025709890412" calcext:value-type="float">
            <text:p>0.025709890412</text:p>
          </table:table-cell>
          <table:table-cell table:formula="of:=[.ET24]" office:value-type="float" office:value="0.025709890412" calcext:value-type="float">
            <text:p>0.025709890412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Women. common-law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BL30]+1" office:value-type="float" office:value="66" calcext:value-type="float">
            <text:p>66</text:p>
          </table:table-cell>
          <table:table-cell table:formula="of:=[.BM30]+1" office:value-type="float" office:value="67" calcext:value-type="float">
            <text:p>67</text:p>
          </table:table-cell>
          <table:table-cell table:formula="of:=[.BN30]+1" office:value-type="float" office:value="68" calcext:value-type="float">
            <text:p>68</text:p>
          </table:table-cell>
          <table:table-cell table:formula="of:=[.BO30]+1" office:value-type="float" office:value="69" calcext:value-type="float">
            <text:p>69</text:p>
          </table:table-cell>
          <table:table-cell table:formula="of:=[.BP30]+1" office:value-type="float" office:value="70" calcext:value-type="float">
            <text:p>70</text:p>
          </table:table-cell>
          <table:table-cell table:formula="of:=[.BQ30]+1" office:value-type="float" office:value="71" calcext:value-type="float">
            <text:p>71</text:p>
          </table:table-cell>
          <table:table-cell table:formula="of:=[.BR30]+1" office:value-type="float" office:value="72" calcext:value-type="float">
            <text:p>72</text:p>
          </table:table-cell>
          <table:table-cell table:formula="of:=[.BS30]+1" office:value-type="float" office:value="73" calcext:value-type="float">
            <text:p>73</text:p>
          </table:table-cell>
          <table:table-cell table:formula="of:=[.BT30]+1" office:value-type="float" office:value="74" calcext:value-type="float">
            <text:p>74</text:p>
          </table:table-cell>
          <table:table-cell table:formula="of:=[.BU30]+1" office:value-type="float" office:value="75" calcext:value-type="float">
            <text:p>75</text:p>
          </table:table-cell>
          <table:table-cell table:formula="of:=[.BV30]+1" office:value-type="float" office:value="76" calcext:value-type="float">
            <text:p>76</text:p>
          </table:table-cell>
          <table:table-cell table:formula="of:=[.BW30]+1" office:value-type="float" office:value="77" calcext:value-type="float">
            <text:p>77</text:p>
          </table:table-cell>
          <table:table-cell table:formula="of:=[.BX30]+1" office:value-type="float" office:value="78" calcext:value-type="float">
            <text:p>78</text:p>
          </table:table-cell>
          <table:table-cell table:formula="of:=[.BY30]+1" office:value-type="float" office:value="79" calcext:value-type="float">
            <text:p>79</text:p>
          </table:table-cell>
          <table:table-cell table:formula="of:=[.BZ30]+1" office:value-type="float" office:value="80" calcext:value-type="float">
            <text:p>80</text:p>
          </table:table-cell>
          <table:table-cell table:formula="of:=[.CA30]+1" office:value-type="float" office:value="81" calcext:value-type="float">
            <text:p>81</text:p>
          </table:table-cell>
          <table:table-cell table:formula="of:=[.CB30]+1" office:value-type="float" office:value="82" calcext:value-type="float">
            <text:p>82</text:p>
          </table:table-cell>
          <table:table-cell table:formula="of:=[.CC30]+1" office:value-type="float" office:value="83" calcext:value-type="float">
            <text:p>83</text:p>
          </table:table-cell>
          <table:table-cell table:formula="of:=[.CD30]+1" office:value-type="float" office:value="84" calcext:value-type="float">
            <text:p>84</text:p>
          </table:table-cell>
          <table:table-cell table:formula="of:=[.CE30]+1" office:value-type="float" office:value="85" calcext:value-type="float">
            <text:p>85</text:p>
          </table:table-cell>
          <table:table-cell table:formula="of:=[.CF30]+1" office:value-type="float" office:value="86" calcext:value-type="float">
            <text:p>86</text:p>
          </table:table-cell>
          <table:table-cell table:formula="of:=[.CG30]+1" office:value-type="float" office:value="87" calcext:value-type="float">
            <text:p>87</text:p>
          </table:table-cell>
          <table:table-cell table:formula="of:=[.CH30]+1" office:value-type="float" office:value="88" calcext:value-type="float">
            <text:p>88</text:p>
          </table:table-cell>
          <table:table-cell table:formula="of:=[.CI30]+1" office:value-type="float" office:value="89" calcext:value-type="float">
            <text:p>89</text:p>
          </table:table-cell>
          <table:table-cell table:formula="of:=[.CJ30]+1" office:value-type="float" office:value="90" calcext:value-type="float">
            <text:p>90</text:p>
          </table:table-cell>
          <table:table-cell table:formula="of:=[.CK30]+1" office:value-type="float" office:value="91" calcext:value-type="float">
            <text:p>91</text:p>
          </table:table-cell>
          <table:table-cell table:formula="of:=[.CL30]+1" office:value-type="float" office:value="92" calcext:value-type="float">
            <text:p>92</text:p>
          </table:table-cell>
          <table:table-cell table:formula="of:=[.CM30]+1" office:value-type="float" office:value="93" calcext:value-type="float">
            <text:p>93</text:p>
          </table:table-cell>
          <table:table-cell table:formula="of:=[.CN30]+1" office:value-type="float" office:value="94" calcext:value-type="float">
            <text:p>94</text:p>
          </table:table-cell>
          <table:table-cell table:formula="of:=[.CO30]+1" office:value-type="float" office:value="95" calcext:value-type="float">
            <text:p>95</text:p>
          </table:table-cell>
          <table:table-cell table:formula="of:=[.CP30]+1" office:value-type="float" office:value="96" calcext:value-type="float">
            <text:p>96</text:p>
          </table:table-cell>
          <table:table-cell table:formula="of:=[.CQ30]+1" office:value-type="float" office:value="97" calcext:value-type="float">
            <text:p>97</text:p>
          </table:table-cell>
          <table:table-cell table:formula="of:=[.CR30]+1" office:value-type="float" office:value="98" calcext:value-type="float">
            <text:p>98</text:p>
          </table:table-cell>
          <table:table-cell table:formula="of:=[.CS30]+1" office:value-type="float" office:value="99" calcext:value-type="float">
            <text:p>99</text:p>
          </table:table-cell>
          <table:table-cell table:formula="of:=[.CT30]+1" office:value-type="float" office:value="100" calcext:value-type="float">
            <text:p>100</text:p>
          </table:table-cell>
          <table:table-cell table:formula="of:=[.CU30]+1" office:value-type="float" office:value="101" calcext:value-type="float">
            <text:p>101</text:p>
          </table:table-cell>
          <table:table-cell table:formula="of:=[.CV30]+1" office:value-type="float" office:value="102" calcext:value-type="float">
            <text:p>102</text:p>
          </table:table-cell>
          <table:table-cell table:formula="of:=[.CW30]+1" office:value-type="float" office:value="103" calcext:value-type="float">
            <text:p>103</text:p>
          </table:table-cell>
          <table:table-cell table:formula="of:=[.CX30]+1" office:value-type="float" office:value="104" calcext:value-type="float">
            <text:p>104</text:p>
          </table:table-cell>
          <table:table-cell table:formula="of:=[.CY30]+1" office:value-type="float" office:value="105" calcext:value-type="float">
            <text:p>105</text:p>
          </table:table-cell>
          <table:table-cell table:formula="of:=[.CZ30]+1" office:value-type="float" office:value="106" calcext:value-type="float">
            <text:p>106</text:p>
          </table:table-cell>
          <table:table-cell table:formula="of:=[.DA30]+1" office:value-type="float" office:value="107" calcext:value-type="float">
            <text:p>107</text:p>
          </table:table-cell>
          <table:table-cell table:formula="of:=[.DB30]+1" office:value-type="float" office:value="108" calcext:value-type="float">
            <text:p>108</text:p>
          </table:table-cell>
          <table:table-cell table:formula="of:=[.DC30]+1" office:value-type="float" office:value="109" calcext:value-type="float">
            <text:p>109</text:p>
          </table:table-cell>
          <table:table-cell table:formula="of:=[.DD30]+1" office:value-type="float" office:value="110" calcext:value-type="float">
            <text:p>110</text:p>
          </table:table-cell>
          <table:table-cell table:formula="of:=[.DE30]+1" office:value-type="float" office:value="111" calcext:value-type="float">
            <text:p>111</text:p>
          </table:table-cell>
          <table:table-cell table:formula="of:=[.DF30]+1" office:value-type="float" office:value="112" calcext:value-type="float">
            <text:p>112</text:p>
          </table:table-cell>
          <table:table-cell table:formula="of:=[.DG30]+1" office:value-type="float" office:value="113" calcext:value-type="float">
            <text:p>113</text:p>
          </table:table-cell>
          <table:table-cell table:formula="of:=[.DH30]+1" office:value-type="float" office:value="114" calcext:value-type="float">
            <text:p>114</text:p>
          </table:table-cell>
          <table:table-cell table:formula="of:=[.DI30]+1" office:value-type="float" office:value="115" calcext:value-type="float">
            <text:p>115</text:p>
          </table:table-cell>
          <table:table-cell table:formula="of:=[.DJ30]+1" office:value-type="float" office:value="116" calcext:value-type="float">
            <text:p>116</text:p>
          </table:table-cell>
          <table:table-cell table:formula="of:=[.DK30]+1" office:value-type="float" office:value="117" calcext:value-type="float">
            <text:p>117</text:p>
          </table:table-cell>
          <table:table-cell table:formula="of:=[.DL30]+1" office:value-type="float" office:value="118" calcext:value-type="float">
            <text:p>118</text:p>
          </table:table-cell>
          <table:table-cell table:formula="of:=[.DM30]+1" office:value-type="float" office:value="119" calcext:value-type="float">
            <text:p>119</text:p>
          </table:table-cell>
          <table:table-cell table:formula="of:=[.DN30]+1" office:value-type="float" office:value="120" calcext:value-type="float">
            <text:p>120</text:p>
          </table:table-cell>
          <table:table-cell table:formula="of:=[.DO30]+1" office:value-type="float" office:value="121" calcext:value-type="float">
            <text:p>121</text:p>
          </table:table-cell>
          <table:table-cell table:formula="of:=[.DP30]+1" office:value-type="float" office:value="122" calcext:value-type="float">
            <text:p>122</text:p>
          </table:table-cell>
          <table:table-cell table:formula="of:=[.DQ30]+1" office:value-type="float" office:value="123" calcext:value-type="float">
            <text:p>123</text:p>
          </table:table-cell>
          <table:table-cell table:formula="of:=[.DR30]+1" office:value-type="float" office:value="124" calcext:value-type="float">
            <text:p>124</text:p>
          </table:table-cell>
          <table:table-cell table:formula="of:=[.DS30]+1" office:value-type="float" office:value="125" calcext:value-type="float">
            <text:p>125</text:p>
          </table:table-cell>
          <table:table-cell table:formula="of:=[.DT30]+1" office:value-type="float" office:value="126" calcext:value-type="float">
            <text:p>126</text:p>
          </table:table-cell>
          <table:table-cell table:formula="of:=[.DU30]+1" office:value-type="float" office:value="127" calcext:value-type="float">
            <text:p>127</text:p>
          </table:table-cell>
          <table:table-cell table:formula="of:=[.DV30]+1" office:value-type="float" office:value="128" calcext:value-type="float">
            <text:p>128</text:p>
          </table:table-cell>
          <table:table-cell table:formula="of:=[.DW30]+1" office:value-type="float" office:value="129" calcext:value-type="float">
            <text:p>129</text:p>
          </table:table-cell>
          <table:table-cell table:formula="of:=[.DX30]+1" office:value-type="float" office:value="130" calcext:value-type="float">
            <text:p>130</text:p>
          </table:table-cell>
          <table:table-cell table:formula="of:=[.DY30]+1" office:value-type="float" office:value="131" calcext:value-type="float">
            <text:p>131</text:p>
          </table:table-cell>
          <table:table-cell table:formula="of:=[.DZ30]+1" office:value-type="float" office:value="132" calcext:value-type="float">
            <text:p>132</text:p>
          </table:table-cell>
          <table:table-cell table:formula="of:=[.EA30]+1" office:value-type="float" office:value="133" calcext:value-type="float">
            <text:p>133</text:p>
          </table:table-cell>
          <table:table-cell table:formula="of:=[.EB30]+1" office:value-type="float" office:value="134" calcext:value-type="float">
            <text:p>134</text:p>
          </table:table-cell>
          <table:table-cell table:formula="of:=[.EC30]+1" office:value-type="float" office:value="135" calcext:value-type="float">
            <text:p>135</text:p>
          </table:table-cell>
          <table:table-cell table:formula="of:=[.ED30]+1" office:value-type="float" office:value="136" calcext:value-type="float">
            <text:p>136</text:p>
          </table:table-cell>
          <table:table-cell table:formula="of:=[.EE30]+1" office:value-type="float" office:value="137" calcext:value-type="float">
            <text:p>137</text:p>
          </table:table-cell>
          <table:table-cell table:formula="of:=[.EF30]+1" office:value-type="float" office:value="138" calcext:value-type="float">
            <text:p>138</text:p>
          </table:table-cell>
          <table:table-cell table:formula="of:=[.EG30]+1" office:value-type="float" office:value="139" calcext:value-type="float">
            <text:p>139</text:p>
          </table:table-cell>
          <table:table-cell table:formula="of:=[.EH30]+1" office:value-type="float" office:value="140" calcext:value-type="float">
            <text:p>140</text:p>
          </table:table-cell>
          <table:table-cell table:formula="of:=[.EI30]+1" office:value-type="float" office:value="141" calcext:value-type="float">
            <text:p>141</text:p>
          </table:table-cell>
          <table:table-cell table:formula="of:=[.EJ30]+1" office:value-type="float" office:value="142" calcext:value-type="float">
            <text:p>142</text:p>
          </table:table-cell>
          <table:table-cell table:formula="of:=[.EK30]+1" office:value-type="float" office:value="143" calcext:value-type="float">
            <text:p>143</text:p>
          </table:table-cell>
          <table:table-cell table:formula="of:=[.EL30]+1" office:value-type="float" office:value="144" calcext:value-type="float">
            <text:p>144</text:p>
          </table:table-cell>
          <table:table-cell table:formula="of:=[.EM30]+1" office:value-type="float" office:value="145" calcext:value-type="float">
            <text:p>145</text:p>
          </table:table-cell>
          <table:table-cell table:formula="of:=[.EN30]+1" office:value-type="float" office:value="146" calcext:value-type="float">
            <text:p>146</text:p>
          </table:table-cell>
          <table:table-cell table:formula="of:=[.EO30]+1" office:value-type="float" office:value="147" calcext:value-type="float">
            <text:p>147</text:p>
          </table:table-cell>
          <table:table-cell table:formula="of:=[.EP30]+1" office:value-type="float" office:value="148" calcext:value-type="float">
            <text:p>148</text:p>
          </table:table-cell>
          <table:table-cell table:formula="of:=[.EQ30]+1" office:value-type="float" office:value="149" calcext:value-type="float">
            <text:p>149</text:p>
          </table:table-cell>
          <table:table-cell table:formula="of:=[.ER30]+1" office:value-type="float" office:value="150" calcext:value-type="float">
            <text:p>150</text:p>
          </table:table-cell>
          <table:table-cell table:formula="of:=[.ES30]+1" office:value-type="float" office:value="151" calcext:value-type="float">
            <text:p>151</text:p>
          </table:table-cell>
          <table:table-cell table:formula="of:=[.ET30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C31]" office:value-type="float" office:value="2003" calcext:value-type="float">
            <text:p>2003</text:p>
          </table:table-cell>
          <table:table-cell table:formula="of:=[.C7]" office:value-type="float" office:value="2003" calcext:value-type="float">
            <text:p>2003</text:p>
          </table:table-cell>
          <table:table-cell table:formula="of:=[.D7]" office:value-type="float" office:value="2004" calcext:value-type="float">
            <text:p>2004</text:p>
          </table:table-cell>
          <table:table-cell table:formula="of:=[.E7]" office:value-type="float" office:value="2004" calcext:value-type="float">
            <text:p>2004</text:p>
          </table:table-cell>
          <table:table-cell table:formula="of:=[.F7]" office:value-type="float" office:value="2004" calcext:value-type="float">
            <text:p>2004</text:p>
          </table:table-cell>
          <table:table-cell table:formula="of:=[.G7]" office:value-type="float" office:value="2004" calcext:value-type="float">
            <text:p>2004</text:p>
          </table:table-cell>
          <table:table-cell table:formula="of:=[.H7]" office:value-type="float" office:value="2005" calcext:value-type="float">
            <text:p>2005</text:p>
          </table:table-cell>
          <table:table-cell table:formula="of:=[.I7]" office:value-type="float" office:value="2005" calcext:value-type="float">
            <text:p>2005</text:p>
          </table:table-cell>
          <table:table-cell table:formula="of:=[.J7]" office:value-type="float" office:value="2005" calcext:value-type="float">
            <text:p>2005</text:p>
          </table:table-cell>
          <table:table-cell table:formula="of:=[.K7]" office:value-type="float" office:value="2005" calcext:value-type="float">
            <text:p>2005</text:p>
          </table:table-cell>
          <table:table-cell table:formula="of:=[.L7]" office:value-type="float" office:value="2006" calcext:value-type="float">
            <text:p>2006</text:p>
          </table:table-cell>
          <table:table-cell table:formula="of:=[.M7]" office:value-type="float" office:value="2006" calcext:value-type="float">
            <text:p>2006</text:p>
          </table:table-cell>
          <table:table-cell table:formula="of:=[.N7]" office:value-type="float" office:value="2006" calcext:value-type="float">
            <text:p>2006</text:p>
          </table:table-cell>
          <table:table-cell table:formula="of:=[.O7]" office:value-type="float" office:value="2006" calcext:value-type="float">
            <text:p>2006</text:p>
          </table:table-cell>
          <table:table-cell table:formula="of:=[.P7]" office:value-type="float" office:value="2007" calcext:value-type="float">
            <text:p>2007</text:p>
          </table:table-cell>
          <table:table-cell table:formula="of:=[.Q7]" office:value-type="float" office:value="2007" calcext:value-type="float">
            <text:p>2007</text:p>
          </table:table-cell>
          <table:table-cell table:formula="of:=[.R7]" office:value-type="float" office:value="2007" calcext:value-type="float">
            <text:p>2007</text:p>
          </table:table-cell>
          <table:table-cell table:formula="of:=[.S7]" office:value-type="float" office:value="2007" calcext:value-type="float">
            <text:p>2007</text:p>
          </table:table-cell>
          <table:table-cell table:formula="of:=[.T7]" office:value-type="float" office:value="2008" calcext:value-type="float">
            <text:p>2008</text:p>
          </table:table-cell>
          <table:table-cell table:formula="of:=[.U7]" office:value-type="float" office:value="2008" calcext:value-type="float">
            <text:p>2008</text:p>
          </table:table-cell>
          <table:table-cell table:formula="of:=[.V7]" office:value-type="float" office:value="2008" calcext:value-type="float">
            <text:p>2008</text:p>
          </table:table-cell>
          <table:table-cell table:formula="of:=[.W7]" office:value-type="float" office:value="2008" calcext:value-type="float">
            <text:p>2008</text:p>
          </table:table-cell>
          <table:table-cell table:formula="of:=[.X7]" office:value-type="float" office:value="2009" calcext:value-type="float">
            <text:p>2009</text:p>
          </table:table-cell>
          <table:table-cell table:formula="of:=[.Y7]" office:value-type="float" office:value="2009" calcext:value-type="float">
            <text:p>2009</text:p>
          </table:table-cell>
          <table:table-cell table:formula="of:=[.Z7]" office:value-type="float" office:value="2009" calcext:value-type="float">
            <text:p>2009</text:p>
          </table:table-cell>
          <table:table-cell table:formula="of:=[.AA7]" office:value-type="float" office:value="2009" calcext:value-type="float">
            <text:p>2009</text:p>
          </table:table-cell>
          <table:table-cell table:formula="of:=[.AB7]" office:value-type="float" office:value="2010" calcext:value-type="float">
            <text:p>2010</text:p>
          </table:table-cell>
          <table:table-cell table:formula="of:=[.AC7]" office:value-type="float" office:value="2010" calcext:value-type="float">
            <text:p>2010</text:p>
          </table:table-cell>
          <table:table-cell table:formula="of:=[.AD7]" office:value-type="float" office:value="2010" calcext:value-type="float">
            <text:p>2010</text:p>
          </table:table-cell>
          <table:table-cell table:formula="of:=[.AE7]" office:value-type="float" office:value="2010" calcext:value-type="float">
            <text:p>2010</text:p>
          </table:table-cell>
          <table:table-cell table:formula="of:=[.AF7]" office:value-type="float" office:value="2011" calcext:value-type="float">
            <text:p>2011</text:p>
          </table:table-cell>
          <table:table-cell table:formula="of:=[.AG7]" office:value-type="float" office:value="2011" calcext:value-type="float">
            <text:p>2011</text:p>
          </table:table-cell>
          <table:table-cell table:formula="of:=[.AH7]" office:value-type="float" office:value="2011" calcext:value-type="float">
            <text:p>2011</text:p>
          </table:table-cell>
          <table:table-cell table:formula="of:=[.AI7]" office:value-type="float" office:value="2011" calcext:value-type="float">
            <text:p>2011</text:p>
          </table:table-cell>
          <table:table-cell table:formula="of:=[.AJ7]" office:value-type="float" office:value="2012" calcext:value-type="float">
            <text:p>2012</text:p>
          </table:table-cell>
          <table:table-cell table:formula="of:=[.AK7]" office:value-type="float" office:value="2012" calcext:value-type="float">
            <text:p>2012</text:p>
          </table:table-cell>
          <table:table-cell table:formula="of:=[.AL7]" office:value-type="float" office:value="2012" calcext:value-type="float">
            <text:p>2012</text:p>
          </table:table-cell>
          <table:table-cell table:formula="of:=[.AM7]" office:value-type="float" office:value="2012" calcext:value-type="float">
            <text:p>2012</text:p>
          </table:table-cell>
          <table:table-cell table:formula="of:=[.AN7]" office:value-type="float" office:value="2013" calcext:value-type="float">
            <text:p>2013</text:p>
          </table:table-cell>
          <table:table-cell table:formula="of:=[.AO7]" office:value-type="float" office:value="2013" calcext:value-type="float">
            <text:p>2013</text:p>
          </table:table-cell>
          <table:table-cell table:formula="of:=[.AP7]" office:value-type="float" office:value="2013" calcext:value-type="float">
            <text:p>2013</text:p>
          </table:table-cell>
          <table:table-cell table:formula="of:=[.AQ7]" office:value-type="float" office:value="2013" calcext:value-type="float">
            <text:p>2013</text:p>
          </table:table-cell>
          <table:table-cell table:formula="of:=[.AR7]" office:value-type="float" office:value="2014" calcext:value-type="float">
            <text:p>2014</text:p>
          </table:table-cell>
          <table:table-cell table:formula="of:=[.AS7]" office:value-type="float" office:value="2014" calcext:value-type="float">
            <text:p>2014</text:p>
          </table:table-cell>
          <table:table-cell table:formula="of:=[.AT7]" office:value-type="float" office:value="2014" calcext:value-type="float">
            <text:p>2014</text:p>
          </table:table-cell>
          <table:table-cell table:formula="of:=[.AU7]" office:value-type="float" office:value="2014" calcext:value-type="float">
            <text:p>2014</text:p>
          </table:table-cell>
          <table:table-cell table:formula="of:=[.AV7]" office:value-type="float" office:value="2015" calcext:value-type="float">
            <text:p>2015</text:p>
          </table:table-cell>
          <table:table-cell table:formula="of:=[.AW7]" office:value-type="float" office:value="2015" calcext:value-type="float">
            <text:p>2015</text:p>
          </table:table-cell>
          <table:table-cell table:formula="of:=[.AX7]" office:value-type="float" office:value="2015" calcext:value-type="float">
            <text:p>2015</text:p>
          </table:table-cell>
          <table:table-cell table:formula="of:=[.AY7]" office:value-type="float" office:value="2015" calcext:value-type="float">
            <text:p>2015</text:p>
          </table:table-cell>
          <table:table-cell table:formula="of:=[.AZ7]" office:value-type="float" office:value="2016" calcext:value-type="float">
            <text:p>2016</text:p>
          </table:table-cell>
          <table:table-cell table:formula="of:=[.BA7]" office:value-type="float" office:value="2016" calcext:value-type="float">
            <text:p>2016</text:p>
          </table:table-cell>
          <table:table-cell table:formula="of:=[.BB7]" office:value-type="float" office:value="2016" calcext:value-type="float">
            <text:p>2016</text:p>
          </table:table-cell>
          <table:table-cell table:formula="of:=[.BC7]" office:value-type="float" office:value="2016" calcext:value-type="float">
            <text:p>2016</text:p>
          </table:table-cell>
          <table:table-cell table:formula="of:=[.BD7]" office:value-type="float" office:value="2017" calcext:value-type="float">
            <text:p>2017</text:p>
          </table:table-cell>
          <table:table-cell table:formula="of:=[.BE7]" office:value-type="float" office:value="2017" calcext:value-type="float">
            <text:p>2017</text:p>
          </table:table-cell>
          <table:table-cell table:formula="of:=[.BF7]" office:value-type="float" office:value="2017" calcext:value-type="float">
            <text:p>2017</text:p>
          </table:table-cell>
          <table:table-cell table:formula="of:=[.BG7]" office:value-type="float" office:value="2017" calcext:value-type="float">
            <text:p>2017</text:p>
          </table:table-cell>
          <table:table-cell table:formula="of:=[.BH7]" office:value-type="float" office:value="2018" calcext:value-type="float">
            <text:p>2018</text:p>
          </table:table-cell>
          <table:table-cell table:formula="of:=[.BI7]" office:value-type="float" office:value="2018" calcext:value-type="float">
            <text:p>2018</text:p>
          </table:table-cell>
          <table:table-cell table:formula="of:=[.BJ7]" office:value-type="float" office:value="2018" calcext:value-type="float">
            <text:p>2018</text:p>
          </table:table-cell>
          <table:table-cell table:formula="of:=[.BK7]" office:value-type="float" office:value="2018" calcext:value-type="float">
            <text:p>2018</text:p>
          </table:table-cell>
          <table:table-cell table:formula="of:=[.BL7]" office:value-type="float" office:value="2019" calcext:value-type="float">
            <text:p>2019</text:p>
          </table:table-cell>
          <table:table-cell table:formula="of:=[.BM7]" office:value-type="float" office:value="2019" calcext:value-type="float">
            <text:p>2019</text:p>
          </table:table-cell>
          <table:table-cell table:formula="of:=[.BJ31]+1" office:value-type="float" office:value="2019" calcext:value-type="float">
            <text:p>2019</text:p>
          </table:table-cell>
          <table:table-cell table:formula="of:=[.BK31]+1" office:value-type="float" office:value="2019" calcext:value-type="float">
            <text:p>2019</text:p>
          </table:table-cell>
          <table:table-cell table:formula="of:=[.BL31]+1" office:value-type="float" office:value="2020" calcext:value-type="float">
            <text:p>2020</text:p>
          </table:table-cell>
          <table:table-cell table:formula="of:=[.BM31]+1" office:value-type="float" office:value="2020" calcext:value-type="float">
            <text:p>2020</text:p>
          </table:table-cell>
          <table:table-cell table:formula="of:=[.BN31]+1" office:value-type="float" office:value="2020" calcext:value-type="float">
            <text:p>2020</text:p>
          </table:table-cell>
          <table:table-cell table:formula="of:=[.BO31]+1" office:value-type="float" office:value="2020" calcext:value-type="float">
            <text:p>2020</text:p>
          </table:table-cell>
          <table:table-cell table:formula="of:=[.BP31]+1" office:value-type="float" office:value="2021" calcext:value-type="float">
            <text:p>2021</text:p>
          </table:table-cell>
          <table:table-cell table:formula="of:=[.BQ31]+1" office:value-type="float" office:value="2021" calcext:value-type="float">
            <text:p>2021</text:p>
          </table:table-cell>
          <table:table-cell table:formula="of:=[.BR31]+1" office:value-type="float" office:value="2021" calcext:value-type="float">
            <text:p>2021</text:p>
          </table:table-cell>
          <table:table-cell table:formula="of:=[.BS31]+1" office:value-type="float" office:value="2021" calcext:value-type="float">
            <text:p>2021</text:p>
          </table:table-cell>
          <table:table-cell table:formula="of:=[.BT31]+1" office:value-type="float" office:value="2022" calcext:value-type="float">
            <text:p>2022</text:p>
          </table:table-cell>
          <table:table-cell table:formula="of:=[.BU31]+1" office:value-type="float" office:value="2022" calcext:value-type="float">
            <text:p>2022</text:p>
          </table:table-cell>
          <table:table-cell table:formula="of:=[.BV31]+1" office:value-type="float" office:value="2022" calcext:value-type="float">
            <text:p>2022</text:p>
          </table:table-cell>
          <table:table-cell table:formula="of:=[.BW31]+1" office:value-type="float" office:value="2022" calcext:value-type="float">
            <text:p>2022</text:p>
          </table:table-cell>
          <table:table-cell table:formula="of:=[.BX31]+1" office:value-type="float" office:value="2023" calcext:value-type="float">
            <text:p>2023</text:p>
          </table:table-cell>
          <table:table-cell table:formula="of:=[.BY31]+1" office:value-type="float" office:value="2023" calcext:value-type="float">
            <text:p>2023</text:p>
          </table:table-cell>
          <table:table-cell table:formula="of:=[.BZ31]+1" office:value-type="float" office:value="2023" calcext:value-type="float">
            <text:p>2023</text:p>
          </table:table-cell>
          <table:table-cell table:formula="of:=[.CA31]+1" office:value-type="float" office:value="2023" calcext:value-type="float">
            <text:p>2023</text:p>
          </table:table-cell>
          <table:table-cell table:formula="of:=[.CB31]+1" office:value-type="float" office:value="2024" calcext:value-type="float">
            <text:p>2024</text:p>
          </table:table-cell>
          <table:table-cell table:formula="of:=[.CC31]+1" office:value-type="float" office:value="2024" calcext:value-type="float">
            <text:p>2024</text:p>
          </table:table-cell>
          <table:table-cell table:formula="of:=[.CD31]+1" office:value-type="float" office:value="2024" calcext:value-type="float">
            <text:p>2024</text:p>
          </table:table-cell>
          <table:table-cell table:formula="of:=[.CE31]+1" office:value-type="float" office:value="2024" calcext:value-type="float">
            <text:p>2024</text:p>
          </table:table-cell>
          <table:table-cell table:formula="of:=[.CF31]+1" office:value-type="float" office:value="2025" calcext:value-type="float">
            <text:p>2025</text:p>
          </table:table-cell>
          <table:table-cell table:formula="of:=[.CG31]+1" office:value-type="float" office:value="2025" calcext:value-type="float">
            <text:p>2025</text:p>
          </table:table-cell>
          <table:table-cell table:formula="of:=[.CH31]+1" office:value-type="float" office:value="2025" calcext:value-type="float">
            <text:p>2025</text:p>
          </table:table-cell>
          <table:table-cell table:formula="of:=[.CI31]+1" office:value-type="float" office:value="2025" calcext:value-type="float">
            <text:p>2025</text:p>
          </table:table-cell>
          <table:table-cell table:formula="of:=[.CJ31]+1" office:value-type="float" office:value="2026" calcext:value-type="float">
            <text:p>2026</text:p>
          </table:table-cell>
          <table:table-cell table:formula="of:=[.CK31]+1" office:value-type="float" office:value="2026" calcext:value-type="float">
            <text:p>2026</text:p>
          </table:table-cell>
          <table:table-cell table:formula="of:=[.CL31]+1" office:value-type="float" office:value="2026" calcext:value-type="float">
            <text:p>2026</text:p>
          </table:table-cell>
          <table:table-cell table:formula="of:=[.CM31]+1" office:value-type="float" office:value="2026" calcext:value-type="float">
            <text:p>2026</text:p>
          </table:table-cell>
          <table:table-cell table:formula="of:=[.CN31]+1" office:value-type="float" office:value="2027" calcext:value-type="float">
            <text:p>2027</text:p>
          </table:table-cell>
          <table:table-cell table:formula="of:=[.CO31]+1" office:value-type="float" office:value="2027" calcext:value-type="float">
            <text:p>2027</text:p>
          </table:table-cell>
          <table:table-cell table:formula="of:=[.CP31]+1" office:value-type="float" office:value="2027" calcext:value-type="float">
            <text:p>2027</text:p>
          </table:table-cell>
          <table:table-cell table:formula="of:=[.CQ31]+1" office:value-type="float" office:value="2027" calcext:value-type="float">
            <text:p>2027</text:p>
          </table:table-cell>
          <table:table-cell table:formula="of:=[.CR31]+1" office:value-type="float" office:value="2028" calcext:value-type="float">
            <text:p>2028</text:p>
          </table:table-cell>
          <table:table-cell table:formula="of:=[.CS31]+1" office:value-type="float" office:value="2028" calcext:value-type="float">
            <text:p>2028</text:p>
          </table:table-cell>
          <table:table-cell table:formula="of:=[.CT31]+1" office:value-type="float" office:value="2028" calcext:value-type="float">
            <text:p>2028</text:p>
          </table:table-cell>
          <table:table-cell table:formula="of:=[.CU31]+1" office:value-type="float" office:value="2028" calcext:value-type="float">
            <text:p>2028</text:p>
          </table:table-cell>
          <table:table-cell table:formula="of:=[.CV31]+1" office:value-type="float" office:value="2029" calcext:value-type="float">
            <text:p>2029</text:p>
          </table:table-cell>
          <table:table-cell table:formula="of:=[.CW31]+1" office:value-type="float" office:value="2029" calcext:value-type="float">
            <text:p>2029</text:p>
          </table:table-cell>
          <table:table-cell table:formula="of:=[.CX31]+1" office:value-type="float" office:value="2029" calcext:value-type="float">
            <text:p>2029</text:p>
          </table:table-cell>
          <table:table-cell table:formula="of:=[.CY31]+1" office:value-type="float" office:value="2029" calcext:value-type="float">
            <text:p>2029</text:p>
          </table:table-cell>
          <table:table-cell table:formula="of:=[.CZ31]+1" office:value-type="float" office:value="2030" calcext:value-type="float">
            <text:p>2030</text:p>
          </table:table-cell>
          <table:table-cell table:formula="of:=[.DA31]+1" office:value-type="float" office:value="2030" calcext:value-type="float">
            <text:p>2030</text:p>
          </table:table-cell>
          <table:table-cell table:formula="of:=[.DB31]+1" office:value-type="float" office:value="2030" calcext:value-type="float">
            <text:p>2030</text:p>
          </table:table-cell>
          <table:table-cell table:formula="of:=[.DC31]+1" office:value-type="float" office:value="2030" calcext:value-type="float">
            <text:p>2030</text:p>
          </table:table-cell>
          <table:table-cell table:formula="of:=[.DD31]+1" office:value-type="float" office:value="2031" calcext:value-type="float">
            <text:p>2031</text:p>
          </table:table-cell>
          <table:table-cell table:formula="of:=[.DE31]+1" office:value-type="float" office:value="2031" calcext:value-type="float">
            <text:p>2031</text:p>
          </table:table-cell>
          <table:table-cell table:formula="of:=[.DF31]+1" office:value-type="float" office:value="2031" calcext:value-type="float">
            <text:p>2031</text:p>
          </table:table-cell>
          <table:table-cell table:formula="of:=[.DG31]+1" office:value-type="float" office:value="2031" calcext:value-type="float">
            <text:p>2031</text:p>
          </table:table-cell>
          <table:table-cell table:formula="of:=[.DH31]+1" office:value-type="float" office:value="2032" calcext:value-type="float">
            <text:p>2032</text:p>
          </table:table-cell>
          <table:table-cell table:formula="of:=[.DI31]+1" office:value-type="float" office:value="2032" calcext:value-type="float">
            <text:p>2032</text:p>
          </table:table-cell>
          <table:table-cell table:formula="of:=[.DJ31]+1" office:value-type="float" office:value="2032" calcext:value-type="float">
            <text:p>2032</text:p>
          </table:table-cell>
          <table:table-cell table:formula="of:=[.DK31]+1" office:value-type="float" office:value="2032" calcext:value-type="float">
            <text:p>2032</text:p>
          </table:table-cell>
          <table:table-cell table:formula="of:=[.DL31]+1" office:value-type="float" office:value="2033" calcext:value-type="float">
            <text:p>2033</text:p>
          </table:table-cell>
          <table:table-cell table:formula="of:=[.DM31]+1" office:value-type="float" office:value="2033" calcext:value-type="float">
            <text:p>2033</text:p>
          </table:table-cell>
          <table:table-cell table:formula="of:=[.DN31]+1" office:value-type="float" office:value="2033" calcext:value-type="float">
            <text:p>2033</text:p>
          </table:table-cell>
          <table:table-cell table:formula="of:=[.DO31]+1" office:value-type="float" office:value="2033" calcext:value-type="float">
            <text:p>2033</text:p>
          </table:table-cell>
          <table:table-cell table:formula="of:=[.DP31]+1" office:value-type="float" office:value="2034" calcext:value-type="float">
            <text:p>2034</text:p>
          </table:table-cell>
          <table:table-cell table:formula="of:=[.DQ31]+1" office:value-type="float" office:value="2034" calcext:value-type="float">
            <text:p>2034</text:p>
          </table:table-cell>
          <table:table-cell table:formula="of:=[.DR31]+1" office:value-type="float" office:value="2034" calcext:value-type="float">
            <text:p>2034</text:p>
          </table:table-cell>
          <table:table-cell table:formula="of:=[.DS31]+1" office:value-type="float" office:value="2034" calcext:value-type="float">
            <text:p>2034</text:p>
          </table:table-cell>
          <table:table-cell table:formula="of:=[.DT31]+1" office:value-type="float" office:value="2035" calcext:value-type="float">
            <text:p>2035</text:p>
          </table:table-cell>
          <table:table-cell table:formula="of:=[.DU31]+1" office:value-type="float" office:value="2035" calcext:value-type="float">
            <text:p>2035</text:p>
          </table:table-cell>
          <table:table-cell table:formula="of:=[.DV31]+1" office:value-type="float" office:value="2035" calcext:value-type="float">
            <text:p>2035</text:p>
          </table:table-cell>
          <table:table-cell table:formula="of:=[.DW31]+1" office:value-type="float" office:value="2035" calcext:value-type="float">
            <text:p>2035</text:p>
          </table:table-cell>
          <table:table-cell table:formula="of:=[.DX31]+1" office:value-type="float" office:value="2036" calcext:value-type="float">
            <text:p>2036</text:p>
          </table:table-cell>
          <table:table-cell table:formula="of:=[.DY31]+1" office:value-type="float" office:value="2036" calcext:value-type="float">
            <text:p>2036</text:p>
          </table:table-cell>
          <table:table-cell table:formula="of:=[.DZ31]+1" office:value-type="float" office:value="2036" calcext:value-type="float">
            <text:p>2036</text:p>
          </table:table-cell>
          <table:table-cell table:formula="of:=[.EA31]+1" office:value-type="float" office:value="2036" calcext:value-type="float">
            <text:p>2036</text:p>
          </table:table-cell>
          <table:table-cell table:formula="of:=[.EB31]+1" office:value-type="float" office:value="2037" calcext:value-type="float">
            <text:p>2037</text:p>
          </table:table-cell>
          <table:table-cell table:formula="of:=[.EC31]+1" office:value-type="float" office:value="2037" calcext:value-type="float">
            <text:p>2037</text:p>
          </table:table-cell>
          <table:table-cell table:formula="of:=[.ED31]+1" office:value-type="float" office:value="2037" calcext:value-type="float">
            <text:p>2037</text:p>
          </table:table-cell>
          <table:table-cell table:formula="of:=[.EE31]+1" office:value-type="float" office:value="2037" calcext:value-type="float">
            <text:p>2037</text:p>
          </table:table-cell>
          <table:table-cell table:formula="of:=[.EF31]+1" office:value-type="float" office:value="2038" calcext:value-type="float">
            <text:p>2038</text:p>
          </table:table-cell>
          <table:table-cell table:formula="of:=[.EG31]+1" office:value-type="float" office:value="2038" calcext:value-type="float">
            <text:p>2038</text:p>
          </table:table-cell>
          <table:table-cell table:formula="of:=[.EH31]+1" office:value-type="float" office:value="2038" calcext:value-type="float">
            <text:p>2038</text:p>
          </table:table-cell>
          <table:table-cell table:formula="of:=[.EI31]+1" office:value-type="float" office:value="2038" calcext:value-type="float">
            <text:p>2038</text:p>
          </table:table-cell>
          <table:table-cell table:formula="of:=[.EJ31]+1" office:value-type="float" office:value="2039" calcext:value-type="float">
            <text:p>2039</text:p>
          </table:table-cell>
          <table:table-cell table:formula="of:=[.EK31]+1" office:value-type="float" office:value="2039" calcext:value-type="float">
            <text:p>2039</text:p>
          </table:table-cell>
          <table:table-cell table:formula="of:=[.EL31]+1" office:value-type="float" office:value="2039" calcext:value-type="float">
            <text:p>2039</text:p>
          </table:table-cell>
          <table:table-cell table:formula="of:=[.EM31]+1" office:value-type="float" office:value="2039" calcext:value-type="float">
            <text:p>2039</text:p>
          </table:table-cell>
          <table:table-cell table:formula="of:=[.EN31]+1" office:value-type="float" office:value="2040" calcext:value-type="float">
            <text:p>2040</text:p>
          </table:table-cell>
          <table:table-cell table:formula="of:=[.EO31]+1" office:value-type="float" office:value="2040" calcext:value-type="float">
            <text:p>2040</text:p>
          </table:table-cell>
          <table:table-cell table:formula="of:=[.EP31]+1" office:value-type="float" office:value="2040" calcext:value-type="float">
            <text:p>2040</text:p>
          </table:table-cell>
          <table:table-cell table:formula="of:=[.EQ31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24135314" calcext:value-type="float">
            <text:p>0.0724135314</text:p>
          </table:table-cell>
          <table:table-cell office:value-type="float" office:value="0.0511842519" calcext:value-type="float">
            <text:p>0.0511842519</text:p>
          </table:table-cell>
          <table:table-cell office:value-type="float" office:value="0.0461808448" calcext:value-type="float">
            <text:p>0.0461808448</text:p>
          </table:table-cell>
          <table:table-cell office:value-type="float" office:value="0.0480889839" calcext:value-type="float">
            <text:p>0.0480889839</text:p>
          </table:table-cell>
          <table:table-cell office:value-type="float" office:value="0.0693551934" calcext:value-type="float">
            <text:p>0.0693551934</text:p>
          </table:table-cell>
          <table:table-cell office:value-type="float" office:value="0.0732226571" calcext:value-type="float">
            <text:p>0.0732226571</text:p>
          </table:table-cell>
          <table:table-cell office:value-type="float" office:value="0.0495050087" calcext:value-type="float">
            <text:p>0.0495050087</text:p>
          </table:table-cell>
          <table:table-cell office:value-type="float" office:value="0.0577832923" calcext:value-type="float">
            <text:p>0.0577832923</text:p>
          </table:table-cell>
          <table:table-cell office:value-type="float" office:value="0.0712721686" calcext:value-type="float">
            <text:p>0.0712721686</text:p>
          </table:table-cell>
          <table:table-cell office:value-type="float" office:value="0.0613818664" calcext:value-type="float">
            <text:p>0.0613818664</text:p>
          </table:table-cell>
          <table:table-cell office:value-type="float" office:value="0.0593655674" calcext:value-type="float">
            <text:p>0.0593655674</text:p>
          </table:table-cell>
          <table:table-cell office:value-type="float" office:value="0.0621177393" calcext:value-type="float">
            <text:p>0.0621177393</text:p>
          </table:table-cell>
          <table:table-cell office:value-type="float" office:value="0.070944107" calcext:value-type="float">
            <text:p>0.070944107</text:p>
          </table:table-cell>
          <table:table-cell office:value-type="float" office:value="0.0753494123" calcext:value-type="float">
            <text:p>0.0753494123</text:p>
          </table:table-cell>
          <table:table-cell office:value-type="float" office:value="0.0602820589" calcext:value-type="float">
            <text:p>0.0602820589</text:p>
          </table:table-cell>
          <table:table-cell office:value-type="float" office:value="0.0653940175" calcext:value-type="float">
            <text:p>0.0653940175</text:p>
          </table:table-cell>
          <table:table-cell office:value-type="float" office:value="0.0611898963" calcext:value-type="float">
            <text:p>0.0611898963</text:p>
          </table:table-cell>
          <table:table-cell office:value-type="float" office:value="0.0569857752" calcext:value-type="float">
            <text:p>0.0569857752</text:p>
          </table:table-cell>
          <table:table-cell office:value-type="float" office:value="0.0855488776" calcext:value-type="float">
            <text:p>0.0855488776</text:p>
          </table:table-cell>
          <table:table-cell office:value-type="float" office:value="0.0690172908" calcext:value-type="float">
            <text:p>0.0690172908</text:p>
          </table:table-cell>
          <table:table-cell office:value-type="float" office:value="0.0551170144" calcext:value-type="float">
            <text:p>0.0551170144</text:p>
          </table:table-cell>
          <table:table-cell office:value-type="float" office:value="0.0593334555" calcext:value-type="float">
            <text:p>0.0593334555</text:p>
          </table:table-cell>
          <table:table-cell office:value-type="float" office:value="0.0731551087" calcext:value-type="float">
            <text:p>0.0731551087</text:p>
          </table:table-cell>
          <table:table-cell office:value-type="float" office:value="0.0599775257" calcext:value-type="float">
            <text:p>0.0599775257</text:p>
          </table:table-cell>
          <table:table-cell office:value-type="float" office:value="0.0713357685" calcext:value-type="float">
            <text:p>0.0713357685</text:p>
          </table:table-cell>
          <table:table-cell office:value-type="float" office:value="0.0767627546" calcext:value-type="float">
            <text:p>0.0767627546</text:p>
          </table:table-cell>
          <table:table-cell office:value-type="float" office:value="0.0925005847" calcext:value-type="float">
            <text:p>0.0925005847</text:p>
          </table:table-cell>
          <table:table-cell office:value-type="float" office:value="0.0736114062" calcext:value-type="float">
            <text:p>0.0736114062</text:p>
          </table:table-cell>
          <table:table-cell office:value-type="float" office:value="0.0743099183" calcext:value-type="float">
            <text:p>0.0743099183</text:p>
          </table:table-cell>
          <table:table-cell office:value-type="float" office:value="0.0753935436" calcext:value-type="float">
            <text:p>0.0753935436</text:p>
          </table:table-cell>
          <table:table-cell office:value-type="float" office:value="0.082450374" calcext:value-type="float">
            <text:p>0.082450374</text:p>
          </table:table-cell>
          <table:table-cell office:value-type="float" office:value="0.0610099366" calcext:value-type="float">
            <text:p>0.0610099366</text:p>
          </table:table-cell>
          <table:table-cell office:value-type="float" office:value="0.0560421946" calcext:value-type="float">
            <text:p>0.0560421946</text:p>
          </table:table-cell>
          <table:table-cell office:value-type="float" office:value="0.072876691" calcext:value-type="float">
            <text:p>0.072876691</text:p>
          </table:table-cell>
          <table:table-cell office:value-type="float" office:value="0.0901842568" calcext:value-type="float">
            <text:p>0.0901842568</text:p>
          </table:table-cell>
          <table:table-cell office:value-type="float" office:value="0.0588957897" calcext:value-type="float">
            <text:p>0.0588957897</text:p>
          </table:table-cell>
          <table:table-cell office:value-type="float" office:value="0.0778648018" calcext:value-type="float">
            <text:p>0.0778648018</text:p>
          </table:table-cell>
          <table:table-cell office:value-type="float" office:value="0.0680649758" calcext:value-type="float">
            <text:p>0.0680649758</text:p>
          </table:table-cell>
          <table:table-cell office:value-type="float" office:value="0.0559852934" calcext:value-type="float">
            <text:p>0.0559852934</text:p>
          </table:table-cell>
          <table:table-cell office:value-type="float" office:value="0.0817420128" calcext:value-type="float">
            <text:p>0.0817420128</text:p>
          </table:table-cell>
          <table:table-cell office:value-type="float" office:value="0.071421739" calcext:value-type="float">
            <text:p>0.071421739</text:p>
          </table:table-cell>
          <table:table-cell office:value-type="float" office:value="0.0636653178" calcext:value-type="float">
            <text:p>0.0636653178</text:p>
          </table:table-cell>
          <table:table-cell office:value-type="float" office:value="0.0757184467" calcext:value-type="float">
            <text:p>0.0757184467</text:p>
          </table:table-cell>
          <table:table-cell office:value-type="float" office:value="0.0851015769" calcext:value-type="float">
            <text:p>0.0851015769</text:p>
          </table:table-cell>
          <table:table-cell office:value-type="float" office:value="0.0822917604" calcext:value-type="float">
            <text:p>0.0822917604</text:p>
          </table:table-cell>
          <table:table-cell office:value-type="float" office:value="0.0876926194" calcext:value-type="float">
            <text:p>0.0876926194</text:p>
          </table:table-cell>
          <table:table-cell office:value-type="float" office:value="0.0786070022" calcext:value-type="float">
            <text:p>0.0786070022</text:p>
          </table:table-cell>
          <table:table-cell office:value-type="float" office:value="0.0862874992" calcext:value-type="float">
            <text:p>0.0862874992</text:p>
          </table:table-cell>
          <table:table-cell office:value-type="float" office:value="0.081085184075" calcext:value-type="float">
            <text:p>0.081085184075</text:p>
          </table:table-cell>
          <table:table-cell office:value-type="float" office:value="0.07588286895" calcext:value-type="float">
            <text:p>0.07588286895</text:p>
          </table:table-cell>
          <table:table-cell office:value-type="float" office:value="0.070680553825" calcext:value-type="float">
            <text:p>0.070680553825</text:p>
          </table:table-cell>
          <table:table-cell office:value-type="float" office:value="0.0654782387" calcext:value-type="float">
            <text:p>0.0654782387</text:p>
          </table:table-cell>
          <table:table-cell office:value-type="float" office:value="0.0642743614" calcext:value-type="float">
            <text:p>0.0642743614</text:p>
          </table:table-cell>
          <table:table-cell office:value-type="float" office:value="0.0623927917" calcext:value-type="float">
            <text:p>0.0623927917</text:p>
          </table:table-cell>
          <table:table-cell office:value-type="float" office:value="0.0831339534" calcext:value-type="float">
            <text:p>0.0831339534</text:p>
          </table:table-cell>
          <table:table-cell office:value-type="float" office:value="0.0793785729" calcext:value-type="float">
            <text:p>0.0793785729</text:p>
          </table:table-cell>
          <table:table-cell office:value-type="float" office:value="0.0752671486" calcext:value-type="float">
            <text:p>0.0752671486</text:p>
          </table:table-cell>
          <table:table-cell office:value-type="float" office:value="0.074297696" calcext:value-type="float">
            <text:p>0.074297696</text:p>
          </table:table-cell>
          <table:table-cell office:value-type="float" office:value="0.0700343664" calcext:value-type="float">
            <text:p>0.0700343664</text:p>
          </table:table-cell>
          <table:table-cell office:value-type="float" office:value="0.056388436" calcext:value-type="float">
            <text:p>0.056388436</text:p>
          </table:table-cell>
          <table:table-cell office:value-type="float" office:value="0.071997268" calcext:value-type="float">
            <text:p>0.071997268</text:p>
          </table:table-cell>
          <table:table-cell office:value-type="float" office:value="0.0581439467" calcext:value-type="float">
            <text:p>0.0581439467</text:p>
          </table:table-cell>
          <table:table-cell office:value-type="float" office:value="0.0545218224" calcext:value-type="float">
            <text:p>0.0545218224</text:p>
          </table:table-cell>
          <table:table-cell office:value-type="float" office:value="0.0569832326" calcext:value-type="float">
            <text:p>0.0569832326</text:p>
          </table:table-cell>
          <table:table-cell office:value-type="float" office:value="0.0402201808" calcext:value-type="float">
            <text:p>0.0402201808</text:p>
          </table:table-cell>
          <table:table-cell office:value-type="float" office:value="0.0505685014" calcext:value-type="float">
            <text:p>0.0505685014</text:p>
          </table:table-cell>
          <table:table-cell table:style-name="Default" office:value-type="float" office:value="0.0415608373" calcext:value-type="float">
            <text:p>0.0415608373</text:p>
          </table:table-cell>
          <table:table-cell table:formula="of:=AVERAGE([.AR32:.BP32])" office:value-type="float" office:value="0.069119554638" calcext:value-type="float">
            <text:p>0.069119554638</text:p>
          </table:table-cell>
          <table:table-cell table:formula="of:=[.BQ32]" office:value-type="float" office:value="0.069119554638" calcext:value-type="float">
            <text:p>0.069119554638</text:p>
          </table:table-cell>
          <table:table-cell table:formula="of:=[.BR32]" office:value-type="float" office:value="0.069119554638" calcext:value-type="float">
            <text:p>0.069119554638</text:p>
          </table:table-cell>
          <table:table-cell table:formula="of:=[.BS32]" office:value-type="float" office:value="0.069119554638" calcext:value-type="float">
            <text:p>0.069119554638</text:p>
          </table:table-cell>
          <table:table-cell table:formula="of:=[.BT32]" office:value-type="float" office:value="0.069119554638" calcext:value-type="float">
            <text:p>0.069119554638</text:p>
          </table:table-cell>
          <table:table-cell table:formula="of:=[.BU32]" office:value-type="float" office:value="0.069119554638" calcext:value-type="float">
            <text:p>0.069119554638</text:p>
          </table:table-cell>
          <table:table-cell table:formula="of:=[.BV32]" office:value-type="float" office:value="0.069119554638" calcext:value-type="float">
            <text:p>0.069119554638</text:p>
          </table:table-cell>
          <table:table-cell table:formula="of:=[.BW32]" office:value-type="float" office:value="0.069119554638" calcext:value-type="float">
            <text:p>0.069119554638</text:p>
          </table:table-cell>
          <table:table-cell table:formula="of:=[.BX32]" office:value-type="float" office:value="0.069119554638" calcext:value-type="float">
            <text:p>0.069119554638</text:p>
          </table:table-cell>
          <table:table-cell table:formula="of:=[.BY32]" office:value-type="float" office:value="0.069119554638" calcext:value-type="float">
            <text:p>0.069119554638</text:p>
          </table:table-cell>
          <table:table-cell table:formula="of:=[.BZ32]" office:value-type="float" office:value="0.069119554638" calcext:value-type="float">
            <text:p>0.069119554638</text:p>
          </table:table-cell>
          <table:table-cell table:formula="of:=[.CA32]" office:value-type="float" office:value="0.069119554638" calcext:value-type="float">
            <text:p>0.069119554638</text:p>
          </table:table-cell>
          <table:table-cell table:formula="of:=[.CB32]" office:value-type="float" office:value="0.069119554638" calcext:value-type="float">
            <text:p>0.069119554638</text:p>
          </table:table-cell>
          <table:table-cell table:formula="of:=[.CC32]" office:value-type="float" office:value="0.069119554638" calcext:value-type="float">
            <text:p>0.069119554638</text:p>
          </table:table-cell>
          <table:table-cell table:formula="of:=[.CD32]" office:value-type="float" office:value="0.069119554638" calcext:value-type="float">
            <text:p>0.069119554638</text:p>
          </table:table-cell>
          <table:table-cell table:formula="of:=[.CE32]" office:value-type="float" office:value="0.069119554638" calcext:value-type="float">
            <text:p>0.069119554638</text:p>
          </table:table-cell>
          <table:table-cell table:formula="of:=[.CF32]" office:value-type="float" office:value="0.069119554638" calcext:value-type="float">
            <text:p>0.069119554638</text:p>
          </table:table-cell>
          <table:table-cell table:formula="of:=[.CG32]" office:value-type="float" office:value="0.069119554638" calcext:value-type="float">
            <text:p>0.069119554638</text:p>
          </table:table-cell>
          <table:table-cell table:formula="of:=[.CH32]" office:value-type="float" office:value="0.069119554638" calcext:value-type="float">
            <text:p>0.069119554638</text:p>
          </table:table-cell>
          <table:table-cell table:formula="of:=[.CI32]" office:value-type="float" office:value="0.069119554638" calcext:value-type="float">
            <text:p>0.069119554638</text:p>
          </table:table-cell>
          <table:table-cell table:formula="of:=[.CJ32]" office:value-type="float" office:value="0.069119554638" calcext:value-type="float">
            <text:p>0.069119554638</text:p>
          </table:table-cell>
          <table:table-cell table:formula="of:=[.CK32]" office:value-type="float" office:value="0.069119554638" calcext:value-type="float">
            <text:p>0.069119554638</text:p>
          </table:table-cell>
          <table:table-cell table:formula="of:=[.CL32]" office:value-type="float" office:value="0.069119554638" calcext:value-type="float">
            <text:p>0.069119554638</text:p>
          </table:table-cell>
          <table:table-cell table:formula="of:=[.CM32]" office:value-type="float" office:value="0.069119554638" calcext:value-type="float">
            <text:p>0.069119554638</text:p>
          </table:table-cell>
          <table:table-cell table:formula="of:=[.CN32]" office:value-type="float" office:value="0.069119554638" calcext:value-type="float">
            <text:p>0.069119554638</text:p>
          </table:table-cell>
          <table:table-cell table:formula="of:=[.CO32]" office:value-type="float" office:value="0.069119554638" calcext:value-type="float">
            <text:p>0.069119554638</text:p>
          </table:table-cell>
          <table:table-cell table:formula="of:=[.CP32]" office:value-type="float" office:value="0.069119554638" calcext:value-type="float">
            <text:p>0.069119554638</text:p>
          </table:table-cell>
          <table:table-cell table:formula="of:=[.CQ32]" office:value-type="float" office:value="0.069119554638" calcext:value-type="float">
            <text:p>0.069119554638</text:p>
          </table:table-cell>
          <table:table-cell table:formula="of:=[.CR32]" office:value-type="float" office:value="0.069119554638" calcext:value-type="float">
            <text:p>0.069119554638</text:p>
          </table:table-cell>
          <table:table-cell table:formula="of:=[.CS32]" office:value-type="float" office:value="0.069119554638" calcext:value-type="float">
            <text:p>0.069119554638</text:p>
          </table:table-cell>
          <table:table-cell table:formula="of:=[.CT32]" office:value-type="float" office:value="0.069119554638" calcext:value-type="float">
            <text:p>0.069119554638</text:p>
          </table:table-cell>
          <table:table-cell table:formula="of:=[.CU32]" office:value-type="float" office:value="0.069119554638" calcext:value-type="float">
            <text:p>0.069119554638</text:p>
          </table:table-cell>
          <table:table-cell table:formula="of:=[.CV32]" office:value-type="float" office:value="0.069119554638" calcext:value-type="float">
            <text:p>0.069119554638</text:p>
          </table:table-cell>
          <table:table-cell table:formula="of:=[.CW32]" office:value-type="float" office:value="0.069119554638" calcext:value-type="float">
            <text:p>0.069119554638</text:p>
          </table:table-cell>
          <table:table-cell table:formula="of:=[.CX32]" office:value-type="float" office:value="0.069119554638" calcext:value-type="float">
            <text:p>0.069119554638</text:p>
          </table:table-cell>
          <table:table-cell table:formula="of:=[.CY32]" office:value-type="float" office:value="0.069119554638" calcext:value-type="float">
            <text:p>0.069119554638</text:p>
          </table:table-cell>
          <table:table-cell table:formula="of:=[.CZ32]" office:value-type="float" office:value="0.069119554638" calcext:value-type="float">
            <text:p>0.069119554638</text:p>
          </table:table-cell>
          <table:table-cell table:formula="of:=[.DA32]" office:value-type="float" office:value="0.069119554638" calcext:value-type="float">
            <text:p>0.069119554638</text:p>
          </table:table-cell>
          <table:table-cell table:formula="of:=[.DB32]" office:value-type="float" office:value="0.069119554638" calcext:value-type="float">
            <text:p>0.069119554638</text:p>
          </table:table-cell>
          <table:table-cell table:formula="of:=[.DC32]" office:value-type="float" office:value="0.069119554638" calcext:value-type="float">
            <text:p>0.069119554638</text:p>
          </table:table-cell>
          <table:table-cell table:formula="of:=[.DD32]" office:value-type="float" office:value="0.069119554638" calcext:value-type="float">
            <text:p>0.069119554638</text:p>
          </table:table-cell>
          <table:table-cell table:formula="of:=[.DE32]" office:value-type="float" office:value="0.069119554638" calcext:value-type="float">
            <text:p>0.069119554638</text:p>
          </table:table-cell>
          <table:table-cell table:formula="of:=[.DF32]" office:value-type="float" office:value="0.069119554638" calcext:value-type="float">
            <text:p>0.069119554638</text:p>
          </table:table-cell>
          <table:table-cell table:formula="of:=[.DG32]" office:value-type="float" office:value="0.069119554638" calcext:value-type="float">
            <text:p>0.069119554638</text:p>
          </table:table-cell>
          <table:table-cell table:formula="of:=[.DH32]" office:value-type="float" office:value="0.069119554638" calcext:value-type="float">
            <text:p>0.069119554638</text:p>
          </table:table-cell>
          <table:table-cell table:formula="of:=[.DI32]" office:value-type="float" office:value="0.069119554638" calcext:value-type="float">
            <text:p>0.069119554638</text:p>
          </table:table-cell>
          <table:table-cell table:formula="of:=[.DJ32]" office:value-type="float" office:value="0.069119554638" calcext:value-type="float">
            <text:p>0.069119554638</text:p>
          </table:table-cell>
          <table:table-cell table:formula="of:=[.DK32]" office:value-type="float" office:value="0.069119554638" calcext:value-type="float">
            <text:p>0.069119554638</text:p>
          </table:table-cell>
          <table:table-cell table:formula="of:=[.DL32]" office:value-type="float" office:value="0.069119554638" calcext:value-type="float">
            <text:p>0.069119554638</text:p>
          </table:table-cell>
          <table:table-cell table:formula="of:=[.DM32]" office:value-type="float" office:value="0.069119554638" calcext:value-type="float">
            <text:p>0.069119554638</text:p>
          </table:table-cell>
          <table:table-cell table:formula="of:=[.DN32]" office:value-type="float" office:value="0.069119554638" calcext:value-type="float">
            <text:p>0.069119554638</text:p>
          </table:table-cell>
          <table:table-cell table:formula="of:=[.DO32]" office:value-type="float" office:value="0.069119554638" calcext:value-type="float">
            <text:p>0.069119554638</text:p>
          </table:table-cell>
          <table:table-cell table:formula="of:=[.DP32]" office:value-type="float" office:value="0.069119554638" calcext:value-type="float">
            <text:p>0.069119554638</text:p>
          </table:table-cell>
          <table:table-cell table:formula="of:=[.DQ32]" office:value-type="float" office:value="0.069119554638" calcext:value-type="float">
            <text:p>0.069119554638</text:p>
          </table:table-cell>
          <table:table-cell table:formula="of:=[.DR32]" office:value-type="float" office:value="0.069119554638" calcext:value-type="float">
            <text:p>0.069119554638</text:p>
          </table:table-cell>
          <table:table-cell table:formula="of:=[.DS32]" office:value-type="float" office:value="0.069119554638" calcext:value-type="float">
            <text:p>0.069119554638</text:p>
          </table:table-cell>
          <table:table-cell table:formula="of:=[.DT32]" office:value-type="float" office:value="0.069119554638" calcext:value-type="float">
            <text:p>0.069119554638</text:p>
          </table:table-cell>
          <table:table-cell table:formula="of:=[.DU32]" office:value-type="float" office:value="0.069119554638" calcext:value-type="float">
            <text:p>0.069119554638</text:p>
          </table:table-cell>
          <table:table-cell table:formula="of:=[.DV32]" office:value-type="float" office:value="0.069119554638" calcext:value-type="float">
            <text:p>0.069119554638</text:p>
          </table:table-cell>
          <table:table-cell table:formula="of:=[.DW32]" office:value-type="float" office:value="0.069119554638" calcext:value-type="float">
            <text:p>0.069119554638</text:p>
          </table:table-cell>
          <table:table-cell table:formula="of:=[.DX32]" office:value-type="float" office:value="0.069119554638" calcext:value-type="float">
            <text:p>0.069119554638</text:p>
          </table:table-cell>
          <table:table-cell table:formula="of:=[.DY32]" office:value-type="float" office:value="0.069119554638" calcext:value-type="float">
            <text:p>0.069119554638</text:p>
          </table:table-cell>
          <table:table-cell table:formula="of:=[.DZ32]" office:value-type="float" office:value="0.069119554638" calcext:value-type="float">
            <text:p>0.069119554638</text:p>
          </table:table-cell>
          <table:table-cell table:formula="of:=[.EA32]" office:value-type="float" office:value="0.069119554638" calcext:value-type="float">
            <text:p>0.069119554638</text:p>
          </table:table-cell>
          <table:table-cell table:formula="of:=[.EB32]" office:value-type="float" office:value="0.069119554638" calcext:value-type="float">
            <text:p>0.069119554638</text:p>
          </table:table-cell>
          <table:table-cell table:formula="of:=[.EC32]" office:value-type="float" office:value="0.069119554638" calcext:value-type="float">
            <text:p>0.069119554638</text:p>
          </table:table-cell>
          <table:table-cell table:formula="of:=[.ED32]" office:value-type="float" office:value="0.069119554638" calcext:value-type="float">
            <text:p>0.069119554638</text:p>
          </table:table-cell>
          <table:table-cell table:formula="of:=[.EE32]" office:value-type="float" office:value="0.069119554638" calcext:value-type="float">
            <text:p>0.069119554638</text:p>
          </table:table-cell>
          <table:table-cell table:formula="of:=[.EF32]" office:value-type="float" office:value="0.069119554638" calcext:value-type="float">
            <text:p>0.069119554638</text:p>
          </table:table-cell>
          <table:table-cell table:formula="of:=[.EG32]" office:value-type="float" office:value="0.069119554638" calcext:value-type="float">
            <text:p>0.069119554638</text:p>
          </table:table-cell>
          <table:table-cell table:formula="of:=[.EH32]" office:value-type="float" office:value="0.069119554638" calcext:value-type="float">
            <text:p>0.069119554638</text:p>
          </table:table-cell>
          <table:table-cell table:formula="of:=[.EI32]" office:value-type="float" office:value="0.069119554638" calcext:value-type="float">
            <text:p>0.069119554638</text:p>
          </table:table-cell>
          <table:table-cell table:formula="of:=[.EJ32]" office:value-type="float" office:value="0.069119554638" calcext:value-type="float">
            <text:p>0.069119554638</text:p>
          </table:table-cell>
          <table:table-cell table:formula="of:=[.EK32]" office:value-type="float" office:value="0.069119554638" calcext:value-type="float">
            <text:p>0.069119554638</text:p>
          </table:table-cell>
          <table:table-cell table:formula="of:=[.EL32]" office:value-type="float" office:value="0.069119554638" calcext:value-type="float">
            <text:p>0.069119554638</text:p>
          </table:table-cell>
          <table:table-cell table:formula="of:=[.EM32]" office:value-type="float" office:value="0.069119554638" calcext:value-type="float">
            <text:p>0.069119554638</text:p>
          </table:table-cell>
          <table:table-cell table:formula="of:=[.EN32]" office:value-type="float" office:value="0.069119554638" calcext:value-type="float">
            <text:p>0.069119554638</text:p>
          </table:table-cell>
          <table:table-cell table:formula="of:=[.EO32]" office:value-type="float" office:value="0.069119554638" calcext:value-type="float">
            <text:p>0.069119554638</text:p>
          </table:table-cell>
          <table:table-cell table:formula="of:=[.EP32]" office:value-type="float" office:value="0.069119554638" calcext:value-type="float">
            <text:p>0.069119554638</text:p>
          </table:table-cell>
          <table:table-cell table:formula="of:=[.EQ32]" office:value-type="float" office:value="0.069119554638" calcext:value-type="float">
            <text:p>0.069119554638</text:p>
          </table:table-cell>
          <table:table-cell table:formula="of:=[.ER32]" office:value-type="float" office:value="0.069119554638" calcext:value-type="float">
            <text:p>0.069119554638</text:p>
          </table:table-cell>
          <table:table-cell table:formula="of:=[.ES32]" office:value-type="float" office:value="0.069119554638" calcext:value-type="float">
            <text:p>0.069119554638</text:p>
          </table:table-cell>
          <table:table-cell table:formula="of:=[.ET32]" office:value-type="float" office:value="0.069119554638" calcext:value-type="float">
            <text:p>0.0691195546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34494667" calcext:value-type="float">
            <text:p>0.1934494667</text:p>
          </table:table-cell>
          <table:table-cell office:value-type="float" office:value="0.2018526959" calcext:value-type="float">
            <text:p>0.2018526959</text:p>
          </table:table-cell>
          <table:table-cell office:value-type="float" office:value="0.1904553932" calcext:value-type="float">
            <text:p>0.1904553932</text:p>
          </table:table-cell>
          <table:table-cell office:value-type="float" office:value="0.1952777203" calcext:value-type="float">
            <text:p>0.1952777203</text:p>
          </table:table-cell>
          <table:table-cell office:value-type="float" office:value="0.2056199165" calcext:value-type="float">
            <text:p>0.2056199165</text:p>
          </table:table-cell>
          <table:table-cell office:value-type="float" office:value="0.1997636206" calcext:value-type="float">
            <text:p>0.1997636206</text:p>
          </table:table-cell>
          <table:table-cell office:value-type="float" office:value="0.1915646081" calcext:value-type="float">
            <text:p>0.1915646081</text:p>
          </table:table-cell>
          <table:table-cell office:value-type="float" office:value="0.2037523853" calcext:value-type="float">
            <text:p>0.2037523853</text:p>
          </table:table-cell>
          <table:table-cell office:value-type="float" office:value="0.2164732074" calcext:value-type="float">
            <text:p>0.2164732074</text:p>
          </table:table-cell>
          <table:table-cell office:value-type="float" office:value="0.2226853504" calcext:value-type="float">
            <text:p>0.2226853504</text:p>
          </table:table-cell>
          <table:table-cell office:value-type="float" office:value="0.2152500082" calcext:value-type="float">
            <text:p>0.2152500082</text:p>
          </table:table-cell>
          <table:table-cell office:value-type="float" office:value="0.2099765924" calcext:value-type="float">
            <text:p>0.2099765924</text:p>
          </table:table-cell>
          <table:table-cell office:value-type="float" office:value="0.2105744174" calcext:value-type="float">
            <text:p>0.2105744174</text:p>
          </table:table-cell>
          <table:table-cell office:value-type="float" office:value="0.2173128408" calcext:value-type="float">
            <text:p>0.2173128408</text:p>
          </table:table-cell>
          <table:table-cell office:value-type="float" office:value="0.2193243727" calcext:value-type="float">
            <text:p>0.2193243727</text:p>
          </table:table-cell>
          <table:table-cell office:value-type="float" office:value="0.2084974932" calcext:value-type="float">
            <text:p>0.2084974932</text:p>
          </table:table-cell>
          <table:table-cell office:value-type="float" office:value="0.2087193876" calcext:value-type="float">
            <text:p>0.2087193876</text:p>
          </table:table-cell>
          <table:table-cell office:value-type="float" office:value="0.208941282" calcext:value-type="float">
            <text:p>0.208941282</text:p>
          </table:table-cell>
          <table:table-cell office:value-type="float" office:value="0.2078700804" calcext:value-type="float">
            <text:p>0.2078700804</text:p>
          </table:table-cell>
          <table:table-cell office:value-type="float" office:value="0.2023732989" calcext:value-type="float">
            <text:p>0.2023732989</text:p>
          </table:table-cell>
          <table:table-cell office:value-type="float" office:value="0.1968440576" calcext:value-type="float">
            <text:p>0.1968440576</text:p>
          </table:table-cell>
          <table:table-cell office:value-type="float" office:value="0.2000552717" calcext:value-type="float">
            <text:p>0.2000552717</text:p>
          </table:table-cell>
          <table:table-cell office:value-type="float" office:value="0.1930443681" calcext:value-type="float">
            <text:p>0.1930443681</text:p>
          </table:table-cell>
          <table:table-cell office:value-type="float" office:value="0.1965867305" calcext:value-type="float">
            <text:p>0.1965867305</text:p>
          </table:table-cell>
          <table:table-cell office:value-type="float" office:value="0.2313123607" calcext:value-type="float">
            <text:p>0.2313123607</text:p>
          </table:table-cell>
          <table:table-cell office:value-type="float" office:value="0.2033749216" calcext:value-type="float">
            <text:p>0.2033749216</text:p>
          </table:table-cell>
          <table:table-cell office:value-type="float" office:value="0.2021970797" calcext:value-type="float">
            <text:p>0.2021970797</text:p>
          </table:table-cell>
          <table:table-cell office:value-type="float" office:value="0.2171119818" calcext:value-type="float">
            <text:p>0.2171119818</text:p>
          </table:table-cell>
          <table:table-cell office:value-type="float" office:value="0.2265662011" calcext:value-type="float">
            <text:p>0.2265662011</text:p>
          </table:table-cell>
          <table:table-cell office:value-type="float" office:value="0.2354760961" calcext:value-type="float">
            <text:p>0.2354760961</text:p>
          </table:table-cell>
          <table:table-cell office:value-type="float" office:value="0.2484463935" calcext:value-type="float">
            <text:p>0.2484463935</text:p>
          </table:table-cell>
          <table:table-cell office:value-type="float" office:value="0.2201502544" calcext:value-type="float">
            <text:p>0.2201502544</text:p>
          </table:table-cell>
          <table:table-cell office:value-type="float" office:value="0.224091652" calcext:value-type="float">
            <text:p>0.224091652</text:p>
          </table:table-cell>
          <table:table-cell office:value-type="float" office:value="0.2350374694" calcext:value-type="float">
            <text:p>0.2350374694</text:p>
          </table:table-cell>
          <table:table-cell office:value-type="float" office:value="0.2521589073" calcext:value-type="float">
            <text:p>0.2521589073</text:p>
          </table:table-cell>
          <table:table-cell office:value-type="float" office:value="0.2223909558" calcext:value-type="float">
            <text:p>0.2223909558</text:p>
          </table:table-cell>
          <table:table-cell office:value-type="float" office:value="0.201573402" calcext:value-type="float">
            <text:p>0.201573402</text:p>
          </table:table-cell>
          <table:table-cell office:value-type="float" office:value="0.2185232511" calcext:value-type="float">
            <text:p>0.2185232511</text:p>
          </table:table-cell>
          <table:table-cell office:value-type="float" office:value="0.2290040524" calcext:value-type="float">
            <text:p>0.2290040524</text:p>
          </table:table-cell>
          <table:table-cell office:value-type="float" office:value="0.2169017131" calcext:value-type="float">
            <text:p>0.2169017131</text:p>
          </table:table-cell>
          <table:table-cell office:value-type="float" office:value="0.2458132795" calcext:value-type="float">
            <text:p>0.2458132795</text:p>
          </table:table-cell>
          <table:table-cell office:value-type="float" office:value="0.2498789703" calcext:value-type="float">
            <text:p>0.2498789703</text:p>
          </table:table-cell>
          <table:table-cell office:value-type="float" office:value="0.2302312838" calcext:value-type="float">
            <text:p>0.2302312838</text:p>
          </table:table-cell>
          <table:table-cell office:value-type="float" office:value="0.2386337781" calcext:value-type="float">
            <text:p>0.2386337781</text:p>
          </table:table-cell>
          <table:table-cell office:value-type="float" office:value="0.2328454962" calcext:value-type="float">
            <text:p>0.2328454962</text:p>
          </table:table-cell>
          <table:table-cell office:value-type="float" office:value="0.2350624864" calcext:value-type="float">
            <text:p>0.2350624864</text:p>
          </table:table-cell>
          <table:table-cell office:value-type="float" office:value="0.2449320444" calcext:value-type="float">
            <text:p>0.2449320444</text:p>
          </table:table-cell>
          <table:table-cell office:value-type="float" office:value="0.2353817975" calcext:value-type="float">
            <text:p>0.2353817975</text:p>
          </table:table-cell>
          <table:table-cell office:value-type="float" office:value="0.2344633667" calcext:value-type="float">
            <text:p>0.2344633667</text:p>
          </table:table-cell>
          <table:table-cell office:value-type="float" office:value="0.2335449359" calcext:value-type="float">
            <text:p>0.2335449359</text:p>
          </table:table-cell>
          <table:table-cell office:value-type="float" office:value="0.2326265051" calcext:value-type="float">
            <text:p>0.2326265051</text:p>
          </table:table-cell>
          <table:table-cell office:value-type="float" office:value="0.2317080743" calcext:value-type="float">
            <text:p>0.2317080743</text:p>
          </table:table-cell>
          <table:table-cell office:value-type="float" office:value="0.2146829556" calcext:value-type="float">
            <text:p>0.2146829556</text:p>
          </table:table-cell>
          <table:table-cell office:value-type="float" office:value="0.2280333513" calcext:value-type="float">
            <text:p>0.2280333513</text:p>
          </table:table-cell>
          <table:table-cell office:value-type="float" office:value="0.2237109702" calcext:value-type="float">
            <text:p>0.2237109702</text:p>
          </table:table-cell>
          <table:table-cell office:value-type="float" office:value="0.2263626112" calcext:value-type="float">
            <text:p>0.2263626112</text:p>
          </table:table-cell>
          <table:table-cell office:value-type="float" office:value="0.2271140623" calcext:value-type="float">
            <text:p>0.2271140623</text:p>
          </table:table-cell>
          <table:table-cell office:value-type="float" office:value="0.219836053" calcext:value-type="float">
            <text:p>0.219836053</text:p>
          </table:table-cell>
          <table:table-cell office:value-type="float" office:value="0.2424037343" calcext:value-type="float">
            <text:p>0.2424037343</text:p>
          </table:table-cell>
          <table:table-cell office:value-type="float" office:value="0.2320862566" calcext:value-type="float">
            <text:p>0.2320862566</text:p>
          </table:table-cell>
          <table:table-cell office:value-type="float" office:value="0.23881522" calcext:value-type="float">
            <text:p>0.23881522</text:p>
          </table:table-cell>
          <table:table-cell office:value-type="float" office:value="0.2125378304" calcext:value-type="float">
            <text:p>0.2125378304</text:p>
          </table:table-cell>
          <table:table-cell office:value-type="float" office:value="0.2360016834" calcext:value-type="float">
            <text:p>0.2360016834</text:p>
          </table:table-cell>
          <table:table-cell office:value-type="float" office:value="0.2195616042" calcext:value-type="float">
            <text:p>0.2195616042</text:p>
          </table:table-cell>
          <table:table-cell office:value-type="float" office:value="0.2142214688" calcext:value-type="float">
            <text:p>0.2142214688</text:p>
          </table:table-cell>
          <table:table-cell office:value-type="float" office:value="0.202494318" calcext:value-type="float">
            <text:p>0.202494318</text:p>
          </table:table-cell>
          <table:table-cell table:style-name="Default" office:value-type="float" office:value="0.217505689" calcext:value-type="float">
            <text:p>0.217505689</text:p>
          </table:table-cell>
          <table:table-cell table:formula="of:=AVERAGE([.AR33:.BP33])" office:value-type="float" office:value="0.228191903068" calcext:value-type="float">
            <text:p>0.228191903068</text:p>
          </table:table-cell>
          <table:table-cell table:formula="of:=[.BQ33]" office:value-type="float" office:value="0.228191903068" calcext:value-type="float">
            <text:p>0.228191903068</text:p>
          </table:table-cell>
          <table:table-cell table:formula="of:=[.BR33]" office:value-type="float" office:value="0.228191903068" calcext:value-type="float">
            <text:p>0.228191903068</text:p>
          </table:table-cell>
          <table:table-cell table:formula="of:=[.BS33]" office:value-type="float" office:value="0.228191903068" calcext:value-type="float">
            <text:p>0.228191903068</text:p>
          </table:table-cell>
          <table:table-cell table:formula="of:=[.BT33]" office:value-type="float" office:value="0.228191903068" calcext:value-type="float">
            <text:p>0.228191903068</text:p>
          </table:table-cell>
          <table:table-cell table:formula="of:=[.BU33]" office:value-type="float" office:value="0.228191903068" calcext:value-type="float">
            <text:p>0.228191903068</text:p>
          </table:table-cell>
          <table:table-cell table:formula="of:=[.BV33]" office:value-type="float" office:value="0.228191903068" calcext:value-type="float">
            <text:p>0.228191903068</text:p>
          </table:table-cell>
          <table:table-cell table:formula="of:=[.BW33]" office:value-type="float" office:value="0.228191903068" calcext:value-type="float">
            <text:p>0.228191903068</text:p>
          </table:table-cell>
          <table:table-cell table:formula="of:=[.BX33]" office:value-type="float" office:value="0.228191903068" calcext:value-type="float">
            <text:p>0.228191903068</text:p>
          </table:table-cell>
          <table:table-cell table:formula="of:=[.BY33]" office:value-type="float" office:value="0.228191903068" calcext:value-type="float">
            <text:p>0.228191903068</text:p>
          </table:table-cell>
          <table:table-cell table:formula="of:=[.BZ33]" office:value-type="float" office:value="0.228191903068" calcext:value-type="float">
            <text:p>0.228191903068</text:p>
          </table:table-cell>
          <table:table-cell table:formula="of:=[.CA33]" office:value-type="float" office:value="0.228191903068" calcext:value-type="float">
            <text:p>0.228191903068</text:p>
          </table:table-cell>
          <table:table-cell table:formula="of:=[.CB33]" office:value-type="float" office:value="0.228191903068" calcext:value-type="float">
            <text:p>0.228191903068</text:p>
          </table:table-cell>
          <table:table-cell table:formula="of:=[.CC33]" office:value-type="float" office:value="0.228191903068" calcext:value-type="float">
            <text:p>0.228191903068</text:p>
          </table:table-cell>
          <table:table-cell table:formula="of:=[.CD33]" office:value-type="float" office:value="0.228191903068" calcext:value-type="float">
            <text:p>0.228191903068</text:p>
          </table:table-cell>
          <table:table-cell table:formula="of:=[.CE33]" office:value-type="float" office:value="0.228191903068" calcext:value-type="float">
            <text:p>0.228191903068</text:p>
          </table:table-cell>
          <table:table-cell table:formula="of:=[.CF33]" office:value-type="float" office:value="0.228191903068" calcext:value-type="float">
            <text:p>0.228191903068</text:p>
          </table:table-cell>
          <table:table-cell table:formula="of:=[.CG33]" office:value-type="float" office:value="0.228191903068" calcext:value-type="float">
            <text:p>0.228191903068</text:p>
          </table:table-cell>
          <table:table-cell table:formula="of:=[.CH33]" office:value-type="float" office:value="0.228191903068" calcext:value-type="float">
            <text:p>0.228191903068</text:p>
          </table:table-cell>
          <table:table-cell table:formula="of:=[.CI33]" office:value-type="float" office:value="0.228191903068" calcext:value-type="float">
            <text:p>0.228191903068</text:p>
          </table:table-cell>
          <table:table-cell table:formula="of:=[.CJ33]" office:value-type="float" office:value="0.228191903068" calcext:value-type="float">
            <text:p>0.228191903068</text:p>
          </table:table-cell>
          <table:table-cell table:formula="of:=[.CK33]" office:value-type="float" office:value="0.228191903068" calcext:value-type="float">
            <text:p>0.228191903068</text:p>
          </table:table-cell>
          <table:table-cell table:formula="of:=[.CL33]" office:value-type="float" office:value="0.228191903068" calcext:value-type="float">
            <text:p>0.228191903068</text:p>
          </table:table-cell>
          <table:table-cell table:formula="of:=[.CM33]" office:value-type="float" office:value="0.228191903068" calcext:value-type="float">
            <text:p>0.228191903068</text:p>
          </table:table-cell>
          <table:table-cell table:formula="of:=[.CN33]" office:value-type="float" office:value="0.228191903068" calcext:value-type="float">
            <text:p>0.228191903068</text:p>
          </table:table-cell>
          <table:table-cell table:formula="of:=[.CO33]" office:value-type="float" office:value="0.228191903068" calcext:value-type="float">
            <text:p>0.228191903068</text:p>
          </table:table-cell>
          <table:table-cell table:formula="of:=[.CP33]" office:value-type="float" office:value="0.228191903068" calcext:value-type="float">
            <text:p>0.228191903068</text:p>
          </table:table-cell>
          <table:table-cell table:formula="of:=[.CQ33]" office:value-type="float" office:value="0.228191903068" calcext:value-type="float">
            <text:p>0.228191903068</text:p>
          </table:table-cell>
          <table:table-cell table:formula="of:=[.CR33]" office:value-type="float" office:value="0.228191903068" calcext:value-type="float">
            <text:p>0.228191903068</text:p>
          </table:table-cell>
          <table:table-cell table:formula="of:=[.CS33]" office:value-type="float" office:value="0.228191903068" calcext:value-type="float">
            <text:p>0.228191903068</text:p>
          </table:table-cell>
          <table:table-cell table:formula="of:=[.CT33]" office:value-type="float" office:value="0.228191903068" calcext:value-type="float">
            <text:p>0.228191903068</text:p>
          </table:table-cell>
          <table:table-cell table:formula="of:=[.CU33]" office:value-type="float" office:value="0.228191903068" calcext:value-type="float">
            <text:p>0.228191903068</text:p>
          </table:table-cell>
          <table:table-cell table:formula="of:=[.CV33]" office:value-type="float" office:value="0.228191903068" calcext:value-type="float">
            <text:p>0.228191903068</text:p>
          </table:table-cell>
          <table:table-cell table:formula="of:=[.CW33]" office:value-type="float" office:value="0.228191903068" calcext:value-type="float">
            <text:p>0.228191903068</text:p>
          </table:table-cell>
          <table:table-cell table:formula="of:=[.CX33]" office:value-type="float" office:value="0.228191903068" calcext:value-type="float">
            <text:p>0.228191903068</text:p>
          </table:table-cell>
          <table:table-cell table:formula="of:=[.CY33]" office:value-type="float" office:value="0.228191903068" calcext:value-type="float">
            <text:p>0.228191903068</text:p>
          </table:table-cell>
          <table:table-cell table:formula="of:=[.CZ33]" office:value-type="float" office:value="0.228191903068" calcext:value-type="float">
            <text:p>0.228191903068</text:p>
          </table:table-cell>
          <table:table-cell table:formula="of:=[.DA33]" office:value-type="float" office:value="0.228191903068" calcext:value-type="float">
            <text:p>0.228191903068</text:p>
          </table:table-cell>
          <table:table-cell table:formula="of:=[.DB33]" office:value-type="float" office:value="0.228191903068" calcext:value-type="float">
            <text:p>0.228191903068</text:p>
          </table:table-cell>
          <table:table-cell table:formula="of:=[.DC33]" office:value-type="float" office:value="0.228191903068" calcext:value-type="float">
            <text:p>0.228191903068</text:p>
          </table:table-cell>
          <table:table-cell table:formula="of:=[.DD33]" office:value-type="float" office:value="0.228191903068" calcext:value-type="float">
            <text:p>0.228191903068</text:p>
          </table:table-cell>
          <table:table-cell table:formula="of:=[.DE33]" office:value-type="float" office:value="0.228191903068" calcext:value-type="float">
            <text:p>0.228191903068</text:p>
          </table:table-cell>
          <table:table-cell table:formula="of:=[.DF33]" office:value-type="float" office:value="0.228191903068" calcext:value-type="float">
            <text:p>0.228191903068</text:p>
          </table:table-cell>
          <table:table-cell table:formula="of:=[.DG33]" office:value-type="float" office:value="0.228191903068" calcext:value-type="float">
            <text:p>0.228191903068</text:p>
          </table:table-cell>
          <table:table-cell table:formula="of:=[.DH33]" office:value-type="float" office:value="0.228191903068" calcext:value-type="float">
            <text:p>0.228191903068</text:p>
          </table:table-cell>
          <table:table-cell table:formula="of:=[.DI33]" office:value-type="float" office:value="0.228191903068" calcext:value-type="float">
            <text:p>0.228191903068</text:p>
          </table:table-cell>
          <table:table-cell table:formula="of:=[.DJ33]" office:value-type="float" office:value="0.228191903068" calcext:value-type="float">
            <text:p>0.228191903068</text:p>
          </table:table-cell>
          <table:table-cell table:formula="of:=[.DK33]" office:value-type="float" office:value="0.228191903068" calcext:value-type="float">
            <text:p>0.228191903068</text:p>
          </table:table-cell>
          <table:table-cell table:formula="of:=[.DL33]" office:value-type="float" office:value="0.228191903068" calcext:value-type="float">
            <text:p>0.228191903068</text:p>
          </table:table-cell>
          <table:table-cell table:formula="of:=[.DM33]" office:value-type="float" office:value="0.228191903068" calcext:value-type="float">
            <text:p>0.228191903068</text:p>
          </table:table-cell>
          <table:table-cell table:formula="of:=[.DN33]" office:value-type="float" office:value="0.228191903068" calcext:value-type="float">
            <text:p>0.228191903068</text:p>
          </table:table-cell>
          <table:table-cell table:formula="of:=[.DO33]" office:value-type="float" office:value="0.228191903068" calcext:value-type="float">
            <text:p>0.228191903068</text:p>
          </table:table-cell>
          <table:table-cell table:formula="of:=[.DP33]" office:value-type="float" office:value="0.228191903068" calcext:value-type="float">
            <text:p>0.228191903068</text:p>
          </table:table-cell>
          <table:table-cell table:formula="of:=[.DQ33]" office:value-type="float" office:value="0.228191903068" calcext:value-type="float">
            <text:p>0.228191903068</text:p>
          </table:table-cell>
          <table:table-cell table:formula="of:=[.DR33]" office:value-type="float" office:value="0.228191903068" calcext:value-type="float">
            <text:p>0.228191903068</text:p>
          </table:table-cell>
          <table:table-cell table:formula="of:=[.DS33]" office:value-type="float" office:value="0.228191903068" calcext:value-type="float">
            <text:p>0.228191903068</text:p>
          </table:table-cell>
          <table:table-cell table:formula="of:=[.DT33]" office:value-type="float" office:value="0.228191903068" calcext:value-type="float">
            <text:p>0.228191903068</text:p>
          </table:table-cell>
          <table:table-cell table:formula="of:=[.DU33]" office:value-type="float" office:value="0.228191903068" calcext:value-type="float">
            <text:p>0.228191903068</text:p>
          </table:table-cell>
          <table:table-cell table:formula="of:=[.DV33]" office:value-type="float" office:value="0.228191903068" calcext:value-type="float">
            <text:p>0.228191903068</text:p>
          </table:table-cell>
          <table:table-cell table:formula="of:=[.DW33]" office:value-type="float" office:value="0.228191903068" calcext:value-type="float">
            <text:p>0.228191903068</text:p>
          </table:table-cell>
          <table:table-cell table:formula="of:=[.DX33]" office:value-type="float" office:value="0.228191903068" calcext:value-type="float">
            <text:p>0.228191903068</text:p>
          </table:table-cell>
          <table:table-cell table:formula="of:=[.DY33]" office:value-type="float" office:value="0.228191903068" calcext:value-type="float">
            <text:p>0.228191903068</text:p>
          </table:table-cell>
          <table:table-cell table:formula="of:=[.DZ33]" office:value-type="float" office:value="0.228191903068" calcext:value-type="float">
            <text:p>0.228191903068</text:p>
          </table:table-cell>
          <table:table-cell table:formula="of:=[.EA33]" office:value-type="float" office:value="0.228191903068" calcext:value-type="float">
            <text:p>0.228191903068</text:p>
          </table:table-cell>
          <table:table-cell table:formula="of:=[.EB33]" office:value-type="float" office:value="0.228191903068" calcext:value-type="float">
            <text:p>0.228191903068</text:p>
          </table:table-cell>
          <table:table-cell table:formula="of:=[.EC33]" office:value-type="float" office:value="0.228191903068" calcext:value-type="float">
            <text:p>0.228191903068</text:p>
          </table:table-cell>
          <table:table-cell table:formula="of:=[.ED33]" office:value-type="float" office:value="0.228191903068" calcext:value-type="float">
            <text:p>0.228191903068</text:p>
          </table:table-cell>
          <table:table-cell table:formula="of:=[.EE33]" office:value-type="float" office:value="0.228191903068" calcext:value-type="float">
            <text:p>0.228191903068</text:p>
          </table:table-cell>
          <table:table-cell table:formula="of:=[.EF33]" office:value-type="float" office:value="0.228191903068" calcext:value-type="float">
            <text:p>0.228191903068</text:p>
          </table:table-cell>
          <table:table-cell table:formula="of:=[.EG33]" office:value-type="float" office:value="0.228191903068" calcext:value-type="float">
            <text:p>0.228191903068</text:p>
          </table:table-cell>
          <table:table-cell table:formula="of:=[.EH33]" office:value-type="float" office:value="0.228191903068" calcext:value-type="float">
            <text:p>0.228191903068</text:p>
          </table:table-cell>
          <table:table-cell table:formula="of:=[.EI33]" office:value-type="float" office:value="0.228191903068" calcext:value-type="float">
            <text:p>0.228191903068</text:p>
          </table:table-cell>
          <table:table-cell table:formula="of:=[.EJ33]" office:value-type="float" office:value="0.228191903068" calcext:value-type="float">
            <text:p>0.228191903068</text:p>
          </table:table-cell>
          <table:table-cell table:formula="of:=[.EK33]" office:value-type="float" office:value="0.228191903068" calcext:value-type="float">
            <text:p>0.228191903068</text:p>
          </table:table-cell>
          <table:table-cell table:formula="of:=[.EL33]" office:value-type="float" office:value="0.228191903068" calcext:value-type="float">
            <text:p>0.228191903068</text:p>
          </table:table-cell>
          <table:table-cell table:formula="of:=[.EM33]" office:value-type="float" office:value="0.228191903068" calcext:value-type="float">
            <text:p>0.228191903068</text:p>
          </table:table-cell>
          <table:table-cell table:formula="of:=[.EN33]" office:value-type="float" office:value="0.228191903068" calcext:value-type="float">
            <text:p>0.228191903068</text:p>
          </table:table-cell>
          <table:table-cell table:formula="of:=[.EO33]" office:value-type="float" office:value="0.228191903068" calcext:value-type="float">
            <text:p>0.228191903068</text:p>
          </table:table-cell>
          <table:table-cell table:formula="of:=[.EP33]" office:value-type="float" office:value="0.228191903068" calcext:value-type="float">
            <text:p>0.228191903068</text:p>
          </table:table-cell>
          <table:table-cell table:formula="of:=[.EQ33]" office:value-type="float" office:value="0.228191903068" calcext:value-type="float">
            <text:p>0.228191903068</text:p>
          </table:table-cell>
          <table:table-cell table:formula="of:=[.ER33]" office:value-type="float" office:value="0.228191903068" calcext:value-type="float">
            <text:p>0.228191903068</text:p>
          </table:table-cell>
          <table:table-cell table:formula="of:=[.ES33]" office:value-type="float" office:value="0.228191903068" calcext:value-type="float">
            <text:p>0.228191903068</text:p>
          </table:table-cell>
          <table:table-cell table:formula="of:=[.ET33]" office:value-type="float" office:value="0.228191903068" calcext:value-type="float">
            <text:p>0.2281919030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66870155" calcext:value-type="float">
            <text:p>0.2466870155</text:p>
          </table:table-cell>
          <table:table-cell office:value-type="float" office:value="0.2415128575" calcext:value-type="float">
            <text:p>0.2415128575</text:p>
          </table:table-cell>
          <table:table-cell office:value-type="float" office:value="0.2650879231" calcext:value-type="float">
            <text:p>0.2650879231</text:p>
          </table:table-cell>
          <table:table-cell office:value-type="float" office:value="0.2578245556" calcext:value-type="float">
            <text:p>0.2578245556</text:p>
          </table:table-cell>
          <table:table-cell office:value-type="float" office:value="0.2603017346" calcext:value-type="float">
            <text:p>0.2603017346</text:p>
          </table:table-cell>
          <table:table-cell office:value-type="float" office:value="0.2821433659" calcext:value-type="float">
            <text:p>0.2821433659</text:p>
          </table:table-cell>
          <table:table-cell office:value-type="float" office:value="0.2834804344" calcext:value-type="float">
            <text:p>0.2834804344</text:p>
          </table:table-cell>
          <table:table-cell office:value-type="float" office:value="0.2797086797" calcext:value-type="float">
            <text:p>0.2797086797</text:p>
          </table:table-cell>
          <table:table-cell office:value-type="float" office:value="0.2740699975" calcext:value-type="float">
            <text:p>0.2740699975</text:p>
          </table:table-cell>
          <table:table-cell office:value-type="float" office:value="0.2675454232" calcext:value-type="float">
            <text:p>0.2675454232</text:p>
          </table:table-cell>
          <table:table-cell office:value-type="float" office:value="0.2758586755" calcext:value-type="float">
            <text:p>0.2758586755</text:p>
          </table:table-cell>
          <table:table-cell office:value-type="float" office:value="0.2878073633" calcext:value-type="float">
            <text:p>0.2878073633</text:p>
          </table:table-cell>
          <table:table-cell office:value-type="float" office:value="0.2865881725" calcext:value-type="float">
            <text:p>0.2865881725</text:p>
          </table:table-cell>
          <table:table-cell office:value-type="float" office:value="0.2964391569" calcext:value-type="float">
            <text:p>0.2964391569</text:p>
          </table:table-cell>
          <table:table-cell office:value-type="float" office:value="0.3035118703" calcext:value-type="float">
            <text:p>0.3035118703</text:p>
          </table:table-cell>
          <table:table-cell office:value-type="float" office:value="0.3050228507" calcext:value-type="float">
            <text:p>0.3050228507</text:p>
          </table:table-cell>
          <table:table-cell office:value-type="float" office:value="0.2985081998" calcext:value-type="float">
            <text:p>0.2985081998</text:p>
          </table:table-cell>
          <table:table-cell office:value-type="float" office:value="0.2919935488" calcext:value-type="float">
            <text:p>0.2919935488</text:p>
          </table:table-cell>
          <table:table-cell office:value-type="float" office:value="0.3281704134" calcext:value-type="float">
            <text:p>0.3281704134</text:p>
          </table:table-cell>
          <table:table-cell office:value-type="float" office:value="0.3155305938" calcext:value-type="float">
            <text:p>0.3155305938</text:p>
          </table:table-cell>
          <table:table-cell office:value-type="float" office:value="0.2797183351" calcext:value-type="float">
            <text:p>0.2797183351</text:p>
          </table:table-cell>
          <table:table-cell office:value-type="float" office:value="0.3099895065" calcext:value-type="float">
            <text:p>0.3099895065</text:p>
          </table:table-cell>
          <table:table-cell office:value-type="float" office:value="0.3279380542" calcext:value-type="float">
            <text:p>0.3279380542</text:p>
          </table:table-cell>
          <table:table-cell office:value-type="float" office:value="0.3183592016" calcext:value-type="float">
            <text:p>0.3183592016</text:p>
          </table:table-cell>
          <table:table-cell office:value-type="float" office:value="0.3213005261" calcext:value-type="float">
            <text:p>0.3213005261</text:p>
          </table:table-cell>
          <table:table-cell office:value-type="float" office:value="0.3030128541" calcext:value-type="float">
            <text:p>0.3030128541</text:p>
          </table:table-cell>
          <table:table-cell office:value-type="float" office:value="0.3231662869" calcext:value-type="float">
            <text:p>0.3231662869</text:p>
          </table:table-cell>
          <table:table-cell office:value-type="float" office:value="0.3186539716" calcext:value-type="float">
            <text:p>0.3186539716</text:p>
          </table:table-cell>
          <table:table-cell office:value-type="float" office:value="0.3349070166" calcext:value-type="float">
            <text:p>0.3349070166</text:p>
          </table:table-cell>
          <table:table-cell office:value-type="float" office:value="0.3392910585" calcext:value-type="float">
            <text:p>0.3392910585</text:p>
          </table:table-cell>
          <table:table-cell office:value-type="float" office:value="0.3294240017" calcext:value-type="float">
            <text:p>0.3294240017</text:p>
          </table:table-cell>
          <table:table-cell office:value-type="float" office:value="0.3567661286" calcext:value-type="float">
            <text:p>0.3567661286</text:p>
          </table:table-cell>
          <table:table-cell office:value-type="float" office:value="0.3794026933" calcext:value-type="float">
            <text:p>0.3794026933</text:p>
          </table:table-cell>
          <table:table-cell office:value-type="float" office:value="0.3629238914" calcext:value-type="float">
            <text:p>0.3629238914</text:p>
          </table:table-cell>
          <table:table-cell office:value-type="float" office:value="0.3327999467" calcext:value-type="float">
            <text:p>0.3327999467</text:p>
          </table:table-cell>
          <table:table-cell office:value-type="float" office:value="0.3217730825" calcext:value-type="float">
            <text:p>0.3217730825</text:p>
          </table:table-cell>
          <table:table-cell office:value-type="float" office:value="0.3469347518" calcext:value-type="float">
            <text:p>0.3469347518</text:p>
          </table:table-cell>
          <table:table-cell office:value-type="float" office:value="0.3621774727" calcext:value-type="float">
            <text:p>0.3621774727</text:p>
          </table:table-cell>
          <table:table-cell office:value-type="float" office:value="0.3697627576" calcext:value-type="float">
            <text:p>0.3697627576</text:p>
          </table:table-cell>
          <table:table-cell office:value-type="float" office:value="0.3225416486" calcext:value-type="float">
            <text:p>0.3225416486</text:p>
          </table:table-cell>
          <table:table-cell office:value-type="float" office:value="0.3861290295" calcext:value-type="float">
            <text:p>0.3861290295</text:p>
          </table:table-cell>
          <table:table-cell office:value-type="float" office:value="0.3624862935" calcext:value-type="float">
            <text:p>0.3624862935</text:p>
          </table:table-cell>
          <table:table-cell office:value-type="float" office:value="0.3620700803" calcext:value-type="float">
            <text:p>0.3620700803</text:p>
          </table:table-cell>
          <table:table-cell office:value-type="float" office:value="0.3663033728" calcext:value-type="float">
            <text:p>0.3663033728</text:p>
          </table:table-cell>
          <table:table-cell office:value-type="float" office:value="0.3679298141" calcext:value-type="float">
            <text:p>0.3679298141</text:p>
          </table:table-cell>
          <table:table-cell office:value-type="float" office:value="0.3647093955" calcext:value-type="float">
            <text:p>0.3647093955</text:p>
          </table:table-cell>
          <table:table-cell office:value-type="float" office:value="0.3862360444" calcext:value-type="float">
            <text:p>0.3862360444</text:p>
          </table:table-cell>
          <table:table-cell office:value-type="float" office:value="0.3673430515" calcext:value-type="float">
            <text:p>0.3673430515</text:p>
          </table:table-cell>
          <table:table-cell office:value-type="float" office:value="0.366201863375" calcext:value-type="float">
            <text:p>0.366201863375</text:p>
          </table:table-cell>
          <table:table-cell office:value-type="float" office:value="0.36506067525" calcext:value-type="float">
            <text:p>0.36506067525</text:p>
          </table:table-cell>
          <table:table-cell office:value-type="float" office:value="0.363919487125" calcext:value-type="float">
            <text:p>0.363919487125</text:p>
          </table:table-cell>
          <table:table-cell office:value-type="float" office:value="0.362778299" calcext:value-type="float">
            <text:p>0.362778299</text:p>
          </table:table-cell>
          <table:table-cell office:value-type="float" office:value="0.3439288787" calcext:value-type="float">
            <text:p>0.3439288787</text:p>
          </table:table-cell>
          <table:table-cell office:value-type="float" office:value="0.3355110092" calcext:value-type="float">
            <text:p>0.3355110092</text:p>
          </table:table-cell>
          <table:table-cell office:value-type="float" office:value="0.3497841393" calcext:value-type="float">
            <text:p>0.3497841393</text:p>
          </table:table-cell>
          <table:table-cell office:value-type="float" office:value="0.3668274583" calcext:value-type="float">
            <text:p>0.3668274583</text:p>
          </table:table-cell>
          <table:table-cell office:value-type="float" office:value="0.3883147814" calcext:value-type="float">
            <text:p>0.3883147814</text:p>
          </table:table-cell>
          <table:table-cell office:value-type="float" office:value="0.3841670642" calcext:value-type="float">
            <text:p>0.3841670642</text:p>
          </table:table-cell>
          <table:table-cell office:value-type="float" office:value="0.3759361602" calcext:value-type="float">
            <text:p>0.3759361602</text:p>
          </table:table-cell>
          <table:table-cell office:value-type="float" office:value="0.3648862214" calcext:value-type="float">
            <text:p>0.3648862214</text:p>
          </table:table-cell>
          <table:table-cell office:value-type="float" office:value="0.3719768849" calcext:value-type="float">
            <text:p>0.3719768849</text:p>
          </table:table-cell>
          <table:table-cell office:value-type="float" office:value="0.3908082054" calcext:value-type="float">
            <text:p>0.3908082054</text:p>
          </table:table-cell>
          <table:table-cell office:value-type="float" office:value="0.4001671708" calcext:value-type="float">
            <text:p>0.4001671708</text:p>
          </table:table-cell>
          <table:table-cell office:value-type="float" office:value="0.3726073899" calcext:value-type="float">
            <text:p>0.3726073899</text:p>
          </table:table-cell>
          <table:table-cell office:value-type="float" office:value="0.3809837926" calcext:value-type="float">
            <text:p>0.3809837926</text:p>
          </table:table-cell>
          <table:table-cell office:value-type="float" office:value="0.3688909642" calcext:value-type="float">
            <text:p>0.3688909642</text:p>
          </table:table-cell>
          <table:table-cell table:style-name="Default" office:value-type="float" office:value="0.3527159808" calcext:value-type="float">
            <text:p>0.3527159808</text:p>
          </table:table-cell>
          <table:table-cell table:formula="of:=AVERAGE([.AR34:.BP34])" office:value-type="float" office:value="0.368802327386" calcext:value-type="float">
            <text:p>0.368802327386</text:p>
          </table:table-cell>
          <table:table-cell table:formula="of:=[.BQ34]" office:value-type="float" office:value="0.368802327386" calcext:value-type="float">
            <text:p>0.368802327386</text:p>
          </table:table-cell>
          <table:table-cell table:formula="of:=[.BR34]" office:value-type="float" office:value="0.368802327386" calcext:value-type="float">
            <text:p>0.368802327386</text:p>
          </table:table-cell>
          <table:table-cell table:formula="of:=[.BS34]" office:value-type="float" office:value="0.368802327386" calcext:value-type="float">
            <text:p>0.368802327386</text:p>
          </table:table-cell>
          <table:table-cell table:formula="of:=[.BT34]" office:value-type="float" office:value="0.368802327386" calcext:value-type="float">
            <text:p>0.368802327386</text:p>
          </table:table-cell>
          <table:table-cell table:formula="of:=[.BU34]" office:value-type="float" office:value="0.368802327386" calcext:value-type="float">
            <text:p>0.368802327386</text:p>
          </table:table-cell>
          <table:table-cell table:formula="of:=[.BV34]" office:value-type="float" office:value="0.368802327386" calcext:value-type="float">
            <text:p>0.368802327386</text:p>
          </table:table-cell>
          <table:table-cell table:formula="of:=[.BW34]" office:value-type="float" office:value="0.368802327386" calcext:value-type="float">
            <text:p>0.368802327386</text:p>
          </table:table-cell>
          <table:table-cell table:formula="of:=[.BX34]" office:value-type="float" office:value="0.368802327386" calcext:value-type="float">
            <text:p>0.368802327386</text:p>
          </table:table-cell>
          <table:table-cell table:formula="of:=[.BY34]" office:value-type="float" office:value="0.368802327386" calcext:value-type="float">
            <text:p>0.368802327386</text:p>
          </table:table-cell>
          <table:table-cell table:formula="of:=[.BZ34]" office:value-type="float" office:value="0.368802327386" calcext:value-type="float">
            <text:p>0.368802327386</text:p>
          </table:table-cell>
          <table:table-cell table:formula="of:=[.CA34]" office:value-type="float" office:value="0.368802327386" calcext:value-type="float">
            <text:p>0.368802327386</text:p>
          </table:table-cell>
          <table:table-cell table:formula="of:=[.CB34]" office:value-type="float" office:value="0.368802327386" calcext:value-type="float">
            <text:p>0.368802327386</text:p>
          </table:table-cell>
          <table:table-cell table:formula="of:=[.CC34]" office:value-type="float" office:value="0.368802327386" calcext:value-type="float">
            <text:p>0.368802327386</text:p>
          </table:table-cell>
          <table:table-cell table:formula="of:=[.CD34]" office:value-type="float" office:value="0.368802327386" calcext:value-type="float">
            <text:p>0.368802327386</text:p>
          </table:table-cell>
          <table:table-cell table:formula="of:=[.CE34]" office:value-type="float" office:value="0.368802327386" calcext:value-type="float">
            <text:p>0.368802327386</text:p>
          </table:table-cell>
          <table:table-cell table:formula="of:=[.CF34]" office:value-type="float" office:value="0.368802327386" calcext:value-type="float">
            <text:p>0.368802327386</text:p>
          </table:table-cell>
          <table:table-cell table:formula="of:=[.CG34]" office:value-type="float" office:value="0.368802327386" calcext:value-type="float">
            <text:p>0.368802327386</text:p>
          </table:table-cell>
          <table:table-cell table:formula="of:=[.CH34]" office:value-type="float" office:value="0.368802327386" calcext:value-type="float">
            <text:p>0.368802327386</text:p>
          </table:table-cell>
          <table:table-cell table:formula="of:=[.CI34]" office:value-type="float" office:value="0.368802327386" calcext:value-type="float">
            <text:p>0.368802327386</text:p>
          </table:table-cell>
          <table:table-cell table:formula="of:=[.CJ34]" office:value-type="float" office:value="0.368802327386" calcext:value-type="float">
            <text:p>0.368802327386</text:p>
          </table:table-cell>
          <table:table-cell table:formula="of:=[.CK34]" office:value-type="float" office:value="0.368802327386" calcext:value-type="float">
            <text:p>0.368802327386</text:p>
          </table:table-cell>
          <table:table-cell table:formula="of:=[.CL34]" office:value-type="float" office:value="0.368802327386" calcext:value-type="float">
            <text:p>0.368802327386</text:p>
          </table:table-cell>
          <table:table-cell table:formula="of:=[.CM34]" office:value-type="float" office:value="0.368802327386" calcext:value-type="float">
            <text:p>0.368802327386</text:p>
          </table:table-cell>
          <table:table-cell table:formula="of:=[.CN34]" office:value-type="float" office:value="0.368802327386" calcext:value-type="float">
            <text:p>0.368802327386</text:p>
          </table:table-cell>
          <table:table-cell table:formula="of:=[.CO34]" office:value-type="float" office:value="0.368802327386" calcext:value-type="float">
            <text:p>0.368802327386</text:p>
          </table:table-cell>
          <table:table-cell table:formula="of:=[.CP34]" office:value-type="float" office:value="0.368802327386" calcext:value-type="float">
            <text:p>0.368802327386</text:p>
          </table:table-cell>
          <table:table-cell table:formula="of:=[.CQ34]" office:value-type="float" office:value="0.368802327386" calcext:value-type="float">
            <text:p>0.368802327386</text:p>
          </table:table-cell>
          <table:table-cell table:formula="of:=[.CR34]" office:value-type="float" office:value="0.368802327386" calcext:value-type="float">
            <text:p>0.368802327386</text:p>
          </table:table-cell>
          <table:table-cell table:formula="of:=[.CS34]" office:value-type="float" office:value="0.368802327386" calcext:value-type="float">
            <text:p>0.368802327386</text:p>
          </table:table-cell>
          <table:table-cell table:formula="of:=[.CT34]" office:value-type="float" office:value="0.368802327386" calcext:value-type="float">
            <text:p>0.368802327386</text:p>
          </table:table-cell>
          <table:table-cell table:formula="of:=[.CU34]" office:value-type="float" office:value="0.368802327386" calcext:value-type="float">
            <text:p>0.368802327386</text:p>
          </table:table-cell>
          <table:table-cell table:formula="of:=[.CV34]" office:value-type="float" office:value="0.368802327386" calcext:value-type="float">
            <text:p>0.368802327386</text:p>
          </table:table-cell>
          <table:table-cell table:formula="of:=[.CW34]" office:value-type="float" office:value="0.368802327386" calcext:value-type="float">
            <text:p>0.368802327386</text:p>
          </table:table-cell>
          <table:table-cell table:formula="of:=[.CX34]" office:value-type="float" office:value="0.368802327386" calcext:value-type="float">
            <text:p>0.368802327386</text:p>
          </table:table-cell>
          <table:table-cell table:formula="of:=[.CY34]" office:value-type="float" office:value="0.368802327386" calcext:value-type="float">
            <text:p>0.368802327386</text:p>
          </table:table-cell>
          <table:table-cell table:formula="of:=[.CZ34]" office:value-type="float" office:value="0.368802327386" calcext:value-type="float">
            <text:p>0.368802327386</text:p>
          </table:table-cell>
          <table:table-cell table:formula="of:=[.DA34]" office:value-type="float" office:value="0.368802327386" calcext:value-type="float">
            <text:p>0.368802327386</text:p>
          </table:table-cell>
          <table:table-cell table:formula="of:=[.DB34]" office:value-type="float" office:value="0.368802327386" calcext:value-type="float">
            <text:p>0.368802327386</text:p>
          </table:table-cell>
          <table:table-cell table:formula="of:=[.DC34]" office:value-type="float" office:value="0.368802327386" calcext:value-type="float">
            <text:p>0.368802327386</text:p>
          </table:table-cell>
          <table:table-cell table:formula="of:=[.DD34]" office:value-type="float" office:value="0.368802327386" calcext:value-type="float">
            <text:p>0.368802327386</text:p>
          </table:table-cell>
          <table:table-cell table:formula="of:=[.DE34]" office:value-type="float" office:value="0.368802327386" calcext:value-type="float">
            <text:p>0.368802327386</text:p>
          </table:table-cell>
          <table:table-cell table:formula="of:=[.DF34]" office:value-type="float" office:value="0.368802327386" calcext:value-type="float">
            <text:p>0.368802327386</text:p>
          </table:table-cell>
          <table:table-cell table:formula="of:=[.DG34]" office:value-type="float" office:value="0.368802327386" calcext:value-type="float">
            <text:p>0.368802327386</text:p>
          </table:table-cell>
          <table:table-cell table:formula="of:=[.DH34]" office:value-type="float" office:value="0.368802327386" calcext:value-type="float">
            <text:p>0.368802327386</text:p>
          </table:table-cell>
          <table:table-cell table:formula="of:=[.DI34]" office:value-type="float" office:value="0.368802327386" calcext:value-type="float">
            <text:p>0.368802327386</text:p>
          </table:table-cell>
          <table:table-cell table:formula="of:=[.DJ34]" office:value-type="float" office:value="0.368802327386" calcext:value-type="float">
            <text:p>0.368802327386</text:p>
          </table:table-cell>
          <table:table-cell table:formula="of:=[.DK34]" office:value-type="float" office:value="0.368802327386" calcext:value-type="float">
            <text:p>0.368802327386</text:p>
          </table:table-cell>
          <table:table-cell table:formula="of:=[.DL34]" office:value-type="float" office:value="0.368802327386" calcext:value-type="float">
            <text:p>0.368802327386</text:p>
          </table:table-cell>
          <table:table-cell table:formula="of:=[.DM34]" office:value-type="float" office:value="0.368802327386" calcext:value-type="float">
            <text:p>0.368802327386</text:p>
          </table:table-cell>
          <table:table-cell table:formula="of:=[.DN34]" office:value-type="float" office:value="0.368802327386" calcext:value-type="float">
            <text:p>0.368802327386</text:p>
          </table:table-cell>
          <table:table-cell table:formula="of:=[.DO34]" office:value-type="float" office:value="0.368802327386" calcext:value-type="float">
            <text:p>0.368802327386</text:p>
          </table:table-cell>
          <table:table-cell table:formula="of:=[.DP34]" office:value-type="float" office:value="0.368802327386" calcext:value-type="float">
            <text:p>0.368802327386</text:p>
          </table:table-cell>
          <table:table-cell table:formula="of:=[.DQ34]" office:value-type="float" office:value="0.368802327386" calcext:value-type="float">
            <text:p>0.368802327386</text:p>
          </table:table-cell>
          <table:table-cell table:formula="of:=[.DR34]" office:value-type="float" office:value="0.368802327386" calcext:value-type="float">
            <text:p>0.368802327386</text:p>
          </table:table-cell>
          <table:table-cell table:formula="of:=[.DS34]" office:value-type="float" office:value="0.368802327386" calcext:value-type="float">
            <text:p>0.368802327386</text:p>
          </table:table-cell>
          <table:table-cell table:formula="of:=[.DT34]" office:value-type="float" office:value="0.368802327386" calcext:value-type="float">
            <text:p>0.368802327386</text:p>
          </table:table-cell>
          <table:table-cell table:formula="of:=[.DU34]" office:value-type="float" office:value="0.368802327386" calcext:value-type="float">
            <text:p>0.368802327386</text:p>
          </table:table-cell>
          <table:table-cell table:formula="of:=[.DV34]" office:value-type="float" office:value="0.368802327386" calcext:value-type="float">
            <text:p>0.368802327386</text:p>
          </table:table-cell>
          <table:table-cell table:formula="of:=[.DW34]" office:value-type="float" office:value="0.368802327386" calcext:value-type="float">
            <text:p>0.368802327386</text:p>
          </table:table-cell>
          <table:table-cell table:formula="of:=[.DX34]" office:value-type="float" office:value="0.368802327386" calcext:value-type="float">
            <text:p>0.368802327386</text:p>
          </table:table-cell>
          <table:table-cell table:formula="of:=[.DY34]" office:value-type="float" office:value="0.368802327386" calcext:value-type="float">
            <text:p>0.368802327386</text:p>
          </table:table-cell>
          <table:table-cell table:formula="of:=[.DZ34]" office:value-type="float" office:value="0.368802327386" calcext:value-type="float">
            <text:p>0.368802327386</text:p>
          </table:table-cell>
          <table:table-cell table:formula="of:=[.EA34]" office:value-type="float" office:value="0.368802327386" calcext:value-type="float">
            <text:p>0.368802327386</text:p>
          </table:table-cell>
          <table:table-cell table:formula="of:=[.EB34]" office:value-type="float" office:value="0.368802327386" calcext:value-type="float">
            <text:p>0.368802327386</text:p>
          </table:table-cell>
          <table:table-cell table:formula="of:=[.EC34]" office:value-type="float" office:value="0.368802327386" calcext:value-type="float">
            <text:p>0.368802327386</text:p>
          </table:table-cell>
          <table:table-cell table:formula="of:=[.ED34]" office:value-type="float" office:value="0.368802327386" calcext:value-type="float">
            <text:p>0.368802327386</text:p>
          </table:table-cell>
          <table:table-cell table:formula="of:=[.EE34]" office:value-type="float" office:value="0.368802327386" calcext:value-type="float">
            <text:p>0.368802327386</text:p>
          </table:table-cell>
          <table:table-cell table:formula="of:=[.EF34]" office:value-type="float" office:value="0.368802327386" calcext:value-type="float">
            <text:p>0.368802327386</text:p>
          </table:table-cell>
          <table:table-cell table:formula="of:=[.EG34]" office:value-type="float" office:value="0.368802327386" calcext:value-type="float">
            <text:p>0.368802327386</text:p>
          </table:table-cell>
          <table:table-cell table:formula="of:=[.EH34]" office:value-type="float" office:value="0.368802327386" calcext:value-type="float">
            <text:p>0.368802327386</text:p>
          </table:table-cell>
          <table:table-cell table:formula="of:=[.EI34]" office:value-type="float" office:value="0.368802327386" calcext:value-type="float">
            <text:p>0.368802327386</text:p>
          </table:table-cell>
          <table:table-cell table:formula="of:=[.EJ34]" office:value-type="float" office:value="0.368802327386" calcext:value-type="float">
            <text:p>0.368802327386</text:p>
          </table:table-cell>
          <table:table-cell table:formula="of:=[.EK34]" office:value-type="float" office:value="0.368802327386" calcext:value-type="float">
            <text:p>0.368802327386</text:p>
          </table:table-cell>
          <table:table-cell table:formula="of:=[.EL34]" office:value-type="float" office:value="0.368802327386" calcext:value-type="float">
            <text:p>0.368802327386</text:p>
          </table:table-cell>
          <table:table-cell table:formula="of:=[.EM34]" office:value-type="float" office:value="0.368802327386" calcext:value-type="float">
            <text:p>0.368802327386</text:p>
          </table:table-cell>
          <table:table-cell table:formula="of:=[.EN34]" office:value-type="float" office:value="0.368802327386" calcext:value-type="float">
            <text:p>0.368802327386</text:p>
          </table:table-cell>
          <table:table-cell table:formula="of:=[.EO34]" office:value-type="float" office:value="0.368802327386" calcext:value-type="float">
            <text:p>0.368802327386</text:p>
          </table:table-cell>
          <table:table-cell table:formula="of:=[.EP34]" office:value-type="float" office:value="0.368802327386" calcext:value-type="float">
            <text:p>0.368802327386</text:p>
          </table:table-cell>
          <table:table-cell table:formula="of:=[.EQ34]" office:value-type="float" office:value="0.368802327386" calcext:value-type="float">
            <text:p>0.368802327386</text:p>
          </table:table-cell>
          <table:table-cell table:formula="of:=[.ER34]" office:value-type="float" office:value="0.368802327386" calcext:value-type="float">
            <text:p>0.368802327386</text:p>
          </table:table-cell>
          <table:table-cell table:formula="of:=[.ES34]" office:value-type="float" office:value="0.368802327386" calcext:value-type="float">
            <text:p>0.368802327386</text:p>
          </table:table-cell>
          <table:table-cell table:formula="of:=[.ET34]" office:value-type="float" office:value="0.368802327386" calcext:value-type="float">
            <text:p>0.3688023273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07533214" calcext:value-type="float">
            <text:p>0.2307533214</text:p>
          </table:table-cell>
          <table:table-cell office:value-type="float" office:value="0.209773739" calcext:value-type="float">
            <text:p>0.209773739</text:p>
          </table:table-cell>
          <table:table-cell office:value-type="float" office:value="0.219855128" calcext:value-type="float">
            <text:p>0.219855128</text:p>
          </table:table-cell>
          <table:table-cell office:value-type="float" office:value="0.2410872521" calcext:value-type="float">
            <text:p>0.2410872521</text:p>
          </table:table-cell>
          <table:table-cell office:value-type="float" office:value="0.2281162394" calcext:value-type="float">
            <text:p>0.2281162394</text:p>
          </table:table-cell>
          <table:table-cell office:value-type="float" office:value="0.227125422" calcext:value-type="float">
            <text:p>0.227125422</text:p>
          </table:table-cell>
          <table:table-cell office:value-type="float" office:value="0.2387479985" calcext:value-type="float">
            <text:p>0.2387479985</text:p>
          </table:table-cell>
          <table:table-cell office:value-type="float" office:value="0.2503690837" calcext:value-type="float">
            <text:p>0.2503690837</text:p>
          </table:table-cell>
          <table:table-cell office:value-type="float" office:value="0.2466186565" calcext:value-type="float">
            <text:p>0.2466186565</text:p>
          </table:table-cell>
          <table:table-cell office:value-type="float" office:value="0.2675153334" calcext:value-type="float">
            <text:p>0.2675153334</text:p>
          </table:table-cell>
          <table:table-cell office:value-type="float" office:value="0.2700465243" calcext:value-type="float">
            <text:p>0.2700465243</text:p>
          </table:table-cell>
          <table:table-cell office:value-type="float" office:value="0.2523297592" calcext:value-type="float">
            <text:p>0.2523297592</text:p>
          </table:table-cell>
          <table:table-cell office:value-type="float" office:value="0.2721101562" calcext:value-type="float">
            <text:p>0.2721101562</text:p>
          </table:table-cell>
          <table:table-cell office:value-type="float" office:value="0.2815649368" calcext:value-type="float">
            <text:p>0.2815649368</text:p>
          </table:table-cell>
          <table:table-cell office:value-type="float" office:value="0.2915672292" calcext:value-type="float">
            <text:p>0.2915672292</text:p>
          </table:table-cell>
          <table:table-cell office:value-type="float" office:value="0.2962551969" calcext:value-type="float">
            <text:p>0.2962551969</text:p>
          </table:table-cell>
          <table:table-cell office:value-type="float" office:value="0.2870704322" calcext:value-type="float">
            <text:p>0.2870704322</text:p>
          </table:table-cell>
          <table:table-cell office:value-type="float" office:value="0.2778856676" calcext:value-type="float">
            <text:p>0.2778856676</text:p>
          </table:table-cell>
          <table:table-cell office:value-type="float" office:value="0.2949022493" calcext:value-type="float">
            <text:p>0.2949022493</text:p>
          </table:table-cell>
          <table:table-cell office:value-type="float" office:value="0.314977737" calcext:value-type="float">
            <text:p>0.314977737</text:p>
          </table:table-cell>
          <table:table-cell office:value-type="float" office:value="0.2916282993" calcext:value-type="float">
            <text:p>0.2916282993</text:p>
          </table:table-cell>
          <table:table-cell office:value-type="float" office:value="0.2746878843" calcext:value-type="float">
            <text:p>0.2746878843</text:p>
          </table:table-cell>
          <table:table-cell office:value-type="float" office:value="0.298170871" calcext:value-type="float">
            <text:p>0.298170871</text:p>
          </table:table-cell>
          <table:table-cell office:value-type="float" office:value="0.317028872" calcext:value-type="float">
            <text:p>0.317028872</text:p>
          </table:table-cell>
          <table:table-cell office:value-type="float" office:value="0.3056682817" calcext:value-type="float">
            <text:p>0.3056682817</text:p>
          </table:table-cell>
          <table:table-cell office:value-type="float" office:value="0.2970725292" calcext:value-type="float">
            <text:p>0.2970725292</text:p>
          </table:table-cell>
          <table:table-cell office:value-type="float" office:value="0.3143791089" calcext:value-type="float">
            <text:p>0.3143791089</text:p>
          </table:table-cell>
          <table:table-cell office:value-type="float" office:value="0.3121751244" calcext:value-type="float">
            <text:p>0.3121751244</text:p>
          </table:table-cell>
          <table:table-cell office:value-type="float" office:value="0.3235760685" calcext:value-type="float">
            <text:p>0.3235760685</text:p>
          </table:table-cell>
          <table:table-cell office:value-type="float" office:value="0.3418355652" calcext:value-type="float">
            <text:p>0.3418355652</text:p>
          </table:table-cell>
          <table:table-cell office:value-type="float" office:value="0.3520022105" calcext:value-type="float">
            <text:p>0.3520022105</text:p>
          </table:table-cell>
          <table:table-cell office:value-type="float" office:value="0.3661141882" calcext:value-type="float">
            <text:p>0.3661141882</text:p>
          </table:table-cell>
          <table:table-cell office:value-type="float" office:value="0.363181084" calcext:value-type="float">
            <text:p>0.363181084</text:p>
          </table:table-cell>
          <table:table-cell office:value-type="float" office:value="0.3588526705" calcext:value-type="float">
            <text:p>0.3588526705</text:p>
          </table:table-cell>
          <table:table-cell office:value-type="float" office:value="0.3596749918" calcext:value-type="float">
            <text:p>0.3596749918</text:p>
          </table:table-cell>
          <table:table-cell office:value-type="float" office:value="0.3689799179" calcext:value-type="float">
            <text:p>0.3689799179</text:p>
          </table:table-cell>
          <table:table-cell office:value-type="float" office:value="0.3731778868" calcext:value-type="float">
            <text:p>0.3731778868</text:p>
          </table:table-cell>
          <table:table-cell office:value-type="float" office:value="0.377263394" calcext:value-type="float">
            <text:p>0.377263394</text:p>
          </table:table-cell>
          <table:table-cell office:value-type="float" office:value="0.3782318193" calcext:value-type="float">
            <text:p>0.3782318193</text:p>
          </table:table-cell>
          <table:table-cell office:value-type="float" office:value="0.3852443058" calcext:value-type="float">
            <text:p>0.3852443058</text:p>
          </table:table-cell>
          <table:table-cell office:value-type="float" office:value="0.3922400719" calcext:value-type="float">
            <text:p>0.3922400719</text:p>
          </table:table-cell>
          <table:table-cell office:value-type="float" office:value="0.3992438906" calcext:value-type="float">
            <text:p>0.3992438906</text:p>
          </table:table-cell>
          <table:table-cell office:value-type="float" office:value="0.4113671333" calcext:value-type="float">
            <text:p>0.4113671333</text:p>
          </table:table-cell>
          <table:table-cell office:value-type="float" office:value="0.3753944198" calcext:value-type="float">
            <text:p>0.3753944198</text:p>
          </table:table-cell>
          <table:table-cell office:value-type="float" office:value="0.4069548106" calcext:value-type="float">
            <text:p>0.4069548106</text:p>
          </table:table-cell>
          <table:table-cell office:value-type="float" office:value="0.3921824651" calcext:value-type="float">
            <text:p>0.3921824651</text:p>
          </table:table-cell>
          <table:table-cell office:value-type="float" office:value="0.3706574392" calcext:value-type="float">
            <text:p>0.3706574392</text:p>
          </table:table-cell>
          <table:table-cell office:value-type="float" office:value="0.386333106" calcext:value-type="float">
            <text:p>0.386333106</text:p>
          </table:table-cell>
          <table:table-cell office:value-type="float" office:value="0.392357286675" calcext:value-type="float">
            <text:p>0.392357286675</text:p>
          </table:table-cell>
          <table:table-cell office:value-type="float" office:value="0.39838146735" calcext:value-type="float">
            <text:p>0.39838146735</text:p>
          </table:table-cell>
          <table:table-cell office:value-type="float" office:value="0.404405648025" calcext:value-type="float">
            <text:p>0.404405648025</text:p>
          </table:table-cell>
          <table:table-cell office:value-type="float" office:value="0.4104298287" calcext:value-type="float">
            <text:p>0.4104298287</text:p>
          </table:table-cell>
          <table:table-cell office:value-type="float" office:value="0.446846694" calcext:value-type="float">
            <text:p>0.446846694</text:p>
          </table:table-cell>
          <table:table-cell office:value-type="float" office:value="0.423518452" calcext:value-type="float">
            <text:p>0.423518452</text:p>
          </table:table-cell>
          <table:table-cell office:value-type="float" office:value="0.4044957387" calcext:value-type="float">
            <text:p>0.4044957387</text:p>
          </table:table-cell>
          <table:table-cell office:value-type="float" office:value="0.4100203096" calcext:value-type="float">
            <text:p>0.4100203096</text:p>
          </table:table-cell>
          <table:table-cell office:value-type="float" office:value="0.4069301067" calcext:value-type="float">
            <text:p>0.4069301067</text:p>
          </table:table-cell>
          <table:table-cell office:value-type="float" office:value="0.4168193693" calcext:value-type="float">
            <text:p>0.4168193693</text:p>
          </table:table-cell>
          <table:table-cell office:value-type="float" office:value="0.3921289965" calcext:value-type="float">
            <text:p>0.3921289965</text:p>
          </table:table-cell>
          <table:table-cell office:value-type="float" office:value="0.4071090203" calcext:value-type="float">
            <text:p>0.4071090203</text:p>
          </table:table-cell>
          <table:table-cell office:value-type="float" office:value="0.4315315388" calcext:value-type="float">
            <text:p>0.4315315388</text:p>
          </table:table-cell>
          <table:table-cell office:value-type="float" office:value="0.4118711238" calcext:value-type="float">
            <text:p>0.4118711238</text:p>
          </table:table-cell>
          <table:table-cell office:value-type="float" office:value="0.4139295541" calcext:value-type="float">
            <text:p>0.4139295541</text:p>
          </table:table-cell>
          <table:table-cell office:value-type="float" office:value="0.4043483709" calcext:value-type="float">
            <text:p>0.4043483709</text:p>
          </table:table-cell>
          <table:table-cell office:value-type="float" office:value="0.4021182355" calcext:value-type="float">
            <text:p>0.4021182355</text:p>
          </table:table-cell>
          <table:table-cell office:value-type="float" office:value="0.4296302821" calcext:value-type="float">
            <text:p>0.4296302821</text:p>
          </table:table-cell>
          <table:table-cell table:style-name="Default" office:value-type="float" office:value="0.4064701725" calcext:value-type="float">
            <text:p>0.4064701725</text:p>
          </table:table-cell>
          <table:table-cell table:formula="of:=AVERAGE([.AR35:.BP35])" office:value-type="float" office:value="0.406249262782" calcext:value-type="float">
            <text:p>0.406249262782</text:p>
          </table:table-cell>
          <table:table-cell table:formula="of:=[.BQ35]" office:value-type="float" office:value="0.406249262782" calcext:value-type="float">
            <text:p>0.406249262782</text:p>
          </table:table-cell>
          <table:table-cell table:formula="of:=[.BR35]" office:value-type="float" office:value="0.406249262782" calcext:value-type="float">
            <text:p>0.406249262782</text:p>
          </table:table-cell>
          <table:table-cell table:formula="of:=[.BS35]" office:value-type="float" office:value="0.406249262782" calcext:value-type="float">
            <text:p>0.406249262782</text:p>
          </table:table-cell>
          <table:table-cell table:formula="of:=[.BT35]" office:value-type="float" office:value="0.406249262782" calcext:value-type="float">
            <text:p>0.406249262782</text:p>
          </table:table-cell>
          <table:table-cell table:formula="of:=[.BU35]" office:value-type="float" office:value="0.406249262782" calcext:value-type="float">
            <text:p>0.406249262782</text:p>
          </table:table-cell>
          <table:table-cell table:formula="of:=[.BV35]" office:value-type="float" office:value="0.406249262782" calcext:value-type="float">
            <text:p>0.406249262782</text:p>
          </table:table-cell>
          <table:table-cell table:formula="of:=[.BW35]" office:value-type="float" office:value="0.406249262782" calcext:value-type="float">
            <text:p>0.406249262782</text:p>
          </table:table-cell>
          <table:table-cell table:formula="of:=[.BX35]" office:value-type="float" office:value="0.406249262782" calcext:value-type="float">
            <text:p>0.406249262782</text:p>
          </table:table-cell>
          <table:table-cell table:formula="of:=[.BY35]" office:value-type="float" office:value="0.406249262782" calcext:value-type="float">
            <text:p>0.406249262782</text:p>
          </table:table-cell>
          <table:table-cell table:formula="of:=[.BZ35]" office:value-type="float" office:value="0.406249262782" calcext:value-type="float">
            <text:p>0.406249262782</text:p>
          </table:table-cell>
          <table:table-cell table:formula="of:=[.CA35]" office:value-type="float" office:value="0.406249262782" calcext:value-type="float">
            <text:p>0.406249262782</text:p>
          </table:table-cell>
          <table:table-cell table:formula="of:=[.CB35]" office:value-type="float" office:value="0.406249262782" calcext:value-type="float">
            <text:p>0.406249262782</text:p>
          </table:table-cell>
          <table:table-cell table:formula="of:=[.CC35]" office:value-type="float" office:value="0.406249262782" calcext:value-type="float">
            <text:p>0.406249262782</text:p>
          </table:table-cell>
          <table:table-cell table:formula="of:=[.CD35]" office:value-type="float" office:value="0.406249262782" calcext:value-type="float">
            <text:p>0.406249262782</text:p>
          </table:table-cell>
          <table:table-cell table:formula="of:=[.CE35]" office:value-type="float" office:value="0.406249262782" calcext:value-type="float">
            <text:p>0.406249262782</text:p>
          </table:table-cell>
          <table:table-cell table:formula="of:=[.CF35]" office:value-type="float" office:value="0.406249262782" calcext:value-type="float">
            <text:p>0.406249262782</text:p>
          </table:table-cell>
          <table:table-cell table:formula="of:=[.CG35]" office:value-type="float" office:value="0.406249262782" calcext:value-type="float">
            <text:p>0.406249262782</text:p>
          </table:table-cell>
          <table:table-cell table:formula="of:=[.CH35]" office:value-type="float" office:value="0.406249262782" calcext:value-type="float">
            <text:p>0.406249262782</text:p>
          </table:table-cell>
          <table:table-cell table:formula="of:=[.CI35]" office:value-type="float" office:value="0.406249262782" calcext:value-type="float">
            <text:p>0.406249262782</text:p>
          </table:table-cell>
          <table:table-cell table:formula="of:=[.CJ35]" office:value-type="float" office:value="0.406249262782" calcext:value-type="float">
            <text:p>0.406249262782</text:p>
          </table:table-cell>
          <table:table-cell table:formula="of:=[.CK35]" office:value-type="float" office:value="0.406249262782" calcext:value-type="float">
            <text:p>0.406249262782</text:p>
          </table:table-cell>
          <table:table-cell table:formula="of:=[.CL35]" office:value-type="float" office:value="0.406249262782" calcext:value-type="float">
            <text:p>0.406249262782</text:p>
          </table:table-cell>
          <table:table-cell table:formula="of:=[.CM35]" office:value-type="float" office:value="0.406249262782" calcext:value-type="float">
            <text:p>0.406249262782</text:p>
          </table:table-cell>
          <table:table-cell table:formula="of:=[.CN35]" office:value-type="float" office:value="0.406249262782" calcext:value-type="float">
            <text:p>0.406249262782</text:p>
          </table:table-cell>
          <table:table-cell table:formula="of:=[.CO35]" office:value-type="float" office:value="0.406249262782" calcext:value-type="float">
            <text:p>0.406249262782</text:p>
          </table:table-cell>
          <table:table-cell table:formula="of:=[.CP35]" office:value-type="float" office:value="0.406249262782" calcext:value-type="float">
            <text:p>0.406249262782</text:p>
          </table:table-cell>
          <table:table-cell table:formula="of:=[.CQ35]" office:value-type="float" office:value="0.406249262782" calcext:value-type="float">
            <text:p>0.406249262782</text:p>
          </table:table-cell>
          <table:table-cell table:formula="of:=[.CR35]" office:value-type="float" office:value="0.406249262782" calcext:value-type="float">
            <text:p>0.406249262782</text:p>
          </table:table-cell>
          <table:table-cell table:formula="of:=[.CS35]" office:value-type="float" office:value="0.406249262782" calcext:value-type="float">
            <text:p>0.406249262782</text:p>
          </table:table-cell>
          <table:table-cell table:formula="of:=[.CT35]" office:value-type="float" office:value="0.406249262782" calcext:value-type="float">
            <text:p>0.406249262782</text:p>
          </table:table-cell>
          <table:table-cell table:formula="of:=[.CU35]" office:value-type="float" office:value="0.406249262782" calcext:value-type="float">
            <text:p>0.406249262782</text:p>
          </table:table-cell>
          <table:table-cell table:formula="of:=[.CV35]" office:value-type="float" office:value="0.406249262782" calcext:value-type="float">
            <text:p>0.406249262782</text:p>
          </table:table-cell>
          <table:table-cell table:formula="of:=[.CW35]" office:value-type="float" office:value="0.406249262782" calcext:value-type="float">
            <text:p>0.406249262782</text:p>
          </table:table-cell>
          <table:table-cell table:formula="of:=[.CX35]" office:value-type="float" office:value="0.406249262782" calcext:value-type="float">
            <text:p>0.406249262782</text:p>
          </table:table-cell>
          <table:table-cell table:formula="of:=[.CY35]" office:value-type="float" office:value="0.406249262782" calcext:value-type="float">
            <text:p>0.406249262782</text:p>
          </table:table-cell>
          <table:table-cell table:formula="of:=[.CZ35]" office:value-type="float" office:value="0.406249262782" calcext:value-type="float">
            <text:p>0.406249262782</text:p>
          </table:table-cell>
          <table:table-cell table:formula="of:=[.DA35]" office:value-type="float" office:value="0.406249262782" calcext:value-type="float">
            <text:p>0.406249262782</text:p>
          </table:table-cell>
          <table:table-cell table:formula="of:=[.DB35]" office:value-type="float" office:value="0.406249262782" calcext:value-type="float">
            <text:p>0.406249262782</text:p>
          </table:table-cell>
          <table:table-cell table:formula="of:=[.DC35]" office:value-type="float" office:value="0.406249262782" calcext:value-type="float">
            <text:p>0.406249262782</text:p>
          </table:table-cell>
          <table:table-cell table:formula="of:=[.DD35]" office:value-type="float" office:value="0.406249262782" calcext:value-type="float">
            <text:p>0.406249262782</text:p>
          </table:table-cell>
          <table:table-cell table:formula="of:=[.DE35]" office:value-type="float" office:value="0.406249262782" calcext:value-type="float">
            <text:p>0.406249262782</text:p>
          </table:table-cell>
          <table:table-cell table:formula="of:=[.DF35]" office:value-type="float" office:value="0.406249262782" calcext:value-type="float">
            <text:p>0.406249262782</text:p>
          </table:table-cell>
          <table:table-cell table:formula="of:=[.DG35]" office:value-type="float" office:value="0.406249262782" calcext:value-type="float">
            <text:p>0.406249262782</text:p>
          </table:table-cell>
          <table:table-cell table:formula="of:=[.DH35]" office:value-type="float" office:value="0.406249262782" calcext:value-type="float">
            <text:p>0.406249262782</text:p>
          </table:table-cell>
          <table:table-cell table:formula="of:=[.DI35]" office:value-type="float" office:value="0.406249262782" calcext:value-type="float">
            <text:p>0.406249262782</text:p>
          </table:table-cell>
          <table:table-cell table:formula="of:=[.DJ35]" office:value-type="float" office:value="0.406249262782" calcext:value-type="float">
            <text:p>0.406249262782</text:p>
          </table:table-cell>
          <table:table-cell table:formula="of:=[.DK35]" office:value-type="float" office:value="0.406249262782" calcext:value-type="float">
            <text:p>0.406249262782</text:p>
          </table:table-cell>
          <table:table-cell table:formula="of:=[.DL35]" office:value-type="float" office:value="0.406249262782" calcext:value-type="float">
            <text:p>0.406249262782</text:p>
          </table:table-cell>
          <table:table-cell table:formula="of:=[.DM35]" office:value-type="float" office:value="0.406249262782" calcext:value-type="float">
            <text:p>0.406249262782</text:p>
          </table:table-cell>
          <table:table-cell table:formula="of:=[.DN35]" office:value-type="float" office:value="0.406249262782" calcext:value-type="float">
            <text:p>0.406249262782</text:p>
          </table:table-cell>
          <table:table-cell table:formula="of:=[.DO35]" office:value-type="float" office:value="0.406249262782" calcext:value-type="float">
            <text:p>0.406249262782</text:p>
          </table:table-cell>
          <table:table-cell table:formula="of:=[.DP35]" office:value-type="float" office:value="0.406249262782" calcext:value-type="float">
            <text:p>0.406249262782</text:p>
          </table:table-cell>
          <table:table-cell table:formula="of:=[.DQ35]" office:value-type="float" office:value="0.406249262782" calcext:value-type="float">
            <text:p>0.406249262782</text:p>
          </table:table-cell>
          <table:table-cell table:formula="of:=[.DR35]" office:value-type="float" office:value="0.406249262782" calcext:value-type="float">
            <text:p>0.406249262782</text:p>
          </table:table-cell>
          <table:table-cell table:formula="of:=[.DS35]" office:value-type="float" office:value="0.406249262782" calcext:value-type="float">
            <text:p>0.406249262782</text:p>
          </table:table-cell>
          <table:table-cell table:formula="of:=[.DT35]" office:value-type="float" office:value="0.406249262782" calcext:value-type="float">
            <text:p>0.406249262782</text:p>
          </table:table-cell>
          <table:table-cell table:formula="of:=[.DU35]" office:value-type="float" office:value="0.406249262782" calcext:value-type="float">
            <text:p>0.406249262782</text:p>
          </table:table-cell>
          <table:table-cell table:formula="of:=[.DV35]" office:value-type="float" office:value="0.406249262782" calcext:value-type="float">
            <text:p>0.406249262782</text:p>
          </table:table-cell>
          <table:table-cell table:formula="of:=[.DW35]" office:value-type="float" office:value="0.406249262782" calcext:value-type="float">
            <text:p>0.406249262782</text:p>
          </table:table-cell>
          <table:table-cell table:formula="of:=[.DX35]" office:value-type="float" office:value="0.406249262782" calcext:value-type="float">
            <text:p>0.406249262782</text:p>
          </table:table-cell>
          <table:table-cell table:formula="of:=[.DY35]" office:value-type="float" office:value="0.406249262782" calcext:value-type="float">
            <text:p>0.406249262782</text:p>
          </table:table-cell>
          <table:table-cell table:formula="of:=[.DZ35]" office:value-type="float" office:value="0.406249262782" calcext:value-type="float">
            <text:p>0.406249262782</text:p>
          </table:table-cell>
          <table:table-cell table:formula="of:=[.EA35]" office:value-type="float" office:value="0.406249262782" calcext:value-type="float">
            <text:p>0.406249262782</text:p>
          </table:table-cell>
          <table:table-cell table:formula="of:=[.EB35]" office:value-type="float" office:value="0.406249262782" calcext:value-type="float">
            <text:p>0.406249262782</text:p>
          </table:table-cell>
          <table:table-cell table:formula="of:=[.EC35]" office:value-type="float" office:value="0.406249262782" calcext:value-type="float">
            <text:p>0.406249262782</text:p>
          </table:table-cell>
          <table:table-cell table:formula="of:=[.ED35]" office:value-type="float" office:value="0.406249262782" calcext:value-type="float">
            <text:p>0.406249262782</text:p>
          </table:table-cell>
          <table:table-cell table:formula="of:=[.EE35]" office:value-type="float" office:value="0.406249262782" calcext:value-type="float">
            <text:p>0.406249262782</text:p>
          </table:table-cell>
          <table:table-cell table:formula="of:=[.EF35]" office:value-type="float" office:value="0.406249262782" calcext:value-type="float">
            <text:p>0.406249262782</text:p>
          </table:table-cell>
          <table:table-cell table:formula="of:=[.EG35]" office:value-type="float" office:value="0.406249262782" calcext:value-type="float">
            <text:p>0.406249262782</text:p>
          </table:table-cell>
          <table:table-cell table:formula="of:=[.EH35]" office:value-type="float" office:value="0.406249262782" calcext:value-type="float">
            <text:p>0.406249262782</text:p>
          </table:table-cell>
          <table:table-cell table:formula="of:=[.EI35]" office:value-type="float" office:value="0.406249262782" calcext:value-type="float">
            <text:p>0.406249262782</text:p>
          </table:table-cell>
          <table:table-cell table:formula="of:=[.EJ35]" office:value-type="float" office:value="0.406249262782" calcext:value-type="float">
            <text:p>0.406249262782</text:p>
          </table:table-cell>
          <table:table-cell table:formula="of:=[.EK35]" office:value-type="float" office:value="0.406249262782" calcext:value-type="float">
            <text:p>0.406249262782</text:p>
          </table:table-cell>
          <table:table-cell table:formula="of:=[.EL35]" office:value-type="float" office:value="0.406249262782" calcext:value-type="float">
            <text:p>0.406249262782</text:p>
          </table:table-cell>
          <table:table-cell table:formula="of:=[.EM35]" office:value-type="float" office:value="0.406249262782" calcext:value-type="float">
            <text:p>0.406249262782</text:p>
          </table:table-cell>
          <table:table-cell table:formula="of:=[.EN35]" office:value-type="float" office:value="0.406249262782" calcext:value-type="float">
            <text:p>0.406249262782</text:p>
          </table:table-cell>
          <table:table-cell table:formula="of:=[.EO35]" office:value-type="float" office:value="0.406249262782" calcext:value-type="float">
            <text:p>0.406249262782</text:p>
          </table:table-cell>
          <table:table-cell table:formula="of:=[.EP35]" office:value-type="float" office:value="0.406249262782" calcext:value-type="float">
            <text:p>0.406249262782</text:p>
          </table:table-cell>
          <table:table-cell table:formula="of:=[.EQ35]" office:value-type="float" office:value="0.406249262782" calcext:value-type="float">
            <text:p>0.406249262782</text:p>
          </table:table-cell>
          <table:table-cell table:formula="of:=[.ER35]" office:value-type="float" office:value="0.406249262782" calcext:value-type="float">
            <text:p>0.406249262782</text:p>
          </table:table-cell>
          <table:table-cell table:formula="of:=[.ES35]" office:value-type="float" office:value="0.406249262782" calcext:value-type="float">
            <text:p>0.406249262782</text:p>
          </table:table-cell>
          <table:table-cell table:formula="of:=[.ET35]" office:value-type="float" office:value="0.406249262782" calcext:value-type="float">
            <text:p>0.4062492627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620415832" calcext:value-type="float">
            <text:p>0.1620415832</text:p>
          </table:table-cell>
          <table:table-cell office:value-type="float" office:value="0.1510871304" calcext:value-type="float">
            <text:p>0.1510871304</text:p>
          </table:table-cell>
          <table:table-cell office:value-type="float" office:value="0.1733607189" calcext:value-type="float">
            <text:p>0.1733607189</text:p>
          </table:table-cell>
          <table:table-cell office:value-type="float" office:value="0.169930505" calcext:value-type="float">
            <text:p>0.169930505</text:p>
          </table:table-cell>
          <table:table-cell office:value-type="float" office:value="0.177573365" calcext:value-type="float">
            <text:p>0.177573365</text:p>
          </table:table-cell>
          <table:table-cell office:value-type="float" office:value="0.1943210302" calcext:value-type="float">
            <text:p>0.1943210302</text:p>
          </table:table-cell>
          <table:table-cell office:value-type="float" office:value="0.1739387954" calcext:value-type="float">
            <text:p>0.1739387954</text:p>
          </table:table-cell>
          <table:table-cell office:value-type="float" office:value="0.1844643005" calcext:value-type="float">
            <text:p>0.1844643005</text:p>
          </table:table-cell>
          <table:table-cell office:value-type="float" office:value="0.2155024451" calcext:value-type="float">
            <text:p>0.2155024451</text:p>
          </table:table-cell>
          <table:table-cell office:value-type="float" office:value="0.2076283539" calcext:value-type="float">
            <text:p>0.2076283539</text:p>
          </table:table-cell>
          <table:table-cell office:value-type="float" office:value="0.2125201104" calcext:value-type="float">
            <text:p>0.2125201104</text:p>
          </table:table-cell>
          <table:table-cell office:value-type="float" office:value="0.2215939009" calcext:value-type="float">
            <text:p>0.2215939009</text:p>
          </table:table-cell>
          <table:table-cell office:value-type="float" office:value="0.1960614783" calcext:value-type="float">
            <text:p>0.1960614783</text:p>
          </table:table-cell>
          <table:table-cell office:value-type="float" office:value="0.221431534" calcext:value-type="float">
            <text:p>0.221431534</text:p>
          </table:table-cell>
          <table:table-cell office:value-type="float" office:value="0.2146126364" calcext:value-type="float">
            <text:p>0.2146126364</text:p>
          </table:table-cell>
          <table:table-cell office:value-type="float" office:value="0.2202516634" calcext:value-type="float">
            <text:p>0.2202516634</text:p>
          </table:table-cell>
          <table:table-cell office:value-type="float" office:value="0.2190681446" calcext:value-type="float">
            <text:p>0.2190681446</text:p>
          </table:table-cell>
          <table:table-cell office:value-type="float" office:value="0.2178846258" calcext:value-type="float">
            <text:p>0.2178846258</text:p>
          </table:table-cell>
          <table:table-cell office:value-type="float" office:value="0.2305497885" calcext:value-type="float">
            <text:p>0.2305497885</text:p>
          </table:table-cell>
          <table:table-cell office:value-type="float" office:value="0.2660908995" calcext:value-type="float">
            <text:p>0.2660908995</text:p>
          </table:table-cell>
          <table:table-cell office:value-type="float" office:value="0.2579328052" calcext:value-type="float">
            <text:p>0.2579328052</text:p>
          </table:table-cell>
          <table:table-cell office:value-type="float" office:value="0.2340776099" calcext:value-type="float">
            <text:p>0.2340776099</text:p>
          </table:table-cell>
          <table:table-cell office:value-type="float" office:value="0.2403042576" calcext:value-type="float">
            <text:p>0.2403042576</text:p>
          </table:table-cell>
          <table:table-cell office:value-type="float" office:value="0.2457437989" calcext:value-type="float">
            <text:p>0.2457437989</text:p>
          </table:table-cell>
          <table:table-cell office:value-type="float" office:value="0.2351107654" calcext:value-type="float">
            <text:p>0.2351107654</text:p>
          </table:table-cell>
          <table:table-cell office:value-type="float" office:value="0.2213714753" calcext:value-type="float">
            <text:p>0.2213714753</text:p>
          </table:table-cell>
          <table:table-cell office:value-type="float" office:value="0.2610480145" calcext:value-type="float">
            <text:p>0.2610480145</text:p>
          </table:table-cell>
          <table:table-cell office:value-type="float" office:value="0.2857027487" calcext:value-type="float">
            <text:p>0.2857027487</text:p>
          </table:table-cell>
          <table:table-cell office:value-type="float" office:value="0.2699429855" calcext:value-type="float">
            <text:p>0.2699429855</text:p>
          </table:table-cell>
          <table:table-cell office:value-type="float" office:value="0.2679602339" calcext:value-type="float">
            <text:p>0.2679602339</text:p>
          </table:table-cell>
          <table:table-cell office:value-type="float" office:value="0.2830508776" calcext:value-type="float">
            <text:p>0.2830508776</text:p>
          </table:table-cell>
          <table:table-cell office:value-type="float" office:value="0.2833628163" calcext:value-type="float">
            <text:p>0.2833628163</text:p>
          </table:table-cell>
          <table:table-cell office:value-type="float" office:value="0.299981315" calcext:value-type="float">
            <text:p>0.299981315</text:p>
          </table:table-cell>
          <table:table-cell office:value-type="float" office:value="0.2849302902" calcext:value-type="float">
            <text:p>0.2849302902</text:p>
          </table:table-cell>
          <table:table-cell office:value-type="float" office:value="0.2757952295" calcext:value-type="float">
            <text:p>0.2757952295</text:p>
          </table:table-cell>
          <table:table-cell office:value-type="float" office:value="0.2746622239" calcext:value-type="float">
            <text:p>0.2746622239</text:p>
          </table:table-cell>
          <table:table-cell office:value-type="float" office:value="0.2906881949" calcext:value-type="float">
            <text:p>0.2906881949</text:p>
          </table:table-cell>
          <table:table-cell office:value-type="float" office:value="0.2827607577" calcext:value-type="float">
            <text:p>0.2827607577</text:p>
          </table:table-cell>
          <table:table-cell office:value-type="float" office:value="0.2950378912" calcext:value-type="float">
            <text:p>0.2950378912</text:p>
          </table:table-cell>
          <table:table-cell office:value-type="float" office:value="0.280449394" calcext:value-type="float">
            <text:p>0.280449394</text:p>
          </table:table-cell>
          <table:table-cell office:value-type="float" office:value="0.3054257402" calcext:value-type="float">
            <text:p>0.3054257402</text:p>
          </table:table-cell>
          <table:table-cell office:value-type="float" office:value="0.3037378054" calcext:value-type="float">
            <text:p>0.3037378054</text:p>
          </table:table-cell>
          <table:table-cell office:value-type="float" office:value="0.321680135" calcext:value-type="float">
            <text:p>0.321680135</text:p>
          </table:table-cell>
          <table:table-cell office:value-type="float" office:value="0.3386046605" calcext:value-type="float">
            <text:p>0.3386046605</text:p>
          </table:table-cell>
          <table:table-cell office:value-type="float" office:value="0.326084186" calcext:value-type="float">
            <text:p>0.326084186</text:p>
          </table:table-cell>
          <table:table-cell office:value-type="float" office:value="0.3268803359" calcext:value-type="float">
            <text:p>0.3268803359</text:p>
          </table:table-cell>
          <table:table-cell office:value-type="float" office:value="0.3527679959" calcext:value-type="float">
            <text:p>0.3527679959</text:p>
          </table:table-cell>
          <table:table-cell office:value-type="float" office:value="0.355089182" calcext:value-type="float">
            <text:p>0.355089182</text:p>
          </table:table-cell>
          <table:table-cell office:value-type="float" office:value="0.35218556955" calcext:value-type="float">
            <text:p>0.35218556955</text:p>
          </table:table-cell>
          <table:table-cell office:value-type="float" office:value="0.3492819571" calcext:value-type="float">
            <text:p>0.3492819571</text:p>
          </table:table-cell>
          <table:table-cell office:value-type="float" office:value="0.34637834465" calcext:value-type="float">
            <text:p>0.34637834465</text:p>
          </table:table-cell>
          <table:table-cell office:value-type="float" office:value="0.3434747322" calcext:value-type="float">
            <text:p>0.3434747322</text:p>
          </table:table-cell>
          <table:table-cell office:value-type="float" office:value="0.3318254816" calcext:value-type="float">
            <text:p>0.3318254816</text:p>
          </table:table-cell>
          <table:table-cell office:value-type="float" office:value="0.3408323675" calcext:value-type="float">
            <text:p>0.3408323675</text:p>
          </table:table-cell>
          <table:table-cell office:value-type="float" office:value="0.3549128649" calcext:value-type="float">
            <text:p>0.3549128649</text:p>
          </table:table-cell>
          <table:table-cell office:value-type="float" office:value="0.3648214375" calcext:value-type="float">
            <text:p>0.3648214375</text:p>
          </table:table-cell>
          <table:table-cell office:value-type="float" office:value="0.3601651086" calcext:value-type="float">
            <text:p>0.3601651086</text:p>
          </table:table-cell>
          <table:table-cell office:value-type="float" office:value="0.3597320277" calcext:value-type="float">
            <text:p>0.3597320277</text:p>
          </table:table-cell>
          <table:table-cell office:value-type="float" office:value="0.3605942371" calcext:value-type="float">
            <text:p>0.3605942371</text:p>
          </table:table-cell>
          <table:table-cell office:value-type="float" office:value="0.3645120044" calcext:value-type="float">
            <text:p>0.3645120044</text:p>
          </table:table-cell>
          <table:table-cell office:value-type="float" office:value="0.3768262273" calcext:value-type="float">
            <text:p>0.3768262273</text:p>
          </table:table-cell>
          <table:table-cell office:value-type="float" office:value="0.3770378154" calcext:value-type="float">
            <text:p>0.3770378154</text:p>
          </table:table-cell>
          <table:table-cell office:value-type="float" office:value="0.3991270616" calcext:value-type="float">
            <text:p>0.3991270616</text:p>
          </table:table-cell>
          <table:table-cell office:value-type="float" office:value="0.3601274151" calcext:value-type="float">
            <text:p>0.3601274151</text:p>
          </table:table-cell>
          <table:table-cell office:value-type="float" office:value="0.3871895031" calcext:value-type="float">
            <text:p>0.3871895031</text:p>
          </table:table-cell>
          <table:table-cell office:value-type="float" office:value="0.397037804" calcext:value-type="float">
            <text:p>0.397037804</text:p>
          </table:table-cell>
          <table:table-cell table:style-name="Default" office:value-type="float" office:value="0.3957914452" calcext:value-type="float">
            <text:p>0.3957914452</text:p>
          </table:table-cell>
          <table:table-cell table:formula="of:=AVERAGE([.AR36:.BP36])" office:value-type="float" office:value="0.357718395992" calcext:value-type="float">
            <text:p>0.357718395992</text:p>
          </table:table-cell>
          <table:table-cell table:formula="of:=[.BQ36]" office:value-type="float" office:value="0.357718395992" calcext:value-type="float">
            <text:p>0.357718395992</text:p>
          </table:table-cell>
          <table:table-cell table:formula="of:=[.BR36]" office:value-type="float" office:value="0.357718395992" calcext:value-type="float">
            <text:p>0.357718395992</text:p>
          </table:table-cell>
          <table:table-cell table:formula="of:=[.BS36]" office:value-type="float" office:value="0.357718395992" calcext:value-type="float">
            <text:p>0.357718395992</text:p>
          </table:table-cell>
          <table:table-cell table:formula="of:=[.BT36]" office:value-type="float" office:value="0.357718395992" calcext:value-type="float">
            <text:p>0.357718395992</text:p>
          </table:table-cell>
          <table:table-cell table:formula="of:=[.BU36]" office:value-type="float" office:value="0.357718395992" calcext:value-type="float">
            <text:p>0.357718395992</text:p>
          </table:table-cell>
          <table:table-cell table:formula="of:=[.BV36]" office:value-type="float" office:value="0.357718395992" calcext:value-type="float">
            <text:p>0.357718395992</text:p>
          </table:table-cell>
          <table:table-cell table:formula="of:=[.BW36]" office:value-type="float" office:value="0.357718395992" calcext:value-type="float">
            <text:p>0.357718395992</text:p>
          </table:table-cell>
          <table:table-cell table:formula="of:=[.BX36]" office:value-type="float" office:value="0.357718395992" calcext:value-type="float">
            <text:p>0.357718395992</text:p>
          </table:table-cell>
          <table:table-cell table:formula="of:=[.BY36]" office:value-type="float" office:value="0.357718395992" calcext:value-type="float">
            <text:p>0.357718395992</text:p>
          </table:table-cell>
          <table:table-cell table:formula="of:=[.BZ36]" office:value-type="float" office:value="0.357718395992" calcext:value-type="float">
            <text:p>0.357718395992</text:p>
          </table:table-cell>
          <table:table-cell table:formula="of:=[.CA36]" office:value-type="float" office:value="0.357718395992" calcext:value-type="float">
            <text:p>0.357718395992</text:p>
          </table:table-cell>
          <table:table-cell table:formula="of:=[.CB36]" office:value-type="float" office:value="0.357718395992" calcext:value-type="float">
            <text:p>0.357718395992</text:p>
          </table:table-cell>
          <table:table-cell table:formula="of:=[.CC36]" office:value-type="float" office:value="0.357718395992" calcext:value-type="float">
            <text:p>0.357718395992</text:p>
          </table:table-cell>
          <table:table-cell table:formula="of:=[.CD36]" office:value-type="float" office:value="0.357718395992" calcext:value-type="float">
            <text:p>0.357718395992</text:p>
          </table:table-cell>
          <table:table-cell table:formula="of:=[.CE36]" office:value-type="float" office:value="0.357718395992" calcext:value-type="float">
            <text:p>0.357718395992</text:p>
          </table:table-cell>
          <table:table-cell table:formula="of:=[.CF36]" office:value-type="float" office:value="0.357718395992" calcext:value-type="float">
            <text:p>0.357718395992</text:p>
          </table:table-cell>
          <table:table-cell table:formula="of:=[.CG36]" office:value-type="float" office:value="0.357718395992" calcext:value-type="float">
            <text:p>0.357718395992</text:p>
          </table:table-cell>
          <table:table-cell table:formula="of:=[.CH36]" office:value-type="float" office:value="0.357718395992" calcext:value-type="float">
            <text:p>0.357718395992</text:p>
          </table:table-cell>
          <table:table-cell table:formula="of:=[.CI36]" office:value-type="float" office:value="0.357718395992" calcext:value-type="float">
            <text:p>0.357718395992</text:p>
          </table:table-cell>
          <table:table-cell table:formula="of:=[.CJ36]" office:value-type="float" office:value="0.357718395992" calcext:value-type="float">
            <text:p>0.357718395992</text:p>
          </table:table-cell>
          <table:table-cell table:formula="of:=[.CK36]" office:value-type="float" office:value="0.357718395992" calcext:value-type="float">
            <text:p>0.357718395992</text:p>
          </table:table-cell>
          <table:table-cell table:formula="of:=[.CL36]" office:value-type="float" office:value="0.357718395992" calcext:value-type="float">
            <text:p>0.357718395992</text:p>
          </table:table-cell>
          <table:table-cell table:formula="of:=[.CM36]" office:value-type="float" office:value="0.357718395992" calcext:value-type="float">
            <text:p>0.357718395992</text:p>
          </table:table-cell>
          <table:table-cell table:formula="of:=[.CN36]" office:value-type="float" office:value="0.357718395992" calcext:value-type="float">
            <text:p>0.357718395992</text:p>
          </table:table-cell>
          <table:table-cell table:formula="of:=[.CO36]" office:value-type="float" office:value="0.357718395992" calcext:value-type="float">
            <text:p>0.357718395992</text:p>
          </table:table-cell>
          <table:table-cell table:formula="of:=[.CP36]" office:value-type="float" office:value="0.357718395992" calcext:value-type="float">
            <text:p>0.357718395992</text:p>
          </table:table-cell>
          <table:table-cell table:formula="of:=[.CQ36]" office:value-type="float" office:value="0.357718395992" calcext:value-type="float">
            <text:p>0.357718395992</text:p>
          </table:table-cell>
          <table:table-cell table:formula="of:=[.CR36]" office:value-type="float" office:value="0.357718395992" calcext:value-type="float">
            <text:p>0.357718395992</text:p>
          </table:table-cell>
          <table:table-cell table:formula="of:=[.CS36]" office:value-type="float" office:value="0.357718395992" calcext:value-type="float">
            <text:p>0.357718395992</text:p>
          </table:table-cell>
          <table:table-cell table:formula="of:=[.CT36]" office:value-type="float" office:value="0.357718395992" calcext:value-type="float">
            <text:p>0.357718395992</text:p>
          </table:table-cell>
          <table:table-cell table:formula="of:=[.CU36]" office:value-type="float" office:value="0.357718395992" calcext:value-type="float">
            <text:p>0.357718395992</text:p>
          </table:table-cell>
          <table:table-cell table:formula="of:=[.CV36]" office:value-type="float" office:value="0.357718395992" calcext:value-type="float">
            <text:p>0.357718395992</text:p>
          </table:table-cell>
          <table:table-cell table:formula="of:=[.CW36]" office:value-type="float" office:value="0.357718395992" calcext:value-type="float">
            <text:p>0.357718395992</text:p>
          </table:table-cell>
          <table:table-cell table:formula="of:=[.CX36]" office:value-type="float" office:value="0.357718395992" calcext:value-type="float">
            <text:p>0.357718395992</text:p>
          </table:table-cell>
          <table:table-cell table:formula="of:=[.CY36]" office:value-type="float" office:value="0.357718395992" calcext:value-type="float">
            <text:p>0.357718395992</text:p>
          </table:table-cell>
          <table:table-cell table:formula="of:=[.CZ36]" office:value-type="float" office:value="0.357718395992" calcext:value-type="float">
            <text:p>0.357718395992</text:p>
          </table:table-cell>
          <table:table-cell table:formula="of:=[.DA36]" office:value-type="float" office:value="0.357718395992" calcext:value-type="float">
            <text:p>0.357718395992</text:p>
          </table:table-cell>
          <table:table-cell table:formula="of:=[.DB36]" office:value-type="float" office:value="0.357718395992" calcext:value-type="float">
            <text:p>0.357718395992</text:p>
          </table:table-cell>
          <table:table-cell table:formula="of:=[.DC36]" office:value-type="float" office:value="0.357718395992" calcext:value-type="float">
            <text:p>0.357718395992</text:p>
          </table:table-cell>
          <table:table-cell table:formula="of:=[.DD36]" office:value-type="float" office:value="0.357718395992" calcext:value-type="float">
            <text:p>0.357718395992</text:p>
          </table:table-cell>
          <table:table-cell table:formula="of:=[.DE36]" office:value-type="float" office:value="0.357718395992" calcext:value-type="float">
            <text:p>0.357718395992</text:p>
          </table:table-cell>
          <table:table-cell table:formula="of:=[.DF36]" office:value-type="float" office:value="0.357718395992" calcext:value-type="float">
            <text:p>0.357718395992</text:p>
          </table:table-cell>
          <table:table-cell table:formula="of:=[.DG36]" office:value-type="float" office:value="0.357718395992" calcext:value-type="float">
            <text:p>0.357718395992</text:p>
          </table:table-cell>
          <table:table-cell table:formula="of:=[.DH36]" office:value-type="float" office:value="0.357718395992" calcext:value-type="float">
            <text:p>0.357718395992</text:p>
          </table:table-cell>
          <table:table-cell table:formula="of:=[.DI36]" office:value-type="float" office:value="0.357718395992" calcext:value-type="float">
            <text:p>0.357718395992</text:p>
          </table:table-cell>
          <table:table-cell table:formula="of:=[.DJ36]" office:value-type="float" office:value="0.357718395992" calcext:value-type="float">
            <text:p>0.357718395992</text:p>
          </table:table-cell>
          <table:table-cell table:formula="of:=[.DK36]" office:value-type="float" office:value="0.357718395992" calcext:value-type="float">
            <text:p>0.357718395992</text:p>
          </table:table-cell>
          <table:table-cell table:formula="of:=[.DL36]" office:value-type="float" office:value="0.357718395992" calcext:value-type="float">
            <text:p>0.357718395992</text:p>
          </table:table-cell>
          <table:table-cell table:formula="of:=[.DM36]" office:value-type="float" office:value="0.357718395992" calcext:value-type="float">
            <text:p>0.357718395992</text:p>
          </table:table-cell>
          <table:table-cell table:formula="of:=[.DN36]" office:value-type="float" office:value="0.357718395992" calcext:value-type="float">
            <text:p>0.357718395992</text:p>
          </table:table-cell>
          <table:table-cell table:formula="of:=[.DO36]" office:value-type="float" office:value="0.357718395992" calcext:value-type="float">
            <text:p>0.357718395992</text:p>
          </table:table-cell>
          <table:table-cell table:formula="of:=[.DP36]" office:value-type="float" office:value="0.357718395992" calcext:value-type="float">
            <text:p>0.357718395992</text:p>
          </table:table-cell>
          <table:table-cell table:formula="of:=[.DQ36]" office:value-type="float" office:value="0.357718395992" calcext:value-type="float">
            <text:p>0.357718395992</text:p>
          </table:table-cell>
          <table:table-cell table:formula="of:=[.DR36]" office:value-type="float" office:value="0.357718395992" calcext:value-type="float">
            <text:p>0.357718395992</text:p>
          </table:table-cell>
          <table:table-cell table:formula="of:=[.DS36]" office:value-type="float" office:value="0.357718395992" calcext:value-type="float">
            <text:p>0.357718395992</text:p>
          </table:table-cell>
          <table:table-cell table:formula="of:=[.DT36]" office:value-type="float" office:value="0.357718395992" calcext:value-type="float">
            <text:p>0.357718395992</text:p>
          </table:table-cell>
          <table:table-cell table:formula="of:=[.DU36]" office:value-type="float" office:value="0.357718395992" calcext:value-type="float">
            <text:p>0.357718395992</text:p>
          </table:table-cell>
          <table:table-cell table:formula="of:=[.DV36]" office:value-type="float" office:value="0.357718395992" calcext:value-type="float">
            <text:p>0.357718395992</text:p>
          </table:table-cell>
          <table:table-cell table:formula="of:=[.DW36]" office:value-type="float" office:value="0.357718395992" calcext:value-type="float">
            <text:p>0.357718395992</text:p>
          </table:table-cell>
          <table:table-cell table:formula="of:=[.DX36]" office:value-type="float" office:value="0.357718395992" calcext:value-type="float">
            <text:p>0.357718395992</text:p>
          </table:table-cell>
          <table:table-cell table:formula="of:=[.DY36]" office:value-type="float" office:value="0.357718395992" calcext:value-type="float">
            <text:p>0.357718395992</text:p>
          </table:table-cell>
          <table:table-cell table:formula="of:=[.DZ36]" office:value-type="float" office:value="0.357718395992" calcext:value-type="float">
            <text:p>0.357718395992</text:p>
          </table:table-cell>
          <table:table-cell table:formula="of:=[.EA36]" office:value-type="float" office:value="0.357718395992" calcext:value-type="float">
            <text:p>0.357718395992</text:p>
          </table:table-cell>
          <table:table-cell table:formula="of:=[.EB36]" office:value-type="float" office:value="0.357718395992" calcext:value-type="float">
            <text:p>0.357718395992</text:p>
          </table:table-cell>
          <table:table-cell table:formula="of:=[.EC36]" office:value-type="float" office:value="0.357718395992" calcext:value-type="float">
            <text:p>0.357718395992</text:p>
          </table:table-cell>
          <table:table-cell table:formula="of:=[.ED36]" office:value-type="float" office:value="0.357718395992" calcext:value-type="float">
            <text:p>0.357718395992</text:p>
          </table:table-cell>
          <table:table-cell table:formula="of:=[.EE36]" office:value-type="float" office:value="0.357718395992" calcext:value-type="float">
            <text:p>0.357718395992</text:p>
          </table:table-cell>
          <table:table-cell table:formula="of:=[.EF36]" office:value-type="float" office:value="0.357718395992" calcext:value-type="float">
            <text:p>0.357718395992</text:p>
          </table:table-cell>
          <table:table-cell table:formula="of:=[.EG36]" office:value-type="float" office:value="0.357718395992" calcext:value-type="float">
            <text:p>0.357718395992</text:p>
          </table:table-cell>
          <table:table-cell table:formula="of:=[.EH36]" office:value-type="float" office:value="0.357718395992" calcext:value-type="float">
            <text:p>0.357718395992</text:p>
          </table:table-cell>
          <table:table-cell table:formula="of:=[.EI36]" office:value-type="float" office:value="0.357718395992" calcext:value-type="float">
            <text:p>0.357718395992</text:p>
          </table:table-cell>
          <table:table-cell table:formula="of:=[.EJ36]" office:value-type="float" office:value="0.357718395992" calcext:value-type="float">
            <text:p>0.357718395992</text:p>
          </table:table-cell>
          <table:table-cell table:formula="of:=[.EK36]" office:value-type="float" office:value="0.357718395992" calcext:value-type="float">
            <text:p>0.357718395992</text:p>
          </table:table-cell>
          <table:table-cell table:formula="of:=[.EL36]" office:value-type="float" office:value="0.357718395992" calcext:value-type="float">
            <text:p>0.357718395992</text:p>
          </table:table-cell>
          <table:table-cell table:formula="of:=[.EM36]" office:value-type="float" office:value="0.357718395992" calcext:value-type="float">
            <text:p>0.357718395992</text:p>
          </table:table-cell>
          <table:table-cell table:formula="of:=[.EN36]" office:value-type="float" office:value="0.357718395992" calcext:value-type="float">
            <text:p>0.357718395992</text:p>
          </table:table-cell>
          <table:table-cell table:formula="of:=[.EO36]" office:value-type="float" office:value="0.357718395992" calcext:value-type="float">
            <text:p>0.357718395992</text:p>
          </table:table-cell>
          <table:table-cell table:formula="of:=[.EP36]" office:value-type="float" office:value="0.357718395992" calcext:value-type="float">
            <text:p>0.357718395992</text:p>
          </table:table-cell>
          <table:table-cell table:formula="of:=[.EQ36]" office:value-type="float" office:value="0.357718395992" calcext:value-type="float">
            <text:p>0.357718395992</text:p>
          </table:table-cell>
          <table:table-cell table:formula="of:=[.ER36]" office:value-type="float" office:value="0.357718395992" calcext:value-type="float">
            <text:p>0.357718395992</text:p>
          </table:table-cell>
          <table:table-cell table:formula="of:=[.ES36]" office:value-type="float" office:value="0.357718395992" calcext:value-type="float">
            <text:p>0.357718395992</text:p>
          </table:table-cell>
          <table:table-cell table:formula="of:=[.ET36]" office:value-type="float" office:value="0.357718395992" calcext:value-type="float">
            <text:p>0.3577183959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26421462" calcext:value-type="float">
            <text:p>0.1126421462</text:p>
          </table:table-cell>
          <table:table-cell office:value-type="float" office:value="0.1307690142" calcext:value-type="float">
            <text:p>0.1307690142</text:p>
          </table:table-cell>
          <table:table-cell office:value-type="float" office:value="0.1246702456" calcext:value-type="float">
            <text:p>0.1246702456</text:p>
          </table:table-cell>
          <table:table-cell office:value-type="float" office:value="0.1185973218" calcext:value-type="float">
            <text:p>0.1185973218</text:p>
          </table:table-cell>
          <table:table-cell office:value-type="float" office:value="0.1250769733" calcext:value-type="float">
            <text:p>0.1250769733</text:p>
          </table:table-cell>
          <table:table-cell office:value-type="float" office:value="0.1548154644" calcext:value-type="float">
            <text:p>0.1548154644</text:p>
          </table:table-cell>
          <table:table-cell office:value-type="float" office:value="0.1553211606" calcext:value-type="float">
            <text:p>0.1553211606</text:p>
          </table:table-cell>
          <table:table-cell office:value-type="float" office:value="0.140344732" calcext:value-type="float">
            <text:p>0.140344732</text:p>
          </table:table-cell>
          <table:table-cell office:value-type="float" office:value="0.1403425425" calcext:value-type="float">
            <text:p>0.1403425425</text:p>
          </table:table-cell>
          <table:table-cell office:value-type="float" office:value="0.1498764143" calcext:value-type="float">
            <text:p>0.1498764143</text:p>
          </table:table-cell>
          <table:table-cell office:value-type="float" office:value="0.1743585493" calcext:value-type="float">
            <text:p>0.1743585493</text:p>
          </table:table-cell>
          <table:table-cell office:value-type="float" office:value="0.1834493789" calcext:value-type="float">
            <text:p>0.1834493789</text:p>
          </table:table-cell>
          <table:table-cell office:value-type="float" office:value="0.1677950216" calcext:value-type="float">
            <text:p>0.1677950216</text:p>
          </table:table-cell>
          <table:table-cell office:value-type="float" office:value="0.1714310848" calcext:value-type="float">
            <text:p>0.1714310848</text:p>
          </table:table-cell>
          <table:table-cell office:value-type="float" office:value="0.1789010577" calcext:value-type="float">
            <text:p>0.1789010577</text:p>
          </table:table-cell>
          <table:table-cell office:value-type="float" office:value="0.1776866564" calcext:value-type="float">
            <text:p>0.1776866564</text:p>
          </table:table-cell>
          <table:table-cell office:value-type="float" office:value="0.1795238559" calcext:value-type="float">
            <text:p>0.1795238559</text:p>
          </table:table-cell>
          <table:table-cell office:value-type="float" office:value="0.1813610554" calcext:value-type="float">
            <text:p>0.1813610554</text:p>
          </table:table-cell>
          <table:table-cell office:value-type="float" office:value="0.1872161677" calcext:value-type="float">
            <text:p>0.1872161677</text:p>
          </table:table-cell>
          <table:table-cell office:value-type="float" office:value="0.1733776946" calcext:value-type="float">
            <text:p>0.1733776946</text:p>
          </table:table-cell>
          <table:table-cell office:value-type="float" office:value="0.195160303" calcext:value-type="float">
            <text:p>0.195160303</text:p>
          </table:table-cell>
          <table:table-cell office:value-type="float" office:value="0.1977950868" calcext:value-type="float">
            <text:p>0.1977950868</text:p>
          </table:table-cell>
          <table:table-cell office:value-type="float" office:value="0.1995261652" calcext:value-type="float">
            <text:p>0.1995261652</text:p>
          </table:table-cell>
          <table:table-cell office:value-type="float" office:value="0.191461124" calcext:value-type="float">
            <text:p>0.191461124</text:p>
          </table:table-cell>
          <table:table-cell office:value-type="float" office:value="0.1853916439" calcext:value-type="float">
            <text:p>0.1853916439</text:p>
          </table:table-cell>
          <table:table-cell office:value-type="float" office:value="0.1998344379" calcext:value-type="float">
            <text:p>0.1998344379</text:p>
          </table:table-cell>
          <table:table-cell office:value-type="float" office:value="0.2166101306" calcext:value-type="float">
            <text:p>0.2166101306</text:p>
          </table:table-cell>
          <table:table-cell office:value-type="float" office:value="0.2121487265" calcext:value-type="float">
            <text:p>0.2121487265</text:p>
          </table:table-cell>
          <table:table-cell office:value-type="float" office:value="0.1896127667" calcext:value-type="float">
            <text:p>0.1896127667</text:p>
          </table:table-cell>
          <table:table-cell office:value-type="float" office:value="0.2251185905" calcext:value-type="float">
            <text:p>0.2251185905</text:p>
          </table:table-cell>
          <table:table-cell office:value-type="float" office:value="0.2689700492" calcext:value-type="float">
            <text:p>0.2689700492</text:p>
          </table:table-cell>
          <table:table-cell office:value-type="float" office:value="0.2582246922" calcext:value-type="float">
            <text:p>0.2582246922</text:p>
          </table:table-cell>
          <table:table-cell office:value-type="float" office:value="0.2426643334" calcext:value-type="float">
            <text:p>0.2426643334</text:p>
          </table:table-cell>
          <table:table-cell office:value-type="float" office:value="0.2562810869" calcext:value-type="float">
            <text:p>0.2562810869</text:p>
          </table:table-cell>
          <table:table-cell office:value-type="float" office:value="0.2624313848" calcext:value-type="float">
            <text:p>0.2624313848</text:p>
          </table:table-cell>
          <table:table-cell office:value-type="float" office:value="0.23880133" calcext:value-type="float">
            <text:p>0.23880133</text:p>
          </table:table-cell>
          <table:table-cell office:value-type="float" office:value="0.2362364603" calcext:value-type="float">
            <text:p>0.2362364603</text:p>
          </table:table-cell>
          <table:table-cell office:value-type="float" office:value="0.2429676259" calcext:value-type="float">
            <text:p>0.2429676259</text:p>
          </table:table-cell>
          <table:table-cell office:value-type="float" office:value="0.2532336844" calcext:value-type="float">
            <text:p>0.2532336844</text:p>
          </table:table-cell>
          <table:table-cell office:value-type="float" office:value="0.2412614082" calcext:value-type="float">
            <text:p>0.2412614082</text:p>
          </table:table-cell>
          <table:table-cell office:value-type="float" office:value="0.2423114404" calcext:value-type="float">
            <text:p>0.2423114404</text:p>
          </table:table-cell>
          <table:table-cell office:value-type="float" office:value="0.2499233748" calcext:value-type="float">
            <text:p>0.2499233748</text:p>
          </table:table-cell>
          <table:table-cell office:value-type="float" office:value="0.2695242993" calcext:value-type="float">
            <text:p>0.2695242993</text:p>
          </table:table-cell>
          <table:table-cell office:value-type="float" office:value="0.2387439983" calcext:value-type="float">
            <text:p>0.2387439983</text:p>
          </table:table-cell>
          <table:table-cell office:value-type="float" office:value="0.2162437836" calcext:value-type="float">
            <text:p>0.2162437836</text:p>
          </table:table-cell>
          <table:table-cell office:value-type="float" office:value="0.26016645" calcext:value-type="float">
            <text:p>0.26016645</text:p>
          </table:table-cell>
          <table:table-cell office:value-type="float" office:value="0.2638440562" calcext:value-type="float">
            <text:p>0.2638440562</text:p>
          </table:table-cell>
          <table:table-cell office:value-type="float" office:value="0.2677555607" calcext:value-type="float">
            <text:p>0.2677555607</text:p>
          </table:table-cell>
          <table:table-cell office:value-type="float" office:value="0.26539103665" calcext:value-type="float">
            <text:p>0.26539103665</text:p>
          </table:table-cell>
          <table:table-cell office:value-type="float" office:value="0.2630265126" calcext:value-type="float">
            <text:p>0.2630265126</text:p>
          </table:table-cell>
          <table:table-cell office:value-type="float" office:value="0.26066198855" calcext:value-type="float">
            <text:p>0.26066198855</text:p>
          </table:table-cell>
          <table:table-cell office:value-type="float" office:value="0.2582974645" calcext:value-type="float">
            <text:p>0.2582974645</text:p>
          </table:table-cell>
          <table:table-cell office:value-type="float" office:value="0.2764505731" calcext:value-type="float">
            <text:p>0.2764505731</text:p>
          </table:table-cell>
          <table:table-cell office:value-type="float" office:value="0.2894505848" calcext:value-type="float">
            <text:p>0.2894505848</text:p>
          </table:table-cell>
          <table:table-cell office:value-type="float" office:value="0.2622529036" calcext:value-type="float">
            <text:p>0.2622529036</text:p>
          </table:table-cell>
          <table:table-cell office:value-type="float" office:value="0.3092064962" calcext:value-type="float">
            <text:p>0.3092064962</text:p>
          </table:table-cell>
          <table:table-cell office:value-type="float" office:value="0.303044397" calcext:value-type="float">
            <text:p>0.303044397</text:p>
          </table:table-cell>
          <table:table-cell office:value-type="float" office:value="0.2845287076" calcext:value-type="float">
            <text:p>0.2845287076</text:p>
          </table:table-cell>
          <table:table-cell office:value-type="float" office:value="0.2939986701" calcext:value-type="float">
            <text:p>0.2939986701</text:p>
          </table:table-cell>
          <table:table-cell office:value-type="float" office:value="0.3059934474" calcext:value-type="float">
            <text:p>0.3059934474</text:p>
          </table:table-cell>
          <table:table-cell office:value-type="float" office:value="0.2919401765" calcext:value-type="float">
            <text:p>0.2919401765</text:p>
          </table:table-cell>
          <table:table-cell office:value-type="float" office:value="0.3189460938" calcext:value-type="float">
            <text:p>0.3189460938</text:p>
          </table:table-cell>
          <table:table-cell office:value-type="float" office:value="0.3139439814" calcext:value-type="float">
            <text:p>0.3139439814</text:p>
          </table:table-cell>
          <table:table-cell office:value-type="float" office:value="0.3052592776" calcext:value-type="float">
            <text:p>0.3052592776</text:p>
          </table:table-cell>
          <table:table-cell office:value-type="float" office:value="0.3306115976" calcext:value-type="float">
            <text:p>0.3306115976</text:p>
          </table:table-cell>
          <table:table-cell office:value-type="float" office:value="0.3198988902" calcext:value-type="float">
            <text:p>0.3198988902</text:p>
          </table:table-cell>
          <table:table-cell table:style-name="Default" office:value-type="float" office:value="0.2960873821" calcext:value-type="float">
            <text:p>0.2960873821</text:p>
          </table:table-cell>
          <table:table-cell table:formula="of:=AVERAGE([.AR37:.BP37])" office:value-type="float" office:value="0.282610733176" calcext:value-type="float">
            <text:p>0.282610733176</text:p>
          </table:table-cell>
          <table:table-cell table:formula="of:=[.BQ37]" office:value-type="float" office:value="0.282610733176" calcext:value-type="float">
            <text:p>0.282610733176</text:p>
          </table:table-cell>
          <table:table-cell table:formula="of:=[.BR37]" office:value-type="float" office:value="0.282610733176" calcext:value-type="float">
            <text:p>0.282610733176</text:p>
          </table:table-cell>
          <table:table-cell table:formula="of:=[.BS37]" office:value-type="float" office:value="0.282610733176" calcext:value-type="float">
            <text:p>0.282610733176</text:p>
          </table:table-cell>
          <table:table-cell table:formula="of:=[.BT37]" office:value-type="float" office:value="0.282610733176" calcext:value-type="float">
            <text:p>0.282610733176</text:p>
          </table:table-cell>
          <table:table-cell table:formula="of:=[.BU37]" office:value-type="float" office:value="0.282610733176" calcext:value-type="float">
            <text:p>0.282610733176</text:p>
          </table:table-cell>
          <table:table-cell table:formula="of:=[.BV37]" office:value-type="float" office:value="0.282610733176" calcext:value-type="float">
            <text:p>0.282610733176</text:p>
          </table:table-cell>
          <table:table-cell table:formula="of:=[.BW37]" office:value-type="float" office:value="0.282610733176" calcext:value-type="float">
            <text:p>0.282610733176</text:p>
          </table:table-cell>
          <table:table-cell table:formula="of:=[.BX37]" office:value-type="float" office:value="0.282610733176" calcext:value-type="float">
            <text:p>0.282610733176</text:p>
          </table:table-cell>
          <table:table-cell table:formula="of:=[.BY37]" office:value-type="float" office:value="0.282610733176" calcext:value-type="float">
            <text:p>0.282610733176</text:p>
          </table:table-cell>
          <table:table-cell table:formula="of:=[.BZ37]" office:value-type="float" office:value="0.282610733176" calcext:value-type="float">
            <text:p>0.282610733176</text:p>
          </table:table-cell>
          <table:table-cell table:formula="of:=[.CA37]" office:value-type="float" office:value="0.282610733176" calcext:value-type="float">
            <text:p>0.282610733176</text:p>
          </table:table-cell>
          <table:table-cell table:formula="of:=[.CB37]" office:value-type="float" office:value="0.282610733176" calcext:value-type="float">
            <text:p>0.282610733176</text:p>
          </table:table-cell>
          <table:table-cell table:formula="of:=[.CC37]" office:value-type="float" office:value="0.282610733176" calcext:value-type="float">
            <text:p>0.282610733176</text:p>
          </table:table-cell>
          <table:table-cell table:formula="of:=[.CD37]" office:value-type="float" office:value="0.282610733176" calcext:value-type="float">
            <text:p>0.282610733176</text:p>
          </table:table-cell>
          <table:table-cell table:formula="of:=[.CE37]" office:value-type="float" office:value="0.282610733176" calcext:value-type="float">
            <text:p>0.282610733176</text:p>
          </table:table-cell>
          <table:table-cell table:formula="of:=[.CF37]" office:value-type="float" office:value="0.282610733176" calcext:value-type="float">
            <text:p>0.282610733176</text:p>
          </table:table-cell>
          <table:table-cell table:formula="of:=[.CG37]" office:value-type="float" office:value="0.282610733176" calcext:value-type="float">
            <text:p>0.282610733176</text:p>
          </table:table-cell>
          <table:table-cell table:formula="of:=[.CH37]" office:value-type="float" office:value="0.282610733176" calcext:value-type="float">
            <text:p>0.282610733176</text:p>
          </table:table-cell>
          <table:table-cell table:formula="of:=[.CI37]" office:value-type="float" office:value="0.282610733176" calcext:value-type="float">
            <text:p>0.282610733176</text:p>
          </table:table-cell>
          <table:table-cell table:formula="of:=[.CJ37]" office:value-type="float" office:value="0.282610733176" calcext:value-type="float">
            <text:p>0.282610733176</text:p>
          </table:table-cell>
          <table:table-cell table:formula="of:=[.CK37]" office:value-type="float" office:value="0.282610733176" calcext:value-type="float">
            <text:p>0.282610733176</text:p>
          </table:table-cell>
          <table:table-cell table:formula="of:=[.CL37]" office:value-type="float" office:value="0.282610733176" calcext:value-type="float">
            <text:p>0.282610733176</text:p>
          </table:table-cell>
          <table:table-cell table:formula="of:=[.CM37]" office:value-type="float" office:value="0.282610733176" calcext:value-type="float">
            <text:p>0.282610733176</text:p>
          </table:table-cell>
          <table:table-cell table:formula="of:=[.CN37]" office:value-type="float" office:value="0.282610733176" calcext:value-type="float">
            <text:p>0.282610733176</text:p>
          </table:table-cell>
          <table:table-cell table:formula="of:=[.CO37]" office:value-type="float" office:value="0.282610733176" calcext:value-type="float">
            <text:p>0.282610733176</text:p>
          </table:table-cell>
          <table:table-cell table:formula="of:=[.CP37]" office:value-type="float" office:value="0.282610733176" calcext:value-type="float">
            <text:p>0.282610733176</text:p>
          </table:table-cell>
          <table:table-cell table:formula="of:=[.CQ37]" office:value-type="float" office:value="0.282610733176" calcext:value-type="float">
            <text:p>0.282610733176</text:p>
          </table:table-cell>
          <table:table-cell table:formula="of:=[.CR37]" office:value-type="float" office:value="0.282610733176" calcext:value-type="float">
            <text:p>0.282610733176</text:p>
          </table:table-cell>
          <table:table-cell table:formula="of:=[.CS37]" office:value-type="float" office:value="0.282610733176" calcext:value-type="float">
            <text:p>0.282610733176</text:p>
          </table:table-cell>
          <table:table-cell table:formula="of:=[.CT37]" office:value-type="float" office:value="0.282610733176" calcext:value-type="float">
            <text:p>0.282610733176</text:p>
          </table:table-cell>
          <table:table-cell table:formula="of:=[.CU37]" office:value-type="float" office:value="0.282610733176" calcext:value-type="float">
            <text:p>0.282610733176</text:p>
          </table:table-cell>
          <table:table-cell table:formula="of:=[.CV37]" office:value-type="float" office:value="0.282610733176" calcext:value-type="float">
            <text:p>0.282610733176</text:p>
          </table:table-cell>
          <table:table-cell table:formula="of:=[.CW37]" office:value-type="float" office:value="0.282610733176" calcext:value-type="float">
            <text:p>0.282610733176</text:p>
          </table:table-cell>
          <table:table-cell table:formula="of:=[.CX37]" office:value-type="float" office:value="0.282610733176" calcext:value-type="float">
            <text:p>0.282610733176</text:p>
          </table:table-cell>
          <table:table-cell table:formula="of:=[.CY37]" office:value-type="float" office:value="0.282610733176" calcext:value-type="float">
            <text:p>0.282610733176</text:p>
          </table:table-cell>
          <table:table-cell table:formula="of:=[.CZ37]" office:value-type="float" office:value="0.282610733176" calcext:value-type="float">
            <text:p>0.282610733176</text:p>
          </table:table-cell>
          <table:table-cell table:formula="of:=[.DA37]" office:value-type="float" office:value="0.282610733176" calcext:value-type="float">
            <text:p>0.282610733176</text:p>
          </table:table-cell>
          <table:table-cell table:formula="of:=[.DB37]" office:value-type="float" office:value="0.282610733176" calcext:value-type="float">
            <text:p>0.282610733176</text:p>
          </table:table-cell>
          <table:table-cell table:formula="of:=[.DC37]" office:value-type="float" office:value="0.282610733176" calcext:value-type="float">
            <text:p>0.282610733176</text:p>
          </table:table-cell>
          <table:table-cell table:formula="of:=[.DD37]" office:value-type="float" office:value="0.282610733176" calcext:value-type="float">
            <text:p>0.282610733176</text:p>
          </table:table-cell>
          <table:table-cell table:formula="of:=[.DE37]" office:value-type="float" office:value="0.282610733176" calcext:value-type="float">
            <text:p>0.282610733176</text:p>
          </table:table-cell>
          <table:table-cell table:formula="of:=[.DF37]" office:value-type="float" office:value="0.282610733176" calcext:value-type="float">
            <text:p>0.282610733176</text:p>
          </table:table-cell>
          <table:table-cell table:formula="of:=[.DG37]" office:value-type="float" office:value="0.282610733176" calcext:value-type="float">
            <text:p>0.282610733176</text:p>
          </table:table-cell>
          <table:table-cell table:formula="of:=[.DH37]" office:value-type="float" office:value="0.282610733176" calcext:value-type="float">
            <text:p>0.282610733176</text:p>
          </table:table-cell>
          <table:table-cell table:formula="of:=[.DI37]" office:value-type="float" office:value="0.282610733176" calcext:value-type="float">
            <text:p>0.282610733176</text:p>
          </table:table-cell>
          <table:table-cell table:formula="of:=[.DJ37]" office:value-type="float" office:value="0.282610733176" calcext:value-type="float">
            <text:p>0.282610733176</text:p>
          </table:table-cell>
          <table:table-cell table:formula="of:=[.DK37]" office:value-type="float" office:value="0.282610733176" calcext:value-type="float">
            <text:p>0.282610733176</text:p>
          </table:table-cell>
          <table:table-cell table:formula="of:=[.DL37]" office:value-type="float" office:value="0.282610733176" calcext:value-type="float">
            <text:p>0.282610733176</text:p>
          </table:table-cell>
          <table:table-cell table:formula="of:=[.DM37]" office:value-type="float" office:value="0.282610733176" calcext:value-type="float">
            <text:p>0.282610733176</text:p>
          </table:table-cell>
          <table:table-cell table:formula="of:=[.DN37]" office:value-type="float" office:value="0.282610733176" calcext:value-type="float">
            <text:p>0.282610733176</text:p>
          </table:table-cell>
          <table:table-cell table:formula="of:=[.DO37]" office:value-type="float" office:value="0.282610733176" calcext:value-type="float">
            <text:p>0.282610733176</text:p>
          </table:table-cell>
          <table:table-cell table:formula="of:=[.DP37]" office:value-type="float" office:value="0.282610733176" calcext:value-type="float">
            <text:p>0.282610733176</text:p>
          </table:table-cell>
          <table:table-cell table:formula="of:=[.DQ37]" office:value-type="float" office:value="0.282610733176" calcext:value-type="float">
            <text:p>0.282610733176</text:p>
          </table:table-cell>
          <table:table-cell table:formula="of:=[.DR37]" office:value-type="float" office:value="0.282610733176" calcext:value-type="float">
            <text:p>0.282610733176</text:p>
          </table:table-cell>
          <table:table-cell table:formula="of:=[.DS37]" office:value-type="float" office:value="0.282610733176" calcext:value-type="float">
            <text:p>0.282610733176</text:p>
          </table:table-cell>
          <table:table-cell table:formula="of:=[.DT37]" office:value-type="float" office:value="0.282610733176" calcext:value-type="float">
            <text:p>0.282610733176</text:p>
          </table:table-cell>
          <table:table-cell table:formula="of:=[.DU37]" office:value-type="float" office:value="0.282610733176" calcext:value-type="float">
            <text:p>0.282610733176</text:p>
          </table:table-cell>
          <table:table-cell table:formula="of:=[.DV37]" office:value-type="float" office:value="0.282610733176" calcext:value-type="float">
            <text:p>0.282610733176</text:p>
          </table:table-cell>
          <table:table-cell table:formula="of:=[.DW37]" office:value-type="float" office:value="0.282610733176" calcext:value-type="float">
            <text:p>0.282610733176</text:p>
          </table:table-cell>
          <table:table-cell table:formula="of:=[.DX37]" office:value-type="float" office:value="0.282610733176" calcext:value-type="float">
            <text:p>0.282610733176</text:p>
          </table:table-cell>
          <table:table-cell table:formula="of:=[.DY37]" office:value-type="float" office:value="0.282610733176" calcext:value-type="float">
            <text:p>0.282610733176</text:p>
          </table:table-cell>
          <table:table-cell table:formula="of:=[.DZ37]" office:value-type="float" office:value="0.282610733176" calcext:value-type="float">
            <text:p>0.282610733176</text:p>
          </table:table-cell>
          <table:table-cell table:formula="of:=[.EA37]" office:value-type="float" office:value="0.282610733176" calcext:value-type="float">
            <text:p>0.282610733176</text:p>
          </table:table-cell>
          <table:table-cell table:formula="of:=[.EB37]" office:value-type="float" office:value="0.282610733176" calcext:value-type="float">
            <text:p>0.282610733176</text:p>
          </table:table-cell>
          <table:table-cell table:formula="of:=[.EC37]" office:value-type="float" office:value="0.282610733176" calcext:value-type="float">
            <text:p>0.282610733176</text:p>
          </table:table-cell>
          <table:table-cell table:formula="of:=[.ED37]" office:value-type="float" office:value="0.282610733176" calcext:value-type="float">
            <text:p>0.282610733176</text:p>
          </table:table-cell>
          <table:table-cell table:formula="of:=[.EE37]" office:value-type="float" office:value="0.282610733176" calcext:value-type="float">
            <text:p>0.282610733176</text:p>
          </table:table-cell>
          <table:table-cell table:formula="of:=[.EF37]" office:value-type="float" office:value="0.282610733176" calcext:value-type="float">
            <text:p>0.282610733176</text:p>
          </table:table-cell>
          <table:table-cell table:formula="of:=[.EG37]" office:value-type="float" office:value="0.282610733176" calcext:value-type="float">
            <text:p>0.282610733176</text:p>
          </table:table-cell>
          <table:table-cell table:formula="of:=[.EH37]" office:value-type="float" office:value="0.282610733176" calcext:value-type="float">
            <text:p>0.282610733176</text:p>
          </table:table-cell>
          <table:table-cell table:formula="of:=[.EI37]" office:value-type="float" office:value="0.282610733176" calcext:value-type="float">
            <text:p>0.282610733176</text:p>
          </table:table-cell>
          <table:table-cell table:formula="of:=[.EJ37]" office:value-type="float" office:value="0.282610733176" calcext:value-type="float">
            <text:p>0.282610733176</text:p>
          </table:table-cell>
          <table:table-cell table:formula="of:=[.EK37]" office:value-type="float" office:value="0.282610733176" calcext:value-type="float">
            <text:p>0.282610733176</text:p>
          </table:table-cell>
          <table:table-cell table:formula="of:=[.EL37]" office:value-type="float" office:value="0.282610733176" calcext:value-type="float">
            <text:p>0.282610733176</text:p>
          </table:table-cell>
          <table:table-cell table:formula="of:=[.EM37]" office:value-type="float" office:value="0.282610733176" calcext:value-type="float">
            <text:p>0.282610733176</text:p>
          </table:table-cell>
          <table:table-cell table:formula="of:=[.EN37]" office:value-type="float" office:value="0.282610733176" calcext:value-type="float">
            <text:p>0.282610733176</text:p>
          </table:table-cell>
          <table:table-cell table:formula="of:=[.EO37]" office:value-type="float" office:value="0.282610733176" calcext:value-type="float">
            <text:p>0.282610733176</text:p>
          </table:table-cell>
          <table:table-cell table:formula="of:=[.EP37]" office:value-type="float" office:value="0.282610733176" calcext:value-type="float">
            <text:p>0.282610733176</text:p>
          </table:table-cell>
          <table:table-cell table:formula="of:=[.EQ37]" office:value-type="float" office:value="0.282610733176" calcext:value-type="float">
            <text:p>0.282610733176</text:p>
          </table:table-cell>
          <table:table-cell table:formula="of:=[.ER37]" office:value-type="float" office:value="0.282610733176" calcext:value-type="float">
            <text:p>0.282610733176</text:p>
          </table:table-cell>
          <table:table-cell table:formula="of:=[.ES37]" office:value-type="float" office:value="0.282610733176" calcext:value-type="float">
            <text:p>0.282610733176</text:p>
          </table:table-cell>
          <table:table-cell table:formula="of:=[.ET37]" office:value-type="float" office:value="0.282610733176" calcext:value-type="float">
            <text:p>0.2826107331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76751449" calcext:value-type="float">
            <text:p>0.1076751449</text:p>
          </table:table-cell>
          <table:table-cell office:value-type="float" office:value="0.1211163018" calcext:value-type="float">
            <text:p>0.1211163018</text:p>
          </table:table-cell>
          <table:table-cell office:value-type="float" office:value="0.1357028964" calcext:value-type="float">
            <text:p>0.1357028964</text:p>
          </table:table-cell>
          <table:table-cell office:value-type="float" office:value="0.1321019545" calcext:value-type="float">
            <text:p>0.1321019545</text:p>
          </table:table-cell>
          <table:table-cell office:value-type="float" office:value="0.1188579263" calcext:value-type="float">
            <text:p>0.1188579263</text:p>
          </table:table-cell>
          <table:table-cell office:value-type="float" office:value="0.1023246124" calcext:value-type="float">
            <text:p>0.1023246124</text:p>
          </table:table-cell>
          <table:table-cell office:value-type="float" office:value="0.1549619837" calcext:value-type="float">
            <text:p>0.1549619837</text:p>
          </table:table-cell>
          <table:table-cell office:value-type="float" office:value="0.1326286492" calcext:value-type="float">
            <text:p>0.1326286492</text:p>
          </table:table-cell>
          <table:table-cell office:value-type="float" office:value="0.1353227913" calcext:value-type="float">
            <text:p>0.1353227913</text:p>
          </table:table-cell>
          <table:table-cell office:value-type="float" office:value="0.1257529532" calcext:value-type="float">
            <text:p>0.1257529532</text:p>
          </table:table-cell>
          <table:table-cell office:value-type="float" office:value="0.1272525907" calcext:value-type="float">
            <text:p>0.1272525907</text:p>
          </table:table-cell>
          <table:table-cell office:value-type="float" office:value="0.1433204143" calcext:value-type="float">
            <text:p>0.1433204143</text:p>
          </table:table-cell>
          <table:table-cell office:value-type="float" office:value="0.1539168733" calcext:value-type="float">
            <text:p>0.1539168733</text:p>
          </table:table-cell>
          <table:table-cell office:value-type="float" office:value="0.1381862147" calcext:value-type="float">
            <text:p>0.1381862147</text:p>
          </table:table-cell>
          <table:table-cell office:value-type="float" office:value="0.1350627519" calcext:value-type="float">
            <text:p>0.1350627519</text:p>
          </table:table-cell>
          <table:table-cell office:value-type="float" office:value="0.1405044571" calcext:value-type="float">
            <text:p>0.1405044571</text:p>
          </table:table-cell>
          <table:table-cell office:value-type="float" office:value="0.1563830445" calcext:value-type="float">
            <text:p>0.1563830445</text:p>
          </table:table-cell>
          <table:table-cell office:value-type="float" office:value="0.1722616319" calcext:value-type="float">
            <text:p>0.1722616319</text:p>
          </table:table-cell>
          <table:table-cell office:value-type="float" office:value="0.1505631886" calcext:value-type="float">
            <text:p>0.1505631886</text:p>
          </table:table-cell>
          <table:table-cell office:value-type="float" office:value="0.1466311492" calcext:value-type="float">
            <text:p>0.1466311492</text:p>
          </table:table-cell>
          <table:table-cell office:value-type="float" office:value="0.1568893144" calcext:value-type="float">
            <text:p>0.1568893144</text:p>
          </table:table-cell>
          <table:table-cell office:value-type="float" office:value="0.1687945162" calcext:value-type="float">
            <text:p>0.1687945162</text:p>
          </table:table-cell>
          <table:table-cell office:value-type="float" office:value="0.1784218399" calcext:value-type="float">
            <text:p>0.1784218399</text:p>
          </table:table-cell>
          <table:table-cell office:value-type="float" office:value="0.1325635995" calcext:value-type="float">
            <text:p>0.1325635995</text:p>
          </table:table-cell>
          <table:table-cell office:value-type="float" office:value="0.1285729764" calcext:value-type="float">
            <text:p>0.1285729764</text:p>
          </table:table-cell>
          <table:table-cell office:value-type="float" office:value="0.1107780782" calcext:value-type="float">
            <text:p>0.1107780782</text:p>
          </table:table-cell>
          <table:table-cell office:value-type="float" office:value="0.1417371368" calcext:value-type="float">
            <text:p>0.1417371368</text:p>
          </table:table-cell>
          <table:table-cell office:value-type="float" office:value="0.1626870208" calcext:value-type="float">
            <text:p>0.1626870208</text:p>
          </table:table-cell>
          <table:table-cell office:value-type="float" office:value="0.175366255" calcext:value-type="float">
            <text:p>0.175366255</text:p>
          </table:table-cell>
          <table:table-cell office:value-type="float" office:value="0.1728903583" calcext:value-type="float">
            <text:p>0.1728903583</text:p>
          </table:table-cell>
          <table:table-cell office:value-type="float" office:value="0.1651082126" calcext:value-type="float">
            <text:p>0.1651082126</text:p>
          </table:table-cell>
          <table:table-cell office:value-type="float" office:value="0.1706852748" calcext:value-type="float">
            <text:p>0.1706852748</text:p>
          </table:table-cell>
          <table:table-cell office:value-type="float" office:value="0.1545550632" calcext:value-type="float">
            <text:p>0.1545550632</text:p>
          </table:table-cell>
          <table:table-cell office:value-type="float" office:value="0.190639681" calcext:value-type="float">
            <text:p>0.190639681</text:p>
          </table:table-cell>
          <table:table-cell office:value-type="float" office:value="0.1935975111" calcext:value-type="float">
            <text:p>0.1935975111</text:p>
          </table:table-cell>
          <table:table-cell office:value-type="float" office:value="0.1734767732" calcext:value-type="float">
            <text:p>0.1734767732</text:p>
          </table:table-cell>
          <table:table-cell office:value-type="float" office:value="0.1700312709" calcext:value-type="float">
            <text:p>0.1700312709</text:p>
          </table:table-cell>
          <table:table-cell office:value-type="float" office:value="0.1631501092" calcext:value-type="float">
            <text:p>0.1631501092</text:p>
          </table:table-cell>
          <table:table-cell office:value-type="float" office:value="0.1776506234" calcext:value-type="float">
            <text:p>0.1776506234</text:p>
          </table:table-cell>
          <table:table-cell office:value-type="float" office:value="0.1722569157" calcext:value-type="float">
            <text:p>0.1722569157</text:p>
          </table:table-cell>
          <table:table-cell office:value-type="float" office:value="0.1754645913" calcext:value-type="float">
            <text:p>0.1754645913</text:p>
          </table:table-cell>
          <table:table-cell office:value-type="float" office:value="0.2090906191" calcext:value-type="float">
            <text:p>0.2090906191</text:p>
          </table:table-cell>
          <table:table-cell office:value-type="float" office:value="0.1934570698" calcext:value-type="float">
            <text:p>0.1934570698</text:p>
          </table:table-cell>
          <table:table-cell office:value-type="float" office:value="0.1795834617" calcext:value-type="float">
            <text:p>0.1795834617</text:p>
          </table:table-cell>
          <table:table-cell office:value-type="float" office:value="0.1800358703" calcext:value-type="float">
            <text:p>0.1800358703</text:p>
          </table:table-cell>
          <table:table-cell office:value-type="float" office:value="0.2130804694" calcext:value-type="float">
            <text:p>0.2130804694</text:p>
          </table:table-cell>
          <table:table-cell office:value-type="float" office:value="0.1980287968" calcext:value-type="float">
            <text:p>0.1980287968</text:p>
          </table:table-cell>
          <table:table-cell office:value-type="float" office:value="0.2009321532" calcext:value-type="float">
            <text:p>0.2009321532</text:p>
          </table:table-cell>
          <table:table-cell office:value-type="float" office:value="0.199098095575" calcext:value-type="float">
            <text:p>0.199098095575</text:p>
          </table:table-cell>
          <table:table-cell office:value-type="float" office:value="0.19726403795" calcext:value-type="float">
            <text:p>0.19726403795</text:p>
          </table:table-cell>
          <table:table-cell office:value-type="float" office:value="0.195429980325" calcext:value-type="float">
            <text:p>0.195429980325</text:p>
          </table:table-cell>
          <table:table-cell office:value-type="float" office:value="0.1935959227" calcext:value-type="float">
            <text:p>0.1935959227</text:p>
          </table:table-cell>
          <table:table-cell office:value-type="float" office:value="0.190112175" calcext:value-type="float">
            <text:p>0.190112175</text:p>
          </table:table-cell>
          <table:table-cell office:value-type="float" office:value="0.2177259128" calcext:value-type="float">
            <text:p>0.2177259128</text:p>
          </table:table-cell>
          <table:table-cell office:value-type="float" office:value="0.2247852814" calcext:value-type="float">
            <text:p>0.2247852814</text:p>
          </table:table-cell>
          <table:table-cell office:value-type="float" office:value="0.2041479979" calcext:value-type="float">
            <text:p>0.2041479979</text:p>
          </table:table-cell>
          <table:table-cell office:value-type="float" office:value="0.197887733" calcext:value-type="float">
            <text:p>0.197887733</text:p>
          </table:table-cell>
          <table:table-cell office:value-type="float" office:value="0.2190475971" calcext:value-type="float">
            <text:p>0.2190475971</text:p>
          </table:table-cell>
          <table:table-cell office:value-type="float" office:value="0.2279823591" calcext:value-type="float">
            <text:p>0.2279823591</text:p>
          </table:table-cell>
          <table:table-cell office:value-type="float" office:value="0.2275970607" calcext:value-type="float">
            <text:p>0.2275970607</text:p>
          </table:table-cell>
          <table:table-cell office:value-type="float" office:value="0.2380606031" calcext:value-type="float">
            <text:p>0.2380606031</text:p>
          </table:table-cell>
          <table:table-cell office:value-type="float" office:value="0.2382573731" calcext:value-type="float">
            <text:p>0.2382573731</text:p>
          </table:table-cell>
          <table:table-cell office:value-type="float" office:value="0.2583878285" calcext:value-type="float">
            <text:p>0.2583878285</text:p>
          </table:table-cell>
          <table:table-cell office:value-type="float" office:value="0.2773809875" calcext:value-type="float">
            <text:p>0.2773809875</text:p>
          </table:table-cell>
          <table:table-cell office:value-type="float" office:value="0.2623841345" calcext:value-type="float">
            <text:p>0.2623841345</text:p>
          </table:table-cell>
          <table:table-cell office:value-type="float" office:value="0.2506026706" calcext:value-type="float">
            <text:p>0.2506026706</text:p>
          </table:table-cell>
          <table:table-cell table:style-name="Default" office:value-type="float" office:value="0.2761568133" calcext:value-type="float">
            <text:p>0.2761568133</text:p>
          </table:table-cell>
          <table:table-cell table:formula="of:=AVERAGE([.AR38:.BP38])" office:value-type="float" office:value="0.218440895414" calcext:value-type="float">
            <text:p>0.218440895414</text:p>
          </table:table-cell>
          <table:table-cell table:formula="of:=[.BQ38]" office:value-type="float" office:value="0.218440895414" calcext:value-type="float">
            <text:p>0.218440895414</text:p>
          </table:table-cell>
          <table:table-cell table:formula="of:=[.BR38]" office:value-type="float" office:value="0.218440895414" calcext:value-type="float">
            <text:p>0.218440895414</text:p>
          </table:table-cell>
          <table:table-cell table:formula="of:=[.BS38]" office:value-type="float" office:value="0.218440895414" calcext:value-type="float">
            <text:p>0.218440895414</text:p>
          </table:table-cell>
          <table:table-cell table:formula="of:=[.BT38]" office:value-type="float" office:value="0.218440895414" calcext:value-type="float">
            <text:p>0.218440895414</text:p>
          </table:table-cell>
          <table:table-cell table:formula="of:=[.BU38]" office:value-type="float" office:value="0.218440895414" calcext:value-type="float">
            <text:p>0.218440895414</text:p>
          </table:table-cell>
          <table:table-cell table:formula="of:=[.BV38]" office:value-type="float" office:value="0.218440895414" calcext:value-type="float">
            <text:p>0.218440895414</text:p>
          </table:table-cell>
          <table:table-cell table:formula="of:=[.BW38]" office:value-type="float" office:value="0.218440895414" calcext:value-type="float">
            <text:p>0.218440895414</text:p>
          </table:table-cell>
          <table:table-cell table:formula="of:=[.BX38]" office:value-type="float" office:value="0.218440895414" calcext:value-type="float">
            <text:p>0.218440895414</text:p>
          </table:table-cell>
          <table:table-cell table:formula="of:=[.BY38]" office:value-type="float" office:value="0.218440895414" calcext:value-type="float">
            <text:p>0.218440895414</text:p>
          </table:table-cell>
          <table:table-cell table:formula="of:=[.BZ38]" office:value-type="float" office:value="0.218440895414" calcext:value-type="float">
            <text:p>0.218440895414</text:p>
          </table:table-cell>
          <table:table-cell table:formula="of:=[.CA38]" office:value-type="float" office:value="0.218440895414" calcext:value-type="float">
            <text:p>0.218440895414</text:p>
          </table:table-cell>
          <table:table-cell table:formula="of:=[.CB38]" office:value-type="float" office:value="0.218440895414" calcext:value-type="float">
            <text:p>0.218440895414</text:p>
          </table:table-cell>
          <table:table-cell table:formula="of:=[.CC38]" office:value-type="float" office:value="0.218440895414" calcext:value-type="float">
            <text:p>0.218440895414</text:p>
          </table:table-cell>
          <table:table-cell table:formula="of:=[.CD38]" office:value-type="float" office:value="0.218440895414" calcext:value-type="float">
            <text:p>0.218440895414</text:p>
          </table:table-cell>
          <table:table-cell table:formula="of:=[.CE38]" office:value-type="float" office:value="0.218440895414" calcext:value-type="float">
            <text:p>0.218440895414</text:p>
          </table:table-cell>
          <table:table-cell table:formula="of:=[.CF38]" office:value-type="float" office:value="0.218440895414" calcext:value-type="float">
            <text:p>0.218440895414</text:p>
          </table:table-cell>
          <table:table-cell table:formula="of:=[.CG38]" office:value-type="float" office:value="0.218440895414" calcext:value-type="float">
            <text:p>0.218440895414</text:p>
          </table:table-cell>
          <table:table-cell table:formula="of:=[.CH38]" office:value-type="float" office:value="0.218440895414" calcext:value-type="float">
            <text:p>0.218440895414</text:p>
          </table:table-cell>
          <table:table-cell table:formula="of:=[.CI38]" office:value-type="float" office:value="0.218440895414" calcext:value-type="float">
            <text:p>0.218440895414</text:p>
          </table:table-cell>
          <table:table-cell table:formula="of:=[.CJ38]" office:value-type="float" office:value="0.218440895414" calcext:value-type="float">
            <text:p>0.218440895414</text:p>
          </table:table-cell>
          <table:table-cell table:formula="of:=[.CK38]" office:value-type="float" office:value="0.218440895414" calcext:value-type="float">
            <text:p>0.218440895414</text:p>
          </table:table-cell>
          <table:table-cell table:formula="of:=[.CL38]" office:value-type="float" office:value="0.218440895414" calcext:value-type="float">
            <text:p>0.218440895414</text:p>
          </table:table-cell>
          <table:table-cell table:formula="of:=[.CM38]" office:value-type="float" office:value="0.218440895414" calcext:value-type="float">
            <text:p>0.218440895414</text:p>
          </table:table-cell>
          <table:table-cell table:formula="of:=[.CN38]" office:value-type="float" office:value="0.218440895414" calcext:value-type="float">
            <text:p>0.218440895414</text:p>
          </table:table-cell>
          <table:table-cell table:formula="of:=[.CO38]" office:value-type="float" office:value="0.218440895414" calcext:value-type="float">
            <text:p>0.218440895414</text:p>
          </table:table-cell>
          <table:table-cell table:formula="of:=[.CP38]" office:value-type="float" office:value="0.218440895414" calcext:value-type="float">
            <text:p>0.218440895414</text:p>
          </table:table-cell>
          <table:table-cell table:formula="of:=[.CQ38]" office:value-type="float" office:value="0.218440895414" calcext:value-type="float">
            <text:p>0.218440895414</text:p>
          </table:table-cell>
          <table:table-cell table:formula="of:=[.CR38]" office:value-type="float" office:value="0.218440895414" calcext:value-type="float">
            <text:p>0.218440895414</text:p>
          </table:table-cell>
          <table:table-cell table:formula="of:=[.CS38]" office:value-type="float" office:value="0.218440895414" calcext:value-type="float">
            <text:p>0.218440895414</text:p>
          </table:table-cell>
          <table:table-cell table:formula="of:=[.CT38]" office:value-type="float" office:value="0.218440895414" calcext:value-type="float">
            <text:p>0.218440895414</text:p>
          </table:table-cell>
          <table:table-cell table:formula="of:=[.CU38]" office:value-type="float" office:value="0.218440895414" calcext:value-type="float">
            <text:p>0.218440895414</text:p>
          </table:table-cell>
          <table:table-cell table:formula="of:=[.CV38]" office:value-type="float" office:value="0.218440895414" calcext:value-type="float">
            <text:p>0.218440895414</text:p>
          </table:table-cell>
          <table:table-cell table:formula="of:=[.CW38]" office:value-type="float" office:value="0.218440895414" calcext:value-type="float">
            <text:p>0.218440895414</text:p>
          </table:table-cell>
          <table:table-cell table:formula="of:=[.CX38]" office:value-type="float" office:value="0.218440895414" calcext:value-type="float">
            <text:p>0.218440895414</text:p>
          </table:table-cell>
          <table:table-cell table:formula="of:=[.CY38]" office:value-type="float" office:value="0.218440895414" calcext:value-type="float">
            <text:p>0.218440895414</text:p>
          </table:table-cell>
          <table:table-cell table:formula="of:=[.CZ38]" office:value-type="float" office:value="0.218440895414" calcext:value-type="float">
            <text:p>0.218440895414</text:p>
          </table:table-cell>
          <table:table-cell table:formula="of:=[.DA38]" office:value-type="float" office:value="0.218440895414" calcext:value-type="float">
            <text:p>0.218440895414</text:p>
          </table:table-cell>
          <table:table-cell table:formula="of:=[.DB38]" office:value-type="float" office:value="0.218440895414" calcext:value-type="float">
            <text:p>0.218440895414</text:p>
          </table:table-cell>
          <table:table-cell table:formula="of:=[.DC38]" office:value-type="float" office:value="0.218440895414" calcext:value-type="float">
            <text:p>0.218440895414</text:p>
          </table:table-cell>
          <table:table-cell table:formula="of:=[.DD38]" office:value-type="float" office:value="0.218440895414" calcext:value-type="float">
            <text:p>0.218440895414</text:p>
          </table:table-cell>
          <table:table-cell table:formula="of:=[.DE38]" office:value-type="float" office:value="0.218440895414" calcext:value-type="float">
            <text:p>0.218440895414</text:p>
          </table:table-cell>
          <table:table-cell table:formula="of:=[.DF38]" office:value-type="float" office:value="0.218440895414" calcext:value-type="float">
            <text:p>0.218440895414</text:p>
          </table:table-cell>
          <table:table-cell table:formula="of:=[.DG38]" office:value-type="float" office:value="0.218440895414" calcext:value-type="float">
            <text:p>0.218440895414</text:p>
          </table:table-cell>
          <table:table-cell table:formula="of:=[.DH38]" office:value-type="float" office:value="0.218440895414" calcext:value-type="float">
            <text:p>0.218440895414</text:p>
          </table:table-cell>
          <table:table-cell table:formula="of:=[.DI38]" office:value-type="float" office:value="0.218440895414" calcext:value-type="float">
            <text:p>0.218440895414</text:p>
          </table:table-cell>
          <table:table-cell table:formula="of:=[.DJ38]" office:value-type="float" office:value="0.218440895414" calcext:value-type="float">
            <text:p>0.218440895414</text:p>
          </table:table-cell>
          <table:table-cell table:formula="of:=[.DK38]" office:value-type="float" office:value="0.218440895414" calcext:value-type="float">
            <text:p>0.218440895414</text:p>
          </table:table-cell>
          <table:table-cell table:formula="of:=[.DL38]" office:value-type="float" office:value="0.218440895414" calcext:value-type="float">
            <text:p>0.218440895414</text:p>
          </table:table-cell>
          <table:table-cell table:formula="of:=[.DM38]" office:value-type="float" office:value="0.218440895414" calcext:value-type="float">
            <text:p>0.218440895414</text:p>
          </table:table-cell>
          <table:table-cell table:formula="of:=[.DN38]" office:value-type="float" office:value="0.218440895414" calcext:value-type="float">
            <text:p>0.218440895414</text:p>
          </table:table-cell>
          <table:table-cell table:formula="of:=[.DO38]" office:value-type="float" office:value="0.218440895414" calcext:value-type="float">
            <text:p>0.218440895414</text:p>
          </table:table-cell>
          <table:table-cell table:formula="of:=[.DP38]" office:value-type="float" office:value="0.218440895414" calcext:value-type="float">
            <text:p>0.218440895414</text:p>
          </table:table-cell>
          <table:table-cell table:formula="of:=[.DQ38]" office:value-type="float" office:value="0.218440895414" calcext:value-type="float">
            <text:p>0.218440895414</text:p>
          </table:table-cell>
          <table:table-cell table:formula="of:=[.DR38]" office:value-type="float" office:value="0.218440895414" calcext:value-type="float">
            <text:p>0.218440895414</text:p>
          </table:table-cell>
          <table:table-cell table:formula="of:=[.DS38]" office:value-type="float" office:value="0.218440895414" calcext:value-type="float">
            <text:p>0.218440895414</text:p>
          </table:table-cell>
          <table:table-cell table:formula="of:=[.DT38]" office:value-type="float" office:value="0.218440895414" calcext:value-type="float">
            <text:p>0.218440895414</text:p>
          </table:table-cell>
          <table:table-cell table:formula="of:=[.DU38]" office:value-type="float" office:value="0.218440895414" calcext:value-type="float">
            <text:p>0.218440895414</text:p>
          </table:table-cell>
          <table:table-cell table:formula="of:=[.DV38]" office:value-type="float" office:value="0.218440895414" calcext:value-type="float">
            <text:p>0.218440895414</text:p>
          </table:table-cell>
          <table:table-cell table:formula="of:=[.DW38]" office:value-type="float" office:value="0.218440895414" calcext:value-type="float">
            <text:p>0.218440895414</text:p>
          </table:table-cell>
          <table:table-cell table:formula="of:=[.DX38]" office:value-type="float" office:value="0.218440895414" calcext:value-type="float">
            <text:p>0.218440895414</text:p>
          </table:table-cell>
          <table:table-cell table:formula="of:=[.DY38]" office:value-type="float" office:value="0.218440895414" calcext:value-type="float">
            <text:p>0.218440895414</text:p>
          </table:table-cell>
          <table:table-cell table:formula="of:=[.DZ38]" office:value-type="float" office:value="0.218440895414" calcext:value-type="float">
            <text:p>0.218440895414</text:p>
          </table:table-cell>
          <table:table-cell table:formula="of:=[.EA38]" office:value-type="float" office:value="0.218440895414" calcext:value-type="float">
            <text:p>0.218440895414</text:p>
          </table:table-cell>
          <table:table-cell table:formula="of:=[.EB38]" office:value-type="float" office:value="0.218440895414" calcext:value-type="float">
            <text:p>0.218440895414</text:p>
          </table:table-cell>
          <table:table-cell table:formula="of:=[.EC38]" office:value-type="float" office:value="0.218440895414" calcext:value-type="float">
            <text:p>0.218440895414</text:p>
          </table:table-cell>
          <table:table-cell table:formula="of:=[.ED38]" office:value-type="float" office:value="0.218440895414" calcext:value-type="float">
            <text:p>0.218440895414</text:p>
          </table:table-cell>
          <table:table-cell table:formula="of:=[.EE38]" office:value-type="float" office:value="0.218440895414" calcext:value-type="float">
            <text:p>0.218440895414</text:p>
          </table:table-cell>
          <table:table-cell table:formula="of:=[.EF38]" office:value-type="float" office:value="0.218440895414" calcext:value-type="float">
            <text:p>0.218440895414</text:p>
          </table:table-cell>
          <table:table-cell table:formula="of:=[.EG38]" office:value-type="float" office:value="0.218440895414" calcext:value-type="float">
            <text:p>0.218440895414</text:p>
          </table:table-cell>
          <table:table-cell table:formula="of:=[.EH38]" office:value-type="float" office:value="0.218440895414" calcext:value-type="float">
            <text:p>0.218440895414</text:p>
          </table:table-cell>
          <table:table-cell table:formula="of:=[.EI38]" office:value-type="float" office:value="0.218440895414" calcext:value-type="float">
            <text:p>0.218440895414</text:p>
          </table:table-cell>
          <table:table-cell table:formula="of:=[.EJ38]" office:value-type="float" office:value="0.218440895414" calcext:value-type="float">
            <text:p>0.218440895414</text:p>
          </table:table-cell>
          <table:table-cell table:formula="of:=[.EK38]" office:value-type="float" office:value="0.218440895414" calcext:value-type="float">
            <text:p>0.218440895414</text:p>
          </table:table-cell>
          <table:table-cell table:formula="of:=[.EL38]" office:value-type="float" office:value="0.218440895414" calcext:value-type="float">
            <text:p>0.218440895414</text:p>
          </table:table-cell>
          <table:table-cell table:formula="of:=[.EM38]" office:value-type="float" office:value="0.218440895414" calcext:value-type="float">
            <text:p>0.218440895414</text:p>
          </table:table-cell>
          <table:table-cell table:formula="of:=[.EN38]" office:value-type="float" office:value="0.218440895414" calcext:value-type="float">
            <text:p>0.218440895414</text:p>
          </table:table-cell>
          <table:table-cell table:formula="of:=[.EO38]" office:value-type="float" office:value="0.218440895414" calcext:value-type="float">
            <text:p>0.218440895414</text:p>
          </table:table-cell>
          <table:table-cell table:formula="of:=[.EP38]" office:value-type="float" office:value="0.218440895414" calcext:value-type="float">
            <text:p>0.218440895414</text:p>
          </table:table-cell>
          <table:table-cell table:formula="of:=[.EQ38]" office:value-type="float" office:value="0.218440895414" calcext:value-type="float">
            <text:p>0.218440895414</text:p>
          </table:table-cell>
          <table:table-cell table:formula="of:=[.ER38]" office:value-type="float" office:value="0.218440895414" calcext:value-type="float">
            <text:p>0.218440895414</text:p>
          </table:table-cell>
          <table:table-cell table:formula="of:=[.ES38]" office:value-type="float" office:value="0.218440895414" calcext:value-type="float">
            <text:p>0.218440895414</text:p>
          </table:table-cell>
          <table:table-cell table:formula="of:=[.ET38]" office:value-type="float" office:value="0.218440895414" calcext:value-type="float">
            <text:p>0.2184408954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86528384" calcext:value-type="float">
            <text:p>0.0986528384</text:p>
          </table:table-cell>
          <table:table-cell office:value-type="float" office:value="0.0867832493" calcext:value-type="float">
            <text:p>0.0867832493</text:p>
          </table:table-cell>
          <table:table-cell office:value-type="float" office:value="0.0872540819" calcext:value-type="float">
            <text:p>0.0872540819</text:p>
          </table:table-cell>
          <table:table-cell office:value-type="float" office:value="0.1003895249" calcext:value-type="float">
            <text:p>0.1003895249</text:p>
          </table:table-cell>
          <table:table-cell office:value-type="float" office:value="0.0997486913" calcext:value-type="float">
            <text:p>0.0997486913</text:p>
          </table:table-cell>
          <table:table-cell office:value-type="float" office:value="0.0903199078" calcext:value-type="float">
            <text:p>0.0903199078</text:p>
          </table:table-cell>
          <table:table-cell office:value-type="float" office:value="0.1091282274" calcext:value-type="float">
            <text:p>0.1091282274</text:p>
          </table:table-cell>
          <table:table-cell office:value-type="float" office:value="0.118110685" calcext:value-type="float">
            <text:p>0.118110685</text:p>
          </table:table-cell>
          <table:table-cell office:value-type="float" office:value="0.1025405142" calcext:value-type="float">
            <text:p>0.1025405142</text:p>
          </table:table-cell>
          <table:table-cell office:value-type="float" office:value="0.0846933192" calcext:value-type="float">
            <text:p>0.0846933192</text:p>
          </table:table-cell>
          <table:table-cell office:value-type="float" office:value="0.0960474829" calcext:value-type="float">
            <text:p>0.0960474829</text:p>
          </table:table-cell>
          <table:table-cell office:value-type="float" office:value="0.0906374115" calcext:value-type="float">
            <text:p>0.0906374115</text:p>
          </table:table-cell>
          <table:table-cell office:value-type="float" office:value="0.1125772837" calcext:value-type="float">
            <text:p>0.1125772837</text:p>
          </table:table-cell>
          <table:table-cell office:value-type="float" office:value="0.099934501" calcext:value-type="float">
            <text:p>0.099934501</text:p>
          </table:table-cell>
          <table:table-cell office:value-type="float" office:value="0.0842069006" calcext:value-type="float">
            <text:p>0.0842069006</text:p>
          </table:table-cell>
          <table:table-cell office:value-type="float" office:value="0.0931493668" calcext:value-type="float">
            <text:p>0.0931493668</text:p>
          </table:table-cell>
          <table:table-cell office:value-type="float" office:value="0.0995719359" calcext:value-type="float">
            <text:p>0.0995719359</text:p>
          </table:table-cell>
          <table:table-cell office:value-type="float" office:value="0.1059945051" calcext:value-type="float">
            <text:p>0.1059945051</text:p>
          </table:table-cell>
          <table:table-cell office:value-type="float" office:value="0.1288465158" calcext:value-type="float">
            <text:p>0.1288465158</text:p>
          </table:table-cell>
          <table:table-cell office:value-type="float" office:value="0.1202784011" calcext:value-type="float">
            <text:p>0.1202784011</text:p>
          </table:table-cell>
          <table:table-cell office:value-type="float" office:value="0.1161364123" calcext:value-type="float">
            <text:p>0.1161364123</text:p>
          </table:table-cell>
          <table:table-cell office:value-type="float" office:value="0.126927138" calcext:value-type="float">
            <text:p>0.126927138</text:p>
          </table:table-cell>
          <table:table-cell office:value-type="float" office:value="0.1488565455" calcext:value-type="float">
            <text:p>0.1488565455</text:p>
          </table:table-cell>
          <table:table-cell office:value-type="float" office:value="0.165654695" calcext:value-type="float">
            <text:p>0.165654695</text:p>
          </table:table-cell>
          <table:table-cell office:value-type="float" office:value="0.1391964599" calcext:value-type="float">
            <text:p>0.1391964599</text:p>
          </table:table-cell>
          <table:table-cell office:value-type="float" office:value="0.1202304577" calcext:value-type="float">
            <text:p>0.1202304577</text:p>
          </table:table-cell>
          <table:table-cell office:value-type="float" office:value="0.1281216938" calcext:value-type="float">
            <text:p>0.1281216938</text:p>
          </table:table-cell>
          <table:table-cell office:value-type="float" office:value="0.1442676334" calcext:value-type="float">
            <text:p>0.1442676334</text:p>
          </table:table-cell>
          <table:table-cell office:value-type="float" office:value="0.1372438489" calcext:value-type="float">
            <text:p>0.1372438489</text:p>
          </table:table-cell>
          <table:table-cell office:value-type="float" office:value="0.1273817111" calcext:value-type="float">
            <text:p>0.1273817111</text:p>
          </table:table-cell>
          <table:table-cell office:value-type="float" office:value="0.1302420585" calcext:value-type="float">
            <text:p>0.1302420585</text:p>
          </table:table-cell>
          <table:table-cell office:value-type="float" office:value="0.1416340541" calcext:value-type="float">
            <text:p>0.1416340541</text:p>
          </table:table-cell>
          <table:table-cell office:value-type="float" office:value="0.1474747874" calcext:value-type="float">
            <text:p>0.1474747874</text:p>
          </table:table-cell>
          <table:table-cell office:value-type="float" office:value="0.138597118" calcext:value-type="float">
            <text:p>0.138597118</text:p>
          </table:table-cell>
          <table:table-cell office:value-type="float" office:value="0.1434718639" calcext:value-type="float">
            <text:p>0.1434718639</text:p>
          </table:table-cell>
          <table:table-cell office:value-type="float" office:value="0.1570256147" calcext:value-type="float">
            <text:p>0.1570256147</text:p>
          </table:table-cell>
          <table:table-cell office:value-type="float" office:value="0.1372175338" calcext:value-type="float">
            <text:p>0.1372175338</text:p>
          </table:table-cell>
          <table:table-cell office:value-type="float" office:value="0.1443020683" calcext:value-type="float">
            <text:p>0.1443020683</text:p>
          </table:table-cell>
          <table:table-cell office:value-type="float" office:value="0.1378430398" calcext:value-type="float">
            <text:p>0.1378430398</text:p>
          </table:table-cell>
          <table:table-cell office:value-type="float" office:value="0.1440969237" calcext:value-type="float">
            <text:p>0.1440969237</text:p>
          </table:table-cell>
          <table:table-cell office:value-type="float" office:value="0.1461671836" calcext:value-type="float">
            <text:p>0.1461671836</text:p>
          </table:table-cell>
          <table:table-cell office:value-type="float" office:value="0.1189425578" calcext:value-type="float">
            <text:p>0.1189425578</text:p>
          </table:table-cell>
          <table:table-cell office:value-type="float" office:value="0.1303429543" calcext:value-type="float">
            <text:p>0.1303429543</text:p>
          </table:table-cell>
          <table:table-cell office:value-type="float" office:value="0.1553204067" calcext:value-type="float">
            <text:p>0.1553204067</text:p>
          </table:table-cell>
          <table:table-cell office:value-type="float" office:value="0.1768623187" calcext:value-type="float">
            <text:p>0.1768623187</text:p>
          </table:table-cell>
          <table:table-cell office:value-type="float" office:value="0.1131484684" calcext:value-type="float">
            <text:p>0.1131484684</text:p>
          </table:table-cell>
          <table:table-cell office:value-type="float" office:value="0.1325260704" calcext:value-type="float">
            <text:p>0.1325260704</text:p>
          </table:table-cell>
          <table:table-cell office:value-type="float" office:value="0.1478537271" calcext:value-type="float">
            <text:p>0.1478537271</text:p>
          </table:table-cell>
          <table:table-cell office:value-type="float" office:value="0.14890295585" calcext:value-type="float">
            <text:p>0.14890295585</text:p>
          </table:table-cell>
          <table:table-cell office:value-type="float" office:value="0.1499521846" calcext:value-type="float">
            <text:p>0.1499521846</text:p>
          </table:table-cell>
          <table:table-cell office:value-type="float" office:value="0.15100141335" calcext:value-type="float">
            <text:p>0.15100141335</text:p>
          </table:table-cell>
          <table:table-cell office:value-type="float" office:value="0.1520506421" calcext:value-type="float">
            <text:p>0.1520506421</text:p>
          </table:table-cell>
          <table:table-cell office:value-type="float" office:value="0.16388332" calcext:value-type="float">
            <text:p>0.16388332</text:p>
          </table:table-cell>
          <table:table-cell office:value-type="float" office:value="0.1802725967" calcext:value-type="float">
            <text:p>0.1802725967</text:p>
          </table:table-cell>
          <table:table-cell office:value-type="float" office:value="0.1742907962" calcext:value-type="float">
            <text:p>0.1742907962</text:p>
          </table:table-cell>
          <table:table-cell office:value-type="float" office:value="0.1714863511" calcext:value-type="float">
            <text:p>0.1714863511</text:p>
          </table:table-cell>
          <table:table-cell office:value-type="float" office:value="0.156613329" calcext:value-type="float">
            <text:p>0.156613329</text:p>
          </table:table-cell>
          <table:table-cell office:value-type="float" office:value="0.1894750125" calcext:value-type="float">
            <text:p>0.1894750125</text:p>
          </table:table-cell>
          <table:table-cell office:value-type="float" office:value="0.1725503489" calcext:value-type="float">
            <text:p>0.1725503489</text:p>
          </table:table-cell>
          <table:table-cell office:value-type="float" office:value="0.1708361935" calcext:value-type="float">
            <text:p>0.1708361935</text:p>
          </table:table-cell>
          <table:table-cell office:value-type="float" office:value="0.1759059867" calcext:value-type="float">
            <text:p>0.1759059867</text:p>
          </table:table-cell>
          <table:table-cell office:value-type="float" office:value="0.1612958487" calcext:value-type="float">
            <text:p>0.1612958487</text:p>
          </table:table-cell>
          <table:table-cell office:value-type="float" office:value="0.170927698" calcext:value-type="float">
            <text:p>0.170927698</text:p>
          </table:table-cell>
          <table:table-cell office:value-type="float" office:value="0.1808666713" calcext:value-type="float">
            <text:p>0.1808666713</text:p>
          </table:table-cell>
          <table:table-cell office:value-type="float" office:value="0.1952089542" calcext:value-type="float">
            <text:p>0.1952089542</text:p>
          </table:table-cell>
          <table:table-cell office:value-type="float" office:value="0.2043866127" calcext:value-type="float">
            <text:p>0.2043866127</text:p>
          </table:table-cell>
          <table:table-cell table:style-name="Default" office:value-type="float" office:value="0.223666767" calcext:value-type="float">
            <text:p>0.223666767</text:p>
          </table:table-cell>
          <table:table-cell table:formula="of:=AVERAGE([.AR39:.BP39])" office:value-type="float" office:value="0.16598510512" calcext:value-type="float">
            <text:p>0.16598510512</text:p>
          </table:table-cell>
          <table:table-cell table:formula="of:=[.BQ39]" office:value-type="float" office:value="0.16598510512" calcext:value-type="float">
            <text:p>0.16598510512</text:p>
          </table:table-cell>
          <table:table-cell table:formula="of:=[.BR39]" office:value-type="float" office:value="0.16598510512" calcext:value-type="float">
            <text:p>0.16598510512</text:p>
          </table:table-cell>
          <table:table-cell table:formula="of:=[.BS39]" office:value-type="float" office:value="0.16598510512" calcext:value-type="float">
            <text:p>0.16598510512</text:p>
          </table:table-cell>
          <table:table-cell table:formula="of:=[.BT39]" office:value-type="float" office:value="0.16598510512" calcext:value-type="float">
            <text:p>0.16598510512</text:p>
          </table:table-cell>
          <table:table-cell table:formula="of:=[.BU39]" office:value-type="float" office:value="0.16598510512" calcext:value-type="float">
            <text:p>0.16598510512</text:p>
          </table:table-cell>
          <table:table-cell table:formula="of:=[.BV39]" office:value-type="float" office:value="0.16598510512" calcext:value-type="float">
            <text:p>0.16598510512</text:p>
          </table:table-cell>
          <table:table-cell table:formula="of:=[.BW39]" office:value-type="float" office:value="0.16598510512" calcext:value-type="float">
            <text:p>0.16598510512</text:p>
          </table:table-cell>
          <table:table-cell table:formula="of:=[.BX39]" office:value-type="float" office:value="0.16598510512" calcext:value-type="float">
            <text:p>0.16598510512</text:p>
          </table:table-cell>
          <table:table-cell table:formula="of:=[.BY39]" office:value-type="float" office:value="0.16598510512" calcext:value-type="float">
            <text:p>0.16598510512</text:p>
          </table:table-cell>
          <table:table-cell table:formula="of:=[.BZ39]" office:value-type="float" office:value="0.16598510512" calcext:value-type="float">
            <text:p>0.16598510512</text:p>
          </table:table-cell>
          <table:table-cell table:formula="of:=[.CA39]" office:value-type="float" office:value="0.16598510512" calcext:value-type="float">
            <text:p>0.16598510512</text:p>
          </table:table-cell>
          <table:table-cell table:formula="of:=[.CB39]" office:value-type="float" office:value="0.16598510512" calcext:value-type="float">
            <text:p>0.16598510512</text:p>
          </table:table-cell>
          <table:table-cell table:formula="of:=[.CC39]" office:value-type="float" office:value="0.16598510512" calcext:value-type="float">
            <text:p>0.16598510512</text:p>
          </table:table-cell>
          <table:table-cell table:formula="of:=[.CD39]" office:value-type="float" office:value="0.16598510512" calcext:value-type="float">
            <text:p>0.16598510512</text:p>
          </table:table-cell>
          <table:table-cell table:formula="of:=[.CE39]" office:value-type="float" office:value="0.16598510512" calcext:value-type="float">
            <text:p>0.16598510512</text:p>
          </table:table-cell>
          <table:table-cell table:formula="of:=[.CF39]" office:value-type="float" office:value="0.16598510512" calcext:value-type="float">
            <text:p>0.16598510512</text:p>
          </table:table-cell>
          <table:table-cell table:formula="of:=[.CG39]" office:value-type="float" office:value="0.16598510512" calcext:value-type="float">
            <text:p>0.16598510512</text:p>
          </table:table-cell>
          <table:table-cell table:formula="of:=[.CH39]" office:value-type="float" office:value="0.16598510512" calcext:value-type="float">
            <text:p>0.16598510512</text:p>
          </table:table-cell>
          <table:table-cell table:formula="of:=[.CI39]" office:value-type="float" office:value="0.16598510512" calcext:value-type="float">
            <text:p>0.16598510512</text:p>
          </table:table-cell>
          <table:table-cell table:formula="of:=[.CJ39]" office:value-type="float" office:value="0.16598510512" calcext:value-type="float">
            <text:p>0.16598510512</text:p>
          </table:table-cell>
          <table:table-cell table:formula="of:=[.CK39]" office:value-type="float" office:value="0.16598510512" calcext:value-type="float">
            <text:p>0.16598510512</text:p>
          </table:table-cell>
          <table:table-cell table:formula="of:=[.CL39]" office:value-type="float" office:value="0.16598510512" calcext:value-type="float">
            <text:p>0.16598510512</text:p>
          </table:table-cell>
          <table:table-cell table:formula="of:=[.CM39]" office:value-type="float" office:value="0.16598510512" calcext:value-type="float">
            <text:p>0.16598510512</text:p>
          </table:table-cell>
          <table:table-cell table:formula="of:=[.CN39]" office:value-type="float" office:value="0.16598510512" calcext:value-type="float">
            <text:p>0.16598510512</text:p>
          </table:table-cell>
          <table:table-cell table:formula="of:=[.CO39]" office:value-type="float" office:value="0.16598510512" calcext:value-type="float">
            <text:p>0.16598510512</text:p>
          </table:table-cell>
          <table:table-cell table:formula="of:=[.CP39]" office:value-type="float" office:value="0.16598510512" calcext:value-type="float">
            <text:p>0.16598510512</text:p>
          </table:table-cell>
          <table:table-cell table:formula="of:=[.CQ39]" office:value-type="float" office:value="0.16598510512" calcext:value-type="float">
            <text:p>0.16598510512</text:p>
          </table:table-cell>
          <table:table-cell table:formula="of:=[.CR39]" office:value-type="float" office:value="0.16598510512" calcext:value-type="float">
            <text:p>0.16598510512</text:p>
          </table:table-cell>
          <table:table-cell table:formula="of:=[.CS39]" office:value-type="float" office:value="0.16598510512" calcext:value-type="float">
            <text:p>0.16598510512</text:p>
          </table:table-cell>
          <table:table-cell table:formula="of:=[.CT39]" office:value-type="float" office:value="0.16598510512" calcext:value-type="float">
            <text:p>0.16598510512</text:p>
          </table:table-cell>
          <table:table-cell table:formula="of:=[.CU39]" office:value-type="float" office:value="0.16598510512" calcext:value-type="float">
            <text:p>0.16598510512</text:p>
          </table:table-cell>
          <table:table-cell table:formula="of:=[.CV39]" office:value-type="float" office:value="0.16598510512" calcext:value-type="float">
            <text:p>0.16598510512</text:p>
          </table:table-cell>
          <table:table-cell table:formula="of:=[.CW39]" office:value-type="float" office:value="0.16598510512" calcext:value-type="float">
            <text:p>0.16598510512</text:p>
          </table:table-cell>
          <table:table-cell table:formula="of:=[.CX39]" office:value-type="float" office:value="0.16598510512" calcext:value-type="float">
            <text:p>0.16598510512</text:p>
          </table:table-cell>
          <table:table-cell table:formula="of:=[.CY39]" office:value-type="float" office:value="0.16598510512" calcext:value-type="float">
            <text:p>0.16598510512</text:p>
          </table:table-cell>
          <table:table-cell table:formula="of:=[.CZ39]" office:value-type="float" office:value="0.16598510512" calcext:value-type="float">
            <text:p>0.16598510512</text:p>
          </table:table-cell>
          <table:table-cell table:formula="of:=[.DA39]" office:value-type="float" office:value="0.16598510512" calcext:value-type="float">
            <text:p>0.16598510512</text:p>
          </table:table-cell>
          <table:table-cell table:formula="of:=[.DB39]" office:value-type="float" office:value="0.16598510512" calcext:value-type="float">
            <text:p>0.16598510512</text:p>
          </table:table-cell>
          <table:table-cell table:formula="of:=[.DC39]" office:value-type="float" office:value="0.16598510512" calcext:value-type="float">
            <text:p>0.16598510512</text:p>
          </table:table-cell>
          <table:table-cell table:formula="of:=[.DD39]" office:value-type="float" office:value="0.16598510512" calcext:value-type="float">
            <text:p>0.16598510512</text:p>
          </table:table-cell>
          <table:table-cell table:formula="of:=[.DE39]" office:value-type="float" office:value="0.16598510512" calcext:value-type="float">
            <text:p>0.16598510512</text:p>
          </table:table-cell>
          <table:table-cell table:formula="of:=[.DF39]" office:value-type="float" office:value="0.16598510512" calcext:value-type="float">
            <text:p>0.16598510512</text:p>
          </table:table-cell>
          <table:table-cell table:formula="of:=[.DG39]" office:value-type="float" office:value="0.16598510512" calcext:value-type="float">
            <text:p>0.16598510512</text:p>
          </table:table-cell>
          <table:table-cell table:formula="of:=[.DH39]" office:value-type="float" office:value="0.16598510512" calcext:value-type="float">
            <text:p>0.16598510512</text:p>
          </table:table-cell>
          <table:table-cell table:formula="of:=[.DI39]" office:value-type="float" office:value="0.16598510512" calcext:value-type="float">
            <text:p>0.16598510512</text:p>
          </table:table-cell>
          <table:table-cell table:formula="of:=[.DJ39]" office:value-type="float" office:value="0.16598510512" calcext:value-type="float">
            <text:p>0.16598510512</text:p>
          </table:table-cell>
          <table:table-cell table:formula="of:=[.DK39]" office:value-type="float" office:value="0.16598510512" calcext:value-type="float">
            <text:p>0.16598510512</text:p>
          </table:table-cell>
          <table:table-cell table:formula="of:=[.DL39]" office:value-type="float" office:value="0.16598510512" calcext:value-type="float">
            <text:p>0.16598510512</text:p>
          </table:table-cell>
          <table:table-cell table:formula="of:=[.DM39]" office:value-type="float" office:value="0.16598510512" calcext:value-type="float">
            <text:p>0.16598510512</text:p>
          </table:table-cell>
          <table:table-cell table:formula="of:=[.DN39]" office:value-type="float" office:value="0.16598510512" calcext:value-type="float">
            <text:p>0.16598510512</text:p>
          </table:table-cell>
          <table:table-cell table:formula="of:=[.DO39]" office:value-type="float" office:value="0.16598510512" calcext:value-type="float">
            <text:p>0.16598510512</text:p>
          </table:table-cell>
          <table:table-cell table:formula="of:=[.DP39]" office:value-type="float" office:value="0.16598510512" calcext:value-type="float">
            <text:p>0.16598510512</text:p>
          </table:table-cell>
          <table:table-cell table:formula="of:=[.DQ39]" office:value-type="float" office:value="0.16598510512" calcext:value-type="float">
            <text:p>0.16598510512</text:p>
          </table:table-cell>
          <table:table-cell table:formula="of:=[.DR39]" office:value-type="float" office:value="0.16598510512" calcext:value-type="float">
            <text:p>0.16598510512</text:p>
          </table:table-cell>
          <table:table-cell table:formula="of:=[.DS39]" office:value-type="float" office:value="0.16598510512" calcext:value-type="float">
            <text:p>0.16598510512</text:p>
          </table:table-cell>
          <table:table-cell table:formula="of:=[.DT39]" office:value-type="float" office:value="0.16598510512" calcext:value-type="float">
            <text:p>0.16598510512</text:p>
          </table:table-cell>
          <table:table-cell table:formula="of:=[.DU39]" office:value-type="float" office:value="0.16598510512" calcext:value-type="float">
            <text:p>0.16598510512</text:p>
          </table:table-cell>
          <table:table-cell table:formula="of:=[.DV39]" office:value-type="float" office:value="0.16598510512" calcext:value-type="float">
            <text:p>0.16598510512</text:p>
          </table:table-cell>
          <table:table-cell table:formula="of:=[.DW39]" office:value-type="float" office:value="0.16598510512" calcext:value-type="float">
            <text:p>0.16598510512</text:p>
          </table:table-cell>
          <table:table-cell table:formula="of:=[.DX39]" office:value-type="float" office:value="0.16598510512" calcext:value-type="float">
            <text:p>0.16598510512</text:p>
          </table:table-cell>
          <table:table-cell table:formula="of:=[.DY39]" office:value-type="float" office:value="0.16598510512" calcext:value-type="float">
            <text:p>0.16598510512</text:p>
          </table:table-cell>
          <table:table-cell table:formula="of:=[.DZ39]" office:value-type="float" office:value="0.16598510512" calcext:value-type="float">
            <text:p>0.16598510512</text:p>
          </table:table-cell>
          <table:table-cell table:formula="of:=[.EA39]" office:value-type="float" office:value="0.16598510512" calcext:value-type="float">
            <text:p>0.16598510512</text:p>
          </table:table-cell>
          <table:table-cell table:formula="of:=[.EB39]" office:value-type="float" office:value="0.16598510512" calcext:value-type="float">
            <text:p>0.16598510512</text:p>
          </table:table-cell>
          <table:table-cell table:formula="of:=[.EC39]" office:value-type="float" office:value="0.16598510512" calcext:value-type="float">
            <text:p>0.16598510512</text:p>
          </table:table-cell>
          <table:table-cell table:formula="of:=[.ED39]" office:value-type="float" office:value="0.16598510512" calcext:value-type="float">
            <text:p>0.16598510512</text:p>
          </table:table-cell>
          <table:table-cell table:formula="of:=[.EE39]" office:value-type="float" office:value="0.16598510512" calcext:value-type="float">
            <text:p>0.16598510512</text:p>
          </table:table-cell>
          <table:table-cell table:formula="of:=[.EF39]" office:value-type="float" office:value="0.16598510512" calcext:value-type="float">
            <text:p>0.16598510512</text:p>
          </table:table-cell>
          <table:table-cell table:formula="of:=[.EG39]" office:value-type="float" office:value="0.16598510512" calcext:value-type="float">
            <text:p>0.16598510512</text:p>
          </table:table-cell>
          <table:table-cell table:formula="of:=[.EH39]" office:value-type="float" office:value="0.16598510512" calcext:value-type="float">
            <text:p>0.16598510512</text:p>
          </table:table-cell>
          <table:table-cell table:formula="of:=[.EI39]" office:value-type="float" office:value="0.16598510512" calcext:value-type="float">
            <text:p>0.16598510512</text:p>
          </table:table-cell>
          <table:table-cell table:formula="of:=[.EJ39]" office:value-type="float" office:value="0.16598510512" calcext:value-type="float">
            <text:p>0.16598510512</text:p>
          </table:table-cell>
          <table:table-cell table:formula="of:=[.EK39]" office:value-type="float" office:value="0.16598510512" calcext:value-type="float">
            <text:p>0.16598510512</text:p>
          </table:table-cell>
          <table:table-cell table:formula="of:=[.EL39]" office:value-type="float" office:value="0.16598510512" calcext:value-type="float">
            <text:p>0.16598510512</text:p>
          </table:table-cell>
          <table:table-cell table:formula="of:=[.EM39]" office:value-type="float" office:value="0.16598510512" calcext:value-type="float">
            <text:p>0.16598510512</text:p>
          </table:table-cell>
          <table:table-cell table:formula="of:=[.EN39]" office:value-type="float" office:value="0.16598510512" calcext:value-type="float">
            <text:p>0.16598510512</text:p>
          </table:table-cell>
          <table:table-cell table:formula="of:=[.EO39]" office:value-type="float" office:value="0.16598510512" calcext:value-type="float">
            <text:p>0.16598510512</text:p>
          </table:table-cell>
          <table:table-cell table:formula="of:=[.EP39]" office:value-type="float" office:value="0.16598510512" calcext:value-type="float">
            <text:p>0.16598510512</text:p>
          </table:table-cell>
          <table:table-cell table:formula="of:=[.EQ39]" office:value-type="float" office:value="0.16598510512" calcext:value-type="float">
            <text:p>0.16598510512</text:p>
          </table:table-cell>
          <table:table-cell table:formula="of:=[.ER39]" office:value-type="float" office:value="0.16598510512" calcext:value-type="float">
            <text:p>0.16598510512</text:p>
          </table:table-cell>
          <table:table-cell table:formula="of:=[.ES39]" office:value-type="float" office:value="0.16598510512" calcext:value-type="float">
            <text:p>0.16598510512</text:p>
          </table:table-cell>
          <table:table-cell table:formula="of:=[.ET39]" office:value-type="float" office:value="0.16598510512" calcext:value-type="float">
            <text:p>0.165985105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96711504" calcext:value-type="float">
            <text:p>0.0796711504</text:p>
          </table:table-cell>
          <table:table-cell office:value-type="float" office:value="0.1018595288" calcext:value-type="float">
            <text:p>0.1018595288</text:p>
          </table:table-cell>
          <table:table-cell office:value-type="float" office:value="0.1035815687" calcext:value-type="float">
            <text:p>0.1035815687</text:p>
          </table:table-cell>
          <table:table-cell office:value-type="float" office:value="0.1009939421" calcext:value-type="float">
            <text:p>0.1009939421</text:p>
          </table:table-cell>
          <table:table-cell office:value-type="float" office:value="0.0975592078" calcext:value-type="float">
            <text:p>0.0975592078</text:p>
          </table:table-cell>
          <table:table-cell office:value-type="float" office:value="0.0835013915" calcext:value-type="float">
            <text:p>0.0835013915</text:p>
          </table:table-cell>
          <table:table-cell office:value-type="float" office:value="0.0833740298" calcext:value-type="float">
            <text:p>0.0833740298</text:p>
          </table:table-cell>
          <table:table-cell office:value-type="float" office:value="0.108563962" calcext:value-type="float">
            <text:p>0.108563962</text:p>
          </table:table-cell>
          <table:table-cell office:value-type="float" office:value="0.0961626199" calcext:value-type="float">
            <text:p>0.0961626199</text:p>
          </table:table-cell>
          <table:table-cell office:value-type="float" office:value="0.0892518304" calcext:value-type="float">
            <text:p>0.0892518304</text:p>
          </table:table-cell>
          <table:table-cell office:value-type="float" office:value="0.0711188471" calcext:value-type="float">
            <text:p>0.0711188471</text:p>
          </table:table-cell>
          <table:table-cell office:value-type="float" office:value="0.0901419288" calcext:value-type="float">
            <text:p>0.0901419288</text:p>
          </table:table-cell>
          <table:table-cell office:value-type="float" office:value="0.0867917542" calcext:value-type="float">
            <text:p>0.0867917542</text:p>
          </table:table-cell>
          <table:table-cell office:value-type="float" office:value="0.0947968117" calcext:value-type="float">
            <text:p>0.0947968117</text:p>
          </table:table-cell>
          <table:table-cell office:value-type="float" office:value="0.0747564726" calcext:value-type="float">
            <text:p>0.0747564726</text:p>
          </table:table-cell>
          <table:table-cell office:value-type="float" office:value="0.0749552387" calcext:value-type="float">
            <text:p>0.0749552387</text:p>
          </table:table-cell>
          <table:table-cell office:value-type="float" office:value="0.0757841173" calcext:value-type="float">
            <text:p>0.0757841173</text:p>
          </table:table-cell>
          <table:table-cell office:value-type="float" office:value="0.0766129958" calcext:value-type="float">
            <text:p>0.0766129958</text:p>
          </table:table-cell>
          <table:table-cell office:value-type="float" office:value="0.0816932369" calcext:value-type="float">
            <text:p>0.0816932369</text:p>
          </table:table-cell>
          <table:table-cell office:value-type="float" office:value="0.0936802522" calcext:value-type="float">
            <text:p>0.0936802522</text:p>
          </table:table-cell>
          <table:table-cell office:value-type="float" office:value="0.0942857238" calcext:value-type="float">
            <text:p>0.0942857238</text:p>
          </table:table-cell>
          <table:table-cell office:value-type="float" office:value="0.0855999515" calcext:value-type="float">
            <text:p>0.0855999515</text:p>
          </table:table-cell>
          <table:table-cell office:value-type="float" office:value="0.0935458042" calcext:value-type="float">
            <text:p>0.0935458042</text:p>
          </table:table-cell>
          <table:table-cell office:value-type="float" office:value="0.0911600007" calcext:value-type="float">
            <text:p>0.0911600007</text:p>
          </table:table-cell>
          <table:table-cell office:value-type="float" office:value="0.0955040208" calcext:value-type="float">
            <text:p>0.0955040208</text:p>
          </table:table-cell>
          <table:table-cell office:value-type="float" office:value="0.1050379526" calcext:value-type="float">
            <text:p>0.1050379526</text:p>
          </table:table-cell>
          <table:table-cell office:value-type="float" office:value="0.0895020381" calcext:value-type="float">
            <text:p>0.0895020381</text:p>
          </table:table-cell>
          <table:table-cell office:value-type="float" office:value="0.0994853017" calcext:value-type="float">
            <text:p>0.0994853017</text:p>
          </table:table-cell>
          <table:table-cell office:value-type="float" office:value="0.1150214313" calcext:value-type="float">
            <text:p>0.1150214313</text:p>
          </table:table-cell>
          <table:table-cell office:value-type="float" office:value="0.1125745694" calcext:value-type="float">
            <text:p>0.1125745694</text:p>
          </table:table-cell>
          <table:table-cell office:value-type="float" office:value="0.1208995775" calcext:value-type="float">
            <text:p>0.1208995775</text:p>
          </table:table-cell>
          <table:table-cell office:value-type="float" office:value="0.1108047345" calcext:value-type="float">
            <text:p>0.1108047345</text:p>
          </table:table-cell>
          <table:table-cell office:value-type="float" office:value="0.0997326437" calcext:value-type="float">
            <text:p>0.0997326437</text:p>
          </table:table-cell>
          <table:table-cell office:value-type="float" office:value="0.0945686709" calcext:value-type="float">
            <text:p>0.0945686709</text:p>
          </table:table-cell>
          <table:table-cell office:value-type="float" office:value="0.1219367017" calcext:value-type="float">
            <text:p>0.1219367017</text:p>
          </table:table-cell>
          <table:table-cell office:value-type="float" office:value="0.1277431781" calcext:value-type="float">
            <text:p>0.1277431781</text:p>
          </table:table-cell>
          <table:table-cell office:value-type="float" office:value="0.1089746869" calcext:value-type="float">
            <text:p>0.1089746869</text:p>
          </table:table-cell>
          <table:table-cell office:value-type="float" office:value="0.0988433913" calcext:value-type="float">
            <text:p>0.0988433913</text:p>
          </table:table-cell>
          <table:table-cell office:value-type="float" office:value="0.1180943406" calcext:value-type="float">
            <text:p>0.1180943406</text:p>
          </table:table-cell>
          <table:table-cell office:value-type="float" office:value="0.1138127957" calcext:value-type="float">
            <text:p>0.1138127957</text:p>
          </table:table-cell>
          <table:table-cell office:value-type="float" office:value="0.100288354" calcext:value-type="float">
            <text:p>0.100288354</text:p>
          </table:table-cell>
          <table:table-cell office:value-type="float" office:value="0.1194344766" calcext:value-type="float">
            <text:p>0.1194344766</text:p>
          </table:table-cell>
          <table:table-cell office:value-type="float" office:value="0.126807936" calcext:value-type="float">
            <text:p>0.126807936</text:p>
          </table:table-cell>
          <table:table-cell office:value-type="float" office:value="0.121880022" calcext:value-type="float">
            <text:p>0.121880022</text:p>
          </table:table-cell>
          <table:table-cell office:value-type="float" office:value="0.1247475052" calcext:value-type="float">
            <text:p>0.1247475052</text:p>
          </table:table-cell>
          <table:table-cell office:value-type="float" office:value="0.1158051061" calcext:value-type="float">
            <text:p>0.1158051061</text:p>
          </table:table-cell>
          <table:table-cell office:value-type="float" office:value="0.1059032883" calcext:value-type="float">
            <text:p>0.1059032883</text:p>
          </table:table-cell>
          <table:table-cell office:value-type="float" office:value="0.1114298349" calcext:value-type="float">
            <text:p>0.1114298349</text:p>
          </table:table-cell>
          <table:table-cell office:value-type="float" office:value="0.115019133675" calcext:value-type="float">
            <text:p>0.115019133675</text:p>
          </table:table-cell>
          <table:table-cell office:value-type="float" office:value="0.11860843245" calcext:value-type="float">
            <text:p>0.11860843245</text:p>
          </table:table-cell>
          <table:table-cell office:value-type="float" office:value="0.122197731225" calcext:value-type="float">
            <text:p>0.122197731225</text:p>
          </table:table-cell>
          <table:table-cell office:value-type="float" office:value="0.12578703" calcext:value-type="float">
            <text:p>0.12578703</text:p>
          </table:table-cell>
          <table:table-cell office:value-type="float" office:value="0.1203043788" calcext:value-type="float">
            <text:p>0.1203043788</text:p>
          </table:table-cell>
          <table:table-cell office:value-type="float" office:value="0.1154303213" calcext:value-type="float">
            <text:p>0.1154303213</text:p>
          </table:table-cell>
          <table:table-cell office:value-type="float" office:value="0.1301112705" calcext:value-type="float">
            <text:p>0.1301112705</text:p>
          </table:table-cell>
          <table:table-cell office:value-type="float" office:value="0.1351196657" calcext:value-type="float">
            <text:p>0.1351196657</text:p>
          </table:table-cell>
          <table:table-cell office:value-type="float" office:value="0.1310606615" calcext:value-type="float">
            <text:p>0.1310606615</text:p>
          </table:table-cell>
          <table:table-cell office:value-type="float" office:value="0.124725536" calcext:value-type="float">
            <text:p>0.124725536</text:p>
          </table:table-cell>
          <table:table-cell office:value-type="float" office:value="0.1173133627" calcext:value-type="float">
            <text:p>0.1173133627</text:p>
          </table:table-cell>
          <table:table-cell office:value-type="float" office:value="0.1445288263" calcext:value-type="float">
            <text:p>0.1445288263</text:p>
          </table:table-cell>
          <table:table-cell office:value-type="float" office:value="0.1390320903" calcext:value-type="float">
            <text:p>0.1390320903</text:p>
          </table:table-cell>
          <table:table-cell office:value-type="float" office:value="0.161173048" calcext:value-type="float">
            <text:p>0.161173048</text:p>
          </table:table-cell>
          <table:table-cell office:value-type="float" office:value="0.1463920542" calcext:value-type="float">
            <text:p>0.1463920542</text:p>
          </table:table-cell>
          <table:table-cell office:value-type="float" office:value="0.1218388243" calcext:value-type="float">
            <text:p>0.1218388243</text:p>
          </table:table-cell>
          <table:table-cell office:value-type="float" office:value="0.1459694959" calcext:value-type="float">
            <text:p>0.1459694959</text:p>
          </table:table-cell>
          <table:table-cell office:value-type="float" office:value="0.1409118683" calcext:value-type="float">
            <text:p>0.1409118683</text:p>
          </table:table-cell>
          <table:table-cell table:style-name="Default" office:value-type="float" office:value="0.1218844801" calcext:value-type="float">
            <text:p>0.1218844801</text:p>
          </table:table-cell>
          <table:table-cell table:formula="of:=AVERAGE([.AR40:.BP40])" office:value-type="float" office:value="0.12735927615" calcext:value-type="float">
            <text:p>0.12735927615</text:p>
          </table:table-cell>
          <table:table-cell table:formula="of:=[.BQ40]" office:value-type="float" office:value="0.12735927615" calcext:value-type="float">
            <text:p>0.12735927615</text:p>
          </table:table-cell>
          <table:table-cell table:formula="of:=[.BR40]" office:value-type="float" office:value="0.12735927615" calcext:value-type="float">
            <text:p>0.12735927615</text:p>
          </table:table-cell>
          <table:table-cell table:formula="of:=[.BS40]" office:value-type="float" office:value="0.12735927615" calcext:value-type="float">
            <text:p>0.12735927615</text:p>
          </table:table-cell>
          <table:table-cell table:formula="of:=[.BT40]" office:value-type="float" office:value="0.12735927615" calcext:value-type="float">
            <text:p>0.12735927615</text:p>
          </table:table-cell>
          <table:table-cell table:formula="of:=[.BU40]" office:value-type="float" office:value="0.12735927615" calcext:value-type="float">
            <text:p>0.12735927615</text:p>
          </table:table-cell>
          <table:table-cell table:formula="of:=[.BV40]" office:value-type="float" office:value="0.12735927615" calcext:value-type="float">
            <text:p>0.12735927615</text:p>
          </table:table-cell>
          <table:table-cell table:formula="of:=[.BW40]" office:value-type="float" office:value="0.12735927615" calcext:value-type="float">
            <text:p>0.12735927615</text:p>
          </table:table-cell>
          <table:table-cell table:formula="of:=[.BX40]" office:value-type="float" office:value="0.12735927615" calcext:value-type="float">
            <text:p>0.12735927615</text:p>
          </table:table-cell>
          <table:table-cell table:formula="of:=[.BY40]" office:value-type="float" office:value="0.12735927615" calcext:value-type="float">
            <text:p>0.12735927615</text:p>
          </table:table-cell>
          <table:table-cell table:formula="of:=[.BZ40]" office:value-type="float" office:value="0.12735927615" calcext:value-type="float">
            <text:p>0.12735927615</text:p>
          </table:table-cell>
          <table:table-cell table:formula="of:=[.CA40]" office:value-type="float" office:value="0.12735927615" calcext:value-type="float">
            <text:p>0.12735927615</text:p>
          </table:table-cell>
          <table:table-cell table:formula="of:=[.CB40]" office:value-type="float" office:value="0.12735927615" calcext:value-type="float">
            <text:p>0.12735927615</text:p>
          </table:table-cell>
          <table:table-cell table:formula="of:=[.CC40]" office:value-type="float" office:value="0.12735927615" calcext:value-type="float">
            <text:p>0.12735927615</text:p>
          </table:table-cell>
          <table:table-cell table:formula="of:=[.CD40]" office:value-type="float" office:value="0.12735927615" calcext:value-type="float">
            <text:p>0.12735927615</text:p>
          </table:table-cell>
          <table:table-cell table:formula="of:=[.CE40]" office:value-type="float" office:value="0.12735927615" calcext:value-type="float">
            <text:p>0.12735927615</text:p>
          </table:table-cell>
          <table:table-cell table:formula="of:=[.CF40]" office:value-type="float" office:value="0.12735927615" calcext:value-type="float">
            <text:p>0.12735927615</text:p>
          </table:table-cell>
          <table:table-cell table:formula="of:=[.CG40]" office:value-type="float" office:value="0.12735927615" calcext:value-type="float">
            <text:p>0.12735927615</text:p>
          </table:table-cell>
          <table:table-cell table:formula="of:=[.CH40]" office:value-type="float" office:value="0.12735927615" calcext:value-type="float">
            <text:p>0.12735927615</text:p>
          </table:table-cell>
          <table:table-cell table:formula="of:=[.CI40]" office:value-type="float" office:value="0.12735927615" calcext:value-type="float">
            <text:p>0.12735927615</text:p>
          </table:table-cell>
          <table:table-cell table:formula="of:=[.CJ40]" office:value-type="float" office:value="0.12735927615" calcext:value-type="float">
            <text:p>0.12735927615</text:p>
          </table:table-cell>
          <table:table-cell table:formula="of:=[.CK40]" office:value-type="float" office:value="0.12735927615" calcext:value-type="float">
            <text:p>0.12735927615</text:p>
          </table:table-cell>
          <table:table-cell table:formula="of:=[.CL40]" office:value-type="float" office:value="0.12735927615" calcext:value-type="float">
            <text:p>0.12735927615</text:p>
          </table:table-cell>
          <table:table-cell table:formula="of:=[.CM40]" office:value-type="float" office:value="0.12735927615" calcext:value-type="float">
            <text:p>0.12735927615</text:p>
          </table:table-cell>
          <table:table-cell table:formula="of:=[.CN40]" office:value-type="float" office:value="0.12735927615" calcext:value-type="float">
            <text:p>0.12735927615</text:p>
          </table:table-cell>
          <table:table-cell table:formula="of:=[.CO40]" office:value-type="float" office:value="0.12735927615" calcext:value-type="float">
            <text:p>0.12735927615</text:p>
          </table:table-cell>
          <table:table-cell table:formula="of:=[.CP40]" office:value-type="float" office:value="0.12735927615" calcext:value-type="float">
            <text:p>0.12735927615</text:p>
          </table:table-cell>
          <table:table-cell table:formula="of:=[.CQ40]" office:value-type="float" office:value="0.12735927615" calcext:value-type="float">
            <text:p>0.12735927615</text:p>
          </table:table-cell>
          <table:table-cell table:formula="of:=[.CR40]" office:value-type="float" office:value="0.12735927615" calcext:value-type="float">
            <text:p>0.12735927615</text:p>
          </table:table-cell>
          <table:table-cell table:formula="of:=[.CS40]" office:value-type="float" office:value="0.12735927615" calcext:value-type="float">
            <text:p>0.12735927615</text:p>
          </table:table-cell>
          <table:table-cell table:formula="of:=[.CT40]" office:value-type="float" office:value="0.12735927615" calcext:value-type="float">
            <text:p>0.12735927615</text:p>
          </table:table-cell>
          <table:table-cell table:formula="of:=[.CU40]" office:value-type="float" office:value="0.12735927615" calcext:value-type="float">
            <text:p>0.12735927615</text:p>
          </table:table-cell>
          <table:table-cell table:formula="of:=[.CV40]" office:value-type="float" office:value="0.12735927615" calcext:value-type="float">
            <text:p>0.12735927615</text:p>
          </table:table-cell>
          <table:table-cell table:formula="of:=[.CW40]" office:value-type="float" office:value="0.12735927615" calcext:value-type="float">
            <text:p>0.12735927615</text:p>
          </table:table-cell>
          <table:table-cell table:formula="of:=[.CX40]" office:value-type="float" office:value="0.12735927615" calcext:value-type="float">
            <text:p>0.12735927615</text:p>
          </table:table-cell>
          <table:table-cell table:formula="of:=[.CY40]" office:value-type="float" office:value="0.12735927615" calcext:value-type="float">
            <text:p>0.12735927615</text:p>
          </table:table-cell>
          <table:table-cell table:formula="of:=[.CZ40]" office:value-type="float" office:value="0.12735927615" calcext:value-type="float">
            <text:p>0.12735927615</text:p>
          </table:table-cell>
          <table:table-cell table:formula="of:=[.DA40]" office:value-type="float" office:value="0.12735927615" calcext:value-type="float">
            <text:p>0.12735927615</text:p>
          </table:table-cell>
          <table:table-cell table:formula="of:=[.DB40]" office:value-type="float" office:value="0.12735927615" calcext:value-type="float">
            <text:p>0.12735927615</text:p>
          </table:table-cell>
          <table:table-cell table:formula="of:=[.DC40]" office:value-type="float" office:value="0.12735927615" calcext:value-type="float">
            <text:p>0.12735927615</text:p>
          </table:table-cell>
          <table:table-cell table:formula="of:=[.DD40]" office:value-type="float" office:value="0.12735927615" calcext:value-type="float">
            <text:p>0.12735927615</text:p>
          </table:table-cell>
          <table:table-cell table:formula="of:=[.DE40]" office:value-type="float" office:value="0.12735927615" calcext:value-type="float">
            <text:p>0.12735927615</text:p>
          </table:table-cell>
          <table:table-cell table:formula="of:=[.DF40]" office:value-type="float" office:value="0.12735927615" calcext:value-type="float">
            <text:p>0.12735927615</text:p>
          </table:table-cell>
          <table:table-cell table:formula="of:=[.DG40]" office:value-type="float" office:value="0.12735927615" calcext:value-type="float">
            <text:p>0.12735927615</text:p>
          </table:table-cell>
          <table:table-cell table:formula="of:=[.DH40]" office:value-type="float" office:value="0.12735927615" calcext:value-type="float">
            <text:p>0.12735927615</text:p>
          </table:table-cell>
          <table:table-cell table:formula="of:=[.DI40]" office:value-type="float" office:value="0.12735927615" calcext:value-type="float">
            <text:p>0.12735927615</text:p>
          </table:table-cell>
          <table:table-cell table:formula="of:=[.DJ40]" office:value-type="float" office:value="0.12735927615" calcext:value-type="float">
            <text:p>0.12735927615</text:p>
          </table:table-cell>
          <table:table-cell table:formula="of:=[.DK40]" office:value-type="float" office:value="0.12735927615" calcext:value-type="float">
            <text:p>0.12735927615</text:p>
          </table:table-cell>
          <table:table-cell table:formula="of:=[.DL40]" office:value-type="float" office:value="0.12735927615" calcext:value-type="float">
            <text:p>0.12735927615</text:p>
          </table:table-cell>
          <table:table-cell table:formula="of:=[.DM40]" office:value-type="float" office:value="0.12735927615" calcext:value-type="float">
            <text:p>0.12735927615</text:p>
          </table:table-cell>
          <table:table-cell table:formula="of:=[.DN40]" office:value-type="float" office:value="0.12735927615" calcext:value-type="float">
            <text:p>0.12735927615</text:p>
          </table:table-cell>
          <table:table-cell table:formula="of:=[.DO40]" office:value-type="float" office:value="0.12735927615" calcext:value-type="float">
            <text:p>0.12735927615</text:p>
          </table:table-cell>
          <table:table-cell table:formula="of:=[.DP40]" office:value-type="float" office:value="0.12735927615" calcext:value-type="float">
            <text:p>0.12735927615</text:p>
          </table:table-cell>
          <table:table-cell table:formula="of:=[.DQ40]" office:value-type="float" office:value="0.12735927615" calcext:value-type="float">
            <text:p>0.12735927615</text:p>
          </table:table-cell>
          <table:table-cell table:formula="of:=[.DR40]" office:value-type="float" office:value="0.12735927615" calcext:value-type="float">
            <text:p>0.12735927615</text:p>
          </table:table-cell>
          <table:table-cell table:formula="of:=[.DS40]" office:value-type="float" office:value="0.12735927615" calcext:value-type="float">
            <text:p>0.12735927615</text:p>
          </table:table-cell>
          <table:table-cell table:formula="of:=[.DT40]" office:value-type="float" office:value="0.12735927615" calcext:value-type="float">
            <text:p>0.12735927615</text:p>
          </table:table-cell>
          <table:table-cell table:formula="of:=[.DU40]" office:value-type="float" office:value="0.12735927615" calcext:value-type="float">
            <text:p>0.12735927615</text:p>
          </table:table-cell>
          <table:table-cell table:formula="of:=[.DV40]" office:value-type="float" office:value="0.12735927615" calcext:value-type="float">
            <text:p>0.12735927615</text:p>
          </table:table-cell>
          <table:table-cell table:formula="of:=[.DW40]" office:value-type="float" office:value="0.12735927615" calcext:value-type="float">
            <text:p>0.12735927615</text:p>
          </table:table-cell>
          <table:table-cell table:formula="of:=[.DX40]" office:value-type="float" office:value="0.12735927615" calcext:value-type="float">
            <text:p>0.12735927615</text:p>
          </table:table-cell>
          <table:table-cell table:formula="of:=[.DY40]" office:value-type="float" office:value="0.12735927615" calcext:value-type="float">
            <text:p>0.12735927615</text:p>
          </table:table-cell>
          <table:table-cell table:formula="of:=[.DZ40]" office:value-type="float" office:value="0.12735927615" calcext:value-type="float">
            <text:p>0.12735927615</text:p>
          </table:table-cell>
          <table:table-cell table:formula="of:=[.EA40]" office:value-type="float" office:value="0.12735927615" calcext:value-type="float">
            <text:p>0.12735927615</text:p>
          </table:table-cell>
          <table:table-cell table:formula="of:=[.EB40]" office:value-type="float" office:value="0.12735927615" calcext:value-type="float">
            <text:p>0.12735927615</text:p>
          </table:table-cell>
          <table:table-cell table:formula="of:=[.EC40]" office:value-type="float" office:value="0.12735927615" calcext:value-type="float">
            <text:p>0.12735927615</text:p>
          </table:table-cell>
          <table:table-cell table:formula="of:=[.ED40]" office:value-type="float" office:value="0.12735927615" calcext:value-type="float">
            <text:p>0.12735927615</text:p>
          </table:table-cell>
          <table:table-cell table:formula="of:=[.EE40]" office:value-type="float" office:value="0.12735927615" calcext:value-type="float">
            <text:p>0.12735927615</text:p>
          </table:table-cell>
          <table:table-cell table:formula="of:=[.EF40]" office:value-type="float" office:value="0.12735927615" calcext:value-type="float">
            <text:p>0.12735927615</text:p>
          </table:table-cell>
          <table:table-cell table:formula="of:=[.EG40]" office:value-type="float" office:value="0.12735927615" calcext:value-type="float">
            <text:p>0.12735927615</text:p>
          </table:table-cell>
          <table:table-cell table:formula="of:=[.EH40]" office:value-type="float" office:value="0.12735927615" calcext:value-type="float">
            <text:p>0.12735927615</text:p>
          </table:table-cell>
          <table:table-cell table:formula="of:=[.EI40]" office:value-type="float" office:value="0.12735927615" calcext:value-type="float">
            <text:p>0.12735927615</text:p>
          </table:table-cell>
          <table:table-cell table:formula="of:=[.EJ40]" office:value-type="float" office:value="0.12735927615" calcext:value-type="float">
            <text:p>0.12735927615</text:p>
          </table:table-cell>
          <table:table-cell table:formula="of:=[.EK40]" office:value-type="float" office:value="0.12735927615" calcext:value-type="float">
            <text:p>0.12735927615</text:p>
          </table:table-cell>
          <table:table-cell table:formula="of:=[.EL40]" office:value-type="float" office:value="0.12735927615" calcext:value-type="float">
            <text:p>0.12735927615</text:p>
          </table:table-cell>
          <table:table-cell table:formula="of:=[.EM40]" office:value-type="float" office:value="0.12735927615" calcext:value-type="float">
            <text:p>0.12735927615</text:p>
          </table:table-cell>
          <table:table-cell table:formula="of:=[.EN40]" office:value-type="float" office:value="0.12735927615" calcext:value-type="float">
            <text:p>0.12735927615</text:p>
          </table:table-cell>
          <table:table-cell table:formula="of:=[.EO40]" office:value-type="float" office:value="0.12735927615" calcext:value-type="float">
            <text:p>0.12735927615</text:p>
          </table:table-cell>
          <table:table-cell table:formula="of:=[.EP40]" office:value-type="float" office:value="0.12735927615" calcext:value-type="float">
            <text:p>0.12735927615</text:p>
          </table:table-cell>
          <table:table-cell table:formula="of:=[.EQ40]" office:value-type="float" office:value="0.12735927615" calcext:value-type="float">
            <text:p>0.12735927615</text:p>
          </table:table-cell>
          <table:table-cell table:formula="of:=[.ER40]" office:value-type="float" office:value="0.12735927615" calcext:value-type="float">
            <text:p>0.12735927615</text:p>
          </table:table-cell>
          <table:table-cell table:formula="of:=[.ES40]" office:value-type="float" office:value="0.12735927615" calcext:value-type="float">
            <text:p>0.12735927615</text:p>
          </table:table-cell>
          <table:table-cell table:formula="of:=[.ET40]" office:value-type="float" office:value="0.12735927615" calcext:value-type="float">
            <text:p>0.127359276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73768746" calcext:value-type="float">
            <text:p>0.0573768746</text:p>
          </table:table-cell>
          <table:table-cell office:value-type="float" office:value="0.0566128782" calcext:value-type="float">
            <text:p>0.0566128782</text:p>
          </table:table-cell>
          <table:table-cell office:value-type="float" office:value="0.0560415487" calcext:value-type="float">
            <text:p>0.0560415487</text:p>
          </table:table-cell>
          <table:table-cell office:value-type="float" office:value="0.0618126518" calcext:value-type="float">
            <text:p>0.0618126518</text:p>
          </table:table-cell>
          <table:table-cell office:value-type="float" office:value="0.0575755334" calcext:value-type="float">
            <text:p>0.0575755334</text:p>
          </table:table-cell>
          <table:table-cell office:value-type="float" office:value="0.0764564367" calcext:value-type="float">
            <text:p>0.0764564367</text:p>
          </table:table-cell>
          <table:table-cell office:value-type="float" office:value="0.069526916" calcext:value-type="float">
            <text:p>0.069526916</text:p>
          </table:table-cell>
          <table:table-cell office:value-type="float" office:value="0.061879835" calcext:value-type="float">
            <text:p>0.061879835</text:p>
          </table:table-cell>
          <table:table-cell office:value-type="float" office:value="0.0517982223" calcext:value-type="float">
            <text:p>0.0517982223</text:p>
          </table:table-cell>
          <table:table-cell office:value-type="float" office:value="0.0814674587" calcext:value-type="float">
            <text:p>0.0814674587</text:p>
          </table:table-cell>
          <table:table-cell office:value-type="float" office:value="0.0589606409" calcext:value-type="float">
            <text:p>0.0589606409</text:p>
          </table:table-cell>
          <table:table-cell office:value-type="float" office:value="0.0679559912" calcext:value-type="float">
            <text:p>0.0679559912</text:p>
          </table:table-cell>
          <table:table-cell office:value-type="float" office:value="0.0641843754" calcext:value-type="float">
            <text:p>0.0641843754</text:p>
          </table:table-cell>
          <table:table-cell office:value-type="float" office:value="0.0765098006" calcext:value-type="float">
            <text:p>0.0765098006</text:p>
          </table:table-cell>
          <table:table-cell office:value-type="float" office:value="0.0621669873" calcext:value-type="float">
            <text:p>0.0621669873</text:p>
          </table:table-cell>
          <table:table-cell office:value-type="float" office:value="0.0818591205" calcext:value-type="float">
            <text:p>0.0818591205</text:p>
          </table:table-cell>
          <table:table-cell office:value-type="float" office:value="0.0719144175" calcext:value-type="float">
            <text:p>0.0719144175</text:p>
          </table:table-cell>
          <table:table-cell office:value-type="float" office:value="0.0619697146" calcext:value-type="float">
            <text:p>0.0619697146</text:p>
          </table:table-cell>
          <table:table-cell office:value-type="float" office:value="0.0744340403" calcext:value-type="float">
            <text:p>0.0744340403</text:p>
          </table:table-cell>
          <table:table-cell office:value-type="float" office:value="0.0777803416" calcext:value-type="float">
            <text:p>0.0777803416</text:p>
          </table:table-cell>
          <table:table-cell office:value-type="float" office:value="0.0710596969" calcext:value-type="float">
            <text:p>0.0710596969</text:p>
          </table:table-cell>
          <table:table-cell office:value-type="float" office:value="0.0813508177" calcext:value-type="float">
            <text:p>0.0813508177</text:p>
          </table:table-cell>
          <table:table-cell office:value-type="float" office:value="0.0943525052" calcext:value-type="float">
            <text:p>0.0943525052</text:p>
          </table:table-cell>
          <table:table-cell office:value-type="float" office:value="0.0702145665" calcext:value-type="float">
            <text:p>0.0702145665</text:p>
          </table:table-cell>
          <table:table-cell office:value-type="float" office:value="0.0813705539" calcext:value-type="float">
            <text:p>0.0813705539</text:p>
          </table:table-cell>
          <table:table-cell office:value-type="float" office:value="0.064911764" calcext:value-type="float">
            <text:p>0.064911764</text:p>
          </table:table-cell>
          <table:table-cell office:value-type="float" office:value="0.0769722695" calcext:value-type="float">
            <text:p>0.0769722695</text:p>
          </table:table-cell>
          <table:table-cell office:value-type="float" office:value="0.0723620799" calcext:value-type="float">
            <text:p>0.0723620799</text:p>
          </table:table-cell>
          <table:table-cell office:value-type="float" office:value="0.0819716732" calcext:value-type="float">
            <text:p>0.0819716732</text:p>
          </table:table-cell>
          <table:table-cell office:value-type="float" office:value="0.0715303455" calcext:value-type="float">
            <text:p>0.0715303455</text:p>
          </table:table-cell>
          <table:table-cell office:value-type="float" office:value="0.081815082" calcext:value-type="float">
            <text:p>0.081815082</text:p>
          </table:table-cell>
          <table:table-cell office:value-type="float" office:value="0.078858674" calcext:value-type="float">
            <text:p>0.078858674</text:p>
          </table:table-cell>
          <table:table-cell office:value-type="float" office:value="0.0647681335" calcext:value-type="float">
            <text:p>0.0647681335</text:p>
          </table:table-cell>
          <table:table-cell office:value-type="float" office:value="0.0818142376" calcext:value-type="float">
            <text:p>0.0818142376</text:p>
          </table:table-cell>
          <table:table-cell office:value-type="float" office:value="0.0821633976" calcext:value-type="float">
            <text:p>0.0821633976</text:p>
          </table:table-cell>
          <table:table-cell office:value-type="float" office:value="0.0901343988" calcext:value-type="float">
            <text:p>0.0901343988</text:p>
          </table:table-cell>
          <table:table-cell office:value-type="float" office:value="0.0914826979" calcext:value-type="float">
            <text:p>0.0914826979</text:p>
          </table:table-cell>
          <table:table-cell office:value-type="float" office:value="0.0732249418" calcext:value-type="float">
            <text:p>0.0732249418</text:p>
          </table:table-cell>
          <table:table-cell office:value-type="float" office:value="0.1054465808" calcext:value-type="float">
            <text:p>0.1054465808</text:p>
          </table:table-cell>
          <table:table-cell office:value-type="float" office:value="0.106164807" calcext:value-type="float">
            <text:p>0.106164807</text:p>
          </table:table-cell>
          <table:table-cell office:value-type="float" office:value="0.0883207711" calcext:value-type="float">
            <text:p>0.0883207711</text:p>
          </table:table-cell>
          <table:table-cell office:value-type="float" office:value="0.077824188" calcext:value-type="float">
            <text:p>0.077824188</text:p>
          </table:table-cell>
          <table:table-cell office:value-type="float" office:value="0.074774216" calcext:value-type="float">
            <text:p>0.074774216</text:p>
          </table:table-cell>
          <table:table-cell office:value-type="float" office:value="0.1114128207" calcext:value-type="float">
            <text:p>0.1114128207</text:p>
          </table:table-cell>
          <table:table-cell office:value-type="float" office:value="0.0770796088" calcext:value-type="float">
            <text:p>0.0770796088</text:p>
          </table:table-cell>
          <table:table-cell office:value-type="float" office:value="0.0647439208" calcext:value-type="float">
            <text:p>0.0647439208</text:p>
          </table:table-cell>
          <table:table-cell office:value-type="float" office:value="0.1014983521" calcext:value-type="float">
            <text:p>0.1014983521</text:p>
          </table:table-cell>
          <table:table-cell office:value-type="float" office:value="0.0869856692" calcext:value-type="float">
            <text:p>0.0869856692</text:p>
          </table:table-cell>
          <table:table-cell office:value-type="float" office:value="0.090668988225" calcext:value-type="float">
            <text:p>0.090668988225</text:p>
          </table:table-cell>
          <table:table-cell office:value-type="float" office:value="0.09435230725" calcext:value-type="float">
            <text:p>0.09435230725</text:p>
          </table:table-cell>
          <table:table-cell office:value-type="float" office:value="0.098035626275" calcext:value-type="float">
            <text:p>0.098035626275</text:p>
          </table:table-cell>
          <table:table-cell office:value-type="float" office:value="0.1017189453" calcext:value-type="float">
            <text:p>0.1017189453</text:p>
          </table:table-cell>
          <table:table-cell office:value-type="float" office:value="0.0770879609" calcext:value-type="float">
            <text:p>0.0770879609</text:p>
          </table:table-cell>
          <table:table-cell office:value-type="float" office:value="0.0868162189" calcext:value-type="float">
            <text:p>0.0868162189</text:p>
          </table:table-cell>
          <table:table-cell office:value-type="float" office:value="0.1047129723" calcext:value-type="float">
            <text:p>0.1047129723</text:p>
          </table:table-cell>
          <table:table-cell office:value-type="float" office:value="0.0958031884" calcext:value-type="float">
            <text:p>0.0958031884</text:p>
          </table:table-cell>
          <table:table-cell office:value-type="float" office:value="0.080091396" calcext:value-type="float">
            <text:p>0.080091396</text:p>
          </table:table-cell>
          <table:table-cell office:value-type="float" office:value="0.0865675303" calcext:value-type="float">
            <text:p>0.0865675303</text:p>
          </table:table-cell>
          <table:table-cell office:value-type="float" office:value="0.1041152158" calcext:value-type="float">
            <text:p>0.1041152158</text:p>
          </table:table-cell>
          <table:table-cell office:value-type="float" office:value="0.0999715716" calcext:value-type="float">
            <text:p>0.0999715716</text:p>
          </table:table-cell>
          <table:table-cell office:value-type="float" office:value="0.0899695808" calcext:value-type="float">
            <text:p>0.0899695808</text:p>
          </table:table-cell>
          <table:table-cell office:value-type="float" office:value="0.0979152506" calcext:value-type="float">
            <text:p>0.0979152506</text:p>
          </table:table-cell>
          <table:table-cell office:value-type="float" office:value="0.0904304322" calcext:value-type="float">
            <text:p>0.0904304322</text:p>
          </table:table-cell>
          <table:table-cell office:value-type="float" office:value="0.103377105" calcext:value-type="float">
            <text:p>0.103377105</text:p>
          </table:table-cell>
          <table:table-cell office:value-type="float" office:value="0.1094353845" calcext:value-type="float">
            <text:p>0.1094353845</text:p>
          </table:table-cell>
          <table:table-cell office:value-type="float" office:value="0.115065418" calcext:value-type="float">
            <text:p>0.115065418</text:p>
          </table:table-cell>
          <table:table-cell table:style-name="Default" office:value-type="float" office:value="0.0984221993" calcext:value-type="float">
            <text:p>0.0984221993</text:p>
          </table:table-cell>
          <table:table-cell table:formula="of:=AVERAGE([.AR41:.BP41])" office:value-type="float" office:value="0.09364207517" calcext:value-type="float">
            <text:p>0.09364207517</text:p>
          </table:table-cell>
          <table:table-cell table:formula="of:=[.BQ41]" office:value-type="float" office:value="0.09364207517" calcext:value-type="float">
            <text:p>0.09364207517</text:p>
          </table:table-cell>
          <table:table-cell table:formula="of:=[.BR41]" office:value-type="float" office:value="0.09364207517" calcext:value-type="float">
            <text:p>0.09364207517</text:p>
          </table:table-cell>
          <table:table-cell table:formula="of:=[.BS41]" office:value-type="float" office:value="0.09364207517" calcext:value-type="float">
            <text:p>0.09364207517</text:p>
          </table:table-cell>
          <table:table-cell table:formula="of:=[.BT41]" office:value-type="float" office:value="0.09364207517" calcext:value-type="float">
            <text:p>0.09364207517</text:p>
          </table:table-cell>
          <table:table-cell table:formula="of:=[.BU41]" office:value-type="float" office:value="0.09364207517" calcext:value-type="float">
            <text:p>0.09364207517</text:p>
          </table:table-cell>
          <table:table-cell table:formula="of:=[.BV41]" office:value-type="float" office:value="0.09364207517" calcext:value-type="float">
            <text:p>0.09364207517</text:p>
          </table:table-cell>
          <table:table-cell table:formula="of:=[.BW41]" office:value-type="float" office:value="0.09364207517" calcext:value-type="float">
            <text:p>0.09364207517</text:p>
          </table:table-cell>
          <table:table-cell table:formula="of:=[.BX41]" office:value-type="float" office:value="0.09364207517" calcext:value-type="float">
            <text:p>0.09364207517</text:p>
          </table:table-cell>
          <table:table-cell table:formula="of:=[.BY41]" office:value-type="float" office:value="0.09364207517" calcext:value-type="float">
            <text:p>0.09364207517</text:p>
          </table:table-cell>
          <table:table-cell table:formula="of:=[.BZ41]" office:value-type="float" office:value="0.09364207517" calcext:value-type="float">
            <text:p>0.09364207517</text:p>
          </table:table-cell>
          <table:table-cell table:formula="of:=[.CA41]" office:value-type="float" office:value="0.09364207517" calcext:value-type="float">
            <text:p>0.09364207517</text:p>
          </table:table-cell>
          <table:table-cell table:formula="of:=[.CB41]" office:value-type="float" office:value="0.09364207517" calcext:value-type="float">
            <text:p>0.09364207517</text:p>
          </table:table-cell>
          <table:table-cell table:formula="of:=[.CC41]" office:value-type="float" office:value="0.09364207517" calcext:value-type="float">
            <text:p>0.09364207517</text:p>
          </table:table-cell>
          <table:table-cell table:formula="of:=[.CD41]" office:value-type="float" office:value="0.09364207517" calcext:value-type="float">
            <text:p>0.09364207517</text:p>
          </table:table-cell>
          <table:table-cell table:formula="of:=[.CE41]" office:value-type="float" office:value="0.09364207517" calcext:value-type="float">
            <text:p>0.09364207517</text:p>
          </table:table-cell>
          <table:table-cell table:formula="of:=[.CF41]" office:value-type="float" office:value="0.09364207517" calcext:value-type="float">
            <text:p>0.09364207517</text:p>
          </table:table-cell>
          <table:table-cell table:formula="of:=[.CG41]" office:value-type="float" office:value="0.09364207517" calcext:value-type="float">
            <text:p>0.09364207517</text:p>
          </table:table-cell>
          <table:table-cell table:formula="of:=[.CH41]" office:value-type="float" office:value="0.09364207517" calcext:value-type="float">
            <text:p>0.09364207517</text:p>
          </table:table-cell>
          <table:table-cell table:formula="of:=[.CI41]" office:value-type="float" office:value="0.09364207517" calcext:value-type="float">
            <text:p>0.09364207517</text:p>
          </table:table-cell>
          <table:table-cell table:formula="of:=[.CJ41]" office:value-type="float" office:value="0.09364207517" calcext:value-type="float">
            <text:p>0.09364207517</text:p>
          </table:table-cell>
          <table:table-cell table:formula="of:=[.CK41]" office:value-type="float" office:value="0.09364207517" calcext:value-type="float">
            <text:p>0.09364207517</text:p>
          </table:table-cell>
          <table:table-cell table:formula="of:=[.CL41]" office:value-type="float" office:value="0.09364207517" calcext:value-type="float">
            <text:p>0.09364207517</text:p>
          </table:table-cell>
          <table:table-cell table:formula="of:=[.CM41]" office:value-type="float" office:value="0.09364207517" calcext:value-type="float">
            <text:p>0.09364207517</text:p>
          </table:table-cell>
          <table:table-cell table:formula="of:=[.CN41]" office:value-type="float" office:value="0.09364207517" calcext:value-type="float">
            <text:p>0.09364207517</text:p>
          </table:table-cell>
          <table:table-cell table:formula="of:=[.CO41]" office:value-type="float" office:value="0.09364207517" calcext:value-type="float">
            <text:p>0.09364207517</text:p>
          </table:table-cell>
          <table:table-cell table:formula="of:=[.CP41]" office:value-type="float" office:value="0.09364207517" calcext:value-type="float">
            <text:p>0.09364207517</text:p>
          </table:table-cell>
          <table:table-cell table:formula="of:=[.CQ41]" office:value-type="float" office:value="0.09364207517" calcext:value-type="float">
            <text:p>0.09364207517</text:p>
          </table:table-cell>
          <table:table-cell table:formula="of:=[.CR41]" office:value-type="float" office:value="0.09364207517" calcext:value-type="float">
            <text:p>0.09364207517</text:p>
          </table:table-cell>
          <table:table-cell table:formula="of:=[.CS41]" office:value-type="float" office:value="0.09364207517" calcext:value-type="float">
            <text:p>0.09364207517</text:p>
          </table:table-cell>
          <table:table-cell table:formula="of:=[.CT41]" office:value-type="float" office:value="0.09364207517" calcext:value-type="float">
            <text:p>0.09364207517</text:p>
          </table:table-cell>
          <table:table-cell table:formula="of:=[.CU41]" office:value-type="float" office:value="0.09364207517" calcext:value-type="float">
            <text:p>0.09364207517</text:p>
          </table:table-cell>
          <table:table-cell table:formula="of:=[.CV41]" office:value-type="float" office:value="0.09364207517" calcext:value-type="float">
            <text:p>0.09364207517</text:p>
          </table:table-cell>
          <table:table-cell table:formula="of:=[.CW41]" office:value-type="float" office:value="0.09364207517" calcext:value-type="float">
            <text:p>0.09364207517</text:p>
          </table:table-cell>
          <table:table-cell table:formula="of:=[.CX41]" office:value-type="float" office:value="0.09364207517" calcext:value-type="float">
            <text:p>0.09364207517</text:p>
          </table:table-cell>
          <table:table-cell table:formula="of:=[.CY41]" office:value-type="float" office:value="0.09364207517" calcext:value-type="float">
            <text:p>0.09364207517</text:p>
          </table:table-cell>
          <table:table-cell table:formula="of:=[.CZ41]" office:value-type="float" office:value="0.09364207517" calcext:value-type="float">
            <text:p>0.09364207517</text:p>
          </table:table-cell>
          <table:table-cell table:formula="of:=[.DA41]" office:value-type="float" office:value="0.09364207517" calcext:value-type="float">
            <text:p>0.09364207517</text:p>
          </table:table-cell>
          <table:table-cell table:formula="of:=[.DB41]" office:value-type="float" office:value="0.09364207517" calcext:value-type="float">
            <text:p>0.09364207517</text:p>
          </table:table-cell>
          <table:table-cell table:formula="of:=[.DC41]" office:value-type="float" office:value="0.09364207517" calcext:value-type="float">
            <text:p>0.09364207517</text:p>
          </table:table-cell>
          <table:table-cell table:formula="of:=[.DD41]" office:value-type="float" office:value="0.09364207517" calcext:value-type="float">
            <text:p>0.09364207517</text:p>
          </table:table-cell>
          <table:table-cell table:formula="of:=[.DE41]" office:value-type="float" office:value="0.09364207517" calcext:value-type="float">
            <text:p>0.09364207517</text:p>
          </table:table-cell>
          <table:table-cell table:formula="of:=[.DF41]" office:value-type="float" office:value="0.09364207517" calcext:value-type="float">
            <text:p>0.09364207517</text:p>
          </table:table-cell>
          <table:table-cell table:formula="of:=[.DG41]" office:value-type="float" office:value="0.09364207517" calcext:value-type="float">
            <text:p>0.09364207517</text:p>
          </table:table-cell>
          <table:table-cell table:formula="of:=[.DH41]" office:value-type="float" office:value="0.09364207517" calcext:value-type="float">
            <text:p>0.09364207517</text:p>
          </table:table-cell>
          <table:table-cell table:formula="of:=[.DI41]" office:value-type="float" office:value="0.09364207517" calcext:value-type="float">
            <text:p>0.09364207517</text:p>
          </table:table-cell>
          <table:table-cell table:formula="of:=[.DJ41]" office:value-type="float" office:value="0.09364207517" calcext:value-type="float">
            <text:p>0.09364207517</text:p>
          </table:table-cell>
          <table:table-cell table:formula="of:=[.DK41]" office:value-type="float" office:value="0.09364207517" calcext:value-type="float">
            <text:p>0.09364207517</text:p>
          </table:table-cell>
          <table:table-cell table:formula="of:=[.DL41]" office:value-type="float" office:value="0.09364207517" calcext:value-type="float">
            <text:p>0.09364207517</text:p>
          </table:table-cell>
          <table:table-cell table:formula="of:=[.DM41]" office:value-type="float" office:value="0.09364207517" calcext:value-type="float">
            <text:p>0.09364207517</text:p>
          </table:table-cell>
          <table:table-cell table:formula="of:=[.DN41]" office:value-type="float" office:value="0.09364207517" calcext:value-type="float">
            <text:p>0.09364207517</text:p>
          </table:table-cell>
          <table:table-cell table:formula="of:=[.DO41]" office:value-type="float" office:value="0.09364207517" calcext:value-type="float">
            <text:p>0.09364207517</text:p>
          </table:table-cell>
          <table:table-cell table:formula="of:=[.DP41]" office:value-type="float" office:value="0.09364207517" calcext:value-type="float">
            <text:p>0.09364207517</text:p>
          </table:table-cell>
          <table:table-cell table:formula="of:=[.DQ41]" office:value-type="float" office:value="0.09364207517" calcext:value-type="float">
            <text:p>0.09364207517</text:p>
          </table:table-cell>
          <table:table-cell table:formula="of:=[.DR41]" office:value-type="float" office:value="0.09364207517" calcext:value-type="float">
            <text:p>0.09364207517</text:p>
          </table:table-cell>
          <table:table-cell table:formula="of:=[.DS41]" office:value-type="float" office:value="0.09364207517" calcext:value-type="float">
            <text:p>0.09364207517</text:p>
          </table:table-cell>
          <table:table-cell table:formula="of:=[.DT41]" office:value-type="float" office:value="0.09364207517" calcext:value-type="float">
            <text:p>0.09364207517</text:p>
          </table:table-cell>
          <table:table-cell table:formula="of:=[.DU41]" office:value-type="float" office:value="0.09364207517" calcext:value-type="float">
            <text:p>0.09364207517</text:p>
          </table:table-cell>
          <table:table-cell table:formula="of:=[.DV41]" office:value-type="float" office:value="0.09364207517" calcext:value-type="float">
            <text:p>0.09364207517</text:p>
          </table:table-cell>
          <table:table-cell table:formula="of:=[.DW41]" office:value-type="float" office:value="0.09364207517" calcext:value-type="float">
            <text:p>0.09364207517</text:p>
          </table:table-cell>
          <table:table-cell table:formula="of:=[.DX41]" office:value-type="float" office:value="0.09364207517" calcext:value-type="float">
            <text:p>0.09364207517</text:p>
          </table:table-cell>
          <table:table-cell table:formula="of:=[.DY41]" office:value-type="float" office:value="0.09364207517" calcext:value-type="float">
            <text:p>0.09364207517</text:p>
          </table:table-cell>
          <table:table-cell table:formula="of:=[.DZ41]" office:value-type="float" office:value="0.09364207517" calcext:value-type="float">
            <text:p>0.09364207517</text:p>
          </table:table-cell>
          <table:table-cell table:formula="of:=[.EA41]" office:value-type="float" office:value="0.09364207517" calcext:value-type="float">
            <text:p>0.09364207517</text:p>
          </table:table-cell>
          <table:table-cell table:formula="of:=[.EB41]" office:value-type="float" office:value="0.09364207517" calcext:value-type="float">
            <text:p>0.09364207517</text:p>
          </table:table-cell>
          <table:table-cell table:formula="of:=[.EC41]" office:value-type="float" office:value="0.09364207517" calcext:value-type="float">
            <text:p>0.09364207517</text:p>
          </table:table-cell>
          <table:table-cell table:formula="of:=[.ED41]" office:value-type="float" office:value="0.09364207517" calcext:value-type="float">
            <text:p>0.09364207517</text:p>
          </table:table-cell>
          <table:table-cell table:formula="of:=[.EE41]" office:value-type="float" office:value="0.09364207517" calcext:value-type="float">
            <text:p>0.09364207517</text:p>
          </table:table-cell>
          <table:table-cell table:formula="of:=[.EF41]" office:value-type="float" office:value="0.09364207517" calcext:value-type="float">
            <text:p>0.09364207517</text:p>
          </table:table-cell>
          <table:table-cell table:formula="of:=[.EG41]" office:value-type="float" office:value="0.09364207517" calcext:value-type="float">
            <text:p>0.09364207517</text:p>
          </table:table-cell>
          <table:table-cell table:formula="of:=[.EH41]" office:value-type="float" office:value="0.09364207517" calcext:value-type="float">
            <text:p>0.09364207517</text:p>
          </table:table-cell>
          <table:table-cell table:formula="of:=[.EI41]" office:value-type="float" office:value="0.09364207517" calcext:value-type="float">
            <text:p>0.09364207517</text:p>
          </table:table-cell>
          <table:table-cell table:formula="of:=[.EJ41]" office:value-type="float" office:value="0.09364207517" calcext:value-type="float">
            <text:p>0.09364207517</text:p>
          </table:table-cell>
          <table:table-cell table:formula="of:=[.EK41]" office:value-type="float" office:value="0.09364207517" calcext:value-type="float">
            <text:p>0.09364207517</text:p>
          </table:table-cell>
          <table:table-cell table:formula="of:=[.EL41]" office:value-type="float" office:value="0.09364207517" calcext:value-type="float">
            <text:p>0.09364207517</text:p>
          </table:table-cell>
          <table:table-cell table:formula="of:=[.EM41]" office:value-type="float" office:value="0.09364207517" calcext:value-type="float">
            <text:p>0.09364207517</text:p>
          </table:table-cell>
          <table:table-cell table:formula="of:=[.EN41]" office:value-type="float" office:value="0.09364207517" calcext:value-type="float">
            <text:p>0.09364207517</text:p>
          </table:table-cell>
          <table:table-cell table:formula="of:=[.EO41]" office:value-type="float" office:value="0.09364207517" calcext:value-type="float">
            <text:p>0.09364207517</text:p>
          </table:table-cell>
          <table:table-cell table:formula="of:=[.EP41]" office:value-type="float" office:value="0.09364207517" calcext:value-type="float">
            <text:p>0.09364207517</text:p>
          </table:table-cell>
          <table:table-cell table:formula="of:=[.EQ41]" office:value-type="float" office:value="0.09364207517" calcext:value-type="float">
            <text:p>0.09364207517</text:p>
          </table:table-cell>
          <table:table-cell table:formula="of:=[.ER41]" office:value-type="float" office:value="0.09364207517" calcext:value-type="float">
            <text:p>0.09364207517</text:p>
          </table:table-cell>
          <table:table-cell table:formula="of:=[.ES41]" office:value-type="float" office:value="0.09364207517" calcext:value-type="float">
            <text:p>0.09364207517</text:p>
          </table:table-cell>
          <table:table-cell table:formula="of:=[.ET41]" office:value-type="float" office:value="0.09364207517" calcext:value-type="float">
            <text:p>0.093642075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22798674" calcext:value-type="float">
            <text:p>0.0422798674</text:p>
          </table:table-cell>
          <table:table-cell office:value-type="float" office:value="0.0369775943" calcext:value-type="float">
            <text:p>0.0369775943</text:p>
          </table:table-cell>
          <table:table-cell office:value-type="float" office:value="0.0434362712" calcext:value-type="float">
            <text:p>0.0434362712</text:p>
          </table:table-cell>
          <table:table-cell office:value-type="float" office:value="0.0559958557" calcext:value-type="float">
            <text:p>0.0559958557</text:p>
          </table:table-cell>
          <table:table-cell office:value-type="float" office:value="0.057972907" calcext:value-type="float">
            <text:p>0.057972907</text:p>
          </table:table-cell>
          <table:table-cell office:value-type="float" office:value="0.0476588937" calcext:value-type="float">
            <text:p>0.0476588937</text:p>
          </table:table-cell>
          <table:table-cell office:value-type="float" office:value="0.046848979" calcext:value-type="float">
            <text:p>0.046848979</text:p>
          </table:table-cell>
          <table:table-cell office:value-type="float" office:value="0.0504109802" calcext:value-type="float">
            <text:p>0.0504109802</text:p>
          </table:table-cell>
          <table:table-cell office:value-type="float" office:value="0.0360682491" calcext:value-type="float">
            <text:p>0.0360682491</text:p>
          </table:table-cell>
          <table:table-cell office:value-type="float" office:value="0.0461814359" calcext:value-type="float">
            <text:p>0.0461814359</text:p>
          </table:table-cell>
          <table:table-cell office:value-type="float" office:value="0.0602722046" calcext:value-type="float">
            <text:p>0.0602722046</text:p>
          </table:table-cell>
          <table:table-cell office:value-type="float" office:value="0.0528595449" calcext:value-type="float">
            <text:p>0.0528595449</text:p>
          </table:table-cell>
          <table:table-cell office:value-type="float" office:value="0.0307061217" calcext:value-type="float">
            <text:p>0.0307061217</text:p>
          </table:table-cell>
          <table:table-cell office:value-type="float" office:value="0.050016676" calcext:value-type="float">
            <text:p>0.050016676</text:p>
          </table:table-cell>
          <table:table-cell office:value-type="float" office:value="0.0733928849" calcext:value-type="float">
            <text:p>0.0733928849</text:p>
          </table:table-cell>
          <table:table-cell office:value-type="float" office:value="0.0526420442" calcext:value-type="float">
            <text:p>0.0526420442</text:p>
          </table:table-cell>
          <table:table-cell office:value-type="float" office:value="0.0563407894" calcext:value-type="float">
            <text:p>0.0563407894</text:p>
          </table:table-cell>
          <table:table-cell office:value-type="float" office:value="0.0600395347" calcext:value-type="float">
            <text:p>0.0600395347</text:p>
          </table:table-cell>
          <table:table-cell office:value-type="float" office:value="0.0550797052" calcext:value-type="float">
            <text:p>0.0550797052</text:p>
          </table:table-cell>
          <table:table-cell office:value-type="float" office:value="0.0578398525" calcext:value-type="float">
            <text:p>0.0578398525</text:p>
          </table:table-cell>
          <table:table-cell office:value-type="float" office:value="0.0631374175" calcext:value-type="float">
            <text:p>0.0631374175</text:p>
          </table:table-cell>
          <table:table-cell office:value-type="float" office:value="0.0589644131" calcext:value-type="float">
            <text:p>0.0589644131</text:p>
          </table:table-cell>
          <table:table-cell office:value-type="float" office:value="0.0503134772" calcext:value-type="float">
            <text:p>0.0503134772</text:p>
          </table:table-cell>
          <table:table-cell office:value-type="float" office:value="0.0504214902" calcext:value-type="float">
            <text:p>0.0504214902</text:p>
          </table:table-cell>
          <table:table-cell office:value-type="float" office:value="0.0639564319" calcext:value-type="float">
            <text:p>0.0639564319</text:p>
          </table:table-cell>
          <table:table-cell office:value-type="float" office:value="0.0788878974" calcext:value-type="float">
            <text:p>0.0788878974</text:p>
          </table:table-cell>
          <table:table-cell office:value-type="float" office:value="0.0516383074" calcext:value-type="float">
            <text:p>0.0516383074</text:p>
          </table:table-cell>
          <table:table-cell office:value-type="float" office:value="0.0409979329" calcext:value-type="float">
            <text:p>0.0409979329</text:p>
          </table:table-cell>
          <table:table-cell office:value-type="float" office:value="0.0667399054" calcext:value-type="float">
            <text:p>0.0667399054</text:p>
          </table:table-cell>
          <table:table-cell office:value-type="float" office:value="0.062685" calcext:value-type="float">
            <text:p>0.062685</text:p>
          </table:table-cell>
          <table:table-cell office:value-type="float" office:value="0.0639970504" calcext:value-type="float">
            <text:p>0.0639970504</text:p>
          </table:table-cell>
          <table:table-cell office:value-type="float" office:value="0.050962914" calcext:value-type="float">
            <text:p>0.050962914</text:p>
          </table:table-cell>
          <table:table-cell office:value-type="float" office:value="0.0745124102" calcext:value-type="float">
            <text:p>0.0745124102</text:p>
          </table:table-cell>
          <table:table-cell office:value-type="float" office:value="0.0755589253" calcext:value-type="float">
            <text:p>0.0755589253</text:p>
          </table:table-cell>
          <table:table-cell office:value-type="float" office:value="0.0767093675" calcext:value-type="float">
            <text:p>0.0767093675</text:p>
          </table:table-cell>
          <table:table-cell office:value-type="float" office:value="0.055607032" calcext:value-type="float">
            <text:p>0.055607032</text:p>
          </table:table-cell>
          <table:table-cell office:value-type="float" office:value="0.0658353654" calcext:value-type="float">
            <text:p>0.0658353654</text:p>
          </table:table-cell>
          <table:table-cell office:value-type="float" office:value="0.0657460305" calcext:value-type="float">
            <text:p>0.0657460305</text:p>
          </table:table-cell>
          <table:table-cell office:value-type="float" office:value="0.0838685114" calcext:value-type="float">
            <text:p>0.0838685114</text:p>
          </table:table-cell>
          <table:table-cell office:value-type="float" office:value="0.0617095837" calcext:value-type="float">
            <text:p>0.0617095837</text:p>
          </table:table-cell>
          <table:table-cell office:value-type="float" office:value="0.0612292447" calcext:value-type="float">
            <text:p>0.0612292447</text:p>
          </table:table-cell>
          <table:table-cell office:value-type="float" office:value="0.0589729163" calcext:value-type="float">
            <text:p>0.0589729163</text:p>
          </table:table-cell>
          <table:table-cell office:value-type="float" office:value="0.062898134" calcext:value-type="float">
            <text:p>0.062898134</text:p>
          </table:table-cell>
          <table:table-cell office:value-type="float" office:value="0.0596324681" calcext:value-type="float">
            <text:p>0.0596324681</text:p>
          </table:table-cell>
          <table:table-cell office:value-type="float" office:value="0.0516028378" calcext:value-type="float">
            <text:p>0.0516028378</text:p>
          </table:table-cell>
          <table:table-cell office:value-type="float" office:value="0.0587498767" calcext:value-type="float">
            <text:p>0.0587498767</text:p>
          </table:table-cell>
          <table:table-cell office:value-type="float" office:value="0.0729944951" calcext:value-type="float">
            <text:p>0.0729944951</text:p>
          </table:table-cell>
          <table:table-cell office:value-type="float" office:value="0.0542707392" calcext:value-type="float">
            <text:p>0.0542707392</text:p>
          </table:table-cell>
          <table:table-cell office:value-type="float" office:value="0.0564429092" calcext:value-type="float">
            <text:p>0.0564429092</text:p>
          </table:table-cell>
          <table:table-cell office:value-type="float" office:value="0.0586150792" calcext:value-type="float">
            <text:p>0.0586150792</text:p>
          </table:table-cell>
          <table:table-cell office:value-type="float" office:value="0.0607872492" calcext:value-type="float">
            <text:p>0.0607872492</text:p>
          </table:table-cell>
          <table:table-cell office:value-type="float" office:value="0.0629594192" calcext:value-type="float">
            <text:p>0.0629594192</text:p>
          </table:table-cell>
          <table:table-cell office:value-type="float" office:value="0.0568863464" calcext:value-type="float">
            <text:p>0.0568863464</text:p>
          </table:table-cell>
          <table:table-cell office:value-type="float" office:value="0.0631235127" calcext:value-type="float">
            <text:p>0.0631235127</text:p>
          </table:table-cell>
          <table:table-cell office:value-type="float" office:value="0.0667911669" calcext:value-type="float">
            <text:p>0.0667911669</text:p>
          </table:table-cell>
          <table:table-cell office:value-type="float" office:value="0.0620877993" calcext:value-type="float">
            <text:p>0.0620877993</text:p>
          </table:table-cell>
          <table:table-cell office:value-type="float" office:value="0.050666218" calcext:value-type="float">
            <text:p>0.050666218</text:p>
          </table:table-cell>
          <table:table-cell office:value-type="float" office:value="0.0793958464" calcext:value-type="float">
            <text:p>0.0793958464</text:p>
          </table:table-cell>
          <table:table-cell office:value-type="float" office:value="0.0759379188" calcext:value-type="float">
            <text:p>0.0759379188</text:p>
          </table:table-cell>
          <table:table-cell office:value-type="float" office:value="0.0770967057" calcext:value-type="float">
            <text:p>0.0770967057</text:p>
          </table:table-cell>
          <table:table-cell office:value-type="float" office:value="0.0713183883" calcext:value-type="float">
            <text:p>0.0713183883</text:p>
          </table:table-cell>
          <table:table-cell office:value-type="float" office:value="0.070049142" calcext:value-type="float">
            <text:p>0.070049142</text:p>
          </table:table-cell>
          <table:table-cell office:value-type="float" office:value="0.0878306541" calcext:value-type="float">
            <text:p>0.0878306541</text:p>
          </table:table-cell>
          <table:table-cell office:value-type="float" office:value="0.0992264744" calcext:value-type="float">
            <text:p>0.0992264744</text:p>
          </table:table-cell>
          <table:table-cell office:value-type="float" office:value="0.1106788818" calcext:value-type="float">
            <text:p>0.1106788818</text:p>
          </table:table-cell>
          <table:table-cell office:value-type="float" office:value="0.0932155327" calcext:value-type="float">
            <text:p>0.0932155327</text:p>
          </table:table-cell>
          <table:table-cell table:style-name="Default" office:value-type="float" office:value="0.1117507799" calcext:value-type="float">
            <text:p>0.1117507799</text:p>
          </table:table-cell>
          <table:table-cell table:formula="of:=AVERAGE([.AR42:.BP42])" office:value-type="float" office:value="0.071000343004" calcext:value-type="float">
            <text:p>0.071000343004</text:p>
          </table:table-cell>
          <table:table-cell table:formula="of:=[.BQ42]" office:value-type="float" office:value="0.071000343004" calcext:value-type="float">
            <text:p>0.071000343004</text:p>
          </table:table-cell>
          <table:table-cell table:formula="of:=[.BR42]" office:value-type="float" office:value="0.071000343004" calcext:value-type="float">
            <text:p>0.071000343004</text:p>
          </table:table-cell>
          <table:table-cell table:formula="of:=[.BS42]" office:value-type="float" office:value="0.071000343004" calcext:value-type="float">
            <text:p>0.071000343004</text:p>
          </table:table-cell>
          <table:table-cell table:formula="of:=[.BT42]" office:value-type="float" office:value="0.071000343004" calcext:value-type="float">
            <text:p>0.071000343004</text:p>
          </table:table-cell>
          <table:table-cell table:formula="of:=[.BU42]" office:value-type="float" office:value="0.071000343004" calcext:value-type="float">
            <text:p>0.071000343004</text:p>
          </table:table-cell>
          <table:table-cell table:formula="of:=[.BV42]" office:value-type="float" office:value="0.071000343004" calcext:value-type="float">
            <text:p>0.071000343004</text:p>
          </table:table-cell>
          <table:table-cell table:formula="of:=[.BW42]" office:value-type="float" office:value="0.071000343004" calcext:value-type="float">
            <text:p>0.071000343004</text:p>
          </table:table-cell>
          <table:table-cell table:formula="of:=[.BX42]" office:value-type="float" office:value="0.071000343004" calcext:value-type="float">
            <text:p>0.071000343004</text:p>
          </table:table-cell>
          <table:table-cell table:formula="of:=[.BY42]" office:value-type="float" office:value="0.071000343004" calcext:value-type="float">
            <text:p>0.071000343004</text:p>
          </table:table-cell>
          <table:table-cell table:formula="of:=[.BZ42]" office:value-type="float" office:value="0.071000343004" calcext:value-type="float">
            <text:p>0.071000343004</text:p>
          </table:table-cell>
          <table:table-cell table:formula="of:=[.CA42]" office:value-type="float" office:value="0.071000343004" calcext:value-type="float">
            <text:p>0.071000343004</text:p>
          </table:table-cell>
          <table:table-cell table:formula="of:=[.CB42]" office:value-type="float" office:value="0.071000343004" calcext:value-type="float">
            <text:p>0.071000343004</text:p>
          </table:table-cell>
          <table:table-cell table:formula="of:=[.CC42]" office:value-type="float" office:value="0.071000343004" calcext:value-type="float">
            <text:p>0.071000343004</text:p>
          </table:table-cell>
          <table:table-cell table:formula="of:=[.CD42]" office:value-type="float" office:value="0.071000343004" calcext:value-type="float">
            <text:p>0.071000343004</text:p>
          </table:table-cell>
          <table:table-cell table:formula="of:=[.CE42]" office:value-type="float" office:value="0.071000343004" calcext:value-type="float">
            <text:p>0.071000343004</text:p>
          </table:table-cell>
          <table:table-cell table:formula="of:=[.CF42]" office:value-type="float" office:value="0.071000343004" calcext:value-type="float">
            <text:p>0.071000343004</text:p>
          </table:table-cell>
          <table:table-cell table:formula="of:=[.CG42]" office:value-type="float" office:value="0.071000343004" calcext:value-type="float">
            <text:p>0.071000343004</text:p>
          </table:table-cell>
          <table:table-cell table:formula="of:=[.CH42]" office:value-type="float" office:value="0.071000343004" calcext:value-type="float">
            <text:p>0.071000343004</text:p>
          </table:table-cell>
          <table:table-cell table:formula="of:=[.CI42]" office:value-type="float" office:value="0.071000343004" calcext:value-type="float">
            <text:p>0.071000343004</text:p>
          </table:table-cell>
          <table:table-cell table:formula="of:=[.CJ42]" office:value-type="float" office:value="0.071000343004" calcext:value-type="float">
            <text:p>0.071000343004</text:p>
          </table:table-cell>
          <table:table-cell table:formula="of:=[.CK42]" office:value-type="float" office:value="0.071000343004" calcext:value-type="float">
            <text:p>0.071000343004</text:p>
          </table:table-cell>
          <table:table-cell table:formula="of:=[.CL42]" office:value-type="float" office:value="0.071000343004" calcext:value-type="float">
            <text:p>0.071000343004</text:p>
          </table:table-cell>
          <table:table-cell table:formula="of:=[.CM42]" office:value-type="float" office:value="0.071000343004" calcext:value-type="float">
            <text:p>0.071000343004</text:p>
          </table:table-cell>
          <table:table-cell table:formula="of:=[.CN42]" office:value-type="float" office:value="0.071000343004" calcext:value-type="float">
            <text:p>0.071000343004</text:p>
          </table:table-cell>
          <table:table-cell table:formula="of:=[.CO42]" office:value-type="float" office:value="0.071000343004" calcext:value-type="float">
            <text:p>0.071000343004</text:p>
          </table:table-cell>
          <table:table-cell table:formula="of:=[.CP42]" office:value-type="float" office:value="0.071000343004" calcext:value-type="float">
            <text:p>0.071000343004</text:p>
          </table:table-cell>
          <table:table-cell table:formula="of:=[.CQ42]" office:value-type="float" office:value="0.071000343004" calcext:value-type="float">
            <text:p>0.071000343004</text:p>
          </table:table-cell>
          <table:table-cell table:formula="of:=[.CR42]" office:value-type="float" office:value="0.071000343004" calcext:value-type="float">
            <text:p>0.071000343004</text:p>
          </table:table-cell>
          <table:table-cell table:formula="of:=[.CS42]" office:value-type="float" office:value="0.071000343004" calcext:value-type="float">
            <text:p>0.071000343004</text:p>
          </table:table-cell>
          <table:table-cell table:formula="of:=[.CT42]" office:value-type="float" office:value="0.071000343004" calcext:value-type="float">
            <text:p>0.071000343004</text:p>
          </table:table-cell>
          <table:table-cell table:formula="of:=[.CU42]" office:value-type="float" office:value="0.071000343004" calcext:value-type="float">
            <text:p>0.071000343004</text:p>
          </table:table-cell>
          <table:table-cell table:formula="of:=[.CV42]" office:value-type="float" office:value="0.071000343004" calcext:value-type="float">
            <text:p>0.071000343004</text:p>
          </table:table-cell>
          <table:table-cell table:formula="of:=[.CW42]" office:value-type="float" office:value="0.071000343004" calcext:value-type="float">
            <text:p>0.071000343004</text:p>
          </table:table-cell>
          <table:table-cell table:formula="of:=[.CX42]" office:value-type="float" office:value="0.071000343004" calcext:value-type="float">
            <text:p>0.071000343004</text:p>
          </table:table-cell>
          <table:table-cell table:formula="of:=[.CY42]" office:value-type="float" office:value="0.071000343004" calcext:value-type="float">
            <text:p>0.071000343004</text:p>
          </table:table-cell>
          <table:table-cell table:formula="of:=[.CZ42]" office:value-type="float" office:value="0.071000343004" calcext:value-type="float">
            <text:p>0.071000343004</text:p>
          </table:table-cell>
          <table:table-cell table:formula="of:=[.DA42]" office:value-type="float" office:value="0.071000343004" calcext:value-type="float">
            <text:p>0.071000343004</text:p>
          </table:table-cell>
          <table:table-cell table:formula="of:=[.DB42]" office:value-type="float" office:value="0.071000343004" calcext:value-type="float">
            <text:p>0.071000343004</text:p>
          </table:table-cell>
          <table:table-cell table:formula="of:=[.DC42]" office:value-type="float" office:value="0.071000343004" calcext:value-type="float">
            <text:p>0.071000343004</text:p>
          </table:table-cell>
          <table:table-cell table:formula="of:=[.DD42]" office:value-type="float" office:value="0.071000343004" calcext:value-type="float">
            <text:p>0.071000343004</text:p>
          </table:table-cell>
          <table:table-cell table:formula="of:=[.DE42]" office:value-type="float" office:value="0.071000343004" calcext:value-type="float">
            <text:p>0.071000343004</text:p>
          </table:table-cell>
          <table:table-cell table:formula="of:=[.DF42]" office:value-type="float" office:value="0.071000343004" calcext:value-type="float">
            <text:p>0.071000343004</text:p>
          </table:table-cell>
          <table:table-cell table:formula="of:=[.DG42]" office:value-type="float" office:value="0.071000343004" calcext:value-type="float">
            <text:p>0.071000343004</text:p>
          </table:table-cell>
          <table:table-cell table:formula="of:=[.DH42]" office:value-type="float" office:value="0.071000343004" calcext:value-type="float">
            <text:p>0.071000343004</text:p>
          </table:table-cell>
          <table:table-cell table:formula="of:=[.DI42]" office:value-type="float" office:value="0.071000343004" calcext:value-type="float">
            <text:p>0.071000343004</text:p>
          </table:table-cell>
          <table:table-cell table:formula="of:=[.DJ42]" office:value-type="float" office:value="0.071000343004" calcext:value-type="float">
            <text:p>0.071000343004</text:p>
          </table:table-cell>
          <table:table-cell table:formula="of:=[.DK42]" office:value-type="float" office:value="0.071000343004" calcext:value-type="float">
            <text:p>0.071000343004</text:p>
          </table:table-cell>
          <table:table-cell table:formula="of:=[.DL42]" office:value-type="float" office:value="0.071000343004" calcext:value-type="float">
            <text:p>0.071000343004</text:p>
          </table:table-cell>
          <table:table-cell table:formula="of:=[.DM42]" office:value-type="float" office:value="0.071000343004" calcext:value-type="float">
            <text:p>0.071000343004</text:p>
          </table:table-cell>
          <table:table-cell table:formula="of:=[.DN42]" office:value-type="float" office:value="0.071000343004" calcext:value-type="float">
            <text:p>0.071000343004</text:p>
          </table:table-cell>
          <table:table-cell table:formula="of:=[.DO42]" office:value-type="float" office:value="0.071000343004" calcext:value-type="float">
            <text:p>0.071000343004</text:p>
          </table:table-cell>
          <table:table-cell table:formula="of:=[.DP42]" office:value-type="float" office:value="0.071000343004" calcext:value-type="float">
            <text:p>0.071000343004</text:p>
          </table:table-cell>
          <table:table-cell table:formula="of:=[.DQ42]" office:value-type="float" office:value="0.071000343004" calcext:value-type="float">
            <text:p>0.071000343004</text:p>
          </table:table-cell>
          <table:table-cell table:formula="of:=[.DR42]" office:value-type="float" office:value="0.071000343004" calcext:value-type="float">
            <text:p>0.071000343004</text:p>
          </table:table-cell>
          <table:table-cell table:formula="of:=[.DS42]" office:value-type="float" office:value="0.071000343004" calcext:value-type="float">
            <text:p>0.071000343004</text:p>
          </table:table-cell>
          <table:table-cell table:formula="of:=[.DT42]" office:value-type="float" office:value="0.071000343004" calcext:value-type="float">
            <text:p>0.071000343004</text:p>
          </table:table-cell>
          <table:table-cell table:formula="of:=[.DU42]" office:value-type="float" office:value="0.071000343004" calcext:value-type="float">
            <text:p>0.071000343004</text:p>
          </table:table-cell>
          <table:table-cell table:formula="of:=[.DV42]" office:value-type="float" office:value="0.071000343004" calcext:value-type="float">
            <text:p>0.071000343004</text:p>
          </table:table-cell>
          <table:table-cell table:formula="of:=[.DW42]" office:value-type="float" office:value="0.071000343004" calcext:value-type="float">
            <text:p>0.071000343004</text:p>
          </table:table-cell>
          <table:table-cell table:formula="of:=[.DX42]" office:value-type="float" office:value="0.071000343004" calcext:value-type="float">
            <text:p>0.071000343004</text:p>
          </table:table-cell>
          <table:table-cell table:formula="of:=[.DY42]" office:value-type="float" office:value="0.071000343004" calcext:value-type="float">
            <text:p>0.071000343004</text:p>
          </table:table-cell>
          <table:table-cell table:formula="of:=[.DZ42]" office:value-type="float" office:value="0.071000343004" calcext:value-type="float">
            <text:p>0.071000343004</text:p>
          </table:table-cell>
          <table:table-cell table:formula="of:=[.EA42]" office:value-type="float" office:value="0.071000343004" calcext:value-type="float">
            <text:p>0.071000343004</text:p>
          </table:table-cell>
          <table:table-cell table:formula="of:=[.EB42]" office:value-type="float" office:value="0.071000343004" calcext:value-type="float">
            <text:p>0.071000343004</text:p>
          </table:table-cell>
          <table:table-cell table:formula="of:=[.EC42]" office:value-type="float" office:value="0.071000343004" calcext:value-type="float">
            <text:p>0.071000343004</text:p>
          </table:table-cell>
          <table:table-cell table:formula="of:=[.ED42]" office:value-type="float" office:value="0.071000343004" calcext:value-type="float">
            <text:p>0.071000343004</text:p>
          </table:table-cell>
          <table:table-cell table:formula="of:=[.EE42]" office:value-type="float" office:value="0.071000343004" calcext:value-type="float">
            <text:p>0.071000343004</text:p>
          </table:table-cell>
          <table:table-cell table:formula="of:=[.EF42]" office:value-type="float" office:value="0.071000343004" calcext:value-type="float">
            <text:p>0.071000343004</text:p>
          </table:table-cell>
          <table:table-cell table:formula="of:=[.EG42]" office:value-type="float" office:value="0.071000343004" calcext:value-type="float">
            <text:p>0.071000343004</text:p>
          </table:table-cell>
          <table:table-cell table:formula="of:=[.EH42]" office:value-type="float" office:value="0.071000343004" calcext:value-type="float">
            <text:p>0.071000343004</text:p>
          </table:table-cell>
          <table:table-cell table:formula="of:=[.EI42]" office:value-type="float" office:value="0.071000343004" calcext:value-type="float">
            <text:p>0.071000343004</text:p>
          </table:table-cell>
          <table:table-cell table:formula="of:=[.EJ42]" office:value-type="float" office:value="0.071000343004" calcext:value-type="float">
            <text:p>0.071000343004</text:p>
          </table:table-cell>
          <table:table-cell table:formula="of:=[.EK42]" office:value-type="float" office:value="0.071000343004" calcext:value-type="float">
            <text:p>0.071000343004</text:p>
          </table:table-cell>
          <table:table-cell table:formula="of:=[.EL42]" office:value-type="float" office:value="0.071000343004" calcext:value-type="float">
            <text:p>0.071000343004</text:p>
          </table:table-cell>
          <table:table-cell table:formula="of:=[.EM42]" office:value-type="float" office:value="0.071000343004" calcext:value-type="float">
            <text:p>0.071000343004</text:p>
          </table:table-cell>
          <table:table-cell table:formula="of:=[.EN42]" office:value-type="float" office:value="0.071000343004" calcext:value-type="float">
            <text:p>0.071000343004</text:p>
          </table:table-cell>
          <table:table-cell table:formula="of:=[.EO42]" office:value-type="float" office:value="0.071000343004" calcext:value-type="float">
            <text:p>0.071000343004</text:p>
          </table:table-cell>
          <table:table-cell table:formula="of:=[.EP42]" office:value-type="float" office:value="0.071000343004" calcext:value-type="float">
            <text:p>0.071000343004</text:p>
          </table:table-cell>
          <table:table-cell table:formula="of:=[.EQ42]" office:value-type="float" office:value="0.071000343004" calcext:value-type="float">
            <text:p>0.071000343004</text:p>
          </table:table-cell>
          <table:table-cell table:formula="of:=[.ER42]" office:value-type="float" office:value="0.071000343004" calcext:value-type="float">
            <text:p>0.071000343004</text:p>
          </table:table-cell>
          <table:table-cell table:formula="of:=[.ES42]" office:value-type="float" office:value="0.071000343004" calcext:value-type="float">
            <text:p>0.071000343004</text:p>
          </table:table-cell>
          <table:table-cell table:formula="of:=[.ET42]" office:value-type="float" office:value="0.071000343004" calcext:value-type="float">
            <text:p>0.0710003430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1828561" calcext:value-type="float">
            <text:p>0.0291828561</text:p>
          </table:table-cell>
          <table:table-cell office:value-type="float" office:value="0.041350166" calcext:value-type="float">
            <text:p>0.041350166</text:p>
          </table:table-cell>
          <table:table-cell office:value-type="float" office:value="0.0373572868" calcext:value-type="float">
            <text:p>0.0373572868</text:p>
          </table:table-cell>
          <table:table-cell office:value-type="float" office:value="0.0395716994" calcext:value-type="float">
            <text:p>0.0395716994</text:p>
          </table:table-cell>
          <table:table-cell office:value-type="float" office:value="0.0376457934" calcext:value-type="float">
            <text:p>0.0376457934</text:p>
          </table:table-cell>
          <table:table-cell office:value-type="float" office:value="0.0240912739" calcext:value-type="float">
            <text:p>0.0240912739</text:p>
          </table:table-cell>
          <table:table-cell office:value-type="float" office:value="0.0395530266" calcext:value-type="float">
            <text:p>0.0395530266</text:p>
          </table:table-cell>
          <table:table-cell office:value-type="float" office:value="0.0419749042" calcext:value-type="float">
            <text:p>0.0419749042</text:p>
          </table:table-cell>
          <table:table-cell office:value-type="float" office:value="0.0378296048" calcext:value-type="float">
            <text:p>0.0378296048</text:p>
          </table:table-cell>
          <table:table-cell office:value-type="float" office:value="0.0347588293" calcext:value-type="float">
            <text:p>0.0347588293</text:p>
          </table:table-cell>
          <table:table-cell office:value-type="float" office:value="0.0319793155" calcext:value-type="float">
            <text:p>0.0319793155</text:p>
          </table:table-cell>
          <table:table-cell office:value-type="float" office:value="0.027400274" calcext:value-type="float">
            <text:p>0.027400274</text:p>
          </table:table-cell>
          <table:table-cell office:value-type="float" office:value="0.0322108238" calcext:value-type="float">
            <text:p>0.0322108238</text:p>
          </table:table-cell>
          <table:table-cell office:value-type="float" office:value="0.025609645" calcext:value-type="float">
            <text:p>0.025609645</text:p>
          </table:table-cell>
          <table:table-cell office:value-type="float" office:value="0.0330205274" calcext:value-type="float">
            <text:p>0.0330205274</text:p>
          </table:table-cell>
          <table:table-cell office:value-type="float" office:value="0.0545575588" calcext:value-type="float">
            <text:p>0.0545575588</text:p>
          </table:table-cell>
          <table:table-cell office:value-type="float" office:value="0.0371988501" calcext:value-type="float">
            <text:p>0.0371988501</text:p>
          </table:table-cell>
          <table:table-cell office:value-type="float" office:value="0.0198401414" calcext:value-type="float">
            <text:p>0.0198401414</text:p>
          </table:table-cell>
          <table:table-cell office:value-type="float" office:value="0.0345714609" calcext:value-type="float">
            <text:p>0.0345714609</text:p>
          </table:table-cell>
          <table:table-cell office:value-type="float" office:value="0.0335805846" calcext:value-type="float">
            <text:p>0.0335805846</text:p>
          </table:table-cell>
          <table:table-cell office:value-type="float" office:value="0.043242072" calcext:value-type="float">
            <text:p>0.043242072</text:p>
          </table:table-cell>
          <table:table-cell office:value-type="float" office:value="0.0525604883" calcext:value-type="float">
            <text:p>0.0525604883</text:p>
          </table:table-cell>
          <table:table-cell office:value-type="float" office:value="0.0416429553" calcext:value-type="float">
            <text:p>0.0416429553</text:p>
          </table:table-cell>
          <table:table-cell office:value-type="float" office:value="0.0447868013" calcext:value-type="float">
            <text:p>0.0447868013</text:p>
          </table:table-cell>
          <table:table-cell office:value-type="float" office:value="0.0440145228" calcext:value-type="float">
            <text:p>0.0440145228</text:p>
          </table:table-cell>
          <table:table-cell office:value-type="float" office:value="0.0461427246" calcext:value-type="float">
            <text:p>0.0461427246</text:p>
          </table:table-cell>
          <table:table-cell office:value-type="float" office:value="0.0373718899" calcext:value-type="float">
            <text:p>0.0373718899</text:p>
          </table:table-cell>
          <table:table-cell office:value-type="float" office:value="0.0395002108" calcext:value-type="float">
            <text:p>0.0395002108</text:p>
          </table:table-cell>
          <table:table-cell office:value-type="float" office:value="0.0353566565" calcext:value-type="float">
            <text:p>0.0353566565</text:p>
          </table:table-cell>
          <table:table-cell office:value-type="float" office:value="0.0578333329" calcext:value-type="float">
            <text:p>0.0578333329</text:p>
          </table:table-cell>
          <table:table-cell office:value-type="float" office:value="0.0554439767" calcext:value-type="float">
            <text:p>0.0554439767</text:p>
          </table:table-cell>
          <table:table-cell office:value-type="float" office:value="0.0390922677" calcext:value-type="float">
            <text:p>0.0390922677</text:p>
          </table:table-cell>
          <table:table-cell office:value-type="float" office:value="0.0380161077" calcext:value-type="float">
            <text:p>0.0380161077</text:p>
          </table:table-cell>
          <table:table-cell office:value-type="float" office:value="0.0487087309" calcext:value-type="float">
            <text:p>0.0487087309</text:p>
          </table:table-cell>
          <table:table-cell office:value-type="float" office:value="0.0601411813" calcext:value-type="float">
            <text:p>0.0601411813</text:p>
          </table:table-cell>
          <table:table-cell office:value-type="float" office:value="0.0440057727" calcext:value-type="float">
            <text:p>0.0440057727</text:p>
          </table:table-cell>
          <table:table-cell office:value-type="float" office:value="0.0494480577" calcext:value-type="float">
            <text:p>0.0494480577</text:p>
          </table:table-cell>
          <table:table-cell office:value-type="float" office:value="0.0677328763" calcext:value-type="float">
            <text:p>0.0677328763</text:p>
          </table:table-cell>
          <table:table-cell office:value-type="float" office:value="0.0404286597" calcext:value-type="float">
            <text:p>0.0404286597</text:p>
          </table:table-cell>
          <table:table-cell office:value-type="float" office:value="0.0543055719" calcext:value-type="float">
            <text:p>0.0543055719</text:p>
          </table:table-cell>
          <table:table-cell office:value-type="float" office:value="0.0570991873" calcext:value-type="float">
            <text:p>0.0570991873</text:p>
          </table:table-cell>
          <table:table-cell office:value-type="float" office:value="0.0579355399" calcext:value-type="float">
            <text:p>0.0579355399</text:p>
          </table:table-cell>
          <table:table-cell office:value-type="float" office:value="0.0629243173" calcext:value-type="float">
            <text:p>0.0629243173</text:p>
          </table:table-cell>
          <table:table-cell office:value-type="float" office:value="0.0422187974" calcext:value-type="float">
            <text:p>0.0422187974</text:p>
          </table:table-cell>
          <table:table-cell office:value-type="float" office:value="0.0361646699" calcext:value-type="float">
            <text:p>0.0361646699</text:p>
          </table:table-cell>
          <table:table-cell office:value-type="float" office:value="0.0594781616" calcext:value-type="float">
            <text:p>0.0594781616</text:p>
          </table:table-cell>
          <table:table-cell office:value-type="float" office:value="0.0622206519" calcext:value-type="float">
            <text:p>0.0622206519</text:p>
          </table:table-cell>
          <table:table-cell office:value-type="float" office:value="0.0483900514" calcext:value-type="float">
            <text:p>0.0483900514</text:p>
          </table:table-cell>
          <table:table-cell office:value-type="float" office:value="0.0513199827" calcext:value-type="float">
            <text:p>0.0513199827</text:p>
          </table:table-cell>
          <table:table-cell office:value-type="float" office:value="0.054249914" calcext:value-type="float">
            <text:p>0.054249914</text:p>
          </table:table-cell>
          <table:table-cell office:value-type="float" office:value="0.0571798453" calcext:value-type="float">
            <text:p>0.0571798453</text:p>
          </table:table-cell>
          <table:table-cell office:value-type="float" office:value="0.0601097766" calcext:value-type="float">
            <text:p>0.0601097766</text:p>
          </table:table-cell>
          <table:table-cell office:value-type="float" office:value="0.046672576" calcext:value-type="float">
            <text:p>0.046672576</text:p>
          </table:table-cell>
          <table:table-cell office:value-type="float" office:value="0.046232615" calcext:value-type="float">
            <text:p>0.046232615</text:p>
          </table:table-cell>
          <table:table-cell office:value-type="float" office:value="0.0541986456" calcext:value-type="float">
            <text:p>0.0541986456</text:p>
          </table:table-cell>
          <table:table-cell office:value-type="float" office:value="0.0430374166" calcext:value-type="float">
            <text:p>0.0430374166</text:p>
          </table:table-cell>
          <table:table-cell office:value-type="float" office:value="0.0422578707" calcext:value-type="float">
            <text:p>0.0422578707</text:p>
          </table:table-cell>
          <table:table-cell office:value-type="float" office:value="0.0409862548" calcext:value-type="float">
            <text:p>0.0409862548</text:p>
          </table:table-cell>
          <table:table-cell office:value-type="float" office:value="0.0597031702" calcext:value-type="float">
            <text:p>0.0597031702</text:p>
          </table:table-cell>
          <table:table-cell office:value-type="float" office:value="0.0431080519" calcext:value-type="float">
            <text:p>0.0431080519</text:p>
          </table:table-cell>
          <table:table-cell office:value-type="float" office:value="0.0362142321" calcext:value-type="float">
            <text:p>0.0362142321</text:p>
          </table:table-cell>
          <table:table-cell office:value-type="float" office:value="0.0615710696" calcext:value-type="float">
            <text:p>0.0615710696</text:p>
          </table:table-cell>
          <table:table-cell office:value-type="float" office:value="0.0566967447" calcext:value-type="float">
            <text:p>0.0566967447</text:p>
          </table:table-cell>
          <table:table-cell office:value-type="float" office:value="0.0403484623" calcext:value-type="float">
            <text:p>0.0403484623</text:p>
          </table:table-cell>
          <table:table-cell office:value-type="float" office:value="0.0440442694" calcext:value-type="float">
            <text:p>0.0440442694</text:p>
          </table:table-cell>
          <table:table-cell office:value-type="float" office:value="0.0495561957" calcext:value-type="float">
            <text:p>0.0495561957</text:p>
          </table:table-cell>
          <table:table-cell table:style-name="Default" office:value-type="float" office:value="0.0632513818" calcext:value-type="float">
            <text:p>0.0632513818</text:p>
          </table:table-cell>
          <table:table-cell table:formula="of:=AVERAGE([.AR43:.BP43])" office:value-type="float" office:value="0.05048540498" calcext:value-type="float">
            <text:p>0.05048540498</text:p>
          </table:table-cell>
          <table:table-cell table:formula="of:=[.BQ43]" office:value-type="float" office:value="0.05048540498" calcext:value-type="float">
            <text:p>0.05048540498</text:p>
          </table:table-cell>
          <table:table-cell table:formula="of:=[.BR43]" office:value-type="float" office:value="0.05048540498" calcext:value-type="float">
            <text:p>0.05048540498</text:p>
          </table:table-cell>
          <table:table-cell table:formula="of:=[.BS43]" office:value-type="float" office:value="0.05048540498" calcext:value-type="float">
            <text:p>0.05048540498</text:p>
          </table:table-cell>
          <table:table-cell table:formula="of:=[.BT43]" office:value-type="float" office:value="0.05048540498" calcext:value-type="float">
            <text:p>0.05048540498</text:p>
          </table:table-cell>
          <table:table-cell table:formula="of:=[.BU43]" office:value-type="float" office:value="0.05048540498" calcext:value-type="float">
            <text:p>0.05048540498</text:p>
          </table:table-cell>
          <table:table-cell table:formula="of:=[.BV43]" office:value-type="float" office:value="0.05048540498" calcext:value-type="float">
            <text:p>0.05048540498</text:p>
          </table:table-cell>
          <table:table-cell table:formula="of:=[.BW43]" office:value-type="float" office:value="0.05048540498" calcext:value-type="float">
            <text:p>0.05048540498</text:p>
          </table:table-cell>
          <table:table-cell table:formula="of:=[.BX43]" office:value-type="float" office:value="0.05048540498" calcext:value-type="float">
            <text:p>0.05048540498</text:p>
          </table:table-cell>
          <table:table-cell table:formula="of:=[.BY43]" office:value-type="float" office:value="0.05048540498" calcext:value-type="float">
            <text:p>0.05048540498</text:p>
          </table:table-cell>
          <table:table-cell table:formula="of:=[.BZ43]" office:value-type="float" office:value="0.05048540498" calcext:value-type="float">
            <text:p>0.05048540498</text:p>
          </table:table-cell>
          <table:table-cell table:formula="of:=[.CA43]" office:value-type="float" office:value="0.05048540498" calcext:value-type="float">
            <text:p>0.05048540498</text:p>
          </table:table-cell>
          <table:table-cell table:formula="of:=[.CB43]" office:value-type="float" office:value="0.05048540498" calcext:value-type="float">
            <text:p>0.05048540498</text:p>
          </table:table-cell>
          <table:table-cell table:formula="of:=[.CC43]" office:value-type="float" office:value="0.05048540498" calcext:value-type="float">
            <text:p>0.05048540498</text:p>
          </table:table-cell>
          <table:table-cell table:formula="of:=[.CD43]" office:value-type="float" office:value="0.05048540498" calcext:value-type="float">
            <text:p>0.05048540498</text:p>
          </table:table-cell>
          <table:table-cell table:formula="of:=[.CE43]" office:value-type="float" office:value="0.05048540498" calcext:value-type="float">
            <text:p>0.05048540498</text:p>
          </table:table-cell>
          <table:table-cell table:formula="of:=[.CF43]" office:value-type="float" office:value="0.05048540498" calcext:value-type="float">
            <text:p>0.05048540498</text:p>
          </table:table-cell>
          <table:table-cell table:formula="of:=[.CG43]" office:value-type="float" office:value="0.05048540498" calcext:value-type="float">
            <text:p>0.05048540498</text:p>
          </table:table-cell>
          <table:table-cell table:formula="of:=[.CH43]" office:value-type="float" office:value="0.05048540498" calcext:value-type="float">
            <text:p>0.05048540498</text:p>
          </table:table-cell>
          <table:table-cell table:formula="of:=[.CI43]" office:value-type="float" office:value="0.05048540498" calcext:value-type="float">
            <text:p>0.05048540498</text:p>
          </table:table-cell>
          <table:table-cell table:formula="of:=[.CJ43]" office:value-type="float" office:value="0.05048540498" calcext:value-type="float">
            <text:p>0.05048540498</text:p>
          </table:table-cell>
          <table:table-cell table:formula="of:=[.CK43]" office:value-type="float" office:value="0.05048540498" calcext:value-type="float">
            <text:p>0.05048540498</text:p>
          </table:table-cell>
          <table:table-cell table:formula="of:=[.CL43]" office:value-type="float" office:value="0.05048540498" calcext:value-type="float">
            <text:p>0.05048540498</text:p>
          </table:table-cell>
          <table:table-cell table:formula="of:=[.CM43]" office:value-type="float" office:value="0.05048540498" calcext:value-type="float">
            <text:p>0.05048540498</text:p>
          </table:table-cell>
          <table:table-cell table:formula="of:=[.CN43]" office:value-type="float" office:value="0.05048540498" calcext:value-type="float">
            <text:p>0.05048540498</text:p>
          </table:table-cell>
          <table:table-cell table:formula="of:=[.CO43]" office:value-type="float" office:value="0.05048540498" calcext:value-type="float">
            <text:p>0.05048540498</text:p>
          </table:table-cell>
          <table:table-cell table:formula="of:=[.CP43]" office:value-type="float" office:value="0.05048540498" calcext:value-type="float">
            <text:p>0.05048540498</text:p>
          </table:table-cell>
          <table:table-cell table:formula="of:=[.CQ43]" office:value-type="float" office:value="0.05048540498" calcext:value-type="float">
            <text:p>0.05048540498</text:p>
          </table:table-cell>
          <table:table-cell table:formula="of:=[.CR43]" office:value-type="float" office:value="0.05048540498" calcext:value-type="float">
            <text:p>0.05048540498</text:p>
          </table:table-cell>
          <table:table-cell table:formula="of:=[.CS43]" office:value-type="float" office:value="0.05048540498" calcext:value-type="float">
            <text:p>0.05048540498</text:p>
          </table:table-cell>
          <table:table-cell table:formula="of:=[.CT43]" office:value-type="float" office:value="0.05048540498" calcext:value-type="float">
            <text:p>0.05048540498</text:p>
          </table:table-cell>
          <table:table-cell table:formula="of:=[.CU43]" office:value-type="float" office:value="0.05048540498" calcext:value-type="float">
            <text:p>0.05048540498</text:p>
          </table:table-cell>
          <table:table-cell table:formula="of:=[.CV43]" office:value-type="float" office:value="0.05048540498" calcext:value-type="float">
            <text:p>0.05048540498</text:p>
          </table:table-cell>
          <table:table-cell table:formula="of:=[.CW43]" office:value-type="float" office:value="0.05048540498" calcext:value-type="float">
            <text:p>0.05048540498</text:p>
          </table:table-cell>
          <table:table-cell table:formula="of:=[.CX43]" office:value-type="float" office:value="0.05048540498" calcext:value-type="float">
            <text:p>0.05048540498</text:p>
          </table:table-cell>
          <table:table-cell table:formula="of:=[.CY43]" office:value-type="float" office:value="0.05048540498" calcext:value-type="float">
            <text:p>0.05048540498</text:p>
          </table:table-cell>
          <table:table-cell table:formula="of:=[.CZ43]" office:value-type="float" office:value="0.05048540498" calcext:value-type="float">
            <text:p>0.05048540498</text:p>
          </table:table-cell>
          <table:table-cell table:formula="of:=[.DA43]" office:value-type="float" office:value="0.05048540498" calcext:value-type="float">
            <text:p>0.05048540498</text:p>
          </table:table-cell>
          <table:table-cell table:formula="of:=[.DB43]" office:value-type="float" office:value="0.05048540498" calcext:value-type="float">
            <text:p>0.05048540498</text:p>
          </table:table-cell>
          <table:table-cell table:formula="of:=[.DC43]" office:value-type="float" office:value="0.05048540498" calcext:value-type="float">
            <text:p>0.05048540498</text:p>
          </table:table-cell>
          <table:table-cell table:formula="of:=[.DD43]" office:value-type="float" office:value="0.05048540498" calcext:value-type="float">
            <text:p>0.05048540498</text:p>
          </table:table-cell>
          <table:table-cell table:formula="of:=[.DE43]" office:value-type="float" office:value="0.05048540498" calcext:value-type="float">
            <text:p>0.05048540498</text:p>
          </table:table-cell>
          <table:table-cell table:formula="of:=[.DF43]" office:value-type="float" office:value="0.05048540498" calcext:value-type="float">
            <text:p>0.05048540498</text:p>
          </table:table-cell>
          <table:table-cell table:formula="of:=[.DG43]" office:value-type="float" office:value="0.05048540498" calcext:value-type="float">
            <text:p>0.05048540498</text:p>
          </table:table-cell>
          <table:table-cell table:formula="of:=[.DH43]" office:value-type="float" office:value="0.05048540498" calcext:value-type="float">
            <text:p>0.05048540498</text:p>
          </table:table-cell>
          <table:table-cell table:formula="of:=[.DI43]" office:value-type="float" office:value="0.05048540498" calcext:value-type="float">
            <text:p>0.05048540498</text:p>
          </table:table-cell>
          <table:table-cell table:formula="of:=[.DJ43]" office:value-type="float" office:value="0.05048540498" calcext:value-type="float">
            <text:p>0.05048540498</text:p>
          </table:table-cell>
          <table:table-cell table:formula="of:=[.DK43]" office:value-type="float" office:value="0.05048540498" calcext:value-type="float">
            <text:p>0.05048540498</text:p>
          </table:table-cell>
          <table:table-cell table:formula="of:=[.DL43]" office:value-type="float" office:value="0.05048540498" calcext:value-type="float">
            <text:p>0.05048540498</text:p>
          </table:table-cell>
          <table:table-cell table:formula="of:=[.DM43]" office:value-type="float" office:value="0.05048540498" calcext:value-type="float">
            <text:p>0.05048540498</text:p>
          </table:table-cell>
          <table:table-cell table:formula="of:=[.DN43]" office:value-type="float" office:value="0.05048540498" calcext:value-type="float">
            <text:p>0.05048540498</text:p>
          </table:table-cell>
          <table:table-cell table:formula="of:=[.DO43]" office:value-type="float" office:value="0.05048540498" calcext:value-type="float">
            <text:p>0.05048540498</text:p>
          </table:table-cell>
          <table:table-cell table:formula="of:=[.DP43]" office:value-type="float" office:value="0.05048540498" calcext:value-type="float">
            <text:p>0.05048540498</text:p>
          </table:table-cell>
          <table:table-cell table:formula="of:=[.DQ43]" office:value-type="float" office:value="0.05048540498" calcext:value-type="float">
            <text:p>0.05048540498</text:p>
          </table:table-cell>
          <table:table-cell table:formula="of:=[.DR43]" office:value-type="float" office:value="0.05048540498" calcext:value-type="float">
            <text:p>0.05048540498</text:p>
          </table:table-cell>
          <table:table-cell table:formula="of:=[.DS43]" office:value-type="float" office:value="0.05048540498" calcext:value-type="float">
            <text:p>0.05048540498</text:p>
          </table:table-cell>
          <table:table-cell table:formula="of:=[.DT43]" office:value-type="float" office:value="0.05048540498" calcext:value-type="float">
            <text:p>0.05048540498</text:p>
          </table:table-cell>
          <table:table-cell table:formula="of:=[.DU43]" office:value-type="float" office:value="0.05048540498" calcext:value-type="float">
            <text:p>0.05048540498</text:p>
          </table:table-cell>
          <table:table-cell table:formula="of:=[.DV43]" office:value-type="float" office:value="0.05048540498" calcext:value-type="float">
            <text:p>0.05048540498</text:p>
          </table:table-cell>
          <table:table-cell table:formula="of:=[.DW43]" office:value-type="float" office:value="0.05048540498" calcext:value-type="float">
            <text:p>0.05048540498</text:p>
          </table:table-cell>
          <table:table-cell table:formula="of:=[.DX43]" office:value-type="float" office:value="0.05048540498" calcext:value-type="float">
            <text:p>0.05048540498</text:p>
          </table:table-cell>
          <table:table-cell table:formula="of:=[.DY43]" office:value-type="float" office:value="0.05048540498" calcext:value-type="float">
            <text:p>0.05048540498</text:p>
          </table:table-cell>
          <table:table-cell table:formula="of:=[.DZ43]" office:value-type="float" office:value="0.05048540498" calcext:value-type="float">
            <text:p>0.05048540498</text:p>
          </table:table-cell>
          <table:table-cell table:formula="of:=[.EA43]" office:value-type="float" office:value="0.05048540498" calcext:value-type="float">
            <text:p>0.05048540498</text:p>
          </table:table-cell>
          <table:table-cell table:formula="of:=[.EB43]" office:value-type="float" office:value="0.05048540498" calcext:value-type="float">
            <text:p>0.05048540498</text:p>
          </table:table-cell>
          <table:table-cell table:formula="of:=[.EC43]" office:value-type="float" office:value="0.05048540498" calcext:value-type="float">
            <text:p>0.05048540498</text:p>
          </table:table-cell>
          <table:table-cell table:formula="of:=[.ED43]" office:value-type="float" office:value="0.05048540498" calcext:value-type="float">
            <text:p>0.05048540498</text:p>
          </table:table-cell>
          <table:table-cell table:formula="of:=[.EE43]" office:value-type="float" office:value="0.05048540498" calcext:value-type="float">
            <text:p>0.05048540498</text:p>
          </table:table-cell>
          <table:table-cell table:formula="of:=[.EF43]" office:value-type="float" office:value="0.05048540498" calcext:value-type="float">
            <text:p>0.05048540498</text:p>
          </table:table-cell>
          <table:table-cell table:formula="of:=[.EG43]" office:value-type="float" office:value="0.05048540498" calcext:value-type="float">
            <text:p>0.05048540498</text:p>
          </table:table-cell>
          <table:table-cell table:formula="of:=[.EH43]" office:value-type="float" office:value="0.05048540498" calcext:value-type="float">
            <text:p>0.05048540498</text:p>
          </table:table-cell>
          <table:table-cell table:formula="of:=[.EI43]" office:value-type="float" office:value="0.05048540498" calcext:value-type="float">
            <text:p>0.05048540498</text:p>
          </table:table-cell>
          <table:table-cell table:formula="of:=[.EJ43]" office:value-type="float" office:value="0.05048540498" calcext:value-type="float">
            <text:p>0.05048540498</text:p>
          </table:table-cell>
          <table:table-cell table:formula="of:=[.EK43]" office:value-type="float" office:value="0.05048540498" calcext:value-type="float">
            <text:p>0.05048540498</text:p>
          </table:table-cell>
          <table:table-cell table:formula="of:=[.EL43]" office:value-type="float" office:value="0.05048540498" calcext:value-type="float">
            <text:p>0.05048540498</text:p>
          </table:table-cell>
          <table:table-cell table:formula="of:=[.EM43]" office:value-type="float" office:value="0.05048540498" calcext:value-type="float">
            <text:p>0.05048540498</text:p>
          </table:table-cell>
          <table:table-cell table:formula="of:=[.EN43]" office:value-type="float" office:value="0.05048540498" calcext:value-type="float">
            <text:p>0.05048540498</text:p>
          </table:table-cell>
          <table:table-cell table:formula="of:=[.EO43]" office:value-type="float" office:value="0.05048540498" calcext:value-type="float">
            <text:p>0.05048540498</text:p>
          </table:table-cell>
          <table:table-cell table:formula="of:=[.EP43]" office:value-type="float" office:value="0.05048540498" calcext:value-type="float">
            <text:p>0.05048540498</text:p>
          </table:table-cell>
          <table:table-cell table:formula="of:=[.EQ43]" office:value-type="float" office:value="0.05048540498" calcext:value-type="float">
            <text:p>0.05048540498</text:p>
          </table:table-cell>
          <table:table-cell table:formula="of:=[.ER43]" office:value-type="float" office:value="0.05048540498" calcext:value-type="float">
            <text:p>0.05048540498</text:p>
          </table:table-cell>
          <table:table-cell table:formula="of:=[.ES43]" office:value-type="float" office:value="0.05048540498" calcext:value-type="float">
            <text:p>0.05048540498</text:p>
          </table:table-cell>
          <table:table-cell table:formula="of:=[.ET43]" office:value-type="float" office:value="0.05048540498" calcext:value-type="float">
            <text:p>0.050485404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25965322" calcext:value-type="float">
            <text:p>0.0225965322</text:p>
          </table:table-cell>
          <table:table-cell office:value-type="float" office:value="0.0193953939" calcext:value-type="float">
            <text:p>0.0193953939</text:p>
          </table:table-cell>
          <table:table-cell office:value-type="float" office:value="0.0243430659" calcext:value-type="float">
            <text:p>0.0243430659</text:p>
          </table:table-cell>
          <table:table-cell office:value-type="float" office:value="0.0344857552" calcext:value-type="float">
            <text:p>0.0344857552</text:p>
          </table:table-cell>
          <table:table-cell office:value-type="float" office:value="0.0065360382" calcext:value-type="float">
            <text:p>0.0065360382</text:p>
          </table:table-cell>
          <table:table-cell office:value-type="float" office:value="0.0247573749" calcext:value-type="float">
            <text:p>0.0247573749</text:p>
          </table:table-cell>
          <table:table-cell office:value-type="float" office:value="0.027285733" calcext:value-type="float">
            <text:p>0.027285733</text:p>
          </table:table-cell>
          <table:table-cell office:value-type="float" office:value="0.0258084198" calcext:value-type="float">
            <text:p>0.0258084198</text:p>
          </table:table-cell>
          <table:table-cell office:value-type="float" office:value="0.0253414622" calcext:value-type="float">
            <text:p>0.0253414622</text:p>
          </table:table-cell>
          <table:table-cell office:value-type="float" office:value="0.025178924" calcext:value-type="float">
            <text:p>0.025178924</text:p>
          </table:table-cell>
          <table:table-cell office:value-type="float" office:value="0.0088606168" calcext:value-type="float">
            <text:p>0.0088606168</text:p>
          </table:table-cell>
          <table:table-cell office:value-type="float" office:value="0.0192321223" calcext:value-type="float">
            <text:p>0.0192321223</text:p>
          </table:table-cell>
          <table:table-cell office:value-type="float" office:value="0.0395541424" calcext:value-type="float">
            <text:p>0.0395541424</text:p>
          </table:table-cell>
          <table:table-cell office:value-type="float" office:value="0.0331537321" calcext:value-type="float">
            <text:p>0.0331537321</text:p>
          </table:table-cell>
          <table:table-cell office:value-type="float" office:value="0.0167656956" calcext:value-type="float">
            <text:p>0.0167656956</text:p>
          </table:table-cell>
          <table:table-cell office:value-type="float" office:value="0.0301938327" calcext:value-type="float">
            <text:p>0.0301938327</text:p>
          </table:table-cell>
          <table:table-cell office:value-type="float" office:value="0.025202142" calcext:value-type="float">
            <text:p>0.025202142</text:p>
          </table:table-cell>
          <table:table-cell office:value-type="float" office:value="0.0202104513" calcext:value-type="float">
            <text:p>0.0202104513</text:p>
          </table:table-cell>
          <table:table-cell office:value-type="float" office:value="0.03614209" calcext:value-type="float">
            <text:p>0.03614209</text:p>
          </table:table-cell>
          <table:table-cell office:value-type="float" office:value="0.0223160842" calcext:value-type="float">
            <text:p>0.0223160842</text:p>
          </table:table-cell>
          <table:table-cell office:value-type="float" office:value="0.0250323007" calcext:value-type="float">
            <text:p>0.0250323007</text:p>
          </table:table-cell>
          <table:table-cell office:value-type="float" office:value="0.0420043772" calcext:value-type="float">
            <text:p>0.0420043772</text:p>
          </table:table-cell>
          <table:table-cell office:value-type="float" office:value="0.0301590517" calcext:value-type="float">
            <text:p>0.0301590517</text:p>
          </table:table-cell>
          <table:table-cell office:value-type="float" office:value="0.0195283127" calcext:value-type="float">
            <text:p>0.0195283127</text:p>
          </table:table-cell>
          <table:table-cell office:value-type="float" office:value="0.023195786" calcext:value-type="float">
            <text:p>0.023195786</text:p>
          </table:table-cell>
          <table:table-cell office:value-type="float" office:value="0.0427325299" calcext:value-type="float">
            <text:p>0.0427325299</text:p>
          </table:table-cell>
          <table:table-cell office:value-type="float" office:value="0.0281715576" calcext:value-type="float">
            <text:p>0.0281715576</text:p>
          </table:table-cell>
          <table:table-cell office:value-type="float" office:value="0.0244288513" calcext:value-type="float">
            <text:p>0.0244288513</text:p>
          </table:table-cell>
          <table:table-cell office:value-type="float" office:value="0.0192516439" calcext:value-type="float">
            <text:p>0.0192516439</text:p>
          </table:table-cell>
          <table:table-cell office:value-type="float" office:value="0.044844545" calcext:value-type="float">
            <text:p>0.044844545</text:p>
          </table:table-cell>
          <table:table-cell office:value-type="float" office:value="0.0610074218" calcext:value-type="float">
            <text:p>0.0610074218</text:p>
          </table:table-cell>
          <table:table-cell office:value-type="float" office:value="0.0285862048" calcext:value-type="float">
            <text:p>0.0285862048</text:p>
          </table:table-cell>
          <table:table-cell office:value-type="float" office:value="0.0146538622" calcext:value-type="float">
            <text:p>0.0146538622</text:p>
          </table:table-cell>
          <table:table-cell office:value-type="float" office:value="0.0303638836" calcext:value-type="float">
            <text:p>0.0303638836</text:p>
          </table:table-cell>
          <table:table-cell office:value-type="float" office:value="0.027207989" calcext:value-type="float">
            <text:p>0.027207989</text:p>
          </table:table-cell>
          <table:table-cell office:value-type="float" office:value="0.0330395875" calcext:value-type="float">
            <text:p>0.0330395875</text:p>
          </table:table-cell>
          <table:table-cell office:value-type="float" office:value="0.027230362" calcext:value-type="float">
            <text:p>0.027230362</text:p>
          </table:table-cell>
          <table:table-cell office:value-type="float" office:value="0.0231465675" calcext:value-type="float">
            <text:p>0.0231465675</text:p>
          </table:table-cell>
          <table:table-cell office:value-type="float" office:value="0.0297210316" calcext:value-type="float">
            <text:p>0.0297210316</text:p>
          </table:table-cell>
          <table:table-cell office:value-type="float" office:value="0.0440774704" calcext:value-type="float">
            <text:p>0.0440774704</text:p>
          </table:table-cell>
          <table:table-cell office:value-type="float" office:value="0.0489951909" calcext:value-type="float">
            <text:p>0.0489951909</text:p>
          </table:table-cell>
          <table:table-cell office:value-type="float" office:value="0.0276575262" calcext:value-type="float">
            <text:p>0.0276575262</text:p>
          </table:table-cell>
          <table:table-cell office:value-type="float" office:value="0.0308411307" calcext:value-type="float">
            <text:p>0.0308411307</text:p>
          </table:table-cell>
          <table:table-cell office:value-type="float" office:value="0.0441958142" calcext:value-type="float">
            <text:p>0.0441958142</text:p>
          </table:table-cell>
          <table:table-cell office:value-type="float" office:value="0.0366833391" calcext:value-type="float">
            <text:p>0.0366833391</text:p>
          </table:table-cell>
          <table:table-cell office:value-type="float" office:value="0.034394347" calcext:value-type="float">
            <text:p>0.034394347</text:p>
          </table:table-cell>
          <table:table-cell office:value-type="float" office:value="0.0367602397" calcext:value-type="float">
            <text:p>0.0367602397</text:p>
          </table:table-cell>
          <table:table-cell office:value-type="float" office:value="0.0181175363" calcext:value-type="float">
            <text:p>0.0181175363</text:p>
          </table:table-cell>
          <table:table-cell office:value-type="float" office:value="0.023465134775" calcext:value-type="float">
            <text:p>0.023465134775</text:p>
          </table:table-cell>
          <table:table-cell office:value-type="float" office:value="0.02881273325" calcext:value-type="float">
            <text:p>0.02881273325</text:p>
          </table:table-cell>
          <table:table-cell office:value-type="float" office:value="0.034160331725" calcext:value-type="float">
            <text:p>0.034160331725</text:p>
          </table:table-cell>
          <table:table-cell office:value-type="float" office:value="0.0395079302" calcext:value-type="float">
            <text:p>0.0395079302</text:p>
          </table:table-cell>
          <table:table-cell office:value-type="float" office:value="0.0350059702" calcext:value-type="float">
            <text:p>0.0350059702</text:p>
          </table:table-cell>
          <table:table-cell office:value-type="float" office:value="0.0314481616" calcext:value-type="float">
            <text:p>0.0314481616</text:p>
          </table:table-cell>
          <table:table-cell office:value-type="float" office:value="0.0369999091" calcext:value-type="float">
            <text:p>0.0369999091</text:p>
          </table:table-cell>
          <table:table-cell office:value-type="float" office:value="0.0388738149" calcext:value-type="float">
            <text:p>0.0388738149</text:p>
          </table:table-cell>
          <table:table-cell office:value-type="float" office:value="0.0397977504" calcext:value-type="float">
            <text:p>0.0397977504</text:p>
          </table:table-cell>
          <table:table-cell office:value-type="float" office:value="0.0421882055" calcext:value-type="float">
            <text:p>0.0421882055</text:p>
          </table:table-cell>
          <table:table-cell office:value-type="float" office:value="0.0506084892" calcext:value-type="float">
            <text:p>0.0506084892</text:p>
          </table:table-cell>
          <table:table-cell office:value-type="float" office:value="0.0515169334" calcext:value-type="float">
            <text:p>0.0515169334</text:p>
          </table:table-cell>
          <table:table-cell office:value-type="float" office:value="0.0369793484" calcext:value-type="float">
            <text:p>0.0369793484</text:p>
          </table:table-cell>
          <table:table-cell office:value-type="float" office:value="0.0441756574" calcext:value-type="float">
            <text:p>0.0441756574</text:p>
          </table:table-cell>
          <table:table-cell office:value-type="float" office:value="0.0585435188" calcext:value-type="float">
            <text:p>0.0585435188</text:p>
          </table:table-cell>
          <table:table-cell office:value-type="float" office:value="0.0420882632" calcext:value-type="float">
            <text:p>0.0420882632</text:p>
          </table:table-cell>
          <table:table-cell office:value-type="float" office:value="0.0505419346" calcext:value-type="float">
            <text:p>0.0505419346</text:p>
          </table:table-cell>
          <table:table-cell office:value-type="float" office:value="0.0502782295" calcext:value-type="float">
            <text:p>0.0502782295</text:p>
          </table:table-cell>
          <table:table-cell table:style-name="Default" office:value-type="float" office:value="0.0250455638" calcext:value-type="float">
            <text:p>0.0250455638</text:p>
          </table:table-cell>
          <table:table-cell table:formula="of:=AVERAGE([.AR44:.BP44])" office:value-type="float" office:value="0.038441211478" calcext:value-type="float">
            <text:p>0.038441211478</text:p>
          </table:table-cell>
          <table:table-cell table:formula="of:=[.BQ44]" office:value-type="float" office:value="0.038441211478" calcext:value-type="float">
            <text:p>0.038441211478</text:p>
          </table:table-cell>
          <table:table-cell table:formula="of:=[.BR44]" office:value-type="float" office:value="0.038441211478" calcext:value-type="float">
            <text:p>0.038441211478</text:p>
          </table:table-cell>
          <table:table-cell table:formula="of:=[.BS44]" office:value-type="float" office:value="0.038441211478" calcext:value-type="float">
            <text:p>0.038441211478</text:p>
          </table:table-cell>
          <table:table-cell table:formula="of:=[.BT44]" office:value-type="float" office:value="0.038441211478" calcext:value-type="float">
            <text:p>0.038441211478</text:p>
          </table:table-cell>
          <table:table-cell table:formula="of:=[.BU44]" office:value-type="float" office:value="0.038441211478" calcext:value-type="float">
            <text:p>0.038441211478</text:p>
          </table:table-cell>
          <table:table-cell table:formula="of:=[.BV44]" office:value-type="float" office:value="0.038441211478" calcext:value-type="float">
            <text:p>0.038441211478</text:p>
          </table:table-cell>
          <table:table-cell table:formula="of:=[.BW44]" office:value-type="float" office:value="0.038441211478" calcext:value-type="float">
            <text:p>0.038441211478</text:p>
          </table:table-cell>
          <table:table-cell table:formula="of:=[.BX44]" office:value-type="float" office:value="0.038441211478" calcext:value-type="float">
            <text:p>0.038441211478</text:p>
          </table:table-cell>
          <table:table-cell table:formula="of:=[.BY44]" office:value-type="float" office:value="0.038441211478" calcext:value-type="float">
            <text:p>0.038441211478</text:p>
          </table:table-cell>
          <table:table-cell table:formula="of:=[.BZ44]" office:value-type="float" office:value="0.038441211478" calcext:value-type="float">
            <text:p>0.038441211478</text:p>
          </table:table-cell>
          <table:table-cell table:formula="of:=[.CA44]" office:value-type="float" office:value="0.038441211478" calcext:value-type="float">
            <text:p>0.038441211478</text:p>
          </table:table-cell>
          <table:table-cell table:formula="of:=[.CB44]" office:value-type="float" office:value="0.038441211478" calcext:value-type="float">
            <text:p>0.038441211478</text:p>
          </table:table-cell>
          <table:table-cell table:formula="of:=[.CC44]" office:value-type="float" office:value="0.038441211478" calcext:value-type="float">
            <text:p>0.038441211478</text:p>
          </table:table-cell>
          <table:table-cell table:formula="of:=[.CD44]" office:value-type="float" office:value="0.038441211478" calcext:value-type="float">
            <text:p>0.038441211478</text:p>
          </table:table-cell>
          <table:table-cell table:formula="of:=[.CE44]" office:value-type="float" office:value="0.038441211478" calcext:value-type="float">
            <text:p>0.038441211478</text:p>
          </table:table-cell>
          <table:table-cell table:formula="of:=[.CF44]" office:value-type="float" office:value="0.038441211478" calcext:value-type="float">
            <text:p>0.038441211478</text:p>
          </table:table-cell>
          <table:table-cell table:formula="of:=[.CG44]" office:value-type="float" office:value="0.038441211478" calcext:value-type="float">
            <text:p>0.038441211478</text:p>
          </table:table-cell>
          <table:table-cell table:formula="of:=[.CH44]" office:value-type="float" office:value="0.038441211478" calcext:value-type="float">
            <text:p>0.038441211478</text:p>
          </table:table-cell>
          <table:table-cell table:formula="of:=[.CI44]" office:value-type="float" office:value="0.038441211478" calcext:value-type="float">
            <text:p>0.038441211478</text:p>
          </table:table-cell>
          <table:table-cell table:formula="of:=[.CJ44]" office:value-type="float" office:value="0.038441211478" calcext:value-type="float">
            <text:p>0.038441211478</text:p>
          </table:table-cell>
          <table:table-cell table:formula="of:=[.CK44]" office:value-type="float" office:value="0.038441211478" calcext:value-type="float">
            <text:p>0.038441211478</text:p>
          </table:table-cell>
          <table:table-cell table:formula="of:=[.CL44]" office:value-type="float" office:value="0.038441211478" calcext:value-type="float">
            <text:p>0.038441211478</text:p>
          </table:table-cell>
          <table:table-cell table:formula="of:=[.CM44]" office:value-type="float" office:value="0.038441211478" calcext:value-type="float">
            <text:p>0.038441211478</text:p>
          </table:table-cell>
          <table:table-cell table:formula="of:=[.CN44]" office:value-type="float" office:value="0.038441211478" calcext:value-type="float">
            <text:p>0.038441211478</text:p>
          </table:table-cell>
          <table:table-cell table:formula="of:=[.CO44]" office:value-type="float" office:value="0.038441211478" calcext:value-type="float">
            <text:p>0.038441211478</text:p>
          </table:table-cell>
          <table:table-cell table:formula="of:=[.CP44]" office:value-type="float" office:value="0.038441211478" calcext:value-type="float">
            <text:p>0.038441211478</text:p>
          </table:table-cell>
          <table:table-cell table:formula="of:=[.CQ44]" office:value-type="float" office:value="0.038441211478" calcext:value-type="float">
            <text:p>0.038441211478</text:p>
          </table:table-cell>
          <table:table-cell table:formula="of:=[.CR44]" office:value-type="float" office:value="0.038441211478" calcext:value-type="float">
            <text:p>0.038441211478</text:p>
          </table:table-cell>
          <table:table-cell table:formula="of:=[.CS44]" office:value-type="float" office:value="0.038441211478" calcext:value-type="float">
            <text:p>0.038441211478</text:p>
          </table:table-cell>
          <table:table-cell table:formula="of:=[.CT44]" office:value-type="float" office:value="0.038441211478" calcext:value-type="float">
            <text:p>0.038441211478</text:p>
          </table:table-cell>
          <table:table-cell table:formula="of:=[.CU44]" office:value-type="float" office:value="0.038441211478" calcext:value-type="float">
            <text:p>0.038441211478</text:p>
          </table:table-cell>
          <table:table-cell table:formula="of:=[.CV44]" office:value-type="float" office:value="0.038441211478" calcext:value-type="float">
            <text:p>0.038441211478</text:p>
          </table:table-cell>
          <table:table-cell table:formula="of:=[.CW44]" office:value-type="float" office:value="0.038441211478" calcext:value-type="float">
            <text:p>0.038441211478</text:p>
          </table:table-cell>
          <table:table-cell table:formula="of:=[.CX44]" office:value-type="float" office:value="0.038441211478" calcext:value-type="float">
            <text:p>0.038441211478</text:p>
          </table:table-cell>
          <table:table-cell table:formula="of:=[.CY44]" office:value-type="float" office:value="0.038441211478" calcext:value-type="float">
            <text:p>0.038441211478</text:p>
          </table:table-cell>
          <table:table-cell table:formula="of:=[.CZ44]" office:value-type="float" office:value="0.038441211478" calcext:value-type="float">
            <text:p>0.038441211478</text:p>
          </table:table-cell>
          <table:table-cell table:formula="of:=[.DA44]" office:value-type="float" office:value="0.038441211478" calcext:value-type="float">
            <text:p>0.038441211478</text:p>
          </table:table-cell>
          <table:table-cell table:formula="of:=[.DB44]" office:value-type="float" office:value="0.038441211478" calcext:value-type="float">
            <text:p>0.038441211478</text:p>
          </table:table-cell>
          <table:table-cell table:formula="of:=[.DC44]" office:value-type="float" office:value="0.038441211478" calcext:value-type="float">
            <text:p>0.038441211478</text:p>
          </table:table-cell>
          <table:table-cell table:formula="of:=[.DD44]" office:value-type="float" office:value="0.038441211478" calcext:value-type="float">
            <text:p>0.038441211478</text:p>
          </table:table-cell>
          <table:table-cell table:formula="of:=[.DE44]" office:value-type="float" office:value="0.038441211478" calcext:value-type="float">
            <text:p>0.038441211478</text:p>
          </table:table-cell>
          <table:table-cell table:formula="of:=[.DF44]" office:value-type="float" office:value="0.038441211478" calcext:value-type="float">
            <text:p>0.038441211478</text:p>
          </table:table-cell>
          <table:table-cell table:formula="of:=[.DG44]" office:value-type="float" office:value="0.038441211478" calcext:value-type="float">
            <text:p>0.038441211478</text:p>
          </table:table-cell>
          <table:table-cell table:formula="of:=[.DH44]" office:value-type="float" office:value="0.038441211478" calcext:value-type="float">
            <text:p>0.038441211478</text:p>
          </table:table-cell>
          <table:table-cell table:formula="of:=[.DI44]" office:value-type="float" office:value="0.038441211478" calcext:value-type="float">
            <text:p>0.038441211478</text:p>
          </table:table-cell>
          <table:table-cell table:formula="of:=[.DJ44]" office:value-type="float" office:value="0.038441211478" calcext:value-type="float">
            <text:p>0.038441211478</text:p>
          </table:table-cell>
          <table:table-cell table:formula="of:=[.DK44]" office:value-type="float" office:value="0.038441211478" calcext:value-type="float">
            <text:p>0.038441211478</text:p>
          </table:table-cell>
          <table:table-cell table:formula="of:=[.DL44]" office:value-type="float" office:value="0.038441211478" calcext:value-type="float">
            <text:p>0.038441211478</text:p>
          </table:table-cell>
          <table:table-cell table:formula="of:=[.DM44]" office:value-type="float" office:value="0.038441211478" calcext:value-type="float">
            <text:p>0.038441211478</text:p>
          </table:table-cell>
          <table:table-cell table:formula="of:=[.DN44]" office:value-type="float" office:value="0.038441211478" calcext:value-type="float">
            <text:p>0.038441211478</text:p>
          </table:table-cell>
          <table:table-cell table:formula="of:=[.DO44]" office:value-type="float" office:value="0.038441211478" calcext:value-type="float">
            <text:p>0.038441211478</text:p>
          </table:table-cell>
          <table:table-cell table:formula="of:=[.DP44]" office:value-type="float" office:value="0.038441211478" calcext:value-type="float">
            <text:p>0.038441211478</text:p>
          </table:table-cell>
          <table:table-cell table:formula="of:=[.DQ44]" office:value-type="float" office:value="0.038441211478" calcext:value-type="float">
            <text:p>0.038441211478</text:p>
          </table:table-cell>
          <table:table-cell table:formula="of:=[.DR44]" office:value-type="float" office:value="0.038441211478" calcext:value-type="float">
            <text:p>0.038441211478</text:p>
          </table:table-cell>
          <table:table-cell table:formula="of:=[.DS44]" office:value-type="float" office:value="0.038441211478" calcext:value-type="float">
            <text:p>0.038441211478</text:p>
          </table:table-cell>
          <table:table-cell table:formula="of:=[.DT44]" office:value-type="float" office:value="0.038441211478" calcext:value-type="float">
            <text:p>0.038441211478</text:p>
          </table:table-cell>
          <table:table-cell table:formula="of:=[.DU44]" office:value-type="float" office:value="0.038441211478" calcext:value-type="float">
            <text:p>0.038441211478</text:p>
          </table:table-cell>
          <table:table-cell table:formula="of:=[.DV44]" office:value-type="float" office:value="0.038441211478" calcext:value-type="float">
            <text:p>0.038441211478</text:p>
          </table:table-cell>
          <table:table-cell table:formula="of:=[.DW44]" office:value-type="float" office:value="0.038441211478" calcext:value-type="float">
            <text:p>0.038441211478</text:p>
          </table:table-cell>
          <table:table-cell table:formula="of:=[.DX44]" office:value-type="float" office:value="0.038441211478" calcext:value-type="float">
            <text:p>0.038441211478</text:p>
          </table:table-cell>
          <table:table-cell table:formula="of:=[.DY44]" office:value-type="float" office:value="0.038441211478" calcext:value-type="float">
            <text:p>0.038441211478</text:p>
          </table:table-cell>
          <table:table-cell table:formula="of:=[.DZ44]" office:value-type="float" office:value="0.038441211478" calcext:value-type="float">
            <text:p>0.038441211478</text:p>
          </table:table-cell>
          <table:table-cell table:formula="of:=[.EA44]" office:value-type="float" office:value="0.038441211478" calcext:value-type="float">
            <text:p>0.038441211478</text:p>
          </table:table-cell>
          <table:table-cell table:formula="of:=[.EB44]" office:value-type="float" office:value="0.038441211478" calcext:value-type="float">
            <text:p>0.038441211478</text:p>
          </table:table-cell>
          <table:table-cell table:formula="of:=[.EC44]" office:value-type="float" office:value="0.038441211478" calcext:value-type="float">
            <text:p>0.038441211478</text:p>
          </table:table-cell>
          <table:table-cell table:formula="of:=[.ED44]" office:value-type="float" office:value="0.038441211478" calcext:value-type="float">
            <text:p>0.038441211478</text:p>
          </table:table-cell>
          <table:table-cell table:formula="of:=[.EE44]" office:value-type="float" office:value="0.038441211478" calcext:value-type="float">
            <text:p>0.038441211478</text:p>
          </table:table-cell>
          <table:table-cell table:formula="of:=[.EF44]" office:value-type="float" office:value="0.038441211478" calcext:value-type="float">
            <text:p>0.038441211478</text:p>
          </table:table-cell>
          <table:table-cell table:formula="of:=[.EG44]" office:value-type="float" office:value="0.038441211478" calcext:value-type="float">
            <text:p>0.038441211478</text:p>
          </table:table-cell>
          <table:table-cell table:formula="of:=[.EH44]" office:value-type="float" office:value="0.038441211478" calcext:value-type="float">
            <text:p>0.038441211478</text:p>
          </table:table-cell>
          <table:table-cell table:formula="of:=[.EI44]" office:value-type="float" office:value="0.038441211478" calcext:value-type="float">
            <text:p>0.038441211478</text:p>
          </table:table-cell>
          <table:table-cell table:formula="of:=[.EJ44]" office:value-type="float" office:value="0.038441211478" calcext:value-type="float">
            <text:p>0.038441211478</text:p>
          </table:table-cell>
          <table:table-cell table:formula="of:=[.EK44]" office:value-type="float" office:value="0.038441211478" calcext:value-type="float">
            <text:p>0.038441211478</text:p>
          </table:table-cell>
          <table:table-cell table:formula="of:=[.EL44]" office:value-type="float" office:value="0.038441211478" calcext:value-type="float">
            <text:p>0.038441211478</text:p>
          </table:table-cell>
          <table:table-cell table:formula="of:=[.EM44]" office:value-type="float" office:value="0.038441211478" calcext:value-type="float">
            <text:p>0.038441211478</text:p>
          </table:table-cell>
          <table:table-cell table:formula="of:=[.EN44]" office:value-type="float" office:value="0.038441211478" calcext:value-type="float">
            <text:p>0.038441211478</text:p>
          </table:table-cell>
          <table:table-cell table:formula="of:=[.EO44]" office:value-type="float" office:value="0.038441211478" calcext:value-type="float">
            <text:p>0.038441211478</text:p>
          </table:table-cell>
          <table:table-cell table:formula="of:=[.EP44]" office:value-type="float" office:value="0.038441211478" calcext:value-type="float">
            <text:p>0.038441211478</text:p>
          </table:table-cell>
          <table:table-cell table:formula="of:=[.EQ44]" office:value-type="float" office:value="0.038441211478" calcext:value-type="float">
            <text:p>0.038441211478</text:p>
          </table:table-cell>
          <table:table-cell table:formula="of:=[.ER44]" office:value-type="float" office:value="0.038441211478" calcext:value-type="float">
            <text:p>0.038441211478</text:p>
          </table:table-cell>
          <table:table-cell table:formula="of:=[.ES44]" office:value-type="float" office:value="0.038441211478" calcext:value-type="float">
            <text:p>0.038441211478</text:p>
          </table:table-cell>
          <table:table-cell table:formula="of:=[.ET44]" office:value-type="float" office:value="0.038441211478" calcext:value-type="float">
            <text:p>0.0384412114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5677499" calcext:value-type="float">
            <text:p>0.0275677499</text:p>
          </table:table-cell>
          <table:table-cell office:value-type="float" office:value="0.015020105" calcext:value-type="float">
            <text:p>0.015020105</text:p>
          </table:table-cell>
          <table:table-cell office:value-type="float" office:value="0.0043842823" calcext:value-type="float">
            <text:p>0.0043842823</text:p>
          </table:table-cell>
          <table:table-cell office:value-type="float" office:value="0.0041918801" calcext:value-type="float">
            <text:p>0.0041918801</text:p>
          </table:table-cell>
          <table:table-cell office:value-type="float" office:value="0.0091782295" calcext:value-type="float">
            <text:p>0.0091782295</text:p>
          </table:table-cell>
          <table:table-cell office:value-type="float" office:value="0.0163913484" calcext:value-type="float">
            <text:p>0.0163913484</text:p>
          </table:table-cell>
          <table:table-cell office:value-type="float" office:value="0.0056442409" calcext:value-type="float">
            <text:p>0.0056442409</text:p>
          </table:table-cell>
          <table:table-cell office:value-type="float" office:value="0.0142030285" calcext:value-type="float">
            <text:p>0.0142030285</text:p>
          </table:table-cell>
          <table:table-cell office:value-type="float" office:value="0.0189757004" calcext:value-type="float">
            <text:p>0.0189757004</text:p>
          </table:table-cell>
          <table:table-cell office:value-type="float" office:value="0.0144550762" calcext:value-type="float">
            <text:p>0.0144550762</text:p>
          </table:table-cell>
          <table:table-cell office:value-type="float" office:value="0.047659983" calcext:value-type="float">
            <text:p>0.047659983</text:p>
          </table:table-cell>
          <table:table-cell office:value-type="float" office:value="0.0108006337" calcext:value-type="float">
            <text:p>0.0108006337</text:p>
          </table:table-cell>
          <table:table-cell office:value-type="float" office:value="0.0185769299" calcext:value-type="float">
            <text:p>0.0185769299</text:p>
          </table:table-cell>
          <table:table-cell office:value-type="float" office:value="0.0224281847" calcext:value-type="float">
            <text:p>0.0224281847</text:p>
          </table:table-cell>
          <table:table-cell office:value-type="float" office:value="0.0283691491" calcext:value-type="float">
            <text:p>0.0283691491</text:p>
          </table:table-cell>
          <table:table-cell office:value-type="float" office:value="0.0277432907" calcext:value-type="float">
            <text:p>0.0277432907</text:p>
          </table:table-cell>
          <table:table-cell office:value-type="float" office:value="0.026598791" calcext:value-type="float">
            <text:p>0.026598791</text:p>
          </table:table-cell>
          <table:table-cell office:value-type="float" office:value="0.0254542913" calcext:value-type="float">
            <text:p>0.0254542913</text:p>
          </table:table-cell>
          <table:table-cell office:value-type="float" office:value="0.0119538222" calcext:value-type="float">
            <text:p>0.0119538222</text:p>
          </table:table-cell>
          <table:table-cell office:value-type="float" office:value="0.0136485611" calcext:value-type="float">
            <text:p>0.0136485611</text:p>
          </table:table-cell>
          <table:table-cell office:value-type="float" office:value="0.0275933041" calcext:value-type="float">
            <text:p>0.0275933041</text:p>
          </table:table-cell>
          <table:table-cell office:value-type="float" office:value="0.02400712" calcext:value-type="float">
            <text:p>0.02400712</text:p>
          </table:table-cell>
          <table:table-cell office:value-type="float" office:value="0.006102027" calcext:value-type="float">
            <text:p>0.006102027</text:p>
          </table:table-cell>
          <table:table-cell office:value-type="float" office:value="0.0109123468" calcext:value-type="float">
            <text:p>0.0109123468</text:p>
          </table:table-cell>
          <table:table-cell office:value-type="float" office:value="0.0180640118" calcext:value-type="float">
            <text:p>0.0180640118</text:p>
          </table:table-cell>
          <table:table-cell office:value-type="float" office:value="0.0143603303" calcext:value-type="float">
            <text:p>0.0143603303</text:p>
          </table:table-cell>
          <table:table-cell office:value-type="float" office:value="0.007403775" calcext:value-type="float">
            <text:p>0.007403775</text:p>
          </table:table-cell>
          <table:table-cell office:value-type="float" office:value="0.0141181399" calcext:value-type="float">
            <text:p>0.0141181399</text:p>
          </table:table-cell>
          <table:table-cell office:value-type="float" office:value="0.0133758034" calcext:value-type="float">
            <text:p>0.0133758034</text:p>
          </table:table-cell>
          <table:table-cell office:value-type="float" office:value="0.0095771483" calcext:value-type="float">
            <text:p>0.0095771483</text:p>
          </table:table-cell>
          <table:table-cell office:value-type="float" office:value="0.0093726494" calcext:value-type="float">
            <text:p>0.0093726494</text:p>
          </table:table-cell>
          <table:table-cell office:value-type="float" office:value="0.0393408634" calcext:value-type="float">
            <text:p>0.0393408634</text:p>
          </table:table-cell>
          <table:table-cell office:value-type="float" office:value="0.0086623594" calcext:value-type="float">
            <text:p>0.0086623594</text:p>
          </table:table-cell>
          <table:table-cell office:value-type="float" office:value="0.0044897102" calcext:value-type="float">
            <text:p>0.0044897102</text:p>
          </table:table-cell>
          <table:table-cell office:value-type="float" office:value="0.0170543133" calcext:value-type="float">
            <text:p>0.0170543133</text:p>
          </table:table-cell>
          <table:table-cell office:value-type="float" office:value="0.0316157965" calcext:value-type="float">
            <text:p>0.0316157965</text:p>
          </table:table-cell>
          <table:table-cell office:value-type="float" office:value="0.0258120411" calcext:value-type="float">
            <text:p>0.0258120411</text:p>
          </table:table-cell>
          <table:table-cell office:value-type="float" office:value="0.01832739" calcext:value-type="float">
            <text:p>0.01832739</text:p>
          </table:table-cell>
          <table:table-cell office:value-type="float" office:value="0.0025786243" calcext:value-type="float">
            <text:p>0.0025786243</text:p>
          </table:table-cell>
          <table:table-cell office:value-type="float" office:value="0.015942386" calcext:value-type="float">
            <text:p>0.015942386</text:p>
          </table:table-cell>
          <table:table-cell office:value-type="float" office:value="0.0193134035" calcext:value-type="float">
            <text:p>0.0193134035</text:p>
          </table:table-cell>
          <table:table-cell office:value-type="float" office:value="0.0683853127" calcext:value-type="float">
            <text:p>0.0683853127</text:p>
          </table:table-cell>
          <table:table-cell office:value-type="float" office:value="0.0521069432" calcext:value-type="float">
            <text:p>0.0521069432</text:p>
          </table:table-cell>
          <table:table-cell office:value-type="float" office:value="0.0278948983" calcext:value-type="float">
            <text:p>0.0278948983</text:p>
          </table:table-cell>
          <table:table-cell office:value-type="float" office:value="0.0149551225" calcext:value-type="float">
            <text:p>0.0149551225</text:p>
          </table:table-cell>
          <table:table-cell office:value-type="float" office:value="0.0401228171" calcext:value-type="float">
            <text:p>0.0401228171</text:p>
          </table:table-cell>
          <table:table-cell office:value-type="float" office:value="0.0314051184" calcext:value-type="float">
            <text:p>0.0314051184</text:p>
          </table:table-cell>
          <table:table-cell office:value-type="float" office:value="0.0320910834" calcext:value-type="float">
            <text:p>0.0320910834</text:p>
          </table:table-cell>
          <table:table-cell office:value-type="float" office:value="0.0260424185" calcext:value-type="float">
            <text:p>0.0260424185</text:p>
          </table:table-cell>
          <table:table-cell office:value-type="float" office:value="0.0199937536" calcext:value-type="float">
            <text:p>0.0199937536</text:p>
          </table:table-cell>
          <table:table-cell office:value-type="float" office:value="0.0139450887" calcext:value-type="float">
            <text:p>0.0139450887</text:p>
          </table:table-cell>
          <table:table-cell office:value-type="float" office:value="0.0078964238" calcext:value-type="float">
            <text:p>0.0078964238</text:p>
          </table:table-cell>
          <table:table-cell office:value-type="float" office:value="0.0171075364" calcext:value-type="float">
            <text:p>0.0171075364</text:p>
          </table:table-cell>
          <table:table-cell office:value-type="float" office:value="0.0272767999" calcext:value-type="float">
            <text:p>0.0272767999</text:p>
          </table:table-cell>
          <table:table-cell office:value-type="float" office:value="0.0117219729" calcext:value-type="float">
            <text:p>0.0117219729</text:p>
          </table:table-cell>
          <table:table-cell office:value-type="float" office:value="0.0202396714" calcext:value-type="float">
            <text:p>0.0202396714</text:p>
          </table:table-cell>
          <table:table-cell office:value-type="float" office:value="0.0140579808" calcext:value-type="float">
            <text:p>0.0140579808</text:p>
          </table:table-cell>
          <table:table-cell office:value-type="float" office:value="0.0111831198" calcext:value-type="float">
            <text:p>0.0111831198</text:p>
          </table:table-cell>
          <table:table-cell office:value-type="float" office:value="0.0070843456" calcext:value-type="float">
            <text:p>0.0070843456</text:p>
          </table:table-cell>
          <table:table-cell office:value-type="float" office:value="0.0357320622" calcext:value-type="float">
            <text:p>0.0357320622</text:p>
          </table:table-cell>
          <table:table-cell office:value-type="float" office:value="0.0127477372" calcext:value-type="float">
            <text:p>0.0127477372</text:p>
          </table:table-cell>
          <table:table-cell office:value-type="float" office:value="0.0245513339" calcext:value-type="float">
            <text:p>0.0245513339</text:p>
          </table:table-cell>
          <table:table-cell office:value-type="float" office:value="0.0343532601" calcext:value-type="float">
            <text:p>0.0343532601</text:p>
          </table:table-cell>
          <table:table-cell office:value-type="float" office:value="0.0212760563" calcext:value-type="float">
            <text:p>0.0212760563</text:p>
          </table:table-cell>
          <table:table-cell office:value-type="float" office:value="0.0381801091" calcext:value-type="float">
            <text:p>0.0381801091</text:p>
          </table:table-cell>
          <table:table-cell office:value-type="float" office:value="0.0248796902" calcext:value-type="float">
            <text:p>0.0248796902</text:p>
          </table:table-cell>
          <table:table-cell table:style-name="Default" office:value-type="float" office:value="0.0335929635" calcext:value-type="float">
            <text:p>0.0335929635</text:p>
          </table:table-cell>
          <table:table-cell table:formula="of:=AVERAGE([.AR45:.BP45])" office:value-type="float" office:value="0.024017532272" calcext:value-type="float">
            <text:p>0.024017532272</text:p>
          </table:table-cell>
          <table:table-cell table:formula="of:=[.BQ45]" office:value-type="float" office:value="0.024017532272" calcext:value-type="float">
            <text:p>0.024017532272</text:p>
          </table:table-cell>
          <table:table-cell table:formula="of:=[.BR45]" office:value-type="float" office:value="0.024017532272" calcext:value-type="float">
            <text:p>0.024017532272</text:p>
          </table:table-cell>
          <table:table-cell table:formula="of:=[.BS45]" office:value-type="float" office:value="0.024017532272" calcext:value-type="float">
            <text:p>0.024017532272</text:p>
          </table:table-cell>
          <table:table-cell table:formula="of:=[.BT45]" office:value-type="float" office:value="0.024017532272" calcext:value-type="float">
            <text:p>0.024017532272</text:p>
          </table:table-cell>
          <table:table-cell table:formula="of:=[.BU45]" office:value-type="float" office:value="0.024017532272" calcext:value-type="float">
            <text:p>0.024017532272</text:p>
          </table:table-cell>
          <table:table-cell table:formula="of:=[.BV45]" office:value-type="float" office:value="0.024017532272" calcext:value-type="float">
            <text:p>0.024017532272</text:p>
          </table:table-cell>
          <table:table-cell table:formula="of:=[.BW45]" office:value-type="float" office:value="0.024017532272" calcext:value-type="float">
            <text:p>0.024017532272</text:p>
          </table:table-cell>
          <table:table-cell table:formula="of:=[.BX45]" office:value-type="float" office:value="0.024017532272" calcext:value-type="float">
            <text:p>0.024017532272</text:p>
          </table:table-cell>
          <table:table-cell table:formula="of:=[.BY45]" office:value-type="float" office:value="0.024017532272" calcext:value-type="float">
            <text:p>0.024017532272</text:p>
          </table:table-cell>
          <table:table-cell table:formula="of:=[.BZ45]" office:value-type="float" office:value="0.024017532272" calcext:value-type="float">
            <text:p>0.024017532272</text:p>
          </table:table-cell>
          <table:table-cell table:formula="of:=[.CA45]" office:value-type="float" office:value="0.024017532272" calcext:value-type="float">
            <text:p>0.024017532272</text:p>
          </table:table-cell>
          <table:table-cell table:formula="of:=[.CB45]" office:value-type="float" office:value="0.024017532272" calcext:value-type="float">
            <text:p>0.024017532272</text:p>
          </table:table-cell>
          <table:table-cell table:formula="of:=[.CC45]" office:value-type="float" office:value="0.024017532272" calcext:value-type="float">
            <text:p>0.024017532272</text:p>
          </table:table-cell>
          <table:table-cell table:formula="of:=[.CD45]" office:value-type="float" office:value="0.024017532272" calcext:value-type="float">
            <text:p>0.024017532272</text:p>
          </table:table-cell>
          <table:table-cell table:formula="of:=[.CE45]" office:value-type="float" office:value="0.024017532272" calcext:value-type="float">
            <text:p>0.024017532272</text:p>
          </table:table-cell>
          <table:table-cell table:formula="of:=[.CF45]" office:value-type="float" office:value="0.024017532272" calcext:value-type="float">
            <text:p>0.024017532272</text:p>
          </table:table-cell>
          <table:table-cell table:formula="of:=[.CG45]" office:value-type="float" office:value="0.024017532272" calcext:value-type="float">
            <text:p>0.024017532272</text:p>
          </table:table-cell>
          <table:table-cell table:formula="of:=[.CH45]" office:value-type="float" office:value="0.024017532272" calcext:value-type="float">
            <text:p>0.024017532272</text:p>
          </table:table-cell>
          <table:table-cell table:formula="of:=[.CI45]" office:value-type="float" office:value="0.024017532272" calcext:value-type="float">
            <text:p>0.024017532272</text:p>
          </table:table-cell>
          <table:table-cell table:formula="of:=[.CJ45]" office:value-type="float" office:value="0.024017532272" calcext:value-type="float">
            <text:p>0.024017532272</text:p>
          </table:table-cell>
          <table:table-cell table:formula="of:=[.CK45]" office:value-type="float" office:value="0.024017532272" calcext:value-type="float">
            <text:p>0.024017532272</text:p>
          </table:table-cell>
          <table:table-cell table:formula="of:=[.CL45]" office:value-type="float" office:value="0.024017532272" calcext:value-type="float">
            <text:p>0.024017532272</text:p>
          </table:table-cell>
          <table:table-cell table:formula="of:=[.CM45]" office:value-type="float" office:value="0.024017532272" calcext:value-type="float">
            <text:p>0.024017532272</text:p>
          </table:table-cell>
          <table:table-cell table:formula="of:=[.CN45]" office:value-type="float" office:value="0.024017532272" calcext:value-type="float">
            <text:p>0.024017532272</text:p>
          </table:table-cell>
          <table:table-cell table:formula="of:=[.CO45]" office:value-type="float" office:value="0.024017532272" calcext:value-type="float">
            <text:p>0.024017532272</text:p>
          </table:table-cell>
          <table:table-cell table:formula="of:=[.CP45]" office:value-type="float" office:value="0.024017532272" calcext:value-type="float">
            <text:p>0.024017532272</text:p>
          </table:table-cell>
          <table:table-cell table:formula="of:=[.CQ45]" office:value-type="float" office:value="0.024017532272" calcext:value-type="float">
            <text:p>0.024017532272</text:p>
          </table:table-cell>
          <table:table-cell table:formula="of:=[.CR45]" office:value-type="float" office:value="0.024017532272" calcext:value-type="float">
            <text:p>0.024017532272</text:p>
          </table:table-cell>
          <table:table-cell table:formula="of:=[.CS45]" office:value-type="float" office:value="0.024017532272" calcext:value-type="float">
            <text:p>0.024017532272</text:p>
          </table:table-cell>
          <table:table-cell table:formula="of:=[.CT45]" office:value-type="float" office:value="0.024017532272" calcext:value-type="float">
            <text:p>0.024017532272</text:p>
          </table:table-cell>
          <table:table-cell table:formula="of:=[.CU45]" office:value-type="float" office:value="0.024017532272" calcext:value-type="float">
            <text:p>0.024017532272</text:p>
          </table:table-cell>
          <table:table-cell table:formula="of:=[.CV45]" office:value-type="float" office:value="0.024017532272" calcext:value-type="float">
            <text:p>0.024017532272</text:p>
          </table:table-cell>
          <table:table-cell table:formula="of:=[.CW45]" office:value-type="float" office:value="0.024017532272" calcext:value-type="float">
            <text:p>0.024017532272</text:p>
          </table:table-cell>
          <table:table-cell table:formula="of:=[.CX45]" office:value-type="float" office:value="0.024017532272" calcext:value-type="float">
            <text:p>0.024017532272</text:p>
          </table:table-cell>
          <table:table-cell table:formula="of:=[.CY45]" office:value-type="float" office:value="0.024017532272" calcext:value-type="float">
            <text:p>0.024017532272</text:p>
          </table:table-cell>
          <table:table-cell table:formula="of:=[.CZ45]" office:value-type="float" office:value="0.024017532272" calcext:value-type="float">
            <text:p>0.024017532272</text:p>
          </table:table-cell>
          <table:table-cell table:formula="of:=[.DA45]" office:value-type="float" office:value="0.024017532272" calcext:value-type="float">
            <text:p>0.024017532272</text:p>
          </table:table-cell>
          <table:table-cell table:formula="of:=[.DB45]" office:value-type="float" office:value="0.024017532272" calcext:value-type="float">
            <text:p>0.024017532272</text:p>
          </table:table-cell>
          <table:table-cell table:formula="of:=[.DC45]" office:value-type="float" office:value="0.024017532272" calcext:value-type="float">
            <text:p>0.024017532272</text:p>
          </table:table-cell>
          <table:table-cell table:formula="of:=[.DD45]" office:value-type="float" office:value="0.024017532272" calcext:value-type="float">
            <text:p>0.024017532272</text:p>
          </table:table-cell>
          <table:table-cell table:formula="of:=[.DE45]" office:value-type="float" office:value="0.024017532272" calcext:value-type="float">
            <text:p>0.024017532272</text:p>
          </table:table-cell>
          <table:table-cell table:formula="of:=[.DF45]" office:value-type="float" office:value="0.024017532272" calcext:value-type="float">
            <text:p>0.024017532272</text:p>
          </table:table-cell>
          <table:table-cell table:formula="of:=[.DG45]" office:value-type="float" office:value="0.024017532272" calcext:value-type="float">
            <text:p>0.024017532272</text:p>
          </table:table-cell>
          <table:table-cell table:formula="of:=[.DH45]" office:value-type="float" office:value="0.024017532272" calcext:value-type="float">
            <text:p>0.024017532272</text:p>
          </table:table-cell>
          <table:table-cell table:formula="of:=[.DI45]" office:value-type="float" office:value="0.024017532272" calcext:value-type="float">
            <text:p>0.024017532272</text:p>
          </table:table-cell>
          <table:table-cell table:formula="of:=[.DJ45]" office:value-type="float" office:value="0.024017532272" calcext:value-type="float">
            <text:p>0.024017532272</text:p>
          </table:table-cell>
          <table:table-cell table:formula="of:=[.DK45]" office:value-type="float" office:value="0.024017532272" calcext:value-type="float">
            <text:p>0.024017532272</text:p>
          </table:table-cell>
          <table:table-cell table:formula="of:=[.DL45]" office:value-type="float" office:value="0.024017532272" calcext:value-type="float">
            <text:p>0.024017532272</text:p>
          </table:table-cell>
          <table:table-cell table:formula="of:=[.DM45]" office:value-type="float" office:value="0.024017532272" calcext:value-type="float">
            <text:p>0.024017532272</text:p>
          </table:table-cell>
          <table:table-cell table:formula="of:=[.DN45]" office:value-type="float" office:value="0.024017532272" calcext:value-type="float">
            <text:p>0.024017532272</text:p>
          </table:table-cell>
          <table:table-cell table:formula="of:=[.DO45]" office:value-type="float" office:value="0.024017532272" calcext:value-type="float">
            <text:p>0.024017532272</text:p>
          </table:table-cell>
          <table:table-cell table:formula="of:=[.DP45]" office:value-type="float" office:value="0.024017532272" calcext:value-type="float">
            <text:p>0.024017532272</text:p>
          </table:table-cell>
          <table:table-cell table:formula="of:=[.DQ45]" office:value-type="float" office:value="0.024017532272" calcext:value-type="float">
            <text:p>0.024017532272</text:p>
          </table:table-cell>
          <table:table-cell table:formula="of:=[.DR45]" office:value-type="float" office:value="0.024017532272" calcext:value-type="float">
            <text:p>0.024017532272</text:p>
          </table:table-cell>
          <table:table-cell table:formula="of:=[.DS45]" office:value-type="float" office:value="0.024017532272" calcext:value-type="float">
            <text:p>0.024017532272</text:p>
          </table:table-cell>
          <table:table-cell table:formula="of:=[.DT45]" office:value-type="float" office:value="0.024017532272" calcext:value-type="float">
            <text:p>0.024017532272</text:p>
          </table:table-cell>
          <table:table-cell table:formula="of:=[.DU45]" office:value-type="float" office:value="0.024017532272" calcext:value-type="float">
            <text:p>0.024017532272</text:p>
          </table:table-cell>
          <table:table-cell table:formula="of:=[.DV45]" office:value-type="float" office:value="0.024017532272" calcext:value-type="float">
            <text:p>0.024017532272</text:p>
          </table:table-cell>
          <table:table-cell table:formula="of:=[.DW45]" office:value-type="float" office:value="0.024017532272" calcext:value-type="float">
            <text:p>0.024017532272</text:p>
          </table:table-cell>
          <table:table-cell table:formula="of:=[.DX45]" office:value-type="float" office:value="0.024017532272" calcext:value-type="float">
            <text:p>0.024017532272</text:p>
          </table:table-cell>
          <table:table-cell table:formula="of:=[.DY45]" office:value-type="float" office:value="0.024017532272" calcext:value-type="float">
            <text:p>0.024017532272</text:p>
          </table:table-cell>
          <table:table-cell table:formula="of:=[.DZ45]" office:value-type="float" office:value="0.024017532272" calcext:value-type="float">
            <text:p>0.024017532272</text:p>
          </table:table-cell>
          <table:table-cell table:formula="of:=[.EA45]" office:value-type="float" office:value="0.024017532272" calcext:value-type="float">
            <text:p>0.024017532272</text:p>
          </table:table-cell>
          <table:table-cell table:formula="of:=[.EB45]" office:value-type="float" office:value="0.024017532272" calcext:value-type="float">
            <text:p>0.024017532272</text:p>
          </table:table-cell>
          <table:table-cell table:formula="of:=[.EC45]" office:value-type="float" office:value="0.024017532272" calcext:value-type="float">
            <text:p>0.024017532272</text:p>
          </table:table-cell>
          <table:table-cell table:formula="of:=[.ED45]" office:value-type="float" office:value="0.024017532272" calcext:value-type="float">
            <text:p>0.024017532272</text:p>
          </table:table-cell>
          <table:table-cell table:formula="of:=[.EE45]" office:value-type="float" office:value="0.024017532272" calcext:value-type="float">
            <text:p>0.024017532272</text:p>
          </table:table-cell>
          <table:table-cell table:formula="of:=[.EF45]" office:value-type="float" office:value="0.024017532272" calcext:value-type="float">
            <text:p>0.024017532272</text:p>
          </table:table-cell>
          <table:table-cell table:formula="of:=[.EG45]" office:value-type="float" office:value="0.024017532272" calcext:value-type="float">
            <text:p>0.024017532272</text:p>
          </table:table-cell>
          <table:table-cell table:formula="of:=[.EH45]" office:value-type="float" office:value="0.024017532272" calcext:value-type="float">
            <text:p>0.024017532272</text:p>
          </table:table-cell>
          <table:table-cell table:formula="of:=[.EI45]" office:value-type="float" office:value="0.024017532272" calcext:value-type="float">
            <text:p>0.024017532272</text:p>
          </table:table-cell>
          <table:table-cell table:formula="of:=[.EJ45]" office:value-type="float" office:value="0.024017532272" calcext:value-type="float">
            <text:p>0.024017532272</text:p>
          </table:table-cell>
          <table:table-cell table:formula="of:=[.EK45]" office:value-type="float" office:value="0.024017532272" calcext:value-type="float">
            <text:p>0.024017532272</text:p>
          </table:table-cell>
          <table:table-cell table:formula="of:=[.EL45]" office:value-type="float" office:value="0.024017532272" calcext:value-type="float">
            <text:p>0.024017532272</text:p>
          </table:table-cell>
          <table:table-cell table:formula="of:=[.EM45]" office:value-type="float" office:value="0.024017532272" calcext:value-type="float">
            <text:p>0.024017532272</text:p>
          </table:table-cell>
          <table:table-cell table:formula="of:=[.EN45]" office:value-type="float" office:value="0.024017532272" calcext:value-type="float">
            <text:p>0.024017532272</text:p>
          </table:table-cell>
          <table:table-cell table:formula="of:=[.EO45]" office:value-type="float" office:value="0.024017532272" calcext:value-type="float">
            <text:p>0.024017532272</text:p>
          </table:table-cell>
          <table:table-cell table:formula="of:=[.EP45]" office:value-type="float" office:value="0.024017532272" calcext:value-type="float">
            <text:p>0.024017532272</text:p>
          </table:table-cell>
          <table:table-cell table:formula="of:=[.EQ45]" office:value-type="float" office:value="0.024017532272" calcext:value-type="float">
            <text:p>0.024017532272</text:p>
          </table:table-cell>
          <table:table-cell table:formula="of:=[.ER45]" office:value-type="float" office:value="0.024017532272" calcext:value-type="float">
            <text:p>0.024017532272</text:p>
          </table:table-cell>
          <table:table-cell table:formula="of:=[.ES45]" office:value-type="float" office:value="0.024017532272" calcext:value-type="float">
            <text:p>0.024017532272</text:p>
          </table:table-cell>
          <table:table-cell table:formula="of:=[.ET45]" office:value-type="float" office:value="0.024017532272" calcext:value-type="float">
            <text:p>0.024017532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107328321" calcext:value-type="float">
            <text:p>0.010732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70483" calcext:value-type="float">
            <text:p>0.0101970483</text:p>
          </table:table-cell>
          <table:table-cell office:value-type="float" office:value="0.0046662983" calcext:value-type="float">
            <text:p>0.0046662983</text:p>
          </table:table-cell>
          <table:table-cell office:value-type="float" office:value="0" calcext:value-type="float">
            <text:p>0</text:p>
          </table:table-cell>
          <table:table-cell office:value-type="float" office:value="0.0080204699" calcext:value-type="float">
            <text:p>0.0080204699</text:p>
          </table:table-cell>
          <table:table-cell office:value-type="float" office:value="0.0095644415" calcext:value-type="float">
            <text:p>0.0095644415</text:p>
          </table:table-cell>
          <table:table-cell office:value-type="float" office:value="0" calcext:value-type="float">
            <text:p>0</text:p>
          </table:table-cell>
          <table:table-cell office:value-type="float" office:value="0.0033271757" calcext:value-type="float">
            <text:p>0.0033271757</text:p>
          </table:table-cell>
          <table:table-cell office:value-type="float" office:value="0.0267858968" calcext:value-type="float">
            <text:p>0.0267858968</text:p>
          </table:table-cell>
          <table:table-cell office:value-type="float" office:value="0" calcext:value-type="float">
            <text:p>0</text:p>
          </table:table-cell>
          <table:table-cell office:value-type="float" office:value="0.0004455206" calcext:value-type="float">
            <text:p>0.0004455206</text:p>
          </table:table-cell>
          <table:table-cell office:value-type="float" office:value="0.0388882327" calcext:value-type="float">
            <text:p>0.0388882327</text:p>
          </table:table-cell>
          <table:table-cell office:value-type="float" office:value="0.0179013062" calcext:value-type="float">
            <text:p>0.017901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6431" calcext:value-type="float">
            <text:p>0.013806431</text:p>
          </table:table-cell>
          <table:table-cell office:value-type="float" office:value="0.0049052689" calcext:value-type="float">
            <text:p>0.0049052689</text:p>
          </table:table-cell>
          <table:table-cell office:value-type="float" office:value="0.0047802285" calcext:value-type="float">
            <text:p>0.0047802285</text:p>
          </table:table-cell>
          <table:table-cell office:value-type="float" office:value="0.0180867059" calcext:value-type="float">
            <text:p>0.0180867059</text:p>
          </table:table-cell>
          <table:table-cell office:value-type="float" office:value="0" calcext:value-type="float">
            <text:p>0</text:p>
          </table:table-cell>
          <table:table-cell office:value-type="float" office:value="0.018452255" calcext:value-type="float">
            <text:p>0.018452255</text:p>
          </table:table-cell>
          <table:table-cell office:value-type="float" office:value="0.0019823682" calcext:value-type="float">
            <text:p>0.0019823682</text:p>
          </table:table-cell>
          <table:table-cell office:value-type="float" office:value="0.0044868531" calcext:value-type="float">
            <text:p>0.0044868531</text:p>
          </table:table-cell>
          <table:table-cell office:value-type="float" office:value="0.0019366461" calcext:value-type="float">
            <text:p>0.0019366461</text:p>
          </table:table-cell>
          <table:table-cell office:value-type="float" office:value="0.0036151821" calcext:value-type="float">
            <text:p>0.0036151821</text:p>
          </table:table-cell>
          <table:table-cell office:value-type="float" office:value="0.00159029" calcext:value-type="float">
            <text:p>0.00159029</text:p>
          </table:table-cell>
          <table:table-cell office:value-type="float" office:value="0.0185446538" calcext:value-type="float">
            <text:p>0.0185446538</text:p>
          </table:table-cell>
          <table:table-cell office:value-type="float" office:value="0.011926196" calcext:value-type="float">
            <text:p>0.011926196</text:p>
          </table:table-cell>
          <table:table-cell office:value-type="float" office:value="0.0181592739" calcext:value-type="float">
            <text:p>0.0181592739</text:p>
          </table:table-cell>
          <table:table-cell office:value-type="float" office:value="0.0177381626" calcext:value-type="float">
            <text:p>0.0177381626</text:p>
          </table:table-cell>
          <table:table-cell office:value-type="float" office:value="0.0123534047" calcext:value-type="float">
            <text:p>0.0123534047</text:p>
          </table:table-cell>
          <table:table-cell office:value-type="float" office:value="0.0030916739" calcext:value-type="float">
            <text:p>0.0030916739</text:p>
          </table:table-cell>
          <table:table-cell office:value-type="float" office:value="0.0031930121" calcext:value-type="float">
            <text:p>0.0031930121</text:p>
          </table:table-cell>
          <table:table-cell office:value-type="float" office:value="0.019635292" calcext:value-type="float">
            <text:p>0.019635292</text:p>
          </table:table-cell>
          <table:table-cell office:value-type="float" office:value="0.0045287733" calcext:value-type="float">
            <text:p>0.0045287733</text:p>
          </table:table-cell>
          <table:table-cell office:value-type="float" office:value="0.0065524922" calcext:value-type="float">
            <text:p>0.0065524922</text:p>
          </table:table-cell>
          <table:table-cell office:value-type="float" office:value="0.0008217469" calcext:value-type="float">
            <text:p>0.0008217469</text:p>
          </table:table-cell>
          <table:table-cell office:value-type="float" office:value="0.0026615407" calcext:value-type="float">
            <text:p>0.0026615407</text:p>
          </table:table-cell>
          <table:table-cell office:value-type="float" office:value="0.0186926367" calcext:value-type="float">
            <text:p>0.0186926367</text:p>
          </table:table-cell>
          <table:table-cell office:value-type="float" office:value="0.0207349188" calcext:value-type="float">
            <text:p>0.0207349188</text:p>
          </table:table-cell>
          <table:table-cell office:value-type="float" office:value="0.0112709285" calcext:value-type="float">
            <text:p>0.0112709285</text:p>
          </table:table-cell>
          <table:table-cell office:value-type="float" office:value="0.0346037135" calcext:value-type="float">
            <text:p>0.0346037135</text:p>
          </table:table-cell>
          <table:table-cell office:value-type="float" office:value="0.0015494106" calcext:value-type="float">
            <text:p>0.0015494106</text:p>
          </table:table-cell>
          <table:table-cell office:value-type="float" office:value="0.0277128879" calcext:value-type="float">
            <text:p>0.0277128879</text:p>
          </table:table-cell>
          <table:table-cell office:value-type="float" office:value="0.0012370311" calcext:value-type="float">
            <text:p>0.0012370311</text:p>
          </table:table-cell>
          <table:table-cell office:value-type="float" office:value="0.003661565725" calcext:value-type="float">
            <text:p>0.003661565725</text:p>
          </table:table-cell>
          <table:table-cell office:value-type="float" office:value="0.00608610035" calcext:value-type="float">
            <text:p>0.00608610035</text:p>
          </table:table-cell>
          <table:table-cell office:value-type="float" office:value="0.008510634975" calcext:value-type="float">
            <text:p>0.008510634975</text:p>
          </table:table-cell>
          <table:table-cell office:value-type="float" office:value="0.0109351696" calcext:value-type="float">
            <text:p>0.0109351696</text:p>
          </table:table-cell>
          <table:table-cell office:value-type="float" office:value="0.0046955271" calcext:value-type="float">
            <text:p>0.0046955271</text:p>
          </table:table-cell>
          <table:table-cell office:value-type="float" office:value="0.0267965398" calcext:value-type="float">
            <text:p>0.0267965398</text:p>
          </table:table-cell>
          <table:table-cell office:value-type="float" office:value="0.0145076405" calcext:value-type="float">
            <text:p>0.0145076405</text:p>
          </table:table-cell>
          <table:table-cell office:value-type="float" office:value="0.0186235015" calcext:value-type="float">
            <text:p>0.0186235015</text:p>
          </table:table-cell>
          <table:table-cell office:value-type="float" office:value="0.0307577662" calcext:value-type="float">
            <text:p>0.0307577662</text:p>
          </table:table-cell>
          <table:table-cell office:value-type="float" office:value="0.0124340547" calcext:value-type="float">
            <text:p>0.0124340547</text:p>
          </table:table-cell>
          <table:table-cell office:value-type="float" office:value="0.0346705298" calcext:value-type="float">
            <text:p>0.0346705298</text:p>
          </table:table-cell>
          <table:table-cell office:value-type="float" office:value="0.0041676176" calcext:value-type="float">
            <text:p>0.0041676176</text:p>
          </table:table-cell>
          <table:table-cell office:value-type="float" office:value="0.0124702726" calcext:value-type="float">
            <text:p>0.0124702726</text:p>
          </table:table-cell>
          <table:table-cell office:value-type="float" office:value="0.0313023182" calcext:value-type="float">
            <text:p>0.0313023182</text:p>
          </table:table-cell>
          <table:table-cell office:value-type="float" office:value="0.0391055556" calcext:value-type="float">
            <text:p>0.0391055556</text:p>
          </table:table-cell>
          <table:table-cell office:value-type="float" office:value="0.0018455063" calcext:value-type="float">
            <text:p>0.0018455063</text:p>
          </table:table-cell>
          <table:table-cell office:value-type="float" office:value="0.0011979737" calcext:value-type="float">
            <text:p>0.0011979737</text:p>
          </table:table-cell>
          <table:table-cell office:value-type="float" office:value="0.0479272714" calcext:value-type="float">
            <text:p>0.0479272714</text:p>
          </table:table-cell>
          <table:table-cell table:style-name="Default" office:value-type="float" office:value="0.0200671503" calcext:value-type="float">
            <text:p>0.0200671503</text:p>
          </table:table-cell>
          <table:table-cell table:formula="of:=AVERAGE([.AR46:.BP46])" office:value-type="float" office:value="0.017074863454" calcext:value-type="float">
            <text:p>0.017074863454</text:p>
          </table:table-cell>
          <table:table-cell table:formula="of:=[.BQ46]" office:value-type="float" office:value="0.017074863454" calcext:value-type="float">
            <text:p>0.017074863454</text:p>
          </table:table-cell>
          <table:table-cell table:formula="of:=[.BR46]" office:value-type="float" office:value="0.017074863454" calcext:value-type="float">
            <text:p>0.017074863454</text:p>
          </table:table-cell>
          <table:table-cell table:formula="of:=[.BS46]" office:value-type="float" office:value="0.017074863454" calcext:value-type="float">
            <text:p>0.017074863454</text:p>
          </table:table-cell>
          <table:table-cell table:formula="of:=[.BT46]" office:value-type="float" office:value="0.017074863454" calcext:value-type="float">
            <text:p>0.017074863454</text:p>
          </table:table-cell>
          <table:table-cell table:formula="of:=[.BU46]" office:value-type="float" office:value="0.017074863454" calcext:value-type="float">
            <text:p>0.017074863454</text:p>
          </table:table-cell>
          <table:table-cell table:formula="of:=[.BV46]" office:value-type="float" office:value="0.017074863454" calcext:value-type="float">
            <text:p>0.017074863454</text:p>
          </table:table-cell>
          <table:table-cell table:formula="of:=[.BW46]" office:value-type="float" office:value="0.017074863454" calcext:value-type="float">
            <text:p>0.017074863454</text:p>
          </table:table-cell>
          <table:table-cell table:formula="of:=[.BX46]" office:value-type="float" office:value="0.017074863454" calcext:value-type="float">
            <text:p>0.017074863454</text:p>
          </table:table-cell>
          <table:table-cell table:formula="of:=[.BY46]" office:value-type="float" office:value="0.017074863454" calcext:value-type="float">
            <text:p>0.017074863454</text:p>
          </table:table-cell>
          <table:table-cell table:formula="of:=[.BZ46]" office:value-type="float" office:value="0.017074863454" calcext:value-type="float">
            <text:p>0.017074863454</text:p>
          </table:table-cell>
          <table:table-cell table:formula="of:=[.CA46]" office:value-type="float" office:value="0.017074863454" calcext:value-type="float">
            <text:p>0.017074863454</text:p>
          </table:table-cell>
          <table:table-cell table:formula="of:=[.CB46]" office:value-type="float" office:value="0.017074863454" calcext:value-type="float">
            <text:p>0.017074863454</text:p>
          </table:table-cell>
          <table:table-cell table:formula="of:=[.CC46]" office:value-type="float" office:value="0.017074863454" calcext:value-type="float">
            <text:p>0.017074863454</text:p>
          </table:table-cell>
          <table:table-cell table:formula="of:=[.CD46]" office:value-type="float" office:value="0.017074863454" calcext:value-type="float">
            <text:p>0.017074863454</text:p>
          </table:table-cell>
          <table:table-cell table:formula="of:=[.CE46]" office:value-type="float" office:value="0.017074863454" calcext:value-type="float">
            <text:p>0.017074863454</text:p>
          </table:table-cell>
          <table:table-cell table:formula="of:=[.CF46]" office:value-type="float" office:value="0.017074863454" calcext:value-type="float">
            <text:p>0.017074863454</text:p>
          </table:table-cell>
          <table:table-cell table:formula="of:=[.CG46]" office:value-type="float" office:value="0.017074863454" calcext:value-type="float">
            <text:p>0.017074863454</text:p>
          </table:table-cell>
          <table:table-cell table:formula="of:=[.CH46]" office:value-type="float" office:value="0.017074863454" calcext:value-type="float">
            <text:p>0.017074863454</text:p>
          </table:table-cell>
          <table:table-cell table:formula="of:=[.CI46]" office:value-type="float" office:value="0.017074863454" calcext:value-type="float">
            <text:p>0.017074863454</text:p>
          </table:table-cell>
          <table:table-cell table:formula="of:=[.CJ46]" office:value-type="float" office:value="0.017074863454" calcext:value-type="float">
            <text:p>0.017074863454</text:p>
          </table:table-cell>
          <table:table-cell table:formula="of:=[.CK46]" office:value-type="float" office:value="0.017074863454" calcext:value-type="float">
            <text:p>0.017074863454</text:p>
          </table:table-cell>
          <table:table-cell table:formula="of:=[.CL46]" office:value-type="float" office:value="0.017074863454" calcext:value-type="float">
            <text:p>0.017074863454</text:p>
          </table:table-cell>
          <table:table-cell table:formula="of:=[.CM46]" office:value-type="float" office:value="0.017074863454" calcext:value-type="float">
            <text:p>0.017074863454</text:p>
          </table:table-cell>
          <table:table-cell table:formula="of:=[.CN46]" office:value-type="float" office:value="0.017074863454" calcext:value-type="float">
            <text:p>0.017074863454</text:p>
          </table:table-cell>
          <table:table-cell table:formula="of:=[.CO46]" office:value-type="float" office:value="0.017074863454" calcext:value-type="float">
            <text:p>0.017074863454</text:p>
          </table:table-cell>
          <table:table-cell table:formula="of:=[.CP46]" office:value-type="float" office:value="0.017074863454" calcext:value-type="float">
            <text:p>0.017074863454</text:p>
          </table:table-cell>
          <table:table-cell table:formula="of:=[.CQ46]" office:value-type="float" office:value="0.017074863454" calcext:value-type="float">
            <text:p>0.017074863454</text:p>
          </table:table-cell>
          <table:table-cell table:formula="of:=[.CR46]" office:value-type="float" office:value="0.017074863454" calcext:value-type="float">
            <text:p>0.017074863454</text:p>
          </table:table-cell>
          <table:table-cell table:formula="of:=[.CS46]" office:value-type="float" office:value="0.017074863454" calcext:value-type="float">
            <text:p>0.017074863454</text:p>
          </table:table-cell>
          <table:table-cell table:formula="of:=[.CT46]" office:value-type="float" office:value="0.017074863454" calcext:value-type="float">
            <text:p>0.017074863454</text:p>
          </table:table-cell>
          <table:table-cell table:formula="of:=[.CU46]" office:value-type="float" office:value="0.017074863454" calcext:value-type="float">
            <text:p>0.017074863454</text:p>
          </table:table-cell>
          <table:table-cell table:formula="of:=[.CV46]" office:value-type="float" office:value="0.017074863454" calcext:value-type="float">
            <text:p>0.017074863454</text:p>
          </table:table-cell>
          <table:table-cell table:formula="of:=[.CW46]" office:value-type="float" office:value="0.017074863454" calcext:value-type="float">
            <text:p>0.017074863454</text:p>
          </table:table-cell>
          <table:table-cell table:formula="of:=[.CX46]" office:value-type="float" office:value="0.017074863454" calcext:value-type="float">
            <text:p>0.017074863454</text:p>
          </table:table-cell>
          <table:table-cell table:formula="of:=[.CY46]" office:value-type="float" office:value="0.017074863454" calcext:value-type="float">
            <text:p>0.017074863454</text:p>
          </table:table-cell>
          <table:table-cell table:formula="of:=[.CZ46]" office:value-type="float" office:value="0.017074863454" calcext:value-type="float">
            <text:p>0.017074863454</text:p>
          </table:table-cell>
          <table:table-cell table:formula="of:=[.DA46]" office:value-type="float" office:value="0.017074863454" calcext:value-type="float">
            <text:p>0.017074863454</text:p>
          </table:table-cell>
          <table:table-cell table:formula="of:=[.DB46]" office:value-type="float" office:value="0.017074863454" calcext:value-type="float">
            <text:p>0.017074863454</text:p>
          </table:table-cell>
          <table:table-cell table:formula="of:=[.DC46]" office:value-type="float" office:value="0.017074863454" calcext:value-type="float">
            <text:p>0.017074863454</text:p>
          </table:table-cell>
          <table:table-cell table:formula="of:=[.DD46]" office:value-type="float" office:value="0.017074863454" calcext:value-type="float">
            <text:p>0.017074863454</text:p>
          </table:table-cell>
          <table:table-cell table:formula="of:=[.DE46]" office:value-type="float" office:value="0.017074863454" calcext:value-type="float">
            <text:p>0.017074863454</text:p>
          </table:table-cell>
          <table:table-cell table:formula="of:=[.DF46]" office:value-type="float" office:value="0.017074863454" calcext:value-type="float">
            <text:p>0.017074863454</text:p>
          </table:table-cell>
          <table:table-cell table:formula="of:=[.DG46]" office:value-type="float" office:value="0.017074863454" calcext:value-type="float">
            <text:p>0.017074863454</text:p>
          </table:table-cell>
          <table:table-cell table:formula="of:=[.DH46]" office:value-type="float" office:value="0.017074863454" calcext:value-type="float">
            <text:p>0.017074863454</text:p>
          </table:table-cell>
          <table:table-cell table:formula="of:=[.DI46]" office:value-type="float" office:value="0.017074863454" calcext:value-type="float">
            <text:p>0.017074863454</text:p>
          </table:table-cell>
          <table:table-cell table:formula="of:=[.DJ46]" office:value-type="float" office:value="0.017074863454" calcext:value-type="float">
            <text:p>0.017074863454</text:p>
          </table:table-cell>
          <table:table-cell table:formula="of:=[.DK46]" office:value-type="float" office:value="0.017074863454" calcext:value-type="float">
            <text:p>0.017074863454</text:p>
          </table:table-cell>
          <table:table-cell table:formula="of:=[.DL46]" office:value-type="float" office:value="0.017074863454" calcext:value-type="float">
            <text:p>0.017074863454</text:p>
          </table:table-cell>
          <table:table-cell table:formula="of:=[.DM46]" office:value-type="float" office:value="0.017074863454" calcext:value-type="float">
            <text:p>0.017074863454</text:p>
          </table:table-cell>
          <table:table-cell table:formula="of:=[.DN46]" office:value-type="float" office:value="0.017074863454" calcext:value-type="float">
            <text:p>0.017074863454</text:p>
          </table:table-cell>
          <table:table-cell table:formula="of:=[.DO46]" office:value-type="float" office:value="0.017074863454" calcext:value-type="float">
            <text:p>0.017074863454</text:p>
          </table:table-cell>
          <table:table-cell table:formula="of:=[.DP46]" office:value-type="float" office:value="0.017074863454" calcext:value-type="float">
            <text:p>0.017074863454</text:p>
          </table:table-cell>
          <table:table-cell table:formula="of:=[.DQ46]" office:value-type="float" office:value="0.017074863454" calcext:value-type="float">
            <text:p>0.017074863454</text:p>
          </table:table-cell>
          <table:table-cell table:formula="of:=[.DR46]" office:value-type="float" office:value="0.017074863454" calcext:value-type="float">
            <text:p>0.017074863454</text:p>
          </table:table-cell>
          <table:table-cell table:formula="of:=[.DS46]" office:value-type="float" office:value="0.017074863454" calcext:value-type="float">
            <text:p>0.017074863454</text:p>
          </table:table-cell>
          <table:table-cell table:formula="of:=[.DT46]" office:value-type="float" office:value="0.017074863454" calcext:value-type="float">
            <text:p>0.017074863454</text:p>
          </table:table-cell>
          <table:table-cell table:formula="of:=[.DU46]" office:value-type="float" office:value="0.017074863454" calcext:value-type="float">
            <text:p>0.017074863454</text:p>
          </table:table-cell>
          <table:table-cell table:formula="of:=[.DV46]" office:value-type="float" office:value="0.017074863454" calcext:value-type="float">
            <text:p>0.017074863454</text:p>
          </table:table-cell>
          <table:table-cell table:formula="of:=[.DW46]" office:value-type="float" office:value="0.017074863454" calcext:value-type="float">
            <text:p>0.017074863454</text:p>
          </table:table-cell>
          <table:table-cell table:formula="of:=[.DX46]" office:value-type="float" office:value="0.017074863454" calcext:value-type="float">
            <text:p>0.017074863454</text:p>
          </table:table-cell>
          <table:table-cell table:formula="of:=[.DY46]" office:value-type="float" office:value="0.017074863454" calcext:value-type="float">
            <text:p>0.017074863454</text:p>
          </table:table-cell>
          <table:table-cell table:formula="of:=[.DZ46]" office:value-type="float" office:value="0.017074863454" calcext:value-type="float">
            <text:p>0.017074863454</text:p>
          </table:table-cell>
          <table:table-cell table:formula="of:=[.EA46]" office:value-type="float" office:value="0.017074863454" calcext:value-type="float">
            <text:p>0.017074863454</text:p>
          </table:table-cell>
          <table:table-cell table:formula="of:=[.EB46]" office:value-type="float" office:value="0.017074863454" calcext:value-type="float">
            <text:p>0.017074863454</text:p>
          </table:table-cell>
          <table:table-cell table:formula="of:=[.EC46]" office:value-type="float" office:value="0.017074863454" calcext:value-type="float">
            <text:p>0.017074863454</text:p>
          </table:table-cell>
          <table:table-cell table:formula="of:=[.ED46]" office:value-type="float" office:value="0.017074863454" calcext:value-type="float">
            <text:p>0.017074863454</text:p>
          </table:table-cell>
          <table:table-cell table:formula="of:=[.EE46]" office:value-type="float" office:value="0.017074863454" calcext:value-type="float">
            <text:p>0.017074863454</text:p>
          </table:table-cell>
          <table:table-cell table:formula="of:=[.EF46]" office:value-type="float" office:value="0.017074863454" calcext:value-type="float">
            <text:p>0.017074863454</text:p>
          </table:table-cell>
          <table:table-cell table:formula="of:=[.EG46]" office:value-type="float" office:value="0.017074863454" calcext:value-type="float">
            <text:p>0.017074863454</text:p>
          </table:table-cell>
          <table:table-cell table:formula="of:=[.EH46]" office:value-type="float" office:value="0.017074863454" calcext:value-type="float">
            <text:p>0.017074863454</text:p>
          </table:table-cell>
          <table:table-cell table:formula="of:=[.EI46]" office:value-type="float" office:value="0.017074863454" calcext:value-type="float">
            <text:p>0.017074863454</text:p>
          </table:table-cell>
          <table:table-cell table:formula="of:=[.EJ46]" office:value-type="float" office:value="0.017074863454" calcext:value-type="float">
            <text:p>0.017074863454</text:p>
          </table:table-cell>
          <table:table-cell table:formula="of:=[.EK46]" office:value-type="float" office:value="0.017074863454" calcext:value-type="float">
            <text:p>0.017074863454</text:p>
          </table:table-cell>
          <table:table-cell table:formula="of:=[.EL46]" office:value-type="float" office:value="0.017074863454" calcext:value-type="float">
            <text:p>0.017074863454</text:p>
          </table:table-cell>
          <table:table-cell table:formula="of:=[.EM46]" office:value-type="float" office:value="0.017074863454" calcext:value-type="float">
            <text:p>0.017074863454</text:p>
          </table:table-cell>
          <table:table-cell table:formula="of:=[.EN46]" office:value-type="float" office:value="0.017074863454" calcext:value-type="float">
            <text:p>0.017074863454</text:p>
          </table:table-cell>
          <table:table-cell table:formula="of:=[.EO46]" office:value-type="float" office:value="0.017074863454" calcext:value-type="float">
            <text:p>0.017074863454</text:p>
          </table:table-cell>
          <table:table-cell table:formula="of:=[.EP46]" office:value-type="float" office:value="0.017074863454" calcext:value-type="float">
            <text:p>0.017074863454</text:p>
          </table:table-cell>
          <table:table-cell table:formula="of:=[.EQ46]" office:value-type="float" office:value="0.017074863454" calcext:value-type="float">
            <text:p>0.017074863454</text:p>
          </table:table-cell>
          <table:table-cell table:formula="of:=[.ER46]" office:value-type="float" office:value="0.017074863454" calcext:value-type="float">
            <text:p>0.017074863454</text:p>
          </table:table-cell>
          <table:table-cell table:formula="of:=[.ES46]" office:value-type="float" office:value="0.017074863454" calcext:value-type="float">
            <text:p>0.017074863454</text:p>
          </table:table-cell>
          <table:table-cell table:formula="of:=[.ET46]" office:value-type="float" office:value="0.017074863454" calcext:value-type="float">
            <text:p>0.0170748634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3090209" calcext:value-type="float">
            <text:p>0.0053090209</text:p>
          </table:table-cell>
          <table:table-cell office:value-type="float" office:value="0.0099520736" calcext:value-type="float">
            <text:p>0.0099520736</text:p>
          </table:table-cell>
          <table:table-cell office:value-type="float" office:value="0.0183218345" calcext:value-type="float">
            <text:p>0.0183218345</text:p>
          </table:table-cell>
          <table:table-cell office:value-type="float" office:value="0" calcext:value-type="float">
            <text:p>0</text:p>
          </table:table-cell>
          <table:table-cell office:value-type="float" office:value="0.0225757246" calcext:value-type="float">
            <text:p>0.0225757246</text:p>
          </table:table-cell>
          <table:table-cell office:value-type="float" office:value="0.0174372523" calcext:value-type="float">
            <text:p>0.01743725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18126138" calcext:value-type="float">
            <text:p>0.0518126138</text:p>
          </table:table-cell>
          <table:table-cell office:value-type="float" office:value="0.002116703" calcext:value-type="float">
            <text:p>0.00211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595463" calcext:value-type="float">
            <text:p>0.0121595463</text:p>
          </table:table-cell>
          <table:table-cell office:value-type="float" office:value="0.002771377" calcext:value-type="float">
            <text:p>0.00277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40131504" calcext:value-type="float">
            <text:p>0.0040131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0916037" calcext:value-type="float">
            <text:p>0.0020916037</text:p>
          </table:table-cell>
          <table:table-cell office:value-type="float" office:value="0" calcext:value-type="float">
            <text:p>0</text:p>
          </table:table-cell>
          <table:table-cell office:value-type="float" office:value="0.0291721031" calcext:value-type="float">
            <text:p>0.0291721031</text:p>
          </table:table-cell>
          <table:table-cell office:value-type="float" office:value="0.0016755558" calcext:value-type="float">
            <text:p>0.0016755558</text:p>
          </table:table-cell>
          <table:table-cell office:value-type="float" office:value="0.0038739997" calcext:value-type="float">
            <text:p>0.0038739997</text:p>
          </table:table-cell>
          <table:table-cell office:value-type="float" office:value="0.0041941068" calcext:value-type="float">
            <text:p>0.0041941068</text:p>
          </table:table-cell>
          <table:table-cell office:value-type="float" office:value="0.0082874064" calcext:value-type="float">
            <text:p>0.0082874064</text:p>
          </table:table-cell>
          <table:table-cell office:value-type="float" office:value="0.0133201385" calcext:value-type="float">
            <text:p>0.0133201385</text:p>
          </table:table-cell>
          <table:table-cell office:value-type="float" office:value="0.0112283089" calcext:value-type="float">
            <text:p>0.0112283089</text:p>
          </table:table-cell>
          <table:table-cell office:value-type="float" office:value="0.0041002394" calcext:value-type="float">
            <text:p>0.0041002394</text:p>
          </table:table-cell>
          <table:table-cell office:value-type="float" office:value="0" calcext:value-type="float">
            <text:p>0</text:p>
          </table:table-cell>
          <table:table-cell office:value-type="float" office:value="0.0023254158" calcext:value-type="float">
            <text:p>0.0023254158</text:p>
          </table:table-cell>
          <table:table-cell office:value-type="float" office:value="0.0190761657" calcext:value-type="float">
            <text:p>0.0190761657</text:p>
          </table:table-cell>
          <table:table-cell office:value-type="float" office:value="0" calcext:value-type="float">
            <text:p>0</text:p>
          </table:table-cell>
          <table:table-cell office:value-type="float" office:value="0.0017759713" calcext:value-type="float">
            <text:p>0.0017759713</text:p>
          </table:table-cell>
          <table:table-cell office:value-type="float" office:value="0.00186542895" calcext:value-type="float">
            <text:p>0.00186542895</text:p>
          </table:table-cell>
          <table:table-cell office:value-type="float" office:value="0.0019548866" calcext:value-type="float">
            <text:p>0.0019548866</text:p>
          </table:table-cell>
          <table:table-cell office:value-type="float" office:value="0.00204434425" calcext:value-type="float">
            <text:p>0.00204434425</text:p>
          </table:table-cell>
          <table:table-cell office:value-type="float" office:value="0.0021338019" calcext:value-type="float">
            <text:p>0.0021338019</text:p>
          </table:table-cell>
          <table:table-cell office:value-type="float" office:value="0.0027581272" calcext:value-type="float">
            <text:p>0.002758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500477" calcext:value-type="float">
            <text:p>0.0232500477</text:p>
          </table:table-cell>
          <table:table-cell office:value-type="float" office:value="0" calcext:value-type="float">
            <text:p>0</text:p>
          </table:table-cell>
          <table:table-cell office:value-type="float" office:value="0.0126802922" calcext:value-type="float">
            <text:p>0.0126802922</text:p>
          </table:table-cell>
          <table:table-cell office:value-type="float" office:value="0.0059477034" calcext:value-type="float">
            <text:p>0.005947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669581" calcext:value-type="float">
            <text:p>0.0130669581</text:p>
          </table:table-cell>
          <table:table-cell office:value-type="float" office:value="0" calcext:value-type="float">
            <text:p>0</text:p>
          </table:table-cell>
          <table:table-cell office:value-type="float" office:value="0.0079694948" calcext:value-type="float">
            <text:p>0.0079694948</text:p>
          </table:table-cell>
          <table:table-cell office:value-type="float" office:value="0.0457012961" calcext:value-type="float">
            <text:p>0.0457012961</text:p>
          </table:table-cell>
          <table:table-cell office:value-type="float" office:value="0.0070684053" calcext:value-type="float">
            <text:p>0.0070684053</text:p>
          </table:table-cell>
          <table:table-cell table:style-name="Default" office:value-type="float" office:value="0.0092652715" calcext:value-type="float">
            <text:p>0.0092652715</text:p>
          </table:table-cell>
          <table:table-cell table:formula="of:=AVERAGE([.AR47:.BP47])" office:value-type="float" office:value="0.006519354008" calcext:value-type="float">
            <text:p>0.006519354008</text:p>
          </table:table-cell>
          <table:table-cell table:formula="of:=[.BQ47]" office:value-type="float" office:value="0.006519354008" calcext:value-type="float">
            <text:p>0.006519354008</text:p>
          </table:table-cell>
          <table:table-cell table:formula="of:=[.BR47]" office:value-type="float" office:value="0.006519354008" calcext:value-type="float">
            <text:p>0.006519354008</text:p>
          </table:table-cell>
          <table:table-cell table:formula="of:=[.BS47]" office:value-type="float" office:value="0.006519354008" calcext:value-type="float">
            <text:p>0.006519354008</text:p>
          </table:table-cell>
          <table:table-cell table:formula="of:=[.BT47]" office:value-type="float" office:value="0.006519354008" calcext:value-type="float">
            <text:p>0.006519354008</text:p>
          </table:table-cell>
          <table:table-cell table:formula="of:=[.BU47]" office:value-type="float" office:value="0.006519354008" calcext:value-type="float">
            <text:p>0.006519354008</text:p>
          </table:table-cell>
          <table:table-cell table:formula="of:=[.BV47]" office:value-type="float" office:value="0.006519354008" calcext:value-type="float">
            <text:p>0.006519354008</text:p>
          </table:table-cell>
          <table:table-cell table:formula="of:=[.BW47]" office:value-type="float" office:value="0.006519354008" calcext:value-type="float">
            <text:p>0.006519354008</text:p>
          </table:table-cell>
          <table:table-cell table:formula="of:=[.BX47]" office:value-type="float" office:value="0.006519354008" calcext:value-type="float">
            <text:p>0.006519354008</text:p>
          </table:table-cell>
          <table:table-cell table:formula="of:=[.BY47]" office:value-type="float" office:value="0.006519354008" calcext:value-type="float">
            <text:p>0.006519354008</text:p>
          </table:table-cell>
          <table:table-cell table:formula="of:=[.BZ47]" office:value-type="float" office:value="0.006519354008" calcext:value-type="float">
            <text:p>0.006519354008</text:p>
          </table:table-cell>
          <table:table-cell table:formula="of:=[.CA47]" office:value-type="float" office:value="0.006519354008" calcext:value-type="float">
            <text:p>0.006519354008</text:p>
          </table:table-cell>
          <table:table-cell table:formula="of:=[.CB47]" office:value-type="float" office:value="0.006519354008" calcext:value-type="float">
            <text:p>0.006519354008</text:p>
          </table:table-cell>
          <table:table-cell table:formula="of:=[.CC47]" office:value-type="float" office:value="0.006519354008" calcext:value-type="float">
            <text:p>0.006519354008</text:p>
          </table:table-cell>
          <table:table-cell table:formula="of:=[.CD47]" office:value-type="float" office:value="0.006519354008" calcext:value-type="float">
            <text:p>0.006519354008</text:p>
          </table:table-cell>
          <table:table-cell table:formula="of:=[.CE47]" office:value-type="float" office:value="0.006519354008" calcext:value-type="float">
            <text:p>0.006519354008</text:p>
          </table:table-cell>
          <table:table-cell table:formula="of:=[.CF47]" office:value-type="float" office:value="0.006519354008" calcext:value-type="float">
            <text:p>0.006519354008</text:p>
          </table:table-cell>
          <table:table-cell table:formula="of:=[.CG47]" office:value-type="float" office:value="0.006519354008" calcext:value-type="float">
            <text:p>0.006519354008</text:p>
          </table:table-cell>
          <table:table-cell table:formula="of:=[.CH47]" office:value-type="float" office:value="0.006519354008" calcext:value-type="float">
            <text:p>0.006519354008</text:p>
          </table:table-cell>
          <table:table-cell table:formula="of:=[.CI47]" office:value-type="float" office:value="0.006519354008" calcext:value-type="float">
            <text:p>0.006519354008</text:p>
          </table:table-cell>
          <table:table-cell table:formula="of:=[.CJ47]" office:value-type="float" office:value="0.006519354008" calcext:value-type="float">
            <text:p>0.006519354008</text:p>
          </table:table-cell>
          <table:table-cell table:formula="of:=[.CK47]" office:value-type="float" office:value="0.006519354008" calcext:value-type="float">
            <text:p>0.006519354008</text:p>
          </table:table-cell>
          <table:table-cell table:formula="of:=[.CL47]" office:value-type="float" office:value="0.006519354008" calcext:value-type="float">
            <text:p>0.006519354008</text:p>
          </table:table-cell>
          <table:table-cell table:formula="of:=[.CM47]" office:value-type="float" office:value="0.006519354008" calcext:value-type="float">
            <text:p>0.006519354008</text:p>
          </table:table-cell>
          <table:table-cell table:formula="of:=[.CN47]" office:value-type="float" office:value="0.006519354008" calcext:value-type="float">
            <text:p>0.006519354008</text:p>
          </table:table-cell>
          <table:table-cell table:formula="of:=[.CO47]" office:value-type="float" office:value="0.006519354008" calcext:value-type="float">
            <text:p>0.006519354008</text:p>
          </table:table-cell>
          <table:table-cell table:formula="of:=[.CP47]" office:value-type="float" office:value="0.006519354008" calcext:value-type="float">
            <text:p>0.006519354008</text:p>
          </table:table-cell>
          <table:table-cell table:formula="of:=[.CQ47]" office:value-type="float" office:value="0.006519354008" calcext:value-type="float">
            <text:p>0.006519354008</text:p>
          </table:table-cell>
          <table:table-cell table:formula="of:=[.CR47]" office:value-type="float" office:value="0.006519354008" calcext:value-type="float">
            <text:p>0.006519354008</text:p>
          </table:table-cell>
          <table:table-cell table:formula="of:=[.CS47]" office:value-type="float" office:value="0.006519354008" calcext:value-type="float">
            <text:p>0.006519354008</text:p>
          </table:table-cell>
          <table:table-cell table:formula="of:=[.CT47]" office:value-type="float" office:value="0.006519354008" calcext:value-type="float">
            <text:p>0.006519354008</text:p>
          </table:table-cell>
          <table:table-cell table:formula="of:=[.CU47]" office:value-type="float" office:value="0.006519354008" calcext:value-type="float">
            <text:p>0.006519354008</text:p>
          </table:table-cell>
          <table:table-cell table:formula="of:=[.CV47]" office:value-type="float" office:value="0.006519354008" calcext:value-type="float">
            <text:p>0.006519354008</text:p>
          </table:table-cell>
          <table:table-cell table:formula="of:=[.CW47]" office:value-type="float" office:value="0.006519354008" calcext:value-type="float">
            <text:p>0.006519354008</text:p>
          </table:table-cell>
          <table:table-cell table:formula="of:=[.CX47]" office:value-type="float" office:value="0.006519354008" calcext:value-type="float">
            <text:p>0.006519354008</text:p>
          </table:table-cell>
          <table:table-cell table:formula="of:=[.CY47]" office:value-type="float" office:value="0.006519354008" calcext:value-type="float">
            <text:p>0.006519354008</text:p>
          </table:table-cell>
          <table:table-cell table:formula="of:=[.CZ47]" office:value-type="float" office:value="0.006519354008" calcext:value-type="float">
            <text:p>0.006519354008</text:p>
          </table:table-cell>
          <table:table-cell table:formula="of:=[.DA47]" office:value-type="float" office:value="0.006519354008" calcext:value-type="float">
            <text:p>0.006519354008</text:p>
          </table:table-cell>
          <table:table-cell table:formula="of:=[.DB47]" office:value-type="float" office:value="0.006519354008" calcext:value-type="float">
            <text:p>0.006519354008</text:p>
          </table:table-cell>
          <table:table-cell table:formula="of:=[.DC47]" office:value-type="float" office:value="0.006519354008" calcext:value-type="float">
            <text:p>0.006519354008</text:p>
          </table:table-cell>
          <table:table-cell table:formula="of:=[.DD47]" office:value-type="float" office:value="0.006519354008" calcext:value-type="float">
            <text:p>0.006519354008</text:p>
          </table:table-cell>
          <table:table-cell table:formula="of:=[.DE47]" office:value-type="float" office:value="0.006519354008" calcext:value-type="float">
            <text:p>0.006519354008</text:p>
          </table:table-cell>
          <table:table-cell table:formula="of:=[.DF47]" office:value-type="float" office:value="0.006519354008" calcext:value-type="float">
            <text:p>0.006519354008</text:p>
          </table:table-cell>
          <table:table-cell table:formula="of:=[.DG47]" office:value-type="float" office:value="0.006519354008" calcext:value-type="float">
            <text:p>0.006519354008</text:p>
          </table:table-cell>
          <table:table-cell table:formula="of:=[.DH47]" office:value-type="float" office:value="0.006519354008" calcext:value-type="float">
            <text:p>0.006519354008</text:p>
          </table:table-cell>
          <table:table-cell table:formula="of:=[.DI47]" office:value-type="float" office:value="0.006519354008" calcext:value-type="float">
            <text:p>0.006519354008</text:p>
          </table:table-cell>
          <table:table-cell table:formula="of:=[.DJ47]" office:value-type="float" office:value="0.006519354008" calcext:value-type="float">
            <text:p>0.006519354008</text:p>
          </table:table-cell>
          <table:table-cell table:formula="of:=[.DK47]" office:value-type="float" office:value="0.006519354008" calcext:value-type="float">
            <text:p>0.006519354008</text:p>
          </table:table-cell>
          <table:table-cell table:formula="of:=[.DL47]" office:value-type="float" office:value="0.006519354008" calcext:value-type="float">
            <text:p>0.006519354008</text:p>
          </table:table-cell>
          <table:table-cell table:formula="of:=[.DM47]" office:value-type="float" office:value="0.006519354008" calcext:value-type="float">
            <text:p>0.006519354008</text:p>
          </table:table-cell>
          <table:table-cell table:formula="of:=[.DN47]" office:value-type="float" office:value="0.006519354008" calcext:value-type="float">
            <text:p>0.006519354008</text:p>
          </table:table-cell>
          <table:table-cell table:formula="of:=[.DO47]" office:value-type="float" office:value="0.006519354008" calcext:value-type="float">
            <text:p>0.006519354008</text:p>
          </table:table-cell>
          <table:table-cell table:formula="of:=[.DP47]" office:value-type="float" office:value="0.006519354008" calcext:value-type="float">
            <text:p>0.006519354008</text:p>
          </table:table-cell>
          <table:table-cell table:formula="of:=[.DQ47]" office:value-type="float" office:value="0.006519354008" calcext:value-type="float">
            <text:p>0.006519354008</text:p>
          </table:table-cell>
          <table:table-cell table:formula="of:=[.DR47]" office:value-type="float" office:value="0.006519354008" calcext:value-type="float">
            <text:p>0.006519354008</text:p>
          </table:table-cell>
          <table:table-cell table:formula="of:=[.DS47]" office:value-type="float" office:value="0.006519354008" calcext:value-type="float">
            <text:p>0.006519354008</text:p>
          </table:table-cell>
          <table:table-cell table:formula="of:=[.DT47]" office:value-type="float" office:value="0.006519354008" calcext:value-type="float">
            <text:p>0.006519354008</text:p>
          </table:table-cell>
          <table:table-cell table:formula="of:=[.DU47]" office:value-type="float" office:value="0.006519354008" calcext:value-type="float">
            <text:p>0.006519354008</text:p>
          </table:table-cell>
          <table:table-cell table:formula="of:=[.DV47]" office:value-type="float" office:value="0.006519354008" calcext:value-type="float">
            <text:p>0.006519354008</text:p>
          </table:table-cell>
          <table:table-cell table:formula="of:=[.DW47]" office:value-type="float" office:value="0.006519354008" calcext:value-type="float">
            <text:p>0.006519354008</text:p>
          </table:table-cell>
          <table:table-cell table:formula="of:=[.DX47]" office:value-type="float" office:value="0.006519354008" calcext:value-type="float">
            <text:p>0.006519354008</text:p>
          </table:table-cell>
          <table:table-cell table:formula="of:=[.DY47]" office:value-type="float" office:value="0.006519354008" calcext:value-type="float">
            <text:p>0.006519354008</text:p>
          </table:table-cell>
          <table:table-cell table:formula="of:=[.DZ47]" office:value-type="float" office:value="0.006519354008" calcext:value-type="float">
            <text:p>0.006519354008</text:p>
          </table:table-cell>
          <table:table-cell table:formula="of:=[.EA47]" office:value-type="float" office:value="0.006519354008" calcext:value-type="float">
            <text:p>0.006519354008</text:p>
          </table:table-cell>
          <table:table-cell table:formula="of:=[.EB47]" office:value-type="float" office:value="0.006519354008" calcext:value-type="float">
            <text:p>0.006519354008</text:p>
          </table:table-cell>
          <table:table-cell table:formula="of:=[.EC47]" office:value-type="float" office:value="0.006519354008" calcext:value-type="float">
            <text:p>0.006519354008</text:p>
          </table:table-cell>
          <table:table-cell table:formula="of:=[.ED47]" office:value-type="float" office:value="0.006519354008" calcext:value-type="float">
            <text:p>0.006519354008</text:p>
          </table:table-cell>
          <table:table-cell table:formula="of:=[.EE47]" office:value-type="float" office:value="0.006519354008" calcext:value-type="float">
            <text:p>0.006519354008</text:p>
          </table:table-cell>
          <table:table-cell table:formula="of:=[.EF47]" office:value-type="float" office:value="0.006519354008" calcext:value-type="float">
            <text:p>0.006519354008</text:p>
          </table:table-cell>
          <table:table-cell table:formula="of:=[.EG47]" office:value-type="float" office:value="0.006519354008" calcext:value-type="float">
            <text:p>0.006519354008</text:p>
          </table:table-cell>
          <table:table-cell table:formula="of:=[.EH47]" office:value-type="float" office:value="0.006519354008" calcext:value-type="float">
            <text:p>0.006519354008</text:p>
          </table:table-cell>
          <table:table-cell table:formula="of:=[.EI47]" office:value-type="float" office:value="0.006519354008" calcext:value-type="float">
            <text:p>0.006519354008</text:p>
          </table:table-cell>
          <table:table-cell table:formula="of:=[.EJ47]" office:value-type="float" office:value="0.006519354008" calcext:value-type="float">
            <text:p>0.006519354008</text:p>
          </table:table-cell>
          <table:table-cell table:formula="of:=[.EK47]" office:value-type="float" office:value="0.006519354008" calcext:value-type="float">
            <text:p>0.006519354008</text:p>
          </table:table-cell>
          <table:table-cell table:formula="of:=[.EL47]" office:value-type="float" office:value="0.006519354008" calcext:value-type="float">
            <text:p>0.006519354008</text:p>
          </table:table-cell>
          <table:table-cell table:formula="of:=[.EM47]" office:value-type="float" office:value="0.006519354008" calcext:value-type="float">
            <text:p>0.006519354008</text:p>
          </table:table-cell>
          <table:table-cell table:formula="of:=[.EN47]" office:value-type="float" office:value="0.006519354008" calcext:value-type="float">
            <text:p>0.006519354008</text:p>
          </table:table-cell>
          <table:table-cell table:formula="of:=[.EO47]" office:value-type="float" office:value="0.006519354008" calcext:value-type="float">
            <text:p>0.006519354008</text:p>
          </table:table-cell>
          <table:table-cell table:formula="of:=[.EP47]" office:value-type="float" office:value="0.006519354008" calcext:value-type="float">
            <text:p>0.006519354008</text:p>
          </table:table-cell>
          <table:table-cell table:formula="of:=[.EQ47]" office:value-type="float" office:value="0.006519354008" calcext:value-type="float">
            <text:p>0.006519354008</text:p>
          </table:table-cell>
          <table:table-cell table:formula="of:=[.ER47]" office:value-type="float" office:value="0.006519354008" calcext:value-type="float">
            <text:p>0.006519354008</text:p>
          </table:table-cell>
          <table:table-cell table:formula="of:=[.ES47]" office:value-type="float" office:value="0.006519354008" calcext:value-type="float">
            <text:p>0.006519354008</text:p>
          </table:table-cell>
          <table:table-cell table:formula="of:=[.ET47]" office:value-type="float" office:value="0.006519354008" calcext:value-type="float">
            <text:p>0.0065193540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64713399" calcext:value-type="float">
            <text:p>0.1064713399</text:p>
          </table:table-cell>
          <table:table-cell office:value-type="float" office:value="0.0798692951" calcext:value-type="float">
            <text:p>0.0798692951</text:p>
          </table:table-cell>
          <table:table-cell office:value-type="float" office:value="0.0400195615" calcext:value-type="float">
            <text:p>0.0400195615</text:p>
          </table:table-cell>
          <table:table-cell office:value-type="float" office:value="0.0902654867" calcext:value-type="float">
            <text:p>0.09026548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41856704" calcext:value-type="float">
            <text:p>0.1441856704</text:p>
          </table:table-cell>
          <table:table-cell office:value-type="float" office:value="0" calcext:value-type="float">
            <text:p>0</text:p>
          </table:table-cell>
          <table:table-cell office:value-type="float" office:value="0.0099066489" calcext:value-type="float">
            <text:p>0.009906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947171" calcext:value-type="float">
            <text:p>0.0049947171</text:p>
          </table:table-cell>
          <table:table-cell office:value-type="float" office:value="0" calcext:value-type="float">
            <text:p>0</text:p>
          </table:table-cell>
          <table:table-cell office:value-type="float" office:value="0.0186335404" calcext:value-type="float">
            <text:p>0.0186335404</text:p>
          </table:table-cell>
          <table:table-cell office:value-type="float" office:value="0.0980094101" calcext:value-type="float">
            <text:p>0.0980094101</text:p>
          </table:table-cell>
          <table:table-cell office:value-type="float" office:value="0.0202782132" calcext:value-type="float">
            <text:p>0.020278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8653459" calcext:value-type="float">
            <text:p>0.0158653459</text:p>
          </table:table-cell>
          <table:table-cell office:value-type="float" office:value="0.095502408" calcext:value-type="float">
            <text:p>0.0955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998202" calcext:value-type="float">
            <text:p>0.01219982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18541033" calcext:value-type="float">
            <text:p>0.0118541033</text:p>
          </table:table-cell>
          <table:table-cell office:value-type="float" office:value="0.0726399673" calcext:value-type="float">
            <text:p>0.07263996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65481261" calcext:value-type="float">
            <text:p>0.0065481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81301077" calcext:value-type="float">
            <text:p>0.1481301077</text:p>
          </table:table-cell>
          <table:table-cell office:value-type="float" office:value="0" calcext:value-type="float">
            <text:p>0</text:p>
          </table:table-cell>
          <table:table-cell office:value-type="float" office:value="0.0108918129" calcext:value-type="float">
            <text:p>0.01089181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AVERAGE([.AR48:.BP48])" office:value-type="float" office:value="0.010002564692" calcext:value-type="float">
            <text:p>0.010002564692</text:p>
          </table:table-cell>
          <table:table-cell table:formula="of:=[.BQ48]" office:value-type="float" office:value="0.010002564692" calcext:value-type="float">
            <text:p>0.010002564692</text:p>
          </table:table-cell>
          <table:table-cell table:formula="of:=[.BR48]" office:value-type="float" office:value="0.010002564692" calcext:value-type="float">
            <text:p>0.010002564692</text:p>
          </table:table-cell>
          <table:table-cell table:formula="of:=[.BS48]" office:value-type="float" office:value="0.010002564692" calcext:value-type="float">
            <text:p>0.010002564692</text:p>
          </table:table-cell>
          <table:table-cell table:formula="of:=[.BT48]" office:value-type="float" office:value="0.010002564692" calcext:value-type="float">
            <text:p>0.010002564692</text:p>
          </table:table-cell>
          <table:table-cell table:formula="of:=[.BU48]" office:value-type="float" office:value="0.010002564692" calcext:value-type="float">
            <text:p>0.010002564692</text:p>
          </table:table-cell>
          <table:table-cell table:formula="of:=[.BV48]" office:value-type="float" office:value="0.010002564692" calcext:value-type="float">
            <text:p>0.010002564692</text:p>
          </table:table-cell>
          <table:table-cell table:formula="of:=[.BW48]" office:value-type="float" office:value="0.010002564692" calcext:value-type="float">
            <text:p>0.010002564692</text:p>
          </table:table-cell>
          <table:table-cell table:formula="of:=[.BX48]" office:value-type="float" office:value="0.010002564692" calcext:value-type="float">
            <text:p>0.010002564692</text:p>
          </table:table-cell>
          <table:table-cell table:formula="of:=[.BY48]" office:value-type="float" office:value="0.010002564692" calcext:value-type="float">
            <text:p>0.010002564692</text:p>
          </table:table-cell>
          <table:table-cell table:formula="of:=[.BZ48]" office:value-type="float" office:value="0.010002564692" calcext:value-type="float">
            <text:p>0.010002564692</text:p>
          </table:table-cell>
          <table:table-cell table:formula="of:=[.CA48]" office:value-type="float" office:value="0.010002564692" calcext:value-type="float">
            <text:p>0.010002564692</text:p>
          </table:table-cell>
          <table:table-cell table:formula="of:=[.CB48]" office:value-type="float" office:value="0.010002564692" calcext:value-type="float">
            <text:p>0.010002564692</text:p>
          </table:table-cell>
          <table:table-cell table:formula="of:=[.CC48]" office:value-type="float" office:value="0.010002564692" calcext:value-type="float">
            <text:p>0.010002564692</text:p>
          </table:table-cell>
          <table:table-cell table:formula="of:=[.CD48]" office:value-type="float" office:value="0.010002564692" calcext:value-type="float">
            <text:p>0.010002564692</text:p>
          </table:table-cell>
          <table:table-cell table:formula="of:=[.CE48]" office:value-type="float" office:value="0.010002564692" calcext:value-type="float">
            <text:p>0.010002564692</text:p>
          </table:table-cell>
          <table:table-cell table:formula="of:=[.CF48]" office:value-type="float" office:value="0.010002564692" calcext:value-type="float">
            <text:p>0.010002564692</text:p>
          </table:table-cell>
          <table:table-cell table:formula="of:=[.CG48]" office:value-type="float" office:value="0.010002564692" calcext:value-type="float">
            <text:p>0.010002564692</text:p>
          </table:table-cell>
          <table:table-cell table:formula="of:=[.CH48]" office:value-type="float" office:value="0.010002564692" calcext:value-type="float">
            <text:p>0.010002564692</text:p>
          </table:table-cell>
          <table:table-cell table:formula="of:=[.CI48]" office:value-type="float" office:value="0.010002564692" calcext:value-type="float">
            <text:p>0.010002564692</text:p>
          </table:table-cell>
          <table:table-cell table:formula="of:=[.CJ48]" office:value-type="float" office:value="0.010002564692" calcext:value-type="float">
            <text:p>0.010002564692</text:p>
          </table:table-cell>
          <table:table-cell table:formula="of:=[.CK48]" office:value-type="float" office:value="0.010002564692" calcext:value-type="float">
            <text:p>0.010002564692</text:p>
          </table:table-cell>
          <table:table-cell table:formula="of:=[.CL48]" office:value-type="float" office:value="0.010002564692" calcext:value-type="float">
            <text:p>0.010002564692</text:p>
          </table:table-cell>
          <table:table-cell table:formula="of:=[.CM48]" office:value-type="float" office:value="0.010002564692" calcext:value-type="float">
            <text:p>0.010002564692</text:p>
          </table:table-cell>
          <table:table-cell table:formula="of:=[.CN48]" office:value-type="float" office:value="0.010002564692" calcext:value-type="float">
            <text:p>0.010002564692</text:p>
          </table:table-cell>
          <table:table-cell table:formula="of:=[.CO48]" office:value-type="float" office:value="0.010002564692" calcext:value-type="float">
            <text:p>0.010002564692</text:p>
          </table:table-cell>
          <table:table-cell table:formula="of:=[.CP48]" office:value-type="float" office:value="0.010002564692" calcext:value-type="float">
            <text:p>0.010002564692</text:p>
          </table:table-cell>
          <table:table-cell table:formula="of:=[.CQ48]" office:value-type="float" office:value="0.010002564692" calcext:value-type="float">
            <text:p>0.010002564692</text:p>
          </table:table-cell>
          <table:table-cell table:formula="of:=[.CR48]" office:value-type="float" office:value="0.010002564692" calcext:value-type="float">
            <text:p>0.010002564692</text:p>
          </table:table-cell>
          <table:table-cell table:formula="of:=[.CS48]" office:value-type="float" office:value="0.010002564692" calcext:value-type="float">
            <text:p>0.010002564692</text:p>
          </table:table-cell>
          <table:table-cell table:formula="of:=[.CT48]" office:value-type="float" office:value="0.010002564692" calcext:value-type="float">
            <text:p>0.010002564692</text:p>
          </table:table-cell>
          <table:table-cell table:formula="of:=[.CU48]" office:value-type="float" office:value="0.010002564692" calcext:value-type="float">
            <text:p>0.010002564692</text:p>
          </table:table-cell>
          <table:table-cell table:formula="of:=[.CV48]" office:value-type="float" office:value="0.010002564692" calcext:value-type="float">
            <text:p>0.010002564692</text:p>
          </table:table-cell>
          <table:table-cell table:formula="of:=[.CW48]" office:value-type="float" office:value="0.010002564692" calcext:value-type="float">
            <text:p>0.010002564692</text:p>
          </table:table-cell>
          <table:table-cell table:formula="of:=[.CX48]" office:value-type="float" office:value="0.010002564692" calcext:value-type="float">
            <text:p>0.010002564692</text:p>
          </table:table-cell>
          <table:table-cell table:formula="of:=[.CY48]" office:value-type="float" office:value="0.010002564692" calcext:value-type="float">
            <text:p>0.010002564692</text:p>
          </table:table-cell>
          <table:table-cell table:formula="of:=[.CZ48]" office:value-type="float" office:value="0.010002564692" calcext:value-type="float">
            <text:p>0.010002564692</text:p>
          </table:table-cell>
          <table:table-cell table:formula="of:=[.DA48]" office:value-type="float" office:value="0.010002564692" calcext:value-type="float">
            <text:p>0.010002564692</text:p>
          </table:table-cell>
          <table:table-cell table:formula="of:=[.DB48]" office:value-type="float" office:value="0.010002564692" calcext:value-type="float">
            <text:p>0.010002564692</text:p>
          </table:table-cell>
          <table:table-cell table:formula="of:=[.DC48]" office:value-type="float" office:value="0.010002564692" calcext:value-type="float">
            <text:p>0.010002564692</text:p>
          </table:table-cell>
          <table:table-cell table:formula="of:=[.DD48]" office:value-type="float" office:value="0.010002564692" calcext:value-type="float">
            <text:p>0.010002564692</text:p>
          </table:table-cell>
          <table:table-cell table:formula="of:=[.DE48]" office:value-type="float" office:value="0.010002564692" calcext:value-type="float">
            <text:p>0.010002564692</text:p>
          </table:table-cell>
          <table:table-cell table:formula="of:=[.DF48]" office:value-type="float" office:value="0.010002564692" calcext:value-type="float">
            <text:p>0.010002564692</text:p>
          </table:table-cell>
          <table:table-cell table:formula="of:=[.DG48]" office:value-type="float" office:value="0.010002564692" calcext:value-type="float">
            <text:p>0.010002564692</text:p>
          </table:table-cell>
          <table:table-cell table:formula="of:=[.DH48]" office:value-type="float" office:value="0.010002564692" calcext:value-type="float">
            <text:p>0.010002564692</text:p>
          </table:table-cell>
          <table:table-cell table:formula="of:=[.DI48]" office:value-type="float" office:value="0.010002564692" calcext:value-type="float">
            <text:p>0.010002564692</text:p>
          </table:table-cell>
          <table:table-cell table:formula="of:=[.DJ48]" office:value-type="float" office:value="0.010002564692" calcext:value-type="float">
            <text:p>0.010002564692</text:p>
          </table:table-cell>
          <table:table-cell table:formula="of:=[.DK48]" office:value-type="float" office:value="0.010002564692" calcext:value-type="float">
            <text:p>0.010002564692</text:p>
          </table:table-cell>
          <table:table-cell table:formula="of:=[.DL48]" office:value-type="float" office:value="0.010002564692" calcext:value-type="float">
            <text:p>0.010002564692</text:p>
          </table:table-cell>
          <table:table-cell table:formula="of:=[.DM48]" office:value-type="float" office:value="0.010002564692" calcext:value-type="float">
            <text:p>0.010002564692</text:p>
          </table:table-cell>
          <table:table-cell table:formula="of:=[.DN48]" office:value-type="float" office:value="0.010002564692" calcext:value-type="float">
            <text:p>0.010002564692</text:p>
          </table:table-cell>
          <table:table-cell table:formula="of:=[.DO48]" office:value-type="float" office:value="0.010002564692" calcext:value-type="float">
            <text:p>0.010002564692</text:p>
          </table:table-cell>
          <table:table-cell table:formula="of:=[.DP48]" office:value-type="float" office:value="0.010002564692" calcext:value-type="float">
            <text:p>0.010002564692</text:p>
          </table:table-cell>
          <table:table-cell table:formula="of:=[.DQ48]" office:value-type="float" office:value="0.010002564692" calcext:value-type="float">
            <text:p>0.010002564692</text:p>
          </table:table-cell>
          <table:table-cell table:formula="of:=[.DR48]" office:value-type="float" office:value="0.010002564692" calcext:value-type="float">
            <text:p>0.010002564692</text:p>
          </table:table-cell>
          <table:table-cell table:formula="of:=[.DS48]" office:value-type="float" office:value="0.010002564692" calcext:value-type="float">
            <text:p>0.010002564692</text:p>
          </table:table-cell>
          <table:table-cell table:formula="of:=[.DT48]" office:value-type="float" office:value="0.010002564692" calcext:value-type="float">
            <text:p>0.010002564692</text:p>
          </table:table-cell>
          <table:table-cell table:formula="of:=[.DU48]" office:value-type="float" office:value="0.010002564692" calcext:value-type="float">
            <text:p>0.010002564692</text:p>
          </table:table-cell>
          <table:table-cell table:formula="of:=[.DV48]" office:value-type="float" office:value="0.010002564692" calcext:value-type="float">
            <text:p>0.010002564692</text:p>
          </table:table-cell>
          <table:table-cell table:formula="of:=[.DW48]" office:value-type="float" office:value="0.010002564692" calcext:value-type="float">
            <text:p>0.010002564692</text:p>
          </table:table-cell>
          <table:table-cell table:formula="of:=[.DX48]" office:value-type="float" office:value="0.010002564692" calcext:value-type="float">
            <text:p>0.010002564692</text:p>
          </table:table-cell>
          <table:table-cell table:formula="of:=[.DY48]" office:value-type="float" office:value="0.010002564692" calcext:value-type="float">
            <text:p>0.010002564692</text:p>
          </table:table-cell>
          <table:table-cell table:formula="of:=[.DZ48]" office:value-type="float" office:value="0.010002564692" calcext:value-type="float">
            <text:p>0.010002564692</text:p>
          </table:table-cell>
          <table:table-cell table:formula="of:=[.EA48]" office:value-type="float" office:value="0.010002564692" calcext:value-type="float">
            <text:p>0.010002564692</text:p>
          </table:table-cell>
          <table:table-cell table:formula="of:=[.EB48]" office:value-type="float" office:value="0.010002564692" calcext:value-type="float">
            <text:p>0.010002564692</text:p>
          </table:table-cell>
          <table:table-cell table:formula="of:=[.EC48]" office:value-type="float" office:value="0.010002564692" calcext:value-type="float">
            <text:p>0.010002564692</text:p>
          </table:table-cell>
          <table:table-cell table:formula="of:=[.ED48]" office:value-type="float" office:value="0.010002564692" calcext:value-type="float">
            <text:p>0.010002564692</text:p>
          </table:table-cell>
          <table:table-cell table:formula="of:=[.EE48]" office:value-type="float" office:value="0.010002564692" calcext:value-type="float">
            <text:p>0.010002564692</text:p>
          </table:table-cell>
          <table:table-cell table:formula="of:=[.EF48]" office:value-type="float" office:value="0.010002564692" calcext:value-type="float">
            <text:p>0.010002564692</text:p>
          </table:table-cell>
          <table:table-cell table:formula="of:=[.EG48]" office:value-type="float" office:value="0.010002564692" calcext:value-type="float">
            <text:p>0.010002564692</text:p>
          </table:table-cell>
          <table:table-cell table:formula="of:=[.EH48]" office:value-type="float" office:value="0.010002564692" calcext:value-type="float">
            <text:p>0.010002564692</text:p>
          </table:table-cell>
          <table:table-cell table:formula="of:=[.EI48]" office:value-type="float" office:value="0.010002564692" calcext:value-type="float">
            <text:p>0.010002564692</text:p>
          </table:table-cell>
          <table:table-cell table:formula="of:=[.EJ48]" office:value-type="float" office:value="0.010002564692" calcext:value-type="float">
            <text:p>0.010002564692</text:p>
          </table:table-cell>
          <table:table-cell table:formula="of:=[.EK48]" office:value-type="float" office:value="0.010002564692" calcext:value-type="float">
            <text:p>0.010002564692</text:p>
          </table:table-cell>
          <table:table-cell table:formula="of:=[.EL48]" office:value-type="float" office:value="0.010002564692" calcext:value-type="float">
            <text:p>0.010002564692</text:p>
          </table:table-cell>
          <table:table-cell table:formula="of:=[.EM48]" office:value-type="float" office:value="0.010002564692" calcext:value-type="float">
            <text:p>0.010002564692</text:p>
          </table:table-cell>
          <table:table-cell table:formula="of:=[.EN48]" office:value-type="float" office:value="0.010002564692" calcext:value-type="float">
            <text:p>0.010002564692</text:p>
          </table:table-cell>
          <table:table-cell table:formula="of:=[.EO48]" office:value-type="float" office:value="0.010002564692" calcext:value-type="float">
            <text:p>0.010002564692</text:p>
          </table:table-cell>
          <table:table-cell table:formula="of:=[.EP48]" office:value-type="float" office:value="0.010002564692" calcext:value-type="float">
            <text:p>0.010002564692</text:p>
          </table:table-cell>
          <table:table-cell table:formula="of:=[.EQ48]" office:value-type="float" office:value="0.010002564692" calcext:value-type="float">
            <text:p>0.010002564692</text:p>
          </table:table-cell>
          <table:table-cell table:formula="of:=[.ER48]" office:value-type="float" office:value="0.010002564692" calcext:value-type="float">
            <text:p>0.010002564692</text:p>
          </table:table-cell>
          <table:table-cell table:formula="of:=[.ES48]" office:value-type="float" office:value="0.010002564692" calcext:value-type="float">
            <text:p>0.010002564692</text:p>
          </table:table-cell>
          <table:table-cell table:formula="of:=[.ET48]" office:value-type="float" office:value="0.010002564692" calcext:value-type="float">
            <text:p>0.010002564692</text:p>
          </table:table-cell>
        </table:table-row>
        <table:table-row table:style-name="ro1" table:number-rows-repeated="1048527">
          <table:table-cell table:number-columns-repeated="151"/>
        </table:table-row>
        <table:table-row table:style-name="ro1">
          <table:table-cell table:number-columns-repeated="151"/>
        </table:table-row>
      </table:table>
      <table:table table:name="Common-law graph" table:style-name="ta1">
        <table:shapes>
          <draw:frame draw:z-index="0" draw:style-name="gr1" draw:text-style-name="P1" svg:width="453.51pt" svg:height="255.09pt" svg:x="64.03pt" svg:y="51.22pt">
            <draw:object draw:notify-on-update-of-ranges="'Common-law union'.B7:'Common-law union'.BM7 'Common-law union'.A8:'Common-law union'.A8 'Common-law union'.B8:'Common-law union'.BM8 'Common-law union'.A9:'Common-law union'.A9 'Common-law union'.B9:'Common-law union'.BM9 'Common-law union'.A10:'Common-law union'.A10 'Common-law union'.B10:'Common-law union'.BM10 'Common-law union'.A11:'Common-law union'.A11 'Common-law union'.B11:'Common-law union'.BM11 'Common-law union'.A12:'Common-law union'.A12 'Common-law union'.B12:'Common-law union'.BM12 'Common-law union'.A13:'Common-law union'.A13 'Common-law union'.B13:'Common-law union'.BM13 'Common-law union'.A14:'Common-law union'.A14 'Common-law union'.B14:'Common-law union'.BM14 'Common-law union'.A15:'Common-law union'.A15 'Common-law union'.B15:'Common-law union'.BM15 'Common-law union'.A16:'Common-law union'.A16 'Common-law union'.B16:'Common-law union'.BM16 'Common-law union'.A17:'Common-law union'.A17 'Common-law union'.B17:'Common-law union'.BM17 'Common-law union'.A18:'Common-law union'.A18 'Common-law union'.B18:'Common-law union'.B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.03pt" svg:y="384.01pt">
            <draw:object draw:notify-on-update-of-ranges="'Common-law union'.B31:'Common-law union'.BM31 'Common-law union'.A32:'Common-law union'.A32 'Common-law union'.B32:'Common-law union'.BM32 'Common-law union'.A33:'Common-law union'.A33 'Common-law union'.B33:'Common-law union'.BM33 'Common-law union'.A34:'Common-law union'.A34 'Common-law union'.B34:'Common-law union'.BM34 'Common-law union'.A35:'Common-law union'.A35 'Common-law union'.B35:'Common-law union'.BM35 'Common-law union'.A36:'Common-law union'.A36 'Common-law union'.B36:'Common-law union'.BM36 'Common-law union'.A37:'Common-law union'.A37 'Common-law union'.B37:'Common-law union'.BM37 'Common-law union'.A38:'Common-law union'.A38 'Common-law union'.B38:'Common-law union'.BM38 'Common-law union'.A39:'Common-law union'.A39 'Common-law union'.B39:'Common-law union'.BM39 'Common-law union'.A40:'Common-law union'.A40 'Common-law union'.B40:'Common-law union'.BM40 'Common-law union'.A41:'Common-law union'.A41 'Common-law union'.B41:'Common-law union'.BM41 'Common-law union'.A42:'Common-law union'.A42 'Common-law union'.B42:'Common-law union'.BM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n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men</text:p>
          </table:table-cell>
        </table:table-row>
      </table:table>
      <table:table table:name="Marriage" table:style-name="ta1">
        <table:table-column table:style-name="co1" table:number-columns-repeated="6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83" table:default-cell-style-name="Default"/>
        <table:table-row table:style-name="ro1">
          <table:table-cell table:number-columns-repeated="151"/>
        </table:table-row>
        <table:table-row table:style-name="ro1">
          <table:table-cell/>
          <table:table-cell office:value-type="string" calcext:value-type="string">
            <text:p>Men. marriage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table:number-columns-repeated="67"/>
          <table:table-cell table:style-name="ce2"/>
          <table:table-cell table:number-columns-repeated="83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65"/>
          <table:table-cell table:style-name="ce2"/>
          <table:table-cell table:number-columns-repeated="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BH6]+1" office:value-type="float" office:value="62" calcext:value-type="float">
            <text:p>62</text:p>
          </table:table-cell>
          <table:table-cell table:formula="of:=[.BI6]+1" office:value-type="float" office:value="63" calcext:value-type="float">
            <text:p>63</text:p>
          </table:table-cell>
          <table:table-cell table:formula="of:=[.BJ6]+1" office:value-type="float" office:value="64" calcext:value-type="float">
            <text:p>64</text:p>
          </table:table-cell>
          <table:table-cell table:formula="of:=[.BK6]+1" office:value-type="float" office:value="65" calcext:value-type="float">
            <text:p>65</text:p>
          </table:table-cell>
          <table:table-cell table:formula="of:=[.BL6]+1" office:value-type="float" office:value="66" calcext:value-type="float">
            <text:p>66</text:p>
          </table:table-cell>
          <table:table-cell table:formula="of:=[.BM6]+1" office:value-type="float" office:value="67" calcext:value-type="float">
            <text:p>67</text:p>
          </table:table-cell>
          <table:table-cell table:formula="of:=[.BN6]+1" office:value-type="float" office:value="68" calcext:value-type="float">
            <text:p>68</text:p>
          </table:table-cell>
          <table:table-cell table:style-name="ce2" table:formula="of:=[.BO6]+1" office:value-type="float" office:value="69" calcext:value-type="float">
            <text:p>69</text:p>
          </table:table-cell>
          <table:table-cell table:style-name="ce1" table:formula="of:=[.BP6]+1" office:value-type="float" office:value="70" calcext:value-type="float">
            <text:p>70</text:p>
          </table:table-cell>
          <table:table-cell table:formula="of:=[.BQ6]+1" office:value-type="float" office:value="71" calcext:value-type="float">
            <text:p>71</text:p>
          </table:table-cell>
          <table:table-cell table:formula="of:=[.BR6]+1" office:value-type="float" office:value="72" calcext:value-type="float">
            <text:p>72</text:p>
          </table:table-cell>
          <table:table-cell table:formula="of:=[.BS6]+1" office:value-type="float" office:value="73" calcext:value-type="float">
            <text:p>73</text:p>
          </table:table-cell>
          <table:table-cell table:formula="of:=[.BT6]+1" office:value-type="float" office:value="74" calcext:value-type="float">
            <text:p>74</text:p>
          </table:table-cell>
          <table:table-cell table:formula="of:=[.BU6]+1" office:value-type="float" office:value="75" calcext:value-type="float">
            <text:p>75</text:p>
          </table:table-cell>
          <table:table-cell table:formula="of:=[.BV6]+1" office:value-type="float" office:value="76" calcext:value-type="float">
            <text:p>76</text:p>
          </table:table-cell>
          <table:table-cell table:formula="of:=[.BW6]+1" office:value-type="float" office:value="77" calcext:value-type="float">
            <text:p>77</text:p>
          </table:table-cell>
          <table:table-cell table:formula="of:=[.BX6]+1" office:value-type="float" office:value="78" calcext:value-type="float">
            <text:p>78</text:p>
          </table:table-cell>
          <table:table-cell table:formula="of:=[.BY6]+1" office:value-type="float" office:value="79" calcext:value-type="float">
            <text:p>79</text:p>
          </table:table-cell>
          <table:table-cell table:formula="of:=[.BZ6]+1" office:value-type="float" office:value="80" calcext:value-type="float">
            <text:p>80</text:p>
          </table:table-cell>
          <table:table-cell table:formula="of:=[.CA6]+1" office:value-type="float" office:value="81" calcext:value-type="float">
            <text:p>81</text:p>
          </table:table-cell>
          <table:table-cell table:formula="of:=[.CB6]+1" office:value-type="float" office:value="82" calcext:value-type="float">
            <text:p>82</text:p>
          </table:table-cell>
          <table:table-cell table:formula="of:=[.CC6]+1" office:value-type="float" office:value="83" calcext:value-type="float">
            <text:p>83</text:p>
          </table:table-cell>
          <table:table-cell table:formula="of:=[.CD6]+1" office:value-type="float" office:value="84" calcext:value-type="float">
            <text:p>84</text:p>
          </table:table-cell>
          <table:table-cell table:formula="of:=[.CE6]+1" office:value-type="float" office:value="85" calcext:value-type="float">
            <text:p>85</text:p>
          </table:table-cell>
          <table:table-cell table:formula="of:=[.CF6]+1" office:value-type="float" office:value="86" calcext:value-type="float">
            <text:p>86</text:p>
          </table:table-cell>
          <table:table-cell table:formula="of:=[.CG6]+1" office:value-type="float" office:value="87" calcext:value-type="float">
            <text:p>87</text:p>
          </table:table-cell>
          <table:table-cell table:formula="of:=[.CH6]+1" office:value-type="float" office:value="88" calcext:value-type="float">
            <text:p>88</text:p>
          </table:table-cell>
          <table:table-cell table:formula="of:=[.CI6]+1" office:value-type="float" office:value="89" calcext:value-type="float">
            <text:p>89</text:p>
          </table:table-cell>
          <table:table-cell table:formula="of:=[.CJ6]+1" office:value-type="float" office:value="90" calcext:value-type="float">
            <text:p>90</text:p>
          </table:table-cell>
          <table:table-cell table:formula="of:=[.CK6]+1" office:value-type="float" office:value="91" calcext:value-type="float">
            <text:p>91</text:p>
          </table:table-cell>
          <table:table-cell table:formula="of:=[.CL6]+1" office:value-type="float" office:value="92" calcext:value-type="float">
            <text:p>92</text:p>
          </table:table-cell>
          <table:table-cell table:formula="of:=[.CM6]+1" office:value-type="float" office:value="93" calcext:value-type="float">
            <text:p>93</text:p>
          </table:table-cell>
          <table:table-cell table:formula="of:=[.CN6]+1" office:value-type="float" office:value="94" calcext:value-type="float">
            <text:p>94</text:p>
          </table:table-cell>
          <table:table-cell table:formula="of:=[.CO6]+1" office:value-type="float" office:value="95" calcext:value-type="float">
            <text:p>95</text:p>
          </table:table-cell>
          <table:table-cell table:formula="of:=[.CP6]+1" office:value-type="float" office:value="96" calcext:value-type="float">
            <text:p>96</text:p>
          </table:table-cell>
          <table:table-cell table:formula="of:=[.CQ6]+1" office:value-type="float" office:value="97" calcext:value-type="float">
            <text:p>97</text:p>
          </table:table-cell>
          <table:table-cell table:formula="of:=[.CR6]+1" office:value-type="float" office:value="98" calcext:value-type="float">
            <text:p>98</text:p>
          </table:table-cell>
          <table:table-cell table:formula="of:=[.CS6]+1" office:value-type="float" office:value="99" calcext:value-type="float">
            <text:p>99</text:p>
          </table:table-cell>
          <table:table-cell table:formula="of:=[.CT6]+1" office:value-type="float" office:value="100" calcext:value-type="float">
            <text:p>100</text:p>
          </table:table-cell>
          <table:table-cell table:formula="of:=[.CU6]+1" office:value-type="float" office:value="101" calcext:value-type="float">
            <text:p>101</text:p>
          </table:table-cell>
          <table:table-cell table:formula="of:=[.CV6]+1" office:value-type="float" office:value="102" calcext:value-type="float">
            <text:p>102</text:p>
          </table:table-cell>
          <table:table-cell table:formula="of:=[.CW6]+1" office:value-type="float" office:value="103" calcext:value-type="float">
            <text:p>103</text:p>
          </table:table-cell>
          <table:table-cell table:formula="of:=[.CX6]+1" office:value-type="float" office:value="104" calcext:value-type="float">
            <text:p>104</text:p>
          </table:table-cell>
          <table:table-cell table:formula="of:=[.CY6]+1" office:value-type="float" office:value="105" calcext:value-type="float">
            <text:p>105</text:p>
          </table:table-cell>
          <table:table-cell table:formula="of:=[.CZ6]+1" office:value-type="float" office:value="106" calcext:value-type="float">
            <text:p>106</text:p>
          </table:table-cell>
          <table:table-cell table:formula="of:=[.DA6]+1" office:value-type="float" office:value="107" calcext:value-type="float">
            <text:p>107</text:p>
          </table:table-cell>
          <table:table-cell table:formula="of:=[.DB6]+1" office:value-type="float" office:value="108" calcext:value-type="float">
            <text:p>108</text:p>
          </table:table-cell>
          <table:table-cell table:formula="of:=[.DC6]+1" office:value-type="float" office:value="109" calcext:value-type="float">
            <text:p>109</text:p>
          </table:table-cell>
          <table:table-cell table:formula="of:=[.DD6]+1" office:value-type="float" office:value="110" calcext:value-type="float">
            <text:p>110</text:p>
          </table:table-cell>
          <table:table-cell table:formula="of:=[.DE6]+1" office:value-type="float" office:value="111" calcext:value-type="float">
            <text:p>111</text:p>
          </table:table-cell>
          <table:table-cell table:formula="of:=[.DF6]+1" office:value-type="float" office:value="112" calcext:value-type="float">
            <text:p>112</text:p>
          </table:table-cell>
          <table:table-cell table:formula="of:=[.DG6]+1" office:value-type="float" office:value="113" calcext:value-type="float">
            <text:p>113</text:p>
          </table:table-cell>
          <table:table-cell table:formula="of:=[.DH6]+1" office:value-type="float" office:value="114" calcext:value-type="float">
            <text:p>114</text:p>
          </table:table-cell>
          <table:table-cell table:formula="of:=[.DI6]+1" office:value-type="float" office:value="115" calcext:value-type="float">
            <text:p>115</text:p>
          </table:table-cell>
          <table:table-cell table:formula="of:=[.DJ6]+1" office:value-type="float" office:value="116" calcext:value-type="float">
            <text:p>116</text:p>
          </table:table-cell>
          <table:table-cell table:formula="of:=[.DK6]+1" office:value-type="float" office:value="117" calcext:value-type="float">
            <text:p>117</text:p>
          </table:table-cell>
          <table:table-cell table:formula="of:=[.DL6]+1" office:value-type="float" office:value="118" calcext:value-type="float">
            <text:p>118</text:p>
          </table:table-cell>
          <table:table-cell table:formula="of:=[.DM6]+1" office:value-type="float" office:value="119" calcext:value-type="float">
            <text:p>119</text:p>
          </table:table-cell>
          <table:table-cell table:formula="of:=[.DN6]+1" office:value-type="float" office:value="120" calcext:value-type="float">
            <text:p>120</text:p>
          </table:table-cell>
          <table:table-cell table:formula="of:=[.DO6]+1" office:value-type="float" office:value="121" calcext:value-type="float">
            <text:p>121</text:p>
          </table:table-cell>
          <table:table-cell table:formula="of:=[.DP6]+1" office:value-type="float" office:value="122" calcext:value-type="float">
            <text:p>122</text:p>
          </table:table-cell>
          <table:table-cell table:formula="of:=[.DQ6]+1" office:value-type="float" office:value="123" calcext:value-type="float">
            <text:p>123</text:p>
          </table:table-cell>
          <table:table-cell table:formula="of:=[.DR6]+1" office:value-type="float" office:value="124" calcext:value-type="float">
            <text:p>124</text:p>
          </table:table-cell>
          <table:table-cell table:formula="of:=[.DS6]+1" office:value-type="float" office:value="125" calcext:value-type="float">
            <text:p>125</text:p>
          </table:table-cell>
          <table:table-cell table:formula="of:=[.DT6]+1" office:value-type="float" office:value="126" calcext:value-type="float">
            <text:p>126</text:p>
          </table:table-cell>
          <table:table-cell table:formula="of:=[.DU6]+1" office:value-type="float" office:value="127" calcext:value-type="float">
            <text:p>127</text:p>
          </table:table-cell>
          <table:table-cell table:formula="of:=[.DV6]+1" office:value-type="float" office:value="128" calcext:value-type="float">
            <text:p>128</text:p>
          </table:table-cell>
          <table:table-cell table:formula="of:=[.DW6]+1" office:value-type="float" office:value="129" calcext:value-type="float">
            <text:p>129</text:p>
          </table:table-cell>
          <table:table-cell table:formula="of:=[.DX6]+1" office:value-type="float" office:value="130" calcext:value-type="float">
            <text:p>130</text:p>
          </table:table-cell>
          <table:table-cell table:formula="of:=[.DY6]+1" office:value-type="float" office:value="131" calcext:value-type="float">
            <text:p>131</text:p>
          </table:table-cell>
          <table:table-cell table:formula="of:=[.DZ6]+1" office:value-type="float" office:value="132" calcext:value-type="float">
            <text:p>132</text:p>
          </table:table-cell>
          <table:table-cell table:formula="of:=[.EA6]+1" office:value-type="float" office:value="133" calcext:value-type="float">
            <text:p>133</text:p>
          </table:table-cell>
          <table:table-cell table:formula="of:=[.EB6]+1" office:value-type="float" office:value="134" calcext:value-type="float">
            <text:p>134</text:p>
          </table:table-cell>
          <table:table-cell table:formula="of:=[.EC6]+1" office:value-type="float" office:value="135" calcext:value-type="float">
            <text:p>135</text:p>
          </table:table-cell>
          <table:table-cell table:formula="of:=[.ED6]+1" office:value-type="float" office:value="136" calcext:value-type="float">
            <text:p>136</text:p>
          </table:table-cell>
          <table:table-cell table:formula="of:=[.EE6]+1" office:value-type="float" office:value="137" calcext:value-type="float">
            <text:p>137</text:p>
          </table:table-cell>
          <table:table-cell table:formula="of:=[.EF6]+1" office:value-type="float" office:value="138" calcext:value-type="float">
            <text:p>138</text:p>
          </table:table-cell>
          <table:table-cell table:formula="of:=[.EG6]+1" office:value-type="float" office:value="139" calcext:value-type="float">
            <text:p>139</text:p>
          </table:table-cell>
          <table:table-cell table:formula="of:=[.EH6]+1" office:value-type="float" office:value="140" calcext:value-type="float">
            <text:p>140</text:p>
          </table:table-cell>
          <table:table-cell table:formula="of:=[.EI6]+1" office:value-type="float" office:value="141" calcext:value-type="float">
            <text:p>141</text:p>
          </table:table-cell>
          <table:table-cell table:formula="of:=[.EJ6]+1" office:value-type="float" office:value="142" calcext:value-type="float">
            <text:p>142</text:p>
          </table:table-cell>
          <table:table-cell table:formula="of:=[.EK6]+1" office:value-type="float" office:value="143" calcext:value-type="float">
            <text:p>143</text:p>
          </table:table-cell>
          <table:table-cell table:formula="of:=[.EL6]+1" office:value-type="float" office:value="144" calcext:value-type="float">
            <text:p>144</text:p>
          </table:table-cell>
          <table:table-cell table:formula="of:=[.EM6]+1" office:value-type="float" office:value="145" calcext:value-type="float">
            <text:p>145</text:p>
          </table:table-cell>
          <table:table-cell table:formula="of:=[.EN6]+1" office:value-type="float" office:value="146" calcext:value-type="float">
            <text:p>146</text:p>
          </table:table-cell>
          <table:table-cell table:formula="of:=[.EO6]+1" office:value-type="float" office:value="147" calcext:value-type="float">
            <text:p>147</text:p>
          </table:table-cell>
          <table:table-cell table:formula="of:=[.EP6]+1" office:value-type="float" office:value="148" calcext:value-type="float">
            <text:p>148</text:p>
          </table:table-cell>
          <table:table-cell table:formula="of:=[.EQ6]+1" office:value-type="float" office:value="149" calcext:value-type="float">
            <text:p>149</text:p>
          </table:table-cell>
          <table:table-cell table:formula="of:=[.ER6]+1" office:value-type="float" office:value="150" calcext:value-type="float">
            <text:p>150</text:p>
          </table:table-cell>
          <table:table-cell table:formula="of:=[.ES6]+1" office:value-type="float" office:value="151" calcext:value-type="float">
            <text:p>151</text:p>
          </table:table-cell>
          <table:table-cell table:formula="of:=[.ET6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F7]-1" office:value-type="float" office:value="2003" calcext:value-type="float">
            <text:p>2003</text:p>
          </table:table-cell>
          <table:table-cell table:formula="of:=[.G7]-1" office:value-type="float" office:value="2003" calcext:value-type="float">
            <text:p>2003</text:p>
          </table:table-cell>
          <table:table-cell table:formula="of:=[.H7]-1" office:value-type="float" office:value="2004" calcext:value-type="float">
            <text:p>2004</text:p>
          </table:table-cell>
          <table:table-cell table:formula="of:=[.I7]-1" office:value-type="float" office:value="2004" calcext:value-type="float">
            <text:p>2004</text:p>
          </table:table-cell>
          <table:table-cell table:formula="of:=[.J7]-1" office:value-type="float" office:value="2004" calcext:value-type="float">
            <text:p>2004</text:p>
          </table:table-cell>
          <table:table-cell table:formula="of:=[.K7]-1" office:value-type="float" office:value="2004" calcext:value-type="float">
            <text:p>2004</text:p>
          </table:table-cell>
          <table:table-cell table:formula="of:=[.L7]-1" office:value-type="float" office:value="2005" calcext:value-type="float">
            <text:p>2005</text:p>
          </table:table-cell>
          <table:table-cell table:formula="of:=[.M7]-1" office:value-type="float" office:value="2005" calcext:value-type="float">
            <text:p>2005</text:p>
          </table:table-cell>
          <table:table-cell table:formula="of:=[.N7]-1" office:value-type="float" office:value="2005" calcext:value-type="float">
            <text:p>2005</text:p>
          </table:table-cell>
          <table:table-cell table:formula="of:=[.O7]-1" office:value-type="float" office:value="2005" calcext:value-type="float">
            <text:p>2005</text:p>
          </table:table-cell>
          <table:table-cell table:formula="of:=[.P7]-1" office:value-type="float" office:value="2006" calcext:value-type="float">
            <text:p>2006</text:p>
          </table:table-cell>
          <table:table-cell table:formula="of:=[.Q7]-1" office:value-type="float" office:value="2006" calcext:value-type="float">
            <text:p>2006</text:p>
          </table:table-cell>
          <table:table-cell table:formula="of:=[.R7]-1" office:value-type="float" office:value="2006" calcext:value-type="float">
            <text:p>2006</text:p>
          </table:table-cell>
          <table:table-cell table:formula="of:=[.S7]-1" office:value-type="float" office:value="2006" calcext:value-type="float">
            <text:p>2006</text:p>
          </table:table-cell>
          <table:table-cell table:formula="of:=[.T7]-1" office:value-type="float" office:value="2007" calcext:value-type="float">
            <text:p>2007</text:p>
          </table:table-cell>
          <table:table-cell table:formula="of:=[.U7]-1" office:value-type="float" office:value="2007" calcext:value-type="float">
            <text:p>2007</text:p>
          </table:table-cell>
          <table:table-cell table:formula="of:=[.V7]-1" office:value-type="float" office:value="2007" calcext:value-type="float">
            <text:p>2007</text:p>
          </table:table-cell>
          <table:table-cell table:formula="of:=[.W7]-1" office:value-type="float" office:value="2007" calcext:value-type="float">
            <text:p>2007</text:p>
          </table:table-cell>
          <table:table-cell table:formula="of:=[.X7]-1" office:value-type="float" office:value="2008" calcext:value-type="float">
            <text:p>2008</text:p>
          </table:table-cell>
          <table:table-cell table:formula="of:=[.Y7]-1" office:value-type="float" office:value="2008" calcext:value-type="float">
            <text:p>2008</text:p>
          </table:table-cell>
          <table:table-cell table:formula="of:=[.Z7]-1" office:value-type="float" office:value="2008" calcext:value-type="float">
            <text:p>2008</text:p>
          </table:table-cell>
          <table:table-cell table:formula="of:=[.AA7]-1" office:value-type="float" office:value="2008" calcext:value-type="float">
            <text:p>2008</text:p>
          </table:table-cell>
          <table:table-cell table:formula="of:=[.AB7]-1" office:value-type="float" office:value="2009" calcext:value-type="float">
            <text:p>2009</text:p>
          </table:table-cell>
          <table:table-cell table:formula="of:=[.AC7]-1" office:value-type="float" office:value="2009" calcext:value-type="float">
            <text:p>2009</text:p>
          </table:table-cell>
          <table:table-cell table:formula="of:=[.AD7]-1" office:value-type="float" office:value="2009" calcext:value-type="float">
            <text:p>2009</text:p>
          </table:table-cell>
          <table:table-cell table:formula="of:=[.AE7]-1" office:value-type="float" office:value="2009" calcext:value-type="float">
            <text:p>2009</text:p>
          </table:table-cell>
          <table:table-cell table:formula="of:=[.AF7]-1" office:value-type="float" office:value="2010" calcext:value-type="float">
            <text:p>2010</text:p>
          </table:table-cell>
          <table:table-cell table:formula="of:=[.AG7]-1" office:value-type="float" office:value="2010" calcext:value-type="float">
            <text:p>2010</text:p>
          </table:table-cell>
          <table:table-cell table:formula="of:=[.AH7]-1" office:value-type="float" office:value="2010" calcext:value-type="float">
            <text:p>2010</text:p>
          </table:table-cell>
          <table:table-cell table:formula="of:=[.AI7]-1" office:value-type="float" office:value="2010" calcext:value-type="float">
            <text:p>2010</text:p>
          </table:table-cell>
          <table:table-cell table:formula="of:=[.AJ7]-1" office:value-type="float" office:value="2011" calcext:value-type="float">
            <text:p>2011</text:p>
          </table:table-cell>
          <table:table-cell table:formula="of:=[.AK7]-1" office:value-type="float" office:value="2011" calcext:value-type="float">
            <text:p>2011</text:p>
          </table:table-cell>
          <table:table-cell table:formula="of:=[.AL7]-1" office:value-type="float" office:value="2011" calcext:value-type="float">
            <text:p>2011</text:p>
          </table:table-cell>
          <table:table-cell table:formula="of:=[.AM7]-1" office:value-type="float" office:value="2011" calcext:value-type="float">
            <text:p>2011</text:p>
          </table:table-cell>
          <table:table-cell table:formula="of:=[.AN7]-1" office:value-type="float" office:value="2012" calcext:value-type="float">
            <text:p>2012</text:p>
          </table:table-cell>
          <table:table-cell table:formula="of:=[.AO7]-1" office:value-type="float" office:value="2012" calcext:value-type="float">
            <text:p>2012</text:p>
          </table:table-cell>
          <table:table-cell table:formula="of:=[.AP7]-1" office:value-type="float" office:value="2012" calcext:value-type="float">
            <text:p>2012</text:p>
          </table:table-cell>
          <table:table-cell table:formula="of:=[.AQ7]-1" office:value-type="float" office:value="2012" calcext:value-type="float">
            <text:p>2012</text:p>
          </table:table-cell>
          <table:table-cell table:formula="of:=[.AR7]-1" office:value-type="float" office:value="2013" calcext:value-type="float">
            <text:p>2013</text:p>
          </table:table-cell>
          <table:table-cell table:formula="of:=[.AS7]-1" office:value-type="float" office:value="2013" calcext:value-type="float">
            <text:p>2013</text:p>
          </table:table-cell>
          <table:table-cell table:formula="of:=[.AT7]-1" office:value-type="float" office:value="2013" calcext:value-type="float">
            <text:p>2013</text:p>
          </table:table-cell>
          <table:table-cell table:formula="of:=[.AU7]-1" office:value-type="float" office:value="2013" calcext:value-type="float">
            <text:p>2013</text:p>
          </table:table-cell>
          <table:table-cell table:formula="of:=[.AV7]-1" office:value-type="float" office:value="2014" calcext:value-type="float">
            <text:p>2014</text:p>
          </table:table-cell>
          <table:table-cell table:formula="of:=[.AW7]-1" office:value-type="float" office:value="2014" calcext:value-type="float">
            <text:p>2014</text:p>
          </table:table-cell>
          <table:table-cell table:formula="of:=[.AX7]-1" office:value-type="float" office:value="2014" calcext:value-type="float">
            <text:p>2014</text:p>
          </table:table-cell>
          <table:table-cell table:formula="of:=[.AY7]-1" office:value-type="float" office:value="2014" calcext:value-type="float">
            <text:p>2014</text:p>
          </table:table-cell>
          <table:table-cell table:formula="of:=[.AZ7]-1" office:value-type="float" office:value="2015" calcext:value-type="float">
            <text:p>2015</text:p>
          </table:table-cell>
          <table:table-cell table:formula="of:=[.BA7]-1" office:value-type="float" office:value="2015" calcext:value-type="float">
            <text:p>2015</text:p>
          </table:table-cell>
          <table:table-cell table:formula="of:=[.BB7]-1" office:value-type="float" office:value="2015" calcext:value-type="float">
            <text:p>2015</text:p>
          </table:table-cell>
          <table:table-cell table:formula="of:=[.BC7]-1" office:value-type="float" office:value="2015" calcext:value-type="float">
            <text:p>2015</text:p>
          </table:table-cell>
          <table:table-cell table:formula="of:=[.BD7]-1" office:value-type="float" office:value="2016" calcext:value-type="float">
            <text:p>2016</text:p>
          </table:table-cell>
          <table:table-cell table:formula="of:=[.BE7]-1" office:value-type="float" office:value="2016" calcext:value-type="float">
            <text:p>2016</text:p>
          </table:table-cell>
          <table:table-cell table:formula="of:=[.BF7]-1" office:value-type="float" office:value="2016" calcext:value-type="float">
            <text:p>2016</text:p>
          </table:table-cell>
          <table:table-cell table:formula="of:=[.BG7]-1" office:value-type="float" office:value="2016" calcext:value-type="float">
            <text:p>2016</text:p>
          </table:table-cell>
          <table:table-cell table:formula="of:=[.BH7]-1" office:value-type="float" office:value="2017" calcext:value-type="float">
            <text:p>2017</text:p>
          </table:table-cell>
          <table:table-cell table:formula="of:=[.BI7]-1" office:value-type="float" office:value="2017" calcext:value-type="float">
            <text:p>2017</text:p>
          </table:table-cell>
          <table:table-cell table:formula="of:=[.BJ7]-1" office:value-type="float" office:value="2017" calcext:value-type="float">
            <text:p>2017</text:p>
          </table:table-cell>
          <table:table-cell table:formula="of:=[.BK7]-1" office:value-type="float" office:value="2017" calcext:value-type="float">
            <text:p>2017</text:p>
          </table:table-cell>
          <table:table-cell table:formula="of:=[.BL7]-1" office:value-type="float" office:value="2018" calcext:value-type="float">
            <text:p>2018</text:p>
          </table:table-cell>
          <table:table-cell table:formula="of:=[.BM7]-1" office:value-type="float" office:value="2018" calcext:value-type="float">
            <text:p>2018</text:p>
          </table:table-cell>
          <table:table-cell table:number-columns-repeated="2" office:value-type="float" office:value="2018" calcext:value-type="float">
            <text:p>2018</text:p>
          </table:table-cell>
          <table:table-cell table:number-columns-repeated="2" office:value-type="float" office:value="2019" calcext:value-type="float">
            <text:p>2019</text:p>
          </table:table-cell>
          <table:table-cell table:formula="of:=[.BJ7]+1" office:value-type="float" office:value="2019" calcext:value-type="float">
            <text:p>2019</text:p>
          </table:table-cell>
          <table:table-cell table:formula="of:=[.BK7]+1" office:value-type="float" office:value="2019" calcext:value-type="float">
            <text:p>2019</text:p>
          </table:table-cell>
          <table:table-cell table:style-name="ce2" table:formula="of:=[.BL7]+1" office:value-type="float" office:value="2020" calcext:value-type="float">
            <text:p>2020</text:p>
          </table:table-cell>
          <table:table-cell table:style-name="ce1" table:formula="of:=[.BM7]+1" office:value-type="float" office:value="2020" calcext:value-type="float">
            <text:p>2020</text:p>
          </table:table-cell>
          <table:table-cell table:formula="of:=[.BN7]+1" office:value-type="float" office:value="2020" calcext:value-type="float">
            <text:p>2020</text:p>
          </table:table-cell>
          <table:table-cell table:formula="of:=[.BO7]+1" office:value-type="float" office:value="2020" calcext:value-type="float">
            <text:p>2020</text:p>
          </table:table-cell>
          <table:table-cell table:formula="of:=[.BP7]+1" office:value-type="float" office:value="2021" calcext:value-type="float">
            <text:p>2021</text:p>
          </table:table-cell>
          <table:table-cell table:formula="of:=[.BQ7]+1" office:value-type="float" office:value="2021" calcext:value-type="float">
            <text:p>2021</text:p>
          </table:table-cell>
          <table:table-cell table:formula="of:=[.BR7]+1" office:value-type="float" office:value="2021" calcext:value-type="float">
            <text:p>2021</text:p>
          </table:table-cell>
          <table:table-cell table:formula="of:=[.BS7]+1" office:value-type="float" office:value="2021" calcext:value-type="float">
            <text:p>2021</text:p>
          </table:table-cell>
          <table:table-cell table:formula="of:=[.BT7]+1" office:value-type="float" office:value="2022" calcext:value-type="float">
            <text:p>2022</text:p>
          </table:table-cell>
          <table:table-cell table:formula="of:=[.BU7]+1" office:value-type="float" office:value="2022" calcext:value-type="float">
            <text:p>2022</text:p>
          </table:table-cell>
          <table:table-cell table:formula="of:=[.BV7]+1" office:value-type="float" office:value="2022" calcext:value-type="float">
            <text:p>2022</text:p>
          </table:table-cell>
          <table:table-cell table:formula="of:=[.BW7]+1" office:value-type="float" office:value="2022" calcext:value-type="float">
            <text:p>2022</text:p>
          </table:table-cell>
          <table:table-cell table:formula="of:=[.BX7]+1" office:value-type="float" office:value="2023" calcext:value-type="float">
            <text:p>2023</text:p>
          </table:table-cell>
          <table:table-cell table:formula="of:=[.BY7]+1" office:value-type="float" office:value="2023" calcext:value-type="float">
            <text:p>2023</text:p>
          </table:table-cell>
          <table:table-cell table:formula="of:=[.BZ7]+1" office:value-type="float" office:value="2023" calcext:value-type="float">
            <text:p>2023</text:p>
          </table:table-cell>
          <table:table-cell table:formula="of:=[.CA7]+1" office:value-type="float" office:value="2023" calcext:value-type="float">
            <text:p>2023</text:p>
          </table:table-cell>
          <table:table-cell table:formula="of:=[.CB7]+1" office:value-type="float" office:value="2024" calcext:value-type="float">
            <text:p>2024</text:p>
          </table:table-cell>
          <table:table-cell table:formula="of:=[.CC7]+1" office:value-type="float" office:value="2024" calcext:value-type="float">
            <text:p>2024</text:p>
          </table:table-cell>
          <table:table-cell table:formula="of:=[.CD7]+1" office:value-type="float" office:value="2024" calcext:value-type="float">
            <text:p>2024</text:p>
          </table:table-cell>
          <table:table-cell table:formula="of:=[.CE7]+1" office:value-type="float" office:value="2024" calcext:value-type="float">
            <text:p>2024</text:p>
          </table:table-cell>
          <table:table-cell table:formula="of:=[.CF7]+1" office:value-type="float" office:value="2025" calcext:value-type="float">
            <text:p>2025</text:p>
          </table:table-cell>
          <table:table-cell table:formula="of:=[.CG7]+1" office:value-type="float" office:value="2025" calcext:value-type="float">
            <text:p>2025</text:p>
          </table:table-cell>
          <table:table-cell table:formula="of:=[.CH7]+1" office:value-type="float" office:value="2025" calcext:value-type="float">
            <text:p>2025</text:p>
          </table:table-cell>
          <table:table-cell table:formula="of:=[.CI7]+1" office:value-type="float" office:value="2025" calcext:value-type="float">
            <text:p>2025</text:p>
          </table:table-cell>
          <table:table-cell table:formula="of:=[.CJ7]+1" office:value-type="float" office:value="2026" calcext:value-type="float">
            <text:p>2026</text:p>
          </table:table-cell>
          <table:table-cell table:formula="of:=[.CK7]+1" office:value-type="float" office:value="2026" calcext:value-type="float">
            <text:p>2026</text:p>
          </table:table-cell>
          <table:table-cell table:formula="of:=[.CL7]+1" office:value-type="float" office:value="2026" calcext:value-type="float">
            <text:p>2026</text:p>
          </table:table-cell>
          <table:table-cell table:formula="of:=[.CM7]+1" office:value-type="float" office:value="2026" calcext:value-type="float">
            <text:p>2026</text:p>
          </table:table-cell>
          <table:table-cell table:formula="of:=[.CN7]+1" office:value-type="float" office:value="2027" calcext:value-type="float">
            <text:p>2027</text:p>
          </table:table-cell>
          <table:table-cell table:formula="of:=[.CO7]+1" office:value-type="float" office:value="2027" calcext:value-type="float">
            <text:p>2027</text:p>
          </table:table-cell>
          <table:table-cell table:formula="of:=[.CP7]+1" office:value-type="float" office:value="2027" calcext:value-type="float">
            <text:p>2027</text:p>
          </table:table-cell>
          <table:table-cell table:formula="of:=[.CQ7]+1" office:value-type="float" office:value="2027" calcext:value-type="float">
            <text:p>2027</text:p>
          </table:table-cell>
          <table:table-cell table:formula="of:=[.CR7]+1" office:value-type="float" office:value="2028" calcext:value-type="float">
            <text:p>2028</text:p>
          </table:table-cell>
          <table:table-cell table:formula="of:=[.CS7]+1" office:value-type="float" office:value="2028" calcext:value-type="float">
            <text:p>2028</text:p>
          </table:table-cell>
          <table:table-cell table:formula="of:=[.CT7]+1" office:value-type="float" office:value="2028" calcext:value-type="float">
            <text:p>2028</text:p>
          </table:table-cell>
          <table:table-cell table:formula="of:=[.CU7]+1" office:value-type="float" office:value="2028" calcext:value-type="float">
            <text:p>2028</text:p>
          </table:table-cell>
          <table:table-cell table:formula="of:=[.CV7]+1" office:value-type="float" office:value="2029" calcext:value-type="float">
            <text:p>2029</text:p>
          </table:table-cell>
          <table:table-cell table:formula="of:=[.CW7]+1" office:value-type="float" office:value="2029" calcext:value-type="float">
            <text:p>2029</text:p>
          </table:table-cell>
          <table:table-cell table:formula="of:=[.CX7]+1" office:value-type="float" office:value="2029" calcext:value-type="float">
            <text:p>2029</text:p>
          </table:table-cell>
          <table:table-cell table:formula="of:=[.CY7]+1" office:value-type="float" office:value="2029" calcext:value-type="float">
            <text:p>2029</text:p>
          </table:table-cell>
          <table:table-cell table:formula="of:=[.CZ7]+1" office:value-type="float" office:value="2030" calcext:value-type="float">
            <text:p>2030</text:p>
          </table:table-cell>
          <table:table-cell table:formula="of:=[.DA7]+1" office:value-type="float" office:value="2030" calcext:value-type="float">
            <text:p>2030</text:p>
          </table:table-cell>
          <table:table-cell table:formula="of:=[.DB7]+1" office:value-type="float" office:value="2030" calcext:value-type="float">
            <text:p>2030</text:p>
          </table:table-cell>
          <table:table-cell table:formula="of:=[.DC7]+1" office:value-type="float" office:value="2030" calcext:value-type="float">
            <text:p>2030</text:p>
          </table:table-cell>
          <table:table-cell table:formula="of:=[.DD7]+1" office:value-type="float" office:value="2031" calcext:value-type="float">
            <text:p>2031</text:p>
          </table:table-cell>
          <table:table-cell table:formula="of:=[.DE7]+1" office:value-type="float" office:value="2031" calcext:value-type="float">
            <text:p>2031</text:p>
          </table:table-cell>
          <table:table-cell table:formula="of:=[.DF7]+1" office:value-type="float" office:value="2031" calcext:value-type="float">
            <text:p>2031</text:p>
          </table:table-cell>
          <table:table-cell table:formula="of:=[.DG7]+1" office:value-type="float" office:value="2031" calcext:value-type="float">
            <text:p>2031</text:p>
          </table:table-cell>
          <table:table-cell table:formula="of:=[.DH7]+1" office:value-type="float" office:value="2032" calcext:value-type="float">
            <text:p>2032</text:p>
          </table:table-cell>
          <table:table-cell table:formula="of:=[.DI7]+1" office:value-type="float" office:value="2032" calcext:value-type="float">
            <text:p>2032</text:p>
          </table:table-cell>
          <table:table-cell table:formula="of:=[.DJ7]+1" office:value-type="float" office:value="2032" calcext:value-type="float">
            <text:p>2032</text:p>
          </table:table-cell>
          <table:table-cell table:formula="of:=[.DK7]+1" office:value-type="float" office:value="2032" calcext:value-type="float">
            <text:p>2032</text:p>
          </table:table-cell>
          <table:table-cell table:formula="of:=[.DL7]+1" office:value-type="float" office:value="2033" calcext:value-type="float">
            <text:p>2033</text:p>
          </table:table-cell>
          <table:table-cell table:formula="of:=[.DM7]+1" office:value-type="float" office:value="2033" calcext:value-type="float">
            <text:p>2033</text:p>
          </table:table-cell>
          <table:table-cell table:formula="of:=[.DN7]+1" office:value-type="float" office:value="2033" calcext:value-type="float">
            <text:p>2033</text:p>
          </table:table-cell>
          <table:table-cell table:formula="of:=[.DO7]+1" office:value-type="float" office:value="2033" calcext:value-type="float">
            <text:p>2033</text:p>
          </table:table-cell>
          <table:table-cell table:formula="of:=[.DP7]+1" office:value-type="float" office:value="2034" calcext:value-type="float">
            <text:p>2034</text:p>
          </table:table-cell>
          <table:table-cell table:formula="of:=[.DQ7]+1" office:value-type="float" office:value="2034" calcext:value-type="float">
            <text:p>2034</text:p>
          </table:table-cell>
          <table:table-cell table:formula="of:=[.DR7]+1" office:value-type="float" office:value="2034" calcext:value-type="float">
            <text:p>2034</text:p>
          </table:table-cell>
          <table:table-cell table:formula="of:=[.DS7]+1" office:value-type="float" office:value="2034" calcext:value-type="float">
            <text:p>2034</text:p>
          </table:table-cell>
          <table:table-cell table:formula="of:=[.DT7]+1" office:value-type="float" office:value="2035" calcext:value-type="float">
            <text:p>2035</text:p>
          </table:table-cell>
          <table:table-cell table:formula="of:=[.DU7]+1" office:value-type="float" office:value="2035" calcext:value-type="float">
            <text:p>2035</text:p>
          </table:table-cell>
          <table:table-cell table:formula="of:=[.DV7]+1" office:value-type="float" office:value="2035" calcext:value-type="float">
            <text:p>2035</text:p>
          </table:table-cell>
          <table:table-cell table:formula="of:=[.DW7]+1" office:value-type="float" office:value="2035" calcext:value-type="float">
            <text:p>2035</text:p>
          </table:table-cell>
          <table:table-cell table:formula="of:=[.DX7]+1" office:value-type="float" office:value="2036" calcext:value-type="float">
            <text:p>2036</text:p>
          </table:table-cell>
          <table:table-cell table:formula="of:=[.DY7]+1" office:value-type="float" office:value="2036" calcext:value-type="float">
            <text:p>2036</text:p>
          </table:table-cell>
          <table:table-cell table:formula="of:=[.DZ7]+1" office:value-type="float" office:value="2036" calcext:value-type="float">
            <text:p>2036</text:p>
          </table:table-cell>
          <table:table-cell table:formula="of:=[.EA7]+1" office:value-type="float" office:value="2036" calcext:value-type="float">
            <text:p>2036</text:p>
          </table:table-cell>
          <table:table-cell table:formula="of:=[.EB7]+1" office:value-type="float" office:value="2037" calcext:value-type="float">
            <text:p>2037</text:p>
          </table:table-cell>
          <table:table-cell table:formula="of:=[.EC7]+1" office:value-type="float" office:value="2037" calcext:value-type="float">
            <text:p>2037</text:p>
          </table:table-cell>
          <table:table-cell table:formula="of:=[.ED7]+1" office:value-type="float" office:value="2037" calcext:value-type="float">
            <text:p>2037</text:p>
          </table:table-cell>
          <table:table-cell table:formula="of:=[.EE7]+1" office:value-type="float" office:value="2037" calcext:value-type="float">
            <text:p>2037</text:p>
          </table:table-cell>
          <table:table-cell table:formula="of:=[.EF7]+1" office:value-type="float" office:value="2038" calcext:value-type="float">
            <text:p>2038</text:p>
          </table:table-cell>
          <table:table-cell table:formula="of:=[.EG7]+1" office:value-type="float" office:value="2038" calcext:value-type="float">
            <text:p>2038</text:p>
          </table:table-cell>
          <table:table-cell table:formula="of:=[.EH7]+1" office:value-type="float" office:value="2038" calcext:value-type="float">
            <text:p>2038</text:p>
          </table:table-cell>
          <table:table-cell table:formula="of:=[.EI7]+1" office:value-type="float" office:value="2038" calcext:value-type="float">
            <text:p>2038</text:p>
          </table:table-cell>
          <table:table-cell table:formula="of:=[.EJ7]+1" office:value-type="float" office:value="2039" calcext:value-type="float">
            <text:p>2039</text:p>
          </table:table-cell>
          <table:table-cell table:formula="of:=[.EK7]+1" office:value-type="float" office:value="2039" calcext:value-type="float">
            <text:p>2039</text:p>
          </table:table-cell>
          <table:table-cell table:formula="of:=[.EL7]+1" office:value-type="float" office:value="2039" calcext:value-type="float">
            <text:p>2039</text:p>
          </table:table-cell>
          <table:table-cell table:formula="of:=[.EM7]+1" office:value-type="float" office:value="2039" calcext:value-type="float">
            <text:p>2039</text:p>
          </table:table-cell>
          <table:table-cell table:formula="of:=[.EN7]+1" office:value-type="float" office:value="2040" calcext:value-type="float">
            <text:p>2040</text:p>
          </table:table-cell>
          <table:table-cell table:formula="of:=[.EO7]+1" office:value-type="float" office:value="2040" calcext:value-type="float">
            <text:p>2040</text:p>
          </table:table-cell>
          <table:table-cell table:formula="of:=[.EP7]+1" office:value-type="float" office:value="2040" calcext:value-type="float">
            <text:p>2040</text:p>
          </table:table-cell>
          <table:table-cell table:formula="of:=[.EQ7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6529228" calcext:value-type="float">
            <text:p>0.0016529228</text:p>
          </table:table-cell>
          <table:table-cell office:value-type="float" office:value="0.0011235037" calcext:value-type="float">
            <text:p>0.0011235037</text:p>
          </table:table-cell>
          <table:table-cell office:value-type="float" office:value="0.0008529038" calcext:value-type="float">
            <text:p>0.0008529038</text:p>
          </table:table-cell>
          <table:table-cell office:value-type="float" office:value="0.0006276234" calcext:value-type="float">
            <text:p>0.0006276234</text:p>
          </table:table-cell>
          <table:table-cell office:value-type="float" office:value="0.0024528512" calcext:value-type="float">
            <text:p>0.0024528512</text:p>
          </table:table-cell>
          <table:table-cell office:value-type="float" office:value="0.0016339413" calcext:value-type="float">
            <text:p>0.0016339413</text:p>
          </table:table-cell>
          <table:table-cell office:value-type="float" office:value="0.0010028966" calcext:value-type="float">
            <text:p>0.0010028966</text:p>
          </table:table-cell>
          <table:table-cell office:value-type="float" office:value="0.0028682482" calcext:value-type="float">
            <text:p>0.0028682482</text:p>
          </table:table-cell>
          <table:table-cell office:value-type="float" office:value="0.0029541933" calcext:value-type="float">
            <text:p>0.0029541933</text:p>
          </table:table-cell>
          <table:table-cell office:value-type="float" office:value="0.0036588964" calcext:value-type="float">
            <text:p>0.0036588964</text:p>
          </table:table-cell>
          <table:table-cell office:value-type="float" office:value="0.0008235605" calcext:value-type="float">
            <text:p>0.0008235605</text:p>
          </table:table-cell>
          <table:table-cell office:value-type="float" office:value="0.0020746293" calcext:value-type="float">
            <text:p>0.0020746293</text:p>
          </table:table-cell>
          <table:table-cell office:value-type="float" office:value="0.006370532" calcext:value-type="float">
            <text:p>0.006370532</text:p>
          </table:table-cell>
          <table:table-cell office:value-type="float" office:value="0.0024429702" calcext:value-type="float">
            <text:p>0.0024429702</text:p>
          </table:table-cell>
          <table:table-cell office:value-type="float" office:value="0.0030294607" calcext:value-type="float">
            <text:p>0.0030294607</text:p>
          </table:table-cell>
          <table:table-cell office:value-type="float" office:value="0.0007199406" calcext:value-type="float">
            <text:p>0.0007199406</text:p>
          </table:table-cell>
          <table:table-cell office:value-type="float" office:value="0.0006786351" calcext:value-type="float">
            <text:p>0.0006786351</text:p>
          </table:table-cell>
          <table:table-cell office:value-type="float" office:value="0.0006373295" calcext:value-type="float">
            <text:p>0.0006373295</text:p>
          </table:table-cell>
          <table:table-cell office:value-type="float" office:value="0.0022635069" calcext:value-type="float">
            <text:p>0.0022635069</text:p>
          </table:table-cell>
          <table:table-cell office:value-type="float" office:value="0.001920444" calcext:value-type="float">
            <text:p>0.001920444</text:p>
          </table:table-cell>
          <table:table-cell office:value-type="float" office:value="0.002523518" calcext:value-type="float">
            <text:p>0.002523518</text:p>
          </table:table-cell>
          <table:table-cell office:value-type="float" office:value="0.0006459687" calcext:value-type="float">
            <text:p>0.0006459687</text:p>
          </table:table-cell>
          <table:table-cell office:value-type="float" office:value="0.0005608317" calcext:value-type="float">
            <text:p>0.0005608317</text:p>
          </table:table-cell>
          <table:table-cell office:value-type="float" office:value="0.0021153147" calcext:value-type="float">
            <text:p>0.0021153147</text:p>
          </table:table-cell>
          <table:table-cell office:value-type="float" office:value="0.003910866" calcext:value-type="float">
            <text:p>0.003910866</text:p>
          </table:table-cell>
          <table:table-cell office:value-type="float" office:value="0.0024068694" calcext:value-type="float">
            <text:p>0.0024068694</text:p>
          </table:table-cell>
          <table:table-cell office:value-type="float" office:value="0.0009797083" calcext:value-type="float">
            <text:p>0.0009797083</text:p>
          </table:table-cell>
          <table:table-cell office:value-type="float" office:value="0.0004906197" calcext:value-type="float">
            <text:p>0.0004906197</text:p>
          </table:table-cell>
          <table:table-cell office:value-type="float" office:value="0.0003888243" calcext:value-type="float">
            <text:p>0.0003888243</text:p>
          </table:table-cell>
          <table:table-cell office:value-type="float" office:value="0.0006323126" calcext:value-type="float">
            <text:p>0.0006323126</text:p>
          </table:table-cell>
          <table:table-cell office:value-type="float" office:value="0.0004379818" calcext:value-type="float">
            <text:p>0.0004379818</text:p>
          </table:table-cell>
          <table:table-cell office:value-type="float" office:value="0.0039161499" calcext:value-type="float">
            <text:p>0.0039161499</text:p>
          </table:table-cell>
          <table:table-cell office:value-type="float" office:value="0.001960453" calcext:value-type="float">
            <text:p>0.001960453</text:p>
          </table:table-cell>
          <table:table-cell office:value-type="float" office:value="0.0000661216" calcext:value-type="float">
            <text:p>6.61216E-05</text:p>
          </table:table-cell>
          <table:table-cell office:value-type="float" office:value="0.0019807063" calcext:value-type="float">
            <text:p>0.0019807063</text:p>
          </table:table-cell>
          <table:table-cell office:value-type="float" office:value="0.0001412798" calcext:value-type="float">
            <text:p>0.0001412798</text:p>
          </table:table-cell>
          <table:table-cell office:value-type="float" office:value="0" calcext:value-type="float">
            <text:p>0</text:p>
          </table:table-cell>
          <table:table-cell office:value-type="float" office:value="0.0001655319" calcext:value-type="float">
            <text:p>0.0001655319</text:p>
          </table:table-cell>
          <table:table-cell office:value-type="float" office:value="0.0013552974" calcext:value-type="float">
            <text:p>0.0013552974</text:p>
          </table:table-cell>
          <table:table-cell office:value-type="float" office:value="0.0021112196" calcext:value-type="float">
            <text:p>0.0021112196</text:p>
          </table:table-cell>
          <table:table-cell office:value-type="float" office:value="0.0005327953" calcext:value-type="float">
            <text:p>0.0005327953</text:p>
          </table:table-cell>
          <table:table-cell office:value-type="float" office:value="0.0011284615" calcext:value-type="float">
            <text:p>0.0011284615</text:p>
          </table:table-cell>
          <table:table-cell office:value-type="float" office:value="0.0029451178" calcext:value-type="float">
            <text:p>0.0029451178</text:p>
          </table:table-cell>
          <table:table-cell office:value-type="float" office:value="0.0008641483" calcext:value-type="float">
            <text:p>0.0008641483</text:p>
          </table:table-cell>
          <table:table-cell office:value-type="float" office:value="0.000696366" calcext:value-type="float">
            <text:p>0.000696366</text:p>
          </table:table-cell>
          <table:table-cell office:value-type="float" office:value="0.0016301282" calcext:value-type="float">
            <text:p>0.0016301282</text:p>
          </table:table-cell>
          <table:table-cell office:value-type="float" office:value="0.0014064278" calcext:value-type="float">
            <text:p>0.0014064278</text:p>
          </table:table-cell>
          <table:table-cell office:value-type="float" office:value="0.0007378696" calcext:value-type="float">
            <text:p>0.0007378696</text:p>
          </table:table-cell>
          <table:table-cell office:value-type="float" office:value="0.0012472288" calcext:value-type="float">
            <text:p>0.0012472288</text:p>
          </table:table-cell>
          <table:table-cell office:value-type="float" office:value="0.0017565881" calcext:value-type="float">
            <text:p>0.0017565881</text:p>
          </table:table-cell>
          <table:table-cell office:value-type="float" office:value="0.0022659473" calcext:value-type="float">
            <text:p>0.0022659473</text:p>
          </table:table-cell>
          <table:table-cell office:value-type="float" office:value="0.0027753065" calcext:value-type="float">
            <text:p>0.0027753065</text:p>
          </table:table-cell>
          <table:table-cell office:value-type="float" office:value="0.0006615821" calcext:value-type="float">
            <text:p>0.0006615821</text:p>
          </table:table-cell>
          <table:table-cell office:value-type="float" office:value="0.000637426" calcext:value-type="float">
            <text:p>0.000637426</text:p>
          </table:table-cell>
          <table:table-cell office:value-type="float" office:value="0.0004966322" calcext:value-type="float">
            <text:p>0.0004966322</text:p>
          </table:table-cell>
          <table:table-cell office:value-type="float" office:value="0.0002344147" calcext:value-type="float">
            <text:p>0.0002344147</text:p>
          </table:table-cell>
          <table:table-cell office:value-type="float" office:value="0.0035218486" calcext:value-type="float">
            <text:p>0.0035218486</text:p>
          </table:table-cell>
          <table:table-cell office:value-type="float" office:value="0.0002664565" calcext:value-type="float">
            <text:p>0.0002664565</text:p>
          </table:table-cell>
          <table:table-cell office:value-type="float" office:value="0.0033017422" calcext:value-type="float">
            <text:p>0.0033017422</text:p>
          </table:table-cell>
          <table:table-cell office:value-type="float" office:value="0" calcext:value-type="float">
            <text:p>0</text:p>
          </table:table-cell>
          <table:table-cell office:value-type="float" office:value="0.0038083508" calcext:value-type="float">
            <text:p>0.0038083508</text:p>
          </table:table-cell>
          <table:table-cell office:value-type="float" office:value="0.0026283234" calcext:value-type="float">
            <text:p>0.0026283234</text:p>
          </table:table-cell>
          <table:table-cell office:value-type="float" office:value="0.0006874774" calcext:value-type="float">
            <text:p>0.0006874774</text:p>
          </table:table-cell>
          <table:table-cell office:value-type="float" office:value="0.0020994108" calcext:value-type="float">
            <text:p>0.0020994108</text:p>
          </table:table-cell>
          <table:table-cell office:value-type="float" office:value="0.0017524594" calcext:value-type="float">
            <text:p>0.0017524594</text:p>
          </table:table-cell>
          <table:table-cell office:value-type="float" office:value="0.0040012167" calcext:value-type="float">
            <text:p>0.0040012167</text:p>
          </table:table-cell>
          <table:table-cell table:style-name="Default" office:value-type="float" office:value="0.0015394529" calcext:value-type="float">
            <text:p>0.0015394529</text:p>
          </table:table-cell>
          <table:table-cell table:style-name="ce1" table:formula="of:=AVERAGE([.AR8:.BP8])" office:value-type="float" office:value="0.001678476884" calcext:value-type="float">
            <text:p>0.001678476884</text:p>
          </table:table-cell>
          <table:table-cell table:formula="of:=[.BQ8]" office:value-type="float" office:value="0.001678476884" calcext:value-type="float">
            <text:p>0.001678476884</text:p>
          </table:table-cell>
          <table:table-cell table:formula="of:=[.BR8]" office:value-type="float" office:value="0.001678476884" calcext:value-type="float">
            <text:p>0.001678476884</text:p>
          </table:table-cell>
          <table:table-cell table:formula="of:=[.BS8]" office:value-type="float" office:value="0.001678476884" calcext:value-type="float">
            <text:p>0.001678476884</text:p>
          </table:table-cell>
          <table:table-cell table:formula="of:=[.BT8]" office:value-type="float" office:value="0.001678476884" calcext:value-type="float">
            <text:p>0.001678476884</text:p>
          </table:table-cell>
          <table:table-cell table:formula="of:=[.BU8]" office:value-type="float" office:value="0.001678476884" calcext:value-type="float">
            <text:p>0.001678476884</text:p>
          </table:table-cell>
          <table:table-cell table:formula="of:=[.BV8]" office:value-type="float" office:value="0.001678476884" calcext:value-type="float">
            <text:p>0.001678476884</text:p>
          </table:table-cell>
          <table:table-cell table:formula="of:=[.BW8]" office:value-type="float" office:value="0.001678476884" calcext:value-type="float">
            <text:p>0.001678476884</text:p>
          </table:table-cell>
          <table:table-cell table:formula="of:=[.BX8]" office:value-type="float" office:value="0.001678476884" calcext:value-type="float">
            <text:p>0.001678476884</text:p>
          </table:table-cell>
          <table:table-cell table:formula="of:=[.BY8]" office:value-type="float" office:value="0.001678476884" calcext:value-type="float">
            <text:p>0.001678476884</text:p>
          </table:table-cell>
          <table:table-cell table:formula="of:=[.BZ8]" office:value-type="float" office:value="0.001678476884" calcext:value-type="float">
            <text:p>0.001678476884</text:p>
          </table:table-cell>
          <table:table-cell table:formula="of:=[.CA8]" office:value-type="float" office:value="0.001678476884" calcext:value-type="float">
            <text:p>0.001678476884</text:p>
          </table:table-cell>
          <table:table-cell table:formula="of:=[.CB8]" office:value-type="float" office:value="0.001678476884" calcext:value-type="float">
            <text:p>0.001678476884</text:p>
          </table:table-cell>
          <table:table-cell table:formula="of:=[.CC8]" office:value-type="float" office:value="0.001678476884" calcext:value-type="float">
            <text:p>0.001678476884</text:p>
          </table:table-cell>
          <table:table-cell table:formula="of:=[.CD8]" office:value-type="float" office:value="0.001678476884" calcext:value-type="float">
            <text:p>0.001678476884</text:p>
          </table:table-cell>
          <table:table-cell table:formula="of:=[.CE8]" office:value-type="float" office:value="0.001678476884" calcext:value-type="float">
            <text:p>0.001678476884</text:p>
          </table:table-cell>
          <table:table-cell table:formula="of:=[.CF8]" office:value-type="float" office:value="0.001678476884" calcext:value-type="float">
            <text:p>0.001678476884</text:p>
          </table:table-cell>
          <table:table-cell table:formula="of:=[.CG8]" office:value-type="float" office:value="0.001678476884" calcext:value-type="float">
            <text:p>0.001678476884</text:p>
          </table:table-cell>
          <table:table-cell table:formula="of:=[.CH8]" office:value-type="float" office:value="0.001678476884" calcext:value-type="float">
            <text:p>0.001678476884</text:p>
          </table:table-cell>
          <table:table-cell table:formula="of:=[.CI8]" office:value-type="float" office:value="0.001678476884" calcext:value-type="float">
            <text:p>0.001678476884</text:p>
          </table:table-cell>
          <table:table-cell table:formula="of:=[.CJ8]" office:value-type="float" office:value="0.001678476884" calcext:value-type="float">
            <text:p>0.001678476884</text:p>
          </table:table-cell>
          <table:table-cell table:formula="of:=[.CK8]" office:value-type="float" office:value="0.001678476884" calcext:value-type="float">
            <text:p>0.001678476884</text:p>
          </table:table-cell>
          <table:table-cell table:formula="of:=[.CL8]" office:value-type="float" office:value="0.001678476884" calcext:value-type="float">
            <text:p>0.001678476884</text:p>
          </table:table-cell>
          <table:table-cell table:formula="of:=[.CM8]" office:value-type="float" office:value="0.001678476884" calcext:value-type="float">
            <text:p>0.001678476884</text:p>
          </table:table-cell>
          <table:table-cell table:formula="of:=[.CN8]" office:value-type="float" office:value="0.001678476884" calcext:value-type="float">
            <text:p>0.001678476884</text:p>
          </table:table-cell>
          <table:table-cell table:formula="of:=[.CO8]" office:value-type="float" office:value="0.001678476884" calcext:value-type="float">
            <text:p>0.001678476884</text:p>
          </table:table-cell>
          <table:table-cell table:formula="of:=[.CP8]" office:value-type="float" office:value="0.001678476884" calcext:value-type="float">
            <text:p>0.001678476884</text:p>
          </table:table-cell>
          <table:table-cell table:formula="of:=[.CQ8]" office:value-type="float" office:value="0.001678476884" calcext:value-type="float">
            <text:p>0.001678476884</text:p>
          </table:table-cell>
          <table:table-cell table:formula="of:=[.CR8]" office:value-type="float" office:value="0.001678476884" calcext:value-type="float">
            <text:p>0.001678476884</text:p>
          </table:table-cell>
          <table:table-cell table:formula="of:=[.CS8]" office:value-type="float" office:value="0.001678476884" calcext:value-type="float">
            <text:p>0.001678476884</text:p>
          </table:table-cell>
          <table:table-cell table:formula="of:=[.CT8]" office:value-type="float" office:value="0.001678476884" calcext:value-type="float">
            <text:p>0.001678476884</text:p>
          </table:table-cell>
          <table:table-cell table:formula="of:=[.CU8]" office:value-type="float" office:value="0.001678476884" calcext:value-type="float">
            <text:p>0.001678476884</text:p>
          </table:table-cell>
          <table:table-cell table:formula="of:=[.CV8]" office:value-type="float" office:value="0.001678476884" calcext:value-type="float">
            <text:p>0.001678476884</text:p>
          </table:table-cell>
          <table:table-cell table:formula="of:=[.CW8]" office:value-type="float" office:value="0.001678476884" calcext:value-type="float">
            <text:p>0.001678476884</text:p>
          </table:table-cell>
          <table:table-cell table:formula="of:=[.CX8]" office:value-type="float" office:value="0.001678476884" calcext:value-type="float">
            <text:p>0.001678476884</text:p>
          </table:table-cell>
          <table:table-cell table:formula="of:=[.CY8]" office:value-type="float" office:value="0.001678476884" calcext:value-type="float">
            <text:p>0.001678476884</text:p>
          </table:table-cell>
          <table:table-cell table:formula="of:=[.CZ8]" office:value-type="float" office:value="0.001678476884" calcext:value-type="float">
            <text:p>0.001678476884</text:p>
          </table:table-cell>
          <table:table-cell table:formula="of:=[.DA8]" office:value-type="float" office:value="0.001678476884" calcext:value-type="float">
            <text:p>0.001678476884</text:p>
          </table:table-cell>
          <table:table-cell table:formula="of:=[.DB8]" office:value-type="float" office:value="0.001678476884" calcext:value-type="float">
            <text:p>0.001678476884</text:p>
          </table:table-cell>
          <table:table-cell table:formula="of:=[.DC8]" office:value-type="float" office:value="0.001678476884" calcext:value-type="float">
            <text:p>0.001678476884</text:p>
          </table:table-cell>
          <table:table-cell table:formula="of:=[.DD8]" office:value-type="float" office:value="0.001678476884" calcext:value-type="float">
            <text:p>0.001678476884</text:p>
          </table:table-cell>
          <table:table-cell table:formula="of:=[.DE8]" office:value-type="float" office:value="0.001678476884" calcext:value-type="float">
            <text:p>0.001678476884</text:p>
          </table:table-cell>
          <table:table-cell table:formula="of:=[.DF8]" office:value-type="float" office:value="0.001678476884" calcext:value-type="float">
            <text:p>0.001678476884</text:p>
          </table:table-cell>
          <table:table-cell table:formula="of:=[.DG8]" office:value-type="float" office:value="0.001678476884" calcext:value-type="float">
            <text:p>0.001678476884</text:p>
          </table:table-cell>
          <table:table-cell table:formula="of:=[.DH8]" office:value-type="float" office:value="0.001678476884" calcext:value-type="float">
            <text:p>0.001678476884</text:p>
          </table:table-cell>
          <table:table-cell table:formula="of:=[.DI8]" office:value-type="float" office:value="0.001678476884" calcext:value-type="float">
            <text:p>0.001678476884</text:p>
          </table:table-cell>
          <table:table-cell table:formula="of:=[.DJ8]" office:value-type="float" office:value="0.001678476884" calcext:value-type="float">
            <text:p>0.001678476884</text:p>
          </table:table-cell>
          <table:table-cell table:formula="of:=[.DK8]" office:value-type="float" office:value="0.001678476884" calcext:value-type="float">
            <text:p>0.001678476884</text:p>
          </table:table-cell>
          <table:table-cell table:formula="of:=[.DL8]" office:value-type="float" office:value="0.001678476884" calcext:value-type="float">
            <text:p>0.001678476884</text:p>
          </table:table-cell>
          <table:table-cell table:formula="of:=[.DM8]" office:value-type="float" office:value="0.001678476884" calcext:value-type="float">
            <text:p>0.001678476884</text:p>
          </table:table-cell>
          <table:table-cell table:formula="of:=[.DN8]" office:value-type="float" office:value="0.001678476884" calcext:value-type="float">
            <text:p>0.001678476884</text:p>
          </table:table-cell>
          <table:table-cell table:formula="of:=[.DO8]" office:value-type="float" office:value="0.001678476884" calcext:value-type="float">
            <text:p>0.001678476884</text:p>
          </table:table-cell>
          <table:table-cell table:formula="of:=[.DP8]" office:value-type="float" office:value="0.001678476884" calcext:value-type="float">
            <text:p>0.001678476884</text:p>
          </table:table-cell>
          <table:table-cell table:formula="of:=[.DQ8]" office:value-type="float" office:value="0.001678476884" calcext:value-type="float">
            <text:p>0.001678476884</text:p>
          </table:table-cell>
          <table:table-cell table:formula="of:=[.DR8]" office:value-type="float" office:value="0.001678476884" calcext:value-type="float">
            <text:p>0.001678476884</text:p>
          </table:table-cell>
          <table:table-cell table:formula="of:=[.DS8]" office:value-type="float" office:value="0.001678476884" calcext:value-type="float">
            <text:p>0.001678476884</text:p>
          </table:table-cell>
          <table:table-cell table:formula="of:=[.DT8]" office:value-type="float" office:value="0.001678476884" calcext:value-type="float">
            <text:p>0.001678476884</text:p>
          </table:table-cell>
          <table:table-cell table:formula="of:=[.DU8]" office:value-type="float" office:value="0.001678476884" calcext:value-type="float">
            <text:p>0.001678476884</text:p>
          </table:table-cell>
          <table:table-cell table:formula="of:=[.DV8]" office:value-type="float" office:value="0.001678476884" calcext:value-type="float">
            <text:p>0.001678476884</text:p>
          </table:table-cell>
          <table:table-cell table:formula="of:=[.DW8]" office:value-type="float" office:value="0.001678476884" calcext:value-type="float">
            <text:p>0.001678476884</text:p>
          </table:table-cell>
          <table:table-cell table:formula="of:=[.DX8]" office:value-type="float" office:value="0.001678476884" calcext:value-type="float">
            <text:p>0.001678476884</text:p>
          </table:table-cell>
          <table:table-cell table:formula="of:=[.DY8]" office:value-type="float" office:value="0.001678476884" calcext:value-type="float">
            <text:p>0.001678476884</text:p>
          </table:table-cell>
          <table:table-cell table:formula="of:=[.DZ8]" office:value-type="float" office:value="0.001678476884" calcext:value-type="float">
            <text:p>0.001678476884</text:p>
          </table:table-cell>
          <table:table-cell table:formula="of:=[.EA8]" office:value-type="float" office:value="0.001678476884" calcext:value-type="float">
            <text:p>0.001678476884</text:p>
          </table:table-cell>
          <table:table-cell table:formula="of:=[.EB8]" office:value-type="float" office:value="0.001678476884" calcext:value-type="float">
            <text:p>0.001678476884</text:p>
          </table:table-cell>
          <table:table-cell table:formula="of:=[.EC8]" office:value-type="float" office:value="0.001678476884" calcext:value-type="float">
            <text:p>0.001678476884</text:p>
          </table:table-cell>
          <table:table-cell table:formula="of:=[.ED8]" office:value-type="float" office:value="0.001678476884" calcext:value-type="float">
            <text:p>0.001678476884</text:p>
          </table:table-cell>
          <table:table-cell table:formula="of:=[.EE8]" office:value-type="float" office:value="0.001678476884" calcext:value-type="float">
            <text:p>0.001678476884</text:p>
          </table:table-cell>
          <table:table-cell table:formula="of:=[.EF8]" office:value-type="float" office:value="0.001678476884" calcext:value-type="float">
            <text:p>0.001678476884</text:p>
          </table:table-cell>
          <table:table-cell table:formula="of:=[.EG8]" office:value-type="float" office:value="0.001678476884" calcext:value-type="float">
            <text:p>0.001678476884</text:p>
          </table:table-cell>
          <table:table-cell table:formula="of:=[.EH8]" office:value-type="float" office:value="0.001678476884" calcext:value-type="float">
            <text:p>0.001678476884</text:p>
          </table:table-cell>
          <table:table-cell table:formula="of:=[.EI8]" office:value-type="float" office:value="0.001678476884" calcext:value-type="float">
            <text:p>0.001678476884</text:p>
          </table:table-cell>
          <table:table-cell table:formula="of:=[.EJ8]" office:value-type="float" office:value="0.001678476884" calcext:value-type="float">
            <text:p>0.001678476884</text:p>
          </table:table-cell>
          <table:table-cell table:formula="of:=[.EK8]" office:value-type="float" office:value="0.001678476884" calcext:value-type="float">
            <text:p>0.001678476884</text:p>
          </table:table-cell>
          <table:table-cell table:formula="of:=[.EL8]" office:value-type="float" office:value="0.001678476884" calcext:value-type="float">
            <text:p>0.001678476884</text:p>
          </table:table-cell>
          <table:table-cell table:formula="of:=[.EM8]" office:value-type="float" office:value="0.001678476884" calcext:value-type="float">
            <text:p>0.001678476884</text:p>
          </table:table-cell>
          <table:table-cell table:formula="of:=[.EN8]" office:value-type="float" office:value="0.001678476884" calcext:value-type="float">
            <text:p>0.001678476884</text:p>
          </table:table-cell>
          <table:table-cell table:formula="of:=[.EO8]" office:value-type="float" office:value="0.001678476884" calcext:value-type="float">
            <text:p>0.001678476884</text:p>
          </table:table-cell>
          <table:table-cell table:formula="of:=[.EP8]" office:value-type="float" office:value="0.001678476884" calcext:value-type="float">
            <text:p>0.001678476884</text:p>
          </table:table-cell>
          <table:table-cell table:formula="of:=[.EQ8]" office:value-type="float" office:value="0.001678476884" calcext:value-type="float">
            <text:p>0.001678476884</text:p>
          </table:table-cell>
          <table:table-cell table:formula="of:=[.ER8]" office:value-type="float" office:value="0.001678476884" calcext:value-type="float">
            <text:p>0.001678476884</text:p>
          </table:table-cell>
          <table:table-cell table:formula="of:=[.ES8]" office:value-type="float" office:value="0.001678476884" calcext:value-type="float">
            <text:p>0.001678476884</text:p>
          </table:table-cell>
          <table:table-cell table:formula="of:=[.ET8]" office:value-type="float" office:value="0.001678476884" calcext:value-type="float">
            <text:p>0.0016784768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1568998" calcext:value-type="float">
            <text:p>0.051568998</text:p>
          </table:table-cell>
          <table:table-cell office:value-type="float" office:value="0.0324929989" calcext:value-type="float">
            <text:p>0.0324929989</text:p>
          </table:table-cell>
          <table:table-cell office:value-type="float" office:value="0.0407069785" calcext:value-type="float">
            <text:p>0.0407069785</text:p>
          </table:table-cell>
          <table:table-cell office:value-type="float" office:value="0.0382040347" calcext:value-type="float">
            <text:p>0.0382040347</text:p>
          </table:table-cell>
          <table:table-cell office:value-type="float" office:value="0.037745623" calcext:value-type="float">
            <text:p>0.037745623</text:p>
          </table:table-cell>
          <table:table-cell office:value-type="float" office:value="0.0267857644" calcext:value-type="float">
            <text:p>0.0267857644</text:p>
          </table:table-cell>
          <table:table-cell office:value-type="float" office:value="0.0371139842" calcext:value-type="float">
            <text:p>0.0371139842</text:p>
          </table:table-cell>
          <table:table-cell office:value-type="float" office:value="0.0294033573" calcext:value-type="float">
            <text:p>0.0294033573</text:p>
          </table:table-cell>
          <table:table-cell office:value-type="float" office:value="0.0271532758" calcext:value-type="float">
            <text:p>0.0271532758</text:p>
          </table:table-cell>
          <table:table-cell office:value-type="float" office:value="0.0269044344" calcext:value-type="float">
            <text:p>0.0269044344</text:p>
          </table:table-cell>
          <table:table-cell office:value-type="float" office:value="0.025256547" calcext:value-type="float">
            <text:p>0.025256547</text:p>
          </table:table-cell>
          <table:table-cell office:value-type="float" office:value="0.0305058607" calcext:value-type="float">
            <text:p>0.0305058607</text:p>
          </table:table-cell>
          <table:table-cell office:value-type="float" office:value="0.0288346724" calcext:value-type="float">
            <text:p>0.0288346724</text:p>
          </table:table-cell>
          <table:table-cell office:value-type="float" office:value="0.0272333758" calcext:value-type="float">
            <text:p>0.0272333758</text:p>
          </table:table-cell>
          <table:table-cell office:value-type="float" office:value="0.0279303101" calcext:value-type="float">
            <text:p>0.0279303101</text:p>
          </table:table-cell>
          <table:table-cell office:value-type="float" office:value="0.0252306621" calcext:value-type="float">
            <text:p>0.0252306621</text:p>
          </table:table-cell>
          <table:table-cell office:value-type="float" office:value="0.0252965145" calcext:value-type="float">
            <text:p>0.0252965145</text:p>
          </table:table-cell>
          <table:table-cell office:value-type="float" office:value="0.0253623669" calcext:value-type="float">
            <text:p>0.0253623669</text:p>
          </table:table-cell>
          <table:table-cell office:value-type="float" office:value="0.0227165988" calcext:value-type="float">
            <text:p>0.0227165988</text:p>
          </table:table-cell>
          <table:table-cell office:value-type="float" office:value="0.0301192617" calcext:value-type="float">
            <text:p>0.0301192617</text:p>
          </table:table-cell>
          <table:table-cell office:value-type="float" office:value="0.0213348872" calcext:value-type="float">
            <text:p>0.0213348872</text:p>
          </table:table-cell>
          <table:table-cell office:value-type="float" office:value="0.0290963697" calcext:value-type="float">
            <text:p>0.0290963697</text:p>
          </table:table-cell>
          <table:table-cell office:value-type="float" office:value="0.0240081051" calcext:value-type="float">
            <text:p>0.0240081051</text:p>
          </table:table-cell>
          <table:table-cell office:value-type="float" office:value="0.0142730127" calcext:value-type="float">
            <text:p>0.0142730127</text:p>
          </table:table-cell>
          <table:table-cell office:value-type="float" office:value="0.0234427196" calcext:value-type="float">
            <text:p>0.0234427196</text:p>
          </table:table-cell>
          <table:table-cell office:value-type="float" office:value="0.0213260756" calcext:value-type="float">
            <text:p>0.0213260756</text:p>
          </table:table-cell>
          <table:table-cell office:value-type="float" office:value="0.0216974751" calcext:value-type="float">
            <text:p>0.0216974751</text:p>
          </table:table-cell>
          <table:table-cell office:value-type="float" office:value="0.0183601983" calcext:value-type="float">
            <text:p>0.0183601983</text:p>
          </table:table-cell>
          <table:table-cell office:value-type="float" office:value="0.0152103866" calcext:value-type="float">
            <text:p>0.0152103866</text:p>
          </table:table-cell>
          <table:table-cell office:value-type="float" office:value="0.0140119779" calcext:value-type="float">
            <text:p>0.0140119779</text:p>
          </table:table-cell>
          <table:table-cell office:value-type="float" office:value="0.0227256526" calcext:value-type="float">
            <text:p>0.0227256526</text:p>
          </table:table-cell>
          <table:table-cell office:value-type="float" office:value="0.0255770539" calcext:value-type="float">
            <text:p>0.0255770539</text:p>
          </table:table-cell>
          <table:table-cell office:value-type="float" office:value="0.0191992941" calcext:value-type="float">
            <text:p>0.0191992941</text:p>
          </table:table-cell>
          <table:table-cell office:value-type="float" office:value="0.0212755503" calcext:value-type="float">
            <text:p>0.0212755503</text:p>
          </table:table-cell>
          <table:table-cell office:value-type="float" office:value="0.0197711854" calcext:value-type="float">
            <text:p>0.0197711854</text:p>
          </table:table-cell>
          <table:table-cell office:value-type="float" office:value="0.0182690104" calcext:value-type="float">
            <text:p>0.0182690104</text:p>
          </table:table-cell>
          <table:table-cell office:value-type="float" office:value="0.0207450544" calcext:value-type="float">
            <text:p>0.0207450544</text:p>
          </table:table-cell>
          <table:table-cell office:value-type="float" office:value="0.0254152486" calcext:value-type="float">
            <text:p>0.0254152486</text:p>
          </table:table-cell>
          <table:table-cell office:value-type="float" office:value="0.0252064367" calcext:value-type="float">
            <text:p>0.0252064367</text:p>
          </table:table-cell>
          <table:table-cell office:value-type="float" office:value="0.0194631633" calcext:value-type="float">
            <text:p>0.0194631633</text:p>
          </table:table-cell>
          <table:table-cell office:value-type="float" office:value="0.0140882353" calcext:value-type="float">
            <text:p>0.0140882353</text:p>
          </table:table-cell>
          <table:table-cell office:value-type="float" office:value="0.0159274698" calcext:value-type="float">
            <text:p>0.0159274698</text:p>
          </table:table-cell>
          <table:table-cell office:value-type="float" office:value="0.0248684965" calcext:value-type="float">
            <text:p>0.0248684965</text:p>
          </table:table-cell>
          <table:table-cell office:value-type="float" office:value="0.0184523418" calcext:value-type="float">
            <text:p>0.0184523418</text:p>
          </table:table-cell>
          <table:table-cell office:value-type="float" office:value="0.0198645116" calcext:value-type="float">
            <text:p>0.0198645116</text:p>
          </table:table-cell>
          <table:table-cell office:value-type="float" office:value="0.0251525583" calcext:value-type="float">
            <text:p>0.0251525583</text:p>
          </table:table-cell>
          <table:table-cell office:value-type="float" office:value="0.0220953733" calcext:value-type="float">
            <text:p>0.0220953733</text:p>
          </table:table-cell>
          <table:table-cell office:value-type="float" office:value="0.0238627845" calcext:value-type="float">
            <text:p>0.0238627845</text:p>
          </table:table-cell>
          <table:table-cell office:value-type="float" office:value="0.0213246405" calcext:value-type="float">
            <text:p>0.0213246405</text:p>
          </table:table-cell>
          <table:table-cell office:value-type="float" office:value="0.0187864964" calcext:value-type="float">
            <text:p>0.0187864964</text:p>
          </table:table-cell>
          <table:table-cell office:value-type="float" office:value="0.0162483524" calcext:value-type="float">
            <text:p>0.0162483524</text:p>
          </table:table-cell>
          <table:table-cell office:value-type="float" office:value="0.0137102083" calcext:value-type="float">
            <text:p>0.0137102083</text:p>
          </table:table-cell>
          <table:table-cell office:value-type="float" office:value="0.013469099" calcext:value-type="float">
            <text:p>0.013469099</text:p>
          </table:table-cell>
          <table:table-cell office:value-type="float" office:value="0.0152385648" calcext:value-type="float">
            <text:p>0.0152385648</text:p>
          </table:table-cell>
          <table:table-cell office:value-type="float" office:value="0.0107308986" calcext:value-type="float">
            <text:p>0.0107308986</text:p>
          </table:table-cell>
          <table:table-cell office:value-type="float" office:value="0.0122912559" calcext:value-type="float">
            <text:p>0.0122912559</text:p>
          </table:table-cell>
          <table:table-cell office:value-type="float" office:value="0.0085192151" calcext:value-type="float">
            <text:p>0.0085192151</text:p>
          </table:table-cell>
          <table:table-cell office:value-type="float" office:value="0.0110422919" calcext:value-type="float">
            <text:p>0.0110422919</text:p>
          </table:table-cell>
          <table:table-cell office:value-type="float" office:value="0.0128611032" calcext:value-type="float">
            <text:p>0.0128611032</text:p>
          </table:table-cell>
          <table:table-cell office:value-type="float" office:value="0.0076765659" calcext:value-type="float">
            <text:p>0.0076765659</text:p>
          </table:table-cell>
          <table:table-cell office:value-type="float" office:value="0.0117675462" calcext:value-type="float">
            <text:p>0.0117675462</text:p>
          </table:table-cell>
          <table:table-cell office:value-type="float" office:value="0.0085562063" calcext:value-type="float">
            <text:p>0.0085562063</text:p>
          </table:table-cell>
          <table:table-cell office:value-type="float" office:value="0.0088103808" calcext:value-type="float">
            <text:p>0.0088103808</text:p>
          </table:table-cell>
          <table:table-cell office:value-type="float" office:value="0.0086158585" calcext:value-type="float">
            <text:p>0.0086158585</text:p>
          </table:table-cell>
          <table:table-cell office:value-type="float" office:value="0.0129282599" calcext:value-type="float">
            <text:p>0.0129282599</text:p>
          </table:table-cell>
          <table:table-cell office:value-type="float" office:value="0.0052977758" calcext:value-type="float">
            <text:p>0.0052977758</text:p>
          </table:table-cell>
          <table:table-cell table:style-name="Default" office:value-type="float" office:value="0.0080894657" calcext:value-type="float">
            <text:p>0.0080894657</text:p>
          </table:table-cell>
          <table:table-cell table:style-name="ce1" table:formula="of:=AVERAGE([.AR9:.BP9])" office:value-type="float" office:value="0.014410410048" calcext:value-type="float">
            <text:p>0.014410410048</text:p>
          </table:table-cell>
          <table:table-cell table:formula="of:=[.BQ9]" office:value-type="float" office:value="0.014410410048" calcext:value-type="float">
            <text:p>0.014410410048</text:p>
          </table:table-cell>
          <table:table-cell table:formula="of:=[.BR9]" office:value-type="float" office:value="0.014410410048" calcext:value-type="float">
            <text:p>0.014410410048</text:p>
          </table:table-cell>
          <table:table-cell table:formula="of:=[.BS9]" office:value-type="float" office:value="0.014410410048" calcext:value-type="float">
            <text:p>0.014410410048</text:p>
          </table:table-cell>
          <table:table-cell table:formula="of:=[.BT9]" office:value-type="float" office:value="0.014410410048" calcext:value-type="float">
            <text:p>0.014410410048</text:p>
          </table:table-cell>
          <table:table-cell table:formula="of:=[.BU9]" office:value-type="float" office:value="0.014410410048" calcext:value-type="float">
            <text:p>0.014410410048</text:p>
          </table:table-cell>
          <table:table-cell table:formula="of:=[.BV9]" office:value-type="float" office:value="0.014410410048" calcext:value-type="float">
            <text:p>0.014410410048</text:p>
          </table:table-cell>
          <table:table-cell table:formula="of:=[.BW9]" office:value-type="float" office:value="0.014410410048" calcext:value-type="float">
            <text:p>0.014410410048</text:p>
          </table:table-cell>
          <table:table-cell table:formula="of:=[.BX9]" office:value-type="float" office:value="0.014410410048" calcext:value-type="float">
            <text:p>0.014410410048</text:p>
          </table:table-cell>
          <table:table-cell table:formula="of:=[.BY9]" office:value-type="float" office:value="0.014410410048" calcext:value-type="float">
            <text:p>0.014410410048</text:p>
          </table:table-cell>
          <table:table-cell table:formula="of:=[.BZ9]" office:value-type="float" office:value="0.014410410048" calcext:value-type="float">
            <text:p>0.014410410048</text:p>
          </table:table-cell>
          <table:table-cell table:formula="of:=[.CA9]" office:value-type="float" office:value="0.014410410048" calcext:value-type="float">
            <text:p>0.014410410048</text:p>
          </table:table-cell>
          <table:table-cell table:formula="of:=[.CB9]" office:value-type="float" office:value="0.014410410048" calcext:value-type="float">
            <text:p>0.014410410048</text:p>
          </table:table-cell>
          <table:table-cell table:formula="of:=[.CC9]" office:value-type="float" office:value="0.014410410048" calcext:value-type="float">
            <text:p>0.014410410048</text:p>
          </table:table-cell>
          <table:table-cell table:formula="of:=[.CD9]" office:value-type="float" office:value="0.014410410048" calcext:value-type="float">
            <text:p>0.014410410048</text:p>
          </table:table-cell>
          <table:table-cell table:formula="of:=[.CE9]" office:value-type="float" office:value="0.014410410048" calcext:value-type="float">
            <text:p>0.014410410048</text:p>
          </table:table-cell>
          <table:table-cell table:formula="of:=[.CF9]" office:value-type="float" office:value="0.014410410048" calcext:value-type="float">
            <text:p>0.014410410048</text:p>
          </table:table-cell>
          <table:table-cell table:formula="of:=[.CG9]" office:value-type="float" office:value="0.014410410048" calcext:value-type="float">
            <text:p>0.014410410048</text:p>
          </table:table-cell>
          <table:table-cell table:formula="of:=[.CH9]" office:value-type="float" office:value="0.014410410048" calcext:value-type="float">
            <text:p>0.014410410048</text:p>
          </table:table-cell>
          <table:table-cell table:formula="of:=[.CI9]" office:value-type="float" office:value="0.014410410048" calcext:value-type="float">
            <text:p>0.014410410048</text:p>
          </table:table-cell>
          <table:table-cell table:formula="of:=[.CJ9]" office:value-type="float" office:value="0.014410410048" calcext:value-type="float">
            <text:p>0.014410410048</text:p>
          </table:table-cell>
          <table:table-cell table:formula="of:=[.CK9]" office:value-type="float" office:value="0.014410410048" calcext:value-type="float">
            <text:p>0.014410410048</text:p>
          </table:table-cell>
          <table:table-cell table:formula="of:=[.CL9]" office:value-type="float" office:value="0.014410410048" calcext:value-type="float">
            <text:p>0.014410410048</text:p>
          </table:table-cell>
          <table:table-cell table:formula="of:=[.CM9]" office:value-type="float" office:value="0.014410410048" calcext:value-type="float">
            <text:p>0.014410410048</text:p>
          </table:table-cell>
          <table:table-cell table:formula="of:=[.CN9]" office:value-type="float" office:value="0.014410410048" calcext:value-type="float">
            <text:p>0.014410410048</text:p>
          </table:table-cell>
          <table:table-cell table:formula="of:=[.CO9]" office:value-type="float" office:value="0.014410410048" calcext:value-type="float">
            <text:p>0.014410410048</text:p>
          </table:table-cell>
          <table:table-cell table:formula="of:=[.CP9]" office:value-type="float" office:value="0.014410410048" calcext:value-type="float">
            <text:p>0.014410410048</text:p>
          </table:table-cell>
          <table:table-cell table:formula="of:=[.CQ9]" office:value-type="float" office:value="0.014410410048" calcext:value-type="float">
            <text:p>0.014410410048</text:p>
          </table:table-cell>
          <table:table-cell table:formula="of:=[.CR9]" office:value-type="float" office:value="0.014410410048" calcext:value-type="float">
            <text:p>0.014410410048</text:p>
          </table:table-cell>
          <table:table-cell table:formula="of:=[.CS9]" office:value-type="float" office:value="0.014410410048" calcext:value-type="float">
            <text:p>0.014410410048</text:p>
          </table:table-cell>
          <table:table-cell table:formula="of:=[.CT9]" office:value-type="float" office:value="0.014410410048" calcext:value-type="float">
            <text:p>0.014410410048</text:p>
          </table:table-cell>
          <table:table-cell table:formula="of:=[.CU9]" office:value-type="float" office:value="0.014410410048" calcext:value-type="float">
            <text:p>0.014410410048</text:p>
          </table:table-cell>
          <table:table-cell table:formula="of:=[.CV9]" office:value-type="float" office:value="0.014410410048" calcext:value-type="float">
            <text:p>0.014410410048</text:p>
          </table:table-cell>
          <table:table-cell table:formula="of:=[.CW9]" office:value-type="float" office:value="0.014410410048" calcext:value-type="float">
            <text:p>0.014410410048</text:p>
          </table:table-cell>
          <table:table-cell table:formula="of:=[.CX9]" office:value-type="float" office:value="0.014410410048" calcext:value-type="float">
            <text:p>0.014410410048</text:p>
          </table:table-cell>
          <table:table-cell table:formula="of:=[.CY9]" office:value-type="float" office:value="0.014410410048" calcext:value-type="float">
            <text:p>0.014410410048</text:p>
          </table:table-cell>
          <table:table-cell table:formula="of:=[.CZ9]" office:value-type="float" office:value="0.014410410048" calcext:value-type="float">
            <text:p>0.014410410048</text:p>
          </table:table-cell>
          <table:table-cell table:formula="of:=[.DA9]" office:value-type="float" office:value="0.014410410048" calcext:value-type="float">
            <text:p>0.014410410048</text:p>
          </table:table-cell>
          <table:table-cell table:formula="of:=[.DB9]" office:value-type="float" office:value="0.014410410048" calcext:value-type="float">
            <text:p>0.014410410048</text:p>
          </table:table-cell>
          <table:table-cell table:formula="of:=[.DC9]" office:value-type="float" office:value="0.014410410048" calcext:value-type="float">
            <text:p>0.014410410048</text:p>
          </table:table-cell>
          <table:table-cell table:formula="of:=[.DD9]" office:value-type="float" office:value="0.014410410048" calcext:value-type="float">
            <text:p>0.014410410048</text:p>
          </table:table-cell>
          <table:table-cell table:formula="of:=[.DE9]" office:value-type="float" office:value="0.014410410048" calcext:value-type="float">
            <text:p>0.014410410048</text:p>
          </table:table-cell>
          <table:table-cell table:formula="of:=[.DF9]" office:value-type="float" office:value="0.014410410048" calcext:value-type="float">
            <text:p>0.014410410048</text:p>
          </table:table-cell>
          <table:table-cell table:formula="of:=[.DG9]" office:value-type="float" office:value="0.014410410048" calcext:value-type="float">
            <text:p>0.014410410048</text:p>
          </table:table-cell>
          <table:table-cell table:formula="of:=[.DH9]" office:value-type="float" office:value="0.014410410048" calcext:value-type="float">
            <text:p>0.014410410048</text:p>
          </table:table-cell>
          <table:table-cell table:formula="of:=[.DI9]" office:value-type="float" office:value="0.014410410048" calcext:value-type="float">
            <text:p>0.014410410048</text:p>
          </table:table-cell>
          <table:table-cell table:formula="of:=[.DJ9]" office:value-type="float" office:value="0.014410410048" calcext:value-type="float">
            <text:p>0.014410410048</text:p>
          </table:table-cell>
          <table:table-cell table:formula="of:=[.DK9]" office:value-type="float" office:value="0.014410410048" calcext:value-type="float">
            <text:p>0.014410410048</text:p>
          </table:table-cell>
          <table:table-cell table:formula="of:=[.DL9]" office:value-type="float" office:value="0.014410410048" calcext:value-type="float">
            <text:p>0.014410410048</text:p>
          </table:table-cell>
          <table:table-cell table:formula="of:=[.DM9]" office:value-type="float" office:value="0.014410410048" calcext:value-type="float">
            <text:p>0.014410410048</text:p>
          </table:table-cell>
          <table:table-cell table:formula="of:=[.DN9]" office:value-type="float" office:value="0.014410410048" calcext:value-type="float">
            <text:p>0.014410410048</text:p>
          </table:table-cell>
          <table:table-cell table:formula="of:=[.DO9]" office:value-type="float" office:value="0.014410410048" calcext:value-type="float">
            <text:p>0.014410410048</text:p>
          </table:table-cell>
          <table:table-cell table:formula="of:=[.DP9]" office:value-type="float" office:value="0.014410410048" calcext:value-type="float">
            <text:p>0.014410410048</text:p>
          </table:table-cell>
          <table:table-cell table:formula="of:=[.DQ9]" office:value-type="float" office:value="0.014410410048" calcext:value-type="float">
            <text:p>0.014410410048</text:p>
          </table:table-cell>
          <table:table-cell table:formula="of:=[.DR9]" office:value-type="float" office:value="0.014410410048" calcext:value-type="float">
            <text:p>0.014410410048</text:p>
          </table:table-cell>
          <table:table-cell table:formula="of:=[.DS9]" office:value-type="float" office:value="0.014410410048" calcext:value-type="float">
            <text:p>0.014410410048</text:p>
          </table:table-cell>
          <table:table-cell table:formula="of:=[.DT9]" office:value-type="float" office:value="0.014410410048" calcext:value-type="float">
            <text:p>0.014410410048</text:p>
          </table:table-cell>
          <table:table-cell table:formula="of:=[.DU9]" office:value-type="float" office:value="0.014410410048" calcext:value-type="float">
            <text:p>0.014410410048</text:p>
          </table:table-cell>
          <table:table-cell table:formula="of:=[.DV9]" office:value-type="float" office:value="0.014410410048" calcext:value-type="float">
            <text:p>0.014410410048</text:p>
          </table:table-cell>
          <table:table-cell table:formula="of:=[.DW9]" office:value-type="float" office:value="0.014410410048" calcext:value-type="float">
            <text:p>0.014410410048</text:p>
          </table:table-cell>
          <table:table-cell table:formula="of:=[.DX9]" office:value-type="float" office:value="0.014410410048" calcext:value-type="float">
            <text:p>0.014410410048</text:p>
          </table:table-cell>
          <table:table-cell table:formula="of:=[.DY9]" office:value-type="float" office:value="0.014410410048" calcext:value-type="float">
            <text:p>0.014410410048</text:p>
          </table:table-cell>
          <table:table-cell table:formula="of:=[.DZ9]" office:value-type="float" office:value="0.014410410048" calcext:value-type="float">
            <text:p>0.014410410048</text:p>
          </table:table-cell>
          <table:table-cell table:formula="of:=[.EA9]" office:value-type="float" office:value="0.014410410048" calcext:value-type="float">
            <text:p>0.014410410048</text:p>
          </table:table-cell>
          <table:table-cell table:formula="of:=[.EB9]" office:value-type="float" office:value="0.014410410048" calcext:value-type="float">
            <text:p>0.014410410048</text:p>
          </table:table-cell>
          <table:table-cell table:formula="of:=[.EC9]" office:value-type="float" office:value="0.014410410048" calcext:value-type="float">
            <text:p>0.014410410048</text:p>
          </table:table-cell>
          <table:table-cell table:formula="of:=[.ED9]" office:value-type="float" office:value="0.014410410048" calcext:value-type="float">
            <text:p>0.014410410048</text:p>
          </table:table-cell>
          <table:table-cell table:formula="of:=[.EE9]" office:value-type="float" office:value="0.014410410048" calcext:value-type="float">
            <text:p>0.014410410048</text:p>
          </table:table-cell>
          <table:table-cell table:formula="of:=[.EF9]" office:value-type="float" office:value="0.014410410048" calcext:value-type="float">
            <text:p>0.014410410048</text:p>
          </table:table-cell>
          <table:table-cell table:formula="of:=[.EG9]" office:value-type="float" office:value="0.014410410048" calcext:value-type="float">
            <text:p>0.014410410048</text:p>
          </table:table-cell>
          <table:table-cell table:formula="of:=[.EH9]" office:value-type="float" office:value="0.014410410048" calcext:value-type="float">
            <text:p>0.014410410048</text:p>
          </table:table-cell>
          <table:table-cell table:formula="of:=[.EI9]" office:value-type="float" office:value="0.014410410048" calcext:value-type="float">
            <text:p>0.014410410048</text:p>
          </table:table-cell>
          <table:table-cell table:formula="of:=[.EJ9]" office:value-type="float" office:value="0.014410410048" calcext:value-type="float">
            <text:p>0.014410410048</text:p>
          </table:table-cell>
          <table:table-cell table:formula="of:=[.EK9]" office:value-type="float" office:value="0.014410410048" calcext:value-type="float">
            <text:p>0.014410410048</text:p>
          </table:table-cell>
          <table:table-cell table:formula="of:=[.EL9]" office:value-type="float" office:value="0.014410410048" calcext:value-type="float">
            <text:p>0.014410410048</text:p>
          </table:table-cell>
          <table:table-cell table:formula="of:=[.EM9]" office:value-type="float" office:value="0.014410410048" calcext:value-type="float">
            <text:p>0.014410410048</text:p>
          </table:table-cell>
          <table:table-cell table:formula="of:=[.EN9]" office:value-type="float" office:value="0.014410410048" calcext:value-type="float">
            <text:p>0.014410410048</text:p>
          </table:table-cell>
          <table:table-cell table:formula="of:=[.EO9]" office:value-type="float" office:value="0.014410410048" calcext:value-type="float">
            <text:p>0.014410410048</text:p>
          </table:table-cell>
          <table:table-cell table:formula="of:=[.EP9]" office:value-type="float" office:value="0.014410410048" calcext:value-type="float">
            <text:p>0.014410410048</text:p>
          </table:table-cell>
          <table:table-cell table:formula="of:=[.EQ9]" office:value-type="float" office:value="0.014410410048" calcext:value-type="float">
            <text:p>0.014410410048</text:p>
          </table:table-cell>
          <table:table-cell table:formula="of:=[.ER9]" office:value-type="float" office:value="0.014410410048" calcext:value-type="float">
            <text:p>0.014410410048</text:p>
          </table:table-cell>
          <table:table-cell table:formula="of:=[.ES9]" office:value-type="float" office:value="0.014410410048" calcext:value-type="float">
            <text:p>0.014410410048</text:p>
          </table:table-cell>
          <table:table-cell table:formula="of:=[.ET9]" office:value-type="float" office:value="0.014410410048" calcext:value-type="float">
            <text:p>0.014410410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45983151" calcext:value-type="float">
            <text:p>0.1845983151</text:p>
          </table:table-cell>
          <table:table-cell office:value-type="float" office:value="0.2089807851" calcext:value-type="float">
            <text:p>0.2089807851</text:p>
          </table:table-cell>
          <table:table-cell office:value-type="float" office:value="0.1915905348" calcext:value-type="float">
            <text:p>0.1915905348</text:p>
          </table:table-cell>
          <table:table-cell office:value-type="float" office:value="0.1848396669" calcext:value-type="float">
            <text:p>0.1848396669</text:p>
          </table:table-cell>
          <table:table-cell office:value-type="float" office:value="0.1928100295" calcext:value-type="float">
            <text:p>0.1928100295</text:p>
          </table:table-cell>
          <table:table-cell office:value-type="float" office:value="0.1870043814" calcext:value-type="float">
            <text:p>0.1870043814</text:p>
          </table:table-cell>
          <table:table-cell office:value-type="float" office:value="0.1788242361" calcext:value-type="float">
            <text:p>0.1788242361</text:p>
          </table:table-cell>
          <table:table-cell office:value-type="float" office:value="0.164555229" calcext:value-type="float">
            <text:p>0.164555229</text:p>
          </table:table-cell>
          <table:table-cell office:value-type="float" office:value="0.1721250162" calcext:value-type="float">
            <text:p>0.1721250162</text:p>
          </table:table-cell>
          <table:table-cell office:value-type="float" office:value="0.180545078" calcext:value-type="float">
            <text:p>0.180545078</text:p>
          </table:table-cell>
          <table:table-cell office:value-type="float" office:value="0.1787653082" calcext:value-type="float">
            <text:p>0.1787653082</text:p>
          </table:table-cell>
          <table:table-cell office:value-type="float" office:value="0.1559505719" calcext:value-type="float">
            <text:p>0.1559505719</text:p>
          </table:table-cell>
          <table:table-cell office:value-type="float" office:value="0.1754597561" calcext:value-type="float">
            <text:p>0.1754597561</text:p>
          </table:table-cell>
          <table:table-cell office:value-type="float" office:value="0.1627362937" calcext:value-type="float">
            <text:p>0.1627362937</text:p>
          </table:table-cell>
          <table:table-cell office:value-type="float" office:value="0.1449817749" calcext:value-type="float">
            <text:p>0.1449817749</text:p>
          </table:table-cell>
          <table:table-cell office:value-type="float" office:value="0.1512717727" calcext:value-type="float">
            <text:p>0.1512717727</text:p>
          </table:table-cell>
          <table:table-cell office:value-type="float" office:value="0.1378629606" calcext:value-type="float">
            <text:p>0.1378629606</text:p>
          </table:table-cell>
          <table:table-cell office:value-type="float" office:value="0.1244541485" calcext:value-type="float">
            <text:p>0.1244541485</text:p>
          </table:table-cell>
          <table:table-cell office:value-type="float" office:value="0.1365414313" calcext:value-type="float">
            <text:p>0.1365414313</text:p>
          </table:table-cell>
          <table:table-cell office:value-type="float" office:value="0.1360655043" calcext:value-type="float">
            <text:p>0.1360655043</text:p>
          </table:table-cell>
          <table:table-cell office:value-type="float" office:value="0.1321063021" calcext:value-type="float">
            <text:p>0.1321063021</text:p>
          </table:table-cell>
          <table:table-cell office:value-type="float" office:value="0.1205094937" calcext:value-type="float">
            <text:p>0.1205094937</text:p>
          </table:table-cell>
          <table:table-cell office:value-type="float" office:value="0.1125219611" calcext:value-type="float">
            <text:p>0.1125219611</text:p>
          </table:table-cell>
          <table:table-cell office:value-type="float" office:value="0.1360567254" calcext:value-type="float">
            <text:p>0.1360567254</text:p>
          </table:table-cell>
          <table:table-cell office:value-type="float" office:value="0.1270557311" calcext:value-type="float">
            <text:p>0.1270557311</text:p>
          </table:table-cell>
          <table:table-cell office:value-type="float" office:value="0.1005510042" calcext:value-type="float">
            <text:p>0.1005510042</text:p>
          </table:table-cell>
          <table:table-cell office:value-type="float" office:value="0.1031069259" calcext:value-type="float">
            <text:p>0.1031069259</text:p>
          </table:table-cell>
          <table:table-cell office:value-type="float" office:value="0.1251757753" calcext:value-type="float">
            <text:p>0.1251757753</text:p>
          </table:table-cell>
          <table:table-cell office:value-type="float" office:value="0.1151826335" calcext:value-type="float">
            <text:p>0.1151826335</text:p>
          </table:table-cell>
          <table:table-cell office:value-type="float" office:value="0.1067258707" calcext:value-type="float">
            <text:p>0.1067258707</text:p>
          </table:table-cell>
          <table:table-cell office:value-type="float" office:value="0.1242779677" calcext:value-type="float">
            <text:p>0.1242779677</text:p>
          </table:table-cell>
          <table:table-cell office:value-type="float" office:value="0.1219027979" calcext:value-type="float">
            <text:p>0.1219027979</text:p>
          </table:table-cell>
          <table:table-cell office:value-type="float" office:value="0.1099126851" calcext:value-type="float">
            <text:p>0.1099126851</text:p>
          </table:table-cell>
          <table:table-cell office:value-type="float" office:value="0.1006265779" calcext:value-type="float">
            <text:p>0.1006265779</text:p>
          </table:table-cell>
          <table:table-cell office:value-type="float" office:value="0.1124970755" calcext:value-type="float">
            <text:p>0.1124970755</text:p>
          </table:table-cell>
          <table:table-cell office:value-type="float" office:value="0.1096506557" calcext:value-type="float">
            <text:p>0.1096506557</text:p>
          </table:table-cell>
          <table:table-cell office:value-type="float" office:value="0.0975107141" calcext:value-type="float">
            <text:p>0.0975107141</text:p>
          </table:table-cell>
          <table:table-cell office:value-type="float" office:value="0.1010374132" calcext:value-type="float">
            <text:p>0.1010374132</text:p>
          </table:table-cell>
          <table:table-cell office:value-type="float" office:value="0.102156203" calcext:value-type="float">
            <text:p>0.102156203</text:p>
          </table:table-cell>
          <table:table-cell office:value-type="float" office:value="0.1259260768" calcext:value-type="float">
            <text:p>0.1259260768</text:p>
          </table:table-cell>
          <table:table-cell office:value-type="float" office:value="0.0762761433" calcext:value-type="float">
            <text:p>0.0762761433</text:p>
          </table:table-cell>
          <table:table-cell office:value-type="float" office:value="0.0991927578" calcext:value-type="float">
            <text:p>0.0991927578</text:p>
          </table:table-cell>
          <table:table-cell office:value-type="float" office:value="0.1204952012" calcext:value-type="float">
            <text:p>0.1204952012</text:p>
          </table:table-cell>
          <table:table-cell office:value-type="float" office:value="0.1006397198" calcext:value-type="float">
            <text:p>0.1006397198</text:p>
          </table:table-cell>
          <table:table-cell office:value-type="float" office:value="0.0858910649" calcext:value-type="float">
            <text:p>0.0858910649</text:p>
          </table:table-cell>
          <table:table-cell office:value-type="float" office:value="0.0951223075" calcext:value-type="float">
            <text:p>0.0951223075</text:p>
          </table:table-cell>
          <table:table-cell office:value-type="float" office:value="0.1073763816" calcext:value-type="float">
            <text:p>0.1073763816</text:p>
          </table:table-cell>
          <table:table-cell office:value-type="float" office:value="0.0759860777" calcext:value-type="float">
            <text:p>0.0759860777</text:p>
          </table:table-cell>
          <table:table-cell office:value-type="float" office:value="0.07725431" calcext:value-type="float">
            <text:p>0.07725431</text:p>
          </table:table-cell>
          <table:table-cell office:value-type="float" office:value="0.0785225422" calcext:value-type="float">
            <text:p>0.0785225422</text:p>
          </table:table-cell>
          <table:table-cell office:value-type="float" office:value="0.0797907745" calcext:value-type="float">
            <text:p>0.0797907745</text:p>
          </table:table-cell>
          <table:table-cell office:value-type="float" office:value="0.0810590067" calcext:value-type="float">
            <text:p>0.0810590067</text:p>
          </table:table-cell>
          <table:table-cell office:value-type="float" office:value="0.0736516419" calcext:value-type="float">
            <text:p>0.0736516419</text:p>
          </table:table-cell>
          <table:table-cell office:value-type="float" office:value="0.0686635466" calcext:value-type="float">
            <text:p>0.0686635466</text:p>
          </table:table-cell>
          <table:table-cell office:value-type="float" office:value="0.0673640626" calcext:value-type="float">
            <text:p>0.0673640626</text:p>
          </table:table-cell>
          <table:table-cell office:value-type="float" office:value="0.0719625469" calcext:value-type="float">
            <text:p>0.0719625469</text:p>
          </table:table-cell>
          <table:table-cell office:value-type="float" office:value="0.0674374335" calcext:value-type="float">
            <text:p>0.0674374335</text:p>
          </table:table-cell>
          <table:table-cell office:value-type="float" office:value="0.0646334324" calcext:value-type="float">
            <text:p>0.0646334324</text:p>
          </table:table-cell>
          <table:table-cell office:value-type="float" office:value="0.0576549799" calcext:value-type="float">
            <text:p>0.0576549799</text:p>
          </table:table-cell>
          <table:table-cell office:value-type="float" office:value="0.0641223198" calcext:value-type="float">
            <text:p>0.0641223198</text:p>
          </table:table-cell>
          <table:table-cell office:value-type="float" office:value="0.0583047103" calcext:value-type="float">
            <text:p>0.0583047103</text:p>
          </table:table-cell>
          <table:table-cell office:value-type="float" office:value="0.0626495845" calcext:value-type="float">
            <text:p>0.0626495845</text:p>
          </table:table-cell>
          <table:table-cell office:value-type="float" office:value="0.0618872689" calcext:value-type="float">
            <text:p>0.0618872689</text:p>
          </table:table-cell>
          <table:table-cell office:value-type="float" office:value="0.0634301869" calcext:value-type="float">
            <text:p>0.0634301869</text:p>
          </table:table-cell>
          <table:table-cell office:value-type="float" office:value="0.061919961" calcext:value-type="float">
            <text:p>0.061919961</text:p>
          </table:table-cell>
          <table:table-cell office:value-type="float" office:value="0.0505824461" calcext:value-type="float">
            <text:p>0.0505824461</text:p>
          </table:table-cell>
          <table:table-cell table:style-name="Default" office:value-type="float" office:value="0.0634282299" calcext:value-type="float">
            <text:p>0.0634282299</text:p>
          </table:table-cell>
          <table:table-cell table:style-name="ce1" table:formula="of:=AVERAGE([.AR10:.BP10])" office:value-type="float" office:value="0.074393189492" calcext:value-type="float">
            <text:p>0.074393189492</text:p>
          </table:table-cell>
          <table:table-cell table:formula="of:=[.BQ10]" office:value-type="float" office:value="0.074393189492" calcext:value-type="float">
            <text:p>0.074393189492</text:p>
          </table:table-cell>
          <table:table-cell table:formula="of:=[.BR10]" office:value-type="float" office:value="0.074393189492" calcext:value-type="float">
            <text:p>0.074393189492</text:p>
          </table:table-cell>
          <table:table-cell table:formula="of:=[.BS10]" office:value-type="float" office:value="0.074393189492" calcext:value-type="float">
            <text:p>0.074393189492</text:p>
          </table:table-cell>
          <table:table-cell table:formula="of:=[.BT10]" office:value-type="float" office:value="0.074393189492" calcext:value-type="float">
            <text:p>0.074393189492</text:p>
          </table:table-cell>
          <table:table-cell table:formula="of:=[.BU10]" office:value-type="float" office:value="0.074393189492" calcext:value-type="float">
            <text:p>0.074393189492</text:p>
          </table:table-cell>
          <table:table-cell table:formula="of:=[.BV10]" office:value-type="float" office:value="0.074393189492" calcext:value-type="float">
            <text:p>0.074393189492</text:p>
          </table:table-cell>
          <table:table-cell table:formula="of:=[.BW10]" office:value-type="float" office:value="0.074393189492" calcext:value-type="float">
            <text:p>0.074393189492</text:p>
          </table:table-cell>
          <table:table-cell table:formula="of:=[.BX10]" office:value-type="float" office:value="0.074393189492" calcext:value-type="float">
            <text:p>0.074393189492</text:p>
          </table:table-cell>
          <table:table-cell table:formula="of:=[.BY10]" office:value-type="float" office:value="0.074393189492" calcext:value-type="float">
            <text:p>0.074393189492</text:p>
          </table:table-cell>
          <table:table-cell table:formula="of:=[.BZ10]" office:value-type="float" office:value="0.074393189492" calcext:value-type="float">
            <text:p>0.074393189492</text:p>
          </table:table-cell>
          <table:table-cell table:formula="of:=[.CA10]" office:value-type="float" office:value="0.074393189492" calcext:value-type="float">
            <text:p>0.074393189492</text:p>
          </table:table-cell>
          <table:table-cell table:formula="of:=[.CB10]" office:value-type="float" office:value="0.074393189492" calcext:value-type="float">
            <text:p>0.074393189492</text:p>
          </table:table-cell>
          <table:table-cell table:formula="of:=[.CC10]" office:value-type="float" office:value="0.074393189492" calcext:value-type="float">
            <text:p>0.074393189492</text:p>
          </table:table-cell>
          <table:table-cell table:formula="of:=[.CD10]" office:value-type="float" office:value="0.074393189492" calcext:value-type="float">
            <text:p>0.074393189492</text:p>
          </table:table-cell>
          <table:table-cell table:formula="of:=[.CE10]" office:value-type="float" office:value="0.074393189492" calcext:value-type="float">
            <text:p>0.074393189492</text:p>
          </table:table-cell>
          <table:table-cell table:formula="of:=[.CF10]" office:value-type="float" office:value="0.074393189492" calcext:value-type="float">
            <text:p>0.074393189492</text:p>
          </table:table-cell>
          <table:table-cell table:formula="of:=[.CG10]" office:value-type="float" office:value="0.074393189492" calcext:value-type="float">
            <text:p>0.074393189492</text:p>
          </table:table-cell>
          <table:table-cell table:formula="of:=[.CH10]" office:value-type="float" office:value="0.074393189492" calcext:value-type="float">
            <text:p>0.074393189492</text:p>
          </table:table-cell>
          <table:table-cell table:formula="of:=[.CI10]" office:value-type="float" office:value="0.074393189492" calcext:value-type="float">
            <text:p>0.074393189492</text:p>
          </table:table-cell>
          <table:table-cell table:formula="of:=[.CJ10]" office:value-type="float" office:value="0.074393189492" calcext:value-type="float">
            <text:p>0.074393189492</text:p>
          </table:table-cell>
          <table:table-cell table:formula="of:=[.CK10]" office:value-type="float" office:value="0.074393189492" calcext:value-type="float">
            <text:p>0.074393189492</text:p>
          </table:table-cell>
          <table:table-cell table:formula="of:=[.CL10]" office:value-type="float" office:value="0.074393189492" calcext:value-type="float">
            <text:p>0.074393189492</text:p>
          </table:table-cell>
          <table:table-cell table:formula="of:=[.CM10]" office:value-type="float" office:value="0.074393189492" calcext:value-type="float">
            <text:p>0.074393189492</text:p>
          </table:table-cell>
          <table:table-cell table:formula="of:=[.CN10]" office:value-type="float" office:value="0.074393189492" calcext:value-type="float">
            <text:p>0.074393189492</text:p>
          </table:table-cell>
          <table:table-cell table:formula="of:=[.CO10]" office:value-type="float" office:value="0.074393189492" calcext:value-type="float">
            <text:p>0.074393189492</text:p>
          </table:table-cell>
          <table:table-cell table:formula="of:=[.CP10]" office:value-type="float" office:value="0.074393189492" calcext:value-type="float">
            <text:p>0.074393189492</text:p>
          </table:table-cell>
          <table:table-cell table:formula="of:=[.CQ10]" office:value-type="float" office:value="0.074393189492" calcext:value-type="float">
            <text:p>0.074393189492</text:p>
          </table:table-cell>
          <table:table-cell table:formula="of:=[.CR10]" office:value-type="float" office:value="0.074393189492" calcext:value-type="float">
            <text:p>0.074393189492</text:p>
          </table:table-cell>
          <table:table-cell table:formula="of:=[.CS10]" office:value-type="float" office:value="0.074393189492" calcext:value-type="float">
            <text:p>0.074393189492</text:p>
          </table:table-cell>
          <table:table-cell table:formula="of:=[.CT10]" office:value-type="float" office:value="0.074393189492" calcext:value-type="float">
            <text:p>0.074393189492</text:p>
          </table:table-cell>
          <table:table-cell table:formula="of:=[.CU10]" office:value-type="float" office:value="0.074393189492" calcext:value-type="float">
            <text:p>0.074393189492</text:p>
          </table:table-cell>
          <table:table-cell table:formula="of:=[.CV10]" office:value-type="float" office:value="0.074393189492" calcext:value-type="float">
            <text:p>0.074393189492</text:p>
          </table:table-cell>
          <table:table-cell table:formula="of:=[.CW10]" office:value-type="float" office:value="0.074393189492" calcext:value-type="float">
            <text:p>0.074393189492</text:p>
          </table:table-cell>
          <table:table-cell table:formula="of:=[.CX10]" office:value-type="float" office:value="0.074393189492" calcext:value-type="float">
            <text:p>0.074393189492</text:p>
          </table:table-cell>
          <table:table-cell table:formula="of:=[.CY10]" office:value-type="float" office:value="0.074393189492" calcext:value-type="float">
            <text:p>0.074393189492</text:p>
          </table:table-cell>
          <table:table-cell table:formula="of:=[.CZ10]" office:value-type="float" office:value="0.074393189492" calcext:value-type="float">
            <text:p>0.074393189492</text:p>
          </table:table-cell>
          <table:table-cell table:formula="of:=[.DA10]" office:value-type="float" office:value="0.074393189492" calcext:value-type="float">
            <text:p>0.074393189492</text:p>
          </table:table-cell>
          <table:table-cell table:formula="of:=[.DB10]" office:value-type="float" office:value="0.074393189492" calcext:value-type="float">
            <text:p>0.074393189492</text:p>
          </table:table-cell>
          <table:table-cell table:formula="of:=[.DC10]" office:value-type="float" office:value="0.074393189492" calcext:value-type="float">
            <text:p>0.074393189492</text:p>
          </table:table-cell>
          <table:table-cell table:formula="of:=[.DD10]" office:value-type="float" office:value="0.074393189492" calcext:value-type="float">
            <text:p>0.074393189492</text:p>
          </table:table-cell>
          <table:table-cell table:formula="of:=[.DE10]" office:value-type="float" office:value="0.074393189492" calcext:value-type="float">
            <text:p>0.074393189492</text:p>
          </table:table-cell>
          <table:table-cell table:formula="of:=[.DF10]" office:value-type="float" office:value="0.074393189492" calcext:value-type="float">
            <text:p>0.074393189492</text:p>
          </table:table-cell>
          <table:table-cell table:formula="of:=[.DG10]" office:value-type="float" office:value="0.074393189492" calcext:value-type="float">
            <text:p>0.074393189492</text:p>
          </table:table-cell>
          <table:table-cell table:formula="of:=[.DH10]" office:value-type="float" office:value="0.074393189492" calcext:value-type="float">
            <text:p>0.074393189492</text:p>
          </table:table-cell>
          <table:table-cell table:formula="of:=[.DI10]" office:value-type="float" office:value="0.074393189492" calcext:value-type="float">
            <text:p>0.074393189492</text:p>
          </table:table-cell>
          <table:table-cell table:formula="of:=[.DJ10]" office:value-type="float" office:value="0.074393189492" calcext:value-type="float">
            <text:p>0.074393189492</text:p>
          </table:table-cell>
          <table:table-cell table:formula="of:=[.DK10]" office:value-type="float" office:value="0.074393189492" calcext:value-type="float">
            <text:p>0.074393189492</text:p>
          </table:table-cell>
          <table:table-cell table:formula="of:=[.DL10]" office:value-type="float" office:value="0.074393189492" calcext:value-type="float">
            <text:p>0.074393189492</text:p>
          </table:table-cell>
          <table:table-cell table:formula="of:=[.DM10]" office:value-type="float" office:value="0.074393189492" calcext:value-type="float">
            <text:p>0.074393189492</text:p>
          </table:table-cell>
          <table:table-cell table:formula="of:=[.DN10]" office:value-type="float" office:value="0.074393189492" calcext:value-type="float">
            <text:p>0.074393189492</text:p>
          </table:table-cell>
          <table:table-cell table:formula="of:=[.DO10]" office:value-type="float" office:value="0.074393189492" calcext:value-type="float">
            <text:p>0.074393189492</text:p>
          </table:table-cell>
          <table:table-cell table:formula="of:=[.DP10]" office:value-type="float" office:value="0.074393189492" calcext:value-type="float">
            <text:p>0.074393189492</text:p>
          </table:table-cell>
          <table:table-cell table:formula="of:=[.DQ10]" office:value-type="float" office:value="0.074393189492" calcext:value-type="float">
            <text:p>0.074393189492</text:p>
          </table:table-cell>
          <table:table-cell table:formula="of:=[.DR10]" office:value-type="float" office:value="0.074393189492" calcext:value-type="float">
            <text:p>0.074393189492</text:p>
          </table:table-cell>
          <table:table-cell table:formula="of:=[.DS10]" office:value-type="float" office:value="0.074393189492" calcext:value-type="float">
            <text:p>0.074393189492</text:p>
          </table:table-cell>
          <table:table-cell table:formula="of:=[.DT10]" office:value-type="float" office:value="0.074393189492" calcext:value-type="float">
            <text:p>0.074393189492</text:p>
          </table:table-cell>
          <table:table-cell table:formula="of:=[.DU10]" office:value-type="float" office:value="0.074393189492" calcext:value-type="float">
            <text:p>0.074393189492</text:p>
          </table:table-cell>
          <table:table-cell table:formula="of:=[.DV10]" office:value-type="float" office:value="0.074393189492" calcext:value-type="float">
            <text:p>0.074393189492</text:p>
          </table:table-cell>
          <table:table-cell table:formula="of:=[.DW10]" office:value-type="float" office:value="0.074393189492" calcext:value-type="float">
            <text:p>0.074393189492</text:p>
          </table:table-cell>
          <table:table-cell table:formula="of:=[.DX10]" office:value-type="float" office:value="0.074393189492" calcext:value-type="float">
            <text:p>0.074393189492</text:p>
          </table:table-cell>
          <table:table-cell table:formula="of:=[.DY10]" office:value-type="float" office:value="0.074393189492" calcext:value-type="float">
            <text:p>0.074393189492</text:p>
          </table:table-cell>
          <table:table-cell table:formula="of:=[.DZ10]" office:value-type="float" office:value="0.074393189492" calcext:value-type="float">
            <text:p>0.074393189492</text:p>
          </table:table-cell>
          <table:table-cell table:formula="of:=[.EA10]" office:value-type="float" office:value="0.074393189492" calcext:value-type="float">
            <text:p>0.074393189492</text:p>
          </table:table-cell>
          <table:table-cell table:formula="of:=[.EB10]" office:value-type="float" office:value="0.074393189492" calcext:value-type="float">
            <text:p>0.074393189492</text:p>
          </table:table-cell>
          <table:table-cell table:formula="of:=[.EC10]" office:value-type="float" office:value="0.074393189492" calcext:value-type="float">
            <text:p>0.074393189492</text:p>
          </table:table-cell>
          <table:table-cell table:formula="of:=[.ED10]" office:value-type="float" office:value="0.074393189492" calcext:value-type="float">
            <text:p>0.074393189492</text:p>
          </table:table-cell>
          <table:table-cell table:formula="of:=[.EE10]" office:value-type="float" office:value="0.074393189492" calcext:value-type="float">
            <text:p>0.074393189492</text:p>
          </table:table-cell>
          <table:table-cell table:formula="of:=[.EF10]" office:value-type="float" office:value="0.074393189492" calcext:value-type="float">
            <text:p>0.074393189492</text:p>
          </table:table-cell>
          <table:table-cell table:formula="of:=[.EG10]" office:value-type="float" office:value="0.074393189492" calcext:value-type="float">
            <text:p>0.074393189492</text:p>
          </table:table-cell>
          <table:table-cell table:formula="of:=[.EH10]" office:value-type="float" office:value="0.074393189492" calcext:value-type="float">
            <text:p>0.074393189492</text:p>
          </table:table-cell>
          <table:table-cell table:formula="of:=[.EI10]" office:value-type="float" office:value="0.074393189492" calcext:value-type="float">
            <text:p>0.074393189492</text:p>
          </table:table-cell>
          <table:table-cell table:formula="of:=[.EJ10]" office:value-type="float" office:value="0.074393189492" calcext:value-type="float">
            <text:p>0.074393189492</text:p>
          </table:table-cell>
          <table:table-cell table:formula="of:=[.EK10]" office:value-type="float" office:value="0.074393189492" calcext:value-type="float">
            <text:p>0.074393189492</text:p>
          </table:table-cell>
          <table:table-cell table:formula="of:=[.EL10]" office:value-type="float" office:value="0.074393189492" calcext:value-type="float">
            <text:p>0.074393189492</text:p>
          </table:table-cell>
          <table:table-cell table:formula="of:=[.EM10]" office:value-type="float" office:value="0.074393189492" calcext:value-type="float">
            <text:p>0.074393189492</text:p>
          </table:table-cell>
          <table:table-cell table:formula="of:=[.EN10]" office:value-type="float" office:value="0.074393189492" calcext:value-type="float">
            <text:p>0.074393189492</text:p>
          </table:table-cell>
          <table:table-cell table:formula="of:=[.EO10]" office:value-type="float" office:value="0.074393189492" calcext:value-type="float">
            <text:p>0.074393189492</text:p>
          </table:table-cell>
          <table:table-cell table:formula="of:=[.EP10]" office:value-type="float" office:value="0.074393189492" calcext:value-type="float">
            <text:p>0.074393189492</text:p>
          </table:table-cell>
          <table:table-cell table:formula="of:=[.EQ10]" office:value-type="float" office:value="0.074393189492" calcext:value-type="float">
            <text:p>0.074393189492</text:p>
          </table:table-cell>
          <table:table-cell table:formula="of:=[.ER10]" office:value-type="float" office:value="0.074393189492" calcext:value-type="float">
            <text:p>0.074393189492</text:p>
          </table:table-cell>
          <table:table-cell table:formula="of:=[.ES10]" office:value-type="float" office:value="0.074393189492" calcext:value-type="float">
            <text:p>0.074393189492</text:p>
          </table:table-cell>
          <table:table-cell table:formula="of:=[.ET10]" office:value-type="float" office:value="0.074393189492" calcext:value-type="float">
            <text:p>0.0743931894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43598508" calcext:value-type="float">
            <text:p>0.4443598508</text:p>
          </table:table-cell>
          <table:table-cell office:value-type="float" office:value="0.4322502779" calcext:value-type="float">
            <text:p>0.4322502779</text:p>
          </table:table-cell>
          <table:table-cell office:value-type="float" office:value="0.4383702103" calcext:value-type="float">
            <text:p>0.4383702103</text:p>
          </table:table-cell>
          <table:table-cell office:value-type="float" office:value="0.4411878023" calcext:value-type="float">
            <text:p>0.4411878023</text:p>
          </table:table-cell>
          <table:table-cell office:value-type="float" office:value="0.4473874158" calcext:value-type="float">
            <text:p>0.4473874158</text:p>
          </table:table-cell>
          <table:table-cell office:value-type="float" office:value="0.4045110483" calcext:value-type="float">
            <text:p>0.4045110483</text:p>
          </table:table-cell>
          <table:table-cell office:value-type="float" office:value="0.4145554477" calcext:value-type="float">
            <text:p>0.4145554477</text:p>
          </table:table-cell>
          <table:table-cell office:value-type="float" office:value="0.4146965439" calcext:value-type="float">
            <text:p>0.4146965439</text:p>
          </table:table-cell>
          <table:table-cell office:value-type="float" office:value="0.3870604553" calcext:value-type="float">
            <text:p>0.3870604553</text:p>
          </table:table-cell>
          <table:table-cell office:value-type="float" office:value="0.3963670042" calcext:value-type="float">
            <text:p>0.3963670042</text:p>
          </table:table-cell>
          <table:table-cell office:value-type="float" office:value="0.373424267" calcext:value-type="float">
            <text:p>0.373424267</text:p>
          </table:table-cell>
          <table:table-cell office:value-type="float" office:value="0.397316025" calcext:value-type="float">
            <text:p>0.397316025</text:p>
          </table:table-cell>
          <table:table-cell office:value-type="float" office:value="0.3815508645" calcext:value-type="float">
            <text:p>0.3815508645</text:p>
          </table:table-cell>
          <table:table-cell office:value-type="float" office:value="0.3451358412" calcext:value-type="float">
            <text:p>0.3451358412</text:p>
          </table:table-cell>
          <table:table-cell office:value-type="float" office:value="0.3483746774" calcext:value-type="float">
            <text:p>0.3483746774</text:p>
          </table:table-cell>
          <table:table-cell office:value-type="float" office:value="0.3886194123" calcext:value-type="float">
            <text:p>0.3886194123</text:p>
          </table:table-cell>
          <table:table-cell office:value-type="float" office:value="0.3678651704" calcext:value-type="float">
            <text:p>0.3678651704</text:p>
          </table:table-cell>
          <table:table-cell office:value-type="float" office:value="0.3471109285" calcext:value-type="float">
            <text:p>0.3471109285</text:p>
          </table:table-cell>
          <table:table-cell office:value-type="float" office:value="0.3518470569" calcext:value-type="float">
            <text:p>0.3518470569</text:p>
          </table:table-cell>
          <table:table-cell office:value-type="float" office:value="0.3650908894" calcext:value-type="float">
            <text:p>0.3650908894</text:p>
          </table:table-cell>
          <table:table-cell office:value-type="float" office:value="0.3601728762" calcext:value-type="float">
            <text:p>0.3601728762</text:p>
          </table:table-cell>
          <table:table-cell office:value-type="float" office:value="0.3546262933" calcext:value-type="float">
            <text:p>0.3546262933</text:p>
          </table:table-cell>
          <table:table-cell office:value-type="float" office:value="0.3618889194" calcext:value-type="float">
            <text:p>0.3618889194</text:p>
          </table:table-cell>
          <table:table-cell office:value-type="float" office:value="0.3463338311" calcext:value-type="float">
            <text:p>0.3463338311</text:p>
          </table:table-cell>
          <table:table-cell office:value-type="float" office:value="0.3061499355" calcext:value-type="float">
            <text:p>0.3061499355</text:p>
          </table:table-cell>
          <table:table-cell office:value-type="float" office:value="0.3367147311" calcext:value-type="float">
            <text:p>0.3367147311</text:p>
          </table:table-cell>
          <table:table-cell office:value-type="float" office:value="0.3167520163" calcext:value-type="float">
            <text:p>0.3167520163</text:p>
          </table:table-cell>
          <table:table-cell office:value-type="float" office:value="0.3126595215" calcext:value-type="float">
            <text:p>0.3126595215</text:p>
          </table:table-cell>
          <table:table-cell office:value-type="float" office:value="0.2853257135" calcext:value-type="float">
            <text:p>0.2853257135</text:p>
          </table:table-cell>
          <table:table-cell office:value-type="float" office:value="0.2852619645" calcext:value-type="float">
            <text:p>0.2852619645</text:p>
          </table:table-cell>
          <table:table-cell office:value-type="float" office:value="0.2813450807" calcext:value-type="float">
            <text:p>0.2813450807</text:p>
          </table:table-cell>
          <table:table-cell office:value-type="float" office:value="0.254028336" calcext:value-type="float">
            <text:p>0.254028336</text:p>
          </table:table-cell>
          <table:table-cell office:value-type="float" office:value="0.2397092118" calcext:value-type="float">
            <text:p>0.2397092118</text:p>
          </table:table-cell>
          <table:table-cell office:value-type="float" office:value="0.2750807149" calcext:value-type="float">
            <text:p>0.2750807149</text:p>
          </table:table-cell>
          <table:table-cell office:value-type="float" office:value="0.2881516784" calcext:value-type="float">
            <text:p>0.2881516784</text:p>
          </table:table-cell>
          <table:table-cell office:value-type="float" office:value="0.2719675912" calcext:value-type="float">
            <text:p>0.2719675912</text:p>
          </table:table-cell>
          <table:table-cell office:value-type="float" office:value="0.257028421" calcext:value-type="float">
            <text:p>0.257028421</text:p>
          </table:table-cell>
          <table:table-cell office:value-type="float" office:value="0.2646799144" calcext:value-type="float">
            <text:p>0.2646799144</text:p>
          </table:table-cell>
          <table:table-cell office:value-type="float" office:value="0.2557713724" calcext:value-type="float">
            <text:p>0.2557713724</text:p>
          </table:table-cell>
          <table:table-cell office:value-type="float" office:value="0.2754745902" calcext:value-type="float">
            <text:p>0.2754745902</text:p>
          </table:table-cell>
          <table:table-cell office:value-type="float" office:value="0.2435090083" calcext:value-type="float">
            <text:p>0.2435090083</text:p>
          </table:table-cell>
          <table:table-cell office:value-type="float" office:value="0.2425675174" calcext:value-type="float">
            <text:p>0.2425675174</text:p>
          </table:table-cell>
          <table:table-cell office:value-type="float" office:value="0.2321198442" calcext:value-type="float">
            <text:p>0.2321198442</text:p>
          </table:table-cell>
          <table:table-cell office:value-type="float" office:value="0.2318393961" calcext:value-type="float">
            <text:p>0.2318393961</text:p>
          </table:table-cell>
          <table:table-cell office:value-type="float" office:value="0.2458917468" calcext:value-type="float">
            <text:p>0.2458917468</text:p>
          </table:table-cell>
          <table:table-cell office:value-type="float" office:value="0.2381412944" calcext:value-type="float">
            <text:p>0.2381412944</text:p>
          </table:table-cell>
          <table:table-cell office:value-type="float" office:value="0.2372795376" calcext:value-type="float">
            <text:p>0.2372795376</text:p>
          </table:table-cell>
          <table:table-cell office:value-type="float" office:value="0.2182975806" calcext:value-type="float">
            <text:p>0.2182975806</text:p>
          </table:table-cell>
          <table:table-cell office:value-type="float" office:value="0.2077404657" calcext:value-type="float">
            <text:p>0.2077404657</text:p>
          </table:table-cell>
          <table:table-cell office:value-type="float" office:value="0.1971833508" calcext:value-type="float">
            <text:p>0.1971833508</text:p>
          </table:table-cell>
          <table:table-cell office:value-type="float" office:value="0.1866262358" calcext:value-type="float">
            <text:p>0.1866262358</text:p>
          </table:table-cell>
          <table:table-cell office:value-type="float" office:value="0.1760691209" calcext:value-type="float">
            <text:p>0.1760691209</text:p>
          </table:table-cell>
          <table:table-cell office:value-type="float" office:value="0.1977287841" calcext:value-type="float">
            <text:p>0.1977287841</text:p>
          </table:table-cell>
          <table:table-cell office:value-type="float" office:value="0.207254955" calcext:value-type="float">
            <text:p>0.207254955</text:p>
          </table:table-cell>
          <table:table-cell office:value-type="float" office:value="0.1968151968" calcext:value-type="float">
            <text:p>0.1968151968</text:p>
          </table:table-cell>
          <table:table-cell office:value-type="float" office:value="0.1915921712" calcext:value-type="float">
            <text:p>0.1915921712</text:p>
          </table:table-cell>
          <table:table-cell office:value-type="float" office:value="0.1797684424" calcext:value-type="float">
            <text:p>0.1797684424</text:p>
          </table:table-cell>
          <table:table-cell office:value-type="float" office:value="0.178280798" calcext:value-type="float">
            <text:p>0.178280798</text:p>
          </table:table-cell>
          <table:table-cell office:value-type="float" office:value="0.1741728149" calcext:value-type="float">
            <text:p>0.1741728149</text:p>
          </table:table-cell>
          <table:table-cell office:value-type="float" office:value="0.1759680748" calcext:value-type="float">
            <text:p>0.1759680748</text:p>
          </table:table-cell>
          <table:table-cell office:value-type="float" office:value="0.173227696" calcext:value-type="float">
            <text:p>0.173227696</text:p>
          </table:table-cell>
          <table:table-cell office:value-type="float" office:value="0.182412524" calcext:value-type="float">
            <text:p>0.182412524</text:p>
          </table:table-cell>
          <table:table-cell office:value-type="float" office:value="0.1423003576" calcext:value-type="float">
            <text:p>0.1423003576</text:p>
          </table:table-cell>
          <table:table-cell office:value-type="float" office:value="0.1675248473" calcext:value-type="float">
            <text:p>0.1675248473</text:p>
          </table:table-cell>
          <table:table-cell office:value-type="float" office:value="0.1506035537" calcext:value-type="float">
            <text:p>0.1506035537</text:p>
          </table:table-cell>
          <table:table-cell office:value-type="float" office:value="0.1598890038" calcext:value-type="float">
            <text:p>0.1598890038</text:p>
          </table:table-cell>
          <table:table-cell table:style-name="Default" office:value-type="float" office:value="0.1616926128" calcext:value-type="float">
            <text:p>0.1616926128</text:p>
          </table:table-cell>
          <table:table-cell table:style-name="ce1" table:formula="of:=AVERAGE([.AR11:.BP11])" office:value-type="float" office:value="0.192416816212" calcext:value-type="float">
            <text:p>0.192416816212</text:p>
          </table:table-cell>
          <table:table-cell table:formula="of:=[.BQ11]" office:value-type="float" office:value="0.192416816212" calcext:value-type="float">
            <text:p>0.192416816212</text:p>
          </table:table-cell>
          <table:table-cell table:formula="of:=[.BR11]" office:value-type="float" office:value="0.192416816212" calcext:value-type="float">
            <text:p>0.192416816212</text:p>
          </table:table-cell>
          <table:table-cell table:formula="of:=[.BS11]" office:value-type="float" office:value="0.192416816212" calcext:value-type="float">
            <text:p>0.192416816212</text:p>
          </table:table-cell>
          <table:table-cell table:formula="of:=[.BT11]" office:value-type="float" office:value="0.192416816212" calcext:value-type="float">
            <text:p>0.192416816212</text:p>
          </table:table-cell>
          <table:table-cell table:formula="of:=[.BU11]" office:value-type="float" office:value="0.192416816212" calcext:value-type="float">
            <text:p>0.192416816212</text:p>
          </table:table-cell>
          <table:table-cell table:formula="of:=[.BV11]" office:value-type="float" office:value="0.192416816212" calcext:value-type="float">
            <text:p>0.192416816212</text:p>
          </table:table-cell>
          <table:table-cell table:formula="of:=[.BW11]" office:value-type="float" office:value="0.192416816212" calcext:value-type="float">
            <text:p>0.192416816212</text:p>
          </table:table-cell>
          <table:table-cell table:formula="of:=[.BX11]" office:value-type="float" office:value="0.192416816212" calcext:value-type="float">
            <text:p>0.192416816212</text:p>
          </table:table-cell>
          <table:table-cell table:formula="of:=[.BY11]" office:value-type="float" office:value="0.192416816212" calcext:value-type="float">
            <text:p>0.192416816212</text:p>
          </table:table-cell>
          <table:table-cell table:formula="of:=[.BZ11]" office:value-type="float" office:value="0.192416816212" calcext:value-type="float">
            <text:p>0.192416816212</text:p>
          </table:table-cell>
          <table:table-cell table:formula="of:=[.CA11]" office:value-type="float" office:value="0.192416816212" calcext:value-type="float">
            <text:p>0.192416816212</text:p>
          </table:table-cell>
          <table:table-cell table:formula="of:=[.CB11]" office:value-type="float" office:value="0.192416816212" calcext:value-type="float">
            <text:p>0.192416816212</text:p>
          </table:table-cell>
          <table:table-cell table:formula="of:=[.CC11]" office:value-type="float" office:value="0.192416816212" calcext:value-type="float">
            <text:p>0.192416816212</text:p>
          </table:table-cell>
          <table:table-cell table:formula="of:=[.CD11]" office:value-type="float" office:value="0.192416816212" calcext:value-type="float">
            <text:p>0.192416816212</text:p>
          </table:table-cell>
          <table:table-cell table:formula="of:=[.CE11]" office:value-type="float" office:value="0.192416816212" calcext:value-type="float">
            <text:p>0.192416816212</text:p>
          </table:table-cell>
          <table:table-cell table:formula="of:=[.CF11]" office:value-type="float" office:value="0.192416816212" calcext:value-type="float">
            <text:p>0.192416816212</text:p>
          </table:table-cell>
          <table:table-cell table:formula="of:=[.CG11]" office:value-type="float" office:value="0.192416816212" calcext:value-type="float">
            <text:p>0.192416816212</text:p>
          </table:table-cell>
          <table:table-cell table:formula="of:=[.CH11]" office:value-type="float" office:value="0.192416816212" calcext:value-type="float">
            <text:p>0.192416816212</text:p>
          </table:table-cell>
          <table:table-cell table:formula="of:=[.CI11]" office:value-type="float" office:value="0.192416816212" calcext:value-type="float">
            <text:p>0.192416816212</text:p>
          </table:table-cell>
          <table:table-cell table:formula="of:=[.CJ11]" office:value-type="float" office:value="0.192416816212" calcext:value-type="float">
            <text:p>0.192416816212</text:p>
          </table:table-cell>
          <table:table-cell table:formula="of:=[.CK11]" office:value-type="float" office:value="0.192416816212" calcext:value-type="float">
            <text:p>0.192416816212</text:p>
          </table:table-cell>
          <table:table-cell table:formula="of:=[.CL11]" office:value-type="float" office:value="0.192416816212" calcext:value-type="float">
            <text:p>0.192416816212</text:p>
          </table:table-cell>
          <table:table-cell table:formula="of:=[.CM11]" office:value-type="float" office:value="0.192416816212" calcext:value-type="float">
            <text:p>0.192416816212</text:p>
          </table:table-cell>
          <table:table-cell table:formula="of:=[.CN11]" office:value-type="float" office:value="0.192416816212" calcext:value-type="float">
            <text:p>0.192416816212</text:p>
          </table:table-cell>
          <table:table-cell table:formula="of:=[.CO11]" office:value-type="float" office:value="0.192416816212" calcext:value-type="float">
            <text:p>0.192416816212</text:p>
          </table:table-cell>
          <table:table-cell table:formula="of:=[.CP11]" office:value-type="float" office:value="0.192416816212" calcext:value-type="float">
            <text:p>0.192416816212</text:p>
          </table:table-cell>
          <table:table-cell table:formula="of:=[.CQ11]" office:value-type="float" office:value="0.192416816212" calcext:value-type="float">
            <text:p>0.192416816212</text:p>
          </table:table-cell>
          <table:table-cell table:formula="of:=[.CR11]" office:value-type="float" office:value="0.192416816212" calcext:value-type="float">
            <text:p>0.192416816212</text:p>
          </table:table-cell>
          <table:table-cell table:formula="of:=[.CS11]" office:value-type="float" office:value="0.192416816212" calcext:value-type="float">
            <text:p>0.192416816212</text:p>
          </table:table-cell>
          <table:table-cell table:formula="of:=[.CT11]" office:value-type="float" office:value="0.192416816212" calcext:value-type="float">
            <text:p>0.192416816212</text:p>
          </table:table-cell>
          <table:table-cell table:formula="of:=[.CU11]" office:value-type="float" office:value="0.192416816212" calcext:value-type="float">
            <text:p>0.192416816212</text:p>
          </table:table-cell>
          <table:table-cell table:formula="of:=[.CV11]" office:value-type="float" office:value="0.192416816212" calcext:value-type="float">
            <text:p>0.192416816212</text:p>
          </table:table-cell>
          <table:table-cell table:formula="of:=[.CW11]" office:value-type="float" office:value="0.192416816212" calcext:value-type="float">
            <text:p>0.192416816212</text:p>
          </table:table-cell>
          <table:table-cell table:formula="of:=[.CX11]" office:value-type="float" office:value="0.192416816212" calcext:value-type="float">
            <text:p>0.192416816212</text:p>
          </table:table-cell>
          <table:table-cell table:formula="of:=[.CY11]" office:value-type="float" office:value="0.192416816212" calcext:value-type="float">
            <text:p>0.192416816212</text:p>
          </table:table-cell>
          <table:table-cell table:formula="of:=[.CZ11]" office:value-type="float" office:value="0.192416816212" calcext:value-type="float">
            <text:p>0.192416816212</text:p>
          </table:table-cell>
          <table:table-cell table:formula="of:=[.DA11]" office:value-type="float" office:value="0.192416816212" calcext:value-type="float">
            <text:p>0.192416816212</text:p>
          </table:table-cell>
          <table:table-cell table:formula="of:=[.DB11]" office:value-type="float" office:value="0.192416816212" calcext:value-type="float">
            <text:p>0.192416816212</text:p>
          </table:table-cell>
          <table:table-cell table:formula="of:=[.DC11]" office:value-type="float" office:value="0.192416816212" calcext:value-type="float">
            <text:p>0.192416816212</text:p>
          </table:table-cell>
          <table:table-cell table:formula="of:=[.DD11]" office:value-type="float" office:value="0.192416816212" calcext:value-type="float">
            <text:p>0.192416816212</text:p>
          </table:table-cell>
          <table:table-cell table:formula="of:=[.DE11]" office:value-type="float" office:value="0.192416816212" calcext:value-type="float">
            <text:p>0.192416816212</text:p>
          </table:table-cell>
          <table:table-cell table:formula="of:=[.DF11]" office:value-type="float" office:value="0.192416816212" calcext:value-type="float">
            <text:p>0.192416816212</text:p>
          </table:table-cell>
          <table:table-cell table:formula="of:=[.DG11]" office:value-type="float" office:value="0.192416816212" calcext:value-type="float">
            <text:p>0.192416816212</text:p>
          </table:table-cell>
          <table:table-cell table:formula="of:=[.DH11]" office:value-type="float" office:value="0.192416816212" calcext:value-type="float">
            <text:p>0.192416816212</text:p>
          </table:table-cell>
          <table:table-cell table:formula="of:=[.DI11]" office:value-type="float" office:value="0.192416816212" calcext:value-type="float">
            <text:p>0.192416816212</text:p>
          </table:table-cell>
          <table:table-cell table:formula="of:=[.DJ11]" office:value-type="float" office:value="0.192416816212" calcext:value-type="float">
            <text:p>0.192416816212</text:p>
          </table:table-cell>
          <table:table-cell table:formula="of:=[.DK11]" office:value-type="float" office:value="0.192416816212" calcext:value-type="float">
            <text:p>0.192416816212</text:p>
          </table:table-cell>
          <table:table-cell table:formula="of:=[.DL11]" office:value-type="float" office:value="0.192416816212" calcext:value-type="float">
            <text:p>0.192416816212</text:p>
          </table:table-cell>
          <table:table-cell table:formula="of:=[.DM11]" office:value-type="float" office:value="0.192416816212" calcext:value-type="float">
            <text:p>0.192416816212</text:p>
          </table:table-cell>
          <table:table-cell table:formula="of:=[.DN11]" office:value-type="float" office:value="0.192416816212" calcext:value-type="float">
            <text:p>0.192416816212</text:p>
          </table:table-cell>
          <table:table-cell table:formula="of:=[.DO11]" office:value-type="float" office:value="0.192416816212" calcext:value-type="float">
            <text:p>0.192416816212</text:p>
          </table:table-cell>
          <table:table-cell table:formula="of:=[.DP11]" office:value-type="float" office:value="0.192416816212" calcext:value-type="float">
            <text:p>0.192416816212</text:p>
          </table:table-cell>
          <table:table-cell table:formula="of:=[.DQ11]" office:value-type="float" office:value="0.192416816212" calcext:value-type="float">
            <text:p>0.192416816212</text:p>
          </table:table-cell>
          <table:table-cell table:formula="of:=[.DR11]" office:value-type="float" office:value="0.192416816212" calcext:value-type="float">
            <text:p>0.192416816212</text:p>
          </table:table-cell>
          <table:table-cell table:formula="of:=[.DS11]" office:value-type="float" office:value="0.192416816212" calcext:value-type="float">
            <text:p>0.192416816212</text:p>
          </table:table-cell>
          <table:table-cell table:formula="of:=[.DT11]" office:value-type="float" office:value="0.192416816212" calcext:value-type="float">
            <text:p>0.192416816212</text:p>
          </table:table-cell>
          <table:table-cell table:formula="of:=[.DU11]" office:value-type="float" office:value="0.192416816212" calcext:value-type="float">
            <text:p>0.192416816212</text:p>
          </table:table-cell>
          <table:table-cell table:formula="of:=[.DV11]" office:value-type="float" office:value="0.192416816212" calcext:value-type="float">
            <text:p>0.192416816212</text:p>
          </table:table-cell>
          <table:table-cell table:formula="of:=[.DW11]" office:value-type="float" office:value="0.192416816212" calcext:value-type="float">
            <text:p>0.192416816212</text:p>
          </table:table-cell>
          <table:table-cell table:formula="of:=[.DX11]" office:value-type="float" office:value="0.192416816212" calcext:value-type="float">
            <text:p>0.192416816212</text:p>
          </table:table-cell>
          <table:table-cell table:formula="of:=[.DY11]" office:value-type="float" office:value="0.192416816212" calcext:value-type="float">
            <text:p>0.192416816212</text:p>
          </table:table-cell>
          <table:table-cell table:formula="of:=[.DZ11]" office:value-type="float" office:value="0.192416816212" calcext:value-type="float">
            <text:p>0.192416816212</text:p>
          </table:table-cell>
          <table:table-cell table:formula="of:=[.EA11]" office:value-type="float" office:value="0.192416816212" calcext:value-type="float">
            <text:p>0.192416816212</text:p>
          </table:table-cell>
          <table:table-cell table:formula="of:=[.EB11]" office:value-type="float" office:value="0.192416816212" calcext:value-type="float">
            <text:p>0.192416816212</text:p>
          </table:table-cell>
          <table:table-cell table:formula="of:=[.EC11]" office:value-type="float" office:value="0.192416816212" calcext:value-type="float">
            <text:p>0.192416816212</text:p>
          </table:table-cell>
          <table:table-cell table:formula="of:=[.ED11]" office:value-type="float" office:value="0.192416816212" calcext:value-type="float">
            <text:p>0.192416816212</text:p>
          </table:table-cell>
          <table:table-cell table:formula="of:=[.EE11]" office:value-type="float" office:value="0.192416816212" calcext:value-type="float">
            <text:p>0.192416816212</text:p>
          </table:table-cell>
          <table:table-cell table:formula="of:=[.EF11]" office:value-type="float" office:value="0.192416816212" calcext:value-type="float">
            <text:p>0.192416816212</text:p>
          </table:table-cell>
          <table:table-cell table:formula="of:=[.EG11]" office:value-type="float" office:value="0.192416816212" calcext:value-type="float">
            <text:p>0.192416816212</text:p>
          </table:table-cell>
          <table:table-cell table:formula="of:=[.EH11]" office:value-type="float" office:value="0.192416816212" calcext:value-type="float">
            <text:p>0.192416816212</text:p>
          </table:table-cell>
          <table:table-cell table:formula="of:=[.EI11]" office:value-type="float" office:value="0.192416816212" calcext:value-type="float">
            <text:p>0.192416816212</text:p>
          </table:table-cell>
          <table:table-cell table:formula="of:=[.EJ11]" office:value-type="float" office:value="0.192416816212" calcext:value-type="float">
            <text:p>0.192416816212</text:p>
          </table:table-cell>
          <table:table-cell table:formula="of:=[.EK11]" office:value-type="float" office:value="0.192416816212" calcext:value-type="float">
            <text:p>0.192416816212</text:p>
          </table:table-cell>
          <table:table-cell table:formula="of:=[.EL11]" office:value-type="float" office:value="0.192416816212" calcext:value-type="float">
            <text:p>0.192416816212</text:p>
          </table:table-cell>
          <table:table-cell table:formula="of:=[.EM11]" office:value-type="float" office:value="0.192416816212" calcext:value-type="float">
            <text:p>0.192416816212</text:p>
          </table:table-cell>
          <table:table-cell table:formula="of:=[.EN11]" office:value-type="float" office:value="0.192416816212" calcext:value-type="float">
            <text:p>0.192416816212</text:p>
          </table:table-cell>
          <table:table-cell table:formula="of:=[.EO11]" office:value-type="float" office:value="0.192416816212" calcext:value-type="float">
            <text:p>0.192416816212</text:p>
          </table:table-cell>
          <table:table-cell table:formula="of:=[.EP11]" office:value-type="float" office:value="0.192416816212" calcext:value-type="float">
            <text:p>0.192416816212</text:p>
          </table:table-cell>
          <table:table-cell table:formula="of:=[.EQ11]" office:value-type="float" office:value="0.192416816212" calcext:value-type="float">
            <text:p>0.192416816212</text:p>
          </table:table-cell>
          <table:table-cell table:formula="of:=[.ER11]" office:value-type="float" office:value="0.192416816212" calcext:value-type="float">
            <text:p>0.192416816212</text:p>
          </table:table-cell>
          <table:table-cell table:formula="of:=[.ES11]" office:value-type="float" office:value="0.192416816212" calcext:value-type="float">
            <text:p>0.192416816212</text:p>
          </table:table-cell>
          <table:table-cell table:formula="of:=[.ET11]" office:value-type="float" office:value="0.192416816212" calcext:value-type="float">
            <text:p>0.192416816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568272099" calcext:value-type="float">
            <text:p>0.5568272099</text:p>
          </table:table-cell>
          <table:table-cell office:value-type="float" office:value="0.5709769211" calcext:value-type="float">
            <text:p>0.5709769211</text:p>
          </table:table-cell>
          <table:table-cell office:value-type="float" office:value="0.5898290904" calcext:value-type="float">
            <text:p>0.5898290904</text:p>
          </table:table-cell>
          <table:table-cell office:value-type="float" office:value="0.5940997239" calcext:value-type="float">
            <text:p>0.5940997239</text:p>
          </table:table-cell>
          <table:table-cell office:value-type="float" office:value="0.5867390349" calcext:value-type="float">
            <text:p>0.5867390349</text:p>
          </table:table-cell>
          <table:table-cell office:value-type="float" office:value="0.5574154355" calcext:value-type="float">
            <text:p>0.5574154355</text:p>
          </table:table-cell>
          <table:table-cell office:value-type="float" office:value="0.5242344827" calcext:value-type="float">
            <text:p>0.5242344827</text:p>
          </table:table-cell>
          <table:table-cell office:value-type="float" office:value="0.5529775042" calcext:value-type="float">
            <text:p>0.5529775042</text:p>
          </table:table-cell>
          <table:table-cell office:value-type="float" office:value="0.5605088329" calcext:value-type="float">
            <text:p>0.5605088329</text:p>
          </table:table-cell>
          <table:table-cell office:value-type="float" office:value="0.5250068871" calcext:value-type="float">
            <text:p>0.5250068871</text:p>
          </table:table-cell>
          <table:table-cell office:value-type="float" office:value="0.5239268705" calcext:value-type="float">
            <text:p>0.5239268705</text:p>
          </table:table-cell>
          <table:table-cell office:value-type="float" office:value="0.5353479046" calcext:value-type="float">
            <text:p>0.5353479046</text:p>
          </table:table-cell>
          <table:table-cell office:value-type="float" office:value="0.5227017557" calcext:value-type="float">
            <text:p>0.5227017557</text:p>
          </table:table-cell>
          <table:table-cell office:value-type="float" office:value="0.5152496157" calcext:value-type="float">
            <text:p>0.5152496157</text:p>
          </table:table-cell>
          <table:table-cell office:value-type="float" office:value="0.5240170452" calcext:value-type="float">
            <text:p>0.5240170452</text:p>
          </table:table-cell>
          <table:table-cell office:value-type="float" office:value="0.4740442244" calcext:value-type="float">
            <text:p>0.4740442244</text:p>
          </table:table-cell>
          <table:table-cell office:value-type="float" office:value="0.5011695907" calcext:value-type="float">
            <text:p>0.5011695907</text:p>
          </table:table-cell>
          <table:table-cell office:value-type="float" office:value="0.528294957" calcext:value-type="float">
            <text:p>0.528294957</text:p>
          </table:table-cell>
          <table:table-cell office:value-type="float" office:value="0.5000178422" calcext:value-type="float">
            <text:p>0.5000178422</text:p>
          </table:table-cell>
          <table:table-cell office:value-type="float" office:value="0.4969620531" calcext:value-type="float">
            <text:p>0.4969620531</text:p>
          </table:table-cell>
          <table:table-cell office:value-type="float" office:value="0.4722895811" calcext:value-type="float">
            <text:p>0.4722895811</text:p>
          </table:table-cell>
          <table:table-cell office:value-type="float" office:value="0.4987711417" calcext:value-type="float">
            <text:p>0.4987711417</text:p>
          </table:table-cell>
          <table:table-cell office:value-type="float" office:value="0.4726414217" calcext:value-type="float">
            <text:p>0.4726414217</text:p>
          </table:table-cell>
          <table:table-cell office:value-type="float" office:value="0.4650815991" calcext:value-type="float">
            <text:p>0.4650815991</text:p>
          </table:table-cell>
          <table:table-cell office:value-type="float" office:value="0.4710422262" calcext:value-type="float">
            <text:p>0.4710422262</text:p>
          </table:table-cell>
          <table:table-cell office:value-type="float" office:value="0.4893373159" calcext:value-type="float">
            <text:p>0.4893373159</text:p>
          </table:table-cell>
          <table:table-cell office:value-type="float" office:value="0.4647364549" calcext:value-type="float">
            <text:p>0.4647364549</text:p>
          </table:table-cell>
          <table:table-cell office:value-type="float" office:value="0.4485617459" calcext:value-type="float">
            <text:p>0.4485617459</text:p>
          </table:table-cell>
          <table:table-cell office:value-type="float" office:value="0.4708013399" calcext:value-type="float">
            <text:p>0.4708013399</text:p>
          </table:table-cell>
          <table:table-cell office:value-type="float" office:value="0.4589765453" calcext:value-type="float">
            <text:p>0.4589765453</text:p>
          </table:table-cell>
          <table:table-cell office:value-type="float" office:value="0.4300878371" calcext:value-type="float">
            <text:p>0.4300878371</text:p>
          </table:table-cell>
          <table:table-cell office:value-type="float" office:value="0.4256449148" calcext:value-type="float">
            <text:p>0.4256449148</text:p>
          </table:table-cell>
          <table:table-cell office:value-type="float" office:value="0.4215953393" calcext:value-type="float">
            <text:p>0.4215953393</text:p>
          </table:table-cell>
          <table:table-cell office:value-type="float" office:value="0.4178592445" calcext:value-type="float">
            <text:p>0.4178592445</text:p>
          </table:table-cell>
          <table:table-cell office:value-type="float" office:value="0.4104803008" calcext:value-type="float">
            <text:p>0.4104803008</text:p>
          </table:table-cell>
          <table:table-cell office:value-type="float" office:value="0.4704823165" calcext:value-type="float">
            <text:p>0.4704823165</text:p>
          </table:table-cell>
          <table:table-cell office:value-type="float" office:value="0.4319202635" calcext:value-type="float">
            <text:p>0.4319202635</text:p>
          </table:table-cell>
          <table:table-cell office:value-type="float" office:value="0.3987860345" calcext:value-type="float">
            <text:p>0.3987860345</text:p>
          </table:table-cell>
          <table:table-cell office:value-type="float" office:value="0.3877516576" calcext:value-type="float">
            <text:p>0.3877516576</text:p>
          </table:table-cell>
          <table:table-cell office:value-type="float" office:value="0.4287681646" calcext:value-type="float">
            <text:p>0.4287681646</text:p>
          </table:table-cell>
          <table:table-cell office:value-type="float" office:value="0.379771797" calcext:value-type="float">
            <text:p>0.379771797</text:p>
          </table:table-cell>
          <table:table-cell office:value-type="float" office:value="0.376057147" calcext:value-type="float">
            <text:p>0.376057147</text:p>
          </table:table-cell>
          <table:table-cell office:value-type="float" office:value="0.3664664884" calcext:value-type="float">
            <text:p>0.3664664884</text:p>
          </table:table-cell>
          <table:table-cell office:value-type="float" office:value="0.3766718401" calcext:value-type="float">
            <text:p>0.3766718401</text:p>
          </table:table-cell>
          <table:table-cell office:value-type="float" office:value="0.3719335122" calcext:value-type="float">
            <text:p>0.3719335122</text:p>
          </table:table-cell>
          <table:table-cell office:value-type="float" office:value="0.3738081746" calcext:value-type="float">
            <text:p>0.3738081746</text:p>
          </table:table-cell>
          <table:table-cell office:value-type="float" office:value="0.3548570444" calcext:value-type="float">
            <text:p>0.3548570444</text:p>
          </table:table-cell>
          <table:table-cell office:value-type="float" office:value="0.370866741" calcext:value-type="float">
            <text:p>0.370866741</text:p>
          </table:table-cell>
          <table:table-cell office:value-type="float" office:value="0.3674780868" calcext:value-type="float">
            <text:p>0.3674780868</text:p>
          </table:table-cell>
          <table:table-cell office:value-type="float" office:value="0.3640894325" calcext:value-type="float">
            <text:p>0.3640894325</text:p>
          </table:table-cell>
          <table:table-cell office:value-type="float" office:value="0.3607007783" calcext:value-type="float">
            <text:p>0.3607007783</text:p>
          </table:table-cell>
          <table:table-cell office:value-type="float" office:value="0.357312124" calcext:value-type="float">
            <text:p>0.357312124</text:p>
          </table:table-cell>
          <table:table-cell office:value-type="float" office:value="0.332972716" calcext:value-type="float">
            <text:p>0.332972716</text:p>
          </table:table-cell>
          <table:table-cell office:value-type="float" office:value="0.3128347048" calcext:value-type="float">
            <text:p>0.3128347048</text:p>
          </table:table-cell>
          <table:table-cell office:value-type="float" office:value="0.3130413681" calcext:value-type="float">
            <text:p>0.3130413681</text:p>
          </table:table-cell>
          <table:table-cell office:value-type="float" office:value="0.307425121" calcext:value-type="float">
            <text:p>0.307425121</text:p>
          </table:table-cell>
          <table:table-cell office:value-type="float" office:value="0.2971576452" calcext:value-type="float">
            <text:p>0.2971576452</text:p>
          </table:table-cell>
          <table:table-cell office:value-type="float" office:value="0.2810906602" calcext:value-type="float">
            <text:p>0.2810906602</text:p>
          </table:table-cell>
          <table:table-cell office:value-type="float" office:value="0.2973369587" calcext:value-type="float">
            <text:p>0.2973369587</text:p>
          </table:table-cell>
          <table:table-cell office:value-type="float" office:value="0.2872277777" calcext:value-type="float">
            <text:p>0.2872277777</text:p>
          </table:table-cell>
          <table:table-cell office:value-type="float" office:value="0.2484641332" calcext:value-type="float">
            <text:p>0.2484641332</text:p>
          </table:table-cell>
          <table:table-cell office:value-type="float" office:value="0.2783708024" calcext:value-type="float">
            <text:p>0.2783708024</text:p>
          </table:table-cell>
          <table:table-cell office:value-type="float" office:value="0.2671701245" calcext:value-type="float">
            <text:p>0.2671701245</text:p>
          </table:table-cell>
          <table:table-cell office:value-type="float" office:value="0.2668901689" calcext:value-type="float">
            <text:p>0.2668901689</text:p>
          </table:table-cell>
          <table:table-cell office:value-type="float" office:value="0.2517954906" calcext:value-type="float">
            <text:p>0.2517954906</text:p>
          </table:table-cell>
          <table:table-cell office:value-type="float" office:value="0.2547808375" calcext:value-type="float">
            <text:p>0.2547808375</text:p>
          </table:table-cell>
          <table:table-cell table:style-name="Default" office:value-type="float" office:value="0.2696549635" calcext:value-type="float">
            <text:p>0.2696549635</text:p>
          </table:table-cell>
          <table:table-cell table:style-name="ce1" table:formula="of:=AVERAGE([.AR12:.BP12])" office:value-type="float" office:value="0.317215907784" calcext:value-type="float">
            <text:p>0.317215907784</text:p>
          </table:table-cell>
          <table:table-cell table:formula="of:=[.BQ12]" office:value-type="float" office:value="0.317215907784" calcext:value-type="float">
            <text:p>0.317215907784</text:p>
          </table:table-cell>
          <table:table-cell table:formula="of:=[.BR12]" office:value-type="float" office:value="0.317215907784" calcext:value-type="float">
            <text:p>0.317215907784</text:p>
          </table:table-cell>
          <table:table-cell table:formula="of:=[.BS12]" office:value-type="float" office:value="0.317215907784" calcext:value-type="float">
            <text:p>0.317215907784</text:p>
          </table:table-cell>
          <table:table-cell table:formula="of:=[.BT12]" office:value-type="float" office:value="0.317215907784" calcext:value-type="float">
            <text:p>0.317215907784</text:p>
          </table:table-cell>
          <table:table-cell table:formula="of:=[.BU12]" office:value-type="float" office:value="0.317215907784" calcext:value-type="float">
            <text:p>0.317215907784</text:p>
          </table:table-cell>
          <table:table-cell table:formula="of:=[.BV12]" office:value-type="float" office:value="0.317215907784" calcext:value-type="float">
            <text:p>0.317215907784</text:p>
          </table:table-cell>
          <table:table-cell table:formula="of:=[.BW12]" office:value-type="float" office:value="0.317215907784" calcext:value-type="float">
            <text:p>0.317215907784</text:p>
          </table:table-cell>
          <table:table-cell table:formula="of:=[.BX12]" office:value-type="float" office:value="0.317215907784" calcext:value-type="float">
            <text:p>0.317215907784</text:p>
          </table:table-cell>
          <table:table-cell table:formula="of:=[.BY12]" office:value-type="float" office:value="0.317215907784" calcext:value-type="float">
            <text:p>0.317215907784</text:p>
          </table:table-cell>
          <table:table-cell table:formula="of:=[.BZ12]" office:value-type="float" office:value="0.317215907784" calcext:value-type="float">
            <text:p>0.317215907784</text:p>
          </table:table-cell>
          <table:table-cell table:formula="of:=[.CA12]" office:value-type="float" office:value="0.317215907784" calcext:value-type="float">
            <text:p>0.317215907784</text:p>
          </table:table-cell>
          <table:table-cell table:formula="of:=[.CB12]" office:value-type="float" office:value="0.317215907784" calcext:value-type="float">
            <text:p>0.317215907784</text:p>
          </table:table-cell>
          <table:table-cell table:formula="of:=[.CC12]" office:value-type="float" office:value="0.317215907784" calcext:value-type="float">
            <text:p>0.317215907784</text:p>
          </table:table-cell>
          <table:table-cell table:formula="of:=[.CD12]" office:value-type="float" office:value="0.317215907784" calcext:value-type="float">
            <text:p>0.317215907784</text:p>
          </table:table-cell>
          <table:table-cell table:formula="of:=[.CE12]" office:value-type="float" office:value="0.317215907784" calcext:value-type="float">
            <text:p>0.317215907784</text:p>
          </table:table-cell>
          <table:table-cell table:formula="of:=[.CF12]" office:value-type="float" office:value="0.317215907784" calcext:value-type="float">
            <text:p>0.317215907784</text:p>
          </table:table-cell>
          <table:table-cell table:formula="of:=[.CG12]" office:value-type="float" office:value="0.317215907784" calcext:value-type="float">
            <text:p>0.317215907784</text:p>
          </table:table-cell>
          <table:table-cell table:formula="of:=[.CH12]" office:value-type="float" office:value="0.317215907784" calcext:value-type="float">
            <text:p>0.317215907784</text:p>
          </table:table-cell>
          <table:table-cell table:formula="of:=[.CI12]" office:value-type="float" office:value="0.317215907784" calcext:value-type="float">
            <text:p>0.317215907784</text:p>
          </table:table-cell>
          <table:table-cell table:formula="of:=[.CJ12]" office:value-type="float" office:value="0.317215907784" calcext:value-type="float">
            <text:p>0.317215907784</text:p>
          </table:table-cell>
          <table:table-cell table:formula="of:=[.CK12]" office:value-type="float" office:value="0.317215907784" calcext:value-type="float">
            <text:p>0.317215907784</text:p>
          </table:table-cell>
          <table:table-cell table:formula="of:=[.CL12]" office:value-type="float" office:value="0.317215907784" calcext:value-type="float">
            <text:p>0.317215907784</text:p>
          </table:table-cell>
          <table:table-cell table:formula="of:=[.CM12]" office:value-type="float" office:value="0.317215907784" calcext:value-type="float">
            <text:p>0.317215907784</text:p>
          </table:table-cell>
          <table:table-cell table:formula="of:=[.CN12]" office:value-type="float" office:value="0.317215907784" calcext:value-type="float">
            <text:p>0.317215907784</text:p>
          </table:table-cell>
          <table:table-cell table:formula="of:=[.CO12]" office:value-type="float" office:value="0.317215907784" calcext:value-type="float">
            <text:p>0.317215907784</text:p>
          </table:table-cell>
          <table:table-cell table:formula="of:=[.CP12]" office:value-type="float" office:value="0.317215907784" calcext:value-type="float">
            <text:p>0.317215907784</text:p>
          </table:table-cell>
          <table:table-cell table:formula="of:=[.CQ12]" office:value-type="float" office:value="0.317215907784" calcext:value-type="float">
            <text:p>0.317215907784</text:p>
          </table:table-cell>
          <table:table-cell table:formula="of:=[.CR12]" office:value-type="float" office:value="0.317215907784" calcext:value-type="float">
            <text:p>0.317215907784</text:p>
          </table:table-cell>
          <table:table-cell table:formula="of:=[.CS12]" office:value-type="float" office:value="0.317215907784" calcext:value-type="float">
            <text:p>0.317215907784</text:p>
          </table:table-cell>
          <table:table-cell table:formula="of:=[.CT12]" office:value-type="float" office:value="0.317215907784" calcext:value-type="float">
            <text:p>0.317215907784</text:p>
          </table:table-cell>
          <table:table-cell table:formula="of:=[.CU12]" office:value-type="float" office:value="0.317215907784" calcext:value-type="float">
            <text:p>0.317215907784</text:p>
          </table:table-cell>
          <table:table-cell table:formula="of:=[.CV12]" office:value-type="float" office:value="0.317215907784" calcext:value-type="float">
            <text:p>0.317215907784</text:p>
          </table:table-cell>
          <table:table-cell table:formula="of:=[.CW12]" office:value-type="float" office:value="0.317215907784" calcext:value-type="float">
            <text:p>0.317215907784</text:p>
          </table:table-cell>
          <table:table-cell table:formula="of:=[.CX12]" office:value-type="float" office:value="0.317215907784" calcext:value-type="float">
            <text:p>0.317215907784</text:p>
          </table:table-cell>
          <table:table-cell table:formula="of:=[.CY12]" office:value-type="float" office:value="0.317215907784" calcext:value-type="float">
            <text:p>0.317215907784</text:p>
          </table:table-cell>
          <table:table-cell table:formula="of:=[.CZ12]" office:value-type="float" office:value="0.317215907784" calcext:value-type="float">
            <text:p>0.317215907784</text:p>
          </table:table-cell>
          <table:table-cell table:formula="of:=[.DA12]" office:value-type="float" office:value="0.317215907784" calcext:value-type="float">
            <text:p>0.317215907784</text:p>
          </table:table-cell>
          <table:table-cell table:formula="of:=[.DB12]" office:value-type="float" office:value="0.317215907784" calcext:value-type="float">
            <text:p>0.317215907784</text:p>
          </table:table-cell>
          <table:table-cell table:formula="of:=[.DC12]" office:value-type="float" office:value="0.317215907784" calcext:value-type="float">
            <text:p>0.317215907784</text:p>
          </table:table-cell>
          <table:table-cell table:formula="of:=[.DD12]" office:value-type="float" office:value="0.317215907784" calcext:value-type="float">
            <text:p>0.317215907784</text:p>
          </table:table-cell>
          <table:table-cell table:formula="of:=[.DE12]" office:value-type="float" office:value="0.317215907784" calcext:value-type="float">
            <text:p>0.317215907784</text:p>
          </table:table-cell>
          <table:table-cell table:formula="of:=[.DF12]" office:value-type="float" office:value="0.317215907784" calcext:value-type="float">
            <text:p>0.317215907784</text:p>
          </table:table-cell>
          <table:table-cell table:formula="of:=[.DG12]" office:value-type="float" office:value="0.317215907784" calcext:value-type="float">
            <text:p>0.317215907784</text:p>
          </table:table-cell>
          <table:table-cell table:formula="of:=[.DH12]" office:value-type="float" office:value="0.317215907784" calcext:value-type="float">
            <text:p>0.317215907784</text:p>
          </table:table-cell>
          <table:table-cell table:formula="of:=[.DI12]" office:value-type="float" office:value="0.317215907784" calcext:value-type="float">
            <text:p>0.317215907784</text:p>
          </table:table-cell>
          <table:table-cell table:formula="of:=[.DJ12]" office:value-type="float" office:value="0.317215907784" calcext:value-type="float">
            <text:p>0.317215907784</text:p>
          </table:table-cell>
          <table:table-cell table:formula="of:=[.DK12]" office:value-type="float" office:value="0.317215907784" calcext:value-type="float">
            <text:p>0.317215907784</text:p>
          </table:table-cell>
          <table:table-cell table:formula="of:=[.DL12]" office:value-type="float" office:value="0.317215907784" calcext:value-type="float">
            <text:p>0.317215907784</text:p>
          </table:table-cell>
          <table:table-cell table:formula="of:=[.DM12]" office:value-type="float" office:value="0.317215907784" calcext:value-type="float">
            <text:p>0.317215907784</text:p>
          </table:table-cell>
          <table:table-cell table:formula="of:=[.DN12]" office:value-type="float" office:value="0.317215907784" calcext:value-type="float">
            <text:p>0.317215907784</text:p>
          </table:table-cell>
          <table:table-cell table:formula="of:=[.DO12]" office:value-type="float" office:value="0.317215907784" calcext:value-type="float">
            <text:p>0.317215907784</text:p>
          </table:table-cell>
          <table:table-cell table:formula="of:=[.DP12]" office:value-type="float" office:value="0.317215907784" calcext:value-type="float">
            <text:p>0.317215907784</text:p>
          </table:table-cell>
          <table:table-cell table:formula="of:=[.DQ12]" office:value-type="float" office:value="0.317215907784" calcext:value-type="float">
            <text:p>0.317215907784</text:p>
          </table:table-cell>
          <table:table-cell table:formula="of:=[.DR12]" office:value-type="float" office:value="0.317215907784" calcext:value-type="float">
            <text:p>0.317215907784</text:p>
          </table:table-cell>
          <table:table-cell table:formula="of:=[.DS12]" office:value-type="float" office:value="0.317215907784" calcext:value-type="float">
            <text:p>0.317215907784</text:p>
          </table:table-cell>
          <table:table-cell table:formula="of:=[.DT12]" office:value-type="float" office:value="0.317215907784" calcext:value-type="float">
            <text:p>0.317215907784</text:p>
          </table:table-cell>
          <table:table-cell table:formula="of:=[.DU12]" office:value-type="float" office:value="0.317215907784" calcext:value-type="float">
            <text:p>0.317215907784</text:p>
          </table:table-cell>
          <table:table-cell table:formula="of:=[.DV12]" office:value-type="float" office:value="0.317215907784" calcext:value-type="float">
            <text:p>0.317215907784</text:p>
          </table:table-cell>
          <table:table-cell table:formula="of:=[.DW12]" office:value-type="float" office:value="0.317215907784" calcext:value-type="float">
            <text:p>0.317215907784</text:p>
          </table:table-cell>
          <table:table-cell table:formula="of:=[.DX12]" office:value-type="float" office:value="0.317215907784" calcext:value-type="float">
            <text:p>0.317215907784</text:p>
          </table:table-cell>
          <table:table-cell table:formula="of:=[.DY12]" office:value-type="float" office:value="0.317215907784" calcext:value-type="float">
            <text:p>0.317215907784</text:p>
          </table:table-cell>
          <table:table-cell table:formula="of:=[.DZ12]" office:value-type="float" office:value="0.317215907784" calcext:value-type="float">
            <text:p>0.317215907784</text:p>
          </table:table-cell>
          <table:table-cell table:formula="of:=[.EA12]" office:value-type="float" office:value="0.317215907784" calcext:value-type="float">
            <text:p>0.317215907784</text:p>
          </table:table-cell>
          <table:table-cell table:formula="of:=[.EB12]" office:value-type="float" office:value="0.317215907784" calcext:value-type="float">
            <text:p>0.317215907784</text:p>
          </table:table-cell>
          <table:table-cell table:formula="of:=[.EC12]" office:value-type="float" office:value="0.317215907784" calcext:value-type="float">
            <text:p>0.317215907784</text:p>
          </table:table-cell>
          <table:table-cell table:formula="of:=[.ED12]" office:value-type="float" office:value="0.317215907784" calcext:value-type="float">
            <text:p>0.317215907784</text:p>
          </table:table-cell>
          <table:table-cell table:formula="of:=[.EE12]" office:value-type="float" office:value="0.317215907784" calcext:value-type="float">
            <text:p>0.317215907784</text:p>
          </table:table-cell>
          <table:table-cell table:formula="of:=[.EF12]" office:value-type="float" office:value="0.317215907784" calcext:value-type="float">
            <text:p>0.317215907784</text:p>
          </table:table-cell>
          <table:table-cell table:formula="of:=[.EG12]" office:value-type="float" office:value="0.317215907784" calcext:value-type="float">
            <text:p>0.317215907784</text:p>
          </table:table-cell>
          <table:table-cell table:formula="of:=[.EH12]" office:value-type="float" office:value="0.317215907784" calcext:value-type="float">
            <text:p>0.317215907784</text:p>
          </table:table-cell>
          <table:table-cell table:formula="of:=[.EI12]" office:value-type="float" office:value="0.317215907784" calcext:value-type="float">
            <text:p>0.317215907784</text:p>
          </table:table-cell>
          <table:table-cell table:formula="of:=[.EJ12]" office:value-type="float" office:value="0.317215907784" calcext:value-type="float">
            <text:p>0.317215907784</text:p>
          </table:table-cell>
          <table:table-cell table:formula="of:=[.EK12]" office:value-type="float" office:value="0.317215907784" calcext:value-type="float">
            <text:p>0.317215907784</text:p>
          </table:table-cell>
          <table:table-cell table:formula="of:=[.EL12]" office:value-type="float" office:value="0.317215907784" calcext:value-type="float">
            <text:p>0.317215907784</text:p>
          </table:table-cell>
          <table:table-cell table:formula="of:=[.EM12]" office:value-type="float" office:value="0.317215907784" calcext:value-type="float">
            <text:p>0.317215907784</text:p>
          </table:table-cell>
          <table:table-cell table:formula="of:=[.EN12]" office:value-type="float" office:value="0.317215907784" calcext:value-type="float">
            <text:p>0.317215907784</text:p>
          </table:table-cell>
          <table:table-cell table:formula="of:=[.EO12]" office:value-type="float" office:value="0.317215907784" calcext:value-type="float">
            <text:p>0.317215907784</text:p>
          </table:table-cell>
          <table:table-cell table:formula="of:=[.EP12]" office:value-type="float" office:value="0.317215907784" calcext:value-type="float">
            <text:p>0.317215907784</text:p>
          </table:table-cell>
          <table:table-cell table:formula="of:=[.EQ12]" office:value-type="float" office:value="0.317215907784" calcext:value-type="float">
            <text:p>0.317215907784</text:p>
          </table:table-cell>
          <table:table-cell table:formula="of:=[.ER12]" office:value-type="float" office:value="0.317215907784" calcext:value-type="float">
            <text:p>0.317215907784</text:p>
          </table:table-cell>
          <table:table-cell table:formula="of:=[.ES12]" office:value-type="float" office:value="0.317215907784" calcext:value-type="float">
            <text:p>0.317215907784</text:p>
          </table:table-cell>
          <table:table-cell table:formula="of:=[.ET12]" office:value-type="float" office:value="0.317215907784" calcext:value-type="float">
            <text:p>0.3172159077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39359643" calcext:value-type="float">
            <text:p>0.6439359643</text:p>
          </table:table-cell>
          <table:table-cell office:value-type="float" office:value="0.6377037117" calcext:value-type="float">
            <text:p>0.6377037117</text:p>
          </table:table-cell>
          <table:table-cell office:value-type="float" office:value="0.6461025465" calcext:value-type="float">
            <text:p>0.6461025465</text:p>
          </table:table-cell>
          <table:table-cell office:value-type="float" office:value="0.6204954403" calcext:value-type="float">
            <text:p>0.6204954403</text:p>
          </table:table-cell>
          <table:table-cell office:value-type="float" office:value="0.5954327925" calcext:value-type="float">
            <text:p>0.5954327925</text:p>
          </table:table-cell>
          <table:table-cell office:value-type="float" office:value="0.6253624838" calcext:value-type="float">
            <text:p>0.6253624838</text:p>
          </table:table-cell>
          <table:table-cell office:value-type="float" office:value="0.6241940603" calcext:value-type="float">
            <text:p>0.6241940603</text:p>
          </table:table-cell>
          <table:table-cell office:value-type="float" office:value="0.6048431448" calcext:value-type="float">
            <text:p>0.6048431448</text:p>
          </table:table-cell>
          <table:table-cell office:value-type="float" office:value="0.577140226" calcext:value-type="float">
            <text:p>0.577140226</text:p>
          </table:table-cell>
          <table:table-cell office:value-type="float" office:value="0.5944249887" calcext:value-type="float">
            <text:p>0.5944249887</text:p>
          </table:table-cell>
          <table:table-cell office:value-type="float" office:value="0.5841326494" calcext:value-type="float">
            <text:p>0.5841326494</text:p>
          </table:table-cell>
          <table:table-cell office:value-type="float" office:value="0.5665383544" calcext:value-type="float">
            <text:p>0.5665383544</text:p>
          </table:table-cell>
          <table:table-cell office:value-type="float" office:value="0.6160775349" calcext:value-type="float">
            <text:p>0.6160775349</text:p>
          </table:table-cell>
          <table:table-cell office:value-type="float" office:value="0.5831971617" calcext:value-type="float">
            <text:p>0.5831971617</text:p>
          </table:table-cell>
          <table:table-cell office:value-type="float" office:value="0.5813466359" calcext:value-type="float">
            <text:p>0.5813466359</text:p>
          </table:table-cell>
          <table:table-cell office:value-type="float" office:value="0.5852770622" calcext:value-type="float">
            <text:p>0.5852770622</text:p>
          </table:table-cell>
          <table:table-cell office:value-type="float" office:value="0.5867542286" calcext:value-type="float">
            <text:p>0.5867542286</text:p>
          </table:table-cell>
          <table:table-cell office:value-type="float" office:value="0.588231395" calcext:value-type="float">
            <text:p>0.588231395</text:p>
          </table:table-cell>
          <table:table-cell office:value-type="float" office:value="0.5854706813" calcext:value-type="float">
            <text:p>0.5854706813</text:p>
          </table:table-cell>
          <table:table-cell office:value-type="float" office:value="0.5812503505" calcext:value-type="float">
            <text:p>0.5812503505</text:p>
          </table:table-cell>
          <table:table-cell office:value-type="float" office:value="0.5596179387" calcext:value-type="float">
            <text:p>0.5596179387</text:p>
          </table:table-cell>
          <table:table-cell office:value-type="float" office:value="0.5763529209" calcext:value-type="float">
            <text:p>0.5763529209</text:p>
          </table:table-cell>
          <table:table-cell office:value-type="float" office:value="0.5647357646" calcext:value-type="float">
            <text:p>0.5647357646</text:p>
          </table:table-cell>
          <table:table-cell office:value-type="float" office:value="0.5855554582" calcext:value-type="float">
            <text:p>0.5855554582</text:p>
          </table:table-cell>
          <table:table-cell office:value-type="float" office:value="0.5818352251" calcext:value-type="float">
            <text:p>0.5818352251</text:p>
          </table:table-cell>
          <table:table-cell office:value-type="float" office:value="0.5692863405" calcext:value-type="float">
            <text:p>0.5692863405</text:p>
          </table:table-cell>
          <table:table-cell office:value-type="float" office:value="0.5169663308" calcext:value-type="float">
            <text:p>0.5169663308</text:p>
          </table:table-cell>
          <table:table-cell office:value-type="float" office:value="0.5256104138" calcext:value-type="float">
            <text:p>0.5256104138</text:p>
          </table:table-cell>
          <table:table-cell office:value-type="float" office:value="0.5495151964" calcext:value-type="float">
            <text:p>0.5495151964</text:p>
          </table:table-cell>
          <table:table-cell office:value-type="float" office:value="0.5380155141" calcext:value-type="float">
            <text:p>0.5380155141</text:p>
          </table:table-cell>
          <table:table-cell office:value-type="float" office:value="0.5104845172" calcext:value-type="float">
            <text:p>0.5104845172</text:p>
          </table:table-cell>
          <table:table-cell office:value-type="float" office:value="0.5283710374" calcext:value-type="float">
            <text:p>0.5283710374</text:p>
          </table:table-cell>
          <table:table-cell office:value-type="float" office:value="0.5253756226" calcext:value-type="float">
            <text:p>0.5253756226</text:p>
          </table:table-cell>
          <table:table-cell office:value-type="float" office:value="0.5035265689" calcext:value-type="float">
            <text:p>0.5035265689</text:p>
          </table:table-cell>
          <table:table-cell office:value-type="float" office:value="0.5161249979" calcext:value-type="float">
            <text:p>0.5161249979</text:p>
          </table:table-cell>
          <table:table-cell office:value-type="float" office:value="0.5021237662" calcext:value-type="float">
            <text:p>0.5021237662</text:p>
          </table:table-cell>
          <table:table-cell office:value-type="float" office:value="0.4862702692" calcext:value-type="float">
            <text:p>0.4862702692</text:p>
          </table:table-cell>
          <table:table-cell office:value-type="float" office:value="0.5271061405" calcext:value-type="float">
            <text:p>0.5271061405</text:p>
          </table:table-cell>
          <table:table-cell office:value-type="float" office:value="0.5491448916" calcext:value-type="float">
            <text:p>0.5491448916</text:p>
          </table:table-cell>
          <table:table-cell office:value-type="float" office:value="0.4997211136" calcext:value-type="float">
            <text:p>0.4997211136</text:p>
          </table:table-cell>
          <table:table-cell office:value-type="float" office:value="0.4659971985" calcext:value-type="float">
            <text:p>0.4659971985</text:p>
          </table:table-cell>
          <table:table-cell office:value-type="float" office:value="0.5005027152" calcext:value-type="float">
            <text:p>0.5005027152</text:p>
          </table:table-cell>
          <table:table-cell office:value-type="float" office:value="0.5034468673" calcext:value-type="float">
            <text:p>0.5034468673</text:p>
          </table:table-cell>
          <table:table-cell office:value-type="float" office:value="0.5011831048" calcext:value-type="float">
            <text:p>0.5011831048</text:p>
          </table:table-cell>
          <table:table-cell office:value-type="float" office:value="0.4806724282" calcext:value-type="float">
            <text:p>0.4806724282</text:p>
          </table:table-cell>
          <table:table-cell office:value-type="float" office:value="0.4696075876" calcext:value-type="float">
            <text:p>0.4696075876</text:p>
          </table:table-cell>
          <table:table-cell office:value-type="float" office:value="0.4804697466" calcext:value-type="float">
            <text:p>0.4804697466</text:p>
          </table:table-cell>
          <table:table-cell office:value-type="float" office:value="0.4733484486" calcext:value-type="float">
            <text:p>0.4733484486</text:p>
          </table:table-cell>
          <table:table-cell office:value-type="float" office:value="0.4665594874" calcext:value-type="float">
            <text:p>0.4665594874</text:p>
          </table:table-cell>
          <table:table-cell office:value-type="float" office:value="0.4597705261" calcext:value-type="float">
            <text:p>0.4597705261</text:p>
          </table:table-cell>
          <table:table-cell office:value-type="float" office:value="0.4529815649" calcext:value-type="float">
            <text:p>0.4529815649</text:p>
          </table:table-cell>
          <table:table-cell office:value-type="float" office:value="0.4461926036" calcext:value-type="float">
            <text:p>0.4461926036</text:p>
          </table:table-cell>
          <table:table-cell office:value-type="float" office:value="0.4377755188" calcext:value-type="float">
            <text:p>0.4377755188</text:p>
          </table:table-cell>
          <table:table-cell office:value-type="float" office:value="0.4229572431" calcext:value-type="float">
            <text:p>0.4229572431</text:p>
          </table:table-cell>
          <table:table-cell office:value-type="float" office:value="0.4278846094" calcext:value-type="float">
            <text:p>0.4278846094</text:p>
          </table:table-cell>
          <table:table-cell office:value-type="float" office:value="0.4231223637" calcext:value-type="float">
            <text:p>0.4231223637</text:p>
          </table:table-cell>
          <table:table-cell office:value-type="float" office:value="0.4177365465" calcext:value-type="float">
            <text:p>0.4177365465</text:p>
          </table:table-cell>
          <table:table-cell office:value-type="float" office:value="0.3938740983" calcext:value-type="float">
            <text:p>0.3938740983</text:p>
          </table:table-cell>
          <table:table-cell office:value-type="float" office:value="0.3930470676" calcext:value-type="float">
            <text:p>0.3930470676</text:p>
          </table:table-cell>
          <table:table-cell office:value-type="float" office:value="0.4151949707" calcext:value-type="float">
            <text:p>0.4151949707</text:p>
          </table:table-cell>
          <table:table-cell office:value-type="float" office:value="0.3910671227" calcext:value-type="float">
            <text:p>0.3910671227</text:p>
          </table:table-cell>
          <table:table-cell office:value-type="float" office:value="0.3806342882" calcext:value-type="float">
            <text:p>0.3806342882</text:p>
          </table:table-cell>
          <table:table-cell office:value-type="float" office:value="0.3982585051" calcext:value-type="float">
            <text:p>0.3982585051</text:p>
          </table:table-cell>
          <table:table-cell office:value-type="float" office:value="0.3775891566" calcext:value-type="float">
            <text:p>0.3775891566</text:p>
          </table:table-cell>
          <table:table-cell office:value-type="float" office:value="0.3754221377" calcext:value-type="float">
            <text:p>0.3754221377</text:p>
          </table:table-cell>
          <table:table-cell office:value-type="float" office:value="0.3627087249" calcext:value-type="float">
            <text:p>0.3627087249</text:p>
          </table:table-cell>
          <table:table-cell table:style-name="Default" office:value-type="float" office:value="0.345876987" calcext:value-type="float">
            <text:p>0.345876987</text:p>
          </table:table-cell>
          <table:table-cell table:style-name="ce1" table:formula="of:=AVERAGE([.AR13:.BP13])" office:value-type="float" office:value="0.427895268216" calcext:value-type="float">
            <text:p>0.427895268216</text:p>
          </table:table-cell>
          <table:table-cell table:formula="of:=[.BQ13]" office:value-type="float" office:value="0.427895268216" calcext:value-type="float">
            <text:p>0.427895268216</text:p>
          </table:table-cell>
          <table:table-cell table:formula="of:=[.BR13]" office:value-type="float" office:value="0.427895268216" calcext:value-type="float">
            <text:p>0.427895268216</text:p>
          </table:table-cell>
          <table:table-cell table:formula="of:=[.BS13]" office:value-type="float" office:value="0.427895268216" calcext:value-type="float">
            <text:p>0.427895268216</text:p>
          </table:table-cell>
          <table:table-cell table:formula="of:=[.BT13]" office:value-type="float" office:value="0.427895268216" calcext:value-type="float">
            <text:p>0.427895268216</text:p>
          </table:table-cell>
          <table:table-cell table:formula="of:=[.BU13]" office:value-type="float" office:value="0.427895268216" calcext:value-type="float">
            <text:p>0.427895268216</text:p>
          </table:table-cell>
          <table:table-cell table:formula="of:=[.BV13]" office:value-type="float" office:value="0.427895268216" calcext:value-type="float">
            <text:p>0.427895268216</text:p>
          </table:table-cell>
          <table:table-cell table:formula="of:=[.BW13]" office:value-type="float" office:value="0.427895268216" calcext:value-type="float">
            <text:p>0.427895268216</text:p>
          </table:table-cell>
          <table:table-cell table:formula="of:=[.BX13]" office:value-type="float" office:value="0.427895268216" calcext:value-type="float">
            <text:p>0.427895268216</text:p>
          </table:table-cell>
          <table:table-cell table:formula="of:=[.BY13]" office:value-type="float" office:value="0.427895268216" calcext:value-type="float">
            <text:p>0.427895268216</text:p>
          </table:table-cell>
          <table:table-cell table:formula="of:=[.BZ13]" office:value-type="float" office:value="0.427895268216" calcext:value-type="float">
            <text:p>0.427895268216</text:p>
          </table:table-cell>
          <table:table-cell table:formula="of:=[.CA13]" office:value-type="float" office:value="0.427895268216" calcext:value-type="float">
            <text:p>0.427895268216</text:p>
          </table:table-cell>
          <table:table-cell table:formula="of:=[.CB13]" office:value-type="float" office:value="0.427895268216" calcext:value-type="float">
            <text:p>0.427895268216</text:p>
          </table:table-cell>
          <table:table-cell table:formula="of:=[.CC13]" office:value-type="float" office:value="0.427895268216" calcext:value-type="float">
            <text:p>0.427895268216</text:p>
          </table:table-cell>
          <table:table-cell table:formula="of:=[.CD13]" office:value-type="float" office:value="0.427895268216" calcext:value-type="float">
            <text:p>0.427895268216</text:p>
          </table:table-cell>
          <table:table-cell table:formula="of:=[.CE13]" office:value-type="float" office:value="0.427895268216" calcext:value-type="float">
            <text:p>0.427895268216</text:p>
          </table:table-cell>
          <table:table-cell table:formula="of:=[.CF13]" office:value-type="float" office:value="0.427895268216" calcext:value-type="float">
            <text:p>0.427895268216</text:p>
          </table:table-cell>
          <table:table-cell table:formula="of:=[.CG13]" office:value-type="float" office:value="0.427895268216" calcext:value-type="float">
            <text:p>0.427895268216</text:p>
          </table:table-cell>
          <table:table-cell table:formula="of:=[.CH13]" office:value-type="float" office:value="0.427895268216" calcext:value-type="float">
            <text:p>0.427895268216</text:p>
          </table:table-cell>
          <table:table-cell table:formula="of:=[.CI13]" office:value-type="float" office:value="0.427895268216" calcext:value-type="float">
            <text:p>0.427895268216</text:p>
          </table:table-cell>
          <table:table-cell table:formula="of:=[.CJ13]" office:value-type="float" office:value="0.427895268216" calcext:value-type="float">
            <text:p>0.427895268216</text:p>
          </table:table-cell>
          <table:table-cell table:formula="of:=[.CK13]" office:value-type="float" office:value="0.427895268216" calcext:value-type="float">
            <text:p>0.427895268216</text:p>
          </table:table-cell>
          <table:table-cell table:formula="of:=[.CL13]" office:value-type="float" office:value="0.427895268216" calcext:value-type="float">
            <text:p>0.427895268216</text:p>
          </table:table-cell>
          <table:table-cell table:formula="of:=[.CM13]" office:value-type="float" office:value="0.427895268216" calcext:value-type="float">
            <text:p>0.427895268216</text:p>
          </table:table-cell>
          <table:table-cell table:formula="of:=[.CN13]" office:value-type="float" office:value="0.427895268216" calcext:value-type="float">
            <text:p>0.427895268216</text:p>
          </table:table-cell>
          <table:table-cell table:formula="of:=[.CO13]" office:value-type="float" office:value="0.427895268216" calcext:value-type="float">
            <text:p>0.427895268216</text:p>
          </table:table-cell>
          <table:table-cell table:formula="of:=[.CP13]" office:value-type="float" office:value="0.427895268216" calcext:value-type="float">
            <text:p>0.427895268216</text:p>
          </table:table-cell>
          <table:table-cell table:formula="of:=[.CQ13]" office:value-type="float" office:value="0.427895268216" calcext:value-type="float">
            <text:p>0.427895268216</text:p>
          </table:table-cell>
          <table:table-cell table:formula="of:=[.CR13]" office:value-type="float" office:value="0.427895268216" calcext:value-type="float">
            <text:p>0.427895268216</text:p>
          </table:table-cell>
          <table:table-cell table:formula="of:=[.CS13]" office:value-type="float" office:value="0.427895268216" calcext:value-type="float">
            <text:p>0.427895268216</text:p>
          </table:table-cell>
          <table:table-cell table:formula="of:=[.CT13]" office:value-type="float" office:value="0.427895268216" calcext:value-type="float">
            <text:p>0.427895268216</text:p>
          </table:table-cell>
          <table:table-cell table:formula="of:=[.CU13]" office:value-type="float" office:value="0.427895268216" calcext:value-type="float">
            <text:p>0.427895268216</text:p>
          </table:table-cell>
          <table:table-cell table:formula="of:=[.CV13]" office:value-type="float" office:value="0.427895268216" calcext:value-type="float">
            <text:p>0.427895268216</text:p>
          </table:table-cell>
          <table:table-cell table:formula="of:=[.CW13]" office:value-type="float" office:value="0.427895268216" calcext:value-type="float">
            <text:p>0.427895268216</text:p>
          </table:table-cell>
          <table:table-cell table:formula="of:=[.CX13]" office:value-type="float" office:value="0.427895268216" calcext:value-type="float">
            <text:p>0.427895268216</text:p>
          </table:table-cell>
          <table:table-cell table:formula="of:=[.CY13]" office:value-type="float" office:value="0.427895268216" calcext:value-type="float">
            <text:p>0.427895268216</text:p>
          </table:table-cell>
          <table:table-cell table:formula="of:=[.CZ13]" office:value-type="float" office:value="0.427895268216" calcext:value-type="float">
            <text:p>0.427895268216</text:p>
          </table:table-cell>
          <table:table-cell table:formula="of:=[.DA13]" office:value-type="float" office:value="0.427895268216" calcext:value-type="float">
            <text:p>0.427895268216</text:p>
          </table:table-cell>
          <table:table-cell table:formula="of:=[.DB13]" office:value-type="float" office:value="0.427895268216" calcext:value-type="float">
            <text:p>0.427895268216</text:p>
          </table:table-cell>
          <table:table-cell table:formula="of:=[.DC13]" office:value-type="float" office:value="0.427895268216" calcext:value-type="float">
            <text:p>0.427895268216</text:p>
          </table:table-cell>
          <table:table-cell table:formula="of:=[.DD13]" office:value-type="float" office:value="0.427895268216" calcext:value-type="float">
            <text:p>0.427895268216</text:p>
          </table:table-cell>
          <table:table-cell table:formula="of:=[.DE13]" office:value-type="float" office:value="0.427895268216" calcext:value-type="float">
            <text:p>0.427895268216</text:p>
          </table:table-cell>
          <table:table-cell table:formula="of:=[.DF13]" office:value-type="float" office:value="0.427895268216" calcext:value-type="float">
            <text:p>0.427895268216</text:p>
          </table:table-cell>
          <table:table-cell table:formula="of:=[.DG13]" office:value-type="float" office:value="0.427895268216" calcext:value-type="float">
            <text:p>0.427895268216</text:p>
          </table:table-cell>
          <table:table-cell table:formula="of:=[.DH13]" office:value-type="float" office:value="0.427895268216" calcext:value-type="float">
            <text:p>0.427895268216</text:p>
          </table:table-cell>
          <table:table-cell table:formula="of:=[.DI13]" office:value-type="float" office:value="0.427895268216" calcext:value-type="float">
            <text:p>0.427895268216</text:p>
          </table:table-cell>
          <table:table-cell table:formula="of:=[.DJ13]" office:value-type="float" office:value="0.427895268216" calcext:value-type="float">
            <text:p>0.427895268216</text:p>
          </table:table-cell>
          <table:table-cell table:formula="of:=[.DK13]" office:value-type="float" office:value="0.427895268216" calcext:value-type="float">
            <text:p>0.427895268216</text:p>
          </table:table-cell>
          <table:table-cell table:formula="of:=[.DL13]" office:value-type="float" office:value="0.427895268216" calcext:value-type="float">
            <text:p>0.427895268216</text:p>
          </table:table-cell>
          <table:table-cell table:formula="of:=[.DM13]" office:value-type="float" office:value="0.427895268216" calcext:value-type="float">
            <text:p>0.427895268216</text:p>
          </table:table-cell>
          <table:table-cell table:formula="of:=[.DN13]" office:value-type="float" office:value="0.427895268216" calcext:value-type="float">
            <text:p>0.427895268216</text:p>
          </table:table-cell>
          <table:table-cell table:formula="of:=[.DO13]" office:value-type="float" office:value="0.427895268216" calcext:value-type="float">
            <text:p>0.427895268216</text:p>
          </table:table-cell>
          <table:table-cell table:formula="of:=[.DP13]" office:value-type="float" office:value="0.427895268216" calcext:value-type="float">
            <text:p>0.427895268216</text:p>
          </table:table-cell>
          <table:table-cell table:formula="of:=[.DQ13]" office:value-type="float" office:value="0.427895268216" calcext:value-type="float">
            <text:p>0.427895268216</text:p>
          </table:table-cell>
          <table:table-cell table:formula="of:=[.DR13]" office:value-type="float" office:value="0.427895268216" calcext:value-type="float">
            <text:p>0.427895268216</text:p>
          </table:table-cell>
          <table:table-cell table:formula="of:=[.DS13]" office:value-type="float" office:value="0.427895268216" calcext:value-type="float">
            <text:p>0.427895268216</text:p>
          </table:table-cell>
          <table:table-cell table:formula="of:=[.DT13]" office:value-type="float" office:value="0.427895268216" calcext:value-type="float">
            <text:p>0.427895268216</text:p>
          </table:table-cell>
          <table:table-cell table:formula="of:=[.DU13]" office:value-type="float" office:value="0.427895268216" calcext:value-type="float">
            <text:p>0.427895268216</text:p>
          </table:table-cell>
          <table:table-cell table:formula="of:=[.DV13]" office:value-type="float" office:value="0.427895268216" calcext:value-type="float">
            <text:p>0.427895268216</text:p>
          </table:table-cell>
          <table:table-cell table:formula="of:=[.DW13]" office:value-type="float" office:value="0.427895268216" calcext:value-type="float">
            <text:p>0.427895268216</text:p>
          </table:table-cell>
          <table:table-cell table:formula="of:=[.DX13]" office:value-type="float" office:value="0.427895268216" calcext:value-type="float">
            <text:p>0.427895268216</text:p>
          </table:table-cell>
          <table:table-cell table:formula="of:=[.DY13]" office:value-type="float" office:value="0.427895268216" calcext:value-type="float">
            <text:p>0.427895268216</text:p>
          </table:table-cell>
          <table:table-cell table:formula="of:=[.DZ13]" office:value-type="float" office:value="0.427895268216" calcext:value-type="float">
            <text:p>0.427895268216</text:p>
          </table:table-cell>
          <table:table-cell table:formula="of:=[.EA13]" office:value-type="float" office:value="0.427895268216" calcext:value-type="float">
            <text:p>0.427895268216</text:p>
          </table:table-cell>
          <table:table-cell table:formula="of:=[.EB13]" office:value-type="float" office:value="0.427895268216" calcext:value-type="float">
            <text:p>0.427895268216</text:p>
          </table:table-cell>
          <table:table-cell table:formula="of:=[.EC13]" office:value-type="float" office:value="0.427895268216" calcext:value-type="float">
            <text:p>0.427895268216</text:p>
          </table:table-cell>
          <table:table-cell table:formula="of:=[.ED13]" office:value-type="float" office:value="0.427895268216" calcext:value-type="float">
            <text:p>0.427895268216</text:p>
          </table:table-cell>
          <table:table-cell table:formula="of:=[.EE13]" office:value-type="float" office:value="0.427895268216" calcext:value-type="float">
            <text:p>0.427895268216</text:p>
          </table:table-cell>
          <table:table-cell table:formula="of:=[.EF13]" office:value-type="float" office:value="0.427895268216" calcext:value-type="float">
            <text:p>0.427895268216</text:p>
          </table:table-cell>
          <table:table-cell table:formula="of:=[.EG13]" office:value-type="float" office:value="0.427895268216" calcext:value-type="float">
            <text:p>0.427895268216</text:p>
          </table:table-cell>
          <table:table-cell table:formula="of:=[.EH13]" office:value-type="float" office:value="0.427895268216" calcext:value-type="float">
            <text:p>0.427895268216</text:p>
          </table:table-cell>
          <table:table-cell table:formula="of:=[.EI13]" office:value-type="float" office:value="0.427895268216" calcext:value-type="float">
            <text:p>0.427895268216</text:p>
          </table:table-cell>
          <table:table-cell table:formula="of:=[.EJ13]" office:value-type="float" office:value="0.427895268216" calcext:value-type="float">
            <text:p>0.427895268216</text:p>
          </table:table-cell>
          <table:table-cell table:formula="of:=[.EK13]" office:value-type="float" office:value="0.427895268216" calcext:value-type="float">
            <text:p>0.427895268216</text:p>
          </table:table-cell>
          <table:table-cell table:formula="of:=[.EL13]" office:value-type="float" office:value="0.427895268216" calcext:value-type="float">
            <text:p>0.427895268216</text:p>
          </table:table-cell>
          <table:table-cell table:formula="of:=[.EM13]" office:value-type="float" office:value="0.427895268216" calcext:value-type="float">
            <text:p>0.427895268216</text:p>
          </table:table-cell>
          <table:table-cell table:formula="of:=[.EN13]" office:value-type="float" office:value="0.427895268216" calcext:value-type="float">
            <text:p>0.427895268216</text:p>
          </table:table-cell>
          <table:table-cell table:formula="of:=[.EO13]" office:value-type="float" office:value="0.427895268216" calcext:value-type="float">
            <text:p>0.427895268216</text:p>
          </table:table-cell>
          <table:table-cell table:formula="of:=[.EP13]" office:value-type="float" office:value="0.427895268216" calcext:value-type="float">
            <text:p>0.427895268216</text:p>
          </table:table-cell>
          <table:table-cell table:formula="of:=[.EQ13]" office:value-type="float" office:value="0.427895268216" calcext:value-type="float">
            <text:p>0.427895268216</text:p>
          </table:table-cell>
          <table:table-cell table:formula="of:=[.ER13]" office:value-type="float" office:value="0.427895268216" calcext:value-type="float">
            <text:p>0.427895268216</text:p>
          </table:table-cell>
          <table:table-cell table:formula="of:=[.ES13]" office:value-type="float" office:value="0.427895268216" calcext:value-type="float">
            <text:p>0.427895268216</text:p>
          </table:table-cell>
          <table:table-cell table:formula="of:=[.ET13]" office:value-type="float" office:value="0.427895268216" calcext:value-type="float">
            <text:p>0.4278952682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73594441" calcext:value-type="float">
            <text:p>0.673594441</text:p>
          </table:table-cell>
          <table:table-cell office:value-type="float" office:value="0.6847739647" calcext:value-type="float">
            <text:p>0.6847739647</text:p>
          </table:table-cell>
          <table:table-cell office:value-type="float" office:value="0.6617603819" calcext:value-type="float">
            <text:p>0.6617603819</text:p>
          </table:table-cell>
          <table:table-cell office:value-type="float" office:value="0.6547985333" calcext:value-type="float">
            <text:p>0.6547985333</text:p>
          </table:table-cell>
          <table:table-cell office:value-type="float" office:value="0.6790450409" calcext:value-type="float">
            <text:p>0.6790450409</text:p>
          </table:table-cell>
          <table:table-cell office:value-type="float" office:value="0.6699570478" calcext:value-type="float">
            <text:p>0.6699570478</text:p>
          </table:table-cell>
          <table:table-cell office:value-type="float" office:value="0.632462678" calcext:value-type="float">
            <text:p>0.632462678</text:p>
          </table:table-cell>
          <table:table-cell office:value-type="float" office:value="0.6411501658" calcext:value-type="float">
            <text:p>0.6411501658</text:p>
          </table:table-cell>
          <table:table-cell office:value-type="float" office:value="0.6453084582" calcext:value-type="float">
            <text:p>0.6453084582</text:p>
          </table:table-cell>
          <table:table-cell office:value-type="float" office:value="0.6509785897" calcext:value-type="float">
            <text:p>0.6509785897</text:p>
          </table:table-cell>
          <table:table-cell office:value-type="float" office:value="0.6328282019" calcext:value-type="float">
            <text:p>0.6328282019</text:p>
          </table:table-cell>
          <table:table-cell office:value-type="float" office:value="0.6379823633" calcext:value-type="float">
            <text:p>0.6379823633</text:p>
          </table:table-cell>
          <table:table-cell office:value-type="float" office:value="0.6286573835" calcext:value-type="float">
            <text:p>0.6286573835</text:p>
          </table:table-cell>
          <table:table-cell office:value-type="float" office:value="0.6445835968" calcext:value-type="float">
            <text:p>0.6445835968</text:p>
          </table:table-cell>
          <table:table-cell office:value-type="float" office:value="0.6645844658" calcext:value-type="float">
            <text:p>0.6645844658</text:p>
          </table:table-cell>
          <table:table-cell office:value-type="float" office:value="0.6346485079" calcext:value-type="float">
            <text:p>0.6346485079</text:p>
          </table:table-cell>
          <table:table-cell office:value-type="float" office:value="0.6347331504" calcext:value-type="float">
            <text:p>0.6347331504</text:p>
          </table:table-cell>
          <table:table-cell office:value-type="float" office:value="0.6348177928" calcext:value-type="float">
            <text:p>0.6348177928</text:p>
          </table:table-cell>
          <table:table-cell office:value-type="float" office:value="0.6261596152" calcext:value-type="float">
            <text:p>0.6261596152</text:p>
          </table:table-cell>
          <table:table-cell office:value-type="float" office:value="0.6574123314" calcext:value-type="float">
            <text:p>0.6574123314</text:p>
          </table:table-cell>
          <table:table-cell office:value-type="float" office:value="0.6241244893" calcext:value-type="float">
            <text:p>0.6241244893</text:p>
          </table:table-cell>
          <table:table-cell office:value-type="float" office:value="0.6319030294" calcext:value-type="float">
            <text:p>0.6319030294</text:p>
          </table:table-cell>
          <table:table-cell office:value-type="float" office:value="0.5974195115" calcext:value-type="float">
            <text:p>0.5974195115</text:p>
          </table:table-cell>
          <table:table-cell office:value-type="float" office:value="0.6360198903" calcext:value-type="float">
            <text:p>0.6360198903</text:p>
          </table:table-cell>
          <table:table-cell office:value-type="float" office:value="0.640461552" calcext:value-type="float">
            <text:p>0.640461552</text:p>
          </table:table-cell>
          <table:table-cell office:value-type="float" office:value="0.6228656659" calcext:value-type="float">
            <text:p>0.6228656659</text:p>
          </table:table-cell>
          <table:table-cell office:value-type="float" office:value="0.6048838378" calcext:value-type="float">
            <text:p>0.6048838378</text:p>
          </table:table-cell>
          <table:table-cell office:value-type="float" office:value="0.6014338255" calcext:value-type="float">
            <text:p>0.6014338255</text:p>
          </table:table-cell>
          <table:table-cell office:value-type="float" office:value="0.6060375585" calcext:value-type="float">
            <text:p>0.6060375585</text:p>
          </table:table-cell>
          <table:table-cell office:value-type="float" office:value="0.6015084191" calcext:value-type="float">
            <text:p>0.6015084191</text:p>
          </table:table-cell>
          <table:table-cell office:value-type="float" office:value="0.5640768979" calcext:value-type="float">
            <text:p>0.5640768979</text:p>
          </table:table-cell>
          <table:table-cell office:value-type="float" office:value="0.5576052449" calcext:value-type="float">
            <text:p>0.5576052449</text:p>
          </table:table-cell>
          <table:table-cell office:value-type="float" office:value="0.571630105" calcext:value-type="float">
            <text:p>0.571630105</text:p>
          </table:table-cell>
          <table:table-cell office:value-type="float" office:value="0.5884388933" calcext:value-type="float">
            <text:p>0.5884388933</text:p>
          </table:table-cell>
          <table:table-cell office:value-type="float" office:value="0.5673787893" calcext:value-type="float">
            <text:p>0.5673787893</text:p>
          </table:table-cell>
          <table:table-cell office:value-type="float" office:value="0.5623189523" calcext:value-type="float">
            <text:p>0.5623189523</text:p>
          </table:table-cell>
          <table:table-cell office:value-type="float" office:value="0.5983929725" calcext:value-type="float">
            <text:p>0.5983929725</text:p>
          </table:table-cell>
          <table:table-cell office:value-type="float" office:value="0.5709222457" calcext:value-type="float">
            <text:p>0.5709222457</text:p>
          </table:table-cell>
          <table:table-cell office:value-type="float" office:value="0.5335128732" calcext:value-type="float">
            <text:p>0.5335128732</text:p>
          </table:table-cell>
          <table:table-cell office:value-type="float" office:value="0.596875302" calcext:value-type="float">
            <text:p>0.596875302</text:p>
          </table:table-cell>
          <table:table-cell office:value-type="float" office:value="0.5685378953" calcext:value-type="float">
            <text:p>0.5685378953</text:p>
          </table:table-cell>
          <table:table-cell office:value-type="float" office:value="0.532305474" calcext:value-type="float">
            <text:p>0.532305474</text:p>
          </table:table-cell>
          <table:table-cell office:value-type="float" office:value="0.5371740486" calcext:value-type="float">
            <text:p>0.5371740486</text:p>
          </table:table-cell>
          <table:table-cell office:value-type="float" office:value="0.5386802415" calcext:value-type="float">
            <text:p>0.5386802415</text:p>
          </table:table-cell>
          <table:table-cell office:value-type="float" office:value="0.5644247177" calcext:value-type="float">
            <text:p>0.5644247177</text:p>
          </table:table-cell>
          <table:table-cell office:value-type="float" office:value="0.5513719952" calcext:value-type="float">
            <text:p>0.5513719952</text:p>
          </table:table-cell>
          <table:table-cell office:value-type="float" office:value="0.5203342407" calcext:value-type="float">
            <text:p>0.5203342407</text:p>
          </table:table-cell>
          <table:table-cell office:value-type="float" office:value="0.5238933197" calcext:value-type="float">
            <text:p>0.5238933197</text:p>
          </table:table-cell>
          <table:table-cell office:value-type="float" office:value="0.5174586636" calcext:value-type="float">
            <text:p>0.5174586636</text:p>
          </table:table-cell>
          <table:table-cell office:value-type="float" office:value="0.5110240074" calcext:value-type="float">
            <text:p>0.5110240074</text:p>
          </table:table-cell>
          <table:table-cell office:value-type="float" office:value="0.5045893513" calcext:value-type="float">
            <text:p>0.5045893513</text:p>
          </table:table-cell>
          <table:table-cell office:value-type="float" office:value="0.4981546951" calcext:value-type="float">
            <text:p>0.4981546951</text:p>
          </table:table-cell>
          <table:table-cell office:value-type="float" office:value="0.5120956018" calcext:value-type="float">
            <text:p>0.5120956018</text:p>
          </table:table-cell>
          <table:table-cell office:value-type="float" office:value="0.4959825325" calcext:value-type="float">
            <text:p>0.4959825325</text:p>
          </table:table-cell>
          <table:table-cell office:value-type="float" office:value="0.5081934842" calcext:value-type="float">
            <text:p>0.5081934842</text:p>
          </table:table-cell>
          <table:table-cell office:value-type="float" office:value="0.4819996496" calcext:value-type="float">
            <text:p>0.4819996496</text:p>
          </table:table-cell>
          <table:table-cell office:value-type="float" office:value="0.4787581743" calcext:value-type="float">
            <text:p>0.4787581743</text:p>
          </table:table-cell>
          <table:table-cell office:value-type="float" office:value="0.4883353574" calcext:value-type="float">
            <text:p>0.4883353574</text:p>
          </table:table-cell>
          <table:table-cell office:value-type="float" office:value="0.4851102307" calcext:value-type="float">
            <text:p>0.4851102307</text:p>
          </table:table-cell>
          <table:table-cell office:value-type="float" office:value="0.4844575566" calcext:value-type="float">
            <text:p>0.4844575566</text:p>
          </table:table-cell>
          <table:table-cell office:value-type="float" office:value="0.4780754986" calcext:value-type="float">
            <text:p>0.4780754986</text:p>
          </table:table-cell>
          <table:table-cell office:value-type="float" office:value="0.4631315562" calcext:value-type="float">
            <text:p>0.4631315562</text:p>
          </table:table-cell>
          <table:table-cell office:value-type="float" office:value="0.4786489525" calcext:value-type="float">
            <text:p>0.4786489525</text:p>
          </table:table-cell>
          <table:table-cell office:value-type="float" office:value="0.4690818029" calcext:value-type="float">
            <text:p>0.4690818029</text:p>
          </table:table-cell>
          <table:table-cell office:value-type="float" office:value="0.4509166889" calcext:value-type="float">
            <text:p>0.4509166889</text:p>
          </table:table-cell>
          <table:table-cell office:value-type="float" office:value="0.4382610915" calcext:value-type="float">
            <text:p>0.4382610915</text:p>
          </table:table-cell>
          <table:table-cell table:style-name="Default" office:value-type="float" office:value="0.4625959796" calcext:value-type="float">
            <text:p>0.4625959796</text:p>
          </table:table-cell>
          <table:table-cell table:style-name="ce1" table:formula="of:=AVERAGE([.AR14:.BP14])" office:value-type="float" office:value="0.497709977524" calcext:value-type="float">
            <text:p>0.497709977524</text:p>
          </table:table-cell>
          <table:table-cell table:formula="of:=[.BQ14]" office:value-type="float" office:value="0.497709977524" calcext:value-type="float">
            <text:p>0.497709977524</text:p>
          </table:table-cell>
          <table:table-cell table:formula="of:=[.BR14]" office:value-type="float" office:value="0.497709977524" calcext:value-type="float">
            <text:p>0.497709977524</text:p>
          </table:table-cell>
          <table:table-cell table:formula="of:=[.BS14]" office:value-type="float" office:value="0.497709977524" calcext:value-type="float">
            <text:p>0.497709977524</text:p>
          </table:table-cell>
          <table:table-cell table:formula="of:=[.BT14]" office:value-type="float" office:value="0.497709977524" calcext:value-type="float">
            <text:p>0.497709977524</text:p>
          </table:table-cell>
          <table:table-cell table:formula="of:=[.BU14]" office:value-type="float" office:value="0.497709977524" calcext:value-type="float">
            <text:p>0.497709977524</text:p>
          </table:table-cell>
          <table:table-cell table:formula="of:=[.BV14]" office:value-type="float" office:value="0.497709977524" calcext:value-type="float">
            <text:p>0.497709977524</text:p>
          </table:table-cell>
          <table:table-cell table:formula="of:=[.BW14]" office:value-type="float" office:value="0.497709977524" calcext:value-type="float">
            <text:p>0.497709977524</text:p>
          </table:table-cell>
          <table:table-cell table:formula="of:=[.BX14]" office:value-type="float" office:value="0.497709977524" calcext:value-type="float">
            <text:p>0.497709977524</text:p>
          </table:table-cell>
          <table:table-cell table:formula="of:=[.BY14]" office:value-type="float" office:value="0.497709977524" calcext:value-type="float">
            <text:p>0.497709977524</text:p>
          </table:table-cell>
          <table:table-cell table:formula="of:=[.BZ14]" office:value-type="float" office:value="0.497709977524" calcext:value-type="float">
            <text:p>0.497709977524</text:p>
          </table:table-cell>
          <table:table-cell table:formula="of:=[.CA14]" office:value-type="float" office:value="0.497709977524" calcext:value-type="float">
            <text:p>0.497709977524</text:p>
          </table:table-cell>
          <table:table-cell table:formula="of:=[.CB14]" office:value-type="float" office:value="0.497709977524" calcext:value-type="float">
            <text:p>0.497709977524</text:p>
          </table:table-cell>
          <table:table-cell table:formula="of:=[.CC14]" office:value-type="float" office:value="0.497709977524" calcext:value-type="float">
            <text:p>0.497709977524</text:p>
          </table:table-cell>
          <table:table-cell table:formula="of:=[.CD14]" office:value-type="float" office:value="0.497709977524" calcext:value-type="float">
            <text:p>0.497709977524</text:p>
          </table:table-cell>
          <table:table-cell table:formula="of:=[.CE14]" office:value-type="float" office:value="0.497709977524" calcext:value-type="float">
            <text:p>0.497709977524</text:p>
          </table:table-cell>
          <table:table-cell table:formula="of:=[.CF14]" office:value-type="float" office:value="0.497709977524" calcext:value-type="float">
            <text:p>0.497709977524</text:p>
          </table:table-cell>
          <table:table-cell table:formula="of:=[.CG14]" office:value-type="float" office:value="0.497709977524" calcext:value-type="float">
            <text:p>0.497709977524</text:p>
          </table:table-cell>
          <table:table-cell table:formula="of:=[.CH14]" office:value-type="float" office:value="0.497709977524" calcext:value-type="float">
            <text:p>0.497709977524</text:p>
          </table:table-cell>
          <table:table-cell table:formula="of:=[.CI14]" office:value-type="float" office:value="0.497709977524" calcext:value-type="float">
            <text:p>0.497709977524</text:p>
          </table:table-cell>
          <table:table-cell table:formula="of:=[.CJ14]" office:value-type="float" office:value="0.497709977524" calcext:value-type="float">
            <text:p>0.497709977524</text:p>
          </table:table-cell>
          <table:table-cell table:formula="of:=[.CK14]" office:value-type="float" office:value="0.497709977524" calcext:value-type="float">
            <text:p>0.497709977524</text:p>
          </table:table-cell>
          <table:table-cell table:formula="of:=[.CL14]" office:value-type="float" office:value="0.497709977524" calcext:value-type="float">
            <text:p>0.497709977524</text:p>
          </table:table-cell>
          <table:table-cell table:formula="of:=[.CM14]" office:value-type="float" office:value="0.497709977524" calcext:value-type="float">
            <text:p>0.497709977524</text:p>
          </table:table-cell>
          <table:table-cell table:formula="of:=[.CN14]" office:value-type="float" office:value="0.497709977524" calcext:value-type="float">
            <text:p>0.497709977524</text:p>
          </table:table-cell>
          <table:table-cell table:formula="of:=[.CO14]" office:value-type="float" office:value="0.497709977524" calcext:value-type="float">
            <text:p>0.497709977524</text:p>
          </table:table-cell>
          <table:table-cell table:formula="of:=[.CP14]" office:value-type="float" office:value="0.497709977524" calcext:value-type="float">
            <text:p>0.497709977524</text:p>
          </table:table-cell>
          <table:table-cell table:formula="of:=[.CQ14]" office:value-type="float" office:value="0.497709977524" calcext:value-type="float">
            <text:p>0.497709977524</text:p>
          </table:table-cell>
          <table:table-cell table:formula="of:=[.CR14]" office:value-type="float" office:value="0.497709977524" calcext:value-type="float">
            <text:p>0.497709977524</text:p>
          </table:table-cell>
          <table:table-cell table:formula="of:=[.CS14]" office:value-type="float" office:value="0.497709977524" calcext:value-type="float">
            <text:p>0.497709977524</text:p>
          </table:table-cell>
          <table:table-cell table:formula="of:=[.CT14]" office:value-type="float" office:value="0.497709977524" calcext:value-type="float">
            <text:p>0.497709977524</text:p>
          </table:table-cell>
          <table:table-cell table:formula="of:=[.CU14]" office:value-type="float" office:value="0.497709977524" calcext:value-type="float">
            <text:p>0.497709977524</text:p>
          </table:table-cell>
          <table:table-cell table:formula="of:=[.CV14]" office:value-type="float" office:value="0.497709977524" calcext:value-type="float">
            <text:p>0.497709977524</text:p>
          </table:table-cell>
          <table:table-cell table:formula="of:=[.CW14]" office:value-type="float" office:value="0.497709977524" calcext:value-type="float">
            <text:p>0.497709977524</text:p>
          </table:table-cell>
          <table:table-cell table:formula="of:=[.CX14]" office:value-type="float" office:value="0.497709977524" calcext:value-type="float">
            <text:p>0.497709977524</text:p>
          </table:table-cell>
          <table:table-cell table:formula="of:=[.CY14]" office:value-type="float" office:value="0.497709977524" calcext:value-type="float">
            <text:p>0.497709977524</text:p>
          </table:table-cell>
          <table:table-cell table:formula="of:=[.CZ14]" office:value-type="float" office:value="0.497709977524" calcext:value-type="float">
            <text:p>0.497709977524</text:p>
          </table:table-cell>
          <table:table-cell table:formula="of:=[.DA14]" office:value-type="float" office:value="0.497709977524" calcext:value-type="float">
            <text:p>0.497709977524</text:p>
          </table:table-cell>
          <table:table-cell table:formula="of:=[.DB14]" office:value-type="float" office:value="0.497709977524" calcext:value-type="float">
            <text:p>0.497709977524</text:p>
          </table:table-cell>
          <table:table-cell table:formula="of:=[.DC14]" office:value-type="float" office:value="0.497709977524" calcext:value-type="float">
            <text:p>0.497709977524</text:p>
          </table:table-cell>
          <table:table-cell table:formula="of:=[.DD14]" office:value-type="float" office:value="0.497709977524" calcext:value-type="float">
            <text:p>0.497709977524</text:p>
          </table:table-cell>
          <table:table-cell table:formula="of:=[.DE14]" office:value-type="float" office:value="0.497709977524" calcext:value-type="float">
            <text:p>0.497709977524</text:p>
          </table:table-cell>
          <table:table-cell table:formula="of:=[.DF14]" office:value-type="float" office:value="0.497709977524" calcext:value-type="float">
            <text:p>0.497709977524</text:p>
          </table:table-cell>
          <table:table-cell table:formula="of:=[.DG14]" office:value-type="float" office:value="0.497709977524" calcext:value-type="float">
            <text:p>0.497709977524</text:p>
          </table:table-cell>
          <table:table-cell table:formula="of:=[.DH14]" office:value-type="float" office:value="0.497709977524" calcext:value-type="float">
            <text:p>0.497709977524</text:p>
          </table:table-cell>
          <table:table-cell table:formula="of:=[.DI14]" office:value-type="float" office:value="0.497709977524" calcext:value-type="float">
            <text:p>0.497709977524</text:p>
          </table:table-cell>
          <table:table-cell table:formula="of:=[.DJ14]" office:value-type="float" office:value="0.497709977524" calcext:value-type="float">
            <text:p>0.497709977524</text:p>
          </table:table-cell>
          <table:table-cell table:formula="of:=[.DK14]" office:value-type="float" office:value="0.497709977524" calcext:value-type="float">
            <text:p>0.497709977524</text:p>
          </table:table-cell>
          <table:table-cell table:formula="of:=[.DL14]" office:value-type="float" office:value="0.497709977524" calcext:value-type="float">
            <text:p>0.497709977524</text:p>
          </table:table-cell>
          <table:table-cell table:formula="of:=[.DM14]" office:value-type="float" office:value="0.497709977524" calcext:value-type="float">
            <text:p>0.497709977524</text:p>
          </table:table-cell>
          <table:table-cell table:formula="of:=[.DN14]" office:value-type="float" office:value="0.497709977524" calcext:value-type="float">
            <text:p>0.497709977524</text:p>
          </table:table-cell>
          <table:table-cell table:formula="of:=[.DO14]" office:value-type="float" office:value="0.497709977524" calcext:value-type="float">
            <text:p>0.497709977524</text:p>
          </table:table-cell>
          <table:table-cell table:formula="of:=[.DP14]" office:value-type="float" office:value="0.497709977524" calcext:value-type="float">
            <text:p>0.497709977524</text:p>
          </table:table-cell>
          <table:table-cell table:formula="of:=[.DQ14]" office:value-type="float" office:value="0.497709977524" calcext:value-type="float">
            <text:p>0.497709977524</text:p>
          </table:table-cell>
          <table:table-cell table:formula="of:=[.DR14]" office:value-type="float" office:value="0.497709977524" calcext:value-type="float">
            <text:p>0.497709977524</text:p>
          </table:table-cell>
          <table:table-cell table:formula="of:=[.DS14]" office:value-type="float" office:value="0.497709977524" calcext:value-type="float">
            <text:p>0.497709977524</text:p>
          </table:table-cell>
          <table:table-cell table:formula="of:=[.DT14]" office:value-type="float" office:value="0.497709977524" calcext:value-type="float">
            <text:p>0.497709977524</text:p>
          </table:table-cell>
          <table:table-cell table:formula="of:=[.DU14]" office:value-type="float" office:value="0.497709977524" calcext:value-type="float">
            <text:p>0.497709977524</text:p>
          </table:table-cell>
          <table:table-cell table:formula="of:=[.DV14]" office:value-type="float" office:value="0.497709977524" calcext:value-type="float">
            <text:p>0.497709977524</text:p>
          </table:table-cell>
          <table:table-cell table:formula="of:=[.DW14]" office:value-type="float" office:value="0.497709977524" calcext:value-type="float">
            <text:p>0.497709977524</text:p>
          </table:table-cell>
          <table:table-cell table:formula="of:=[.DX14]" office:value-type="float" office:value="0.497709977524" calcext:value-type="float">
            <text:p>0.497709977524</text:p>
          </table:table-cell>
          <table:table-cell table:formula="of:=[.DY14]" office:value-type="float" office:value="0.497709977524" calcext:value-type="float">
            <text:p>0.497709977524</text:p>
          </table:table-cell>
          <table:table-cell table:formula="of:=[.DZ14]" office:value-type="float" office:value="0.497709977524" calcext:value-type="float">
            <text:p>0.497709977524</text:p>
          </table:table-cell>
          <table:table-cell table:formula="of:=[.EA14]" office:value-type="float" office:value="0.497709977524" calcext:value-type="float">
            <text:p>0.497709977524</text:p>
          </table:table-cell>
          <table:table-cell table:formula="of:=[.EB14]" office:value-type="float" office:value="0.497709977524" calcext:value-type="float">
            <text:p>0.497709977524</text:p>
          </table:table-cell>
          <table:table-cell table:formula="of:=[.EC14]" office:value-type="float" office:value="0.497709977524" calcext:value-type="float">
            <text:p>0.497709977524</text:p>
          </table:table-cell>
          <table:table-cell table:formula="of:=[.ED14]" office:value-type="float" office:value="0.497709977524" calcext:value-type="float">
            <text:p>0.497709977524</text:p>
          </table:table-cell>
          <table:table-cell table:formula="of:=[.EE14]" office:value-type="float" office:value="0.497709977524" calcext:value-type="float">
            <text:p>0.497709977524</text:p>
          </table:table-cell>
          <table:table-cell table:formula="of:=[.EF14]" office:value-type="float" office:value="0.497709977524" calcext:value-type="float">
            <text:p>0.497709977524</text:p>
          </table:table-cell>
          <table:table-cell table:formula="of:=[.EG14]" office:value-type="float" office:value="0.497709977524" calcext:value-type="float">
            <text:p>0.497709977524</text:p>
          </table:table-cell>
          <table:table-cell table:formula="of:=[.EH14]" office:value-type="float" office:value="0.497709977524" calcext:value-type="float">
            <text:p>0.497709977524</text:p>
          </table:table-cell>
          <table:table-cell table:formula="of:=[.EI14]" office:value-type="float" office:value="0.497709977524" calcext:value-type="float">
            <text:p>0.497709977524</text:p>
          </table:table-cell>
          <table:table-cell table:formula="of:=[.EJ14]" office:value-type="float" office:value="0.497709977524" calcext:value-type="float">
            <text:p>0.497709977524</text:p>
          </table:table-cell>
          <table:table-cell table:formula="of:=[.EK14]" office:value-type="float" office:value="0.497709977524" calcext:value-type="float">
            <text:p>0.497709977524</text:p>
          </table:table-cell>
          <table:table-cell table:formula="of:=[.EL14]" office:value-type="float" office:value="0.497709977524" calcext:value-type="float">
            <text:p>0.497709977524</text:p>
          </table:table-cell>
          <table:table-cell table:formula="of:=[.EM14]" office:value-type="float" office:value="0.497709977524" calcext:value-type="float">
            <text:p>0.497709977524</text:p>
          </table:table-cell>
          <table:table-cell table:formula="of:=[.EN14]" office:value-type="float" office:value="0.497709977524" calcext:value-type="float">
            <text:p>0.497709977524</text:p>
          </table:table-cell>
          <table:table-cell table:formula="of:=[.EO14]" office:value-type="float" office:value="0.497709977524" calcext:value-type="float">
            <text:p>0.497709977524</text:p>
          </table:table-cell>
          <table:table-cell table:formula="of:=[.EP14]" office:value-type="float" office:value="0.497709977524" calcext:value-type="float">
            <text:p>0.497709977524</text:p>
          </table:table-cell>
          <table:table-cell table:formula="of:=[.EQ14]" office:value-type="float" office:value="0.497709977524" calcext:value-type="float">
            <text:p>0.497709977524</text:p>
          </table:table-cell>
          <table:table-cell table:formula="of:=[.ER14]" office:value-type="float" office:value="0.497709977524" calcext:value-type="float">
            <text:p>0.497709977524</text:p>
          </table:table-cell>
          <table:table-cell table:formula="of:=[.ES14]" office:value-type="float" office:value="0.497709977524" calcext:value-type="float">
            <text:p>0.497709977524</text:p>
          </table:table-cell>
          <table:table-cell table:formula="of:=[.ET14]" office:value-type="float" office:value="0.497709977524" calcext:value-type="float">
            <text:p>0.497709977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196417177" calcext:value-type="float">
            <text:p>0.7196417177</text:p>
          </table:table-cell>
          <table:table-cell office:value-type="float" office:value="0.717415619" calcext:value-type="float">
            <text:p>0.717415619</text:p>
          </table:table-cell>
          <table:table-cell office:value-type="float" office:value="0.7040471587" calcext:value-type="float">
            <text:p>0.7040471587</text:p>
          </table:table-cell>
          <table:table-cell office:value-type="float" office:value="0.6825800938" calcext:value-type="float">
            <text:p>0.6825800938</text:p>
          </table:table-cell>
          <table:table-cell office:value-type="float" office:value="0.6882473163" calcext:value-type="float">
            <text:p>0.6882473163</text:p>
          </table:table-cell>
          <table:table-cell office:value-type="float" office:value="0.6735348921" calcext:value-type="float">
            <text:p>0.6735348921</text:p>
          </table:table-cell>
          <table:table-cell office:value-type="float" office:value="0.6702332078" calcext:value-type="float">
            <text:p>0.6702332078</text:p>
          </table:table-cell>
          <table:table-cell office:value-type="float" office:value="0.6642861044" calcext:value-type="float">
            <text:p>0.6642861044</text:p>
          </table:table-cell>
          <table:table-cell office:value-type="float" office:value="0.6660010897" calcext:value-type="float">
            <text:p>0.6660010897</text:p>
          </table:table-cell>
          <table:table-cell office:value-type="float" office:value="0.6566614701" calcext:value-type="float">
            <text:p>0.6566614701</text:p>
          </table:table-cell>
          <table:table-cell office:value-type="float" office:value="0.6706874414" calcext:value-type="float">
            <text:p>0.6706874414</text:p>
          </table:table-cell>
          <table:table-cell office:value-type="float" office:value="0.6695061327" calcext:value-type="float">
            <text:p>0.6695061327</text:p>
          </table:table-cell>
          <table:table-cell office:value-type="float" office:value="0.6578775791" calcext:value-type="float">
            <text:p>0.6578775791</text:p>
          </table:table-cell>
          <table:table-cell office:value-type="float" office:value="0.6601288321" calcext:value-type="float">
            <text:p>0.6601288321</text:p>
          </table:table-cell>
          <table:table-cell office:value-type="float" office:value="0.650543496" calcext:value-type="float">
            <text:p>0.650543496</text:p>
          </table:table-cell>
          <table:table-cell office:value-type="float" office:value="0.689139419" calcext:value-type="float">
            <text:p>0.689139419</text:p>
          </table:table-cell>
          <table:table-cell office:value-type="float" office:value="0.6674112586" calcext:value-type="float">
            <text:p>0.6674112586</text:p>
          </table:table-cell>
          <table:table-cell office:value-type="float" office:value="0.6456830982" calcext:value-type="float">
            <text:p>0.6456830982</text:p>
          </table:table-cell>
          <table:table-cell office:value-type="float" office:value="0.6381463099" calcext:value-type="float">
            <text:p>0.6381463099</text:p>
          </table:table-cell>
          <table:table-cell office:value-type="float" office:value="0.6472975242" calcext:value-type="float">
            <text:p>0.6472975242</text:p>
          </table:table-cell>
          <table:table-cell office:value-type="float" office:value="0.6426237666" calcext:value-type="float">
            <text:p>0.6426237666</text:p>
          </table:table-cell>
          <table:table-cell office:value-type="float" office:value="0.6206233323" calcext:value-type="float">
            <text:p>0.6206233323</text:p>
          </table:table-cell>
          <table:table-cell office:value-type="float" office:value="0.6252042381" calcext:value-type="float">
            <text:p>0.6252042381</text:p>
          </table:table-cell>
          <table:table-cell office:value-type="float" office:value="0.6279276208" calcext:value-type="float">
            <text:p>0.6279276208</text:p>
          </table:table-cell>
          <table:table-cell office:value-type="float" office:value="0.612630239" calcext:value-type="float">
            <text:p>0.612630239</text:p>
          </table:table-cell>
          <table:table-cell office:value-type="float" office:value="0.6377108361" calcext:value-type="float">
            <text:p>0.6377108361</text:p>
          </table:table-cell>
          <table:table-cell office:value-type="float" office:value="0.6022436435" calcext:value-type="float">
            <text:p>0.6022436435</text:p>
          </table:table-cell>
          <table:table-cell office:value-type="float" office:value="0.5946787144" calcext:value-type="float">
            <text:p>0.5946787144</text:p>
          </table:table-cell>
          <table:table-cell office:value-type="float" office:value="0.6014330994" calcext:value-type="float">
            <text:p>0.6014330994</text:p>
          </table:table-cell>
          <table:table-cell office:value-type="float" office:value="0.5835108914" calcext:value-type="float">
            <text:p>0.5835108914</text:p>
          </table:table-cell>
          <table:table-cell office:value-type="float" office:value="0.5820505334" calcext:value-type="float">
            <text:p>0.5820505334</text:p>
          </table:table-cell>
          <table:table-cell office:value-type="float" office:value="0.5764455782" calcext:value-type="float">
            <text:p>0.5764455782</text:p>
          </table:table-cell>
          <table:table-cell office:value-type="float" office:value="0.6046590318" calcext:value-type="float">
            <text:p>0.6046590318</text:p>
          </table:table-cell>
          <table:table-cell office:value-type="float" office:value="0.5939701721" calcext:value-type="float">
            <text:p>0.5939701721</text:p>
          </table:table-cell>
          <table:table-cell office:value-type="float" office:value="0.5890212629" calcext:value-type="float">
            <text:p>0.5890212629</text:p>
          </table:table-cell>
          <table:table-cell office:value-type="float" office:value="0.5777534618" calcext:value-type="float">
            <text:p>0.5777534618</text:p>
          </table:table-cell>
          <table:table-cell office:value-type="float" office:value="0.5868060774" calcext:value-type="float">
            <text:p>0.5868060774</text:p>
          </table:table-cell>
          <table:table-cell office:value-type="float" office:value="0.5493677627" calcext:value-type="float">
            <text:p>0.5493677627</text:p>
          </table:table-cell>
          <table:table-cell office:value-type="float" office:value="0.5665219696" calcext:value-type="float">
            <text:p>0.5665219696</text:p>
          </table:table-cell>
          <table:table-cell office:value-type="float" office:value="0.5583766051" calcext:value-type="float">
            <text:p>0.5583766051</text:p>
          </table:table-cell>
          <table:table-cell office:value-type="float" office:value="0.5972431237" calcext:value-type="float">
            <text:p>0.5972431237</text:p>
          </table:table-cell>
          <table:table-cell office:value-type="float" office:value="0.5837988827" calcext:value-type="float">
            <text:p>0.5837988827</text:p>
          </table:table-cell>
          <table:table-cell office:value-type="float" office:value="0.5698100271" calcext:value-type="float">
            <text:p>0.5698100271</text:p>
          </table:table-cell>
          <table:table-cell office:value-type="float" office:value="0.5797134145" calcext:value-type="float">
            <text:p>0.5797134145</text:p>
          </table:table-cell>
          <table:table-cell office:value-type="float" office:value="0.5785347089" calcext:value-type="float">
            <text:p>0.5785347089</text:p>
          </table:table-cell>
          <table:table-cell office:value-type="float" office:value="0.5527883964" calcext:value-type="float">
            <text:p>0.5527883964</text:p>
          </table:table-cell>
          <table:table-cell office:value-type="float" office:value="0.567620967" calcext:value-type="float">
            <text:p>0.567620967</text:p>
          </table:table-cell>
          <table:table-cell office:value-type="float" office:value="0.5701940017" calcext:value-type="float">
            <text:p>0.5701940017</text:p>
          </table:table-cell>
          <table:table-cell office:value-type="float" office:value="0.5704999515" calcext:value-type="float">
            <text:p>0.5704999515</text:p>
          </table:table-cell>
          <table:table-cell office:value-type="float" office:value="0.5708059013" calcext:value-type="float">
            <text:p>0.5708059013</text:p>
          </table:table-cell>
          <table:table-cell office:value-type="float" office:value="0.571111851" calcext:value-type="float">
            <text:p>0.571111851</text:p>
          </table:table-cell>
          <table:table-cell office:value-type="float" office:value="0.5714178008" calcext:value-type="float">
            <text:p>0.5714178008</text:p>
          </table:table-cell>
          <table:table-cell office:value-type="float" office:value="0.5742902133" calcext:value-type="float">
            <text:p>0.5742902133</text:p>
          </table:table-cell>
          <table:table-cell office:value-type="float" office:value="0.5500369791" calcext:value-type="float">
            <text:p>0.5500369791</text:p>
          </table:table-cell>
          <table:table-cell office:value-type="float" office:value="0.556939572" calcext:value-type="float">
            <text:p>0.556939572</text:p>
          </table:table-cell>
          <table:table-cell office:value-type="float" office:value="0.5568590306" calcext:value-type="float">
            <text:p>0.5568590306</text:p>
          </table:table-cell>
          <table:table-cell office:value-type="float" office:value="0.5614196477" calcext:value-type="float">
            <text:p>0.5614196477</text:p>
          </table:table-cell>
          <table:table-cell office:value-type="float" office:value="0.5916068892" calcext:value-type="float">
            <text:p>0.5916068892</text:p>
          </table:table-cell>
          <table:table-cell office:value-type="float" office:value="0.570399353" calcext:value-type="float">
            <text:p>0.570399353</text:p>
          </table:table-cell>
          <table:table-cell office:value-type="float" office:value="0.5325777379" calcext:value-type="float">
            <text:p>0.5325777379</text:p>
          </table:table-cell>
          <table:table-cell office:value-type="float" office:value="0.5588569599" calcext:value-type="float">
            <text:p>0.5588569599</text:p>
          </table:table-cell>
          <table:table-cell office:value-type="float" office:value="0.5517665946" calcext:value-type="float">
            <text:p>0.5517665946</text:p>
          </table:table-cell>
          <table:table-cell office:value-type="float" office:value="0.5229585265" calcext:value-type="float">
            <text:p>0.5229585265</text:p>
          </table:table-cell>
          <table:table-cell office:value-type="float" office:value="0.5025098394" calcext:value-type="float">
            <text:p>0.5025098394</text:p>
          </table:table-cell>
          <table:table-cell office:value-type="float" office:value="0.4683337302" calcext:value-type="float">
            <text:p>0.4683337302</text:p>
          </table:table-cell>
          <table:table-cell office:value-type="float" office:value="0.4851981616" calcext:value-type="float">
            <text:p>0.4851981616</text:p>
          </table:table-cell>
          <table:table-cell table:style-name="Default" office:value-type="float" office:value="0.4903758906" calcext:value-type="float">
            <text:p>0.4903758906</text:p>
          </table:table-cell>
          <table:table-cell table:style-name="ce1" table:formula="of:=AVERAGE([.AR15:.BP15])" office:value-type="float" office:value="0.551065045832" calcext:value-type="float">
            <text:p>0.551065045832</text:p>
          </table:table-cell>
          <table:table-cell table:formula="of:=[.BQ15]" office:value-type="float" office:value="0.551065045832" calcext:value-type="float">
            <text:p>0.551065045832</text:p>
          </table:table-cell>
          <table:table-cell table:formula="of:=[.BR15]" office:value-type="float" office:value="0.551065045832" calcext:value-type="float">
            <text:p>0.551065045832</text:p>
          </table:table-cell>
          <table:table-cell table:formula="of:=[.BS15]" office:value-type="float" office:value="0.551065045832" calcext:value-type="float">
            <text:p>0.551065045832</text:p>
          </table:table-cell>
          <table:table-cell table:formula="of:=[.BT15]" office:value-type="float" office:value="0.551065045832" calcext:value-type="float">
            <text:p>0.551065045832</text:p>
          </table:table-cell>
          <table:table-cell table:formula="of:=[.BU15]" office:value-type="float" office:value="0.551065045832" calcext:value-type="float">
            <text:p>0.551065045832</text:p>
          </table:table-cell>
          <table:table-cell table:formula="of:=[.BV15]" office:value-type="float" office:value="0.551065045832" calcext:value-type="float">
            <text:p>0.551065045832</text:p>
          </table:table-cell>
          <table:table-cell table:formula="of:=[.BW15]" office:value-type="float" office:value="0.551065045832" calcext:value-type="float">
            <text:p>0.551065045832</text:p>
          </table:table-cell>
          <table:table-cell table:formula="of:=[.BX15]" office:value-type="float" office:value="0.551065045832" calcext:value-type="float">
            <text:p>0.551065045832</text:p>
          </table:table-cell>
          <table:table-cell table:formula="of:=[.BY15]" office:value-type="float" office:value="0.551065045832" calcext:value-type="float">
            <text:p>0.551065045832</text:p>
          </table:table-cell>
          <table:table-cell table:formula="of:=[.BZ15]" office:value-type="float" office:value="0.551065045832" calcext:value-type="float">
            <text:p>0.551065045832</text:p>
          </table:table-cell>
          <table:table-cell table:formula="of:=[.CA15]" office:value-type="float" office:value="0.551065045832" calcext:value-type="float">
            <text:p>0.551065045832</text:p>
          </table:table-cell>
          <table:table-cell table:formula="of:=[.CB15]" office:value-type="float" office:value="0.551065045832" calcext:value-type="float">
            <text:p>0.551065045832</text:p>
          </table:table-cell>
          <table:table-cell table:formula="of:=[.CC15]" office:value-type="float" office:value="0.551065045832" calcext:value-type="float">
            <text:p>0.551065045832</text:p>
          </table:table-cell>
          <table:table-cell table:formula="of:=[.CD15]" office:value-type="float" office:value="0.551065045832" calcext:value-type="float">
            <text:p>0.551065045832</text:p>
          </table:table-cell>
          <table:table-cell table:formula="of:=[.CE15]" office:value-type="float" office:value="0.551065045832" calcext:value-type="float">
            <text:p>0.551065045832</text:p>
          </table:table-cell>
          <table:table-cell table:formula="of:=[.CF15]" office:value-type="float" office:value="0.551065045832" calcext:value-type="float">
            <text:p>0.551065045832</text:p>
          </table:table-cell>
          <table:table-cell table:formula="of:=[.CG15]" office:value-type="float" office:value="0.551065045832" calcext:value-type="float">
            <text:p>0.551065045832</text:p>
          </table:table-cell>
          <table:table-cell table:formula="of:=[.CH15]" office:value-type="float" office:value="0.551065045832" calcext:value-type="float">
            <text:p>0.551065045832</text:p>
          </table:table-cell>
          <table:table-cell table:formula="of:=[.CI15]" office:value-type="float" office:value="0.551065045832" calcext:value-type="float">
            <text:p>0.551065045832</text:p>
          </table:table-cell>
          <table:table-cell table:formula="of:=[.CJ15]" office:value-type="float" office:value="0.551065045832" calcext:value-type="float">
            <text:p>0.551065045832</text:p>
          </table:table-cell>
          <table:table-cell table:formula="of:=[.CK15]" office:value-type="float" office:value="0.551065045832" calcext:value-type="float">
            <text:p>0.551065045832</text:p>
          </table:table-cell>
          <table:table-cell table:formula="of:=[.CL15]" office:value-type="float" office:value="0.551065045832" calcext:value-type="float">
            <text:p>0.551065045832</text:p>
          </table:table-cell>
          <table:table-cell table:formula="of:=[.CM15]" office:value-type="float" office:value="0.551065045832" calcext:value-type="float">
            <text:p>0.551065045832</text:p>
          </table:table-cell>
          <table:table-cell table:formula="of:=[.CN15]" office:value-type="float" office:value="0.551065045832" calcext:value-type="float">
            <text:p>0.551065045832</text:p>
          </table:table-cell>
          <table:table-cell table:formula="of:=[.CO15]" office:value-type="float" office:value="0.551065045832" calcext:value-type="float">
            <text:p>0.551065045832</text:p>
          </table:table-cell>
          <table:table-cell table:formula="of:=[.CP15]" office:value-type="float" office:value="0.551065045832" calcext:value-type="float">
            <text:p>0.551065045832</text:p>
          </table:table-cell>
          <table:table-cell table:formula="of:=[.CQ15]" office:value-type="float" office:value="0.551065045832" calcext:value-type="float">
            <text:p>0.551065045832</text:p>
          </table:table-cell>
          <table:table-cell table:formula="of:=[.CR15]" office:value-type="float" office:value="0.551065045832" calcext:value-type="float">
            <text:p>0.551065045832</text:p>
          </table:table-cell>
          <table:table-cell table:formula="of:=[.CS15]" office:value-type="float" office:value="0.551065045832" calcext:value-type="float">
            <text:p>0.551065045832</text:p>
          </table:table-cell>
          <table:table-cell table:formula="of:=[.CT15]" office:value-type="float" office:value="0.551065045832" calcext:value-type="float">
            <text:p>0.551065045832</text:p>
          </table:table-cell>
          <table:table-cell table:formula="of:=[.CU15]" office:value-type="float" office:value="0.551065045832" calcext:value-type="float">
            <text:p>0.551065045832</text:p>
          </table:table-cell>
          <table:table-cell table:formula="of:=[.CV15]" office:value-type="float" office:value="0.551065045832" calcext:value-type="float">
            <text:p>0.551065045832</text:p>
          </table:table-cell>
          <table:table-cell table:formula="of:=[.CW15]" office:value-type="float" office:value="0.551065045832" calcext:value-type="float">
            <text:p>0.551065045832</text:p>
          </table:table-cell>
          <table:table-cell table:formula="of:=[.CX15]" office:value-type="float" office:value="0.551065045832" calcext:value-type="float">
            <text:p>0.551065045832</text:p>
          </table:table-cell>
          <table:table-cell table:formula="of:=[.CY15]" office:value-type="float" office:value="0.551065045832" calcext:value-type="float">
            <text:p>0.551065045832</text:p>
          </table:table-cell>
          <table:table-cell table:formula="of:=[.CZ15]" office:value-type="float" office:value="0.551065045832" calcext:value-type="float">
            <text:p>0.551065045832</text:p>
          </table:table-cell>
          <table:table-cell table:formula="of:=[.DA15]" office:value-type="float" office:value="0.551065045832" calcext:value-type="float">
            <text:p>0.551065045832</text:p>
          </table:table-cell>
          <table:table-cell table:formula="of:=[.DB15]" office:value-type="float" office:value="0.551065045832" calcext:value-type="float">
            <text:p>0.551065045832</text:p>
          </table:table-cell>
          <table:table-cell table:formula="of:=[.DC15]" office:value-type="float" office:value="0.551065045832" calcext:value-type="float">
            <text:p>0.551065045832</text:p>
          </table:table-cell>
          <table:table-cell table:formula="of:=[.DD15]" office:value-type="float" office:value="0.551065045832" calcext:value-type="float">
            <text:p>0.551065045832</text:p>
          </table:table-cell>
          <table:table-cell table:formula="of:=[.DE15]" office:value-type="float" office:value="0.551065045832" calcext:value-type="float">
            <text:p>0.551065045832</text:p>
          </table:table-cell>
          <table:table-cell table:formula="of:=[.DF15]" office:value-type="float" office:value="0.551065045832" calcext:value-type="float">
            <text:p>0.551065045832</text:p>
          </table:table-cell>
          <table:table-cell table:formula="of:=[.DG15]" office:value-type="float" office:value="0.551065045832" calcext:value-type="float">
            <text:p>0.551065045832</text:p>
          </table:table-cell>
          <table:table-cell table:formula="of:=[.DH15]" office:value-type="float" office:value="0.551065045832" calcext:value-type="float">
            <text:p>0.551065045832</text:p>
          </table:table-cell>
          <table:table-cell table:formula="of:=[.DI15]" office:value-type="float" office:value="0.551065045832" calcext:value-type="float">
            <text:p>0.551065045832</text:p>
          </table:table-cell>
          <table:table-cell table:formula="of:=[.DJ15]" office:value-type="float" office:value="0.551065045832" calcext:value-type="float">
            <text:p>0.551065045832</text:p>
          </table:table-cell>
          <table:table-cell table:formula="of:=[.DK15]" office:value-type="float" office:value="0.551065045832" calcext:value-type="float">
            <text:p>0.551065045832</text:p>
          </table:table-cell>
          <table:table-cell table:formula="of:=[.DL15]" office:value-type="float" office:value="0.551065045832" calcext:value-type="float">
            <text:p>0.551065045832</text:p>
          </table:table-cell>
          <table:table-cell table:formula="of:=[.DM15]" office:value-type="float" office:value="0.551065045832" calcext:value-type="float">
            <text:p>0.551065045832</text:p>
          </table:table-cell>
          <table:table-cell table:formula="of:=[.DN15]" office:value-type="float" office:value="0.551065045832" calcext:value-type="float">
            <text:p>0.551065045832</text:p>
          </table:table-cell>
          <table:table-cell table:formula="of:=[.DO15]" office:value-type="float" office:value="0.551065045832" calcext:value-type="float">
            <text:p>0.551065045832</text:p>
          </table:table-cell>
          <table:table-cell table:formula="of:=[.DP15]" office:value-type="float" office:value="0.551065045832" calcext:value-type="float">
            <text:p>0.551065045832</text:p>
          </table:table-cell>
          <table:table-cell table:formula="of:=[.DQ15]" office:value-type="float" office:value="0.551065045832" calcext:value-type="float">
            <text:p>0.551065045832</text:p>
          </table:table-cell>
          <table:table-cell table:formula="of:=[.DR15]" office:value-type="float" office:value="0.551065045832" calcext:value-type="float">
            <text:p>0.551065045832</text:p>
          </table:table-cell>
          <table:table-cell table:formula="of:=[.DS15]" office:value-type="float" office:value="0.551065045832" calcext:value-type="float">
            <text:p>0.551065045832</text:p>
          </table:table-cell>
          <table:table-cell table:formula="of:=[.DT15]" office:value-type="float" office:value="0.551065045832" calcext:value-type="float">
            <text:p>0.551065045832</text:p>
          </table:table-cell>
          <table:table-cell table:formula="of:=[.DU15]" office:value-type="float" office:value="0.551065045832" calcext:value-type="float">
            <text:p>0.551065045832</text:p>
          </table:table-cell>
          <table:table-cell table:formula="of:=[.DV15]" office:value-type="float" office:value="0.551065045832" calcext:value-type="float">
            <text:p>0.551065045832</text:p>
          </table:table-cell>
          <table:table-cell table:formula="of:=[.DW15]" office:value-type="float" office:value="0.551065045832" calcext:value-type="float">
            <text:p>0.551065045832</text:p>
          </table:table-cell>
          <table:table-cell table:formula="of:=[.DX15]" office:value-type="float" office:value="0.551065045832" calcext:value-type="float">
            <text:p>0.551065045832</text:p>
          </table:table-cell>
          <table:table-cell table:formula="of:=[.DY15]" office:value-type="float" office:value="0.551065045832" calcext:value-type="float">
            <text:p>0.551065045832</text:p>
          </table:table-cell>
          <table:table-cell table:formula="of:=[.DZ15]" office:value-type="float" office:value="0.551065045832" calcext:value-type="float">
            <text:p>0.551065045832</text:p>
          </table:table-cell>
          <table:table-cell table:formula="of:=[.EA15]" office:value-type="float" office:value="0.551065045832" calcext:value-type="float">
            <text:p>0.551065045832</text:p>
          </table:table-cell>
          <table:table-cell table:formula="of:=[.EB15]" office:value-type="float" office:value="0.551065045832" calcext:value-type="float">
            <text:p>0.551065045832</text:p>
          </table:table-cell>
          <table:table-cell table:formula="of:=[.EC15]" office:value-type="float" office:value="0.551065045832" calcext:value-type="float">
            <text:p>0.551065045832</text:p>
          </table:table-cell>
          <table:table-cell table:formula="of:=[.ED15]" office:value-type="float" office:value="0.551065045832" calcext:value-type="float">
            <text:p>0.551065045832</text:p>
          </table:table-cell>
          <table:table-cell table:formula="of:=[.EE15]" office:value-type="float" office:value="0.551065045832" calcext:value-type="float">
            <text:p>0.551065045832</text:p>
          </table:table-cell>
          <table:table-cell table:formula="of:=[.EF15]" office:value-type="float" office:value="0.551065045832" calcext:value-type="float">
            <text:p>0.551065045832</text:p>
          </table:table-cell>
          <table:table-cell table:formula="of:=[.EG15]" office:value-type="float" office:value="0.551065045832" calcext:value-type="float">
            <text:p>0.551065045832</text:p>
          </table:table-cell>
          <table:table-cell table:formula="of:=[.EH15]" office:value-type="float" office:value="0.551065045832" calcext:value-type="float">
            <text:p>0.551065045832</text:p>
          </table:table-cell>
          <table:table-cell table:formula="of:=[.EI15]" office:value-type="float" office:value="0.551065045832" calcext:value-type="float">
            <text:p>0.551065045832</text:p>
          </table:table-cell>
          <table:table-cell table:formula="of:=[.EJ15]" office:value-type="float" office:value="0.551065045832" calcext:value-type="float">
            <text:p>0.551065045832</text:p>
          </table:table-cell>
          <table:table-cell table:formula="of:=[.EK15]" office:value-type="float" office:value="0.551065045832" calcext:value-type="float">
            <text:p>0.551065045832</text:p>
          </table:table-cell>
          <table:table-cell table:formula="of:=[.EL15]" office:value-type="float" office:value="0.551065045832" calcext:value-type="float">
            <text:p>0.551065045832</text:p>
          </table:table-cell>
          <table:table-cell table:formula="of:=[.EM15]" office:value-type="float" office:value="0.551065045832" calcext:value-type="float">
            <text:p>0.551065045832</text:p>
          </table:table-cell>
          <table:table-cell table:formula="of:=[.EN15]" office:value-type="float" office:value="0.551065045832" calcext:value-type="float">
            <text:p>0.551065045832</text:p>
          </table:table-cell>
          <table:table-cell table:formula="of:=[.EO15]" office:value-type="float" office:value="0.551065045832" calcext:value-type="float">
            <text:p>0.551065045832</text:p>
          </table:table-cell>
          <table:table-cell table:formula="of:=[.EP15]" office:value-type="float" office:value="0.551065045832" calcext:value-type="float">
            <text:p>0.551065045832</text:p>
          </table:table-cell>
          <table:table-cell table:formula="of:=[.EQ15]" office:value-type="float" office:value="0.551065045832" calcext:value-type="float">
            <text:p>0.551065045832</text:p>
          </table:table-cell>
          <table:table-cell table:formula="of:=[.ER15]" office:value-type="float" office:value="0.551065045832" calcext:value-type="float">
            <text:p>0.551065045832</text:p>
          </table:table-cell>
          <table:table-cell table:formula="of:=[.ES15]" office:value-type="float" office:value="0.551065045832" calcext:value-type="float">
            <text:p>0.551065045832</text:p>
          </table:table-cell>
          <table:table-cell table:formula="of:=[.ET15]" office:value-type="float" office:value="0.551065045832" calcext:value-type="float">
            <text:p>0.5510650458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434912309" calcext:value-type="float">
            <text:p>0.7434912309</text:p>
          </table:table-cell>
          <table:table-cell office:value-type="float" office:value="0.7357187751" calcext:value-type="float">
            <text:p>0.7357187751</text:p>
          </table:table-cell>
          <table:table-cell office:value-type="float" office:value="0.7125483398" calcext:value-type="float">
            <text:p>0.7125483398</text:p>
          </table:table-cell>
          <table:table-cell office:value-type="float" office:value="0.7174871947" calcext:value-type="float">
            <text:p>0.7174871947</text:p>
          </table:table-cell>
          <table:table-cell office:value-type="float" office:value="0.7083845692" calcext:value-type="float">
            <text:p>0.7083845692</text:p>
          </table:table-cell>
          <table:table-cell office:value-type="float" office:value="0.7339831616" calcext:value-type="float">
            <text:p>0.7339831616</text:p>
          </table:table-cell>
          <table:table-cell office:value-type="float" office:value="0.7394417476" calcext:value-type="float">
            <text:p>0.7394417476</text:p>
          </table:table-cell>
          <table:table-cell office:value-type="float" office:value="0.7119203014" calcext:value-type="float">
            <text:p>0.7119203014</text:p>
          </table:table-cell>
          <table:table-cell office:value-type="float" office:value="0.711676919" calcext:value-type="float">
            <text:p>0.711676919</text:p>
          </table:table-cell>
          <table:table-cell office:value-type="float" office:value="0.687975341" calcext:value-type="float">
            <text:p>0.687975341</text:p>
          </table:table-cell>
          <table:table-cell office:value-type="float" office:value="0.7082414825" calcext:value-type="float">
            <text:p>0.7082414825</text:p>
          </table:table-cell>
          <table:table-cell office:value-type="float" office:value="0.6585294768" calcext:value-type="float">
            <text:p>0.6585294768</text:p>
          </table:table-cell>
          <table:table-cell office:value-type="float" office:value="0.6630530808" calcext:value-type="float">
            <text:p>0.6630530808</text:p>
          </table:table-cell>
          <table:table-cell office:value-type="float" office:value="0.6819800023" calcext:value-type="float">
            <text:p>0.6819800023</text:p>
          </table:table-cell>
          <table:table-cell office:value-type="float" office:value="0.6943370493" calcext:value-type="float">
            <text:p>0.6943370493</text:p>
          </table:table-cell>
          <table:table-cell office:value-type="float" office:value="0.6744427559" calcext:value-type="float">
            <text:p>0.6744427559</text:p>
          </table:table-cell>
          <table:table-cell office:value-type="float" office:value="0.6780025347" calcext:value-type="float">
            <text:p>0.6780025347</text:p>
          </table:table-cell>
          <table:table-cell office:value-type="float" office:value="0.6815623135" calcext:value-type="float">
            <text:p>0.6815623135</text:p>
          </table:table-cell>
          <table:table-cell office:value-type="float" office:value="0.6649998028" calcext:value-type="float">
            <text:p>0.6649998028</text:p>
          </table:table-cell>
          <table:table-cell office:value-type="float" office:value="0.6695728254" calcext:value-type="float">
            <text:p>0.6695728254</text:p>
          </table:table-cell>
          <table:table-cell office:value-type="float" office:value="0.6679457969" calcext:value-type="float">
            <text:p>0.6679457969</text:p>
          </table:table-cell>
          <table:table-cell office:value-type="float" office:value="0.6785618124" calcext:value-type="float">
            <text:p>0.6785618124</text:p>
          </table:table-cell>
          <table:table-cell office:value-type="float" office:value="0.6535408404" calcext:value-type="float">
            <text:p>0.6535408404</text:p>
          </table:table-cell>
          <table:table-cell office:value-type="float" office:value="0.6557825025" calcext:value-type="float">
            <text:p>0.6557825025</text:p>
          </table:table-cell>
          <table:table-cell office:value-type="float" office:value="0.6631717959" calcext:value-type="float">
            <text:p>0.6631717959</text:p>
          </table:table-cell>
          <table:table-cell office:value-type="float" office:value="0.6608707315" calcext:value-type="float">
            <text:p>0.6608707315</text:p>
          </table:table-cell>
          <table:table-cell office:value-type="float" office:value="0.6680722952" calcext:value-type="float">
            <text:p>0.6680722952</text:p>
          </table:table-cell>
          <table:table-cell office:value-type="float" office:value="0.6791337974" calcext:value-type="float">
            <text:p>0.6791337974</text:p>
          </table:table-cell>
          <table:table-cell office:value-type="float" office:value="0.6413055898" calcext:value-type="float">
            <text:p>0.6413055898</text:p>
          </table:table-cell>
          <table:table-cell office:value-type="float" office:value="0.6304412147" calcext:value-type="float">
            <text:p>0.6304412147</text:p>
          </table:table-cell>
          <table:table-cell office:value-type="float" office:value="0.6206069723" calcext:value-type="float">
            <text:p>0.6206069723</text:p>
          </table:table-cell>
          <table:table-cell office:value-type="float" office:value="0.6349596552" calcext:value-type="float">
            <text:p>0.6349596552</text:p>
          </table:table-cell>
          <table:table-cell office:value-type="float" office:value="0.6117247375" calcext:value-type="float">
            <text:p>0.6117247375</text:p>
          </table:table-cell>
          <table:table-cell office:value-type="float" office:value="0.5639731191" calcext:value-type="float">
            <text:p>0.5639731191</text:p>
          </table:table-cell>
          <table:table-cell office:value-type="float" office:value="0.5898964051" calcext:value-type="float">
            <text:p>0.5898964051</text:p>
          </table:table-cell>
          <table:table-cell office:value-type="float" office:value="0.6008988845" calcext:value-type="float">
            <text:p>0.6008988845</text:p>
          </table:table-cell>
          <table:table-cell office:value-type="float" office:value="0.6005520655" calcext:value-type="float">
            <text:p>0.6005520655</text:p>
          </table:table-cell>
          <table:table-cell office:value-type="float" office:value="0.6361730003" calcext:value-type="float">
            <text:p>0.6361730003</text:p>
          </table:table-cell>
          <table:table-cell office:value-type="float" office:value="0.5991974666" calcext:value-type="float">
            <text:p>0.5991974666</text:p>
          </table:table-cell>
          <table:table-cell office:value-type="float" office:value="0.5586342737" calcext:value-type="float">
            <text:p>0.5586342737</text:p>
          </table:table-cell>
          <table:table-cell office:value-type="float" office:value="0.5932905108" calcext:value-type="float">
            <text:p>0.5932905108</text:p>
          </table:table-cell>
          <table:table-cell office:value-type="float" office:value="0.6091082979" calcext:value-type="float">
            <text:p>0.6091082979</text:p>
          </table:table-cell>
          <table:table-cell office:value-type="float" office:value="0.6384966595" calcext:value-type="float">
            <text:p>0.6384966595</text:p>
          </table:table-cell>
          <table:table-cell office:value-type="float" office:value="0.6255703682" calcext:value-type="float">
            <text:p>0.6255703682</text:p>
          </table:table-cell>
          <table:table-cell office:value-type="float" office:value="0.625860942" calcext:value-type="float">
            <text:p>0.625860942</text:p>
          </table:table-cell>
          <table:table-cell office:value-type="float" office:value="0.6054513148" calcext:value-type="float">
            <text:p>0.6054513148</text:p>
          </table:table-cell>
          <table:table-cell office:value-type="float" office:value="0.6019277615" calcext:value-type="float">
            <text:p>0.6019277615</text:p>
          </table:table-cell>
          <table:table-cell office:value-type="float" office:value="0.6111294274" calcext:value-type="float">
            <text:p>0.6111294274</text:p>
          </table:table-cell>
          <table:table-cell office:value-type="float" office:value="0.6031564371" calcext:value-type="float">
            <text:p>0.6031564371</text:p>
          </table:table-cell>
          <table:table-cell office:value-type="float" office:value="0.5951834467" calcext:value-type="float">
            <text:p>0.5951834467</text:p>
          </table:table-cell>
          <table:table-cell office:value-type="float" office:value="0.5872104564" calcext:value-type="float">
            <text:p>0.5872104564</text:p>
          </table:table-cell>
          <table:table-cell office:value-type="float" office:value="0.579237466" calcext:value-type="float">
            <text:p>0.579237466</text:p>
          </table:table-cell>
          <table:table-cell office:value-type="float" office:value="0.5918614015" calcext:value-type="float">
            <text:p>0.5918614015</text:p>
          </table:table-cell>
          <table:table-cell office:value-type="float" office:value="0.5851986376" calcext:value-type="float">
            <text:p>0.5851986376</text:p>
          </table:table-cell>
          <table:table-cell office:value-type="float" office:value="0.5476149091" calcext:value-type="float">
            <text:p>0.5476149091</text:p>
          </table:table-cell>
          <table:table-cell office:value-type="float" office:value="0.5550305296" calcext:value-type="float">
            <text:p>0.5550305296</text:p>
          </table:table-cell>
          <table:table-cell office:value-type="float" office:value="0.5780183387" calcext:value-type="float">
            <text:p>0.5780183387</text:p>
          </table:table-cell>
          <table:table-cell office:value-type="float" office:value="0.5545993324" calcext:value-type="float">
            <text:p>0.5545993324</text:p>
          </table:table-cell>
          <table:table-cell office:value-type="float" office:value="0.5632555949" calcext:value-type="float">
            <text:p>0.5632555949</text:p>
          </table:table-cell>
          <table:table-cell office:value-type="float" office:value="0.5709705137" calcext:value-type="float">
            <text:p>0.5709705137</text:p>
          </table:table-cell>
          <table:table-cell office:value-type="float" office:value="0.5493106793" calcext:value-type="float">
            <text:p>0.5493106793</text:p>
          </table:table-cell>
          <table:table-cell office:value-type="float" office:value="0.5598115231" calcext:value-type="float">
            <text:p>0.5598115231</text:p>
          </table:table-cell>
          <table:table-cell office:value-type="float" office:value="0.566796932" calcext:value-type="float">
            <text:p>0.566796932</text:p>
          </table:table-cell>
          <table:table-cell office:value-type="float" office:value="0.5363619753" calcext:value-type="float">
            <text:p>0.5363619753</text:p>
          </table:table-cell>
          <table:table-cell office:value-type="float" office:value="0.5517980377" calcext:value-type="float">
            <text:p>0.5517980377</text:p>
          </table:table-cell>
          <table:table-cell office:value-type="float" office:value="0.5428715189" calcext:value-type="float">
            <text:p>0.5428715189</text:p>
          </table:table-cell>
          <table:table-cell table:style-name="Default" office:value-type="float" office:value="0.5045268771" calcext:value-type="float">
            <text:p>0.5045268771</text:p>
          </table:table-cell>
          <table:table-cell table:style-name="ce1" table:formula="of:=AVERAGE([.AR16:.BP16])" office:value-type="float" office:value="0.57725004322" calcext:value-type="float">
            <text:p>0.57725004322</text:p>
          </table:table-cell>
          <table:table-cell table:formula="of:=[.BQ16]" office:value-type="float" office:value="0.57725004322" calcext:value-type="float">
            <text:p>0.57725004322</text:p>
          </table:table-cell>
          <table:table-cell table:formula="of:=[.BR16]" office:value-type="float" office:value="0.57725004322" calcext:value-type="float">
            <text:p>0.57725004322</text:p>
          </table:table-cell>
          <table:table-cell table:formula="of:=[.BS16]" office:value-type="float" office:value="0.57725004322" calcext:value-type="float">
            <text:p>0.57725004322</text:p>
          </table:table-cell>
          <table:table-cell table:formula="of:=[.BT16]" office:value-type="float" office:value="0.57725004322" calcext:value-type="float">
            <text:p>0.57725004322</text:p>
          </table:table-cell>
          <table:table-cell table:formula="of:=[.BU16]" office:value-type="float" office:value="0.57725004322" calcext:value-type="float">
            <text:p>0.57725004322</text:p>
          </table:table-cell>
          <table:table-cell table:formula="of:=[.BV16]" office:value-type="float" office:value="0.57725004322" calcext:value-type="float">
            <text:p>0.57725004322</text:p>
          </table:table-cell>
          <table:table-cell table:formula="of:=[.BW16]" office:value-type="float" office:value="0.57725004322" calcext:value-type="float">
            <text:p>0.57725004322</text:p>
          </table:table-cell>
          <table:table-cell table:formula="of:=[.BX16]" office:value-type="float" office:value="0.57725004322" calcext:value-type="float">
            <text:p>0.57725004322</text:p>
          </table:table-cell>
          <table:table-cell table:formula="of:=[.BY16]" office:value-type="float" office:value="0.57725004322" calcext:value-type="float">
            <text:p>0.57725004322</text:p>
          </table:table-cell>
          <table:table-cell table:formula="of:=[.BZ16]" office:value-type="float" office:value="0.57725004322" calcext:value-type="float">
            <text:p>0.57725004322</text:p>
          </table:table-cell>
          <table:table-cell table:formula="of:=[.CA16]" office:value-type="float" office:value="0.57725004322" calcext:value-type="float">
            <text:p>0.57725004322</text:p>
          </table:table-cell>
          <table:table-cell table:formula="of:=[.CB16]" office:value-type="float" office:value="0.57725004322" calcext:value-type="float">
            <text:p>0.57725004322</text:p>
          </table:table-cell>
          <table:table-cell table:formula="of:=[.CC16]" office:value-type="float" office:value="0.57725004322" calcext:value-type="float">
            <text:p>0.57725004322</text:p>
          </table:table-cell>
          <table:table-cell table:formula="of:=[.CD16]" office:value-type="float" office:value="0.57725004322" calcext:value-type="float">
            <text:p>0.57725004322</text:p>
          </table:table-cell>
          <table:table-cell table:formula="of:=[.CE16]" office:value-type="float" office:value="0.57725004322" calcext:value-type="float">
            <text:p>0.57725004322</text:p>
          </table:table-cell>
          <table:table-cell table:formula="of:=[.CF16]" office:value-type="float" office:value="0.57725004322" calcext:value-type="float">
            <text:p>0.57725004322</text:p>
          </table:table-cell>
          <table:table-cell table:formula="of:=[.CG16]" office:value-type="float" office:value="0.57725004322" calcext:value-type="float">
            <text:p>0.57725004322</text:p>
          </table:table-cell>
          <table:table-cell table:formula="of:=[.CH16]" office:value-type="float" office:value="0.57725004322" calcext:value-type="float">
            <text:p>0.57725004322</text:p>
          </table:table-cell>
          <table:table-cell table:formula="of:=[.CI16]" office:value-type="float" office:value="0.57725004322" calcext:value-type="float">
            <text:p>0.57725004322</text:p>
          </table:table-cell>
          <table:table-cell table:formula="of:=[.CJ16]" office:value-type="float" office:value="0.57725004322" calcext:value-type="float">
            <text:p>0.57725004322</text:p>
          </table:table-cell>
          <table:table-cell table:formula="of:=[.CK16]" office:value-type="float" office:value="0.57725004322" calcext:value-type="float">
            <text:p>0.57725004322</text:p>
          </table:table-cell>
          <table:table-cell table:formula="of:=[.CL16]" office:value-type="float" office:value="0.57725004322" calcext:value-type="float">
            <text:p>0.57725004322</text:p>
          </table:table-cell>
          <table:table-cell table:formula="of:=[.CM16]" office:value-type="float" office:value="0.57725004322" calcext:value-type="float">
            <text:p>0.57725004322</text:p>
          </table:table-cell>
          <table:table-cell table:formula="of:=[.CN16]" office:value-type="float" office:value="0.57725004322" calcext:value-type="float">
            <text:p>0.57725004322</text:p>
          </table:table-cell>
          <table:table-cell table:formula="of:=[.CO16]" office:value-type="float" office:value="0.57725004322" calcext:value-type="float">
            <text:p>0.57725004322</text:p>
          </table:table-cell>
          <table:table-cell table:formula="of:=[.CP16]" office:value-type="float" office:value="0.57725004322" calcext:value-type="float">
            <text:p>0.57725004322</text:p>
          </table:table-cell>
          <table:table-cell table:formula="of:=[.CQ16]" office:value-type="float" office:value="0.57725004322" calcext:value-type="float">
            <text:p>0.57725004322</text:p>
          </table:table-cell>
          <table:table-cell table:formula="of:=[.CR16]" office:value-type="float" office:value="0.57725004322" calcext:value-type="float">
            <text:p>0.57725004322</text:p>
          </table:table-cell>
          <table:table-cell table:formula="of:=[.CS16]" office:value-type="float" office:value="0.57725004322" calcext:value-type="float">
            <text:p>0.57725004322</text:p>
          </table:table-cell>
          <table:table-cell table:formula="of:=[.CT16]" office:value-type="float" office:value="0.57725004322" calcext:value-type="float">
            <text:p>0.57725004322</text:p>
          </table:table-cell>
          <table:table-cell table:formula="of:=[.CU16]" office:value-type="float" office:value="0.57725004322" calcext:value-type="float">
            <text:p>0.57725004322</text:p>
          </table:table-cell>
          <table:table-cell table:formula="of:=[.CV16]" office:value-type="float" office:value="0.57725004322" calcext:value-type="float">
            <text:p>0.57725004322</text:p>
          </table:table-cell>
          <table:table-cell table:formula="of:=[.CW16]" office:value-type="float" office:value="0.57725004322" calcext:value-type="float">
            <text:p>0.57725004322</text:p>
          </table:table-cell>
          <table:table-cell table:formula="of:=[.CX16]" office:value-type="float" office:value="0.57725004322" calcext:value-type="float">
            <text:p>0.57725004322</text:p>
          </table:table-cell>
          <table:table-cell table:formula="of:=[.CY16]" office:value-type="float" office:value="0.57725004322" calcext:value-type="float">
            <text:p>0.57725004322</text:p>
          </table:table-cell>
          <table:table-cell table:formula="of:=[.CZ16]" office:value-type="float" office:value="0.57725004322" calcext:value-type="float">
            <text:p>0.57725004322</text:p>
          </table:table-cell>
          <table:table-cell table:formula="of:=[.DA16]" office:value-type="float" office:value="0.57725004322" calcext:value-type="float">
            <text:p>0.57725004322</text:p>
          </table:table-cell>
          <table:table-cell table:formula="of:=[.DB16]" office:value-type="float" office:value="0.57725004322" calcext:value-type="float">
            <text:p>0.57725004322</text:p>
          </table:table-cell>
          <table:table-cell table:formula="of:=[.DC16]" office:value-type="float" office:value="0.57725004322" calcext:value-type="float">
            <text:p>0.57725004322</text:p>
          </table:table-cell>
          <table:table-cell table:formula="of:=[.DD16]" office:value-type="float" office:value="0.57725004322" calcext:value-type="float">
            <text:p>0.57725004322</text:p>
          </table:table-cell>
          <table:table-cell table:formula="of:=[.DE16]" office:value-type="float" office:value="0.57725004322" calcext:value-type="float">
            <text:p>0.57725004322</text:p>
          </table:table-cell>
          <table:table-cell table:formula="of:=[.DF16]" office:value-type="float" office:value="0.57725004322" calcext:value-type="float">
            <text:p>0.57725004322</text:p>
          </table:table-cell>
          <table:table-cell table:formula="of:=[.DG16]" office:value-type="float" office:value="0.57725004322" calcext:value-type="float">
            <text:p>0.57725004322</text:p>
          </table:table-cell>
          <table:table-cell table:formula="of:=[.DH16]" office:value-type="float" office:value="0.57725004322" calcext:value-type="float">
            <text:p>0.57725004322</text:p>
          </table:table-cell>
          <table:table-cell table:formula="of:=[.DI16]" office:value-type="float" office:value="0.57725004322" calcext:value-type="float">
            <text:p>0.57725004322</text:p>
          </table:table-cell>
          <table:table-cell table:formula="of:=[.DJ16]" office:value-type="float" office:value="0.57725004322" calcext:value-type="float">
            <text:p>0.57725004322</text:p>
          </table:table-cell>
          <table:table-cell table:formula="of:=[.DK16]" office:value-type="float" office:value="0.57725004322" calcext:value-type="float">
            <text:p>0.57725004322</text:p>
          </table:table-cell>
          <table:table-cell table:formula="of:=[.DL16]" office:value-type="float" office:value="0.57725004322" calcext:value-type="float">
            <text:p>0.57725004322</text:p>
          </table:table-cell>
          <table:table-cell table:formula="of:=[.DM16]" office:value-type="float" office:value="0.57725004322" calcext:value-type="float">
            <text:p>0.57725004322</text:p>
          </table:table-cell>
          <table:table-cell table:formula="of:=[.DN16]" office:value-type="float" office:value="0.57725004322" calcext:value-type="float">
            <text:p>0.57725004322</text:p>
          </table:table-cell>
          <table:table-cell table:formula="of:=[.DO16]" office:value-type="float" office:value="0.57725004322" calcext:value-type="float">
            <text:p>0.57725004322</text:p>
          </table:table-cell>
          <table:table-cell table:formula="of:=[.DP16]" office:value-type="float" office:value="0.57725004322" calcext:value-type="float">
            <text:p>0.57725004322</text:p>
          </table:table-cell>
          <table:table-cell table:formula="of:=[.DQ16]" office:value-type="float" office:value="0.57725004322" calcext:value-type="float">
            <text:p>0.57725004322</text:p>
          </table:table-cell>
          <table:table-cell table:formula="of:=[.DR16]" office:value-type="float" office:value="0.57725004322" calcext:value-type="float">
            <text:p>0.57725004322</text:p>
          </table:table-cell>
          <table:table-cell table:formula="of:=[.DS16]" office:value-type="float" office:value="0.57725004322" calcext:value-type="float">
            <text:p>0.57725004322</text:p>
          </table:table-cell>
          <table:table-cell table:formula="of:=[.DT16]" office:value-type="float" office:value="0.57725004322" calcext:value-type="float">
            <text:p>0.57725004322</text:p>
          </table:table-cell>
          <table:table-cell table:formula="of:=[.DU16]" office:value-type="float" office:value="0.57725004322" calcext:value-type="float">
            <text:p>0.57725004322</text:p>
          </table:table-cell>
          <table:table-cell table:formula="of:=[.DV16]" office:value-type="float" office:value="0.57725004322" calcext:value-type="float">
            <text:p>0.57725004322</text:p>
          </table:table-cell>
          <table:table-cell table:formula="of:=[.DW16]" office:value-type="float" office:value="0.57725004322" calcext:value-type="float">
            <text:p>0.57725004322</text:p>
          </table:table-cell>
          <table:table-cell table:formula="of:=[.DX16]" office:value-type="float" office:value="0.57725004322" calcext:value-type="float">
            <text:p>0.57725004322</text:p>
          </table:table-cell>
          <table:table-cell table:formula="of:=[.DY16]" office:value-type="float" office:value="0.57725004322" calcext:value-type="float">
            <text:p>0.57725004322</text:p>
          </table:table-cell>
          <table:table-cell table:formula="of:=[.DZ16]" office:value-type="float" office:value="0.57725004322" calcext:value-type="float">
            <text:p>0.57725004322</text:p>
          </table:table-cell>
          <table:table-cell table:formula="of:=[.EA16]" office:value-type="float" office:value="0.57725004322" calcext:value-type="float">
            <text:p>0.57725004322</text:p>
          </table:table-cell>
          <table:table-cell table:formula="of:=[.EB16]" office:value-type="float" office:value="0.57725004322" calcext:value-type="float">
            <text:p>0.57725004322</text:p>
          </table:table-cell>
          <table:table-cell table:formula="of:=[.EC16]" office:value-type="float" office:value="0.57725004322" calcext:value-type="float">
            <text:p>0.57725004322</text:p>
          </table:table-cell>
          <table:table-cell table:formula="of:=[.ED16]" office:value-type="float" office:value="0.57725004322" calcext:value-type="float">
            <text:p>0.57725004322</text:p>
          </table:table-cell>
          <table:table-cell table:formula="of:=[.EE16]" office:value-type="float" office:value="0.57725004322" calcext:value-type="float">
            <text:p>0.57725004322</text:p>
          </table:table-cell>
          <table:table-cell table:formula="of:=[.EF16]" office:value-type="float" office:value="0.57725004322" calcext:value-type="float">
            <text:p>0.57725004322</text:p>
          </table:table-cell>
          <table:table-cell table:formula="of:=[.EG16]" office:value-type="float" office:value="0.57725004322" calcext:value-type="float">
            <text:p>0.57725004322</text:p>
          </table:table-cell>
          <table:table-cell table:formula="of:=[.EH16]" office:value-type="float" office:value="0.57725004322" calcext:value-type="float">
            <text:p>0.57725004322</text:p>
          </table:table-cell>
          <table:table-cell table:formula="of:=[.EI16]" office:value-type="float" office:value="0.57725004322" calcext:value-type="float">
            <text:p>0.57725004322</text:p>
          </table:table-cell>
          <table:table-cell table:formula="of:=[.EJ16]" office:value-type="float" office:value="0.57725004322" calcext:value-type="float">
            <text:p>0.57725004322</text:p>
          </table:table-cell>
          <table:table-cell table:formula="of:=[.EK16]" office:value-type="float" office:value="0.57725004322" calcext:value-type="float">
            <text:p>0.57725004322</text:p>
          </table:table-cell>
          <table:table-cell table:formula="of:=[.EL16]" office:value-type="float" office:value="0.57725004322" calcext:value-type="float">
            <text:p>0.57725004322</text:p>
          </table:table-cell>
          <table:table-cell table:formula="of:=[.EM16]" office:value-type="float" office:value="0.57725004322" calcext:value-type="float">
            <text:p>0.57725004322</text:p>
          </table:table-cell>
          <table:table-cell table:formula="of:=[.EN16]" office:value-type="float" office:value="0.57725004322" calcext:value-type="float">
            <text:p>0.57725004322</text:p>
          </table:table-cell>
          <table:table-cell table:formula="of:=[.EO16]" office:value-type="float" office:value="0.57725004322" calcext:value-type="float">
            <text:p>0.57725004322</text:p>
          </table:table-cell>
          <table:table-cell table:formula="of:=[.EP16]" office:value-type="float" office:value="0.57725004322" calcext:value-type="float">
            <text:p>0.57725004322</text:p>
          </table:table-cell>
          <table:table-cell table:formula="of:=[.EQ16]" office:value-type="float" office:value="0.57725004322" calcext:value-type="float">
            <text:p>0.57725004322</text:p>
          </table:table-cell>
          <table:table-cell table:formula="of:=[.ER16]" office:value-type="float" office:value="0.57725004322" calcext:value-type="float">
            <text:p>0.57725004322</text:p>
          </table:table-cell>
          <table:table-cell table:formula="of:=[.ES16]" office:value-type="float" office:value="0.57725004322" calcext:value-type="float">
            <text:p>0.57725004322</text:p>
          </table:table-cell>
          <table:table-cell table:formula="of:=[.ET16]" office:value-type="float" office:value="0.57725004322" calcext:value-type="float">
            <text:p>0.577250043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113389632" calcext:value-type="float">
            <text:p>0.7113389632</text:p>
          </table:table-cell>
          <table:table-cell office:value-type="float" office:value="0.7235962385" calcext:value-type="float">
            <text:p>0.7235962385</text:p>
          </table:table-cell>
          <table:table-cell office:value-type="float" office:value="0.7047972973" calcext:value-type="float">
            <text:p>0.7047972973</text:p>
          </table:table-cell>
          <table:table-cell office:value-type="float" office:value="0.7132522056" calcext:value-type="float">
            <text:p>0.7132522056</text:p>
          </table:table-cell>
          <table:table-cell office:value-type="float" office:value="0.7061880019" calcext:value-type="float">
            <text:p>0.7061880019</text:p>
          </table:table-cell>
          <table:table-cell office:value-type="float" office:value="0.725938342" calcext:value-type="float">
            <text:p>0.725938342</text:p>
          </table:table-cell>
          <table:table-cell office:value-type="float" office:value="0.7089511403" calcext:value-type="float">
            <text:p>0.7089511403</text:p>
          </table:table-cell>
          <table:table-cell office:value-type="float" office:value="0.7206346329" calcext:value-type="float">
            <text:p>0.7206346329</text:p>
          </table:table-cell>
          <table:table-cell office:value-type="float" office:value="0.7201777467" calcext:value-type="float">
            <text:p>0.7201777467</text:p>
          </table:table-cell>
          <table:table-cell office:value-type="float" office:value="0.7244489829" calcext:value-type="float">
            <text:p>0.7244489829</text:p>
          </table:table-cell>
          <table:table-cell office:value-type="float" office:value="0.6948346645" calcext:value-type="float">
            <text:p>0.6948346645</text:p>
          </table:table-cell>
          <table:table-cell office:value-type="float" office:value="0.6871260017" calcext:value-type="float">
            <text:p>0.6871260017</text:p>
          </table:table-cell>
          <table:table-cell office:value-type="float" office:value="0.6843107796" calcext:value-type="float">
            <text:p>0.6843107796</text:p>
          </table:table-cell>
          <table:table-cell office:value-type="float" office:value="0.6972208885" calcext:value-type="float">
            <text:p>0.6972208885</text:p>
          </table:table-cell>
          <table:table-cell office:value-type="float" office:value="0.7086624353" calcext:value-type="float">
            <text:p>0.7086624353</text:p>
          </table:table-cell>
          <table:table-cell office:value-type="float" office:value="0.6685277099" calcext:value-type="float">
            <text:p>0.6685277099</text:p>
          </table:table-cell>
          <table:table-cell office:value-type="float" office:value="0.6859601488" calcext:value-type="float">
            <text:p>0.6859601488</text:p>
          </table:table-cell>
          <table:table-cell office:value-type="float" office:value="0.7033925877" calcext:value-type="float">
            <text:p>0.7033925877</text:p>
          </table:table-cell>
          <table:table-cell office:value-type="float" office:value="0.7056953668" calcext:value-type="float">
            <text:p>0.7056953668</text:p>
          </table:table-cell>
          <table:table-cell office:value-type="float" office:value="0.7057319614" calcext:value-type="float">
            <text:p>0.7057319614</text:p>
          </table:table-cell>
          <table:table-cell office:value-type="float" office:value="0.688529789" calcext:value-type="float">
            <text:p>0.688529789</text:p>
          </table:table-cell>
          <table:table-cell office:value-type="float" office:value="0.669764576" calcext:value-type="float">
            <text:p>0.669764576</text:p>
          </table:table-cell>
          <table:table-cell office:value-type="float" office:value="0.6998911806" calcext:value-type="float">
            <text:p>0.6998911806</text:p>
          </table:table-cell>
          <table:table-cell office:value-type="float" office:value="0.7424954342" calcext:value-type="float">
            <text:p>0.7424954342</text:p>
          </table:table-cell>
          <table:table-cell office:value-type="float" office:value="0.6872532999" calcext:value-type="float">
            <text:p>0.6872532999</text:p>
          </table:table-cell>
          <table:table-cell office:value-type="float" office:value="0.6849531687" calcext:value-type="float">
            <text:p>0.6849531687</text:p>
          </table:table-cell>
          <table:table-cell office:value-type="float" office:value="0.6885350372" calcext:value-type="float">
            <text:p>0.6885350372</text:p>
          </table:table-cell>
          <table:table-cell office:value-type="float" office:value="0.708765886" calcext:value-type="float">
            <text:p>0.708765886</text:p>
          </table:table-cell>
          <table:table-cell office:value-type="float" office:value="0.6324308655" calcext:value-type="float">
            <text:p>0.6324308655</text:p>
          </table:table-cell>
          <table:table-cell office:value-type="float" office:value="0.653124899" calcext:value-type="float">
            <text:p>0.653124899</text:p>
          </table:table-cell>
          <table:table-cell office:value-type="float" office:value="0.6733654998" calcext:value-type="float">
            <text:p>0.6733654998</text:p>
          </table:table-cell>
          <table:table-cell office:value-type="float" office:value="0.6266966958" calcext:value-type="float">
            <text:p>0.6266966958</text:p>
          </table:table-cell>
          <table:table-cell office:value-type="float" office:value="0.6171441328" calcext:value-type="float">
            <text:p>0.6171441328</text:p>
          </table:table-cell>
          <table:table-cell office:value-type="float" office:value="0.6292871075" calcext:value-type="float">
            <text:p>0.6292871075</text:p>
          </table:table-cell>
          <table:table-cell office:value-type="float" office:value="0.602313636" calcext:value-type="float">
            <text:p>0.602313636</text:p>
          </table:table-cell>
          <table:table-cell office:value-type="float" office:value="0.6158990577" calcext:value-type="float">
            <text:p>0.6158990577</text:p>
          </table:table-cell>
          <table:table-cell office:value-type="float" office:value="0.6518909121" calcext:value-type="float">
            <text:p>0.6518909121</text:p>
          </table:table-cell>
          <table:table-cell office:value-type="float" office:value="0.6246476701" calcext:value-type="float">
            <text:p>0.6246476701</text:p>
          </table:table-cell>
          <table:table-cell office:value-type="float" office:value="0.6061047954" calcext:value-type="float">
            <text:p>0.6061047954</text:p>
          </table:table-cell>
          <table:table-cell office:value-type="float" office:value="0.6052845891" calcext:value-type="float">
            <text:p>0.6052845891</text:p>
          </table:table-cell>
          <table:table-cell office:value-type="float" office:value="0.6483879105" calcext:value-type="float">
            <text:p>0.6483879105</text:p>
          </table:table-cell>
          <table:table-cell office:value-type="float" office:value="0.6354295854" calcext:value-type="float">
            <text:p>0.6354295854</text:p>
          </table:table-cell>
          <table:table-cell office:value-type="float" office:value="0.610728356" calcext:value-type="float">
            <text:p>0.610728356</text:p>
          </table:table-cell>
          <table:table-cell office:value-type="float" office:value="0.6075084717" calcext:value-type="float">
            <text:p>0.6075084717</text:p>
          </table:table-cell>
          <table:table-cell office:value-type="float" office:value="0.6356316864" calcext:value-type="float">
            <text:p>0.6356316864</text:p>
          </table:table-cell>
          <table:table-cell office:value-type="float" office:value="0.6340928771" calcext:value-type="float">
            <text:p>0.6340928771</text:p>
          </table:table-cell>
          <table:table-cell office:value-type="float" office:value="0.6176489058" calcext:value-type="float">
            <text:p>0.6176489058</text:p>
          </table:table-cell>
          <table:table-cell office:value-type="float" office:value="0.6383627823" calcext:value-type="float">
            <text:p>0.6383627823</text:p>
          </table:table-cell>
          <table:table-cell office:value-type="float" office:value="0.6417069817" calcext:value-type="float">
            <text:p>0.6417069817</text:p>
          </table:table-cell>
          <table:table-cell office:value-type="float" office:value="0.645051181" calcext:value-type="float">
            <text:p>0.645051181</text:p>
          </table:table-cell>
          <table:table-cell office:value-type="float" office:value="0.6483953804" calcext:value-type="float">
            <text:p>0.6483953804</text:p>
          </table:table-cell>
          <table:table-cell office:value-type="float" office:value="0.6517395797" calcext:value-type="float">
            <text:p>0.6517395797</text:p>
          </table:table-cell>
          <table:table-cell office:value-type="float" office:value="0.6316237383" calcext:value-type="float">
            <text:p>0.6316237383</text:p>
          </table:table-cell>
          <table:table-cell office:value-type="float" office:value="0.615378675" calcext:value-type="float">
            <text:p>0.615378675</text:p>
          </table:table-cell>
          <table:table-cell office:value-type="float" office:value="0.6180992661" calcext:value-type="float">
            <text:p>0.6180992661</text:p>
          </table:table-cell>
          <table:table-cell office:value-type="float" office:value="0.6554071623" calcext:value-type="float">
            <text:p>0.6554071623</text:p>
          </table:table-cell>
          <table:table-cell office:value-type="float" office:value="0.6029492578" calcext:value-type="float">
            <text:p>0.6029492578</text:p>
          </table:table-cell>
          <table:table-cell office:value-type="float" office:value="0.6053586967" calcext:value-type="float">
            <text:p>0.6053586967</text:p>
          </table:table-cell>
          <table:table-cell office:value-type="float" office:value="0.6139519552" calcext:value-type="float">
            <text:p>0.6139519552</text:p>
          </table:table-cell>
          <table:table-cell office:value-type="float" office:value="0.6222369661" calcext:value-type="float">
            <text:p>0.6222369661</text:p>
          </table:table-cell>
          <table:table-cell office:value-type="float" office:value="0.5943192966" calcext:value-type="float">
            <text:p>0.5943192966</text:p>
          </table:table-cell>
          <table:table-cell office:value-type="float" office:value="0.5802637301" calcext:value-type="float">
            <text:p>0.5802637301</text:p>
          </table:table-cell>
          <table:table-cell office:value-type="float" office:value="0.5896511758" calcext:value-type="float">
            <text:p>0.5896511758</text:p>
          </table:table-cell>
          <table:table-cell office:value-type="float" office:value="0.6146334841" calcext:value-type="float">
            <text:p>0.6146334841</text:p>
          </table:table-cell>
          <table:table-cell office:value-type="float" office:value="0.5878097039" calcext:value-type="float">
            <text:p>0.5878097039</text:p>
          </table:table-cell>
          <table:table-cell office:value-type="float" office:value="0.6221911769" calcext:value-type="float">
            <text:p>0.6221911769</text:p>
          </table:table-cell>
          <table:table-cell table:style-name="Default" office:value-type="float" office:value="0.6060897732" calcext:value-type="float">
            <text:p>0.6060897732</text:p>
          </table:table-cell>
          <table:table-cell table:style-name="ce1" table:formula="of:=AVERAGE([.AR17:.BP17])" office:value-type="float" office:value="0.619633210408" calcext:value-type="float">
            <text:p>0.619633210408</text:p>
          </table:table-cell>
          <table:table-cell table:formula="of:=[.BQ17]" office:value-type="float" office:value="0.619633210408" calcext:value-type="float">
            <text:p>0.619633210408</text:p>
          </table:table-cell>
          <table:table-cell table:formula="of:=[.BR17]" office:value-type="float" office:value="0.619633210408" calcext:value-type="float">
            <text:p>0.619633210408</text:p>
          </table:table-cell>
          <table:table-cell table:formula="of:=[.BS17]" office:value-type="float" office:value="0.619633210408" calcext:value-type="float">
            <text:p>0.619633210408</text:p>
          </table:table-cell>
          <table:table-cell table:formula="of:=[.BT17]" office:value-type="float" office:value="0.619633210408" calcext:value-type="float">
            <text:p>0.619633210408</text:p>
          </table:table-cell>
          <table:table-cell table:formula="of:=[.BU17]" office:value-type="float" office:value="0.619633210408" calcext:value-type="float">
            <text:p>0.619633210408</text:p>
          </table:table-cell>
          <table:table-cell table:formula="of:=[.BV17]" office:value-type="float" office:value="0.619633210408" calcext:value-type="float">
            <text:p>0.619633210408</text:p>
          </table:table-cell>
          <table:table-cell table:formula="of:=[.BW17]" office:value-type="float" office:value="0.619633210408" calcext:value-type="float">
            <text:p>0.619633210408</text:p>
          </table:table-cell>
          <table:table-cell table:formula="of:=[.BX17]" office:value-type="float" office:value="0.619633210408" calcext:value-type="float">
            <text:p>0.619633210408</text:p>
          </table:table-cell>
          <table:table-cell table:formula="of:=[.BY17]" office:value-type="float" office:value="0.619633210408" calcext:value-type="float">
            <text:p>0.619633210408</text:p>
          </table:table-cell>
          <table:table-cell table:formula="of:=[.BZ17]" office:value-type="float" office:value="0.619633210408" calcext:value-type="float">
            <text:p>0.619633210408</text:p>
          </table:table-cell>
          <table:table-cell table:formula="of:=[.CA17]" office:value-type="float" office:value="0.619633210408" calcext:value-type="float">
            <text:p>0.619633210408</text:p>
          </table:table-cell>
          <table:table-cell table:formula="of:=[.CB17]" office:value-type="float" office:value="0.619633210408" calcext:value-type="float">
            <text:p>0.619633210408</text:p>
          </table:table-cell>
          <table:table-cell table:formula="of:=[.CC17]" office:value-type="float" office:value="0.619633210408" calcext:value-type="float">
            <text:p>0.619633210408</text:p>
          </table:table-cell>
          <table:table-cell table:formula="of:=[.CD17]" office:value-type="float" office:value="0.619633210408" calcext:value-type="float">
            <text:p>0.619633210408</text:p>
          </table:table-cell>
          <table:table-cell table:formula="of:=[.CE17]" office:value-type="float" office:value="0.619633210408" calcext:value-type="float">
            <text:p>0.619633210408</text:p>
          </table:table-cell>
          <table:table-cell table:formula="of:=[.CF17]" office:value-type="float" office:value="0.619633210408" calcext:value-type="float">
            <text:p>0.619633210408</text:p>
          </table:table-cell>
          <table:table-cell table:formula="of:=[.CG17]" office:value-type="float" office:value="0.619633210408" calcext:value-type="float">
            <text:p>0.619633210408</text:p>
          </table:table-cell>
          <table:table-cell table:formula="of:=[.CH17]" office:value-type="float" office:value="0.619633210408" calcext:value-type="float">
            <text:p>0.619633210408</text:p>
          </table:table-cell>
          <table:table-cell table:formula="of:=[.CI17]" office:value-type="float" office:value="0.619633210408" calcext:value-type="float">
            <text:p>0.619633210408</text:p>
          </table:table-cell>
          <table:table-cell table:formula="of:=[.CJ17]" office:value-type="float" office:value="0.619633210408" calcext:value-type="float">
            <text:p>0.619633210408</text:p>
          </table:table-cell>
          <table:table-cell table:formula="of:=[.CK17]" office:value-type="float" office:value="0.619633210408" calcext:value-type="float">
            <text:p>0.619633210408</text:p>
          </table:table-cell>
          <table:table-cell table:formula="of:=[.CL17]" office:value-type="float" office:value="0.619633210408" calcext:value-type="float">
            <text:p>0.619633210408</text:p>
          </table:table-cell>
          <table:table-cell table:formula="of:=[.CM17]" office:value-type="float" office:value="0.619633210408" calcext:value-type="float">
            <text:p>0.619633210408</text:p>
          </table:table-cell>
          <table:table-cell table:formula="of:=[.CN17]" office:value-type="float" office:value="0.619633210408" calcext:value-type="float">
            <text:p>0.619633210408</text:p>
          </table:table-cell>
          <table:table-cell table:formula="of:=[.CO17]" office:value-type="float" office:value="0.619633210408" calcext:value-type="float">
            <text:p>0.619633210408</text:p>
          </table:table-cell>
          <table:table-cell table:formula="of:=[.CP17]" office:value-type="float" office:value="0.619633210408" calcext:value-type="float">
            <text:p>0.619633210408</text:p>
          </table:table-cell>
          <table:table-cell table:formula="of:=[.CQ17]" office:value-type="float" office:value="0.619633210408" calcext:value-type="float">
            <text:p>0.619633210408</text:p>
          </table:table-cell>
          <table:table-cell table:formula="of:=[.CR17]" office:value-type="float" office:value="0.619633210408" calcext:value-type="float">
            <text:p>0.619633210408</text:p>
          </table:table-cell>
          <table:table-cell table:formula="of:=[.CS17]" office:value-type="float" office:value="0.619633210408" calcext:value-type="float">
            <text:p>0.619633210408</text:p>
          </table:table-cell>
          <table:table-cell table:formula="of:=[.CT17]" office:value-type="float" office:value="0.619633210408" calcext:value-type="float">
            <text:p>0.619633210408</text:p>
          </table:table-cell>
          <table:table-cell table:formula="of:=[.CU17]" office:value-type="float" office:value="0.619633210408" calcext:value-type="float">
            <text:p>0.619633210408</text:p>
          </table:table-cell>
          <table:table-cell table:formula="of:=[.CV17]" office:value-type="float" office:value="0.619633210408" calcext:value-type="float">
            <text:p>0.619633210408</text:p>
          </table:table-cell>
          <table:table-cell table:formula="of:=[.CW17]" office:value-type="float" office:value="0.619633210408" calcext:value-type="float">
            <text:p>0.619633210408</text:p>
          </table:table-cell>
          <table:table-cell table:formula="of:=[.CX17]" office:value-type="float" office:value="0.619633210408" calcext:value-type="float">
            <text:p>0.619633210408</text:p>
          </table:table-cell>
          <table:table-cell table:formula="of:=[.CY17]" office:value-type="float" office:value="0.619633210408" calcext:value-type="float">
            <text:p>0.619633210408</text:p>
          </table:table-cell>
          <table:table-cell table:formula="of:=[.CZ17]" office:value-type="float" office:value="0.619633210408" calcext:value-type="float">
            <text:p>0.619633210408</text:p>
          </table:table-cell>
          <table:table-cell table:formula="of:=[.DA17]" office:value-type="float" office:value="0.619633210408" calcext:value-type="float">
            <text:p>0.619633210408</text:p>
          </table:table-cell>
          <table:table-cell table:formula="of:=[.DB17]" office:value-type="float" office:value="0.619633210408" calcext:value-type="float">
            <text:p>0.619633210408</text:p>
          </table:table-cell>
          <table:table-cell table:formula="of:=[.DC17]" office:value-type="float" office:value="0.619633210408" calcext:value-type="float">
            <text:p>0.619633210408</text:p>
          </table:table-cell>
          <table:table-cell table:formula="of:=[.DD17]" office:value-type="float" office:value="0.619633210408" calcext:value-type="float">
            <text:p>0.619633210408</text:p>
          </table:table-cell>
          <table:table-cell table:formula="of:=[.DE17]" office:value-type="float" office:value="0.619633210408" calcext:value-type="float">
            <text:p>0.619633210408</text:p>
          </table:table-cell>
          <table:table-cell table:formula="of:=[.DF17]" office:value-type="float" office:value="0.619633210408" calcext:value-type="float">
            <text:p>0.619633210408</text:p>
          </table:table-cell>
          <table:table-cell table:formula="of:=[.DG17]" office:value-type="float" office:value="0.619633210408" calcext:value-type="float">
            <text:p>0.619633210408</text:p>
          </table:table-cell>
          <table:table-cell table:formula="of:=[.DH17]" office:value-type="float" office:value="0.619633210408" calcext:value-type="float">
            <text:p>0.619633210408</text:p>
          </table:table-cell>
          <table:table-cell table:formula="of:=[.DI17]" office:value-type="float" office:value="0.619633210408" calcext:value-type="float">
            <text:p>0.619633210408</text:p>
          </table:table-cell>
          <table:table-cell table:formula="of:=[.DJ17]" office:value-type="float" office:value="0.619633210408" calcext:value-type="float">
            <text:p>0.619633210408</text:p>
          </table:table-cell>
          <table:table-cell table:formula="of:=[.DK17]" office:value-type="float" office:value="0.619633210408" calcext:value-type="float">
            <text:p>0.619633210408</text:p>
          </table:table-cell>
          <table:table-cell table:formula="of:=[.DL17]" office:value-type="float" office:value="0.619633210408" calcext:value-type="float">
            <text:p>0.619633210408</text:p>
          </table:table-cell>
          <table:table-cell table:formula="of:=[.DM17]" office:value-type="float" office:value="0.619633210408" calcext:value-type="float">
            <text:p>0.619633210408</text:p>
          </table:table-cell>
          <table:table-cell table:formula="of:=[.DN17]" office:value-type="float" office:value="0.619633210408" calcext:value-type="float">
            <text:p>0.619633210408</text:p>
          </table:table-cell>
          <table:table-cell table:formula="of:=[.DO17]" office:value-type="float" office:value="0.619633210408" calcext:value-type="float">
            <text:p>0.619633210408</text:p>
          </table:table-cell>
          <table:table-cell table:formula="of:=[.DP17]" office:value-type="float" office:value="0.619633210408" calcext:value-type="float">
            <text:p>0.619633210408</text:p>
          </table:table-cell>
          <table:table-cell table:formula="of:=[.DQ17]" office:value-type="float" office:value="0.619633210408" calcext:value-type="float">
            <text:p>0.619633210408</text:p>
          </table:table-cell>
          <table:table-cell table:formula="of:=[.DR17]" office:value-type="float" office:value="0.619633210408" calcext:value-type="float">
            <text:p>0.619633210408</text:p>
          </table:table-cell>
          <table:table-cell table:formula="of:=[.DS17]" office:value-type="float" office:value="0.619633210408" calcext:value-type="float">
            <text:p>0.619633210408</text:p>
          </table:table-cell>
          <table:table-cell table:formula="of:=[.DT17]" office:value-type="float" office:value="0.619633210408" calcext:value-type="float">
            <text:p>0.619633210408</text:p>
          </table:table-cell>
          <table:table-cell table:formula="of:=[.DU17]" office:value-type="float" office:value="0.619633210408" calcext:value-type="float">
            <text:p>0.619633210408</text:p>
          </table:table-cell>
          <table:table-cell table:formula="of:=[.DV17]" office:value-type="float" office:value="0.619633210408" calcext:value-type="float">
            <text:p>0.619633210408</text:p>
          </table:table-cell>
          <table:table-cell table:formula="of:=[.DW17]" office:value-type="float" office:value="0.619633210408" calcext:value-type="float">
            <text:p>0.619633210408</text:p>
          </table:table-cell>
          <table:table-cell table:formula="of:=[.DX17]" office:value-type="float" office:value="0.619633210408" calcext:value-type="float">
            <text:p>0.619633210408</text:p>
          </table:table-cell>
          <table:table-cell table:formula="of:=[.DY17]" office:value-type="float" office:value="0.619633210408" calcext:value-type="float">
            <text:p>0.619633210408</text:p>
          </table:table-cell>
          <table:table-cell table:formula="of:=[.DZ17]" office:value-type="float" office:value="0.619633210408" calcext:value-type="float">
            <text:p>0.619633210408</text:p>
          </table:table-cell>
          <table:table-cell table:formula="of:=[.EA17]" office:value-type="float" office:value="0.619633210408" calcext:value-type="float">
            <text:p>0.619633210408</text:p>
          </table:table-cell>
          <table:table-cell table:formula="of:=[.EB17]" office:value-type="float" office:value="0.619633210408" calcext:value-type="float">
            <text:p>0.619633210408</text:p>
          </table:table-cell>
          <table:table-cell table:formula="of:=[.EC17]" office:value-type="float" office:value="0.619633210408" calcext:value-type="float">
            <text:p>0.619633210408</text:p>
          </table:table-cell>
          <table:table-cell table:formula="of:=[.ED17]" office:value-type="float" office:value="0.619633210408" calcext:value-type="float">
            <text:p>0.619633210408</text:p>
          </table:table-cell>
          <table:table-cell table:formula="of:=[.EE17]" office:value-type="float" office:value="0.619633210408" calcext:value-type="float">
            <text:p>0.619633210408</text:p>
          </table:table-cell>
          <table:table-cell table:formula="of:=[.EF17]" office:value-type="float" office:value="0.619633210408" calcext:value-type="float">
            <text:p>0.619633210408</text:p>
          </table:table-cell>
          <table:table-cell table:formula="of:=[.EG17]" office:value-type="float" office:value="0.619633210408" calcext:value-type="float">
            <text:p>0.619633210408</text:p>
          </table:table-cell>
          <table:table-cell table:formula="of:=[.EH17]" office:value-type="float" office:value="0.619633210408" calcext:value-type="float">
            <text:p>0.619633210408</text:p>
          </table:table-cell>
          <table:table-cell table:formula="of:=[.EI17]" office:value-type="float" office:value="0.619633210408" calcext:value-type="float">
            <text:p>0.619633210408</text:p>
          </table:table-cell>
          <table:table-cell table:formula="of:=[.EJ17]" office:value-type="float" office:value="0.619633210408" calcext:value-type="float">
            <text:p>0.619633210408</text:p>
          </table:table-cell>
          <table:table-cell table:formula="of:=[.EK17]" office:value-type="float" office:value="0.619633210408" calcext:value-type="float">
            <text:p>0.619633210408</text:p>
          </table:table-cell>
          <table:table-cell table:formula="of:=[.EL17]" office:value-type="float" office:value="0.619633210408" calcext:value-type="float">
            <text:p>0.619633210408</text:p>
          </table:table-cell>
          <table:table-cell table:formula="of:=[.EM17]" office:value-type="float" office:value="0.619633210408" calcext:value-type="float">
            <text:p>0.619633210408</text:p>
          </table:table-cell>
          <table:table-cell table:formula="of:=[.EN17]" office:value-type="float" office:value="0.619633210408" calcext:value-type="float">
            <text:p>0.619633210408</text:p>
          </table:table-cell>
          <table:table-cell table:formula="of:=[.EO17]" office:value-type="float" office:value="0.619633210408" calcext:value-type="float">
            <text:p>0.619633210408</text:p>
          </table:table-cell>
          <table:table-cell table:formula="of:=[.EP17]" office:value-type="float" office:value="0.619633210408" calcext:value-type="float">
            <text:p>0.619633210408</text:p>
          </table:table-cell>
          <table:table-cell table:formula="of:=[.EQ17]" office:value-type="float" office:value="0.619633210408" calcext:value-type="float">
            <text:p>0.619633210408</text:p>
          </table:table-cell>
          <table:table-cell table:formula="of:=[.ER17]" office:value-type="float" office:value="0.619633210408" calcext:value-type="float">
            <text:p>0.619633210408</text:p>
          </table:table-cell>
          <table:table-cell table:formula="of:=[.ES17]" office:value-type="float" office:value="0.619633210408" calcext:value-type="float">
            <text:p>0.619633210408</text:p>
          </table:table-cell>
          <table:table-cell table:formula="of:=[.ET17]" office:value-type="float" office:value="0.619633210408" calcext:value-type="float">
            <text:p>0.6196332104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010854289" calcext:value-type="float">
            <text:p>0.7010854289</text:p>
          </table:table-cell>
          <table:table-cell office:value-type="float" office:value="0.6929511744" calcext:value-type="float">
            <text:p>0.6929511744</text:p>
          </table:table-cell>
          <table:table-cell office:value-type="float" office:value="0.7214448767" calcext:value-type="float">
            <text:p>0.7214448767</text:p>
          </table:table-cell>
          <table:table-cell office:value-type="float" office:value="0.6791110151" calcext:value-type="float">
            <text:p>0.6791110151</text:p>
          </table:table-cell>
          <table:table-cell office:value-type="float" office:value="0.6944551417" calcext:value-type="float">
            <text:p>0.6944551417</text:p>
          </table:table-cell>
          <table:table-cell office:value-type="float" office:value="0.7005511309" calcext:value-type="float">
            <text:p>0.7005511309</text:p>
          </table:table-cell>
          <table:table-cell office:value-type="float" office:value="0.6986795162" calcext:value-type="float">
            <text:p>0.6986795162</text:p>
          </table:table-cell>
          <table:table-cell office:value-type="float" office:value="0.695664878" calcext:value-type="float">
            <text:p>0.695664878</text:p>
          </table:table-cell>
          <table:table-cell office:value-type="float" office:value="0.6848776104" calcext:value-type="float">
            <text:p>0.6848776104</text:p>
          </table:table-cell>
          <table:table-cell office:value-type="float" office:value="0.6900172527" calcext:value-type="float">
            <text:p>0.6900172527</text:p>
          </table:table-cell>
          <table:table-cell office:value-type="float" office:value="0.7072684841" calcext:value-type="float">
            <text:p>0.7072684841</text:p>
          </table:table-cell>
          <table:table-cell office:value-type="float" office:value="0.7115175173" calcext:value-type="float">
            <text:p>0.7115175173</text:p>
          </table:table-cell>
          <table:table-cell office:value-type="float" office:value="0.6929038209" calcext:value-type="float">
            <text:p>0.6929038209</text:p>
          </table:table-cell>
          <table:table-cell office:value-type="float" office:value="0.696753928" calcext:value-type="float">
            <text:p>0.696753928</text:p>
          </table:table-cell>
          <table:table-cell office:value-type="float" office:value="0.6932302322" calcext:value-type="float">
            <text:p>0.6932302322</text:p>
          </table:table-cell>
          <table:table-cell office:value-type="float" office:value="0.702350426" calcext:value-type="float">
            <text:p>0.702350426</text:p>
          </table:table-cell>
          <table:table-cell office:value-type="float" office:value="0.6976122102" calcext:value-type="float">
            <text:p>0.6976122102</text:p>
          </table:table-cell>
          <table:table-cell office:value-type="float" office:value="0.6928739944" calcext:value-type="float">
            <text:p>0.6928739944</text:p>
          </table:table-cell>
          <table:table-cell office:value-type="float" office:value="0.6950252074" calcext:value-type="float">
            <text:p>0.6950252074</text:p>
          </table:table-cell>
          <table:table-cell office:value-type="float" office:value="0.7079687226" calcext:value-type="float">
            <text:p>0.7079687226</text:p>
          </table:table-cell>
          <table:table-cell office:value-type="float" office:value="0.6674419834" calcext:value-type="float">
            <text:p>0.6674419834</text:p>
          </table:table-cell>
          <table:table-cell office:value-type="float" office:value="0.6777106444" calcext:value-type="float">
            <text:p>0.6777106444</text:p>
          </table:table-cell>
          <table:table-cell office:value-type="float" office:value="0.6704232138" calcext:value-type="float">
            <text:p>0.6704232138</text:p>
          </table:table-cell>
          <table:table-cell office:value-type="float" office:value="0.6802726649" calcext:value-type="float">
            <text:p>0.6802726649</text:p>
          </table:table-cell>
          <table:table-cell office:value-type="float" office:value="0.6817395798" calcext:value-type="float">
            <text:p>0.6817395798</text:p>
          </table:table-cell>
          <table:table-cell office:value-type="float" office:value="0.656139605" calcext:value-type="float">
            <text:p>0.656139605</text:p>
          </table:table-cell>
          <table:table-cell office:value-type="float" office:value="0.6781124548" calcext:value-type="float">
            <text:p>0.6781124548</text:p>
          </table:table-cell>
          <table:table-cell office:value-type="float" office:value="0.6981680554" calcext:value-type="float">
            <text:p>0.6981680554</text:p>
          </table:table-cell>
          <table:table-cell office:value-type="float" office:value="0.7016325545" calcext:value-type="float">
            <text:p>0.7016325545</text:p>
          </table:table-cell>
          <table:table-cell office:value-type="float" office:value="0.6586281511" calcext:value-type="float">
            <text:p>0.6586281511</text:p>
          </table:table-cell>
          <table:table-cell office:value-type="float" office:value="0.643439392" calcext:value-type="float">
            <text:p>0.643439392</text:p>
          </table:table-cell>
          <table:table-cell office:value-type="float" office:value="0.7098383628" calcext:value-type="float">
            <text:p>0.7098383628</text:p>
          </table:table-cell>
          <table:table-cell office:value-type="float" office:value="0.7070277491" calcext:value-type="float">
            <text:p>0.7070277491</text:p>
          </table:table-cell>
          <table:table-cell office:value-type="float" office:value="0.6322184326" calcext:value-type="float">
            <text:p>0.6322184326</text:p>
          </table:table-cell>
          <table:table-cell office:value-type="float" office:value="0.6532230341" calcext:value-type="float">
            <text:p>0.6532230341</text:p>
          </table:table-cell>
          <table:table-cell office:value-type="float" office:value="0.6804696405" calcext:value-type="float">
            <text:p>0.6804696405</text:p>
          </table:table-cell>
          <table:table-cell office:value-type="float" office:value="0.6417389908" calcext:value-type="float">
            <text:p>0.6417389908</text:p>
          </table:table-cell>
          <table:table-cell office:value-type="float" office:value="0.6426906508" calcext:value-type="float">
            <text:p>0.6426906508</text:p>
          </table:table-cell>
          <table:table-cell office:value-type="float" office:value="0.6776305858" calcext:value-type="float">
            <text:p>0.6776305858</text:p>
          </table:table-cell>
          <table:table-cell office:value-type="float" office:value="0.658892319" calcext:value-type="float">
            <text:p>0.658892319</text:p>
          </table:table-cell>
          <table:table-cell office:value-type="float" office:value="0.6703708962" calcext:value-type="float">
            <text:p>0.6703708962</text:p>
          </table:table-cell>
          <table:table-cell office:value-type="float" office:value="0.7058106527" calcext:value-type="float">
            <text:p>0.7058106527</text:p>
          </table:table-cell>
          <table:table-cell office:value-type="float" office:value="0.650727228" calcext:value-type="float">
            <text:p>0.650727228</text:p>
          </table:table-cell>
          <table:table-cell office:value-type="float" office:value="0.6290962591" calcext:value-type="float">
            <text:p>0.6290962591</text:p>
          </table:table-cell>
          <table:table-cell office:value-type="float" office:value="0.6602661635" calcext:value-type="float">
            <text:p>0.6602661635</text:p>
          </table:table-cell>
          <table:table-cell office:value-type="float" office:value="0.6228784558" calcext:value-type="float">
            <text:p>0.6228784558</text:p>
          </table:table-cell>
          <table:table-cell office:value-type="float" office:value="0.6270740476" calcext:value-type="float">
            <text:p>0.6270740476</text:p>
          </table:table-cell>
          <table:table-cell office:value-type="float" office:value="0.6744328825" calcext:value-type="float">
            <text:p>0.6744328825</text:p>
          </table:table-cell>
          <table:table-cell office:value-type="float" office:value="0.674069328" calcext:value-type="float">
            <text:p>0.674069328</text:p>
          </table:table-cell>
          <table:table-cell office:value-type="float" office:value="0.6737057735" calcext:value-type="float">
            <text:p>0.6737057735</text:p>
          </table:table-cell>
          <table:table-cell office:value-type="float" office:value="0.673342219" calcext:value-type="float">
            <text:p>0.673342219</text:p>
          </table:table-cell>
          <table:table-cell office:value-type="float" office:value="0.6729786645" calcext:value-type="float">
            <text:p>0.6729786645</text:p>
          </table:table-cell>
          <table:table-cell office:value-type="float" office:value="0.6656439347" calcext:value-type="float">
            <text:p>0.6656439347</text:p>
          </table:table-cell>
          <table:table-cell office:value-type="float" office:value="0.6632219846" calcext:value-type="float">
            <text:p>0.6632219846</text:p>
          </table:table-cell>
          <table:table-cell office:value-type="float" office:value="0.6334171748" calcext:value-type="float">
            <text:p>0.6334171748</text:p>
          </table:table-cell>
          <table:table-cell office:value-type="float" office:value="0.6235699377" calcext:value-type="float">
            <text:p>0.6235699377</text:p>
          </table:table-cell>
          <table:table-cell office:value-type="float" office:value="0.6583427349" calcext:value-type="float">
            <text:p>0.6583427349</text:p>
          </table:table-cell>
          <table:table-cell office:value-type="float" office:value="0.6394079728" calcext:value-type="float">
            <text:p>0.6394079728</text:p>
          </table:table-cell>
          <table:table-cell office:value-type="float" office:value="0.6241914253" calcext:value-type="float">
            <text:p>0.6241914253</text:p>
          </table:table-cell>
          <table:table-cell office:value-type="float" office:value="0.6223800234" calcext:value-type="float">
            <text:p>0.6223800234</text:p>
          </table:table-cell>
          <table:table-cell office:value-type="float" office:value="0.6558737758" calcext:value-type="float">
            <text:p>0.6558737758</text:p>
          </table:table-cell>
          <table:table-cell office:value-type="float" office:value="0.6518981665" calcext:value-type="float">
            <text:p>0.6518981665</text:p>
          </table:table-cell>
          <table:table-cell office:value-type="float" office:value="0.6130471778" calcext:value-type="float">
            <text:p>0.6130471778</text:p>
          </table:table-cell>
          <table:table-cell office:value-type="float" office:value="0.6454082211" calcext:value-type="float">
            <text:p>0.6454082211</text:p>
          </table:table-cell>
          <table:table-cell office:value-type="float" office:value="0.6017231541" calcext:value-type="float">
            <text:p>0.6017231541</text:p>
          </table:table-cell>
          <table:table-cell office:value-type="float" office:value="0.6033250855" calcext:value-type="float">
            <text:p>0.6033250855</text:p>
          </table:table-cell>
          <table:table-cell table:style-name="Default" office:value-type="float" office:value="0.6422900411" calcext:value-type="float">
            <text:p>0.6422900411</text:p>
          </table:table-cell>
          <table:table-cell table:style-name="ce1" table:formula="of:=AVERAGE([.AR18:.BP18])" office:value-type="float" office:value="0.644092473264" calcext:value-type="float">
            <text:p>0.644092473264</text:p>
          </table:table-cell>
          <table:table-cell table:formula="of:=[.BQ18]" office:value-type="float" office:value="0.644092473264" calcext:value-type="float">
            <text:p>0.644092473264</text:p>
          </table:table-cell>
          <table:table-cell table:formula="of:=[.BR18]" office:value-type="float" office:value="0.644092473264" calcext:value-type="float">
            <text:p>0.644092473264</text:p>
          </table:table-cell>
          <table:table-cell table:formula="of:=[.BS18]" office:value-type="float" office:value="0.644092473264" calcext:value-type="float">
            <text:p>0.644092473264</text:p>
          </table:table-cell>
          <table:table-cell table:formula="of:=[.BT18]" office:value-type="float" office:value="0.644092473264" calcext:value-type="float">
            <text:p>0.644092473264</text:p>
          </table:table-cell>
          <table:table-cell table:formula="of:=[.BU18]" office:value-type="float" office:value="0.644092473264" calcext:value-type="float">
            <text:p>0.644092473264</text:p>
          </table:table-cell>
          <table:table-cell table:formula="of:=[.BV18]" office:value-type="float" office:value="0.644092473264" calcext:value-type="float">
            <text:p>0.644092473264</text:p>
          </table:table-cell>
          <table:table-cell table:formula="of:=[.BW18]" office:value-type="float" office:value="0.644092473264" calcext:value-type="float">
            <text:p>0.644092473264</text:p>
          </table:table-cell>
          <table:table-cell table:formula="of:=[.BX18]" office:value-type="float" office:value="0.644092473264" calcext:value-type="float">
            <text:p>0.644092473264</text:p>
          </table:table-cell>
          <table:table-cell table:formula="of:=[.BY18]" office:value-type="float" office:value="0.644092473264" calcext:value-type="float">
            <text:p>0.644092473264</text:p>
          </table:table-cell>
          <table:table-cell table:formula="of:=[.BZ18]" office:value-type="float" office:value="0.644092473264" calcext:value-type="float">
            <text:p>0.644092473264</text:p>
          </table:table-cell>
          <table:table-cell table:formula="of:=[.CA18]" office:value-type="float" office:value="0.644092473264" calcext:value-type="float">
            <text:p>0.644092473264</text:p>
          </table:table-cell>
          <table:table-cell table:formula="of:=[.CB18]" office:value-type="float" office:value="0.644092473264" calcext:value-type="float">
            <text:p>0.644092473264</text:p>
          </table:table-cell>
          <table:table-cell table:formula="of:=[.CC18]" office:value-type="float" office:value="0.644092473264" calcext:value-type="float">
            <text:p>0.644092473264</text:p>
          </table:table-cell>
          <table:table-cell table:formula="of:=[.CD18]" office:value-type="float" office:value="0.644092473264" calcext:value-type="float">
            <text:p>0.644092473264</text:p>
          </table:table-cell>
          <table:table-cell table:formula="of:=[.CE18]" office:value-type="float" office:value="0.644092473264" calcext:value-type="float">
            <text:p>0.644092473264</text:p>
          </table:table-cell>
          <table:table-cell table:formula="of:=[.CF18]" office:value-type="float" office:value="0.644092473264" calcext:value-type="float">
            <text:p>0.644092473264</text:p>
          </table:table-cell>
          <table:table-cell table:formula="of:=[.CG18]" office:value-type="float" office:value="0.644092473264" calcext:value-type="float">
            <text:p>0.644092473264</text:p>
          </table:table-cell>
          <table:table-cell table:formula="of:=[.CH18]" office:value-type="float" office:value="0.644092473264" calcext:value-type="float">
            <text:p>0.644092473264</text:p>
          </table:table-cell>
          <table:table-cell table:formula="of:=[.CI18]" office:value-type="float" office:value="0.644092473264" calcext:value-type="float">
            <text:p>0.644092473264</text:p>
          </table:table-cell>
          <table:table-cell table:formula="of:=[.CJ18]" office:value-type="float" office:value="0.644092473264" calcext:value-type="float">
            <text:p>0.644092473264</text:p>
          </table:table-cell>
          <table:table-cell table:formula="of:=[.CK18]" office:value-type="float" office:value="0.644092473264" calcext:value-type="float">
            <text:p>0.644092473264</text:p>
          </table:table-cell>
          <table:table-cell table:formula="of:=[.CL18]" office:value-type="float" office:value="0.644092473264" calcext:value-type="float">
            <text:p>0.644092473264</text:p>
          </table:table-cell>
          <table:table-cell table:formula="of:=[.CM18]" office:value-type="float" office:value="0.644092473264" calcext:value-type="float">
            <text:p>0.644092473264</text:p>
          </table:table-cell>
          <table:table-cell table:formula="of:=[.CN18]" office:value-type="float" office:value="0.644092473264" calcext:value-type="float">
            <text:p>0.644092473264</text:p>
          </table:table-cell>
          <table:table-cell table:formula="of:=[.CO18]" office:value-type="float" office:value="0.644092473264" calcext:value-type="float">
            <text:p>0.644092473264</text:p>
          </table:table-cell>
          <table:table-cell table:formula="of:=[.CP18]" office:value-type="float" office:value="0.644092473264" calcext:value-type="float">
            <text:p>0.644092473264</text:p>
          </table:table-cell>
          <table:table-cell table:formula="of:=[.CQ18]" office:value-type="float" office:value="0.644092473264" calcext:value-type="float">
            <text:p>0.644092473264</text:p>
          </table:table-cell>
          <table:table-cell table:formula="of:=[.CR18]" office:value-type="float" office:value="0.644092473264" calcext:value-type="float">
            <text:p>0.644092473264</text:p>
          </table:table-cell>
          <table:table-cell table:formula="of:=[.CS18]" office:value-type="float" office:value="0.644092473264" calcext:value-type="float">
            <text:p>0.644092473264</text:p>
          </table:table-cell>
          <table:table-cell table:formula="of:=[.CT18]" office:value-type="float" office:value="0.644092473264" calcext:value-type="float">
            <text:p>0.644092473264</text:p>
          </table:table-cell>
          <table:table-cell table:formula="of:=[.CU18]" office:value-type="float" office:value="0.644092473264" calcext:value-type="float">
            <text:p>0.644092473264</text:p>
          </table:table-cell>
          <table:table-cell table:formula="of:=[.CV18]" office:value-type="float" office:value="0.644092473264" calcext:value-type="float">
            <text:p>0.644092473264</text:p>
          </table:table-cell>
          <table:table-cell table:formula="of:=[.CW18]" office:value-type="float" office:value="0.644092473264" calcext:value-type="float">
            <text:p>0.644092473264</text:p>
          </table:table-cell>
          <table:table-cell table:formula="of:=[.CX18]" office:value-type="float" office:value="0.644092473264" calcext:value-type="float">
            <text:p>0.644092473264</text:p>
          </table:table-cell>
          <table:table-cell table:formula="of:=[.CY18]" office:value-type="float" office:value="0.644092473264" calcext:value-type="float">
            <text:p>0.644092473264</text:p>
          </table:table-cell>
          <table:table-cell table:formula="of:=[.CZ18]" office:value-type="float" office:value="0.644092473264" calcext:value-type="float">
            <text:p>0.644092473264</text:p>
          </table:table-cell>
          <table:table-cell table:formula="of:=[.DA18]" office:value-type="float" office:value="0.644092473264" calcext:value-type="float">
            <text:p>0.644092473264</text:p>
          </table:table-cell>
          <table:table-cell table:formula="of:=[.DB18]" office:value-type="float" office:value="0.644092473264" calcext:value-type="float">
            <text:p>0.644092473264</text:p>
          </table:table-cell>
          <table:table-cell table:formula="of:=[.DC18]" office:value-type="float" office:value="0.644092473264" calcext:value-type="float">
            <text:p>0.644092473264</text:p>
          </table:table-cell>
          <table:table-cell table:formula="of:=[.DD18]" office:value-type="float" office:value="0.644092473264" calcext:value-type="float">
            <text:p>0.644092473264</text:p>
          </table:table-cell>
          <table:table-cell table:formula="of:=[.DE18]" office:value-type="float" office:value="0.644092473264" calcext:value-type="float">
            <text:p>0.644092473264</text:p>
          </table:table-cell>
          <table:table-cell table:formula="of:=[.DF18]" office:value-type="float" office:value="0.644092473264" calcext:value-type="float">
            <text:p>0.644092473264</text:p>
          </table:table-cell>
          <table:table-cell table:formula="of:=[.DG18]" office:value-type="float" office:value="0.644092473264" calcext:value-type="float">
            <text:p>0.644092473264</text:p>
          </table:table-cell>
          <table:table-cell table:formula="of:=[.DH18]" office:value-type="float" office:value="0.644092473264" calcext:value-type="float">
            <text:p>0.644092473264</text:p>
          </table:table-cell>
          <table:table-cell table:formula="of:=[.DI18]" office:value-type="float" office:value="0.644092473264" calcext:value-type="float">
            <text:p>0.644092473264</text:p>
          </table:table-cell>
          <table:table-cell table:formula="of:=[.DJ18]" office:value-type="float" office:value="0.644092473264" calcext:value-type="float">
            <text:p>0.644092473264</text:p>
          </table:table-cell>
          <table:table-cell table:formula="of:=[.DK18]" office:value-type="float" office:value="0.644092473264" calcext:value-type="float">
            <text:p>0.644092473264</text:p>
          </table:table-cell>
          <table:table-cell table:formula="of:=[.DL18]" office:value-type="float" office:value="0.644092473264" calcext:value-type="float">
            <text:p>0.644092473264</text:p>
          </table:table-cell>
          <table:table-cell table:formula="of:=[.DM18]" office:value-type="float" office:value="0.644092473264" calcext:value-type="float">
            <text:p>0.644092473264</text:p>
          </table:table-cell>
          <table:table-cell table:formula="of:=[.DN18]" office:value-type="float" office:value="0.644092473264" calcext:value-type="float">
            <text:p>0.644092473264</text:p>
          </table:table-cell>
          <table:table-cell table:formula="of:=[.DO18]" office:value-type="float" office:value="0.644092473264" calcext:value-type="float">
            <text:p>0.644092473264</text:p>
          </table:table-cell>
          <table:table-cell table:formula="of:=[.DP18]" office:value-type="float" office:value="0.644092473264" calcext:value-type="float">
            <text:p>0.644092473264</text:p>
          </table:table-cell>
          <table:table-cell table:formula="of:=[.DQ18]" office:value-type="float" office:value="0.644092473264" calcext:value-type="float">
            <text:p>0.644092473264</text:p>
          </table:table-cell>
          <table:table-cell table:formula="of:=[.DR18]" office:value-type="float" office:value="0.644092473264" calcext:value-type="float">
            <text:p>0.644092473264</text:p>
          </table:table-cell>
          <table:table-cell table:formula="of:=[.DS18]" office:value-type="float" office:value="0.644092473264" calcext:value-type="float">
            <text:p>0.644092473264</text:p>
          </table:table-cell>
          <table:table-cell table:formula="of:=[.DT18]" office:value-type="float" office:value="0.644092473264" calcext:value-type="float">
            <text:p>0.644092473264</text:p>
          </table:table-cell>
          <table:table-cell table:formula="of:=[.DU18]" office:value-type="float" office:value="0.644092473264" calcext:value-type="float">
            <text:p>0.644092473264</text:p>
          </table:table-cell>
          <table:table-cell table:formula="of:=[.DV18]" office:value-type="float" office:value="0.644092473264" calcext:value-type="float">
            <text:p>0.644092473264</text:p>
          </table:table-cell>
          <table:table-cell table:formula="of:=[.DW18]" office:value-type="float" office:value="0.644092473264" calcext:value-type="float">
            <text:p>0.644092473264</text:p>
          </table:table-cell>
          <table:table-cell table:formula="of:=[.DX18]" office:value-type="float" office:value="0.644092473264" calcext:value-type="float">
            <text:p>0.644092473264</text:p>
          </table:table-cell>
          <table:table-cell table:formula="of:=[.DY18]" office:value-type="float" office:value="0.644092473264" calcext:value-type="float">
            <text:p>0.644092473264</text:p>
          </table:table-cell>
          <table:table-cell table:formula="of:=[.DZ18]" office:value-type="float" office:value="0.644092473264" calcext:value-type="float">
            <text:p>0.644092473264</text:p>
          </table:table-cell>
          <table:table-cell table:formula="of:=[.EA18]" office:value-type="float" office:value="0.644092473264" calcext:value-type="float">
            <text:p>0.644092473264</text:p>
          </table:table-cell>
          <table:table-cell table:formula="of:=[.EB18]" office:value-type="float" office:value="0.644092473264" calcext:value-type="float">
            <text:p>0.644092473264</text:p>
          </table:table-cell>
          <table:table-cell table:formula="of:=[.EC18]" office:value-type="float" office:value="0.644092473264" calcext:value-type="float">
            <text:p>0.644092473264</text:p>
          </table:table-cell>
          <table:table-cell table:formula="of:=[.ED18]" office:value-type="float" office:value="0.644092473264" calcext:value-type="float">
            <text:p>0.644092473264</text:p>
          </table:table-cell>
          <table:table-cell table:formula="of:=[.EE18]" office:value-type="float" office:value="0.644092473264" calcext:value-type="float">
            <text:p>0.644092473264</text:p>
          </table:table-cell>
          <table:table-cell table:formula="of:=[.EF18]" office:value-type="float" office:value="0.644092473264" calcext:value-type="float">
            <text:p>0.644092473264</text:p>
          </table:table-cell>
          <table:table-cell table:formula="of:=[.EG18]" office:value-type="float" office:value="0.644092473264" calcext:value-type="float">
            <text:p>0.644092473264</text:p>
          </table:table-cell>
          <table:table-cell table:formula="of:=[.EH18]" office:value-type="float" office:value="0.644092473264" calcext:value-type="float">
            <text:p>0.644092473264</text:p>
          </table:table-cell>
          <table:table-cell table:formula="of:=[.EI18]" office:value-type="float" office:value="0.644092473264" calcext:value-type="float">
            <text:p>0.644092473264</text:p>
          </table:table-cell>
          <table:table-cell table:formula="of:=[.EJ18]" office:value-type="float" office:value="0.644092473264" calcext:value-type="float">
            <text:p>0.644092473264</text:p>
          </table:table-cell>
          <table:table-cell table:formula="of:=[.EK18]" office:value-type="float" office:value="0.644092473264" calcext:value-type="float">
            <text:p>0.644092473264</text:p>
          </table:table-cell>
          <table:table-cell table:formula="of:=[.EL18]" office:value-type="float" office:value="0.644092473264" calcext:value-type="float">
            <text:p>0.644092473264</text:p>
          </table:table-cell>
          <table:table-cell table:formula="of:=[.EM18]" office:value-type="float" office:value="0.644092473264" calcext:value-type="float">
            <text:p>0.644092473264</text:p>
          </table:table-cell>
          <table:table-cell table:formula="of:=[.EN18]" office:value-type="float" office:value="0.644092473264" calcext:value-type="float">
            <text:p>0.644092473264</text:p>
          </table:table-cell>
          <table:table-cell table:formula="of:=[.EO18]" office:value-type="float" office:value="0.644092473264" calcext:value-type="float">
            <text:p>0.644092473264</text:p>
          </table:table-cell>
          <table:table-cell table:formula="of:=[.EP18]" office:value-type="float" office:value="0.644092473264" calcext:value-type="float">
            <text:p>0.644092473264</text:p>
          </table:table-cell>
          <table:table-cell table:formula="of:=[.EQ18]" office:value-type="float" office:value="0.644092473264" calcext:value-type="float">
            <text:p>0.644092473264</text:p>
          </table:table-cell>
          <table:table-cell table:formula="of:=[.ER18]" office:value-type="float" office:value="0.644092473264" calcext:value-type="float">
            <text:p>0.644092473264</text:p>
          </table:table-cell>
          <table:table-cell table:formula="of:=[.ES18]" office:value-type="float" office:value="0.644092473264" calcext:value-type="float">
            <text:p>0.644092473264</text:p>
          </table:table-cell>
          <table:table-cell table:formula="of:=[.ET18]" office:value-type="float" office:value="0.644092473264" calcext:value-type="float">
            <text:p>0.6440924732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1103441" calcext:value-type="float">
            <text:p>0.691103441</text:p>
          </table:table-cell>
          <table:table-cell office:value-type="float" office:value="0.7228976391" calcext:value-type="float">
            <text:p>0.7228976391</text:p>
          </table:table-cell>
          <table:table-cell office:value-type="float" office:value="0.684740188" calcext:value-type="float">
            <text:p>0.684740188</text:p>
          </table:table-cell>
          <table:table-cell office:value-type="float" office:value="0.7006228374" calcext:value-type="float">
            <text:p>0.7006228374</text:p>
          </table:table-cell>
          <table:table-cell office:value-type="float" office:value="0.7332827646" calcext:value-type="float">
            <text:p>0.7332827646</text:p>
          </table:table-cell>
          <table:table-cell office:value-type="float" office:value="0.7326278979" calcext:value-type="float">
            <text:p>0.7326278979</text:p>
          </table:table-cell>
          <table:table-cell office:value-type="float" office:value="0.6967588555" calcext:value-type="float">
            <text:p>0.6967588555</text:p>
          </table:table-cell>
          <table:table-cell office:value-type="float" office:value="0.6635621456" calcext:value-type="float">
            <text:p>0.6635621456</text:p>
          </table:table-cell>
          <table:table-cell office:value-type="float" office:value="0.6811489192" calcext:value-type="float">
            <text:p>0.6811489192</text:p>
          </table:table-cell>
          <table:table-cell office:value-type="float" office:value="0.6816590277" calcext:value-type="float">
            <text:p>0.6816590277</text:p>
          </table:table-cell>
          <table:table-cell office:value-type="float" office:value="0.6854448507" calcext:value-type="float">
            <text:p>0.6854448507</text:p>
          </table:table-cell>
          <table:table-cell office:value-type="float" office:value="0.6765709221" calcext:value-type="float">
            <text:p>0.6765709221</text:p>
          </table:table-cell>
          <table:table-cell office:value-type="float" office:value="0.737186828" calcext:value-type="float">
            <text:p>0.737186828</text:p>
          </table:table-cell>
          <table:table-cell office:value-type="float" office:value="0.7366976407" calcext:value-type="float">
            <text:p>0.7366976407</text:p>
          </table:table-cell>
          <table:table-cell office:value-type="float" office:value="0.7536161837" calcext:value-type="float">
            <text:p>0.7536161837</text:p>
          </table:table-cell>
          <table:table-cell office:value-type="float" office:value="0.7136756528" calcext:value-type="float">
            <text:p>0.7136756528</text:p>
          </table:table-cell>
          <table:table-cell office:value-type="float" office:value="0.7302455834" calcext:value-type="float">
            <text:p>0.7302455834</text:p>
          </table:table-cell>
          <table:table-cell office:value-type="float" office:value="0.746815514" calcext:value-type="float">
            <text:p>0.746815514</text:p>
          </table:table-cell>
          <table:table-cell office:value-type="float" office:value="0.7402275319" calcext:value-type="float">
            <text:p>0.7402275319</text:p>
          </table:table-cell>
          <table:table-cell office:value-type="float" office:value="0.6892561746" calcext:value-type="float">
            <text:p>0.6892561746</text:p>
          </table:table-cell>
          <table:table-cell office:value-type="float" office:value="0.704878564" calcext:value-type="float">
            <text:p>0.704878564</text:p>
          </table:table-cell>
          <table:table-cell office:value-type="float" office:value="0.6609001197" calcext:value-type="float">
            <text:p>0.6609001197</text:p>
          </table:table-cell>
          <table:table-cell office:value-type="float" office:value="0.6391787185" calcext:value-type="float">
            <text:p>0.6391787185</text:p>
          </table:table-cell>
          <table:table-cell office:value-type="float" office:value="0.6687709819" calcext:value-type="float">
            <text:p>0.6687709819</text:p>
          </table:table-cell>
          <table:table-cell office:value-type="float" office:value="0.6579308123" calcext:value-type="float">
            <text:p>0.6579308123</text:p>
          </table:table-cell>
          <table:table-cell office:value-type="float" office:value="0.6539901099" calcext:value-type="float">
            <text:p>0.6539901099</text:p>
          </table:table-cell>
          <table:table-cell office:value-type="float" office:value="0.6827103058" calcext:value-type="float">
            <text:p>0.6827103058</text:p>
          </table:table-cell>
          <table:table-cell office:value-type="float" office:value="0.6810843852" calcext:value-type="float">
            <text:p>0.6810843852</text:p>
          </table:table-cell>
          <table:table-cell office:value-type="float" office:value="0.6911694682" calcext:value-type="float">
            <text:p>0.6911694682</text:p>
          </table:table-cell>
          <table:table-cell office:value-type="float" office:value="0.6720358047" calcext:value-type="float">
            <text:p>0.6720358047</text:p>
          </table:table-cell>
          <table:table-cell office:value-type="float" office:value="0.6492912346" calcext:value-type="float">
            <text:p>0.6492912346</text:p>
          </table:table-cell>
          <table:table-cell office:value-type="float" office:value="0.6791304017" calcext:value-type="float">
            <text:p>0.6791304017</text:p>
          </table:table-cell>
          <table:table-cell office:value-type="float" office:value="0.6759116335" calcext:value-type="float">
            <text:p>0.6759116335</text:p>
          </table:table-cell>
          <table:table-cell office:value-type="float" office:value="0.6795606781" calcext:value-type="float">
            <text:p>0.6795606781</text:p>
          </table:table-cell>
          <table:table-cell office:value-type="float" office:value="0.6317704499" calcext:value-type="float">
            <text:p>0.6317704499</text:p>
          </table:table-cell>
          <table:table-cell office:value-type="float" office:value="0.6780396821" calcext:value-type="float">
            <text:p>0.6780396821</text:p>
          </table:table-cell>
          <table:table-cell office:value-type="float" office:value="0.657889778" calcext:value-type="float">
            <text:p>0.657889778</text:p>
          </table:table-cell>
          <table:table-cell office:value-type="float" office:value="0.638758405" calcext:value-type="float">
            <text:p>0.638758405</text:p>
          </table:table-cell>
          <table:table-cell office:value-type="float" office:value="0.6831975129" calcext:value-type="float">
            <text:p>0.6831975129</text:p>
          </table:table-cell>
          <table:table-cell office:value-type="float" office:value="0.6210723854" calcext:value-type="float">
            <text:p>0.6210723854</text:p>
          </table:table-cell>
          <table:table-cell office:value-type="float" office:value="0.5765082722" calcext:value-type="float">
            <text:p>0.5765082722</text:p>
          </table:table-cell>
          <table:table-cell office:value-type="float" office:value="0.5960046359" calcext:value-type="float">
            <text:p>0.5960046359</text:p>
          </table:table-cell>
          <table:table-cell office:value-type="float" office:value="0.6449390182" calcext:value-type="float">
            <text:p>0.6449390182</text:p>
          </table:table-cell>
          <table:table-cell office:value-type="float" office:value="0.574156265" calcext:value-type="float">
            <text:p>0.574156265</text:p>
          </table:table-cell>
          <table:table-cell office:value-type="float" office:value="0.5782397374" calcext:value-type="float">
            <text:p>0.5782397374</text:p>
          </table:table-cell>
          <table:table-cell office:value-type="float" office:value="0.6511704683" calcext:value-type="float">
            <text:p>0.6511704683</text:p>
          </table:table-cell>
          <table:table-cell office:value-type="float" office:value="0.6417580824" calcext:value-type="float">
            <text:p>0.6417580824</text:p>
          </table:table-cell>
          <table:table-cell office:value-type="float" office:value="0.6362854417" calcext:value-type="float">
            <text:p>0.6362854417</text:p>
          </table:table-cell>
          <table:table-cell office:value-type="float" office:value="0.6364886406" calcext:value-type="float">
            <text:p>0.6364886406</text:p>
          </table:table-cell>
          <table:table-cell office:value-type="float" office:value="0.6366918395" calcext:value-type="float">
            <text:p>0.6366918395</text:p>
          </table:table-cell>
          <table:table-cell office:value-type="float" office:value="0.6368950383" calcext:value-type="float">
            <text:p>0.6368950383</text:p>
          </table:table-cell>
          <table:table-cell office:value-type="float" office:value="0.6370982372" calcext:value-type="float">
            <text:p>0.6370982372</text:p>
          </table:table-cell>
          <table:table-cell office:value-type="float" office:value="0.6424806043" calcext:value-type="float">
            <text:p>0.6424806043</text:p>
          </table:table-cell>
          <table:table-cell office:value-type="float" office:value="0.6069852283" calcext:value-type="float">
            <text:p>0.6069852283</text:p>
          </table:table-cell>
          <table:table-cell office:value-type="float" office:value="0.6098630503" calcext:value-type="float">
            <text:p>0.6098630503</text:p>
          </table:table-cell>
          <table:table-cell office:value-type="float" office:value="0.6569011602" calcext:value-type="float">
            <text:p>0.6569011602</text:p>
          </table:table-cell>
          <table:table-cell office:value-type="float" office:value="0.6896348455" calcext:value-type="float">
            <text:p>0.6896348455</text:p>
          </table:table-cell>
          <table:table-cell office:value-type="float" office:value="0.6789013546" calcext:value-type="float">
            <text:p>0.6789013546</text:p>
          </table:table-cell>
          <table:table-cell office:value-type="float" office:value="0.6263109802" calcext:value-type="float">
            <text:p>0.6263109802</text:p>
          </table:table-cell>
          <table:table-cell office:value-type="float" office:value="0.689028619" calcext:value-type="float">
            <text:p>0.689028619</text:p>
          </table:table-cell>
          <table:table-cell office:value-type="float" office:value="0.6307089371" calcext:value-type="float">
            <text:p>0.6307089371</text:p>
          </table:table-cell>
          <table:table-cell office:value-type="float" office:value="0.6368814314" calcext:value-type="float">
            <text:p>0.6368814314</text:p>
          </table:table-cell>
          <table:table-cell office:value-type="float" office:value="0.6234074214" calcext:value-type="float">
            <text:p>0.6234074214</text:p>
          </table:table-cell>
          <table:table-cell office:value-type="float" office:value="0.6582977821" calcext:value-type="float">
            <text:p>0.6582977821</text:p>
          </table:table-cell>
          <table:table-cell office:value-type="float" office:value="0.6744574443" calcext:value-type="float">
            <text:p>0.6744574443</text:p>
          </table:table-cell>
          <table:table-cell office:value-type="float" office:value="0.6333975245" calcext:value-type="float">
            <text:p>0.6333975245</text:p>
          </table:table-cell>
          <table:table-cell table:style-name="Default" office:value-type="float" office:value="0.6301657421" calcext:value-type="float">
            <text:p>0.6301657421</text:p>
          </table:table-cell>
          <table:table-cell table:style-name="ce1" table:formula="of:=AVERAGE([.AR19:.BP19])" office:value-type="float" office:value="0.638445795756" calcext:value-type="float">
            <text:p>0.638445795756</text:p>
          </table:table-cell>
          <table:table-cell table:formula="of:=[.BQ19]" office:value-type="float" office:value="0.638445795756" calcext:value-type="float">
            <text:p>0.638445795756</text:p>
          </table:table-cell>
          <table:table-cell table:formula="of:=[.BR19]" office:value-type="float" office:value="0.638445795756" calcext:value-type="float">
            <text:p>0.638445795756</text:p>
          </table:table-cell>
          <table:table-cell table:formula="of:=[.BS19]" office:value-type="float" office:value="0.638445795756" calcext:value-type="float">
            <text:p>0.638445795756</text:p>
          </table:table-cell>
          <table:table-cell table:formula="of:=[.BT19]" office:value-type="float" office:value="0.638445795756" calcext:value-type="float">
            <text:p>0.638445795756</text:p>
          </table:table-cell>
          <table:table-cell table:formula="of:=[.BU19]" office:value-type="float" office:value="0.638445795756" calcext:value-type="float">
            <text:p>0.638445795756</text:p>
          </table:table-cell>
          <table:table-cell table:formula="of:=[.BV19]" office:value-type="float" office:value="0.638445795756" calcext:value-type="float">
            <text:p>0.638445795756</text:p>
          </table:table-cell>
          <table:table-cell table:formula="of:=[.BW19]" office:value-type="float" office:value="0.638445795756" calcext:value-type="float">
            <text:p>0.638445795756</text:p>
          </table:table-cell>
          <table:table-cell table:formula="of:=[.BX19]" office:value-type="float" office:value="0.638445795756" calcext:value-type="float">
            <text:p>0.638445795756</text:p>
          </table:table-cell>
          <table:table-cell table:formula="of:=[.BY19]" office:value-type="float" office:value="0.638445795756" calcext:value-type="float">
            <text:p>0.638445795756</text:p>
          </table:table-cell>
          <table:table-cell table:formula="of:=[.BZ19]" office:value-type="float" office:value="0.638445795756" calcext:value-type="float">
            <text:p>0.638445795756</text:p>
          </table:table-cell>
          <table:table-cell table:formula="of:=[.CA19]" office:value-type="float" office:value="0.638445795756" calcext:value-type="float">
            <text:p>0.638445795756</text:p>
          </table:table-cell>
          <table:table-cell table:formula="of:=[.CB19]" office:value-type="float" office:value="0.638445795756" calcext:value-type="float">
            <text:p>0.638445795756</text:p>
          </table:table-cell>
          <table:table-cell table:formula="of:=[.CC19]" office:value-type="float" office:value="0.638445795756" calcext:value-type="float">
            <text:p>0.638445795756</text:p>
          </table:table-cell>
          <table:table-cell table:formula="of:=[.CD19]" office:value-type="float" office:value="0.638445795756" calcext:value-type="float">
            <text:p>0.638445795756</text:p>
          </table:table-cell>
          <table:table-cell table:formula="of:=[.CE19]" office:value-type="float" office:value="0.638445795756" calcext:value-type="float">
            <text:p>0.638445795756</text:p>
          </table:table-cell>
          <table:table-cell table:formula="of:=[.CF19]" office:value-type="float" office:value="0.638445795756" calcext:value-type="float">
            <text:p>0.638445795756</text:p>
          </table:table-cell>
          <table:table-cell table:formula="of:=[.CG19]" office:value-type="float" office:value="0.638445795756" calcext:value-type="float">
            <text:p>0.638445795756</text:p>
          </table:table-cell>
          <table:table-cell table:formula="of:=[.CH19]" office:value-type="float" office:value="0.638445795756" calcext:value-type="float">
            <text:p>0.638445795756</text:p>
          </table:table-cell>
          <table:table-cell table:formula="of:=[.CI19]" office:value-type="float" office:value="0.638445795756" calcext:value-type="float">
            <text:p>0.638445795756</text:p>
          </table:table-cell>
          <table:table-cell table:formula="of:=[.CJ19]" office:value-type="float" office:value="0.638445795756" calcext:value-type="float">
            <text:p>0.638445795756</text:p>
          </table:table-cell>
          <table:table-cell table:formula="of:=[.CK19]" office:value-type="float" office:value="0.638445795756" calcext:value-type="float">
            <text:p>0.638445795756</text:p>
          </table:table-cell>
          <table:table-cell table:formula="of:=[.CL19]" office:value-type="float" office:value="0.638445795756" calcext:value-type="float">
            <text:p>0.638445795756</text:p>
          </table:table-cell>
          <table:table-cell table:formula="of:=[.CM19]" office:value-type="float" office:value="0.638445795756" calcext:value-type="float">
            <text:p>0.638445795756</text:p>
          </table:table-cell>
          <table:table-cell table:formula="of:=[.CN19]" office:value-type="float" office:value="0.638445795756" calcext:value-type="float">
            <text:p>0.638445795756</text:p>
          </table:table-cell>
          <table:table-cell table:formula="of:=[.CO19]" office:value-type="float" office:value="0.638445795756" calcext:value-type="float">
            <text:p>0.638445795756</text:p>
          </table:table-cell>
          <table:table-cell table:formula="of:=[.CP19]" office:value-type="float" office:value="0.638445795756" calcext:value-type="float">
            <text:p>0.638445795756</text:p>
          </table:table-cell>
          <table:table-cell table:formula="of:=[.CQ19]" office:value-type="float" office:value="0.638445795756" calcext:value-type="float">
            <text:p>0.638445795756</text:p>
          </table:table-cell>
          <table:table-cell table:formula="of:=[.CR19]" office:value-type="float" office:value="0.638445795756" calcext:value-type="float">
            <text:p>0.638445795756</text:p>
          </table:table-cell>
          <table:table-cell table:formula="of:=[.CS19]" office:value-type="float" office:value="0.638445795756" calcext:value-type="float">
            <text:p>0.638445795756</text:p>
          </table:table-cell>
          <table:table-cell table:formula="of:=[.CT19]" office:value-type="float" office:value="0.638445795756" calcext:value-type="float">
            <text:p>0.638445795756</text:p>
          </table:table-cell>
          <table:table-cell table:formula="of:=[.CU19]" office:value-type="float" office:value="0.638445795756" calcext:value-type="float">
            <text:p>0.638445795756</text:p>
          </table:table-cell>
          <table:table-cell table:formula="of:=[.CV19]" office:value-type="float" office:value="0.638445795756" calcext:value-type="float">
            <text:p>0.638445795756</text:p>
          </table:table-cell>
          <table:table-cell table:formula="of:=[.CW19]" office:value-type="float" office:value="0.638445795756" calcext:value-type="float">
            <text:p>0.638445795756</text:p>
          </table:table-cell>
          <table:table-cell table:formula="of:=[.CX19]" office:value-type="float" office:value="0.638445795756" calcext:value-type="float">
            <text:p>0.638445795756</text:p>
          </table:table-cell>
          <table:table-cell table:formula="of:=[.CY19]" office:value-type="float" office:value="0.638445795756" calcext:value-type="float">
            <text:p>0.638445795756</text:p>
          </table:table-cell>
          <table:table-cell table:formula="of:=[.CZ19]" office:value-type="float" office:value="0.638445795756" calcext:value-type="float">
            <text:p>0.638445795756</text:p>
          </table:table-cell>
          <table:table-cell table:formula="of:=[.DA19]" office:value-type="float" office:value="0.638445795756" calcext:value-type="float">
            <text:p>0.638445795756</text:p>
          </table:table-cell>
          <table:table-cell table:formula="of:=[.DB19]" office:value-type="float" office:value="0.638445795756" calcext:value-type="float">
            <text:p>0.638445795756</text:p>
          </table:table-cell>
          <table:table-cell table:formula="of:=[.DC19]" office:value-type="float" office:value="0.638445795756" calcext:value-type="float">
            <text:p>0.638445795756</text:p>
          </table:table-cell>
          <table:table-cell table:formula="of:=[.DD19]" office:value-type="float" office:value="0.638445795756" calcext:value-type="float">
            <text:p>0.638445795756</text:p>
          </table:table-cell>
          <table:table-cell table:formula="of:=[.DE19]" office:value-type="float" office:value="0.638445795756" calcext:value-type="float">
            <text:p>0.638445795756</text:p>
          </table:table-cell>
          <table:table-cell table:formula="of:=[.DF19]" office:value-type="float" office:value="0.638445795756" calcext:value-type="float">
            <text:p>0.638445795756</text:p>
          </table:table-cell>
          <table:table-cell table:formula="of:=[.DG19]" office:value-type="float" office:value="0.638445795756" calcext:value-type="float">
            <text:p>0.638445795756</text:p>
          </table:table-cell>
          <table:table-cell table:formula="of:=[.DH19]" office:value-type="float" office:value="0.638445795756" calcext:value-type="float">
            <text:p>0.638445795756</text:p>
          </table:table-cell>
          <table:table-cell table:formula="of:=[.DI19]" office:value-type="float" office:value="0.638445795756" calcext:value-type="float">
            <text:p>0.638445795756</text:p>
          </table:table-cell>
          <table:table-cell table:formula="of:=[.DJ19]" office:value-type="float" office:value="0.638445795756" calcext:value-type="float">
            <text:p>0.638445795756</text:p>
          </table:table-cell>
          <table:table-cell table:formula="of:=[.DK19]" office:value-type="float" office:value="0.638445795756" calcext:value-type="float">
            <text:p>0.638445795756</text:p>
          </table:table-cell>
          <table:table-cell table:formula="of:=[.DL19]" office:value-type="float" office:value="0.638445795756" calcext:value-type="float">
            <text:p>0.638445795756</text:p>
          </table:table-cell>
          <table:table-cell table:formula="of:=[.DM19]" office:value-type="float" office:value="0.638445795756" calcext:value-type="float">
            <text:p>0.638445795756</text:p>
          </table:table-cell>
          <table:table-cell table:formula="of:=[.DN19]" office:value-type="float" office:value="0.638445795756" calcext:value-type="float">
            <text:p>0.638445795756</text:p>
          </table:table-cell>
          <table:table-cell table:formula="of:=[.DO19]" office:value-type="float" office:value="0.638445795756" calcext:value-type="float">
            <text:p>0.638445795756</text:p>
          </table:table-cell>
          <table:table-cell table:formula="of:=[.DP19]" office:value-type="float" office:value="0.638445795756" calcext:value-type="float">
            <text:p>0.638445795756</text:p>
          </table:table-cell>
          <table:table-cell table:formula="of:=[.DQ19]" office:value-type="float" office:value="0.638445795756" calcext:value-type="float">
            <text:p>0.638445795756</text:p>
          </table:table-cell>
          <table:table-cell table:formula="of:=[.DR19]" office:value-type="float" office:value="0.638445795756" calcext:value-type="float">
            <text:p>0.638445795756</text:p>
          </table:table-cell>
          <table:table-cell table:formula="of:=[.DS19]" office:value-type="float" office:value="0.638445795756" calcext:value-type="float">
            <text:p>0.638445795756</text:p>
          </table:table-cell>
          <table:table-cell table:formula="of:=[.DT19]" office:value-type="float" office:value="0.638445795756" calcext:value-type="float">
            <text:p>0.638445795756</text:p>
          </table:table-cell>
          <table:table-cell table:formula="of:=[.DU19]" office:value-type="float" office:value="0.638445795756" calcext:value-type="float">
            <text:p>0.638445795756</text:p>
          </table:table-cell>
          <table:table-cell table:formula="of:=[.DV19]" office:value-type="float" office:value="0.638445795756" calcext:value-type="float">
            <text:p>0.638445795756</text:p>
          </table:table-cell>
          <table:table-cell table:formula="of:=[.DW19]" office:value-type="float" office:value="0.638445795756" calcext:value-type="float">
            <text:p>0.638445795756</text:p>
          </table:table-cell>
          <table:table-cell table:formula="of:=[.DX19]" office:value-type="float" office:value="0.638445795756" calcext:value-type="float">
            <text:p>0.638445795756</text:p>
          </table:table-cell>
          <table:table-cell table:formula="of:=[.DY19]" office:value-type="float" office:value="0.638445795756" calcext:value-type="float">
            <text:p>0.638445795756</text:p>
          </table:table-cell>
          <table:table-cell table:formula="of:=[.DZ19]" office:value-type="float" office:value="0.638445795756" calcext:value-type="float">
            <text:p>0.638445795756</text:p>
          </table:table-cell>
          <table:table-cell table:formula="of:=[.EA19]" office:value-type="float" office:value="0.638445795756" calcext:value-type="float">
            <text:p>0.638445795756</text:p>
          </table:table-cell>
          <table:table-cell table:formula="of:=[.EB19]" office:value-type="float" office:value="0.638445795756" calcext:value-type="float">
            <text:p>0.638445795756</text:p>
          </table:table-cell>
          <table:table-cell table:formula="of:=[.EC19]" office:value-type="float" office:value="0.638445795756" calcext:value-type="float">
            <text:p>0.638445795756</text:p>
          </table:table-cell>
          <table:table-cell table:formula="of:=[.ED19]" office:value-type="float" office:value="0.638445795756" calcext:value-type="float">
            <text:p>0.638445795756</text:p>
          </table:table-cell>
          <table:table-cell table:formula="of:=[.EE19]" office:value-type="float" office:value="0.638445795756" calcext:value-type="float">
            <text:p>0.638445795756</text:p>
          </table:table-cell>
          <table:table-cell table:formula="of:=[.EF19]" office:value-type="float" office:value="0.638445795756" calcext:value-type="float">
            <text:p>0.638445795756</text:p>
          </table:table-cell>
          <table:table-cell table:formula="of:=[.EG19]" office:value-type="float" office:value="0.638445795756" calcext:value-type="float">
            <text:p>0.638445795756</text:p>
          </table:table-cell>
          <table:table-cell table:formula="of:=[.EH19]" office:value-type="float" office:value="0.638445795756" calcext:value-type="float">
            <text:p>0.638445795756</text:p>
          </table:table-cell>
          <table:table-cell table:formula="of:=[.EI19]" office:value-type="float" office:value="0.638445795756" calcext:value-type="float">
            <text:p>0.638445795756</text:p>
          </table:table-cell>
          <table:table-cell table:formula="of:=[.EJ19]" office:value-type="float" office:value="0.638445795756" calcext:value-type="float">
            <text:p>0.638445795756</text:p>
          </table:table-cell>
          <table:table-cell table:formula="of:=[.EK19]" office:value-type="float" office:value="0.638445795756" calcext:value-type="float">
            <text:p>0.638445795756</text:p>
          </table:table-cell>
          <table:table-cell table:formula="of:=[.EL19]" office:value-type="float" office:value="0.638445795756" calcext:value-type="float">
            <text:p>0.638445795756</text:p>
          </table:table-cell>
          <table:table-cell table:formula="of:=[.EM19]" office:value-type="float" office:value="0.638445795756" calcext:value-type="float">
            <text:p>0.638445795756</text:p>
          </table:table-cell>
          <table:table-cell table:formula="of:=[.EN19]" office:value-type="float" office:value="0.638445795756" calcext:value-type="float">
            <text:p>0.638445795756</text:p>
          </table:table-cell>
          <table:table-cell table:formula="of:=[.EO19]" office:value-type="float" office:value="0.638445795756" calcext:value-type="float">
            <text:p>0.638445795756</text:p>
          </table:table-cell>
          <table:table-cell table:formula="of:=[.EP19]" office:value-type="float" office:value="0.638445795756" calcext:value-type="float">
            <text:p>0.638445795756</text:p>
          </table:table-cell>
          <table:table-cell table:formula="of:=[.EQ19]" office:value-type="float" office:value="0.638445795756" calcext:value-type="float">
            <text:p>0.638445795756</text:p>
          </table:table-cell>
          <table:table-cell table:formula="of:=[.ER19]" office:value-type="float" office:value="0.638445795756" calcext:value-type="float">
            <text:p>0.638445795756</text:p>
          </table:table-cell>
          <table:table-cell table:formula="of:=[.ES19]" office:value-type="float" office:value="0.638445795756" calcext:value-type="float">
            <text:p>0.638445795756</text:p>
          </table:table-cell>
          <table:table-cell table:formula="of:=[.ET19]" office:value-type="float" office:value="0.638445795756" calcext:value-type="float">
            <text:p>0.6384457957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67223996" calcext:value-type="float">
            <text:p>0.7467223996</text:p>
          </table:table-cell>
          <table:table-cell office:value-type="float" office:value="0.6251611368" calcext:value-type="float">
            <text:p>0.6251611368</text:p>
          </table:table-cell>
          <table:table-cell office:value-type="float" office:value="0.7126446236" calcext:value-type="float">
            <text:p>0.7126446236</text:p>
          </table:table-cell>
          <table:table-cell office:value-type="float" office:value="0.6953086184" calcext:value-type="float">
            <text:p>0.6953086184</text:p>
          </table:table-cell>
          <table:table-cell office:value-type="float" office:value="0.6547094524" calcext:value-type="float">
            <text:p>0.6547094524</text:p>
          </table:table-cell>
          <table:table-cell office:value-type="float" office:value="0.6134314128" calcext:value-type="float">
            <text:p>0.6134314128</text:p>
          </table:table-cell>
          <table:table-cell office:value-type="float" office:value="0.7301249341" calcext:value-type="float">
            <text:p>0.7301249341</text:p>
          </table:table-cell>
          <table:table-cell office:value-type="float" office:value="0.6635181142" calcext:value-type="float">
            <text:p>0.6635181142</text:p>
          </table:table-cell>
          <table:table-cell office:value-type="float" office:value="0.6739865975" calcext:value-type="float">
            <text:p>0.6739865975</text:p>
          </table:table-cell>
          <table:table-cell office:value-type="float" office:value="0.6483338265" calcext:value-type="float">
            <text:p>0.6483338265</text:p>
          </table:table-cell>
          <table:table-cell office:value-type="float" office:value="0.6419838022" calcext:value-type="float">
            <text:p>0.6419838022</text:p>
          </table:table-cell>
          <table:table-cell office:value-type="float" office:value="0.6463067852" calcext:value-type="float">
            <text:p>0.6463067852</text:p>
          </table:table-cell>
          <table:table-cell office:value-type="float" office:value="0.6490290744" calcext:value-type="float">
            <text:p>0.6490290744</text:p>
          </table:table-cell>
          <table:table-cell office:value-type="float" office:value="0.693201803" calcext:value-type="float">
            <text:p>0.693201803</text:p>
          </table:table-cell>
          <table:table-cell office:value-type="float" office:value="0.6595780091" calcext:value-type="float">
            <text:p>0.6595780091</text:p>
          </table:table-cell>
          <table:table-cell office:value-type="float" office:value="0.6790125355" calcext:value-type="float">
            <text:p>0.6790125355</text:p>
          </table:table-cell>
          <table:table-cell office:value-type="float" office:value="0.6737766845" calcext:value-type="float">
            <text:p>0.6737766845</text:p>
          </table:table-cell>
          <table:table-cell office:value-type="float" office:value="0.6685408336" calcext:value-type="float">
            <text:p>0.6685408336</text:p>
          </table:table-cell>
          <table:table-cell office:value-type="float" office:value="0.7149277586" calcext:value-type="float">
            <text:p>0.7149277586</text:p>
          </table:table-cell>
          <table:table-cell office:value-type="float" office:value="0.6759689772" calcext:value-type="float">
            <text:p>0.6759689772</text:p>
          </table:table-cell>
          <table:table-cell office:value-type="float" office:value="0.7121170076" calcext:value-type="float">
            <text:p>0.7121170076</text:p>
          </table:table-cell>
          <table:table-cell office:value-type="float" office:value="0.6850873878" calcext:value-type="float">
            <text:p>0.6850873878</text:p>
          </table:table-cell>
          <table:table-cell office:value-type="float" office:value="0.643402034" calcext:value-type="float">
            <text:p>0.643402034</text:p>
          </table:table-cell>
          <table:table-cell office:value-type="float" office:value="0.6479718882" calcext:value-type="float">
            <text:p>0.6479718882</text:p>
          </table:table-cell>
          <table:table-cell office:value-type="float" office:value="0.6639632066" calcext:value-type="float">
            <text:p>0.6639632066</text:p>
          </table:table-cell>
          <table:table-cell office:value-type="float" office:value="0.659618022" calcext:value-type="float">
            <text:p>0.659618022</text:p>
          </table:table-cell>
          <table:table-cell office:value-type="float" office:value="0.6421406962" calcext:value-type="float">
            <text:p>0.6421406962</text:p>
          </table:table-cell>
          <table:table-cell office:value-type="float" office:value="0.6588654053" calcext:value-type="float">
            <text:p>0.6588654053</text:p>
          </table:table-cell>
          <table:table-cell office:value-type="float" office:value="0.6217576891" calcext:value-type="float">
            <text:p>0.6217576891</text:p>
          </table:table-cell>
          <table:table-cell office:value-type="float" office:value="0.6527379844" calcext:value-type="float">
            <text:p>0.6527379844</text:p>
          </table:table-cell>
          <table:table-cell office:value-type="float" office:value="0.6764840042" calcext:value-type="float">
            <text:p>0.6764840042</text:p>
          </table:table-cell>
          <table:table-cell office:value-type="float" office:value="0.6759584467" calcext:value-type="float">
            <text:p>0.6759584467</text:p>
          </table:table-cell>
          <table:table-cell office:value-type="float" office:value="0.6316443892" calcext:value-type="float">
            <text:p>0.6316443892</text:p>
          </table:table-cell>
          <table:table-cell office:value-type="float" office:value="0.7149195024" calcext:value-type="float">
            <text:p>0.7149195024</text:p>
          </table:table-cell>
          <table:table-cell office:value-type="float" office:value="0.6866865688" calcext:value-type="float">
            <text:p>0.6866865688</text:p>
          </table:table-cell>
          <table:table-cell office:value-type="float" office:value="0.6332194892" calcext:value-type="float">
            <text:p>0.6332194892</text:p>
          </table:table-cell>
          <table:table-cell office:value-type="float" office:value="0.6082306644" calcext:value-type="float">
            <text:p>0.6082306644</text:p>
          </table:table-cell>
          <table:table-cell office:value-type="float" office:value="0.6344091022" calcext:value-type="float">
            <text:p>0.6344091022</text:p>
          </table:table-cell>
          <table:table-cell office:value-type="float" office:value="0.6738668609" calcext:value-type="float">
            <text:p>0.6738668609</text:p>
          </table:table-cell>
          <table:table-cell office:value-type="float" office:value="0.6827649325" calcext:value-type="float">
            <text:p>0.6827649325</text:p>
          </table:table-cell>
          <table:table-cell office:value-type="float" office:value="0.6297143404" calcext:value-type="float">
            <text:p>0.6297143404</text:p>
          </table:table-cell>
          <table:table-cell office:value-type="float" office:value="0.6632407578" calcext:value-type="float">
            <text:p>0.6632407578</text:p>
          </table:table-cell>
          <table:table-cell office:value-type="float" office:value="0.6488496034" calcext:value-type="float">
            <text:p>0.6488496034</text:p>
          </table:table-cell>
          <table:table-cell office:value-type="float" office:value="0.6777413173" calcext:value-type="float">
            <text:p>0.6777413173</text:p>
          </table:table-cell>
          <table:table-cell office:value-type="float" office:value="0.6218606427" calcext:value-type="float">
            <text:p>0.6218606427</text:p>
          </table:table-cell>
          <table:table-cell office:value-type="float" office:value="0.6464761694" calcext:value-type="float">
            <text:p>0.6464761694</text:p>
          </table:table-cell>
          <table:table-cell office:value-type="float" office:value="0.6469411107" calcext:value-type="float">
            <text:p>0.6469411107</text:p>
          </table:table-cell>
          <table:table-cell office:value-type="float" office:value="0.6478434465" calcext:value-type="float">
            <text:p>0.6478434465</text:p>
          </table:table-cell>
          <table:table-cell office:value-type="float" office:value="0.6501953815" calcext:value-type="float">
            <text:p>0.6501953815</text:p>
          </table:table-cell>
          <table:table-cell office:value-type="float" office:value="0.6525473165" calcext:value-type="float">
            <text:p>0.6525473165</text:p>
          </table:table-cell>
          <table:table-cell office:value-type="float" office:value="0.6548992515" calcext:value-type="float">
            <text:p>0.6548992515</text:p>
          </table:table-cell>
          <table:table-cell office:value-type="float" office:value="0.6572511865" calcext:value-type="float">
            <text:p>0.6572511865</text:p>
          </table:table-cell>
          <table:table-cell office:value-type="float" office:value="0.6861768469" calcext:value-type="float">
            <text:p>0.6861768469</text:p>
          </table:table-cell>
          <table:table-cell office:value-type="float" office:value="0.6488034142" calcext:value-type="float">
            <text:p>0.6488034142</text:p>
          </table:table-cell>
          <table:table-cell office:value-type="float" office:value="0.6400147484" calcext:value-type="float">
            <text:p>0.6400147484</text:p>
          </table:table-cell>
          <table:table-cell office:value-type="float" office:value="0.6497003748" calcext:value-type="float">
            <text:p>0.6497003748</text:p>
          </table:table-cell>
          <table:table-cell office:value-type="float" office:value="0.6670621095" calcext:value-type="float">
            <text:p>0.6670621095</text:p>
          </table:table-cell>
          <table:table-cell office:value-type="float" office:value="0.5989934125" calcext:value-type="float">
            <text:p>0.5989934125</text:p>
          </table:table-cell>
          <table:table-cell office:value-type="float" office:value="0.5711465386" calcext:value-type="float">
            <text:p>0.5711465386</text:p>
          </table:table-cell>
          <table:table-cell office:value-type="float" office:value="0.6080288847" calcext:value-type="float">
            <text:p>0.6080288847</text:p>
          </table:table-cell>
          <table:table-cell office:value-type="float" office:value="0.6313295241" calcext:value-type="float">
            <text:p>0.6313295241</text:p>
          </table:table-cell>
          <table:table-cell office:value-type="float" office:value="0.592293286" calcext:value-type="float">
            <text:p>0.592293286</text:p>
          </table:table-cell>
          <table:table-cell office:value-type="float" office:value="0.5936203292" calcext:value-type="float">
            <text:p>0.5936203292</text:p>
          </table:table-cell>
          <table:table-cell office:value-type="float" office:value="0.6023066818" calcext:value-type="float">
            <text:p>0.6023066818</text:p>
          </table:table-cell>
          <table:table-cell office:value-type="float" office:value="0.6330290587" calcext:value-type="float">
            <text:p>0.6330290587</text:p>
          </table:table-cell>
          <table:table-cell office:value-type="float" office:value="0.6435560224" calcext:value-type="float">
            <text:p>0.6435560224</text:p>
          </table:table-cell>
          <table:table-cell table:style-name="Default" office:value-type="float" office:value="0.6533975039" calcext:value-type="float">
            <text:p>0.6533975039</text:p>
          </table:table-cell>
          <table:table-cell table:style-name="ce1" table:formula="of:=AVERAGE([.AR20:.BP20])" office:value-type="float" office:value="0.636962566468" calcext:value-type="float">
            <text:p>0.636962566468</text:p>
          </table:table-cell>
          <table:table-cell table:formula="of:=[.BQ20]" office:value-type="float" office:value="0.636962566468" calcext:value-type="float">
            <text:p>0.636962566468</text:p>
          </table:table-cell>
          <table:table-cell table:formula="of:=[.BR20]" office:value-type="float" office:value="0.636962566468" calcext:value-type="float">
            <text:p>0.636962566468</text:p>
          </table:table-cell>
          <table:table-cell table:formula="of:=[.BS20]" office:value-type="float" office:value="0.636962566468" calcext:value-type="float">
            <text:p>0.636962566468</text:p>
          </table:table-cell>
          <table:table-cell table:formula="of:=[.BT20]" office:value-type="float" office:value="0.636962566468" calcext:value-type="float">
            <text:p>0.636962566468</text:p>
          </table:table-cell>
          <table:table-cell table:formula="of:=[.BU20]" office:value-type="float" office:value="0.636962566468" calcext:value-type="float">
            <text:p>0.636962566468</text:p>
          </table:table-cell>
          <table:table-cell table:formula="of:=[.BV20]" office:value-type="float" office:value="0.636962566468" calcext:value-type="float">
            <text:p>0.636962566468</text:p>
          </table:table-cell>
          <table:table-cell table:formula="of:=[.BW20]" office:value-type="float" office:value="0.636962566468" calcext:value-type="float">
            <text:p>0.636962566468</text:p>
          </table:table-cell>
          <table:table-cell table:formula="of:=[.BX20]" office:value-type="float" office:value="0.636962566468" calcext:value-type="float">
            <text:p>0.636962566468</text:p>
          </table:table-cell>
          <table:table-cell table:formula="of:=[.BY20]" office:value-type="float" office:value="0.636962566468" calcext:value-type="float">
            <text:p>0.636962566468</text:p>
          </table:table-cell>
          <table:table-cell table:formula="of:=[.BZ20]" office:value-type="float" office:value="0.636962566468" calcext:value-type="float">
            <text:p>0.636962566468</text:p>
          </table:table-cell>
          <table:table-cell table:formula="of:=[.CA20]" office:value-type="float" office:value="0.636962566468" calcext:value-type="float">
            <text:p>0.636962566468</text:p>
          </table:table-cell>
          <table:table-cell table:formula="of:=[.CB20]" office:value-type="float" office:value="0.636962566468" calcext:value-type="float">
            <text:p>0.636962566468</text:p>
          </table:table-cell>
          <table:table-cell table:formula="of:=[.CC20]" office:value-type="float" office:value="0.636962566468" calcext:value-type="float">
            <text:p>0.636962566468</text:p>
          </table:table-cell>
          <table:table-cell table:formula="of:=[.CD20]" office:value-type="float" office:value="0.636962566468" calcext:value-type="float">
            <text:p>0.636962566468</text:p>
          </table:table-cell>
          <table:table-cell table:formula="of:=[.CE20]" office:value-type="float" office:value="0.636962566468" calcext:value-type="float">
            <text:p>0.636962566468</text:p>
          </table:table-cell>
          <table:table-cell table:formula="of:=[.CF20]" office:value-type="float" office:value="0.636962566468" calcext:value-type="float">
            <text:p>0.636962566468</text:p>
          </table:table-cell>
          <table:table-cell table:formula="of:=[.CG20]" office:value-type="float" office:value="0.636962566468" calcext:value-type="float">
            <text:p>0.636962566468</text:p>
          </table:table-cell>
          <table:table-cell table:formula="of:=[.CH20]" office:value-type="float" office:value="0.636962566468" calcext:value-type="float">
            <text:p>0.636962566468</text:p>
          </table:table-cell>
          <table:table-cell table:formula="of:=[.CI20]" office:value-type="float" office:value="0.636962566468" calcext:value-type="float">
            <text:p>0.636962566468</text:p>
          </table:table-cell>
          <table:table-cell table:formula="of:=[.CJ20]" office:value-type="float" office:value="0.636962566468" calcext:value-type="float">
            <text:p>0.636962566468</text:p>
          </table:table-cell>
          <table:table-cell table:formula="of:=[.CK20]" office:value-type="float" office:value="0.636962566468" calcext:value-type="float">
            <text:p>0.636962566468</text:p>
          </table:table-cell>
          <table:table-cell table:formula="of:=[.CL20]" office:value-type="float" office:value="0.636962566468" calcext:value-type="float">
            <text:p>0.636962566468</text:p>
          </table:table-cell>
          <table:table-cell table:formula="of:=[.CM20]" office:value-type="float" office:value="0.636962566468" calcext:value-type="float">
            <text:p>0.636962566468</text:p>
          </table:table-cell>
          <table:table-cell table:formula="of:=[.CN20]" office:value-type="float" office:value="0.636962566468" calcext:value-type="float">
            <text:p>0.636962566468</text:p>
          </table:table-cell>
          <table:table-cell table:formula="of:=[.CO20]" office:value-type="float" office:value="0.636962566468" calcext:value-type="float">
            <text:p>0.636962566468</text:p>
          </table:table-cell>
          <table:table-cell table:formula="of:=[.CP20]" office:value-type="float" office:value="0.636962566468" calcext:value-type="float">
            <text:p>0.636962566468</text:p>
          </table:table-cell>
          <table:table-cell table:formula="of:=[.CQ20]" office:value-type="float" office:value="0.636962566468" calcext:value-type="float">
            <text:p>0.636962566468</text:p>
          </table:table-cell>
          <table:table-cell table:formula="of:=[.CR20]" office:value-type="float" office:value="0.636962566468" calcext:value-type="float">
            <text:p>0.636962566468</text:p>
          </table:table-cell>
          <table:table-cell table:formula="of:=[.CS20]" office:value-type="float" office:value="0.636962566468" calcext:value-type="float">
            <text:p>0.636962566468</text:p>
          </table:table-cell>
          <table:table-cell table:formula="of:=[.CT20]" office:value-type="float" office:value="0.636962566468" calcext:value-type="float">
            <text:p>0.636962566468</text:p>
          </table:table-cell>
          <table:table-cell table:formula="of:=[.CU20]" office:value-type="float" office:value="0.636962566468" calcext:value-type="float">
            <text:p>0.636962566468</text:p>
          </table:table-cell>
          <table:table-cell table:formula="of:=[.CV20]" office:value-type="float" office:value="0.636962566468" calcext:value-type="float">
            <text:p>0.636962566468</text:p>
          </table:table-cell>
          <table:table-cell table:formula="of:=[.CW20]" office:value-type="float" office:value="0.636962566468" calcext:value-type="float">
            <text:p>0.636962566468</text:p>
          </table:table-cell>
          <table:table-cell table:formula="of:=[.CX20]" office:value-type="float" office:value="0.636962566468" calcext:value-type="float">
            <text:p>0.636962566468</text:p>
          </table:table-cell>
          <table:table-cell table:formula="of:=[.CY20]" office:value-type="float" office:value="0.636962566468" calcext:value-type="float">
            <text:p>0.636962566468</text:p>
          </table:table-cell>
          <table:table-cell table:formula="of:=[.CZ20]" office:value-type="float" office:value="0.636962566468" calcext:value-type="float">
            <text:p>0.636962566468</text:p>
          </table:table-cell>
          <table:table-cell table:formula="of:=[.DA20]" office:value-type="float" office:value="0.636962566468" calcext:value-type="float">
            <text:p>0.636962566468</text:p>
          </table:table-cell>
          <table:table-cell table:formula="of:=[.DB20]" office:value-type="float" office:value="0.636962566468" calcext:value-type="float">
            <text:p>0.636962566468</text:p>
          </table:table-cell>
          <table:table-cell table:formula="of:=[.DC20]" office:value-type="float" office:value="0.636962566468" calcext:value-type="float">
            <text:p>0.636962566468</text:p>
          </table:table-cell>
          <table:table-cell table:formula="of:=[.DD20]" office:value-type="float" office:value="0.636962566468" calcext:value-type="float">
            <text:p>0.636962566468</text:p>
          </table:table-cell>
          <table:table-cell table:formula="of:=[.DE20]" office:value-type="float" office:value="0.636962566468" calcext:value-type="float">
            <text:p>0.636962566468</text:p>
          </table:table-cell>
          <table:table-cell table:formula="of:=[.DF20]" office:value-type="float" office:value="0.636962566468" calcext:value-type="float">
            <text:p>0.636962566468</text:p>
          </table:table-cell>
          <table:table-cell table:formula="of:=[.DG20]" office:value-type="float" office:value="0.636962566468" calcext:value-type="float">
            <text:p>0.636962566468</text:p>
          </table:table-cell>
          <table:table-cell table:formula="of:=[.DH20]" office:value-type="float" office:value="0.636962566468" calcext:value-type="float">
            <text:p>0.636962566468</text:p>
          </table:table-cell>
          <table:table-cell table:formula="of:=[.DI20]" office:value-type="float" office:value="0.636962566468" calcext:value-type="float">
            <text:p>0.636962566468</text:p>
          </table:table-cell>
          <table:table-cell table:formula="of:=[.DJ20]" office:value-type="float" office:value="0.636962566468" calcext:value-type="float">
            <text:p>0.636962566468</text:p>
          </table:table-cell>
          <table:table-cell table:formula="of:=[.DK20]" office:value-type="float" office:value="0.636962566468" calcext:value-type="float">
            <text:p>0.636962566468</text:p>
          </table:table-cell>
          <table:table-cell table:formula="of:=[.DL20]" office:value-type="float" office:value="0.636962566468" calcext:value-type="float">
            <text:p>0.636962566468</text:p>
          </table:table-cell>
          <table:table-cell table:formula="of:=[.DM20]" office:value-type="float" office:value="0.636962566468" calcext:value-type="float">
            <text:p>0.636962566468</text:p>
          </table:table-cell>
          <table:table-cell table:formula="of:=[.DN20]" office:value-type="float" office:value="0.636962566468" calcext:value-type="float">
            <text:p>0.636962566468</text:p>
          </table:table-cell>
          <table:table-cell table:formula="of:=[.DO20]" office:value-type="float" office:value="0.636962566468" calcext:value-type="float">
            <text:p>0.636962566468</text:p>
          </table:table-cell>
          <table:table-cell table:formula="of:=[.DP20]" office:value-type="float" office:value="0.636962566468" calcext:value-type="float">
            <text:p>0.636962566468</text:p>
          </table:table-cell>
          <table:table-cell table:formula="of:=[.DQ20]" office:value-type="float" office:value="0.636962566468" calcext:value-type="float">
            <text:p>0.636962566468</text:p>
          </table:table-cell>
          <table:table-cell table:formula="of:=[.DR20]" office:value-type="float" office:value="0.636962566468" calcext:value-type="float">
            <text:p>0.636962566468</text:p>
          </table:table-cell>
          <table:table-cell table:formula="of:=[.DS20]" office:value-type="float" office:value="0.636962566468" calcext:value-type="float">
            <text:p>0.636962566468</text:p>
          </table:table-cell>
          <table:table-cell table:formula="of:=[.DT20]" office:value-type="float" office:value="0.636962566468" calcext:value-type="float">
            <text:p>0.636962566468</text:p>
          </table:table-cell>
          <table:table-cell table:formula="of:=[.DU20]" office:value-type="float" office:value="0.636962566468" calcext:value-type="float">
            <text:p>0.636962566468</text:p>
          </table:table-cell>
          <table:table-cell table:formula="of:=[.DV20]" office:value-type="float" office:value="0.636962566468" calcext:value-type="float">
            <text:p>0.636962566468</text:p>
          </table:table-cell>
          <table:table-cell table:formula="of:=[.DW20]" office:value-type="float" office:value="0.636962566468" calcext:value-type="float">
            <text:p>0.636962566468</text:p>
          </table:table-cell>
          <table:table-cell table:formula="of:=[.DX20]" office:value-type="float" office:value="0.636962566468" calcext:value-type="float">
            <text:p>0.636962566468</text:p>
          </table:table-cell>
          <table:table-cell table:formula="of:=[.DY20]" office:value-type="float" office:value="0.636962566468" calcext:value-type="float">
            <text:p>0.636962566468</text:p>
          </table:table-cell>
          <table:table-cell table:formula="of:=[.DZ20]" office:value-type="float" office:value="0.636962566468" calcext:value-type="float">
            <text:p>0.636962566468</text:p>
          </table:table-cell>
          <table:table-cell table:formula="of:=[.EA20]" office:value-type="float" office:value="0.636962566468" calcext:value-type="float">
            <text:p>0.636962566468</text:p>
          </table:table-cell>
          <table:table-cell table:formula="of:=[.EB20]" office:value-type="float" office:value="0.636962566468" calcext:value-type="float">
            <text:p>0.636962566468</text:p>
          </table:table-cell>
          <table:table-cell table:formula="of:=[.EC20]" office:value-type="float" office:value="0.636962566468" calcext:value-type="float">
            <text:p>0.636962566468</text:p>
          </table:table-cell>
          <table:table-cell table:formula="of:=[.ED20]" office:value-type="float" office:value="0.636962566468" calcext:value-type="float">
            <text:p>0.636962566468</text:p>
          </table:table-cell>
          <table:table-cell table:formula="of:=[.EE20]" office:value-type="float" office:value="0.636962566468" calcext:value-type="float">
            <text:p>0.636962566468</text:p>
          </table:table-cell>
          <table:table-cell table:formula="of:=[.EF20]" office:value-type="float" office:value="0.636962566468" calcext:value-type="float">
            <text:p>0.636962566468</text:p>
          </table:table-cell>
          <table:table-cell table:formula="of:=[.EG20]" office:value-type="float" office:value="0.636962566468" calcext:value-type="float">
            <text:p>0.636962566468</text:p>
          </table:table-cell>
          <table:table-cell table:formula="of:=[.EH20]" office:value-type="float" office:value="0.636962566468" calcext:value-type="float">
            <text:p>0.636962566468</text:p>
          </table:table-cell>
          <table:table-cell table:formula="of:=[.EI20]" office:value-type="float" office:value="0.636962566468" calcext:value-type="float">
            <text:p>0.636962566468</text:p>
          </table:table-cell>
          <table:table-cell table:formula="of:=[.EJ20]" office:value-type="float" office:value="0.636962566468" calcext:value-type="float">
            <text:p>0.636962566468</text:p>
          </table:table-cell>
          <table:table-cell table:formula="of:=[.EK20]" office:value-type="float" office:value="0.636962566468" calcext:value-type="float">
            <text:p>0.636962566468</text:p>
          </table:table-cell>
          <table:table-cell table:formula="of:=[.EL20]" office:value-type="float" office:value="0.636962566468" calcext:value-type="float">
            <text:p>0.636962566468</text:p>
          </table:table-cell>
          <table:table-cell table:formula="of:=[.EM20]" office:value-type="float" office:value="0.636962566468" calcext:value-type="float">
            <text:p>0.636962566468</text:p>
          </table:table-cell>
          <table:table-cell table:formula="of:=[.EN20]" office:value-type="float" office:value="0.636962566468" calcext:value-type="float">
            <text:p>0.636962566468</text:p>
          </table:table-cell>
          <table:table-cell table:formula="of:=[.EO20]" office:value-type="float" office:value="0.636962566468" calcext:value-type="float">
            <text:p>0.636962566468</text:p>
          </table:table-cell>
          <table:table-cell table:formula="of:=[.EP20]" office:value-type="float" office:value="0.636962566468" calcext:value-type="float">
            <text:p>0.636962566468</text:p>
          </table:table-cell>
          <table:table-cell table:formula="of:=[.EQ20]" office:value-type="float" office:value="0.636962566468" calcext:value-type="float">
            <text:p>0.636962566468</text:p>
          </table:table-cell>
          <table:table-cell table:formula="of:=[.ER20]" office:value-type="float" office:value="0.636962566468" calcext:value-type="float">
            <text:p>0.636962566468</text:p>
          </table:table-cell>
          <table:table-cell table:formula="of:=[.ES20]" office:value-type="float" office:value="0.636962566468" calcext:value-type="float">
            <text:p>0.636962566468</text:p>
          </table:table-cell>
          <table:table-cell table:formula="of:=[.ET20]" office:value-type="float" office:value="0.636962566468" calcext:value-type="float">
            <text:p>0.6369625664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87740502" calcext:value-type="float">
            <text:p>0.4987740502</text:p>
          </table:table-cell>
          <table:table-cell office:value-type="float" office:value="0.6085821899" calcext:value-type="float">
            <text:p>0.6085821899</text:p>
          </table:table-cell>
          <table:table-cell office:value-type="float" office:value="0.593374944" calcext:value-type="float">
            <text:p>0.593374944</text:p>
          </table:table-cell>
          <table:table-cell office:value-type="float" office:value="0.5209463388" calcext:value-type="float">
            <text:p>0.5209463388</text:p>
          </table:table-cell>
          <table:table-cell office:value-type="float" office:value="0.5553967441" calcext:value-type="float">
            <text:p>0.5553967441</text:p>
          </table:table-cell>
          <table:table-cell office:value-type="float" office:value="0.6492394745" calcext:value-type="float">
            <text:p>0.6492394745</text:p>
          </table:table-cell>
          <table:table-cell office:value-type="float" office:value="0.6134215835" calcext:value-type="float">
            <text:p>0.6134215835</text:p>
          </table:table-cell>
          <table:table-cell office:value-type="float" office:value="0.6097293944" calcext:value-type="float">
            <text:p>0.6097293944</text:p>
          </table:table-cell>
          <table:table-cell office:value-type="float" office:value="0.6770035555" calcext:value-type="float">
            <text:p>0.6770035555</text:p>
          </table:table-cell>
          <table:table-cell office:value-type="float" office:value="0.6065595296" calcext:value-type="float">
            <text:p>0.6065595296</text:p>
          </table:table-cell>
          <table:table-cell office:value-type="float" office:value="0.6055886705" calcext:value-type="float">
            <text:p>0.6055886705</text:p>
          </table:table-cell>
          <table:table-cell office:value-type="float" office:value="0.6288601222" calcext:value-type="float">
            <text:p>0.6288601222</text:p>
          </table:table-cell>
          <table:table-cell office:value-type="float" office:value="0.6282767398" calcext:value-type="float">
            <text:p>0.6282767398</text:p>
          </table:table-cell>
          <table:table-cell office:value-type="float" office:value="0.5613000016" calcext:value-type="float">
            <text:p>0.5613000016</text:p>
          </table:table-cell>
          <table:table-cell office:value-type="float" office:value="0.657540796" calcext:value-type="float">
            <text:p>0.657540796</text:p>
          </table:table-cell>
          <table:table-cell office:value-type="float" office:value="0.6551765097" calcext:value-type="float">
            <text:p>0.6551765097</text:p>
          </table:table-cell>
          <table:table-cell office:value-type="float" office:value="0.6438033666" calcext:value-type="float">
            <text:p>0.6438033666</text:p>
          </table:table-cell>
          <table:table-cell office:value-type="float" office:value="0.6324302235" calcext:value-type="float">
            <text:p>0.6324302235</text:p>
          </table:table-cell>
          <table:table-cell office:value-type="float" office:value="0.6208126699" calcext:value-type="float">
            <text:p>0.6208126699</text:p>
          </table:table-cell>
          <table:table-cell office:value-type="float" office:value="0.6430116103" calcext:value-type="float">
            <text:p>0.6430116103</text:p>
          </table:table-cell>
          <table:table-cell office:value-type="float" office:value="0.5946101408" calcext:value-type="float">
            <text:p>0.5946101408</text:p>
          </table:table-cell>
          <table:table-cell office:value-type="float" office:value="0.5599115929" calcext:value-type="float">
            <text:p>0.5599115929</text:p>
          </table:table-cell>
          <table:table-cell office:value-type="float" office:value="0.6287318948" calcext:value-type="float">
            <text:p>0.6287318948</text:p>
          </table:table-cell>
          <table:table-cell office:value-type="float" office:value="0.6925178528" calcext:value-type="float">
            <text:p>0.6925178528</text:p>
          </table:table-cell>
          <table:table-cell office:value-type="float" office:value="0.6478077468" calcext:value-type="float">
            <text:p>0.6478077468</text:p>
          </table:table-cell>
          <table:table-cell office:value-type="float" office:value="0.6285372073" calcext:value-type="float">
            <text:p>0.6285372073</text:p>
          </table:table-cell>
          <table:table-cell office:value-type="float" office:value="0.6656218296" calcext:value-type="float">
            <text:p>0.6656218296</text:p>
          </table:table-cell>
          <table:table-cell office:value-type="float" office:value="0.5921050596" calcext:value-type="float">
            <text:p>0.5921050596</text:p>
          </table:table-cell>
          <table:table-cell office:value-type="float" office:value="0.5783117248" calcext:value-type="float">
            <text:p>0.5783117248</text:p>
          </table:table-cell>
          <table:table-cell office:value-type="float" office:value="0.6168305726" calcext:value-type="float">
            <text:p>0.6168305726</text:p>
          </table:table-cell>
          <table:table-cell office:value-type="float" office:value="0.590260382" calcext:value-type="float">
            <text:p>0.590260382</text:p>
          </table:table-cell>
          <table:table-cell office:value-type="float" office:value="0.5457821569" calcext:value-type="float">
            <text:p>0.5457821569</text:p>
          </table:table-cell>
          <table:table-cell office:value-type="float" office:value="0.5722791225" calcext:value-type="float">
            <text:p>0.5722791225</text:p>
          </table:table-cell>
          <table:table-cell office:value-type="float" office:value="0.5966167253" calcext:value-type="float">
            <text:p>0.5966167253</text:p>
          </table:table-cell>
          <table:table-cell office:value-type="float" office:value="0.5587511148" calcext:value-type="float">
            <text:p>0.5587511148</text:p>
          </table:table-cell>
          <table:table-cell office:value-type="float" office:value="0.5441728064" calcext:value-type="float">
            <text:p>0.5441728064</text:p>
          </table:table-cell>
          <table:table-cell office:value-type="float" office:value="0.580738867" calcext:value-type="float">
            <text:p>0.580738867</text:p>
          </table:table-cell>
          <table:table-cell office:value-type="float" office:value="0.645799454" calcext:value-type="float">
            <text:p>0.645799454</text:p>
          </table:table-cell>
          <table:table-cell office:value-type="float" office:value="0.5292985728" calcext:value-type="float">
            <text:p>0.5292985728</text:p>
          </table:table-cell>
          <table:table-cell office:value-type="float" office:value="0.5451224681" calcext:value-type="float">
            <text:p>0.5451224681</text:p>
          </table:table-cell>
          <table:table-cell office:value-type="float" office:value="0.5787815483" calcext:value-type="float">
            <text:p>0.5787815483</text:p>
          </table:table-cell>
          <table:table-cell office:value-type="float" office:value="0.5530381854" calcext:value-type="float">
            <text:p>0.5530381854</text:p>
          </table:table-cell>
          <table:table-cell office:value-type="float" office:value="0.5510331102" calcext:value-type="float">
            <text:p>0.5510331102</text:p>
          </table:table-cell>
          <table:table-cell office:value-type="float" office:value="0.5872719034" calcext:value-type="float">
            <text:p>0.5872719034</text:p>
          </table:table-cell>
          <table:table-cell office:value-type="float" office:value="0.5616811783" calcext:value-type="float">
            <text:p>0.5616811783</text:p>
          </table:table-cell>
          <table:table-cell office:value-type="float" office:value="0.5609729494" calcext:value-type="float">
            <text:p>0.5609729494</text:p>
          </table:table-cell>
          <table:table-cell office:value-type="float" office:value="0.5586303875" calcext:value-type="float">
            <text:p>0.5586303875</text:p>
          </table:table-cell>
          <table:table-cell office:value-type="float" office:value="0.5820824689" calcext:value-type="float">
            <text:p>0.5820824689</text:p>
          </table:table-cell>
          <table:table-cell office:value-type="float" office:value="0.5808172827" calcext:value-type="float">
            <text:p>0.5808172827</text:p>
          </table:table-cell>
          <table:table-cell office:value-type="float" office:value="0.5795520966" calcext:value-type="float">
            <text:p>0.5795520966</text:p>
          </table:table-cell>
          <table:table-cell office:value-type="float" office:value="0.5782869104" calcext:value-type="float">
            <text:p>0.5782869104</text:p>
          </table:table-cell>
          <table:table-cell office:value-type="float" office:value="0.5770217242" calcext:value-type="float">
            <text:p>0.5770217242</text:p>
          </table:table-cell>
          <table:table-cell office:value-type="float" office:value="0.5326386257" calcext:value-type="float">
            <text:p>0.5326386257</text:p>
          </table:table-cell>
          <table:table-cell office:value-type="float" office:value="0.5353633268" calcext:value-type="float">
            <text:p>0.5353633268</text:p>
          </table:table-cell>
          <table:table-cell office:value-type="float" office:value="0.6316814252" calcext:value-type="float">
            <text:p>0.6316814252</text:p>
          </table:table-cell>
          <table:table-cell office:value-type="float" office:value="0.5994386983" calcext:value-type="float">
            <text:p>0.5994386983</text:p>
          </table:table-cell>
          <table:table-cell office:value-type="float" office:value="0.6771477042" calcext:value-type="float">
            <text:p>0.6771477042</text:p>
          </table:table-cell>
          <table:table-cell office:value-type="float" office:value="0.6911138303" calcext:value-type="float">
            <text:p>0.6911138303</text:p>
          </table:table-cell>
          <table:table-cell office:value-type="float" office:value="0.6588998219" calcext:value-type="float">
            <text:p>0.6588998219</text:p>
          </table:table-cell>
          <table:table-cell office:value-type="float" office:value="0.6249836081" calcext:value-type="float">
            <text:p>0.6249836081</text:p>
          </table:table-cell>
          <table:table-cell office:value-type="float" office:value="0.6751070908" calcext:value-type="float">
            <text:p>0.6751070908</text:p>
          </table:table-cell>
          <table:table-cell office:value-type="float" office:value="0.6279596827" calcext:value-type="float">
            <text:p>0.6279596827</text:p>
          </table:table-cell>
          <table:table-cell office:value-type="float" office:value="0.5866418285" calcext:value-type="float">
            <text:p>0.5866418285</text:p>
          </table:table-cell>
          <table:table-cell office:value-type="float" office:value="0.6280117327" calcext:value-type="float">
            <text:p>0.6280117327</text:p>
          </table:table-cell>
          <table:table-cell office:value-type="float" office:value="0.6186024619" calcext:value-type="float">
            <text:p>0.6186024619</text:p>
          </table:table-cell>
          <table:table-cell office:value-type="float" office:value="0.5380402768" calcext:value-type="float">
            <text:p>0.5380402768</text:p>
          </table:table-cell>
          <table:table-cell table:style-name="Default" office:value-type="float" office:value="0.6305091338" calcext:value-type="float">
            <text:p>0.6305091338</text:p>
          </table:table-cell>
          <table:table-cell table:style-name="ce1" table:formula="of:=AVERAGE([.AR21:.BP21])" office:value-type="float" office:value="0.598939570372" calcext:value-type="float">
            <text:p>0.598939570372</text:p>
          </table:table-cell>
          <table:table-cell table:formula="of:=[.BQ21]" office:value-type="float" office:value="0.598939570372" calcext:value-type="float">
            <text:p>0.598939570372</text:p>
          </table:table-cell>
          <table:table-cell table:formula="of:=[.BR21]" office:value-type="float" office:value="0.598939570372" calcext:value-type="float">
            <text:p>0.598939570372</text:p>
          </table:table-cell>
          <table:table-cell table:formula="of:=[.BS21]" office:value-type="float" office:value="0.598939570372" calcext:value-type="float">
            <text:p>0.598939570372</text:p>
          </table:table-cell>
          <table:table-cell table:formula="of:=[.BT21]" office:value-type="float" office:value="0.598939570372" calcext:value-type="float">
            <text:p>0.598939570372</text:p>
          </table:table-cell>
          <table:table-cell table:formula="of:=[.BU21]" office:value-type="float" office:value="0.598939570372" calcext:value-type="float">
            <text:p>0.598939570372</text:p>
          </table:table-cell>
          <table:table-cell table:formula="of:=[.BV21]" office:value-type="float" office:value="0.598939570372" calcext:value-type="float">
            <text:p>0.598939570372</text:p>
          </table:table-cell>
          <table:table-cell table:formula="of:=[.BW21]" office:value-type="float" office:value="0.598939570372" calcext:value-type="float">
            <text:p>0.598939570372</text:p>
          </table:table-cell>
          <table:table-cell table:formula="of:=[.BX21]" office:value-type="float" office:value="0.598939570372" calcext:value-type="float">
            <text:p>0.598939570372</text:p>
          </table:table-cell>
          <table:table-cell table:formula="of:=[.BY21]" office:value-type="float" office:value="0.598939570372" calcext:value-type="float">
            <text:p>0.598939570372</text:p>
          </table:table-cell>
          <table:table-cell table:formula="of:=[.BZ21]" office:value-type="float" office:value="0.598939570372" calcext:value-type="float">
            <text:p>0.598939570372</text:p>
          </table:table-cell>
          <table:table-cell table:formula="of:=[.CA21]" office:value-type="float" office:value="0.598939570372" calcext:value-type="float">
            <text:p>0.598939570372</text:p>
          </table:table-cell>
          <table:table-cell table:formula="of:=[.CB21]" office:value-type="float" office:value="0.598939570372" calcext:value-type="float">
            <text:p>0.598939570372</text:p>
          </table:table-cell>
          <table:table-cell table:formula="of:=[.CC21]" office:value-type="float" office:value="0.598939570372" calcext:value-type="float">
            <text:p>0.598939570372</text:p>
          </table:table-cell>
          <table:table-cell table:formula="of:=[.CD21]" office:value-type="float" office:value="0.598939570372" calcext:value-type="float">
            <text:p>0.598939570372</text:p>
          </table:table-cell>
          <table:table-cell table:formula="of:=[.CE21]" office:value-type="float" office:value="0.598939570372" calcext:value-type="float">
            <text:p>0.598939570372</text:p>
          </table:table-cell>
          <table:table-cell table:formula="of:=[.CF21]" office:value-type="float" office:value="0.598939570372" calcext:value-type="float">
            <text:p>0.598939570372</text:p>
          </table:table-cell>
          <table:table-cell table:formula="of:=[.CG21]" office:value-type="float" office:value="0.598939570372" calcext:value-type="float">
            <text:p>0.598939570372</text:p>
          </table:table-cell>
          <table:table-cell table:formula="of:=[.CH21]" office:value-type="float" office:value="0.598939570372" calcext:value-type="float">
            <text:p>0.598939570372</text:p>
          </table:table-cell>
          <table:table-cell table:formula="of:=[.CI21]" office:value-type="float" office:value="0.598939570372" calcext:value-type="float">
            <text:p>0.598939570372</text:p>
          </table:table-cell>
          <table:table-cell table:formula="of:=[.CJ21]" office:value-type="float" office:value="0.598939570372" calcext:value-type="float">
            <text:p>0.598939570372</text:p>
          </table:table-cell>
          <table:table-cell table:formula="of:=[.CK21]" office:value-type="float" office:value="0.598939570372" calcext:value-type="float">
            <text:p>0.598939570372</text:p>
          </table:table-cell>
          <table:table-cell table:formula="of:=[.CL21]" office:value-type="float" office:value="0.598939570372" calcext:value-type="float">
            <text:p>0.598939570372</text:p>
          </table:table-cell>
          <table:table-cell table:formula="of:=[.CM21]" office:value-type="float" office:value="0.598939570372" calcext:value-type="float">
            <text:p>0.598939570372</text:p>
          </table:table-cell>
          <table:table-cell table:formula="of:=[.CN21]" office:value-type="float" office:value="0.598939570372" calcext:value-type="float">
            <text:p>0.598939570372</text:p>
          </table:table-cell>
          <table:table-cell table:formula="of:=[.CO21]" office:value-type="float" office:value="0.598939570372" calcext:value-type="float">
            <text:p>0.598939570372</text:p>
          </table:table-cell>
          <table:table-cell table:formula="of:=[.CP21]" office:value-type="float" office:value="0.598939570372" calcext:value-type="float">
            <text:p>0.598939570372</text:p>
          </table:table-cell>
          <table:table-cell table:formula="of:=[.CQ21]" office:value-type="float" office:value="0.598939570372" calcext:value-type="float">
            <text:p>0.598939570372</text:p>
          </table:table-cell>
          <table:table-cell table:formula="of:=[.CR21]" office:value-type="float" office:value="0.598939570372" calcext:value-type="float">
            <text:p>0.598939570372</text:p>
          </table:table-cell>
          <table:table-cell table:formula="of:=[.CS21]" office:value-type="float" office:value="0.598939570372" calcext:value-type="float">
            <text:p>0.598939570372</text:p>
          </table:table-cell>
          <table:table-cell table:formula="of:=[.CT21]" office:value-type="float" office:value="0.598939570372" calcext:value-type="float">
            <text:p>0.598939570372</text:p>
          </table:table-cell>
          <table:table-cell table:formula="of:=[.CU21]" office:value-type="float" office:value="0.598939570372" calcext:value-type="float">
            <text:p>0.598939570372</text:p>
          </table:table-cell>
          <table:table-cell table:formula="of:=[.CV21]" office:value-type="float" office:value="0.598939570372" calcext:value-type="float">
            <text:p>0.598939570372</text:p>
          </table:table-cell>
          <table:table-cell table:formula="of:=[.CW21]" office:value-type="float" office:value="0.598939570372" calcext:value-type="float">
            <text:p>0.598939570372</text:p>
          </table:table-cell>
          <table:table-cell table:formula="of:=[.CX21]" office:value-type="float" office:value="0.598939570372" calcext:value-type="float">
            <text:p>0.598939570372</text:p>
          </table:table-cell>
          <table:table-cell table:formula="of:=[.CY21]" office:value-type="float" office:value="0.598939570372" calcext:value-type="float">
            <text:p>0.598939570372</text:p>
          </table:table-cell>
          <table:table-cell table:formula="of:=[.CZ21]" office:value-type="float" office:value="0.598939570372" calcext:value-type="float">
            <text:p>0.598939570372</text:p>
          </table:table-cell>
          <table:table-cell table:formula="of:=[.DA21]" office:value-type="float" office:value="0.598939570372" calcext:value-type="float">
            <text:p>0.598939570372</text:p>
          </table:table-cell>
          <table:table-cell table:formula="of:=[.DB21]" office:value-type="float" office:value="0.598939570372" calcext:value-type="float">
            <text:p>0.598939570372</text:p>
          </table:table-cell>
          <table:table-cell table:formula="of:=[.DC21]" office:value-type="float" office:value="0.598939570372" calcext:value-type="float">
            <text:p>0.598939570372</text:p>
          </table:table-cell>
          <table:table-cell table:formula="of:=[.DD21]" office:value-type="float" office:value="0.598939570372" calcext:value-type="float">
            <text:p>0.598939570372</text:p>
          </table:table-cell>
          <table:table-cell table:formula="of:=[.DE21]" office:value-type="float" office:value="0.598939570372" calcext:value-type="float">
            <text:p>0.598939570372</text:p>
          </table:table-cell>
          <table:table-cell table:formula="of:=[.DF21]" office:value-type="float" office:value="0.598939570372" calcext:value-type="float">
            <text:p>0.598939570372</text:p>
          </table:table-cell>
          <table:table-cell table:formula="of:=[.DG21]" office:value-type="float" office:value="0.598939570372" calcext:value-type="float">
            <text:p>0.598939570372</text:p>
          </table:table-cell>
          <table:table-cell table:formula="of:=[.DH21]" office:value-type="float" office:value="0.598939570372" calcext:value-type="float">
            <text:p>0.598939570372</text:p>
          </table:table-cell>
          <table:table-cell table:formula="of:=[.DI21]" office:value-type="float" office:value="0.598939570372" calcext:value-type="float">
            <text:p>0.598939570372</text:p>
          </table:table-cell>
          <table:table-cell table:formula="of:=[.DJ21]" office:value-type="float" office:value="0.598939570372" calcext:value-type="float">
            <text:p>0.598939570372</text:p>
          </table:table-cell>
          <table:table-cell table:formula="of:=[.DK21]" office:value-type="float" office:value="0.598939570372" calcext:value-type="float">
            <text:p>0.598939570372</text:p>
          </table:table-cell>
          <table:table-cell table:formula="of:=[.DL21]" office:value-type="float" office:value="0.598939570372" calcext:value-type="float">
            <text:p>0.598939570372</text:p>
          </table:table-cell>
          <table:table-cell table:formula="of:=[.DM21]" office:value-type="float" office:value="0.598939570372" calcext:value-type="float">
            <text:p>0.598939570372</text:p>
          </table:table-cell>
          <table:table-cell table:formula="of:=[.DN21]" office:value-type="float" office:value="0.598939570372" calcext:value-type="float">
            <text:p>0.598939570372</text:p>
          </table:table-cell>
          <table:table-cell table:formula="of:=[.DO21]" office:value-type="float" office:value="0.598939570372" calcext:value-type="float">
            <text:p>0.598939570372</text:p>
          </table:table-cell>
          <table:table-cell table:formula="of:=[.DP21]" office:value-type="float" office:value="0.598939570372" calcext:value-type="float">
            <text:p>0.598939570372</text:p>
          </table:table-cell>
          <table:table-cell table:formula="of:=[.DQ21]" office:value-type="float" office:value="0.598939570372" calcext:value-type="float">
            <text:p>0.598939570372</text:p>
          </table:table-cell>
          <table:table-cell table:formula="of:=[.DR21]" office:value-type="float" office:value="0.598939570372" calcext:value-type="float">
            <text:p>0.598939570372</text:p>
          </table:table-cell>
          <table:table-cell table:formula="of:=[.DS21]" office:value-type="float" office:value="0.598939570372" calcext:value-type="float">
            <text:p>0.598939570372</text:p>
          </table:table-cell>
          <table:table-cell table:formula="of:=[.DT21]" office:value-type="float" office:value="0.598939570372" calcext:value-type="float">
            <text:p>0.598939570372</text:p>
          </table:table-cell>
          <table:table-cell table:formula="of:=[.DU21]" office:value-type="float" office:value="0.598939570372" calcext:value-type="float">
            <text:p>0.598939570372</text:p>
          </table:table-cell>
          <table:table-cell table:formula="of:=[.DV21]" office:value-type="float" office:value="0.598939570372" calcext:value-type="float">
            <text:p>0.598939570372</text:p>
          </table:table-cell>
          <table:table-cell table:formula="of:=[.DW21]" office:value-type="float" office:value="0.598939570372" calcext:value-type="float">
            <text:p>0.598939570372</text:p>
          </table:table-cell>
          <table:table-cell table:formula="of:=[.DX21]" office:value-type="float" office:value="0.598939570372" calcext:value-type="float">
            <text:p>0.598939570372</text:p>
          </table:table-cell>
          <table:table-cell table:formula="of:=[.DY21]" office:value-type="float" office:value="0.598939570372" calcext:value-type="float">
            <text:p>0.598939570372</text:p>
          </table:table-cell>
          <table:table-cell table:formula="of:=[.DZ21]" office:value-type="float" office:value="0.598939570372" calcext:value-type="float">
            <text:p>0.598939570372</text:p>
          </table:table-cell>
          <table:table-cell table:formula="of:=[.EA21]" office:value-type="float" office:value="0.598939570372" calcext:value-type="float">
            <text:p>0.598939570372</text:p>
          </table:table-cell>
          <table:table-cell table:formula="of:=[.EB21]" office:value-type="float" office:value="0.598939570372" calcext:value-type="float">
            <text:p>0.598939570372</text:p>
          </table:table-cell>
          <table:table-cell table:formula="of:=[.EC21]" office:value-type="float" office:value="0.598939570372" calcext:value-type="float">
            <text:p>0.598939570372</text:p>
          </table:table-cell>
          <table:table-cell table:formula="of:=[.ED21]" office:value-type="float" office:value="0.598939570372" calcext:value-type="float">
            <text:p>0.598939570372</text:p>
          </table:table-cell>
          <table:table-cell table:formula="of:=[.EE21]" office:value-type="float" office:value="0.598939570372" calcext:value-type="float">
            <text:p>0.598939570372</text:p>
          </table:table-cell>
          <table:table-cell table:formula="of:=[.EF21]" office:value-type="float" office:value="0.598939570372" calcext:value-type="float">
            <text:p>0.598939570372</text:p>
          </table:table-cell>
          <table:table-cell table:formula="of:=[.EG21]" office:value-type="float" office:value="0.598939570372" calcext:value-type="float">
            <text:p>0.598939570372</text:p>
          </table:table-cell>
          <table:table-cell table:formula="of:=[.EH21]" office:value-type="float" office:value="0.598939570372" calcext:value-type="float">
            <text:p>0.598939570372</text:p>
          </table:table-cell>
          <table:table-cell table:formula="of:=[.EI21]" office:value-type="float" office:value="0.598939570372" calcext:value-type="float">
            <text:p>0.598939570372</text:p>
          </table:table-cell>
          <table:table-cell table:formula="of:=[.EJ21]" office:value-type="float" office:value="0.598939570372" calcext:value-type="float">
            <text:p>0.598939570372</text:p>
          </table:table-cell>
          <table:table-cell table:formula="of:=[.EK21]" office:value-type="float" office:value="0.598939570372" calcext:value-type="float">
            <text:p>0.598939570372</text:p>
          </table:table-cell>
          <table:table-cell table:formula="of:=[.EL21]" office:value-type="float" office:value="0.598939570372" calcext:value-type="float">
            <text:p>0.598939570372</text:p>
          </table:table-cell>
          <table:table-cell table:formula="of:=[.EM21]" office:value-type="float" office:value="0.598939570372" calcext:value-type="float">
            <text:p>0.598939570372</text:p>
          </table:table-cell>
          <table:table-cell table:formula="of:=[.EN21]" office:value-type="float" office:value="0.598939570372" calcext:value-type="float">
            <text:p>0.598939570372</text:p>
          </table:table-cell>
          <table:table-cell table:formula="of:=[.EO21]" office:value-type="float" office:value="0.598939570372" calcext:value-type="float">
            <text:p>0.598939570372</text:p>
          </table:table-cell>
          <table:table-cell table:formula="of:=[.EP21]" office:value-type="float" office:value="0.598939570372" calcext:value-type="float">
            <text:p>0.598939570372</text:p>
          </table:table-cell>
          <table:table-cell table:formula="of:=[.EQ21]" office:value-type="float" office:value="0.598939570372" calcext:value-type="float">
            <text:p>0.598939570372</text:p>
          </table:table-cell>
          <table:table-cell table:formula="of:=[.ER21]" office:value-type="float" office:value="0.598939570372" calcext:value-type="float">
            <text:p>0.598939570372</text:p>
          </table:table-cell>
          <table:table-cell table:formula="of:=[.ES21]" office:value-type="float" office:value="0.598939570372" calcext:value-type="float">
            <text:p>0.598939570372</text:p>
          </table:table-cell>
          <table:table-cell table:formula="of:=[.ET21]" office:value-type="float" office:value="0.598939570372" calcext:value-type="float">
            <text:p>0.5989395703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43819248" calcext:value-type="float">
            <text:p>0.6143819248</text:p>
          </table:table-cell>
          <table:table-cell office:value-type="float" office:value="0.53696016" calcext:value-type="float">
            <text:p>0.53696016</text:p>
          </table:table-cell>
          <table:table-cell office:value-type="float" office:value="0.5699232754" calcext:value-type="float">
            <text:p>0.5699232754</text:p>
          </table:table-cell>
          <table:table-cell office:value-type="float" office:value="0.5595747646" calcext:value-type="float">
            <text:p>0.5595747646</text:p>
          </table:table-cell>
          <table:table-cell office:value-type="float" office:value="0.6067659914" calcext:value-type="float">
            <text:p>0.6067659914</text:p>
          </table:table-cell>
          <table:table-cell office:value-type="float" office:value="0.6542649728" calcext:value-type="float">
            <text:p>0.6542649728</text:p>
          </table:table-cell>
          <table:table-cell office:value-type="float" office:value="0.5809091966" calcext:value-type="float">
            <text:p>0.5809091966</text:p>
          </table:table-cell>
          <table:table-cell office:value-type="float" office:value="0.4983076842" calcext:value-type="float">
            <text:p>0.4983076842</text:p>
          </table:table-cell>
          <table:table-cell office:value-type="float" office:value="0.4653699967" calcext:value-type="float">
            <text:p>0.4653699967</text:p>
          </table:table-cell>
          <table:table-cell office:value-type="float" office:value="0.6654101009" calcext:value-type="float">
            <text:p>0.6654101009</text:p>
          </table:table-cell>
          <table:table-cell office:value-type="float" office:value="0.5479979113" calcext:value-type="float">
            <text:p>0.5479979113</text:p>
          </table:table-cell>
          <table:table-cell office:value-type="float" office:value="0.531167418" calcext:value-type="float">
            <text:p>0.531167418</text:p>
          </table:table-cell>
          <table:table-cell office:value-type="float" office:value="0.4335511115" calcext:value-type="float">
            <text:p>0.4335511115</text:p>
          </table:table-cell>
          <table:table-cell office:value-type="float" office:value="0.4629884804" calcext:value-type="float">
            <text:p>0.4629884804</text:p>
          </table:table-cell>
          <table:table-cell office:value-type="float" office:value="0.5435773247" calcext:value-type="float">
            <text:p>0.5435773247</text:p>
          </table:table-cell>
          <table:table-cell office:value-type="float" office:value="0.5183303284" calcext:value-type="float">
            <text:p>0.5183303284</text:p>
          </table:table-cell>
          <table:table-cell office:value-type="float" office:value="0.5603715759" calcext:value-type="float">
            <text:p>0.5603715759</text:p>
          </table:table-cell>
          <table:table-cell office:value-type="float" office:value="0.6024128235" calcext:value-type="float">
            <text:p>0.6024128235</text:p>
          </table:table-cell>
          <table:table-cell office:value-type="float" office:value="0.5883962537" calcext:value-type="float">
            <text:p>0.5883962537</text:p>
          </table:table-cell>
          <table:table-cell office:value-type="float" office:value="0.5213668591" calcext:value-type="float">
            <text:p>0.5213668591</text:p>
          </table:table-cell>
          <table:table-cell office:value-type="float" office:value="0.5258756514" calcext:value-type="float">
            <text:p>0.5258756514</text:p>
          </table:table-cell>
          <table:table-cell office:value-type="float" office:value="0.610533372" calcext:value-type="float">
            <text:p>0.610533372</text:p>
          </table:table-cell>
          <table:table-cell office:value-type="float" office:value="0.5696980064" calcext:value-type="float">
            <text:p>0.5696980064</text:p>
          </table:table-cell>
          <table:table-cell office:value-type="float" office:value="0.5542625255" calcext:value-type="float">
            <text:p>0.5542625255</text:p>
          </table:table-cell>
          <table:table-cell office:value-type="float" office:value="0.6522094926" calcext:value-type="float">
            <text:p>0.6522094926</text:p>
          </table:table-cell>
          <table:table-cell office:value-type="float" office:value="0.5761285934" calcext:value-type="float">
            <text:p>0.5761285934</text:p>
          </table:table-cell>
          <table:table-cell office:value-type="float" office:value="0.5232206571" calcext:value-type="float">
            <text:p>0.5232206571</text:p>
          </table:table-cell>
          <table:table-cell office:value-type="float" office:value="0.5981049491" calcext:value-type="float">
            <text:p>0.5981049491</text:p>
          </table:table-cell>
          <table:table-cell office:value-type="float" office:value="0.6294058938" calcext:value-type="float">
            <text:p>0.6294058938</text:p>
          </table:table-cell>
          <table:table-cell office:value-type="float" office:value="0.5414562435" calcext:value-type="float">
            <text:p>0.5414562435</text:p>
          </table:table-cell>
          <table:table-cell office:value-type="float" office:value="0.4645148039" calcext:value-type="float">
            <text:p>0.4645148039</text:p>
          </table:table-cell>
          <table:table-cell office:value-type="float" office:value="0.5254989597" calcext:value-type="float">
            <text:p>0.5254989597</text:p>
          </table:table-cell>
          <table:table-cell office:value-type="float" office:value="0.5485173533" calcext:value-type="float">
            <text:p>0.5485173533</text:p>
          </table:table-cell>
          <table:table-cell office:value-type="float" office:value="0.5019940179" calcext:value-type="float">
            <text:p>0.5019940179</text:p>
          </table:table-cell>
          <table:table-cell office:value-type="float" office:value="0.5720131264" calcext:value-type="float">
            <text:p>0.5720131264</text:p>
          </table:table-cell>
          <table:table-cell office:value-type="float" office:value="0.5595738663" calcext:value-type="float">
            <text:p>0.5595738663</text:p>
          </table:table-cell>
          <table:table-cell office:value-type="float" office:value="0.5453967042" calcext:value-type="float">
            <text:p>0.5453967042</text:p>
          </table:table-cell>
          <table:table-cell office:value-type="float" office:value="0.5761569546" calcext:value-type="float">
            <text:p>0.5761569546</text:p>
          </table:table-cell>
          <table:table-cell office:value-type="float" office:value="0.5878122329" calcext:value-type="float">
            <text:p>0.5878122329</text:p>
          </table:table-cell>
          <table:table-cell office:value-type="float" office:value="0.6283435836" calcext:value-type="float">
            <text:p>0.6283435836</text:p>
          </table:table-cell>
          <table:table-cell office:value-type="float" office:value="0.662009417" calcext:value-type="float">
            <text:p>0.662009417</text:p>
          </table:table-cell>
          <table:table-cell office:value-type="float" office:value="0.6095999085" calcext:value-type="float">
            <text:p>0.6095999085</text:p>
          </table:table-cell>
          <table:table-cell office:value-type="float" office:value="0.6060340648" calcext:value-type="float">
            <text:p>0.6060340648</text:p>
          </table:table-cell>
          <table:table-cell office:value-type="float" office:value="0.5478051714" calcext:value-type="float">
            <text:p>0.5478051714</text:p>
          </table:table-cell>
          <table:table-cell office:value-type="float" office:value="0.5918863745" calcext:value-type="float">
            <text:p>0.5918863745</text:p>
          </table:table-cell>
          <table:table-cell office:value-type="float" office:value="0.6460696852" calcext:value-type="float">
            <text:p>0.6460696852</text:p>
          </table:table-cell>
          <table:table-cell office:value-type="float" office:value="0.4788686856" calcext:value-type="float">
            <text:p>0.4788686856</text:p>
          </table:table-cell>
          <table:table-cell office:value-type="float" office:value="0.5580696322" calcext:value-type="float">
            <text:p>0.5580696322</text:p>
          </table:table-cell>
          <table:table-cell office:value-type="float" office:value="0.545891518" calcext:value-type="float">
            <text:p>0.545891518</text:p>
          </table:table-cell>
          <table:table-cell office:value-type="float" office:value="0.5337134037" calcext:value-type="float">
            <text:p>0.5337134037</text:p>
          </table:table-cell>
          <table:table-cell office:value-type="float" office:value="0.5215352895" calcext:value-type="float">
            <text:p>0.5215352895</text:p>
          </table:table-cell>
          <table:table-cell office:value-type="float" office:value="0.5093571752" calcext:value-type="float">
            <text:p>0.5093571752</text:p>
          </table:table-cell>
          <table:table-cell office:value-type="float" office:value="0.5015368182" calcext:value-type="float">
            <text:p>0.5015368182</text:p>
          </table:table-cell>
          <table:table-cell office:value-type="float" office:value="0.4168735987" calcext:value-type="float">
            <text:p>0.4168735987</text:p>
          </table:table-cell>
          <table:table-cell office:value-type="float" office:value="0.4782579538" calcext:value-type="float">
            <text:p>0.4782579538</text:p>
          </table:table-cell>
          <table:table-cell office:value-type="float" office:value="0.5296721275" calcext:value-type="float">
            <text:p>0.5296721275</text:p>
          </table:table-cell>
          <table:table-cell office:value-type="float" office:value="0.4889673433" calcext:value-type="float">
            <text:p>0.4889673433</text:p>
          </table:table-cell>
          <table:table-cell office:value-type="float" office:value="0.5637259054" calcext:value-type="float">
            <text:p>0.5637259054</text:p>
          </table:table-cell>
          <table:table-cell office:value-type="float" office:value="0.4703027163" calcext:value-type="float">
            <text:p>0.4703027163</text:p>
          </table:table-cell>
          <table:table-cell office:value-type="float" office:value="0.4794636934" calcext:value-type="float">
            <text:p>0.4794636934</text:p>
          </table:table-cell>
          <table:table-cell office:value-type="float" office:value="0.5760982616" calcext:value-type="float">
            <text:p>0.5760982616</text:p>
          </table:table-cell>
          <table:table-cell office:value-type="float" office:value="0.5212629025" calcext:value-type="float">
            <text:p>0.5212629025</text:p>
          </table:table-cell>
          <table:table-cell office:value-type="float" office:value="0.4827699974" calcext:value-type="float">
            <text:p>0.4827699974</text:p>
          </table:table-cell>
          <table:table-cell office:value-type="float" office:value="0.6414951839" calcext:value-type="float">
            <text:p>0.6414951839</text:p>
          </table:table-cell>
          <table:table-cell office:value-type="float" office:value="0.5096537043" calcext:value-type="float">
            <text:p>0.5096537043</text:p>
          </table:table-cell>
          <table:table-cell office:value-type="float" office:value="0.568794723" calcext:value-type="float">
            <text:p>0.568794723</text:p>
          </table:table-cell>
          <table:table-cell table:style-name="Default" office:value-type="float" office:value="0.4347372371" calcext:value-type="float">
            <text:p>0.4347372371</text:p>
          </table:table-cell>
          <table:table-cell table:style-name="ce1" table:formula="of:=AVERAGE([.AR22:.BP22])" office:value-type="float" office:value="0.52811372666" calcext:value-type="float">
            <text:p>0.52811372666</text:p>
          </table:table-cell>
          <table:table-cell table:formula="of:=[.BQ22]" office:value-type="float" office:value="0.52811372666" calcext:value-type="float">
            <text:p>0.52811372666</text:p>
          </table:table-cell>
          <table:table-cell table:formula="of:=[.BR22]" office:value-type="float" office:value="0.52811372666" calcext:value-type="float">
            <text:p>0.52811372666</text:p>
          </table:table-cell>
          <table:table-cell table:formula="of:=[.BS22]" office:value-type="float" office:value="0.52811372666" calcext:value-type="float">
            <text:p>0.52811372666</text:p>
          </table:table-cell>
          <table:table-cell table:formula="of:=[.BT22]" office:value-type="float" office:value="0.52811372666" calcext:value-type="float">
            <text:p>0.52811372666</text:p>
          </table:table-cell>
          <table:table-cell table:formula="of:=[.BU22]" office:value-type="float" office:value="0.52811372666" calcext:value-type="float">
            <text:p>0.52811372666</text:p>
          </table:table-cell>
          <table:table-cell table:formula="of:=[.BV22]" office:value-type="float" office:value="0.52811372666" calcext:value-type="float">
            <text:p>0.52811372666</text:p>
          </table:table-cell>
          <table:table-cell table:formula="of:=[.BW22]" office:value-type="float" office:value="0.52811372666" calcext:value-type="float">
            <text:p>0.52811372666</text:p>
          </table:table-cell>
          <table:table-cell table:formula="of:=[.BX22]" office:value-type="float" office:value="0.52811372666" calcext:value-type="float">
            <text:p>0.52811372666</text:p>
          </table:table-cell>
          <table:table-cell table:formula="of:=[.BY22]" office:value-type="float" office:value="0.52811372666" calcext:value-type="float">
            <text:p>0.52811372666</text:p>
          </table:table-cell>
          <table:table-cell table:formula="of:=[.BZ22]" office:value-type="float" office:value="0.52811372666" calcext:value-type="float">
            <text:p>0.52811372666</text:p>
          </table:table-cell>
          <table:table-cell table:formula="of:=[.CA22]" office:value-type="float" office:value="0.52811372666" calcext:value-type="float">
            <text:p>0.52811372666</text:p>
          </table:table-cell>
          <table:table-cell table:formula="of:=[.CB22]" office:value-type="float" office:value="0.52811372666" calcext:value-type="float">
            <text:p>0.52811372666</text:p>
          </table:table-cell>
          <table:table-cell table:formula="of:=[.CC22]" office:value-type="float" office:value="0.52811372666" calcext:value-type="float">
            <text:p>0.52811372666</text:p>
          </table:table-cell>
          <table:table-cell table:formula="of:=[.CD22]" office:value-type="float" office:value="0.52811372666" calcext:value-type="float">
            <text:p>0.52811372666</text:p>
          </table:table-cell>
          <table:table-cell table:formula="of:=[.CE22]" office:value-type="float" office:value="0.52811372666" calcext:value-type="float">
            <text:p>0.52811372666</text:p>
          </table:table-cell>
          <table:table-cell table:formula="of:=[.CF22]" office:value-type="float" office:value="0.52811372666" calcext:value-type="float">
            <text:p>0.52811372666</text:p>
          </table:table-cell>
          <table:table-cell table:formula="of:=[.CG22]" office:value-type="float" office:value="0.52811372666" calcext:value-type="float">
            <text:p>0.52811372666</text:p>
          </table:table-cell>
          <table:table-cell table:formula="of:=[.CH22]" office:value-type="float" office:value="0.52811372666" calcext:value-type="float">
            <text:p>0.52811372666</text:p>
          </table:table-cell>
          <table:table-cell table:formula="of:=[.CI22]" office:value-type="float" office:value="0.52811372666" calcext:value-type="float">
            <text:p>0.52811372666</text:p>
          </table:table-cell>
          <table:table-cell table:formula="of:=[.CJ22]" office:value-type="float" office:value="0.52811372666" calcext:value-type="float">
            <text:p>0.52811372666</text:p>
          </table:table-cell>
          <table:table-cell table:formula="of:=[.CK22]" office:value-type="float" office:value="0.52811372666" calcext:value-type="float">
            <text:p>0.52811372666</text:p>
          </table:table-cell>
          <table:table-cell table:formula="of:=[.CL22]" office:value-type="float" office:value="0.52811372666" calcext:value-type="float">
            <text:p>0.52811372666</text:p>
          </table:table-cell>
          <table:table-cell table:formula="of:=[.CM22]" office:value-type="float" office:value="0.52811372666" calcext:value-type="float">
            <text:p>0.52811372666</text:p>
          </table:table-cell>
          <table:table-cell table:formula="of:=[.CN22]" office:value-type="float" office:value="0.52811372666" calcext:value-type="float">
            <text:p>0.52811372666</text:p>
          </table:table-cell>
          <table:table-cell table:formula="of:=[.CO22]" office:value-type="float" office:value="0.52811372666" calcext:value-type="float">
            <text:p>0.52811372666</text:p>
          </table:table-cell>
          <table:table-cell table:formula="of:=[.CP22]" office:value-type="float" office:value="0.52811372666" calcext:value-type="float">
            <text:p>0.52811372666</text:p>
          </table:table-cell>
          <table:table-cell table:formula="of:=[.CQ22]" office:value-type="float" office:value="0.52811372666" calcext:value-type="float">
            <text:p>0.52811372666</text:p>
          </table:table-cell>
          <table:table-cell table:formula="of:=[.CR22]" office:value-type="float" office:value="0.52811372666" calcext:value-type="float">
            <text:p>0.52811372666</text:p>
          </table:table-cell>
          <table:table-cell table:formula="of:=[.CS22]" office:value-type="float" office:value="0.52811372666" calcext:value-type="float">
            <text:p>0.52811372666</text:p>
          </table:table-cell>
          <table:table-cell table:formula="of:=[.CT22]" office:value-type="float" office:value="0.52811372666" calcext:value-type="float">
            <text:p>0.52811372666</text:p>
          </table:table-cell>
          <table:table-cell table:formula="of:=[.CU22]" office:value-type="float" office:value="0.52811372666" calcext:value-type="float">
            <text:p>0.52811372666</text:p>
          </table:table-cell>
          <table:table-cell table:formula="of:=[.CV22]" office:value-type="float" office:value="0.52811372666" calcext:value-type="float">
            <text:p>0.52811372666</text:p>
          </table:table-cell>
          <table:table-cell table:formula="of:=[.CW22]" office:value-type="float" office:value="0.52811372666" calcext:value-type="float">
            <text:p>0.52811372666</text:p>
          </table:table-cell>
          <table:table-cell table:formula="of:=[.CX22]" office:value-type="float" office:value="0.52811372666" calcext:value-type="float">
            <text:p>0.52811372666</text:p>
          </table:table-cell>
          <table:table-cell table:formula="of:=[.CY22]" office:value-type="float" office:value="0.52811372666" calcext:value-type="float">
            <text:p>0.52811372666</text:p>
          </table:table-cell>
          <table:table-cell table:formula="of:=[.CZ22]" office:value-type="float" office:value="0.52811372666" calcext:value-type="float">
            <text:p>0.52811372666</text:p>
          </table:table-cell>
          <table:table-cell table:formula="of:=[.DA22]" office:value-type="float" office:value="0.52811372666" calcext:value-type="float">
            <text:p>0.52811372666</text:p>
          </table:table-cell>
          <table:table-cell table:formula="of:=[.DB22]" office:value-type="float" office:value="0.52811372666" calcext:value-type="float">
            <text:p>0.52811372666</text:p>
          </table:table-cell>
          <table:table-cell table:formula="of:=[.DC22]" office:value-type="float" office:value="0.52811372666" calcext:value-type="float">
            <text:p>0.52811372666</text:p>
          </table:table-cell>
          <table:table-cell table:formula="of:=[.DD22]" office:value-type="float" office:value="0.52811372666" calcext:value-type="float">
            <text:p>0.52811372666</text:p>
          </table:table-cell>
          <table:table-cell table:formula="of:=[.DE22]" office:value-type="float" office:value="0.52811372666" calcext:value-type="float">
            <text:p>0.52811372666</text:p>
          </table:table-cell>
          <table:table-cell table:formula="of:=[.DF22]" office:value-type="float" office:value="0.52811372666" calcext:value-type="float">
            <text:p>0.52811372666</text:p>
          </table:table-cell>
          <table:table-cell table:formula="of:=[.DG22]" office:value-type="float" office:value="0.52811372666" calcext:value-type="float">
            <text:p>0.52811372666</text:p>
          </table:table-cell>
          <table:table-cell table:formula="of:=[.DH22]" office:value-type="float" office:value="0.52811372666" calcext:value-type="float">
            <text:p>0.52811372666</text:p>
          </table:table-cell>
          <table:table-cell table:formula="of:=[.DI22]" office:value-type="float" office:value="0.52811372666" calcext:value-type="float">
            <text:p>0.52811372666</text:p>
          </table:table-cell>
          <table:table-cell table:formula="of:=[.DJ22]" office:value-type="float" office:value="0.52811372666" calcext:value-type="float">
            <text:p>0.52811372666</text:p>
          </table:table-cell>
          <table:table-cell table:formula="of:=[.DK22]" office:value-type="float" office:value="0.52811372666" calcext:value-type="float">
            <text:p>0.52811372666</text:p>
          </table:table-cell>
          <table:table-cell table:formula="of:=[.DL22]" office:value-type="float" office:value="0.52811372666" calcext:value-type="float">
            <text:p>0.52811372666</text:p>
          </table:table-cell>
          <table:table-cell table:formula="of:=[.DM22]" office:value-type="float" office:value="0.52811372666" calcext:value-type="float">
            <text:p>0.52811372666</text:p>
          </table:table-cell>
          <table:table-cell table:formula="of:=[.DN22]" office:value-type="float" office:value="0.52811372666" calcext:value-type="float">
            <text:p>0.52811372666</text:p>
          </table:table-cell>
          <table:table-cell table:formula="of:=[.DO22]" office:value-type="float" office:value="0.52811372666" calcext:value-type="float">
            <text:p>0.52811372666</text:p>
          </table:table-cell>
          <table:table-cell table:formula="of:=[.DP22]" office:value-type="float" office:value="0.52811372666" calcext:value-type="float">
            <text:p>0.52811372666</text:p>
          </table:table-cell>
          <table:table-cell table:formula="of:=[.DQ22]" office:value-type="float" office:value="0.52811372666" calcext:value-type="float">
            <text:p>0.52811372666</text:p>
          </table:table-cell>
          <table:table-cell table:formula="of:=[.DR22]" office:value-type="float" office:value="0.52811372666" calcext:value-type="float">
            <text:p>0.52811372666</text:p>
          </table:table-cell>
          <table:table-cell table:formula="of:=[.DS22]" office:value-type="float" office:value="0.52811372666" calcext:value-type="float">
            <text:p>0.52811372666</text:p>
          </table:table-cell>
          <table:table-cell table:formula="of:=[.DT22]" office:value-type="float" office:value="0.52811372666" calcext:value-type="float">
            <text:p>0.52811372666</text:p>
          </table:table-cell>
          <table:table-cell table:formula="of:=[.DU22]" office:value-type="float" office:value="0.52811372666" calcext:value-type="float">
            <text:p>0.52811372666</text:p>
          </table:table-cell>
          <table:table-cell table:formula="of:=[.DV22]" office:value-type="float" office:value="0.52811372666" calcext:value-type="float">
            <text:p>0.52811372666</text:p>
          </table:table-cell>
          <table:table-cell table:formula="of:=[.DW22]" office:value-type="float" office:value="0.52811372666" calcext:value-type="float">
            <text:p>0.52811372666</text:p>
          </table:table-cell>
          <table:table-cell table:formula="of:=[.DX22]" office:value-type="float" office:value="0.52811372666" calcext:value-type="float">
            <text:p>0.52811372666</text:p>
          </table:table-cell>
          <table:table-cell table:formula="of:=[.DY22]" office:value-type="float" office:value="0.52811372666" calcext:value-type="float">
            <text:p>0.52811372666</text:p>
          </table:table-cell>
          <table:table-cell table:formula="of:=[.DZ22]" office:value-type="float" office:value="0.52811372666" calcext:value-type="float">
            <text:p>0.52811372666</text:p>
          </table:table-cell>
          <table:table-cell table:formula="of:=[.EA22]" office:value-type="float" office:value="0.52811372666" calcext:value-type="float">
            <text:p>0.52811372666</text:p>
          </table:table-cell>
          <table:table-cell table:formula="of:=[.EB22]" office:value-type="float" office:value="0.52811372666" calcext:value-type="float">
            <text:p>0.52811372666</text:p>
          </table:table-cell>
          <table:table-cell table:formula="of:=[.EC22]" office:value-type="float" office:value="0.52811372666" calcext:value-type="float">
            <text:p>0.52811372666</text:p>
          </table:table-cell>
          <table:table-cell table:formula="of:=[.ED22]" office:value-type="float" office:value="0.52811372666" calcext:value-type="float">
            <text:p>0.52811372666</text:p>
          </table:table-cell>
          <table:table-cell table:formula="of:=[.EE22]" office:value-type="float" office:value="0.52811372666" calcext:value-type="float">
            <text:p>0.52811372666</text:p>
          </table:table-cell>
          <table:table-cell table:formula="of:=[.EF22]" office:value-type="float" office:value="0.52811372666" calcext:value-type="float">
            <text:p>0.52811372666</text:p>
          </table:table-cell>
          <table:table-cell table:formula="of:=[.EG22]" office:value-type="float" office:value="0.52811372666" calcext:value-type="float">
            <text:p>0.52811372666</text:p>
          </table:table-cell>
          <table:table-cell table:formula="of:=[.EH22]" office:value-type="float" office:value="0.52811372666" calcext:value-type="float">
            <text:p>0.52811372666</text:p>
          </table:table-cell>
          <table:table-cell table:formula="of:=[.EI22]" office:value-type="float" office:value="0.52811372666" calcext:value-type="float">
            <text:p>0.52811372666</text:p>
          </table:table-cell>
          <table:table-cell table:formula="of:=[.EJ22]" office:value-type="float" office:value="0.52811372666" calcext:value-type="float">
            <text:p>0.52811372666</text:p>
          </table:table-cell>
          <table:table-cell table:formula="of:=[.EK22]" office:value-type="float" office:value="0.52811372666" calcext:value-type="float">
            <text:p>0.52811372666</text:p>
          </table:table-cell>
          <table:table-cell table:formula="of:=[.EL22]" office:value-type="float" office:value="0.52811372666" calcext:value-type="float">
            <text:p>0.52811372666</text:p>
          </table:table-cell>
          <table:table-cell table:formula="of:=[.EM22]" office:value-type="float" office:value="0.52811372666" calcext:value-type="float">
            <text:p>0.52811372666</text:p>
          </table:table-cell>
          <table:table-cell table:formula="of:=[.EN22]" office:value-type="float" office:value="0.52811372666" calcext:value-type="float">
            <text:p>0.52811372666</text:p>
          </table:table-cell>
          <table:table-cell table:formula="of:=[.EO22]" office:value-type="float" office:value="0.52811372666" calcext:value-type="float">
            <text:p>0.52811372666</text:p>
          </table:table-cell>
          <table:table-cell table:formula="of:=[.EP22]" office:value-type="float" office:value="0.52811372666" calcext:value-type="float">
            <text:p>0.52811372666</text:p>
          </table:table-cell>
          <table:table-cell table:formula="of:=[.EQ22]" office:value-type="float" office:value="0.52811372666" calcext:value-type="float">
            <text:p>0.52811372666</text:p>
          </table:table-cell>
          <table:table-cell table:formula="of:=[.ER22]" office:value-type="float" office:value="0.52811372666" calcext:value-type="float">
            <text:p>0.52811372666</text:p>
          </table:table-cell>
          <table:table-cell table:formula="of:=[.ES22]" office:value-type="float" office:value="0.52811372666" calcext:value-type="float">
            <text:p>0.52811372666</text:p>
          </table:table-cell>
          <table:table-cell table:formula="of:=[.ET22]" office:value-type="float" office:value="0.52811372666" calcext:value-type="float">
            <text:p>0.528113726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42173211" calcext:value-type="float">
            <text:p>0.4942173211</text:p>
          </table:table-cell>
          <table:table-cell office:value-type="float" office:value="0.4064798599" calcext:value-type="float">
            <text:p>0.4064798599</text:p>
          </table:table-cell>
          <table:table-cell office:value-type="float" office:value="0.4753705991" calcext:value-type="float">
            <text:p>0.4753705991</text:p>
          </table:table-cell>
          <table:table-cell office:value-type="float" office:value="0.3275258934" calcext:value-type="float">
            <text:p>0.3275258934</text:p>
          </table:table-cell>
          <table:table-cell office:value-type="float" office:value="0.6373724585" calcext:value-type="float">
            <text:p>0.6373724585</text:p>
          </table:table-cell>
          <table:table-cell office:value-type="float" office:value="0.3658687577" calcext:value-type="float">
            <text:p>0.3658687577</text:p>
          </table:table-cell>
          <table:table-cell office:value-type="float" office:value="0.4958481613" calcext:value-type="float">
            <text:p>0.4958481613</text:p>
          </table:table-cell>
          <table:table-cell office:value-type="float" office:value="0.5228343232" calcext:value-type="float">
            <text:p>0.5228343232</text:p>
          </table:table-cell>
          <table:table-cell office:value-type="float" office:value="0.8497735635" calcext:value-type="float">
            <text:p>0.8497735635</text:p>
          </table:table-cell>
          <table:table-cell office:value-type="float" office:value="0.340397351" calcext:value-type="float">
            <text:p>0.340397351</text:p>
          </table:table-cell>
          <table:table-cell office:value-type="float" office:value="0.4340532757" calcext:value-type="float">
            <text:p>0.4340532757</text:p>
          </table:table-cell>
          <table:table-cell office:value-type="float" office:value="0.469752024" calcext:value-type="float">
            <text:p>0.469752024</text:p>
          </table:table-cell>
          <table:table-cell office:value-type="float" office:value="0.5622320188" calcext:value-type="float">
            <text:p>0.5622320188</text:p>
          </table:table-cell>
          <table:table-cell office:value-type="float" office:value="0.465809014" calcext:value-type="float">
            <text:p>0.465809014</text:p>
          </table:table-cell>
          <table:table-cell office:value-type="float" office:value="0.2451211666" calcext:value-type="float">
            <text:p>0.2451211666</text:p>
          </table:table-cell>
          <table:table-cell office:value-type="float" office:value="0.2004780711" calcext:value-type="float">
            <text:p>0.2004780711</text:p>
          </table:table-cell>
          <table:table-cell office:value-type="float" office:value="0.2506694085" calcext:value-type="float">
            <text:p>0.2506694085</text:p>
          </table:table-cell>
          <table:table-cell office:value-type="float" office:value="0.300860746" calcext:value-type="float">
            <text:p>0.300860746</text:p>
          </table:table-cell>
          <table:table-cell office:value-type="float" office:value="0.546314258" calcext:value-type="float">
            <text:p>0.546314258</text:p>
          </table:table-cell>
          <table:table-cell office:value-type="float" office:value="0.6300759759" calcext:value-type="float">
            <text:p>0.6300759759</text:p>
          </table:table-cell>
          <table:table-cell office:value-type="float" office:value="0.2524111325" calcext:value-type="float">
            <text:p>0.2524111325</text:p>
          </table:table-cell>
          <table:table-cell office:value-type="float" office:value="0.06722086" calcext:value-type="float">
            <text:p>0.06722086</text:p>
          </table:table-cell>
          <table:table-cell office:value-type="float" office:value="0.4290549616" calcext:value-type="float">
            <text:p>0.4290549616</text:p>
          </table:table-cell>
          <table:table-cell office:value-type="float" office:value="0.5596952568" calcext:value-type="float">
            <text:p>0.5596952568</text:p>
          </table:table-cell>
          <table:table-cell office:value-type="float" office:value="0.2448286752" calcext:value-type="float">
            <text:p>0.2448286752</text:p>
          </table:table-cell>
          <table:table-cell office:value-type="float" office:value="0.3570954" calcext:value-type="float">
            <text:p>0.3570954</text:p>
          </table:table-cell>
          <table:table-cell office:value-type="float" office:value="0.1957444886" calcext:value-type="float">
            <text:p>0.1957444886</text:p>
          </table:table-cell>
          <table:table-cell office:value-type="float" office:value="0.3932916381" calcext:value-type="float">
            <text:p>0.3932916381</text:p>
          </table:table-cell>
          <table:table-cell office:value-type="float" office:value="0.617405109" calcext:value-type="float">
            <text:p>0.617405109</text:p>
          </table:table-cell>
          <table:table-cell office:value-type="float" office:value="0.5351037715" calcext:value-type="float">
            <text:p>0.5351037715</text:p>
          </table:table-cell>
          <table:table-cell office:value-type="float" office:value="0.2971384923" calcext:value-type="float">
            <text:p>0.2971384923</text:p>
          </table:table-cell>
          <table:table-cell office:value-type="float" office:value="0.4714555535" calcext:value-type="float">
            <text:p>0.4714555535</text:p>
          </table:table-cell>
          <table:table-cell office:value-type="float" office:value="0.6257739197" calcext:value-type="float">
            <text:p>0.6257739197</text:p>
          </table:table-cell>
          <table:table-cell office:value-type="float" office:value="0.3567999165" calcext:value-type="float">
            <text:p>0.3567999165</text:p>
          </table:table-cell>
          <table:table-cell office:value-type="float" office:value="0.3640685263" calcext:value-type="float">
            <text:p>0.3640685263</text:p>
          </table:table-cell>
          <table:table-cell office:value-type="float" office:value="0.5037666073" calcext:value-type="float">
            <text:p>0.5037666073</text:p>
          </table:table-cell>
          <table:table-cell office:value-type="float" office:value="0.3233603537" calcext:value-type="float">
            <text:p>0.3233603537</text:p>
          </table:table-cell>
          <table:table-cell office:value-type="float" office:value="0.3547425163" calcext:value-type="float">
            <text:p>0.3547425163</text:p>
          </table:table-cell>
          <table:table-cell office:value-type="float" office:value="0.6061197041" calcext:value-type="float">
            <text:p>0.6061197041</text:p>
          </table:table-cell>
          <table:table-cell office:value-type="float" office:value="0.382743717" calcext:value-type="float">
            <text:p>0.382743717</text:p>
          </table:table-cell>
          <table:table-cell office:value-type="float" office:value="0.5783360091" calcext:value-type="float">
            <text:p>0.5783360091</text:p>
          </table:table-cell>
          <table:table-cell office:value-type="float" office:value="0.3566005388" calcext:value-type="float">
            <text:p>0.3566005388</text:p>
          </table:table-cell>
          <table:table-cell office:value-type="float" office:value="0.3133075407" calcext:value-type="float">
            <text:p>0.3133075407</text:p>
          </table:table-cell>
          <table:table-cell office:value-type="float" office:value="0.3459450701" calcext:value-type="float">
            <text:p>0.3459450701</text:p>
          </table:table-cell>
          <table:table-cell office:value-type="float" office:value="0.2929316473" calcext:value-type="float">
            <text:p>0.2929316473</text:p>
          </table:table-cell>
          <table:table-cell office:value-type="float" office:value="0.3670348006" calcext:value-type="float">
            <text:p>0.3670348006</text:p>
          </table:table-cell>
          <table:table-cell office:value-type="float" office:value="0.2612511481" calcext:value-type="float">
            <text:p>0.2612511481</text:p>
          </table:table-cell>
          <table:table-cell office:value-type="float" office:value="0.339640492" calcext:value-type="float">
            <text:p>0.339640492</text:p>
          </table:table-cell>
          <table:table-cell office:value-type="float" office:value="0.3118508357" calcext:value-type="float">
            <text:p>0.3118508357</text:p>
          </table:table-cell>
          <table:table-cell office:value-type="float" office:value="0.2840611795" calcext:value-type="float">
            <text:p>0.2840611795</text:p>
          </table:table-cell>
          <table:table-cell office:value-type="float" office:value="0.2562715232" calcext:value-type="float">
            <text:p>0.2562715232</text:p>
          </table:table-cell>
          <table:table-cell office:value-type="float" office:value="0.2284818669" calcext:value-type="float">
            <text:p>0.2284818669</text:p>
          </table:table-cell>
          <table:table-cell office:value-type="float" office:value="0.3430980764" calcext:value-type="float">
            <text:p>0.3430980764</text:p>
          </table:table-cell>
          <table:table-cell office:value-type="float" office:value="0.4773671619" calcext:value-type="float">
            <text:p>0.4773671619</text:p>
          </table:table-cell>
          <table:table-cell office:value-type="float" office:value="0.1579008386" calcext:value-type="float">
            <text:p>0.1579008386</text:p>
          </table:table-cell>
          <table:table-cell office:value-type="float" office:value="0.3314604256" calcext:value-type="float">
            <text:p>0.3314604256</text:p>
          </table:table-cell>
          <table:table-cell office:value-type="float" office:value="0.4084649893" calcext:value-type="float">
            <text:p>0.4084649893</text:p>
          </table:table-cell>
          <table:table-cell office:value-type="float" office:value="0.3069104178" calcext:value-type="float">
            <text:p>0.3069104178</text:p>
          </table:table-cell>
          <table:table-cell office:value-type="float" office:value="0.2838022701" calcext:value-type="float">
            <text:p>0.2838022701</text:p>
          </table:table-cell>
          <table:table-cell office:value-type="float" office:value="0.2413564711" calcext:value-type="float">
            <text:p>0.2413564711</text:p>
          </table:table-cell>
          <table:table-cell office:value-type="float" office:value="0.384729064" calcext:value-type="float">
            <text:p>0.384729064</text:p>
          </table:table-cell>
          <table:table-cell office:value-type="float" office:value="0.4318858561" calcext:value-type="float">
            <text:p>0.4318858561</text:p>
          </table:table-cell>
          <table:table-cell office:value-type="float" office:value="0.3186588483" calcext:value-type="float">
            <text:p>0.3186588483</text:p>
          </table:table-cell>
          <table:table-cell office:value-type="float" office:value="0.4233797408" calcext:value-type="float">
            <text:p>0.4233797408</text:p>
          </table:table-cell>
          <table:table-cell office:value-type="float" office:value="0.3867984102" calcext:value-type="float">
            <text:p>0.3867984102</text:p>
          </table:table-cell>
          <table:table-cell office:value-type="float" office:value="0.4357831078" calcext:value-type="float">
            <text:p>0.4357831078</text:p>
          </table:table-cell>
          <table:table-cell table:style-name="Default" office:value-type="float" office:value="0.2643864208" calcext:value-type="float">
            <text:p>0.2643864208</text:p>
          </table:table-cell>
          <table:table-cell table:style-name="ce1" table:formula="of:=AVERAGE([.AR23:.BP23])" office:value-type="float" office:value="0.327870328116" calcext:value-type="float">
            <text:p>0.327870328116</text:p>
          </table:table-cell>
          <table:table-cell table:formula="of:=[.BQ23]" office:value-type="float" office:value="0.327870328116" calcext:value-type="float">
            <text:p>0.327870328116</text:p>
          </table:table-cell>
          <table:table-cell table:formula="of:=[.BR23]" office:value-type="float" office:value="0.327870328116" calcext:value-type="float">
            <text:p>0.327870328116</text:p>
          </table:table-cell>
          <table:table-cell table:formula="of:=[.BS23]" office:value-type="float" office:value="0.327870328116" calcext:value-type="float">
            <text:p>0.327870328116</text:p>
          </table:table-cell>
          <table:table-cell table:formula="of:=[.BT23]" office:value-type="float" office:value="0.327870328116" calcext:value-type="float">
            <text:p>0.327870328116</text:p>
          </table:table-cell>
          <table:table-cell table:formula="of:=[.BU23]" office:value-type="float" office:value="0.327870328116" calcext:value-type="float">
            <text:p>0.327870328116</text:p>
          </table:table-cell>
          <table:table-cell table:formula="of:=[.BV23]" office:value-type="float" office:value="0.327870328116" calcext:value-type="float">
            <text:p>0.327870328116</text:p>
          </table:table-cell>
          <table:table-cell table:formula="of:=[.BW23]" office:value-type="float" office:value="0.327870328116" calcext:value-type="float">
            <text:p>0.327870328116</text:p>
          </table:table-cell>
          <table:table-cell table:formula="of:=[.BX23]" office:value-type="float" office:value="0.327870328116" calcext:value-type="float">
            <text:p>0.327870328116</text:p>
          </table:table-cell>
          <table:table-cell table:formula="of:=[.BY23]" office:value-type="float" office:value="0.327870328116" calcext:value-type="float">
            <text:p>0.327870328116</text:p>
          </table:table-cell>
          <table:table-cell table:formula="of:=[.BZ23]" office:value-type="float" office:value="0.327870328116" calcext:value-type="float">
            <text:p>0.327870328116</text:p>
          </table:table-cell>
          <table:table-cell table:formula="of:=[.CA23]" office:value-type="float" office:value="0.327870328116" calcext:value-type="float">
            <text:p>0.327870328116</text:p>
          </table:table-cell>
          <table:table-cell table:formula="of:=[.CB23]" office:value-type="float" office:value="0.327870328116" calcext:value-type="float">
            <text:p>0.327870328116</text:p>
          </table:table-cell>
          <table:table-cell table:formula="of:=[.CC23]" office:value-type="float" office:value="0.327870328116" calcext:value-type="float">
            <text:p>0.327870328116</text:p>
          </table:table-cell>
          <table:table-cell table:formula="of:=[.CD23]" office:value-type="float" office:value="0.327870328116" calcext:value-type="float">
            <text:p>0.327870328116</text:p>
          </table:table-cell>
          <table:table-cell table:formula="of:=[.CE23]" office:value-type="float" office:value="0.327870328116" calcext:value-type="float">
            <text:p>0.327870328116</text:p>
          </table:table-cell>
          <table:table-cell table:formula="of:=[.CF23]" office:value-type="float" office:value="0.327870328116" calcext:value-type="float">
            <text:p>0.327870328116</text:p>
          </table:table-cell>
          <table:table-cell table:formula="of:=[.CG23]" office:value-type="float" office:value="0.327870328116" calcext:value-type="float">
            <text:p>0.327870328116</text:p>
          </table:table-cell>
          <table:table-cell table:formula="of:=[.CH23]" office:value-type="float" office:value="0.327870328116" calcext:value-type="float">
            <text:p>0.327870328116</text:p>
          </table:table-cell>
          <table:table-cell table:formula="of:=[.CI23]" office:value-type="float" office:value="0.327870328116" calcext:value-type="float">
            <text:p>0.327870328116</text:p>
          </table:table-cell>
          <table:table-cell table:formula="of:=[.CJ23]" office:value-type="float" office:value="0.327870328116" calcext:value-type="float">
            <text:p>0.327870328116</text:p>
          </table:table-cell>
          <table:table-cell table:formula="of:=[.CK23]" office:value-type="float" office:value="0.327870328116" calcext:value-type="float">
            <text:p>0.327870328116</text:p>
          </table:table-cell>
          <table:table-cell table:formula="of:=[.CL23]" office:value-type="float" office:value="0.327870328116" calcext:value-type="float">
            <text:p>0.327870328116</text:p>
          </table:table-cell>
          <table:table-cell table:formula="of:=[.CM23]" office:value-type="float" office:value="0.327870328116" calcext:value-type="float">
            <text:p>0.327870328116</text:p>
          </table:table-cell>
          <table:table-cell table:formula="of:=[.CN23]" office:value-type="float" office:value="0.327870328116" calcext:value-type="float">
            <text:p>0.327870328116</text:p>
          </table:table-cell>
          <table:table-cell table:formula="of:=[.CO23]" office:value-type="float" office:value="0.327870328116" calcext:value-type="float">
            <text:p>0.327870328116</text:p>
          </table:table-cell>
          <table:table-cell table:formula="of:=[.CP23]" office:value-type="float" office:value="0.327870328116" calcext:value-type="float">
            <text:p>0.327870328116</text:p>
          </table:table-cell>
          <table:table-cell table:formula="of:=[.CQ23]" office:value-type="float" office:value="0.327870328116" calcext:value-type="float">
            <text:p>0.327870328116</text:p>
          </table:table-cell>
          <table:table-cell table:formula="of:=[.CR23]" office:value-type="float" office:value="0.327870328116" calcext:value-type="float">
            <text:p>0.327870328116</text:p>
          </table:table-cell>
          <table:table-cell table:formula="of:=[.CS23]" office:value-type="float" office:value="0.327870328116" calcext:value-type="float">
            <text:p>0.327870328116</text:p>
          </table:table-cell>
          <table:table-cell table:formula="of:=[.CT23]" office:value-type="float" office:value="0.327870328116" calcext:value-type="float">
            <text:p>0.327870328116</text:p>
          </table:table-cell>
          <table:table-cell table:formula="of:=[.CU23]" office:value-type="float" office:value="0.327870328116" calcext:value-type="float">
            <text:p>0.327870328116</text:p>
          </table:table-cell>
          <table:table-cell table:formula="of:=[.CV23]" office:value-type="float" office:value="0.327870328116" calcext:value-type="float">
            <text:p>0.327870328116</text:p>
          </table:table-cell>
          <table:table-cell table:formula="of:=[.CW23]" office:value-type="float" office:value="0.327870328116" calcext:value-type="float">
            <text:p>0.327870328116</text:p>
          </table:table-cell>
          <table:table-cell table:formula="of:=[.CX23]" office:value-type="float" office:value="0.327870328116" calcext:value-type="float">
            <text:p>0.327870328116</text:p>
          </table:table-cell>
          <table:table-cell table:formula="of:=[.CY23]" office:value-type="float" office:value="0.327870328116" calcext:value-type="float">
            <text:p>0.327870328116</text:p>
          </table:table-cell>
          <table:table-cell table:formula="of:=[.CZ23]" office:value-type="float" office:value="0.327870328116" calcext:value-type="float">
            <text:p>0.327870328116</text:p>
          </table:table-cell>
          <table:table-cell table:formula="of:=[.DA23]" office:value-type="float" office:value="0.327870328116" calcext:value-type="float">
            <text:p>0.327870328116</text:p>
          </table:table-cell>
          <table:table-cell table:formula="of:=[.DB23]" office:value-type="float" office:value="0.327870328116" calcext:value-type="float">
            <text:p>0.327870328116</text:p>
          </table:table-cell>
          <table:table-cell table:formula="of:=[.DC23]" office:value-type="float" office:value="0.327870328116" calcext:value-type="float">
            <text:p>0.327870328116</text:p>
          </table:table-cell>
          <table:table-cell table:formula="of:=[.DD23]" office:value-type="float" office:value="0.327870328116" calcext:value-type="float">
            <text:p>0.327870328116</text:p>
          </table:table-cell>
          <table:table-cell table:formula="of:=[.DE23]" office:value-type="float" office:value="0.327870328116" calcext:value-type="float">
            <text:p>0.327870328116</text:p>
          </table:table-cell>
          <table:table-cell table:formula="of:=[.DF23]" office:value-type="float" office:value="0.327870328116" calcext:value-type="float">
            <text:p>0.327870328116</text:p>
          </table:table-cell>
          <table:table-cell table:formula="of:=[.DG23]" office:value-type="float" office:value="0.327870328116" calcext:value-type="float">
            <text:p>0.327870328116</text:p>
          </table:table-cell>
          <table:table-cell table:formula="of:=[.DH23]" office:value-type="float" office:value="0.327870328116" calcext:value-type="float">
            <text:p>0.327870328116</text:p>
          </table:table-cell>
          <table:table-cell table:formula="of:=[.DI23]" office:value-type="float" office:value="0.327870328116" calcext:value-type="float">
            <text:p>0.327870328116</text:p>
          </table:table-cell>
          <table:table-cell table:formula="of:=[.DJ23]" office:value-type="float" office:value="0.327870328116" calcext:value-type="float">
            <text:p>0.327870328116</text:p>
          </table:table-cell>
          <table:table-cell table:formula="of:=[.DK23]" office:value-type="float" office:value="0.327870328116" calcext:value-type="float">
            <text:p>0.327870328116</text:p>
          </table:table-cell>
          <table:table-cell table:formula="of:=[.DL23]" office:value-type="float" office:value="0.327870328116" calcext:value-type="float">
            <text:p>0.327870328116</text:p>
          </table:table-cell>
          <table:table-cell table:formula="of:=[.DM23]" office:value-type="float" office:value="0.327870328116" calcext:value-type="float">
            <text:p>0.327870328116</text:p>
          </table:table-cell>
          <table:table-cell table:formula="of:=[.DN23]" office:value-type="float" office:value="0.327870328116" calcext:value-type="float">
            <text:p>0.327870328116</text:p>
          </table:table-cell>
          <table:table-cell table:formula="of:=[.DO23]" office:value-type="float" office:value="0.327870328116" calcext:value-type="float">
            <text:p>0.327870328116</text:p>
          </table:table-cell>
          <table:table-cell table:formula="of:=[.DP23]" office:value-type="float" office:value="0.327870328116" calcext:value-type="float">
            <text:p>0.327870328116</text:p>
          </table:table-cell>
          <table:table-cell table:formula="of:=[.DQ23]" office:value-type="float" office:value="0.327870328116" calcext:value-type="float">
            <text:p>0.327870328116</text:p>
          </table:table-cell>
          <table:table-cell table:formula="of:=[.DR23]" office:value-type="float" office:value="0.327870328116" calcext:value-type="float">
            <text:p>0.327870328116</text:p>
          </table:table-cell>
          <table:table-cell table:formula="of:=[.DS23]" office:value-type="float" office:value="0.327870328116" calcext:value-type="float">
            <text:p>0.327870328116</text:p>
          </table:table-cell>
          <table:table-cell table:formula="of:=[.DT23]" office:value-type="float" office:value="0.327870328116" calcext:value-type="float">
            <text:p>0.327870328116</text:p>
          </table:table-cell>
          <table:table-cell table:formula="of:=[.DU23]" office:value-type="float" office:value="0.327870328116" calcext:value-type="float">
            <text:p>0.327870328116</text:p>
          </table:table-cell>
          <table:table-cell table:formula="of:=[.DV23]" office:value-type="float" office:value="0.327870328116" calcext:value-type="float">
            <text:p>0.327870328116</text:p>
          </table:table-cell>
          <table:table-cell table:formula="of:=[.DW23]" office:value-type="float" office:value="0.327870328116" calcext:value-type="float">
            <text:p>0.327870328116</text:p>
          </table:table-cell>
          <table:table-cell table:formula="of:=[.DX23]" office:value-type="float" office:value="0.327870328116" calcext:value-type="float">
            <text:p>0.327870328116</text:p>
          </table:table-cell>
          <table:table-cell table:formula="of:=[.DY23]" office:value-type="float" office:value="0.327870328116" calcext:value-type="float">
            <text:p>0.327870328116</text:p>
          </table:table-cell>
          <table:table-cell table:formula="of:=[.DZ23]" office:value-type="float" office:value="0.327870328116" calcext:value-type="float">
            <text:p>0.327870328116</text:p>
          </table:table-cell>
          <table:table-cell table:formula="of:=[.EA23]" office:value-type="float" office:value="0.327870328116" calcext:value-type="float">
            <text:p>0.327870328116</text:p>
          </table:table-cell>
          <table:table-cell table:formula="of:=[.EB23]" office:value-type="float" office:value="0.327870328116" calcext:value-type="float">
            <text:p>0.327870328116</text:p>
          </table:table-cell>
          <table:table-cell table:formula="of:=[.EC23]" office:value-type="float" office:value="0.327870328116" calcext:value-type="float">
            <text:p>0.327870328116</text:p>
          </table:table-cell>
          <table:table-cell table:formula="of:=[.ED23]" office:value-type="float" office:value="0.327870328116" calcext:value-type="float">
            <text:p>0.327870328116</text:p>
          </table:table-cell>
          <table:table-cell table:formula="of:=[.EE23]" office:value-type="float" office:value="0.327870328116" calcext:value-type="float">
            <text:p>0.327870328116</text:p>
          </table:table-cell>
          <table:table-cell table:formula="of:=[.EF23]" office:value-type="float" office:value="0.327870328116" calcext:value-type="float">
            <text:p>0.327870328116</text:p>
          </table:table-cell>
          <table:table-cell table:formula="of:=[.EG23]" office:value-type="float" office:value="0.327870328116" calcext:value-type="float">
            <text:p>0.327870328116</text:p>
          </table:table-cell>
          <table:table-cell table:formula="of:=[.EH23]" office:value-type="float" office:value="0.327870328116" calcext:value-type="float">
            <text:p>0.327870328116</text:p>
          </table:table-cell>
          <table:table-cell table:formula="of:=[.EI23]" office:value-type="float" office:value="0.327870328116" calcext:value-type="float">
            <text:p>0.327870328116</text:p>
          </table:table-cell>
          <table:table-cell table:formula="of:=[.EJ23]" office:value-type="float" office:value="0.327870328116" calcext:value-type="float">
            <text:p>0.327870328116</text:p>
          </table:table-cell>
          <table:table-cell table:formula="of:=[.EK23]" office:value-type="float" office:value="0.327870328116" calcext:value-type="float">
            <text:p>0.327870328116</text:p>
          </table:table-cell>
          <table:table-cell table:formula="of:=[.EL23]" office:value-type="float" office:value="0.327870328116" calcext:value-type="float">
            <text:p>0.327870328116</text:p>
          </table:table-cell>
          <table:table-cell table:formula="of:=[.EM23]" office:value-type="float" office:value="0.327870328116" calcext:value-type="float">
            <text:p>0.327870328116</text:p>
          </table:table-cell>
          <table:table-cell table:formula="of:=[.EN23]" office:value-type="float" office:value="0.327870328116" calcext:value-type="float">
            <text:p>0.327870328116</text:p>
          </table:table-cell>
          <table:table-cell table:formula="of:=[.EO23]" office:value-type="float" office:value="0.327870328116" calcext:value-type="float">
            <text:p>0.327870328116</text:p>
          </table:table-cell>
          <table:table-cell table:formula="of:=[.EP23]" office:value-type="float" office:value="0.327870328116" calcext:value-type="float">
            <text:p>0.327870328116</text:p>
          </table:table-cell>
          <table:table-cell table:formula="of:=[.EQ23]" office:value-type="float" office:value="0.327870328116" calcext:value-type="float">
            <text:p>0.327870328116</text:p>
          </table:table-cell>
          <table:table-cell table:formula="of:=[.ER23]" office:value-type="float" office:value="0.327870328116" calcext:value-type="float">
            <text:p>0.327870328116</text:p>
          </table:table-cell>
          <table:table-cell table:formula="of:=[.ES23]" office:value-type="float" office:value="0.327870328116" calcext:value-type="float">
            <text:p>0.327870328116</text:p>
          </table:table-cell>
          <table:table-cell table:formula="of:=[.ET23]" office:value-type="float" office:value="0.327870328116" calcext:value-type="float">
            <text:p>0.3278703281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27493261" calcext:value-type="float">
            <text:p>0.0827493261</text:p>
          </table:table-cell>
          <table:table-cell office:value-type="float" office:value="0.4915714376" calcext:value-type="float">
            <text:p>0.4915714376</text:p>
          </table:table-cell>
          <table:table-cell office:value-type="float" office:value="0.1114302125" calcext:value-type="float">
            <text:p>0.1114302125</text:p>
          </table:table-cell>
          <table:table-cell office:value-type="float" office:value="0" calcext:value-type="float">
            <text:p>0</text:p>
          </table:table-cell>
          <table:table-cell office:value-type="float" office:value="0.4305864885" calcext:value-type="float">
            <text:p>0.4305864885</text:p>
          </table:table-cell>
          <table:table-cell office:value-type="float" office:value="0.5542028986" calcext:value-type="float">
            <text:p>0.5542028986</text:p>
          </table:table-cell>
          <table:table-cell office:value-type="float" office:value="0.1423740277" calcext:value-type="float">
            <text:p>0.1423740277</text:p>
          </table:table-cell>
          <table:table-cell office:value-type="float" office:value="0.3880053015" calcext:value-type="float">
            <text:p>0.3880053015</text:p>
          </table:table-cell>
          <table:table-cell office:value-type="float" office:value="0.3255159475" calcext:value-type="float">
            <text:p>0.3255159475</text:p>
          </table:table-cell>
          <table:table-cell office:value-type="float" office:value="0.3826771654" calcext:value-type="float">
            <text:p>0.3826771654</text:p>
          </table:table-cell>
          <table:table-cell office:value-type="float" office:value="0.3281909283" calcext:value-type="float">
            <text:p>0.3281909283</text:p>
          </table:table-cell>
          <table:table-cell office:value-type="float" office:value="0.6221955128" calcext:value-type="float">
            <text:p>0.6221955128</text:p>
          </table:table-cell>
          <table:table-cell office:value-type="float" office:value="0.1205073996" calcext:value-type="float">
            <text:p>0.1205073996</text:p>
          </table:table-cell>
          <table:table-cell office:value-type="float" office:value="0.8832442068" calcext:value-type="float">
            <text:p>0.8832442068</text:p>
          </table:table-cell>
          <table:table-cell office:value-type="float" office:value="0.892681077" calcext:value-type="float">
            <text:p>0.892681077</text:p>
          </table:table-cell>
          <table:table-cell office:value-type="float" office:value="0.3580595483" calcext:value-type="float">
            <text:p>0.3580595483</text:p>
          </table:table-cell>
          <table:table-cell office:value-type="float" office:value="0.1946450146" calcext:value-type="float">
            <text:p>0.1946450146</text:p>
          </table:table-cell>
          <table:table-cell office:value-type="float" office:value="0.0312304809" calcext:value-type="float">
            <text:p>0.0312304809</text:p>
          </table:table-cell>
          <table:table-cell office:value-type="float" office:value="0.1274226804" calcext:value-type="float">
            <text:p>0.1274226804</text:p>
          </table:table-cell>
          <table:table-cell office:value-type="float" office:value="0.3730756633" calcext:value-type="float">
            <text:p>0.3730756633</text:p>
          </table:table-cell>
          <table:table-cell office:value-type="float" office:value="0.2262658228" calcext:value-type="float">
            <text:p>0.2262658228</text:p>
          </table:table-cell>
          <table:table-cell office:value-type="float" office:value="0.4195106246" calcext:value-type="float">
            <text:p>0.4195106246</text:p>
          </table:table-cell>
          <table:table-cell office:value-type="float" office:value="0.5317563189" calcext:value-type="float">
            <text:p>0.5317563189</text:p>
          </table:table-cell>
          <table:table-cell office:value-type="float" office:value="0.817877095" calcext:value-type="float">
            <text:p>0.817877095</text:p>
          </table:table-cell>
          <table:table-cell office:value-type="float" office:value="0.9311619312" calcext:value-type="float">
            <text:p>0.9311619312</text:p>
          </table:table-cell>
          <table:table-cell office:value-type="float" office:value="0.3984267182" calcext:value-type="float">
            <text:p>0.3984267182</text:p>
          </table:table-cell>
          <table:table-cell office:value-type="float" office:value="0.1490509491" calcext:value-type="float">
            <text:p>0.1490509491</text:p>
          </table:table-cell>
          <table:table-cell office:value-type="float" office:value="0.9280821918" calcext:value-type="float">
            <text:p>0.9280821918</text:p>
          </table:table-cell>
          <table:table-cell office:value-type="float" office:value="0.2848162476" calcext:value-type="float">
            <text:p>0.2848162476</text:p>
          </table:table-cell>
          <table:table-cell office:value-type="float" office:value="0" calcext:value-type="float">
            <text:p>0</text:p>
          </table:table-cell>
          <table:table-cell office:value-type="float" office:value="0.1406473417" calcext:value-type="float">
            <text:p>0.1406473417</text:p>
          </table:table-cell>
          <table:table-cell office:value-type="float" office:value="0.1326751003" calcext:value-type="float">
            <text:p>0.132675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4220705" calcext:value-type="float">
            <text:p>0.2514220705</text:p>
          </table:table-cell>
          <table:table-cell office:value-type="float" office:value="0.4308588064" calcext:value-type="float">
            <text:p>0.4308588064</text:p>
          </table:table-cell>
          <table:table-cell office:value-type="float" office:value="0.3422562141" calcext:value-type="float">
            <text:p>0.3422562141</text:p>
          </table:table-cell>
          <table:table-cell office:value-type="float" office:value="0.2899309688" calcext:value-type="float">
            <text:p>0.2899309688</text:p>
          </table:table-cell>
          <table:table-cell office:value-type="float" office:value="0" calcext:value-type="float">
            <text:p>0</text:p>
          </table:table-cell>
          <table:table-cell office:value-type="float" office:value="0.798177857" calcext:value-type="float">
            <text:p>0.798177857</text:p>
          </table:table-cell>
          <table:table-cell office:value-type="float" office:value="0" calcext:value-type="float">
            <text:p>0</text:p>
          </table:table-cell>
          <table:table-cell office:value-type="float" office:value="0.0762097943" calcext:value-type="float">
            <text:p>0.0762097943</text:p>
          </table:table-cell>
          <table:table-cell office:value-type="float" office:value="0.1927031509" calcext:value-type="float">
            <text:p>0.1927031509</text:p>
          </table:table-cell>
          <table:table-cell office:value-type="float" office:value="0.4770139182" calcext:value-type="float">
            <text:p>0.4770139182</text:p>
          </table:table-cell>
          <table:table-cell office:value-type="float" office:value="0.6875768758" calcext:value-type="float">
            <text:p>0.6875768758</text:p>
          </table:table-cell>
          <table:table-cell office:value-type="float" office:value="0.2752448497" calcext:value-type="float">
            <text:p>0.2752448497</text:p>
          </table:table-cell>
          <table:table-cell office:value-type="float" office:value="0.2226992219" calcext:value-type="float">
            <text:p>0.2226992219</text:p>
          </table:table-cell>
          <table:table-cell office:value-type="float" office:value="0.805218726" calcext:value-type="float">
            <text:p>0.805218726</text:p>
          </table:table-cell>
          <table:table-cell office:value-type="float" office:value="0.6744228137" calcext:value-type="float">
            <text:p>0.6744228137</text:p>
          </table:table-cell>
          <table:table-cell office:value-type="float" office:value="0.5436269013" calcext:value-type="float">
            <text:p>0.5436269013</text:p>
          </table:table-cell>
          <table:table-cell office:value-type="float" office:value="0.412830989" calcext:value-type="float">
            <text:p>0.412830989</text:p>
          </table:table-cell>
          <table:table-cell office:value-type="float" office:value="0.2820350766" calcext:value-type="float">
            <text:p>0.2820350766</text:p>
          </table:table-cell>
          <table:table-cell office:value-type="float" office:value="0.3777053758" calcext:value-type="float">
            <text:p>0.3777053758</text:p>
          </table:table-cell>
          <table:table-cell office:value-type="float" office:value="0.5333333333" calcext:value-type="float">
            <text:p>0.5333333333</text:p>
          </table:table-cell>
          <table:table-cell office:value-type="float" office:value="0.0335608646" calcext:value-type="float">
            <text:p>0.0335608646</text:p>
          </table:table-cell>
          <table:table-cell office:value-type="float" office:value="0.0299650408" calcext:value-type="float">
            <text:p>0.0299650408</text:p>
          </table:table-cell>
          <table:table-cell office:value-type="float" office:value="0.5333542123" calcext:value-type="float">
            <text:p>0.5333542123</text:p>
          </table:table-cell>
          <table:table-cell office:value-type="float" office:value="0.1968339929" calcext:value-type="float">
            <text:p>0.1968339929</text:p>
          </table:table-cell>
          <table:table-cell office:value-type="float" office:value="0.2085801839" calcext:value-type="float">
            <text:p>0.2085801839</text:p>
          </table:table-cell>
          <table:table-cell office:value-type="float" office:value="0.7825096789" calcext:value-type="float">
            <text:p>0.7825096789</text:p>
          </table:table-cell>
          <table:table-cell office:value-type="float" office:value="0.9488698705" calcext:value-type="float">
            <text:p>0.9488698705</text:p>
          </table:table-cell>
          <table:table-cell office:value-type="float" office:value="0.6809560925" calcext:value-type="float">
            <text:p>0.6809560925</text:p>
          </table:table-cell>
          <table:table-cell office:value-type="float" office:value="0.0972754364" calcext:value-type="float">
            <text:p>0.0972754364</text:p>
          </table:table-cell>
          <table:table-cell office:value-type="float" office:value="0.2452574526" calcext:value-type="float">
            <text:p>0.2452574526</text:p>
          </table:table-cell>
          <table:table-cell office:value-type="float" office:value="0.4964502165" calcext:value-type="float">
            <text:p>0.4964502165</text:p>
          </table:table-cell>
          <table:table-cell office:value-type="float" office:value="0.413425345" calcext:value-type="float">
            <text:p>0.413425345</text:p>
          </table:table-cell>
          <table:table-cell table:style-name="Default" office:value-type="float" office:value="0.2377116894" calcext:value-type="float">
            <text:p>0.2377116894</text:p>
          </table:table-cell>
          <table:table-cell table:style-name="ce1" table:formula="of:=AVERAGE([.AR24:.BP24])" office:value-type="float" office:value="0.41556645234" calcext:value-type="float">
            <text:p>0.41556645234</text:p>
          </table:table-cell>
          <table:table-cell table:formula="of:=[.BQ24]" office:value-type="float" office:value="0.41556645234" calcext:value-type="float">
            <text:p>0.41556645234</text:p>
          </table:table-cell>
          <table:table-cell table:formula="of:=[.BR24]" office:value-type="float" office:value="0.41556645234" calcext:value-type="float">
            <text:p>0.41556645234</text:p>
          </table:table-cell>
          <table:table-cell table:formula="of:=[.BS24]" office:value-type="float" office:value="0.41556645234" calcext:value-type="float">
            <text:p>0.41556645234</text:p>
          </table:table-cell>
          <table:table-cell table:formula="of:=[.BT24]" office:value-type="float" office:value="0.41556645234" calcext:value-type="float">
            <text:p>0.41556645234</text:p>
          </table:table-cell>
          <table:table-cell table:formula="of:=[.BU24]" office:value-type="float" office:value="0.41556645234" calcext:value-type="float">
            <text:p>0.41556645234</text:p>
          </table:table-cell>
          <table:table-cell table:formula="of:=[.BV24]" office:value-type="float" office:value="0.41556645234" calcext:value-type="float">
            <text:p>0.41556645234</text:p>
          </table:table-cell>
          <table:table-cell table:formula="of:=[.BW24]" office:value-type="float" office:value="0.41556645234" calcext:value-type="float">
            <text:p>0.41556645234</text:p>
          </table:table-cell>
          <table:table-cell table:formula="of:=[.BX24]" office:value-type="float" office:value="0.41556645234" calcext:value-type="float">
            <text:p>0.41556645234</text:p>
          </table:table-cell>
          <table:table-cell table:formula="of:=[.BY24]" office:value-type="float" office:value="0.41556645234" calcext:value-type="float">
            <text:p>0.41556645234</text:p>
          </table:table-cell>
          <table:table-cell table:formula="of:=[.BZ24]" office:value-type="float" office:value="0.41556645234" calcext:value-type="float">
            <text:p>0.41556645234</text:p>
          </table:table-cell>
          <table:table-cell table:formula="of:=[.CA24]" office:value-type="float" office:value="0.41556645234" calcext:value-type="float">
            <text:p>0.41556645234</text:p>
          </table:table-cell>
          <table:table-cell table:formula="of:=[.CB24]" office:value-type="float" office:value="0.41556645234" calcext:value-type="float">
            <text:p>0.41556645234</text:p>
          </table:table-cell>
          <table:table-cell table:formula="of:=[.CC24]" office:value-type="float" office:value="0.41556645234" calcext:value-type="float">
            <text:p>0.41556645234</text:p>
          </table:table-cell>
          <table:table-cell table:formula="of:=[.CD24]" office:value-type="float" office:value="0.41556645234" calcext:value-type="float">
            <text:p>0.41556645234</text:p>
          </table:table-cell>
          <table:table-cell table:formula="of:=[.CE24]" office:value-type="float" office:value="0.41556645234" calcext:value-type="float">
            <text:p>0.41556645234</text:p>
          </table:table-cell>
          <table:table-cell table:formula="of:=[.CF24]" office:value-type="float" office:value="0.41556645234" calcext:value-type="float">
            <text:p>0.41556645234</text:p>
          </table:table-cell>
          <table:table-cell table:formula="of:=[.CG24]" office:value-type="float" office:value="0.41556645234" calcext:value-type="float">
            <text:p>0.41556645234</text:p>
          </table:table-cell>
          <table:table-cell table:formula="of:=[.CH24]" office:value-type="float" office:value="0.41556645234" calcext:value-type="float">
            <text:p>0.41556645234</text:p>
          </table:table-cell>
          <table:table-cell table:formula="of:=[.CI24]" office:value-type="float" office:value="0.41556645234" calcext:value-type="float">
            <text:p>0.41556645234</text:p>
          </table:table-cell>
          <table:table-cell table:formula="of:=[.CJ24]" office:value-type="float" office:value="0.41556645234" calcext:value-type="float">
            <text:p>0.41556645234</text:p>
          </table:table-cell>
          <table:table-cell table:formula="of:=[.CK24]" office:value-type="float" office:value="0.41556645234" calcext:value-type="float">
            <text:p>0.41556645234</text:p>
          </table:table-cell>
          <table:table-cell table:formula="of:=[.CL24]" office:value-type="float" office:value="0.41556645234" calcext:value-type="float">
            <text:p>0.41556645234</text:p>
          </table:table-cell>
          <table:table-cell table:formula="of:=[.CM24]" office:value-type="float" office:value="0.41556645234" calcext:value-type="float">
            <text:p>0.41556645234</text:p>
          </table:table-cell>
          <table:table-cell table:formula="of:=[.CN24]" office:value-type="float" office:value="0.41556645234" calcext:value-type="float">
            <text:p>0.41556645234</text:p>
          </table:table-cell>
          <table:table-cell table:formula="of:=[.CO24]" office:value-type="float" office:value="0.41556645234" calcext:value-type="float">
            <text:p>0.41556645234</text:p>
          </table:table-cell>
          <table:table-cell table:formula="of:=[.CP24]" office:value-type="float" office:value="0.41556645234" calcext:value-type="float">
            <text:p>0.41556645234</text:p>
          </table:table-cell>
          <table:table-cell table:formula="of:=[.CQ24]" office:value-type="float" office:value="0.41556645234" calcext:value-type="float">
            <text:p>0.41556645234</text:p>
          </table:table-cell>
          <table:table-cell table:formula="of:=[.CR24]" office:value-type="float" office:value="0.41556645234" calcext:value-type="float">
            <text:p>0.41556645234</text:p>
          </table:table-cell>
          <table:table-cell table:formula="of:=[.CS24]" office:value-type="float" office:value="0.41556645234" calcext:value-type="float">
            <text:p>0.41556645234</text:p>
          </table:table-cell>
          <table:table-cell table:formula="of:=[.CT24]" office:value-type="float" office:value="0.41556645234" calcext:value-type="float">
            <text:p>0.41556645234</text:p>
          </table:table-cell>
          <table:table-cell table:formula="of:=[.CU24]" office:value-type="float" office:value="0.41556645234" calcext:value-type="float">
            <text:p>0.41556645234</text:p>
          </table:table-cell>
          <table:table-cell table:formula="of:=[.CV24]" office:value-type="float" office:value="0.41556645234" calcext:value-type="float">
            <text:p>0.41556645234</text:p>
          </table:table-cell>
          <table:table-cell table:formula="of:=[.CW24]" office:value-type="float" office:value="0.41556645234" calcext:value-type="float">
            <text:p>0.41556645234</text:p>
          </table:table-cell>
          <table:table-cell table:formula="of:=[.CX24]" office:value-type="float" office:value="0.41556645234" calcext:value-type="float">
            <text:p>0.41556645234</text:p>
          </table:table-cell>
          <table:table-cell table:formula="of:=[.CY24]" office:value-type="float" office:value="0.41556645234" calcext:value-type="float">
            <text:p>0.41556645234</text:p>
          </table:table-cell>
          <table:table-cell table:formula="of:=[.CZ24]" office:value-type="float" office:value="0.41556645234" calcext:value-type="float">
            <text:p>0.41556645234</text:p>
          </table:table-cell>
          <table:table-cell table:formula="of:=[.DA24]" office:value-type="float" office:value="0.41556645234" calcext:value-type="float">
            <text:p>0.41556645234</text:p>
          </table:table-cell>
          <table:table-cell table:formula="of:=[.DB24]" office:value-type="float" office:value="0.41556645234" calcext:value-type="float">
            <text:p>0.41556645234</text:p>
          </table:table-cell>
          <table:table-cell table:formula="of:=[.DC24]" office:value-type="float" office:value="0.41556645234" calcext:value-type="float">
            <text:p>0.41556645234</text:p>
          </table:table-cell>
          <table:table-cell table:formula="of:=[.DD24]" office:value-type="float" office:value="0.41556645234" calcext:value-type="float">
            <text:p>0.41556645234</text:p>
          </table:table-cell>
          <table:table-cell table:formula="of:=[.DE24]" office:value-type="float" office:value="0.41556645234" calcext:value-type="float">
            <text:p>0.41556645234</text:p>
          </table:table-cell>
          <table:table-cell table:formula="of:=[.DF24]" office:value-type="float" office:value="0.41556645234" calcext:value-type="float">
            <text:p>0.41556645234</text:p>
          </table:table-cell>
          <table:table-cell table:formula="of:=[.DG24]" office:value-type="float" office:value="0.41556645234" calcext:value-type="float">
            <text:p>0.41556645234</text:p>
          </table:table-cell>
          <table:table-cell table:formula="of:=[.DH24]" office:value-type="float" office:value="0.41556645234" calcext:value-type="float">
            <text:p>0.41556645234</text:p>
          </table:table-cell>
          <table:table-cell table:formula="of:=[.DI24]" office:value-type="float" office:value="0.41556645234" calcext:value-type="float">
            <text:p>0.41556645234</text:p>
          </table:table-cell>
          <table:table-cell table:formula="of:=[.DJ24]" office:value-type="float" office:value="0.41556645234" calcext:value-type="float">
            <text:p>0.41556645234</text:p>
          </table:table-cell>
          <table:table-cell table:formula="of:=[.DK24]" office:value-type="float" office:value="0.41556645234" calcext:value-type="float">
            <text:p>0.41556645234</text:p>
          </table:table-cell>
          <table:table-cell table:formula="of:=[.DL24]" office:value-type="float" office:value="0.41556645234" calcext:value-type="float">
            <text:p>0.41556645234</text:p>
          </table:table-cell>
          <table:table-cell table:formula="of:=[.DM24]" office:value-type="float" office:value="0.41556645234" calcext:value-type="float">
            <text:p>0.41556645234</text:p>
          </table:table-cell>
          <table:table-cell table:formula="of:=[.DN24]" office:value-type="float" office:value="0.41556645234" calcext:value-type="float">
            <text:p>0.41556645234</text:p>
          </table:table-cell>
          <table:table-cell table:formula="of:=[.DO24]" office:value-type="float" office:value="0.41556645234" calcext:value-type="float">
            <text:p>0.41556645234</text:p>
          </table:table-cell>
          <table:table-cell table:formula="of:=[.DP24]" office:value-type="float" office:value="0.41556645234" calcext:value-type="float">
            <text:p>0.41556645234</text:p>
          </table:table-cell>
          <table:table-cell table:formula="of:=[.DQ24]" office:value-type="float" office:value="0.41556645234" calcext:value-type="float">
            <text:p>0.41556645234</text:p>
          </table:table-cell>
          <table:table-cell table:formula="of:=[.DR24]" office:value-type="float" office:value="0.41556645234" calcext:value-type="float">
            <text:p>0.41556645234</text:p>
          </table:table-cell>
          <table:table-cell table:formula="of:=[.DS24]" office:value-type="float" office:value="0.41556645234" calcext:value-type="float">
            <text:p>0.41556645234</text:p>
          </table:table-cell>
          <table:table-cell table:formula="of:=[.DT24]" office:value-type="float" office:value="0.41556645234" calcext:value-type="float">
            <text:p>0.41556645234</text:p>
          </table:table-cell>
          <table:table-cell table:formula="of:=[.DU24]" office:value-type="float" office:value="0.41556645234" calcext:value-type="float">
            <text:p>0.41556645234</text:p>
          </table:table-cell>
          <table:table-cell table:formula="of:=[.DV24]" office:value-type="float" office:value="0.41556645234" calcext:value-type="float">
            <text:p>0.41556645234</text:p>
          </table:table-cell>
          <table:table-cell table:formula="of:=[.DW24]" office:value-type="float" office:value="0.41556645234" calcext:value-type="float">
            <text:p>0.41556645234</text:p>
          </table:table-cell>
          <table:table-cell table:formula="of:=[.DX24]" office:value-type="float" office:value="0.41556645234" calcext:value-type="float">
            <text:p>0.41556645234</text:p>
          </table:table-cell>
          <table:table-cell table:formula="of:=[.DY24]" office:value-type="float" office:value="0.41556645234" calcext:value-type="float">
            <text:p>0.41556645234</text:p>
          </table:table-cell>
          <table:table-cell table:formula="of:=[.DZ24]" office:value-type="float" office:value="0.41556645234" calcext:value-type="float">
            <text:p>0.41556645234</text:p>
          </table:table-cell>
          <table:table-cell table:formula="of:=[.EA24]" office:value-type="float" office:value="0.41556645234" calcext:value-type="float">
            <text:p>0.41556645234</text:p>
          </table:table-cell>
          <table:table-cell table:formula="of:=[.EB24]" office:value-type="float" office:value="0.41556645234" calcext:value-type="float">
            <text:p>0.41556645234</text:p>
          </table:table-cell>
          <table:table-cell table:formula="of:=[.EC24]" office:value-type="float" office:value="0.41556645234" calcext:value-type="float">
            <text:p>0.41556645234</text:p>
          </table:table-cell>
          <table:table-cell table:formula="of:=[.ED24]" office:value-type="float" office:value="0.41556645234" calcext:value-type="float">
            <text:p>0.41556645234</text:p>
          </table:table-cell>
          <table:table-cell table:formula="of:=[.EE24]" office:value-type="float" office:value="0.41556645234" calcext:value-type="float">
            <text:p>0.41556645234</text:p>
          </table:table-cell>
          <table:table-cell table:formula="of:=[.EF24]" office:value-type="float" office:value="0.41556645234" calcext:value-type="float">
            <text:p>0.41556645234</text:p>
          </table:table-cell>
          <table:table-cell table:formula="of:=[.EG24]" office:value-type="float" office:value="0.41556645234" calcext:value-type="float">
            <text:p>0.41556645234</text:p>
          </table:table-cell>
          <table:table-cell table:formula="of:=[.EH24]" office:value-type="float" office:value="0.41556645234" calcext:value-type="float">
            <text:p>0.41556645234</text:p>
          </table:table-cell>
          <table:table-cell table:formula="of:=[.EI24]" office:value-type="float" office:value="0.41556645234" calcext:value-type="float">
            <text:p>0.41556645234</text:p>
          </table:table-cell>
          <table:table-cell table:formula="of:=[.EJ24]" office:value-type="float" office:value="0.41556645234" calcext:value-type="float">
            <text:p>0.41556645234</text:p>
          </table:table-cell>
          <table:table-cell table:formula="of:=[.EK24]" office:value-type="float" office:value="0.41556645234" calcext:value-type="float">
            <text:p>0.41556645234</text:p>
          </table:table-cell>
          <table:table-cell table:formula="of:=[.EL24]" office:value-type="float" office:value="0.41556645234" calcext:value-type="float">
            <text:p>0.41556645234</text:p>
          </table:table-cell>
          <table:table-cell table:formula="of:=[.EM24]" office:value-type="float" office:value="0.41556645234" calcext:value-type="float">
            <text:p>0.41556645234</text:p>
          </table:table-cell>
          <table:table-cell table:formula="of:=[.EN24]" office:value-type="float" office:value="0.41556645234" calcext:value-type="float">
            <text:p>0.41556645234</text:p>
          </table:table-cell>
          <table:table-cell table:formula="of:=[.EO24]" office:value-type="float" office:value="0.41556645234" calcext:value-type="float">
            <text:p>0.41556645234</text:p>
          </table:table-cell>
          <table:table-cell table:formula="of:=[.EP24]" office:value-type="float" office:value="0.41556645234" calcext:value-type="float">
            <text:p>0.41556645234</text:p>
          </table:table-cell>
          <table:table-cell table:formula="of:=[.EQ24]" office:value-type="float" office:value="0.41556645234" calcext:value-type="float">
            <text:p>0.41556645234</text:p>
          </table:table-cell>
          <table:table-cell table:formula="of:=[.ER24]" office:value-type="float" office:value="0.41556645234" calcext:value-type="float">
            <text:p>0.41556645234</text:p>
          </table:table-cell>
          <table:table-cell table:formula="of:=[.ES24]" office:value-type="float" office:value="0.41556645234" calcext:value-type="float">
            <text:p>0.41556645234</text:p>
          </table:table-cell>
          <table:table-cell table:formula="of:=[.ET24]" office:value-type="float" office:value="0.41556645234" calcext:value-type="float">
            <text:p>0.41556645234</text:p>
          </table:table-cell>
        </table:table-row>
        <table:table-row table:style-name="ro1" table:number-rows-repeated="2">
          <table:table-cell table:number-columns-repeated="67"/>
          <table:table-cell table:style-name="ce2"/>
          <table:table-cell table:style-name="ce1"/>
          <table:table-cell table:number-columns-repeated="82"/>
        </table:table-row>
        <table:table-row table:style-name="ro1">
          <table:table-cell/>
          <table:table-cell office:value-type="string" calcext:value-type="string">
            <text:p>Women. marriage</text:p>
          </table:table-cell>
          <table:table-cell table:number-columns-repeated="65"/>
          <table:table-cell table:style-name="ce2"/>
          <table:table-cell table:number-columns-repeated="83"/>
        </table:table-row>
        <table:table-row table:style-name="ro1" table:number-rows-repeated="2">
          <table:table-cell table:number-columns-repeated="67"/>
          <table:table-cell table:style-name="ce2"/>
          <table:table-cell table:number-columns-repeated="83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[.BM31]+1" office:value-type="float" office:value="67" calcext:value-type="float">
            <text:p>67</text:p>
          </table:table-cell>
          <table:table-cell table:formula="of:=[.BN31]+1" office:value-type="float" office:value="68" calcext:value-type="float">
            <text:p>68</text:p>
          </table:table-cell>
          <table:table-cell table:style-name="ce2" table:formula="of:=[.BO31]+1" office:value-type="float" office:value="69" calcext:value-type="float">
            <text:p>69</text:p>
          </table:table-cell>
          <table:table-cell table:style-name="ce1" table:formula="of:=[.BP31]+1" office:value-type="float" office:value="70" calcext:value-type="float">
            <text:p>70</text:p>
          </table:table-cell>
          <table:table-cell table:formula="of:=[.BQ31]+1" office:value-type="float" office:value="71" calcext:value-type="float">
            <text:p>71</text:p>
          </table:table-cell>
          <table:table-cell table:formula="of:=[.BR31]+1" office:value-type="float" office:value="72" calcext:value-type="float">
            <text:p>72</text:p>
          </table:table-cell>
          <table:table-cell table:formula="of:=[.BS31]+1" office:value-type="float" office:value="73" calcext:value-type="float">
            <text:p>73</text:p>
          </table:table-cell>
          <table:table-cell table:formula="of:=[.BT31]+1" office:value-type="float" office:value="74" calcext:value-type="float">
            <text:p>74</text:p>
          </table:table-cell>
          <table:table-cell table:formula="of:=[.BU31]+1" office:value-type="float" office:value="75" calcext:value-type="float">
            <text:p>75</text:p>
          </table:table-cell>
          <table:table-cell table:formula="of:=[.BV31]+1" office:value-type="float" office:value="76" calcext:value-type="float">
            <text:p>76</text:p>
          </table:table-cell>
          <table:table-cell table:formula="of:=[.BW31]+1" office:value-type="float" office:value="77" calcext:value-type="float">
            <text:p>77</text:p>
          </table:table-cell>
          <table:table-cell table:formula="of:=[.BX31]+1" office:value-type="float" office:value="78" calcext:value-type="float">
            <text:p>78</text:p>
          </table:table-cell>
          <table:table-cell table:formula="of:=[.BY31]+1" office:value-type="float" office:value="79" calcext:value-type="float">
            <text:p>79</text:p>
          </table:table-cell>
          <table:table-cell table:formula="of:=[.BZ31]+1" office:value-type="float" office:value="80" calcext:value-type="float">
            <text:p>80</text:p>
          </table:table-cell>
          <table:table-cell table:formula="of:=[.CA31]+1" office:value-type="float" office:value="81" calcext:value-type="float">
            <text:p>81</text:p>
          </table:table-cell>
          <table:table-cell table:formula="of:=[.CB31]+1" office:value-type="float" office:value="82" calcext:value-type="float">
            <text:p>82</text:p>
          </table:table-cell>
          <table:table-cell table:formula="of:=[.CC31]+1" office:value-type="float" office:value="83" calcext:value-type="float">
            <text:p>83</text:p>
          </table:table-cell>
          <table:table-cell table:formula="of:=[.CD31]+1" office:value-type="float" office:value="84" calcext:value-type="float">
            <text:p>84</text:p>
          </table:table-cell>
          <table:table-cell table:formula="of:=[.CE31]+1" office:value-type="float" office:value="85" calcext:value-type="float">
            <text:p>85</text:p>
          </table:table-cell>
          <table:table-cell table:formula="of:=[.CF31]+1" office:value-type="float" office:value="86" calcext:value-type="float">
            <text:p>86</text:p>
          </table:table-cell>
          <table:table-cell table:formula="of:=[.CG31]+1" office:value-type="float" office:value="87" calcext:value-type="float">
            <text:p>87</text:p>
          </table:table-cell>
          <table:table-cell table:formula="of:=[.CH31]+1" office:value-type="float" office:value="88" calcext:value-type="float">
            <text:p>88</text:p>
          </table:table-cell>
          <table:table-cell table:formula="of:=[.CI31]+1" office:value-type="float" office:value="89" calcext:value-type="float">
            <text:p>89</text:p>
          </table:table-cell>
          <table:table-cell table:formula="of:=[.CJ31]+1" office:value-type="float" office:value="90" calcext:value-type="float">
            <text:p>90</text:p>
          </table:table-cell>
          <table:table-cell table:formula="of:=[.CK31]+1" office:value-type="float" office:value="91" calcext:value-type="float">
            <text:p>91</text:p>
          </table:table-cell>
          <table:table-cell table:formula="of:=[.CL31]+1" office:value-type="float" office:value="92" calcext:value-type="float">
            <text:p>92</text:p>
          </table:table-cell>
          <table:table-cell table:formula="of:=[.CM31]+1" office:value-type="float" office:value="93" calcext:value-type="float">
            <text:p>93</text:p>
          </table:table-cell>
          <table:table-cell table:formula="of:=[.CN31]+1" office:value-type="float" office:value="94" calcext:value-type="float">
            <text:p>94</text:p>
          </table:table-cell>
          <table:table-cell table:formula="of:=[.CO31]+1" office:value-type="float" office:value="95" calcext:value-type="float">
            <text:p>95</text:p>
          </table:table-cell>
          <table:table-cell table:formula="of:=[.CP31]+1" office:value-type="float" office:value="96" calcext:value-type="float">
            <text:p>96</text:p>
          </table:table-cell>
          <table:table-cell table:formula="of:=[.CQ31]+1" office:value-type="float" office:value="97" calcext:value-type="float">
            <text:p>97</text:p>
          </table:table-cell>
          <table:table-cell table:formula="of:=[.CR31]+1" office:value-type="float" office:value="98" calcext:value-type="float">
            <text:p>98</text:p>
          </table:table-cell>
          <table:table-cell table:formula="of:=[.CS31]+1" office:value-type="float" office:value="99" calcext:value-type="float">
            <text:p>99</text:p>
          </table:table-cell>
          <table:table-cell table:formula="of:=[.CT31]+1" office:value-type="float" office:value="100" calcext:value-type="float">
            <text:p>100</text:p>
          </table:table-cell>
          <table:table-cell table:formula="of:=[.CU31]+1" office:value-type="float" office:value="101" calcext:value-type="float">
            <text:p>101</text:p>
          </table:table-cell>
          <table:table-cell table:formula="of:=[.CV31]+1" office:value-type="float" office:value="102" calcext:value-type="float">
            <text:p>102</text:p>
          </table:table-cell>
          <table:table-cell table:formula="of:=[.CW31]+1" office:value-type="float" office:value="103" calcext:value-type="float">
            <text:p>103</text:p>
          </table:table-cell>
          <table:table-cell table:formula="of:=[.CX31]+1" office:value-type="float" office:value="104" calcext:value-type="float">
            <text:p>104</text:p>
          </table:table-cell>
          <table:table-cell table:formula="of:=[.CY31]+1" office:value-type="float" office:value="105" calcext:value-type="float">
            <text:p>105</text:p>
          </table:table-cell>
          <table:table-cell table:formula="of:=[.CZ31]+1" office:value-type="float" office:value="106" calcext:value-type="float">
            <text:p>106</text:p>
          </table:table-cell>
          <table:table-cell table:formula="of:=[.DA31]+1" office:value-type="float" office:value="107" calcext:value-type="float">
            <text:p>107</text:p>
          </table:table-cell>
          <table:table-cell table:formula="of:=[.DB31]+1" office:value-type="float" office:value="108" calcext:value-type="float">
            <text:p>108</text:p>
          </table:table-cell>
          <table:table-cell table:formula="of:=[.DC31]+1" office:value-type="float" office:value="109" calcext:value-type="float">
            <text:p>109</text:p>
          </table:table-cell>
          <table:table-cell table:formula="of:=[.DD31]+1" office:value-type="float" office:value="110" calcext:value-type="float">
            <text:p>110</text:p>
          </table:table-cell>
          <table:table-cell table:formula="of:=[.DE31]+1" office:value-type="float" office:value="111" calcext:value-type="float">
            <text:p>111</text:p>
          </table:table-cell>
          <table:table-cell table:formula="of:=[.DF31]+1" office:value-type="float" office:value="112" calcext:value-type="float">
            <text:p>112</text:p>
          </table:table-cell>
          <table:table-cell table:formula="of:=[.DG31]+1" office:value-type="float" office:value="113" calcext:value-type="float">
            <text:p>113</text:p>
          </table:table-cell>
          <table:table-cell table:formula="of:=[.DH31]+1" office:value-type="float" office:value="114" calcext:value-type="float">
            <text:p>114</text:p>
          </table:table-cell>
          <table:table-cell table:formula="of:=[.DI31]+1" office:value-type="float" office:value="115" calcext:value-type="float">
            <text:p>115</text:p>
          </table:table-cell>
          <table:table-cell table:formula="of:=[.DJ31]+1" office:value-type="float" office:value="116" calcext:value-type="float">
            <text:p>116</text:p>
          </table:table-cell>
          <table:table-cell table:formula="of:=[.DK31]+1" office:value-type="float" office:value="117" calcext:value-type="float">
            <text:p>117</text:p>
          </table:table-cell>
          <table:table-cell table:formula="of:=[.DL31]+1" office:value-type="float" office:value="118" calcext:value-type="float">
            <text:p>118</text:p>
          </table:table-cell>
          <table:table-cell table:formula="of:=[.DM31]+1" office:value-type="float" office:value="119" calcext:value-type="float">
            <text:p>119</text:p>
          </table:table-cell>
          <table:table-cell table:formula="of:=[.DN31]+1" office:value-type="float" office:value="120" calcext:value-type="float">
            <text:p>120</text:p>
          </table:table-cell>
          <table:table-cell table:formula="of:=[.DO31]+1" office:value-type="float" office:value="121" calcext:value-type="float">
            <text:p>121</text:p>
          </table:table-cell>
          <table:table-cell table:formula="of:=[.DP31]+1" office:value-type="float" office:value="122" calcext:value-type="float">
            <text:p>122</text:p>
          </table:table-cell>
          <table:table-cell table:formula="of:=[.DQ31]+1" office:value-type="float" office:value="123" calcext:value-type="float">
            <text:p>123</text:p>
          </table:table-cell>
          <table:table-cell table:formula="of:=[.DR31]+1" office:value-type="float" office:value="124" calcext:value-type="float">
            <text:p>124</text:p>
          </table:table-cell>
          <table:table-cell table:formula="of:=[.DS31]+1" office:value-type="float" office:value="125" calcext:value-type="float">
            <text:p>125</text:p>
          </table:table-cell>
          <table:table-cell table:formula="of:=[.DT31]+1" office:value-type="float" office:value="126" calcext:value-type="float">
            <text:p>126</text:p>
          </table:table-cell>
          <table:table-cell table:formula="of:=[.DU31]+1" office:value-type="float" office:value="127" calcext:value-type="float">
            <text:p>127</text:p>
          </table:table-cell>
          <table:table-cell table:formula="of:=[.DV31]+1" office:value-type="float" office:value="128" calcext:value-type="float">
            <text:p>128</text:p>
          </table:table-cell>
          <table:table-cell table:formula="of:=[.DW31]+1" office:value-type="float" office:value="129" calcext:value-type="float">
            <text:p>129</text:p>
          </table:table-cell>
          <table:table-cell table:formula="of:=[.DX31]+1" office:value-type="float" office:value="130" calcext:value-type="float">
            <text:p>130</text:p>
          </table:table-cell>
          <table:table-cell table:formula="of:=[.DY31]+1" office:value-type="float" office:value="131" calcext:value-type="float">
            <text:p>131</text:p>
          </table:table-cell>
          <table:table-cell table:formula="of:=[.DZ31]+1" office:value-type="float" office:value="132" calcext:value-type="float">
            <text:p>132</text:p>
          </table:table-cell>
          <table:table-cell table:formula="of:=[.EA31]+1" office:value-type="float" office:value="133" calcext:value-type="float">
            <text:p>133</text:p>
          </table:table-cell>
          <table:table-cell table:formula="of:=[.EB31]+1" office:value-type="float" office:value="134" calcext:value-type="float">
            <text:p>134</text:p>
          </table:table-cell>
          <table:table-cell table:formula="of:=[.EC31]+1" office:value-type="float" office:value="135" calcext:value-type="float">
            <text:p>135</text:p>
          </table:table-cell>
          <table:table-cell table:formula="of:=[.ED31]+1" office:value-type="float" office:value="136" calcext:value-type="float">
            <text:p>136</text:p>
          </table:table-cell>
          <table:table-cell table:formula="of:=[.EE31]+1" office:value-type="float" office:value="137" calcext:value-type="float">
            <text:p>137</text:p>
          </table:table-cell>
          <table:table-cell table:formula="of:=[.EF31]+1" office:value-type="float" office:value="138" calcext:value-type="float">
            <text:p>138</text:p>
          </table:table-cell>
          <table:table-cell table:formula="of:=[.EG31]+1" office:value-type="float" office:value="139" calcext:value-type="float">
            <text:p>139</text:p>
          </table:table-cell>
          <table:table-cell table:formula="of:=[.EH31]+1" office:value-type="float" office:value="140" calcext:value-type="float">
            <text:p>140</text:p>
          </table:table-cell>
          <table:table-cell table:formula="of:=[.EI31]+1" office:value-type="float" office:value="141" calcext:value-type="float">
            <text:p>141</text:p>
          </table:table-cell>
          <table:table-cell table:formula="of:=[.EJ31]+1" office:value-type="float" office:value="142" calcext:value-type="float">
            <text:p>142</text:p>
          </table:table-cell>
          <table:table-cell table:formula="of:=[.EK31]+1" office:value-type="float" office:value="143" calcext:value-type="float">
            <text:p>143</text:p>
          </table:table-cell>
          <table:table-cell table:formula="of:=[.EL31]+1" office:value-type="float" office:value="144" calcext:value-type="float">
            <text:p>144</text:p>
          </table:table-cell>
          <table:table-cell table:formula="of:=[.EM31]+1" office:value-type="float" office:value="145" calcext:value-type="float">
            <text:p>145</text:p>
          </table:table-cell>
          <table:table-cell table:formula="of:=[.EN31]+1" office:value-type="float" office:value="146" calcext:value-type="float">
            <text:p>146</text:p>
          </table:table-cell>
          <table:table-cell table:formula="of:=[.EO31]+1" office:value-type="float" office:value="147" calcext:value-type="float">
            <text:p>147</text:p>
          </table:table-cell>
          <table:table-cell table:formula="of:=[.EP31]+1" office:value-type="float" office:value="148" calcext:value-type="float">
            <text:p>148</text:p>
          </table:table-cell>
          <table:table-cell table:formula="of:=[.EQ31]+1" office:value-type="float" office:value="149" calcext:value-type="float">
            <text:p>149</text:p>
          </table:table-cell>
          <table:table-cell table:formula="of:=[.ER31]+1" office:value-type="float" office:value="150" calcext:value-type="float">
            <text:p>150</text:p>
          </table:table-cell>
          <table:table-cell table:formula="of:=[.ES31]+1" office:value-type="float" office:value="151" calcext:value-type="float">
            <text:p>151</text:p>
          </table:table-cell>
          <table:table-cell table:formula="of:=[.ET31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7]" office:value-type="float" office:value="2003" calcext:value-type="float">
            <text:p>2003</text:p>
          </table:table-cell>
          <table:table-cell table:formula="of:=[.C7]" office:value-type="float" office:value="2003" calcext:value-type="float">
            <text:p>2003</text:p>
          </table:table-cell>
          <table:table-cell table:formula="of:=[.D7]" office:value-type="float" office:value="2004" calcext:value-type="float">
            <text:p>2004</text:p>
          </table:table-cell>
          <table:table-cell table:formula="of:=[.E7]" office:value-type="float" office:value="2004" calcext:value-type="float">
            <text:p>2004</text:p>
          </table:table-cell>
          <table:table-cell table:formula="of:=[.F7]" office:value-type="float" office:value="2004" calcext:value-type="float">
            <text:p>2004</text:p>
          </table:table-cell>
          <table:table-cell table:formula="of:=[.G7]" office:value-type="float" office:value="2004" calcext:value-type="float">
            <text:p>2004</text:p>
          </table:table-cell>
          <table:table-cell table:formula="of:=[.H7]" office:value-type="float" office:value="2005" calcext:value-type="float">
            <text:p>2005</text:p>
          </table:table-cell>
          <table:table-cell table:formula="of:=[.I7]" office:value-type="float" office:value="2005" calcext:value-type="float">
            <text:p>2005</text:p>
          </table:table-cell>
          <table:table-cell table:formula="of:=[.J7]" office:value-type="float" office:value="2005" calcext:value-type="float">
            <text:p>2005</text:p>
          </table:table-cell>
          <table:table-cell table:formula="of:=[.K7]" office:value-type="float" office:value="2005" calcext:value-type="float">
            <text:p>2005</text:p>
          </table:table-cell>
          <table:table-cell table:formula="of:=[.L7]" office:value-type="float" office:value="2006" calcext:value-type="float">
            <text:p>2006</text:p>
          </table:table-cell>
          <table:table-cell table:formula="of:=[.M7]" office:value-type="float" office:value="2006" calcext:value-type="float">
            <text:p>2006</text:p>
          </table:table-cell>
          <table:table-cell table:formula="of:=[.N7]" office:value-type="float" office:value="2006" calcext:value-type="float">
            <text:p>2006</text:p>
          </table:table-cell>
          <table:table-cell table:formula="of:=[.O7]" office:value-type="float" office:value="2006" calcext:value-type="float">
            <text:p>2006</text:p>
          </table:table-cell>
          <table:table-cell table:formula="of:=[.P7]" office:value-type="float" office:value="2007" calcext:value-type="float">
            <text:p>2007</text:p>
          </table:table-cell>
          <table:table-cell table:formula="of:=[.Q7]" office:value-type="float" office:value="2007" calcext:value-type="float">
            <text:p>2007</text:p>
          </table:table-cell>
          <table:table-cell table:formula="of:=[.R7]" office:value-type="float" office:value="2007" calcext:value-type="float">
            <text:p>2007</text:p>
          </table:table-cell>
          <table:table-cell table:formula="of:=[.S7]" office:value-type="float" office:value="2007" calcext:value-type="float">
            <text:p>2007</text:p>
          </table:table-cell>
          <table:table-cell table:formula="of:=[.T7]" office:value-type="float" office:value="2008" calcext:value-type="float">
            <text:p>2008</text:p>
          </table:table-cell>
          <table:table-cell table:formula="of:=[.U7]" office:value-type="float" office:value="2008" calcext:value-type="float">
            <text:p>2008</text:p>
          </table:table-cell>
          <table:table-cell table:formula="of:=[.V7]" office:value-type="float" office:value="2008" calcext:value-type="float">
            <text:p>2008</text:p>
          </table:table-cell>
          <table:table-cell table:formula="of:=[.W7]" office:value-type="float" office:value="2008" calcext:value-type="float">
            <text:p>2008</text:p>
          </table:table-cell>
          <table:table-cell table:formula="of:=[.X7]" office:value-type="float" office:value="2009" calcext:value-type="float">
            <text:p>2009</text:p>
          </table:table-cell>
          <table:table-cell table:formula="of:=[.Y7]" office:value-type="float" office:value="2009" calcext:value-type="float">
            <text:p>2009</text:p>
          </table:table-cell>
          <table:table-cell table:formula="of:=[.Z7]" office:value-type="float" office:value="2009" calcext:value-type="float">
            <text:p>2009</text:p>
          </table:table-cell>
          <table:table-cell table:formula="of:=[.AA7]" office:value-type="float" office:value="2009" calcext:value-type="float">
            <text:p>2009</text:p>
          </table:table-cell>
          <table:table-cell table:formula="of:=[.AB7]" office:value-type="float" office:value="2010" calcext:value-type="float">
            <text:p>2010</text:p>
          </table:table-cell>
          <table:table-cell table:formula="of:=[.AC7]" office:value-type="float" office:value="2010" calcext:value-type="float">
            <text:p>2010</text:p>
          </table:table-cell>
          <table:table-cell table:formula="of:=[.AD7]" office:value-type="float" office:value="2010" calcext:value-type="float">
            <text:p>2010</text:p>
          </table:table-cell>
          <table:table-cell table:formula="of:=[.AE7]" office:value-type="float" office:value="2010" calcext:value-type="float">
            <text:p>2010</text:p>
          </table:table-cell>
          <table:table-cell table:formula="of:=[.AF7]" office:value-type="float" office:value="2011" calcext:value-type="float">
            <text:p>2011</text:p>
          </table:table-cell>
          <table:table-cell table:formula="of:=[.AG7]" office:value-type="float" office:value="2011" calcext:value-type="float">
            <text:p>2011</text:p>
          </table:table-cell>
          <table:table-cell table:formula="of:=[.AH7]" office:value-type="float" office:value="2011" calcext:value-type="float">
            <text:p>2011</text:p>
          </table:table-cell>
          <table:table-cell table:formula="of:=[.AI7]" office:value-type="float" office:value="2011" calcext:value-type="float">
            <text:p>2011</text:p>
          </table:table-cell>
          <table:table-cell table:formula="of:=[.AJ7]" office:value-type="float" office:value="2012" calcext:value-type="float">
            <text:p>2012</text:p>
          </table:table-cell>
          <table:table-cell table:formula="of:=[.AK7]" office:value-type="float" office:value="2012" calcext:value-type="float">
            <text:p>2012</text:p>
          </table:table-cell>
          <table:table-cell table:formula="of:=[.AL7]" office:value-type="float" office:value="2012" calcext:value-type="float">
            <text:p>2012</text:p>
          </table:table-cell>
          <table:table-cell table:formula="of:=[.AM7]" office:value-type="float" office:value="2012" calcext:value-type="float">
            <text:p>2012</text:p>
          </table:table-cell>
          <table:table-cell table:formula="of:=[.AN7]" office:value-type="float" office:value="2013" calcext:value-type="float">
            <text:p>2013</text:p>
          </table:table-cell>
          <table:table-cell table:formula="of:=[.AO7]" office:value-type="float" office:value="2013" calcext:value-type="float">
            <text:p>2013</text:p>
          </table:table-cell>
          <table:table-cell table:formula="of:=[.AP7]" office:value-type="float" office:value="2013" calcext:value-type="float">
            <text:p>2013</text:p>
          </table:table-cell>
          <table:table-cell table:formula="of:=[.AQ7]" office:value-type="float" office:value="2013" calcext:value-type="float">
            <text:p>2013</text:p>
          </table:table-cell>
          <table:table-cell table:formula="of:=[.AR7]" office:value-type="float" office:value="2014" calcext:value-type="float">
            <text:p>2014</text:p>
          </table:table-cell>
          <table:table-cell table:formula="of:=[.AS7]" office:value-type="float" office:value="2014" calcext:value-type="float">
            <text:p>2014</text:p>
          </table:table-cell>
          <table:table-cell table:formula="of:=[.AT7]" office:value-type="float" office:value="2014" calcext:value-type="float">
            <text:p>2014</text:p>
          </table:table-cell>
          <table:table-cell table:formula="of:=[.AU7]" office:value-type="float" office:value="2014" calcext:value-type="float">
            <text:p>2014</text:p>
          </table:table-cell>
          <table:table-cell table:formula="of:=[.AV7]" office:value-type="float" office:value="2015" calcext:value-type="float">
            <text:p>2015</text:p>
          </table:table-cell>
          <table:table-cell table:formula="of:=[.AW7]" office:value-type="float" office:value="2015" calcext:value-type="float">
            <text:p>2015</text:p>
          </table:table-cell>
          <table:table-cell table:formula="of:=[.AX7]" office:value-type="float" office:value="2015" calcext:value-type="float">
            <text:p>2015</text:p>
          </table:table-cell>
          <table:table-cell table:formula="of:=[.AY7]" office:value-type="float" office:value="2015" calcext:value-type="float">
            <text:p>2015</text:p>
          </table:table-cell>
          <table:table-cell table:formula="of:=[.AZ7]" office:value-type="float" office:value="2016" calcext:value-type="float">
            <text:p>2016</text:p>
          </table:table-cell>
          <table:table-cell table:formula="of:=[.BA7]" office:value-type="float" office:value="2016" calcext:value-type="float">
            <text:p>2016</text:p>
          </table:table-cell>
          <table:table-cell table:formula="of:=[.BB7]" office:value-type="float" office:value="2016" calcext:value-type="float">
            <text:p>2016</text:p>
          </table:table-cell>
          <table:table-cell table:formula="of:=[.BC7]" office:value-type="float" office:value="2016" calcext:value-type="float">
            <text:p>2016</text:p>
          </table:table-cell>
          <table:table-cell table:formula="of:=[.BD7]" office:value-type="float" office:value="2017" calcext:value-type="float">
            <text:p>2017</text:p>
          </table:table-cell>
          <table:table-cell table:formula="of:=[.BE7]" office:value-type="float" office:value="2017" calcext:value-type="float">
            <text:p>2017</text:p>
          </table:table-cell>
          <table:table-cell table:formula="of:=[.BF7]" office:value-type="float" office:value="2017" calcext:value-type="float">
            <text:p>2017</text:p>
          </table:table-cell>
          <table:table-cell table:formula="of:=[.BG7]" office:value-type="float" office:value="2017" calcext:value-type="float">
            <text:p>2017</text:p>
          </table:table-cell>
          <table:table-cell table:formula="of:=[.BH7]" office:value-type="float" office:value="2018" calcext:value-type="float">
            <text:p>2018</text:p>
          </table:table-cell>
          <table:table-cell table:formula="of:=[.BI7]" office:value-type="float" office:value="2018" calcext:value-type="float">
            <text:p>2018</text:p>
          </table:table-cell>
          <table:table-cell table:formula="of:=[.BJ7]" office:value-type="float" office:value="2018" calcext:value-type="float">
            <text:p>2018</text:p>
          </table:table-cell>
          <table:table-cell table:formula="of:=[.BK7]" office:value-type="float" office:value="2018" calcext:value-type="float">
            <text:p>2018</text:p>
          </table:table-cell>
          <table:table-cell table:formula="of:=[.BL7]" office:value-type="float" office:value="2019" calcext:value-type="float">
            <text:p>2019</text:p>
          </table:table-cell>
          <table:table-cell table:formula="of:=[.BM7]" office:value-type="float" office:value="2019" calcext:value-type="float">
            <text:p>2019</text:p>
          </table:table-cell>
          <table:table-cell table:formula="of:=[.BJ32]+1" office:value-type="float" office:value="2019" calcext:value-type="float">
            <text:p>2019</text:p>
          </table:table-cell>
          <table:table-cell table:formula="of:=[.BK32]+1" office:value-type="float" office:value="2019" calcext:value-type="float">
            <text:p>2019</text:p>
          </table:table-cell>
          <table:table-cell table:style-name="ce2" table:formula="of:=[.BL32]+1" office:value-type="float" office:value="2020" calcext:value-type="float">
            <text:p>2020</text:p>
          </table:table-cell>
          <table:table-cell table:style-name="ce1" table:formula="of:=[.BM32]+1" office:value-type="float" office:value="2020" calcext:value-type="float">
            <text:p>2020</text:p>
          </table:table-cell>
          <table:table-cell table:formula="of:=[.BN32]+1" office:value-type="float" office:value="2020" calcext:value-type="float">
            <text:p>2020</text:p>
          </table:table-cell>
          <table:table-cell table:formula="of:=[.BO32]+1" office:value-type="float" office:value="2020" calcext:value-type="float">
            <text:p>2020</text:p>
          </table:table-cell>
          <table:table-cell table:formula="of:=[.BP32]+1" office:value-type="float" office:value="2021" calcext:value-type="float">
            <text:p>2021</text:p>
          </table:table-cell>
          <table:table-cell table:formula="of:=[.BQ32]+1" office:value-type="float" office:value="2021" calcext:value-type="float">
            <text:p>2021</text:p>
          </table:table-cell>
          <table:table-cell table:formula="of:=[.BR32]+1" office:value-type="float" office:value="2021" calcext:value-type="float">
            <text:p>2021</text:p>
          </table:table-cell>
          <table:table-cell table:formula="of:=[.BS32]+1" office:value-type="float" office:value="2021" calcext:value-type="float">
            <text:p>2021</text:p>
          </table:table-cell>
          <table:table-cell table:formula="of:=[.BT32]+1" office:value-type="float" office:value="2022" calcext:value-type="float">
            <text:p>2022</text:p>
          </table:table-cell>
          <table:table-cell table:formula="of:=[.BU32]+1" office:value-type="float" office:value="2022" calcext:value-type="float">
            <text:p>2022</text:p>
          </table:table-cell>
          <table:table-cell table:formula="of:=[.BV32]+1" office:value-type="float" office:value="2022" calcext:value-type="float">
            <text:p>2022</text:p>
          </table:table-cell>
          <table:table-cell table:formula="of:=[.BW32]+1" office:value-type="float" office:value="2022" calcext:value-type="float">
            <text:p>2022</text:p>
          </table:table-cell>
          <table:table-cell table:formula="of:=[.BX32]+1" office:value-type="float" office:value="2023" calcext:value-type="float">
            <text:p>2023</text:p>
          </table:table-cell>
          <table:table-cell table:formula="of:=[.BY32]+1" office:value-type="float" office:value="2023" calcext:value-type="float">
            <text:p>2023</text:p>
          </table:table-cell>
          <table:table-cell table:formula="of:=[.BZ32]+1" office:value-type="float" office:value="2023" calcext:value-type="float">
            <text:p>2023</text:p>
          </table:table-cell>
          <table:table-cell table:formula="of:=[.CA32]+1" office:value-type="float" office:value="2023" calcext:value-type="float">
            <text:p>2023</text:p>
          </table:table-cell>
          <table:table-cell table:formula="of:=[.CB32]+1" office:value-type="float" office:value="2024" calcext:value-type="float">
            <text:p>2024</text:p>
          </table:table-cell>
          <table:table-cell table:formula="of:=[.CC32]+1" office:value-type="float" office:value="2024" calcext:value-type="float">
            <text:p>2024</text:p>
          </table:table-cell>
          <table:table-cell table:formula="of:=[.CD32]+1" office:value-type="float" office:value="2024" calcext:value-type="float">
            <text:p>2024</text:p>
          </table:table-cell>
          <table:table-cell table:formula="of:=[.CE32]+1" office:value-type="float" office:value="2024" calcext:value-type="float">
            <text:p>2024</text:p>
          </table:table-cell>
          <table:table-cell table:formula="of:=[.CF32]+1" office:value-type="float" office:value="2025" calcext:value-type="float">
            <text:p>2025</text:p>
          </table:table-cell>
          <table:table-cell table:formula="of:=[.CG32]+1" office:value-type="float" office:value="2025" calcext:value-type="float">
            <text:p>2025</text:p>
          </table:table-cell>
          <table:table-cell table:formula="of:=[.CH32]+1" office:value-type="float" office:value="2025" calcext:value-type="float">
            <text:p>2025</text:p>
          </table:table-cell>
          <table:table-cell table:formula="of:=[.CI32]+1" office:value-type="float" office:value="2025" calcext:value-type="float">
            <text:p>2025</text:p>
          </table:table-cell>
          <table:table-cell table:formula="of:=[.CJ32]+1" office:value-type="float" office:value="2026" calcext:value-type="float">
            <text:p>2026</text:p>
          </table:table-cell>
          <table:table-cell table:formula="of:=[.CK32]+1" office:value-type="float" office:value="2026" calcext:value-type="float">
            <text:p>2026</text:p>
          </table:table-cell>
          <table:table-cell table:formula="of:=[.CL32]+1" office:value-type="float" office:value="2026" calcext:value-type="float">
            <text:p>2026</text:p>
          </table:table-cell>
          <table:table-cell table:formula="of:=[.CM32]+1" office:value-type="float" office:value="2026" calcext:value-type="float">
            <text:p>2026</text:p>
          </table:table-cell>
          <table:table-cell table:formula="of:=[.CN32]+1" office:value-type="float" office:value="2027" calcext:value-type="float">
            <text:p>2027</text:p>
          </table:table-cell>
          <table:table-cell table:formula="of:=[.CO32]+1" office:value-type="float" office:value="2027" calcext:value-type="float">
            <text:p>2027</text:p>
          </table:table-cell>
          <table:table-cell table:formula="of:=[.CP32]+1" office:value-type="float" office:value="2027" calcext:value-type="float">
            <text:p>2027</text:p>
          </table:table-cell>
          <table:table-cell table:formula="of:=[.CQ32]+1" office:value-type="float" office:value="2027" calcext:value-type="float">
            <text:p>2027</text:p>
          </table:table-cell>
          <table:table-cell table:formula="of:=[.CR32]+1" office:value-type="float" office:value="2028" calcext:value-type="float">
            <text:p>2028</text:p>
          </table:table-cell>
          <table:table-cell table:formula="of:=[.CS32]+1" office:value-type="float" office:value="2028" calcext:value-type="float">
            <text:p>2028</text:p>
          </table:table-cell>
          <table:table-cell table:formula="of:=[.CT32]+1" office:value-type="float" office:value="2028" calcext:value-type="float">
            <text:p>2028</text:p>
          </table:table-cell>
          <table:table-cell table:formula="of:=[.CU32]+1" office:value-type="float" office:value="2028" calcext:value-type="float">
            <text:p>2028</text:p>
          </table:table-cell>
          <table:table-cell table:formula="of:=[.CV32]+1" office:value-type="float" office:value="2029" calcext:value-type="float">
            <text:p>2029</text:p>
          </table:table-cell>
          <table:table-cell table:formula="of:=[.CW32]+1" office:value-type="float" office:value="2029" calcext:value-type="float">
            <text:p>2029</text:p>
          </table:table-cell>
          <table:table-cell table:formula="of:=[.CX32]+1" office:value-type="float" office:value="2029" calcext:value-type="float">
            <text:p>2029</text:p>
          </table:table-cell>
          <table:table-cell table:formula="of:=[.CY32]+1" office:value-type="float" office:value="2029" calcext:value-type="float">
            <text:p>2029</text:p>
          </table:table-cell>
          <table:table-cell table:formula="of:=[.CZ32]+1" office:value-type="float" office:value="2030" calcext:value-type="float">
            <text:p>2030</text:p>
          </table:table-cell>
          <table:table-cell table:formula="of:=[.DA32]+1" office:value-type="float" office:value="2030" calcext:value-type="float">
            <text:p>2030</text:p>
          </table:table-cell>
          <table:table-cell table:formula="of:=[.DB32]+1" office:value-type="float" office:value="2030" calcext:value-type="float">
            <text:p>2030</text:p>
          </table:table-cell>
          <table:table-cell table:formula="of:=[.DC32]+1" office:value-type="float" office:value="2030" calcext:value-type="float">
            <text:p>2030</text:p>
          </table:table-cell>
          <table:table-cell table:formula="of:=[.DD32]+1" office:value-type="float" office:value="2031" calcext:value-type="float">
            <text:p>2031</text:p>
          </table:table-cell>
          <table:table-cell table:formula="of:=[.DE32]+1" office:value-type="float" office:value="2031" calcext:value-type="float">
            <text:p>2031</text:p>
          </table:table-cell>
          <table:table-cell table:formula="of:=[.DF32]+1" office:value-type="float" office:value="2031" calcext:value-type="float">
            <text:p>2031</text:p>
          </table:table-cell>
          <table:table-cell table:formula="of:=[.DG32]+1" office:value-type="float" office:value="2031" calcext:value-type="float">
            <text:p>2031</text:p>
          </table:table-cell>
          <table:table-cell table:formula="of:=[.DH32]+1" office:value-type="float" office:value="2032" calcext:value-type="float">
            <text:p>2032</text:p>
          </table:table-cell>
          <table:table-cell table:formula="of:=[.DI32]+1" office:value-type="float" office:value="2032" calcext:value-type="float">
            <text:p>2032</text:p>
          </table:table-cell>
          <table:table-cell table:formula="of:=[.DJ32]+1" office:value-type="float" office:value="2032" calcext:value-type="float">
            <text:p>2032</text:p>
          </table:table-cell>
          <table:table-cell table:formula="of:=[.DK32]+1" office:value-type="float" office:value="2032" calcext:value-type="float">
            <text:p>2032</text:p>
          </table:table-cell>
          <table:table-cell table:formula="of:=[.DL32]+1" office:value-type="float" office:value="2033" calcext:value-type="float">
            <text:p>2033</text:p>
          </table:table-cell>
          <table:table-cell table:formula="of:=[.DM32]+1" office:value-type="float" office:value="2033" calcext:value-type="float">
            <text:p>2033</text:p>
          </table:table-cell>
          <table:table-cell table:formula="of:=[.DN32]+1" office:value-type="float" office:value="2033" calcext:value-type="float">
            <text:p>2033</text:p>
          </table:table-cell>
          <table:table-cell table:formula="of:=[.DO32]+1" office:value-type="float" office:value="2033" calcext:value-type="float">
            <text:p>2033</text:p>
          </table:table-cell>
          <table:table-cell table:formula="of:=[.DP32]+1" office:value-type="float" office:value="2034" calcext:value-type="float">
            <text:p>2034</text:p>
          </table:table-cell>
          <table:table-cell table:formula="of:=[.DQ32]+1" office:value-type="float" office:value="2034" calcext:value-type="float">
            <text:p>2034</text:p>
          </table:table-cell>
          <table:table-cell table:formula="of:=[.DR32]+1" office:value-type="float" office:value="2034" calcext:value-type="float">
            <text:p>2034</text:p>
          </table:table-cell>
          <table:table-cell table:formula="of:=[.DS32]+1" office:value-type="float" office:value="2034" calcext:value-type="float">
            <text:p>2034</text:p>
          </table:table-cell>
          <table:table-cell table:formula="of:=[.DT32]+1" office:value-type="float" office:value="2035" calcext:value-type="float">
            <text:p>2035</text:p>
          </table:table-cell>
          <table:table-cell table:formula="of:=[.DU32]+1" office:value-type="float" office:value="2035" calcext:value-type="float">
            <text:p>2035</text:p>
          </table:table-cell>
          <table:table-cell table:formula="of:=[.DV32]+1" office:value-type="float" office:value="2035" calcext:value-type="float">
            <text:p>2035</text:p>
          </table:table-cell>
          <table:table-cell table:formula="of:=[.DW32]+1" office:value-type="float" office:value="2035" calcext:value-type="float">
            <text:p>2035</text:p>
          </table:table-cell>
          <table:table-cell table:formula="of:=[.DX32]+1" office:value-type="float" office:value="2036" calcext:value-type="float">
            <text:p>2036</text:p>
          </table:table-cell>
          <table:table-cell table:formula="of:=[.DY32]+1" office:value-type="float" office:value="2036" calcext:value-type="float">
            <text:p>2036</text:p>
          </table:table-cell>
          <table:table-cell table:formula="of:=[.DZ32]+1" office:value-type="float" office:value="2036" calcext:value-type="float">
            <text:p>2036</text:p>
          </table:table-cell>
          <table:table-cell table:formula="of:=[.EA32]+1" office:value-type="float" office:value="2036" calcext:value-type="float">
            <text:p>2036</text:p>
          </table:table-cell>
          <table:table-cell table:formula="of:=[.EB32]+1" office:value-type="float" office:value="2037" calcext:value-type="float">
            <text:p>2037</text:p>
          </table:table-cell>
          <table:table-cell table:formula="of:=[.EC32]+1" office:value-type="float" office:value="2037" calcext:value-type="float">
            <text:p>2037</text:p>
          </table:table-cell>
          <table:table-cell table:formula="of:=[.ED32]+1" office:value-type="float" office:value="2037" calcext:value-type="float">
            <text:p>2037</text:p>
          </table:table-cell>
          <table:table-cell table:formula="of:=[.EE32]+1" office:value-type="float" office:value="2037" calcext:value-type="float">
            <text:p>2037</text:p>
          </table:table-cell>
          <table:table-cell table:formula="of:=[.EF32]+1" office:value-type="float" office:value="2038" calcext:value-type="float">
            <text:p>2038</text:p>
          </table:table-cell>
          <table:table-cell table:formula="of:=[.EG32]+1" office:value-type="float" office:value="2038" calcext:value-type="float">
            <text:p>2038</text:p>
          </table:table-cell>
          <table:table-cell table:formula="of:=[.EH32]+1" office:value-type="float" office:value="2038" calcext:value-type="float">
            <text:p>2038</text:p>
          </table:table-cell>
          <table:table-cell table:formula="of:=[.EI32]+1" office:value-type="float" office:value="2038" calcext:value-type="float">
            <text:p>2038</text:p>
          </table:table-cell>
          <table:table-cell table:formula="of:=[.EJ32]+1" office:value-type="float" office:value="2039" calcext:value-type="float">
            <text:p>2039</text:p>
          </table:table-cell>
          <table:table-cell table:formula="of:=[.EK32]+1" office:value-type="float" office:value="2039" calcext:value-type="float">
            <text:p>2039</text:p>
          </table:table-cell>
          <table:table-cell table:formula="of:=[.EL32]+1" office:value-type="float" office:value="2039" calcext:value-type="float">
            <text:p>2039</text:p>
          </table:table-cell>
          <table:table-cell table:formula="of:=[.EM32]+1" office:value-type="float" office:value="2039" calcext:value-type="float">
            <text:p>2039</text:p>
          </table:table-cell>
          <table:table-cell table:formula="of:=[.EN32]+1" office:value-type="float" office:value="2040" calcext:value-type="float">
            <text:p>2040</text:p>
          </table:table-cell>
          <table:table-cell table:formula="of:=[.EO32]+1" office:value-type="float" office:value="2040" calcext:value-type="float">
            <text:p>2040</text:p>
          </table:table-cell>
          <table:table-cell table:formula="of:=[.EP32]+1" office:value-type="float" office:value="2040" calcext:value-type="float">
            <text:p>2040</text:p>
          </table:table-cell>
          <table:table-cell table:formula="of:=[.EQ32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2480245" calcext:value-type="float">
            <text:p>0.0052480245</text:p>
          </table:table-cell>
          <table:table-cell office:value-type="float" office:value="0.006796167" calcext:value-type="float">
            <text:p>0.006796167</text:p>
          </table:table-cell>
          <table:table-cell office:value-type="float" office:value="0.0085358576" calcext:value-type="float">
            <text:p>0.0085358576</text:p>
          </table:table-cell>
          <table:table-cell office:value-type="float" office:value="0.0097844793" calcext:value-type="float">
            <text:p>0.0097844793</text:p>
          </table:table-cell>
          <table:table-cell office:value-type="float" office:value="0.0063265715" calcext:value-type="float">
            <text:p>0.0063265715</text:p>
          </table:table-cell>
          <table:table-cell office:value-type="float" office:value="0.0044741439" calcext:value-type="float">
            <text:p>0.0044741439</text:p>
          </table:table-cell>
          <table:table-cell office:value-type="float" office:value="0.002710527" calcext:value-type="float">
            <text:p>0.002710527</text:p>
          </table:table-cell>
          <table:table-cell office:value-type="float" office:value="0.0071474757" calcext:value-type="float">
            <text:p>0.0071474757</text:p>
          </table:table-cell>
          <table:table-cell office:value-type="float" office:value="0.0062422088" calcext:value-type="float">
            <text:p>0.0062422088</text:p>
          </table:table-cell>
          <table:table-cell office:value-type="float" office:value="0.0038418117" calcext:value-type="float">
            <text:p>0.0038418117</text:p>
          </table:table-cell>
          <table:table-cell office:value-type="float" office:value="0.0041124403" calcext:value-type="float">
            <text:p>0.0041124403</text:p>
          </table:table-cell>
          <table:table-cell office:value-type="float" office:value="0.0075466242" calcext:value-type="float">
            <text:p>0.0075466242</text:p>
          </table:table-cell>
          <table:table-cell office:value-type="float" office:value="0.0189324932" calcext:value-type="float">
            <text:p>0.0189324932</text:p>
          </table:table-cell>
          <table:table-cell office:value-type="float" office:value="0.0079408477" calcext:value-type="float">
            <text:p>0.0079408477</text:p>
          </table:table-cell>
          <table:table-cell office:value-type="float" office:value="0.0039053414" calcext:value-type="float">
            <text:p>0.0039053414</text:p>
          </table:table-cell>
          <table:table-cell office:value-type="float" office:value="0.0067099726" calcext:value-type="float">
            <text:p>0.0067099726</text:p>
          </table:table-cell>
          <table:table-cell office:value-type="float" office:value="0.0090061823" calcext:value-type="float">
            <text:p>0.0090061823</text:p>
          </table:table-cell>
          <table:table-cell office:value-type="float" office:value="0.011302392" calcext:value-type="float">
            <text:p>0.011302392</text:p>
          </table:table-cell>
          <table:table-cell office:value-type="float" office:value="0.0059552613" calcext:value-type="float">
            <text:p>0.0059552613</text:p>
          </table:table-cell>
          <table:table-cell office:value-type="float" office:value="0.006290729" calcext:value-type="float">
            <text:p>0.006290729</text:p>
          </table:table-cell>
          <table:table-cell office:value-type="float" office:value="0.0036317887" calcext:value-type="float">
            <text:p>0.0036317887</text:p>
          </table:table-cell>
          <table:table-cell office:value-type="float" office:value="0.0046243409" calcext:value-type="float">
            <text:p>0.0046243409</text:p>
          </table:table-cell>
          <table:table-cell office:value-type="float" office:value="0.0072943512" calcext:value-type="float">
            <text:p>0.0072943512</text:p>
          </table:table-cell>
          <table:table-cell office:value-type="float" office:value="0.0050107661" calcext:value-type="float">
            <text:p>0.0050107661</text:p>
          </table:table-cell>
          <table:table-cell office:value-type="float" office:value="0.0066289906" calcext:value-type="float">
            <text:p>0.0066289906</text:p>
          </table:table-cell>
          <table:table-cell office:value-type="float" office:value="0.0068899153" calcext:value-type="float">
            <text:p>0.0068899153</text:p>
          </table:table-cell>
          <table:table-cell office:value-type="float" office:value="0.0012528457" calcext:value-type="float">
            <text:p>0.0012528457</text:p>
          </table:table-cell>
          <table:table-cell office:value-type="float" office:value="0.0030118534" calcext:value-type="float">
            <text:p>0.0030118534</text:p>
          </table:table-cell>
          <table:table-cell office:value-type="float" office:value="0.0061043977" calcext:value-type="float">
            <text:p>0.0061043977</text:p>
          </table:table-cell>
          <table:table-cell office:value-type="float" office:value="0.0019662285" calcext:value-type="float">
            <text:p>0.0019662285</text:p>
          </table:table-cell>
          <table:table-cell office:value-type="float" office:value="0.0046975655" calcext:value-type="float">
            <text:p>0.0046975655</text:p>
          </table:table-cell>
          <table:table-cell office:value-type="float" office:value="0.0068264608" calcext:value-type="float">
            <text:p>0.0068264608</text:p>
          </table:table-cell>
          <table:table-cell office:value-type="float" office:value="0.0037939773" calcext:value-type="float">
            <text:p>0.0037939773</text:p>
          </table:table-cell>
          <table:table-cell office:value-type="float" office:value="0.0061597732" calcext:value-type="float">
            <text:p>0.0061597732</text:p>
          </table:table-cell>
          <table:table-cell office:value-type="float" office:value="0.0032526186" calcext:value-type="float">
            <text:p>0.0032526186</text:p>
          </table:table-cell>
          <table:table-cell office:value-type="float" office:value="0.0039264648" calcext:value-type="float">
            <text:p>0.0039264648</text:p>
          </table:table-cell>
          <table:table-cell office:value-type="float" office:value="0.0039300994" calcext:value-type="float">
            <text:p>0.0039300994</text:p>
          </table:table-cell>
          <table:table-cell office:value-type="float" office:value="0.0077679667" calcext:value-type="float">
            <text:p>0.0077679667</text:p>
          </table:table-cell>
          <table:table-cell office:value-type="float" office:value="0.004880278" calcext:value-type="float">
            <text:p>0.004880278</text:p>
          </table:table-cell>
          <table:table-cell office:value-type="float" office:value="0.0041666618" calcext:value-type="float">
            <text:p>0.0041666618</text:p>
          </table:table-cell>
          <table:table-cell office:value-type="float" office:value="0.0039685541" calcext:value-type="float">
            <text:p>0.0039685541</text:p>
          </table:table-cell>
          <table:table-cell office:value-type="float" office:value="0.0027451087" calcext:value-type="float">
            <text:p>0.0027451087</text:p>
          </table:table-cell>
          <table:table-cell office:value-type="float" office:value="0.0037635259" calcext:value-type="float">
            <text:p>0.0037635259</text:p>
          </table:table-cell>
          <table:table-cell office:value-type="float" office:value="0.0039784788" calcext:value-type="float">
            <text:p>0.0039784788</text:p>
          </table:table-cell>
          <table:table-cell office:value-type="float" office:value="0.0029395723" calcext:value-type="float">
            <text:p>0.0029395723</text:p>
          </table:table-cell>
          <table:table-cell office:value-type="float" office:value="0.007530307" calcext:value-type="float">
            <text:p>0.007530307</text:p>
          </table:table-cell>
          <table:table-cell office:value-type="float" office:value="0.0052804912" calcext:value-type="float">
            <text:p>0.0052804912</text:p>
          </table:table-cell>
          <table:table-cell office:value-type="float" office:value="0.0024171513" calcext:value-type="float">
            <text:p>0.0024171513</text:p>
          </table:table-cell>
          <table:table-cell office:value-type="float" office:value="0.00267677145" calcext:value-type="float">
            <text:p>0.00267677145</text:p>
          </table:table-cell>
          <table:table-cell office:value-type="float" office:value="0.0025902314" calcext:value-type="float">
            <text:p>0.0025902314</text:p>
          </table:table-cell>
          <table:table-cell office:value-type="float" office:value="0.00250369135" calcext:value-type="float">
            <text:p>0.00250369135</text:p>
          </table:table-cell>
          <table:table-cell office:value-type="float" office:value="0.0027633115" calcext:value-type="float">
            <text:p>0.0027633115</text:p>
          </table:table-cell>
          <table:table-cell office:value-type="float" office:value="0.0077132307" calcext:value-type="float">
            <text:p>0.0077132307</text:p>
          </table:table-cell>
          <table:table-cell office:value-type="float" office:value="0.0034546959" calcext:value-type="float">
            <text:p>0.0034546959</text:p>
          </table:table-cell>
          <table:table-cell office:value-type="float" office:value="0.0011258451" calcext:value-type="float">
            <text:p>0.0011258451</text:p>
          </table:table-cell>
          <table:table-cell office:value-type="float" office:value="0.0025422199" calcext:value-type="float">
            <text:p>0.0025422199</text:p>
          </table:table-cell>
          <table:table-cell office:value-type="float" office:value="0.0043760803" calcext:value-type="float">
            <text:p>0.0043760803</text:p>
          </table:table-cell>
          <table:table-cell office:value-type="float" office:value="0.0019116403" calcext:value-type="float">
            <text:p>0.0019116403</text:p>
          </table:table-cell>
          <table:table-cell office:value-type="float" office:value="0.0089005598" calcext:value-type="float">
            <text:p>0.0089005598</text:p>
          </table:table-cell>
          <table:table-cell office:value-type="float" office:value="0.0033844239" calcext:value-type="float">
            <text:p>0.0033844239</text:p>
          </table:table-cell>
          <table:table-cell office:value-type="float" office:value="0.0064004268" calcext:value-type="float">
            <text:p>0.0064004268</text:p>
          </table:table-cell>
          <table:table-cell office:value-type="float" office:value="0.0002280996" calcext:value-type="float">
            <text:p>0.0002280996</text:p>
          </table:table-cell>
          <table:table-cell office:value-type="float" office:value="0.0001824235" calcext:value-type="float">
            <text:p>0.0001824235</text:p>
          </table:table-cell>
          <table:table-cell office:value-type="float" office:value="0.0017496054" calcext:value-type="float">
            <text:p>0.0017496054</text:p>
          </table:table-cell>
          <table:table-cell office:value-type="float" office:value="0.0034058475" calcext:value-type="float">
            <text:p>0.0034058475</text:p>
          </table:table-cell>
          <table:table-cell office:value-type="float" office:value="0.0000892904" calcext:value-type="float">
            <text:p>8.92904E-05</text:p>
          </table:table-cell>
          <table:table-cell table:style-name="Default" office:value-type="float" office:value="0.0064511267" calcext:value-type="float">
            <text:p>0.0064511267</text:p>
          </table:table-cell>
          <table:table-cell table:style-name="ce1" table:formula="of:=AVERAGE([.AR33:.BP33])" office:value-type="float" office:value="0.00353436192" calcext:value-type="float">
            <text:p>0.00353436192</text:p>
          </table:table-cell>
          <table:table-cell table:formula="of:=[.BQ33]" office:value-type="float" office:value="0.00353436192" calcext:value-type="float">
            <text:p>0.00353436192</text:p>
          </table:table-cell>
          <table:table-cell table:formula="of:=[.BR33]" office:value-type="float" office:value="0.00353436192" calcext:value-type="float">
            <text:p>0.00353436192</text:p>
          </table:table-cell>
          <table:table-cell table:formula="of:=[.BS33]" office:value-type="float" office:value="0.00353436192" calcext:value-type="float">
            <text:p>0.00353436192</text:p>
          </table:table-cell>
          <table:table-cell table:formula="of:=[.BT33]" office:value-type="float" office:value="0.00353436192" calcext:value-type="float">
            <text:p>0.00353436192</text:p>
          </table:table-cell>
          <table:table-cell table:formula="of:=[.BU33]" office:value-type="float" office:value="0.00353436192" calcext:value-type="float">
            <text:p>0.00353436192</text:p>
          </table:table-cell>
          <table:table-cell table:formula="of:=[.BV33]" office:value-type="float" office:value="0.00353436192" calcext:value-type="float">
            <text:p>0.00353436192</text:p>
          </table:table-cell>
          <table:table-cell table:formula="of:=[.BW33]" office:value-type="float" office:value="0.00353436192" calcext:value-type="float">
            <text:p>0.00353436192</text:p>
          </table:table-cell>
          <table:table-cell table:formula="of:=[.BX33]" office:value-type="float" office:value="0.00353436192" calcext:value-type="float">
            <text:p>0.00353436192</text:p>
          </table:table-cell>
          <table:table-cell table:formula="of:=[.BY33]" office:value-type="float" office:value="0.00353436192" calcext:value-type="float">
            <text:p>0.00353436192</text:p>
          </table:table-cell>
          <table:table-cell table:formula="of:=[.BZ33]" office:value-type="float" office:value="0.00353436192" calcext:value-type="float">
            <text:p>0.00353436192</text:p>
          </table:table-cell>
          <table:table-cell table:formula="of:=[.CA33]" office:value-type="float" office:value="0.00353436192" calcext:value-type="float">
            <text:p>0.00353436192</text:p>
          </table:table-cell>
          <table:table-cell table:formula="of:=[.CB33]" office:value-type="float" office:value="0.00353436192" calcext:value-type="float">
            <text:p>0.00353436192</text:p>
          </table:table-cell>
          <table:table-cell table:formula="of:=[.CC33]" office:value-type="float" office:value="0.00353436192" calcext:value-type="float">
            <text:p>0.00353436192</text:p>
          </table:table-cell>
          <table:table-cell table:formula="of:=[.CD33]" office:value-type="float" office:value="0.00353436192" calcext:value-type="float">
            <text:p>0.00353436192</text:p>
          </table:table-cell>
          <table:table-cell table:formula="of:=[.CE33]" office:value-type="float" office:value="0.00353436192" calcext:value-type="float">
            <text:p>0.00353436192</text:p>
          </table:table-cell>
          <table:table-cell table:formula="of:=[.CF33]" office:value-type="float" office:value="0.00353436192" calcext:value-type="float">
            <text:p>0.00353436192</text:p>
          </table:table-cell>
          <table:table-cell table:formula="of:=[.CG33]" office:value-type="float" office:value="0.00353436192" calcext:value-type="float">
            <text:p>0.00353436192</text:p>
          </table:table-cell>
          <table:table-cell table:formula="of:=[.CH33]" office:value-type="float" office:value="0.00353436192" calcext:value-type="float">
            <text:p>0.00353436192</text:p>
          </table:table-cell>
          <table:table-cell table:formula="of:=[.CI33]" office:value-type="float" office:value="0.00353436192" calcext:value-type="float">
            <text:p>0.00353436192</text:p>
          </table:table-cell>
          <table:table-cell table:formula="of:=[.CJ33]" office:value-type="float" office:value="0.00353436192" calcext:value-type="float">
            <text:p>0.00353436192</text:p>
          </table:table-cell>
          <table:table-cell table:formula="of:=[.CK33]" office:value-type="float" office:value="0.00353436192" calcext:value-type="float">
            <text:p>0.00353436192</text:p>
          </table:table-cell>
          <table:table-cell table:formula="of:=[.CL33]" office:value-type="float" office:value="0.00353436192" calcext:value-type="float">
            <text:p>0.00353436192</text:p>
          </table:table-cell>
          <table:table-cell table:formula="of:=[.CM33]" office:value-type="float" office:value="0.00353436192" calcext:value-type="float">
            <text:p>0.00353436192</text:p>
          </table:table-cell>
          <table:table-cell table:formula="of:=[.CN33]" office:value-type="float" office:value="0.00353436192" calcext:value-type="float">
            <text:p>0.00353436192</text:p>
          </table:table-cell>
          <table:table-cell table:formula="of:=[.CO33]" office:value-type="float" office:value="0.00353436192" calcext:value-type="float">
            <text:p>0.00353436192</text:p>
          </table:table-cell>
          <table:table-cell table:formula="of:=[.CP33]" office:value-type="float" office:value="0.00353436192" calcext:value-type="float">
            <text:p>0.00353436192</text:p>
          </table:table-cell>
          <table:table-cell table:formula="of:=[.CQ33]" office:value-type="float" office:value="0.00353436192" calcext:value-type="float">
            <text:p>0.00353436192</text:p>
          </table:table-cell>
          <table:table-cell table:formula="of:=[.CR33]" office:value-type="float" office:value="0.00353436192" calcext:value-type="float">
            <text:p>0.00353436192</text:p>
          </table:table-cell>
          <table:table-cell table:formula="of:=[.CS33]" office:value-type="float" office:value="0.00353436192" calcext:value-type="float">
            <text:p>0.00353436192</text:p>
          </table:table-cell>
          <table:table-cell table:formula="of:=[.CT33]" office:value-type="float" office:value="0.00353436192" calcext:value-type="float">
            <text:p>0.00353436192</text:p>
          </table:table-cell>
          <table:table-cell table:formula="of:=[.CU33]" office:value-type="float" office:value="0.00353436192" calcext:value-type="float">
            <text:p>0.00353436192</text:p>
          </table:table-cell>
          <table:table-cell table:formula="of:=[.CV33]" office:value-type="float" office:value="0.00353436192" calcext:value-type="float">
            <text:p>0.00353436192</text:p>
          </table:table-cell>
          <table:table-cell table:formula="of:=[.CW33]" office:value-type="float" office:value="0.00353436192" calcext:value-type="float">
            <text:p>0.00353436192</text:p>
          </table:table-cell>
          <table:table-cell table:formula="of:=[.CX33]" office:value-type="float" office:value="0.00353436192" calcext:value-type="float">
            <text:p>0.00353436192</text:p>
          </table:table-cell>
          <table:table-cell table:formula="of:=[.CY33]" office:value-type="float" office:value="0.00353436192" calcext:value-type="float">
            <text:p>0.00353436192</text:p>
          </table:table-cell>
          <table:table-cell table:formula="of:=[.CZ33]" office:value-type="float" office:value="0.00353436192" calcext:value-type="float">
            <text:p>0.00353436192</text:p>
          </table:table-cell>
          <table:table-cell table:formula="of:=[.DA33]" office:value-type="float" office:value="0.00353436192" calcext:value-type="float">
            <text:p>0.00353436192</text:p>
          </table:table-cell>
          <table:table-cell table:formula="of:=[.DB33]" office:value-type="float" office:value="0.00353436192" calcext:value-type="float">
            <text:p>0.00353436192</text:p>
          </table:table-cell>
          <table:table-cell table:formula="of:=[.DC33]" office:value-type="float" office:value="0.00353436192" calcext:value-type="float">
            <text:p>0.00353436192</text:p>
          </table:table-cell>
          <table:table-cell table:formula="of:=[.DD33]" office:value-type="float" office:value="0.00353436192" calcext:value-type="float">
            <text:p>0.00353436192</text:p>
          </table:table-cell>
          <table:table-cell table:formula="of:=[.DE33]" office:value-type="float" office:value="0.00353436192" calcext:value-type="float">
            <text:p>0.00353436192</text:p>
          </table:table-cell>
          <table:table-cell table:formula="of:=[.DF33]" office:value-type="float" office:value="0.00353436192" calcext:value-type="float">
            <text:p>0.00353436192</text:p>
          </table:table-cell>
          <table:table-cell table:formula="of:=[.DG33]" office:value-type="float" office:value="0.00353436192" calcext:value-type="float">
            <text:p>0.00353436192</text:p>
          </table:table-cell>
          <table:table-cell table:formula="of:=[.DH33]" office:value-type="float" office:value="0.00353436192" calcext:value-type="float">
            <text:p>0.00353436192</text:p>
          </table:table-cell>
          <table:table-cell table:formula="of:=[.DI33]" office:value-type="float" office:value="0.00353436192" calcext:value-type="float">
            <text:p>0.00353436192</text:p>
          </table:table-cell>
          <table:table-cell table:formula="of:=[.DJ33]" office:value-type="float" office:value="0.00353436192" calcext:value-type="float">
            <text:p>0.00353436192</text:p>
          </table:table-cell>
          <table:table-cell table:formula="of:=[.DK33]" office:value-type="float" office:value="0.00353436192" calcext:value-type="float">
            <text:p>0.00353436192</text:p>
          </table:table-cell>
          <table:table-cell table:formula="of:=[.DL33]" office:value-type="float" office:value="0.00353436192" calcext:value-type="float">
            <text:p>0.00353436192</text:p>
          </table:table-cell>
          <table:table-cell table:formula="of:=[.DM33]" office:value-type="float" office:value="0.00353436192" calcext:value-type="float">
            <text:p>0.00353436192</text:p>
          </table:table-cell>
          <table:table-cell table:formula="of:=[.DN33]" office:value-type="float" office:value="0.00353436192" calcext:value-type="float">
            <text:p>0.00353436192</text:p>
          </table:table-cell>
          <table:table-cell table:formula="of:=[.DO33]" office:value-type="float" office:value="0.00353436192" calcext:value-type="float">
            <text:p>0.00353436192</text:p>
          </table:table-cell>
          <table:table-cell table:formula="of:=[.DP33]" office:value-type="float" office:value="0.00353436192" calcext:value-type="float">
            <text:p>0.00353436192</text:p>
          </table:table-cell>
          <table:table-cell table:formula="of:=[.DQ33]" office:value-type="float" office:value="0.00353436192" calcext:value-type="float">
            <text:p>0.00353436192</text:p>
          </table:table-cell>
          <table:table-cell table:formula="of:=[.DR33]" office:value-type="float" office:value="0.00353436192" calcext:value-type="float">
            <text:p>0.00353436192</text:p>
          </table:table-cell>
          <table:table-cell table:formula="of:=[.DS33]" office:value-type="float" office:value="0.00353436192" calcext:value-type="float">
            <text:p>0.00353436192</text:p>
          </table:table-cell>
          <table:table-cell table:formula="of:=[.DT33]" office:value-type="float" office:value="0.00353436192" calcext:value-type="float">
            <text:p>0.00353436192</text:p>
          </table:table-cell>
          <table:table-cell table:formula="of:=[.DU33]" office:value-type="float" office:value="0.00353436192" calcext:value-type="float">
            <text:p>0.00353436192</text:p>
          </table:table-cell>
          <table:table-cell table:formula="of:=[.DV33]" office:value-type="float" office:value="0.00353436192" calcext:value-type="float">
            <text:p>0.00353436192</text:p>
          </table:table-cell>
          <table:table-cell table:formula="of:=[.DW33]" office:value-type="float" office:value="0.00353436192" calcext:value-type="float">
            <text:p>0.00353436192</text:p>
          </table:table-cell>
          <table:table-cell table:formula="of:=[.DX33]" office:value-type="float" office:value="0.00353436192" calcext:value-type="float">
            <text:p>0.00353436192</text:p>
          </table:table-cell>
          <table:table-cell table:formula="of:=[.DY33]" office:value-type="float" office:value="0.00353436192" calcext:value-type="float">
            <text:p>0.00353436192</text:p>
          </table:table-cell>
          <table:table-cell table:formula="of:=[.DZ33]" office:value-type="float" office:value="0.00353436192" calcext:value-type="float">
            <text:p>0.00353436192</text:p>
          </table:table-cell>
          <table:table-cell table:formula="of:=[.EA33]" office:value-type="float" office:value="0.00353436192" calcext:value-type="float">
            <text:p>0.00353436192</text:p>
          </table:table-cell>
          <table:table-cell table:formula="of:=[.EB33]" office:value-type="float" office:value="0.00353436192" calcext:value-type="float">
            <text:p>0.00353436192</text:p>
          </table:table-cell>
          <table:table-cell table:formula="of:=[.EC33]" office:value-type="float" office:value="0.00353436192" calcext:value-type="float">
            <text:p>0.00353436192</text:p>
          </table:table-cell>
          <table:table-cell table:formula="of:=[.ED33]" office:value-type="float" office:value="0.00353436192" calcext:value-type="float">
            <text:p>0.00353436192</text:p>
          </table:table-cell>
          <table:table-cell table:formula="of:=[.EE33]" office:value-type="float" office:value="0.00353436192" calcext:value-type="float">
            <text:p>0.00353436192</text:p>
          </table:table-cell>
          <table:table-cell table:formula="of:=[.EF33]" office:value-type="float" office:value="0.00353436192" calcext:value-type="float">
            <text:p>0.00353436192</text:p>
          </table:table-cell>
          <table:table-cell table:formula="of:=[.EG33]" office:value-type="float" office:value="0.00353436192" calcext:value-type="float">
            <text:p>0.00353436192</text:p>
          </table:table-cell>
          <table:table-cell table:formula="of:=[.EH33]" office:value-type="float" office:value="0.00353436192" calcext:value-type="float">
            <text:p>0.00353436192</text:p>
          </table:table-cell>
          <table:table-cell table:formula="of:=[.EI33]" office:value-type="float" office:value="0.00353436192" calcext:value-type="float">
            <text:p>0.00353436192</text:p>
          </table:table-cell>
          <table:table-cell table:formula="of:=[.EJ33]" office:value-type="float" office:value="0.00353436192" calcext:value-type="float">
            <text:p>0.00353436192</text:p>
          </table:table-cell>
          <table:table-cell table:formula="of:=[.EK33]" office:value-type="float" office:value="0.00353436192" calcext:value-type="float">
            <text:p>0.00353436192</text:p>
          </table:table-cell>
          <table:table-cell table:formula="of:=[.EL33]" office:value-type="float" office:value="0.00353436192" calcext:value-type="float">
            <text:p>0.00353436192</text:p>
          </table:table-cell>
          <table:table-cell table:formula="of:=[.EM33]" office:value-type="float" office:value="0.00353436192" calcext:value-type="float">
            <text:p>0.00353436192</text:p>
          </table:table-cell>
          <table:table-cell table:formula="of:=[.EN33]" office:value-type="float" office:value="0.00353436192" calcext:value-type="float">
            <text:p>0.00353436192</text:p>
          </table:table-cell>
          <table:table-cell table:formula="of:=[.EO33]" office:value-type="float" office:value="0.00353436192" calcext:value-type="float">
            <text:p>0.00353436192</text:p>
          </table:table-cell>
          <table:table-cell table:formula="of:=[.EP33]" office:value-type="float" office:value="0.00353436192" calcext:value-type="float">
            <text:p>0.00353436192</text:p>
          </table:table-cell>
          <table:table-cell table:formula="of:=[.EQ33]" office:value-type="float" office:value="0.00353436192" calcext:value-type="float">
            <text:p>0.00353436192</text:p>
          </table:table-cell>
          <table:table-cell table:formula="of:=[.ER33]" office:value-type="float" office:value="0.00353436192" calcext:value-type="float">
            <text:p>0.00353436192</text:p>
          </table:table-cell>
          <table:table-cell table:formula="of:=[.ES33]" office:value-type="float" office:value="0.00353436192" calcext:value-type="float">
            <text:p>0.00353436192</text:p>
          </table:table-cell>
          <table:table-cell table:formula="of:=[.ET33]" office:value-type="float" office:value="0.00353436192" calcext:value-type="float">
            <text:p>0.00353436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82201763" calcext:value-type="float">
            <text:p>0.0782201763</text:p>
          </table:table-cell>
          <table:table-cell office:value-type="float" office:value="0.0788022365" calcext:value-type="float">
            <text:p>0.0788022365</text:p>
          </table:table-cell>
          <table:table-cell office:value-type="float" office:value="0.0814978686" calcext:value-type="float">
            <text:p>0.0814978686</text:p>
          </table:table-cell>
          <table:table-cell office:value-type="float" office:value="0.0678325047" calcext:value-type="float">
            <text:p>0.0678325047</text:p>
          </table:table-cell>
          <table:table-cell office:value-type="float" office:value="0.0739494989" calcext:value-type="float">
            <text:p>0.0739494989</text:p>
          </table:table-cell>
          <table:table-cell office:value-type="float" office:value="0.0802845002" calcext:value-type="float">
            <text:p>0.0802845002</text:p>
          </table:table-cell>
          <table:table-cell office:value-type="float" office:value="0.0814806301" calcext:value-type="float">
            <text:p>0.0814806301</text:p>
          </table:table-cell>
          <table:table-cell office:value-type="float" office:value="0.0620512845" calcext:value-type="float">
            <text:p>0.0620512845</text:p>
          </table:table-cell>
          <table:table-cell office:value-type="float" office:value="0.0665997876" calcext:value-type="float">
            <text:p>0.0665997876</text:p>
          </table:table-cell>
          <table:table-cell office:value-type="float" office:value="0.0717336172" calcext:value-type="float">
            <text:p>0.0717336172</text:p>
          </table:table-cell>
          <table:table-cell office:value-type="float" office:value="0.0667457613" calcext:value-type="float">
            <text:p>0.0667457613</text:p>
          </table:table-cell>
          <table:table-cell office:value-type="float" office:value="0.0639439373" calcext:value-type="float">
            <text:p>0.0639439373</text:p>
          </table:table-cell>
          <table:table-cell office:value-type="float" office:value="0.0641588919" calcext:value-type="float">
            <text:p>0.0641588919</text:p>
          </table:table-cell>
          <table:table-cell office:value-type="float" office:value="0.0572206666" calcext:value-type="float">
            <text:p>0.0572206666</text:p>
          </table:table-cell>
          <table:table-cell office:value-type="float" office:value="0.0530960606" calcext:value-type="float">
            <text:p>0.0530960606</text:p>
          </table:table-cell>
          <table:table-cell office:value-type="float" office:value="0.0487680286" calcext:value-type="float">
            <text:p>0.0487680286</text:p>
          </table:table-cell>
          <table:table-cell office:value-type="float" office:value="0.0460570799" calcext:value-type="float">
            <text:p>0.0460570799</text:p>
          </table:table-cell>
          <table:table-cell office:value-type="float" office:value="0.0433461312" calcext:value-type="float">
            <text:p>0.0433461312</text:p>
          </table:table-cell>
          <table:table-cell office:value-type="float" office:value="0.0546837577" calcext:value-type="float">
            <text:p>0.0546837577</text:p>
          </table:table-cell>
          <table:table-cell office:value-type="float" office:value="0.0627952854" calcext:value-type="float">
            <text:p>0.0627952854</text:p>
          </table:table-cell>
          <table:table-cell office:value-type="float" office:value="0.0565954348" calcext:value-type="float">
            <text:p>0.0565954348</text:p>
          </table:table-cell>
          <table:table-cell office:value-type="float" office:value="0.0512945604" calcext:value-type="float">
            <text:p>0.0512945604</text:p>
          </table:table-cell>
          <table:table-cell office:value-type="float" office:value="0.0575634275" calcext:value-type="float">
            <text:p>0.0575634275</text:p>
          </table:table-cell>
          <table:table-cell office:value-type="float" office:value="0.0507888775" calcext:value-type="float">
            <text:p>0.0507888775</text:p>
          </table:table-cell>
          <table:table-cell office:value-type="float" office:value="0.0456774833" calcext:value-type="float">
            <text:p>0.0456774833</text:p>
          </table:table-cell>
          <table:table-cell office:value-type="float" office:value="0.0380355125" calcext:value-type="float">
            <text:p>0.0380355125</text:p>
          </table:table-cell>
          <table:table-cell office:value-type="float" office:value="0.0432297925" calcext:value-type="float">
            <text:p>0.0432297925</text:p>
          </table:table-cell>
          <table:table-cell office:value-type="float" office:value="0.0420930611" calcext:value-type="float">
            <text:p>0.0420930611</text:p>
          </table:table-cell>
          <table:table-cell office:value-type="float" office:value="0.038962943" calcext:value-type="float">
            <text:p>0.038962943</text:p>
          </table:table-cell>
          <table:table-cell office:value-type="float" office:value="0.0437125738" calcext:value-type="float">
            <text:p>0.0437125738</text:p>
          </table:table-cell>
          <table:table-cell office:value-type="float" office:value="0.0514513688" calcext:value-type="float">
            <text:p>0.0514513688</text:p>
          </table:table-cell>
          <table:table-cell office:value-type="float" office:value="0.0464634694" calcext:value-type="float">
            <text:p>0.0464634694</text:p>
          </table:table-cell>
          <table:table-cell office:value-type="float" office:value="0.0334205875" calcext:value-type="float">
            <text:p>0.0334205875</text:p>
          </table:table-cell>
          <table:table-cell office:value-type="float" office:value="0.0405853383" calcext:value-type="float">
            <text:p>0.0405853383</text:p>
          </table:table-cell>
          <table:table-cell office:value-type="float" office:value="0.0351825644" calcext:value-type="float">
            <text:p>0.0351825644</text:p>
          </table:table-cell>
          <table:table-cell office:value-type="float" office:value="0.0404479922" calcext:value-type="float">
            <text:p>0.0404479922</text:p>
          </table:table-cell>
          <table:table-cell office:value-type="float" office:value="0.0358506939" calcext:value-type="float">
            <text:p>0.0358506939</text:p>
          </table:table-cell>
          <table:table-cell office:value-type="float" office:value="0.0363278791" calcext:value-type="float">
            <text:p>0.0363278791</text:p>
          </table:table-cell>
          <table:table-cell office:value-type="float" office:value="0.0467387249" calcext:value-type="float">
            <text:p>0.0467387249</text:p>
          </table:table-cell>
          <table:table-cell office:value-type="float" office:value="0.0532232845" calcext:value-type="float">
            <text:p>0.0532232845</text:p>
          </table:table-cell>
          <table:table-cell office:value-type="float" office:value="0.0386041472" calcext:value-type="float">
            <text:p>0.0386041472</text:p>
          </table:table-cell>
          <table:table-cell office:value-type="float" office:value="0.0451399435" calcext:value-type="float">
            <text:p>0.0451399435</text:p>
          </table:table-cell>
          <table:table-cell office:value-type="float" office:value="0.0549496812" calcext:value-type="float">
            <text:p>0.0549496812</text:p>
          </table:table-cell>
          <table:table-cell office:value-type="float" office:value="0.0453276782" calcext:value-type="float">
            <text:p>0.0453276782</text:p>
          </table:table-cell>
          <table:table-cell office:value-type="float" office:value="0.040033853" calcext:value-type="float">
            <text:p>0.040033853</text:p>
          </table:table-cell>
          <table:table-cell office:value-type="float" office:value="0.043152573" calcext:value-type="float">
            <text:p>0.043152573</text:p>
          </table:table-cell>
          <table:table-cell office:value-type="float" office:value="0.0504393309" calcext:value-type="float">
            <text:p>0.0504393309</text:p>
          </table:table-cell>
          <table:table-cell office:value-type="float" office:value="0.0382746421" calcext:value-type="float">
            <text:p>0.0382746421</text:p>
          </table:table-cell>
          <table:table-cell office:value-type="float" office:value="0.033700531375" calcext:value-type="float">
            <text:p>0.033700531375</text:p>
          </table:table-cell>
          <table:table-cell office:value-type="float" office:value="0.03522523495" calcext:value-type="float">
            <text:p>0.03522523495</text:p>
          </table:table-cell>
          <table:table-cell office:value-type="float" office:value="0.036749938525" calcext:value-type="float">
            <text:p>0.036749938525</text:p>
          </table:table-cell>
          <table:table-cell office:value-type="float" office:value="0.0321758278" calcext:value-type="float">
            <text:p>0.0321758278</text:p>
          </table:table-cell>
          <table:table-cell office:value-type="float" office:value="0.0317383781" calcext:value-type="float">
            <text:p>0.0317383781</text:p>
          </table:table-cell>
          <table:table-cell office:value-type="float" office:value="0.0281094728" calcext:value-type="float">
            <text:p>0.0281094728</text:p>
          </table:table-cell>
          <table:table-cell office:value-type="float" office:value="0.0229412558" calcext:value-type="float">
            <text:p>0.0229412558</text:p>
          </table:table-cell>
          <table:table-cell office:value-type="float" office:value="0.0311853335" calcext:value-type="float">
            <text:p>0.0311853335</text:p>
          </table:table-cell>
          <table:table-cell office:value-type="float" office:value="0.0229545449" calcext:value-type="float">
            <text:p>0.0229545449</text:p>
          </table:table-cell>
          <table:table-cell office:value-type="float" office:value="0.0258435359" calcext:value-type="float">
            <text:p>0.0258435359</text:p>
          </table:table-cell>
          <table:table-cell office:value-type="float" office:value="0.0262185547" calcext:value-type="float">
            <text:p>0.0262185547</text:p>
          </table:table-cell>
          <table:table-cell office:value-type="float" office:value="0.0198405377" calcext:value-type="float">
            <text:p>0.0198405377</text:p>
          </table:table-cell>
          <table:table-cell office:value-type="float" office:value="0.0231207606" calcext:value-type="float">
            <text:p>0.0231207606</text:p>
          </table:table-cell>
          <table:table-cell office:value-type="float" office:value="0.0221962645" calcext:value-type="float">
            <text:p>0.0221962645</text:p>
          </table:table-cell>
          <table:table-cell office:value-type="float" office:value="0.0265917997" calcext:value-type="float">
            <text:p>0.0265917997</text:p>
          </table:table-cell>
          <table:table-cell office:value-type="float" office:value="0.028110271" calcext:value-type="float">
            <text:p>0.028110271</text:p>
          </table:table-cell>
          <table:table-cell office:value-type="float" office:value="0.0288811341" calcext:value-type="float">
            <text:p>0.0288811341</text:p>
          </table:table-cell>
          <table:table-cell office:value-type="float" office:value="0.0184444666" calcext:value-type="float">
            <text:p>0.0184444666</text:p>
          </table:table-cell>
          <table:table-cell table:style-name="Default" office:value-type="float" office:value="0.0168575287" calcext:value-type="float">
            <text:p>0.0168575287</text:p>
          </table:table-cell>
          <table:table-cell table:style-name="ce1" table:formula="of:=AVERAGE([.AR34:.BP34])" office:value-type="float" office:value="0.031322525186" calcext:value-type="float">
            <text:p>0.031322525186</text:p>
          </table:table-cell>
          <table:table-cell table:formula="of:=[.BQ34]" office:value-type="float" office:value="0.031322525186" calcext:value-type="float">
            <text:p>0.031322525186</text:p>
          </table:table-cell>
          <table:table-cell table:formula="of:=[.BR34]" office:value-type="float" office:value="0.031322525186" calcext:value-type="float">
            <text:p>0.031322525186</text:p>
          </table:table-cell>
          <table:table-cell table:formula="of:=[.BS34]" office:value-type="float" office:value="0.031322525186" calcext:value-type="float">
            <text:p>0.031322525186</text:p>
          </table:table-cell>
          <table:table-cell table:formula="of:=[.BT34]" office:value-type="float" office:value="0.031322525186" calcext:value-type="float">
            <text:p>0.031322525186</text:p>
          </table:table-cell>
          <table:table-cell table:formula="of:=[.BU34]" office:value-type="float" office:value="0.031322525186" calcext:value-type="float">
            <text:p>0.031322525186</text:p>
          </table:table-cell>
          <table:table-cell table:formula="of:=[.BV34]" office:value-type="float" office:value="0.031322525186" calcext:value-type="float">
            <text:p>0.031322525186</text:p>
          </table:table-cell>
          <table:table-cell table:formula="of:=[.BW34]" office:value-type="float" office:value="0.031322525186" calcext:value-type="float">
            <text:p>0.031322525186</text:p>
          </table:table-cell>
          <table:table-cell table:formula="of:=[.BX34]" office:value-type="float" office:value="0.031322525186" calcext:value-type="float">
            <text:p>0.031322525186</text:p>
          </table:table-cell>
          <table:table-cell table:formula="of:=[.BY34]" office:value-type="float" office:value="0.031322525186" calcext:value-type="float">
            <text:p>0.031322525186</text:p>
          </table:table-cell>
          <table:table-cell table:formula="of:=[.BZ34]" office:value-type="float" office:value="0.031322525186" calcext:value-type="float">
            <text:p>0.031322525186</text:p>
          </table:table-cell>
          <table:table-cell table:formula="of:=[.CA34]" office:value-type="float" office:value="0.031322525186" calcext:value-type="float">
            <text:p>0.031322525186</text:p>
          </table:table-cell>
          <table:table-cell table:formula="of:=[.CB34]" office:value-type="float" office:value="0.031322525186" calcext:value-type="float">
            <text:p>0.031322525186</text:p>
          </table:table-cell>
          <table:table-cell table:formula="of:=[.CC34]" office:value-type="float" office:value="0.031322525186" calcext:value-type="float">
            <text:p>0.031322525186</text:p>
          </table:table-cell>
          <table:table-cell table:formula="of:=[.CD34]" office:value-type="float" office:value="0.031322525186" calcext:value-type="float">
            <text:p>0.031322525186</text:p>
          </table:table-cell>
          <table:table-cell table:formula="of:=[.CE34]" office:value-type="float" office:value="0.031322525186" calcext:value-type="float">
            <text:p>0.031322525186</text:p>
          </table:table-cell>
          <table:table-cell table:formula="of:=[.CF34]" office:value-type="float" office:value="0.031322525186" calcext:value-type="float">
            <text:p>0.031322525186</text:p>
          </table:table-cell>
          <table:table-cell table:formula="of:=[.CG34]" office:value-type="float" office:value="0.031322525186" calcext:value-type="float">
            <text:p>0.031322525186</text:p>
          </table:table-cell>
          <table:table-cell table:formula="of:=[.CH34]" office:value-type="float" office:value="0.031322525186" calcext:value-type="float">
            <text:p>0.031322525186</text:p>
          </table:table-cell>
          <table:table-cell table:formula="of:=[.CI34]" office:value-type="float" office:value="0.031322525186" calcext:value-type="float">
            <text:p>0.031322525186</text:p>
          </table:table-cell>
          <table:table-cell table:formula="of:=[.CJ34]" office:value-type="float" office:value="0.031322525186" calcext:value-type="float">
            <text:p>0.031322525186</text:p>
          </table:table-cell>
          <table:table-cell table:formula="of:=[.CK34]" office:value-type="float" office:value="0.031322525186" calcext:value-type="float">
            <text:p>0.031322525186</text:p>
          </table:table-cell>
          <table:table-cell table:formula="of:=[.CL34]" office:value-type="float" office:value="0.031322525186" calcext:value-type="float">
            <text:p>0.031322525186</text:p>
          </table:table-cell>
          <table:table-cell table:formula="of:=[.CM34]" office:value-type="float" office:value="0.031322525186" calcext:value-type="float">
            <text:p>0.031322525186</text:p>
          </table:table-cell>
          <table:table-cell table:formula="of:=[.CN34]" office:value-type="float" office:value="0.031322525186" calcext:value-type="float">
            <text:p>0.031322525186</text:p>
          </table:table-cell>
          <table:table-cell table:formula="of:=[.CO34]" office:value-type="float" office:value="0.031322525186" calcext:value-type="float">
            <text:p>0.031322525186</text:p>
          </table:table-cell>
          <table:table-cell table:formula="of:=[.CP34]" office:value-type="float" office:value="0.031322525186" calcext:value-type="float">
            <text:p>0.031322525186</text:p>
          </table:table-cell>
          <table:table-cell table:formula="of:=[.CQ34]" office:value-type="float" office:value="0.031322525186" calcext:value-type="float">
            <text:p>0.031322525186</text:p>
          </table:table-cell>
          <table:table-cell table:formula="of:=[.CR34]" office:value-type="float" office:value="0.031322525186" calcext:value-type="float">
            <text:p>0.031322525186</text:p>
          </table:table-cell>
          <table:table-cell table:formula="of:=[.CS34]" office:value-type="float" office:value="0.031322525186" calcext:value-type="float">
            <text:p>0.031322525186</text:p>
          </table:table-cell>
          <table:table-cell table:formula="of:=[.CT34]" office:value-type="float" office:value="0.031322525186" calcext:value-type="float">
            <text:p>0.031322525186</text:p>
          </table:table-cell>
          <table:table-cell table:formula="of:=[.CU34]" office:value-type="float" office:value="0.031322525186" calcext:value-type="float">
            <text:p>0.031322525186</text:p>
          </table:table-cell>
          <table:table-cell table:formula="of:=[.CV34]" office:value-type="float" office:value="0.031322525186" calcext:value-type="float">
            <text:p>0.031322525186</text:p>
          </table:table-cell>
          <table:table-cell table:formula="of:=[.CW34]" office:value-type="float" office:value="0.031322525186" calcext:value-type="float">
            <text:p>0.031322525186</text:p>
          </table:table-cell>
          <table:table-cell table:formula="of:=[.CX34]" office:value-type="float" office:value="0.031322525186" calcext:value-type="float">
            <text:p>0.031322525186</text:p>
          </table:table-cell>
          <table:table-cell table:formula="of:=[.CY34]" office:value-type="float" office:value="0.031322525186" calcext:value-type="float">
            <text:p>0.031322525186</text:p>
          </table:table-cell>
          <table:table-cell table:formula="of:=[.CZ34]" office:value-type="float" office:value="0.031322525186" calcext:value-type="float">
            <text:p>0.031322525186</text:p>
          </table:table-cell>
          <table:table-cell table:formula="of:=[.DA34]" office:value-type="float" office:value="0.031322525186" calcext:value-type="float">
            <text:p>0.031322525186</text:p>
          </table:table-cell>
          <table:table-cell table:formula="of:=[.DB34]" office:value-type="float" office:value="0.031322525186" calcext:value-type="float">
            <text:p>0.031322525186</text:p>
          </table:table-cell>
          <table:table-cell table:formula="of:=[.DC34]" office:value-type="float" office:value="0.031322525186" calcext:value-type="float">
            <text:p>0.031322525186</text:p>
          </table:table-cell>
          <table:table-cell table:formula="of:=[.DD34]" office:value-type="float" office:value="0.031322525186" calcext:value-type="float">
            <text:p>0.031322525186</text:p>
          </table:table-cell>
          <table:table-cell table:formula="of:=[.DE34]" office:value-type="float" office:value="0.031322525186" calcext:value-type="float">
            <text:p>0.031322525186</text:p>
          </table:table-cell>
          <table:table-cell table:formula="of:=[.DF34]" office:value-type="float" office:value="0.031322525186" calcext:value-type="float">
            <text:p>0.031322525186</text:p>
          </table:table-cell>
          <table:table-cell table:formula="of:=[.DG34]" office:value-type="float" office:value="0.031322525186" calcext:value-type="float">
            <text:p>0.031322525186</text:p>
          </table:table-cell>
          <table:table-cell table:formula="of:=[.DH34]" office:value-type="float" office:value="0.031322525186" calcext:value-type="float">
            <text:p>0.031322525186</text:p>
          </table:table-cell>
          <table:table-cell table:formula="of:=[.DI34]" office:value-type="float" office:value="0.031322525186" calcext:value-type="float">
            <text:p>0.031322525186</text:p>
          </table:table-cell>
          <table:table-cell table:formula="of:=[.DJ34]" office:value-type="float" office:value="0.031322525186" calcext:value-type="float">
            <text:p>0.031322525186</text:p>
          </table:table-cell>
          <table:table-cell table:formula="of:=[.DK34]" office:value-type="float" office:value="0.031322525186" calcext:value-type="float">
            <text:p>0.031322525186</text:p>
          </table:table-cell>
          <table:table-cell table:formula="of:=[.DL34]" office:value-type="float" office:value="0.031322525186" calcext:value-type="float">
            <text:p>0.031322525186</text:p>
          </table:table-cell>
          <table:table-cell table:formula="of:=[.DM34]" office:value-type="float" office:value="0.031322525186" calcext:value-type="float">
            <text:p>0.031322525186</text:p>
          </table:table-cell>
          <table:table-cell table:formula="of:=[.DN34]" office:value-type="float" office:value="0.031322525186" calcext:value-type="float">
            <text:p>0.031322525186</text:p>
          </table:table-cell>
          <table:table-cell table:formula="of:=[.DO34]" office:value-type="float" office:value="0.031322525186" calcext:value-type="float">
            <text:p>0.031322525186</text:p>
          </table:table-cell>
          <table:table-cell table:formula="of:=[.DP34]" office:value-type="float" office:value="0.031322525186" calcext:value-type="float">
            <text:p>0.031322525186</text:p>
          </table:table-cell>
          <table:table-cell table:formula="of:=[.DQ34]" office:value-type="float" office:value="0.031322525186" calcext:value-type="float">
            <text:p>0.031322525186</text:p>
          </table:table-cell>
          <table:table-cell table:formula="of:=[.DR34]" office:value-type="float" office:value="0.031322525186" calcext:value-type="float">
            <text:p>0.031322525186</text:p>
          </table:table-cell>
          <table:table-cell table:formula="of:=[.DS34]" office:value-type="float" office:value="0.031322525186" calcext:value-type="float">
            <text:p>0.031322525186</text:p>
          </table:table-cell>
          <table:table-cell table:formula="of:=[.DT34]" office:value-type="float" office:value="0.031322525186" calcext:value-type="float">
            <text:p>0.031322525186</text:p>
          </table:table-cell>
          <table:table-cell table:formula="of:=[.DU34]" office:value-type="float" office:value="0.031322525186" calcext:value-type="float">
            <text:p>0.031322525186</text:p>
          </table:table-cell>
          <table:table-cell table:formula="of:=[.DV34]" office:value-type="float" office:value="0.031322525186" calcext:value-type="float">
            <text:p>0.031322525186</text:p>
          </table:table-cell>
          <table:table-cell table:formula="of:=[.DW34]" office:value-type="float" office:value="0.031322525186" calcext:value-type="float">
            <text:p>0.031322525186</text:p>
          </table:table-cell>
          <table:table-cell table:formula="of:=[.DX34]" office:value-type="float" office:value="0.031322525186" calcext:value-type="float">
            <text:p>0.031322525186</text:p>
          </table:table-cell>
          <table:table-cell table:formula="of:=[.DY34]" office:value-type="float" office:value="0.031322525186" calcext:value-type="float">
            <text:p>0.031322525186</text:p>
          </table:table-cell>
          <table:table-cell table:formula="of:=[.DZ34]" office:value-type="float" office:value="0.031322525186" calcext:value-type="float">
            <text:p>0.031322525186</text:p>
          </table:table-cell>
          <table:table-cell table:formula="of:=[.EA34]" office:value-type="float" office:value="0.031322525186" calcext:value-type="float">
            <text:p>0.031322525186</text:p>
          </table:table-cell>
          <table:table-cell table:formula="of:=[.EB34]" office:value-type="float" office:value="0.031322525186" calcext:value-type="float">
            <text:p>0.031322525186</text:p>
          </table:table-cell>
          <table:table-cell table:formula="of:=[.EC34]" office:value-type="float" office:value="0.031322525186" calcext:value-type="float">
            <text:p>0.031322525186</text:p>
          </table:table-cell>
          <table:table-cell table:formula="of:=[.ED34]" office:value-type="float" office:value="0.031322525186" calcext:value-type="float">
            <text:p>0.031322525186</text:p>
          </table:table-cell>
          <table:table-cell table:formula="of:=[.EE34]" office:value-type="float" office:value="0.031322525186" calcext:value-type="float">
            <text:p>0.031322525186</text:p>
          </table:table-cell>
          <table:table-cell table:formula="of:=[.EF34]" office:value-type="float" office:value="0.031322525186" calcext:value-type="float">
            <text:p>0.031322525186</text:p>
          </table:table-cell>
          <table:table-cell table:formula="of:=[.EG34]" office:value-type="float" office:value="0.031322525186" calcext:value-type="float">
            <text:p>0.031322525186</text:p>
          </table:table-cell>
          <table:table-cell table:formula="of:=[.EH34]" office:value-type="float" office:value="0.031322525186" calcext:value-type="float">
            <text:p>0.031322525186</text:p>
          </table:table-cell>
          <table:table-cell table:formula="of:=[.EI34]" office:value-type="float" office:value="0.031322525186" calcext:value-type="float">
            <text:p>0.031322525186</text:p>
          </table:table-cell>
          <table:table-cell table:formula="of:=[.EJ34]" office:value-type="float" office:value="0.031322525186" calcext:value-type="float">
            <text:p>0.031322525186</text:p>
          </table:table-cell>
          <table:table-cell table:formula="of:=[.EK34]" office:value-type="float" office:value="0.031322525186" calcext:value-type="float">
            <text:p>0.031322525186</text:p>
          </table:table-cell>
          <table:table-cell table:formula="of:=[.EL34]" office:value-type="float" office:value="0.031322525186" calcext:value-type="float">
            <text:p>0.031322525186</text:p>
          </table:table-cell>
          <table:table-cell table:formula="of:=[.EM34]" office:value-type="float" office:value="0.031322525186" calcext:value-type="float">
            <text:p>0.031322525186</text:p>
          </table:table-cell>
          <table:table-cell table:formula="of:=[.EN34]" office:value-type="float" office:value="0.031322525186" calcext:value-type="float">
            <text:p>0.031322525186</text:p>
          </table:table-cell>
          <table:table-cell table:formula="of:=[.EO34]" office:value-type="float" office:value="0.031322525186" calcext:value-type="float">
            <text:p>0.031322525186</text:p>
          </table:table-cell>
          <table:table-cell table:formula="of:=[.EP34]" office:value-type="float" office:value="0.031322525186" calcext:value-type="float">
            <text:p>0.031322525186</text:p>
          </table:table-cell>
          <table:table-cell table:formula="of:=[.EQ34]" office:value-type="float" office:value="0.031322525186" calcext:value-type="float">
            <text:p>0.031322525186</text:p>
          </table:table-cell>
          <table:table-cell table:formula="of:=[.ER34]" office:value-type="float" office:value="0.031322525186" calcext:value-type="float">
            <text:p>0.031322525186</text:p>
          </table:table-cell>
          <table:table-cell table:formula="of:=[.ES34]" office:value-type="float" office:value="0.031322525186" calcext:value-type="float">
            <text:p>0.031322525186</text:p>
          </table:table-cell>
          <table:table-cell table:formula="of:=[.ET34]" office:value-type="float" office:value="0.031322525186" calcext:value-type="float">
            <text:p>0.0313225251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2542438" calcext:value-type="float">
            <text:p>0.2612542438</text:p>
          </table:table-cell>
          <table:table-cell office:value-type="float" office:value="0.2760669714" calcext:value-type="float">
            <text:p>0.2760669714</text:p>
          </table:table-cell>
          <table:table-cell office:value-type="float" office:value="0.2691673231" calcext:value-type="float">
            <text:p>0.2691673231</text:p>
          </table:table-cell>
          <table:table-cell office:value-type="float" office:value="0.2747637295" calcext:value-type="float">
            <text:p>0.2747637295</text:p>
          </table:table-cell>
          <table:table-cell office:value-type="float" office:value="0.2741126764" calcext:value-type="float">
            <text:p>0.2741126764</text:p>
          </table:table-cell>
          <table:table-cell office:value-type="float" office:value="0.2417641096" calcext:value-type="float">
            <text:p>0.2417641096</text:p>
          </table:table-cell>
          <table:table-cell office:value-type="float" office:value="0.2619646748" calcext:value-type="float">
            <text:p>0.2619646748</text:p>
          </table:table-cell>
          <table:table-cell office:value-type="float" office:value="0.2401157334" calcext:value-type="float">
            <text:p>0.2401157334</text:p>
          </table:table-cell>
          <table:table-cell office:value-type="float" office:value="0.2436847528" calcext:value-type="float">
            <text:p>0.2436847528</text:p>
          </table:table-cell>
          <table:table-cell office:value-type="float" office:value="0.2588376456" calcext:value-type="float">
            <text:p>0.2588376456</text:p>
          </table:table-cell>
          <table:table-cell office:value-type="float" office:value="0.231435146" calcext:value-type="float">
            <text:p>0.231435146</text:p>
          </table:table-cell>
          <table:table-cell office:value-type="float" office:value="0.2174418724" calcext:value-type="float">
            <text:p>0.2174418724</text:p>
          </table:table-cell>
          <table:table-cell office:value-type="float" office:value="0.2347948913" calcext:value-type="float">
            <text:p>0.2347948913</text:p>
          </table:table-cell>
          <table:table-cell office:value-type="float" office:value="0.2286314035" calcext:value-type="float">
            <text:p>0.2286314035</text:p>
          </table:table-cell>
          <table:table-cell office:value-type="float" office:value="0.2159364971" calcext:value-type="float">
            <text:p>0.2159364971</text:p>
          </table:table-cell>
          <table:table-cell office:value-type="float" office:value="0.2188979569" calcext:value-type="float">
            <text:p>0.2188979569</text:p>
          </table:table-cell>
          <table:table-cell office:value-type="float" office:value="0.211430193" calcext:value-type="float">
            <text:p>0.211430193</text:p>
          </table:table-cell>
          <table:table-cell office:value-type="float" office:value="0.2039624291" calcext:value-type="float">
            <text:p>0.2039624291</text:p>
          </table:table-cell>
          <table:table-cell office:value-type="float" office:value="0.1963673801" calcext:value-type="float">
            <text:p>0.1963673801</text:p>
          </table:table-cell>
          <table:table-cell office:value-type="float" office:value="0.2004111943" calcext:value-type="float">
            <text:p>0.2004111943</text:p>
          </table:table-cell>
          <table:table-cell office:value-type="float" office:value="0.2000695209" calcext:value-type="float">
            <text:p>0.2000695209</text:p>
          </table:table-cell>
          <table:table-cell office:value-type="float" office:value="0.1897036654" calcext:value-type="float">
            <text:p>0.1897036654</text:p>
          </table:table-cell>
          <table:table-cell office:value-type="float" office:value="0.1942821645" calcext:value-type="float">
            <text:p>0.1942821645</text:p>
          </table:table-cell>
          <table:table-cell office:value-type="float" office:value="0.1972869551" calcext:value-type="float">
            <text:p>0.1972869551</text:p>
          </table:table-cell>
          <table:table-cell office:value-type="float" office:value="0.1851546187" calcext:value-type="float">
            <text:p>0.1851546187</text:p>
          </table:table-cell>
          <table:table-cell office:value-type="float" office:value="0.1821943317" calcext:value-type="float">
            <text:p>0.1821943317</text:p>
          </table:table-cell>
          <table:table-cell office:value-type="float" office:value="0.1785198441" calcext:value-type="float">
            <text:p>0.1785198441</text:p>
          </table:table-cell>
          <table:table-cell office:value-type="float" office:value="0.1943351553" calcext:value-type="float">
            <text:p>0.1943351553</text:p>
          </table:table-cell>
          <table:table-cell office:value-type="float" office:value="0.1815922748" calcext:value-type="float">
            <text:p>0.1815922748</text:p>
          </table:table-cell>
          <table:table-cell office:value-type="float" office:value="0.151457501" calcext:value-type="float">
            <text:p>0.151457501</text:p>
          </table:table-cell>
          <table:table-cell office:value-type="float" office:value="0.1886571893" calcext:value-type="float">
            <text:p>0.1886571893</text:p>
          </table:table-cell>
          <table:table-cell office:value-type="float" office:value="0.1715586397" calcext:value-type="float">
            <text:p>0.1715586397</text:p>
          </table:table-cell>
          <table:table-cell office:value-type="float" office:value="0.1375297998" calcext:value-type="float">
            <text:p>0.1375297998</text:p>
          </table:table-cell>
          <table:table-cell office:value-type="float" office:value="0.1606691078" calcext:value-type="float">
            <text:p>0.1606691078</text:p>
          </table:table-cell>
          <table:table-cell office:value-type="float" office:value="0.1958713729" calcext:value-type="float">
            <text:p>0.1958713729</text:p>
          </table:table-cell>
          <table:table-cell office:value-type="float" office:value="0.1804747741" calcext:value-type="float">
            <text:p>0.1804747741</text:p>
          </table:table-cell>
          <table:table-cell office:value-type="float" office:value="0.1494240933" calcext:value-type="float">
            <text:p>0.1494240933</text:p>
          </table:table-cell>
          <table:table-cell office:value-type="float" office:value="0.1603007816" calcext:value-type="float">
            <text:p>0.1603007816</text:p>
          </table:table-cell>
          <table:table-cell office:value-type="float" office:value="0.1553069556" calcext:value-type="float">
            <text:p>0.1553069556</text:p>
          </table:table-cell>
          <table:table-cell office:value-type="float" office:value="0.1766512011" calcext:value-type="float">
            <text:p>0.1766512011</text:p>
          </table:table-cell>
          <table:table-cell office:value-type="float" office:value="0.1385922058" calcext:value-type="float">
            <text:p>0.1385922058</text:p>
          </table:table-cell>
          <table:table-cell office:value-type="float" office:value="0.1410549851" calcext:value-type="float">
            <text:p>0.1410549851</text:p>
          </table:table-cell>
          <table:table-cell office:value-type="float" office:value="0.1508828612" calcext:value-type="float">
            <text:p>0.1508828612</text:p>
          </table:table-cell>
          <table:table-cell office:value-type="float" office:value="0.1404799336" calcext:value-type="float">
            <text:p>0.1404799336</text:p>
          </table:table-cell>
          <table:table-cell office:value-type="float" office:value="0.1316387076" calcext:value-type="float">
            <text:p>0.1316387076</text:p>
          </table:table-cell>
          <table:table-cell office:value-type="float" office:value="0.135421621" calcext:value-type="float">
            <text:p>0.135421621</text:p>
          </table:table-cell>
          <table:table-cell office:value-type="float" office:value="0.1484256343" calcext:value-type="float">
            <text:p>0.1484256343</text:p>
          </table:table-cell>
          <table:table-cell office:value-type="float" office:value="0.1344216742" calcext:value-type="float">
            <text:p>0.1344216742</text:p>
          </table:table-cell>
          <table:table-cell office:value-type="float" office:value="0.12635852935" calcext:value-type="float">
            <text:p>0.12635852935</text:p>
          </table:table-cell>
          <table:table-cell office:value-type="float" office:value="0.1290462443" calcext:value-type="float">
            <text:p>0.1290462443</text:p>
          </table:table-cell>
          <table:table-cell office:value-type="float" office:value="0.13173395925" calcext:value-type="float">
            <text:p>0.13173395925</text:p>
          </table:table-cell>
          <table:table-cell office:value-type="float" office:value="0.1236708144" calcext:value-type="float">
            <text:p>0.1236708144</text:p>
          </table:table-cell>
          <table:table-cell office:value-type="float" office:value="0.1035916083" calcext:value-type="float">
            <text:p>0.1035916083</text:p>
          </table:table-cell>
          <table:table-cell office:value-type="float" office:value="0.1043469685" calcext:value-type="float">
            <text:p>0.1043469685</text:p>
          </table:table-cell>
          <table:table-cell office:value-type="float" office:value="0.1140129174" calcext:value-type="float">
            <text:p>0.1140129174</text:p>
          </table:table-cell>
          <table:table-cell office:value-type="float" office:value="0.1114666224" calcext:value-type="float">
            <text:p>0.1114666224</text:p>
          </table:table-cell>
          <table:table-cell office:value-type="float" office:value="0.0969016404" calcext:value-type="float">
            <text:p>0.0969016404</text:p>
          </table:table-cell>
          <table:table-cell office:value-type="float" office:value="0.0933863852" calcext:value-type="float">
            <text:p>0.0933863852</text:p>
          </table:table-cell>
          <table:table-cell office:value-type="float" office:value="0.0939964506" calcext:value-type="float">
            <text:p>0.0939964506</text:p>
          </table:table-cell>
          <table:table-cell office:value-type="float" office:value="0.1057708198" calcext:value-type="float">
            <text:p>0.1057708198</text:p>
          </table:table-cell>
          <table:table-cell office:value-type="float" office:value="0.0849867008" calcext:value-type="float">
            <text:p>0.0849867008</text:p>
          </table:table-cell>
          <table:table-cell office:value-type="float" office:value="0.0998225921" calcext:value-type="float">
            <text:p>0.0998225921</text:p>
          </table:table-cell>
          <table:table-cell office:value-type="float" office:value="0.0897391177" calcext:value-type="float">
            <text:p>0.0897391177</text:p>
          </table:table-cell>
          <table:table-cell office:value-type="float" office:value="0.094004264" calcext:value-type="float">
            <text:p>0.094004264</text:p>
          </table:table-cell>
          <table:table-cell office:value-type="float" office:value="0.0714163013" calcext:value-type="float">
            <text:p>0.0714163013</text:p>
          </table:table-cell>
          <table:table-cell office:value-type="float" office:value="0.0891938157" calcext:value-type="float">
            <text:p>0.0891938157</text:p>
          </table:table-cell>
          <table:table-cell table:style-name="Default" office:value-type="float" office:value="0.1168098138" calcext:value-type="float">
            <text:p>0.1168098138</text:p>
          </table:table-cell>
          <table:table-cell table:style-name="ce1" table:formula="of:=AVERAGE([.AR35:.BP35])" office:value-type="float" office:value="0.112861039888" calcext:value-type="float">
            <text:p>0.112861039888</text:p>
          </table:table-cell>
          <table:table-cell table:formula="of:=[.BQ35]" office:value-type="float" office:value="0.112861039888" calcext:value-type="float">
            <text:p>0.112861039888</text:p>
          </table:table-cell>
          <table:table-cell table:formula="of:=[.BR35]" office:value-type="float" office:value="0.112861039888" calcext:value-type="float">
            <text:p>0.112861039888</text:p>
          </table:table-cell>
          <table:table-cell table:formula="of:=[.BS35]" office:value-type="float" office:value="0.112861039888" calcext:value-type="float">
            <text:p>0.112861039888</text:p>
          </table:table-cell>
          <table:table-cell table:formula="of:=[.BT35]" office:value-type="float" office:value="0.112861039888" calcext:value-type="float">
            <text:p>0.112861039888</text:p>
          </table:table-cell>
          <table:table-cell table:formula="of:=[.BU35]" office:value-type="float" office:value="0.112861039888" calcext:value-type="float">
            <text:p>0.112861039888</text:p>
          </table:table-cell>
          <table:table-cell table:formula="of:=[.BV35]" office:value-type="float" office:value="0.112861039888" calcext:value-type="float">
            <text:p>0.112861039888</text:p>
          </table:table-cell>
          <table:table-cell table:formula="of:=[.BW35]" office:value-type="float" office:value="0.112861039888" calcext:value-type="float">
            <text:p>0.112861039888</text:p>
          </table:table-cell>
          <table:table-cell table:formula="of:=[.BX35]" office:value-type="float" office:value="0.112861039888" calcext:value-type="float">
            <text:p>0.112861039888</text:p>
          </table:table-cell>
          <table:table-cell table:formula="of:=[.BY35]" office:value-type="float" office:value="0.112861039888" calcext:value-type="float">
            <text:p>0.112861039888</text:p>
          </table:table-cell>
          <table:table-cell table:formula="of:=[.BZ35]" office:value-type="float" office:value="0.112861039888" calcext:value-type="float">
            <text:p>0.112861039888</text:p>
          </table:table-cell>
          <table:table-cell table:formula="of:=[.CA35]" office:value-type="float" office:value="0.112861039888" calcext:value-type="float">
            <text:p>0.112861039888</text:p>
          </table:table-cell>
          <table:table-cell table:formula="of:=[.CB35]" office:value-type="float" office:value="0.112861039888" calcext:value-type="float">
            <text:p>0.112861039888</text:p>
          </table:table-cell>
          <table:table-cell table:formula="of:=[.CC35]" office:value-type="float" office:value="0.112861039888" calcext:value-type="float">
            <text:p>0.112861039888</text:p>
          </table:table-cell>
          <table:table-cell table:formula="of:=[.CD35]" office:value-type="float" office:value="0.112861039888" calcext:value-type="float">
            <text:p>0.112861039888</text:p>
          </table:table-cell>
          <table:table-cell table:formula="of:=[.CE35]" office:value-type="float" office:value="0.112861039888" calcext:value-type="float">
            <text:p>0.112861039888</text:p>
          </table:table-cell>
          <table:table-cell table:formula="of:=[.CF35]" office:value-type="float" office:value="0.112861039888" calcext:value-type="float">
            <text:p>0.112861039888</text:p>
          </table:table-cell>
          <table:table-cell table:formula="of:=[.CG35]" office:value-type="float" office:value="0.112861039888" calcext:value-type="float">
            <text:p>0.112861039888</text:p>
          </table:table-cell>
          <table:table-cell table:formula="of:=[.CH35]" office:value-type="float" office:value="0.112861039888" calcext:value-type="float">
            <text:p>0.112861039888</text:p>
          </table:table-cell>
          <table:table-cell table:formula="of:=[.CI35]" office:value-type="float" office:value="0.112861039888" calcext:value-type="float">
            <text:p>0.112861039888</text:p>
          </table:table-cell>
          <table:table-cell table:formula="of:=[.CJ35]" office:value-type="float" office:value="0.112861039888" calcext:value-type="float">
            <text:p>0.112861039888</text:p>
          </table:table-cell>
          <table:table-cell table:formula="of:=[.CK35]" office:value-type="float" office:value="0.112861039888" calcext:value-type="float">
            <text:p>0.112861039888</text:p>
          </table:table-cell>
          <table:table-cell table:formula="of:=[.CL35]" office:value-type="float" office:value="0.112861039888" calcext:value-type="float">
            <text:p>0.112861039888</text:p>
          </table:table-cell>
          <table:table-cell table:formula="of:=[.CM35]" office:value-type="float" office:value="0.112861039888" calcext:value-type="float">
            <text:p>0.112861039888</text:p>
          </table:table-cell>
          <table:table-cell table:formula="of:=[.CN35]" office:value-type="float" office:value="0.112861039888" calcext:value-type="float">
            <text:p>0.112861039888</text:p>
          </table:table-cell>
          <table:table-cell table:formula="of:=[.CO35]" office:value-type="float" office:value="0.112861039888" calcext:value-type="float">
            <text:p>0.112861039888</text:p>
          </table:table-cell>
          <table:table-cell table:formula="of:=[.CP35]" office:value-type="float" office:value="0.112861039888" calcext:value-type="float">
            <text:p>0.112861039888</text:p>
          </table:table-cell>
          <table:table-cell table:formula="of:=[.CQ35]" office:value-type="float" office:value="0.112861039888" calcext:value-type="float">
            <text:p>0.112861039888</text:p>
          </table:table-cell>
          <table:table-cell table:formula="of:=[.CR35]" office:value-type="float" office:value="0.112861039888" calcext:value-type="float">
            <text:p>0.112861039888</text:p>
          </table:table-cell>
          <table:table-cell table:formula="of:=[.CS35]" office:value-type="float" office:value="0.112861039888" calcext:value-type="float">
            <text:p>0.112861039888</text:p>
          </table:table-cell>
          <table:table-cell table:formula="of:=[.CT35]" office:value-type="float" office:value="0.112861039888" calcext:value-type="float">
            <text:p>0.112861039888</text:p>
          </table:table-cell>
          <table:table-cell table:formula="of:=[.CU35]" office:value-type="float" office:value="0.112861039888" calcext:value-type="float">
            <text:p>0.112861039888</text:p>
          </table:table-cell>
          <table:table-cell table:formula="of:=[.CV35]" office:value-type="float" office:value="0.112861039888" calcext:value-type="float">
            <text:p>0.112861039888</text:p>
          </table:table-cell>
          <table:table-cell table:formula="of:=[.CW35]" office:value-type="float" office:value="0.112861039888" calcext:value-type="float">
            <text:p>0.112861039888</text:p>
          </table:table-cell>
          <table:table-cell table:formula="of:=[.CX35]" office:value-type="float" office:value="0.112861039888" calcext:value-type="float">
            <text:p>0.112861039888</text:p>
          </table:table-cell>
          <table:table-cell table:formula="of:=[.CY35]" office:value-type="float" office:value="0.112861039888" calcext:value-type="float">
            <text:p>0.112861039888</text:p>
          </table:table-cell>
          <table:table-cell table:formula="of:=[.CZ35]" office:value-type="float" office:value="0.112861039888" calcext:value-type="float">
            <text:p>0.112861039888</text:p>
          </table:table-cell>
          <table:table-cell table:formula="of:=[.DA35]" office:value-type="float" office:value="0.112861039888" calcext:value-type="float">
            <text:p>0.112861039888</text:p>
          </table:table-cell>
          <table:table-cell table:formula="of:=[.DB35]" office:value-type="float" office:value="0.112861039888" calcext:value-type="float">
            <text:p>0.112861039888</text:p>
          </table:table-cell>
          <table:table-cell table:formula="of:=[.DC35]" office:value-type="float" office:value="0.112861039888" calcext:value-type="float">
            <text:p>0.112861039888</text:p>
          </table:table-cell>
          <table:table-cell table:formula="of:=[.DD35]" office:value-type="float" office:value="0.112861039888" calcext:value-type="float">
            <text:p>0.112861039888</text:p>
          </table:table-cell>
          <table:table-cell table:formula="of:=[.DE35]" office:value-type="float" office:value="0.112861039888" calcext:value-type="float">
            <text:p>0.112861039888</text:p>
          </table:table-cell>
          <table:table-cell table:formula="of:=[.DF35]" office:value-type="float" office:value="0.112861039888" calcext:value-type="float">
            <text:p>0.112861039888</text:p>
          </table:table-cell>
          <table:table-cell table:formula="of:=[.DG35]" office:value-type="float" office:value="0.112861039888" calcext:value-type="float">
            <text:p>0.112861039888</text:p>
          </table:table-cell>
          <table:table-cell table:formula="of:=[.DH35]" office:value-type="float" office:value="0.112861039888" calcext:value-type="float">
            <text:p>0.112861039888</text:p>
          </table:table-cell>
          <table:table-cell table:formula="of:=[.DI35]" office:value-type="float" office:value="0.112861039888" calcext:value-type="float">
            <text:p>0.112861039888</text:p>
          </table:table-cell>
          <table:table-cell table:formula="of:=[.DJ35]" office:value-type="float" office:value="0.112861039888" calcext:value-type="float">
            <text:p>0.112861039888</text:p>
          </table:table-cell>
          <table:table-cell table:formula="of:=[.DK35]" office:value-type="float" office:value="0.112861039888" calcext:value-type="float">
            <text:p>0.112861039888</text:p>
          </table:table-cell>
          <table:table-cell table:formula="of:=[.DL35]" office:value-type="float" office:value="0.112861039888" calcext:value-type="float">
            <text:p>0.112861039888</text:p>
          </table:table-cell>
          <table:table-cell table:formula="of:=[.DM35]" office:value-type="float" office:value="0.112861039888" calcext:value-type="float">
            <text:p>0.112861039888</text:p>
          </table:table-cell>
          <table:table-cell table:formula="of:=[.DN35]" office:value-type="float" office:value="0.112861039888" calcext:value-type="float">
            <text:p>0.112861039888</text:p>
          </table:table-cell>
          <table:table-cell table:formula="of:=[.DO35]" office:value-type="float" office:value="0.112861039888" calcext:value-type="float">
            <text:p>0.112861039888</text:p>
          </table:table-cell>
          <table:table-cell table:formula="of:=[.DP35]" office:value-type="float" office:value="0.112861039888" calcext:value-type="float">
            <text:p>0.112861039888</text:p>
          </table:table-cell>
          <table:table-cell table:formula="of:=[.DQ35]" office:value-type="float" office:value="0.112861039888" calcext:value-type="float">
            <text:p>0.112861039888</text:p>
          </table:table-cell>
          <table:table-cell table:formula="of:=[.DR35]" office:value-type="float" office:value="0.112861039888" calcext:value-type="float">
            <text:p>0.112861039888</text:p>
          </table:table-cell>
          <table:table-cell table:formula="of:=[.DS35]" office:value-type="float" office:value="0.112861039888" calcext:value-type="float">
            <text:p>0.112861039888</text:p>
          </table:table-cell>
          <table:table-cell table:formula="of:=[.DT35]" office:value-type="float" office:value="0.112861039888" calcext:value-type="float">
            <text:p>0.112861039888</text:p>
          </table:table-cell>
          <table:table-cell table:formula="of:=[.DU35]" office:value-type="float" office:value="0.112861039888" calcext:value-type="float">
            <text:p>0.112861039888</text:p>
          </table:table-cell>
          <table:table-cell table:formula="of:=[.DV35]" office:value-type="float" office:value="0.112861039888" calcext:value-type="float">
            <text:p>0.112861039888</text:p>
          </table:table-cell>
          <table:table-cell table:formula="of:=[.DW35]" office:value-type="float" office:value="0.112861039888" calcext:value-type="float">
            <text:p>0.112861039888</text:p>
          </table:table-cell>
          <table:table-cell table:formula="of:=[.DX35]" office:value-type="float" office:value="0.112861039888" calcext:value-type="float">
            <text:p>0.112861039888</text:p>
          </table:table-cell>
          <table:table-cell table:formula="of:=[.DY35]" office:value-type="float" office:value="0.112861039888" calcext:value-type="float">
            <text:p>0.112861039888</text:p>
          </table:table-cell>
          <table:table-cell table:formula="of:=[.DZ35]" office:value-type="float" office:value="0.112861039888" calcext:value-type="float">
            <text:p>0.112861039888</text:p>
          </table:table-cell>
          <table:table-cell table:formula="of:=[.EA35]" office:value-type="float" office:value="0.112861039888" calcext:value-type="float">
            <text:p>0.112861039888</text:p>
          </table:table-cell>
          <table:table-cell table:formula="of:=[.EB35]" office:value-type="float" office:value="0.112861039888" calcext:value-type="float">
            <text:p>0.112861039888</text:p>
          </table:table-cell>
          <table:table-cell table:formula="of:=[.EC35]" office:value-type="float" office:value="0.112861039888" calcext:value-type="float">
            <text:p>0.112861039888</text:p>
          </table:table-cell>
          <table:table-cell table:formula="of:=[.ED35]" office:value-type="float" office:value="0.112861039888" calcext:value-type="float">
            <text:p>0.112861039888</text:p>
          </table:table-cell>
          <table:table-cell table:formula="of:=[.EE35]" office:value-type="float" office:value="0.112861039888" calcext:value-type="float">
            <text:p>0.112861039888</text:p>
          </table:table-cell>
          <table:table-cell table:formula="of:=[.EF35]" office:value-type="float" office:value="0.112861039888" calcext:value-type="float">
            <text:p>0.112861039888</text:p>
          </table:table-cell>
          <table:table-cell table:formula="of:=[.EG35]" office:value-type="float" office:value="0.112861039888" calcext:value-type="float">
            <text:p>0.112861039888</text:p>
          </table:table-cell>
          <table:table-cell table:formula="of:=[.EH35]" office:value-type="float" office:value="0.112861039888" calcext:value-type="float">
            <text:p>0.112861039888</text:p>
          </table:table-cell>
          <table:table-cell table:formula="of:=[.EI35]" office:value-type="float" office:value="0.112861039888" calcext:value-type="float">
            <text:p>0.112861039888</text:p>
          </table:table-cell>
          <table:table-cell table:formula="of:=[.EJ35]" office:value-type="float" office:value="0.112861039888" calcext:value-type="float">
            <text:p>0.112861039888</text:p>
          </table:table-cell>
          <table:table-cell table:formula="of:=[.EK35]" office:value-type="float" office:value="0.112861039888" calcext:value-type="float">
            <text:p>0.112861039888</text:p>
          </table:table-cell>
          <table:table-cell table:formula="of:=[.EL35]" office:value-type="float" office:value="0.112861039888" calcext:value-type="float">
            <text:p>0.112861039888</text:p>
          </table:table-cell>
          <table:table-cell table:formula="of:=[.EM35]" office:value-type="float" office:value="0.112861039888" calcext:value-type="float">
            <text:p>0.112861039888</text:p>
          </table:table-cell>
          <table:table-cell table:formula="of:=[.EN35]" office:value-type="float" office:value="0.112861039888" calcext:value-type="float">
            <text:p>0.112861039888</text:p>
          </table:table-cell>
          <table:table-cell table:formula="of:=[.EO35]" office:value-type="float" office:value="0.112861039888" calcext:value-type="float">
            <text:p>0.112861039888</text:p>
          </table:table-cell>
          <table:table-cell table:formula="of:=[.EP35]" office:value-type="float" office:value="0.112861039888" calcext:value-type="float">
            <text:p>0.112861039888</text:p>
          </table:table-cell>
          <table:table-cell table:formula="of:=[.EQ35]" office:value-type="float" office:value="0.112861039888" calcext:value-type="float">
            <text:p>0.112861039888</text:p>
          </table:table-cell>
          <table:table-cell table:formula="of:=[.ER35]" office:value-type="float" office:value="0.112861039888" calcext:value-type="float">
            <text:p>0.112861039888</text:p>
          </table:table-cell>
          <table:table-cell table:formula="of:=[.ES35]" office:value-type="float" office:value="0.112861039888" calcext:value-type="float">
            <text:p>0.112861039888</text:p>
          </table:table-cell>
          <table:table-cell table:formula="of:=[.ET35]" office:value-type="float" office:value="0.112861039888" calcext:value-type="float">
            <text:p>0.112861039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6375599" calcext:value-type="float">
            <text:p>0.496375599</text:p>
          </table:table-cell>
          <table:table-cell office:value-type="float" office:value="0.4811914526" calcext:value-type="float">
            <text:p>0.4811914526</text:p>
          </table:table-cell>
          <table:table-cell office:value-type="float" office:value="0.4563492498" calcext:value-type="float">
            <text:p>0.4563492498</text:p>
          </table:table-cell>
          <table:table-cell office:value-type="float" office:value="0.4456721807" calcext:value-type="float">
            <text:p>0.4456721807</text:p>
          </table:table-cell>
          <table:table-cell office:value-type="float" office:value="0.497939566" calcext:value-type="float">
            <text:p>0.497939566</text:p>
          </table:table-cell>
          <table:table-cell office:value-type="float" office:value="0.467461716" calcext:value-type="float">
            <text:p>0.467461716</text:p>
          </table:table-cell>
          <table:table-cell office:value-type="float" office:value="0.4301468226" calcext:value-type="float">
            <text:p>0.4301468226</text:p>
          </table:table-cell>
          <table:table-cell office:value-type="float" office:value="0.4340401604" calcext:value-type="float">
            <text:p>0.4340401604</text:p>
          </table:table-cell>
          <table:table-cell office:value-type="float" office:value="0.4298302208" calcext:value-type="float">
            <text:p>0.4298302208</text:p>
          </table:table-cell>
          <table:table-cell office:value-type="float" office:value="0.4110086373" calcext:value-type="float">
            <text:p>0.4110086373</text:p>
          </table:table-cell>
          <table:table-cell office:value-type="float" office:value="0.4304640595" calcext:value-type="float">
            <text:p>0.4304640595</text:p>
          </table:table-cell>
          <table:table-cell office:value-type="float" office:value="0.4453978404" calcext:value-type="float">
            <text:p>0.4453978404</text:p>
          </table:table-cell>
          <table:table-cell office:value-type="float" office:value="0.4146630268" calcext:value-type="float">
            <text:p>0.4146630268</text:p>
          </table:table-cell>
          <table:table-cell office:value-type="float" office:value="0.3900446067" calcext:value-type="float">
            <text:p>0.3900446067</text:p>
          </table:table-cell>
          <table:table-cell office:value-type="float" office:value="0.4147761219" calcext:value-type="float">
            <text:p>0.4147761219</text:p>
          </table:table-cell>
          <table:table-cell office:value-type="float" office:value="0.3997532907" calcext:value-type="float">
            <text:p>0.3997532907</text:p>
          </table:table-cell>
          <table:table-cell office:value-type="float" office:value="0.4038126886" calcext:value-type="float">
            <text:p>0.4038126886</text:p>
          </table:table-cell>
          <table:table-cell office:value-type="float" office:value="0.4078720864" calcext:value-type="float">
            <text:p>0.4078720864</text:p>
          </table:table-cell>
          <table:table-cell office:value-type="float" office:value="0.3988355822" calcext:value-type="float">
            <text:p>0.3988355822</text:p>
          </table:table-cell>
          <table:table-cell office:value-type="float" office:value="0.4000281708" calcext:value-type="float">
            <text:p>0.4000281708</text:p>
          </table:table-cell>
          <table:table-cell office:value-type="float" office:value="0.3985193764" calcext:value-type="float">
            <text:p>0.3985193764</text:p>
          </table:table-cell>
          <table:table-cell office:value-type="float" office:value="0.4047499948" calcext:value-type="float">
            <text:p>0.4047499948</text:p>
          </table:table-cell>
          <table:table-cell office:value-type="float" office:value="0.3883997787" calcext:value-type="float">
            <text:p>0.3883997787</text:p>
          </table:table-cell>
          <table:table-cell office:value-type="float" office:value="0.3884461137" calcext:value-type="float">
            <text:p>0.3884461137</text:p>
          </table:table-cell>
          <table:table-cell office:value-type="float" office:value="0.3649833262" calcext:value-type="float">
            <text:p>0.3649833262</text:p>
          </table:table-cell>
          <table:table-cell office:value-type="float" office:value="0.372867014" calcext:value-type="float">
            <text:p>0.372867014</text:p>
          </table:table-cell>
          <table:table-cell office:value-type="float" office:value="0.36456254" calcext:value-type="float">
            <text:p>0.36456254</text:p>
          </table:table-cell>
          <table:table-cell office:value-type="float" office:value="0.3773886605" calcext:value-type="float">
            <text:p>0.3773886605</text:p>
          </table:table-cell>
          <table:table-cell office:value-type="float" office:value="0.3230097363" calcext:value-type="float">
            <text:p>0.3230097363</text:p>
          </table:table-cell>
          <table:table-cell office:value-type="float" office:value="0.318437055" calcext:value-type="float">
            <text:p>0.318437055</text:p>
          </table:table-cell>
          <table:table-cell office:value-type="float" office:value="0.3161384505" calcext:value-type="float">
            <text:p>0.3161384505</text:p>
          </table:table-cell>
          <table:table-cell office:value-type="float" office:value="0.3177877733" calcext:value-type="float">
            <text:p>0.3177877733</text:p>
          </table:table-cell>
          <table:table-cell office:value-type="float" office:value="0.3157672695" calcext:value-type="float">
            <text:p>0.3157672695</text:p>
          </table:table-cell>
          <table:table-cell office:value-type="float" office:value="0.3136374961" calcext:value-type="float">
            <text:p>0.3136374961</text:p>
          </table:table-cell>
          <table:table-cell office:value-type="float" office:value="0.3134917755" calcext:value-type="float">
            <text:p>0.3134917755</text:p>
          </table:table-cell>
          <table:table-cell office:value-type="float" office:value="0.3161625709" calcext:value-type="float">
            <text:p>0.3161625709</text:p>
          </table:table-cell>
          <table:table-cell office:value-type="float" office:value="0.3069201704" calcext:value-type="float">
            <text:p>0.3069201704</text:p>
          </table:table-cell>
          <table:table-cell office:value-type="float" office:value="0.3107749548" calcext:value-type="float">
            <text:p>0.3107749548</text:p>
          </table:table-cell>
          <table:table-cell office:value-type="float" office:value="0.2802647859" calcext:value-type="float">
            <text:p>0.2802647859</text:p>
          </table:table-cell>
          <table:table-cell office:value-type="float" office:value="0.3127463731" calcext:value-type="float">
            <text:p>0.3127463731</text:p>
          </table:table-cell>
          <table:table-cell office:value-type="float" office:value="0.2867175775" calcext:value-type="float">
            <text:p>0.2867175775</text:p>
          </table:table-cell>
          <table:table-cell office:value-type="float" office:value="0.2860327865" calcext:value-type="float">
            <text:p>0.2860327865</text:p>
          </table:table-cell>
          <table:table-cell office:value-type="float" office:value="0.2767106765" calcext:value-type="float">
            <text:p>0.2767106765</text:p>
          </table:table-cell>
          <table:table-cell office:value-type="float" office:value="0.2742634654" calcext:value-type="float">
            <text:p>0.2742634654</text:p>
          </table:table-cell>
          <table:table-cell office:value-type="float" office:value="0.2513420054" calcext:value-type="float">
            <text:p>0.2513420054</text:p>
          </table:table-cell>
          <table:table-cell office:value-type="float" office:value="0.2642856325" calcext:value-type="float">
            <text:p>0.2642856325</text:p>
          </table:table-cell>
          <table:table-cell office:value-type="float" office:value="0.2943747326" calcext:value-type="float">
            <text:p>0.2943747326</text:p>
          </table:table-cell>
          <table:table-cell office:value-type="float" office:value="0.271520243" calcext:value-type="float">
            <text:p>0.271520243</text:p>
          </table:table-cell>
          <table:table-cell office:value-type="float" office:value="0.24536865455" calcext:value-type="float">
            <text:p>0.24536865455</text:p>
          </table:table-cell>
          <table:table-cell office:value-type="float" office:value="0.2540858507" calcext:value-type="float">
            <text:p>0.2540858507</text:p>
          </table:table-cell>
          <table:table-cell office:value-type="float" office:value="0.26280304685" calcext:value-type="float">
            <text:p>0.26280304685</text:p>
          </table:table-cell>
          <table:table-cell office:value-type="float" office:value="0.2366514584" calcext:value-type="float">
            <text:p>0.2366514584</text:p>
          </table:table-cell>
          <table:table-cell office:value-type="float" office:value="0.2268079878" calcext:value-type="float">
            <text:p>0.2268079878</text:p>
          </table:table-cell>
          <table:table-cell office:value-type="float" office:value="0.2231912974" calcext:value-type="float">
            <text:p>0.2231912974</text:p>
          </table:table-cell>
          <table:table-cell office:value-type="float" office:value="0.2171767107" calcext:value-type="float">
            <text:p>0.2171767107</text:p>
          </table:table-cell>
          <table:table-cell office:value-type="float" office:value="0.2356893971" calcext:value-type="float">
            <text:p>0.2356893971</text:p>
          </table:table-cell>
          <table:table-cell office:value-type="float" office:value="0.2196872905" calcext:value-type="float">
            <text:p>0.2196872905</text:p>
          </table:table-cell>
          <table:table-cell office:value-type="float" office:value="0.2096034445" calcext:value-type="float">
            <text:p>0.2096034445</text:p>
          </table:table-cell>
          <table:table-cell office:value-type="float" office:value="0.2079897507" calcext:value-type="float">
            <text:p>0.2079897507</text:p>
          </table:table-cell>
          <table:table-cell office:value-type="float" office:value="0.210385049" calcext:value-type="float">
            <text:p>0.210385049</text:p>
          </table:table-cell>
          <table:table-cell office:value-type="float" office:value="0.1949730053" calcext:value-type="float">
            <text:p>0.1949730053</text:p>
          </table:table-cell>
          <table:table-cell office:value-type="float" office:value="0.2048145668" calcext:value-type="float">
            <text:p>0.2048145668</text:p>
          </table:table-cell>
          <table:table-cell office:value-type="float" office:value="0.1949654492" calcext:value-type="float">
            <text:p>0.1949654492</text:p>
          </table:table-cell>
          <table:table-cell office:value-type="float" office:value="0.1897605397" calcext:value-type="float">
            <text:p>0.1897605397</text:p>
          </table:table-cell>
          <table:table-cell office:value-type="float" office:value="0.1970201612" calcext:value-type="float">
            <text:p>0.1970201612</text:p>
          </table:table-cell>
          <table:table-cell office:value-type="float" office:value="0.1797812523" calcext:value-type="float">
            <text:p>0.1797812523</text:p>
          </table:table-cell>
          <table:table-cell table:style-name="Default" office:value-type="float" office:value="0.1819339341" calcext:value-type="float">
            <text:p>0.1819339341</text:p>
          </table:table-cell>
          <table:table-cell table:style-name="ce1" table:formula="of:=AVERAGE([.AR36:.BP36])" office:value-type="float" office:value="0.229007424088" calcext:value-type="float">
            <text:p>0.229007424088</text:p>
          </table:table-cell>
          <table:table-cell table:formula="of:=[.BQ36]" office:value-type="float" office:value="0.229007424088" calcext:value-type="float">
            <text:p>0.229007424088</text:p>
          </table:table-cell>
          <table:table-cell table:formula="of:=[.BR36]" office:value-type="float" office:value="0.229007424088" calcext:value-type="float">
            <text:p>0.229007424088</text:p>
          </table:table-cell>
          <table:table-cell table:formula="of:=[.BS36]" office:value-type="float" office:value="0.229007424088" calcext:value-type="float">
            <text:p>0.229007424088</text:p>
          </table:table-cell>
          <table:table-cell table:formula="of:=[.BT36]" office:value-type="float" office:value="0.229007424088" calcext:value-type="float">
            <text:p>0.229007424088</text:p>
          </table:table-cell>
          <table:table-cell table:formula="of:=[.BU36]" office:value-type="float" office:value="0.229007424088" calcext:value-type="float">
            <text:p>0.229007424088</text:p>
          </table:table-cell>
          <table:table-cell table:formula="of:=[.BV36]" office:value-type="float" office:value="0.229007424088" calcext:value-type="float">
            <text:p>0.229007424088</text:p>
          </table:table-cell>
          <table:table-cell table:formula="of:=[.BW36]" office:value-type="float" office:value="0.229007424088" calcext:value-type="float">
            <text:p>0.229007424088</text:p>
          </table:table-cell>
          <table:table-cell table:formula="of:=[.BX36]" office:value-type="float" office:value="0.229007424088" calcext:value-type="float">
            <text:p>0.229007424088</text:p>
          </table:table-cell>
          <table:table-cell table:formula="of:=[.BY36]" office:value-type="float" office:value="0.229007424088" calcext:value-type="float">
            <text:p>0.229007424088</text:p>
          </table:table-cell>
          <table:table-cell table:formula="of:=[.BZ36]" office:value-type="float" office:value="0.229007424088" calcext:value-type="float">
            <text:p>0.229007424088</text:p>
          </table:table-cell>
          <table:table-cell table:formula="of:=[.CA36]" office:value-type="float" office:value="0.229007424088" calcext:value-type="float">
            <text:p>0.229007424088</text:p>
          </table:table-cell>
          <table:table-cell table:formula="of:=[.CB36]" office:value-type="float" office:value="0.229007424088" calcext:value-type="float">
            <text:p>0.229007424088</text:p>
          </table:table-cell>
          <table:table-cell table:formula="of:=[.CC36]" office:value-type="float" office:value="0.229007424088" calcext:value-type="float">
            <text:p>0.229007424088</text:p>
          </table:table-cell>
          <table:table-cell table:formula="of:=[.CD36]" office:value-type="float" office:value="0.229007424088" calcext:value-type="float">
            <text:p>0.229007424088</text:p>
          </table:table-cell>
          <table:table-cell table:formula="of:=[.CE36]" office:value-type="float" office:value="0.229007424088" calcext:value-type="float">
            <text:p>0.229007424088</text:p>
          </table:table-cell>
          <table:table-cell table:formula="of:=[.CF36]" office:value-type="float" office:value="0.229007424088" calcext:value-type="float">
            <text:p>0.229007424088</text:p>
          </table:table-cell>
          <table:table-cell table:formula="of:=[.CG36]" office:value-type="float" office:value="0.229007424088" calcext:value-type="float">
            <text:p>0.229007424088</text:p>
          </table:table-cell>
          <table:table-cell table:formula="of:=[.CH36]" office:value-type="float" office:value="0.229007424088" calcext:value-type="float">
            <text:p>0.229007424088</text:p>
          </table:table-cell>
          <table:table-cell table:formula="of:=[.CI36]" office:value-type="float" office:value="0.229007424088" calcext:value-type="float">
            <text:p>0.229007424088</text:p>
          </table:table-cell>
          <table:table-cell table:formula="of:=[.CJ36]" office:value-type="float" office:value="0.229007424088" calcext:value-type="float">
            <text:p>0.229007424088</text:p>
          </table:table-cell>
          <table:table-cell table:formula="of:=[.CK36]" office:value-type="float" office:value="0.229007424088" calcext:value-type="float">
            <text:p>0.229007424088</text:p>
          </table:table-cell>
          <table:table-cell table:formula="of:=[.CL36]" office:value-type="float" office:value="0.229007424088" calcext:value-type="float">
            <text:p>0.229007424088</text:p>
          </table:table-cell>
          <table:table-cell table:formula="of:=[.CM36]" office:value-type="float" office:value="0.229007424088" calcext:value-type="float">
            <text:p>0.229007424088</text:p>
          </table:table-cell>
          <table:table-cell table:formula="of:=[.CN36]" office:value-type="float" office:value="0.229007424088" calcext:value-type="float">
            <text:p>0.229007424088</text:p>
          </table:table-cell>
          <table:table-cell table:formula="of:=[.CO36]" office:value-type="float" office:value="0.229007424088" calcext:value-type="float">
            <text:p>0.229007424088</text:p>
          </table:table-cell>
          <table:table-cell table:formula="of:=[.CP36]" office:value-type="float" office:value="0.229007424088" calcext:value-type="float">
            <text:p>0.229007424088</text:p>
          </table:table-cell>
          <table:table-cell table:formula="of:=[.CQ36]" office:value-type="float" office:value="0.229007424088" calcext:value-type="float">
            <text:p>0.229007424088</text:p>
          </table:table-cell>
          <table:table-cell table:formula="of:=[.CR36]" office:value-type="float" office:value="0.229007424088" calcext:value-type="float">
            <text:p>0.229007424088</text:p>
          </table:table-cell>
          <table:table-cell table:formula="of:=[.CS36]" office:value-type="float" office:value="0.229007424088" calcext:value-type="float">
            <text:p>0.229007424088</text:p>
          </table:table-cell>
          <table:table-cell table:formula="of:=[.CT36]" office:value-type="float" office:value="0.229007424088" calcext:value-type="float">
            <text:p>0.229007424088</text:p>
          </table:table-cell>
          <table:table-cell table:formula="of:=[.CU36]" office:value-type="float" office:value="0.229007424088" calcext:value-type="float">
            <text:p>0.229007424088</text:p>
          </table:table-cell>
          <table:table-cell table:formula="of:=[.CV36]" office:value-type="float" office:value="0.229007424088" calcext:value-type="float">
            <text:p>0.229007424088</text:p>
          </table:table-cell>
          <table:table-cell table:formula="of:=[.CW36]" office:value-type="float" office:value="0.229007424088" calcext:value-type="float">
            <text:p>0.229007424088</text:p>
          </table:table-cell>
          <table:table-cell table:formula="of:=[.CX36]" office:value-type="float" office:value="0.229007424088" calcext:value-type="float">
            <text:p>0.229007424088</text:p>
          </table:table-cell>
          <table:table-cell table:formula="of:=[.CY36]" office:value-type="float" office:value="0.229007424088" calcext:value-type="float">
            <text:p>0.229007424088</text:p>
          </table:table-cell>
          <table:table-cell table:formula="of:=[.CZ36]" office:value-type="float" office:value="0.229007424088" calcext:value-type="float">
            <text:p>0.229007424088</text:p>
          </table:table-cell>
          <table:table-cell table:formula="of:=[.DA36]" office:value-type="float" office:value="0.229007424088" calcext:value-type="float">
            <text:p>0.229007424088</text:p>
          </table:table-cell>
          <table:table-cell table:formula="of:=[.DB36]" office:value-type="float" office:value="0.229007424088" calcext:value-type="float">
            <text:p>0.229007424088</text:p>
          </table:table-cell>
          <table:table-cell table:formula="of:=[.DC36]" office:value-type="float" office:value="0.229007424088" calcext:value-type="float">
            <text:p>0.229007424088</text:p>
          </table:table-cell>
          <table:table-cell table:formula="of:=[.DD36]" office:value-type="float" office:value="0.229007424088" calcext:value-type="float">
            <text:p>0.229007424088</text:p>
          </table:table-cell>
          <table:table-cell table:formula="of:=[.DE36]" office:value-type="float" office:value="0.229007424088" calcext:value-type="float">
            <text:p>0.229007424088</text:p>
          </table:table-cell>
          <table:table-cell table:formula="of:=[.DF36]" office:value-type="float" office:value="0.229007424088" calcext:value-type="float">
            <text:p>0.229007424088</text:p>
          </table:table-cell>
          <table:table-cell table:formula="of:=[.DG36]" office:value-type="float" office:value="0.229007424088" calcext:value-type="float">
            <text:p>0.229007424088</text:p>
          </table:table-cell>
          <table:table-cell table:formula="of:=[.DH36]" office:value-type="float" office:value="0.229007424088" calcext:value-type="float">
            <text:p>0.229007424088</text:p>
          </table:table-cell>
          <table:table-cell table:formula="of:=[.DI36]" office:value-type="float" office:value="0.229007424088" calcext:value-type="float">
            <text:p>0.229007424088</text:p>
          </table:table-cell>
          <table:table-cell table:formula="of:=[.DJ36]" office:value-type="float" office:value="0.229007424088" calcext:value-type="float">
            <text:p>0.229007424088</text:p>
          </table:table-cell>
          <table:table-cell table:formula="of:=[.DK36]" office:value-type="float" office:value="0.229007424088" calcext:value-type="float">
            <text:p>0.229007424088</text:p>
          </table:table-cell>
          <table:table-cell table:formula="of:=[.DL36]" office:value-type="float" office:value="0.229007424088" calcext:value-type="float">
            <text:p>0.229007424088</text:p>
          </table:table-cell>
          <table:table-cell table:formula="of:=[.DM36]" office:value-type="float" office:value="0.229007424088" calcext:value-type="float">
            <text:p>0.229007424088</text:p>
          </table:table-cell>
          <table:table-cell table:formula="of:=[.DN36]" office:value-type="float" office:value="0.229007424088" calcext:value-type="float">
            <text:p>0.229007424088</text:p>
          </table:table-cell>
          <table:table-cell table:formula="of:=[.DO36]" office:value-type="float" office:value="0.229007424088" calcext:value-type="float">
            <text:p>0.229007424088</text:p>
          </table:table-cell>
          <table:table-cell table:formula="of:=[.DP36]" office:value-type="float" office:value="0.229007424088" calcext:value-type="float">
            <text:p>0.229007424088</text:p>
          </table:table-cell>
          <table:table-cell table:formula="of:=[.DQ36]" office:value-type="float" office:value="0.229007424088" calcext:value-type="float">
            <text:p>0.229007424088</text:p>
          </table:table-cell>
          <table:table-cell table:formula="of:=[.DR36]" office:value-type="float" office:value="0.229007424088" calcext:value-type="float">
            <text:p>0.229007424088</text:p>
          </table:table-cell>
          <table:table-cell table:formula="of:=[.DS36]" office:value-type="float" office:value="0.229007424088" calcext:value-type="float">
            <text:p>0.229007424088</text:p>
          </table:table-cell>
          <table:table-cell table:formula="of:=[.DT36]" office:value-type="float" office:value="0.229007424088" calcext:value-type="float">
            <text:p>0.229007424088</text:p>
          </table:table-cell>
          <table:table-cell table:formula="of:=[.DU36]" office:value-type="float" office:value="0.229007424088" calcext:value-type="float">
            <text:p>0.229007424088</text:p>
          </table:table-cell>
          <table:table-cell table:formula="of:=[.DV36]" office:value-type="float" office:value="0.229007424088" calcext:value-type="float">
            <text:p>0.229007424088</text:p>
          </table:table-cell>
          <table:table-cell table:formula="of:=[.DW36]" office:value-type="float" office:value="0.229007424088" calcext:value-type="float">
            <text:p>0.229007424088</text:p>
          </table:table-cell>
          <table:table-cell table:formula="of:=[.DX36]" office:value-type="float" office:value="0.229007424088" calcext:value-type="float">
            <text:p>0.229007424088</text:p>
          </table:table-cell>
          <table:table-cell table:formula="of:=[.DY36]" office:value-type="float" office:value="0.229007424088" calcext:value-type="float">
            <text:p>0.229007424088</text:p>
          </table:table-cell>
          <table:table-cell table:formula="of:=[.DZ36]" office:value-type="float" office:value="0.229007424088" calcext:value-type="float">
            <text:p>0.229007424088</text:p>
          </table:table-cell>
          <table:table-cell table:formula="of:=[.EA36]" office:value-type="float" office:value="0.229007424088" calcext:value-type="float">
            <text:p>0.229007424088</text:p>
          </table:table-cell>
          <table:table-cell table:formula="of:=[.EB36]" office:value-type="float" office:value="0.229007424088" calcext:value-type="float">
            <text:p>0.229007424088</text:p>
          </table:table-cell>
          <table:table-cell table:formula="of:=[.EC36]" office:value-type="float" office:value="0.229007424088" calcext:value-type="float">
            <text:p>0.229007424088</text:p>
          </table:table-cell>
          <table:table-cell table:formula="of:=[.ED36]" office:value-type="float" office:value="0.229007424088" calcext:value-type="float">
            <text:p>0.229007424088</text:p>
          </table:table-cell>
          <table:table-cell table:formula="of:=[.EE36]" office:value-type="float" office:value="0.229007424088" calcext:value-type="float">
            <text:p>0.229007424088</text:p>
          </table:table-cell>
          <table:table-cell table:formula="of:=[.EF36]" office:value-type="float" office:value="0.229007424088" calcext:value-type="float">
            <text:p>0.229007424088</text:p>
          </table:table-cell>
          <table:table-cell table:formula="of:=[.EG36]" office:value-type="float" office:value="0.229007424088" calcext:value-type="float">
            <text:p>0.229007424088</text:p>
          </table:table-cell>
          <table:table-cell table:formula="of:=[.EH36]" office:value-type="float" office:value="0.229007424088" calcext:value-type="float">
            <text:p>0.229007424088</text:p>
          </table:table-cell>
          <table:table-cell table:formula="of:=[.EI36]" office:value-type="float" office:value="0.229007424088" calcext:value-type="float">
            <text:p>0.229007424088</text:p>
          </table:table-cell>
          <table:table-cell table:formula="of:=[.EJ36]" office:value-type="float" office:value="0.229007424088" calcext:value-type="float">
            <text:p>0.229007424088</text:p>
          </table:table-cell>
          <table:table-cell table:formula="of:=[.EK36]" office:value-type="float" office:value="0.229007424088" calcext:value-type="float">
            <text:p>0.229007424088</text:p>
          </table:table-cell>
          <table:table-cell table:formula="of:=[.EL36]" office:value-type="float" office:value="0.229007424088" calcext:value-type="float">
            <text:p>0.229007424088</text:p>
          </table:table-cell>
          <table:table-cell table:formula="of:=[.EM36]" office:value-type="float" office:value="0.229007424088" calcext:value-type="float">
            <text:p>0.229007424088</text:p>
          </table:table-cell>
          <table:table-cell table:formula="of:=[.EN36]" office:value-type="float" office:value="0.229007424088" calcext:value-type="float">
            <text:p>0.229007424088</text:p>
          </table:table-cell>
          <table:table-cell table:formula="of:=[.EO36]" office:value-type="float" office:value="0.229007424088" calcext:value-type="float">
            <text:p>0.229007424088</text:p>
          </table:table-cell>
          <table:table-cell table:formula="of:=[.EP36]" office:value-type="float" office:value="0.229007424088" calcext:value-type="float">
            <text:p>0.229007424088</text:p>
          </table:table-cell>
          <table:table-cell table:formula="of:=[.EQ36]" office:value-type="float" office:value="0.229007424088" calcext:value-type="float">
            <text:p>0.229007424088</text:p>
          </table:table-cell>
          <table:table-cell table:formula="of:=[.ER36]" office:value-type="float" office:value="0.229007424088" calcext:value-type="float">
            <text:p>0.229007424088</text:p>
          </table:table-cell>
          <table:table-cell table:formula="of:=[.ES36]" office:value-type="float" office:value="0.229007424088" calcext:value-type="float">
            <text:p>0.229007424088</text:p>
          </table:table-cell>
          <table:table-cell table:formula="of:=[.ET36]" office:value-type="float" office:value="0.229007424088" calcext:value-type="float">
            <text:p>0.229007424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52365801" calcext:value-type="float">
            <text:p>0.5752365801</text:p>
          </table:table-cell>
          <table:table-cell office:value-type="float" office:value="0.5817753797" calcext:value-type="float">
            <text:p>0.5817753797</text:p>
          </table:table-cell>
          <table:table-cell office:value-type="float" office:value="0.5692011793" calcext:value-type="float">
            <text:p>0.5692011793</text:p>
          </table:table-cell>
          <table:table-cell office:value-type="float" office:value="0.5759128202" calcext:value-type="float">
            <text:p>0.5759128202</text:p>
          </table:table-cell>
          <table:table-cell office:value-type="float" office:value="0.5633120987" calcext:value-type="float">
            <text:p>0.5633120987</text:p>
          </table:table-cell>
          <table:table-cell office:value-type="float" office:value="0.5413403005" calcext:value-type="float">
            <text:p>0.5413403005</text:p>
          </table:table-cell>
          <table:table-cell office:value-type="float" office:value="0.5309741628" calcext:value-type="float">
            <text:p>0.5309741628</text:p>
          </table:table-cell>
          <table:table-cell office:value-type="float" office:value="0.5405232075" calcext:value-type="float">
            <text:p>0.5405232075</text:p>
          </table:table-cell>
          <table:table-cell office:value-type="float" office:value="0.5236747486" calcext:value-type="float">
            <text:p>0.5236747486</text:p>
          </table:table-cell>
          <table:table-cell office:value-type="float" office:value="0.5212521784" calcext:value-type="float">
            <text:p>0.5212521784</text:p>
          </table:table-cell>
          <table:table-cell office:value-type="float" office:value="0.4961218003" calcext:value-type="float">
            <text:p>0.4961218003</text:p>
          </table:table-cell>
          <table:table-cell office:value-type="float" office:value="0.5120649686" calcext:value-type="float">
            <text:p>0.5120649686</text:p>
          </table:table-cell>
          <table:table-cell office:value-type="float" office:value="0.5299475122" calcext:value-type="float">
            <text:p>0.5299475122</text:p>
          </table:table-cell>
          <table:table-cell office:value-type="float" office:value="0.5111417906" calcext:value-type="float">
            <text:p>0.5111417906</text:p>
          </table:table-cell>
          <table:table-cell office:value-type="float" office:value="0.5063229237" calcext:value-type="float">
            <text:p>0.5063229237</text:p>
          </table:table-cell>
          <table:table-cell office:value-type="float" office:value="0.5139671253" calcext:value-type="float">
            <text:p>0.5139671253</text:p>
          </table:table-cell>
          <table:table-cell office:value-type="float" office:value="0.5187457707" calcext:value-type="float">
            <text:p>0.5187457707</text:p>
          </table:table-cell>
          <table:table-cell office:value-type="float" office:value="0.523524416" calcext:value-type="float">
            <text:p>0.523524416</text:p>
          </table:table-cell>
          <table:table-cell office:value-type="float" office:value="0.489204694" calcext:value-type="float">
            <text:p>0.489204694</text:p>
          </table:table-cell>
          <table:table-cell office:value-type="float" office:value="0.468380732" calcext:value-type="float">
            <text:p>0.468380732</text:p>
          </table:table-cell>
          <table:table-cell office:value-type="float" office:value="0.4781827799" calcext:value-type="float">
            <text:p>0.4781827799</text:p>
          </table:table-cell>
          <table:table-cell office:value-type="float" office:value="0.5071794623" calcext:value-type="float">
            <text:p>0.5071794623</text:p>
          </table:table-cell>
          <table:table-cell office:value-type="float" office:value="0.4886077715" calcext:value-type="float">
            <text:p>0.4886077715</text:p>
          </table:table-cell>
          <table:table-cell office:value-type="float" office:value="0.4706507326" calcext:value-type="float">
            <text:p>0.4706507326</text:p>
          </table:table-cell>
          <table:table-cell office:value-type="float" office:value="0.4734012463" calcext:value-type="float">
            <text:p>0.4734012463</text:p>
          </table:table-cell>
          <table:table-cell office:value-type="float" office:value="0.5028708413" calcext:value-type="float">
            <text:p>0.5028708413</text:p>
          </table:table-cell>
          <table:table-cell office:value-type="float" office:value="0.4627898367" calcext:value-type="float">
            <text:p>0.4627898367</text:p>
          </table:table-cell>
          <table:table-cell office:value-type="float" office:value="0.4249614687" calcext:value-type="float">
            <text:p>0.4249614687</text:p>
          </table:table-cell>
          <table:table-cell office:value-type="float" office:value="0.4686881485" calcext:value-type="float">
            <text:p>0.4686881485</text:p>
          </table:table-cell>
          <table:table-cell office:value-type="float" office:value="0.4741162701" calcext:value-type="float">
            <text:p>0.4741162701</text:p>
          </table:table-cell>
          <table:table-cell office:value-type="float" office:value="0.4583433259" calcext:value-type="float">
            <text:p>0.4583433259</text:p>
          </table:table-cell>
          <table:table-cell office:value-type="float" office:value="0.4669337288" calcext:value-type="float">
            <text:p>0.4669337288</text:p>
          </table:table-cell>
          <table:table-cell office:value-type="float" office:value="0.4546778484" calcext:value-type="float">
            <text:p>0.4546778484</text:p>
          </table:table-cell>
          <table:table-cell office:value-type="float" office:value="0.4580401427" calcext:value-type="float">
            <text:p>0.4580401427</text:p>
          </table:table-cell>
          <table:table-cell office:value-type="float" office:value="0.4632902776" calcext:value-type="float">
            <text:p>0.4632902776</text:p>
          </table:table-cell>
          <table:table-cell office:value-type="float" office:value="0.45482444" calcext:value-type="float">
            <text:p>0.45482444</text:p>
          </table:table-cell>
          <table:table-cell office:value-type="float" office:value="0.4504940602" calcext:value-type="float">
            <text:p>0.4504940602</text:p>
          </table:table-cell>
          <table:table-cell office:value-type="float" office:value="0.4537086034" calcext:value-type="float">
            <text:p>0.4537086034</text:p>
          </table:table-cell>
          <table:table-cell office:value-type="float" office:value="0.4361834322" calcext:value-type="float">
            <text:p>0.4361834322</text:p>
          </table:table-cell>
          <table:table-cell office:value-type="float" office:value="0.431698023" calcext:value-type="float">
            <text:p>0.431698023</text:p>
          </table:table-cell>
          <table:table-cell office:value-type="float" office:value="0.4082701409" calcext:value-type="float">
            <text:p>0.4082701409</text:p>
          </table:table-cell>
          <table:table-cell office:value-type="float" office:value="0.4010074318" calcext:value-type="float">
            <text:p>0.4010074318</text:p>
          </table:table-cell>
          <table:table-cell office:value-type="float" office:value="0.4039070233" calcext:value-type="float">
            <text:p>0.4039070233</text:p>
          </table:table-cell>
          <table:table-cell office:value-type="float" office:value="0.3837469924" calcext:value-type="float">
            <text:p>0.3837469924</text:p>
          </table:table-cell>
          <table:table-cell office:value-type="float" office:value="0.4179138539" calcext:value-type="float">
            <text:p>0.4179138539</text:p>
          </table:table-cell>
          <table:table-cell office:value-type="float" office:value="0.3850090904" calcext:value-type="float">
            <text:p>0.3850090904</text:p>
          </table:table-cell>
          <table:table-cell office:value-type="float" office:value="0.3546537845" calcext:value-type="float">
            <text:p>0.3546537845</text:p>
          </table:table-cell>
          <table:table-cell office:value-type="float" office:value="0.364457579" calcext:value-type="float">
            <text:p>0.364457579</text:p>
          </table:table-cell>
          <table:table-cell office:value-type="float" office:value="0.3584790845" calcext:value-type="float">
            <text:p>0.3584790845</text:p>
          </table:table-cell>
          <table:table-cell office:value-type="float" office:value="0.360471916" calcext:value-type="float">
            <text:p>0.360471916</text:p>
          </table:table-cell>
          <table:table-cell office:value-type="float" office:value="0.3624647475" calcext:value-type="float">
            <text:p>0.3624647475</text:p>
          </table:table-cell>
          <table:table-cell office:value-type="float" office:value="0.356486253" calcext:value-type="float">
            <text:p>0.356486253</text:p>
          </table:table-cell>
          <table:table-cell office:value-type="float" office:value="0.3629027741" calcext:value-type="float">
            <text:p>0.3629027741</text:p>
          </table:table-cell>
          <table:table-cell office:value-type="float" office:value="0.3341110734" calcext:value-type="float">
            <text:p>0.3341110734</text:p>
          </table:table-cell>
          <table:table-cell office:value-type="float" office:value="0.3315820981" calcext:value-type="float">
            <text:p>0.3315820981</text:p>
          </table:table-cell>
          <table:table-cell office:value-type="float" office:value="0.3361097828" calcext:value-type="float">
            <text:p>0.3361097828</text:p>
          </table:table-cell>
          <table:table-cell office:value-type="float" office:value="0.3281146222" calcext:value-type="float">
            <text:p>0.3281146222</text:p>
          </table:table-cell>
          <table:table-cell office:value-type="float" office:value="0.334837788" calcext:value-type="float">
            <text:p>0.334837788</text:p>
          </table:table-cell>
          <table:table-cell office:value-type="float" office:value="0.3291786888" calcext:value-type="float">
            <text:p>0.3291786888</text:p>
          </table:table-cell>
          <table:table-cell office:value-type="float" office:value="0.3132952629" calcext:value-type="float">
            <text:p>0.3132952629</text:p>
          </table:table-cell>
          <table:table-cell office:value-type="float" office:value="0.310911474" calcext:value-type="float">
            <text:p>0.310911474</text:p>
          </table:table-cell>
          <table:table-cell office:value-type="float" office:value="0.3215039394" calcext:value-type="float">
            <text:p>0.3215039394</text:p>
          </table:table-cell>
          <table:table-cell office:value-type="float" office:value="0.2952015195" calcext:value-type="float">
            <text:p>0.2952015195</text:p>
          </table:table-cell>
          <table:table-cell office:value-type="float" office:value="0.3031616363" calcext:value-type="float">
            <text:p>0.3031616363</text:p>
          </table:table-cell>
          <table:table-cell office:value-type="float" office:value="0.2791932015" calcext:value-type="float">
            <text:p>0.2791932015</text:p>
          </table:table-cell>
          <table:table-cell office:value-type="float" office:value="0.2903557882" calcext:value-type="float">
            <text:p>0.2903557882</text:p>
          </table:table-cell>
          <table:table-cell table:style-name="Default" office:value-type="float" office:value="0.3004889901" calcext:value-type="float">
            <text:p>0.3004889901</text:p>
          </table:table-cell>
          <table:table-cell table:style-name="ce1" table:formula="of:=AVERAGE([.AR37:.BP37])" office:value-type="float" office:value="0.340741558552" calcext:value-type="float">
            <text:p>0.340741558552</text:p>
          </table:table-cell>
          <table:table-cell table:formula="of:=[.BQ37]" office:value-type="float" office:value="0.340741558552" calcext:value-type="float">
            <text:p>0.340741558552</text:p>
          </table:table-cell>
          <table:table-cell table:formula="of:=[.BR37]" office:value-type="float" office:value="0.340741558552" calcext:value-type="float">
            <text:p>0.340741558552</text:p>
          </table:table-cell>
          <table:table-cell table:formula="of:=[.BS37]" office:value-type="float" office:value="0.340741558552" calcext:value-type="float">
            <text:p>0.340741558552</text:p>
          </table:table-cell>
          <table:table-cell table:formula="of:=[.BT37]" office:value-type="float" office:value="0.340741558552" calcext:value-type="float">
            <text:p>0.340741558552</text:p>
          </table:table-cell>
          <table:table-cell table:formula="of:=[.BU37]" office:value-type="float" office:value="0.340741558552" calcext:value-type="float">
            <text:p>0.340741558552</text:p>
          </table:table-cell>
          <table:table-cell table:formula="of:=[.BV37]" office:value-type="float" office:value="0.340741558552" calcext:value-type="float">
            <text:p>0.340741558552</text:p>
          </table:table-cell>
          <table:table-cell table:formula="of:=[.BW37]" office:value-type="float" office:value="0.340741558552" calcext:value-type="float">
            <text:p>0.340741558552</text:p>
          </table:table-cell>
          <table:table-cell table:formula="of:=[.BX37]" office:value-type="float" office:value="0.340741558552" calcext:value-type="float">
            <text:p>0.340741558552</text:p>
          </table:table-cell>
          <table:table-cell table:formula="of:=[.BY37]" office:value-type="float" office:value="0.340741558552" calcext:value-type="float">
            <text:p>0.340741558552</text:p>
          </table:table-cell>
          <table:table-cell table:formula="of:=[.BZ37]" office:value-type="float" office:value="0.340741558552" calcext:value-type="float">
            <text:p>0.340741558552</text:p>
          </table:table-cell>
          <table:table-cell table:formula="of:=[.CA37]" office:value-type="float" office:value="0.340741558552" calcext:value-type="float">
            <text:p>0.340741558552</text:p>
          </table:table-cell>
          <table:table-cell table:formula="of:=[.CB37]" office:value-type="float" office:value="0.340741558552" calcext:value-type="float">
            <text:p>0.340741558552</text:p>
          </table:table-cell>
          <table:table-cell table:formula="of:=[.CC37]" office:value-type="float" office:value="0.340741558552" calcext:value-type="float">
            <text:p>0.340741558552</text:p>
          </table:table-cell>
          <table:table-cell table:formula="of:=[.CD37]" office:value-type="float" office:value="0.340741558552" calcext:value-type="float">
            <text:p>0.340741558552</text:p>
          </table:table-cell>
          <table:table-cell table:formula="of:=[.CE37]" office:value-type="float" office:value="0.340741558552" calcext:value-type="float">
            <text:p>0.340741558552</text:p>
          </table:table-cell>
          <table:table-cell table:formula="of:=[.CF37]" office:value-type="float" office:value="0.340741558552" calcext:value-type="float">
            <text:p>0.340741558552</text:p>
          </table:table-cell>
          <table:table-cell table:formula="of:=[.CG37]" office:value-type="float" office:value="0.340741558552" calcext:value-type="float">
            <text:p>0.340741558552</text:p>
          </table:table-cell>
          <table:table-cell table:formula="of:=[.CH37]" office:value-type="float" office:value="0.340741558552" calcext:value-type="float">
            <text:p>0.340741558552</text:p>
          </table:table-cell>
          <table:table-cell table:formula="of:=[.CI37]" office:value-type="float" office:value="0.340741558552" calcext:value-type="float">
            <text:p>0.340741558552</text:p>
          </table:table-cell>
          <table:table-cell table:formula="of:=[.CJ37]" office:value-type="float" office:value="0.340741558552" calcext:value-type="float">
            <text:p>0.340741558552</text:p>
          </table:table-cell>
          <table:table-cell table:formula="of:=[.CK37]" office:value-type="float" office:value="0.340741558552" calcext:value-type="float">
            <text:p>0.340741558552</text:p>
          </table:table-cell>
          <table:table-cell table:formula="of:=[.CL37]" office:value-type="float" office:value="0.340741558552" calcext:value-type="float">
            <text:p>0.340741558552</text:p>
          </table:table-cell>
          <table:table-cell table:formula="of:=[.CM37]" office:value-type="float" office:value="0.340741558552" calcext:value-type="float">
            <text:p>0.340741558552</text:p>
          </table:table-cell>
          <table:table-cell table:formula="of:=[.CN37]" office:value-type="float" office:value="0.340741558552" calcext:value-type="float">
            <text:p>0.340741558552</text:p>
          </table:table-cell>
          <table:table-cell table:formula="of:=[.CO37]" office:value-type="float" office:value="0.340741558552" calcext:value-type="float">
            <text:p>0.340741558552</text:p>
          </table:table-cell>
          <table:table-cell table:formula="of:=[.CP37]" office:value-type="float" office:value="0.340741558552" calcext:value-type="float">
            <text:p>0.340741558552</text:p>
          </table:table-cell>
          <table:table-cell table:formula="of:=[.CQ37]" office:value-type="float" office:value="0.340741558552" calcext:value-type="float">
            <text:p>0.340741558552</text:p>
          </table:table-cell>
          <table:table-cell table:formula="of:=[.CR37]" office:value-type="float" office:value="0.340741558552" calcext:value-type="float">
            <text:p>0.340741558552</text:p>
          </table:table-cell>
          <table:table-cell table:formula="of:=[.CS37]" office:value-type="float" office:value="0.340741558552" calcext:value-type="float">
            <text:p>0.340741558552</text:p>
          </table:table-cell>
          <table:table-cell table:formula="of:=[.CT37]" office:value-type="float" office:value="0.340741558552" calcext:value-type="float">
            <text:p>0.340741558552</text:p>
          </table:table-cell>
          <table:table-cell table:formula="of:=[.CU37]" office:value-type="float" office:value="0.340741558552" calcext:value-type="float">
            <text:p>0.340741558552</text:p>
          </table:table-cell>
          <table:table-cell table:formula="of:=[.CV37]" office:value-type="float" office:value="0.340741558552" calcext:value-type="float">
            <text:p>0.340741558552</text:p>
          </table:table-cell>
          <table:table-cell table:formula="of:=[.CW37]" office:value-type="float" office:value="0.340741558552" calcext:value-type="float">
            <text:p>0.340741558552</text:p>
          </table:table-cell>
          <table:table-cell table:formula="of:=[.CX37]" office:value-type="float" office:value="0.340741558552" calcext:value-type="float">
            <text:p>0.340741558552</text:p>
          </table:table-cell>
          <table:table-cell table:formula="of:=[.CY37]" office:value-type="float" office:value="0.340741558552" calcext:value-type="float">
            <text:p>0.340741558552</text:p>
          </table:table-cell>
          <table:table-cell table:formula="of:=[.CZ37]" office:value-type="float" office:value="0.340741558552" calcext:value-type="float">
            <text:p>0.340741558552</text:p>
          </table:table-cell>
          <table:table-cell table:formula="of:=[.DA37]" office:value-type="float" office:value="0.340741558552" calcext:value-type="float">
            <text:p>0.340741558552</text:p>
          </table:table-cell>
          <table:table-cell table:formula="of:=[.DB37]" office:value-type="float" office:value="0.340741558552" calcext:value-type="float">
            <text:p>0.340741558552</text:p>
          </table:table-cell>
          <table:table-cell table:formula="of:=[.DC37]" office:value-type="float" office:value="0.340741558552" calcext:value-type="float">
            <text:p>0.340741558552</text:p>
          </table:table-cell>
          <table:table-cell table:formula="of:=[.DD37]" office:value-type="float" office:value="0.340741558552" calcext:value-type="float">
            <text:p>0.340741558552</text:p>
          </table:table-cell>
          <table:table-cell table:formula="of:=[.DE37]" office:value-type="float" office:value="0.340741558552" calcext:value-type="float">
            <text:p>0.340741558552</text:p>
          </table:table-cell>
          <table:table-cell table:formula="of:=[.DF37]" office:value-type="float" office:value="0.340741558552" calcext:value-type="float">
            <text:p>0.340741558552</text:p>
          </table:table-cell>
          <table:table-cell table:formula="of:=[.DG37]" office:value-type="float" office:value="0.340741558552" calcext:value-type="float">
            <text:p>0.340741558552</text:p>
          </table:table-cell>
          <table:table-cell table:formula="of:=[.DH37]" office:value-type="float" office:value="0.340741558552" calcext:value-type="float">
            <text:p>0.340741558552</text:p>
          </table:table-cell>
          <table:table-cell table:formula="of:=[.DI37]" office:value-type="float" office:value="0.340741558552" calcext:value-type="float">
            <text:p>0.340741558552</text:p>
          </table:table-cell>
          <table:table-cell table:formula="of:=[.DJ37]" office:value-type="float" office:value="0.340741558552" calcext:value-type="float">
            <text:p>0.340741558552</text:p>
          </table:table-cell>
          <table:table-cell table:formula="of:=[.DK37]" office:value-type="float" office:value="0.340741558552" calcext:value-type="float">
            <text:p>0.340741558552</text:p>
          </table:table-cell>
          <table:table-cell table:formula="of:=[.DL37]" office:value-type="float" office:value="0.340741558552" calcext:value-type="float">
            <text:p>0.340741558552</text:p>
          </table:table-cell>
          <table:table-cell table:formula="of:=[.DM37]" office:value-type="float" office:value="0.340741558552" calcext:value-type="float">
            <text:p>0.340741558552</text:p>
          </table:table-cell>
          <table:table-cell table:formula="of:=[.DN37]" office:value-type="float" office:value="0.340741558552" calcext:value-type="float">
            <text:p>0.340741558552</text:p>
          </table:table-cell>
          <table:table-cell table:formula="of:=[.DO37]" office:value-type="float" office:value="0.340741558552" calcext:value-type="float">
            <text:p>0.340741558552</text:p>
          </table:table-cell>
          <table:table-cell table:formula="of:=[.DP37]" office:value-type="float" office:value="0.340741558552" calcext:value-type="float">
            <text:p>0.340741558552</text:p>
          </table:table-cell>
          <table:table-cell table:formula="of:=[.DQ37]" office:value-type="float" office:value="0.340741558552" calcext:value-type="float">
            <text:p>0.340741558552</text:p>
          </table:table-cell>
          <table:table-cell table:formula="of:=[.DR37]" office:value-type="float" office:value="0.340741558552" calcext:value-type="float">
            <text:p>0.340741558552</text:p>
          </table:table-cell>
          <table:table-cell table:formula="of:=[.DS37]" office:value-type="float" office:value="0.340741558552" calcext:value-type="float">
            <text:p>0.340741558552</text:p>
          </table:table-cell>
          <table:table-cell table:formula="of:=[.DT37]" office:value-type="float" office:value="0.340741558552" calcext:value-type="float">
            <text:p>0.340741558552</text:p>
          </table:table-cell>
          <table:table-cell table:formula="of:=[.DU37]" office:value-type="float" office:value="0.340741558552" calcext:value-type="float">
            <text:p>0.340741558552</text:p>
          </table:table-cell>
          <table:table-cell table:formula="of:=[.DV37]" office:value-type="float" office:value="0.340741558552" calcext:value-type="float">
            <text:p>0.340741558552</text:p>
          </table:table-cell>
          <table:table-cell table:formula="of:=[.DW37]" office:value-type="float" office:value="0.340741558552" calcext:value-type="float">
            <text:p>0.340741558552</text:p>
          </table:table-cell>
          <table:table-cell table:formula="of:=[.DX37]" office:value-type="float" office:value="0.340741558552" calcext:value-type="float">
            <text:p>0.340741558552</text:p>
          </table:table-cell>
          <table:table-cell table:formula="of:=[.DY37]" office:value-type="float" office:value="0.340741558552" calcext:value-type="float">
            <text:p>0.340741558552</text:p>
          </table:table-cell>
          <table:table-cell table:formula="of:=[.DZ37]" office:value-type="float" office:value="0.340741558552" calcext:value-type="float">
            <text:p>0.340741558552</text:p>
          </table:table-cell>
          <table:table-cell table:formula="of:=[.EA37]" office:value-type="float" office:value="0.340741558552" calcext:value-type="float">
            <text:p>0.340741558552</text:p>
          </table:table-cell>
          <table:table-cell table:formula="of:=[.EB37]" office:value-type="float" office:value="0.340741558552" calcext:value-type="float">
            <text:p>0.340741558552</text:p>
          </table:table-cell>
          <table:table-cell table:formula="of:=[.EC37]" office:value-type="float" office:value="0.340741558552" calcext:value-type="float">
            <text:p>0.340741558552</text:p>
          </table:table-cell>
          <table:table-cell table:formula="of:=[.ED37]" office:value-type="float" office:value="0.340741558552" calcext:value-type="float">
            <text:p>0.340741558552</text:p>
          </table:table-cell>
          <table:table-cell table:formula="of:=[.EE37]" office:value-type="float" office:value="0.340741558552" calcext:value-type="float">
            <text:p>0.340741558552</text:p>
          </table:table-cell>
          <table:table-cell table:formula="of:=[.EF37]" office:value-type="float" office:value="0.340741558552" calcext:value-type="float">
            <text:p>0.340741558552</text:p>
          </table:table-cell>
          <table:table-cell table:formula="of:=[.EG37]" office:value-type="float" office:value="0.340741558552" calcext:value-type="float">
            <text:p>0.340741558552</text:p>
          </table:table-cell>
          <table:table-cell table:formula="of:=[.EH37]" office:value-type="float" office:value="0.340741558552" calcext:value-type="float">
            <text:p>0.340741558552</text:p>
          </table:table-cell>
          <table:table-cell table:formula="of:=[.EI37]" office:value-type="float" office:value="0.340741558552" calcext:value-type="float">
            <text:p>0.340741558552</text:p>
          </table:table-cell>
          <table:table-cell table:formula="of:=[.EJ37]" office:value-type="float" office:value="0.340741558552" calcext:value-type="float">
            <text:p>0.340741558552</text:p>
          </table:table-cell>
          <table:table-cell table:formula="of:=[.EK37]" office:value-type="float" office:value="0.340741558552" calcext:value-type="float">
            <text:p>0.340741558552</text:p>
          </table:table-cell>
          <table:table-cell table:formula="of:=[.EL37]" office:value-type="float" office:value="0.340741558552" calcext:value-type="float">
            <text:p>0.340741558552</text:p>
          </table:table-cell>
          <table:table-cell table:formula="of:=[.EM37]" office:value-type="float" office:value="0.340741558552" calcext:value-type="float">
            <text:p>0.340741558552</text:p>
          </table:table-cell>
          <table:table-cell table:formula="of:=[.EN37]" office:value-type="float" office:value="0.340741558552" calcext:value-type="float">
            <text:p>0.340741558552</text:p>
          </table:table-cell>
          <table:table-cell table:formula="of:=[.EO37]" office:value-type="float" office:value="0.340741558552" calcext:value-type="float">
            <text:p>0.340741558552</text:p>
          </table:table-cell>
          <table:table-cell table:formula="of:=[.EP37]" office:value-type="float" office:value="0.340741558552" calcext:value-type="float">
            <text:p>0.340741558552</text:p>
          </table:table-cell>
          <table:table-cell table:formula="of:=[.EQ37]" office:value-type="float" office:value="0.340741558552" calcext:value-type="float">
            <text:p>0.340741558552</text:p>
          </table:table-cell>
          <table:table-cell table:formula="of:=[.ER37]" office:value-type="float" office:value="0.340741558552" calcext:value-type="float">
            <text:p>0.340741558552</text:p>
          </table:table-cell>
          <table:table-cell table:formula="of:=[.ES37]" office:value-type="float" office:value="0.340741558552" calcext:value-type="float">
            <text:p>0.340741558552</text:p>
          </table:table-cell>
          <table:table-cell table:formula="of:=[.ET37]" office:value-type="float" office:value="0.340741558552" calcext:value-type="float">
            <text:p>0.340741558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34127611" calcext:value-type="float">
            <text:p>0.5734127611</text:p>
          </table:table-cell>
          <table:table-cell office:value-type="float" office:value="0.5814865918" calcext:value-type="float">
            <text:p>0.5814865918</text:p>
          </table:table-cell>
          <table:table-cell office:value-type="float" office:value="0.604838841" calcext:value-type="float">
            <text:p>0.604838841</text:p>
          </table:table-cell>
          <table:table-cell office:value-type="float" office:value="0.5903790557" calcext:value-type="float">
            <text:p>0.5903790557</text:p>
          </table:table-cell>
          <table:table-cell office:value-type="float" office:value="0.5687246383" calcext:value-type="float">
            <text:p>0.5687246383</text:p>
          </table:table-cell>
          <table:table-cell office:value-type="float" office:value="0.5729359572" calcext:value-type="float">
            <text:p>0.5729359572</text:p>
          </table:table-cell>
          <table:table-cell office:value-type="float" office:value="0.5691402407" calcext:value-type="float">
            <text:p>0.5691402407</text:p>
          </table:table-cell>
          <table:table-cell office:value-type="float" office:value="0.5723264432" calcext:value-type="float">
            <text:p>0.5723264432</text:p>
          </table:table-cell>
          <table:table-cell office:value-type="float" office:value="0.5700514869" calcext:value-type="float">
            <text:p>0.5700514869</text:p>
          </table:table-cell>
          <table:table-cell office:value-type="float" office:value="0.5491772799" calcext:value-type="float">
            <text:p>0.5491772799</text:p>
          </table:table-cell>
          <table:table-cell office:value-type="float" office:value="0.5666687386" calcext:value-type="float">
            <text:p>0.5666687386</text:p>
          </table:table-cell>
          <table:table-cell office:value-type="float" office:value="0.5383360438" calcext:value-type="float">
            <text:p>0.5383360438</text:p>
          </table:table-cell>
          <table:table-cell office:value-type="float" office:value="0.5319364186" calcext:value-type="float">
            <text:p>0.5319364186</text:p>
          </table:table-cell>
          <table:table-cell office:value-type="float" office:value="0.5378976494" calcext:value-type="float">
            <text:p>0.5378976494</text:p>
          </table:table-cell>
          <table:table-cell office:value-type="float" office:value="0.5485928403" calcext:value-type="float">
            <text:p>0.5485928403</text:p>
          </table:table-cell>
          <table:table-cell office:value-type="float" office:value="0.5608281448" calcext:value-type="float">
            <text:p>0.5608281448</text:p>
          </table:table-cell>
          <table:table-cell office:value-type="float" office:value="0.5548940911" calcext:value-type="float">
            <text:p>0.5548940911</text:p>
          </table:table-cell>
          <table:table-cell office:value-type="float" office:value="0.5489600374" calcext:value-type="float">
            <text:p>0.5489600374</text:p>
          </table:table-cell>
          <table:table-cell office:value-type="float" office:value="0.5214035489" calcext:value-type="float">
            <text:p>0.5214035489</text:p>
          </table:table-cell>
          <table:table-cell office:value-type="float" office:value="0.5522678109" calcext:value-type="float">
            <text:p>0.5522678109</text:p>
          </table:table-cell>
          <table:table-cell office:value-type="float" office:value="0.5667196178" calcext:value-type="float">
            <text:p>0.5667196178</text:p>
          </table:table-cell>
          <table:table-cell office:value-type="float" office:value="0.5327006111" calcext:value-type="float">
            <text:p>0.5327006111</text:p>
          </table:table-cell>
          <table:table-cell office:value-type="float" office:value="0.5016533677" calcext:value-type="float">
            <text:p>0.5016533677</text:p>
          </table:table-cell>
          <table:table-cell office:value-type="float" office:value="0.5397805089" calcext:value-type="float">
            <text:p>0.5397805089</text:p>
          </table:table-cell>
          <table:table-cell office:value-type="float" office:value="0.5658763058" calcext:value-type="float">
            <text:p>0.5658763058</text:p>
          </table:table-cell>
          <table:table-cell office:value-type="float" office:value="0.5184470881" calcext:value-type="float">
            <text:p>0.5184470881</text:p>
          </table:table-cell>
          <table:table-cell office:value-type="float" office:value="0.4906332252" calcext:value-type="float">
            <text:p>0.4906332252</text:p>
          </table:table-cell>
          <table:table-cell office:value-type="float" office:value="0.5362529273" calcext:value-type="float">
            <text:p>0.5362529273</text:p>
          </table:table-cell>
          <table:table-cell office:value-type="float" office:value="0.5687861859" calcext:value-type="float">
            <text:p>0.5687861859</text:p>
          </table:table-cell>
          <table:table-cell office:value-type="float" office:value="0.5403396121" calcext:value-type="float">
            <text:p>0.5403396121</text:p>
          </table:table-cell>
          <table:table-cell office:value-type="float" office:value="0.501047644" calcext:value-type="float">
            <text:p>0.501047644</text:p>
          </table:table-cell>
          <table:table-cell office:value-type="float" office:value="0.5014598522" calcext:value-type="float">
            <text:p>0.5014598522</text:p>
          </table:table-cell>
          <table:table-cell office:value-type="float" office:value="0.5044177621" calcext:value-type="float">
            <text:p>0.5044177621</text:p>
          </table:table-cell>
          <table:table-cell office:value-type="float" office:value="0.495710675" calcext:value-type="float">
            <text:p>0.495710675</text:p>
          </table:table-cell>
          <table:table-cell office:value-type="float" office:value="0.5029890414" calcext:value-type="float">
            <text:p>0.5029890414</text:p>
          </table:table-cell>
          <table:table-cell office:value-type="float" office:value="0.499486281" calcext:value-type="float">
            <text:p>0.499486281</text:p>
          </table:table-cell>
          <table:table-cell office:value-type="float" office:value="0.4786458679" calcext:value-type="float">
            <text:p>0.4786458679</text:p>
          </table:table-cell>
          <table:table-cell office:value-type="float" office:value="0.4806608258" calcext:value-type="float">
            <text:p>0.4806608258</text:p>
          </table:table-cell>
          <table:table-cell office:value-type="float" office:value="0.4702966421" calcext:value-type="float">
            <text:p>0.4702966421</text:p>
          </table:table-cell>
          <table:table-cell office:value-type="float" office:value="0.4613134342" calcext:value-type="float">
            <text:p>0.4613134342</text:p>
          </table:table-cell>
          <table:table-cell office:value-type="float" office:value="0.4797154811" calcext:value-type="float">
            <text:p>0.4797154811</text:p>
          </table:table-cell>
          <table:table-cell office:value-type="float" office:value="0.4875902247" calcext:value-type="float">
            <text:p>0.4875902247</text:p>
          </table:table-cell>
          <table:table-cell office:value-type="float" office:value="0.4444713546" calcext:value-type="float">
            <text:p>0.4444713546</text:p>
          </table:table-cell>
          <table:table-cell office:value-type="float" office:value="0.4798892336" calcext:value-type="float">
            <text:p>0.4798892336</text:p>
          </table:table-cell>
          <table:table-cell office:value-type="float" office:value="0.5255233062" calcext:value-type="float">
            <text:p>0.5255233062</text:p>
          </table:table-cell>
          <table:table-cell office:value-type="float" office:value="0.4590439563" calcext:value-type="float">
            <text:p>0.4590439563</text:p>
          </table:table-cell>
          <table:table-cell office:value-type="float" office:value="0.4391937514" calcext:value-type="float">
            <text:p>0.4391937514</text:p>
          </table:table-cell>
          <table:table-cell office:value-type="float" office:value="0.4553024072" calcext:value-type="float">
            <text:p>0.4553024072</text:p>
          </table:table-cell>
          <table:table-cell office:value-type="float" office:value="0.45169332215" calcext:value-type="float">
            <text:p>0.45169332215</text:p>
          </table:table-cell>
          <table:table-cell office:value-type="float" office:value="0.4528963505" calcext:value-type="float">
            <text:p>0.4528963505</text:p>
          </table:table-cell>
          <table:table-cell office:value-type="float" office:value="0.45409937885" calcext:value-type="float">
            <text:p>0.45409937885</text:p>
          </table:table-cell>
          <table:table-cell office:value-type="float" office:value="0.4504902938" calcext:value-type="float">
            <text:p>0.4504902938</text:p>
          </table:table-cell>
          <table:table-cell office:value-type="float" office:value="0.4423386014" calcext:value-type="float">
            <text:p>0.4423386014</text:p>
          </table:table-cell>
          <table:table-cell office:value-type="float" office:value="0.4089114373" calcext:value-type="float">
            <text:p>0.4089114373</text:p>
          </table:table-cell>
          <table:table-cell office:value-type="float" office:value="0.4334240748" calcext:value-type="float">
            <text:p>0.4334240748</text:p>
          </table:table-cell>
          <table:table-cell office:value-type="float" office:value="0.4370291236" calcext:value-type="float">
            <text:p>0.4370291236</text:p>
          </table:table-cell>
          <table:table-cell office:value-type="float" office:value="0.3909466851" calcext:value-type="float">
            <text:p>0.3909466851</text:p>
          </table:table-cell>
          <table:table-cell office:value-type="float" office:value="0.4147644299" calcext:value-type="float">
            <text:p>0.4147644299</text:p>
          </table:table-cell>
          <table:table-cell office:value-type="float" office:value="0.4182447356" calcext:value-type="float">
            <text:p>0.4182447356</text:p>
          </table:table-cell>
          <table:table-cell office:value-type="float" office:value="0.4081244721" calcext:value-type="float">
            <text:p>0.4081244721</text:p>
          </table:table-cell>
          <table:table-cell office:value-type="float" office:value="0.4019236368" calcext:value-type="float">
            <text:p>0.4019236368</text:p>
          </table:table-cell>
          <table:table-cell office:value-type="float" office:value="0.3659081964" calcext:value-type="float">
            <text:p>0.3659081964</text:p>
          </table:table-cell>
          <table:table-cell office:value-type="float" office:value="0.3743071954" calcext:value-type="float">
            <text:p>0.3743071954</text:p>
          </table:table-cell>
          <table:table-cell office:value-type="float" office:value="0.3832199978" calcext:value-type="float">
            <text:p>0.3832199978</text:p>
          </table:table-cell>
          <table:table-cell office:value-type="float" office:value="0.3847969351" calcext:value-type="float">
            <text:p>0.3847969351</text:p>
          </table:table-cell>
          <table:table-cell office:value-type="float" office:value="0.3661916325" calcext:value-type="float">
            <text:p>0.3661916325</text:p>
          </table:table-cell>
          <table:table-cell table:style-name="Default" office:value-type="float" office:value="0.3576550759" calcext:value-type="float">
            <text:p>0.3576550759</text:p>
          </table:table-cell>
          <table:table-cell table:style-name="ce1" table:formula="of:=AVERAGE([.AR38:.BP38])" office:value-type="float" office:value="0.424015583372" calcext:value-type="float">
            <text:p>0.424015583372</text:p>
          </table:table-cell>
          <table:table-cell table:formula="of:=[.BQ38]" office:value-type="float" office:value="0.424015583372" calcext:value-type="float">
            <text:p>0.424015583372</text:p>
          </table:table-cell>
          <table:table-cell table:formula="of:=[.BR38]" office:value-type="float" office:value="0.424015583372" calcext:value-type="float">
            <text:p>0.424015583372</text:p>
          </table:table-cell>
          <table:table-cell table:formula="of:=[.BS38]" office:value-type="float" office:value="0.424015583372" calcext:value-type="float">
            <text:p>0.424015583372</text:p>
          </table:table-cell>
          <table:table-cell table:formula="of:=[.BT38]" office:value-type="float" office:value="0.424015583372" calcext:value-type="float">
            <text:p>0.424015583372</text:p>
          </table:table-cell>
          <table:table-cell table:formula="of:=[.BU38]" office:value-type="float" office:value="0.424015583372" calcext:value-type="float">
            <text:p>0.424015583372</text:p>
          </table:table-cell>
          <table:table-cell table:formula="of:=[.BV38]" office:value-type="float" office:value="0.424015583372" calcext:value-type="float">
            <text:p>0.424015583372</text:p>
          </table:table-cell>
          <table:table-cell table:formula="of:=[.BW38]" office:value-type="float" office:value="0.424015583372" calcext:value-type="float">
            <text:p>0.424015583372</text:p>
          </table:table-cell>
          <table:table-cell table:formula="of:=[.BX38]" office:value-type="float" office:value="0.424015583372" calcext:value-type="float">
            <text:p>0.424015583372</text:p>
          </table:table-cell>
          <table:table-cell table:formula="of:=[.BY38]" office:value-type="float" office:value="0.424015583372" calcext:value-type="float">
            <text:p>0.424015583372</text:p>
          </table:table-cell>
          <table:table-cell table:formula="of:=[.BZ38]" office:value-type="float" office:value="0.424015583372" calcext:value-type="float">
            <text:p>0.424015583372</text:p>
          </table:table-cell>
          <table:table-cell table:formula="of:=[.CA38]" office:value-type="float" office:value="0.424015583372" calcext:value-type="float">
            <text:p>0.424015583372</text:p>
          </table:table-cell>
          <table:table-cell table:formula="of:=[.CB38]" office:value-type="float" office:value="0.424015583372" calcext:value-type="float">
            <text:p>0.424015583372</text:p>
          </table:table-cell>
          <table:table-cell table:formula="of:=[.CC38]" office:value-type="float" office:value="0.424015583372" calcext:value-type="float">
            <text:p>0.424015583372</text:p>
          </table:table-cell>
          <table:table-cell table:formula="of:=[.CD38]" office:value-type="float" office:value="0.424015583372" calcext:value-type="float">
            <text:p>0.424015583372</text:p>
          </table:table-cell>
          <table:table-cell table:formula="of:=[.CE38]" office:value-type="float" office:value="0.424015583372" calcext:value-type="float">
            <text:p>0.424015583372</text:p>
          </table:table-cell>
          <table:table-cell table:formula="of:=[.CF38]" office:value-type="float" office:value="0.424015583372" calcext:value-type="float">
            <text:p>0.424015583372</text:p>
          </table:table-cell>
          <table:table-cell table:formula="of:=[.CG38]" office:value-type="float" office:value="0.424015583372" calcext:value-type="float">
            <text:p>0.424015583372</text:p>
          </table:table-cell>
          <table:table-cell table:formula="of:=[.CH38]" office:value-type="float" office:value="0.424015583372" calcext:value-type="float">
            <text:p>0.424015583372</text:p>
          </table:table-cell>
          <table:table-cell table:formula="of:=[.CI38]" office:value-type="float" office:value="0.424015583372" calcext:value-type="float">
            <text:p>0.424015583372</text:p>
          </table:table-cell>
          <table:table-cell table:formula="of:=[.CJ38]" office:value-type="float" office:value="0.424015583372" calcext:value-type="float">
            <text:p>0.424015583372</text:p>
          </table:table-cell>
          <table:table-cell table:formula="of:=[.CK38]" office:value-type="float" office:value="0.424015583372" calcext:value-type="float">
            <text:p>0.424015583372</text:p>
          </table:table-cell>
          <table:table-cell table:formula="of:=[.CL38]" office:value-type="float" office:value="0.424015583372" calcext:value-type="float">
            <text:p>0.424015583372</text:p>
          </table:table-cell>
          <table:table-cell table:formula="of:=[.CM38]" office:value-type="float" office:value="0.424015583372" calcext:value-type="float">
            <text:p>0.424015583372</text:p>
          </table:table-cell>
          <table:table-cell table:formula="of:=[.CN38]" office:value-type="float" office:value="0.424015583372" calcext:value-type="float">
            <text:p>0.424015583372</text:p>
          </table:table-cell>
          <table:table-cell table:formula="of:=[.CO38]" office:value-type="float" office:value="0.424015583372" calcext:value-type="float">
            <text:p>0.424015583372</text:p>
          </table:table-cell>
          <table:table-cell table:formula="of:=[.CP38]" office:value-type="float" office:value="0.424015583372" calcext:value-type="float">
            <text:p>0.424015583372</text:p>
          </table:table-cell>
          <table:table-cell table:formula="of:=[.CQ38]" office:value-type="float" office:value="0.424015583372" calcext:value-type="float">
            <text:p>0.424015583372</text:p>
          </table:table-cell>
          <table:table-cell table:formula="of:=[.CR38]" office:value-type="float" office:value="0.424015583372" calcext:value-type="float">
            <text:p>0.424015583372</text:p>
          </table:table-cell>
          <table:table-cell table:formula="of:=[.CS38]" office:value-type="float" office:value="0.424015583372" calcext:value-type="float">
            <text:p>0.424015583372</text:p>
          </table:table-cell>
          <table:table-cell table:formula="of:=[.CT38]" office:value-type="float" office:value="0.424015583372" calcext:value-type="float">
            <text:p>0.424015583372</text:p>
          </table:table-cell>
          <table:table-cell table:formula="of:=[.CU38]" office:value-type="float" office:value="0.424015583372" calcext:value-type="float">
            <text:p>0.424015583372</text:p>
          </table:table-cell>
          <table:table-cell table:formula="of:=[.CV38]" office:value-type="float" office:value="0.424015583372" calcext:value-type="float">
            <text:p>0.424015583372</text:p>
          </table:table-cell>
          <table:table-cell table:formula="of:=[.CW38]" office:value-type="float" office:value="0.424015583372" calcext:value-type="float">
            <text:p>0.424015583372</text:p>
          </table:table-cell>
          <table:table-cell table:formula="of:=[.CX38]" office:value-type="float" office:value="0.424015583372" calcext:value-type="float">
            <text:p>0.424015583372</text:p>
          </table:table-cell>
          <table:table-cell table:formula="of:=[.CY38]" office:value-type="float" office:value="0.424015583372" calcext:value-type="float">
            <text:p>0.424015583372</text:p>
          </table:table-cell>
          <table:table-cell table:formula="of:=[.CZ38]" office:value-type="float" office:value="0.424015583372" calcext:value-type="float">
            <text:p>0.424015583372</text:p>
          </table:table-cell>
          <table:table-cell table:formula="of:=[.DA38]" office:value-type="float" office:value="0.424015583372" calcext:value-type="float">
            <text:p>0.424015583372</text:p>
          </table:table-cell>
          <table:table-cell table:formula="of:=[.DB38]" office:value-type="float" office:value="0.424015583372" calcext:value-type="float">
            <text:p>0.424015583372</text:p>
          </table:table-cell>
          <table:table-cell table:formula="of:=[.DC38]" office:value-type="float" office:value="0.424015583372" calcext:value-type="float">
            <text:p>0.424015583372</text:p>
          </table:table-cell>
          <table:table-cell table:formula="of:=[.DD38]" office:value-type="float" office:value="0.424015583372" calcext:value-type="float">
            <text:p>0.424015583372</text:p>
          </table:table-cell>
          <table:table-cell table:formula="of:=[.DE38]" office:value-type="float" office:value="0.424015583372" calcext:value-type="float">
            <text:p>0.424015583372</text:p>
          </table:table-cell>
          <table:table-cell table:formula="of:=[.DF38]" office:value-type="float" office:value="0.424015583372" calcext:value-type="float">
            <text:p>0.424015583372</text:p>
          </table:table-cell>
          <table:table-cell table:formula="of:=[.DG38]" office:value-type="float" office:value="0.424015583372" calcext:value-type="float">
            <text:p>0.424015583372</text:p>
          </table:table-cell>
          <table:table-cell table:formula="of:=[.DH38]" office:value-type="float" office:value="0.424015583372" calcext:value-type="float">
            <text:p>0.424015583372</text:p>
          </table:table-cell>
          <table:table-cell table:formula="of:=[.DI38]" office:value-type="float" office:value="0.424015583372" calcext:value-type="float">
            <text:p>0.424015583372</text:p>
          </table:table-cell>
          <table:table-cell table:formula="of:=[.DJ38]" office:value-type="float" office:value="0.424015583372" calcext:value-type="float">
            <text:p>0.424015583372</text:p>
          </table:table-cell>
          <table:table-cell table:formula="of:=[.DK38]" office:value-type="float" office:value="0.424015583372" calcext:value-type="float">
            <text:p>0.424015583372</text:p>
          </table:table-cell>
          <table:table-cell table:formula="of:=[.DL38]" office:value-type="float" office:value="0.424015583372" calcext:value-type="float">
            <text:p>0.424015583372</text:p>
          </table:table-cell>
          <table:table-cell table:formula="of:=[.DM38]" office:value-type="float" office:value="0.424015583372" calcext:value-type="float">
            <text:p>0.424015583372</text:p>
          </table:table-cell>
          <table:table-cell table:formula="of:=[.DN38]" office:value-type="float" office:value="0.424015583372" calcext:value-type="float">
            <text:p>0.424015583372</text:p>
          </table:table-cell>
          <table:table-cell table:formula="of:=[.DO38]" office:value-type="float" office:value="0.424015583372" calcext:value-type="float">
            <text:p>0.424015583372</text:p>
          </table:table-cell>
          <table:table-cell table:formula="of:=[.DP38]" office:value-type="float" office:value="0.424015583372" calcext:value-type="float">
            <text:p>0.424015583372</text:p>
          </table:table-cell>
          <table:table-cell table:formula="of:=[.DQ38]" office:value-type="float" office:value="0.424015583372" calcext:value-type="float">
            <text:p>0.424015583372</text:p>
          </table:table-cell>
          <table:table-cell table:formula="of:=[.DR38]" office:value-type="float" office:value="0.424015583372" calcext:value-type="float">
            <text:p>0.424015583372</text:p>
          </table:table-cell>
          <table:table-cell table:formula="of:=[.DS38]" office:value-type="float" office:value="0.424015583372" calcext:value-type="float">
            <text:p>0.424015583372</text:p>
          </table:table-cell>
          <table:table-cell table:formula="of:=[.DT38]" office:value-type="float" office:value="0.424015583372" calcext:value-type="float">
            <text:p>0.424015583372</text:p>
          </table:table-cell>
          <table:table-cell table:formula="of:=[.DU38]" office:value-type="float" office:value="0.424015583372" calcext:value-type="float">
            <text:p>0.424015583372</text:p>
          </table:table-cell>
          <table:table-cell table:formula="of:=[.DV38]" office:value-type="float" office:value="0.424015583372" calcext:value-type="float">
            <text:p>0.424015583372</text:p>
          </table:table-cell>
          <table:table-cell table:formula="of:=[.DW38]" office:value-type="float" office:value="0.424015583372" calcext:value-type="float">
            <text:p>0.424015583372</text:p>
          </table:table-cell>
          <table:table-cell table:formula="of:=[.DX38]" office:value-type="float" office:value="0.424015583372" calcext:value-type="float">
            <text:p>0.424015583372</text:p>
          </table:table-cell>
          <table:table-cell table:formula="of:=[.DY38]" office:value-type="float" office:value="0.424015583372" calcext:value-type="float">
            <text:p>0.424015583372</text:p>
          </table:table-cell>
          <table:table-cell table:formula="of:=[.DZ38]" office:value-type="float" office:value="0.424015583372" calcext:value-type="float">
            <text:p>0.424015583372</text:p>
          </table:table-cell>
          <table:table-cell table:formula="of:=[.EA38]" office:value-type="float" office:value="0.424015583372" calcext:value-type="float">
            <text:p>0.424015583372</text:p>
          </table:table-cell>
          <table:table-cell table:formula="of:=[.EB38]" office:value-type="float" office:value="0.424015583372" calcext:value-type="float">
            <text:p>0.424015583372</text:p>
          </table:table-cell>
          <table:table-cell table:formula="of:=[.EC38]" office:value-type="float" office:value="0.424015583372" calcext:value-type="float">
            <text:p>0.424015583372</text:p>
          </table:table-cell>
          <table:table-cell table:formula="of:=[.ED38]" office:value-type="float" office:value="0.424015583372" calcext:value-type="float">
            <text:p>0.424015583372</text:p>
          </table:table-cell>
          <table:table-cell table:formula="of:=[.EE38]" office:value-type="float" office:value="0.424015583372" calcext:value-type="float">
            <text:p>0.424015583372</text:p>
          </table:table-cell>
          <table:table-cell table:formula="of:=[.EF38]" office:value-type="float" office:value="0.424015583372" calcext:value-type="float">
            <text:p>0.424015583372</text:p>
          </table:table-cell>
          <table:table-cell table:formula="of:=[.EG38]" office:value-type="float" office:value="0.424015583372" calcext:value-type="float">
            <text:p>0.424015583372</text:p>
          </table:table-cell>
          <table:table-cell table:formula="of:=[.EH38]" office:value-type="float" office:value="0.424015583372" calcext:value-type="float">
            <text:p>0.424015583372</text:p>
          </table:table-cell>
          <table:table-cell table:formula="of:=[.EI38]" office:value-type="float" office:value="0.424015583372" calcext:value-type="float">
            <text:p>0.424015583372</text:p>
          </table:table-cell>
          <table:table-cell table:formula="of:=[.EJ38]" office:value-type="float" office:value="0.424015583372" calcext:value-type="float">
            <text:p>0.424015583372</text:p>
          </table:table-cell>
          <table:table-cell table:formula="of:=[.EK38]" office:value-type="float" office:value="0.424015583372" calcext:value-type="float">
            <text:p>0.424015583372</text:p>
          </table:table-cell>
          <table:table-cell table:formula="of:=[.EL38]" office:value-type="float" office:value="0.424015583372" calcext:value-type="float">
            <text:p>0.424015583372</text:p>
          </table:table-cell>
          <table:table-cell table:formula="of:=[.EM38]" office:value-type="float" office:value="0.424015583372" calcext:value-type="float">
            <text:p>0.424015583372</text:p>
          </table:table-cell>
          <table:table-cell table:formula="of:=[.EN38]" office:value-type="float" office:value="0.424015583372" calcext:value-type="float">
            <text:p>0.424015583372</text:p>
          </table:table-cell>
          <table:table-cell table:formula="of:=[.EO38]" office:value-type="float" office:value="0.424015583372" calcext:value-type="float">
            <text:p>0.424015583372</text:p>
          </table:table-cell>
          <table:table-cell table:formula="of:=[.EP38]" office:value-type="float" office:value="0.424015583372" calcext:value-type="float">
            <text:p>0.424015583372</text:p>
          </table:table-cell>
          <table:table-cell table:formula="of:=[.EQ38]" office:value-type="float" office:value="0.424015583372" calcext:value-type="float">
            <text:p>0.424015583372</text:p>
          </table:table-cell>
          <table:table-cell table:formula="of:=[.ER38]" office:value-type="float" office:value="0.424015583372" calcext:value-type="float">
            <text:p>0.424015583372</text:p>
          </table:table-cell>
          <table:table-cell table:formula="of:=[.ES38]" office:value-type="float" office:value="0.424015583372" calcext:value-type="float">
            <text:p>0.424015583372</text:p>
          </table:table-cell>
          <table:table-cell table:formula="of:=[.ET38]" office:value-type="float" office:value="0.424015583372" calcext:value-type="float">
            <text:p>0.4240155833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282057338" calcext:value-type="float">
            <text:p>0.6282057338</text:p>
          </table:table-cell>
          <table:table-cell office:value-type="float" office:value="0.610353415" calcext:value-type="float">
            <text:p>0.610353415</text:p>
          </table:table-cell>
          <table:table-cell office:value-type="float" office:value="0.5908434203" calcext:value-type="float">
            <text:p>0.5908434203</text:p>
          </table:table-cell>
          <table:table-cell office:value-type="float" office:value="0.572918885" calcext:value-type="float">
            <text:p>0.572918885</text:p>
          </table:table-cell>
          <table:table-cell office:value-type="float" office:value="0.5971116077" calcext:value-type="float">
            <text:p>0.5971116077</text:p>
          </table:table-cell>
          <table:table-cell office:value-type="float" office:value="0.5978469702" calcext:value-type="float">
            <text:p>0.5978469702</text:p>
          </table:table-cell>
          <table:table-cell office:value-type="float" office:value="0.5755732793" calcext:value-type="float">
            <text:p>0.5755732793</text:p>
          </table:table-cell>
          <table:table-cell office:value-type="float" office:value="0.6173760038" calcext:value-type="float">
            <text:p>0.6173760038</text:p>
          </table:table-cell>
          <table:table-cell office:value-type="float" office:value="0.5645704664" calcext:value-type="float">
            <text:p>0.5645704664</text:p>
          </table:table-cell>
          <table:table-cell office:value-type="float" office:value="0.5589618169" calcext:value-type="float">
            <text:p>0.5589618169</text:p>
          </table:table-cell>
          <table:table-cell office:value-type="float" office:value="0.6046592227" calcext:value-type="float">
            <text:p>0.6046592227</text:p>
          </table:table-cell>
          <table:table-cell office:value-type="float" office:value="0.5891873779" calcext:value-type="float">
            <text:p>0.5891873779</text:p>
          </table:table-cell>
          <table:table-cell office:value-type="float" office:value="0.5548391872" calcext:value-type="float">
            <text:p>0.5548391872</text:p>
          </table:table-cell>
          <table:table-cell office:value-type="float" office:value="0.5598304227" calcext:value-type="float">
            <text:p>0.5598304227</text:p>
          </table:table-cell>
          <table:table-cell office:value-type="float" office:value="0.5644095087" calcext:value-type="float">
            <text:p>0.5644095087</text:p>
          </table:table-cell>
          <table:table-cell office:value-type="float" office:value="0.5776458667" calcext:value-type="float">
            <text:p>0.5776458667</text:p>
          </table:table-cell>
          <table:table-cell office:value-type="float" office:value="0.5670061939" calcext:value-type="float">
            <text:p>0.5670061939</text:p>
          </table:table-cell>
          <table:table-cell office:value-type="float" office:value="0.5563665211" calcext:value-type="float">
            <text:p>0.5563665211</text:p>
          </table:table-cell>
          <table:table-cell office:value-type="float" office:value="0.5725748977" calcext:value-type="float">
            <text:p>0.5725748977</text:p>
          </table:table-cell>
          <table:table-cell office:value-type="float" office:value="0.5889476532" calcext:value-type="float">
            <text:p>0.5889476532</text:p>
          </table:table-cell>
          <table:table-cell office:value-type="float" office:value="0.5770099552" calcext:value-type="float">
            <text:p>0.5770099552</text:p>
          </table:table-cell>
          <table:table-cell office:value-type="float" office:value="0.5577394126" calcext:value-type="float">
            <text:p>0.5577394126</text:p>
          </table:table-cell>
          <table:table-cell office:value-type="float" office:value="0.5637453849" calcext:value-type="float">
            <text:p>0.5637453849</text:p>
          </table:table-cell>
          <table:table-cell office:value-type="float" office:value="0.5628380915" calcext:value-type="float">
            <text:p>0.5628380915</text:p>
          </table:table-cell>
          <table:table-cell office:value-type="float" office:value="0.564686352" calcext:value-type="float">
            <text:p>0.564686352</text:p>
          </table:table-cell>
          <table:table-cell office:value-type="float" office:value="0.5732620727" calcext:value-type="float">
            <text:p>0.5732620727</text:p>
          </table:table-cell>
          <table:table-cell office:value-type="float" office:value="0.5722720813" calcext:value-type="float">
            <text:p>0.5722720813</text:p>
          </table:table-cell>
          <table:table-cell office:value-type="float" office:value="0.5223152004" calcext:value-type="float">
            <text:p>0.5223152004</text:p>
          </table:table-cell>
          <table:table-cell office:value-type="float" office:value="0.5277529836" calcext:value-type="float">
            <text:p>0.5277529836</text:p>
          </table:table-cell>
          <table:table-cell office:value-type="float" office:value="0.5305055328" calcext:value-type="float">
            <text:p>0.5305055328</text:p>
          </table:table-cell>
          <table:table-cell office:value-type="float" office:value="0.5279773066" calcext:value-type="float">
            <text:p>0.5279773066</text:p>
          </table:table-cell>
          <table:table-cell office:value-type="float" office:value="0.5013393825" calcext:value-type="float">
            <text:p>0.5013393825</text:p>
          </table:table-cell>
          <table:table-cell office:value-type="float" office:value="0.5452708508" calcext:value-type="float">
            <text:p>0.5452708508</text:p>
          </table:table-cell>
          <table:table-cell office:value-type="float" office:value="0.5061570201" calcext:value-type="float">
            <text:p>0.5061570201</text:p>
          </table:table-cell>
          <table:table-cell office:value-type="float" office:value="0.495704482" calcext:value-type="float">
            <text:p>0.495704482</text:p>
          </table:table-cell>
          <table:table-cell office:value-type="float" office:value="0.4924490187" calcext:value-type="float">
            <text:p>0.4924490187</text:p>
          </table:table-cell>
          <table:table-cell office:value-type="float" office:value="0.4979296122" calcext:value-type="float">
            <text:p>0.4979296122</text:p>
          </table:table-cell>
          <table:table-cell office:value-type="float" office:value="0.5204678597" calcext:value-type="float">
            <text:p>0.5204678597</text:p>
          </table:table-cell>
          <table:table-cell office:value-type="float" office:value="0.4863681498" calcext:value-type="float">
            <text:p>0.4863681498</text:p>
          </table:table-cell>
          <table:table-cell office:value-type="float" office:value="0.4879481068" calcext:value-type="float">
            <text:p>0.4879481068</text:p>
          </table:table-cell>
          <table:table-cell office:value-type="float" office:value="0.5121830542" calcext:value-type="float">
            <text:p>0.5121830542</text:p>
          </table:table-cell>
          <table:table-cell office:value-type="float" office:value="0.4715972981" calcext:value-type="float">
            <text:p>0.4715972981</text:p>
          </table:table-cell>
          <table:table-cell office:value-type="float" office:value="0.4949214174" calcext:value-type="float">
            <text:p>0.4949214174</text:p>
          </table:table-cell>
          <table:table-cell office:value-type="float" office:value="0.4955605921" calcext:value-type="float">
            <text:p>0.4955605921</text:p>
          </table:table-cell>
          <table:table-cell office:value-type="float" office:value="0.4974867191" calcext:value-type="float">
            <text:p>0.4974867191</text:p>
          </table:table-cell>
          <table:table-cell office:value-type="float" office:value="0.4813860287" calcext:value-type="float">
            <text:p>0.4813860287</text:p>
          </table:table-cell>
          <table:table-cell office:value-type="float" office:value="0.472745583" calcext:value-type="float">
            <text:p>0.472745583</text:p>
          </table:table-cell>
          <table:table-cell office:value-type="float" office:value="0.4796349576" calcext:value-type="float">
            <text:p>0.4796349576</text:p>
          </table:table-cell>
          <table:table-cell office:value-type="float" office:value="0.484102095" calcext:value-type="float">
            <text:p>0.484102095</text:p>
          </table:table-cell>
          <table:table-cell office:value-type="float" office:value="0.4826130492" calcext:value-type="float">
            <text:p>0.4826130492</text:p>
          </table:table-cell>
          <table:table-cell office:value-type="float" office:value="0.4811240034" calcext:value-type="float">
            <text:p>0.4811240034</text:p>
          </table:table-cell>
          <table:table-cell office:value-type="float" office:value="0.4855911408" calcext:value-type="float">
            <text:p>0.4855911408</text:p>
          </table:table-cell>
          <table:table-cell office:value-type="float" office:value="0.4757686301" calcext:value-type="float">
            <text:p>0.4757686301</text:p>
          </table:table-cell>
          <table:table-cell office:value-type="float" office:value="0.4414122577" calcext:value-type="float">
            <text:p>0.4414122577</text:p>
          </table:table-cell>
          <table:table-cell office:value-type="float" office:value="0.4499403524" calcext:value-type="float">
            <text:p>0.4499403524</text:p>
          </table:table-cell>
          <table:table-cell office:value-type="float" office:value="0.4690753602" calcext:value-type="float">
            <text:p>0.4690753602</text:p>
          </table:table-cell>
          <table:table-cell office:value-type="float" office:value="0.4663204896" calcext:value-type="float">
            <text:p>0.4663204896</text:p>
          </table:table-cell>
          <table:table-cell office:value-type="float" office:value="0.4437809927" calcext:value-type="float">
            <text:p>0.4437809927</text:p>
          </table:table-cell>
          <table:table-cell office:value-type="float" office:value="0.4726486514" calcext:value-type="float">
            <text:p>0.4726486514</text:p>
          </table:table-cell>
          <table:table-cell office:value-type="float" office:value="0.4838691737" calcext:value-type="float">
            <text:p>0.4838691737</text:p>
          </table:table-cell>
          <table:table-cell office:value-type="float" office:value="0.4562623697" calcext:value-type="float">
            <text:p>0.4562623697</text:p>
          </table:table-cell>
          <table:table-cell office:value-type="float" office:value="0.446740276" calcext:value-type="float">
            <text:p>0.446740276</text:p>
          </table:table-cell>
          <table:table-cell office:value-type="float" office:value="0.4545298208" calcext:value-type="float">
            <text:p>0.4545298208</text:p>
          </table:table-cell>
          <table:table-cell office:value-type="float" office:value="0.4480039646" calcext:value-type="float">
            <text:p>0.4480039646</text:p>
          </table:table-cell>
          <table:table-cell office:value-type="float" office:value="0.4156306373" calcext:value-type="float">
            <text:p>0.4156306373</text:p>
          </table:table-cell>
          <table:table-cell office:value-type="float" office:value="0.4055440054" calcext:value-type="float">
            <text:p>0.4055440054</text:p>
          </table:table-cell>
          <table:table-cell table:style-name="Default" office:value-type="float" office:value="0.4098349574" calcext:value-type="float">
            <text:p>0.4098349574</text:p>
          </table:table-cell>
          <table:table-cell table:style-name="ce1" table:formula="of:=AVERAGE([.AR39:.BP39])" office:value-type="float" office:value="0.463781101012" calcext:value-type="float">
            <text:p>0.463781101012</text:p>
          </table:table-cell>
          <table:table-cell table:formula="of:=[.BQ39]" office:value-type="float" office:value="0.463781101012" calcext:value-type="float">
            <text:p>0.463781101012</text:p>
          </table:table-cell>
          <table:table-cell table:formula="of:=[.BR39]" office:value-type="float" office:value="0.463781101012" calcext:value-type="float">
            <text:p>0.463781101012</text:p>
          </table:table-cell>
          <table:table-cell table:formula="of:=[.BS39]" office:value-type="float" office:value="0.463781101012" calcext:value-type="float">
            <text:p>0.463781101012</text:p>
          </table:table-cell>
          <table:table-cell table:formula="of:=[.BT39]" office:value-type="float" office:value="0.463781101012" calcext:value-type="float">
            <text:p>0.463781101012</text:p>
          </table:table-cell>
          <table:table-cell table:formula="of:=[.BU39]" office:value-type="float" office:value="0.463781101012" calcext:value-type="float">
            <text:p>0.463781101012</text:p>
          </table:table-cell>
          <table:table-cell table:formula="of:=[.BV39]" office:value-type="float" office:value="0.463781101012" calcext:value-type="float">
            <text:p>0.463781101012</text:p>
          </table:table-cell>
          <table:table-cell table:formula="of:=[.BW39]" office:value-type="float" office:value="0.463781101012" calcext:value-type="float">
            <text:p>0.463781101012</text:p>
          </table:table-cell>
          <table:table-cell table:formula="of:=[.BX39]" office:value-type="float" office:value="0.463781101012" calcext:value-type="float">
            <text:p>0.463781101012</text:p>
          </table:table-cell>
          <table:table-cell table:formula="of:=[.BY39]" office:value-type="float" office:value="0.463781101012" calcext:value-type="float">
            <text:p>0.463781101012</text:p>
          </table:table-cell>
          <table:table-cell table:formula="of:=[.BZ39]" office:value-type="float" office:value="0.463781101012" calcext:value-type="float">
            <text:p>0.463781101012</text:p>
          </table:table-cell>
          <table:table-cell table:formula="of:=[.CA39]" office:value-type="float" office:value="0.463781101012" calcext:value-type="float">
            <text:p>0.463781101012</text:p>
          </table:table-cell>
          <table:table-cell table:formula="of:=[.CB39]" office:value-type="float" office:value="0.463781101012" calcext:value-type="float">
            <text:p>0.463781101012</text:p>
          </table:table-cell>
          <table:table-cell table:formula="of:=[.CC39]" office:value-type="float" office:value="0.463781101012" calcext:value-type="float">
            <text:p>0.463781101012</text:p>
          </table:table-cell>
          <table:table-cell table:formula="of:=[.CD39]" office:value-type="float" office:value="0.463781101012" calcext:value-type="float">
            <text:p>0.463781101012</text:p>
          </table:table-cell>
          <table:table-cell table:formula="of:=[.CE39]" office:value-type="float" office:value="0.463781101012" calcext:value-type="float">
            <text:p>0.463781101012</text:p>
          </table:table-cell>
          <table:table-cell table:formula="of:=[.CF39]" office:value-type="float" office:value="0.463781101012" calcext:value-type="float">
            <text:p>0.463781101012</text:p>
          </table:table-cell>
          <table:table-cell table:formula="of:=[.CG39]" office:value-type="float" office:value="0.463781101012" calcext:value-type="float">
            <text:p>0.463781101012</text:p>
          </table:table-cell>
          <table:table-cell table:formula="of:=[.CH39]" office:value-type="float" office:value="0.463781101012" calcext:value-type="float">
            <text:p>0.463781101012</text:p>
          </table:table-cell>
          <table:table-cell table:formula="of:=[.CI39]" office:value-type="float" office:value="0.463781101012" calcext:value-type="float">
            <text:p>0.463781101012</text:p>
          </table:table-cell>
          <table:table-cell table:formula="of:=[.CJ39]" office:value-type="float" office:value="0.463781101012" calcext:value-type="float">
            <text:p>0.463781101012</text:p>
          </table:table-cell>
          <table:table-cell table:formula="of:=[.CK39]" office:value-type="float" office:value="0.463781101012" calcext:value-type="float">
            <text:p>0.463781101012</text:p>
          </table:table-cell>
          <table:table-cell table:formula="of:=[.CL39]" office:value-type="float" office:value="0.463781101012" calcext:value-type="float">
            <text:p>0.463781101012</text:p>
          </table:table-cell>
          <table:table-cell table:formula="of:=[.CM39]" office:value-type="float" office:value="0.463781101012" calcext:value-type="float">
            <text:p>0.463781101012</text:p>
          </table:table-cell>
          <table:table-cell table:formula="of:=[.CN39]" office:value-type="float" office:value="0.463781101012" calcext:value-type="float">
            <text:p>0.463781101012</text:p>
          </table:table-cell>
          <table:table-cell table:formula="of:=[.CO39]" office:value-type="float" office:value="0.463781101012" calcext:value-type="float">
            <text:p>0.463781101012</text:p>
          </table:table-cell>
          <table:table-cell table:formula="of:=[.CP39]" office:value-type="float" office:value="0.463781101012" calcext:value-type="float">
            <text:p>0.463781101012</text:p>
          </table:table-cell>
          <table:table-cell table:formula="of:=[.CQ39]" office:value-type="float" office:value="0.463781101012" calcext:value-type="float">
            <text:p>0.463781101012</text:p>
          </table:table-cell>
          <table:table-cell table:formula="of:=[.CR39]" office:value-type="float" office:value="0.463781101012" calcext:value-type="float">
            <text:p>0.463781101012</text:p>
          </table:table-cell>
          <table:table-cell table:formula="of:=[.CS39]" office:value-type="float" office:value="0.463781101012" calcext:value-type="float">
            <text:p>0.463781101012</text:p>
          </table:table-cell>
          <table:table-cell table:formula="of:=[.CT39]" office:value-type="float" office:value="0.463781101012" calcext:value-type="float">
            <text:p>0.463781101012</text:p>
          </table:table-cell>
          <table:table-cell table:formula="of:=[.CU39]" office:value-type="float" office:value="0.463781101012" calcext:value-type="float">
            <text:p>0.463781101012</text:p>
          </table:table-cell>
          <table:table-cell table:formula="of:=[.CV39]" office:value-type="float" office:value="0.463781101012" calcext:value-type="float">
            <text:p>0.463781101012</text:p>
          </table:table-cell>
          <table:table-cell table:formula="of:=[.CW39]" office:value-type="float" office:value="0.463781101012" calcext:value-type="float">
            <text:p>0.463781101012</text:p>
          </table:table-cell>
          <table:table-cell table:formula="of:=[.CX39]" office:value-type="float" office:value="0.463781101012" calcext:value-type="float">
            <text:p>0.463781101012</text:p>
          </table:table-cell>
          <table:table-cell table:formula="of:=[.CY39]" office:value-type="float" office:value="0.463781101012" calcext:value-type="float">
            <text:p>0.463781101012</text:p>
          </table:table-cell>
          <table:table-cell table:formula="of:=[.CZ39]" office:value-type="float" office:value="0.463781101012" calcext:value-type="float">
            <text:p>0.463781101012</text:p>
          </table:table-cell>
          <table:table-cell table:formula="of:=[.DA39]" office:value-type="float" office:value="0.463781101012" calcext:value-type="float">
            <text:p>0.463781101012</text:p>
          </table:table-cell>
          <table:table-cell table:formula="of:=[.DB39]" office:value-type="float" office:value="0.463781101012" calcext:value-type="float">
            <text:p>0.463781101012</text:p>
          </table:table-cell>
          <table:table-cell table:formula="of:=[.DC39]" office:value-type="float" office:value="0.463781101012" calcext:value-type="float">
            <text:p>0.463781101012</text:p>
          </table:table-cell>
          <table:table-cell table:formula="of:=[.DD39]" office:value-type="float" office:value="0.463781101012" calcext:value-type="float">
            <text:p>0.463781101012</text:p>
          </table:table-cell>
          <table:table-cell table:formula="of:=[.DE39]" office:value-type="float" office:value="0.463781101012" calcext:value-type="float">
            <text:p>0.463781101012</text:p>
          </table:table-cell>
          <table:table-cell table:formula="of:=[.DF39]" office:value-type="float" office:value="0.463781101012" calcext:value-type="float">
            <text:p>0.463781101012</text:p>
          </table:table-cell>
          <table:table-cell table:formula="of:=[.DG39]" office:value-type="float" office:value="0.463781101012" calcext:value-type="float">
            <text:p>0.463781101012</text:p>
          </table:table-cell>
          <table:table-cell table:formula="of:=[.DH39]" office:value-type="float" office:value="0.463781101012" calcext:value-type="float">
            <text:p>0.463781101012</text:p>
          </table:table-cell>
          <table:table-cell table:formula="of:=[.DI39]" office:value-type="float" office:value="0.463781101012" calcext:value-type="float">
            <text:p>0.463781101012</text:p>
          </table:table-cell>
          <table:table-cell table:formula="of:=[.DJ39]" office:value-type="float" office:value="0.463781101012" calcext:value-type="float">
            <text:p>0.463781101012</text:p>
          </table:table-cell>
          <table:table-cell table:formula="of:=[.DK39]" office:value-type="float" office:value="0.463781101012" calcext:value-type="float">
            <text:p>0.463781101012</text:p>
          </table:table-cell>
          <table:table-cell table:formula="of:=[.DL39]" office:value-type="float" office:value="0.463781101012" calcext:value-type="float">
            <text:p>0.463781101012</text:p>
          </table:table-cell>
          <table:table-cell table:formula="of:=[.DM39]" office:value-type="float" office:value="0.463781101012" calcext:value-type="float">
            <text:p>0.463781101012</text:p>
          </table:table-cell>
          <table:table-cell table:formula="of:=[.DN39]" office:value-type="float" office:value="0.463781101012" calcext:value-type="float">
            <text:p>0.463781101012</text:p>
          </table:table-cell>
          <table:table-cell table:formula="of:=[.DO39]" office:value-type="float" office:value="0.463781101012" calcext:value-type="float">
            <text:p>0.463781101012</text:p>
          </table:table-cell>
          <table:table-cell table:formula="of:=[.DP39]" office:value-type="float" office:value="0.463781101012" calcext:value-type="float">
            <text:p>0.463781101012</text:p>
          </table:table-cell>
          <table:table-cell table:formula="of:=[.DQ39]" office:value-type="float" office:value="0.463781101012" calcext:value-type="float">
            <text:p>0.463781101012</text:p>
          </table:table-cell>
          <table:table-cell table:formula="of:=[.DR39]" office:value-type="float" office:value="0.463781101012" calcext:value-type="float">
            <text:p>0.463781101012</text:p>
          </table:table-cell>
          <table:table-cell table:formula="of:=[.DS39]" office:value-type="float" office:value="0.463781101012" calcext:value-type="float">
            <text:p>0.463781101012</text:p>
          </table:table-cell>
          <table:table-cell table:formula="of:=[.DT39]" office:value-type="float" office:value="0.463781101012" calcext:value-type="float">
            <text:p>0.463781101012</text:p>
          </table:table-cell>
          <table:table-cell table:formula="of:=[.DU39]" office:value-type="float" office:value="0.463781101012" calcext:value-type="float">
            <text:p>0.463781101012</text:p>
          </table:table-cell>
          <table:table-cell table:formula="of:=[.DV39]" office:value-type="float" office:value="0.463781101012" calcext:value-type="float">
            <text:p>0.463781101012</text:p>
          </table:table-cell>
          <table:table-cell table:formula="of:=[.DW39]" office:value-type="float" office:value="0.463781101012" calcext:value-type="float">
            <text:p>0.463781101012</text:p>
          </table:table-cell>
          <table:table-cell table:formula="of:=[.DX39]" office:value-type="float" office:value="0.463781101012" calcext:value-type="float">
            <text:p>0.463781101012</text:p>
          </table:table-cell>
          <table:table-cell table:formula="of:=[.DY39]" office:value-type="float" office:value="0.463781101012" calcext:value-type="float">
            <text:p>0.463781101012</text:p>
          </table:table-cell>
          <table:table-cell table:formula="of:=[.DZ39]" office:value-type="float" office:value="0.463781101012" calcext:value-type="float">
            <text:p>0.463781101012</text:p>
          </table:table-cell>
          <table:table-cell table:formula="of:=[.EA39]" office:value-type="float" office:value="0.463781101012" calcext:value-type="float">
            <text:p>0.463781101012</text:p>
          </table:table-cell>
          <table:table-cell table:formula="of:=[.EB39]" office:value-type="float" office:value="0.463781101012" calcext:value-type="float">
            <text:p>0.463781101012</text:p>
          </table:table-cell>
          <table:table-cell table:formula="of:=[.EC39]" office:value-type="float" office:value="0.463781101012" calcext:value-type="float">
            <text:p>0.463781101012</text:p>
          </table:table-cell>
          <table:table-cell table:formula="of:=[.ED39]" office:value-type="float" office:value="0.463781101012" calcext:value-type="float">
            <text:p>0.463781101012</text:p>
          </table:table-cell>
          <table:table-cell table:formula="of:=[.EE39]" office:value-type="float" office:value="0.463781101012" calcext:value-type="float">
            <text:p>0.463781101012</text:p>
          </table:table-cell>
          <table:table-cell table:formula="of:=[.EF39]" office:value-type="float" office:value="0.463781101012" calcext:value-type="float">
            <text:p>0.463781101012</text:p>
          </table:table-cell>
          <table:table-cell table:formula="of:=[.EG39]" office:value-type="float" office:value="0.463781101012" calcext:value-type="float">
            <text:p>0.463781101012</text:p>
          </table:table-cell>
          <table:table-cell table:formula="of:=[.EH39]" office:value-type="float" office:value="0.463781101012" calcext:value-type="float">
            <text:p>0.463781101012</text:p>
          </table:table-cell>
          <table:table-cell table:formula="of:=[.EI39]" office:value-type="float" office:value="0.463781101012" calcext:value-type="float">
            <text:p>0.463781101012</text:p>
          </table:table-cell>
          <table:table-cell table:formula="of:=[.EJ39]" office:value-type="float" office:value="0.463781101012" calcext:value-type="float">
            <text:p>0.463781101012</text:p>
          </table:table-cell>
          <table:table-cell table:formula="of:=[.EK39]" office:value-type="float" office:value="0.463781101012" calcext:value-type="float">
            <text:p>0.463781101012</text:p>
          </table:table-cell>
          <table:table-cell table:formula="of:=[.EL39]" office:value-type="float" office:value="0.463781101012" calcext:value-type="float">
            <text:p>0.463781101012</text:p>
          </table:table-cell>
          <table:table-cell table:formula="of:=[.EM39]" office:value-type="float" office:value="0.463781101012" calcext:value-type="float">
            <text:p>0.463781101012</text:p>
          </table:table-cell>
          <table:table-cell table:formula="of:=[.EN39]" office:value-type="float" office:value="0.463781101012" calcext:value-type="float">
            <text:p>0.463781101012</text:p>
          </table:table-cell>
          <table:table-cell table:formula="of:=[.EO39]" office:value-type="float" office:value="0.463781101012" calcext:value-type="float">
            <text:p>0.463781101012</text:p>
          </table:table-cell>
          <table:table-cell table:formula="of:=[.EP39]" office:value-type="float" office:value="0.463781101012" calcext:value-type="float">
            <text:p>0.463781101012</text:p>
          </table:table-cell>
          <table:table-cell table:formula="of:=[.EQ39]" office:value-type="float" office:value="0.463781101012" calcext:value-type="float">
            <text:p>0.463781101012</text:p>
          </table:table-cell>
          <table:table-cell table:formula="of:=[.ER39]" office:value-type="float" office:value="0.463781101012" calcext:value-type="float">
            <text:p>0.463781101012</text:p>
          </table:table-cell>
          <table:table-cell table:formula="of:=[.ES39]" office:value-type="float" office:value="0.463781101012" calcext:value-type="float">
            <text:p>0.463781101012</text:p>
          </table:table-cell>
          <table:table-cell table:formula="of:=[.ET39]" office:value-type="float" office:value="0.463781101012" calcext:value-type="float">
            <text:p>0.463781101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64654385" calcext:value-type="float">
            <text:p>0.5664654385</text:p>
          </table:table-cell>
          <table:table-cell office:value-type="float" office:value="0.592447571" calcext:value-type="float">
            <text:p>0.592447571</text:p>
          </table:table-cell>
          <table:table-cell office:value-type="float" office:value="0.6180159247" calcext:value-type="float">
            <text:p>0.6180159247</text:p>
          </table:table-cell>
          <table:table-cell office:value-type="float" office:value="0.5947798179" calcext:value-type="float">
            <text:p>0.5947798179</text:p>
          </table:table-cell>
          <table:table-cell office:value-type="float" office:value="0.597323056" calcext:value-type="float">
            <text:p>0.597323056</text:p>
          </table:table-cell>
          <table:table-cell office:value-type="float" office:value="0.5902573876" calcext:value-type="float">
            <text:p>0.5902573876</text:p>
          </table:table-cell>
          <table:table-cell office:value-type="float" office:value="0.5796045372" calcext:value-type="float">
            <text:p>0.5796045372</text:p>
          </table:table-cell>
          <table:table-cell office:value-type="float" office:value="0.6068096052" calcext:value-type="float">
            <text:p>0.6068096052</text:p>
          </table:table-cell>
          <table:table-cell office:value-type="float" office:value="0.5976691588" calcext:value-type="float">
            <text:p>0.5976691588</text:p>
          </table:table-cell>
          <table:table-cell office:value-type="float" office:value="0.5814046579" calcext:value-type="float">
            <text:p>0.5814046579</text:p>
          </table:table-cell>
          <table:table-cell office:value-type="float" office:value="0.5745306198" calcext:value-type="float">
            <text:p>0.5745306198</text:p>
          </table:table-cell>
          <table:table-cell office:value-type="float" office:value="0.6020301564" calcext:value-type="float">
            <text:p>0.6020301564</text:p>
          </table:table-cell>
          <table:table-cell office:value-type="float" office:value="0.5848689932" calcext:value-type="float">
            <text:p>0.5848689932</text:p>
          </table:table-cell>
          <table:table-cell office:value-type="float" office:value="0.5752198069" calcext:value-type="float">
            <text:p>0.5752198069</text:p>
          </table:table-cell>
          <table:table-cell office:value-type="float" office:value="0.5952305251" calcext:value-type="float">
            <text:p>0.5952305251</text:p>
          </table:table-cell>
          <table:table-cell office:value-type="float" office:value="0.5741667098" calcext:value-type="float">
            <text:p>0.5741667098</text:p>
          </table:table-cell>
          <table:table-cell office:value-type="float" office:value="0.5689375264" calcext:value-type="float">
            <text:p>0.5689375264</text:p>
          </table:table-cell>
          <table:table-cell office:value-type="float" office:value="0.5637083429" calcext:value-type="float">
            <text:p>0.5637083429</text:p>
          </table:table-cell>
          <table:table-cell office:value-type="float" office:value="0.5618963497" calcext:value-type="float">
            <text:p>0.5618963497</text:p>
          </table:table-cell>
          <table:table-cell office:value-type="float" office:value="0.5824873597" calcext:value-type="float">
            <text:p>0.5824873597</text:p>
          </table:table-cell>
          <table:table-cell office:value-type="float" office:value="0.5592592759" calcext:value-type="float">
            <text:p>0.5592592759</text:p>
          </table:table-cell>
          <table:table-cell office:value-type="float" office:value="0.5192933775" calcext:value-type="float">
            <text:p>0.5192933775</text:p>
          </table:table-cell>
          <table:table-cell office:value-type="float" office:value="0.5370294122" calcext:value-type="float">
            <text:p>0.5370294122</text:p>
          </table:table-cell>
          <table:table-cell office:value-type="float" office:value="0.5446258418" calcext:value-type="float">
            <text:p>0.5446258418</text:p>
          </table:table-cell>
          <table:table-cell office:value-type="float" office:value="0.5243357806" calcext:value-type="float">
            <text:p>0.5243357806</text:p>
          </table:table-cell>
          <table:table-cell office:value-type="float" office:value="0.5145622823" calcext:value-type="float">
            <text:p>0.5145622823</text:p>
          </table:table-cell>
          <table:table-cell office:value-type="float" office:value="0.5175850198" calcext:value-type="float">
            <text:p>0.5175850198</text:p>
          </table:table-cell>
          <table:table-cell office:value-type="float" office:value="0.5389022693" calcext:value-type="float">
            <text:p>0.5389022693</text:p>
          </table:table-cell>
          <table:table-cell office:value-type="float" office:value="0.5199430134" calcext:value-type="float">
            <text:p>0.5199430134</text:p>
          </table:table-cell>
          <table:table-cell office:value-type="float" office:value="0.5135588333" calcext:value-type="float">
            <text:p>0.5135588333</text:p>
          </table:table-cell>
          <table:table-cell office:value-type="float" office:value="0.5276854002" calcext:value-type="float">
            <text:p>0.5276854002</text:p>
          </table:table-cell>
          <table:table-cell office:value-type="float" office:value="0.5062281486" calcext:value-type="float">
            <text:p>0.5062281486</text:p>
          </table:table-cell>
          <table:table-cell office:value-type="float" office:value="0.5083671858" calcext:value-type="float">
            <text:p>0.5083671858</text:p>
          </table:table-cell>
          <table:table-cell office:value-type="float" office:value="0.5056091256" calcext:value-type="float">
            <text:p>0.5056091256</text:p>
          </table:table-cell>
          <table:table-cell office:value-type="float" office:value="0.5199135795" calcext:value-type="float">
            <text:p>0.5199135795</text:p>
          </table:table-cell>
          <table:table-cell office:value-type="float" office:value="0.4906142692" calcext:value-type="float">
            <text:p>0.4906142692</text:p>
          </table:table-cell>
          <table:table-cell office:value-type="float" office:value="0.5118471928" calcext:value-type="float">
            <text:p>0.5118471928</text:p>
          </table:table-cell>
          <table:table-cell office:value-type="float" office:value="0.4889484956" calcext:value-type="float">
            <text:p>0.4889484956</text:p>
          </table:table-cell>
          <table:table-cell office:value-type="float" office:value="0.5352438995" calcext:value-type="float">
            <text:p>0.5352438995</text:p>
          </table:table-cell>
          <table:table-cell office:value-type="float" office:value="0.4978272288" calcext:value-type="float">
            <text:p>0.4978272288</text:p>
          </table:table-cell>
          <table:table-cell office:value-type="float" office:value="0.5069639183" calcext:value-type="float">
            <text:p>0.5069639183</text:p>
          </table:table-cell>
          <table:table-cell office:value-type="float" office:value="0.5266779161" calcext:value-type="float">
            <text:p>0.5266779161</text:p>
          </table:table-cell>
          <table:table-cell office:value-type="float" office:value="0.5075954496" calcext:value-type="float">
            <text:p>0.5075954496</text:p>
          </table:table-cell>
          <table:table-cell office:value-type="float" office:value="0.5070125916" calcext:value-type="float">
            <text:p>0.5070125916</text:p>
          </table:table-cell>
          <table:table-cell office:value-type="float" office:value="0.4650478944" calcext:value-type="float">
            <text:p>0.4650478944</text:p>
          </table:table-cell>
          <table:table-cell office:value-type="float" office:value="0.5226162122" calcext:value-type="float">
            <text:p>0.5226162122</text:p>
          </table:table-cell>
          <table:table-cell office:value-type="float" office:value="0.5277184883" calcext:value-type="float">
            <text:p>0.5277184883</text:p>
          </table:table-cell>
          <table:table-cell office:value-type="float" office:value="0.5069335054" calcext:value-type="float">
            <text:p>0.5069335054</text:p>
          </table:table-cell>
          <table:table-cell office:value-type="float" office:value="0.515494112575" calcext:value-type="float">
            <text:p>0.515494112575</text:p>
          </table:table-cell>
          <table:table-cell office:value-type="float" office:value="0.51264057685" calcext:value-type="float">
            <text:p>0.51264057685</text:p>
          </table:table-cell>
          <table:table-cell office:value-type="float" office:value="0.509787041125" calcext:value-type="float">
            <text:p>0.509787041125</text:p>
          </table:table-cell>
          <table:table-cell office:value-type="float" office:value="0.5183476483" calcext:value-type="float">
            <text:p>0.5183476483</text:p>
          </table:table-cell>
          <table:table-cell office:value-type="float" office:value="0.4965391405" calcext:value-type="float">
            <text:p>0.4965391405</text:p>
          </table:table-cell>
          <table:table-cell office:value-type="float" office:value="0.4709105121" calcext:value-type="float">
            <text:p>0.4709105121</text:p>
          </table:table-cell>
          <table:table-cell office:value-type="float" office:value="0.4738413519" calcext:value-type="float">
            <text:p>0.4738413519</text:p>
          </table:table-cell>
          <table:table-cell office:value-type="float" office:value="0.4732447029" calcext:value-type="float">
            <text:p>0.4732447029</text:p>
          </table:table-cell>
          <table:table-cell office:value-type="float" office:value="0.4914951358" calcext:value-type="float">
            <text:p>0.4914951358</text:p>
          </table:table-cell>
          <table:table-cell office:value-type="float" office:value="0.4689639795" calcext:value-type="float">
            <text:p>0.4689639795</text:p>
          </table:table-cell>
          <table:table-cell office:value-type="float" office:value="0.4824858179" calcext:value-type="float">
            <text:p>0.4824858179</text:p>
          </table:table-cell>
          <table:table-cell office:value-type="float" office:value="0.4805106146" calcext:value-type="float">
            <text:p>0.4805106146</text:p>
          </table:table-cell>
          <table:table-cell office:value-type="float" office:value="0.4987709663" calcext:value-type="float">
            <text:p>0.4987709663</text:p>
          </table:table-cell>
          <table:table-cell office:value-type="float" office:value="0.5027650048" calcext:value-type="float">
            <text:p>0.5027650048</text:p>
          </table:table-cell>
          <table:table-cell office:value-type="float" office:value="0.474689412" calcext:value-type="float">
            <text:p>0.474689412</text:p>
          </table:table-cell>
          <table:table-cell office:value-type="float" office:value="0.4707083634" calcext:value-type="float">
            <text:p>0.4707083634</text:p>
          </table:table-cell>
          <table:table-cell office:value-type="float" office:value="0.4558053462" calcext:value-type="float">
            <text:p>0.4558053462</text:p>
          </table:table-cell>
          <table:table-cell office:value-type="float" office:value="0.4914617804" calcext:value-type="float">
            <text:p>0.4914617804</text:p>
          </table:table-cell>
          <table:table-cell table:style-name="Default" office:value-type="float" office:value="0.4413623999" calcext:value-type="float">
            <text:p>0.4413623999</text:p>
          </table:table-cell>
          <table:table-cell table:style-name="ce1" table:formula="of:=AVERAGE([.AR40:.BP40])" office:value-type="float" office:value="0.490669921942" calcext:value-type="float">
            <text:p>0.490669921942</text:p>
          </table:table-cell>
          <table:table-cell table:formula="of:=[.BQ40]" office:value-type="float" office:value="0.490669921942" calcext:value-type="float">
            <text:p>0.490669921942</text:p>
          </table:table-cell>
          <table:table-cell table:formula="of:=[.BR40]" office:value-type="float" office:value="0.490669921942" calcext:value-type="float">
            <text:p>0.490669921942</text:p>
          </table:table-cell>
          <table:table-cell table:formula="of:=[.BS40]" office:value-type="float" office:value="0.490669921942" calcext:value-type="float">
            <text:p>0.490669921942</text:p>
          </table:table-cell>
          <table:table-cell table:formula="of:=[.BT40]" office:value-type="float" office:value="0.490669921942" calcext:value-type="float">
            <text:p>0.490669921942</text:p>
          </table:table-cell>
          <table:table-cell table:formula="of:=[.BU40]" office:value-type="float" office:value="0.490669921942" calcext:value-type="float">
            <text:p>0.490669921942</text:p>
          </table:table-cell>
          <table:table-cell table:formula="of:=[.BV40]" office:value-type="float" office:value="0.490669921942" calcext:value-type="float">
            <text:p>0.490669921942</text:p>
          </table:table-cell>
          <table:table-cell table:formula="of:=[.BW40]" office:value-type="float" office:value="0.490669921942" calcext:value-type="float">
            <text:p>0.490669921942</text:p>
          </table:table-cell>
          <table:table-cell table:formula="of:=[.BX40]" office:value-type="float" office:value="0.490669921942" calcext:value-type="float">
            <text:p>0.490669921942</text:p>
          </table:table-cell>
          <table:table-cell table:formula="of:=[.BY40]" office:value-type="float" office:value="0.490669921942" calcext:value-type="float">
            <text:p>0.490669921942</text:p>
          </table:table-cell>
          <table:table-cell table:formula="of:=[.BZ40]" office:value-type="float" office:value="0.490669921942" calcext:value-type="float">
            <text:p>0.490669921942</text:p>
          </table:table-cell>
          <table:table-cell table:formula="of:=[.CA40]" office:value-type="float" office:value="0.490669921942" calcext:value-type="float">
            <text:p>0.490669921942</text:p>
          </table:table-cell>
          <table:table-cell table:formula="of:=[.CB40]" office:value-type="float" office:value="0.490669921942" calcext:value-type="float">
            <text:p>0.490669921942</text:p>
          </table:table-cell>
          <table:table-cell table:formula="of:=[.CC40]" office:value-type="float" office:value="0.490669921942" calcext:value-type="float">
            <text:p>0.490669921942</text:p>
          </table:table-cell>
          <table:table-cell table:formula="of:=[.CD40]" office:value-type="float" office:value="0.490669921942" calcext:value-type="float">
            <text:p>0.490669921942</text:p>
          </table:table-cell>
          <table:table-cell table:formula="of:=[.CE40]" office:value-type="float" office:value="0.490669921942" calcext:value-type="float">
            <text:p>0.490669921942</text:p>
          </table:table-cell>
          <table:table-cell table:formula="of:=[.CF40]" office:value-type="float" office:value="0.490669921942" calcext:value-type="float">
            <text:p>0.490669921942</text:p>
          </table:table-cell>
          <table:table-cell table:formula="of:=[.CG40]" office:value-type="float" office:value="0.490669921942" calcext:value-type="float">
            <text:p>0.490669921942</text:p>
          </table:table-cell>
          <table:table-cell table:formula="of:=[.CH40]" office:value-type="float" office:value="0.490669921942" calcext:value-type="float">
            <text:p>0.490669921942</text:p>
          </table:table-cell>
          <table:table-cell table:formula="of:=[.CI40]" office:value-type="float" office:value="0.490669921942" calcext:value-type="float">
            <text:p>0.490669921942</text:p>
          </table:table-cell>
          <table:table-cell table:formula="of:=[.CJ40]" office:value-type="float" office:value="0.490669921942" calcext:value-type="float">
            <text:p>0.490669921942</text:p>
          </table:table-cell>
          <table:table-cell table:formula="of:=[.CK40]" office:value-type="float" office:value="0.490669921942" calcext:value-type="float">
            <text:p>0.490669921942</text:p>
          </table:table-cell>
          <table:table-cell table:formula="of:=[.CL40]" office:value-type="float" office:value="0.490669921942" calcext:value-type="float">
            <text:p>0.490669921942</text:p>
          </table:table-cell>
          <table:table-cell table:formula="of:=[.CM40]" office:value-type="float" office:value="0.490669921942" calcext:value-type="float">
            <text:p>0.490669921942</text:p>
          </table:table-cell>
          <table:table-cell table:formula="of:=[.CN40]" office:value-type="float" office:value="0.490669921942" calcext:value-type="float">
            <text:p>0.490669921942</text:p>
          </table:table-cell>
          <table:table-cell table:formula="of:=[.CO40]" office:value-type="float" office:value="0.490669921942" calcext:value-type="float">
            <text:p>0.490669921942</text:p>
          </table:table-cell>
          <table:table-cell table:formula="of:=[.CP40]" office:value-type="float" office:value="0.490669921942" calcext:value-type="float">
            <text:p>0.490669921942</text:p>
          </table:table-cell>
          <table:table-cell table:formula="of:=[.CQ40]" office:value-type="float" office:value="0.490669921942" calcext:value-type="float">
            <text:p>0.490669921942</text:p>
          </table:table-cell>
          <table:table-cell table:formula="of:=[.CR40]" office:value-type="float" office:value="0.490669921942" calcext:value-type="float">
            <text:p>0.490669921942</text:p>
          </table:table-cell>
          <table:table-cell table:formula="of:=[.CS40]" office:value-type="float" office:value="0.490669921942" calcext:value-type="float">
            <text:p>0.490669921942</text:p>
          </table:table-cell>
          <table:table-cell table:formula="of:=[.CT40]" office:value-type="float" office:value="0.490669921942" calcext:value-type="float">
            <text:p>0.490669921942</text:p>
          </table:table-cell>
          <table:table-cell table:formula="of:=[.CU40]" office:value-type="float" office:value="0.490669921942" calcext:value-type="float">
            <text:p>0.490669921942</text:p>
          </table:table-cell>
          <table:table-cell table:formula="of:=[.CV40]" office:value-type="float" office:value="0.490669921942" calcext:value-type="float">
            <text:p>0.490669921942</text:p>
          </table:table-cell>
          <table:table-cell table:formula="of:=[.CW40]" office:value-type="float" office:value="0.490669921942" calcext:value-type="float">
            <text:p>0.490669921942</text:p>
          </table:table-cell>
          <table:table-cell table:formula="of:=[.CX40]" office:value-type="float" office:value="0.490669921942" calcext:value-type="float">
            <text:p>0.490669921942</text:p>
          </table:table-cell>
          <table:table-cell table:formula="of:=[.CY40]" office:value-type="float" office:value="0.490669921942" calcext:value-type="float">
            <text:p>0.490669921942</text:p>
          </table:table-cell>
          <table:table-cell table:formula="of:=[.CZ40]" office:value-type="float" office:value="0.490669921942" calcext:value-type="float">
            <text:p>0.490669921942</text:p>
          </table:table-cell>
          <table:table-cell table:formula="of:=[.DA40]" office:value-type="float" office:value="0.490669921942" calcext:value-type="float">
            <text:p>0.490669921942</text:p>
          </table:table-cell>
          <table:table-cell table:formula="of:=[.DB40]" office:value-type="float" office:value="0.490669921942" calcext:value-type="float">
            <text:p>0.490669921942</text:p>
          </table:table-cell>
          <table:table-cell table:formula="of:=[.DC40]" office:value-type="float" office:value="0.490669921942" calcext:value-type="float">
            <text:p>0.490669921942</text:p>
          </table:table-cell>
          <table:table-cell table:formula="of:=[.DD40]" office:value-type="float" office:value="0.490669921942" calcext:value-type="float">
            <text:p>0.490669921942</text:p>
          </table:table-cell>
          <table:table-cell table:formula="of:=[.DE40]" office:value-type="float" office:value="0.490669921942" calcext:value-type="float">
            <text:p>0.490669921942</text:p>
          </table:table-cell>
          <table:table-cell table:formula="of:=[.DF40]" office:value-type="float" office:value="0.490669921942" calcext:value-type="float">
            <text:p>0.490669921942</text:p>
          </table:table-cell>
          <table:table-cell table:formula="of:=[.DG40]" office:value-type="float" office:value="0.490669921942" calcext:value-type="float">
            <text:p>0.490669921942</text:p>
          </table:table-cell>
          <table:table-cell table:formula="of:=[.DH40]" office:value-type="float" office:value="0.490669921942" calcext:value-type="float">
            <text:p>0.490669921942</text:p>
          </table:table-cell>
          <table:table-cell table:formula="of:=[.DI40]" office:value-type="float" office:value="0.490669921942" calcext:value-type="float">
            <text:p>0.490669921942</text:p>
          </table:table-cell>
          <table:table-cell table:formula="of:=[.DJ40]" office:value-type="float" office:value="0.490669921942" calcext:value-type="float">
            <text:p>0.490669921942</text:p>
          </table:table-cell>
          <table:table-cell table:formula="of:=[.DK40]" office:value-type="float" office:value="0.490669921942" calcext:value-type="float">
            <text:p>0.490669921942</text:p>
          </table:table-cell>
          <table:table-cell table:formula="of:=[.DL40]" office:value-type="float" office:value="0.490669921942" calcext:value-type="float">
            <text:p>0.490669921942</text:p>
          </table:table-cell>
          <table:table-cell table:formula="of:=[.DM40]" office:value-type="float" office:value="0.490669921942" calcext:value-type="float">
            <text:p>0.490669921942</text:p>
          </table:table-cell>
          <table:table-cell table:formula="of:=[.DN40]" office:value-type="float" office:value="0.490669921942" calcext:value-type="float">
            <text:p>0.490669921942</text:p>
          </table:table-cell>
          <table:table-cell table:formula="of:=[.DO40]" office:value-type="float" office:value="0.490669921942" calcext:value-type="float">
            <text:p>0.490669921942</text:p>
          </table:table-cell>
          <table:table-cell table:formula="of:=[.DP40]" office:value-type="float" office:value="0.490669921942" calcext:value-type="float">
            <text:p>0.490669921942</text:p>
          </table:table-cell>
          <table:table-cell table:formula="of:=[.DQ40]" office:value-type="float" office:value="0.490669921942" calcext:value-type="float">
            <text:p>0.490669921942</text:p>
          </table:table-cell>
          <table:table-cell table:formula="of:=[.DR40]" office:value-type="float" office:value="0.490669921942" calcext:value-type="float">
            <text:p>0.490669921942</text:p>
          </table:table-cell>
          <table:table-cell table:formula="of:=[.DS40]" office:value-type="float" office:value="0.490669921942" calcext:value-type="float">
            <text:p>0.490669921942</text:p>
          </table:table-cell>
          <table:table-cell table:formula="of:=[.DT40]" office:value-type="float" office:value="0.490669921942" calcext:value-type="float">
            <text:p>0.490669921942</text:p>
          </table:table-cell>
          <table:table-cell table:formula="of:=[.DU40]" office:value-type="float" office:value="0.490669921942" calcext:value-type="float">
            <text:p>0.490669921942</text:p>
          </table:table-cell>
          <table:table-cell table:formula="of:=[.DV40]" office:value-type="float" office:value="0.490669921942" calcext:value-type="float">
            <text:p>0.490669921942</text:p>
          </table:table-cell>
          <table:table-cell table:formula="of:=[.DW40]" office:value-type="float" office:value="0.490669921942" calcext:value-type="float">
            <text:p>0.490669921942</text:p>
          </table:table-cell>
          <table:table-cell table:formula="of:=[.DX40]" office:value-type="float" office:value="0.490669921942" calcext:value-type="float">
            <text:p>0.490669921942</text:p>
          </table:table-cell>
          <table:table-cell table:formula="of:=[.DY40]" office:value-type="float" office:value="0.490669921942" calcext:value-type="float">
            <text:p>0.490669921942</text:p>
          </table:table-cell>
          <table:table-cell table:formula="of:=[.DZ40]" office:value-type="float" office:value="0.490669921942" calcext:value-type="float">
            <text:p>0.490669921942</text:p>
          </table:table-cell>
          <table:table-cell table:formula="of:=[.EA40]" office:value-type="float" office:value="0.490669921942" calcext:value-type="float">
            <text:p>0.490669921942</text:p>
          </table:table-cell>
          <table:table-cell table:formula="of:=[.EB40]" office:value-type="float" office:value="0.490669921942" calcext:value-type="float">
            <text:p>0.490669921942</text:p>
          </table:table-cell>
          <table:table-cell table:formula="of:=[.EC40]" office:value-type="float" office:value="0.490669921942" calcext:value-type="float">
            <text:p>0.490669921942</text:p>
          </table:table-cell>
          <table:table-cell table:formula="of:=[.ED40]" office:value-type="float" office:value="0.490669921942" calcext:value-type="float">
            <text:p>0.490669921942</text:p>
          </table:table-cell>
          <table:table-cell table:formula="of:=[.EE40]" office:value-type="float" office:value="0.490669921942" calcext:value-type="float">
            <text:p>0.490669921942</text:p>
          </table:table-cell>
          <table:table-cell table:formula="of:=[.EF40]" office:value-type="float" office:value="0.490669921942" calcext:value-type="float">
            <text:p>0.490669921942</text:p>
          </table:table-cell>
          <table:table-cell table:formula="of:=[.EG40]" office:value-type="float" office:value="0.490669921942" calcext:value-type="float">
            <text:p>0.490669921942</text:p>
          </table:table-cell>
          <table:table-cell table:formula="of:=[.EH40]" office:value-type="float" office:value="0.490669921942" calcext:value-type="float">
            <text:p>0.490669921942</text:p>
          </table:table-cell>
          <table:table-cell table:formula="of:=[.EI40]" office:value-type="float" office:value="0.490669921942" calcext:value-type="float">
            <text:p>0.490669921942</text:p>
          </table:table-cell>
          <table:table-cell table:formula="of:=[.EJ40]" office:value-type="float" office:value="0.490669921942" calcext:value-type="float">
            <text:p>0.490669921942</text:p>
          </table:table-cell>
          <table:table-cell table:formula="of:=[.EK40]" office:value-type="float" office:value="0.490669921942" calcext:value-type="float">
            <text:p>0.490669921942</text:p>
          </table:table-cell>
          <table:table-cell table:formula="of:=[.EL40]" office:value-type="float" office:value="0.490669921942" calcext:value-type="float">
            <text:p>0.490669921942</text:p>
          </table:table-cell>
          <table:table-cell table:formula="of:=[.EM40]" office:value-type="float" office:value="0.490669921942" calcext:value-type="float">
            <text:p>0.490669921942</text:p>
          </table:table-cell>
          <table:table-cell table:formula="of:=[.EN40]" office:value-type="float" office:value="0.490669921942" calcext:value-type="float">
            <text:p>0.490669921942</text:p>
          </table:table-cell>
          <table:table-cell table:formula="of:=[.EO40]" office:value-type="float" office:value="0.490669921942" calcext:value-type="float">
            <text:p>0.490669921942</text:p>
          </table:table-cell>
          <table:table-cell table:formula="of:=[.EP40]" office:value-type="float" office:value="0.490669921942" calcext:value-type="float">
            <text:p>0.490669921942</text:p>
          </table:table-cell>
          <table:table-cell table:formula="of:=[.EQ40]" office:value-type="float" office:value="0.490669921942" calcext:value-type="float">
            <text:p>0.490669921942</text:p>
          </table:table-cell>
          <table:table-cell table:formula="of:=[.ER40]" office:value-type="float" office:value="0.490669921942" calcext:value-type="float">
            <text:p>0.490669921942</text:p>
          </table:table-cell>
          <table:table-cell table:formula="of:=[.ES40]" office:value-type="float" office:value="0.490669921942" calcext:value-type="float">
            <text:p>0.490669921942</text:p>
          </table:table-cell>
          <table:table-cell table:formula="of:=[.ET40]" office:value-type="float" office:value="0.490669921942" calcext:value-type="float">
            <text:p>0.4906699219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00235314" calcext:value-type="float">
            <text:p>0.5600235314</text:p>
          </table:table-cell>
          <table:table-cell office:value-type="float" office:value="0.5587861243" calcext:value-type="float">
            <text:p>0.5587861243</text:p>
          </table:table-cell>
          <table:table-cell office:value-type="float" office:value="0.5553074911" calcext:value-type="float">
            <text:p>0.5553074911</text:p>
          </table:table-cell>
          <table:table-cell office:value-type="float" office:value="0.5644460775" calcext:value-type="float">
            <text:p>0.5644460775</text:p>
          </table:table-cell>
          <table:table-cell office:value-type="float" office:value="0.5659130564" calcext:value-type="float">
            <text:p>0.5659130564</text:p>
          </table:table-cell>
          <table:table-cell office:value-type="float" office:value="0.5694987398" calcext:value-type="float">
            <text:p>0.5694987398</text:p>
          </table:table-cell>
          <table:table-cell office:value-type="float" office:value="0.5677050322" calcext:value-type="float">
            <text:p>0.5677050322</text:p>
          </table:table-cell>
          <table:table-cell office:value-type="float" office:value="0.551086873" calcext:value-type="float">
            <text:p>0.551086873</text:p>
          </table:table-cell>
          <table:table-cell office:value-type="float" office:value="0.5538252613" calcext:value-type="float">
            <text:p>0.5538252613</text:p>
          </table:table-cell>
          <table:table-cell office:value-type="float" office:value="0.5443971754" calcext:value-type="float">
            <text:p>0.5443971754</text:p>
          </table:table-cell>
          <table:table-cell office:value-type="float" office:value="0.5501037139" calcext:value-type="float">
            <text:p>0.5501037139</text:p>
          </table:table-cell>
          <table:table-cell office:value-type="float" office:value="0.5317344475" calcext:value-type="float">
            <text:p>0.5317344475</text:p>
          </table:table-cell>
          <table:table-cell office:value-type="float" office:value="0.5215425853" calcext:value-type="float">
            <text:p>0.5215425853</text:p>
          </table:table-cell>
          <table:table-cell office:value-type="float" office:value="0.5238375856" calcext:value-type="float">
            <text:p>0.5238375856</text:p>
          </table:table-cell>
          <table:table-cell office:value-type="float" office:value="0.5631273622" calcext:value-type="float">
            <text:p>0.5631273622</text:p>
          </table:table-cell>
          <table:table-cell office:value-type="float" office:value="0.5698875936" calcext:value-type="float">
            <text:p>0.5698875936</text:p>
          </table:table-cell>
          <table:table-cell office:value-type="float" office:value="0.5813679011" calcext:value-type="float">
            <text:p>0.5813679011</text:p>
          </table:table-cell>
          <table:table-cell office:value-type="float" office:value="0.5928482085" calcext:value-type="float">
            <text:p>0.5928482085</text:p>
          </table:table-cell>
          <table:table-cell office:value-type="float" office:value="0.6096711163" calcext:value-type="float">
            <text:p>0.6096711163</text:p>
          </table:table-cell>
          <table:table-cell office:value-type="float" office:value="0.5667416433" calcext:value-type="float">
            <text:p>0.5667416433</text:p>
          </table:table-cell>
          <table:table-cell office:value-type="float" office:value="0.5526114272" calcext:value-type="float">
            <text:p>0.5526114272</text:p>
          </table:table-cell>
          <table:table-cell office:value-type="float" office:value="0.5680975179" calcext:value-type="float">
            <text:p>0.5680975179</text:p>
          </table:table-cell>
          <table:table-cell office:value-type="float" office:value="0.5607298157" calcext:value-type="float">
            <text:p>0.5607298157</text:p>
          </table:table-cell>
          <table:table-cell office:value-type="float" office:value="0.5336431631" calcext:value-type="float">
            <text:p>0.5336431631</text:p>
          </table:table-cell>
          <table:table-cell office:value-type="float" office:value="0.5331957661" calcext:value-type="float">
            <text:p>0.5331957661</text:p>
          </table:table-cell>
          <table:table-cell office:value-type="float" office:value="0.5198826463" calcext:value-type="float">
            <text:p>0.5198826463</text:p>
          </table:table-cell>
          <table:table-cell office:value-type="float" office:value="0.5340226754" calcext:value-type="float">
            <text:p>0.5340226754</text:p>
          </table:table-cell>
          <table:table-cell office:value-type="float" office:value="0.5045395132" calcext:value-type="float">
            <text:p>0.5045395132</text:p>
          </table:table-cell>
          <table:table-cell office:value-type="float" office:value="0.4965914204" calcext:value-type="float">
            <text:p>0.4965914204</text:p>
          </table:table-cell>
          <table:table-cell office:value-type="float" office:value="0.4886164493" calcext:value-type="float">
            <text:p>0.4886164493</text:p>
          </table:table-cell>
          <table:table-cell office:value-type="float" office:value="0.4906890455" calcext:value-type="float">
            <text:p>0.4906890455</text:p>
          </table:table-cell>
          <table:table-cell office:value-type="float" office:value="0.5282929974" calcext:value-type="float">
            <text:p>0.5282929974</text:p>
          </table:table-cell>
          <table:table-cell office:value-type="float" office:value="0.5299716777" calcext:value-type="float">
            <text:p>0.5299716777</text:p>
          </table:table-cell>
          <table:table-cell office:value-type="float" office:value="0.5140144201" calcext:value-type="float">
            <text:p>0.5140144201</text:p>
          </table:table-cell>
          <table:table-cell office:value-type="float" office:value="0.4730789587" calcext:value-type="float">
            <text:p>0.4730789587</text:p>
          </table:table-cell>
          <table:table-cell office:value-type="float" office:value="0.5067558272" calcext:value-type="float">
            <text:p>0.5067558272</text:p>
          </table:table-cell>
          <table:table-cell office:value-type="float" office:value="0.5414734758" calcext:value-type="float">
            <text:p>0.5414734758</text:p>
          </table:table-cell>
          <table:table-cell office:value-type="float" office:value="0.5305365164" calcext:value-type="float">
            <text:p>0.5305365164</text:p>
          </table:table-cell>
          <table:table-cell office:value-type="float" office:value="0.5069881602" calcext:value-type="float">
            <text:p>0.5069881602</text:p>
          </table:table-cell>
          <table:table-cell office:value-type="float" office:value="0.5125458872" calcext:value-type="float">
            <text:p>0.5125458872</text:p>
          </table:table-cell>
          <table:table-cell office:value-type="float" office:value="0.5024476558" calcext:value-type="float">
            <text:p>0.5024476558</text:p>
          </table:table-cell>
          <table:table-cell office:value-type="float" office:value="0.4573569087" calcext:value-type="float">
            <text:p>0.4573569087</text:p>
          </table:table-cell>
          <table:table-cell office:value-type="float" office:value="0.4911196582" calcext:value-type="float">
            <text:p>0.4911196582</text:p>
          </table:table-cell>
          <table:table-cell office:value-type="float" office:value="0.510944281" calcext:value-type="float">
            <text:p>0.510944281</text:p>
          </table:table-cell>
          <table:table-cell office:value-type="float" office:value="0.4877159396" calcext:value-type="float">
            <text:p>0.4877159396</text:p>
          </table:table-cell>
          <table:table-cell office:value-type="float" office:value="0.4944247056" calcext:value-type="float">
            <text:p>0.4944247056</text:p>
          </table:table-cell>
          <table:table-cell office:value-type="float" office:value="0.5042202969" calcext:value-type="float">
            <text:p>0.5042202969</text:p>
          </table:table-cell>
          <table:table-cell office:value-type="float" office:value="0.4970445165" calcext:value-type="float">
            <text:p>0.4970445165</text:p>
          </table:table-cell>
          <table:table-cell office:value-type="float" office:value="0.5065083291" calcext:value-type="float">
            <text:p>0.5065083291</text:p>
          </table:table-cell>
          <table:table-cell office:value-type="float" office:value="0.5033537249" calcext:value-type="float">
            <text:p>0.5033537249</text:p>
          </table:table-cell>
          <table:table-cell office:value-type="float" office:value="0.5001991207" calcext:value-type="float">
            <text:p>0.5001991207</text:p>
          </table:table-cell>
          <table:table-cell office:value-type="float" office:value="0.5096629333" calcext:value-type="float">
            <text:p>0.5096629333</text:p>
          </table:table-cell>
          <table:table-cell office:value-type="float" office:value="0.4973637143" calcext:value-type="float">
            <text:p>0.4973637143</text:p>
          </table:table-cell>
          <table:table-cell office:value-type="float" office:value="0.5104221573" calcext:value-type="float">
            <text:p>0.5104221573</text:p>
          </table:table-cell>
          <table:table-cell office:value-type="float" office:value="0.5125883018" calcext:value-type="float">
            <text:p>0.5125883018</text:p>
          </table:table-cell>
          <table:table-cell office:value-type="float" office:value="0.500782629" calcext:value-type="float">
            <text:p>0.500782629</text:p>
          </table:table-cell>
          <table:table-cell office:value-type="float" office:value="0.5173950806" calcext:value-type="float">
            <text:p>0.5173950806</text:p>
          </table:table-cell>
          <table:table-cell office:value-type="float" office:value="0.4985890277" calcext:value-type="float">
            <text:p>0.4985890277</text:p>
          </table:table-cell>
          <table:table-cell office:value-type="float" office:value="0.4903780921" calcext:value-type="float">
            <text:p>0.4903780921</text:p>
          </table:table-cell>
          <table:table-cell office:value-type="float" office:value="0.4972762396" calcext:value-type="float">
            <text:p>0.4972762396</text:p>
          </table:table-cell>
          <table:table-cell office:value-type="float" office:value="0.5004342237" calcext:value-type="float">
            <text:p>0.5004342237</text:p>
          </table:table-cell>
          <table:table-cell office:value-type="float" office:value="0.446857795" calcext:value-type="float">
            <text:p>0.446857795</text:p>
          </table:table-cell>
          <table:table-cell office:value-type="float" office:value="0.4702163368" calcext:value-type="float">
            <text:p>0.4702163368</text:p>
          </table:table-cell>
          <table:table-cell office:value-type="float" office:value="0.4817743771" calcext:value-type="float">
            <text:p>0.4817743771</text:p>
          </table:table-cell>
          <table:table-cell office:value-type="float" office:value="0.5017332785" calcext:value-type="float">
            <text:p>0.5017332785</text:p>
          </table:table-cell>
          <table:table-cell office:value-type="float" office:value="0.4782292435" calcext:value-type="float">
            <text:p>0.4782292435</text:p>
          </table:table-cell>
          <table:table-cell table:style-name="Default" office:value-type="float" office:value="0.4552301503" calcext:value-type="float">
            <text:p>0.4552301503</text:p>
          </table:table-cell>
          <table:table-cell table:style-name="ce1" table:formula="of:=AVERAGE([.AR41:.BP41])" office:value-type="float" office:value="0.494578566124" calcext:value-type="float">
            <text:p>0.494578566124</text:p>
          </table:table-cell>
          <table:table-cell table:formula="of:=[.BQ41]" office:value-type="float" office:value="0.494578566124" calcext:value-type="float">
            <text:p>0.494578566124</text:p>
          </table:table-cell>
          <table:table-cell table:formula="of:=[.BR41]" office:value-type="float" office:value="0.494578566124" calcext:value-type="float">
            <text:p>0.494578566124</text:p>
          </table:table-cell>
          <table:table-cell table:formula="of:=[.BS41]" office:value-type="float" office:value="0.494578566124" calcext:value-type="float">
            <text:p>0.494578566124</text:p>
          </table:table-cell>
          <table:table-cell table:formula="of:=[.BT41]" office:value-type="float" office:value="0.494578566124" calcext:value-type="float">
            <text:p>0.494578566124</text:p>
          </table:table-cell>
          <table:table-cell table:formula="of:=[.BU41]" office:value-type="float" office:value="0.494578566124" calcext:value-type="float">
            <text:p>0.494578566124</text:p>
          </table:table-cell>
          <table:table-cell table:formula="of:=[.BV41]" office:value-type="float" office:value="0.494578566124" calcext:value-type="float">
            <text:p>0.494578566124</text:p>
          </table:table-cell>
          <table:table-cell table:formula="of:=[.BW41]" office:value-type="float" office:value="0.494578566124" calcext:value-type="float">
            <text:p>0.494578566124</text:p>
          </table:table-cell>
          <table:table-cell table:formula="of:=[.BX41]" office:value-type="float" office:value="0.494578566124" calcext:value-type="float">
            <text:p>0.494578566124</text:p>
          </table:table-cell>
          <table:table-cell table:formula="of:=[.BY41]" office:value-type="float" office:value="0.494578566124" calcext:value-type="float">
            <text:p>0.494578566124</text:p>
          </table:table-cell>
          <table:table-cell table:formula="of:=[.BZ41]" office:value-type="float" office:value="0.494578566124" calcext:value-type="float">
            <text:p>0.494578566124</text:p>
          </table:table-cell>
          <table:table-cell table:formula="of:=[.CA41]" office:value-type="float" office:value="0.494578566124" calcext:value-type="float">
            <text:p>0.494578566124</text:p>
          </table:table-cell>
          <table:table-cell table:formula="of:=[.CB41]" office:value-type="float" office:value="0.494578566124" calcext:value-type="float">
            <text:p>0.494578566124</text:p>
          </table:table-cell>
          <table:table-cell table:formula="of:=[.CC41]" office:value-type="float" office:value="0.494578566124" calcext:value-type="float">
            <text:p>0.494578566124</text:p>
          </table:table-cell>
          <table:table-cell table:formula="of:=[.CD41]" office:value-type="float" office:value="0.494578566124" calcext:value-type="float">
            <text:p>0.494578566124</text:p>
          </table:table-cell>
          <table:table-cell table:formula="of:=[.CE41]" office:value-type="float" office:value="0.494578566124" calcext:value-type="float">
            <text:p>0.494578566124</text:p>
          </table:table-cell>
          <table:table-cell table:formula="of:=[.CF41]" office:value-type="float" office:value="0.494578566124" calcext:value-type="float">
            <text:p>0.494578566124</text:p>
          </table:table-cell>
          <table:table-cell table:formula="of:=[.CG41]" office:value-type="float" office:value="0.494578566124" calcext:value-type="float">
            <text:p>0.494578566124</text:p>
          </table:table-cell>
          <table:table-cell table:formula="of:=[.CH41]" office:value-type="float" office:value="0.494578566124" calcext:value-type="float">
            <text:p>0.494578566124</text:p>
          </table:table-cell>
          <table:table-cell table:formula="of:=[.CI41]" office:value-type="float" office:value="0.494578566124" calcext:value-type="float">
            <text:p>0.494578566124</text:p>
          </table:table-cell>
          <table:table-cell table:formula="of:=[.CJ41]" office:value-type="float" office:value="0.494578566124" calcext:value-type="float">
            <text:p>0.494578566124</text:p>
          </table:table-cell>
          <table:table-cell table:formula="of:=[.CK41]" office:value-type="float" office:value="0.494578566124" calcext:value-type="float">
            <text:p>0.494578566124</text:p>
          </table:table-cell>
          <table:table-cell table:formula="of:=[.CL41]" office:value-type="float" office:value="0.494578566124" calcext:value-type="float">
            <text:p>0.494578566124</text:p>
          </table:table-cell>
          <table:table-cell table:formula="of:=[.CM41]" office:value-type="float" office:value="0.494578566124" calcext:value-type="float">
            <text:p>0.494578566124</text:p>
          </table:table-cell>
          <table:table-cell table:formula="of:=[.CN41]" office:value-type="float" office:value="0.494578566124" calcext:value-type="float">
            <text:p>0.494578566124</text:p>
          </table:table-cell>
          <table:table-cell table:formula="of:=[.CO41]" office:value-type="float" office:value="0.494578566124" calcext:value-type="float">
            <text:p>0.494578566124</text:p>
          </table:table-cell>
          <table:table-cell table:formula="of:=[.CP41]" office:value-type="float" office:value="0.494578566124" calcext:value-type="float">
            <text:p>0.494578566124</text:p>
          </table:table-cell>
          <table:table-cell table:formula="of:=[.CQ41]" office:value-type="float" office:value="0.494578566124" calcext:value-type="float">
            <text:p>0.494578566124</text:p>
          </table:table-cell>
          <table:table-cell table:formula="of:=[.CR41]" office:value-type="float" office:value="0.494578566124" calcext:value-type="float">
            <text:p>0.494578566124</text:p>
          </table:table-cell>
          <table:table-cell table:formula="of:=[.CS41]" office:value-type="float" office:value="0.494578566124" calcext:value-type="float">
            <text:p>0.494578566124</text:p>
          </table:table-cell>
          <table:table-cell table:formula="of:=[.CT41]" office:value-type="float" office:value="0.494578566124" calcext:value-type="float">
            <text:p>0.494578566124</text:p>
          </table:table-cell>
          <table:table-cell table:formula="of:=[.CU41]" office:value-type="float" office:value="0.494578566124" calcext:value-type="float">
            <text:p>0.494578566124</text:p>
          </table:table-cell>
          <table:table-cell table:formula="of:=[.CV41]" office:value-type="float" office:value="0.494578566124" calcext:value-type="float">
            <text:p>0.494578566124</text:p>
          </table:table-cell>
          <table:table-cell table:formula="of:=[.CW41]" office:value-type="float" office:value="0.494578566124" calcext:value-type="float">
            <text:p>0.494578566124</text:p>
          </table:table-cell>
          <table:table-cell table:formula="of:=[.CX41]" office:value-type="float" office:value="0.494578566124" calcext:value-type="float">
            <text:p>0.494578566124</text:p>
          </table:table-cell>
          <table:table-cell table:formula="of:=[.CY41]" office:value-type="float" office:value="0.494578566124" calcext:value-type="float">
            <text:p>0.494578566124</text:p>
          </table:table-cell>
          <table:table-cell table:formula="of:=[.CZ41]" office:value-type="float" office:value="0.494578566124" calcext:value-type="float">
            <text:p>0.494578566124</text:p>
          </table:table-cell>
          <table:table-cell table:formula="of:=[.DA41]" office:value-type="float" office:value="0.494578566124" calcext:value-type="float">
            <text:p>0.494578566124</text:p>
          </table:table-cell>
          <table:table-cell table:formula="of:=[.DB41]" office:value-type="float" office:value="0.494578566124" calcext:value-type="float">
            <text:p>0.494578566124</text:p>
          </table:table-cell>
          <table:table-cell table:formula="of:=[.DC41]" office:value-type="float" office:value="0.494578566124" calcext:value-type="float">
            <text:p>0.494578566124</text:p>
          </table:table-cell>
          <table:table-cell table:formula="of:=[.DD41]" office:value-type="float" office:value="0.494578566124" calcext:value-type="float">
            <text:p>0.494578566124</text:p>
          </table:table-cell>
          <table:table-cell table:formula="of:=[.DE41]" office:value-type="float" office:value="0.494578566124" calcext:value-type="float">
            <text:p>0.494578566124</text:p>
          </table:table-cell>
          <table:table-cell table:formula="of:=[.DF41]" office:value-type="float" office:value="0.494578566124" calcext:value-type="float">
            <text:p>0.494578566124</text:p>
          </table:table-cell>
          <table:table-cell table:formula="of:=[.DG41]" office:value-type="float" office:value="0.494578566124" calcext:value-type="float">
            <text:p>0.494578566124</text:p>
          </table:table-cell>
          <table:table-cell table:formula="of:=[.DH41]" office:value-type="float" office:value="0.494578566124" calcext:value-type="float">
            <text:p>0.494578566124</text:p>
          </table:table-cell>
          <table:table-cell table:formula="of:=[.DI41]" office:value-type="float" office:value="0.494578566124" calcext:value-type="float">
            <text:p>0.494578566124</text:p>
          </table:table-cell>
          <table:table-cell table:formula="of:=[.DJ41]" office:value-type="float" office:value="0.494578566124" calcext:value-type="float">
            <text:p>0.494578566124</text:p>
          </table:table-cell>
          <table:table-cell table:formula="of:=[.DK41]" office:value-type="float" office:value="0.494578566124" calcext:value-type="float">
            <text:p>0.494578566124</text:p>
          </table:table-cell>
          <table:table-cell table:formula="of:=[.DL41]" office:value-type="float" office:value="0.494578566124" calcext:value-type="float">
            <text:p>0.494578566124</text:p>
          </table:table-cell>
          <table:table-cell table:formula="of:=[.DM41]" office:value-type="float" office:value="0.494578566124" calcext:value-type="float">
            <text:p>0.494578566124</text:p>
          </table:table-cell>
          <table:table-cell table:formula="of:=[.DN41]" office:value-type="float" office:value="0.494578566124" calcext:value-type="float">
            <text:p>0.494578566124</text:p>
          </table:table-cell>
          <table:table-cell table:formula="of:=[.DO41]" office:value-type="float" office:value="0.494578566124" calcext:value-type="float">
            <text:p>0.494578566124</text:p>
          </table:table-cell>
          <table:table-cell table:formula="of:=[.DP41]" office:value-type="float" office:value="0.494578566124" calcext:value-type="float">
            <text:p>0.494578566124</text:p>
          </table:table-cell>
          <table:table-cell table:formula="of:=[.DQ41]" office:value-type="float" office:value="0.494578566124" calcext:value-type="float">
            <text:p>0.494578566124</text:p>
          </table:table-cell>
          <table:table-cell table:formula="of:=[.DR41]" office:value-type="float" office:value="0.494578566124" calcext:value-type="float">
            <text:p>0.494578566124</text:p>
          </table:table-cell>
          <table:table-cell table:formula="of:=[.DS41]" office:value-type="float" office:value="0.494578566124" calcext:value-type="float">
            <text:p>0.494578566124</text:p>
          </table:table-cell>
          <table:table-cell table:formula="of:=[.DT41]" office:value-type="float" office:value="0.494578566124" calcext:value-type="float">
            <text:p>0.494578566124</text:p>
          </table:table-cell>
          <table:table-cell table:formula="of:=[.DU41]" office:value-type="float" office:value="0.494578566124" calcext:value-type="float">
            <text:p>0.494578566124</text:p>
          </table:table-cell>
          <table:table-cell table:formula="of:=[.DV41]" office:value-type="float" office:value="0.494578566124" calcext:value-type="float">
            <text:p>0.494578566124</text:p>
          </table:table-cell>
          <table:table-cell table:formula="of:=[.DW41]" office:value-type="float" office:value="0.494578566124" calcext:value-type="float">
            <text:p>0.494578566124</text:p>
          </table:table-cell>
          <table:table-cell table:formula="of:=[.DX41]" office:value-type="float" office:value="0.494578566124" calcext:value-type="float">
            <text:p>0.494578566124</text:p>
          </table:table-cell>
          <table:table-cell table:formula="of:=[.DY41]" office:value-type="float" office:value="0.494578566124" calcext:value-type="float">
            <text:p>0.494578566124</text:p>
          </table:table-cell>
          <table:table-cell table:formula="of:=[.DZ41]" office:value-type="float" office:value="0.494578566124" calcext:value-type="float">
            <text:p>0.494578566124</text:p>
          </table:table-cell>
          <table:table-cell table:formula="of:=[.EA41]" office:value-type="float" office:value="0.494578566124" calcext:value-type="float">
            <text:p>0.494578566124</text:p>
          </table:table-cell>
          <table:table-cell table:formula="of:=[.EB41]" office:value-type="float" office:value="0.494578566124" calcext:value-type="float">
            <text:p>0.494578566124</text:p>
          </table:table-cell>
          <table:table-cell table:formula="of:=[.EC41]" office:value-type="float" office:value="0.494578566124" calcext:value-type="float">
            <text:p>0.494578566124</text:p>
          </table:table-cell>
          <table:table-cell table:formula="of:=[.ED41]" office:value-type="float" office:value="0.494578566124" calcext:value-type="float">
            <text:p>0.494578566124</text:p>
          </table:table-cell>
          <table:table-cell table:formula="of:=[.EE41]" office:value-type="float" office:value="0.494578566124" calcext:value-type="float">
            <text:p>0.494578566124</text:p>
          </table:table-cell>
          <table:table-cell table:formula="of:=[.EF41]" office:value-type="float" office:value="0.494578566124" calcext:value-type="float">
            <text:p>0.494578566124</text:p>
          </table:table-cell>
          <table:table-cell table:formula="of:=[.EG41]" office:value-type="float" office:value="0.494578566124" calcext:value-type="float">
            <text:p>0.494578566124</text:p>
          </table:table-cell>
          <table:table-cell table:formula="of:=[.EH41]" office:value-type="float" office:value="0.494578566124" calcext:value-type="float">
            <text:p>0.494578566124</text:p>
          </table:table-cell>
          <table:table-cell table:formula="of:=[.EI41]" office:value-type="float" office:value="0.494578566124" calcext:value-type="float">
            <text:p>0.494578566124</text:p>
          </table:table-cell>
          <table:table-cell table:formula="of:=[.EJ41]" office:value-type="float" office:value="0.494578566124" calcext:value-type="float">
            <text:p>0.494578566124</text:p>
          </table:table-cell>
          <table:table-cell table:formula="of:=[.EK41]" office:value-type="float" office:value="0.494578566124" calcext:value-type="float">
            <text:p>0.494578566124</text:p>
          </table:table-cell>
          <table:table-cell table:formula="of:=[.EL41]" office:value-type="float" office:value="0.494578566124" calcext:value-type="float">
            <text:p>0.494578566124</text:p>
          </table:table-cell>
          <table:table-cell table:formula="of:=[.EM41]" office:value-type="float" office:value="0.494578566124" calcext:value-type="float">
            <text:p>0.494578566124</text:p>
          </table:table-cell>
          <table:table-cell table:formula="of:=[.EN41]" office:value-type="float" office:value="0.494578566124" calcext:value-type="float">
            <text:p>0.494578566124</text:p>
          </table:table-cell>
          <table:table-cell table:formula="of:=[.EO41]" office:value-type="float" office:value="0.494578566124" calcext:value-type="float">
            <text:p>0.494578566124</text:p>
          </table:table-cell>
          <table:table-cell table:formula="of:=[.EP41]" office:value-type="float" office:value="0.494578566124" calcext:value-type="float">
            <text:p>0.494578566124</text:p>
          </table:table-cell>
          <table:table-cell table:formula="of:=[.EQ41]" office:value-type="float" office:value="0.494578566124" calcext:value-type="float">
            <text:p>0.494578566124</text:p>
          </table:table-cell>
          <table:table-cell table:formula="of:=[.ER41]" office:value-type="float" office:value="0.494578566124" calcext:value-type="float">
            <text:p>0.494578566124</text:p>
          </table:table-cell>
          <table:table-cell table:formula="of:=[.ES41]" office:value-type="float" office:value="0.494578566124" calcext:value-type="float">
            <text:p>0.494578566124</text:p>
          </table:table-cell>
          <table:table-cell table:formula="of:=[.ET41]" office:value-type="float" office:value="0.494578566124" calcext:value-type="float">
            <text:p>0.494578566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68779823" calcext:value-type="float">
            <text:p>0.5368779823</text:p>
          </table:table-cell>
          <table:table-cell office:value-type="float" office:value="0.5550619765" calcext:value-type="float">
            <text:p>0.5550619765</text:p>
          </table:table-cell>
          <table:table-cell office:value-type="float" office:value="0.5356690694" calcext:value-type="float">
            <text:p>0.5356690694</text:p>
          </table:table-cell>
          <table:table-cell office:value-type="float" office:value="0.5324894422" calcext:value-type="float">
            <text:p>0.5324894422</text:p>
          </table:table-cell>
          <table:table-cell office:value-type="float" office:value="0.5406330484" calcext:value-type="float">
            <text:p>0.5406330484</text:p>
          </table:table-cell>
          <table:table-cell office:value-type="float" office:value="0.5472840742" calcext:value-type="float">
            <text:p>0.5472840742</text:p>
          </table:table-cell>
          <table:table-cell office:value-type="float" office:value="0.5172159951" calcext:value-type="float">
            <text:p>0.5172159951</text:p>
          </table:table-cell>
          <table:table-cell office:value-type="float" office:value="0.5078726788" calcext:value-type="float">
            <text:p>0.5078726788</text:p>
          </table:table-cell>
          <table:table-cell office:value-type="float" office:value="0.5332179576" calcext:value-type="float">
            <text:p>0.5332179576</text:p>
          </table:table-cell>
          <table:table-cell office:value-type="float" office:value="0.5076644536" calcext:value-type="float">
            <text:p>0.5076644536</text:p>
          </table:table-cell>
          <table:table-cell office:value-type="float" office:value="0.5495305887" calcext:value-type="float">
            <text:p>0.5495305887</text:p>
          </table:table-cell>
          <table:table-cell office:value-type="float" office:value="0.5405595931" calcext:value-type="float">
            <text:p>0.5405595931</text:p>
          </table:table-cell>
          <table:table-cell office:value-type="float" office:value="0.513716105" calcext:value-type="float">
            <text:p>0.513716105</text:p>
          </table:table-cell>
          <table:table-cell office:value-type="float" office:value="0.519678038" calcext:value-type="float">
            <text:p>0.519678038</text:p>
          </table:table-cell>
          <table:table-cell office:value-type="float" office:value="0.4995736051" calcext:value-type="float">
            <text:p>0.4995736051</text:p>
          </table:table-cell>
          <table:table-cell office:value-type="float" office:value="0.4703166565" calcext:value-type="float">
            <text:p>0.4703166565</text:p>
          </table:table-cell>
          <table:table-cell office:value-type="float" office:value="0.4880144108" calcext:value-type="float">
            <text:p>0.4880144108</text:p>
          </table:table-cell>
          <table:table-cell office:value-type="float" office:value="0.5057121651" calcext:value-type="float">
            <text:p>0.5057121651</text:p>
          </table:table-cell>
          <table:table-cell office:value-type="float" office:value="0.4406174789" calcext:value-type="float">
            <text:p>0.4406174789</text:p>
          </table:table-cell>
          <table:table-cell office:value-type="float" office:value="0.4699353739" calcext:value-type="float">
            <text:p>0.4699353739</text:p>
          </table:table-cell>
          <table:table-cell office:value-type="float" office:value="0.5016138261" calcext:value-type="float">
            <text:p>0.5016138261</text:p>
          </table:table-cell>
          <table:table-cell office:value-type="float" office:value="0.5004265544" calcext:value-type="float">
            <text:p>0.5004265544</text:p>
          </table:table-cell>
          <table:table-cell office:value-type="float" office:value="0.4784002333" calcext:value-type="float">
            <text:p>0.4784002333</text:p>
          </table:table-cell>
          <table:table-cell office:value-type="float" office:value="0.5102629642" calcext:value-type="float">
            <text:p>0.5102629642</text:p>
          </table:table-cell>
          <table:table-cell office:value-type="float" office:value="0.4959975342" calcext:value-type="float">
            <text:p>0.4959975342</text:p>
          </table:table-cell>
          <table:table-cell office:value-type="float" office:value="0.5612946793" calcext:value-type="float">
            <text:p>0.5612946793</text:p>
          </table:table-cell>
          <table:table-cell office:value-type="float" office:value="0.5084779478" calcext:value-type="float">
            <text:p>0.5084779478</text:p>
          </table:table-cell>
          <table:table-cell office:value-type="float" office:value="0.5125392446" calcext:value-type="float">
            <text:p>0.5125392446</text:p>
          </table:table-cell>
          <table:table-cell office:value-type="float" office:value="0.5111946867" calcext:value-type="float">
            <text:p>0.5111946867</text:p>
          </table:table-cell>
          <table:table-cell office:value-type="float" office:value="0.5535934372" calcext:value-type="float">
            <text:p>0.5535934372</text:p>
          </table:table-cell>
          <table:table-cell office:value-type="float" office:value="0.5474730726" calcext:value-type="float">
            <text:p>0.5474730726</text:p>
          </table:table-cell>
          <table:table-cell office:value-type="float" office:value="0.5120468257" calcext:value-type="float">
            <text:p>0.5120468257</text:p>
          </table:table-cell>
          <table:table-cell office:value-type="float" office:value="0.5380384685" calcext:value-type="float">
            <text:p>0.5380384685</text:p>
          </table:table-cell>
          <table:table-cell office:value-type="float" office:value="0.5182650196" calcext:value-type="float">
            <text:p>0.5182650196</text:p>
          </table:table-cell>
          <table:table-cell office:value-type="float" office:value="0.4739380046" calcext:value-type="float">
            <text:p>0.4739380046</text:p>
          </table:table-cell>
          <table:table-cell office:value-type="float" office:value="0.5057055772" calcext:value-type="float">
            <text:p>0.5057055772</text:p>
          </table:table-cell>
          <table:table-cell office:value-type="float" office:value="0.4895117911" calcext:value-type="float">
            <text:p>0.4895117911</text:p>
          </table:table-cell>
          <table:table-cell office:value-type="float" office:value="0.5012821455" calcext:value-type="float">
            <text:p>0.5012821455</text:p>
          </table:table-cell>
          <table:table-cell office:value-type="float" office:value="0.4973245871" calcext:value-type="float">
            <text:p>0.4973245871</text:p>
          </table:table-cell>
          <table:table-cell office:value-type="float" office:value="0.4746560253" calcext:value-type="float">
            <text:p>0.4746560253</text:p>
          </table:table-cell>
          <table:table-cell office:value-type="float" office:value="0.4986722274" calcext:value-type="float">
            <text:p>0.4986722274</text:p>
          </table:table-cell>
          <table:table-cell office:value-type="float" office:value="0.5314591247" calcext:value-type="float">
            <text:p>0.5314591247</text:p>
          </table:table-cell>
          <table:table-cell office:value-type="float" office:value="0.4954128738" calcext:value-type="float">
            <text:p>0.4954128738</text:p>
          </table:table-cell>
          <table:table-cell office:value-type="float" office:value="0.4891038904" calcext:value-type="float">
            <text:p>0.4891038904</text:p>
          </table:table-cell>
          <table:table-cell office:value-type="float" office:value="0.4986086192" calcext:value-type="float">
            <text:p>0.4986086192</text:p>
          </table:table-cell>
          <table:table-cell office:value-type="float" office:value="0.4889395299" calcext:value-type="float">
            <text:p>0.4889395299</text:p>
          </table:table-cell>
          <table:table-cell office:value-type="float" office:value="0.483615755" calcext:value-type="float">
            <text:p>0.483615755</text:p>
          </table:table-cell>
          <table:table-cell office:value-type="float" office:value="0.4971211178" calcext:value-type="float">
            <text:p>0.4971211178</text:p>
          </table:table-cell>
          <table:table-cell office:value-type="float" office:value="0.474391897475" calcext:value-type="float">
            <text:p>0.474391897475</text:p>
          </table:table-cell>
          <table:table-cell office:value-type="float" office:value="0.48196830425" calcext:value-type="float">
            <text:p>0.48196830425</text:p>
          </table:table-cell>
          <table:table-cell office:value-type="float" office:value="0.489544711025" calcext:value-type="float">
            <text:p>0.489544711025</text:p>
          </table:table-cell>
          <table:table-cell office:value-type="float" office:value="0.4668154907" calcext:value-type="float">
            <text:p>0.4668154907</text:p>
          </table:table-cell>
          <table:table-cell office:value-type="float" office:value="0.4952559594" calcext:value-type="float">
            <text:p>0.4952559594</text:p>
          </table:table-cell>
          <table:table-cell office:value-type="float" office:value="0.4987327353" calcext:value-type="float">
            <text:p>0.4987327353</text:p>
          </table:table-cell>
          <table:table-cell office:value-type="float" office:value="0.480256392" calcext:value-type="float">
            <text:p>0.480256392</text:p>
          </table:table-cell>
          <table:table-cell office:value-type="float" office:value="0.4979587492" calcext:value-type="float">
            <text:p>0.4979587492</text:p>
          </table:table-cell>
          <table:table-cell office:value-type="float" office:value="0.490098324" calcext:value-type="float">
            <text:p>0.490098324</text:p>
          </table:table-cell>
          <table:table-cell office:value-type="float" office:value="0.4635395537" calcext:value-type="float">
            <text:p>0.4635395537</text:p>
          </table:table-cell>
          <table:table-cell office:value-type="float" office:value="0.4615483723" calcext:value-type="float">
            <text:p>0.4615483723</text:p>
          </table:table-cell>
          <table:table-cell office:value-type="float" office:value="0.4885671407" calcext:value-type="float">
            <text:p>0.4885671407</text:p>
          </table:table-cell>
          <table:table-cell office:value-type="float" office:value="0.464814052" calcext:value-type="float">
            <text:p>0.464814052</text:p>
          </table:table-cell>
          <table:table-cell office:value-type="float" office:value="0.46108156" calcext:value-type="float">
            <text:p>0.46108156</text:p>
          </table:table-cell>
          <table:table-cell office:value-type="float" office:value="0.4672489722" calcext:value-type="float">
            <text:p>0.4672489722</text:p>
          </table:table-cell>
          <table:table-cell office:value-type="float" office:value="0.4901457387" calcext:value-type="float">
            <text:p>0.4901457387</text:p>
          </table:table-cell>
          <table:table-cell office:value-type="float" office:value="0.4549835441" calcext:value-type="float">
            <text:p>0.4549835441</text:p>
          </table:table-cell>
          <table:table-cell office:value-type="float" office:value="0.4531276684" calcext:value-type="float">
            <text:p>0.4531276684</text:p>
          </table:table-cell>
          <table:table-cell table:style-name="Default" office:value-type="float" office:value="0.4729015567" calcext:value-type="float">
            <text:p>0.4729015567</text:p>
          </table:table-cell>
          <table:table-cell table:style-name="ce1" table:formula="of:=AVERAGE([.AR42:.BP42])" office:value-type="float" office:value="0.48023130033" calcext:value-type="float">
            <text:p>0.48023130033</text:p>
          </table:table-cell>
          <table:table-cell table:formula="of:=[.BQ42]" office:value-type="float" office:value="0.48023130033" calcext:value-type="float">
            <text:p>0.48023130033</text:p>
          </table:table-cell>
          <table:table-cell table:formula="of:=[.BR42]" office:value-type="float" office:value="0.48023130033" calcext:value-type="float">
            <text:p>0.48023130033</text:p>
          </table:table-cell>
          <table:table-cell table:formula="of:=[.BS42]" office:value-type="float" office:value="0.48023130033" calcext:value-type="float">
            <text:p>0.48023130033</text:p>
          </table:table-cell>
          <table:table-cell table:formula="of:=[.BT42]" office:value-type="float" office:value="0.48023130033" calcext:value-type="float">
            <text:p>0.48023130033</text:p>
          </table:table-cell>
          <table:table-cell table:formula="of:=[.BU42]" office:value-type="float" office:value="0.48023130033" calcext:value-type="float">
            <text:p>0.48023130033</text:p>
          </table:table-cell>
          <table:table-cell table:formula="of:=[.BV42]" office:value-type="float" office:value="0.48023130033" calcext:value-type="float">
            <text:p>0.48023130033</text:p>
          </table:table-cell>
          <table:table-cell table:formula="of:=[.BW42]" office:value-type="float" office:value="0.48023130033" calcext:value-type="float">
            <text:p>0.48023130033</text:p>
          </table:table-cell>
          <table:table-cell table:formula="of:=[.BX42]" office:value-type="float" office:value="0.48023130033" calcext:value-type="float">
            <text:p>0.48023130033</text:p>
          </table:table-cell>
          <table:table-cell table:formula="of:=[.BY42]" office:value-type="float" office:value="0.48023130033" calcext:value-type="float">
            <text:p>0.48023130033</text:p>
          </table:table-cell>
          <table:table-cell table:formula="of:=[.BZ42]" office:value-type="float" office:value="0.48023130033" calcext:value-type="float">
            <text:p>0.48023130033</text:p>
          </table:table-cell>
          <table:table-cell table:formula="of:=[.CA42]" office:value-type="float" office:value="0.48023130033" calcext:value-type="float">
            <text:p>0.48023130033</text:p>
          </table:table-cell>
          <table:table-cell table:formula="of:=[.CB42]" office:value-type="float" office:value="0.48023130033" calcext:value-type="float">
            <text:p>0.48023130033</text:p>
          </table:table-cell>
          <table:table-cell table:formula="of:=[.CC42]" office:value-type="float" office:value="0.48023130033" calcext:value-type="float">
            <text:p>0.48023130033</text:p>
          </table:table-cell>
          <table:table-cell table:formula="of:=[.CD42]" office:value-type="float" office:value="0.48023130033" calcext:value-type="float">
            <text:p>0.48023130033</text:p>
          </table:table-cell>
          <table:table-cell table:formula="of:=[.CE42]" office:value-type="float" office:value="0.48023130033" calcext:value-type="float">
            <text:p>0.48023130033</text:p>
          </table:table-cell>
          <table:table-cell table:formula="of:=[.CF42]" office:value-type="float" office:value="0.48023130033" calcext:value-type="float">
            <text:p>0.48023130033</text:p>
          </table:table-cell>
          <table:table-cell table:formula="of:=[.CG42]" office:value-type="float" office:value="0.48023130033" calcext:value-type="float">
            <text:p>0.48023130033</text:p>
          </table:table-cell>
          <table:table-cell table:formula="of:=[.CH42]" office:value-type="float" office:value="0.48023130033" calcext:value-type="float">
            <text:p>0.48023130033</text:p>
          </table:table-cell>
          <table:table-cell table:formula="of:=[.CI42]" office:value-type="float" office:value="0.48023130033" calcext:value-type="float">
            <text:p>0.48023130033</text:p>
          </table:table-cell>
          <table:table-cell table:formula="of:=[.CJ42]" office:value-type="float" office:value="0.48023130033" calcext:value-type="float">
            <text:p>0.48023130033</text:p>
          </table:table-cell>
          <table:table-cell table:formula="of:=[.CK42]" office:value-type="float" office:value="0.48023130033" calcext:value-type="float">
            <text:p>0.48023130033</text:p>
          </table:table-cell>
          <table:table-cell table:formula="of:=[.CL42]" office:value-type="float" office:value="0.48023130033" calcext:value-type="float">
            <text:p>0.48023130033</text:p>
          </table:table-cell>
          <table:table-cell table:formula="of:=[.CM42]" office:value-type="float" office:value="0.48023130033" calcext:value-type="float">
            <text:p>0.48023130033</text:p>
          </table:table-cell>
          <table:table-cell table:formula="of:=[.CN42]" office:value-type="float" office:value="0.48023130033" calcext:value-type="float">
            <text:p>0.48023130033</text:p>
          </table:table-cell>
          <table:table-cell table:formula="of:=[.CO42]" office:value-type="float" office:value="0.48023130033" calcext:value-type="float">
            <text:p>0.48023130033</text:p>
          </table:table-cell>
          <table:table-cell table:formula="of:=[.CP42]" office:value-type="float" office:value="0.48023130033" calcext:value-type="float">
            <text:p>0.48023130033</text:p>
          </table:table-cell>
          <table:table-cell table:formula="of:=[.CQ42]" office:value-type="float" office:value="0.48023130033" calcext:value-type="float">
            <text:p>0.48023130033</text:p>
          </table:table-cell>
          <table:table-cell table:formula="of:=[.CR42]" office:value-type="float" office:value="0.48023130033" calcext:value-type="float">
            <text:p>0.48023130033</text:p>
          </table:table-cell>
          <table:table-cell table:formula="of:=[.CS42]" office:value-type="float" office:value="0.48023130033" calcext:value-type="float">
            <text:p>0.48023130033</text:p>
          </table:table-cell>
          <table:table-cell table:formula="of:=[.CT42]" office:value-type="float" office:value="0.48023130033" calcext:value-type="float">
            <text:p>0.48023130033</text:p>
          </table:table-cell>
          <table:table-cell table:formula="of:=[.CU42]" office:value-type="float" office:value="0.48023130033" calcext:value-type="float">
            <text:p>0.48023130033</text:p>
          </table:table-cell>
          <table:table-cell table:formula="of:=[.CV42]" office:value-type="float" office:value="0.48023130033" calcext:value-type="float">
            <text:p>0.48023130033</text:p>
          </table:table-cell>
          <table:table-cell table:formula="of:=[.CW42]" office:value-type="float" office:value="0.48023130033" calcext:value-type="float">
            <text:p>0.48023130033</text:p>
          </table:table-cell>
          <table:table-cell table:formula="of:=[.CX42]" office:value-type="float" office:value="0.48023130033" calcext:value-type="float">
            <text:p>0.48023130033</text:p>
          </table:table-cell>
          <table:table-cell table:formula="of:=[.CY42]" office:value-type="float" office:value="0.48023130033" calcext:value-type="float">
            <text:p>0.48023130033</text:p>
          </table:table-cell>
          <table:table-cell table:formula="of:=[.CZ42]" office:value-type="float" office:value="0.48023130033" calcext:value-type="float">
            <text:p>0.48023130033</text:p>
          </table:table-cell>
          <table:table-cell table:formula="of:=[.DA42]" office:value-type="float" office:value="0.48023130033" calcext:value-type="float">
            <text:p>0.48023130033</text:p>
          </table:table-cell>
          <table:table-cell table:formula="of:=[.DB42]" office:value-type="float" office:value="0.48023130033" calcext:value-type="float">
            <text:p>0.48023130033</text:p>
          </table:table-cell>
          <table:table-cell table:formula="of:=[.DC42]" office:value-type="float" office:value="0.48023130033" calcext:value-type="float">
            <text:p>0.48023130033</text:p>
          </table:table-cell>
          <table:table-cell table:formula="of:=[.DD42]" office:value-type="float" office:value="0.48023130033" calcext:value-type="float">
            <text:p>0.48023130033</text:p>
          </table:table-cell>
          <table:table-cell table:formula="of:=[.DE42]" office:value-type="float" office:value="0.48023130033" calcext:value-type="float">
            <text:p>0.48023130033</text:p>
          </table:table-cell>
          <table:table-cell table:formula="of:=[.DF42]" office:value-type="float" office:value="0.48023130033" calcext:value-type="float">
            <text:p>0.48023130033</text:p>
          </table:table-cell>
          <table:table-cell table:formula="of:=[.DG42]" office:value-type="float" office:value="0.48023130033" calcext:value-type="float">
            <text:p>0.48023130033</text:p>
          </table:table-cell>
          <table:table-cell table:formula="of:=[.DH42]" office:value-type="float" office:value="0.48023130033" calcext:value-type="float">
            <text:p>0.48023130033</text:p>
          </table:table-cell>
          <table:table-cell table:formula="of:=[.DI42]" office:value-type="float" office:value="0.48023130033" calcext:value-type="float">
            <text:p>0.48023130033</text:p>
          </table:table-cell>
          <table:table-cell table:formula="of:=[.DJ42]" office:value-type="float" office:value="0.48023130033" calcext:value-type="float">
            <text:p>0.48023130033</text:p>
          </table:table-cell>
          <table:table-cell table:formula="of:=[.DK42]" office:value-type="float" office:value="0.48023130033" calcext:value-type="float">
            <text:p>0.48023130033</text:p>
          </table:table-cell>
          <table:table-cell table:formula="of:=[.DL42]" office:value-type="float" office:value="0.48023130033" calcext:value-type="float">
            <text:p>0.48023130033</text:p>
          </table:table-cell>
          <table:table-cell table:formula="of:=[.DM42]" office:value-type="float" office:value="0.48023130033" calcext:value-type="float">
            <text:p>0.48023130033</text:p>
          </table:table-cell>
          <table:table-cell table:formula="of:=[.DN42]" office:value-type="float" office:value="0.48023130033" calcext:value-type="float">
            <text:p>0.48023130033</text:p>
          </table:table-cell>
          <table:table-cell table:formula="of:=[.DO42]" office:value-type="float" office:value="0.48023130033" calcext:value-type="float">
            <text:p>0.48023130033</text:p>
          </table:table-cell>
          <table:table-cell table:formula="of:=[.DP42]" office:value-type="float" office:value="0.48023130033" calcext:value-type="float">
            <text:p>0.48023130033</text:p>
          </table:table-cell>
          <table:table-cell table:formula="of:=[.DQ42]" office:value-type="float" office:value="0.48023130033" calcext:value-type="float">
            <text:p>0.48023130033</text:p>
          </table:table-cell>
          <table:table-cell table:formula="of:=[.DR42]" office:value-type="float" office:value="0.48023130033" calcext:value-type="float">
            <text:p>0.48023130033</text:p>
          </table:table-cell>
          <table:table-cell table:formula="of:=[.DS42]" office:value-type="float" office:value="0.48023130033" calcext:value-type="float">
            <text:p>0.48023130033</text:p>
          </table:table-cell>
          <table:table-cell table:formula="of:=[.DT42]" office:value-type="float" office:value="0.48023130033" calcext:value-type="float">
            <text:p>0.48023130033</text:p>
          </table:table-cell>
          <table:table-cell table:formula="of:=[.DU42]" office:value-type="float" office:value="0.48023130033" calcext:value-type="float">
            <text:p>0.48023130033</text:p>
          </table:table-cell>
          <table:table-cell table:formula="of:=[.DV42]" office:value-type="float" office:value="0.48023130033" calcext:value-type="float">
            <text:p>0.48023130033</text:p>
          </table:table-cell>
          <table:table-cell table:formula="of:=[.DW42]" office:value-type="float" office:value="0.48023130033" calcext:value-type="float">
            <text:p>0.48023130033</text:p>
          </table:table-cell>
          <table:table-cell table:formula="of:=[.DX42]" office:value-type="float" office:value="0.48023130033" calcext:value-type="float">
            <text:p>0.48023130033</text:p>
          </table:table-cell>
          <table:table-cell table:formula="of:=[.DY42]" office:value-type="float" office:value="0.48023130033" calcext:value-type="float">
            <text:p>0.48023130033</text:p>
          </table:table-cell>
          <table:table-cell table:formula="of:=[.DZ42]" office:value-type="float" office:value="0.48023130033" calcext:value-type="float">
            <text:p>0.48023130033</text:p>
          </table:table-cell>
          <table:table-cell table:formula="of:=[.EA42]" office:value-type="float" office:value="0.48023130033" calcext:value-type="float">
            <text:p>0.48023130033</text:p>
          </table:table-cell>
          <table:table-cell table:formula="of:=[.EB42]" office:value-type="float" office:value="0.48023130033" calcext:value-type="float">
            <text:p>0.48023130033</text:p>
          </table:table-cell>
          <table:table-cell table:formula="of:=[.EC42]" office:value-type="float" office:value="0.48023130033" calcext:value-type="float">
            <text:p>0.48023130033</text:p>
          </table:table-cell>
          <table:table-cell table:formula="of:=[.ED42]" office:value-type="float" office:value="0.48023130033" calcext:value-type="float">
            <text:p>0.48023130033</text:p>
          </table:table-cell>
          <table:table-cell table:formula="of:=[.EE42]" office:value-type="float" office:value="0.48023130033" calcext:value-type="float">
            <text:p>0.48023130033</text:p>
          </table:table-cell>
          <table:table-cell table:formula="of:=[.EF42]" office:value-type="float" office:value="0.48023130033" calcext:value-type="float">
            <text:p>0.48023130033</text:p>
          </table:table-cell>
          <table:table-cell table:formula="of:=[.EG42]" office:value-type="float" office:value="0.48023130033" calcext:value-type="float">
            <text:p>0.48023130033</text:p>
          </table:table-cell>
          <table:table-cell table:formula="of:=[.EH42]" office:value-type="float" office:value="0.48023130033" calcext:value-type="float">
            <text:p>0.48023130033</text:p>
          </table:table-cell>
          <table:table-cell table:formula="of:=[.EI42]" office:value-type="float" office:value="0.48023130033" calcext:value-type="float">
            <text:p>0.48023130033</text:p>
          </table:table-cell>
          <table:table-cell table:formula="of:=[.EJ42]" office:value-type="float" office:value="0.48023130033" calcext:value-type="float">
            <text:p>0.48023130033</text:p>
          </table:table-cell>
          <table:table-cell table:formula="of:=[.EK42]" office:value-type="float" office:value="0.48023130033" calcext:value-type="float">
            <text:p>0.48023130033</text:p>
          </table:table-cell>
          <table:table-cell table:formula="of:=[.EL42]" office:value-type="float" office:value="0.48023130033" calcext:value-type="float">
            <text:p>0.48023130033</text:p>
          </table:table-cell>
          <table:table-cell table:formula="of:=[.EM42]" office:value-type="float" office:value="0.48023130033" calcext:value-type="float">
            <text:p>0.48023130033</text:p>
          </table:table-cell>
          <table:table-cell table:formula="of:=[.EN42]" office:value-type="float" office:value="0.48023130033" calcext:value-type="float">
            <text:p>0.48023130033</text:p>
          </table:table-cell>
          <table:table-cell table:formula="of:=[.EO42]" office:value-type="float" office:value="0.48023130033" calcext:value-type="float">
            <text:p>0.48023130033</text:p>
          </table:table-cell>
          <table:table-cell table:formula="of:=[.EP42]" office:value-type="float" office:value="0.48023130033" calcext:value-type="float">
            <text:p>0.48023130033</text:p>
          </table:table-cell>
          <table:table-cell table:formula="of:=[.EQ42]" office:value-type="float" office:value="0.48023130033" calcext:value-type="float">
            <text:p>0.48023130033</text:p>
          </table:table-cell>
          <table:table-cell table:formula="of:=[.ER42]" office:value-type="float" office:value="0.48023130033" calcext:value-type="float">
            <text:p>0.48023130033</text:p>
          </table:table-cell>
          <table:table-cell table:formula="of:=[.ES42]" office:value-type="float" office:value="0.48023130033" calcext:value-type="float">
            <text:p>0.48023130033</text:p>
          </table:table-cell>
          <table:table-cell table:formula="of:=[.ET42]" office:value-type="float" office:value="0.48023130033" calcext:value-type="float">
            <text:p>0.480231300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307486693" calcext:value-type="float">
            <text:p>0.4307486693</text:p>
          </table:table-cell>
          <table:table-cell office:value-type="float" office:value="0.4549160028" calcext:value-type="float">
            <text:p>0.4549160028</text:p>
          </table:table-cell>
          <table:table-cell office:value-type="float" office:value="0.4981055235" calcext:value-type="float">
            <text:p>0.4981055235</text:p>
          </table:table-cell>
          <table:table-cell office:value-type="float" office:value="0.5185362001" calcext:value-type="float">
            <text:p>0.5185362001</text:p>
          </table:table-cell>
          <table:table-cell office:value-type="float" office:value="0.4836774371" calcext:value-type="float">
            <text:p>0.4836774371</text:p>
          </table:table-cell>
          <table:table-cell office:value-type="float" office:value="0.457234972" calcext:value-type="float">
            <text:p>0.457234972</text:p>
          </table:table-cell>
          <table:table-cell office:value-type="float" office:value="0.494125501" calcext:value-type="float">
            <text:p>0.494125501</text:p>
          </table:table-cell>
          <table:table-cell office:value-type="float" office:value="0.4875792914" calcext:value-type="float">
            <text:p>0.4875792914</text:p>
          </table:table-cell>
          <table:table-cell office:value-type="float" office:value="0.4853742058" calcext:value-type="float">
            <text:p>0.4853742058</text:p>
          </table:table-cell>
          <table:table-cell office:value-type="float" office:value="0.4624421485" calcext:value-type="float">
            <text:p>0.4624421485</text:p>
          </table:table-cell>
          <table:table-cell office:value-type="float" office:value="0.4755625953" calcext:value-type="float">
            <text:p>0.4755625953</text:p>
          </table:table-cell>
          <table:table-cell office:value-type="float" office:value="0.4543749867" calcext:value-type="float">
            <text:p>0.4543749867</text:p>
          </table:table-cell>
          <table:table-cell office:value-type="float" office:value="0.4793378213" calcext:value-type="float">
            <text:p>0.4793378213</text:p>
          </table:table-cell>
          <table:table-cell office:value-type="float" office:value="0.444491586" calcext:value-type="float">
            <text:p>0.444491586</text:p>
          </table:table-cell>
          <table:table-cell office:value-type="float" office:value="0.4500079897" calcext:value-type="float">
            <text:p>0.4500079897</text:p>
          </table:table-cell>
          <table:table-cell office:value-type="float" office:value="0.501773162" calcext:value-type="float">
            <text:p>0.501773162</text:p>
          </table:table-cell>
          <table:table-cell office:value-type="float" office:value="0.4938142711" calcext:value-type="float">
            <text:p>0.4938142711</text:p>
          </table:table-cell>
          <table:table-cell office:value-type="float" office:value="0.4858553802" calcext:value-type="float">
            <text:p>0.4858553802</text:p>
          </table:table-cell>
          <table:table-cell office:value-type="float" office:value="0.4897512004" calcext:value-type="float">
            <text:p>0.4897512004</text:p>
          </table:table-cell>
          <table:table-cell office:value-type="float" office:value="0.4605578557" calcext:value-type="float">
            <text:p>0.4605578557</text:p>
          </table:table-cell>
          <table:table-cell office:value-type="float" office:value="0.4682342374" calcext:value-type="float">
            <text:p>0.4682342374</text:p>
          </table:table-cell>
          <table:table-cell office:value-type="float" office:value="0.4572528713" calcext:value-type="float">
            <text:p>0.4572528713</text:p>
          </table:table-cell>
          <table:table-cell office:value-type="float" office:value="0.4851029175" calcext:value-type="float">
            <text:p>0.4851029175</text:p>
          </table:table-cell>
          <table:table-cell office:value-type="float" office:value="0.4665467052" calcext:value-type="float">
            <text:p>0.4665467052</text:p>
          </table:table-cell>
          <table:table-cell office:value-type="float" office:value="0.4639564319" calcext:value-type="float">
            <text:p>0.4639564319</text:p>
          </table:table-cell>
          <table:table-cell office:value-type="float" office:value="0.435160233" calcext:value-type="float">
            <text:p>0.435160233</text:p>
          </table:table-cell>
          <table:table-cell office:value-type="float" office:value="0.440890239" calcext:value-type="float">
            <text:p>0.440890239</text:p>
          </table:table-cell>
          <table:table-cell office:value-type="float" office:value="0.4979637282" calcext:value-type="float">
            <text:p>0.4979637282</text:p>
          </table:table-cell>
          <table:table-cell office:value-type="float" office:value="0.47810531" calcext:value-type="float">
            <text:p>0.47810531</text:p>
          </table:table-cell>
          <table:table-cell office:value-type="float" office:value="0.4606712194" calcext:value-type="float">
            <text:p>0.4606712194</text:p>
          </table:table-cell>
          <table:table-cell office:value-type="float" office:value="0.4268594723" calcext:value-type="float">
            <text:p>0.4268594723</text:p>
          </table:table-cell>
          <table:table-cell office:value-type="float" office:value="0.4811788376" calcext:value-type="float">
            <text:p>0.4811788376</text:p>
          </table:table-cell>
          <table:table-cell office:value-type="float" office:value="0.4365953174" calcext:value-type="float">
            <text:p>0.4365953174</text:p>
          </table:table-cell>
          <table:table-cell office:value-type="float" office:value="0.4170515877" calcext:value-type="float">
            <text:p>0.4170515877</text:p>
          </table:table-cell>
          <table:table-cell office:value-type="float" office:value="0.4002532396" calcext:value-type="float">
            <text:p>0.4002532396</text:p>
          </table:table-cell>
          <table:table-cell office:value-type="float" office:value="0.4455746122" calcext:value-type="float">
            <text:p>0.4455746122</text:p>
          </table:table-cell>
          <table:table-cell office:value-type="float" office:value="0.4540187716" calcext:value-type="float">
            <text:p>0.4540187716</text:p>
          </table:table-cell>
          <table:table-cell office:value-type="float" office:value="0.4624502581" calcext:value-type="float">
            <text:p>0.4624502581</text:p>
          </table:table-cell>
          <table:table-cell office:value-type="float" office:value="0.4478433063" calcext:value-type="float">
            <text:p>0.4478433063</text:p>
          </table:table-cell>
          <table:table-cell office:value-type="float" office:value="0.4255165993" calcext:value-type="float">
            <text:p>0.4255165993</text:p>
          </table:table-cell>
          <table:table-cell office:value-type="float" office:value="0.4497422709" calcext:value-type="float">
            <text:p>0.4497422709</text:p>
          </table:table-cell>
          <table:table-cell office:value-type="float" office:value="0.4979497295" calcext:value-type="float">
            <text:p>0.4979497295</text:p>
          </table:table-cell>
          <table:table-cell office:value-type="float" office:value="0.4759931157" calcext:value-type="float">
            <text:p>0.4759931157</text:p>
          </table:table-cell>
          <table:table-cell office:value-type="float" office:value="0.4526569189" calcext:value-type="float">
            <text:p>0.4526569189</text:p>
          </table:table-cell>
          <table:table-cell office:value-type="float" office:value="0.4291364716" calcext:value-type="float">
            <text:p>0.4291364716</text:p>
          </table:table-cell>
          <table:table-cell office:value-type="float" office:value="0.4291879816" calcext:value-type="float">
            <text:p>0.4291879816</text:p>
          </table:table-cell>
          <table:table-cell office:value-type="float" office:value="0.4452802008" calcext:value-type="float">
            <text:p>0.4452802008</text:p>
          </table:table-cell>
          <table:table-cell office:value-type="float" office:value="0.4525292745" calcext:value-type="float">
            <text:p>0.4525292745</text:p>
          </table:table-cell>
          <table:table-cell office:value-type="float" office:value="0.47880332115" calcext:value-type="float">
            <text:p>0.47880332115</text:p>
          </table:table-cell>
          <table:table-cell office:value-type="float" office:value="0.4700453056" calcext:value-type="float">
            <text:p>0.4700453056</text:p>
          </table:table-cell>
          <table:table-cell office:value-type="float" office:value="0.46128729005" calcext:value-type="float">
            <text:p>0.46128729005</text:p>
          </table:table-cell>
          <table:table-cell office:value-type="float" office:value="0.4875613367" calcext:value-type="float">
            <text:p>0.4875613367</text:p>
          </table:table-cell>
          <table:table-cell office:value-type="float" office:value="0.4935802529" calcext:value-type="float">
            <text:p>0.4935802529</text:p>
          </table:table-cell>
          <table:table-cell office:value-type="float" office:value="0.4807629932" calcext:value-type="float">
            <text:p>0.4807629932</text:p>
          </table:table-cell>
          <table:table-cell office:value-type="float" office:value="0.4764336268" calcext:value-type="float">
            <text:p>0.4764336268</text:p>
          </table:table-cell>
          <table:table-cell office:value-type="float" office:value="0.4597783706" calcext:value-type="float">
            <text:p>0.4597783706</text:p>
          </table:table-cell>
          <table:table-cell office:value-type="float" office:value="0.4886735929" calcext:value-type="float">
            <text:p>0.4886735929</text:p>
          </table:table-cell>
          <table:table-cell office:value-type="float" office:value="0.4640266092" calcext:value-type="float">
            <text:p>0.4640266092</text:p>
          </table:table-cell>
          <table:table-cell office:value-type="float" office:value="0.4416112506" calcext:value-type="float">
            <text:p>0.4416112506</text:p>
          </table:table-cell>
          <table:table-cell office:value-type="float" office:value="0.4570673475" calcext:value-type="float">
            <text:p>0.4570673475</text:p>
          </table:table-cell>
          <table:table-cell office:value-type="float" office:value="0.4637434559" calcext:value-type="float">
            <text:p>0.4637434559</text:p>
          </table:table-cell>
          <table:table-cell office:value-type="float" office:value="0.4732872469" calcext:value-type="float">
            <text:p>0.4732872469</text:p>
          </table:table-cell>
          <table:table-cell office:value-type="float" office:value="0.4567170804" calcext:value-type="float">
            <text:p>0.4567170804</text:p>
          </table:table-cell>
          <table:table-cell office:value-type="float" office:value="0.4273234849" calcext:value-type="float">
            <text:p>0.4273234849</text:p>
          </table:table-cell>
          <table:table-cell office:value-type="float" office:value="0.4499974204" calcext:value-type="float">
            <text:p>0.4499974204</text:p>
          </table:table-cell>
          <table:table-cell office:value-type="float" office:value="0.4812987474" calcext:value-type="float">
            <text:p>0.4812987474</text:p>
          </table:table-cell>
          <table:table-cell table:style-name="Default" office:value-type="float" office:value="0.4640360406" calcext:value-type="float">
            <text:p>0.4640360406</text:p>
          </table:table-cell>
          <table:table-cell table:style-name="ce1" table:formula="of:=AVERAGE([.AR43:.BP43])" office:value-type="float" office:value="0.462432749472" calcext:value-type="float">
            <text:p>0.462432749472</text:p>
          </table:table-cell>
          <table:table-cell table:formula="of:=[.BQ43]" office:value-type="float" office:value="0.462432749472" calcext:value-type="float">
            <text:p>0.462432749472</text:p>
          </table:table-cell>
          <table:table-cell table:formula="of:=[.BR43]" office:value-type="float" office:value="0.462432749472" calcext:value-type="float">
            <text:p>0.462432749472</text:p>
          </table:table-cell>
          <table:table-cell table:formula="of:=[.BS43]" office:value-type="float" office:value="0.462432749472" calcext:value-type="float">
            <text:p>0.462432749472</text:p>
          </table:table-cell>
          <table:table-cell table:formula="of:=[.BT43]" office:value-type="float" office:value="0.462432749472" calcext:value-type="float">
            <text:p>0.462432749472</text:p>
          </table:table-cell>
          <table:table-cell table:formula="of:=[.BU43]" office:value-type="float" office:value="0.462432749472" calcext:value-type="float">
            <text:p>0.462432749472</text:p>
          </table:table-cell>
          <table:table-cell table:formula="of:=[.BV43]" office:value-type="float" office:value="0.462432749472" calcext:value-type="float">
            <text:p>0.462432749472</text:p>
          </table:table-cell>
          <table:table-cell table:formula="of:=[.BW43]" office:value-type="float" office:value="0.462432749472" calcext:value-type="float">
            <text:p>0.462432749472</text:p>
          </table:table-cell>
          <table:table-cell table:formula="of:=[.BX43]" office:value-type="float" office:value="0.462432749472" calcext:value-type="float">
            <text:p>0.462432749472</text:p>
          </table:table-cell>
          <table:table-cell table:formula="of:=[.BY43]" office:value-type="float" office:value="0.462432749472" calcext:value-type="float">
            <text:p>0.462432749472</text:p>
          </table:table-cell>
          <table:table-cell table:formula="of:=[.BZ43]" office:value-type="float" office:value="0.462432749472" calcext:value-type="float">
            <text:p>0.462432749472</text:p>
          </table:table-cell>
          <table:table-cell table:formula="of:=[.CA43]" office:value-type="float" office:value="0.462432749472" calcext:value-type="float">
            <text:p>0.462432749472</text:p>
          </table:table-cell>
          <table:table-cell table:formula="of:=[.CB43]" office:value-type="float" office:value="0.462432749472" calcext:value-type="float">
            <text:p>0.462432749472</text:p>
          </table:table-cell>
          <table:table-cell table:formula="of:=[.CC43]" office:value-type="float" office:value="0.462432749472" calcext:value-type="float">
            <text:p>0.462432749472</text:p>
          </table:table-cell>
          <table:table-cell table:formula="of:=[.CD43]" office:value-type="float" office:value="0.462432749472" calcext:value-type="float">
            <text:p>0.462432749472</text:p>
          </table:table-cell>
          <table:table-cell table:formula="of:=[.CE43]" office:value-type="float" office:value="0.462432749472" calcext:value-type="float">
            <text:p>0.462432749472</text:p>
          </table:table-cell>
          <table:table-cell table:formula="of:=[.CF43]" office:value-type="float" office:value="0.462432749472" calcext:value-type="float">
            <text:p>0.462432749472</text:p>
          </table:table-cell>
          <table:table-cell table:formula="of:=[.CG43]" office:value-type="float" office:value="0.462432749472" calcext:value-type="float">
            <text:p>0.462432749472</text:p>
          </table:table-cell>
          <table:table-cell table:formula="of:=[.CH43]" office:value-type="float" office:value="0.462432749472" calcext:value-type="float">
            <text:p>0.462432749472</text:p>
          </table:table-cell>
          <table:table-cell table:formula="of:=[.CI43]" office:value-type="float" office:value="0.462432749472" calcext:value-type="float">
            <text:p>0.462432749472</text:p>
          </table:table-cell>
          <table:table-cell table:formula="of:=[.CJ43]" office:value-type="float" office:value="0.462432749472" calcext:value-type="float">
            <text:p>0.462432749472</text:p>
          </table:table-cell>
          <table:table-cell table:formula="of:=[.CK43]" office:value-type="float" office:value="0.462432749472" calcext:value-type="float">
            <text:p>0.462432749472</text:p>
          </table:table-cell>
          <table:table-cell table:formula="of:=[.CL43]" office:value-type="float" office:value="0.462432749472" calcext:value-type="float">
            <text:p>0.462432749472</text:p>
          </table:table-cell>
          <table:table-cell table:formula="of:=[.CM43]" office:value-type="float" office:value="0.462432749472" calcext:value-type="float">
            <text:p>0.462432749472</text:p>
          </table:table-cell>
          <table:table-cell table:formula="of:=[.CN43]" office:value-type="float" office:value="0.462432749472" calcext:value-type="float">
            <text:p>0.462432749472</text:p>
          </table:table-cell>
          <table:table-cell table:formula="of:=[.CO43]" office:value-type="float" office:value="0.462432749472" calcext:value-type="float">
            <text:p>0.462432749472</text:p>
          </table:table-cell>
          <table:table-cell table:formula="of:=[.CP43]" office:value-type="float" office:value="0.462432749472" calcext:value-type="float">
            <text:p>0.462432749472</text:p>
          </table:table-cell>
          <table:table-cell table:formula="of:=[.CQ43]" office:value-type="float" office:value="0.462432749472" calcext:value-type="float">
            <text:p>0.462432749472</text:p>
          </table:table-cell>
          <table:table-cell table:formula="of:=[.CR43]" office:value-type="float" office:value="0.462432749472" calcext:value-type="float">
            <text:p>0.462432749472</text:p>
          </table:table-cell>
          <table:table-cell table:formula="of:=[.CS43]" office:value-type="float" office:value="0.462432749472" calcext:value-type="float">
            <text:p>0.462432749472</text:p>
          </table:table-cell>
          <table:table-cell table:formula="of:=[.CT43]" office:value-type="float" office:value="0.462432749472" calcext:value-type="float">
            <text:p>0.462432749472</text:p>
          </table:table-cell>
          <table:table-cell table:formula="of:=[.CU43]" office:value-type="float" office:value="0.462432749472" calcext:value-type="float">
            <text:p>0.462432749472</text:p>
          </table:table-cell>
          <table:table-cell table:formula="of:=[.CV43]" office:value-type="float" office:value="0.462432749472" calcext:value-type="float">
            <text:p>0.462432749472</text:p>
          </table:table-cell>
          <table:table-cell table:formula="of:=[.CW43]" office:value-type="float" office:value="0.462432749472" calcext:value-type="float">
            <text:p>0.462432749472</text:p>
          </table:table-cell>
          <table:table-cell table:formula="of:=[.CX43]" office:value-type="float" office:value="0.462432749472" calcext:value-type="float">
            <text:p>0.462432749472</text:p>
          </table:table-cell>
          <table:table-cell table:formula="of:=[.CY43]" office:value-type="float" office:value="0.462432749472" calcext:value-type="float">
            <text:p>0.462432749472</text:p>
          </table:table-cell>
          <table:table-cell table:formula="of:=[.CZ43]" office:value-type="float" office:value="0.462432749472" calcext:value-type="float">
            <text:p>0.462432749472</text:p>
          </table:table-cell>
          <table:table-cell table:formula="of:=[.DA43]" office:value-type="float" office:value="0.462432749472" calcext:value-type="float">
            <text:p>0.462432749472</text:p>
          </table:table-cell>
          <table:table-cell table:formula="of:=[.DB43]" office:value-type="float" office:value="0.462432749472" calcext:value-type="float">
            <text:p>0.462432749472</text:p>
          </table:table-cell>
          <table:table-cell table:formula="of:=[.DC43]" office:value-type="float" office:value="0.462432749472" calcext:value-type="float">
            <text:p>0.462432749472</text:p>
          </table:table-cell>
          <table:table-cell table:formula="of:=[.DD43]" office:value-type="float" office:value="0.462432749472" calcext:value-type="float">
            <text:p>0.462432749472</text:p>
          </table:table-cell>
          <table:table-cell table:formula="of:=[.DE43]" office:value-type="float" office:value="0.462432749472" calcext:value-type="float">
            <text:p>0.462432749472</text:p>
          </table:table-cell>
          <table:table-cell table:formula="of:=[.DF43]" office:value-type="float" office:value="0.462432749472" calcext:value-type="float">
            <text:p>0.462432749472</text:p>
          </table:table-cell>
          <table:table-cell table:formula="of:=[.DG43]" office:value-type="float" office:value="0.462432749472" calcext:value-type="float">
            <text:p>0.462432749472</text:p>
          </table:table-cell>
          <table:table-cell table:formula="of:=[.DH43]" office:value-type="float" office:value="0.462432749472" calcext:value-type="float">
            <text:p>0.462432749472</text:p>
          </table:table-cell>
          <table:table-cell table:formula="of:=[.DI43]" office:value-type="float" office:value="0.462432749472" calcext:value-type="float">
            <text:p>0.462432749472</text:p>
          </table:table-cell>
          <table:table-cell table:formula="of:=[.DJ43]" office:value-type="float" office:value="0.462432749472" calcext:value-type="float">
            <text:p>0.462432749472</text:p>
          </table:table-cell>
          <table:table-cell table:formula="of:=[.DK43]" office:value-type="float" office:value="0.462432749472" calcext:value-type="float">
            <text:p>0.462432749472</text:p>
          </table:table-cell>
          <table:table-cell table:formula="of:=[.DL43]" office:value-type="float" office:value="0.462432749472" calcext:value-type="float">
            <text:p>0.462432749472</text:p>
          </table:table-cell>
          <table:table-cell table:formula="of:=[.DM43]" office:value-type="float" office:value="0.462432749472" calcext:value-type="float">
            <text:p>0.462432749472</text:p>
          </table:table-cell>
          <table:table-cell table:formula="of:=[.DN43]" office:value-type="float" office:value="0.462432749472" calcext:value-type="float">
            <text:p>0.462432749472</text:p>
          </table:table-cell>
          <table:table-cell table:formula="of:=[.DO43]" office:value-type="float" office:value="0.462432749472" calcext:value-type="float">
            <text:p>0.462432749472</text:p>
          </table:table-cell>
          <table:table-cell table:formula="of:=[.DP43]" office:value-type="float" office:value="0.462432749472" calcext:value-type="float">
            <text:p>0.462432749472</text:p>
          </table:table-cell>
          <table:table-cell table:formula="of:=[.DQ43]" office:value-type="float" office:value="0.462432749472" calcext:value-type="float">
            <text:p>0.462432749472</text:p>
          </table:table-cell>
          <table:table-cell table:formula="of:=[.DR43]" office:value-type="float" office:value="0.462432749472" calcext:value-type="float">
            <text:p>0.462432749472</text:p>
          </table:table-cell>
          <table:table-cell table:formula="of:=[.DS43]" office:value-type="float" office:value="0.462432749472" calcext:value-type="float">
            <text:p>0.462432749472</text:p>
          </table:table-cell>
          <table:table-cell table:formula="of:=[.DT43]" office:value-type="float" office:value="0.462432749472" calcext:value-type="float">
            <text:p>0.462432749472</text:p>
          </table:table-cell>
          <table:table-cell table:formula="of:=[.DU43]" office:value-type="float" office:value="0.462432749472" calcext:value-type="float">
            <text:p>0.462432749472</text:p>
          </table:table-cell>
          <table:table-cell table:formula="of:=[.DV43]" office:value-type="float" office:value="0.462432749472" calcext:value-type="float">
            <text:p>0.462432749472</text:p>
          </table:table-cell>
          <table:table-cell table:formula="of:=[.DW43]" office:value-type="float" office:value="0.462432749472" calcext:value-type="float">
            <text:p>0.462432749472</text:p>
          </table:table-cell>
          <table:table-cell table:formula="of:=[.DX43]" office:value-type="float" office:value="0.462432749472" calcext:value-type="float">
            <text:p>0.462432749472</text:p>
          </table:table-cell>
          <table:table-cell table:formula="of:=[.DY43]" office:value-type="float" office:value="0.462432749472" calcext:value-type="float">
            <text:p>0.462432749472</text:p>
          </table:table-cell>
          <table:table-cell table:formula="of:=[.DZ43]" office:value-type="float" office:value="0.462432749472" calcext:value-type="float">
            <text:p>0.462432749472</text:p>
          </table:table-cell>
          <table:table-cell table:formula="of:=[.EA43]" office:value-type="float" office:value="0.462432749472" calcext:value-type="float">
            <text:p>0.462432749472</text:p>
          </table:table-cell>
          <table:table-cell table:formula="of:=[.EB43]" office:value-type="float" office:value="0.462432749472" calcext:value-type="float">
            <text:p>0.462432749472</text:p>
          </table:table-cell>
          <table:table-cell table:formula="of:=[.EC43]" office:value-type="float" office:value="0.462432749472" calcext:value-type="float">
            <text:p>0.462432749472</text:p>
          </table:table-cell>
          <table:table-cell table:formula="of:=[.ED43]" office:value-type="float" office:value="0.462432749472" calcext:value-type="float">
            <text:p>0.462432749472</text:p>
          </table:table-cell>
          <table:table-cell table:formula="of:=[.EE43]" office:value-type="float" office:value="0.462432749472" calcext:value-type="float">
            <text:p>0.462432749472</text:p>
          </table:table-cell>
          <table:table-cell table:formula="of:=[.EF43]" office:value-type="float" office:value="0.462432749472" calcext:value-type="float">
            <text:p>0.462432749472</text:p>
          </table:table-cell>
          <table:table-cell table:formula="of:=[.EG43]" office:value-type="float" office:value="0.462432749472" calcext:value-type="float">
            <text:p>0.462432749472</text:p>
          </table:table-cell>
          <table:table-cell table:formula="of:=[.EH43]" office:value-type="float" office:value="0.462432749472" calcext:value-type="float">
            <text:p>0.462432749472</text:p>
          </table:table-cell>
          <table:table-cell table:formula="of:=[.EI43]" office:value-type="float" office:value="0.462432749472" calcext:value-type="float">
            <text:p>0.462432749472</text:p>
          </table:table-cell>
          <table:table-cell table:formula="of:=[.EJ43]" office:value-type="float" office:value="0.462432749472" calcext:value-type="float">
            <text:p>0.462432749472</text:p>
          </table:table-cell>
          <table:table-cell table:formula="of:=[.EK43]" office:value-type="float" office:value="0.462432749472" calcext:value-type="float">
            <text:p>0.462432749472</text:p>
          </table:table-cell>
          <table:table-cell table:formula="of:=[.EL43]" office:value-type="float" office:value="0.462432749472" calcext:value-type="float">
            <text:p>0.462432749472</text:p>
          </table:table-cell>
          <table:table-cell table:formula="of:=[.EM43]" office:value-type="float" office:value="0.462432749472" calcext:value-type="float">
            <text:p>0.462432749472</text:p>
          </table:table-cell>
          <table:table-cell table:formula="of:=[.EN43]" office:value-type="float" office:value="0.462432749472" calcext:value-type="float">
            <text:p>0.462432749472</text:p>
          </table:table-cell>
          <table:table-cell table:formula="of:=[.EO43]" office:value-type="float" office:value="0.462432749472" calcext:value-type="float">
            <text:p>0.462432749472</text:p>
          </table:table-cell>
          <table:table-cell table:formula="of:=[.EP43]" office:value-type="float" office:value="0.462432749472" calcext:value-type="float">
            <text:p>0.462432749472</text:p>
          </table:table-cell>
          <table:table-cell table:formula="of:=[.EQ43]" office:value-type="float" office:value="0.462432749472" calcext:value-type="float">
            <text:p>0.462432749472</text:p>
          </table:table-cell>
          <table:table-cell table:formula="of:=[.ER43]" office:value-type="float" office:value="0.462432749472" calcext:value-type="float">
            <text:p>0.462432749472</text:p>
          </table:table-cell>
          <table:table-cell table:formula="of:=[.ES43]" office:value-type="float" office:value="0.462432749472" calcext:value-type="float">
            <text:p>0.462432749472</text:p>
          </table:table-cell>
          <table:table-cell table:formula="of:=[.ET43]" office:value-type="float" office:value="0.462432749472" calcext:value-type="float">
            <text:p>0.4624327494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15753469" calcext:value-type="float">
            <text:p>0.4115753469</text:p>
          </table:table-cell>
          <table:table-cell office:value-type="float" office:value="0.4241264847" calcext:value-type="float">
            <text:p>0.4241264847</text:p>
          </table:table-cell>
          <table:table-cell office:value-type="float" office:value="0.3939784611" calcext:value-type="float">
            <text:p>0.3939784611</text:p>
          </table:table-cell>
          <table:table-cell office:value-type="float" office:value="0.3977150469" calcext:value-type="float">
            <text:p>0.3977150469</text:p>
          </table:table-cell>
          <table:table-cell office:value-type="float" office:value="0.3851557672" calcext:value-type="float">
            <text:p>0.3851557672</text:p>
          </table:table-cell>
          <table:table-cell office:value-type="float" office:value="0.4061575507" calcext:value-type="float">
            <text:p>0.4061575507</text:p>
          </table:table-cell>
          <table:table-cell office:value-type="float" office:value="0.3931516807" calcext:value-type="float">
            <text:p>0.3931516807</text:p>
          </table:table-cell>
          <table:table-cell office:value-type="float" office:value="0.4036352114" calcext:value-type="float">
            <text:p>0.4036352114</text:p>
          </table:table-cell>
          <table:table-cell office:value-type="float" office:value="0.3784998263" calcext:value-type="float">
            <text:p>0.3784998263</text:p>
          </table:table-cell>
          <table:table-cell office:value-type="float" office:value="0.3554506994" calcext:value-type="float">
            <text:p>0.3554506994</text:p>
          </table:table-cell>
          <table:table-cell office:value-type="float" office:value="0.3706116895" calcext:value-type="float">
            <text:p>0.3706116895</text:p>
          </table:table-cell>
          <table:table-cell office:value-type="float" office:value="0.3998549058" calcext:value-type="float">
            <text:p>0.3998549058</text:p>
          </table:table-cell>
          <table:table-cell office:value-type="float" office:value="0.3969381197" calcext:value-type="float">
            <text:p>0.3969381197</text:p>
          </table:table-cell>
          <table:table-cell office:value-type="float" office:value="0.4221307954" calcext:value-type="float">
            <text:p>0.4221307954</text:p>
          </table:table-cell>
          <table:table-cell office:value-type="float" office:value="0.4190513667" calcext:value-type="float">
            <text:p>0.4190513667</text:p>
          </table:table-cell>
          <table:table-cell office:value-type="float" office:value="0.3333477665" calcext:value-type="float">
            <text:p>0.3333477665</text:p>
          </table:table-cell>
          <table:table-cell office:value-type="float" office:value="0.379968777" calcext:value-type="float">
            <text:p>0.379968777</text:p>
          </table:table-cell>
          <table:table-cell office:value-type="float" office:value="0.4265897874" calcext:value-type="float">
            <text:p>0.4265897874</text:p>
          </table:table-cell>
          <table:table-cell office:value-type="float" office:value="0.3877616052" calcext:value-type="float">
            <text:p>0.3877616052</text:p>
          </table:table-cell>
          <table:table-cell office:value-type="float" office:value="0.4148085243" calcext:value-type="float">
            <text:p>0.4148085243</text:p>
          </table:table-cell>
          <table:table-cell office:value-type="float" office:value="0.4390945243" calcext:value-type="float">
            <text:p>0.4390945243</text:p>
          </table:table-cell>
          <table:table-cell office:value-type="float" office:value="0.4059522727" calcext:value-type="float">
            <text:p>0.4059522727</text:p>
          </table:table-cell>
          <table:table-cell office:value-type="float" office:value="0.3648857576" calcext:value-type="float">
            <text:p>0.3648857576</text:p>
          </table:table-cell>
          <table:table-cell office:value-type="float" office:value="0.3713324293" calcext:value-type="float">
            <text:p>0.3713324293</text:p>
          </table:table-cell>
          <table:table-cell office:value-type="float" office:value="0.4149409154" calcext:value-type="float">
            <text:p>0.4149409154</text:p>
          </table:table-cell>
          <table:table-cell office:value-type="float" office:value="0.4091658028" calcext:value-type="float">
            <text:p>0.4091658028</text:p>
          </table:table-cell>
          <table:table-cell office:value-type="float" office:value="0.4272345281" calcext:value-type="float">
            <text:p>0.4272345281</text:p>
          </table:table-cell>
          <table:table-cell office:value-type="float" office:value="0.3855403524" calcext:value-type="float">
            <text:p>0.3855403524</text:p>
          </table:table-cell>
          <table:table-cell office:value-type="float" office:value="0.3854132389" calcext:value-type="float">
            <text:p>0.3854132389</text:p>
          </table:table-cell>
          <table:table-cell office:value-type="float" office:value="0.3629792262" calcext:value-type="float">
            <text:p>0.3629792262</text:p>
          </table:table-cell>
          <table:table-cell office:value-type="float" office:value="0.3947824534" calcext:value-type="float">
            <text:p>0.3947824534</text:p>
          </table:table-cell>
          <table:table-cell office:value-type="float" office:value="0.3860198174" calcext:value-type="float">
            <text:p>0.3860198174</text:p>
          </table:table-cell>
          <table:table-cell office:value-type="float" office:value="0.352696729" calcext:value-type="float">
            <text:p>0.352696729</text:p>
          </table:table-cell>
          <table:table-cell office:value-type="float" office:value="0.3538269845" calcext:value-type="float">
            <text:p>0.3538269845</text:p>
          </table:table-cell>
          <table:table-cell office:value-type="float" office:value="0.3950757409" calcext:value-type="float">
            <text:p>0.3950757409</text:p>
          </table:table-cell>
          <table:table-cell office:value-type="float" office:value="0.3943235357" calcext:value-type="float">
            <text:p>0.3943235357</text:p>
          </table:table-cell>
          <table:table-cell office:value-type="float" office:value="0.373891138" calcext:value-type="float">
            <text:p>0.373891138</text:p>
          </table:table-cell>
          <table:table-cell office:value-type="float" office:value="0.3501379056" calcext:value-type="float">
            <text:p>0.3501379056</text:p>
          </table:table-cell>
          <table:table-cell office:value-type="float" office:value="0.3587179003" calcext:value-type="float">
            <text:p>0.3587179003</text:p>
          </table:table-cell>
          <table:table-cell office:value-type="float" office:value="0.3703616445" calcext:value-type="float">
            <text:p>0.3703616445</text:p>
          </table:table-cell>
          <table:table-cell office:value-type="float" office:value="0.4047561392" calcext:value-type="float">
            <text:p>0.4047561392</text:p>
          </table:table-cell>
          <table:table-cell office:value-type="float" office:value="0.4007583866" calcext:value-type="float">
            <text:p>0.4007583866</text:p>
          </table:table-cell>
          <table:table-cell office:value-type="float" office:value="0.3965806717" calcext:value-type="float">
            <text:p>0.3965806717</text:p>
          </table:table-cell>
          <table:table-cell office:value-type="float" office:value="0.4303382226" calcext:value-type="float">
            <text:p>0.4303382226</text:p>
          </table:table-cell>
          <table:table-cell office:value-type="float" office:value="0.4214959232" calcext:value-type="float">
            <text:p>0.4214959232</text:p>
          </table:table-cell>
          <table:table-cell office:value-type="float" office:value="0.3437339577" calcext:value-type="float">
            <text:p>0.3437339577</text:p>
          </table:table-cell>
          <table:table-cell office:value-type="float" office:value="0.3864707205" calcext:value-type="float">
            <text:p>0.3864707205</text:p>
          </table:table-cell>
          <table:table-cell office:value-type="float" office:value="0.4092124771" calcext:value-type="float">
            <text:p>0.4092124771</text:p>
          </table:table-cell>
          <table:table-cell office:value-type="float" office:value="0.3874138162" calcext:value-type="float">
            <text:p>0.3874138162</text:p>
          </table:table-cell>
          <table:table-cell office:value-type="float" office:value="0.3946800365" calcext:value-type="float">
            <text:p>0.3946800365</text:p>
          </table:table-cell>
          <table:table-cell office:value-type="float" office:value="0.4019462568" calcext:value-type="float">
            <text:p>0.4019462568</text:p>
          </table:table-cell>
          <table:table-cell office:value-type="float" office:value="0.3801475959" calcext:value-type="float">
            <text:p>0.3801475959</text:p>
          </table:table-cell>
          <table:table-cell office:value-type="float" office:value="0.378939573" calcext:value-type="float">
            <text:p>0.378939573</text:p>
          </table:table-cell>
          <table:table-cell office:value-type="float" office:value="0.3945679191" calcext:value-type="float">
            <text:p>0.3945679191</text:p>
          </table:table-cell>
          <table:table-cell office:value-type="float" office:value="0.370828047" calcext:value-type="float">
            <text:p>0.370828047</text:p>
          </table:table-cell>
          <table:table-cell office:value-type="float" office:value="0.4073987698" calcext:value-type="float">
            <text:p>0.4073987698</text:p>
          </table:table-cell>
          <table:table-cell office:value-type="float" office:value="0.3984311104" calcext:value-type="float">
            <text:p>0.3984311104</text:p>
          </table:table-cell>
          <table:table-cell office:value-type="float" office:value="0.4328425445" calcext:value-type="float">
            <text:p>0.4328425445</text:p>
          </table:table-cell>
          <table:table-cell office:value-type="float" office:value="0.4301310216" calcext:value-type="float">
            <text:p>0.4301310216</text:p>
          </table:table-cell>
          <table:table-cell office:value-type="float" office:value="0.4229038666" calcext:value-type="float">
            <text:p>0.4229038666</text:p>
          </table:table-cell>
          <table:table-cell office:value-type="float" office:value="0.4181716415" calcext:value-type="float">
            <text:p>0.4181716415</text:p>
          </table:table-cell>
          <table:table-cell office:value-type="float" office:value="0.4024167418" calcext:value-type="float">
            <text:p>0.4024167418</text:p>
          </table:table-cell>
          <table:table-cell office:value-type="float" office:value="0.3777229853" calcext:value-type="float">
            <text:p>0.3777229853</text:p>
          </table:table-cell>
          <table:table-cell office:value-type="float" office:value="0.4232472112" calcext:value-type="float">
            <text:p>0.4232472112</text:p>
          </table:table-cell>
          <table:table-cell office:value-type="float" office:value="0.4356049522" calcext:value-type="float">
            <text:p>0.4356049522</text:p>
          </table:table-cell>
          <table:table-cell office:value-type="float" office:value="0.4079207245" calcext:value-type="float">
            <text:p>0.4079207245</text:p>
          </table:table-cell>
          <table:table-cell table:style-name="Default" office:value-type="float" office:value="0.4199078712" calcext:value-type="float">
            <text:p>0.4199078712</text:p>
          </table:table-cell>
          <table:table-cell table:style-name="ce1" table:formula="of:=AVERAGE([.AR44:.BP44])" office:value-type="float" office:value="0.402922186316" calcext:value-type="float">
            <text:p>0.402922186316</text:p>
          </table:table-cell>
          <table:table-cell table:formula="of:=[.BQ44]" office:value-type="float" office:value="0.402922186316" calcext:value-type="float">
            <text:p>0.402922186316</text:p>
          </table:table-cell>
          <table:table-cell table:formula="of:=[.BR44]" office:value-type="float" office:value="0.402922186316" calcext:value-type="float">
            <text:p>0.402922186316</text:p>
          </table:table-cell>
          <table:table-cell table:formula="of:=[.BS44]" office:value-type="float" office:value="0.402922186316" calcext:value-type="float">
            <text:p>0.402922186316</text:p>
          </table:table-cell>
          <table:table-cell table:formula="of:=[.BT44]" office:value-type="float" office:value="0.402922186316" calcext:value-type="float">
            <text:p>0.402922186316</text:p>
          </table:table-cell>
          <table:table-cell table:formula="of:=[.BU44]" office:value-type="float" office:value="0.402922186316" calcext:value-type="float">
            <text:p>0.402922186316</text:p>
          </table:table-cell>
          <table:table-cell table:formula="of:=[.BV44]" office:value-type="float" office:value="0.402922186316" calcext:value-type="float">
            <text:p>0.402922186316</text:p>
          </table:table-cell>
          <table:table-cell table:formula="of:=[.BW44]" office:value-type="float" office:value="0.402922186316" calcext:value-type="float">
            <text:p>0.402922186316</text:p>
          </table:table-cell>
          <table:table-cell table:formula="of:=[.BX44]" office:value-type="float" office:value="0.402922186316" calcext:value-type="float">
            <text:p>0.402922186316</text:p>
          </table:table-cell>
          <table:table-cell table:formula="of:=[.BY44]" office:value-type="float" office:value="0.402922186316" calcext:value-type="float">
            <text:p>0.402922186316</text:p>
          </table:table-cell>
          <table:table-cell table:formula="of:=[.BZ44]" office:value-type="float" office:value="0.402922186316" calcext:value-type="float">
            <text:p>0.402922186316</text:p>
          </table:table-cell>
          <table:table-cell table:formula="of:=[.CA44]" office:value-type="float" office:value="0.402922186316" calcext:value-type="float">
            <text:p>0.402922186316</text:p>
          </table:table-cell>
          <table:table-cell table:formula="of:=[.CB44]" office:value-type="float" office:value="0.402922186316" calcext:value-type="float">
            <text:p>0.402922186316</text:p>
          </table:table-cell>
          <table:table-cell table:formula="of:=[.CC44]" office:value-type="float" office:value="0.402922186316" calcext:value-type="float">
            <text:p>0.402922186316</text:p>
          </table:table-cell>
          <table:table-cell table:formula="of:=[.CD44]" office:value-type="float" office:value="0.402922186316" calcext:value-type="float">
            <text:p>0.402922186316</text:p>
          </table:table-cell>
          <table:table-cell table:formula="of:=[.CE44]" office:value-type="float" office:value="0.402922186316" calcext:value-type="float">
            <text:p>0.402922186316</text:p>
          </table:table-cell>
          <table:table-cell table:formula="of:=[.CF44]" office:value-type="float" office:value="0.402922186316" calcext:value-type="float">
            <text:p>0.402922186316</text:p>
          </table:table-cell>
          <table:table-cell table:formula="of:=[.CG44]" office:value-type="float" office:value="0.402922186316" calcext:value-type="float">
            <text:p>0.402922186316</text:p>
          </table:table-cell>
          <table:table-cell table:formula="of:=[.CH44]" office:value-type="float" office:value="0.402922186316" calcext:value-type="float">
            <text:p>0.402922186316</text:p>
          </table:table-cell>
          <table:table-cell table:formula="of:=[.CI44]" office:value-type="float" office:value="0.402922186316" calcext:value-type="float">
            <text:p>0.402922186316</text:p>
          </table:table-cell>
          <table:table-cell table:formula="of:=[.CJ44]" office:value-type="float" office:value="0.402922186316" calcext:value-type="float">
            <text:p>0.402922186316</text:p>
          </table:table-cell>
          <table:table-cell table:formula="of:=[.CK44]" office:value-type="float" office:value="0.402922186316" calcext:value-type="float">
            <text:p>0.402922186316</text:p>
          </table:table-cell>
          <table:table-cell table:formula="of:=[.CL44]" office:value-type="float" office:value="0.402922186316" calcext:value-type="float">
            <text:p>0.402922186316</text:p>
          </table:table-cell>
          <table:table-cell table:formula="of:=[.CM44]" office:value-type="float" office:value="0.402922186316" calcext:value-type="float">
            <text:p>0.402922186316</text:p>
          </table:table-cell>
          <table:table-cell table:formula="of:=[.CN44]" office:value-type="float" office:value="0.402922186316" calcext:value-type="float">
            <text:p>0.402922186316</text:p>
          </table:table-cell>
          <table:table-cell table:formula="of:=[.CO44]" office:value-type="float" office:value="0.402922186316" calcext:value-type="float">
            <text:p>0.402922186316</text:p>
          </table:table-cell>
          <table:table-cell table:formula="of:=[.CP44]" office:value-type="float" office:value="0.402922186316" calcext:value-type="float">
            <text:p>0.402922186316</text:p>
          </table:table-cell>
          <table:table-cell table:formula="of:=[.CQ44]" office:value-type="float" office:value="0.402922186316" calcext:value-type="float">
            <text:p>0.402922186316</text:p>
          </table:table-cell>
          <table:table-cell table:formula="of:=[.CR44]" office:value-type="float" office:value="0.402922186316" calcext:value-type="float">
            <text:p>0.402922186316</text:p>
          </table:table-cell>
          <table:table-cell table:formula="of:=[.CS44]" office:value-type="float" office:value="0.402922186316" calcext:value-type="float">
            <text:p>0.402922186316</text:p>
          </table:table-cell>
          <table:table-cell table:formula="of:=[.CT44]" office:value-type="float" office:value="0.402922186316" calcext:value-type="float">
            <text:p>0.402922186316</text:p>
          </table:table-cell>
          <table:table-cell table:formula="of:=[.CU44]" office:value-type="float" office:value="0.402922186316" calcext:value-type="float">
            <text:p>0.402922186316</text:p>
          </table:table-cell>
          <table:table-cell table:formula="of:=[.CV44]" office:value-type="float" office:value="0.402922186316" calcext:value-type="float">
            <text:p>0.402922186316</text:p>
          </table:table-cell>
          <table:table-cell table:formula="of:=[.CW44]" office:value-type="float" office:value="0.402922186316" calcext:value-type="float">
            <text:p>0.402922186316</text:p>
          </table:table-cell>
          <table:table-cell table:formula="of:=[.CX44]" office:value-type="float" office:value="0.402922186316" calcext:value-type="float">
            <text:p>0.402922186316</text:p>
          </table:table-cell>
          <table:table-cell table:formula="of:=[.CY44]" office:value-type="float" office:value="0.402922186316" calcext:value-type="float">
            <text:p>0.402922186316</text:p>
          </table:table-cell>
          <table:table-cell table:formula="of:=[.CZ44]" office:value-type="float" office:value="0.402922186316" calcext:value-type="float">
            <text:p>0.402922186316</text:p>
          </table:table-cell>
          <table:table-cell table:formula="of:=[.DA44]" office:value-type="float" office:value="0.402922186316" calcext:value-type="float">
            <text:p>0.402922186316</text:p>
          </table:table-cell>
          <table:table-cell table:formula="of:=[.DB44]" office:value-type="float" office:value="0.402922186316" calcext:value-type="float">
            <text:p>0.402922186316</text:p>
          </table:table-cell>
          <table:table-cell table:formula="of:=[.DC44]" office:value-type="float" office:value="0.402922186316" calcext:value-type="float">
            <text:p>0.402922186316</text:p>
          </table:table-cell>
          <table:table-cell table:formula="of:=[.DD44]" office:value-type="float" office:value="0.402922186316" calcext:value-type="float">
            <text:p>0.402922186316</text:p>
          </table:table-cell>
          <table:table-cell table:formula="of:=[.DE44]" office:value-type="float" office:value="0.402922186316" calcext:value-type="float">
            <text:p>0.402922186316</text:p>
          </table:table-cell>
          <table:table-cell table:formula="of:=[.DF44]" office:value-type="float" office:value="0.402922186316" calcext:value-type="float">
            <text:p>0.402922186316</text:p>
          </table:table-cell>
          <table:table-cell table:formula="of:=[.DG44]" office:value-type="float" office:value="0.402922186316" calcext:value-type="float">
            <text:p>0.402922186316</text:p>
          </table:table-cell>
          <table:table-cell table:formula="of:=[.DH44]" office:value-type="float" office:value="0.402922186316" calcext:value-type="float">
            <text:p>0.402922186316</text:p>
          </table:table-cell>
          <table:table-cell table:formula="of:=[.DI44]" office:value-type="float" office:value="0.402922186316" calcext:value-type="float">
            <text:p>0.402922186316</text:p>
          </table:table-cell>
          <table:table-cell table:formula="of:=[.DJ44]" office:value-type="float" office:value="0.402922186316" calcext:value-type="float">
            <text:p>0.402922186316</text:p>
          </table:table-cell>
          <table:table-cell table:formula="of:=[.DK44]" office:value-type="float" office:value="0.402922186316" calcext:value-type="float">
            <text:p>0.402922186316</text:p>
          </table:table-cell>
          <table:table-cell table:formula="of:=[.DL44]" office:value-type="float" office:value="0.402922186316" calcext:value-type="float">
            <text:p>0.402922186316</text:p>
          </table:table-cell>
          <table:table-cell table:formula="of:=[.DM44]" office:value-type="float" office:value="0.402922186316" calcext:value-type="float">
            <text:p>0.402922186316</text:p>
          </table:table-cell>
          <table:table-cell table:formula="of:=[.DN44]" office:value-type="float" office:value="0.402922186316" calcext:value-type="float">
            <text:p>0.402922186316</text:p>
          </table:table-cell>
          <table:table-cell table:formula="of:=[.DO44]" office:value-type="float" office:value="0.402922186316" calcext:value-type="float">
            <text:p>0.402922186316</text:p>
          </table:table-cell>
          <table:table-cell table:formula="of:=[.DP44]" office:value-type="float" office:value="0.402922186316" calcext:value-type="float">
            <text:p>0.402922186316</text:p>
          </table:table-cell>
          <table:table-cell table:formula="of:=[.DQ44]" office:value-type="float" office:value="0.402922186316" calcext:value-type="float">
            <text:p>0.402922186316</text:p>
          </table:table-cell>
          <table:table-cell table:formula="of:=[.DR44]" office:value-type="float" office:value="0.402922186316" calcext:value-type="float">
            <text:p>0.402922186316</text:p>
          </table:table-cell>
          <table:table-cell table:formula="of:=[.DS44]" office:value-type="float" office:value="0.402922186316" calcext:value-type="float">
            <text:p>0.402922186316</text:p>
          </table:table-cell>
          <table:table-cell table:formula="of:=[.DT44]" office:value-type="float" office:value="0.402922186316" calcext:value-type="float">
            <text:p>0.402922186316</text:p>
          </table:table-cell>
          <table:table-cell table:formula="of:=[.DU44]" office:value-type="float" office:value="0.402922186316" calcext:value-type="float">
            <text:p>0.402922186316</text:p>
          </table:table-cell>
          <table:table-cell table:formula="of:=[.DV44]" office:value-type="float" office:value="0.402922186316" calcext:value-type="float">
            <text:p>0.402922186316</text:p>
          </table:table-cell>
          <table:table-cell table:formula="of:=[.DW44]" office:value-type="float" office:value="0.402922186316" calcext:value-type="float">
            <text:p>0.402922186316</text:p>
          </table:table-cell>
          <table:table-cell table:formula="of:=[.DX44]" office:value-type="float" office:value="0.402922186316" calcext:value-type="float">
            <text:p>0.402922186316</text:p>
          </table:table-cell>
          <table:table-cell table:formula="of:=[.DY44]" office:value-type="float" office:value="0.402922186316" calcext:value-type="float">
            <text:p>0.402922186316</text:p>
          </table:table-cell>
          <table:table-cell table:formula="of:=[.DZ44]" office:value-type="float" office:value="0.402922186316" calcext:value-type="float">
            <text:p>0.402922186316</text:p>
          </table:table-cell>
          <table:table-cell table:formula="of:=[.EA44]" office:value-type="float" office:value="0.402922186316" calcext:value-type="float">
            <text:p>0.402922186316</text:p>
          </table:table-cell>
          <table:table-cell table:formula="of:=[.EB44]" office:value-type="float" office:value="0.402922186316" calcext:value-type="float">
            <text:p>0.402922186316</text:p>
          </table:table-cell>
          <table:table-cell table:formula="of:=[.EC44]" office:value-type="float" office:value="0.402922186316" calcext:value-type="float">
            <text:p>0.402922186316</text:p>
          </table:table-cell>
          <table:table-cell table:formula="of:=[.ED44]" office:value-type="float" office:value="0.402922186316" calcext:value-type="float">
            <text:p>0.402922186316</text:p>
          </table:table-cell>
          <table:table-cell table:formula="of:=[.EE44]" office:value-type="float" office:value="0.402922186316" calcext:value-type="float">
            <text:p>0.402922186316</text:p>
          </table:table-cell>
          <table:table-cell table:formula="of:=[.EF44]" office:value-type="float" office:value="0.402922186316" calcext:value-type="float">
            <text:p>0.402922186316</text:p>
          </table:table-cell>
          <table:table-cell table:formula="of:=[.EG44]" office:value-type="float" office:value="0.402922186316" calcext:value-type="float">
            <text:p>0.402922186316</text:p>
          </table:table-cell>
          <table:table-cell table:formula="of:=[.EH44]" office:value-type="float" office:value="0.402922186316" calcext:value-type="float">
            <text:p>0.402922186316</text:p>
          </table:table-cell>
          <table:table-cell table:formula="of:=[.EI44]" office:value-type="float" office:value="0.402922186316" calcext:value-type="float">
            <text:p>0.402922186316</text:p>
          </table:table-cell>
          <table:table-cell table:formula="of:=[.EJ44]" office:value-type="float" office:value="0.402922186316" calcext:value-type="float">
            <text:p>0.402922186316</text:p>
          </table:table-cell>
          <table:table-cell table:formula="of:=[.EK44]" office:value-type="float" office:value="0.402922186316" calcext:value-type="float">
            <text:p>0.402922186316</text:p>
          </table:table-cell>
          <table:table-cell table:formula="of:=[.EL44]" office:value-type="float" office:value="0.402922186316" calcext:value-type="float">
            <text:p>0.402922186316</text:p>
          </table:table-cell>
          <table:table-cell table:formula="of:=[.EM44]" office:value-type="float" office:value="0.402922186316" calcext:value-type="float">
            <text:p>0.402922186316</text:p>
          </table:table-cell>
          <table:table-cell table:formula="of:=[.EN44]" office:value-type="float" office:value="0.402922186316" calcext:value-type="float">
            <text:p>0.402922186316</text:p>
          </table:table-cell>
          <table:table-cell table:formula="of:=[.EO44]" office:value-type="float" office:value="0.402922186316" calcext:value-type="float">
            <text:p>0.402922186316</text:p>
          </table:table-cell>
          <table:table-cell table:formula="of:=[.EP44]" office:value-type="float" office:value="0.402922186316" calcext:value-type="float">
            <text:p>0.402922186316</text:p>
          </table:table-cell>
          <table:table-cell table:formula="of:=[.EQ44]" office:value-type="float" office:value="0.402922186316" calcext:value-type="float">
            <text:p>0.402922186316</text:p>
          </table:table-cell>
          <table:table-cell table:formula="of:=[.ER44]" office:value-type="float" office:value="0.402922186316" calcext:value-type="float">
            <text:p>0.402922186316</text:p>
          </table:table-cell>
          <table:table-cell table:formula="of:=[.ES44]" office:value-type="float" office:value="0.402922186316" calcext:value-type="float">
            <text:p>0.402922186316</text:p>
          </table:table-cell>
          <table:table-cell table:formula="of:=[.ET44]" office:value-type="float" office:value="0.402922186316" calcext:value-type="float">
            <text:p>0.4029221863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998399045" calcext:value-type="float">
            <text:p>0.2998399045</text:p>
          </table:table-cell>
          <table:table-cell office:value-type="float" office:value="0.2929383266" calcext:value-type="float">
            <text:p>0.2929383266</text:p>
          </table:table-cell>
          <table:table-cell office:value-type="float" office:value="0.3844984418" calcext:value-type="float">
            <text:p>0.3844984418</text:p>
          </table:table-cell>
          <table:table-cell office:value-type="float" office:value="0.3438216932" calcext:value-type="float">
            <text:p>0.3438216932</text:p>
          </table:table-cell>
          <table:table-cell office:value-type="float" office:value="0.3128435921" calcext:value-type="float">
            <text:p>0.3128435921</text:p>
          </table:table-cell>
          <table:table-cell office:value-type="float" office:value="0.2598407384" calcext:value-type="float">
            <text:p>0.2598407384</text:p>
          </table:table-cell>
          <table:table-cell office:value-type="float" office:value="0.2835428442" calcext:value-type="float">
            <text:p>0.2835428442</text:p>
          </table:table-cell>
          <table:table-cell office:value-type="float" office:value="0.3158290116" calcext:value-type="float">
            <text:p>0.3158290116</text:p>
          </table:table-cell>
          <table:table-cell office:value-type="float" office:value="0.3112739822" calcext:value-type="float">
            <text:p>0.3112739822</text:p>
          </table:table-cell>
          <table:table-cell office:value-type="float" office:value="0.2607662883" calcext:value-type="float">
            <text:p>0.2607662883</text:p>
          </table:table-cell>
          <table:table-cell office:value-type="float" office:value="0.2299406787" calcext:value-type="float">
            <text:p>0.2299406787</text:p>
          </table:table-cell>
          <table:table-cell office:value-type="float" office:value="0.2964678566" calcext:value-type="float">
            <text:p>0.2964678566</text:p>
          </table:table-cell>
          <table:table-cell office:value-type="float" office:value="0.3546839512" calcext:value-type="float">
            <text:p>0.3546839512</text:p>
          </table:table-cell>
          <table:table-cell office:value-type="float" office:value="0.3081690516" calcext:value-type="float">
            <text:p>0.3081690516</text:p>
          </table:table-cell>
          <table:table-cell office:value-type="float" office:value="0.2876204752" calcext:value-type="float">
            <text:p>0.2876204752</text:p>
          </table:table-cell>
          <table:table-cell office:value-type="float" office:value="0.3410773313" calcext:value-type="float">
            <text:p>0.3410773313</text:p>
          </table:table-cell>
          <table:table-cell office:value-type="float" office:value="0.338393263" calcext:value-type="float">
            <text:p>0.338393263</text:p>
          </table:table-cell>
          <table:table-cell office:value-type="float" office:value="0.3357091946" calcext:value-type="float">
            <text:p>0.3357091946</text:p>
          </table:table-cell>
          <table:table-cell office:value-type="float" office:value="0.3212473053" calcext:value-type="float">
            <text:p>0.3212473053</text:p>
          </table:table-cell>
          <table:table-cell office:value-type="float" office:value="0.3189757316" calcext:value-type="float">
            <text:p>0.3189757316</text:p>
          </table:table-cell>
          <table:table-cell office:value-type="float" office:value="0.2760573684" calcext:value-type="float">
            <text:p>0.2760573684</text:p>
          </table:table-cell>
          <table:table-cell office:value-type="float" office:value="0.2611384353" calcext:value-type="float">
            <text:p>0.2611384353</text:p>
          </table:table-cell>
          <table:table-cell office:value-type="float" office:value="0.2862807929" calcext:value-type="float">
            <text:p>0.2862807929</text:p>
          </table:table-cell>
          <table:table-cell office:value-type="float" office:value="0.2960089469" calcext:value-type="float">
            <text:p>0.2960089469</text:p>
          </table:table-cell>
          <table:table-cell office:value-type="float" office:value="0.3027569815" calcext:value-type="float">
            <text:p>0.3027569815</text:p>
          </table:table-cell>
          <table:table-cell office:value-type="float" office:value="0.268352044" calcext:value-type="float">
            <text:p>0.268352044</text:p>
          </table:table-cell>
          <table:table-cell office:value-type="float" office:value="0.273282812" calcext:value-type="float">
            <text:p>0.273282812</text:p>
          </table:table-cell>
          <table:table-cell office:value-type="float" office:value="0.3053493812" calcext:value-type="float">
            <text:p>0.3053493812</text:p>
          </table:table-cell>
          <table:table-cell office:value-type="float" office:value="0.3173073433" calcext:value-type="float">
            <text:p>0.3173073433</text:p>
          </table:table-cell>
          <table:table-cell office:value-type="float" office:value="0.2796423947" calcext:value-type="float">
            <text:p>0.2796423947</text:p>
          </table:table-cell>
          <table:table-cell office:value-type="float" office:value="0.2863974033" calcext:value-type="float">
            <text:p>0.2863974033</text:p>
          </table:table-cell>
          <table:table-cell office:value-type="float" office:value="0.3260693208" calcext:value-type="float">
            <text:p>0.3260693208</text:p>
          </table:table-cell>
          <table:table-cell office:value-type="float" office:value="0.3013299973" calcext:value-type="float">
            <text:p>0.3013299973</text:p>
          </table:table-cell>
          <table:table-cell office:value-type="float" office:value="0.2932993556" calcext:value-type="float">
            <text:p>0.2932993556</text:p>
          </table:table-cell>
          <table:table-cell office:value-type="float" office:value="0.2917964262" calcext:value-type="float">
            <text:p>0.2917964262</text:p>
          </table:table-cell>
          <table:table-cell office:value-type="float" office:value="0.3155573896" calcext:value-type="float">
            <text:p>0.3155573896</text:p>
          </table:table-cell>
          <table:table-cell office:value-type="float" office:value="0.3111296382" calcext:value-type="float">
            <text:p>0.3111296382</text:p>
          </table:table-cell>
          <table:table-cell office:value-type="float" office:value="0.2809352518" calcext:value-type="float">
            <text:p>0.2809352518</text:p>
          </table:table-cell>
          <table:table-cell office:value-type="float" office:value="0.291026632" calcext:value-type="float">
            <text:p>0.291026632</text:p>
          </table:table-cell>
          <table:table-cell office:value-type="float" office:value="0.3210564605" calcext:value-type="float">
            <text:p>0.3210564605</text:p>
          </table:table-cell>
          <table:table-cell office:value-type="float" office:value="0.3035733622" calcext:value-type="float">
            <text:p>0.3035733622</text:p>
          </table:table-cell>
          <table:table-cell office:value-type="float" office:value="0.2902496322" calcext:value-type="float">
            <text:p>0.2902496322</text:p>
          </table:table-cell>
          <table:table-cell office:value-type="float" office:value="0.2589351508" calcext:value-type="float">
            <text:p>0.2589351508</text:p>
          </table:table-cell>
          <table:table-cell office:value-type="float" office:value="0.2765034664" calcext:value-type="float">
            <text:p>0.2765034664</text:p>
          </table:table-cell>
          <table:table-cell office:value-type="float" office:value="0.2836680998" calcext:value-type="float">
            <text:p>0.2836680998</text:p>
          </table:table-cell>
          <table:table-cell office:value-type="float" office:value="0.295734336" calcext:value-type="float">
            <text:p>0.295734336</text:p>
          </table:table-cell>
          <table:table-cell office:value-type="float" office:value="0.2571087747" calcext:value-type="float">
            <text:p>0.2571087747</text:p>
          </table:table-cell>
          <table:table-cell office:value-type="float" office:value="0.3297031034" calcext:value-type="float">
            <text:p>0.3297031034</text:p>
          </table:table-cell>
          <table:table-cell office:value-type="float" office:value="0.350547863375" calcext:value-type="float">
            <text:p>0.350547863375</text:p>
          </table:table-cell>
          <table:table-cell office:value-type="float" office:value="0.34359961005" calcext:value-type="float">
            <text:p>0.34359961005</text:p>
          </table:table-cell>
          <table:table-cell office:value-type="float" office:value="0.336651356725" calcext:value-type="float">
            <text:p>0.336651356725</text:p>
          </table:table-cell>
          <table:table-cell office:value-type="float" office:value="0.3574961167" calcext:value-type="float">
            <text:p>0.3574961167</text:p>
          </table:table-cell>
          <table:table-cell office:value-type="float" office:value="0.3374885267" calcext:value-type="float">
            <text:p>0.3374885267</text:p>
          </table:table-cell>
          <table:table-cell office:value-type="float" office:value="0.2902577585" calcext:value-type="float">
            <text:p>0.2902577585</text:p>
          </table:table-cell>
          <table:table-cell office:value-type="float" office:value="0.3241709319" calcext:value-type="float">
            <text:p>0.3241709319</text:p>
          </table:table-cell>
          <table:table-cell office:value-type="float" office:value="0.3007861096" calcext:value-type="float">
            <text:p>0.3007861096</text:p>
          </table:table-cell>
          <table:table-cell office:value-type="float" office:value="0.3442018271" calcext:value-type="float">
            <text:p>0.3442018271</text:p>
          </table:table-cell>
          <table:table-cell office:value-type="float" office:value="0.3602738385" calcext:value-type="float">
            <text:p>0.3602738385</text:p>
          </table:table-cell>
          <table:table-cell office:value-type="float" office:value="0.3001274296" calcext:value-type="float">
            <text:p>0.3001274296</text:p>
          </table:table-cell>
          <table:table-cell office:value-type="float" office:value="0.3816691897" calcext:value-type="float">
            <text:p>0.3816691897</text:p>
          </table:table-cell>
          <table:table-cell office:value-type="float" office:value="0.3723769795" calcext:value-type="float">
            <text:p>0.3723769795</text:p>
          </table:table-cell>
          <table:table-cell office:value-type="float" office:value="0.322254662" calcext:value-type="float">
            <text:p>0.322254662</text:p>
          </table:table-cell>
          <table:table-cell office:value-type="float" office:value="0.3287476187" calcext:value-type="float">
            <text:p>0.3287476187</text:p>
          </table:table-cell>
          <table:table-cell office:value-type="float" office:value="0.3565612237" calcext:value-type="float">
            <text:p>0.3565612237</text:p>
          </table:table-cell>
          <table:table-cell office:value-type="float" office:value="0.3587458051" calcext:value-type="float">
            <text:p>0.3587458051</text:p>
          </table:table-cell>
          <table:table-cell office:value-type="float" office:value="0.3000430289" calcext:value-type="float">
            <text:p>0.3000430289</text:p>
          </table:table-cell>
          <table:table-cell table:style-name="Default" office:value-type="float" office:value="0.3280493631" calcext:value-type="float">
            <text:p>0.3280493631</text:p>
          </table:table-cell>
          <table:table-cell table:style-name="ce1" table:formula="of:=AVERAGE([.AR45:.BP45])" office:value-type="float" office:value="0.323828086822" calcext:value-type="float">
            <text:p>0.323828086822</text:p>
          </table:table-cell>
          <table:table-cell table:formula="of:=[.BQ45]" office:value-type="float" office:value="0.323828086822" calcext:value-type="float">
            <text:p>0.323828086822</text:p>
          </table:table-cell>
          <table:table-cell table:formula="of:=[.BR45]" office:value-type="float" office:value="0.323828086822" calcext:value-type="float">
            <text:p>0.323828086822</text:p>
          </table:table-cell>
          <table:table-cell table:formula="of:=[.BS45]" office:value-type="float" office:value="0.323828086822" calcext:value-type="float">
            <text:p>0.323828086822</text:p>
          </table:table-cell>
          <table:table-cell table:formula="of:=[.BT45]" office:value-type="float" office:value="0.323828086822" calcext:value-type="float">
            <text:p>0.323828086822</text:p>
          </table:table-cell>
          <table:table-cell table:formula="of:=[.BU45]" office:value-type="float" office:value="0.323828086822" calcext:value-type="float">
            <text:p>0.323828086822</text:p>
          </table:table-cell>
          <table:table-cell table:formula="of:=[.BV45]" office:value-type="float" office:value="0.323828086822" calcext:value-type="float">
            <text:p>0.323828086822</text:p>
          </table:table-cell>
          <table:table-cell table:formula="of:=[.BW45]" office:value-type="float" office:value="0.323828086822" calcext:value-type="float">
            <text:p>0.323828086822</text:p>
          </table:table-cell>
          <table:table-cell table:formula="of:=[.BX45]" office:value-type="float" office:value="0.323828086822" calcext:value-type="float">
            <text:p>0.323828086822</text:p>
          </table:table-cell>
          <table:table-cell table:formula="of:=[.BY45]" office:value-type="float" office:value="0.323828086822" calcext:value-type="float">
            <text:p>0.323828086822</text:p>
          </table:table-cell>
          <table:table-cell table:formula="of:=[.BZ45]" office:value-type="float" office:value="0.323828086822" calcext:value-type="float">
            <text:p>0.323828086822</text:p>
          </table:table-cell>
          <table:table-cell table:formula="of:=[.CA45]" office:value-type="float" office:value="0.323828086822" calcext:value-type="float">
            <text:p>0.323828086822</text:p>
          </table:table-cell>
          <table:table-cell table:formula="of:=[.CB45]" office:value-type="float" office:value="0.323828086822" calcext:value-type="float">
            <text:p>0.323828086822</text:p>
          </table:table-cell>
          <table:table-cell table:formula="of:=[.CC45]" office:value-type="float" office:value="0.323828086822" calcext:value-type="float">
            <text:p>0.323828086822</text:p>
          </table:table-cell>
          <table:table-cell table:formula="of:=[.CD45]" office:value-type="float" office:value="0.323828086822" calcext:value-type="float">
            <text:p>0.323828086822</text:p>
          </table:table-cell>
          <table:table-cell table:formula="of:=[.CE45]" office:value-type="float" office:value="0.323828086822" calcext:value-type="float">
            <text:p>0.323828086822</text:p>
          </table:table-cell>
          <table:table-cell table:formula="of:=[.CF45]" office:value-type="float" office:value="0.323828086822" calcext:value-type="float">
            <text:p>0.323828086822</text:p>
          </table:table-cell>
          <table:table-cell table:formula="of:=[.CG45]" office:value-type="float" office:value="0.323828086822" calcext:value-type="float">
            <text:p>0.323828086822</text:p>
          </table:table-cell>
          <table:table-cell table:formula="of:=[.CH45]" office:value-type="float" office:value="0.323828086822" calcext:value-type="float">
            <text:p>0.323828086822</text:p>
          </table:table-cell>
          <table:table-cell table:formula="of:=[.CI45]" office:value-type="float" office:value="0.323828086822" calcext:value-type="float">
            <text:p>0.323828086822</text:p>
          </table:table-cell>
          <table:table-cell table:formula="of:=[.CJ45]" office:value-type="float" office:value="0.323828086822" calcext:value-type="float">
            <text:p>0.323828086822</text:p>
          </table:table-cell>
          <table:table-cell table:formula="of:=[.CK45]" office:value-type="float" office:value="0.323828086822" calcext:value-type="float">
            <text:p>0.323828086822</text:p>
          </table:table-cell>
          <table:table-cell table:formula="of:=[.CL45]" office:value-type="float" office:value="0.323828086822" calcext:value-type="float">
            <text:p>0.323828086822</text:p>
          </table:table-cell>
          <table:table-cell table:formula="of:=[.CM45]" office:value-type="float" office:value="0.323828086822" calcext:value-type="float">
            <text:p>0.323828086822</text:p>
          </table:table-cell>
          <table:table-cell table:formula="of:=[.CN45]" office:value-type="float" office:value="0.323828086822" calcext:value-type="float">
            <text:p>0.323828086822</text:p>
          </table:table-cell>
          <table:table-cell table:formula="of:=[.CO45]" office:value-type="float" office:value="0.323828086822" calcext:value-type="float">
            <text:p>0.323828086822</text:p>
          </table:table-cell>
          <table:table-cell table:formula="of:=[.CP45]" office:value-type="float" office:value="0.323828086822" calcext:value-type="float">
            <text:p>0.323828086822</text:p>
          </table:table-cell>
          <table:table-cell table:formula="of:=[.CQ45]" office:value-type="float" office:value="0.323828086822" calcext:value-type="float">
            <text:p>0.323828086822</text:p>
          </table:table-cell>
          <table:table-cell table:formula="of:=[.CR45]" office:value-type="float" office:value="0.323828086822" calcext:value-type="float">
            <text:p>0.323828086822</text:p>
          </table:table-cell>
          <table:table-cell table:formula="of:=[.CS45]" office:value-type="float" office:value="0.323828086822" calcext:value-type="float">
            <text:p>0.323828086822</text:p>
          </table:table-cell>
          <table:table-cell table:formula="of:=[.CT45]" office:value-type="float" office:value="0.323828086822" calcext:value-type="float">
            <text:p>0.323828086822</text:p>
          </table:table-cell>
          <table:table-cell table:formula="of:=[.CU45]" office:value-type="float" office:value="0.323828086822" calcext:value-type="float">
            <text:p>0.323828086822</text:p>
          </table:table-cell>
          <table:table-cell table:formula="of:=[.CV45]" office:value-type="float" office:value="0.323828086822" calcext:value-type="float">
            <text:p>0.323828086822</text:p>
          </table:table-cell>
          <table:table-cell table:formula="of:=[.CW45]" office:value-type="float" office:value="0.323828086822" calcext:value-type="float">
            <text:p>0.323828086822</text:p>
          </table:table-cell>
          <table:table-cell table:formula="of:=[.CX45]" office:value-type="float" office:value="0.323828086822" calcext:value-type="float">
            <text:p>0.323828086822</text:p>
          </table:table-cell>
          <table:table-cell table:formula="of:=[.CY45]" office:value-type="float" office:value="0.323828086822" calcext:value-type="float">
            <text:p>0.323828086822</text:p>
          </table:table-cell>
          <table:table-cell table:formula="of:=[.CZ45]" office:value-type="float" office:value="0.323828086822" calcext:value-type="float">
            <text:p>0.323828086822</text:p>
          </table:table-cell>
          <table:table-cell table:formula="of:=[.DA45]" office:value-type="float" office:value="0.323828086822" calcext:value-type="float">
            <text:p>0.323828086822</text:p>
          </table:table-cell>
          <table:table-cell table:formula="of:=[.DB45]" office:value-type="float" office:value="0.323828086822" calcext:value-type="float">
            <text:p>0.323828086822</text:p>
          </table:table-cell>
          <table:table-cell table:formula="of:=[.DC45]" office:value-type="float" office:value="0.323828086822" calcext:value-type="float">
            <text:p>0.323828086822</text:p>
          </table:table-cell>
          <table:table-cell table:formula="of:=[.DD45]" office:value-type="float" office:value="0.323828086822" calcext:value-type="float">
            <text:p>0.323828086822</text:p>
          </table:table-cell>
          <table:table-cell table:formula="of:=[.DE45]" office:value-type="float" office:value="0.323828086822" calcext:value-type="float">
            <text:p>0.323828086822</text:p>
          </table:table-cell>
          <table:table-cell table:formula="of:=[.DF45]" office:value-type="float" office:value="0.323828086822" calcext:value-type="float">
            <text:p>0.323828086822</text:p>
          </table:table-cell>
          <table:table-cell table:formula="of:=[.DG45]" office:value-type="float" office:value="0.323828086822" calcext:value-type="float">
            <text:p>0.323828086822</text:p>
          </table:table-cell>
          <table:table-cell table:formula="of:=[.DH45]" office:value-type="float" office:value="0.323828086822" calcext:value-type="float">
            <text:p>0.323828086822</text:p>
          </table:table-cell>
          <table:table-cell table:formula="of:=[.DI45]" office:value-type="float" office:value="0.323828086822" calcext:value-type="float">
            <text:p>0.323828086822</text:p>
          </table:table-cell>
          <table:table-cell table:formula="of:=[.DJ45]" office:value-type="float" office:value="0.323828086822" calcext:value-type="float">
            <text:p>0.323828086822</text:p>
          </table:table-cell>
          <table:table-cell table:formula="of:=[.DK45]" office:value-type="float" office:value="0.323828086822" calcext:value-type="float">
            <text:p>0.323828086822</text:p>
          </table:table-cell>
          <table:table-cell table:formula="of:=[.DL45]" office:value-type="float" office:value="0.323828086822" calcext:value-type="float">
            <text:p>0.323828086822</text:p>
          </table:table-cell>
          <table:table-cell table:formula="of:=[.DM45]" office:value-type="float" office:value="0.323828086822" calcext:value-type="float">
            <text:p>0.323828086822</text:p>
          </table:table-cell>
          <table:table-cell table:formula="of:=[.DN45]" office:value-type="float" office:value="0.323828086822" calcext:value-type="float">
            <text:p>0.323828086822</text:p>
          </table:table-cell>
          <table:table-cell table:formula="of:=[.DO45]" office:value-type="float" office:value="0.323828086822" calcext:value-type="float">
            <text:p>0.323828086822</text:p>
          </table:table-cell>
          <table:table-cell table:formula="of:=[.DP45]" office:value-type="float" office:value="0.323828086822" calcext:value-type="float">
            <text:p>0.323828086822</text:p>
          </table:table-cell>
          <table:table-cell table:formula="of:=[.DQ45]" office:value-type="float" office:value="0.323828086822" calcext:value-type="float">
            <text:p>0.323828086822</text:p>
          </table:table-cell>
          <table:table-cell table:formula="of:=[.DR45]" office:value-type="float" office:value="0.323828086822" calcext:value-type="float">
            <text:p>0.323828086822</text:p>
          </table:table-cell>
          <table:table-cell table:formula="of:=[.DS45]" office:value-type="float" office:value="0.323828086822" calcext:value-type="float">
            <text:p>0.323828086822</text:p>
          </table:table-cell>
          <table:table-cell table:formula="of:=[.DT45]" office:value-type="float" office:value="0.323828086822" calcext:value-type="float">
            <text:p>0.323828086822</text:p>
          </table:table-cell>
          <table:table-cell table:formula="of:=[.DU45]" office:value-type="float" office:value="0.323828086822" calcext:value-type="float">
            <text:p>0.323828086822</text:p>
          </table:table-cell>
          <table:table-cell table:formula="of:=[.DV45]" office:value-type="float" office:value="0.323828086822" calcext:value-type="float">
            <text:p>0.323828086822</text:p>
          </table:table-cell>
          <table:table-cell table:formula="of:=[.DW45]" office:value-type="float" office:value="0.323828086822" calcext:value-type="float">
            <text:p>0.323828086822</text:p>
          </table:table-cell>
          <table:table-cell table:formula="of:=[.DX45]" office:value-type="float" office:value="0.323828086822" calcext:value-type="float">
            <text:p>0.323828086822</text:p>
          </table:table-cell>
          <table:table-cell table:formula="of:=[.DY45]" office:value-type="float" office:value="0.323828086822" calcext:value-type="float">
            <text:p>0.323828086822</text:p>
          </table:table-cell>
          <table:table-cell table:formula="of:=[.DZ45]" office:value-type="float" office:value="0.323828086822" calcext:value-type="float">
            <text:p>0.323828086822</text:p>
          </table:table-cell>
          <table:table-cell table:formula="of:=[.EA45]" office:value-type="float" office:value="0.323828086822" calcext:value-type="float">
            <text:p>0.323828086822</text:p>
          </table:table-cell>
          <table:table-cell table:formula="of:=[.EB45]" office:value-type="float" office:value="0.323828086822" calcext:value-type="float">
            <text:p>0.323828086822</text:p>
          </table:table-cell>
          <table:table-cell table:formula="of:=[.EC45]" office:value-type="float" office:value="0.323828086822" calcext:value-type="float">
            <text:p>0.323828086822</text:p>
          </table:table-cell>
          <table:table-cell table:formula="of:=[.ED45]" office:value-type="float" office:value="0.323828086822" calcext:value-type="float">
            <text:p>0.323828086822</text:p>
          </table:table-cell>
          <table:table-cell table:formula="of:=[.EE45]" office:value-type="float" office:value="0.323828086822" calcext:value-type="float">
            <text:p>0.323828086822</text:p>
          </table:table-cell>
          <table:table-cell table:formula="of:=[.EF45]" office:value-type="float" office:value="0.323828086822" calcext:value-type="float">
            <text:p>0.323828086822</text:p>
          </table:table-cell>
          <table:table-cell table:formula="of:=[.EG45]" office:value-type="float" office:value="0.323828086822" calcext:value-type="float">
            <text:p>0.323828086822</text:p>
          </table:table-cell>
          <table:table-cell table:formula="of:=[.EH45]" office:value-type="float" office:value="0.323828086822" calcext:value-type="float">
            <text:p>0.323828086822</text:p>
          </table:table-cell>
          <table:table-cell table:formula="of:=[.EI45]" office:value-type="float" office:value="0.323828086822" calcext:value-type="float">
            <text:p>0.323828086822</text:p>
          </table:table-cell>
          <table:table-cell table:formula="of:=[.EJ45]" office:value-type="float" office:value="0.323828086822" calcext:value-type="float">
            <text:p>0.323828086822</text:p>
          </table:table-cell>
          <table:table-cell table:formula="of:=[.EK45]" office:value-type="float" office:value="0.323828086822" calcext:value-type="float">
            <text:p>0.323828086822</text:p>
          </table:table-cell>
          <table:table-cell table:formula="of:=[.EL45]" office:value-type="float" office:value="0.323828086822" calcext:value-type="float">
            <text:p>0.323828086822</text:p>
          </table:table-cell>
          <table:table-cell table:formula="of:=[.EM45]" office:value-type="float" office:value="0.323828086822" calcext:value-type="float">
            <text:p>0.323828086822</text:p>
          </table:table-cell>
          <table:table-cell table:formula="of:=[.EN45]" office:value-type="float" office:value="0.323828086822" calcext:value-type="float">
            <text:p>0.323828086822</text:p>
          </table:table-cell>
          <table:table-cell table:formula="of:=[.EO45]" office:value-type="float" office:value="0.323828086822" calcext:value-type="float">
            <text:p>0.323828086822</text:p>
          </table:table-cell>
          <table:table-cell table:formula="of:=[.EP45]" office:value-type="float" office:value="0.323828086822" calcext:value-type="float">
            <text:p>0.323828086822</text:p>
          </table:table-cell>
          <table:table-cell table:formula="of:=[.EQ45]" office:value-type="float" office:value="0.323828086822" calcext:value-type="float">
            <text:p>0.323828086822</text:p>
          </table:table-cell>
          <table:table-cell table:formula="of:=[.ER45]" office:value-type="float" office:value="0.323828086822" calcext:value-type="float">
            <text:p>0.323828086822</text:p>
          </table:table-cell>
          <table:table-cell table:formula="of:=[.ES45]" office:value-type="float" office:value="0.323828086822" calcext:value-type="float">
            <text:p>0.323828086822</text:p>
          </table:table-cell>
          <table:table-cell table:formula="of:=[.ET45]" office:value-type="float" office:value="0.323828086822" calcext:value-type="float">
            <text:p>0.3238280868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163796386" calcext:value-type="float">
            <text:p>0.1163796386</text:p>
          </table:table-cell>
          <table:table-cell office:value-type="float" office:value="0.1474108572" calcext:value-type="float">
            <text:p>0.1474108572</text:p>
          </table:table-cell>
          <table:table-cell office:value-type="float" office:value="0.1715295665" calcext:value-type="float">
            <text:p>0.1715295665</text:p>
          </table:table-cell>
          <table:table-cell office:value-type="float" office:value="0.1750179533" calcext:value-type="float">
            <text:p>0.1750179533</text:p>
          </table:table-cell>
          <table:table-cell office:value-type="float" office:value="0.1990927267" calcext:value-type="float">
            <text:p>0.1990927267</text:p>
          </table:table-cell>
          <table:table-cell office:value-type="float" office:value="0.2327365101" calcext:value-type="float">
            <text:p>0.2327365101</text:p>
          </table:table-cell>
          <table:table-cell office:value-type="float" office:value="0.1795985999" calcext:value-type="float">
            <text:p>0.1795985999</text:p>
          </table:table-cell>
          <table:table-cell office:value-type="float" office:value="0.174417385" calcext:value-type="float">
            <text:p>0.174417385</text:p>
          </table:table-cell>
          <table:table-cell office:value-type="float" office:value="0.1978277433" calcext:value-type="float">
            <text:p>0.1978277433</text:p>
          </table:table-cell>
          <table:table-cell office:value-type="float" office:value="0.2230255235" calcext:value-type="float">
            <text:p>0.2230255235</text:p>
          </table:table-cell>
          <table:table-cell office:value-type="float" office:value="0.1911112081" calcext:value-type="float">
            <text:p>0.1911112081</text:p>
          </table:table-cell>
          <table:table-cell office:value-type="float" office:value="0.211760797" calcext:value-type="float">
            <text:p>0.211760797</text:p>
          </table:table-cell>
          <table:table-cell office:value-type="float" office:value="0.1723316839" calcext:value-type="float">
            <text:p>0.1723316839</text:p>
          </table:table-cell>
          <table:table-cell office:value-type="float" office:value="0.1605880584" calcext:value-type="float">
            <text:p>0.1605880584</text:p>
          </table:table-cell>
          <table:table-cell office:value-type="float" office:value="0.1714335082" calcext:value-type="float">
            <text:p>0.1714335082</text:p>
          </table:table-cell>
          <table:table-cell office:value-type="float" office:value="0.1904208117" calcext:value-type="float">
            <text:p>0.1904208117</text:p>
          </table:table-cell>
          <table:table-cell office:value-type="float" office:value="0.1929156523" calcext:value-type="float">
            <text:p>0.1929156523</text:p>
          </table:table-cell>
          <table:table-cell office:value-type="float" office:value="0.195410493" calcext:value-type="float">
            <text:p>0.195410493</text:p>
          </table:table-cell>
          <table:table-cell office:value-type="float" office:value="0.1919434513" calcext:value-type="float">
            <text:p>0.1919434513</text:p>
          </table:table-cell>
          <table:table-cell office:value-type="float" office:value="0.1695968662" calcext:value-type="float">
            <text:p>0.1695968662</text:p>
          </table:table-cell>
          <table:table-cell office:value-type="float" office:value="0.1454106536" calcext:value-type="float">
            <text:p>0.1454106536</text:p>
          </table:table-cell>
          <table:table-cell office:value-type="float" office:value="0.1794547131" calcext:value-type="float">
            <text:p>0.1794547131</text:p>
          </table:table-cell>
          <table:table-cell office:value-type="float" office:value="0.2329966644" calcext:value-type="float">
            <text:p>0.2329966644</text:p>
          </table:table-cell>
          <table:table-cell office:value-type="float" office:value="0.2279281464" calcext:value-type="float">
            <text:p>0.2279281464</text:p>
          </table:table-cell>
          <table:table-cell office:value-type="float" office:value="0.1914020076" calcext:value-type="float">
            <text:p>0.1914020076</text:p>
          </table:table-cell>
          <table:table-cell office:value-type="float" office:value="0.2176892568" calcext:value-type="float">
            <text:p>0.2176892568</text:p>
          </table:table-cell>
          <table:table-cell office:value-type="float" office:value="0.1918063722" calcext:value-type="float">
            <text:p>0.1918063722</text:p>
          </table:table-cell>
          <table:table-cell office:value-type="float" office:value="0.1800293255" calcext:value-type="float">
            <text:p>0.1800293255</text:p>
          </table:table-cell>
          <table:table-cell office:value-type="float" office:value="0.1912257162" calcext:value-type="float">
            <text:p>0.1912257162</text:p>
          </table:table-cell>
          <table:table-cell office:value-type="float" office:value="0.1856371266" calcext:value-type="float">
            <text:p>0.1856371266</text:p>
          </table:table-cell>
          <table:table-cell office:value-type="float" office:value="0.2179795982" calcext:value-type="float">
            <text:p>0.2179795982</text:p>
          </table:table-cell>
          <table:table-cell office:value-type="float" office:value="0.1921819321" calcext:value-type="float">
            <text:p>0.1921819321</text:p>
          </table:table-cell>
          <table:table-cell office:value-type="float" office:value="0.1951623195" calcext:value-type="float">
            <text:p>0.1951623195</text:p>
          </table:table-cell>
          <table:table-cell office:value-type="float" office:value="0.2055228895" calcext:value-type="float">
            <text:p>0.2055228895</text:p>
          </table:table-cell>
          <table:table-cell office:value-type="float" office:value="0.184098406" calcext:value-type="float">
            <text:p>0.184098406</text:p>
          </table:table-cell>
          <table:table-cell office:value-type="float" office:value="0.170117509" calcext:value-type="float">
            <text:p>0.170117509</text:p>
          </table:table-cell>
          <table:table-cell office:value-type="float" office:value="0.2119037127" calcext:value-type="float">
            <text:p>0.2119037127</text:p>
          </table:table-cell>
          <table:table-cell office:value-type="float" office:value="0.2079952186" calcext:value-type="float">
            <text:p>0.2079952186</text:p>
          </table:table-cell>
          <table:table-cell office:value-type="float" office:value="0.1779290325" calcext:value-type="float">
            <text:p>0.1779290325</text:p>
          </table:table-cell>
          <table:table-cell office:value-type="float" office:value="0.1688563262" calcext:value-type="float">
            <text:p>0.1688563262</text:p>
          </table:table-cell>
          <table:table-cell office:value-type="float" office:value="0.2503055358" calcext:value-type="float">
            <text:p>0.2503055358</text:p>
          </table:table-cell>
          <table:table-cell office:value-type="float" office:value="0.2129463406" calcext:value-type="float">
            <text:p>0.2129463406</text:p>
          </table:table-cell>
          <table:table-cell office:value-type="float" office:value="0.1863951552" calcext:value-type="float">
            <text:p>0.1863951552</text:p>
          </table:table-cell>
          <table:table-cell office:value-type="float" office:value="0.1830814845" calcext:value-type="float">
            <text:p>0.1830814845</text:p>
          </table:table-cell>
          <table:table-cell office:value-type="float" office:value="0.2230765171" calcext:value-type="float">
            <text:p>0.2230765171</text:p>
          </table:table-cell>
          <table:table-cell office:value-type="float" office:value="0.2284014585" calcext:value-type="float">
            <text:p>0.2284014585</text:p>
          </table:table-cell>
          <table:table-cell office:value-type="float" office:value="0.1447550111" calcext:value-type="float">
            <text:p>0.1447550111</text:p>
          </table:table-cell>
          <table:table-cell office:value-type="float" office:value="0.1983020638" calcext:value-type="float">
            <text:p>0.1983020638</text:p>
          </table:table-cell>
          <table:table-cell office:value-type="float" office:value="0.1922502952" calcext:value-type="float">
            <text:p>0.1922502952</text:p>
          </table:table-cell>
          <table:table-cell office:value-type="float" office:value="0.1942675514" calcext:value-type="float">
            <text:p>0.1942675514</text:p>
          </table:table-cell>
          <table:table-cell office:value-type="float" office:value="0.1962848076" calcext:value-type="float">
            <text:p>0.1962848076</text:p>
          </table:table-cell>
          <table:table-cell office:value-type="float" office:value="0.190233039" calcext:value-type="float">
            <text:p>0.190233039</text:p>
          </table:table-cell>
          <table:table-cell office:value-type="float" office:value="0.2230736745" calcext:value-type="float">
            <text:p>0.2230736745</text:p>
          </table:table-cell>
          <table:table-cell office:value-type="float" office:value="0.2440821989" calcext:value-type="float">
            <text:p>0.2440821989</text:p>
          </table:table-cell>
          <table:table-cell office:value-type="float" office:value="0.2337616099" calcext:value-type="float">
            <text:p>0.2337616099</text:p>
          </table:table-cell>
          <table:table-cell office:value-type="float" office:value="0.2326509828" calcext:value-type="float">
            <text:p>0.2326509828</text:p>
          </table:table-cell>
          <table:table-cell office:value-type="float" office:value="0.2574456477" calcext:value-type="float">
            <text:p>0.2574456477</text:p>
          </table:table-cell>
          <table:table-cell office:value-type="float" office:value="0.2473783806" calcext:value-type="float">
            <text:p>0.2473783806</text:p>
          </table:table-cell>
          <table:table-cell office:value-type="float" office:value="0.2488766098" calcext:value-type="float">
            <text:p>0.2488766098</text:p>
          </table:table-cell>
          <table:table-cell office:value-type="float" office:value="0.1957688297" calcext:value-type="float">
            <text:p>0.1957688297</text:p>
          </table:table-cell>
          <table:table-cell office:value-type="float" office:value="0.2356344059" calcext:value-type="float">
            <text:p>0.2356344059</text:p>
          </table:table-cell>
          <table:table-cell office:value-type="float" office:value="0.2031415906" calcext:value-type="float">
            <text:p>0.2031415906</text:p>
          </table:table-cell>
          <table:table-cell office:value-type="float" office:value="0.2150211244" calcext:value-type="float">
            <text:p>0.2150211244</text:p>
          </table:table-cell>
          <table:table-cell office:value-type="float" office:value="0.2350544216" calcext:value-type="float">
            <text:p>0.2350544216</text:p>
          </table:table-cell>
          <table:table-cell office:value-type="float" office:value="0.247255649" calcext:value-type="float">
            <text:p>0.247255649</text:p>
          </table:table-cell>
          <table:table-cell office:value-type="float" office:value="0.2041630855" calcext:value-type="float">
            <text:p>0.2041630855</text:p>
          </table:table-cell>
          <table:table-cell table:style-name="Default" office:value-type="float" office:value="0.2192387171" calcext:value-type="float">
            <text:p>0.2192387171</text:p>
          </table:table-cell>
          <table:table-cell table:style-name="ce1" table:formula="of:=AVERAGE([.AR46:.BP46])" office:value-type="float" office:value="0.215183772456" calcext:value-type="float">
            <text:p>0.215183772456</text:p>
          </table:table-cell>
          <table:table-cell table:formula="of:=[.BQ46]" office:value-type="float" office:value="0.215183772456" calcext:value-type="float">
            <text:p>0.215183772456</text:p>
          </table:table-cell>
          <table:table-cell table:formula="of:=[.BR46]" office:value-type="float" office:value="0.215183772456" calcext:value-type="float">
            <text:p>0.215183772456</text:p>
          </table:table-cell>
          <table:table-cell table:formula="of:=[.BS46]" office:value-type="float" office:value="0.215183772456" calcext:value-type="float">
            <text:p>0.215183772456</text:p>
          </table:table-cell>
          <table:table-cell table:formula="of:=[.BT46]" office:value-type="float" office:value="0.215183772456" calcext:value-type="float">
            <text:p>0.215183772456</text:p>
          </table:table-cell>
          <table:table-cell table:formula="of:=[.BU46]" office:value-type="float" office:value="0.215183772456" calcext:value-type="float">
            <text:p>0.215183772456</text:p>
          </table:table-cell>
          <table:table-cell table:formula="of:=[.BV46]" office:value-type="float" office:value="0.215183772456" calcext:value-type="float">
            <text:p>0.215183772456</text:p>
          </table:table-cell>
          <table:table-cell table:formula="of:=[.BW46]" office:value-type="float" office:value="0.215183772456" calcext:value-type="float">
            <text:p>0.215183772456</text:p>
          </table:table-cell>
          <table:table-cell table:formula="of:=[.BX46]" office:value-type="float" office:value="0.215183772456" calcext:value-type="float">
            <text:p>0.215183772456</text:p>
          </table:table-cell>
          <table:table-cell table:formula="of:=[.BY46]" office:value-type="float" office:value="0.215183772456" calcext:value-type="float">
            <text:p>0.215183772456</text:p>
          </table:table-cell>
          <table:table-cell table:formula="of:=[.BZ46]" office:value-type="float" office:value="0.215183772456" calcext:value-type="float">
            <text:p>0.215183772456</text:p>
          </table:table-cell>
          <table:table-cell table:formula="of:=[.CA46]" office:value-type="float" office:value="0.215183772456" calcext:value-type="float">
            <text:p>0.215183772456</text:p>
          </table:table-cell>
          <table:table-cell table:formula="of:=[.CB46]" office:value-type="float" office:value="0.215183772456" calcext:value-type="float">
            <text:p>0.215183772456</text:p>
          </table:table-cell>
          <table:table-cell table:formula="of:=[.CC46]" office:value-type="float" office:value="0.215183772456" calcext:value-type="float">
            <text:p>0.215183772456</text:p>
          </table:table-cell>
          <table:table-cell table:formula="of:=[.CD46]" office:value-type="float" office:value="0.215183772456" calcext:value-type="float">
            <text:p>0.215183772456</text:p>
          </table:table-cell>
          <table:table-cell table:formula="of:=[.CE46]" office:value-type="float" office:value="0.215183772456" calcext:value-type="float">
            <text:p>0.215183772456</text:p>
          </table:table-cell>
          <table:table-cell table:formula="of:=[.CF46]" office:value-type="float" office:value="0.215183772456" calcext:value-type="float">
            <text:p>0.215183772456</text:p>
          </table:table-cell>
          <table:table-cell table:formula="of:=[.CG46]" office:value-type="float" office:value="0.215183772456" calcext:value-type="float">
            <text:p>0.215183772456</text:p>
          </table:table-cell>
          <table:table-cell table:formula="of:=[.CH46]" office:value-type="float" office:value="0.215183772456" calcext:value-type="float">
            <text:p>0.215183772456</text:p>
          </table:table-cell>
          <table:table-cell table:formula="of:=[.CI46]" office:value-type="float" office:value="0.215183772456" calcext:value-type="float">
            <text:p>0.215183772456</text:p>
          </table:table-cell>
          <table:table-cell table:formula="of:=[.CJ46]" office:value-type="float" office:value="0.215183772456" calcext:value-type="float">
            <text:p>0.215183772456</text:p>
          </table:table-cell>
          <table:table-cell table:formula="of:=[.CK46]" office:value-type="float" office:value="0.215183772456" calcext:value-type="float">
            <text:p>0.215183772456</text:p>
          </table:table-cell>
          <table:table-cell table:formula="of:=[.CL46]" office:value-type="float" office:value="0.215183772456" calcext:value-type="float">
            <text:p>0.215183772456</text:p>
          </table:table-cell>
          <table:table-cell table:formula="of:=[.CM46]" office:value-type="float" office:value="0.215183772456" calcext:value-type="float">
            <text:p>0.215183772456</text:p>
          </table:table-cell>
          <table:table-cell table:formula="of:=[.CN46]" office:value-type="float" office:value="0.215183772456" calcext:value-type="float">
            <text:p>0.215183772456</text:p>
          </table:table-cell>
          <table:table-cell table:formula="of:=[.CO46]" office:value-type="float" office:value="0.215183772456" calcext:value-type="float">
            <text:p>0.215183772456</text:p>
          </table:table-cell>
          <table:table-cell table:formula="of:=[.CP46]" office:value-type="float" office:value="0.215183772456" calcext:value-type="float">
            <text:p>0.215183772456</text:p>
          </table:table-cell>
          <table:table-cell table:formula="of:=[.CQ46]" office:value-type="float" office:value="0.215183772456" calcext:value-type="float">
            <text:p>0.215183772456</text:p>
          </table:table-cell>
          <table:table-cell table:formula="of:=[.CR46]" office:value-type="float" office:value="0.215183772456" calcext:value-type="float">
            <text:p>0.215183772456</text:p>
          </table:table-cell>
          <table:table-cell table:formula="of:=[.CS46]" office:value-type="float" office:value="0.215183772456" calcext:value-type="float">
            <text:p>0.215183772456</text:p>
          </table:table-cell>
          <table:table-cell table:formula="of:=[.CT46]" office:value-type="float" office:value="0.215183772456" calcext:value-type="float">
            <text:p>0.215183772456</text:p>
          </table:table-cell>
          <table:table-cell table:formula="of:=[.CU46]" office:value-type="float" office:value="0.215183772456" calcext:value-type="float">
            <text:p>0.215183772456</text:p>
          </table:table-cell>
          <table:table-cell table:formula="of:=[.CV46]" office:value-type="float" office:value="0.215183772456" calcext:value-type="float">
            <text:p>0.215183772456</text:p>
          </table:table-cell>
          <table:table-cell table:formula="of:=[.CW46]" office:value-type="float" office:value="0.215183772456" calcext:value-type="float">
            <text:p>0.215183772456</text:p>
          </table:table-cell>
          <table:table-cell table:formula="of:=[.CX46]" office:value-type="float" office:value="0.215183772456" calcext:value-type="float">
            <text:p>0.215183772456</text:p>
          </table:table-cell>
          <table:table-cell table:formula="of:=[.CY46]" office:value-type="float" office:value="0.215183772456" calcext:value-type="float">
            <text:p>0.215183772456</text:p>
          </table:table-cell>
          <table:table-cell table:formula="of:=[.CZ46]" office:value-type="float" office:value="0.215183772456" calcext:value-type="float">
            <text:p>0.215183772456</text:p>
          </table:table-cell>
          <table:table-cell table:formula="of:=[.DA46]" office:value-type="float" office:value="0.215183772456" calcext:value-type="float">
            <text:p>0.215183772456</text:p>
          </table:table-cell>
          <table:table-cell table:formula="of:=[.DB46]" office:value-type="float" office:value="0.215183772456" calcext:value-type="float">
            <text:p>0.215183772456</text:p>
          </table:table-cell>
          <table:table-cell table:formula="of:=[.DC46]" office:value-type="float" office:value="0.215183772456" calcext:value-type="float">
            <text:p>0.215183772456</text:p>
          </table:table-cell>
          <table:table-cell table:formula="of:=[.DD46]" office:value-type="float" office:value="0.215183772456" calcext:value-type="float">
            <text:p>0.215183772456</text:p>
          </table:table-cell>
          <table:table-cell table:formula="of:=[.DE46]" office:value-type="float" office:value="0.215183772456" calcext:value-type="float">
            <text:p>0.215183772456</text:p>
          </table:table-cell>
          <table:table-cell table:formula="of:=[.DF46]" office:value-type="float" office:value="0.215183772456" calcext:value-type="float">
            <text:p>0.215183772456</text:p>
          </table:table-cell>
          <table:table-cell table:formula="of:=[.DG46]" office:value-type="float" office:value="0.215183772456" calcext:value-type="float">
            <text:p>0.215183772456</text:p>
          </table:table-cell>
          <table:table-cell table:formula="of:=[.DH46]" office:value-type="float" office:value="0.215183772456" calcext:value-type="float">
            <text:p>0.215183772456</text:p>
          </table:table-cell>
          <table:table-cell table:formula="of:=[.DI46]" office:value-type="float" office:value="0.215183772456" calcext:value-type="float">
            <text:p>0.215183772456</text:p>
          </table:table-cell>
          <table:table-cell table:formula="of:=[.DJ46]" office:value-type="float" office:value="0.215183772456" calcext:value-type="float">
            <text:p>0.215183772456</text:p>
          </table:table-cell>
          <table:table-cell table:formula="of:=[.DK46]" office:value-type="float" office:value="0.215183772456" calcext:value-type="float">
            <text:p>0.215183772456</text:p>
          </table:table-cell>
          <table:table-cell table:formula="of:=[.DL46]" office:value-type="float" office:value="0.215183772456" calcext:value-type="float">
            <text:p>0.215183772456</text:p>
          </table:table-cell>
          <table:table-cell table:formula="of:=[.DM46]" office:value-type="float" office:value="0.215183772456" calcext:value-type="float">
            <text:p>0.215183772456</text:p>
          </table:table-cell>
          <table:table-cell table:formula="of:=[.DN46]" office:value-type="float" office:value="0.215183772456" calcext:value-type="float">
            <text:p>0.215183772456</text:p>
          </table:table-cell>
          <table:table-cell table:formula="of:=[.DO46]" office:value-type="float" office:value="0.215183772456" calcext:value-type="float">
            <text:p>0.215183772456</text:p>
          </table:table-cell>
          <table:table-cell table:formula="of:=[.DP46]" office:value-type="float" office:value="0.215183772456" calcext:value-type="float">
            <text:p>0.215183772456</text:p>
          </table:table-cell>
          <table:table-cell table:formula="of:=[.DQ46]" office:value-type="float" office:value="0.215183772456" calcext:value-type="float">
            <text:p>0.215183772456</text:p>
          </table:table-cell>
          <table:table-cell table:formula="of:=[.DR46]" office:value-type="float" office:value="0.215183772456" calcext:value-type="float">
            <text:p>0.215183772456</text:p>
          </table:table-cell>
          <table:table-cell table:formula="of:=[.DS46]" office:value-type="float" office:value="0.215183772456" calcext:value-type="float">
            <text:p>0.215183772456</text:p>
          </table:table-cell>
          <table:table-cell table:formula="of:=[.DT46]" office:value-type="float" office:value="0.215183772456" calcext:value-type="float">
            <text:p>0.215183772456</text:p>
          </table:table-cell>
          <table:table-cell table:formula="of:=[.DU46]" office:value-type="float" office:value="0.215183772456" calcext:value-type="float">
            <text:p>0.215183772456</text:p>
          </table:table-cell>
          <table:table-cell table:formula="of:=[.DV46]" office:value-type="float" office:value="0.215183772456" calcext:value-type="float">
            <text:p>0.215183772456</text:p>
          </table:table-cell>
          <table:table-cell table:formula="of:=[.DW46]" office:value-type="float" office:value="0.215183772456" calcext:value-type="float">
            <text:p>0.215183772456</text:p>
          </table:table-cell>
          <table:table-cell table:formula="of:=[.DX46]" office:value-type="float" office:value="0.215183772456" calcext:value-type="float">
            <text:p>0.215183772456</text:p>
          </table:table-cell>
          <table:table-cell table:formula="of:=[.DY46]" office:value-type="float" office:value="0.215183772456" calcext:value-type="float">
            <text:p>0.215183772456</text:p>
          </table:table-cell>
          <table:table-cell table:formula="of:=[.DZ46]" office:value-type="float" office:value="0.215183772456" calcext:value-type="float">
            <text:p>0.215183772456</text:p>
          </table:table-cell>
          <table:table-cell table:formula="of:=[.EA46]" office:value-type="float" office:value="0.215183772456" calcext:value-type="float">
            <text:p>0.215183772456</text:p>
          </table:table-cell>
          <table:table-cell table:formula="of:=[.EB46]" office:value-type="float" office:value="0.215183772456" calcext:value-type="float">
            <text:p>0.215183772456</text:p>
          </table:table-cell>
          <table:table-cell table:formula="of:=[.EC46]" office:value-type="float" office:value="0.215183772456" calcext:value-type="float">
            <text:p>0.215183772456</text:p>
          </table:table-cell>
          <table:table-cell table:formula="of:=[.ED46]" office:value-type="float" office:value="0.215183772456" calcext:value-type="float">
            <text:p>0.215183772456</text:p>
          </table:table-cell>
          <table:table-cell table:formula="of:=[.EE46]" office:value-type="float" office:value="0.215183772456" calcext:value-type="float">
            <text:p>0.215183772456</text:p>
          </table:table-cell>
          <table:table-cell table:formula="of:=[.EF46]" office:value-type="float" office:value="0.215183772456" calcext:value-type="float">
            <text:p>0.215183772456</text:p>
          </table:table-cell>
          <table:table-cell table:formula="of:=[.EG46]" office:value-type="float" office:value="0.215183772456" calcext:value-type="float">
            <text:p>0.215183772456</text:p>
          </table:table-cell>
          <table:table-cell table:formula="of:=[.EH46]" office:value-type="float" office:value="0.215183772456" calcext:value-type="float">
            <text:p>0.215183772456</text:p>
          </table:table-cell>
          <table:table-cell table:formula="of:=[.EI46]" office:value-type="float" office:value="0.215183772456" calcext:value-type="float">
            <text:p>0.215183772456</text:p>
          </table:table-cell>
          <table:table-cell table:formula="of:=[.EJ46]" office:value-type="float" office:value="0.215183772456" calcext:value-type="float">
            <text:p>0.215183772456</text:p>
          </table:table-cell>
          <table:table-cell table:formula="of:=[.EK46]" office:value-type="float" office:value="0.215183772456" calcext:value-type="float">
            <text:p>0.215183772456</text:p>
          </table:table-cell>
          <table:table-cell table:formula="of:=[.EL46]" office:value-type="float" office:value="0.215183772456" calcext:value-type="float">
            <text:p>0.215183772456</text:p>
          </table:table-cell>
          <table:table-cell table:formula="of:=[.EM46]" office:value-type="float" office:value="0.215183772456" calcext:value-type="float">
            <text:p>0.215183772456</text:p>
          </table:table-cell>
          <table:table-cell table:formula="of:=[.EN46]" office:value-type="float" office:value="0.215183772456" calcext:value-type="float">
            <text:p>0.215183772456</text:p>
          </table:table-cell>
          <table:table-cell table:formula="of:=[.EO46]" office:value-type="float" office:value="0.215183772456" calcext:value-type="float">
            <text:p>0.215183772456</text:p>
          </table:table-cell>
          <table:table-cell table:formula="of:=[.EP46]" office:value-type="float" office:value="0.215183772456" calcext:value-type="float">
            <text:p>0.215183772456</text:p>
          </table:table-cell>
          <table:table-cell table:formula="of:=[.EQ46]" office:value-type="float" office:value="0.215183772456" calcext:value-type="float">
            <text:p>0.215183772456</text:p>
          </table:table-cell>
          <table:table-cell table:formula="of:=[.ER46]" office:value-type="float" office:value="0.215183772456" calcext:value-type="float">
            <text:p>0.215183772456</text:p>
          </table:table-cell>
          <table:table-cell table:formula="of:=[.ES46]" office:value-type="float" office:value="0.215183772456" calcext:value-type="float">
            <text:p>0.215183772456</text:p>
          </table:table-cell>
          <table:table-cell table:formula="of:=[.ET46]" office:value-type="float" office:value="0.215183772456" calcext:value-type="float">
            <text:p>0.2151837724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48686103" calcext:value-type="float">
            <text:p>0.1048686103</text:p>
          </table:table-cell>
          <table:table-cell office:value-type="float" office:value="0.1390167012" calcext:value-type="float">
            <text:p>0.1390167012</text:p>
          </table:table-cell>
          <table:table-cell office:value-type="float" office:value="0.0934885377" calcext:value-type="float">
            <text:p>0.0934885377</text:p>
          </table:table-cell>
          <table:table-cell office:value-type="float" office:value="0.1109258674" calcext:value-type="float">
            <text:p>0.1109258674</text:p>
          </table:table-cell>
          <table:table-cell office:value-type="float" office:value="0.1178640934" calcext:value-type="float">
            <text:p>0.1178640934</text:p>
          </table:table-cell>
          <table:table-cell office:value-type="float" office:value="0.1203618428" calcext:value-type="float">
            <text:p>0.1203618428</text:p>
          </table:table-cell>
          <table:table-cell office:value-type="float" office:value="0.0893297397" calcext:value-type="float">
            <text:p>0.0893297397</text:p>
          </table:table-cell>
          <table:table-cell office:value-type="float" office:value="0.09448709" calcext:value-type="float">
            <text:p>0.09448709</text:p>
          </table:table-cell>
          <table:table-cell office:value-type="float" office:value="0.1001152566" calcext:value-type="float">
            <text:p>0.1001152566</text:p>
          </table:table-cell>
          <table:table-cell office:value-type="float" office:value="0.116943901" calcext:value-type="float">
            <text:p>0.116943901</text:p>
          </table:table-cell>
          <table:table-cell office:value-type="float" office:value="0.0924464947" calcext:value-type="float">
            <text:p>0.0924464947</text:p>
          </table:table-cell>
          <table:table-cell office:value-type="float" office:value="0.0814205416" calcext:value-type="float">
            <text:p>0.0814205416</text:p>
          </table:table-cell>
          <table:table-cell office:value-type="float" office:value="0.0800101138" calcext:value-type="float">
            <text:p>0.0800101138</text:p>
          </table:table-cell>
          <table:table-cell office:value-type="float" office:value="0.067283293" calcext:value-type="float">
            <text:p>0.067283293</text:p>
          </table:table-cell>
          <table:table-cell office:value-type="float" office:value="0.1318202055" calcext:value-type="float">
            <text:p>0.1318202055</text:p>
          </table:table-cell>
          <table:table-cell office:value-type="float" office:value="0.1497370606" calcext:value-type="float">
            <text:p>0.1497370606</text:p>
          </table:table-cell>
          <table:table-cell office:value-type="float" office:value="0.1198841523" calcext:value-type="float">
            <text:p>0.1198841523</text:p>
          </table:table-cell>
          <table:table-cell office:value-type="float" office:value="0.0900312439" calcext:value-type="float">
            <text:p>0.0900312439</text:p>
          </table:table-cell>
          <table:table-cell office:value-type="float" office:value="0.1089174005" calcext:value-type="float">
            <text:p>0.1089174005</text:p>
          </table:table-cell>
          <table:table-cell office:value-type="float" office:value="0.20800556" calcext:value-type="float">
            <text:p>0.20800556</text:p>
          </table:table-cell>
          <table:table-cell office:value-type="float" office:value="0.1050261822" calcext:value-type="float">
            <text:p>0.1050261822</text:p>
          </table:table-cell>
          <table:table-cell office:value-type="float" office:value="0.1127905839" calcext:value-type="float">
            <text:p>0.1127905839</text:p>
          </table:table-cell>
          <table:table-cell office:value-type="float" office:value="0.1203922163" calcext:value-type="float">
            <text:p>0.1203922163</text:p>
          </table:table-cell>
          <table:table-cell office:value-type="float" office:value="0.1101892138" calcext:value-type="float">
            <text:p>0.1101892138</text:p>
          </table:table-cell>
          <table:table-cell office:value-type="float" office:value="0.1118506938" calcext:value-type="float">
            <text:p>0.1118506938</text:p>
          </table:table-cell>
          <table:table-cell office:value-type="float" office:value="0.1174404274" calcext:value-type="float">
            <text:p>0.1174404274</text:p>
          </table:table-cell>
          <table:table-cell office:value-type="float" office:value="0.1253340339" calcext:value-type="float">
            <text:p>0.1253340339</text:p>
          </table:table-cell>
          <table:table-cell office:value-type="float" office:value="0.1033501816" calcext:value-type="float">
            <text:p>0.1033501816</text:p>
          </table:table-cell>
          <table:table-cell office:value-type="float" office:value="0.1609045398" calcext:value-type="float">
            <text:p>0.1609045398</text:p>
          </table:table-cell>
          <table:table-cell office:value-type="float" office:value="0.0986889203" calcext:value-type="float">
            <text:p>0.0986889203</text:p>
          </table:table-cell>
          <table:table-cell office:value-type="float" office:value="0.0840190462" calcext:value-type="float">
            <text:p>0.0840190462</text:p>
          </table:table-cell>
          <table:table-cell office:value-type="float" office:value="0.1188823288" calcext:value-type="float">
            <text:p>0.1188823288</text:p>
          </table:table-cell>
          <table:table-cell office:value-type="float" office:value="0.1136715473" calcext:value-type="float">
            <text:p>0.1136715473</text:p>
          </table:table-cell>
          <table:table-cell office:value-type="float" office:value="0.0870609867" calcext:value-type="float">
            <text:p>0.0870609867</text:p>
          </table:table-cell>
          <table:table-cell office:value-type="float" office:value="0.1106590227" calcext:value-type="float">
            <text:p>0.1106590227</text:p>
          </table:table-cell>
          <table:table-cell office:value-type="float" office:value="0.1016332073" calcext:value-type="float">
            <text:p>0.1016332073</text:p>
          </table:table-cell>
          <table:table-cell office:value-type="float" office:value="0.1014477804" calcext:value-type="float">
            <text:p>0.1014477804</text:p>
          </table:table-cell>
          <table:table-cell office:value-type="float" office:value="0.1246887553" calcext:value-type="float">
            <text:p>0.1246887553</text:p>
          </table:table-cell>
          <table:table-cell office:value-type="float" office:value="0.0695309115" calcext:value-type="float">
            <text:p>0.0695309115</text:p>
          </table:table-cell>
          <table:table-cell office:value-type="float" office:value="0.112425254" calcext:value-type="float">
            <text:p>0.112425254</text:p>
          </table:table-cell>
          <table:table-cell office:value-type="float" office:value="0.1449578589" calcext:value-type="float">
            <text:p>0.1449578589</text:p>
          </table:table-cell>
          <table:table-cell office:value-type="float" office:value="0.1714052314" calcext:value-type="float">
            <text:p>0.1714052314</text:p>
          </table:table-cell>
          <table:table-cell office:value-type="float" office:value="0.089429972" calcext:value-type="float">
            <text:p>0.089429972</text:p>
          </table:table-cell>
          <table:table-cell office:value-type="float" office:value="0.107716895" calcext:value-type="float">
            <text:p>0.107716895</text:p>
          </table:table-cell>
          <table:table-cell office:value-type="float" office:value="0.116549994" calcext:value-type="float">
            <text:p>0.116549994</text:p>
          </table:table-cell>
          <table:table-cell office:value-type="float" office:value="0.1418859812" calcext:value-type="float">
            <text:p>0.1418859812</text:p>
          </table:table-cell>
          <table:table-cell office:value-type="float" office:value="0.0969915576" calcext:value-type="float">
            <text:p>0.0969915576</text:p>
          </table:table-cell>
          <table:table-cell office:value-type="float" office:value="0.1379569034" calcext:value-type="float">
            <text:p>0.1379569034</text:p>
          </table:table-cell>
          <table:table-cell office:value-type="float" office:value="0.153584303975" calcext:value-type="float">
            <text:p>0.153584303975</text:p>
          </table:table-cell>
          <table:table-cell office:value-type="float" office:value="0.14837517045" calcext:value-type="float">
            <text:p>0.14837517045</text:p>
          </table:table-cell>
          <table:table-cell office:value-type="float" office:value="0.143166036925" calcext:value-type="float">
            <text:p>0.143166036925</text:p>
          </table:table-cell>
          <table:table-cell office:value-type="float" office:value="0.1587934375" calcext:value-type="float">
            <text:p>0.1587934375</text:p>
          </table:table-cell>
          <table:table-cell office:value-type="float" office:value="0.1325735906" calcext:value-type="float">
            <text:p>0.1325735906</text:p>
          </table:table-cell>
          <table:table-cell office:value-type="float" office:value="0.0854201641" calcext:value-type="float">
            <text:p>0.0854201641</text:p>
          </table:table-cell>
          <table:table-cell office:value-type="float" office:value="0.083009565" calcext:value-type="float">
            <text:p>0.083009565</text:p>
          </table:table-cell>
          <table:table-cell office:value-type="float" office:value="0.1161644701" calcext:value-type="float">
            <text:p>0.1161644701</text:p>
          </table:table-cell>
          <table:table-cell office:value-type="float" office:value="0.1821176042" calcext:value-type="float">
            <text:p>0.1821176042</text:p>
          </table:table-cell>
          <table:table-cell office:value-type="float" office:value="0.1314547465" calcext:value-type="float">
            <text:p>0.1314547465</text:p>
          </table:table-cell>
          <table:table-cell office:value-type="float" office:value="0.1320457617" calcext:value-type="float">
            <text:p>0.1320457617</text:p>
          </table:table-cell>
          <table:table-cell office:value-type="float" office:value="0.108765581" calcext:value-type="float">
            <text:p>0.108765581</text:p>
          </table:table-cell>
          <table:table-cell office:value-type="float" office:value="0.1240065451" calcext:value-type="float">
            <text:p>0.1240065451</text:p>
          </table:table-cell>
          <table:table-cell office:value-type="float" office:value="0.1476880457" calcext:value-type="float">
            <text:p>0.1476880457</text:p>
          </table:table-cell>
          <table:table-cell office:value-type="float" office:value="0.1090555556" calcext:value-type="float">
            <text:p>0.1090555556</text:p>
          </table:table-cell>
          <table:table-cell office:value-type="float" office:value="0.1411056849" calcext:value-type="float">
            <text:p>0.1411056849</text:p>
          </table:table-cell>
          <table:table-cell office:value-type="float" office:value="0.1068763691" calcext:value-type="float">
            <text:p>0.1068763691</text:p>
          </table:table-cell>
          <table:table-cell office:value-type="float" office:value="0.0957139594" calcext:value-type="float">
            <text:p>0.0957139594</text:p>
          </table:table-cell>
          <table:table-cell table:style-name="Default" office:value-type="float" office:value="0.0806305228" calcext:value-type="float">
            <text:p>0.0806305228</text:p>
          </table:table-cell>
          <table:table-cell table:style-name="ce1" table:formula="of:=AVERAGE([.AR47:.BP47])" office:value-type="float" office:value="0.122843136714" calcext:value-type="float">
            <text:p>0.122843136714</text:p>
          </table:table-cell>
          <table:table-cell table:formula="of:=[.BQ47]" office:value-type="float" office:value="0.122843136714" calcext:value-type="float">
            <text:p>0.122843136714</text:p>
          </table:table-cell>
          <table:table-cell table:formula="of:=[.BR47]" office:value-type="float" office:value="0.122843136714" calcext:value-type="float">
            <text:p>0.122843136714</text:p>
          </table:table-cell>
          <table:table-cell table:formula="of:=[.BS47]" office:value-type="float" office:value="0.122843136714" calcext:value-type="float">
            <text:p>0.122843136714</text:p>
          </table:table-cell>
          <table:table-cell table:formula="of:=[.BT47]" office:value-type="float" office:value="0.122843136714" calcext:value-type="float">
            <text:p>0.122843136714</text:p>
          </table:table-cell>
          <table:table-cell table:formula="of:=[.BU47]" office:value-type="float" office:value="0.122843136714" calcext:value-type="float">
            <text:p>0.122843136714</text:p>
          </table:table-cell>
          <table:table-cell table:formula="of:=[.BV47]" office:value-type="float" office:value="0.122843136714" calcext:value-type="float">
            <text:p>0.122843136714</text:p>
          </table:table-cell>
          <table:table-cell table:formula="of:=[.BW47]" office:value-type="float" office:value="0.122843136714" calcext:value-type="float">
            <text:p>0.122843136714</text:p>
          </table:table-cell>
          <table:table-cell table:formula="of:=[.BX47]" office:value-type="float" office:value="0.122843136714" calcext:value-type="float">
            <text:p>0.122843136714</text:p>
          </table:table-cell>
          <table:table-cell table:formula="of:=[.BY47]" office:value-type="float" office:value="0.122843136714" calcext:value-type="float">
            <text:p>0.122843136714</text:p>
          </table:table-cell>
          <table:table-cell table:formula="of:=[.BZ47]" office:value-type="float" office:value="0.122843136714" calcext:value-type="float">
            <text:p>0.122843136714</text:p>
          </table:table-cell>
          <table:table-cell table:formula="of:=[.CA47]" office:value-type="float" office:value="0.122843136714" calcext:value-type="float">
            <text:p>0.122843136714</text:p>
          </table:table-cell>
          <table:table-cell table:formula="of:=[.CB47]" office:value-type="float" office:value="0.122843136714" calcext:value-type="float">
            <text:p>0.122843136714</text:p>
          </table:table-cell>
          <table:table-cell table:formula="of:=[.CC47]" office:value-type="float" office:value="0.122843136714" calcext:value-type="float">
            <text:p>0.122843136714</text:p>
          </table:table-cell>
          <table:table-cell table:formula="of:=[.CD47]" office:value-type="float" office:value="0.122843136714" calcext:value-type="float">
            <text:p>0.122843136714</text:p>
          </table:table-cell>
          <table:table-cell table:formula="of:=[.CE47]" office:value-type="float" office:value="0.122843136714" calcext:value-type="float">
            <text:p>0.122843136714</text:p>
          </table:table-cell>
          <table:table-cell table:formula="of:=[.CF47]" office:value-type="float" office:value="0.122843136714" calcext:value-type="float">
            <text:p>0.122843136714</text:p>
          </table:table-cell>
          <table:table-cell table:formula="of:=[.CG47]" office:value-type="float" office:value="0.122843136714" calcext:value-type="float">
            <text:p>0.122843136714</text:p>
          </table:table-cell>
          <table:table-cell table:formula="of:=[.CH47]" office:value-type="float" office:value="0.122843136714" calcext:value-type="float">
            <text:p>0.122843136714</text:p>
          </table:table-cell>
          <table:table-cell table:formula="of:=[.CI47]" office:value-type="float" office:value="0.122843136714" calcext:value-type="float">
            <text:p>0.122843136714</text:p>
          </table:table-cell>
          <table:table-cell table:formula="of:=[.CJ47]" office:value-type="float" office:value="0.122843136714" calcext:value-type="float">
            <text:p>0.122843136714</text:p>
          </table:table-cell>
          <table:table-cell table:formula="of:=[.CK47]" office:value-type="float" office:value="0.122843136714" calcext:value-type="float">
            <text:p>0.122843136714</text:p>
          </table:table-cell>
          <table:table-cell table:formula="of:=[.CL47]" office:value-type="float" office:value="0.122843136714" calcext:value-type="float">
            <text:p>0.122843136714</text:p>
          </table:table-cell>
          <table:table-cell table:formula="of:=[.CM47]" office:value-type="float" office:value="0.122843136714" calcext:value-type="float">
            <text:p>0.122843136714</text:p>
          </table:table-cell>
          <table:table-cell table:formula="of:=[.CN47]" office:value-type="float" office:value="0.122843136714" calcext:value-type="float">
            <text:p>0.122843136714</text:p>
          </table:table-cell>
          <table:table-cell table:formula="of:=[.CO47]" office:value-type="float" office:value="0.122843136714" calcext:value-type="float">
            <text:p>0.122843136714</text:p>
          </table:table-cell>
          <table:table-cell table:formula="of:=[.CP47]" office:value-type="float" office:value="0.122843136714" calcext:value-type="float">
            <text:p>0.122843136714</text:p>
          </table:table-cell>
          <table:table-cell table:formula="of:=[.CQ47]" office:value-type="float" office:value="0.122843136714" calcext:value-type="float">
            <text:p>0.122843136714</text:p>
          </table:table-cell>
          <table:table-cell table:formula="of:=[.CR47]" office:value-type="float" office:value="0.122843136714" calcext:value-type="float">
            <text:p>0.122843136714</text:p>
          </table:table-cell>
          <table:table-cell table:formula="of:=[.CS47]" office:value-type="float" office:value="0.122843136714" calcext:value-type="float">
            <text:p>0.122843136714</text:p>
          </table:table-cell>
          <table:table-cell table:formula="of:=[.CT47]" office:value-type="float" office:value="0.122843136714" calcext:value-type="float">
            <text:p>0.122843136714</text:p>
          </table:table-cell>
          <table:table-cell table:formula="of:=[.CU47]" office:value-type="float" office:value="0.122843136714" calcext:value-type="float">
            <text:p>0.122843136714</text:p>
          </table:table-cell>
          <table:table-cell table:formula="of:=[.CV47]" office:value-type="float" office:value="0.122843136714" calcext:value-type="float">
            <text:p>0.122843136714</text:p>
          </table:table-cell>
          <table:table-cell table:formula="of:=[.CW47]" office:value-type="float" office:value="0.122843136714" calcext:value-type="float">
            <text:p>0.122843136714</text:p>
          </table:table-cell>
          <table:table-cell table:formula="of:=[.CX47]" office:value-type="float" office:value="0.122843136714" calcext:value-type="float">
            <text:p>0.122843136714</text:p>
          </table:table-cell>
          <table:table-cell table:formula="of:=[.CY47]" office:value-type="float" office:value="0.122843136714" calcext:value-type="float">
            <text:p>0.122843136714</text:p>
          </table:table-cell>
          <table:table-cell table:formula="of:=[.CZ47]" office:value-type="float" office:value="0.122843136714" calcext:value-type="float">
            <text:p>0.122843136714</text:p>
          </table:table-cell>
          <table:table-cell table:formula="of:=[.DA47]" office:value-type="float" office:value="0.122843136714" calcext:value-type="float">
            <text:p>0.122843136714</text:p>
          </table:table-cell>
          <table:table-cell table:formula="of:=[.DB47]" office:value-type="float" office:value="0.122843136714" calcext:value-type="float">
            <text:p>0.122843136714</text:p>
          </table:table-cell>
          <table:table-cell table:formula="of:=[.DC47]" office:value-type="float" office:value="0.122843136714" calcext:value-type="float">
            <text:p>0.122843136714</text:p>
          </table:table-cell>
          <table:table-cell table:formula="of:=[.DD47]" office:value-type="float" office:value="0.122843136714" calcext:value-type="float">
            <text:p>0.122843136714</text:p>
          </table:table-cell>
          <table:table-cell table:formula="of:=[.DE47]" office:value-type="float" office:value="0.122843136714" calcext:value-type="float">
            <text:p>0.122843136714</text:p>
          </table:table-cell>
          <table:table-cell table:formula="of:=[.DF47]" office:value-type="float" office:value="0.122843136714" calcext:value-type="float">
            <text:p>0.122843136714</text:p>
          </table:table-cell>
          <table:table-cell table:formula="of:=[.DG47]" office:value-type="float" office:value="0.122843136714" calcext:value-type="float">
            <text:p>0.122843136714</text:p>
          </table:table-cell>
          <table:table-cell table:formula="of:=[.DH47]" office:value-type="float" office:value="0.122843136714" calcext:value-type="float">
            <text:p>0.122843136714</text:p>
          </table:table-cell>
          <table:table-cell table:formula="of:=[.DI47]" office:value-type="float" office:value="0.122843136714" calcext:value-type="float">
            <text:p>0.122843136714</text:p>
          </table:table-cell>
          <table:table-cell table:formula="of:=[.DJ47]" office:value-type="float" office:value="0.122843136714" calcext:value-type="float">
            <text:p>0.122843136714</text:p>
          </table:table-cell>
          <table:table-cell table:formula="of:=[.DK47]" office:value-type="float" office:value="0.122843136714" calcext:value-type="float">
            <text:p>0.122843136714</text:p>
          </table:table-cell>
          <table:table-cell table:formula="of:=[.DL47]" office:value-type="float" office:value="0.122843136714" calcext:value-type="float">
            <text:p>0.122843136714</text:p>
          </table:table-cell>
          <table:table-cell table:formula="of:=[.DM47]" office:value-type="float" office:value="0.122843136714" calcext:value-type="float">
            <text:p>0.122843136714</text:p>
          </table:table-cell>
          <table:table-cell table:formula="of:=[.DN47]" office:value-type="float" office:value="0.122843136714" calcext:value-type="float">
            <text:p>0.122843136714</text:p>
          </table:table-cell>
          <table:table-cell table:formula="of:=[.DO47]" office:value-type="float" office:value="0.122843136714" calcext:value-type="float">
            <text:p>0.122843136714</text:p>
          </table:table-cell>
          <table:table-cell table:formula="of:=[.DP47]" office:value-type="float" office:value="0.122843136714" calcext:value-type="float">
            <text:p>0.122843136714</text:p>
          </table:table-cell>
          <table:table-cell table:formula="of:=[.DQ47]" office:value-type="float" office:value="0.122843136714" calcext:value-type="float">
            <text:p>0.122843136714</text:p>
          </table:table-cell>
          <table:table-cell table:formula="of:=[.DR47]" office:value-type="float" office:value="0.122843136714" calcext:value-type="float">
            <text:p>0.122843136714</text:p>
          </table:table-cell>
          <table:table-cell table:formula="of:=[.DS47]" office:value-type="float" office:value="0.122843136714" calcext:value-type="float">
            <text:p>0.122843136714</text:p>
          </table:table-cell>
          <table:table-cell table:formula="of:=[.DT47]" office:value-type="float" office:value="0.122843136714" calcext:value-type="float">
            <text:p>0.122843136714</text:p>
          </table:table-cell>
          <table:table-cell table:formula="of:=[.DU47]" office:value-type="float" office:value="0.122843136714" calcext:value-type="float">
            <text:p>0.122843136714</text:p>
          </table:table-cell>
          <table:table-cell table:formula="of:=[.DV47]" office:value-type="float" office:value="0.122843136714" calcext:value-type="float">
            <text:p>0.122843136714</text:p>
          </table:table-cell>
          <table:table-cell table:formula="of:=[.DW47]" office:value-type="float" office:value="0.122843136714" calcext:value-type="float">
            <text:p>0.122843136714</text:p>
          </table:table-cell>
          <table:table-cell table:formula="of:=[.DX47]" office:value-type="float" office:value="0.122843136714" calcext:value-type="float">
            <text:p>0.122843136714</text:p>
          </table:table-cell>
          <table:table-cell table:formula="of:=[.DY47]" office:value-type="float" office:value="0.122843136714" calcext:value-type="float">
            <text:p>0.122843136714</text:p>
          </table:table-cell>
          <table:table-cell table:formula="of:=[.DZ47]" office:value-type="float" office:value="0.122843136714" calcext:value-type="float">
            <text:p>0.122843136714</text:p>
          </table:table-cell>
          <table:table-cell table:formula="of:=[.EA47]" office:value-type="float" office:value="0.122843136714" calcext:value-type="float">
            <text:p>0.122843136714</text:p>
          </table:table-cell>
          <table:table-cell table:formula="of:=[.EB47]" office:value-type="float" office:value="0.122843136714" calcext:value-type="float">
            <text:p>0.122843136714</text:p>
          </table:table-cell>
          <table:table-cell table:formula="of:=[.EC47]" office:value-type="float" office:value="0.122843136714" calcext:value-type="float">
            <text:p>0.122843136714</text:p>
          </table:table-cell>
          <table:table-cell table:formula="of:=[.ED47]" office:value-type="float" office:value="0.122843136714" calcext:value-type="float">
            <text:p>0.122843136714</text:p>
          </table:table-cell>
          <table:table-cell table:formula="of:=[.EE47]" office:value-type="float" office:value="0.122843136714" calcext:value-type="float">
            <text:p>0.122843136714</text:p>
          </table:table-cell>
          <table:table-cell table:formula="of:=[.EF47]" office:value-type="float" office:value="0.122843136714" calcext:value-type="float">
            <text:p>0.122843136714</text:p>
          </table:table-cell>
          <table:table-cell table:formula="of:=[.EG47]" office:value-type="float" office:value="0.122843136714" calcext:value-type="float">
            <text:p>0.122843136714</text:p>
          </table:table-cell>
          <table:table-cell table:formula="of:=[.EH47]" office:value-type="float" office:value="0.122843136714" calcext:value-type="float">
            <text:p>0.122843136714</text:p>
          </table:table-cell>
          <table:table-cell table:formula="of:=[.EI47]" office:value-type="float" office:value="0.122843136714" calcext:value-type="float">
            <text:p>0.122843136714</text:p>
          </table:table-cell>
          <table:table-cell table:formula="of:=[.EJ47]" office:value-type="float" office:value="0.122843136714" calcext:value-type="float">
            <text:p>0.122843136714</text:p>
          </table:table-cell>
          <table:table-cell table:formula="of:=[.EK47]" office:value-type="float" office:value="0.122843136714" calcext:value-type="float">
            <text:p>0.122843136714</text:p>
          </table:table-cell>
          <table:table-cell table:formula="of:=[.EL47]" office:value-type="float" office:value="0.122843136714" calcext:value-type="float">
            <text:p>0.122843136714</text:p>
          </table:table-cell>
          <table:table-cell table:formula="of:=[.EM47]" office:value-type="float" office:value="0.122843136714" calcext:value-type="float">
            <text:p>0.122843136714</text:p>
          </table:table-cell>
          <table:table-cell table:formula="of:=[.EN47]" office:value-type="float" office:value="0.122843136714" calcext:value-type="float">
            <text:p>0.122843136714</text:p>
          </table:table-cell>
          <table:table-cell table:formula="of:=[.EO47]" office:value-type="float" office:value="0.122843136714" calcext:value-type="float">
            <text:p>0.122843136714</text:p>
          </table:table-cell>
          <table:table-cell table:formula="of:=[.EP47]" office:value-type="float" office:value="0.122843136714" calcext:value-type="float">
            <text:p>0.122843136714</text:p>
          </table:table-cell>
          <table:table-cell table:formula="of:=[.EQ47]" office:value-type="float" office:value="0.122843136714" calcext:value-type="float">
            <text:p>0.122843136714</text:p>
          </table:table-cell>
          <table:table-cell table:formula="of:=[.ER47]" office:value-type="float" office:value="0.122843136714" calcext:value-type="float">
            <text:p>0.122843136714</text:p>
          </table:table-cell>
          <table:table-cell table:formula="of:=[.ES47]" office:value-type="float" office:value="0.122843136714" calcext:value-type="float">
            <text:p>0.122843136714</text:p>
          </table:table-cell>
          <table:table-cell table:formula="of:=[.ET47]" office:value-type="float" office:value="0.122843136714" calcext:value-type="float">
            <text:p>0.1228431367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40458188" calcext:value-type="float">
            <text:p>0.0140458188</text:p>
          </table:table-cell>
          <table:table-cell office:value-type="float" office:value="0.0121993813" calcext:value-type="float">
            <text:p>0.0121993813</text:p>
          </table:table-cell>
          <table:table-cell office:value-type="float" office:value="0.0475593746" calcext:value-type="float">
            <text:p>0.0475593746</text:p>
          </table:table-cell>
          <table:table-cell office:value-type="float" office:value="0.049910438" calcext:value-type="float">
            <text:p>0.049910438</text:p>
          </table:table-cell>
          <table:table-cell office:value-type="float" office:value="0.0730718398" calcext:value-type="float">
            <text:p>0.0730718398</text:p>
          </table:table-cell>
          <table:table-cell office:value-type="float" office:value="0.0953393975" calcext:value-type="float">
            <text:p>0.0953393975</text:p>
          </table:table-cell>
          <table:table-cell office:value-type="float" office:value="0.0736022444" calcext:value-type="float">
            <text:p>0.0736022444</text:p>
          </table:table-cell>
          <table:table-cell office:value-type="float" office:value="0.1553287351" calcext:value-type="float">
            <text:p>0.1553287351</text:p>
          </table:table-cell>
          <table:table-cell office:value-type="float" office:value="0.0552407932" calcext:value-type="float">
            <text:p>0.0552407932</text:p>
          </table:table-cell>
          <table:table-cell office:value-type="float" office:value="0.061003963" calcext:value-type="float">
            <text:p>0.061003963</text:p>
          </table:table-cell>
          <table:table-cell office:value-type="float" office:value="0.0437655297" calcext:value-type="float">
            <text:p>0.0437655297</text:p>
          </table:table-cell>
          <table:table-cell office:value-type="float" office:value="0.0479150752" calcext:value-type="float">
            <text:p>0.0479150752</text:p>
          </table:table-cell>
          <table:table-cell office:value-type="float" office:value="0.0030601155" calcext:value-type="float">
            <text:p>0.0030601155</text:p>
          </table:table-cell>
          <table:table-cell office:value-type="float" office:value="0.0407269542" calcext:value-type="float">
            <text:p>0.0407269542</text:p>
          </table:table-cell>
          <table:table-cell office:value-type="float" office:value="0.0369198887" calcext:value-type="float">
            <text:p>0.0369198887</text:p>
          </table:table-cell>
          <table:table-cell office:value-type="float" office:value="0.0336795087" calcext:value-type="float">
            <text:p>0.0336795087</text:p>
          </table:table-cell>
          <table:table-cell office:value-type="float" office:value="0.0366212475" calcext:value-type="float">
            <text:p>0.0366212475</text:p>
          </table:table-cell>
          <table:table-cell office:value-type="float" office:value="0.0395629863" calcext:value-type="float">
            <text:p>0.0395629863</text:p>
          </table:table-cell>
          <table:table-cell office:value-type="float" office:value="0.0117840331" calcext:value-type="float">
            <text:p>0.0117840331</text:p>
          </table:table-cell>
          <table:table-cell office:value-type="float" office:value="0.0163355535" calcext:value-type="float">
            <text:p>0.0163355535</text:p>
          </table:table-cell>
          <table:table-cell office:value-type="float" office:value="0.0307824162" calcext:value-type="float">
            <text:p>0.0307824162</text:p>
          </table:table-cell>
          <table:table-cell office:value-type="float" office:value="0.0366694839" calcext:value-type="float">
            <text:p>0.0366694839</text:p>
          </table:table-cell>
          <table:table-cell office:value-type="float" office:value="0.0767889394" calcext:value-type="float">
            <text:p>0.0767889394</text:p>
          </table:table-cell>
          <table:table-cell office:value-type="float" office:value="0.0915384191" calcext:value-type="float">
            <text:p>0.0915384191</text:p>
          </table:table-cell>
          <table:table-cell office:value-type="float" office:value="0.0830426839" calcext:value-type="float">
            <text:p>0.0830426839</text:p>
          </table:table-cell>
          <table:table-cell office:value-type="float" office:value="0.0444927496" calcext:value-type="float">
            <text:p>0.0444927496</text:p>
          </table:table-cell>
          <table:table-cell office:value-type="float" office:value="0.0615155519" calcext:value-type="float">
            <text:p>0.0615155519</text:p>
          </table:table-cell>
          <table:table-cell office:value-type="float" office:value="0.1045659019" calcext:value-type="float">
            <text:p>0.1045659019</text:p>
          </table:table-cell>
          <table:table-cell office:value-type="float" office:value="0.0079872204" calcext:value-type="float">
            <text:p>0.0079872204</text:p>
          </table:table-cell>
          <table:table-cell office:value-type="float" office:value="0.0098401542" calcext:value-type="float">
            <text:p>0.0098401542</text:p>
          </table:table-cell>
          <table:table-cell office:value-type="float" office:value="0.0446347607" calcext:value-type="float">
            <text:p>0.0446347607</text:p>
          </table:table-cell>
          <table:table-cell office:value-type="float" office:value="0.0227185475" calcext:value-type="float">
            <text:p>0.0227185475</text:p>
          </table:table-cell>
          <table:table-cell office:value-type="float" office:value="0.0587064121" calcext:value-type="float">
            <text:p>0.0587064121</text:p>
          </table:table-cell>
          <table:table-cell office:value-type="float" office:value="0.0739744739" calcext:value-type="float">
            <text:p>0.0739744739</text:p>
          </table:table-cell>
          <table:table-cell office:value-type="float" office:value="0.028802899" calcext:value-type="float">
            <text:p>0.028802899</text:p>
          </table:table-cell>
          <table:table-cell office:value-type="float" office:value="0.021466729" calcext:value-type="float">
            <text:p>0.021466729</text:p>
          </table:table-cell>
          <table:table-cell office:value-type="float" office:value="0.0683201963" calcext:value-type="float">
            <text:p>0.0683201963</text:p>
          </table:table-cell>
          <table:table-cell office:value-type="float" office:value="0.0741987383" calcext:value-type="float">
            <text:p>0.0741987383</text:p>
          </table:table-cell>
          <table:table-cell office:value-type="float" office:value="0.0916278489" calcext:value-type="float">
            <text:p>0.0916278489</text:p>
          </table:table-cell>
          <table:table-cell office:value-type="float" office:value="0.041786625" calcext:value-type="float">
            <text:p>0.041786625</text:p>
          </table:table-cell>
          <table:table-cell office:value-type="float" office:value="0.0342602672" calcext:value-type="float">
            <text:p>0.0342602672</text:p>
          </table:table-cell>
          <table:table-cell office:value-type="float" office:value="0.047930135" calcext:value-type="float">
            <text:p>0.047930135</text:p>
          </table:table-cell>
          <table:table-cell office:value-type="float" office:value="0.0486171242" calcext:value-type="float">
            <text:p>0.0486171242</text:p>
          </table:table-cell>
          <table:table-cell office:value-type="float" office:value="0.0351249094" calcext:value-type="float">
            <text:p>0.0351249094</text:p>
          </table:table-cell>
          <table:table-cell office:value-type="float" office:value="0.0221863655" calcext:value-type="float">
            <text:p>0.0221863655</text:p>
          </table:table-cell>
          <table:table-cell office:value-type="float" office:value="0.0176667924" calcext:value-type="float">
            <text:p>0.0176667924</text:p>
          </table:table-cell>
          <table:table-cell office:value-type="float" office:value="0.0428707405" calcext:value-type="float">
            <text:p>0.0428707405</text:p>
          </table:table-cell>
          <table:table-cell office:value-type="float" office:value="0.0359771504" calcext:value-type="float">
            <text:p>0.0359771504</text:p>
          </table:table-cell>
          <table:table-cell office:value-type="float" office:value="0.029916529325" calcext:value-type="float">
            <text:p>0.029916529325</text:p>
          </table:table-cell>
          <table:table-cell office:value-type="float" office:value="0.03193673635" calcext:value-type="float">
            <text:p>0.03193673635</text:p>
          </table:table-cell>
          <table:table-cell office:value-type="float" office:value="0.033956943375" calcext:value-type="float">
            <text:p>0.033956943375</text:p>
          </table:table-cell>
          <table:table-cell office:value-type="float" office:value="0.0278963223" calcext:value-type="float">
            <text:p>0.0278963223</text:p>
          </table:table-cell>
          <table:table-cell office:value-type="float" office:value="0.023461392" calcext:value-type="float">
            <text:p>0.023461392</text:p>
          </table:table-cell>
          <table:table-cell office:value-type="float" office:value="0.0239816985" calcext:value-type="float">
            <text:p>0.0239816985</text:p>
          </table:table-cell>
          <table:table-cell office:value-type="float" office:value="0.0128469578" calcext:value-type="float">
            <text:p>0.0128469578</text:p>
          </table:table-cell>
          <table:table-cell office:value-type="float" office:value="0.0358573336" calcext:value-type="float">
            <text:p>0.0358573336</text:p>
          </table:table-cell>
          <table:table-cell office:value-type="float" office:value="0.0866646681" calcext:value-type="float">
            <text:p>0.0866646681</text:p>
          </table:table-cell>
          <table:table-cell office:value-type="float" office:value="0.0567482968" calcext:value-type="float">
            <text:p>0.0567482968</text:p>
          </table:table-cell>
          <table:table-cell office:value-type="float" office:value="0.054268941" calcext:value-type="float">
            <text:p>0.054268941</text:p>
          </table:table-cell>
          <table:table-cell office:value-type="float" office:value="0.0419504868" calcext:value-type="float">
            <text:p>0.0419504868</text:p>
          </table:table-cell>
          <table:table-cell office:value-type="float" office:value="0.0115170228" calcext:value-type="float">
            <text:p>0.0115170228</text:p>
          </table:table-cell>
          <table:table-cell office:value-type="float" office:value="0.0810054968" calcext:value-type="float">
            <text:p>0.0810054968</text:p>
          </table:table-cell>
          <table:table-cell office:value-type="float" office:value="0.0896811685" calcext:value-type="float">
            <text:p>0.0896811685</text:p>
          </table:table-cell>
          <table:table-cell office:value-type="float" office:value="0.0625611694" calcext:value-type="float">
            <text:p>0.0625611694</text:p>
          </table:table-cell>
          <table:table-cell office:value-type="float" office:value="0.0368460338" calcext:value-type="float">
            <text:p>0.0368460338</text:p>
          </table:table-cell>
          <table:table-cell office:value-type="float" office:value="0.0337911972" calcext:value-type="float">
            <text:p>0.0337911972</text:p>
          </table:table-cell>
          <table:table-cell table:style-name="Default" office:value-type="float" office:value="0.0239623395" calcext:value-type="float">
            <text:p>0.0239623395</text:p>
          </table:table-cell>
          <table:table-cell table:style-name="ce1" table:formula="of:=AVERAGE([.AR48:.BP48])" office:value-type="float" office:value="0.040051752654" calcext:value-type="float">
            <text:p>0.040051752654</text:p>
          </table:table-cell>
          <table:table-cell table:formula="of:=[.BQ48]" office:value-type="float" office:value="0.040051752654" calcext:value-type="float">
            <text:p>0.040051752654</text:p>
          </table:table-cell>
          <table:table-cell table:formula="of:=[.BR48]" office:value-type="float" office:value="0.040051752654" calcext:value-type="float">
            <text:p>0.040051752654</text:p>
          </table:table-cell>
          <table:table-cell table:formula="of:=[.BS48]" office:value-type="float" office:value="0.040051752654" calcext:value-type="float">
            <text:p>0.040051752654</text:p>
          </table:table-cell>
          <table:table-cell table:formula="of:=[.BT48]" office:value-type="float" office:value="0.040051752654" calcext:value-type="float">
            <text:p>0.040051752654</text:p>
          </table:table-cell>
          <table:table-cell table:formula="of:=[.BU48]" office:value-type="float" office:value="0.040051752654" calcext:value-type="float">
            <text:p>0.040051752654</text:p>
          </table:table-cell>
          <table:table-cell table:formula="of:=[.BV48]" office:value-type="float" office:value="0.040051752654" calcext:value-type="float">
            <text:p>0.040051752654</text:p>
          </table:table-cell>
          <table:table-cell table:formula="of:=[.BW48]" office:value-type="float" office:value="0.040051752654" calcext:value-type="float">
            <text:p>0.040051752654</text:p>
          </table:table-cell>
          <table:table-cell table:formula="of:=[.BX48]" office:value-type="float" office:value="0.040051752654" calcext:value-type="float">
            <text:p>0.040051752654</text:p>
          </table:table-cell>
          <table:table-cell table:formula="of:=[.BY48]" office:value-type="float" office:value="0.040051752654" calcext:value-type="float">
            <text:p>0.040051752654</text:p>
          </table:table-cell>
          <table:table-cell table:formula="of:=[.BZ48]" office:value-type="float" office:value="0.040051752654" calcext:value-type="float">
            <text:p>0.040051752654</text:p>
          </table:table-cell>
          <table:table-cell table:formula="of:=[.CA48]" office:value-type="float" office:value="0.040051752654" calcext:value-type="float">
            <text:p>0.040051752654</text:p>
          </table:table-cell>
          <table:table-cell table:formula="of:=[.CB48]" office:value-type="float" office:value="0.040051752654" calcext:value-type="float">
            <text:p>0.040051752654</text:p>
          </table:table-cell>
          <table:table-cell table:formula="of:=[.CC48]" office:value-type="float" office:value="0.040051752654" calcext:value-type="float">
            <text:p>0.040051752654</text:p>
          </table:table-cell>
          <table:table-cell table:formula="of:=[.CD48]" office:value-type="float" office:value="0.040051752654" calcext:value-type="float">
            <text:p>0.040051752654</text:p>
          </table:table-cell>
          <table:table-cell table:formula="of:=[.CE48]" office:value-type="float" office:value="0.040051752654" calcext:value-type="float">
            <text:p>0.040051752654</text:p>
          </table:table-cell>
          <table:table-cell table:formula="of:=[.CF48]" office:value-type="float" office:value="0.040051752654" calcext:value-type="float">
            <text:p>0.040051752654</text:p>
          </table:table-cell>
          <table:table-cell table:formula="of:=[.CG48]" office:value-type="float" office:value="0.040051752654" calcext:value-type="float">
            <text:p>0.040051752654</text:p>
          </table:table-cell>
          <table:table-cell table:formula="of:=[.CH48]" office:value-type="float" office:value="0.040051752654" calcext:value-type="float">
            <text:p>0.040051752654</text:p>
          </table:table-cell>
          <table:table-cell table:formula="of:=[.CI48]" office:value-type="float" office:value="0.040051752654" calcext:value-type="float">
            <text:p>0.040051752654</text:p>
          </table:table-cell>
          <table:table-cell table:formula="of:=[.CJ48]" office:value-type="float" office:value="0.040051752654" calcext:value-type="float">
            <text:p>0.040051752654</text:p>
          </table:table-cell>
          <table:table-cell table:formula="of:=[.CK48]" office:value-type="float" office:value="0.040051752654" calcext:value-type="float">
            <text:p>0.040051752654</text:p>
          </table:table-cell>
          <table:table-cell table:formula="of:=[.CL48]" office:value-type="float" office:value="0.040051752654" calcext:value-type="float">
            <text:p>0.040051752654</text:p>
          </table:table-cell>
          <table:table-cell table:formula="of:=[.CM48]" office:value-type="float" office:value="0.040051752654" calcext:value-type="float">
            <text:p>0.040051752654</text:p>
          </table:table-cell>
          <table:table-cell table:formula="of:=[.CN48]" office:value-type="float" office:value="0.040051752654" calcext:value-type="float">
            <text:p>0.040051752654</text:p>
          </table:table-cell>
          <table:table-cell table:formula="of:=[.CO48]" office:value-type="float" office:value="0.040051752654" calcext:value-type="float">
            <text:p>0.040051752654</text:p>
          </table:table-cell>
          <table:table-cell table:formula="of:=[.CP48]" office:value-type="float" office:value="0.040051752654" calcext:value-type="float">
            <text:p>0.040051752654</text:p>
          </table:table-cell>
          <table:table-cell table:formula="of:=[.CQ48]" office:value-type="float" office:value="0.040051752654" calcext:value-type="float">
            <text:p>0.040051752654</text:p>
          </table:table-cell>
          <table:table-cell table:formula="of:=[.CR48]" office:value-type="float" office:value="0.040051752654" calcext:value-type="float">
            <text:p>0.040051752654</text:p>
          </table:table-cell>
          <table:table-cell table:formula="of:=[.CS48]" office:value-type="float" office:value="0.040051752654" calcext:value-type="float">
            <text:p>0.040051752654</text:p>
          </table:table-cell>
          <table:table-cell table:formula="of:=[.CT48]" office:value-type="float" office:value="0.040051752654" calcext:value-type="float">
            <text:p>0.040051752654</text:p>
          </table:table-cell>
          <table:table-cell table:formula="of:=[.CU48]" office:value-type="float" office:value="0.040051752654" calcext:value-type="float">
            <text:p>0.040051752654</text:p>
          </table:table-cell>
          <table:table-cell table:formula="of:=[.CV48]" office:value-type="float" office:value="0.040051752654" calcext:value-type="float">
            <text:p>0.040051752654</text:p>
          </table:table-cell>
          <table:table-cell table:formula="of:=[.CW48]" office:value-type="float" office:value="0.040051752654" calcext:value-type="float">
            <text:p>0.040051752654</text:p>
          </table:table-cell>
          <table:table-cell table:formula="of:=[.CX48]" office:value-type="float" office:value="0.040051752654" calcext:value-type="float">
            <text:p>0.040051752654</text:p>
          </table:table-cell>
          <table:table-cell table:formula="of:=[.CY48]" office:value-type="float" office:value="0.040051752654" calcext:value-type="float">
            <text:p>0.040051752654</text:p>
          </table:table-cell>
          <table:table-cell table:formula="of:=[.CZ48]" office:value-type="float" office:value="0.040051752654" calcext:value-type="float">
            <text:p>0.040051752654</text:p>
          </table:table-cell>
          <table:table-cell table:formula="of:=[.DA48]" office:value-type="float" office:value="0.040051752654" calcext:value-type="float">
            <text:p>0.040051752654</text:p>
          </table:table-cell>
          <table:table-cell table:formula="of:=[.DB48]" office:value-type="float" office:value="0.040051752654" calcext:value-type="float">
            <text:p>0.040051752654</text:p>
          </table:table-cell>
          <table:table-cell table:formula="of:=[.DC48]" office:value-type="float" office:value="0.040051752654" calcext:value-type="float">
            <text:p>0.040051752654</text:p>
          </table:table-cell>
          <table:table-cell table:formula="of:=[.DD48]" office:value-type="float" office:value="0.040051752654" calcext:value-type="float">
            <text:p>0.040051752654</text:p>
          </table:table-cell>
          <table:table-cell table:formula="of:=[.DE48]" office:value-type="float" office:value="0.040051752654" calcext:value-type="float">
            <text:p>0.040051752654</text:p>
          </table:table-cell>
          <table:table-cell table:formula="of:=[.DF48]" office:value-type="float" office:value="0.040051752654" calcext:value-type="float">
            <text:p>0.040051752654</text:p>
          </table:table-cell>
          <table:table-cell table:formula="of:=[.DG48]" office:value-type="float" office:value="0.040051752654" calcext:value-type="float">
            <text:p>0.040051752654</text:p>
          </table:table-cell>
          <table:table-cell table:formula="of:=[.DH48]" office:value-type="float" office:value="0.040051752654" calcext:value-type="float">
            <text:p>0.040051752654</text:p>
          </table:table-cell>
          <table:table-cell table:formula="of:=[.DI48]" office:value-type="float" office:value="0.040051752654" calcext:value-type="float">
            <text:p>0.040051752654</text:p>
          </table:table-cell>
          <table:table-cell table:formula="of:=[.DJ48]" office:value-type="float" office:value="0.040051752654" calcext:value-type="float">
            <text:p>0.040051752654</text:p>
          </table:table-cell>
          <table:table-cell table:formula="of:=[.DK48]" office:value-type="float" office:value="0.040051752654" calcext:value-type="float">
            <text:p>0.040051752654</text:p>
          </table:table-cell>
          <table:table-cell table:formula="of:=[.DL48]" office:value-type="float" office:value="0.040051752654" calcext:value-type="float">
            <text:p>0.040051752654</text:p>
          </table:table-cell>
          <table:table-cell table:formula="of:=[.DM48]" office:value-type="float" office:value="0.040051752654" calcext:value-type="float">
            <text:p>0.040051752654</text:p>
          </table:table-cell>
          <table:table-cell table:formula="of:=[.DN48]" office:value-type="float" office:value="0.040051752654" calcext:value-type="float">
            <text:p>0.040051752654</text:p>
          </table:table-cell>
          <table:table-cell table:formula="of:=[.DO48]" office:value-type="float" office:value="0.040051752654" calcext:value-type="float">
            <text:p>0.040051752654</text:p>
          </table:table-cell>
          <table:table-cell table:formula="of:=[.DP48]" office:value-type="float" office:value="0.040051752654" calcext:value-type="float">
            <text:p>0.040051752654</text:p>
          </table:table-cell>
          <table:table-cell table:formula="of:=[.DQ48]" office:value-type="float" office:value="0.040051752654" calcext:value-type="float">
            <text:p>0.040051752654</text:p>
          </table:table-cell>
          <table:table-cell table:formula="of:=[.DR48]" office:value-type="float" office:value="0.040051752654" calcext:value-type="float">
            <text:p>0.040051752654</text:p>
          </table:table-cell>
          <table:table-cell table:formula="of:=[.DS48]" office:value-type="float" office:value="0.040051752654" calcext:value-type="float">
            <text:p>0.040051752654</text:p>
          </table:table-cell>
          <table:table-cell table:formula="of:=[.DT48]" office:value-type="float" office:value="0.040051752654" calcext:value-type="float">
            <text:p>0.040051752654</text:p>
          </table:table-cell>
          <table:table-cell table:formula="of:=[.DU48]" office:value-type="float" office:value="0.040051752654" calcext:value-type="float">
            <text:p>0.040051752654</text:p>
          </table:table-cell>
          <table:table-cell table:formula="of:=[.DV48]" office:value-type="float" office:value="0.040051752654" calcext:value-type="float">
            <text:p>0.040051752654</text:p>
          </table:table-cell>
          <table:table-cell table:formula="of:=[.DW48]" office:value-type="float" office:value="0.040051752654" calcext:value-type="float">
            <text:p>0.040051752654</text:p>
          </table:table-cell>
          <table:table-cell table:formula="of:=[.DX48]" office:value-type="float" office:value="0.040051752654" calcext:value-type="float">
            <text:p>0.040051752654</text:p>
          </table:table-cell>
          <table:table-cell table:formula="of:=[.DY48]" office:value-type="float" office:value="0.040051752654" calcext:value-type="float">
            <text:p>0.040051752654</text:p>
          </table:table-cell>
          <table:table-cell table:formula="of:=[.DZ48]" office:value-type="float" office:value="0.040051752654" calcext:value-type="float">
            <text:p>0.040051752654</text:p>
          </table:table-cell>
          <table:table-cell table:formula="of:=[.EA48]" office:value-type="float" office:value="0.040051752654" calcext:value-type="float">
            <text:p>0.040051752654</text:p>
          </table:table-cell>
          <table:table-cell table:formula="of:=[.EB48]" office:value-type="float" office:value="0.040051752654" calcext:value-type="float">
            <text:p>0.040051752654</text:p>
          </table:table-cell>
          <table:table-cell table:formula="of:=[.EC48]" office:value-type="float" office:value="0.040051752654" calcext:value-type="float">
            <text:p>0.040051752654</text:p>
          </table:table-cell>
          <table:table-cell table:formula="of:=[.ED48]" office:value-type="float" office:value="0.040051752654" calcext:value-type="float">
            <text:p>0.040051752654</text:p>
          </table:table-cell>
          <table:table-cell table:formula="of:=[.EE48]" office:value-type="float" office:value="0.040051752654" calcext:value-type="float">
            <text:p>0.040051752654</text:p>
          </table:table-cell>
          <table:table-cell table:formula="of:=[.EF48]" office:value-type="float" office:value="0.040051752654" calcext:value-type="float">
            <text:p>0.040051752654</text:p>
          </table:table-cell>
          <table:table-cell table:formula="of:=[.EG48]" office:value-type="float" office:value="0.040051752654" calcext:value-type="float">
            <text:p>0.040051752654</text:p>
          </table:table-cell>
          <table:table-cell table:formula="of:=[.EH48]" office:value-type="float" office:value="0.040051752654" calcext:value-type="float">
            <text:p>0.040051752654</text:p>
          </table:table-cell>
          <table:table-cell table:formula="of:=[.EI48]" office:value-type="float" office:value="0.040051752654" calcext:value-type="float">
            <text:p>0.040051752654</text:p>
          </table:table-cell>
          <table:table-cell table:formula="of:=[.EJ48]" office:value-type="float" office:value="0.040051752654" calcext:value-type="float">
            <text:p>0.040051752654</text:p>
          </table:table-cell>
          <table:table-cell table:formula="of:=[.EK48]" office:value-type="float" office:value="0.040051752654" calcext:value-type="float">
            <text:p>0.040051752654</text:p>
          </table:table-cell>
          <table:table-cell table:formula="of:=[.EL48]" office:value-type="float" office:value="0.040051752654" calcext:value-type="float">
            <text:p>0.040051752654</text:p>
          </table:table-cell>
          <table:table-cell table:formula="of:=[.EM48]" office:value-type="float" office:value="0.040051752654" calcext:value-type="float">
            <text:p>0.040051752654</text:p>
          </table:table-cell>
          <table:table-cell table:formula="of:=[.EN48]" office:value-type="float" office:value="0.040051752654" calcext:value-type="float">
            <text:p>0.040051752654</text:p>
          </table:table-cell>
          <table:table-cell table:formula="of:=[.EO48]" office:value-type="float" office:value="0.040051752654" calcext:value-type="float">
            <text:p>0.040051752654</text:p>
          </table:table-cell>
          <table:table-cell table:formula="of:=[.EP48]" office:value-type="float" office:value="0.040051752654" calcext:value-type="float">
            <text:p>0.040051752654</text:p>
          </table:table-cell>
          <table:table-cell table:formula="of:=[.EQ48]" office:value-type="float" office:value="0.040051752654" calcext:value-type="float">
            <text:p>0.040051752654</text:p>
          </table:table-cell>
          <table:table-cell table:formula="of:=[.ER48]" office:value-type="float" office:value="0.040051752654" calcext:value-type="float">
            <text:p>0.040051752654</text:p>
          </table:table-cell>
          <table:table-cell table:formula="of:=[.ES48]" office:value-type="float" office:value="0.040051752654" calcext:value-type="float">
            <text:p>0.040051752654</text:p>
          </table:table-cell>
          <table:table-cell table:formula="of:=[.ET48]" office:value-type="float" office:value="0.040051752654" calcext:value-type="float">
            <text:p>0.0400517526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78915663" calcext:value-type="float">
            <text:p>0.0978915663</text:p>
          </table:table-cell>
          <table:table-cell office:value-type="float" office:value="0.194503964" calcext:value-type="float">
            <text:p>0.194503964</text:p>
          </table:table-cell>
          <table:table-cell office:value-type="float" office:value="0.0276306137" calcext:value-type="float">
            <text:p>0.0276306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45900935" calcext:value-type="float">
            <text:p>0.0445900935</text:p>
          </table:table-cell>
          <table:table-cell office:value-type="float" office:value="0.141959799" calcext:value-type="float">
            <text:p>0.141959799</text:p>
          </table:table-cell>
          <table:table-cell office:value-type="float" office:value="0" calcext:value-type="float">
            <text:p>0</text:p>
          </table:table-cell>
          <table:table-cell office:value-type="float" office:value="0.0533928745" calcext:value-type="float">
            <text:p>0.0533928745</text:p>
          </table:table-cell>
          <table:table-cell office:value-type="float" office:value="0.1137142857" calcext:value-type="float">
            <text:p>0.1137142857</text:p>
          </table:table-cell>
          <table:table-cell office:value-type="float" office:value="0.0288384082" calcext:value-type="float">
            <text:p>0.0288384082</text:p>
          </table:table-cell>
          <table:table-cell office:value-type="float" office:value="0.1532185763" calcext:value-type="float">
            <text:p>0.1532185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983" calcext:value-type="float">
            <text:p>0.00679983</text:p>
          </table:table-cell>
          <table:table-cell office:value-type="float" office:value="0" calcext:value-type="float">
            <text:p>0</text:p>
          </table:table-cell>
          <table:table-cell office:value-type="float" office:value="0.1644971395" calcext:value-type="float">
            <text:p>0.1644971395</text:p>
          </table:table-cell>
          <table:table-cell office:value-type="float" office:value="0.2289477371" calcext:value-type="float">
            <text:p>0.2289477371</text:p>
          </table:table-cell>
          <table:table-cell office:value-type="float" office:value="0.1185284795" calcext:value-type="float">
            <text:p>0.1185284795</text:p>
          </table:table-cell>
          <table:table-cell office:value-type="float" office:value="0" calcext:value-type="float">
            <text:p>0</text:p>
          </table:table-cell>
          <table:table-cell office:value-type="float" office:value="0.1572759539" calcext:value-type="float">
            <text:p>0.1572759539</text:p>
          </table:table-cell>
          <table:table-cell office:value-type="float" office:value="0.2057908071" calcext:value-type="float">
            <text:p>0.2057908071</text:p>
          </table:table-cell>
          <table:table-cell office:value-type="float" office:value="0" calcext:value-type="float">
            <text:p>0</text:p>
          </table:table-cell>
          <table:table-cell office:value-type="float" office:value="0.0140303671" calcext:value-type="float">
            <text:p>0.0140303671</text:p>
          </table:table-cell>
          <table:table-cell office:value-type="float" office:value="0.1314231267" calcext:value-type="float">
            <text:p>0.1314231267</text:p>
          </table:table-cell>
          <table:table-cell office:value-type="float" office:value="0.2049940547" calcext:value-type="float">
            <text:p>0.2049940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364532" calcext:value-type="float">
            <text:p>0.0092364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21934" calcext:value-type="float">
            <text:p>0.011621934</text:p>
          </table:table-cell>
          <table:table-cell office:value-type="float" office:value="0.0646779661" calcext:value-type="float">
            <text:p>0.0646779661</text:p>
          </table:table-cell>
          <table:table-cell office:value-type="float" office:value="0.0529465192" calcext:value-type="float">
            <text:p>0.0529465192</text:p>
          </table:table-cell>
          <table:table-cell office:value-type="float" office:value="0" calcext:value-type="float">
            <text:p>0</text:p>
          </table:table-cell>
          <table:table-cell office:value-type="float" office:value="0.005522037" calcext:value-type="float">
            <text:p>0.005522037</text:p>
          </table:table-cell>
          <table:table-cell office:value-type="float" office:value="0" calcext:value-type="float">
            <text:p>0</text:p>
          </table:table-cell>
          <table:table-cell office:value-type="float" office:value="0.0056527591" calcext:value-type="float">
            <text:p>0.0056527591</text:p>
          </table:table-cell>
          <table:table-cell office:value-type="float" office:value="0.0124620061" calcext:value-type="float">
            <text:p>0.0124620061</text:p>
          </table:table-cell>
          <table:table-cell office:value-type="float" office:value="0" calcext:value-type="float">
            <text:p>0</text:p>
          </table:table-cell>
          <table:table-cell office:value-type="float" office:value="0.2484047402" calcext:value-type="float">
            <text:p>0.2484047402</text:p>
          </table:table-cell>
          <table:table-cell office:value-type="float" office:value="0.0621206444" calcext:value-type="float">
            <text:p>0.0621206444</text:p>
          </table:table-cell>
          <table:table-cell office:value-type="float" office:value="0.0057912546" calcext:value-type="float">
            <text:p>0.0057912546</text:p>
          </table:table-cell>
          <table:table-cell office:value-type="float" office:value="0.1037670587" calcext:value-type="float">
            <text:p>0.1037670587</text:p>
          </table:table-cell>
          <table:table-cell office:value-type="float" office:value="0.032262092" calcext:value-type="float">
            <text:p>0.032262092</text:p>
          </table:table-cell>
          <table:table-cell office:value-type="float" office:value="0.0560970809" calcext:value-type="float">
            <text:p>0.0560970809</text:p>
          </table:table-cell>
          <table:table-cell office:value-type="float" office:value="0.0799320698" calcext:value-type="float">
            <text:p>0.0799320698</text:p>
          </table:table-cell>
          <table:table-cell office:value-type="float" office:value="0.0084271031" calcext:value-type="float">
            <text:p>0.0084271031</text:p>
          </table:table-cell>
          <table:table-cell office:value-type="float" office:value="0.036691606" calcext:value-type="float">
            <text:p>0.036691606</text:p>
          </table:table-cell>
          <table:table-cell office:value-type="float" office:value="0.013723545" calcext:value-type="float">
            <text:p>0.013723545</text:p>
          </table:table-cell>
          <table:table-cell office:value-type="float" office:value="0.0087459235" calcext:value-type="float">
            <text:p>0.0087459235</text:p>
          </table:table-cell>
          <table:table-cell office:value-type="float" office:value="0.0130463144" calcext:value-type="float">
            <text:p>0.0130463144</text:p>
          </table:table-cell>
          <table:table-cell office:value-type="float" office:value="0.0349297447" calcext:value-type="float">
            <text:p>0.0349297447</text:p>
          </table:table-cell>
          <table:table-cell office:value-type="float" office:value="0.053822402" calcext:value-type="float">
            <text:p>0.053822402</text:p>
          </table:table-cell>
          <table:table-cell office:value-type="float" office:value="0.0558686596" calcext:value-type="float">
            <text:p>0.0558686596</text:p>
          </table:table-cell>
          <table:table-cell office:value-type="float" office:value="0.006169844" calcext:value-type="float">
            <text:p>0.00616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802511" calcext:value-type="float">
            <text:p>0.0036802511</text:p>
          </table:table-cell>
          <table:table-cell office:value-type="float" office:value="0.0057092015" calcext:value-type="float">
            <text:p>0.00570920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table:formula="of:=AVERAGE([.AR49:.BP49])" office:value-type="float" office:value="0.033666061664" calcext:value-type="float">
            <text:p>0.033666061664</text:p>
          </table:table-cell>
          <table:table-cell table:formula="of:=[.BQ49]" office:value-type="float" office:value="0.033666061664" calcext:value-type="float">
            <text:p>0.033666061664</text:p>
          </table:table-cell>
          <table:table-cell table:formula="of:=[.BR49]" office:value-type="float" office:value="0.033666061664" calcext:value-type="float">
            <text:p>0.033666061664</text:p>
          </table:table-cell>
          <table:table-cell table:formula="of:=[.BS49]" office:value-type="float" office:value="0.033666061664" calcext:value-type="float">
            <text:p>0.033666061664</text:p>
          </table:table-cell>
          <table:table-cell table:formula="of:=[.BT49]" office:value-type="float" office:value="0.033666061664" calcext:value-type="float">
            <text:p>0.033666061664</text:p>
          </table:table-cell>
          <table:table-cell table:formula="of:=[.BU49]" office:value-type="float" office:value="0.033666061664" calcext:value-type="float">
            <text:p>0.033666061664</text:p>
          </table:table-cell>
          <table:table-cell table:formula="of:=[.BV49]" office:value-type="float" office:value="0.033666061664" calcext:value-type="float">
            <text:p>0.033666061664</text:p>
          </table:table-cell>
          <table:table-cell table:formula="of:=[.BW49]" office:value-type="float" office:value="0.033666061664" calcext:value-type="float">
            <text:p>0.033666061664</text:p>
          </table:table-cell>
          <table:table-cell table:formula="of:=[.BX49]" office:value-type="float" office:value="0.033666061664" calcext:value-type="float">
            <text:p>0.033666061664</text:p>
          </table:table-cell>
          <table:table-cell table:formula="of:=[.BY49]" office:value-type="float" office:value="0.033666061664" calcext:value-type="float">
            <text:p>0.033666061664</text:p>
          </table:table-cell>
          <table:table-cell table:formula="of:=[.BZ49]" office:value-type="float" office:value="0.033666061664" calcext:value-type="float">
            <text:p>0.033666061664</text:p>
          </table:table-cell>
          <table:table-cell table:formula="of:=[.CA49]" office:value-type="float" office:value="0.033666061664" calcext:value-type="float">
            <text:p>0.033666061664</text:p>
          </table:table-cell>
          <table:table-cell table:formula="of:=[.CB49]" office:value-type="float" office:value="0.033666061664" calcext:value-type="float">
            <text:p>0.033666061664</text:p>
          </table:table-cell>
          <table:table-cell table:formula="of:=[.CC49]" office:value-type="float" office:value="0.033666061664" calcext:value-type="float">
            <text:p>0.033666061664</text:p>
          </table:table-cell>
          <table:table-cell table:formula="of:=[.CD49]" office:value-type="float" office:value="0.033666061664" calcext:value-type="float">
            <text:p>0.033666061664</text:p>
          </table:table-cell>
          <table:table-cell table:formula="of:=[.CE49]" office:value-type="float" office:value="0.033666061664" calcext:value-type="float">
            <text:p>0.033666061664</text:p>
          </table:table-cell>
          <table:table-cell table:formula="of:=[.CF49]" office:value-type="float" office:value="0.033666061664" calcext:value-type="float">
            <text:p>0.033666061664</text:p>
          </table:table-cell>
          <table:table-cell table:formula="of:=[.CG49]" office:value-type="float" office:value="0.033666061664" calcext:value-type="float">
            <text:p>0.033666061664</text:p>
          </table:table-cell>
          <table:table-cell table:formula="of:=[.CH49]" office:value-type="float" office:value="0.033666061664" calcext:value-type="float">
            <text:p>0.033666061664</text:p>
          </table:table-cell>
          <table:table-cell table:formula="of:=[.CI49]" office:value-type="float" office:value="0.033666061664" calcext:value-type="float">
            <text:p>0.033666061664</text:p>
          </table:table-cell>
          <table:table-cell table:formula="of:=[.CJ49]" office:value-type="float" office:value="0.033666061664" calcext:value-type="float">
            <text:p>0.033666061664</text:p>
          </table:table-cell>
          <table:table-cell table:formula="of:=[.CK49]" office:value-type="float" office:value="0.033666061664" calcext:value-type="float">
            <text:p>0.033666061664</text:p>
          </table:table-cell>
          <table:table-cell table:formula="of:=[.CL49]" office:value-type="float" office:value="0.033666061664" calcext:value-type="float">
            <text:p>0.033666061664</text:p>
          </table:table-cell>
          <table:table-cell table:formula="of:=[.CM49]" office:value-type="float" office:value="0.033666061664" calcext:value-type="float">
            <text:p>0.033666061664</text:p>
          </table:table-cell>
          <table:table-cell table:formula="of:=[.CN49]" office:value-type="float" office:value="0.033666061664" calcext:value-type="float">
            <text:p>0.033666061664</text:p>
          </table:table-cell>
          <table:table-cell table:formula="of:=[.CO49]" office:value-type="float" office:value="0.033666061664" calcext:value-type="float">
            <text:p>0.033666061664</text:p>
          </table:table-cell>
          <table:table-cell table:formula="of:=[.CP49]" office:value-type="float" office:value="0.033666061664" calcext:value-type="float">
            <text:p>0.033666061664</text:p>
          </table:table-cell>
          <table:table-cell table:formula="of:=[.CQ49]" office:value-type="float" office:value="0.033666061664" calcext:value-type="float">
            <text:p>0.033666061664</text:p>
          </table:table-cell>
          <table:table-cell table:formula="of:=[.CR49]" office:value-type="float" office:value="0.033666061664" calcext:value-type="float">
            <text:p>0.033666061664</text:p>
          </table:table-cell>
          <table:table-cell table:formula="of:=[.CS49]" office:value-type="float" office:value="0.033666061664" calcext:value-type="float">
            <text:p>0.033666061664</text:p>
          </table:table-cell>
          <table:table-cell table:formula="of:=[.CT49]" office:value-type="float" office:value="0.033666061664" calcext:value-type="float">
            <text:p>0.033666061664</text:p>
          </table:table-cell>
          <table:table-cell table:formula="of:=[.CU49]" office:value-type="float" office:value="0.033666061664" calcext:value-type="float">
            <text:p>0.033666061664</text:p>
          </table:table-cell>
          <table:table-cell table:formula="of:=[.CV49]" office:value-type="float" office:value="0.033666061664" calcext:value-type="float">
            <text:p>0.033666061664</text:p>
          </table:table-cell>
          <table:table-cell table:formula="of:=[.CW49]" office:value-type="float" office:value="0.033666061664" calcext:value-type="float">
            <text:p>0.033666061664</text:p>
          </table:table-cell>
          <table:table-cell table:formula="of:=[.CX49]" office:value-type="float" office:value="0.033666061664" calcext:value-type="float">
            <text:p>0.033666061664</text:p>
          </table:table-cell>
          <table:table-cell table:formula="of:=[.CY49]" office:value-type="float" office:value="0.033666061664" calcext:value-type="float">
            <text:p>0.033666061664</text:p>
          </table:table-cell>
          <table:table-cell table:formula="of:=[.CZ49]" office:value-type="float" office:value="0.033666061664" calcext:value-type="float">
            <text:p>0.033666061664</text:p>
          </table:table-cell>
          <table:table-cell table:formula="of:=[.DA49]" office:value-type="float" office:value="0.033666061664" calcext:value-type="float">
            <text:p>0.033666061664</text:p>
          </table:table-cell>
          <table:table-cell table:formula="of:=[.DB49]" office:value-type="float" office:value="0.033666061664" calcext:value-type="float">
            <text:p>0.033666061664</text:p>
          </table:table-cell>
          <table:table-cell table:formula="of:=[.DC49]" office:value-type="float" office:value="0.033666061664" calcext:value-type="float">
            <text:p>0.033666061664</text:p>
          </table:table-cell>
          <table:table-cell table:formula="of:=[.DD49]" office:value-type="float" office:value="0.033666061664" calcext:value-type="float">
            <text:p>0.033666061664</text:p>
          </table:table-cell>
          <table:table-cell table:formula="of:=[.DE49]" office:value-type="float" office:value="0.033666061664" calcext:value-type="float">
            <text:p>0.033666061664</text:p>
          </table:table-cell>
          <table:table-cell table:formula="of:=[.DF49]" office:value-type="float" office:value="0.033666061664" calcext:value-type="float">
            <text:p>0.033666061664</text:p>
          </table:table-cell>
          <table:table-cell table:formula="of:=[.DG49]" office:value-type="float" office:value="0.033666061664" calcext:value-type="float">
            <text:p>0.033666061664</text:p>
          </table:table-cell>
          <table:table-cell table:formula="of:=[.DH49]" office:value-type="float" office:value="0.033666061664" calcext:value-type="float">
            <text:p>0.033666061664</text:p>
          </table:table-cell>
          <table:table-cell table:formula="of:=[.DI49]" office:value-type="float" office:value="0.033666061664" calcext:value-type="float">
            <text:p>0.033666061664</text:p>
          </table:table-cell>
          <table:table-cell table:formula="of:=[.DJ49]" office:value-type="float" office:value="0.033666061664" calcext:value-type="float">
            <text:p>0.033666061664</text:p>
          </table:table-cell>
          <table:table-cell table:formula="of:=[.DK49]" office:value-type="float" office:value="0.033666061664" calcext:value-type="float">
            <text:p>0.033666061664</text:p>
          </table:table-cell>
          <table:table-cell table:formula="of:=[.DL49]" office:value-type="float" office:value="0.033666061664" calcext:value-type="float">
            <text:p>0.033666061664</text:p>
          </table:table-cell>
          <table:table-cell table:formula="of:=[.DM49]" office:value-type="float" office:value="0.033666061664" calcext:value-type="float">
            <text:p>0.033666061664</text:p>
          </table:table-cell>
          <table:table-cell table:formula="of:=[.DN49]" office:value-type="float" office:value="0.033666061664" calcext:value-type="float">
            <text:p>0.033666061664</text:p>
          </table:table-cell>
          <table:table-cell table:formula="of:=[.DO49]" office:value-type="float" office:value="0.033666061664" calcext:value-type="float">
            <text:p>0.033666061664</text:p>
          </table:table-cell>
          <table:table-cell table:formula="of:=[.DP49]" office:value-type="float" office:value="0.033666061664" calcext:value-type="float">
            <text:p>0.033666061664</text:p>
          </table:table-cell>
          <table:table-cell table:formula="of:=[.DQ49]" office:value-type="float" office:value="0.033666061664" calcext:value-type="float">
            <text:p>0.033666061664</text:p>
          </table:table-cell>
          <table:table-cell table:formula="of:=[.DR49]" office:value-type="float" office:value="0.033666061664" calcext:value-type="float">
            <text:p>0.033666061664</text:p>
          </table:table-cell>
          <table:table-cell table:formula="of:=[.DS49]" office:value-type="float" office:value="0.033666061664" calcext:value-type="float">
            <text:p>0.033666061664</text:p>
          </table:table-cell>
          <table:table-cell table:formula="of:=[.DT49]" office:value-type="float" office:value="0.033666061664" calcext:value-type="float">
            <text:p>0.033666061664</text:p>
          </table:table-cell>
          <table:table-cell table:formula="of:=[.DU49]" office:value-type="float" office:value="0.033666061664" calcext:value-type="float">
            <text:p>0.033666061664</text:p>
          </table:table-cell>
          <table:table-cell table:formula="of:=[.DV49]" office:value-type="float" office:value="0.033666061664" calcext:value-type="float">
            <text:p>0.033666061664</text:p>
          </table:table-cell>
          <table:table-cell table:formula="of:=[.DW49]" office:value-type="float" office:value="0.033666061664" calcext:value-type="float">
            <text:p>0.033666061664</text:p>
          </table:table-cell>
          <table:table-cell table:formula="of:=[.DX49]" office:value-type="float" office:value="0.033666061664" calcext:value-type="float">
            <text:p>0.033666061664</text:p>
          </table:table-cell>
          <table:table-cell table:formula="of:=[.DY49]" office:value-type="float" office:value="0.033666061664" calcext:value-type="float">
            <text:p>0.033666061664</text:p>
          </table:table-cell>
          <table:table-cell table:formula="of:=[.DZ49]" office:value-type="float" office:value="0.033666061664" calcext:value-type="float">
            <text:p>0.033666061664</text:p>
          </table:table-cell>
          <table:table-cell table:formula="of:=[.EA49]" office:value-type="float" office:value="0.033666061664" calcext:value-type="float">
            <text:p>0.033666061664</text:p>
          </table:table-cell>
          <table:table-cell table:formula="of:=[.EB49]" office:value-type="float" office:value="0.033666061664" calcext:value-type="float">
            <text:p>0.033666061664</text:p>
          </table:table-cell>
          <table:table-cell table:formula="of:=[.EC49]" office:value-type="float" office:value="0.033666061664" calcext:value-type="float">
            <text:p>0.033666061664</text:p>
          </table:table-cell>
          <table:table-cell table:formula="of:=[.ED49]" office:value-type="float" office:value="0.033666061664" calcext:value-type="float">
            <text:p>0.033666061664</text:p>
          </table:table-cell>
          <table:table-cell table:formula="of:=[.EE49]" office:value-type="float" office:value="0.033666061664" calcext:value-type="float">
            <text:p>0.033666061664</text:p>
          </table:table-cell>
          <table:table-cell table:formula="of:=[.EF49]" office:value-type="float" office:value="0.033666061664" calcext:value-type="float">
            <text:p>0.033666061664</text:p>
          </table:table-cell>
          <table:table-cell table:formula="of:=[.EG49]" office:value-type="float" office:value="0.033666061664" calcext:value-type="float">
            <text:p>0.033666061664</text:p>
          </table:table-cell>
          <table:table-cell table:formula="of:=[.EH49]" office:value-type="float" office:value="0.033666061664" calcext:value-type="float">
            <text:p>0.033666061664</text:p>
          </table:table-cell>
          <table:table-cell table:formula="of:=[.EI49]" office:value-type="float" office:value="0.033666061664" calcext:value-type="float">
            <text:p>0.033666061664</text:p>
          </table:table-cell>
          <table:table-cell table:formula="of:=[.EJ49]" office:value-type="float" office:value="0.033666061664" calcext:value-type="float">
            <text:p>0.033666061664</text:p>
          </table:table-cell>
          <table:table-cell table:formula="of:=[.EK49]" office:value-type="float" office:value="0.033666061664" calcext:value-type="float">
            <text:p>0.033666061664</text:p>
          </table:table-cell>
          <table:table-cell table:formula="of:=[.EL49]" office:value-type="float" office:value="0.033666061664" calcext:value-type="float">
            <text:p>0.033666061664</text:p>
          </table:table-cell>
          <table:table-cell table:formula="of:=[.EM49]" office:value-type="float" office:value="0.033666061664" calcext:value-type="float">
            <text:p>0.033666061664</text:p>
          </table:table-cell>
          <table:table-cell table:formula="of:=[.EN49]" office:value-type="float" office:value="0.033666061664" calcext:value-type="float">
            <text:p>0.033666061664</text:p>
          </table:table-cell>
          <table:table-cell table:formula="of:=[.EO49]" office:value-type="float" office:value="0.033666061664" calcext:value-type="float">
            <text:p>0.033666061664</text:p>
          </table:table-cell>
          <table:table-cell table:formula="of:=[.EP49]" office:value-type="float" office:value="0.033666061664" calcext:value-type="float">
            <text:p>0.033666061664</text:p>
          </table:table-cell>
          <table:table-cell table:formula="of:=[.EQ49]" office:value-type="float" office:value="0.033666061664" calcext:value-type="float">
            <text:p>0.033666061664</text:p>
          </table:table-cell>
          <table:table-cell table:formula="of:=[.ER49]" office:value-type="float" office:value="0.033666061664" calcext:value-type="float">
            <text:p>0.033666061664</text:p>
          </table:table-cell>
          <table:table-cell table:formula="of:=[.ES49]" office:value-type="float" office:value="0.033666061664" calcext:value-type="float">
            <text:p>0.033666061664</text:p>
          </table:table-cell>
          <table:table-cell table:formula="of:=[.ET49]" office:value-type="float" office:value="0.033666061664" calcext:value-type="float">
            <text:p>0.033666061664</text:p>
          </table:table-cell>
        </table:table-row>
        <table:table-row table:style-name="ro1" table:number-rows-repeated="1048526">
          <table:table-cell table:number-columns-repeated="151"/>
        </table:table-row>
        <table:table-row table:style-name="ro1">
          <table:table-cell table:number-columns-repeated="151"/>
        </table:table-row>
      </table:table>
      <table:table table:name="Marriage graph" table:style-name="ta1">
        <table:shapes>
          <draw:frame draw:z-index="0" draw:style-name="gr1" draw:text-style-name="P1" svg:width="453.51pt" svg:height="255.09pt" svg:x="128.04pt" svg:y="64.03pt">
            <draw:object draw:notify-on-update-of-ranges="Marriage.B7:Marriage.BM7 Marriage.A8:Marriage.A8 Marriage.B8:Marriage.BM8 Marriage.A9:Marriage.A9 Marriage.B9:Marriage.BM9 Marriage.A10:Marriage.A10 Marriage.B10:Marriage.BM10 Marriage.A11:Marriage.A11 Marriage.B11:Marriage.BM11 Marriage.A12:Marriage.A12 Marriage.B12:Marriage.BM12 Marriage.A13:Marriage.A13 Marriage.B13:Marriage.BM13 Marriage.A14:Marriage.A14 Marriage.B14:Marriage.BM14 Marriage.A15:Marriage.A15 Marriage.B15:Marriage.BM15 Marriage.A16:Marriage.A16 Marriage.B16:Marriage.BM16 Marriage.A17:Marriage.A17 Marriage.B17:Marriage.BM17 Marriage.A18:Marriage.A18 Marriage.B18:Marriage.BM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28.04pt" svg:y="409.63pt">
            <draw:object draw:notify-on-update-of-ranges="Marriage.B32:Marriage.BM32 Marriage.A33:Marriage.A33 Marriage.B33:Marriage.BM33 Marriage.A34:Marriage.A34 Marriage.B34:Marriage.BM34 Marriage.A35:Marriage.A35 Marriage.B35:Marriage.BM35 Marriage.A36:Marriage.A36 Marriage.B36:Marriage.BM36 Marriage.A37:Marriage.A37 Marriage.B37:Marriage.BM37 Marriage.A38:Marriage.A38 Marriage.B38:Marriage.BM38 Marriage.A39:Marriage.A39 Marriage.B39:Marriage.BM39 Marriage.A40:Marriage.A40 Marriage.B40:Marriage.BM40 Marriage.A41:Marriage.A41 Marriage.B41:Marriage.BM41 Marriage.A42:Marriage.A42 Marriage.B42:Marriage.BM42 Marriage.A43:Marriage.A43 Marriage.B43:Marriage.BM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n graph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men grap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6:37:43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9-11T16:41:44.400000000</dc:date>
    <dc:creator>Leonardo Calcagno</dc:creator>
    <meta:editing-duration>PT1H5M</meta:editing-duration>
    <meta:editing-cycles>9</meta:editing-cycles>
    <meta:document-statistic meta:table-count="4" meta:cell-count="11484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'Common-law union'.B7:'Common-law union'.BM18 'Common-law union'.A8:'Common-law union'.A18" chart:data-source-has-labels="both" svg:x="0.32cm" svg:y="0.18cm" svg:width="13.619cm" svg:height="8.64cm">
          <chartooo:coordinate-region svg:x="0.717cm" svg:y="0.18cm" svg:width="12.775cm" svg:height="7.548cm"/>
          <chart:axis chart:dimension="x" chart:name="primary-x" chart:style-name="ch4" chartooo:axis-type="auto">
            <chartooo:date-scale/>
            <chart:categories table:cell-range-address="'Common-law union'.B7:'Common-law union'.B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mon-law union'.B8:'Common-law union'.BM8" chart:label-cell-address="'Common-law union'.A8:'Common-law union'.A8" chart:class="chart:line">
            <chart:data-point chart:repeated="64"/>
          </chart:series>
          <chart:series chart:style-name="ch8" chart:values-cell-range-address="'Common-law union'.B9:'Common-law union'.BM9" chart:label-cell-address="'Common-law union'.A9:'Common-law union'.A9" chart:class="chart:line">
            <chart:data-point chart:repeated="64"/>
          </chart:series>
          <chart:series chart:style-name="ch9" chart:values-cell-range-address="'Common-law union'.B10:'Common-law union'.BM10" chart:label-cell-address="'Common-law union'.A10:'Common-law union'.A10" chart:class="chart:line">
            <chart:data-point chart:repeated="64"/>
          </chart:series>
          <chart:series chart:style-name="ch10" chart:values-cell-range-address="'Common-law union'.B11:'Common-law union'.BM11" chart:label-cell-address="'Common-law union'.A11:'Common-law union'.A11" chart:class="chart:line">
            <chart:data-point chart:repeated="64"/>
          </chart:series>
          <chart:series chart:style-name="ch11" chart:values-cell-range-address="'Common-law union'.B12:'Common-law union'.BM12" chart:label-cell-address="'Common-law union'.A12:'Common-law union'.A12" chart:class="chart:line">
            <chart:data-point chart:repeated="64"/>
          </chart:series>
          <chart:series chart:style-name="ch12" chart:values-cell-range-address="'Common-law union'.B13:'Common-law union'.BM13" chart:label-cell-address="'Common-law union'.A13:'Common-law union'.A13" chart:class="chart:line">
            <chart:data-point chart:repeated="64"/>
          </chart:series>
          <chart:series chart:style-name="ch13" chart:values-cell-range-address="'Common-law union'.B14:'Common-law union'.BM14" chart:label-cell-address="'Common-law union'.A14:'Common-law union'.A14" chart:class="chart:line">
            <chart:data-point chart:repeated="64"/>
          </chart:series>
          <chart:series chart:style-name="ch14" chart:values-cell-range-address="'Common-law union'.B15:'Common-law union'.BM15" chart:label-cell-address="'Common-law union'.A15:'Common-law union'.A15" chart:class="chart:line">
            <chart:data-point chart:repeated="64"/>
          </chart:series>
          <chart:series chart:style-name="ch15" chart:values-cell-range-address="'Common-law union'.B16:'Common-law union'.BM16" chart:label-cell-address="'Common-law union'.A16:'Common-law union'.A16" chart:class="chart:line">
            <chart:data-point chart:repeated="64"/>
          </chart:series>
          <chart:series chart:style-name="ch16" chart:values-cell-range-address="'Common-law union'.B17:'Common-law union'.BM17" chart:label-cell-address="'Common-law union'.A17:'Common-law union'.A17" chart:class="chart:line">
            <chart:data-point chart:repeated="64"/>
          </chart:series>
          <chart:series chart:style-name="ch17" chart:values-cell-range-address="'Common-law union'.B18:'Common-law union'.BM18" chart:label-cell-address="'Common-law union'.A18:'Common-law union'.A18" chart:class="chart:line">
            <chart:data-point chart:repeated="6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'Common-law union'.B7:'Common-law union'.BM7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Common-law union'.A8:'Common-law union'.A8</svg:desc>
                </draw:g>
              </table:table-cell>
              <table:table-cell office:value-type="float" office:value="0.0197301649">
                <text:p>0.0197301649</text:p>
                <draw:g>
                  <svg:desc>'Common-law union'.B8:'Common-law union'.BM8</svg:desc>
                </draw:g>
              </table:table-cell>
              <table:table-cell office:value-type="float" office:value="0.0404804665">
                <text:p>0.0404804665</text:p>
              </table:table-cell>
              <table:table-cell office:value-type="float" office:value="0.013826143">
                <text:p>0.013826143</text:p>
              </table:table-cell>
              <table:table-cell office:value-type="float" office:value="0.019164886">
                <text:p>0.019164886</text:p>
              </table:table-cell>
              <table:table-cell office:value-type="float" office:value="0.027392067">
                <text:p>0.027392067</text:p>
              </table:table-cell>
              <table:table-cell office:value-type="float" office:value="0.0346443827">
                <text:p>0.0346443827</text:p>
              </table:table-cell>
              <table:table-cell office:value-type="float" office:value="0.028971913">
                <text:p>0.028971913</text:p>
              </table:table-cell>
              <table:table-cell office:value-type="float" office:value="0.0157610795">
                <text:p>0.0157610795</text:p>
              </table:table-cell>
              <table:table-cell office:value-type="float" office:value="0.0297890427">
                <text:p>0.0297890427</text:p>
              </table:table-cell>
              <table:table-cell office:value-type="float" office:value="0.0261253395">
                <text:p>0.0261253395</text:p>
              </table:table-cell>
              <table:table-cell office:value-type="float" office:value="0.0219604289">
                <text:p>0.0219604289</text:p>
              </table:table-cell>
              <table:table-cell office:value-type="float" office:value="0.0214545576">
                <text:p>0.0214545576</text:p>
              </table:table-cell>
              <table:table-cell office:value-type="float" office:value="0.0284201034">
                <text:p>0.0284201034</text:p>
              </table:table-cell>
              <table:table-cell office:value-type="float" office:value="0.0327566831">
                <text:p>0.0327566831</text:p>
              </table:table-cell>
              <table:table-cell office:value-type="float" office:value="0.0231879785">
                <text:p>0.0231879785</text:p>
              </table:table-cell>
              <table:table-cell office:value-type="float" office:value="0.0221754123">
                <text:p>0.0221754123</text:p>
              </table:table-cell>
              <table:table-cell office:value-type="float" office:value="0.0194734748">
                <text:p>0.0194734748</text:p>
              </table:table-cell>
              <table:table-cell office:value-type="float" office:value="0.0167715374">
                <text:p>0.0167715374</text:p>
              </table:table-cell>
              <table:table-cell office:value-type="float" office:value="0.0194468301">
                <text:p>0.0194468301</text:p>
              </table:table-cell>
              <table:table-cell office:value-type="float" office:value="0.0258708616">
                <text:p>0.0258708616</text:p>
              </table:table-cell>
              <table:table-cell office:value-type="float" office:value="0.0200937534">
                <text:p>0.0200937534</text:p>
              </table:table-cell>
              <table:table-cell office:value-type="float" office:value="0.0226614566">
                <text:p>0.0226614566</text:p>
              </table:table-cell>
              <table:table-cell office:value-type="float" office:value="0.0234392731">
                <text:p>0.0234392731</text:p>
              </table:table-cell>
              <table:table-cell office:value-type="float" office:value="0.0279318975">
                <text:p>0.0279318975</text:p>
              </table:table-cell>
              <table:table-cell office:value-type="float" office:value="0.0318389716">
                <text:p>0.0318389716</text:p>
              </table:table-cell>
              <table:table-cell office:value-type="float" office:value="0.025518074">
                <text:p>0.025518074</text:p>
              </table:table-cell>
              <table:table-cell office:value-type="float" office:value="0.0278864165">
                <text:p>0.0278864165</text:p>
              </table:table-cell>
              <table:table-cell office:value-type="float" office:value="0.0323061913">
                <text:p>0.0323061913</text:p>
              </table:table-cell>
              <table:table-cell office:value-type="float" office:value="0.0355464791">
                <text:p>0.0355464791</text:p>
              </table:table-cell>
              <table:table-cell office:value-type="float" office:value="0.0259558554">
                <text:p>0.0259558554</text:p>
              </table:table-cell>
              <table:table-cell office:value-type="float" office:value="0.0253897438">
                <text:p>0.0253897438</text:p>
              </table:table-cell>
              <table:table-cell office:value-type="float" office:value="0.0186389488">
                <text:p>0.0186389488</text:p>
              </table:table-cell>
              <table:table-cell office:value-type="float" office:value="0.0333785066">
                <text:p>0.0333785066</text:p>
              </table:table-cell>
              <table:table-cell office:value-type="float" office:value="0.0239195016">
                <text:p>0.0239195016</text:p>
              </table:table-cell>
              <table:table-cell office:value-type="float" office:value="0.0268279907">
                <text:p>0.0268279907</text:p>
              </table:table-cell>
              <table:table-cell office:value-type="float" office:value="0.0349151816">
                <text:p>0.0349151816</text:p>
              </table:table-cell>
              <table:table-cell office:value-type="float" office:value="0.0242496105">
                <text:p>0.0242496105</text:p>
              </table:table-cell>
              <table:table-cell office:value-type="float" office:value="0.0286599769">
                <text:p>0.0286599769</text:p>
              </table:table-cell>
              <table:table-cell office:value-type="float" office:value="0.0253056779">
                <text:p>0.0253056779</text:p>
              </table:table-cell>
              <table:table-cell office:value-type="float" office:value="0.0262712804">
                <text:p>0.0262712804</text:p>
              </table:table-cell>
              <table:table-cell office:value-type="float" office:value="0.0342268128">
                <text:p>0.0342268128</text:p>
              </table:table-cell>
              <table:table-cell office:value-type="float" office:value="0.0242120235">
                <text:p>0.0242120235</text:p>
              </table:table-cell>
              <table:table-cell office:value-type="float" office:value="0.0326134275">
                <text:p>0.0326134275</text:p>
              </table:table-cell>
              <table:table-cell office:value-type="float" office:value="0.035001189">
                <text:p>0.035001189</text:p>
              </table:table-cell>
              <table:table-cell office:value-type="float" office:value="0.0264148705">
                <text:p>0.0264148705</text:p>
              </table:table-cell>
              <table:table-cell office:value-type="float" office:value="0.0268882565">
                <text:p>0.0268882565</text:p>
              </table:table-cell>
              <table:table-cell office:value-type="float" office:value="0.0237055149">
                <text:p>0.0237055149</text:p>
              </table:table-cell>
              <table:table-cell office:value-type="float" office:value="0.0255508787">
                <text:p>0.0255508787</text:p>
              </table:table-cell>
              <table:table-cell office:value-type="float" office:value="0.02676196675">
                <text:p>0.02676196675</text:p>
              </table:table-cell>
              <table:table-cell office:value-type="float" office:value="0.0279730548">
                <text:p>0.0279730548</text:p>
              </table:table-cell>
              <table:table-cell office:value-type="float" office:value="0.02918414285">
                <text:p>0.02918414285</text:p>
              </table:table-cell>
              <table:table-cell office:value-type="float" office:value="0.0303952309">
                <text:p>0.0303952309</text:p>
              </table:table-cell>
              <table:table-cell office:value-type="float" office:value="0.029289168">
                <text:p>0.029289168</text:p>
              </table:table-cell>
              <table:table-cell office:value-type="float" office:value="0.0272742335">
                <text:p>0.0272742335</text:p>
              </table:table-cell>
              <table:table-cell office:value-type="float" office:value="0.0223184804">
                <text:p>0.0223184804</text:p>
              </table:table-cell>
              <table:table-cell office:value-type="float" office:value="0.0322083581">
                <text:p>0.0322083581</text:p>
              </table:table-cell>
              <table:table-cell office:value-type="float" office:value="0.0257265067">
                <text:p>0.0257265067</text:p>
              </table:table-cell>
              <table:table-cell office:value-type="float" office:value="0.0413929012">
                <text:p>0.0413929012</text:p>
              </table:table-cell>
              <table:table-cell office:value-type="float" office:value="0.0244182036">
                <text:p>0.0244182036</text:p>
              </table:table-cell>
              <table:table-cell office:value-type="float" office:value="0.0192496911">
                <text:p>0.0192496911</text:p>
              </table:table-cell>
              <table:table-cell office:value-type="float" office:value="0.0203856238">
                <text:p>0.0203856238</text:p>
              </table:table-cell>
              <table:table-cell office:value-type="float" office:value="0.0284110282">
                <text:p>0.0284110282</text:p>
              </table:table-cell>
              <table:table-cell office:value-type="float" office:value="0.0338529268">
                <text:p>0.0338529268</text:p>
              </table:table-cell>
              <table:table-cell office:value-type="float" office:value="0.0358740443">
                <text:p>0.0358740443</text:p>
              </table:table-cell>
            </table:table-row>
            <table:table-row>
              <table:table-cell office:value-type="string">
                <text:p>20</text:p>
                <draw:g>
                  <svg:desc>'Common-law union'.A9:'Common-law union'.A9</svg:desc>
                </draw:g>
              </table:table-cell>
              <table:table-cell office:value-type="float" office:value="0.1342978059">
                <text:p>0.1342978059</text:p>
                <draw:g>
                  <svg:desc>'Common-law union'.B9:'Common-law union'.BM9</svg:desc>
                </draw:g>
              </table:table-cell>
              <table:table-cell office:value-type="float" office:value="0.115577582">
                <text:p>0.115577582</text:p>
              </table:table-cell>
              <table:table-cell office:value-type="float" office:value="0.133184428">
                <text:p>0.133184428</text:p>
              </table:table-cell>
              <table:table-cell office:value-type="float" office:value="0.1329044522">
                <text:p>0.1329044522</text:p>
              </table:table-cell>
              <table:table-cell office:value-type="float" office:value="0.1178513536">
                <text:p>0.1178513536</text:p>
              </table:table-cell>
              <table:table-cell office:value-type="float" office:value="0.1411697864">
                <text:p>0.1411697864</text:p>
              </table:table-cell>
              <table:table-cell office:value-type="float" office:value="0.122347054">
                <text:p>0.122347054</text:p>
              </table:table-cell>
              <table:table-cell office:value-type="float" office:value="0.1353860911">
                <text:p>0.1353860911</text:p>
              </table:table-cell>
              <table:table-cell office:value-type="float" office:value="0.1342990687">
                <text:p>0.1342990687</text:p>
              </table:table-cell>
              <table:table-cell office:value-type="float" office:value="0.1409848967">
                <text:p>0.1409848967</text:p>
              </table:table-cell>
              <table:table-cell office:value-type="float" office:value="0.1299227229">
                <text:p>0.1299227229</text:p>
              </table:table-cell>
              <table:table-cell office:value-type="float" office:value="0.1391199083">
                <text:p>0.1391199083</text:p>
              </table:table-cell>
              <table:table-cell office:value-type="float" office:value="0.1507427367">
                <text:p>0.1507427367</text:p>
              </table:table-cell>
              <table:table-cell office:value-type="float" office:value="0.1544998945">
                <text:p>0.1544998945</text:p>
              </table:table-cell>
              <table:table-cell office:value-type="float" office:value="0.1512829104">
                <text:p>0.1512829104</text:p>
              </table:table-cell>
              <table:table-cell office:value-type="float" office:value="0.1191874012">
                <text:p>0.1191874012</text:p>
              </table:table-cell>
              <table:table-cell office:value-type="float" office:value="0.1350974697">
                <text:p>0.1350974697</text:p>
              </table:table-cell>
              <table:table-cell office:value-type="float" office:value="0.1510075383">
                <text:p>0.1510075383</text:p>
              </table:table-cell>
              <table:table-cell office:value-type="float" office:value="0.1537658884">
                <text:p>0.1537658884</text:p>
              </table:table-cell>
              <table:table-cell office:value-type="float" office:value="0.1429625586">
                <text:p>0.1429625586</text:p>
              </table:table-cell>
              <table:table-cell office:value-type="float" office:value="0.1486392251">
                <text:p>0.1486392251</text:p>
              </table:table-cell>
              <table:table-cell office:value-type="float" office:value="0.1336622249">
                <text:p>0.1336622249</text:p>
              </table:table-cell>
              <table:table-cell office:value-type="float" office:value="0.1391819588">
                <text:p>0.1391819588</text:p>
              </table:table-cell>
              <table:table-cell office:value-type="float" office:value="0.1273129892">
                <text:p>0.1273129892</text:p>
              </table:table-cell>
              <table:table-cell office:value-type="float" office:value="0.1335315018">
                <text:p>0.1335315018</text:p>
              </table:table-cell>
              <table:table-cell office:value-type="float" office:value="0.1397615466">
                <text:p>0.1397615466</text:p>
              </table:table-cell>
              <table:table-cell office:value-type="float" office:value="0.1443306393">
                <text:p>0.1443306393</text:p>
              </table:table-cell>
              <table:table-cell office:value-type="float" office:value="0.1456697369">
                <text:p>0.1456697369</text:p>
              </table:table-cell>
              <table:table-cell office:value-type="float" office:value="0.1438549101">
                <text:p>0.1438549101</text:p>
              </table:table-cell>
              <table:table-cell office:value-type="float" office:value="0.1658096326">
                <text:p>0.1658096326</text:p>
              </table:table-cell>
              <table:table-cell office:value-type="float" office:value="0.1618926038">
                <text:p>0.1618926038</text:p>
              </table:table-cell>
              <table:table-cell office:value-type="float" office:value="0.151173566">
                <text:p>0.151173566</text:p>
              </table:table-cell>
              <table:table-cell office:value-type="float" office:value="0.1342072232">
                <text:p>0.1342072232</text:p>
              </table:table-cell>
              <table:table-cell office:value-type="float" office:value="0.1585338778">
                <text:p>0.1585338778</text:p>
              </table:table-cell>
              <table:table-cell office:value-type="float" office:value="0.172704622">
                <text:p>0.172704622</text:p>
              </table:table-cell>
              <table:table-cell office:value-type="float" office:value="0.1262784364">
                <text:p>0.1262784364</text:p>
              </table:table-cell>
              <table:table-cell office:value-type="float" office:value="0.1295476807">
                <text:p>0.1295476807</text:p>
              </table:table-cell>
              <table:table-cell office:value-type="float" office:value="0.1542756448">
                <text:p>0.1542756448</text:p>
              </table:table-cell>
              <table:table-cell office:value-type="float" office:value="0.1474058981">
                <text:p>0.1474058981</text:p>
              </table:table-cell>
              <table:table-cell office:value-type="float" office:value="0.1375294429">
                <text:p>0.1375294429</text:p>
              </table:table-cell>
              <table:table-cell office:value-type="float" office:value="0.1619045589">
                <text:p>0.1619045589</text:p>
              </table:table-cell>
              <table:table-cell office:value-type="float" office:value="0.160425818">
                <text:p>0.160425818</text:p>
              </table:table-cell>
              <table:table-cell office:value-type="float" office:value="0.165260107">
                <text:p>0.165260107</text:p>
              </table:table-cell>
              <table:table-cell office:value-type="float" office:value="0.1757703291">
                <text:p>0.1757703291</text:p>
              </table:table-cell>
              <table:table-cell office:value-type="float" office:value="0.1580486208">
                <text:p>0.1580486208</text:p>
              </table:table-cell>
              <table:table-cell office:value-type="float" office:value="0.1701186451">
                <text:p>0.1701186451</text:p>
              </table:table-cell>
              <table:table-cell office:value-type="float" office:value="0.1514074359">
                <text:p>0.1514074359</text:p>
              </table:table-cell>
              <table:table-cell office:value-type="float" office:value="0.1561741917">
                <text:p>0.1561741917</text:p>
              </table:table-cell>
              <table:table-cell office:value-type="float" office:value="0.152093886025">
                <text:p>0.152093886025</text:p>
              </table:table-cell>
              <table:table-cell office:value-type="float" office:value="0.14801358035">
                <text:p>0.14801358035</text:p>
              </table:table-cell>
              <table:table-cell office:value-type="float" office:value="0.143933274675">
                <text:p>0.143933274675</text:p>
              </table:table-cell>
              <table:table-cell office:value-type="float" office:value="0.139852969">
                <text:p>0.139852969</text:p>
              </table:table-cell>
              <table:table-cell office:value-type="float" office:value="0.1527913541">
                <text:p>0.1527913541</text:p>
              </table:table-cell>
              <table:table-cell office:value-type="float" office:value="0.1403036608">
                <text:p>0.1403036608</text:p>
              </table:table-cell>
              <table:table-cell office:value-type="float" office:value="0.1471385395">
                <text:p>0.1471385395</text:p>
              </table:table-cell>
              <table:table-cell office:value-type="float" office:value="0.1710336042">
                <text:p>0.1710336042</text:p>
              </table:table-cell>
              <table:table-cell office:value-type="float" office:value="0.1675514508">
                <text:p>0.1675514508</text:p>
              </table:table-cell>
              <table:table-cell office:value-type="float" office:value="0.1635417291">
                <text:p>0.1635417291</text:p>
              </table:table-cell>
              <table:table-cell office:value-type="float" office:value="0.1705870411">
                <text:p>0.1705870411</text:p>
              </table:table-cell>
              <table:table-cell office:value-type="float" office:value="0.1580881995">
                <text:p>0.1580881995</text:p>
              </table:table-cell>
              <table:table-cell office:value-type="float" office:value="0.1887557839">
                <text:p>0.1887557839</text:p>
              </table:table-cell>
              <table:table-cell office:value-type="float" office:value="0.15442663">
                <text:p>0.15442663</text:p>
              </table:table-cell>
              <table:table-cell office:value-type="float" office:value="0.1410993121">
                <text:p>0.1410993121</text:p>
              </table:table-cell>
              <table:table-cell office:value-type="float" office:value="0.1293150602">
                <text:p>0.1293150602</text:p>
              </table:table-cell>
            </table:table-row>
            <table:table-row>
              <table:table-cell office:value-type="string">
                <text:p>25</text:p>
                <draw:g>
                  <svg:desc>'Common-law union'.A10:'Common-law union'.A10</svg:desc>
                </draw:g>
              </table:table-cell>
              <table:table-cell office:value-type="float" office:value="0.2647993419">
                <text:p>0.2647993419</text:p>
                <draw:g>
                  <svg:desc>'Common-law union'.B10:'Common-law union'.BM10</svg:desc>
                </draw:g>
              </table:table-cell>
              <table:table-cell office:value-type="float" office:value="0.2352797647">
                <text:p>0.2352797647</text:p>
              </table:table-cell>
              <table:table-cell office:value-type="float" office:value="0.2411534961">
                <text:p>0.2411534961</text:p>
              </table:table-cell>
              <table:table-cell office:value-type="float" office:value="0.2740005061">
                <text:p>0.2740005061</text:p>
              </table:table-cell>
              <table:table-cell office:value-type="float" office:value="0.2587720982">
                <text:p>0.2587720982</text:p>
              </table:table-cell>
              <table:table-cell office:value-type="float" office:value="0.2474228689">
                <text:p>0.2474228689</text:p>
              </table:table-cell>
              <table:table-cell office:value-type="float" office:value="0.261238518">
                <text:p>0.261238518</text:p>
              </table:table-cell>
              <table:table-cell office:value-type="float" office:value="0.2676669374">
                <text:p>0.2676669374</text:p>
              </table:table-cell>
              <table:table-cell office:value-type="float" office:value="0.2724255881">
                <text:p>0.2724255881</text:p>
              </table:table-cell>
              <table:table-cell office:value-type="float" office:value="0.2618384647">
                <text:p>0.2618384647</text:p>
              </table:table-cell>
              <table:table-cell office:value-type="float" office:value="0.2783770282">
                <text:p>0.2783770282</text:p>
              </table:table-cell>
              <table:table-cell office:value-type="float" office:value="0.2777671362">
                <text:p>0.2777671362</text:p>
              </table:table-cell>
              <table:table-cell office:value-type="float" office:value="0.2782309424">
                <text:p>0.2782309424</text:p>
              </table:table-cell>
              <table:table-cell office:value-type="float" office:value="0.2796574948">
                <text:p>0.2796574948</text:p>
              </table:table-cell>
              <table:table-cell office:value-type="float" office:value="0.2935377147">
                <text:p>0.2935377147</text:p>
              </table:table-cell>
              <table:table-cell office:value-type="float" office:value="0.3166154566">
                <text:p>0.3166154566</text:p>
              </table:table-cell>
              <table:table-cell office:value-type="float" office:value="0.2942454945">
                <text:p>0.2942454945</text:p>
              </table:table-cell>
              <table:table-cell office:value-type="float" office:value="0.2718755324">
                <text:p>0.2718755324</text:p>
              </table:table-cell>
              <table:table-cell office:value-type="float" office:value="0.3086133456">
                <text:p>0.3086133456</text:p>
              </table:table-cell>
              <table:table-cell office:value-type="float" office:value="0.323164403">
                <text:p>0.323164403</text:p>
              </table:table-cell>
              <table:table-cell office:value-type="float" office:value="0.2605823364">
                <text:p>0.2605823364</text:p>
              </table:table-cell>
              <table:table-cell office:value-type="float" office:value="0.2951107851">
                <text:p>0.2951107851</text:p>
              </table:table-cell>
              <table:table-cell office:value-type="float" office:value="0.3080335049">
                <text:p>0.3080335049</text:p>
              </table:table-cell>
              <table:table-cell office:value-type="float" office:value="0.2925152896">
                <text:p>0.2925152896</text:p>
              </table:table-cell>
              <table:table-cell office:value-type="float" office:value="0.305769988">
                <text:p>0.305769988</text:p>
              </table:table-cell>
              <table:table-cell office:value-type="float" office:value="0.3077673825">
                <text:p>0.3077673825</text:p>
              </table:table-cell>
              <table:table-cell office:value-type="float" office:value="0.2976426618">
                <text:p>0.2976426618</text:p>
              </table:table-cell>
              <table:table-cell office:value-type="float" office:value="0.2963202386">
                <text:p>0.2963202386</text:p>
              </table:table-cell>
              <table:table-cell office:value-type="float" office:value="0.324147758">
                <text:p>0.324147758</text:p>
              </table:table-cell>
              <table:table-cell office:value-type="float" office:value="0.3300287491">
                <text:p>0.3300287491</text:p>
              </table:table-cell>
              <table:table-cell office:value-type="float" office:value="0.2945347868">
                <text:p>0.2945347868</text:p>
              </table:table-cell>
              <table:table-cell office:value-type="float" office:value="0.3101836151">
                <text:p>0.3101836151</text:p>
              </table:table-cell>
              <table:table-cell office:value-type="float" office:value="0.3007472101">
                <text:p>0.3007472101</text:p>
              </table:table-cell>
              <table:table-cell office:value-type="float" office:value="0.297615766">
                <text:p>0.297615766</text:p>
              </table:table-cell>
              <table:table-cell office:value-type="float" office:value="0.3151856947">
                <text:p>0.3151856947</text:p>
              </table:table-cell>
              <table:table-cell office:value-type="float" office:value="0.3106955943">
                <text:p>0.3106955943</text:p>
              </table:table-cell>
              <table:table-cell office:value-type="float" office:value="0.3226230207">
                <text:p>0.3226230207</text:p>
              </table:table-cell>
              <table:table-cell office:value-type="float" office:value="0.3073002384">
                <text:p>0.3073002384</text:p>
              </table:table-cell>
              <table:table-cell office:value-type="float" office:value="0.3032597627">
                <text:p>0.3032597627</text:p>
              </table:table-cell>
              <table:table-cell office:value-type="float" office:value="0.3089750682">
                <text:p>0.3089750682</text:p>
              </table:table-cell>
              <table:table-cell office:value-type="float" office:value="0.3304572537">
                <text:p>0.3304572537</text:p>
              </table:table-cell>
              <table:table-cell office:value-type="float" office:value="0.3161839754">
                <text:p>0.3161839754</text:p>
              </table:table-cell>
              <table:table-cell office:value-type="float" office:value="0.324298371">
                <text:p>0.324298371</text:p>
              </table:table-cell>
              <table:table-cell office:value-type="float" office:value="0.3390167818">
                <text:p>0.3390167818</text:p>
              </table:table-cell>
              <table:table-cell office:value-type="float" office:value="0.3227986254">
                <text:p>0.3227986254</text:p>
              </table:table-cell>
              <table:table-cell office:value-type="float" office:value="0.3074952779">
                <text:p>0.3074952779</text:p>
              </table:table-cell>
              <table:table-cell office:value-type="float" office:value="0.3444304247">
                <text:p>0.3444304247</text:p>
              </table:table-cell>
              <table:table-cell office:value-type="float" office:value="0.3348619816">
                <text:p>0.3348619816</text:p>
              </table:table-cell>
              <table:table-cell office:value-type="float" office:value="0.33379365145">
                <text:p>0.33379365145</text:p>
              </table:table-cell>
              <table:table-cell office:value-type="float" office:value="0.3327253213">
                <text:p>0.3327253213</text:p>
              </table:table-cell>
              <table:table-cell office:value-type="float" office:value="0.33165699115">
                <text:p>0.33165699115</text:p>
              </table:table-cell>
              <table:table-cell office:value-type="float" office:value="0.330588661">
                <text:p>0.330588661</text:p>
              </table:table-cell>
              <table:table-cell office:value-type="float" office:value="0.3214411283">
                <text:p>0.3214411283</text:p>
              </table:table-cell>
              <table:table-cell office:value-type="float" office:value="0.3321267131">
                <text:p>0.3321267131</text:p>
              </table:table-cell>
              <table:table-cell office:value-type="float" office:value="0.3137222914">
                <text:p>0.3137222914</text:p>
              </table:table-cell>
              <table:table-cell office:value-type="float" office:value="0.3068382106">
                <text:p>0.3068382106</text:p>
              </table:table-cell>
              <table:table-cell office:value-type="float" office:value="0.3193525319">
                <text:p>0.3193525319</text:p>
              </table:table-cell>
              <table:table-cell office:value-type="float" office:value="0.3275636003">
                <text:p>0.3275636003</text:p>
              </table:table-cell>
              <table:table-cell office:value-type="float" office:value="0.3235129612">
                <text:p>0.3235129612</text:p>
              </table:table-cell>
              <table:table-cell office:value-type="float" office:value="0.3067565601">
                <text:p>0.3067565601</text:p>
              </table:table-cell>
              <table:table-cell office:value-type="float" office:value="0.3369925197">
                <text:p>0.3369925197</text:p>
              </table:table-cell>
              <table:table-cell office:value-type="float" office:value="0.3323857352">
                <text:p>0.3323857352</text:p>
              </table:table-cell>
              <table:table-cell office:value-type="float" office:value="0.3321649136">
                <text:p>0.3321649136</text:p>
              </table:table-cell>
              <table:table-cell office:value-type="float" office:value="0.329541956">
                <text:p>0.329541956</text:p>
              </table:table-cell>
            </table:table-row>
            <table:table-row>
              <table:table-cell office:value-type="string">
                <text:p>30</text:p>
                <draw:g>
                  <svg:desc>'Common-law union'.A11:'Common-law union'.A11</svg:desc>
                </draw:g>
              </table:table-cell>
              <table:table-cell office:value-type="float" office:value="0.2453132945">
                <text:p>0.2453132945</text:p>
                <draw:g>
                  <svg:desc>'Common-law union'.B11:'Common-law union'.BM11</svg:desc>
                </draw:g>
              </table:table-cell>
              <table:table-cell office:value-type="float" office:value="0.2822144791">
                <text:p>0.2822144791</text:p>
              </table:table-cell>
              <table:table-cell office:value-type="float" office:value="0.2975624774">
                <text:p>0.2975624774</text:p>
              </table:table-cell>
              <table:table-cell office:value-type="float" office:value="0.2662885962">
                <text:p>0.2662885962</text:p>
              </table:table-cell>
              <table:table-cell office:value-type="float" office:value="0.2668638678">
                <text:p>0.2668638678</text:p>
              </table:table-cell>
              <table:table-cell office:value-type="float" office:value="0.288471086">
                <text:p>0.288471086</text:p>
              </table:table-cell>
              <table:table-cell office:value-type="float" office:value="0.2883474616">
                <text:p>0.2883474616</text:p>
              </table:table-cell>
              <table:table-cell office:value-type="float" office:value="0.2883034239">
                <text:p>0.2883034239</text:p>
              </table:table-cell>
              <table:table-cell office:value-type="float" office:value="0.28701576">
                <text:p>0.28701576</text:p>
              </table:table-cell>
              <table:table-cell office:value-type="float" office:value="0.298964329">
                <text:p>0.298964329</text:p>
              </table:table-cell>
              <table:table-cell office:value-type="float" office:value="0.3091398171">
                <text:p>0.3091398171</text:p>
              </table:table-cell>
              <table:table-cell office:value-type="float" office:value="0.295022734">
                <text:p>0.295022734</text:p>
              </table:table-cell>
              <table:table-cell office:value-type="float" office:value="0.30984044">
                <text:p>0.30984044</text:p>
              </table:table-cell>
              <table:table-cell office:value-type="float" office:value="0.330838176">
                <text:p>0.330838176</text:p>
              </table:table-cell>
              <table:table-cell office:value-type="float" office:value="0.3323948486">
                <text:p>0.3323948486</text:p>
              </table:table-cell>
              <table:table-cell office:value-type="float" office:value="0.338127694">
                <text:p>0.338127694</text:p>
              </table:table-cell>
              <table:table-cell office:value-type="float" office:value="0.3330667735">
                <text:p>0.3330667735</text:p>
              </table:table-cell>
              <table:table-cell office:value-type="float" office:value="0.3280058529">
                <text:p>0.3280058529</text:p>
              </table:table-cell>
              <table:table-cell office:value-type="float" office:value="0.3446612205">
                <text:p>0.3446612205</text:p>
              </table:table-cell>
              <table:table-cell office:value-type="float" office:value="0.3462400215">
                <text:p>0.3462400215</text:p>
              </table:table-cell>
              <table:table-cell office:value-type="float" office:value="0.3156440966">
                <text:p>0.3156440966</text:p>
              </table:table-cell>
              <table:table-cell office:value-type="float" office:value="0.2977887463">
                <text:p>0.2977887463</text:p>
              </table:table-cell>
              <table:table-cell office:value-type="float" office:value="0.331414121">
                <text:p>0.331414121</text:p>
              </table:table-cell>
              <table:table-cell office:value-type="float" office:value="0.3592428302">
                <text:p>0.3592428302</text:p>
              </table:table-cell>
              <table:table-cell office:value-type="float" office:value="0.3497141174">
                <text:p>0.3497141174</text:p>
              </table:table-cell>
              <table:table-cell office:value-type="float" office:value="0.3116830614">
                <text:p>0.3116830614</text:p>
              </table:table-cell>
              <table:table-cell office:value-type="float" office:value="0.3268036069">
                <text:p>0.3268036069</text:p>
              </table:table-cell>
              <table:table-cell office:value-type="float" office:value="0.3523626452">
                <text:p>0.3523626452</text:p>
              </table:table-cell>
              <table:table-cell office:value-type="float" office:value="0.3600037054">
                <text:p>0.3600037054</text:p>
              </table:table-cell>
              <table:table-cell office:value-type="float" office:value="0.3787091741">
                <text:p>0.3787091741</text:p>
              </table:table-cell>
              <table:table-cell office:value-type="float" office:value="0.3654385414">
                <text:p>0.3654385414</text:p>
              </table:table-cell>
              <table:table-cell office:value-type="float" office:value="0.3940542805">
                <text:p>0.3940542805</text:p>
              </table:table-cell>
              <table:table-cell office:value-type="float" office:value="0.4232704921">
                <text:p>0.4232704921</text:p>
              </table:table-cell>
              <table:table-cell office:value-type="float" office:value="0.3868325419">
                <text:p>0.3868325419</text:p>
              </table:table-cell>
              <table:table-cell office:value-type="float" office:value="0.3713388288">
                <text:p>0.3713388288</text:p>
              </table:table-cell>
              <table:table-cell office:value-type="float" office:value="0.3885506341">
                <text:p>0.3885506341</text:p>
              </table:table-cell>
              <table:table-cell office:value-type="float" office:value="0.3940300036">
                <text:p>0.3940300036</text:p>
              </table:table-cell>
              <table:table-cell office:value-type="float" office:value="0.3731372299">
                <text:p>0.3731372299</text:p>
              </table:table-cell>
              <table:table-cell office:value-type="float" office:value="0.3874708464">
                <text:p>0.3874708464</text:p>
              </table:table-cell>
              <table:table-cell office:value-type="float" office:value="0.3686914168">
                <text:p>0.3686914168</text:p>
              </table:table-cell>
              <table:table-cell office:value-type="float" office:value="0.4145033493">
                <text:p>0.4145033493</text:p>
              </table:table-cell>
              <table:table-cell office:value-type="float" office:value="0.4130466392">
                <text:p>0.4130466392</text:p>
              </table:table-cell>
              <table:table-cell office:value-type="float" office:value="0.4487529185">
                <text:p>0.4487529185</text:p>
              </table:table-cell>
              <table:table-cell office:value-type="float" office:value="0.4166221303">
                <text:p>0.4166221303</text:p>
              </table:table-cell>
              <table:table-cell office:value-type="float" office:value="0.4095926862">
                <text:p>0.4095926862</text:p>
              </table:table-cell>
              <table:table-cell office:value-type="float" office:value="0.4139322155">
                <text:p>0.4139322155</text:p>
              </table:table-cell>
              <table:table-cell office:value-type="float" office:value="0.4055735714">
                <text:p>0.4055735714</text:p>
              </table:table-cell>
              <table:table-cell office:value-type="float" office:value="0.4183541755">
                <text:p>0.4183541755</text:p>
              </table:table-cell>
              <table:table-cell office:value-type="float" office:value="0.412033022225">
                <text:p>0.412033022225</text:p>
              </table:table-cell>
              <table:table-cell office:value-type="float" office:value="0.40571186895">
                <text:p>0.40571186895</text:p>
              </table:table-cell>
              <table:table-cell office:value-type="float" office:value="0.399390715675">
                <text:p>0.399390715675</text:p>
              </table:table-cell>
              <table:table-cell office:value-type="float" office:value="0.3930695624">
                <text:p>0.3930695624</text:p>
              </table:table-cell>
              <table:table-cell office:value-type="float" office:value="0.3883512684">
                <text:p>0.3883512684</text:p>
              </table:table-cell>
              <table:table-cell office:value-type="float" office:value="0.4028854773">
                <text:p>0.4028854773</text:p>
              </table:table-cell>
              <table:table-cell office:value-type="float" office:value="0.3996684367">
                <text:p>0.3996684367</text:p>
              </table:table-cell>
              <table:table-cell office:value-type="float" office:value="0.4016872466">
                <text:p>0.4016872466</text:p>
              </table:table-cell>
              <table:table-cell office:value-type="float" office:value="0.4197019026">
                <text:p>0.4197019026</text:p>
              </table:table-cell>
              <table:table-cell office:value-type="float" office:value="0.4274900899">
                <text:p>0.4274900899</text:p>
              </table:table-cell>
              <table:table-cell office:value-type="float" office:value="0.4339404568">
                <text:p>0.4339404568</text:p>
              </table:table-cell>
              <table:table-cell office:value-type="float" office:value="0.4516439977">
                <text:p>0.4516439977</text:p>
              </table:table-cell>
              <table:table-cell office:value-type="float" office:value="0.4201339854">
                <text:p>0.4201339854</text:p>
              </table:table-cell>
              <table:table-cell office:value-type="float" office:value="0.4529600631">
                <text:p>0.4529600631</text:p>
              </table:table-cell>
              <table:table-cell office:value-type="float" office:value="0.4290981213">
                <text:p>0.4290981213</text:p>
              </table:table-cell>
              <table:table-cell office:value-type="float" office:value="0.4031948697">
                <text:p>0.4031948697</text:p>
              </table:table-cell>
            </table:table-row>
            <table:table-row>
              <table:table-cell office:value-type="string">
                <text:p>35</text:p>
                <draw:g>
                  <svg:desc>'Common-law union'.A12:'Common-law union'.A12</svg:desc>
                </draw:g>
              </table:table-cell>
              <table:table-cell office:value-type="float" office:value="0.2137923763">
                <text:p>0.2137923763</text:p>
                <draw:g>
                  <svg:desc>'Common-law union'.B12:'Common-law union'.BM12</svg:desc>
                </draw:g>
              </table:table-cell>
              <table:table-cell office:value-type="float" office:value="0.2108745108">
                <text:p>0.2108745108</text:p>
              </table:table-cell>
              <table:table-cell office:value-type="float" office:value="0.2153476379">
                <text:p>0.2153476379</text:p>
              </table:table-cell>
              <table:table-cell office:value-type="float" office:value="0.199970193">
                <text:p>0.199970193</text:p>
              </table:table-cell>
              <table:table-cell office:value-type="float" office:value="0.1943511998">
                <text:p>0.1943511998</text:p>
              </table:table-cell>
              <table:table-cell office:value-type="float" office:value="0.2253797635">
                <text:p>0.2253797635</text:p>
              </table:table-cell>
              <table:table-cell office:value-type="float" office:value="0.2306007679">
                <text:p>0.2306007679</text:p>
              </table:table-cell>
              <table:table-cell office:value-type="float" office:value="0.2306860484">
                <text:p>0.2306860484</text:p>
              </table:table-cell>
              <table:table-cell office:value-type="float" office:value="0.2208968745">
                <text:p>0.2208968745</text:p>
              </table:table-cell>
              <table:table-cell office:value-type="float" office:value="0.2487885159">
                <text:p>0.2487885159</text:p>
              </table:table-cell>
              <table:table-cell office:value-type="float" office:value="0.2653461949">
                <text:p>0.2653461949</text:p>
              </table:table-cell>
              <table:table-cell office:value-type="float" office:value="0.2466794304">
                <text:p>0.2466794304</text:p>
              </table:table-cell>
              <table:table-cell office:value-type="float" office:value="0.2609936396">
                <text:p>0.2609936396</text:p>
              </table:table-cell>
              <table:table-cell office:value-type="float" office:value="0.2658961133">
                <text:p>0.2658961133</text:p>
              </table:table-cell>
              <table:table-cell office:value-type="float" office:value="0.2845673949">
                <text:p>0.2845673949</text:p>
              </table:table-cell>
              <table:table-cell office:value-type="float" office:value="0.313181103">
                <text:p>0.313181103</text:p>
              </table:table-cell>
              <table:table-cell office:value-type="float" office:value="0.2800787461">
                <text:p>0.2800787461</text:p>
              </table:table-cell>
              <table:table-cell office:value-type="float" office:value="0.2469763892">
                <text:p>0.2469763892</text:p>
              </table:table-cell>
              <table:table-cell office:value-type="float" office:value="0.283558872">
                <text:p>0.283558872</text:p>
              </table:table-cell>
              <table:table-cell office:value-type="float" office:value="0.2945382373">
                <text:p>0.2945382373</text:p>
              </table:table-cell>
              <table:table-cell office:value-type="float" office:value="0.2923210047">
                <text:p>0.2923210047</text:p>
              </table:table-cell>
              <table:table-cell office:value-type="float" office:value="0.2703093052">
                <text:p>0.2703093052</text:p>
              </table:table-cell>
              <table:table-cell office:value-type="float" office:value="0.2950631743">
                <text:p>0.2950631743</text:p>
              </table:table-cell>
              <table:table-cell office:value-type="float" office:value="0.3021893751">
                <text:p>0.3021893751</text:p>
              </table:table-cell>
              <table:table-cell office:value-type="float" office:value="0.2931948175">
                <text:p>0.2931948175</text:p>
              </table:table-cell>
              <table:table-cell office:value-type="float" office:value="0.2738646538">
                <text:p>0.2738646538</text:p>
              </table:table-cell>
              <table:table-cell office:value-type="float" office:value="0.2998199772">
                <text:p>0.2998199772</text:p>
              </table:table-cell>
              <table:table-cell office:value-type="float" office:value="0.3056270829">
                <text:p>0.3056270829</text:p>
              </table:table-cell>
              <table:table-cell office:value-type="float" office:value="0.3067328008">
                <text:p>0.3067328008</text:p>
              </table:table-cell>
              <table:table-cell office:value-type="float" office:value="0.2997778231">
                <text:p>0.2997778231</text:p>
              </table:table-cell>
              <table:table-cell office:value-type="float" office:value="0.3261568861">
                <text:p>0.3261568861</text:p>
              </table:table-cell>
              <table:table-cell office:value-type="float" office:value="0.3408130617">
                <text:p>0.3408130617</text:p>
              </table:table-cell>
              <table:table-cell office:value-type="float" office:value="0.3385681614">
                <text:p>0.3385681614</text:p>
              </table:table-cell>
              <table:table-cell office:value-type="float" office:value="0.3485792194">
                <text:p>0.3485792194</text:p>
              </table:table-cell>
              <table:table-cell office:value-type="float" office:value="0.3437673497">
                <text:p>0.3437673497</text:p>
              </table:table-cell>
              <table:table-cell office:value-type="float" office:value="0.3104339645">
                <text:p>0.3104339645</text:p>
              </table:table-cell>
              <table:table-cell office:value-type="float" office:value="0.3309291859">
                <text:p>0.3309291859</text:p>
              </table:table-cell>
              <table:table-cell office:value-type="float" office:value="0.3624713171">
                <text:p>0.3624713171</text:p>
              </table:table-cell>
              <table:table-cell office:value-type="float" office:value="0.3933821292">
                <text:p>0.3933821292</text:p>
              </table:table-cell>
              <table:table-cell office:value-type="float" office:value="0.3241589773">
                <text:p>0.3241589773</text:p>
              </table:table-cell>
              <table:table-cell office:value-type="float" office:value="0.351717277">
                <text:p>0.351717277</text:p>
              </table:table-cell>
              <table:table-cell office:value-type="float" office:value="0.3835781543">
                <text:p>0.3835781543</text:p>
              </table:table-cell>
              <table:table-cell office:value-type="float" office:value="0.4010751903">
                <text:p>0.4010751903</text:p>
              </table:table-cell>
              <table:table-cell office:value-type="float" office:value="0.3753191875">
                <text:p>0.3753191875</text:p>
              </table:table-cell>
              <table:table-cell office:value-type="float" office:value="0.3864259333">
                <text:p>0.3864259333</text:p>
              </table:table-cell>
              <table:table-cell office:value-type="float" office:value="0.3752495339">
                <text:p>0.3752495339</text:p>
              </table:table-cell>
              <table:table-cell office:value-type="float" office:value="0.390279156">
                <text:p>0.390279156</text:p>
              </table:table-cell>
              <table:table-cell office:value-type="float" office:value="0.3915297185">
                <text:p>0.3915297185</text:p>
              </table:table-cell>
              <table:table-cell office:value-type="float" office:value="0.3912596973">
                <text:p>0.3912596973</text:p>
              </table:table-cell>
              <table:table-cell office:value-type="float" office:value="0.3909896761">
                <text:p>0.3909896761</text:p>
              </table:table-cell>
              <table:table-cell office:value-type="float" office:value="0.3907196549">
                <text:p>0.3907196549</text:p>
              </table:table-cell>
              <table:table-cell office:value-type="float" office:value="0.3904496337">
                <text:p>0.3904496337</text:p>
              </table:table-cell>
              <table:table-cell office:value-type="float" office:value="0.4044315945">
                <text:p>0.4044315945</text:p>
              </table:table-cell>
              <table:table-cell office:value-type="float" office:value="0.3932493592">
                <text:p>0.3932493592</text:p>
              </table:table-cell>
              <table:table-cell office:value-type="float" office:value="0.386208397">
                <text:p>0.386208397</text:p>
              </table:table-cell>
              <table:table-cell office:value-type="float" office:value="0.4073263461">
                <text:p>0.4073263461</text:p>
              </table:table-cell>
              <table:table-cell office:value-type="float" office:value="0.4036035056">
                <text:p>0.4036035056</text:p>
              </table:table-cell>
              <table:table-cell office:value-type="float" office:value="0.3995290321">
                <text:p>0.3995290321</text:p>
              </table:table-cell>
              <table:table-cell office:value-type="float" office:value="0.3917655277">
                <text:p>0.3917655277</text:p>
              </table:table-cell>
              <table:table-cell office:value-type="float" office:value="0.4291723858">
                <text:p>0.4291723858</text:p>
              </table:table-cell>
              <table:table-cell office:value-type="float" office:value="0.4461286744">
                <text:p>0.4461286744</text:p>
              </table:table-cell>
              <table:table-cell office:value-type="float" office:value="0.3972358832">
                <text:p>0.3972358832</text:p>
              </table:table-cell>
              <table:table-cell office:value-type="float" office:value="0.4459616183">
                <text:p>0.4459616183</text:p>
              </table:table-cell>
              <table:table-cell office:value-type="float" office:value="0.4287500417">
                <text:p>0.4287500417</text:p>
              </table:table-cell>
            </table:table-row>
            <table:table-row>
              <table:table-cell office:value-type="string">
                <text:p>40</text:p>
                <draw:g>
                  <svg:desc>'Common-law union'.A13:'Common-law union'.A13</svg:desc>
                </draw:g>
              </table:table-cell>
              <table:table-cell office:value-type="float" office:value="0.1448626269">
                <text:p>0.1448626269</text:p>
                <draw:g>
                  <svg:desc>'Common-law union'.B13:'Common-law union'.BM13</svg:desc>
                </draw:g>
              </table:table-cell>
              <table:table-cell office:value-type="float" office:value="0.1783806031">
                <text:p>0.1783806031</text:p>
              </table:table-cell>
              <table:table-cell office:value-type="float" office:value="0.170987632">
                <text:p>0.170987632</text:p>
              </table:table-cell>
              <table:table-cell office:value-type="float" office:value="0.1732248358">
                <text:p>0.1732248358</text:p>
              </table:table-cell>
              <table:table-cell office:value-type="float" office:value="0.207380605">
                <text:p>0.207380605</text:p>
              </table:table-cell>
              <table:table-cell office:value-type="float" office:value="0.199826151">
                <text:p>0.199826151</text:p>
              </table:table-cell>
              <table:table-cell office:value-type="float" office:value="0.2004806331">
                <text:p>0.2004806331</text:p>
              </table:table-cell>
              <table:table-cell office:value-type="float" office:value="0.1905698611">
                <text:p>0.1905698611</text:p>
              </table:table-cell>
              <table:table-cell office:value-type="float" office:value="0.2188511089">
                <text:p>0.2188511089</text:p>
              </table:table-cell>
              <table:table-cell office:value-type="float" office:value="0.1888289441">
                <text:p>0.1888289441</text:p>
              </table:table-cell>
              <table:table-cell office:value-type="float" office:value="0.2087999422">
                <text:p>0.2087999422</text:p>
              </table:table-cell>
              <table:table-cell office:value-type="float" office:value="0.2284138005">
                <text:p>0.2284138005</text:p>
              </table:table-cell>
              <table:table-cell office:value-type="float" office:value="0.2104307392">
                <text:p>0.2104307392</text:p>
              </table:table-cell>
              <table:table-cell office:value-type="float" office:value="0.2179490614">
                <text:p>0.2179490614</text:p>
              </table:table-cell>
              <table:table-cell office:value-type="float" office:value="0.2118534045">
                <text:p>0.2118534045</text:p>
              </table:table-cell>
              <table:table-cell office:value-type="float" office:value="0.2267232264">
                <text:p>0.2267232264</text:p>
              </table:table-cell>
              <table:table-cell office:value-type="float" office:value="0.219723452">
                <text:p>0.219723452</text:p>
              </table:table-cell>
              <table:table-cell office:value-type="float" office:value="0.2127236777">
                <text:p>0.2127236777</text:p>
              </table:table-cell>
              <table:table-cell office:value-type="float" office:value="0.222294806">
                <text:p>0.222294806</text:p>
              </table:table-cell>
              <table:table-cell office:value-type="float" office:value="0.2317046692">
                <text:p>0.2317046692</text:p>
              </table:table-cell>
              <table:table-cell office:value-type="float" office:value="0.248334215">
                <text:p>0.248334215</text:p>
              </table:table-cell>
              <table:table-cell office:value-type="float" office:value="0.2461541771">
                <text:p>0.2461541771</text:p>
              </table:table-cell>
              <table:table-cell office:value-type="float" office:value="0.245457133">
                <text:p>0.245457133</text:p>
              </table:table-cell>
              <table:table-cell office:value-type="float" office:value="0.2280229681">
                <text:p>0.2280229681</text:p>
              </table:table-cell>
              <table:table-cell office:value-type="float" office:value="0.223451766">
                <text:p>0.223451766</text:p>
              </table:table-cell>
              <table:table-cell office:value-type="float" office:value="0.2211795803">
                <text:p>0.2211795803</text:p>
              </table:table-cell>
              <table:table-cell office:value-type="float" office:value="0.2803904781">
                <text:p>0.2803904781</text:p>
              </table:table-cell>
              <table:table-cell office:value-type="float" office:value="0.2664939907">
                <text:p>0.2664939907</text:p>
              </table:table-cell>
              <table:table-cell office:value-type="float" office:value="0.2550766785">
                <text:p>0.2550766785</text:p>
              </table:table-cell>
              <table:table-cell office:value-type="float" office:value="0.2586964509">
                <text:p>0.2586964509</text:p>
              </table:table-cell>
              <table:table-cell office:value-type="float" office:value="0.2741915174">
                <text:p>0.2741915174</text:p>
              </table:table-cell>
              <table:table-cell office:value-type="float" office:value="0.2674345672">
                <text:p>0.2674345672</text:p>
              </table:table-cell>
              <table:table-cell office:value-type="float" office:value="0.2966805085">
                <text:p>0.2966805085</text:p>
              </table:table-cell>
              <table:table-cell office:value-type="float" office:value="0.2943051241">
                <text:p>0.2943051241</text:p>
              </table:table-cell>
              <table:table-cell office:value-type="float" office:value="0.2790886132">
                <text:p>0.2790886132</text:p>
              </table:table-cell>
              <table:table-cell office:value-type="float" office:value="0.2586459247">
                <text:p>0.2586459247</text:p>
              </table:table-cell>
              <table:table-cell office:value-type="float" office:value="0.290877852">
                <text:p>0.290877852</text:p>
              </table:table-cell>
              <table:table-cell office:value-type="float" office:value="0.258297889">
                <text:p>0.258297889</text:p>
              </table:table-cell>
              <table:table-cell office:value-type="float" office:value="0.2583272183">
                <text:p>0.2583272183</text:p>
              </table:table-cell>
              <table:table-cell office:value-type="float" office:value="0.2825292001">
                <text:p>0.2825292001</text:p>
              </table:table-cell>
              <table:table-cell office:value-type="float" office:value="0.3003229741">
                <text:p>0.3003229741</text:p>
              </table:table-cell>
              <table:table-cell office:value-type="float" office:value="0.2753883599">
                <text:p>0.2753883599</text:p>
              </table:table-cell>
              <table:table-cell office:value-type="float" office:value="0.2983242224">
                <text:p>0.2983242224</text:p>
              </table:table-cell>
              <table:table-cell office:value-type="float" office:value="0.3042235394">
                <text:p>0.3042235394</text:p>
              </table:table-cell>
              <table:table-cell office:value-type="float" office:value="0.3020595779">
                <text:p>0.3020595779</text:p>
              </table:table-cell>
              <table:table-cell office:value-type="float" office:value="0.3045481855">
                <text:p>0.3045481855</text:p>
              </table:table-cell>
              <table:table-cell office:value-type="float" office:value="0.3032942612">
                <text:p>0.3032942612</text:p>
              </table:table-cell>
              <table:table-cell office:value-type="float" office:value="0.3113331071">
                <text:p>0.3113331071</text:p>
              </table:table-cell>
              <table:table-cell office:value-type="float" office:value="0.315424350125">
                <text:p>0.315424350125</text:p>
              </table:table-cell>
              <table:table-cell office:value-type="float" office:value="0.31951559315">
                <text:p>0.31951559315</text:p>
              </table:table-cell>
              <table:table-cell office:value-type="float" office:value="0.323606836175">
                <text:p>0.323606836175</text:p>
              </table:table-cell>
              <table:table-cell office:value-type="float" office:value="0.3276980792">
                <text:p>0.3276980792</text:p>
              </table:table-cell>
              <table:table-cell office:value-type="float" office:value="0.3191612571">
                <text:p>0.3191612571</text:p>
              </table:table-cell>
              <table:table-cell office:value-type="float" office:value="0.3221294376">
                <text:p>0.3221294376</text:p>
              </table:table-cell>
              <table:table-cell office:value-type="float" office:value="0.3449571441">
                <text:p>0.3449571441</text:p>
              </table:table-cell>
              <table:table-cell office:value-type="float" office:value="0.3633438775">
                <text:p>0.3633438775</text:p>
              </table:table-cell>
              <table:table-cell office:value-type="float" office:value="0.3305950352">
                <text:p>0.3305950352</text:p>
              </table:table-cell>
              <table:table-cell office:value-type="float" office:value="0.3213843412">
                <text:p>0.3213843412</text:p>
              </table:table-cell>
              <table:table-cell office:value-type="float" office:value="0.3339797424">
                <text:p>0.3339797424</text:p>
              </table:table-cell>
              <table:table-cell office:value-type="float" office:value="0.3131348714">
                <text:p>0.3131348714</text:p>
              </table:table-cell>
              <table:table-cell office:value-type="float" office:value="0.3504219149">
                <text:p>0.3504219149</text:p>
              </table:table-cell>
              <table:table-cell office:value-type="float" office:value="0.3597401179">
                <text:p>0.3597401179</text:p>
              </table:table-cell>
              <table:table-cell office:value-type="float" office:value="0.3452578313">
                <text:p>0.3452578313</text:p>
              </table:table-cell>
              <table:table-cell office:value-type="float" office:value="0.3611454791">
                <text:p>0.3611454791</text:p>
              </table:table-cell>
            </table:table-row>
            <table:table-row>
              <table:table-cell office:value-type="string">
                <text:p>45</text:p>
                <draw:g>
                  <svg:desc>'Common-law union'.A14:'Common-law union'.A14</svg:desc>
                </draw:g>
              </table:table-cell>
              <table:table-cell office:value-type="float" office:value="0.1447313978">
                <text:p>0.1447313978</text:p>
                <draw:g>
                  <svg:desc>'Common-law union'.B14:'Common-law union'.BM14</svg:desc>
                </draw:g>
              </table:table-cell>
              <table:table-cell office:value-type="float" office:value="0.1519327056">
                <text:p>0.1519327056</text:p>
              </table:table-cell>
              <table:table-cell office:value-type="float" office:value="0.1581557485">
                <text:p>0.1581557485</text:p>
              </table:table-cell>
              <table:table-cell office:value-type="float" office:value="0.1650669623">
                <text:p>0.1650669623</text:p>
              </table:table-cell>
              <table:table-cell office:value-type="float" office:value="0.1516503049">
                <text:p>0.1516503049</text:p>
              </table:table-cell>
              <table:table-cell office:value-type="float" office:value="0.1622286962">
                <text:p>0.1622286962</text:p>
              </table:table-cell>
              <table:table-cell office:value-type="float" office:value="0.1953751835">
                <text:p>0.1953751835</text:p>
              </table:table-cell>
              <table:table-cell office:value-type="float" office:value="0.1823466129">
                <text:p>0.1823466129</text:p>
              </table:table-cell>
              <table:table-cell office:value-type="float" office:value="0.1677609424">
                <text:p>0.1677609424</text:p>
              </table:table-cell>
              <table:table-cell office:value-type="float" office:value="0.1824171416">
                <text:p>0.1824171416</text:p>
              </table:table-cell>
              <table:table-cell office:value-type="float" office:value="0.1743383373">
                <text:p>0.1743383373</text:p>
              </table:table-cell>
              <table:table-cell office:value-type="float" office:value="0.1940192044">
                <text:p>0.1940192044</text:p>
              </table:table-cell>
              <table:table-cell office:value-type="float" office:value="0.1906382542">
                <text:p>0.1906382542</text:p>
              </table:table-cell>
              <table:table-cell office:value-type="float" office:value="0.1647308561">
                <text:p>0.1647308561</text:p>
              </table:table-cell>
              <table:table-cell office:value-type="float" office:value="0.1499484956">
                <text:p>0.1499484956</text:p>
              </table:table-cell>
              <table:table-cell office:value-type="float" office:value="0.1600581555">
                <text:p>0.1600581555</text:p>
              </table:table-cell>
              <table:table-cell office:value-type="float" office:value="0.1597023069">
                <text:p>0.1597023069</text:p>
              </table:table-cell>
              <table:table-cell office:value-type="float" office:value="0.1593464582">
                <text:p>0.1593464582</text:p>
              </table:table-cell>
              <table:table-cell office:value-type="float" office:value="0.1697205916">
                <text:p>0.1697205916</text:p>
              </table:table-cell>
              <table:table-cell office:value-type="float" office:value="0.1843501269">
                <text:p>0.1843501269</text:p>
              </table:table-cell>
              <table:table-cell office:value-type="float" office:value="0.1909341594">
                <text:p>0.1909341594</text:p>
              </table:table-cell>
              <table:table-cell office:value-type="float" office:value="0.2066218503">
                <text:p>0.2066218503</text:p>
              </table:table-cell>
              <table:table-cell office:value-type="float" office:value="0.2126068361">
                <text:p>0.2126068361</text:p>
              </table:table-cell>
              <table:table-cell office:value-type="float" office:value="0.1898198271">
                <text:p>0.1898198271</text:p>
              </table:table-cell>
              <table:table-cell office:value-type="float" office:value="0.1996535807">
                <text:p>0.1996535807</text:p>
              </table:table-cell>
              <table:table-cell office:value-type="float" office:value="0.1961695694">
                <text:p>0.1961695694</text:p>
              </table:table-cell>
              <table:table-cell office:value-type="float" office:value="0.1804453429">
                <text:p>0.1804453429</text:p>
              </table:table-cell>
              <table:table-cell office:value-type="float" office:value="0.1984268612">
                <text:p>0.1984268612</text:p>
              </table:table-cell>
              <table:table-cell office:value-type="float" office:value="0.2065104222">
                <text:p>0.2065104222</text:p>
              </table:table-cell>
              <table:table-cell office:value-type="float" office:value="0.2139867543">
                <text:p>0.2139867543</text:p>
              </table:table-cell>
              <table:table-cell office:value-type="float" office:value="0.241509846">
                <text:p>0.241509846</text:p>
              </table:table-cell>
              <table:table-cell office:value-type="float" office:value="0.2153276814">
                <text:p>0.2153276814</text:p>
              </table:table-cell>
              <table:table-cell office:value-type="float" office:value="0.2081685777">
                <text:p>0.2081685777</text:p>
              </table:table-cell>
              <table:table-cell office:value-type="float" office:value="0.2308372511">
                <text:p>0.2308372511</text:p>
              </table:table-cell>
              <table:table-cell office:value-type="float" office:value="0.2612742005">
                <text:p>0.2612742005</text:p>
              </table:table-cell>
              <table:table-cell office:value-type="float" office:value="0.2622395572">
                <text:p>0.2622395572</text:p>
              </table:table-cell>
              <table:table-cell office:value-type="float" office:value="0.2230511585">
                <text:p>0.2230511585</text:p>
              </table:table-cell>
              <table:table-cell office:value-type="float" office:value="0.2067562739">
                <text:p>0.2067562739</text:p>
              </table:table-cell>
              <table:table-cell office:value-type="float" office:value="0.2527172499">
                <text:p>0.2527172499</text:p>
              </table:table-cell>
              <table:table-cell office:value-type="float" office:value="0.2022039545">
                <text:p>0.2022039545</text:p>
              </table:table-cell>
              <table:table-cell office:value-type="float" office:value="0.2083515381">
                <text:p>0.2083515381</text:p>
              </table:table-cell>
              <table:table-cell office:value-type="float" office:value="0.2509623978">
                <text:p>0.2509623978</text:p>
              </table:table-cell>
              <table:table-cell office:value-type="float" office:value="0.2453107717">
                <text:p>0.2453107717</text:p>
              </table:table-cell>
              <table:table-cell office:value-type="float" office:value="0.246063427">
                <text:p>0.246063427</text:p>
              </table:table-cell>
              <table:table-cell office:value-type="float" office:value="0.2430585642">
                <text:p>0.2430585642</text:p>
              </table:table-cell>
              <table:table-cell office:value-type="float" office:value="0.2579396535">
                <text:p>0.2579396535</text:p>
              </table:table-cell>
              <table:table-cell office:value-type="float" office:value="0.2817539503">
                <text:p>0.2817539503</text:p>
              </table:table-cell>
              <table:table-cell office:value-type="float" office:value="0.2603969364">
                <text:p>0.2603969364</text:p>
              </table:table-cell>
              <table:table-cell office:value-type="float" office:value="0.261691568">
                <text:p>0.261691568</text:p>
              </table:table-cell>
              <table:table-cell office:value-type="float" office:value="0.2629861996">
                <text:p>0.2629861996</text:p>
              </table:table-cell>
              <table:table-cell office:value-type="float" office:value="0.2642808312">
                <text:p>0.2642808312</text:p>
              </table:table-cell>
              <table:table-cell office:value-type="float" office:value="0.2655754628">
                <text:p>0.2655754628</text:p>
              </table:table-cell>
              <table:table-cell office:value-type="float" office:value="0.2553202353">
                <text:p>0.2553202353</text:p>
              </table:table-cell>
              <table:table-cell office:value-type="float" office:value="0.2706802051">
                <text:p>0.2706802051</text:p>
              </table:table-cell>
              <table:table-cell office:value-type="float" office:value="0.2609731165">
                <text:p>0.2609731165</text:p>
              </table:table-cell>
              <table:table-cell office:value-type="float" office:value="0.2839594032">
                <text:p>0.2839594032</text:p>
              </table:table-cell>
              <table:table-cell office:value-type="float" office:value="0.2728164592">
                <text:p>0.2728164592</text:p>
              </table:table-cell>
              <table:table-cell office:value-type="float" office:value="0.2849143929">
                <text:p>0.2849143929</text:p>
              </table:table-cell>
              <table:table-cell office:value-type="float" office:value="0.3139416677">
                <text:p>0.3139416677</text:p>
              </table:table-cell>
              <table:table-cell office:value-type="float" office:value="0.2838177957">
                <text:p>0.2838177957</text:p>
              </table:table-cell>
              <table:table-cell office:value-type="float" office:value="0.2453099279">
                <text:p>0.2453099279</text:p>
              </table:table-cell>
              <table:table-cell office:value-type="float" office:value="0.2855560902">
                <text:p>0.2855560902</text:p>
              </table:table-cell>
              <table:table-cell office:value-type="float" office:value="0.2873463023">
                <text:p>0.2873463023</text:p>
              </table:table-cell>
              <table:table-cell office:value-type="float" office:value="0.2697155303">
                <text:p>0.2697155303</text:p>
              </table:table-cell>
            </table:table-row>
            <table:table-row>
              <table:table-cell office:value-type="string">
                <text:p>50</text:p>
                <draw:g>
                  <svg:desc>'Common-law union'.A15:'Common-law union'.A15</svg:desc>
                </draw:g>
              </table:table-cell>
              <table:table-cell office:value-type="float" office:value="0.1493029168">
                <text:p>0.1493029168</text:p>
                <draw:g>
                  <svg:desc>'Common-law union'.B15:'Common-law union'.BM15</svg:desc>
                </draw:g>
              </table:table-cell>
              <table:table-cell office:value-type="float" office:value="0.1391034396">
                <text:p>0.1391034396</text:p>
              </table:table-cell>
              <table:table-cell office:value-type="float" office:value="0.1393633577">
                <text:p>0.1393633577</text:p>
              </table:table-cell>
              <table:table-cell office:value-type="float" office:value="0.1479051134">
                <text:p>0.1479051134</text:p>
              </table:table-cell>
              <table:table-cell office:value-type="float" office:value="0.1537233151">
                <text:p>0.1537233151</text:p>
              </table:table-cell>
              <table:table-cell office:value-type="float" office:value="0.1562839984">
                <text:p>0.1562839984</text:p>
              </table:table-cell>
              <table:table-cell office:value-type="float" office:value="0.1712432874">
                <text:p>0.1712432874</text:p>
              </table:table-cell>
              <table:table-cell office:value-type="float" office:value="0.1842410769">
                <text:p>0.1842410769</text:p>
              </table:table-cell>
              <table:table-cell office:value-type="float" office:value="0.1628232304">
                <text:p>0.1628232304</text:p>
              </table:table-cell>
              <table:table-cell office:value-type="float" office:value="0.1707712727">
                <text:p>0.1707712727</text:p>
              </table:table-cell>
              <table:table-cell office:value-type="float" office:value="0.1485452544">
                <text:p>0.1485452544</text:p>
              </table:table-cell>
              <table:table-cell office:value-type="float" office:value="0.1550598286">
                <text:p>0.1550598286</text:p>
              </table:table-cell>
              <table:table-cell office:value-type="float" office:value="0.1497362076">
                <text:p>0.1497362076</text:p>
              </table:table-cell>
              <table:table-cell office:value-type="float" office:value="0.1671138432">
                <text:p>0.1671138432</text:p>
              </table:table-cell>
              <table:table-cell office:value-type="float" office:value="0.1666938515">
                <text:p>0.1666938515</text:p>
              </table:table-cell>
              <table:table-cell office:value-type="float" office:value="0.142462358">
                <text:p>0.142462358</text:p>
              </table:table-cell>
              <table:table-cell office:value-type="float" office:value="0.1672302045">
                <text:p>0.1672302045</text:p>
              </table:table-cell>
              <table:table-cell office:value-type="float" office:value="0.1919980509">
                <text:p>0.1919980509</text:p>
              </table:table-cell>
              <table:table-cell office:value-type="float" office:value="0.1639259291">
                <text:p>0.1639259291</text:p>
              </table:table-cell>
              <table:table-cell office:value-type="float" office:value="0.1885871426">
                <text:p>0.1885871426</text:p>
              </table:table-cell>
              <table:table-cell office:value-type="float" office:value="0.1898501902">
                <text:p>0.1898501902</text:p>
              </table:table-cell>
              <table:table-cell office:value-type="float" office:value="0.1955870999">
                <text:p>0.1955870999</text:p>
              </table:table-cell>
              <table:table-cell office:value-type="float" office:value="0.185134866">
                <text:p>0.185134866</text:p>
              </table:table-cell>
              <table:table-cell office:value-type="float" office:value="0.1648081082">
                <text:p>0.1648081082</text:p>
              </table:table-cell>
              <table:table-cell office:value-type="float" office:value="0.1765112082">
                <text:p>0.1765112082</text:p>
              </table:table-cell>
              <table:table-cell office:value-type="float" office:value="0.1429735465">
                <text:p>0.1429735465</text:p>
              </table:table-cell>
              <table:table-cell office:value-type="float" office:value="0.1861644155">
                <text:p>0.1861644155</text:p>
              </table:table-cell>
              <table:table-cell office:value-type="float" office:value="0.2001521037">
                <text:p>0.2001521037</text:p>
              </table:table-cell>
              <table:table-cell office:value-type="float" office:value="0.1888761793">
                <text:p>0.1888761793</text:p>
              </table:table-cell>
              <table:table-cell office:value-type="float" office:value="0.1892840148">
                <text:p>0.1892840148</text:p>
              </table:table-cell>
              <table:table-cell office:value-type="float" office:value="0.1912772962">
                <text:p>0.1912772962</text:p>
              </table:table-cell>
              <table:table-cell office:value-type="float" office:value="0.2130968734">
                <text:p>0.2130968734</text:p>
              </table:table-cell>
              <table:table-cell office:value-type="float" office:value="0.1888712504">
                <text:p>0.1888712504</text:p>
              </table:table-cell>
              <table:table-cell office:value-type="float" office:value="0.2034192552">
                <text:p>0.2034192552</text:p>
              </table:table-cell>
              <table:table-cell office:value-type="float" office:value="0.1888969778">
                <text:p>0.1888969778</text:p>
              </table:table-cell>
              <table:table-cell office:value-type="float" office:value="0.2074815403">
                <text:p>0.2074815403</text:p>
              </table:table-cell>
              <table:table-cell office:value-type="float" office:value="0.2036824327">
                <text:p>0.2036824327</text:p>
              </table:table-cell>
              <table:table-cell office:value-type="float" office:value="0.2170760433">
                <text:p>0.2170760433</text:p>
              </table:table-cell>
              <table:table-cell office:value-type="float" office:value="0.2178987351">
                <text:p>0.2178987351</text:p>
              </table:table-cell>
              <table:table-cell office:value-type="float" office:value="0.2128274066">
                <text:p>0.2128274066</text:p>
              </table:table-cell>
              <table:table-cell office:value-type="float" office:value="0.2044199938">
                <text:p>0.2044199938</text:p>
              </table:table-cell>
              <table:table-cell office:value-type="float" office:value="0.2008590862">
                <text:p>0.2008590862</text:p>
              </table:table-cell>
              <table:table-cell office:value-type="float" office:value="0.2160272919">
                <text:p>0.2160272919</text:p>
              </table:table-cell>
              <table:table-cell office:value-type="float" office:value="0.185494787">
                <text:p>0.185494787</text:p>
              </table:table-cell>
              <table:table-cell office:value-type="float" office:value="0.2021957366">
                <text:p>0.2021957366</text:p>
              </table:table-cell>
              <table:table-cell office:value-type="float" office:value="0.2137477325">
                <text:p>0.2137477325</text:p>
              </table:table-cell>
              <table:table-cell office:value-type="float" office:value="0.1966204738">
                <text:p>0.1966204738</text:p>
              </table:table-cell>
              <table:table-cell office:value-type="float" office:value="0.2193883502">
                <text:p>0.2193883502</text:p>
              </table:table-cell>
              <table:table-cell office:value-type="float" office:value="0.2155107933">
                <text:p>0.2155107933</text:p>
              </table:table-cell>
              <table:table-cell office:value-type="float" office:value="0.2116332364">
                <text:p>0.2116332364</text:p>
              </table:table-cell>
              <table:table-cell office:value-type="float" office:value="0.2077556795">
                <text:p>0.2077556795</text:p>
              </table:table-cell>
              <table:table-cell office:value-type="float" office:value="0.2038781226">
                <text:p>0.2038781226</text:p>
              </table:table-cell>
              <table:table-cell office:value-type="float" office:value="0.2145774152">
                <text:p>0.2145774152</text:p>
              </table:table-cell>
              <table:table-cell office:value-type="float" office:value="0.2459217269">
                <text:p>0.2459217269</text:p>
              </table:table-cell>
              <table:table-cell office:value-type="float" office:value="0.2180001972">
                <text:p>0.2180001972</text:p>
              </table:table-cell>
              <table:table-cell office:value-type="float" office:value="0.226462761">
                <text:p>0.226462761</text:p>
              </table:table-cell>
              <table:table-cell office:value-type="float" office:value="0.2192894824">
                <text:p>0.2192894824</text:p>
              </table:table-cell>
              <table:table-cell office:value-type="float" office:value="0.2118857644">
                <text:p>0.2118857644</text:p>
              </table:table-cell>
              <table:table-cell office:value-type="float" office:value="0.2186004989">
                <text:p>0.2186004989</text:p>
              </table:table-cell>
              <table:table-cell office:value-type="float" office:value="0.2281876857">
                <text:p>0.2281876857</text:p>
              </table:table-cell>
              <table:table-cell office:value-type="float" office:value="0.2372194633">
                <text:p>0.2372194633</text:p>
              </table:table-cell>
              <table:table-cell office:value-type="float" office:value="0.2285984064">
                <text:p>0.2285984064</text:p>
              </table:table-cell>
              <table:table-cell office:value-type="float" office:value="0.2599021683">
                <text:p>0.2599021683</text:p>
              </table:table-cell>
              <table:table-cell office:value-type="float" office:value="0.2457174141">
                <text:p>0.2457174141</text:p>
              </table:table-cell>
            </table:table-row>
            <table:table-row>
              <table:table-cell office:value-type="string">
                <text:p>55</text:p>
                <draw:g>
                  <svg:desc>'Common-law union'.A16:'Common-law union'.A16</svg:desc>
                </draw:g>
              </table:table-cell>
              <table:table-cell office:value-type="float" office:value="0.1192579647">
                <text:p>0.1192579647</text:p>
                <draw:g>
                  <svg:desc>'Common-law union'.B16:'Common-law union'.BM16</svg:desc>
                </draw:g>
              </table:table-cell>
              <table:table-cell office:value-type="float" office:value="0.1117642922">
                <text:p>0.1117642922</text:p>
              </table:table-cell>
              <table:table-cell office:value-type="float" office:value="0.1215459378">
                <text:p>0.1215459378</text:p>
              </table:table-cell>
              <table:table-cell office:value-type="float" office:value="0.1241254142">
                <text:p>0.1241254142</text:p>
              </table:table-cell>
              <table:table-cell office:value-type="float" office:value="0.1307224626">
                <text:p>0.1307224626</text:p>
              </table:table-cell>
              <table:table-cell office:value-type="float" office:value="0.0936288267">
                <text:p>0.0936288267</text:p>
              </table:table-cell>
              <table:table-cell office:value-type="float" office:value="0.1172412375">
                <text:p>0.1172412375</text:p>
              </table:table-cell>
              <table:table-cell office:value-type="float" office:value="0.126417523">
                <text:p>0.126417523</text:p>
              </table:table-cell>
              <table:table-cell office:value-type="float" office:value="0.1241678804">
                <text:p>0.1241678804</text:p>
              </table:table-cell>
              <table:table-cell office:value-type="float" office:value="0.1290426701">
                <text:p>0.1290426701</text:p>
              </table:table-cell>
              <table:table-cell office:value-type="float" office:value="0.1144443164">
                <text:p>0.1144443164</text:p>
              </table:table-cell>
              <table:table-cell office:value-type="float" office:value="0.1348690188">
                <text:p>0.1348690188</text:p>
              </table:table-cell>
              <table:table-cell office:value-type="float" office:value="0.1426468926">
                <text:p>0.1426468926</text:p>
              </table:table-cell>
              <table:table-cell office:value-type="float" office:value="0.1371181181">
                <text:p>0.1371181181</text:p>
              </table:table-cell>
              <table:table-cell office:value-type="float" office:value="0.1163662733">
                <text:p>0.1163662733</text:p>
              </table:table-cell>
              <table:table-cell office:value-type="float" office:value="0.1217651233">
                <text:p>0.1217651233</text:p>
              </table:table-cell>
              <table:table-cell office:value-type="float" office:value="0.1340570943">
                <text:p>0.1340570943</text:p>
              </table:table-cell>
              <table:table-cell office:value-type="float" office:value="0.1463490652">
                <text:p>0.1463490652</text:p>
              </table:table-cell>
              <table:table-cell office:value-type="float" office:value="0.1526485484">
                <text:p>0.1526485484</text:p>
              </table:table-cell>
              <table:table-cell office:value-type="float" office:value="0.1375558336">
                <text:p>0.1375558336</text:p>
              </table:table-cell>
              <table:table-cell office:value-type="float" office:value="0.1544718342">
                <text:p>0.1544718342</text:p>
              </table:table-cell>
              <table:table-cell office:value-type="float" office:value="0.1600497548">
                <text:p>0.1600497548</text:p>
              </table:table-cell>
              <table:table-cell office:value-type="float" office:value="0.150190855">
                <text:p>0.150190855</text:p>
              </table:table-cell>
              <table:table-cell office:value-type="float" office:value="0.1593570137">
                <text:p>0.1593570137</text:p>
              </table:table-cell>
              <table:table-cell office:value-type="float" office:value="0.1396270192">
                <text:p>0.1396270192</text:p>
              </table:table-cell>
              <table:table-cell office:value-type="float" office:value="0.1448965906">
                <text:p>0.1448965906</text:p>
              </table:table-cell>
              <table:table-cell office:value-type="float" office:value="0.1382700934">
                <text:p>0.1382700934</text:p>
              </table:table-cell>
              <table:table-cell office:value-type="float" office:value="0.1435402558">
                <text:p>0.1435402558</text:p>
              </table:table-cell>
              <table:table-cell office:value-type="float" office:value="0.1647032162">
                <text:p>0.1647032162</text:p>
              </table:table-cell>
              <table:table-cell office:value-type="float" office:value="0.1582109717">
                <text:p>0.1582109717</text:p>
              </table:table-cell>
              <table:table-cell office:value-type="float" office:value="0.157197696">
                <text:p>0.157197696</text:p>
              </table:table-cell>
              <table:table-cell office:value-type="float" office:value="0.1625236337">
                <text:p>0.1625236337</text:p>
              </table:table-cell>
              <table:table-cell office:value-type="float" office:value="0.1873733596">
                <text:p>0.1873733596</text:p>
              </table:table-cell>
              <table:table-cell office:value-type="float" office:value="0.1802435581">
                <text:p>0.1802435581</text:p>
              </table:table-cell>
              <table:table-cell office:value-type="float" office:value="0.1747081489">
                <text:p>0.1747081489</text:p>
              </table:table-cell>
              <table:table-cell office:value-type="float" office:value="0.1786917829">
                <text:p>0.1786917829</text:p>
              </table:table-cell>
              <table:table-cell office:value-type="float" office:value="0.1857360662">
                <text:p>0.1857360662</text:p>
              </table:table-cell>
              <table:table-cell office:value-type="float" office:value="0.1515480484">
                <text:p>0.1515480484</text:p>
              </table:table-cell>
              <table:table-cell office:value-type="float" office:value="0.1700033872">
                <text:p>0.1700033872</text:p>
              </table:table-cell>
              <table:table-cell office:value-type="float" office:value="0.2120465888">
                <text:p>0.2120465888</text:p>
              </table:table-cell>
              <table:table-cell office:value-type="float" office:value="0.1833750189">
                <text:p>0.1833750189</text:p>
              </table:table-cell>
              <table:table-cell office:value-type="float" office:value="0.175454423">
                <text:p>0.175454423</text:p>
              </table:table-cell>
              <table:table-cell office:value-type="float" office:value="0.1662737208">
                <text:p>0.1662737208</text:p>
              </table:table-cell>
              <table:table-cell office:value-type="float" office:value="0.1683512042">
                <text:p>0.1683512042</text:p>
              </table:table-cell>
              <table:table-cell office:value-type="float" office:value="0.1675628597">
                <text:p>0.1675628597</text:p>
              </table:table-cell>
              <table:table-cell office:value-type="float" office:value="0.188982233">
                <text:p>0.188982233</text:p>
              </table:table-cell>
              <table:table-cell office:value-type="float" office:value="0.1847654265">
                <text:p>0.1847654265</text:p>
              </table:table-cell>
              <table:table-cell office:value-type="float" office:value="0.1753208443">
                <text:p>0.1753208443</text:p>
              </table:table-cell>
              <table:table-cell office:value-type="float" office:value="0.17798023345">
                <text:p>0.17798023345</text:p>
              </table:table-cell>
              <table:table-cell office:value-type="float" office:value="0.1806396226">
                <text:p>0.1806396226</text:p>
              </table:table-cell>
              <table:table-cell office:value-type="float" office:value="0.18329901175">
                <text:p>0.18329901175</text:p>
              </table:table-cell>
              <table:table-cell office:value-type="float" office:value="0.1859584009">
                <text:p>0.1859584009</text:p>
              </table:table-cell>
              <table:table-cell office:value-type="float" office:value="0.1993133029">
                <text:p>0.1993133029</text:p>
              </table:table-cell>
              <table:table-cell office:value-type="float" office:value="0.2028439233">
                <text:p>0.2028439233</text:p>
              </table:table-cell>
              <table:table-cell office:value-type="float" office:value="0.2126771046">
                <text:p>0.2126771046</text:p>
              </table:table-cell>
              <table:table-cell office:value-type="float" office:value="0.2136580229">
                <text:p>0.2136580229</text:p>
              </table:table-cell>
              <table:table-cell office:value-type="float" office:value="0.1858212321">
                <text:p>0.1858212321</text:p>
              </table:table-cell>
              <table:table-cell office:value-type="float" office:value="0.197847532">
                <text:p>0.197847532</text:p>
              </table:table-cell>
              <table:table-cell office:value-type="float" office:value="0.1819954233">
                <text:p>0.1819954233</text:p>
              </table:table-cell>
              <table:table-cell office:value-type="float" office:value="0.1957659673">
                <text:p>0.1957659673</text:p>
              </table:table-cell>
              <table:table-cell office:value-type="float" office:value="0.2084299641">
                <text:p>0.2084299641</text:p>
              </table:table-cell>
              <table:table-cell office:value-type="float" office:value="0.2044590867">
                <text:p>0.2044590867</text:p>
              </table:table-cell>
              <table:table-cell office:value-type="float" office:value="0.1802037244">
                <text:p>0.1802037244</text:p>
              </table:table-cell>
              <table:table-cell office:value-type="float" office:value="0.2003769796">
                <text:p>0.2003769796</text:p>
              </table:table-cell>
            </table:table-row>
            <table:table-row>
              <table:table-cell office:value-type="string">
                <text:p>60</text:p>
                <draw:g>
                  <svg:desc>'Common-law union'.A17:'Common-law union'.A17</svg:desc>
                </draw:g>
              </table:table-cell>
              <table:table-cell office:value-type="float" office:value="0.0991340221">
                <text:p>0.0991340221</text:p>
                <draw:g>
                  <svg:desc>'Common-law union'.B17:'Common-law union'.BM17</svg:desc>
                </draw:g>
              </table:table-cell>
              <table:table-cell office:value-type="float" office:value="0.0979067498">
                <text:p>0.0979067498</text:p>
              </table:table-cell>
              <table:table-cell office:value-type="float" office:value="0.1079633205">
                <text:p>0.1079633205</text:p>
              </table:table-cell>
              <table:table-cell office:value-type="float" office:value="0.1078276236">
                <text:p>0.1078276236</text:p>
              </table:table-cell>
              <table:table-cell office:value-type="float" office:value="0.1148169182">
                <text:p>0.1148169182</text:p>
              </table:table-cell>
              <table:table-cell office:value-type="float" office:value="0.1055177852">
                <text:p>0.1055177852</text:p>
              </table:table-cell>
              <table:table-cell office:value-type="float" office:value="0.1054437504">
                <text:p>0.1054437504</text:p>
              </table:table-cell>
              <table:table-cell office:value-type="float" office:value="0.1001805395">
                <text:p>0.1001805395</text:p>
              </table:table-cell>
              <table:table-cell office:value-type="float" office:value="0.0998865395">
                <text:p>0.0998865395</text:p>
              </table:table-cell>
              <table:table-cell office:value-type="float" office:value="0.1046732102">
                <text:p>0.1046732102</text:p>
              </table:table-cell>
              <table:table-cell office:value-type="float" office:value="0.1155088507">
                <text:p>0.1155088507</text:p>
              </table:table-cell>
              <table:table-cell office:value-type="float" office:value="0.0942777755">
                <text:p>0.0942777755</text:p>
              </table:table-cell>
              <table:table-cell office:value-type="float" office:value="0.1076402269">
                <text:p>0.1076402269</text:p>
              </table:table-cell>
              <table:table-cell office:value-type="float" office:value="0.1319866128">
                <text:p>0.1319866128</text:p>
              </table:table-cell>
              <table:table-cell office:value-type="float" office:value="0.1314095632">
                <text:p>0.1314095632</text:p>
              </table:table-cell>
              <table:table-cell office:value-type="float" office:value="0.1164350279">
                <text:p>0.1164350279</text:p>
              </table:table-cell>
              <table:table-cell office:value-type="float" office:value="0.1017506147">
                <text:p>0.1017506147</text:p>
              </table:table-cell>
              <table:table-cell office:value-type="float" office:value="0.0870662014">
                <text:p>0.0870662014</text:p>
              </table:table-cell>
              <table:table-cell office:value-type="float" office:value="0.1318545096">
                <text:p>0.1318545096</text:p>
              </table:table-cell>
              <table:table-cell office:value-type="float" office:value="0.085270452">
                <text:p>0.085270452</text:p>
              </table:table-cell>
              <table:table-cell office:value-type="float" office:value="0.0961606224">
                <text:p>0.0961606224</text:p>
              </table:table-cell>
              <table:table-cell office:value-type="float" office:value="0.1113450232">
                <text:p>0.1113450232</text:p>
              </table:table-cell>
              <table:table-cell office:value-type="float" office:value="0.1301064696">
                <text:p>0.1301064696</text:p>
              </table:table-cell>
              <table:table-cell office:value-type="float" office:value="0.0938223319">
                <text:p>0.0938223319</text:p>
              </table:table-cell>
              <table:table-cell office:value-type="float" office:value="0.1143728725">
                <text:p>0.1143728725</text:p>
              </table:table-cell>
              <table:table-cell office:value-type="float" office:value="0.1378929792">
                <text:p>0.1378929792</text:p>
              </table:table-cell>
              <table:table-cell office:value-type="float" office:value="0.1374774212">
                <text:p>0.1374774212</text:p>
              </table:table-cell>
              <table:table-cell office:value-type="float" office:value="0.1215476602">
                <text:p>0.1215476602</text:p>
              </table:table-cell>
              <table:table-cell office:value-type="float" office:value="0.1591744812">
                <text:p>0.1591744812</text:p>
              </table:table-cell>
              <table:table-cell office:value-type="float" office:value="0.160848233">
                <text:p>0.160848233</text:p>
              </table:table-cell>
              <table:table-cell office:value-type="float" office:value="0.1490018649">
                <text:p>0.1490018649</text:p>
              </table:table-cell>
              <table:table-cell office:value-type="float" office:value="0.1518325044">
                <text:p>0.1518325044</text:p>
              </table:table-cell>
              <table:table-cell office:value-type="float" office:value="0.1582943168">
                <text:p>0.1582943168</text:p>
              </table:table-cell>
              <table:table-cell office:value-type="float" office:value="0.1495095585">
                <text:p>0.1495095585</text:p>
              </table:table-cell>
              <table:table-cell office:value-type="float" office:value="0.1647106486">
                <text:p>0.1647106486</text:p>
              </table:table-cell>
              <table:table-cell office:value-type="float" office:value="0.1558819893">
                <text:p>0.1558819893</text:p>
              </table:table-cell>
              <table:table-cell office:value-type="float" office:value="0.1349929217">
                <text:p>0.1349929217</text:p>
              </table:table-cell>
              <table:table-cell office:value-type="float" office:value="0.1485505372">
                <text:p>0.1485505372</text:p>
              </table:table-cell>
              <table:table-cell office:value-type="float" office:value="0.1812400378">
                <text:p>0.1812400378</text:p>
              </table:table-cell>
              <table:table-cell office:value-type="float" office:value="0.1874483737">
                <text:p>0.1874483737</text:p>
              </table:table-cell>
              <table:table-cell office:value-type="float" office:value="0.1492634211">
                <text:p>0.1492634211</text:p>
              </table:table-cell>
              <table:table-cell office:value-type="float" office:value="0.1580878169">
                <text:p>0.1580878169</text:p>
              </table:table-cell>
              <table:table-cell office:value-type="float" office:value="0.1530149242">
                <text:p>0.1530149242</text:p>
              </table:table-cell>
              <table:table-cell office:value-type="float" office:value="0.1816773531">
                <text:p>0.1816773531</text:p>
              </table:table-cell>
              <table:table-cell office:value-type="float" office:value="0.1532667359">
                <text:p>0.1532667359</text:p>
              </table:table-cell>
              <table:table-cell office:value-type="float" office:value="0.1377236208">
                <text:p>0.1377236208</text:p>
              </table:table-cell>
              <table:table-cell office:value-type="float" office:value="0.1574382241">
                <text:p>0.1574382241</text:p>
              </table:table-cell>
              <table:table-cell office:value-type="float" office:value="0.15657677">
                <text:p>0.15657677</text:p>
              </table:table-cell>
              <table:table-cell office:value-type="float" office:value="0.150553578525">
                <text:p>0.150553578525</text:p>
              </table:table-cell>
              <table:table-cell office:value-type="float" office:value="0.14453038705">
                <text:p>0.14453038705</text:p>
              </table:table-cell>
              <table:table-cell office:value-type="float" office:value="0.138507195575">
                <text:p>0.138507195575</text:p>
              </table:table-cell>
              <table:table-cell office:value-type="float" office:value="0.1324840041">
                <text:p>0.1324840041</text:p>
              </table:table-cell>
              <table:table-cell office:value-type="float" office:value="0.1304231494">
                <text:p>0.1304231494</text:p>
              </table:table-cell>
              <table:table-cell office:value-type="float" office:value="0.1650096083">
                <text:p>0.1650096083</text:p>
              </table:table-cell>
              <table:table-cell office:value-type="float" office:value="0.1651733513">
                <text:p>0.1651733513</text:p>
              </table:table-cell>
              <table:table-cell office:value-type="float" office:value="0.1309756075">
                <text:p>0.1309756075</text:p>
              </table:table-cell>
              <table:table-cell office:value-type="float" office:value="0.153364205">
                <text:p>0.153364205</text:p>
              </table:table-cell>
              <table:table-cell office:value-type="float" office:value="0.1605808088">
                <text:p>0.1605808088</text:p>
              </table:table-cell>
              <table:table-cell office:value-type="float" office:value="0.1650935812">
                <text:p>0.1650935812</text:p>
              </table:table-cell>
              <table:table-cell office:value-type="float" office:value="0.1298833809">
                <text:p>0.1298833809</text:p>
              </table:table-cell>
              <table:table-cell office:value-type="float" office:value="0.1442381436">
                <text:p>0.1442381436</text:p>
              </table:table-cell>
              <table:table-cell office:value-type="float" office:value="0.181868825">
                <text:p>0.181868825</text:p>
              </table:table-cell>
              <table:table-cell office:value-type="float" office:value="0.1441284817">
                <text:p>0.1441284817</text:p>
              </table:table-cell>
              <table:table-cell office:value-type="float" office:value="0.1511112362">
                <text:p>0.1511112362</text:p>
              </table:table-cell>
            </table:table-row>
            <table:table-row>
              <table:table-cell office:value-type="string">
                <text:p>65</text:p>
                <draw:g>
                  <svg:desc>'Common-law union'.A18:'Common-law union'.A18</svg:desc>
                </draw:g>
              </table:table-cell>
              <table:table-cell office:value-type="float" office:value="0.0834936972">
                <text:p>0.0834936972</text:p>
                <draw:g>
                  <svg:desc>'Common-law union'.B18:'Common-law union'.BM18</svg:desc>
                </draw:g>
              </table:table-cell>
              <table:table-cell office:value-type="float" office:value="0.0733564428">
                <text:p>0.0733564428</text:p>
              </table:table-cell>
              <table:table-cell office:value-type="float" office:value="0.0712085651">
                <text:p>0.0712085651</text:p>
              </table:table-cell>
              <table:table-cell office:value-type="float" office:value="0.1058144915">
                <text:p>0.1058144915</text:p>
              </table:table-cell>
              <table:table-cell office:value-type="float" office:value="0.0897103034">
                <text:p>0.0897103034</text:p>
              </table:table-cell>
              <table:table-cell office:value-type="float" office:value="0.0848917259">
                <text:p>0.0848917259</text:p>
              </table:table-cell>
              <table:table-cell office:value-type="float" office:value="0.0720966917">
                <text:p>0.0720966917</text:p>
              </table:table-cell>
              <table:table-cell office:value-type="float" office:value="0.0942233883">
                <text:p>0.0942233883</text:p>
              </table:table-cell>
              <table:table-cell office:value-type="float" office:value="0.0913329115">
                <text:p>0.0913329115</text:p>
              </table:table-cell>
              <table:table-cell office:value-type="float" office:value="0.1140989285">
                <text:p>0.1140989285</text:p>
              </table:table-cell>
              <table:table-cell office:value-type="float" office:value="0.0993945748">
                <text:p>0.0993945748</text:p>
              </table:table-cell>
              <table:table-cell office:value-type="float" office:value="0.0825817741">
                <text:p>0.0825817741</text:p>
              </table:table-cell>
              <table:table-cell office:value-type="float" office:value="0.0944308468">
                <text:p>0.0944308468</text:p>
              </table:table-cell>
              <table:table-cell office:value-type="float" office:value="0.0990955198">
                <text:p>0.0990955198</text:p>
              </table:table-cell>
              <table:table-cell office:value-type="float" office:value="0.1048184781">
                <text:p>0.1048184781</text:p>
              </table:table-cell>
              <table:table-cell office:value-type="float" office:value="0.1013406463">
                <text:p>0.1013406463</text:p>
              </table:table-cell>
              <table:table-cell office:value-type="float" office:value="0.1090880363">
                <text:p>0.1090880363</text:p>
              </table:table-cell>
              <table:table-cell office:value-type="float" office:value="0.1168354263">
                <text:p>0.1168354263</text:p>
              </table:table-cell>
              <table:table-cell office:value-type="float" office:value="0.1171908593">
                <text:p>0.1171908593</text:p>
              </table:table-cell>
              <table:table-cell office:value-type="float" office:value="0.1240452591">
                <text:p>0.1240452591</text:p>
              </table:table-cell>
              <table:table-cell office:value-type="float" office:value="0.0974960794">
                <text:p>0.0974960794</text:p>
              </table:table-cell>
              <table:table-cell office:value-type="float" office:value="0.1108491841">
                <text:p>0.1108491841</text:p>
              </table:table-cell>
              <table:table-cell office:value-type="float" office:value="0.1188115651">
                <text:p>0.1188115651</text:p>
              </table:table-cell>
              <table:table-cell office:value-type="float" office:value="0.1074046727">
                <text:p>0.1074046727</text:p>
              </table:table-cell>
              <table:table-cell office:value-type="float" office:value="0.1071620426">
                <text:p>0.1071620426</text:p>
              </table:table-cell>
              <table:table-cell office:value-type="float" office:value="0.1203083438">
                <text:p>0.1203083438</text:p>
              </table:table-cell>
              <table:table-cell office:value-type="float" office:value="0.1138768769">
                <text:p>0.1138768769</text:p>
              </table:table-cell>
              <table:table-cell office:value-type="float" office:value="0.1166220462">
                <text:p>0.1166220462</text:p>
              </table:table-cell>
              <table:table-cell office:value-type="float" office:value="0.0870526356">
                <text:p>0.0870526356</text:p>
              </table:table-cell>
              <table:table-cell office:value-type="float" office:value="0.110238999">
                <text:p>0.110238999</text:p>
              </table:table-cell>
              <table:table-cell office:value-type="float" office:value="0.141592168">
                <text:p>0.141592168</text:p>
              </table:table-cell>
              <table:table-cell office:value-type="float" office:value="0.0985140479">
                <text:p>0.0985140479</text:p>
              </table:table-cell>
              <table:table-cell office:value-type="float" office:value="0.0711314406">
                <text:p>0.0711314406</text:p>
              </table:table-cell>
              <table:table-cell office:value-type="float" office:value="0.1130040998">
                <text:p>0.1130040998</text:p>
              </table:table-cell>
              <table:table-cell office:value-type="float" office:value="0.1048025807">
                <text:p>0.1048025807</text:p>
              </table:table-cell>
              <table:table-cell office:value-type="float" office:value="0.1080233935">
                <text:p>0.1080233935</text:p>
              </table:table-cell>
              <table:table-cell office:value-type="float" office:value="0.1345566303">
                <text:p>0.1345566303</text:p>
              </table:table-cell>
              <table:table-cell office:value-type="float" office:value="0.1199123857">
                <text:p>0.1199123857</text:p>
              </table:table-cell>
              <table:table-cell office:value-type="float" office:value="0.1082747851">
                <text:p>0.1082747851</text:p>
              </table:table-cell>
              <table:table-cell office:value-type="float" office:value="0.100413878">
                <text:p>0.100413878</text:p>
              </table:table-cell>
              <table:table-cell office:value-type="float" office:value="0.1268790863">
                <text:p>0.1268790863</text:p>
              </table:table-cell>
              <table:table-cell office:value-type="float" office:value="0.1161087745">
                <text:p>0.1161087745</text:p>
              </table:table-cell>
              <table:table-cell office:value-type="float" office:value="0.1128267325">
                <text:p>0.1128267325</text:p>
              </table:table-cell>
              <table:table-cell office:value-type="float" office:value="0.1262352276">
                <text:p>0.1262352276</text:p>
              </table:table-cell>
              <table:table-cell office:value-type="float" office:value="0.121094985">
                <text:p>0.121094985</text:p>
              </table:table-cell>
              <table:table-cell office:value-type="float" office:value="0.1149837001">
                <text:p>0.1149837001</text:p>
              </table:table-cell>
              <table:table-cell office:value-type="float" office:value="0.1176369183">
                <text:p>0.1176369183</text:p>
              </table:table-cell>
              <table:table-cell office:value-type="float" office:value="0.1064221155">
                <text:p>0.1064221155</text:p>
              </table:table-cell>
              <table:table-cell office:value-type="float" office:value="0.109876532425">
                <text:p>0.109876532425</text:p>
              </table:table-cell>
              <table:table-cell office:value-type="float" office:value="0.11333094935">
                <text:p>0.11333094935</text:p>
              </table:table-cell>
              <table:table-cell office:value-type="float" office:value="0.116785366275">
                <text:p>0.116785366275</text:p>
              </table:table-cell>
              <table:table-cell office:value-type="float" office:value="0.1202397832">
                <text:p>0.1202397832</text:p>
              </table:table-cell>
              <table:table-cell office:value-type="float" office:value="0.1129320205">
                <text:p>0.1129320205</text:p>
              </table:table-cell>
              <table:table-cell office:value-type="float" office:value="0.1171941391">
                <text:p>0.1171941391</text:p>
              </table:table-cell>
              <table:table-cell office:value-type="float" office:value="0.1325725864">
                <text:p>0.1325725864</text:p>
              </table:table-cell>
              <table:table-cell office:value-type="float" office:value="0.1116280831">
                <text:p>0.1116280831</text:p>
              </table:table-cell>
              <table:table-cell office:value-type="float" office:value="0.113139467">
                <text:p>0.113139467</text:p>
              </table:table-cell>
              <table:table-cell office:value-type="float" office:value="0.1406277877">
                <text:p>0.1406277877</text:p>
              </table:table-cell>
              <table:table-cell office:value-type="float" office:value="0.1258200438">
                <text:p>0.1258200438</text:p>
              </table:table-cell>
              <table:table-cell office:value-type="float" office:value="0.1376702649">
                <text:p>0.1376702649</text:p>
              </table:table-cell>
              <table:table-cell office:value-type="float" office:value="0.1089306293">
                <text:p>0.1089306293</text:p>
              </table:table-cell>
              <table:table-cell office:value-type="float" office:value="0.1417850763">
                <text:p>0.1417850763</text:p>
              </table:table-cell>
              <table:table-cell office:value-type="float" office:value="0.1768755295">
                <text:p>0.1768755295</text:p>
              </table:table-cell>
              <table:table-cell office:value-type="float" office:value="0.1424559043">
                <text:p>0.1424559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'Common-law union'.B31:'Common-law union'.BM42 'Common-law union'.A32:'Common-law union'.A42" chart:data-source-has-labels="both" svg:x="0.32cm" svg:y="0.18cm" svg:width="13.619cm" svg:height="8.64cm">
          <chartooo:coordinate-region svg:x="1.272cm" svg:y="0.18cm" svg:width="12.527cm" svg:height="7.349cm"/>
          <chart:axis chart:dimension="x" chart:name="primary-x" chart:style-name="ch4" chartooo:axis-type="auto">
            <chartooo:date-scale/>
            <chart:categories table:cell-range-address="'Common-law union'.B31:'Common-law union'.BM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mon-law union'.B32:'Common-law union'.BM32" chart:label-cell-address="'Common-law union'.A32:'Common-law union'.A32" chart:class="chart:line">
            <chart:data-point chart:repeated="64"/>
          </chart:series>
          <chart:series chart:style-name="ch7" chart:values-cell-range-address="'Common-law union'.B33:'Common-law union'.BM33" chart:label-cell-address="'Common-law union'.A33:'Common-law union'.A33" chart:class="chart:line">
            <chart:data-point chart:repeated="64"/>
          </chart:series>
          <chart:series chart:style-name="ch8" chart:values-cell-range-address="'Common-law union'.B34:'Common-law union'.BM34" chart:label-cell-address="'Common-law union'.A34:'Common-law union'.A34" chart:class="chart:line">
            <chart:data-point chart:repeated="64"/>
          </chart:series>
          <chart:series chart:style-name="ch9" chart:values-cell-range-address="'Common-law union'.B35:'Common-law union'.BM35" chart:label-cell-address="'Common-law union'.A35:'Common-law union'.A35" chart:class="chart:line">
            <chart:data-point chart:repeated="64"/>
          </chart:series>
          <chart:series chart:style-name="ch10" chart:values-cell-range-address="'Common-law union'.B36:'Common-law union'.BM36" chart:label-cell-address="'Common-law union'.A36:'Common-law union'.A36" chart:class="chart:line">
            <chart:data-point chart:repeated="64"/>
          </chart:series>
          <chart:series chart:style-name="ch11" chart:values-cell-range-address="'Common-law union'.B37:'Common-law union'.BM37" chart:label-cell-address="'Common-law union'.A37:'Common-law union'.A37" chart:class="chart:line">
            <chart:data-point chart:repeated="64"/>
          </chart:series>
          <chart:series chart:style-name="ch12" chart:values-cell-range-address="'Common-law union'.B38:'Common-law union'.BM38" chart:label-cell-address="'Common-law union'.A38:'Common-law union'.A38" chart:class="chart:line">
            <chart:data-point chart:repeated="64"/>
          </chart:series>
          <chart:series chart:style-name="ch13" chart:values-cell-range-address="'Common-law union'.B39:'Common-law union'.BM39" chart:label-cell-address="'Common-law union'.A39:'Common-law union'.A39" chart:class="chart:line">
            <chart:data-point chart:repeated="64"/>
          </chart:series>
          <chart:series chart:style-name="ch14" chart:values-cell-range-address="'Common-law union'.B40:'Common-law union'.BM40" chart:label-cell-address="'Common-law union'.A40:'Common-law union'.A40" chart:class="chart:line">
            <chart:data-point chart:repeated="64"/>
          </chart:series>
          <chart:series chart:style-name="ch15" chart:values-cell-range-address="'Common-law union'.B41:'Common-law union'.BM41" chart:label-cell-address="'Common-law union'.A41:'Common-law union'.A41" chart:class="chart:line">
            <chart:data-point chart:repeated="64"/>
          </chart:series>
          <chart:series chart:style-name="ch16" chart:values-cell-range-address="'Common-law union'.B42:'Common-law union'.BM42" chart:label-cell-address="'Common-law union'.A42:'Common-law union'.A42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'Common-law union'.B31:'Common-law union'.BM31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Common-law union'.A32:'Common-law union'.A32</svg:desc>
                </draw:g>
              </table:table-cell>
              <table:table-cell office:value-type="float" office:value="0.0724135314">
                <text:p>0.0724135314</text:p>
                <draw:g>
                  <svg:desc>'Common-law union'.B32:'Common-law union'.BM32</svg:desc>
                </draw:g>
              </table:table-cell>
              <table:table-cell office:value-type="float" office:value="0.0511842519">
                <text:p>0.0511842519</text:p>
              </table:table-cell>
              <table:table-cell office:value-type="float" office:value="0.0461808448">
                <text:p>0.0461808448</text:p>
              </table:table-cell>
              <table:table-cell office:value-type="float" office:value="0.0480889839">
                <text:p>0.0480889839</text:p>
              </table:table-cell>
              <table:table-cell office:value-type="float" office:value="0.0693551934">
                <text:p>0.0693551934</text:p>
              </table:table-cell>
              <table:table-cell office:value-type="float" office:value="0.0732226571">
                <text:p>0.0732226571</text:p>
              </table:table-cell>
              <table:table-cell office:value-type="float" office:value="0.0495050087">
                <text:p>0.0495050087</text:p>
              </table:table-cell>
              <table:table-cell office:value-type="float" office:value="0.0577832923">
                <text:p>0.0577832923</text:p>
              </table:table-cell>
              <table:table-cell office:value-type="float" office:value="0.0712721686">
                <text:p>0.0712721686</text:p>
              </table:table-cell>
              <table:table-cell office:value-type="float" office:value="0.0613818664">
                <text:p>0.0613818664</text:p>
              </table:table-cell>
              <table:table-cell office:value-type="float" office:value="0.0593655674">
                <text:p>0.0593655674</text:p>
              </table:table-cell>
              <table:table-cell office:value-type="float" office:value="0.0621177393">
                <text:p>0.0621177393</text:p>
              </table:table-cell>
              <table:table-cell office:value-type="float" office:value="0.070944107">
                <text:p>0.070944107</text:p>
              </table:table-cell>
              <table:table-cell office:value-type="float" office:value="0.0753494123">
                <text:p>0.0753494123</text:p>
              </table:table-cell>
              <table:table-cell office:value-type="float" office:value="0.0602820589">
                <text:p>0.0602820589</text:p>
              </table:table-cell>
              <table:table-cell office:value-type="float" office:value="0.0653940175">
                <text:p>0.0653940175</text:p>
              </table:table-cell>
              <table:table-cell office:value-type="float" office:value="0.0611898963">
                <text:p>0.0611898963</text:p>
              </table:table-cell>
              <table:table-cell office:value-type="float" office:value="0.0569857752">
                <text:p>0.0569857752</text:p>
              </table:table-cell>
              <table:table-cell office:value-type="float" office:value="0.0855488776">
                <text:p>0.0855488776</text:p>
              </table:table-cell>
              <table:table-cell office:value-type="float" office:value="0.0690172908">
                <text:p>0.0690172908</text:p>
              </table:table-cell>
              <table:table-cell office:value-type="float" office:value="0.0551170144">
                <text:p>0.0551170144</text:p>
              </table:table-cell>
              <table:table-cell office:value-type="float" office:value="0.0593334555">
                <text:p>0.0593334555</text:p>
              </table:table-cell>
              <table:table-cell office:value-type="float" office:value="0.0731551087">
                <text:p>0.0731551087</text:p>
              </table:table-cell>
              <table:table-cell office:value-type="float" office:value="0.0599775257">
                <text:p>0.0599775257</text:p>
              </table:table-cell>
              <table:table-cell office:value-type="float" office:value="0.0713357685">
                <text:p>0.0713357685</text:p>
              </table:table-cell>
              <table:table-cell office:value-type="float" office:value="0.0767627546">
                <text:p>0.0767627546</text:p>
              </table:table-cell>
              <table:table-cell office:value-type="float" office:value="0.0925005847">
                <text:p>0.0925005847</text:p>
              </table:table-cell>
              <table:table-cell office:value-type="float" office:value="0.0736114062">
                <text:p>0.0736114062</text:p>
              </table:table-cell>
              <table:table-cell office:value-type="float" office:value="0.0743099183">
                <text:p>0.0743099183</text:p>
              </table:table-cell>
              <table:table-cell office:value-type="float" office:value="0.0753935436">
                <text:p>0.0753935436</text:p>
              </table:table-cell>
              <table:table-cell office:value-type="float" office:value="0.082450374">
                <text:p>0.082450374</text:p>
              </table:table-cell>
              <table:table-cell office:value-type="float" office:value="0.0610099366">
                <text:p>0.0610099366</text:p>
              </table:table-cell>
              <table:table-cell office:value-type="float" office:value="0.0560421946">
                <text:p>0.0560421946</text:p>
              </table:table-cell>
              <table:table-cell office:value-type="float" office:value="0.072876691">
                <text:p>0.072876691</text:p>
              </table:table-cell>
              <table:table-cell office:value-type="float" office:value="0.0901842568">
                <text:p>0.0901842568</text:p>
              </table:table-cell>
              <table:table-cell office:value-type="float" office:value="0.0588957897">
                <text:p>0.0588957897</text:p>
              </table:table-cell>
              <table:table-cell office:value-type="float" office:value="0.0778648018">
                <text:p>0.0778648018</text:p>
              </table:table-cell>
              <table:table-cell office:value-type="float" office:value="0.0680649758">
                <text:p>0.0680649758</text:p>
              </table:table-cell>
              <table:table-cell office:value-type="float" office:value="0.0559852934">
                <text:p>0.0559852934</text:p>
              </table:table-cell>
              <table:table-cell office:value-type="float" office:value="0.0817420128">
                <text:p>0.0817420128</text:p>
              </table:table-cell>
              <table:table-cell office:value-type="float" office:value="0.071421739">
                <text:p>0.071421739</text:p>
              </table:table-cell>
              <table:table-cell office:value-type="float" office:value="0.0636653178">
                <text:p>0.0636653178</text:p>
              </table:table-cell>
              <table:table-cell office:value-type="float" office:value="0.0757184467">
                <text:p>0.0757184467</text:p>
              </table:table-cell>
              <table:table-cell office:value-type="float" office:value="0.0851015769">
                <text:p>0.0851015769</text:p>
              </table:table-cell>
              <table:table-cell office:value-type="float" office:value="0.0822917604">
                <text:p>0.0822917604</text:p>
              </table:table-cell>
              <table:table-cell office:value-type="float" office:value="0.0876926194">
                <text:p>0.0876926194</text:p>
              </table:table-cell>
              <table:table-cell office:value-type="float" office:value="0.0786070022">
                <text:p>0.0786070022</text:p>
              </table:table-cell>
              <table:table-cell office:value-type="float" office:value="0.0862874992">
                <text:p>0.0862874992</text:p>
              </table:table-cell>
              <table:table-cell office:value-type="float" office:value="0.081085184075">
                <text:p>0.081085184075</text:p>
              </table:table-cell>
              <table:table-cell office:value-type="float" office:value="0.07588286895">
                <text:p>0.07588286895</text:p>
              </table:table-cell>
              <table:table-cell office:value-type="float" office:value="0.070680553825">
                <text:p>0.070680553825</text:p>
              </table:table-cell>
              <table:table-cell office:value-type="float" office:value="0.0654782387">
                <text:p>0.0654782387</text:p>
              </table:table-cell>
              <table:table-cell office:value-type="float" office:value="0.0642743614">
                <text:p>0.0642743614</text:p>
              </table:table-cell>
              <table:table-cell office:value-type="float" office:value="0.0623927917">
                <text:p>0.0623927917</text:p>
              </table:table-cell>
              <table:table-cell office:value-type="float" office:value="0.0831339534">
                <text:p>0.0831339534</text:p>
              </table:table-cell>
              <table:table-cell office:value-type="float" office:value="0.0793785729">
                <text:p>0.0793785729</text:p>
              </table:table-cell>
              <table:table-cell office:value-type="float" office:value="0.0752671486">
                <text:p>0.0752671486</text:p>
              </table:table-cell>
              <table:table-cell office:value-type="float" office:value="0.074297696">
                <text:p>0.074297696</text:p>
              </table:table-cell>
              <table:table-cell office:value-type="float" office:value="0.0700343664">
                <text:p>0.0700343664</text:p>
              </table:table-cell>
              <table:table-cell office:value-type="float" office:value="0.056388436">
                <text:p>0.056388436</text:p>
              </table:table-cell>
              <table:table-cell office:value-type="float" office:value="0.071997268">
                <text:p>0.071997268</text:p>
              </table:table-cell>
              <table:table-cell office:value-type="float" office:value="0.0581439467">
                <text:p>0.0581439467</text:p>
              </table:table-cell>
              <table:table-cell office:value-type="float" office:value="0.0545218224">
                <text:p>0.0545218224</text:p>
              </table:table-cell>
              <table:table-cell office:value-type="float" office:value="0.0569832326">
                <text:p>0.0569832326</text:p>
              </table:table-cell>
            </table:table-row>
            <table:table-row>
              <table:table-cell office:value-type="string">
                <text:p>20</text:p>
                <draw:g>
                  <svg:desc>'Common-law union'.A33:'Common-law union'.A33</svg:desc>
                </draw:g>
              </table:table-cell>
              <table:table-cell office:value-type="float" office:value="0.1934494667">
                <text:p>0.1934494667</text:p>
                <draw:g>
                  <svg:desc>'Common-law union'.B33:'Common-law union'.BM33</svg:desc>
                </draw:g>
              </table:table-cell>
              <table:table-cell office:value-type="float" office:value="0.2018526959">
                <text:p>0.2018526959</text:p>
              </table:table-cell>
              <table:table-cell office:value-type="float" office:value="0.1904553932">
                <text:p>0.1904553932</text:p>
              </table:table-cell>
              <table:table-cell office:value-type="float" office:value="0.1952777203">
                <text:p>0.1952777203</text:p>
              </table:table-cell>
              <table:table-cell office:value-type="float" office:value="0.2056199165">
                <text:p>0.2056199165</text:p>
              </table:table-cell>
              <table:table-cell office:value-type="float" office:value="0.1997636206">
                <text:p>0.1997636206</text:p>
              </table:table-cell>
              <table:table-cell office:value-type="float" office:value="0.1915646081">
                <text:p>0.1915646081</text:p>
              </table:table-cell>
              <table:table-cell office:value-type="float" office:value="0.2037523853">
                <text:p>0.2037523853</text:p>
              </table:table-cell>
              <table:table-cell office:value-type="float" office:value="0.2164732074">
                <text:p>0.2164732074</text:p>
              </table:table-cell>
              <table:table-cell office:value-type="float" office:value="0.2226853504">
                <text:p>0.2226853504</text:p>
              </table:table-cell>
              <table:table-cell office:value-type="float" office:value="0.2152500082">
                <text:p>0.2152500082</text:p>
              </table:table-cell>
              <table:table-cell office:value-type="float" office:value="0.2099765924">
                <text:p>0.2099765924</text:p>
              </table:table-cell>
              <table:table-cell office:value-type="float" office:value="0.2105744174">
                <text:p>0.2105744174</text:p>
              </table:table-cell>
              <table:table-cell office:value-type="float" office:value="0.2173128408">
                <text:p>0.2173128408</text:p>
              </table:table-cell>
              <table:table-cell office:value-type="float" office:value="0.2193243727">
                <text:p>0.2193243727</text:p>
              </table:table-cell>
              <table:table-cell office:value-type="float" office:value="0.2084974932">
                <text:p>0.2084974932</text:p>
              </table:table-cell>
              <table:table-cell office:value-type="float" office:value="0.2087193876">
                <text:p>0.2087193876</text:p>
              </table:table-cell>
              <table:table-cell office:value-type="float" office:value="0.208941282">
                <text:p>0.208941282</text:p>
              </table:table-cell>
              <table:table-cell office:value-type="float" office:value="0.2078700804">
                <text:p>0.2078700804</text:p>
              </table:table-cell>
              <table:table-cell office:value-type="float" office:value="0.2023732989">
                <text:p>0.2023732989</text:p>
              </table:table-cell>
              <table:table-cell office:value-type="float" office:value="0.1968440576">
                <text:p>0.1968440576</text:p>
              </table:table-cell>
              <table:table-cell office:value-type="float" office:value="0.2000552717">
                <text:p>0.2000552717</text:p>
              </table:table-cell>
              <table:table-cell office:value-type="float" office:value="0.1930443681">
                <text:p>0.1930443681</text:p>
              </table:table-cell>
              <table:table-cell office:value-type="float" office:value="0.1965867305">
                <text:p>0.1965867305</text:p>
              </table:table-cell>
              <table:table-cell office:value-type="float" office:value="0.2313123607">
                <text:p>0.2313123607</text:p>
              </table:table-cell>
              <table:table-cell office:value-type="float" office:value="0.2033749216">
                <text:p>0.2033749216</text:p>
              </table:table-cell>
              <table:table-cell office:value-type="float" office:value="0.2021970797">
                <text:p>0.2021970797</text:p>
              </table:table-cell>
              <table:table-cell office:value-type="float" office:value="0.2171119818">
                <text:p>0.2171119818</text:p>
              </table:table-cell>
              <table:table-cell office:value-type="float" office:value="0.2265662011">
                <text:p>0.2265662011</text:p>
              </table:table-cell>
              <table:table-cell office:value-type="float" office:value="0.2354760961">
                <text:p>0.2354760961</text:p>
              </table:table-cell>
              <table:table-cell office:value-type="float" office:value="0.2484463935">
                <text:p>0.2484463935</text:p>
              </table:table-cell>
              <table:table-cell office:value-type="float" office:value="0.2201502544">
                <text:p>0.2201502544</text:p>
              </table:table-cell>
              <table:table-cell office:value-type="float" office:value="0.224091652">
                <text:p>0.224091652</text:p>
              </table:table-cell>
              <table:table-cell office:value-type="float" office:value="0.2350374694">
                <text:p>0.2350374694</text:p>
              </table:table-cell>
              <table:table-cell office:value-type="float" office:value="0.2521589073">
                <text:p>0.2521589073</text:p>
              </table:table-cell>
              <table:table-cell office:value-type="float" office:value="0.2223909558">
                <text:p>0.2223909558</text:p>
              </table:table-cell>
              <table:table-cell office:value-type="float" office:value="0.201573402">
                <text:p>0.201573402</text:p>
              </table:table-cell>
              <table:table-cell office:value-type="float" office:value="0.2185232511">
                <text:p>0.2185232511</text:p>
              </table:table-cell>
              <table:table-cell office:value-type="float" office:value="0.2290040524">
                <text:p>0.2290040524</text:p>
              </table:table-cell>
              <table:table-cell office:value-type="float" office:value="0.2169017131">
                <text:p>0.2169017131</text:p>
              </table:table-cell>
              <table:table-cell office:value-type="float" office:value="0.2458132795">
                <text:p>0.2458132795</text:p>
              </table:table-cell>
              <table:table-cell office:value-type="float" office:value="0.2498789703">
                <text:p>0.2498789703</text:p>
              </table:table-cell>
              <table:table-cell office:value-type="float" office:value="0.2302312838">
                <text:p>0.2302312838</text:p>
              </table:table-cell>
              <table:table-cell office:value-type="float" office:value="0.2386337781">
                <text:p>0.2386337781</text:p>
              </table:table-cell>
              <table:table-cell office:value-type="float" office:value="0.2328454962">
                <text:p>0.2328454962</text:p>
              </table:table-cell>
              <table:table-cell office:value-type="float" office:value="0.2350624864">
                <text:p>0.2350624864</text:p>
              </table:table-cell>
              <table:table-cell office:value-type="float" office:value="0.2449320444">
                <text:p>0.2449320444</text:p>
              </table:table-cell>
              <table:table-cell office:value-type="float" office:value="0.2353817975">
                <text:p>0.2353817975</text:p>
              </table:table-cell>
              <table:table-cell office:value-type="float" office:value="0.2344633667">
                <text:p>0.2344633667</text:p>
              </table:table-cell>
              <table:table-cell office:value-type="float" office:value="0.2335449359">
                <text:p>0.2335449359</text:p>
              </table:table-cell>
              <table:table-cell office:value-type="float" office:value="0.2326265051">
                <text:p>0.2326265051</text:p>
              </table:table-cell>
              <table:table-cell office:value-type="float" office:value="0.2317080743">
                <text:p>0.2317080743</text:p>
              </table:table-cell>
              <table:table-cell office:value-type="float" office:value="0.2146829556">
                <text:p>0.2146829556</text:p>
              </table:table-cell>
              <table:table-cell office:value-type="float" office:value="0.2280333513">
                <text:p>0.2280333513</text:p>
              </table:table-cell>
              <table:table-cell office:value-type="float" office:value="0.2237109702">
                <text:p>0.2237109702</text:p>
              </table:table-cell>
              <table:table-cell office:value-type="float" office:value="0.2263626112">
                <text:p>0.2263626112</text:p>
              </table:table-cell>
              <table:table-cell office:value-type="float" office:value="0.2271140623">
                <text:p>0.2271140623</text:p>
              </table:table-cell>
              <table:table-cell office:value-type="float" office:value="0.219836053">
                <text:p>0.219836053</text:p>
              </table:table-cell>
              <table:table-cell office:value-type="float" office:value="0.2424037343">
                <text:p>0.2424037343</text:p>
              </table:table-cell>
              <table:table-cell office:value-type="float" office:value="0.2320862566">
                <text:p>0.2320862566</text:p>
              </table:table-cell>
              <table:table-cell office:value-type="float" office:value="0.23881522">
                <text:p>0.23881522</text:p>
              </table:table-cell>
              <table:table-cell office:value-type="float" office:value="0.2125378304">
                <text:p>0.2125378304</text:p>
              </table:table-cell>
              <table:table-cell office:value-type="float" office:value="0.2360016834">
                <text:p>0.2360016834</text:p>
              </table:table-cell>
              <table:table-cell office:value-type="float" office:value="0.2195616042">
                <text:p>0.2195616042</text:p>
              </table:table-cell>
            </table:table-row>
            <table:table-row>
              <table:table-cell office:value-type="string">
                <text:p>25</text:p>
                <draw:g>
                  <svg:desc>'Common-law union'.A34:'Common-law union'.A34</svg:desc>
                </draw:g>
              </table:table-cell>
              <table:table-cell office:value-type="float" office:value="0.2466870155">
                <text:p>0.2466870155</text:p>
                <draw:g>
                  <svg:desc>'Common-law union'.B34:'Common-law union'.BM34</svg:desc>
                </draw:g>
              </table:table-cell>
              <table:table-cell office:value-type="float" office:value="0.2415128575">
                <text:p>0.2415128575</text:p>
              </table:table-cell>
              <table:table-cell office:value-type="float" office:value="0.2650879231">
                <text:p>0.2650879231</text:p>
              </table:table-cell>
              <table:table-cell office:value-type="float" office:value="0.2578245556">
                <text:p>0.2578245556</text:p>
              </table:table-cell>
              <table:table-cell office:value-type="float" office:value="0.2603017346">
                <text:p>0.2603017346</text:p>
              </table:table-cell>
              <table:table-cell office:value-type="float" office:value="0.2821433659">
                <text:p>0.2821433659</text:p>
              </table:table-cell>
              <table:table-cell office:value-type="float" office:value="0.2834804344">
                <text:p>0.2834804344</text:p>
              </table:table-cell>
              <table:table-cell office:value-type="float" office:value="0.2797086797">
                <text:p>0.2797086797</text:p>
              </table:table-cell>
              <table:table-cell office:value-type="float" office:value="0.2740699975">
                <text:p>0.2740699975</text:p>
              </table:table-cell>
              <table:table-cell office:value-type="float" office:value="0.2675454232">
                <text:p>0.2675454232</text:p>
              </table:table-cell>
              <table:table-cell office:value-type="float" office:value="0.2758586755">
                <text:p>0.2758586755</text:p>
              </table:table-cell>
              <table:table-cell office:value-type="float" office:value="0.2878073633">
                <text:p>0.2878073633</text:p>
              </table:table-cell>
              <table:table-cell office:value-type="float" office:value="0.2865881725">
                <text:p>0.2865881725</text:p>
              </table:table-cell>
              <table:table-cell office:value-type="float" office:value="0.2964391569">
                <text:p>0.2964391569</text:p>
              </table:table-cell>
              <table:table-cell office:value-type="float" office:value="0.3035118703">
                <text:p>0.3035118703</text:p>
              </table:table-cell>
              <table:table-cell office:value-type="float" office:value="0.3050228507">
                <text:p>0.3050228507</text:p>
              </table:table-cell>
              <table:table-cell office:value-type="float" office:value="0.2985081998">
                <text:p>0.2985081998</text:p>
              </table:table-cell>
              <table:table-cell office:value-type="float" office:value="0.2919935488">
                <text:p>0.2919935488</text:p>
              </table:table-cell>
              <table:table-cell office:value-type="float" office:value="0.3281704134">
                <text:p>0.3281704134</text:p>
              </table:table-cell>
              <table:table-cell office:value-type="float" office:value="0.3155305938">
                <text:p>0.3155305938</text:p>
              </table:table-cell>
              <table:table-cell office:value-type="float" office:value="0.2797183351">
                <text:p>0.2797183351</text:p>
              </table:table-cell>
              <table:table-cell office:value-type="float" office:value="0.3099895065">
                <text:p>0.3099895065</text:p>
              </table:table-cell>
              <table:table-cell office:value-type="float" office:value="0.3279380542">
                <text:p>0.3279380542</text:p>
              </table:table-cell>
              <table:table-cell office:value-type="float" office:value="0.3183592016">
                <text:p>0.3183592016</text:p>
              </table:table-cell>
              <table:table-cell office:value-type="float" office:value="0.3213005261">
                <text:p>0.3213005261</text:p>
              </table:table-cell>
              <table:table-cell office:value-type="float" office:value="0.3030128541">
                <text:p>0.3030128541</text:p>
              </table:table-cell>
              <table:table-cell office:value-type="float" office:value="0.3231662869">
                <text:p>0.3231662869</text:p>
              </table:table-cell>
              <table:table-cell office:value-type="float" office:value="0.3186539716">
                <text:p>0.3186539716</text:p>
              </table:table-cell>
              <table:table-cell office:value-type="float" office:value="0.3349070166">
                <text:p>0.3349070166</text:p>
              </table:table-cell>
              <table:table-cell office:value-type="float" office:value="0.3392910585">
                <text:p>0.3392910585</text:p>
              </table:table-cell>
              <table:table-cell office:value-type="float" office:value="0.3294240017">
                <text:p>0.3294240017</text:p>
              </table:table-cell>
              <table:table-cell office:value-type="float" office:value="0.3567661286">
                <text:p>0.3567661286</text:p>
              </table:table-cell>
              <table:table-cell office:value-type="float" office:value="0.3794026933">
                <text:p>0.3794026933</text:p>
              </table:table-cell>
              <table:table-cell office:value-type="float" office:value="0.3629238914">
                <text:p>0.3629238914</text:p>
              </table:table-cell>
              <table:table-cell office:value-type="float" office:value="0.3327999467">
                <text:p>0.3327999467</text:p>
              </table:table-cell>
              <table:table-cell office:value-type="float" office:value="0.3217730825">
                <text:p>0.3217730825</text:p>
              </table:table-cell>
              <table:table-cell office:value-type="float" office:value="0.3469347518">
                <text:p>0.3469347518</text:p>
              </table:table-cell>
              <table:table-cell office:value-type="float" office:value="0.3621774727">
                <text:p>0.3621774727</text:p>
              </table:table-cell>
              <table:table-cell office:value-type="float" office:value="0.3697627576">
                <text:p>0.3697627576</text:p>
              </table:table-cell>
              <table:table-cell office:value-type="float" office:value="0.3225416486">
                <text:p>0.3225416486</text:p>
              </table:table-cell>
              <table:table-cell office:value-type="float" office:value="0.3861290295">
                <text:p>0.3861290295</text:p>
              </table:table-cell>
              <table:table-cell office:value-type="float" office:value="0.3624862935">
                <text:p>0.3624862935</text:p>
              </table:table-cell>
              <table:table-cell office:value-type="float" office:value="0.3620700803">
                <text:p>0.3620700803</text:p>
              </table:table-cell>
              <table:table-cell office:value-type="float" office:value="0.3663033728">
                <text:p>0.3663033728</text:p>
              </table:table-cell>
              <table:table-cell office:value-type="float" office:value="0.3679298141">
                <text:p>0.3679298141</text:p>
              </table:table-cell>
              <table:table-cell office:value-type="float" office:value="0.3647093955">
                <text:p>0.3647093955</text:p>
              </table:table-cell>
              <table:table-cell office:value-type="float" office:value="0.3862360444">
                <text:p>0.3862360444</text:p>
              </table:table-cell>
              <table:table-cell office:value-type="float" office:value="0.3673430515">
                <text:p>0.3673430515</text:p>
              </table:table-cell>
              <table:table-cell office:value-type="float" office:value="0.366201863375">
                <text:p>0.366201863375</text:p>
              </table:table-cell>
              <table:table-cell office:value-type="float" office:value="0.36506067525">
                <text:p>0.36506067525</text:p>
              </table:table-cell>
              <table:table-cell office:value-type="float" office:value="0.363919487125">
                <text:p>0.363919487125</text:p>
              </table:table-cell>
              <table:table-cell office:value-type="float" office:value="0.362778299">
                <text:p>0.362778299</text:p>
              </table:table-cell>
              <table:table-cell office:value-type="float" office:value="0.3439288787">
                <text:p>0.3439288787</text:p>
              </table:table-cell>
              <table:table-cell office:value-type="float" office:value="0.3355110092">
                <text:p>0.3355110092</text:p>
              </table:table-cell>
              <table:table-cell office:value-type="float" office:value="0.3497841393">
                <text:p>0.3497841393</text:p>
              </table:table-cell>
              <table:table-cell office:value-type="float" office:value="0.3668274583">
                <text:p>0.3668274583</text:p>
              </table:table-cell>
              <table:table-cell office:value-type="float" office:value="0.3883147814">
                <text:p>0.3883147814</text:p>
              </table:table-cell>
              <table:table-cell office:value-type="float" office:value="0.3841670642">
                <text:p>0.3841670642</text:p>
              </table:table-cell>
              <table:table-cell office:value-type="float" office:value="0.3759361602">
                <text:p>0.3759361602</text:p>
              </table:table-cell>
              <table:table-cell office:value-type="float" office:value="0.3648862214">
                <text:p>0.3648862214</text:p>
              </table:table-cell>
              <table:table-cell office:value-type="float" office:value="0.3719768849">
                <text:p>0.3719768849</text:p>
              </table:table-cell>
              <table:table-cell office:value-type="float" office:value="0.3908082054">
                <text:p>0.3908082054</text:p>
              </table:table-cell>
              <table:table-cell office:value-type="float" office:value="0.4001671708">
                <text:p>0.4001671708</text:p>
              </table:table-cell>
              <table:table-cell office:value-type="float" office:value="0.3726073899">
                <text:p>0.3726073899</text:p>
              </table:table-cell>
            </table:table-row>
            <table:table-row>
              <table:table-cell office:value-type="string">
                <text:p>30</text:p>
                <draw:g>
                  <svg:desc>'Common-law union'.A35:'Common-law union'.A35</svg:desc>
                </draw:g>
              </table:table-cell>
              <table:table-cell office:value-type="float" office:value="0.2307533214">
                <text:p>0.2307533214</text:p>
                <draw:g>
                  <svg:desc>'Common-law union'.B35:'Common-law union'.BM35</svg:desc>
                </draw:g>
              </table:table-cell>
              <table:table-cell office:value-type="float" office:value="0.209773739">
                <text:p>0.209773739</text:p>
              </table:table-cell>
              <table:table-cell office:value-type="float" office:value="0.219855128">
                <text:p>0.219855128</text:p>
              </table:table-cell>
              <table:table-cell office:value-type="float" office:value="0.2410872521">
                <text:p>0.2410872521</text:p>
              </table:table-cell>
              <table:table-cell office:value-type="float" office:value="0.2281162394">
                <text:p>0.2281162394</text:p>
              </table:table-cell>
              <table:table-cell office:value-type="float" office:value="0.227125422">
                <text:p>0.227125422</text:p>
              </table:table-cell>
              <table:table-cell office:value-type="float" office:value="0.2387479985">
                <text:p>0.2387479985</text:p>
              </table:table-cell>
              <table:table-cell office:value-type="float" office:value="0.2503690837">
                <text:p>0.2503690837</text:p>
              </table:table-cell>
              <table:table-cell office:value-type="float" office:value="0.2466186565">
                <text:p>0.2466186565</text:p>
              </table:table-cell>
              <table:table-cell office:value-type="float" office:value="0.2675153334">
                <text:p>0.2675153334</text:p>
              </table:table-cell>
              <table:table-cell office:value-type="float" office:value="0.2700465243">
                <text:p>0.2700465243</text:p>
              </table:table-cell>
              <table:table-cell office:value-type="float" office:value="0.2523297592">
                <text:p>0.2523297592</text:p>
              </table:table-cell>
              <table:table-cell office:value-type="float" office:value="0.2721101562">
                <text:p>0.2721101562</text:p>
              </table:table-cell>
              <table:table-cell office:value-type="float" office:value="0.2815649368">
                <text:p>0.2815649368</text:p>
              </table:table-cell>
              <table:table-cell office:value-type="float" office:value="0.2915672292">
                <text:p>0.2915672292</text:p>
              </table:table-cell>
              <table:table-cell office:value-type="float" office:value="0.2962551969">
                <text:p>0.2962551969</text:p>
              </table:table-cell>
              <table:table-cell office:value-type="float" office:value="0.2870704322">
                <text:p>0.2870704322</text:p>
              </table:table-cell>
              <table:table-cell office:value-type="float" office:value="0.2778856676">
                <text:p>0.2778856676</text:p>
              </table:table-cell>
              <table:table-cell office:value-type="float" office:value="0.2949022493">
                <text:p>0.2949022493</text:p>
              </table:table-cell>
              <table:table-cell office:value-type="float" office:value="0.314977737">
                <text:p>0.314977737</text:p>
              </table:table-cell>
              <table:table-cell office:value-type="float" office:value="0.2916282993">
                <text:p>0.2916282993</text:p>
              </table:table-cell>
              <table:table-cell office:value-type="float" office:value="0.2746878843">
                <text:p>0.2746878843</text:p>
              </table:table-cell>
              <table:table-cell office:value-type="float" office:value="0.298170871">
                <text:p>0.298170871</text:p>
              </table:table-cell>
              <table:table-cell office:value-type="float" office:value="0.317028872">
                <text:p>0.317028872</text:p>
              </table:table-cell>
              <table:table-cell office:value-type="float" office:value="0.3056682817">
                <text:p>0.3056682817</text:p>
              </table:table-cell>
              <table:table-cell office:value-type="float" office:value="0.2970725292">
                <text:p>0.2970725292</text:p>
              </table:table-cell>
              <table:table-cell office:value-type="float" office:value="0.3143791089">
                <text:p>0.3143791089</text:p>
              </table:table-cell>
              <table:table-cell office:value-type="float" office:value="0.3121751244">
                <text:p>0.3121751244</text:p>
              </table:table-cell>
              <table:table-cell office:value-type="float" office:value="0.3235760685">
                <text:p>0.3235760685</text:p>
              </table:table-cell>
              <table:table-cell office:value-type="float" office:value="0.3418355652">
                <text:p>0.3418355652</text:p>
              </table:table-cell>
              <table:table-cell office:value-type="float" office:value="0.3520022105">
                <text:p>0.3520022105</text:p>
              </table:table-cell>
              <table:table-cell office:value-type="float" office:value="0.3661141882">
                <text:p>0.3661141882</text:p>
              </table:table-cell>
              <table:table-cell office:value-type="float" office:value="0.363181084">
                <text:p>0.363181084</text:p>
              </table:table-cell>
              <table:table-cell office:value-type="float" office:value="0.3588526705">
                <text:p>0.3588526705</text:p>
              </table:table-cell>
              <table:table-cell office:value-type="float" office:value="0.3596749918">
                <text:p>0.3596749918</text:p>
              </table:table-cell>
              <table:table-cell office:value-type="float" office:value="0.3689799179">
                <text:p>0.3689799179</text:p>
              </table:table-cell>
              <table:table-cell office:value-type="float" office:value="0.3731778868">
                <text:p>0.3731778868</text:p>
              </table:table-cell>
              <table:table-cell office:value-type="float" office:value="0.377263394">
                <text:p>0.377263394</text:p>
              </table:table-cell>
              <table:table-cell office:value-type="float" office:value="0.3782318193">
                <text:p>0.3782318193</text:p>
              </table:table-cell>
              <table:table-cell office:value-type="float" office:value="0.3852443058">
                <text:p>0.3852443058</text:p>
              </table:table-cell>
              <table:table-cell office:value-type="float" office:value="0.3922400719">
                <text:p>0.3922400719</text:p>
              </table:table-cell>
              <table:table-cell office:value-type="float" office:value="0.3992438906">
                <text:p>0.3992438906</text:p>
              </table:table-cell>
              <table:table-cell office:value-type="float" office:value="0.4113671333">
                <text:p>0.4113671333</text:p>
              </table:table-cell>
              <table:table-cell office:value-type="float" office:value="0.3753944198">
                <text:p>0.3753944198</text:p>
              </table:table-cell>
              <table:table-cell office:value-type="float" office:value="0.4069548106">
                <text:p>0.4069548106</text:p>
              </table:table-cell>
              <table:table-cell office:value-type="float" office:value="0.3921824651">
                <text:p>0.3921824651</text:p>
              </table:table-cell>
              <table:table-cell office:value-type="float" office:value="0.3706574392">
                <text:p>0.3706574392</text:p>
              </table:table-cell>
              <table:table-cell office:value-type="float" office:value="0.386333106">
                <text:p>0.386333106</text:p>
              </table:table-cell>
              <table:table-cell office:value-type="float" office:value="0.392357286675">
                <text:p>0.392357286675</text:p>
              </table:table-cell>
              <table:table-cell office:value-type="float" office:value="0.39838146735">
                <text:p>0.39838146735</text:p>
              </table:table-cell>
              <table:table-cell office:value-type="float" office:value="0.404405648025">
                <text:p>0.404405648025</text:p>
              </table:table-cell>
              <table:table-cell office:value-type="float" office:value="0.4104298287">
                <text:p>0.4104298287</text:p>
              </table:table-cell>
              <table:table-cell office:value-type="float" office:value="0.446846694">
                <text:p>0.446846694</text:p>
              </table:table-cell>
              <table:table-cell office:value-type="float" office:value="0.423518452">
                <text:p>0.423518452</text:p>
              </table:table-cell>
              <table:table-cell office:value-type="float" office:value="0.4044957387">
                <text:p>0.4044957387</text:p>
              </table:table-cell>
              <table:table-cell office:value-type="float" office:value="0.4100203096">
                <text:p>0.4100203096</text:p>
              </table:table-cell>
              <table:table-cell office:value-type="float" office:value="0.4069301067">
                <text:p>0.4069301067</text:p>
              </table:table-cell>
              <table:table-cell office:value-type="float" office:value="0.4168193693">
                <text:p>0.4168193693</text:p>
              </table:table-cell>
              <table:table-cell office:value-type="float" office:value="0.3921289965">
                <text:p>0.3921289965</text:p>
              </table:table-cell>
              <table:table-cell office:value-type="float" office:value="0.4071090203">
                <text:p>0.4071090203</text:p>
              </table:table-cell>
              <table:table-cell office:value-type="float" office:value="0.4315315388">
                <text:p>0.4315315388</text:p>
              </table:table-cell>
              <table:table-cell office:value-type="float" office:value="0.4118711238">
                <text:p>0.4118711238</text:p>
              </table:table-cell>
              <table:table-cell office:value-type="float" office:value="0.4139295541">
                <text:p>0.4139295541</text:p>
              </table:table-cell>
              <table:table-cell office:value-type="float" office:value="0.4043483709">
                <text:p>0.4043483709</text:p>
              </table:table-cell>
            </table:table-row>
            <table:table-row>
              <table:table-cell office:value-type="string">
                <text:p>35</text:p>
                <draw:g>
                  <svg:desc>'Common-law union'.A36:'Common-law union'.A36</svg:desc>
                </draw:g>
              </table:table-cell>
              <table:table-cell office:value-type="float" office:value="0.1620415832">
                <text:p>0.1620415832</text:p>
                <draw:g>
                  <svg:desc>'Common-law union'.B36:'Common-law union'.BM36</svg:desc>
                </draw:g>
              </table:table-cell>
              <table:table-cell office:value-type="float" office:value="0.1510871304">
                <text:p>0.1510871304</text:p>
              </table:table-cell>
              <table:table-cell office:value-type="float" office:value="0.1733607189">
                <text:p>0.1733607189</text:p>
              </table:table-cell>
              <table:table-cell office:value-type="float" office:value="0.169930505">
                <text:p>0.169930505</text:p>
              </table:table-cell>
              <table:table-cell office:value-type="float" office:value="0.177573365">
                <text:p>0.177573365</text:p>
              </table:table-cell>
              <table:table-cell office:value-type="float" office:value="0.1943210302">
                <text:p>0.1943210302</text:p>
              </table:table-cell>
              <table:table-cell office:value-type="float" office:value="0.1739387954">
                <text:p>0.1739387954</text:p>
              </table:table-cell>
              <table:table-cell office:value-type="float" office:value="0.1844643005">
                <text:p>0.1844643005</text:p>
              </table:table-cell>
              <table:table-cell office:value-type="float" office:value="0.2155024451">
                <text:p>0.2155024451</text:p>
              </table:table-cell>
              <table:table-cell office:value-type="float" office:value="0.2076283539">
                <text:p>0.2076283539</text:p>
              </table:table-cell>
              <table:table-cell office:value-type="float" office:value="0.2125201104">
                <text:p>0.2125201104</text:p>
              </table:table-cell>
              <table:table-cell office:value-type="float" office:value="0.2215939009">
                <text:p>0.2215939009</text:p>
              </table:table-cell>
              <table:table-cell office:value-type="float" office:value="0.1960614783">
                <text:p>0.1960614783</text:p>
              </table:table-cell>
              <table:table-cell office:value-type="float" office:value="0.221431534">
                <text:p>0.221431534</text:p>
              </table:table-cell>
              <table:table-cell office:value-type="float" office:value="0.2146126364">
                <text:p>0.2146126364</text:p>
              </table:table-cell>
              <table:table-cell office:value-type="float" office:value="0.2202516634">
                <text:p>0.2202516634</text:p>
              </table:table-cell>
              <table:table-cell office:value-type="float" office:value="0.2190681446">
                <text:p>0.2190681446</text:p>
              </table:table-cell>
              <table:table-cell office:value-type="float" office:value="0.2178846258">
                <text:p>0.2178846258</text:p>
              </table:table-cell>
              <table:table-cell office:value-type="float" office:value="0.2305497885">
                <text:p>0.2305497885</text:p>
              </table:table-cell>
              <table:table-cell office:value-type="float" office:value="0.2660908995">
                <text:p>0.2660908995</text:p>
              </table:table-cell>
              <table:table-cell office:value-type="float" office:value="0.2579328052">
                <text:p>0.2579328052</text:p>
              </table:table-cell>
              <table:table-cell office:value-type="float" office:value="0.2340776099">
                <text:p>0.2340776099</text:p>
              </table:table-cell>
              <table:table-cell office:value-type="float" office:value="0.2403042576">
                <text:p>0.2403042576</text:p>
              </table:table-cell>
              <table:table-cell office:value-type="float" office:value="0.2457437989">
                <text:p>0.2457437989</text:p>
              </table:table-cell>
              <table:table-cell office:value-type="float" office:value="0.2351107654">
                <text:p>0.2351107654</text:p>
              </table:table-cell>
              <table:table-cell office:value-type="float" office:value="0.2213714753">
                <text:p>0.2213714753</text:p>
              </table:table-cell>
              <table:table-cell office:value-type="float" office:value="0.2610480145">
                <text:p>0.2610480145</text:p>
              </table:table-cell>
              <table:table-cell office:value-type="float" office:value="0.2857027487">
                <text:p>0.2857027487</text:p>
              </table:table-cell>
              <table:table-cell office:value-type="float" office:value="0.2699429855">
                <text:p>0.2699429855</text:p>
              </table:table-cell>
              <table:table-cell office:value-type="float" office:value="0.2679602339">
                <text:p>0.2679602339</text:p>
              </table:table-cell>
              <table:table-cell office:value-type="float" office:value="0.2830508776">
                <text:p>0.2830508776</text:p>
              </table:table-cell>
              <table:table-cell office:value-type="float" office:value="0.2833628163">
                <text:p>0.2833628163</text:p>
              </table:table-cell>
              <table:table-cell office:value-type="float" office:value="0.299981315">
                <text:p>0.299981315</text:p>
              </table:table-cell>
              <table:table-cell office:value-type="float" office:value="0.2849302902">
                <text:p>0.2849302902</text:p>
              </table:table-cell>
              <table:table-cell office:value-type="float" office:value="0.2757952295">
                <text:p>0.2757952295</text:p>
              </table:table-cell>
              <table:table-cell office:value-type="float" office:value="0.2746622239">
                <text:p>0.2746622239</text:p>
              </table:table-cell>
              <table:table-cell office:value-type="float" office:value="0.2906881949">
                <text:p>0.2906881949</text:p>
              </table:table-cell>
              <table:table-cell office:value-type="float" office:value="0.2827607577">
                <text:p>0.2827607577</text:p>
              </table:table-cell>
              <table:table-cell office:value-type="float" office:value="0.2950378912">
                <text:p>0.2950378912</text:p>
              </table:table-cell>
              <table:table-cell office:value-type="float" office:value="0.280449394">
                <text:p>0.280449394</text:p>
              </table:table-cell>
              <table:table-cell office:value-type="float" office:value="0.3054257402">
                <text:p>0.3054257402</text:p>
              </table:table-cell>
              <table:table-cell office:value-type="float" office:value="0.3037378054">
                <text:p>0.3037378054</text:p>
              </table:table-cell>
              <table:table-cell office:value-type="float" office:value="0.321680135">
                <text:p>0.321680135</text:p>
              </table:table-cell>
              <table:table-cell office:value-type="float" office:value="0.3386046605">
                <text:p>0.3386046605</text:p>
              </table:table-cell>
              <table:table-cell office:value-type="float" office:value="0.326084186">
                <text:p>0.326084186</text:p>
              </table:table-cell>
              <table:table-cell office:value-type="float" office:value="0.3268803359">
                <text:p>0.3268803359</text:p>
              </table:table-cell>
              <table:table-cell office:value-type="float" office:value="0.3527679959">
                <text:p>0.3527679959</text:p>
              </table:table-cell>
              <table:table-cell office:value-type="float" office:value="0.355089182">
                <text:p>0.355089182</text:p>
              </table:table-cell>
              <table:table-cell office:value-type="float" office:value="0.35218556955">
                <text:p>0.35218556955</text:p>
              </table:table-cell>
              <table:table-cell office:value-type="float" office:value="0.3492819571">
                <text:p>0.3492819571</text:p>
              </table:table-cell>
              <table:table-cell office:value-type="float" office:value="0.34637834465">
                <text:p>0.34637834465</text:p>
              </table:table-cell>
              <table:table-cell office:value-type="float" office:value="0.3434747322">
                <text:p>0.3434747322</text:p>
              </table:table-cell>
              <table:table-cell office:value-type="float" office:value="0.3318254816">
                <text:p>0.3318254816</text:p>
              </table:table-cell>
              <table:table-cell office:value-type="float" office:value="0.3408323675">
                <text:p>0.3408323675</text:p>
              </table:table-cell>
              <table:table-cell office:value-type="float" office:value="0.3549128649">
                <text:p>0.3549128649</text:p>
              </table:table-cell>
              <table:table-cell office:value-type="float" office:value="0.3648214375">
                <text:p>0.3648214375</text:p>
              </table:table-cell>
              <table:table-cell office:value-type="float" office:value="0.3601651086">
                <text:p>0.3601651086</text:p>
              </table:table-cell>
              <table:table-cell office:value-type="float" office:value="0.3597320277">
                <text:p>0.3597320277</text:p>
              </table:table-cell>
              <table:table-cell office:value-type="float" office:value="0.3605942371">
                <text:p>0.3605942371</text:p>
              </table:table-cell>
              <table:table-cell office:value-type="float" office:value="0.3645120044">
                <text:p>0.3645120044</text:p>
              </table:table-cell>
              <table:table-cell office:value-type="float" office:value="0.3768262273">
                <text:p>0.3768262273</text:p>
              </table:table-cell>
              <table:table-cell office:value-type="float" office:value="0.3770378154">
                <text:p>0.3770378154</text:p>
              </table:table-cell>
              <table:table-cell office:value-type="float" office:value="0.3991270616">
                <text:p>0.3991270616</text:p>
              </table:table-cell>
              <table:table-cell office:value-type="float" office:value="0.3601274151">
                <text:p>0.3601274151</text:p>
              </table:table-cell>
            </table:table-row>
            <table:table-row>
              <table:table-cell office:value-type="string">
                <text:p>40</text:p>
                <draw:g>
                  <svg:desc>'Common-law union'.A37:'Common-law union'.A37</svg:desc>
                </draw:g>
              </table:table-cell>
              <table:table-cell office:value-type="float" office:value="0.1126421462">
                <text:p>0.1126421462</text:p>
                <draw:g>
                  <svg:desc>'Common-law union'.B37:'Common-law union'.BM37</svg:desc>
                </draw:g>
              </table:table-cell>
              <table:table-cell office:value-type="float" office:value="0.1307690142">
                <text:p>0.1307690142</text:p>
              </table:table-cell>
              <table:table-cell office:value-type="float" office:value="0.1246702456">
                <text:p>0.1246702456</text:p>
              </table:table-cell>
              <table:table-cell office:value-type="float" office:value="0.1185973218">
                <text:p>0.1185973218</text:p>
              </table:table-cell>
              <table:table-cell office:value-type="float" office:value="0.1250769733">
                <text:p>0.1250769733</text:p>
              </table:table-cell>
              <table:table-cell office:value-type="float" office:value="0.1548154644">
                <text:p>0.1548154644</text:p>
              </table:table-cell>
              <table:table-cell office:value-type="float" office:value="0.1553211606">
                <text:p>0.1553211606</text:p>
              </table:table-cell>
              <table:table-cell office:value-type="float" office:value="0.140344732">
                <text:p>0.140344732</text:p>
              </table:table-cell>
              <table:table-cell office:value-type="float" office:value="0.1403425425">
                <text:p>0.1403425425</text:p>
              </table:table-cell>
              <table:table-cell office:value-type="float" office:value="0.1498764143">
                <text:p>0.1498764143</text:p>
              </table:table-cell>
              <table:table-cell office:value-type="float" office:value="0.1743585493">
                <text:p>0.1743585493</text:p>
              </table:table-cell>
              <table:table-cell office:value-type="float" office:value="0.1834493789">
                <text:p>0.1834493789</text:p>
              </table:table-cell>
              <table:table-cell office:value-type="float" office:value="0.1677950216">
                <text:p>0.1677950216</text:p>
              </table:table-cell>
              <table:table-cell office:value-type="float" office:value="0.1714310848">
                <text:p>0.1714310848</text:p>
              </table:table-cell>
              <table:table-cell office:value-type="float" office:value="0.1789010577">
                <text:p>0.1789010577</text:p>
              </table:table-cell>
              <table:table-cell office:value-type="float" office:value="0.1776866564">
                <text:p>0.1776866564</text:p>
              </table:table-cell>
              <table:table-cell office:value-type="float" office:value="0.1795238559">
                <text:p>0.1795238559</text:p>
              </table:table-cell>
              <table:table-cell office:value-type="float" office:value="0.1813610554">
                <text:p>0.1813610554</text:p>
              </table:table-cell>
              <table:table-cell office:value-type="float" office:value="0.1872161677">
                <text:p>0.1872161677</text:p>
              </table:table-cell>
              <table:table-cell office:value-type="float" office:value="0.1733776946">
                <text:p>0.1733776946</text:p>
              </table:table-cell>
              <table:table-cell office:value-type="float" office:value="0.195160303">
                <text:p>0.195160303</text:p>
              </table:table-cell>
              <table:table-cell office:value-type="float" office:value="0.1977950868">
                <text:p>0.1977950868</text:p>
              </table:table-cell>
              <table:table-cell office:value-type="float" office:value="0.1995261652">
                <text:p>0.1995261652</text:p>
              </table:table-cell>
              <table:table-cell office:value-type="float" office:value="0.191461124">
                <text:p>0.191461124</text:p>
              </table:table-cell>
              <table:table-cell office:value-type="float" office:value="0.1853916439">
                <text:p>0.1853916439</text:p>
              </table:table-cell>
              <table:table-cell office:value-type="float" office:value="0.1998344379">
                <text:p>0.1998344379</text:p>
              </table:table-cell>
              <table:table-cell office:value-type="float" office:value="0.2166101306">
                <text:p>0.2166101306</text:p>
              </table:table-cell>
              <table:table-cell office:value-type="float" office:value="0.2121487265">
                <text:p>0.2121487265</text:p>
              </table:table-cell>
              <table:table-cell office:value-type="float" office:value="0.1896127667">
                <text:p>0.1896127667</text:p>
              </table:table-cell>
              <table:table-cell office:value-type="float" office:value="0.2251185905">
                <text:p>0.2251185905</text:p>
              </table:table-cell>
              <table:table-cell office:value-type="float" office:value="0.2689700492">
                <text:p>0.2689700492</text:p>
              </table:table-cell>
              <table:table-cell office:value-type="float" office:value="0.2582246922">
                <text:p>0.2582246922</text:p>
              </table:table-cell>
              <table:table-cell office:value-type="float" office:value="0.2426643334">
                <text:p>0.2426643334</text:p>
              </table:table-cell>
              <table:table-cell office:value-type="float" office:value="0.2562810869">
                <text:p>0.2562810869</text:p>
              </table:table-cell>
              <table:table-cell office:value-type="float" office:value="0.2624313848">
                <text:p>0.2624313848</text:p>
              </table:table-cell>
              <table:table-cell office:value-type="float" office:value="0.23880133">
                <text:p>0.23880133</text:p>
              </table:table-cell>
              <table:table-cell office:value-type="float" office:value="0.2362364603">
                <text:p>0.2362364603</text:p>
              </table:table-cell>
              <table:table-cell office:value-type="float" office:value="0.2429676259">
                <text:p>0.2429676259</text:p>
              </table:table-cell>
              <table:table-cell office:value-type="float" office:value="0.2532336844">
                <text:p>0.2532336844</text:p>
              </table:table-cell>
              <table:table-cell office:value-type="float" office:value="0.2412614082">
                <text:p>0.2412614082</text:p>
              </table:table-cell>
              <table:table-cell office:value-type="float" office:value="0.2423114404">
                <text:p>0.2423114404</text:p>
              </table:table-cell>
              <table:table-cell office:value-type="float" office:value="0.2499233748">
                <text:p>0.2499233748</text:p>
              </table:table-cell>
              <table:table-cell office:value-type="float" office:value="0.2695242993">
                <text:p>0.2695242993</text:p>
              </table:table-cell>
              <table:table-cell office:value-type="float" office:value="0.2387439983">
                <text:p>0.2387439983</text:p>
              </table:table-cell>
              <table:table-cell office:value-type="float" office:value="0.2162437836">
                <text:p>0.2162437836</text:p>
              </table:table-cell>
              <table:table-cell office:value-type="float" office:value="0.26016645">
                <text:p>0.26016645</text:p>
              </table:table-cell>
              <table:table-cell office:value-type="float" office:value="0.2638440562">
                <text:p>0.2638440562</text:p>
              </table:table-cell>
              <table:table-cell office:value-type="float" office:value="0.2677555607">
                <text:p>0.2677555607</text:p>
              </table:table-cell>
              <table:table-cell office:value-type="float" office:value="0.26539103665">
                <text:p>0.26539103665</text:p>
              </table:table-cell>
              <table:table-cell office:value-type="float" office:value="0.2630265126">
                <text:p>0.2630265126</text:p>
              </table:table-cell>
              <table:table-cell office:value-type="float" office:value="0.26066198855">
                <text:p>0.26066198855</text:p>
              </table:table-cell>
              <table:table-cell office:value-type="float" office:value="0.2582974645">
                <text:p>0.2582974645</text:p>
              </table:table-cell>
              <table:table-cell office:value-type="float" office:value="0.2764505731">
                <text:p>0.2764505731</text:p>
              </table:table-cell>
              <table:table-cell office:value-type="float" office:value="0.2894505848">
                <text:p>0.2894505848</text:p>
              </table:table-cell>
              <table:table-cell office:value-type="float" office:value="0.2622529036">
                <text:p>0.2622529036</text:p>
              </table:table-cell>
              <table:table-cell office:value-type="float" office:value="0.3092064962">
                <text:p>0.3092064962</text:p>
              </table:table-cell>
              <table:table-cell office:value-type="float" office:value="0.303044397">
                <text:p>0.303044397</text:p>
              </table:table-cell>
              <table:table-cell office:value-type="float" office:value="0.2845287076">
                <text:p>0.2845287076</text:p>
              </table:table-cell>
              <table:table-cell office:value-type="float" office:value="0.2939986701">
                <text:p>0.2939986701</text:p>
              </table:table-cell>
              <table:table-cell office:value-type="float" office:value="0.3059934474">
                <text:p>0.3059934474</text:p>
              </table:table-cell>
              <table:table-cell office:value-type="float" office:value="0.2919401765">
                <text:p>0.2919401765</text:p>
              </table:table-cell>
              <table:table-cell office:value-type="float" office:value="0.3189460938">
                <text:p>0.3189460938</text:p>
              </table:table-cell>
              <table:table-cell office:value-type="float" office:value="0.3139439814">
                <text:p>0.3139439814</text:p>
              </table:table-cell>
              <table:table-cell office:value-type="float" office:value="0.3052592776">
                <text:p>0.3052592776</text:p>
              </table:table-cell>
            </table:table-row>
            <table:table-row>
              <table:table-cell office:value-type="string">
                <text:p>45</text:p>
                <draw:g>
                  <svg:desc>'Common-law union'.A38:'Common-law union'.A38</svg:desc>
                </draw:g>
              </table:table-cell>
              <table:table-cell office:value-type="float" office:value="0.1076751449">
                <text:p>0.1076751449</text:p>
                <draw:g>
                  <svg:desc>'Common-law union'.B38:'Common-law union'.BM38</svg:desc>
                </draw:g>
              </table:table-cell>
              <table:table-cell office:value-type="float" office:value="0.1211163018">
                <text:p>0.1211163018</text:p>
              </table:table-cell>
              <table:table-cell office:value-type="float" office:value="0.1357028964">
                <text:p>0.1357028964</text:p>
              </table:table-cell>
              <table:table-cell office:value-type="float" office:value="0.1321019545">
                <text:p>0.1321019545</text:p>
              </table:table-cell>
              <table:table-cell office:value-type="float" office:value="0.1188579263">
                <text:p>0.1188579263</text:p>
              </table:table-cell>
              <table:table-cell office:value-type="float" office:value="0.1023246124">
                <text:p>0.1023246124</text:p>
              </table:table-cell>
              <table:table-cell office:value-type="float" office:value="0.1549619837">
                <text:p>0.1549619837</text:p>
              </table:table-cell>
              <table:table-cell office:value-type="float" office:value="0.1326286492">
                <text:p>0.1326286492</text:p>
              </table:table-cell>
              <table:table-cell office:value-type="float" office:value="0.1353227913">
                <text:p>0.1353227913</text:p>
              </table:table-cell>
              <table:table-cell office:value-type="float" office:value="0.1257529532">
                <text:p>0.1257529532</text:p>
              </table:table-cell>
              <table:table-cell office:value-type="float" office:value="0.1272525907">
                <text:p>0.1272525907</text:p>
              </table:table-cell>
              <table:table-cell office:value-type="float" office:value="0.1433204143">
                <text:p>0.1433204143</text:p>
              </table:table-cell>
              <table:table-cell office:value-type="float" office:value="0.1539168733">
                <text:p>0.1539168733</text:p>
              </table:table-cell>
              <table:table-cell office:value-type="float" office:value="0.1381862147">
                <text:p>0.1381862147</text:p>
              </table:table-cell>
              <table:table-cell office:value-type="float" office:value="0.1350627519">
                <text:p>0.1350627519</text:p>
              </table:table-cell>
              <table:table-cell office:value-type="float" office:value="0.1405044571">
                <text:p>0.1405044571</text:p>
              </table:table-cell>
              <table:table-cell office:value-type="float" office:value="0.1563830445">
                <text:p>0.1563830445</text:p>
              </table:table-cell>
              <table:table-cell office:value-type="float" office:value="0.1722616319">
                <text:p>0.1722616319</text:p>
              </table:table-cell>
              <table:table-cell office:value-type="float" office:value="0.1505631886">
                <text:p>0.1505631886</text:p>
              </table:table-cell>
              <table:table-cell office:value-type="float" office:value="0.1466311492">
                <text:p>0.1466311492</text:p>
              </table:table-cell>
              <table:table-cell office:value-type="float" office:value="0.1568893144">
                <text:p>0.1568893144</text:p>
              </table:table-cell>
              <table:table-cell office:value-type="float" office:value="0.1687945162">
                <text:p>0.1687945162</text:p>
              </table:table-cell>
              <table:table-cell office:value-type="float" office:value="0.1784218399">
                <text:p>0.1784218399</text:p>
              </table:table-cell>
              <table:table-cell office:value-type="float" office:value="0.1325635995">
                <text:p>0.1325635995</text:p>
              </table:table-cell>
              <table:table-cell office:value-type="float" office:value="0.1285729764">
                <text:p>0.1285729764</text:p>
              </table:table-cell>
              <table:table-cell office:value-type="float" office:value="0.1107780782">
                <text:p>0.1107780782</text:p>
              </table:table-cell>
              <table:table-cell office:value-type="float" office:value="0.1417371368">
                <text:p>0.1417371368</text:p>
              </table:table-cell>
              <table:table-cell office:value-type="float" office:value="0.1626870208">
                <text:p>0.1626870208</text:p>
              </table:table-cell>
              <table:table-cell office:value-type="float" office:value="0.175366255">
                <text:p>0.175366255</text:p>
              </table:table-cell>
              <table:table-cell office:value-type="float" office:value="0.1728903583">
                <text:p>0.1728903583</text:p>
              </table:table-cell>
              <table:table-cell office:value-type="float" office:value="0.1651082126">
                <text:p>0.1651082126</text:p>
              </table:table-cell>
              <table:table-cell office:value-type="float" office:value="0.1706852748">
                <text:p>0.1706852748</text:p>
              </table:table-cell>
              <table:table-cell office:value-type="float" office:value="0.1545550632">
                <text:p>0.1545550632</text:p>
              </table:table-cell>
              <table:table-cell office:value-type="float" office:value="0.190639681">
                <text:p>0.190639681</text:p>
              </table:table-cell>
              <table:table-cell office:value-type="float" office:value="0.1935975111">
                <text:p>0.1935975111</text:p>
              </table:table-cell>
              <table:table-cell office:value-type="float" office:value="0.1734767732">
                <text:p>0.1734767732</text:p>
              </table:table-cell>
              <table:table-cell office:value-type="float" office:value="0.1700312709">
                <text:p>0.1700312709</text:p>
              </table:table-cell>
              <table:table-cell office:value-type="float" office:value="0.1631501092">
                <text:p>0.1631501092</text:p>
              </table:table-cell>
              <table:table-cell office:value-type="float" office:value="0.1776506234">
                <text:p>0.1776506234</text:p>
              </table:table-cell>
              <table:table-cell office:value-type="float" office:value="0.1722569157">
                <text:p>0.1722569157</text:p>
              </table:table-cell>
              <table:table-cell office:value-type="float" office:value="0.1754645913">
                <text:p>0.1754645913</text:p>
              </table:table-cell>
              <table:table-cell office:value-type="float" office:value="0.2090906191">
                <text:p>0.2090906191</text:p>
              </table:table-cell>
              <table:table-cell office:value-type="float" office:value="0.1934570698">
                <text:p>0.1934570698</text:p>
              </table:table-cell>
              <table:table-cell office:value-type="float" office:value="0.1795834617">
                <text:p>0.1795834617</text:p>
              </table:table-cell>
              <table:table-cell office:value-type="float" office:value="0.1800358703">
                <text:p>0.1800358703</text:p>
              </table:table-cell>
              <table:table-cell office:value-type="float" office:value="0.2130804694">
                <text:p>0.2130804694</text:p>
              </table:table-cell>
              <table:table-cell office:value-type="float" office:value="0.1980287968">
                <text:p>0.1980287968</text:p>
              </table:table-cell>
              <table:table-cell office:value-type="float" office:value="0.2009321532">
                <text:p>0.2009321532</text:p>
              </table:table-cell>
              <table:table-cell office:value-type="float" office:value="0.199098095575">
                <text:p>0.199098095575</text:p>
              </table:table-cell>
              <table:table-cell office:value-type="float" office:value="0.19726403795">
                <text:p>0.19726403795</text:p>
              </table:table-cell>
              <table:table-cell office:value-type="float" office:value="0.195429980325">
                <text:p>0.195429980325</text:p>
              </table:table-cell>
              <table:table-cell office:value-type="float" office:value="0.1935959227">
                <text:p>0.1935959227</text:p>
              </table:table-cell>
              <table:table-cell office:value-type="float" office:value="0.190112175">
                <text:p>0.190112175</text:p>
              </table:table-cell>
              <table:table-cell office:value-type="float" office:value="0.2177259128">
                <text:p>0.2177259128</text:p>
              </table:table-cell>
              <table:table-cell office:value-type="float" office:value="0.2247852814">
                <text:p>0.2247852814</text:p>
              </table:table-cell>
              <table:table-cell office:value-type="float" office:value="0.2041479979">
                <text:p>0.2041479979</text:p>
              </table:table-cell>
              <table:table-cell office:value-type="float" office:value="0.197887733">
                <text:p>0.197887733</text:p>
              </table:table-cell>
              <table:table-cell office:value-type="float" office:value="0.2190475971">
                <text:p>0.2190475971</text:p>
              </table:table-cell>
              <table:table-cell office:value-type="float" office:value="0.2279823591">
                <text:p>0.2279823591</text:p>
              </table:table-cell>
              <table:table-cell office:value-type="float" office:value="0.2275970607">
                <text:p>0.2275970607</text:p>
              </table:table-cell>
              <table:table-cell office:value-type="float" office:value="0.2380606031">
                <text:p>0.2380606031</text:p>
              </table:table-cell>
              <table:table-cell office:value-type="float" office:value="0.2382573731">
                <text:p>0.2382573731</text:p>
              </table:table-cell>
              <table:table-cell office:value-type="float" office:value="0.2583878285">
                <text:p>0.2583878285</text:p>
              </table:table-cell>
              <table:table-cell office:value-type="float" office:value="0.2773809875">
                <text:p>0.2773809875</text:p>
              </table:table-cell>
            </table:table-row>
            <table:table-row>
              <table:table-cell office:value-type="string">
                <text:p>50</text:p>
                <draw:g>
                  <svg:desc>'Common-law union'.A39:'Common-law union'.A39</svg:desc>
                </draw:g>
              </table:table-cell>
              <table:table-cell office:value-type="float" office:value="0.0986528384">
                <text:p>0.0986528384</text:p>
                <draw:g>
                  <svg:desc>'Common-law union'.B39:'Common-law union'.BM39</svg:desc>
                </draw:g>
              </table:table-cell>
              <table:table-cell office:value-type="float" office:value="0.0867832493">
                <text:p>0.0867832493</text:p>
              </table:table-cell>
              <table:table-cell office:value-type="float" office:value="0.0872540819">
                <text:p>0.0872540819</text:p>
              </table:table-cell>
              <table:table-cell office:value-type="float" office:value="0.1003895249">
                <text:p>0.1003895249</text:p>
              </table:table-cell>
              <table:table-cell office:value-type="float" office:value="0.0997486913">
                <text:p>0.0997486913</text:p>
              </table:table-cell>
              <table:table-cell office:value-type="float" office:value="0.0903199078">
                <text:p>0.0903199078</text:p>
              </table:table-cell>
              <table:table-cell office:value-type="float" office:value="0.1091282274">
                <text:p>0.1091282274</text:p>
              </table:table-cell>
              <table:table-cell office:value-type="float" office:value="0.118110685">
                <text:p>0.118110685</text:p>
              </table:table-cell>
              <table:table-cell office:value-type="float" office:value="0.1025405142">
                <text:p>0.1025405142</text:p>
              </table:table-cell>
              <table:table-cell office:value-type="float" office:value="0.0846933192">
                <text:p>0.0846933192</text:p>
              </table:table-cell>
              <table:table-cell office:value-type="float" office:value="0.0960474829">
                <text:p>0.0960474829</text:p>
              </table:table-cell>
              <table:table-cell office:value-type="float" office:value="0.0906374115">
                <text:p>0.0906374115</text:p>
              </table:table-cell>
              <table:table-cell office:value-type="float" office:value="0.1125772837">
                <text:p>0.1125772837</text:p>
              </table:table-cell>
              <table:table-cell office:value-type="float" office:value="0.099934501">
                <text:p>0.099934501</text:p>
              </table:table-cell>
              <table:table-cell office:value-type="float" office:value="0.0842069006">
                <text:p>0.0842069006</text:p>
              </table:table-cell>
              <table:table-cell office:value-type="float" office:value="0.0931493668">
                <text:p>0.0931493668</text:p>
              </table:table-cell>
              <table:table-cell office:value-type="float" office:value="0.0995719359">
                <text:p>0.0995719359</text:p>
              </table:table-cell>
              <table:table-cell office:value-type="float" office:value="0.1059945051">
                <text:p>0.1059945051</text:p>
              </table:table-cell>
              <table:table-cell office:value-type="float" office:value="0.1288465158">
                <text:p>0.1288465158</text:p>
              </table:table-cell>
              <table:table-cell office:value-type="float" office:value="0.1202784011">
                <text:p>0.1202784011</text:p>
              </table:table-cell>
              <table:table-cell office:value-type="float" office:value="0.1161364123">
                <text:p>0.1161364123</text:p>
              </table:table-cell>
              <table:table-cell office:value-type="float" office:value="0.126927138">
                <text:p>0.126927138</text:p>
              </table:table-cell>
              <table:table-cell office:value-type="float" office:value="0.1488565455">
                <text:p>0.1488565455</text:p>
              </table:table-cell>
              <table:table-cell office:value-type="float" office:value="0.165654695">
                <text:p>0.165654695</text:p>
              </table:table-cell>
              <table:table-cell office:value-type="float" office:value="0.1391964599">
                <text:p>0.1391964599</text:p>
              </table:table-cell>
              <table:table-cell office:value-type="float" office:value="0.1202304577">
                <text:p>0.1202304577</text:p>
              </table:table-cell>
              <table:table-cell office:value-type="float" office:value="0.1281216938">
                <text:p>0.1281216938</text:p>
              </table:table-cell>
              <table:table-cell office:value-type="float" office:value="0.1442676334">
                <text:p>0.1442676334</text:p>
              </table:table-cell>
              <table:table-cell office:value-type="float" office:value="0.1372438489">
                <text:p>0.1372438489</text:p>
              </table:table-cell>
              <table:table-cell office:value-type="float" office:value="0.1273817111">
                <text:p>0.1273817111</text:p>
              </table:table-cell>
              <table:table-cell office:value-type="float" office:value="0.1302420585">
                <text:p>0.1302420585</text:p>
              </table:table-cell>
              <table:table-cell office:value-type="float" office:value="0.1416340541">
                <text:p>0.1416340541</text:p>
              </table:table-cell>
              <table:table-cell office:value-type="float" office:value="0.1474747874">
                <text:p>0.1474747874</text:p>
              </table:table-cell>
              <table:table-cell office:value-type="float" office:value="0.138597118">
                <text:p>0.138597118</text:p>
              </table:table-cell>
              <table:table-cell office:value-type="float" office:value="0.1434718639">
                <text:p>0.1434718639</text:p>
              </table:table-cell>
              <table:table-cell office:value-type="float" office:value="0.1570256147">
                <text:p>0.1570256147</text:p>
              </table:table-cell>
              <table:table-cell office:value-type="float" office:value="0.1372175338">
                <text:p>0.1372175338</text:p>
              </table:table-cell>
              <table:table-cell office:value-type="float" office:value="0.1443020683">
                <text:p>0.1443020683</text:p>
              </table:table-cell>
              <table:table-cell office:value-type="float" office:value="0.1378430398">
                <text:p>0.1378430398</text:p>
              </table:table-cell>
              <table:table-cell office:value-type="float" office:value="0.1440969237">
                <text:p>0.1440969237</text:p>
              </table:table-cell>
              <table:table-cell office:value-type="float" office:value="0.1461671836">
                <text:p>0.1461671836</text:p>
              </table:table-cell>
              <table:table-cell office:value-type="float" office:value="0.1189425578">
                <text:p>0.1189425578</text:p>
              </table:table-cell>
              <table:table-cell office:value-type="float" office:value="0.1303429543">
                <text:p>0.1303429543</text:p>
              </table:table-cell>
              <table:table-cell office:value-type="float" office:value="0.1553204067">
                <text:p>0.1553204067</text:p>
              </table:table-cell>
              <table:table-cell office:value-type="float" office:value="0.1768623187">
                <text:p>0.1768623187</text:p>
              </table:table-cell>
              <table:table-cell office:value-type="float" office:value="0.1131484684">
                <text:p>0.1131484684</text:p>
              </table:table-cell>
              <table:table-cell office:value-type="float" office:value="0.1325260704">
                <text:p>0.1325260704</text:p>
              </table:table-cell>
              <table:table-cell office:value-type="float" office:value="0.1478537271">
                <text:p>0.1478537271</text:p>
              </table:table-cell>
              <table:table-cell office:value-type="float" office:value="0.14890295585">
                <text:p>0.14890295585</text:p>
              </table:table-cell>
              <table:table-cell office:value-type="float" office:value="0.1499521846">
                <text:p>0.1499521846</text:p>
              </table:table-cell>
              <table:table-cell office:value-type="float" office:value="0.15100141335">
                <text:p>0.15100141335</text:p>
              </table:table-cell>
              <table:table-cell office:value-type="float" office:value="0.1520506421">
                <text:p>0.1520506421</text:p>
              </table:table-cell>
              <table:table-cell office:value-type="float" office:value="0.16388332">
                <text:p>0.16388332</text:p>
              </table:table-cell>
              <table:table-cell office:value-type="float" office:value="0.1802725967">
                <text:p>0.1802725967</text:p>
              </table:table-cell>
              <table:table-cell office:value-type="float" office:value="0.1742907962">
                <text:p>0.1742907962</text:p>
              </table:table-cell>
              <table:table-cell office:value-type="float" office:value="0.1714863511">
                <text:p>0.1714863511</text:p>
              </table:table-cell>
              <table:table-cell office:value-type="float" office:value="0.156613329">
                <text:p>0.156613329</text:p>
              </table:table-cell>
              <table:table-cell office:value-type="float" office:value="0.1894750125">
                <text:p>0.1894750125</text:p>
              </table:table-cell>
              <table:table-cell office:value-type="float" office:value="0.1725503489">
                <text:p>0.1725503489</text:p>
              </table:table-cell>
              <table:table-cell office:value-type="float" office:value="0.1708361935">
                <text:p>0.1708361935</text:p>
              </table:table-cell>
              <table:table-cell office:value-type="float" office:value="0.1759059867">
                <text:p>0.1759059867</text:p>
              </table:table-cell>
              <table:table-cell office:value-type="float" office:value="0.1612958487">
                <text:p>0.1612958487</text:p>
              </table:table-cell>
              <table:table-cell office:value-type="float" office:value="0.170927698">
                <text:p>0.170927698</text:p>
              </table:table-cell>
              <table:table-cell office:value-type="float" office:value="0.1808666713">
                <text:p>0.1808666713</text:p>
              </table:table-cell>
            </table:table-row>
            <table:table-row>
              <table:table-cell office:value-type="string">
                <text:p>55</text:p>
                <draw:g>
                  <svg:desc>'Common-law union'.A40:'Common-law union'.A40</svg:desc>
                </draw:g>
              </table:table-cell>
              <table:table-cell office:value-type="float" office:value="0.0796711504">
                <text:p>0.0796711504</text:p>
                <draw:g>
                  <svg:desc>'Common-law union'.B40:'Common-law union'.BM40</svg:desc>
                </draw:g>
              </table:table-cell>
              <table:table-cell office:value-type="float" office:value="0.1018595288">
                <text:p>0.1018595288</text:p>
              </table:table-cell>
              <table:table-cell office:value-type="float" office:value="0.1035815687">
                <text:p>0.1035815687</text:p>
              </table:table-cell>
              <table:table-cell office:value-type="float" office:value="0.1009939421">
                <text:p>0.1009939421</text:p>
              </table:table-cell>
              <table:table-cell office:value-type="float" office:value="0.0975592078">
                <text:p>0.0975592078</text:p>
              </table:table-cell>
              <table:table-cell office:value-type="float" office:value="0.0835013915">
                <text:p>0.0835013915</text:p>
              </table:table-cell>
              <table:table-cell office:value-type="float" office:value="0.0833740298">
                <text:p>0.0833740298</text:p>
              </table:table-cell>
              <table:table-cell office:value-type="float" office:value="0.108563962">
                <text:p>0.108563962</text:p>
              </table:table-cell>
              <table:table-cell office:value-type="float" office:value="0.0961626199">
                <text:p>0.0961626199</text:p>
              </table:table-cell>
              <table:table-cell office:value-type="float" office:value="0.0892518304">
                <text:p>0.0892518304</text:p>
              </table:table-cell>
              <table:table-cell office:value-type="float" office:value="0.0711188471">
                <text:p>0.0711188471</text:p>
              </table:table-cell>
              <table:table-cell office:value-type="float" office:value="0.0901419288">
                <text:p>0.0901419288</text:p>
              </table:table-cell>
              <table:table-cell office:value-type="float" office:value="0.0867917542">
                <text:p>0.0867917542</text:p>
              </table:table-cell>
              <table:table-cell office:value-type="float" office:value="0.0947968117">
                <text:p>0.0947968117</text:p>
              </table:table-cell>
              <table:table-cell office:value-type="float" office:value="0.0747564726">
                <text:p>0.0747564726</text:p>
              </table:table-cell>
              <table:table-cell office:value-type="float" office:value="0.0749552387">
                <text:p>0.0749552387</text:p>
              </table:table-cell>
              <table:table-cell office:value-type="float" office:value="0.0757841173">
                <text:p>0.0757841173</text:p>
              </table:table-cell>
              <table:table-cell office:value-type="float" office:value="0.0766129958">
                <text:p>0.0766129958</text:p>
              </table:table-cell>
              <table:table-cell office:value-type="float" office:value="0.0816932369">
                <text:p>0.0816932369</text:p>
              </table:table-cell>
              <table:table-cell office:value-type="float" office:value="0.0936802522">
                <text:p>0.0936802522</text:p>
              </table:table-cell>
              <table:table-cell office:value-type="float" office:value="0.0942857238">
                <text:p>0.0942857238</text:p>
              </table:table-cell>
              <table:table-cell office:value-type="float" office:value="0.0855999515">
                <text:p>0.0855999515</text:p>
              </table:table-cell>
              <table:table-cell office:value-type="float" office:value="0.0935458042">
                <text:p>0.0935458042</text:p>
              </table:table-cell>
              <table:table-cell office:value-type="float" office:value="0.0911600007">
                <text:p>0.0911600007</text:p>
              </table:table-cell>
              <table:table-cell office:value-type="float" office:value="0.0955040208">
                <text:p>0.0955040208</text:p>
              </table:table-cell>
              <table:table-cell office:value-type="float" office:value="0.1050379526">
                <text:p>0.1050379526</text:p>
              </table:table-cell>
              <table:table-cell office:value-type="float" office:value="0.0895020381">
                <text:p>0.0895020381</text:p>
              </table:table-cell>
              <table:table-cell office:value-type="float" office:value="0.0994853017">
                <text:p>0.0994853017</text:p>
              </table:table-cell>
              <table:table-cell office:value-type="float" office:value="0.1150214313">
                <text:p>0.1150214313</text:p>
              </table:table-cell>
              <table:table-cell office:value-type="float" office:value="0.1125745694">
                <text:p>0.1125745694</text:p>
              </table:table-cell>
              <table:table-cell office:value-type="float" office:value="0.1208995775">
                <text:p>0.1208995775</text:p>
              </table:table-cell>
              <table:table-cell office:value-type="float" office:value="0.1108047345">
                <text:p>0.1108047345</text:p>
              </table:table-cell>
              <table:table-cell office:value-type="float" office:value="0.0997326437">
                <text:p>0.0997326437</text:p>
              </table:table-cell>
              <table:table-cell office:value-type="float" office:value="0.0945686709">
                <text:p>0.0945686709</text:p>
              </table:table-cell>
              <table:table-cell office:value-type="float" office:value="0.1219367017">
                <text:p>0.1219367017</text:p>
              </table:table-cell>
              <table:table-cell office:value-type="float" office:value="0.1277431781">
                <text:p>0.1277431781</text:p>
              </table:table-cell>
              <table:table-cell office:value-type="float" office:value="0.1089746869">
                <text:p>0.1089746869</text:p>
              </table:table-cell>
              <table:table-cell office:value-type="float" office:value="0.0988433913">
                <text:p>0.0988433913</text:p>
              </table:table-cell>
              <table:table-cell office:value-type="float" office:value="0.1180943406">
                <text:p>0.1180943406</text:p>
              </table:table-cell>
              <table:table-cell office:value-type="float" office:value="0.1138127957">
                <text:p>0.1138127957</text:p>
              </table:table-cell>
              <table:table-cell office:value-type="float" office:value="0.100288354">
                <text:p>0.100288354</text:p>
              </table:table-cell>
              <table:table-cell office:value-type="float" office:value="0.1194344766">
                <text:p>0.1194344766</text:p>
              </table:table-cell>
              <table:table-cell office:value-type="float" office:value="0.126807936">
                <text:p>0.126807936</text:p>
              </table:table-cell>
              <table:table-cell office:value-type="float" office:value="0.121880022">
                <text:p>0.121880022</text:p>
              </table:table-cell>
              <table:table-cell office:value-type="float" office:value="0.1247475052">
                <text:p>0.1247475052</text:p>
              </table:table-cell>
              <table:table-cell office:value-type="float" office:value="0.1158051061">
                <text:p>0.1158051061</text:p>
              </table:table-cell>
              <table:table-cell office:value-type="float" office:value="0.1059032883">
                <text:p>0.1059032883</text:p>
              </table:table-cell>
              <table:table-cell office:value-type="float" office:value="0.1114298349">
                <text:p>0.1114298349</text:p>
              </table:table-cell>
              <table:table-cell office:value-type="float" office:value="0.115019133675">
                <text:p>0.115019133675</text:p>
              </table:table-cell>
              <table:table-cell office:value-type="float" office:value="0.11860843245">
                <text:p>0.11860843245</text:p>
              </table:table-cell>
              <table:table-cell office:value-type="float" office:value="0.122197731225">
                <text:p>0.122197731225</text:p>
              </table:table-cell>
              <table:table-cell office:value-type="float" office:value="0.12578703">
                <text:p>0.12578703</text:p>
              </table:table-cell>
              <table:table-cell office:value-type="float" office:value="0.1203043788">
                <text:p>0.1203043788</text:p>
              </table:table-cell>
              <table:table-cell office:value-type="float" office:value="0.1154303213">
                <text:p>0.1154303213</text:p>
              </table:table-cell>
              <table:table-cell office:value-type="float" office:value="0.1301112705">
                <text:p>0.1301112705</text:p>
              </table:table-cell>
              <table:table-cell office:value-type="float" office:value="0.1351196657">
                <text:p>0.1351196657</text:p>
              </table:table-cell>
              <table:table-cell office:value-type="float" office:value="0.1310606615">
                <text:p>0.1310606615</text:p>
              </table:table-cell>
              <table:table-cell office:value-type="float" office:value="0.124725536">
                <text:p>0.124725536</text:p>
              </table:table-cell>
              <table:table-cell office:value-type="float" office:value="0.1173133627">
                <text:p>0.1173133627</text:p>
              </table:table-cell>
              <table:table-cell office:value-type="float" office:value="0.1445288263">
                <text:p>0.1445288263</text:p>
              </table:table-cell>
              <table:table-cell office:value-type="float" office:value="0.1390320903">
                <text:p>0.1390320903</text:p>
              </table:table-cell>
              <table:table-cell office:value-type="float" office:value="0.161173048">
                <text:p>0.161173048</text:p>
              </table:table-cell>
              <table:table-cell office:value-type="float" office:value="0.1463920542">
                <text:p>0.1463920542</text:p>
              </table:table-cell>
              <table:table-cell office:value-type="float" office:value="0.1218388243">
                <text:p>0.1218388243</text:p>
              </table:table-cell>
            </table:table-row>
            <table:table-row>
              <table:table-cell office:value-type="string">
                <text:p>60</text:p>
                <draw:g>
                  <svg:desc>'Common-law union'.A41:'Common-law union'.A41</svg:desc>
                </draw:g>
              </table:table-cell>
              <table:table-cell office:value-type="float" office:value="0.0573768746">
                <text:p>0.0573768746</text:p>
                <draw:g>
                  <svg:desc>'Common-law union'.B41:'Common-law union'.BM41</svg:desc>
                </draw:g>
              </table:table-cell>
              <table:table-cell office:value-type="float" office:value="0.0566128782">
                <text:p>0.0566128782</text:p>
              </table:table-cell>
              <table:table-cell office:value-type="float" office:value="0.0560415487">
                <text:p>0.0560415487</text:p>
              </table:table-cell>
              <table:table-cell office:value-type="float" office:value="0.0618126518">
                <text:p>0.0618126518</text:p>
              </table:table-cell>
              <table:table-cell office:value-type="float" office:value="0.0575755334">
                <text:p>0.0575755334</text:p>
              </table:table-cell>
              <table:table-cell office:value-type="float" office:value="0.0764564367">
                <text:p>0.0764564367</text:p>
              </table:table-cell>
              <table:table-cell office:value-type="float" office:value="0.069526916">
                <text:p>0.069526916</text:p>
              </table:table-cell>
              <table:table-cell office:value-type="float" office:value="0.061879835">
                <text:p>0.061879835</text:p>
              </table:table-cell>
              <table:table-cell office:value-type="float" office:value="0.0517982223">
                <text:p>0.0517982223</text:p>
              </table:table-cell>
              <table:table-cell office:value-type="float" office:value="0.0814674587">
                <text:p>0.0814674587</text:p>
              </table:table-cell>
              <table:table-cell office:value-type="float" office:value="0.0589606409">
                <text:p>0.0589606409</text:p>
              </table:table-cell>
              <table:table-cell office:value-type="float" office:value="0.0679559912">
                <text:p>0.0679559912</text:p>
              </table:table-cell>
              <table:table-cell office:value-type="float" office:value="0.0641843754">
                <text:p>0.0641843754</text:p>
              </table:table-cell>
              <table:table-cell office:value-type="float" office:value="0.0765098006">
                <text:p>0.0765098006</text:p>
              </table:table-cell>
              <table:table-cell office:value-type="float" office:value="0.0621669873">
                <text:p>0.0621669873</text:p>
              </table:table-cell>
              <table:table-cell office:value-type="float" office:value="0.0818591205">
                <text:p>0.0818591205</text:p>
              </table:table-cell>
              <table:table-cell office:value-type="float" office:value="0.0719144175">
                <text:p>0.0719144175</text:p>
              </table:table-cell>
              <table:table-cell office:value-type="float" office:value="0.0619697146">
                <text:p>0.0619697146</text:p>
              </table:table-cell>
              <table:table-cell office:value-type="float" office:value="0.0744340403">
                <text:p>0.0744340403</text:p>
              </table:table-cell>
              <table:table-cell office:value-type="float" office:value="0.0777803416">
                <text:p>0.0777803416</text:p>
              </table:table-cell>
              <table:table-cell office:value-type="float" office:value="0.0710596969">
                <text:p>0.0710596969</text:p>
              </table:table-cell>
              <table:table-cell office:value-type="float" office:value="0.0813508177">
                <text:p>0.0813508177</text:p>
              </table:table-cell>
              <table:table-cell office:value-type="float" office:value="0.0943525052">
                <text:p>0.0943525052</text:p>
              </table:table-cell>
              <table:table-cell office:value-type="float" office:value="0.0702145665">
                <text:p>0.0702145665</text:p>
              </table:table-cell>
              <table:table-cell office:value-type="float" office:value="0.0813705539">
                <text:p>0.0813705539</text:p>
              </table:table-cell>
              <table:table-cell office:value-type="float" office:value="0.064911764">
                <text:p>0.064911764</text:p>
              </table:table-cell>
              <table:table-cell office:value-type="float" office:value="0.0769722695">
                <text:p>0.0769722695</text:p>
              </table:table-cell>
              <table:table-cell office:value-type="float" office:value="0.0723620799">
                <text:p>0.0723620799</text:p>
              </table:table-cell>
              <table:table-cell office:value-type="float" office:value="0.0819716732">
                <text:p>0.0819716732</text:p>
              </table:table-cell>
              <table:table-cell office:value-type="float" office:value="0.0715303455">
                <text:p>0.0715303455</text:p>
              </table:table-cell>
              <table:table-cell office:value-type="float" office:value="0.081815082">
                <text:p>0.081815082</text:p>
              </table:table-cell>
              <table:table-cell office:value-type="float" office:value="0.078858674">
                <text:p>0.078858674</text:p>
              </table:table-cell>
              <table:table-cell office:value-type="float" office:value="0.0647681335">
                <text:p>0.0647681335</text:p>
              </table:table-cell>
              <table:table-cell office:value-type="float" office:value="0.0818142376">
                <text:p>0.0818142376</text:p>
              </table:table-cell>
              <table:table-cell office:value-type="float" office:value="0.0821633976">
                <text:p>0.0821633976</text:p>
              </table:table-cell>
              <table:table-cell office:value-type="float" office:value="0.0901343988">
                <text:p>0.0901343988</text:p>
              </table:table-cell>
              <table:table-cell office:value-type="float" office:value="0.0914826979">
                <text:p>0.0914826979</text:p>
              </table:table-cell>
              <table:table-cell office:value-type="float" office:value="0.0732249418">
                <text:p>0.0732249418</text:p>
              </table:table-cell>
              <table:table-cell office:value-type="float" office:value="0.1054465808">
                <text:p>0.1054465808</text:p>
              </table:table-cell>
              <table:table-cell office:value-type="float" office:value="0.106164807">
                <text:p>0.106164807</text:p>
              </table:table-cell>
              <table:table-cell office:value-type="float" office:value="0.0883207711">
                <text:p>0.0883207711</text:p>
              </table:table-cell>
              <table:table-cell office:value-type="float" office:value="0.077824188">
                <text:p>0.077824188</text:p>
              </table:table-cell>
              <table:table-cell office:value-type="float" office:value="0.074774216">
                <text:p>0.074774216</text:p>
              </table:table-cell>
              <table:table-cell office:value-type="float" office:value="0.1114128207">
                <text:p>0.1114128207</text:p>
              </table:table-cell>
              <table:table-cell office:value-type="float" office:value="0.0770796088">
                <text:p>0.0770796088</text:p>
              </table:table-cell>
              <table:table-cell office:value-type="float" office:value="0.0647439208">
                <text:p>0.0647439208</text:p>
              </table:table-cell>
              <table:table-cell office:value-type="float" office:value="0.1014983521">
                <text:p>0.1014983521</text:p>
              </table:table-cell>
              <table:table-cell office:value-type="float" office:value="0.0869856692">
                <text:p>0.0869856692</text:p>
              </table:table-cell>
              <table:table-cell office:value-type="float" office:value="0.090668988225">
                <text:p>0.090668988225</text:p>
              </table:table-cell>
              <table:table-cell office:value-type="float" office:value="0.09435230725">
                <text:p>0.09435230725</text:p>
              </table:table-cell>
              <table:table-cell office:value-type="float" office:value="0.098035626275">
                <text:p>0.098035626275</text:p>
              </table:table-cell>
              <table:table-cell office:value-type="float" office:value="0.1017189453">
                <text:p>0.1017189453</text:p>
              </table:table-cell>
              <table:table-cell office:value-type="float" office:value="0.0770879609">
                <text:p>0.0770879609</text:p>
              </table:table-cell>
              <table:table-cell office:value-type="float" office:value="0.0868162189">
                <text:p>0.0868162189</text:p>
              </table:table-cell>
              <table:table-cell office:value-type="float" office:value="0.1047129723">
                <text:p>0.1047129723</text:p>
              </table:table-cell>
              <table:table-cell office:value-type="float" office:value="0.0958031884">
                <text:p>0.0958031884</text:p>
              </table:table-cell>
              <table:table-cell office:value-type="float" office:value="0.080091396">
                <text:p>0.080091396</text:p>
              </table:table-cell>
              <table:table-cell office:value-type="float" office:value="0.0865675303">
                <text:p>0.0865675303</text:p>
              </table:table-cell>
              <table:table-cell office:value-type="float" office:value="0.1041152158">
                <text:p>0.1041152158</text:p>
              </table:table-cell>
              <table:table-cell office:value-type="float" office:value="0.0999715716">
                <text:p>0.0999715716</text:p>
              </table:table-cell>
              <table:table-cell office:value-type="float" office:value="0.0899695808">
                <text:p>0.0899695808</text:p>
              </table:table-cell>
              <table:table-cell office:value-type="float" office:value="0.0979152506">
                <text:p>0.0979152506</text:p>
              </table:table-cell>
              <table:table-cell office:value-type="float" office:value="0.0904304322">
                <text:p>0.0904304322</text:p>
              </table:table-cell>
              <table:table-cell office:value-type="float" office:value="0.103377105">
                <text:p>0.103377105</text:p>
              </table:table-cell>
            </table:table-row>
            <table:table-row>
              <table:table-cell office:value-type="string">
                <text:p>65</text:p>
                <draw:g>
                  <svg:desc>'Common-law union'.A42:'Common-law union'.A42</svg:desc>
                </draw:g>
              </table:table-cell>
              <table:table-cell office:value-type="float" office:value="0.0422798674">
                <text:p>0.0422798674</text:p>
                <draw:g>
                  <svg:desc>'Common-law union'.B42:'Common-law union'.BM42</svg:desc>
                </draw:g>
              </table:table-cell>
              <table:table-cell office:value-type="float" office:value="0.0369775943">
                <text:p>0.0369775943</text:p>
              </table:table-cell>
              <table:table-cell office:value-type="float" office:value="0.0434362712">
                <text:p>0.0434362712</text:p>
              </table:table-cell>
              <table:table-cell office:value-type="float" office:value="0.0559958557">
                <text:p>0.0559958557</text:p>
              </table:table-cell>
              <table:table-cell office:value-type="float" office:value="0.057972907">
                <text:p>0.057972907</text:p>
              </table:table-cell>
              <table:table-cell office:value-type="float" office:value="0.0476588937">
                <text:p>0.0476588937</text:p>
              </table:table-cell>
              <table:table-cell office:value-type="float" office:value="0.046848979">
                <text:p>0.046848979</text:p>
              </table:table-cell>
              <table:table-cell office:value-type="float" office:value="0.0504109802">
                <text:p>0.0504109802</text:p>
              </table:table-cell>
              <table:table-cell office:value-type="float" office:value="0.0360682491">
                <text:p>0.0360682491</text:p>
              </table:table-cell>
              <table:table-cell office:value-type="float" office:value="0.0461814359">
                <text:p>0.0461814359</text:p>
              </table:table-cell>
              <table:table-cell office:value-type="float" office:value="0.0602722046">
                <text:p>0.0602722046</text:p>
              </table:table-cell>
              <table:table-cell office:value-type="float" office:value="0.0528595449">
                <text:p>0.0528595449</text:p>
              </table:table-cell>
              <table:table-cell office:value-type="float" office:value="0.0307061217">
                <text:p>0.0307061217</text:p>
              </table:table-cell>
              <table:table-cell office:value-type="float" office:value="0.050016676">
                <text:p>0.050016676</text:p>
              </table:table-cell>
              <table:table-cell office:value-type="float" office:value="0.0733928849">
                <text:p>0.0733928849</text:p>
              </table:table-cell>
              <table:table-cell office:value-type="float" office:value="0.0526420442">
                <text:p>0.0526420442</text:p>
              </table:table-cell>
              <table:table-cell office:value-type="float" office:value="0.0563407894">
                <text:p>0.0563407894</text:p>
              </table:table-cell>
              <table:table-cell office:value-type="float" office:value="0.0600395347">
                <text:p>0.0600395347</text:p>
              </table:table-cell>
              <table:table-cell office:value-type="float" office:value="0.0550797052">
                <text:p>0.0550797052</text:p>
              </table:table-cell>
              <table:table-cell office:value-type="float" office:value="0.0578398525">
                <text:p>0.0578398525</text:p>
              </table:table-cell>
              <table:table-cell office:value-type="float" office:value="0.0631374175">
                <text:p>0.0631374175</text:p>
              </table:table-cell>
              <table:table-cell office:value-type="float" office:value="0.0589644131">
                <text:p>0.0589644131</text:p>
              </table:table-cell>
              <table:table-cell office:value-type="float" office:value="0.0503134772">
                <text:p>0.0503134772</text:p>
              </table:table-cell>
              <table:table-cell office:value-type="float" office:value="0.0504214902">
                <text:p>0.0504214902</text:p>
              </table:table-cell>
              <table:table-cell office:value-type="float" office:value="0.0639564319">
                <text:p>0.0639564319</text:p>
              </table:table-cell>
              <table:table-cell office:value-type="float" office:value="0.0788878974">
                <text:p>0.0788878974</text:p>
              </table:table-cell>
              <table:table-cell office:value-type="float" office:value="0.0516383074">
                <text:p>0.0516383074</text:p>
              </table:table-cell>
              <table:table-cell office:value-type="float" office:value="0.0409979329">
                <text:p>0.0409979329</text:p>
              </table:table-cell>
              <table:table-cell office:value-type="float" office:value="0.0667399054">
                <text:p>0.0667399054</text:p>
              </table:table-cell>
              <table:table-cell office:value-type="float" office:value="0.062685">
                <text:p>0.062685</text:p>
              </table:table-cell>
              <table:table-cell office:value-type="float" office:value="0.0639970504">
                <text:p>0.0639970504</text:p>
              </table:table-cell>
              <table:table-cell office:value-type="float" office:value="0.050962914">
                <text:p>0.050962914</text:p>
              </table:table-cell>
              <table:table-cell office:value-type="float" office:value="0.0745124102">
                <text:p>0.0745124102</text:p>
              </table:table-cell>
              <table:table-cell office:value-type="float" office:value="0.0755589253">
                <text:p>0.0755589253</text:p>
              </table:table-cell>
              <table:table-cell office:value-type="float" office:value="0.0767093675">
                <text:p>0.0767093675</text:p>
              </table:table-cell>
              <table:table-cell office:value-type="float" office:value="0.055607032">
                <text:p>0.055607032</text:p>
              </table:table-cell>
              <table:table-cell office:value-type="float" office:value="0.0658353654">
                <text:p>0.0658353654</text:p>
              </table:table-cell>
              <table:table-cell office:value-type="float" office:value="0.0657460305">
                <text:p>0.0657460305</text:p>
              </table:table-cell>
              <table:table-cell office:value-type="float" office:value="0.0838685114">
                <text:p>0.0838685114</text:p>
              </table:table-cell>
              <table:table-cell office:value-type="float" office:value="0.0617095837">
                <text:p>0.0617095837</text:p>
              </table:table-cell>
              <table:table-cell office:value-type="float" office:value="0.0612292447">
                <text:p>0.0612292447</text:p>
              </table:table-cell>
              <table:table-cell office:value-type="float" office:value="0.0589729163">
                <text:p>0.0589729163</text:p>
              </table:table-cell>
              <table:table-cell office:value-type="float" office:value="0.062898134">
                <text:p>0.062898134</text:p>
              </table:table-cell>
              <table:table-cell office:value-type="float" office:value="0.0596324681">
                <text:p>0.0596324681</text:p>
              </table:table-cell>
              <table:table-cell office:value-type="float" office:value="0.0516028378">
                <text:p>0.0516028378</text:p>
              </table:table-cell>
              <table:table-cell office:value-type="float" office:value="0.0587498767">
                <text:p>0.0587498767</text:p>
              </table:table-cell>
              <table:table-cell office:value-type="float" office:value="0.0729944951">
                <text:p>0.0729944951</text:p>
              </table:table-cell>
              <table:table-cell office:value-type="float" office:value="0.0542707392">
                <text:p>0.0542707392</text:p>
              </table:table-cell>
              <table:table-cell office:value-type="float" office:value="0.0564429092">
                <text:p>0.0564429092</text:p>
              </table:table-cell>
              <table:table-cell office:value-type="float" office:value="0.0586150792">
                <text:p>0.0586150792</text:p>
              </table:table-cell>
              <table:table-cell office:value-type="float" office:value="0.0607872492">
                <text:p>0.0607872492</text:p>
              </table:table-cell>
              <table:table-cell office:value-type="float" office:value="0.0629594192">
                <text:p>0.0629594192</text:p>
              </table:table-cell>
              <table:table-cell office:value-type="float" office:value="0.0568863464">
                <text:p>0.0568863464</text:p>
              </table:table-cell>
              <table:table-cell office:value-type="float" office:value="0.0631235127">
                <text:p>0.0631235127</text:p>
              </table:table-cell>
              <table:table-cell office:value-type="float" office:value="0.0667911669">
                <text:p>0.0667911669</text:p>
              </table:table-cell>
              <table:table-cell office:value-type="float" office:value="0.0620877993">
                <text:p>0.0620877993</text:p>
              </table:table-cell>
              <table:table-cell office:value-type="float" office:value="0.050666218">
                <text:p>0.050666218</text:p>
              </table:table-cell>
              <table:table-cell office:value-type="float" office:value="0.0793958464">
                <text:p>0.0793958464</text:p>
              </table:table-cell>
              <table:table-cell office:value-type="float" office:value="0.0759379188">
                <text:p>0.0759379188</text:p>
              </table:table-cell>
              <table:table-cell office:value-type="float" office:value="0.0770967057">
                <text:p>0.0770967057</text:p>
              </table:table-cell>
              <table:table-cell office:value-type="float" office:value="0.0713183883">
                <text:p>0.0713183883</text:p>
              </table:table-cell>
              <table:table-cell office:value-type="float" office:value="0.070049142">
                <text:p>0.070049142</text:p>
              </table:table-cell>
              <table:table-cell office:value-type="float" office:value="0.0878306541">
                <text:p>0.0878306541</text:p>
              </table:table-cell>
              <table:table-cell office:value-type="float" office:value="0.0992264744">
                <text:p>0.0992264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Marriage.A7:Marriage.BM18" chart:data-source-has-labels="both" svg:x="0.32cm" svg:y="0.18cm" svg:width="13.619cm" svg:height="8.64cm">
          <chartooo:coordinate-region svg:x="1.074cm" svg:y="0.18cm" svg:width="12.725cm" svg:height="7.349cm"/>
          <chart:axis chart:dimension="x" chart:name="primary-x" chart:style-name="ch4" chartooo:axis-type="auto">
            <chartooo:date-scale/>
            <chart:categories table:cell-range-address="Marriage.B7:Marriage.BM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riage.B8:Marriage.BM8" chart:label-cell-address="Marriage.A8:Marriage.A8" chart:class="chart:line">
            <chart:data-point chart:repeated="64"/>
          </chart:series>
          <chart:series chart:style-name="ch7" chart:values-cell-range-address="Marriage.B9:Marriage.BM9" chart:label-cell-address="Marriage.A9:Marriage.A9" chart:class="chart:line">
            <chart:data-point chart:repeated="64"/>
          </chart:series>
          <chart:series chart:style-name="ch8" chart:values-cell-range-address="Marriage.B10:Marriage.BM10" chart:label-cell-address="Marriage.A10:Marriage.A10" chart:class="chart:line">
            <chart:data-point chart:repeated="64"/>
          </chart:series>
          <chart:series chart:style-name="ch9" chart:values-cell-range-address="Marriage.B11:Marriage.BM11" chart:label-cell-address="Marriage.A11:Marriage.A11" chart:class="chart:line">
            <chart:data-point chart:repeated="64"/>
          </chart:series>
          <chart:series chart:style-name="ch10" chart:values-cell-range-address="Marriage.B12:Marriage.BM12" chart:label-cell-address="Marriage.A12:Marriage.A12" chart:class="chart:line">
            <chart:data-point chart:repeated="64"/>
          </chart:series>
          <chart:series chart:style-name="ch11" chart:values-cell-range-address="Marriage.B13:Marriage.BM13" chart:label-cell-address="Marriage.A13:Marriage.A13" chart:class="chart:line">
            <chart:data-point chart:repeated="64"/>
          </chart:series>
          <chart:series chart:style-name="ch12" chart:values-cell-range-address="Marriage.B14:Marriage.BM14" chart:label-cell-address="Marriage.A14:Marriage.A14" chart:class="chart:line">
            <chart:data-point chart:repeated="64"/>
          </chart:series>
          <chart:series chart:style-name="ch13" chart:values-cell-range-address="Marriage.B15:Marriage.BM15" chart:label-cell-address="Marriage.A15:Marriage.A15" chart:class="chart:line">
            <chart:data-point chart:repeated="64"/>
          </chart:series>
          <chart:series chart:style-name="ch14" chart:values-cell-range-address="Marriage.B16:Marriage.BM16" chart:label-cell-address="Marriage.A16:Marriage.A16" chart:class="chart:line">
            <chart:data-point chart:repeated="64"/>
          </chart:series>
          <chart:series chart:style-name="ch15" chart:values-cell-range-address="Marriage.B17:Marriage.BM17" chart:label-cell-address="Marriage.A17:Marriage.A17" chart:class="chart:line">
            <chart:data-point chart:repeated="64"/>
          </chart:series>
          <chart:series chart:style-name="ch16" chart:values-cell-range-address="Marriage.B18:Marriage.BM18" chart:label-cell-address="Marriage.A18:Marriage.A18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Marriage.B7:Marriage.BM7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Marriage.A8:Marriage.A8</svg:desc>
                </draw:g>
              </table:table-cell>
              <table:table-cell office:value-type="float" office:value="0.0016529228">
                <text:p>0.0016529228</text:p>
                <draw:g>
                  <svg:desc>Marriage.B8:Marriage.BM8</svg:desc>
                </draw:g>
              </table:table-cell>
              <table:table-cell office:value-type="float" office:value="0.0011235037">
                <text:p>0.0011235037</text:p>
              </table:table-cell>
              <table:table-cell office:value-type="float" office:value="0.0008529038">
                <text:p>0.0008529038</text:p>
              </table:table-cell>
              <table:table-cell office:value-type="float" office:value="0.0006276234">
                <text:p>0.0006276234</text:p>
              </table:table-cell>
              <table:table-cell office:value-type="float" office:value="0.0024528512">
                <text:p>0.0024528512</text:p>
              </table:table-cell>
              <table:table-cell office:value-type="float" office:value="0.0016339413">
                <text:p>0.0016339413</text:p>
              </table:table-cell>
              <table:table-cell office:value-type="float" office:value="0.0010028966">
                <text:p>0.0010028966</text:p>
              </table:table-cell>
              <table:table-cell office:value-type="float" office:value="0.0028682482">
                <text:p>0.0028682482</text:p>
              </table:table-cell>
              <table:table-cell office:value-type="float" office:value="0.0029541933">
                <text:p>0.0029541933</text:p>
              </table:table-cell>
              <table:table-cell office:value-type="float" office:value="0.0036588964">
                <text:p>0.0036588964</text:p>
              </table:table-cell>
              <table:table-cell office:value-type="float" office:value="0.0008235605">
                <text:p>0.0008235605</text:p>
              </table:table-cell>
              <table:table-cell office:value-type="float" office:value="0.0020746293">
                <text:p>0.0020746293</text:p>
              </table:table-cell>
              <table:table-cell office:value-type="float" office:value="0.006370532">
                <text:p>0.006370532</text:p>
              </table:table-cell>
              <table:table-cell office:value-type="float" office:value="0.0024429702">
                <text:p>0.0024429702</text:p>
              </table:table-cell>
              <table:table-cell office:value-type="float" office:value="0.0030294607">
                <text:p>0.0030294607</text:p>
              </table:table-cell>
              <table:table-cell office:value-type="float" office:value="0.0007199406">
                <text:p>0.0007199406</text:p>
              </table:table-cell>
              <table:table-cell office:value-type="float" office:value="0.0006786351">
                <text:p>0.0006786351</text:p>
              </table:table-cell>
              <table:table-cell office:value-type="float" office:value="0.0006373295">
                <text:p>0.0006373295</text:p>
              </table:table-cell>
              <table:table-cell office:value-type="float" office:value="0.0022635069">
                <text:p>0.0022635069</text:p>
              </table:table-cell>
              <table:table-cell office:value-type="float" office:value="0.001920444">
                <text:p>0.001920444</text:p>
              </table:table-cell>
              <table:table-cell office:value-type="float" office:value="0.002523518">
                <text:p>0.002523518</text:p>
              </table:table-cell>
              <table:table-cell office:value-type="float" office:value="0.0006459687">
                <text:p>0.0006459687</text:p>
              </table:table-cell>
              <table:table-cell office:value-type="float" office:value="0.0005608317">
                <text:p>0.0005608317</text:p>
              </table:table-cell>
              <table:table-cell office:value-type="float" office:value="0.0021153147">
                <text:p>0.0021153147</text:p>
              </table:table-cell>
              <table:table-cell office:value-type="float" office:value="0.003910866">
                <text:p>0.003910866</text:p>
              </table:table-cell>
              <table:table-cell office:value-type="float" office:value="0.0024068694">
                <text:p>0.0024068694</text:p>
              </table:table-cell>
              <table:table-cell office:value-type="float" office:value="0.0009797083">
                <text:p>0.0009797083</text:p>
              </table:table-cell>
              <table:table-cell office:value-type="float" office:value="0.0004906197">
                <text:p>0.0004906197</text:p>
              </table:table-cell>
              <table:table-cell office:value-type="float" office:value="0.0003888243">
                <text:p>0.0003888243</text:p>
              </table:table-cell>
              <table:table-cell office:value-type="float" office:value="0.0006323126">
                <text:p>0.0006323126</text:p>
              </table:table-cell>
              <table:table-cell office:value-type="float" office:value="0.0004379818">
                <text:p>0.0004379818</text:p>
              </table:table-cell>
              <table:table-cell office:value-type="float" office:value="0.0039161499">
                <text:p>0.0039161499</text:p>
              </table:table-cell>
              <table:table-cell office:value-type="float" office:value="0.001960453">
                <text:p>0.001960453</text:p>
              </table:table-cell>
              <table:table-cell office:value-type="float" office:value="0.0000661216">
                <text:p>0.0000661216</text:p>
              </table:table-cell>
              <table:table-cell office:value-type="float" office:value="0.0019807063">
                <text:p>0.0019807063</text:p>
              </table:table-cell>
              <table:table-cell office:value-type="float" office:value="0.0001412798">
                <text:p>0.0001412798</text:p>
              </table:table-cell>
              <table:table-cell office:value-type="float" office:value="0">
                <text:p>0</text:p>
              </table:table-cell>
              <table:table-cell office:value-type="float" office:value="0.0001655319">
                <text:p>0.0001655319</text:p>
              </table:table-cell>
              <table:table-cell office:value-type="float" office:value="0.0013552974">
                <text:p>0.0013552974</text:p>
              </table:table-cell>
              <table:table-cell office:value-type="float" office:value="0.0021112196">
                <text:p>0.0021112196</text:p>
              </table:table-cell>
              <table:table-cell office:value-type="float" office:value="0.0005327953">
                <text:p>0.0005327953</text:p>
              </table:table-cell>
              <table:table-cell office:value-type="float" office:value="0.0011284615">
                <text:p>0.0011284615</text:p>
              </table:table-cell>
              <table:table-cell office:value-type="float" office:value="0.0029451178">
                <text:p>0.0029451178</text:p>
              </table:table-cell>
              <table:table-cell office:value-type="float" office:value="0.0008641483">
                <text:p>0.0008641483</text:p>
              </table:table-cell>
              <table:table-cell office:value-type="float" office:value="0.000696366">
                <text:p>0.000696366</text:p>
              </table:table-cell>
              <table:table-cell office:value-type="float" office:value="0.0016301282">
                <text:p>0.0016301282</text:p>
              </table:table-cell>
              <table:table-cell office:value-type="float" office:value="0.0014064278">
                <text:p>0.0014064278</text:p>
              </table:table-cell>
              <table:table-cell office:value-type="float" office:value="0.0007378696">
                <text:p>0.0007378696</text:p>
              </table:table-cell>
              <table:table-cell office:value-type="float" office:value="0.0012472288">
                <text:p>0.0012472288</text:p>
              </table:table-cell>
              <table:table-cell office:value-type="float" office:value="0.0017565881">
                <text:p>0.0017565881</text:p>
              </table:table-cell>
              <table:table-cell office:value-type="float" office:value="0.0022659473">
                <text:p>0.0022659473</text:p>
              </table:table-cell>
              <table:table-cell office:value-type="float" office:value="0.0027753065">
                <text:p>0.0027753065</text:p>
              </table:table-cell>
              <table:table-cell office:value-type="float" office:value="0.0006615821">
                <text:p>0.0006615821</text:p>
              </table:table-cell>
              <table:table-cell office:value-type="float" office:value="0.000637426">
                <text:p>0.000637426</text:p>
              </table:table-cell>
              <table:table-cell office:value-type="float" office:value="0.0004966322">
                <text:p>0.0004966322</text:p>
              </table:table-cell>
              <table:table-cell office:value-type="float" office:value="0.0002344147">
                <text:p>0.0002344147</text:p>
              </table:table-cell>
              <table:table-cell office:value-type="float" office:value="0.0035218486">
                <text:p>0.0035218486</text:p>
              </table:table-cell>
              <table:table-cell office:value-type="float" office:value="0.0002664565">
                <text:p>0.0002664565</text:p>
              </table:table-cell>
              <table:table-cell office:value-type="float" office:value="0.0033017422">
                <text:p>0.0033017422</text:p>
              </table:table-cell>
              <table:table-cell office:value-type="float" office:value="0">
                <text:p>0</text:p>
              </table:table-cell>
              <table:table-cell office:value-type="float" office:value="0.0038083508">
                <text:p>0.0038083508</text:p>
              </table:table-cell>
              <table:table-cell office:value-type="float" office:value="0.0026283234">
                <text:p>0.0026283234</text:p>
              </table:table-cell>
              <table:table-cell office:value-type="float" office:value="0.0006874774">
                <text:p>0.0006874774</text:p>
              </table:table-cell>
              <table:table-cell office:value-type="float" office:value="0.0020994108">
                <text:p>0.0020994108</text:p>
              </table:table-cell>
            </table:table-row>
            <table:table-row>
              <table:table-cell office:value-type="string">
                <text:p>20</text:p>
                <draw:g>
                  <svg:desc>Marriage.A9:Marriage.A9</svg:desc>
                </draw:g>
              </table:table-cell>
              <table:table-cell office:value-type="float" office:value="0.051568998">
                <text:p>0.051568998</text:p>
                <draw:g>
                  <svg:desc>Marriage.B9:Marriage.BM9</svg:desc>
                </draw:g>
              </table:table-cell>
              <table:table-cell office:value-type="float" office:value="0.0324929989">
                <text:p>0.0324929989</text:p>
              </table:table-cell>
              <table:table-cell office:value-type="float" office:value="0.0407069785">
                <text:p>0.0407069785</text:p>
              </table:table-cell>
              <table:table-cell office:value-type="float" office:value="0.0382040347">
                <text:p>0.0382040347</text:p>
              </table:table-cell>
              <table:table-cell office:value-type="float" office:value="0.037745623">
                <text:p>0.037745623</text:p>
              </table:table-cell>
              <table:table-cell office:value-type="float" office:value="0.0267857644">
                <text:p>0.0267857644</text:p>
              </table:table-cell>
              <table:table-cell office:value-type="float" office:value="0.0371139842">
                <text:p>0.0371139842</text:p>
              </table:table-cell>
              <table:table-cell office:value-type="float" office:value="0.0294033573">
                <text:p>0.0294033573</text:p>
              </table:table-cell>
              <table:table-cell office:value-type="float" office:value="0.0271532758">
                <text:p>0.0271532758</text:p>
              </table:table-cell>
              <table:table-cell office:value-type="float" office:value="0.0269044344">
                <text:p>0.0269044344</text:p>
              </table:table-cell>
              <table:table-cell office:value-type="float" office:value="0.025256547">
                <text:p>0.025256547</text:p>
              </table:table-cell>
              <table:table-cell office:value-type="float" office:value="0.0305058607">
                <text:p>0.0305058607</text:p>
              </table:table-cell>
              <table:table-cell office:value-type="float" office:value="0.0288346724">
                <text:p>0.0288346724</text:p>
              </table:table-cell>
              <table:table-cell office:value-type="float" office:value="0.0272333758">
                <text:p>0.0272333758</text:p>
              </table:table-cell>
              <table:table-cell office:value-type="float" office:value="0.0279303101">
                <text:p>0.0279303101</text:p>
              </table:table-cell>
              <table:table-cell office:value-type="float" office:value="0.0252306621">
                <text:p>0.0252306621</text:p>
              </table:table-cell>
              <table:table-cell office:value-type="float" office:value="0.0252965145">
                <text:p>0.0252965145</text:p>
              </table:table-cell>
              <table:table-cell office:value-type="float" office:value="0.0253623669">
                <text:p>0.0253623669</text:p>
              </table:table-cell>
              <table:table-cell office:value-type="float" office:value="0.0227165988">
                <text:p>0.0227165988</text:p>
              </table:table-cell>
              <table:table-cell office:value-type="float" office:value="0.0301192617">
                <text:p>0.0301192617</text:p>
              </table:table-cell>
              <table:table-cell office:value-type="float" office:value="0.0213348872">
                <text:p>0.0213348872</text:p>
              </table:table-cell>
              <table:table-cell office:value-type="float" office:value="0.0290963697">
                <text:p>0.0290963697</text:p>
              </table:table-cell>
              <table:table-cell office:value-type="float" office:value="0.0240081051">
                <text:p>0.0240081051</text:p>
              </table:table-cell>
              <table:table-cell office:value-type="float" office:value="0.0142730127">
                <text:p>0.0142730127</text:p>
              </table:table-cell>
              <table:table-cell office:value-type="float" office:value="0.0234427196">
                <text:p>0.0234427196</text:p>
              </table:table-cell>
              <table:table-cell office:value-type="float" office:value="0.0213260756">
                <text:p>0.0213260756</text:p>
              </table:table-cell>
              <table:table-cell office:value-type="float" office:value="0.0216974751">
                <text:p>0.0216974751</text:p>
              </table:table-cell>
              <table:table-cell office:value-type="float" office:value="0.0183601983">
                <text:p>0.0183601983</text:p>
              </table:table-cell>
              <table:table-cell office:value-type="float" office:value="0.0152103866">
                <text:p>0.0152103866</text:p>
              </table:table-cell>
              <table:table-cell office:value-type="float" office:value="0.0140119779">
                <text:p>0.0140119779</text:p>
              </table:table-cell>
              <table:table-cell office:value-type="float" office:value="0.0227256526">
                <text:p>0.0227256526</text:p>
              </table:table-cell>
              <table:table-cell office:value-type="float" office:value="0.0255770539">
                <text:p>0.0255770539</text:p>
              </table:table-cell>
              <table:table-cell office:value-type="float" office:value="0.0191992941">
                <text:p>0.0191992941</text:p>
              </table:table-cell>
              <table:table-cell office:value-type="float" office:value="0.0212755503">
                <text:p>0.0212755503</text:p>
              </table:table-cell>
              <table:table-cell office:value-type="float" office:value="0.0197711854">
                <text:p>0.0197711854</text:p>
              </table:table-cell>
              <table:table-cell office:value-type="float" office:value="0.0182690104">
                <text:p>0.0182690104</text:p>
              </table:table-cell>
              <table:table-cell office:value-type="float" office:value="0.0207450544">
                <text:p>0.0207450544</text:p>
              </table:table-cell>
              <table:table-cell office:value-type="float" office:value="0.0254152486">
                <text:p>0.0254152486</text:p>
              </table:table-cell>
              <table:table-cell office:value-type="float" office:value="0.0252064367">
                <text:p>0.0252064367</text:p>
              </table:table-cell>
              <table:table-cell office:value-type="float" office:value="0.0194631633">
                <text:p>0.0194631633</text:p>
              </table:table-cell>
              <table:table-cell office:value-type="float" office:value="0.0140882353">
                <text:p>0.0140882353</text:p>
              </table:table-cell>
              <table:table-cell office:value-type="float" office:value="0.0159274698">
                <text:p>0.0159274698</text:p>
              </table:table-cell>
              <table:table-cell office:value-type="float" office:value="0.0248684965">
                <text:p>0.0248684965</text:p>
              </table:table-cell>
              <table:table-cell office:value-type="float" office:value="0.0184523418">
                <text:p>0.0184523418</text:p>
              </table:table-cell>
              <table:table-cell office:value-type="float" office:value="0.0198645116">
                <text:p>0.0198645116</text:p>
              </table:table-cell>
              <table:table-cell office:value-type="float" office:value="0.0251525583">
                <text:p>0.0251525583</text:p>
              </table:table-cell>
              <table:table-cell office:value-type="float" office:value="0.0220953733">
                <text:p>0.0220953733</text:p>
              </table:table-cell>
              <table:table-cell office:value-type="float" office:value="0.0238627845">
                <text:p>0.0238627845</text:p>
              </table:table-cell>
              <table:table-cell office:value-type="float" office:value="0.0213246405">
                <text:p>0.0213246405</text:p>
              </table:table-cell>
              <table:table-cell office:value-type="float" office:value="0.0187864964">
                <text:p>0.0187864964</text:p>
              </table:table-cell>
              <table:table-cell office:value-type="float" office:value="0.0162483524">
                <text:p>0.0162483524</text:p>
              </table:table-cell>
              <table:table-cell office:value-type="float" office:value="0.0137102083">
                <text:p>0.0137102083</text:p>
              </table:table-cell>
              <table:table-cell office:value-type="float" office:value="0.013469099">
                <text:p>0.013469099</text:p>
              </table:table-cell>
              <table:table-cell office:value-type="float" office:value="0.0152385648">
                <text:p>0.0152385648</text:p>
              </table:table-cell>
              <table:table-cell office:value-type="float" office:value="0.0107308986">
                <text:p>0.0107308986</text:p>
              </table:table-cell>
              <table:table-cell office:value-type="float" office:value="0.0122912559">
                <text:p>0.0122912559</text:p>
              </table:table-cell>
              <table:table-cell office:value-type="float" office:value="0.0085192151">
                <text:p>0.0085192151</text:p>
              </table:table-cell>
              <table:table-cell office:value-type="float" office:value="0.0110422919">
                <text:p>0.0110422919</text:p>
              </table:table-cell>
              <table:table-cell office:value-type="float" office:value="0.0128611032">
                <text:p>0.0128611032</text:p>
              </table:table-cell>
              <table:table-cell office:value-type="float" office:value="0.0076765659">
                <text:p>0.0076765659</text:p>
              </table:table-cell>
              <table:table-cell office:value-type="float" office:value="0.0117675462">
                <text:p>0.0117675462</text:p>
              </table:table-cell>
              <table:table-cell office:value-type="float" office:value="0.0085562063">
                <text:p>0.0085562063</text:p>
              </table:table-cell>
              <table:table-cell office:value-type="float" office:value="0.0088103808">
                <text:p>0.0088103808</text:p>
              </table:table-cell>
              <table:table-cell office:value-type="float" office:value="0.0086158585">
                <text:p>0.0086158585</text:p>
              </table:table-cell>
            </table:table-row>
            <table:table-row>
              <table:table-cell office:value-type="string">
                <text:p>25</text:p>
                <draw:g>
                  <svg:desc>Marriage.A10:Marriage.A10</svg:desc>
                </draw:g>
              </table:table-cell>
              <table:table-cell office:value-type="float" office:value="0.1845983151">
                <text:p>0.1845983151</text:p>
                <draw:g>
                  <svg:desc>Marriage.B10:Marriage.BM10</svg:desc>
                </draw:g>
              </table:table-cell>
              <table:table-cell office:value-type="float" office:value="0.2089807851">
                <text:p>0.2089807851</text:p>
              </table:table-cell>
              <table:table-cell office:value-type="float" office:value="0.1915905348">
                <text:p>0.1915905348</text:p>
              </table:table-cell>
              <table:table-cell office:value-type="float" office:value="0.1848396669">
                <text:p>0.1848396669</text:p>
              </table:table-cell>
              <table:table-cell office:value-type="float" office:value="0.1928100295">
                <text:p>0.1928100295</text:p>
              </table:table-cell>
              <table:table-cell office:value-type="float" office:value="0.1870043814">
                <text:p>0.1870043814</text:p>
              </table:table-cell>
              <table:table-cell office:value-type="float" office:value="0.1788242361">
                <text:p>0.1788242361</text:p>
              </table:table-cell>
              <table:table-cell office:value-type="float" office:value="0.164555229">
                <text:p>0.164555229</text:p>
              </table:table-cell>
              <table:table-cell office:value-type="float" office:value="0.1721250162">
                <text:p>0.1721250162</text:p>
              </table:table-cell>
              <table:table-cell office:value-type="float" office:value="0.180545078">
                <text:p>0.180545078</text:p>
              </table:table-cell>
              <table:table-cell office:value-type="float" office:value="0.1787653082">
                <text:p>0.1787653082</text:p>
              </table:table-cell>
              <table:table-cell office:value-type="float" office:value="0.1559505719">
                <text:p>0.1559505719</text:p>
              </table:table-cell>
              <table:table-cell office:value-type="float" office:value="0.1754597561">
                <text:p>0.1754597561</text:p>
              </table:table-cell>
              <table:table-cell office:value-type="float" office:value="0.1627362937">
                <text:p>0.1627362937</text:p>
              </table:table-cell>
              <table:table-cell office:value-type="float" office:value="0.1449817749">
                <text:p>0.1449817749</text:p>
              </table:table-cell>
              <table:table-cell office:value-type="float" office:value="0.1512717727">
                <text:p>0.1512717727</text:p>
              </table:table-cell>
              <table:table-cell office:value-type="float" office:value="0.1378629606">
                <text:p>0.1378629606</text:p>
              </table:table-cell>
              <table:table-cell office:value-type="float" office:value="0.1244541485">
                <text:p>0.1244541485</text:p>
              </table:table-cell>
              <table:table-cell office:value-type="float" office:value="0.1365414313">
                <text:p>0.1365414313</text:p>
              </table:table-cell>
              <table:table-cell office:value-type="float" office:value="0.1360655043">
                <text:p>0.1360655043</text:p>
              </table:table-cell>
              <table:table-cell office:value-type="float" office:value="0.1321063021">
                <text:p>0.1321063021</text:p>
              </table:table-cell>
              <table:table-cell office:value-type="float" office:value="0.1205094937">
                <text:p>0.1205094937</text:p>
              </table:table-cell>
              <table:table-cell office:value-type="float" office:value="0.1125219611">
                <text:p>0.1125219611</text:p>
              </table:table-cell>
              <table:table-cell office:value-type="float" office:value="0.1360567254">
                <text:p>0.1360567254</text:p>
              </table:table-cell>
              <table:table-cell office:value-type="float" office:value="0.1270557311">
                <text:p>0.1270557311</text:p>
              </table:table-cell>
              <table:table-cell office:value-type="float" office:value="0.1005510042">
                <text:p>0.1005510042</text:p>
              </table:table-cell>
              <table:table-cell office:value-type="float" office:value="0.1031069259">
                <text:p>0.1031069259</text:p>
              </table:table-cell>
              <table:table-cell office:value-type="float" office:value="0.1251757753">
                <text:p>0.1251757753</text:p>
              </table:table-cell>
              <table:table-cell office:value-type="float" office:value="0.1151826335">
                <text:p>0.1151826335</text:p>
              </table:table-cell>
              <table:table-cell office:value-type="float" office:value="0.1067258707">
                <text:p>0.1067258707</text:p>
              </table:table-cell>
              <table:table-cell office:value-type="float" office:value="0.1242779677">
                <text:p>0.1242779677</text:p>
              </table:table-cell>
              <table:table-cell office:value-type="float" office:value="0.1219027979">
                <text:p>0.1219027979</text:p>
              </table:table-cell>
              <table:table-cell office:value-type="float" office:value="0.1099126851">
                <text:p>0.1099126851</text:p>
              </table:table-cell>
              <table:table-cell office:value-type="float" office:value="0.1006265779">
                <text:p>0.1006265779</text:p>
              </table:table-cell>
              <table:table-cell office:value-type="float" office:value="0.1124970755">
                <text:p>0.1124970755</text:p>
              </table:table-cell>
              <table:table-cell office:value-type="float" office:value="0.1096506557">
                <text:p>0.1096506557</text:p>
              </table:table-cell>
              <table:table-cell office:value-type="float" office:value="0.0975107141">
                <text:p>0.0975107141</text:p>
              </table:table-cell>
              <table:table-cell office:value-type="float" office:value="0.1010374132">
                <text:p>0.1010374132</text:p>
              </table:table-cell>
              <table:table-cell office:value-type="float" office:value="0.102156203">
                <text:p>0.102156203</text:p>
              </table:table-cell>
              <table:table-cell office:value-type="float" office:value="0.1259260768">
                <text:p>0.1259260768</text:p>
              </table:table-cell>
              <table:table-cell office:value-type="float" office:value="0.0762761433">
                <text:p>0.0762761433</text:p>
              </table:table-cell>
              <table:table-cell office:value-type="float" office:value="0.0991927578">
                <text:p>0.0991927578</text:p>
              </table:table-cell>
              <table:table-cell office:value-type="float" office:value="0.1204952012">
                <text:p>0.1204952012</text:p>
              </table:table-cell>
              <table:table-cell office:value-type="float" office:value="0.1006397198">
                <text:p>0.1006397198</text:p>
              </table:table-cell>
              <table:table-cell office:value-type="float" office:value="0.0858910649">
                <text:p>0.0858910649</text:p>
              </table:table-cell>
              <table:table-cell office:value-type="float" office:value="0.0951223075">
                <text:p>0.0951223075</text:p>
              </table:table-cell>
              <table:table-cell office:value-type="float" office:value="0.1073763816">
                <text:p>0.1073763816</text:p>
              </table:table-cell>
              <table:table-cell office:value-type="float" office:value="0.0759860777">
                <text:p>0.0759860777</text:p>
              </table:table-cell>
              <table:table-cell office:value-type="float" office:value="0.07725431">
                <text:p>0.07725431</text:p>
              </table:table-cell>
              <table:table-cell office:value-type="float" office:value="0.0785225422">
                <text:p>0.0785225422</text:p>
              </table:table-cell>
              <table:table-cell office:value-type="float" office:value="0.0797907745">
                <text:p>0.0797907745</text:p>
              </table:table-cell>
              <table:table-cell office:value-type="float" office:value="0.0810590067">
                <text:p>0.0810590067</text:p>
              </table:table-cell>
              <table:table-cell office:value-type="float" office:value="0.0736516419">
                <text:p>0.0736516419</text:p>
              </table:table-cell>
              <table:table-cell office:value-type="float" office:value="0.0686635466">
                <text:p>0.0686635466</text:p>
              </table:table-cell>
              <table:table-cell office:value-type="float" office:value="0.0673640626">
                <text:p>0.0673640626</text:p>
              </table:table-cell>
              <table:table-cell office:value-type="float" office:value="0.0719625469">
                <text:p>0.0719625469</text:p>
              </table:table-cell>
              <table:table-cell office:value-type="float" office:value="0.0674374335">
                <text:p>0.0674374335</text:p>
              </table:table-cell>
              <table:table-cell office:value-type="float" office:value="0.0646334324">
                <text:p>0.0646334324</text:p>
              </table:table-cell>
              <table:table-cell office:value-type="float" office:value="0.0576549799">
                <text:p>0.0576549799</text:p>
              </table:table-cell>
              <table:table-cell office:value-type="float" office:value="0.0641223198">
                <text:p>0.0641223198</text:p>
              </table:table-cell>
              <table:table-cell office:value-type="float" office:value="0.0583047103">
                <text:p>0.0583047103</text:p>
              </table:table-cell>
              <table:table-cell office:value-type="float" office:value="0.0626495845">
                <text:p>0.0626495845</text:p>
              </table:table-cell>
              <table:table-cell office:value-type="float" office:value="0.0618872689">
                <text:p>0.0618872689</text:p>
              </table:table-cell>
              <table:table-cell office:value-type="float" office:value="0.0634301869">
                <text:p>0.0634301869</text:p>
              </table:table-cell>
            </table:table-row>
            <table:table-row>
              <table:table-cell office:value-type="string">
                <text:p>30</text:p>
                <draw:g>
                  <svg:desc>Marriage.A11:Marriage.A11</svg:desc>
                </draw:g>
              </table:table-cell>
              <table:table-cell office:value-type="float" office:value="0.4443598508">
                <text:p>0.4443598508</text:p>
                <draw:g>
                  <svg:desc>Marriage.B11:Marriage.BM11</svg:desc>
                </draw:g>
              </table:table-cell>
              <table:table-cell office:value-type="float" office:value="0.4322502779">
                <text:p>0.4322502779</text:p>
              </table:table-cell>
              <table:table-cell office:value-type="float" office:value="0.4383702103">
                <text:p>0.4383702103</text:p>
              </table:table-cell>
              <table:table-cell office:value-type="float" office:value="0.4411878023">
                <text:p>0.4411878023</text:p>
              </table:table-cell>
              <table:table-cell office:value-type="float" office:value="0.4473874158">
                <text:p>0.4473874158</text:p>
              </table:table-cell>
              <table:table-cell office:value-type="float" office:value="0.4045110483">
                <text:p>0.4045110483</text:p>
              </table:table-cell>
              <table:table-cell office:value-type="float" office:value="0.4145554477">
                <text:p>0.4145554477</text:p>
              </table:table-cell>
              <table:table-cell office:value-type="float" office:value="0.4146965439">
                <text:p>0.4146965439</text:p>
              </table:table-cell>
              <table:table-cell office:value-type="float" office:value="0.3870604553">
                <text:p>0.3870604553</text:p>
              </table:table-cell>
              <table:table-cell office:value-type="float" office:value="0.3963670042">
                <text:p>0.3963670042</text:p>
              </table:table-cell>
              <table:table-cell office:value-type="float" office:value="0.373424267">
                <text:p>0.373424267</text:p>
              </table:table-cell>
              <table:table-cell office:value-type="float" office:value="0.397316025">
                <text:p>0.397316025</text:p>
              </table:table-cell>
              <table:table-cell office:value-type="float" office:value="0.3815508645">
                <text:p>0.3815508645</text:p>
              </table:table-cell>
              <table:table-cell office:value-type="float" office:value="0.3451358412">
                <text:p>0.3451358412</text:p>
              </table:table-cell>
              <table:table-cell office:value-type="float" office:value="0.3483746774">
                <text:p>0.3483746774</text:p>
              </table:table-cell>
              <table:table-cell office:value-type="float" office:value="0.3886194123">
                <text:p>0.3886194123</text:p>
              </table:table-cell>
              <table:table-cell office:value-type="float" office:value="0.3678651704">
                <text:p>0.3678651704</text:p>
              </table:table-cell>
              <table:table-cell office:value-type="float" office:value="0.3471109285">
                <text:p>0.3471109285</text:p>
              </table:table-cell>
              <table:table-cell office:value-type="float" office:value="0.3518470569">
                <text:p>0.3518470569</text:p>
              </table:table-cell>
              <table:table-cell office:value-type="float" office:value="0.3650908894">
                <text:p>0.3650908894</text:p>
              </table:table-cell>
              <table:table-cell office:value-type="float" office:value="0.3601728762">
                <text:p>0.3601728762</text:p>
              </table:table-cell>
              <table:table-cell office:value-type="float" office:value="0.3546262933">
                <text:p>0.3546262933</text:p>
              </table:table-cell>
              <table:table-cell office:value-type="float" office:value="0.3618889194">
                <text:p>0.3618889194</text:p>
              </table:table-cell>
              <table:table-cell office:value-type="float" office:value="0.3463338311">
                <text:p>0.3463338311</text:p>
              </table:table-cell>
              <table:table-cell office:value-type="float" office:value="0.3061499355">
                <text:p>0.3061499355</text:p>
              </table:table-cell>
              <table:table-cell office:value-type="float" office:value="0.3367147311">
                <text:p>0.3367147311</text:p>
              </table:table-cell>
              <table:table-cell office:value-type="float" office:value="0.3167520163">
                <text:p>0.3167520163</text:p>
              </table:table-cell>
              <table:table-cell office:value-type="float" office:value="0.3126595215">
                <text:p>0.3126595215</text:p>
              </table:table-cell>
              <table:table-cell office:value-type="float" office:value="0.2853257135">
                <text:p>0.2853257135</text:p>
              </table:table-cell>
              <table:table-cell office:value-type="float" office:value="0.2852619645">
                <text:p>0.2852619645</text:p>
              </table:table-cell>
              <table:table-cell office:value-type="float" office:value="0.2813450807">
                <text:p>0.2813450807</text:p>
              </table:table-cell>
              <table:table-cell office:value-type="float" office:value="0.254028336">
                <text:p>0.254028336</text:p>
              </table:table-cell>
              <table:table-cell office:value-type="float" office:value="0.2397092118">
                <text:p>0.2397092118</text:p>
              </table:table-cell>
              <table:table-cell office:value-type="float" office:value="0.2750807149">
                <text:p>0.2750807149</text:p>
              </table:table-cell>
              <table:table-cell office:value-type="float" office:value="0.2881516784">
                <text:p>0.2881516784</text:p>
              </table:table-cell>
              <table:table-cell office:value-type="float" office:value="0.2719675912">
                <text:p>0.2719675912</text:p>
              </table:table-cell>
              <table:table-cell office:value-type="float" office:value="0.257028421">
                <text:p>0.257028421</text:p>
              </table:table-cell>
              <table:table-cell office:value-type="float" office:value="0.2646799144">
                <text:p>0.2646799144</text:p>
              </table:table-cell>
              <table:table-cell office:value-type="float" office:value="0.2557713724">
                <text:p>0.2557713724</text:p>
              </table:table-cell>
              <table:table-cell office:value-type="float" office:value="0.2754745902">
                <text:p>0.2754745902</text:p>
              </table:table-cell>
              <table:table-cell office:value-type="float" office:value="0.2435090083">
                <text:p>0.2435090083</text:p>
              </table:table-cell>
              <table:table-cell office:value-type="float" office:value="0.2425675174">
                <text:p>0.2425675174</text:p>
              </table:table-cell>
              <table:table-cell office:value-type="float" office:value="0.2321198442">
                <text:p>0.2321198442</text:p>
              </table:table-cell>
              <table:table-cell office:value-type="float" office:value="0.2318393961">
                <text:p>0.2318393961</text:p>
              </table:table-cell>
              <table:table-cell office:value-type="float" office:value="0.2458917468">
                <text:p>0.2458917468</text:p>
              </table:table-cell>
              <table:table-cell office:value-type="float" office:value="0.2381412944">
                <text:p>0.2381412944</text:p>
              </table:table-cell>
              <table:table-cell office:value-type="float" office:value="0.2372795376">
                <text:p>0.2372795376</text:p>
              </table:table-cell>
              <table:table-cell office:value-type="float" office:value="0.2182975806">
                <text:p>0.2182975806</text:p>
              </table:table-cell>
              <table:table-cell office:value-type="float" office:value="0.2077404657">
                <text:p>0.2077404657</text:p>
              </table:table-cell>
              <table:table-cell office:value-type="float" office:value="0.1971833508">
                <text:p>0.1971833508</text:p>
              </table:table-cell>
              <table:table-cell office:value-type="float" office:value="0.1866262358">
                <text:p>0.1866262358</text:p>
              </table:table-cell>
              <table:table-cell office:value-type="float" office:value="0.1760691209">
                <text:p>0.1760691209</text:p>
              </table:table-cell>
              <table:table-cell office:value-type="float" office:value="0.1977287841">
                <text:p>0.1977287841</text:p>
              </table:table-cell>
              <table:table-cell office:value-type="float" office:value="0.207254955">
                <text:p>0.207254955</text:p>
              </table:table-cell>
              <table:table-cell office:value-type="float" office:value="0.1968151968">
                <text:p>0.1968151968</text:p>
              </table:table-cell>
              <table:table-cell office:value-type="float" office:value="0.1915921712">
                <text:p>0.1915921712</text:p>
              </table:table-cell>
              <table:table-cell office:value-type="float" office:value="0.1797684424">
                <text:p>0.1797684424</text:p>
              </table:table-cell>
              <table:table-cell office:value-type="float" office:value="0.178280798">
                <text:p>0.178280798</text:p>
              </table:table-cell>
              <table:table-cell office:value-type="float" office:value="0.1741728149">
                <text:p>0.1741728149</text:p>
              </table:table-cell>
              <table:table-cell office:value-type="float" office:value="0.1759680748">
                <text:p>0.1759680748</text:p>
              </table:table-cell>
              <table:table-cell office:value-type="float" office:value="0.173227696">
                <text:p>0.173227696</text:p>
              </table:table-cell>
              <table:table-cell office:value-type="float" office:value="0.182412524">
                <text:p>0.182412524</text:p>
              </table:table-cell>
              <table:table-cell office:value-type="float" office:value="0.1423003576">
                <text:p>0.1423003576</text:p>
              </table:table-cell>
              <table:table-cell office:value-type="float" office:value="0.1675248473">
                <text:p>0.1675248473</text:p>
              </table:table-cell>
            </table:table-row>
            <table:table-row>
              <table:table-cell office:value-type="string">
                <text:p>35</text:p>
                <draw:g>
                  <svg:desc>Marriage.A12:Marriage.A12</svg:desc>
                </draw:g>
              </table:table-cell>
              <table:table-cell office:value-type="float" office:value="0.5568272099">
                <text:p>0.5568272099</text:p>
                <draw:g>
                  <svg:desc>Marriage.B12:Marriage.BM12</svg:desc>
                </draw:g>
              </table:table-cell>
              <table:table-cell office:value-type="float" office:value="0.5709769211">
                <text:p>0.5709769211</text:p>
              </table:table-cell>
              <table:table-cell office:value-type="float" office:value="0.5898290904">
                <text:p>0.5898290904</text:p>
              </table:table-cell>
              <table:table-cell office:value-type="float" office:value="0.5940997239">
                <text:p>0.5940997239</text:p>
              </table:table-cell>
              <table:table-cell office:value-type="float" office:value="0.5867390349">
                <text:p>0.5867390349</text:p>
              </table:table-cell>
              <table:table-cell office:value-type="float" office:value="0.5574154355">
                <text:p>0.5574154355</text:p>
              </table:table-cell>
              <table:table-cell office:value-type="float" office:value="0.5242344827">
                <text:p>0.5242344827</text:p>
              </table:table-cell>
              <table:table-cell office:value-type="float" office:value="0.5529775042">
                <text:p>0.5529775042</text:p>
              </table:table-cell>
              <table:table-cell office:value-type="float" office:value="0.5605088329">
                <text:p>0.5605088329</text:p>
              </table:table-cell>
              <table:table-cell office:value-type="float" office:value="0.5250068871">
                <text:p>0.5250068871</text:p>
              </table:table-cell>
              <table:table-cell office:value-type="float" office:value="0.5239268705">
                <text:p>0.5239268705</text:p>
              </table:table-cell>
              <table:table-cell office:value-type="float" office:value="0.5353479046">
                <text:p>0.5353479046</text:p>
              </table:table-cell>
              <table:table-cell office:value-type="float" office:value="0.5227017557">
                <text:p>0.5227017557</text:p>
              </table:table-cell>
              <table:table-cell office:value-type="float" office:value="0.5152496157">
                <text:p>0.5152496157</text:p>
              </table:table-cell>
              <table:table-cell office:value-type="float" office:value="0.5240170452">
                <text:p>0.5240170452</text:p>
              </table:table-cell>
              <table:table-cell office:value-type="float" office:value="0.4740442244">
                <text:p>0.4740442244</text:p>
              </table:table-cell>
              <table:table-cell office:value-type="float" office:value="0.5011695907">
                <text:p>0.5011695907</text:p>
              </table:table-cell>
              <table:table-cell office:value-type="float" office:value="0.528294957">
                <text:p>0.528294957</text:p>
              </table:table-cell>
              <table:table-cell office:value-type="float" office:value="0.5000178422">
                <text:p>0.5000178422</text:p>
              </table:table-cell>
              <table:table-cell office:value-type="float" office:value="0.4969620531">
                <text:p>0.4969620531</text:p>
              </table:table-cell>
              <table:table-cell office:value-type="float" office:value="0.4722895811">
                <text:p>0.4722895811</text:p>
              </table:table-cell>
              <table:table-cell office:value-type="float" office:value="0.4987711417">
                <text:p>0.4987711417</text:p>
              </table:table-cell>
              <table:table-cell office:value-type="float" office:value="0.4726414217">
                <text:p>0.4726414217</text:p>
              </table:table-cell>
              <table:table-cell office:value-type="float" office:value="0.4650815991">
                <text:p>0.4650815991</text:p>
              </table:table-cell>
              <table:table-cell office:value-type="float" office:value="0.4710422262">
                <text:p>0.4710422262</text:p>
              </table:table-cell>
              <table:table-cell office:value-type="float" office:value="0.4893373159">
                <text:p>0.4893373159</text:p>
              </table:table-cell>
              <table:table-cell office:value-type="float" office:value="0.4647364549">
                <text:p>0.4647364549</text:p>
              </table:table-cell>
              <table:table-cell office:value-type="float" office:value="0.4485617459">
                <text:p>0.4485617459</text:p>
              </table:table-cell>
              <table:table-cell office:value-type="float" office:value="0.4708013399">
                <text:p>0.4708013399</text:p>
              </table:table-cell>
              <table:table-cell office:value-type="float" office:value="0.4589765453">
                <text:p>0.4589765453</text:p>
              </table:table-cell>
              <table:table-cell office:value-type="float" office:value="0.4300878371">
                <text:p>0.4300878371</text:p>
              </table:table-cell>
              <table:table-cell office:value-type="float" office:value="0.4256449148">
                <text:p>0.4256449148</text:p>
              </table:table-cell>
              <table:table-cell office:value-type="float" office:value="0.4215953393">
                <text:p>0.4215953393</text:p>
              </table:table-cell>
              <table:table-cell office:value-type="float" office:value="0.4178592445">
                <text:p>0.4178592445</text:p>
              </table:table-cell>
              <table:table-cell office:value-type="float" office:value="0.4104803008">
                <text:p>0.4104803008</text:p>
              </table:table-cell>
              <table:table-cell office:value-type="float" office:value="0.4704823165">
                <text:p>0.4704823165</text:p>
              </table:table-cell>
              <table:table-cell office:value-type="float" office:value="0.4319202635">
                <text:p>0.4319202635</text:p>
              </table:table-cell>
              <table:table-cell office:value-type="float" office:value="0.3987860345">
                <text:p>0.3987860345</text:p>
              </table:table-cell>
              <table:table-cell office:value-type="float" office:value="0.3877516576">
                <text:p>0.3877516576</text:p>
              </table:table-cell>
              <table:table-cell office:value-type="float" office:value="0.4287681646">
                <text:p>0.4287681646</text:p>
              </table:table-cell>
              <table:table-cell office:value-type="float" office:value="0.379771797">
                <text:p>0.379771797</text:p>
              </table:table-cell>
              <table:table-cell office:value-type="float" office:value="0.376057147">
                <text:p>0.376057147</text:p>
              </table:table-cell>
              <table:table-cell office:value-type="float" office:value="0.3664664884">
                <text:p>0.3664664884</text:p>
              </table:table-cell>
              <table:table-cell office:value-type="float" office:value="0.3766718401">
                <text:p>0.3766718401</text:p>
              </table:table-cell>
              <table:table-cell office:value-type="float" office:value="0.3719335122">
                <text:p>0.3719335122</text:p>
              </table:table-cell>
              <table:table-cell office:value-type="float" office:value="0.3738081746">
                <text:p>0.3738081746</text:p>
              </table:table-cell>
              <table:table-cell office:value-type="float" office:value="0.3548570444">
                <text:p>0.3548570444</text:p>
              </table:table-cell>
              <table:table-cell office:value-type="float" office:value="0.370866741">
                <text:p>0.370866741</text:p>
              </table:table-cell>
              <table:table-cell office:value-type="float" office:value="0.3674780868">
                <text:p>0.3674780868</text:p>
              </table:table-cell>
              <table:table-cell office:value-type="float" office:value="0.3640894325">
                <text:p>0.3640894325</text:p>
              </table:table-cell>
              <table:table-cell office:value-type="float" office:value="0.3607007783">
                <text:p>0.3607007783</text:p>
              </table:table-cell>
              <table:table-cell office:value-type="float" office:value="0.357312124">
                <text:p>0.357312124</text:p>
              </table:table-cell>
              <table:table-cell office:value-type="float" office:value="0.332972716">
                <text:p>0.332972716</text:p>
              </table:table-cell>
              <table:table-cell office:value-type="float" office:value="0.3128347048">
                <text:p>0.3128347048</text:p>
              </table:table-cell>
              <table:table-cell office:value-type="float" office:value="0.3130413681">
                <text:p>0.3130413681</text:p>
              </table:table-cell>
              <table:table-cell office:value-type="float" office:value="0.307425121">
                <text:p>0.307425121</text:p>
              </table:table-cell>
              <table:table-cell office:value-type="float" office:value="0.2971576452">
                <text:p>0.2971576452</text:p>
              </table:table-cell>
              <table:table-cell office:value-type="float" office:value="0.2810906602">
                <text:p>0.2810906602</text:p>
              </table:table-cell>
              <table:table-cell office:value-type="float" office:value="0.2973369587">
                <text:p>0.2973369587</text:p>
              </table:table-cell>
              <table:table-cell office:value-type="float" office:value="0.2872277777">
                <text:p>0.2872277777</text:p>
              </table:table-cell>
              <table:table-cell office:value-type="float" office:value="0.2484641332">
                <text:p>0.2484641332</text:p>
              </table:table-cell>
              <table:table-cell office:value-type="float" office:value="0.2783708024">
                <text:p>0.2783708024</text:p>
              </table:table-cell>
              <table:table-cell office:value-type="float" office:value="0.2671701245">
                <text:p>0.2671701245</text:p>
              </table:table-cell>
              <table:table-cell office:value-type="float" office:value="0.2668901689">
                <text:p>0.2668901689</text:p>
              </table:table-cell>
            </table:table-row>
            <table:table-row>
              <table:table-cell office:value-type="string">
                <text:p>40</text:p>
                <draw:g>
                  <svg:desc>Marriage.A13:Marriage.A13</svg:desc>
                </draw:g>
              </table:table-cell>
              <table:table-cell office:value-type="float" office:value="0.6439359643">
                <text:p>0.6439359643</text:p>
                <draw:g>
                  <svg:desc>Marriage.B13:Marriage.BM13</svg:desc>
                </draw:g>
              </table:table-cell>
              <table:table-cell office:value-type="float" office:value="0.6377037117">
                <text:p>0.6377037117</text:p>
              </table:table-cell>
              <table:table-cell office:value-type="float" office:value="0.6461025465">
                <text:p>0.6461025465</text:p>
              </table:table-cell>
              <table:table-cell office:value-type="float" office:value="0.6204954403">
                <text:p>0.6204954403</text:p>
              </table:table-cell>
              <table:table-cell office:value-type="float" office:value="0.5954327925">
                <text:p>0.5954327925</text:p>
              </table:table-cell>
              <table:table-cell office:value-type="float" office:value="0.6253624838">
                <text:p>0.6253624838</text:p>
              </table:table-cell>
              <table:table-cell office:value-type="float" office:value="0.6241940603">
                <text:p>0.6241940603</text:p>
              </table:table-cell>
              <table:table-cell office:value-type="float" office:value="0.6048431448">
                <text:p>0.6048431448</text:p>
              </table:table-cell>
              <table:table-cell office:value-type="float" office:value="0.577140226">
                <text:p>0.577140226</text:p>
              </table:table-cell>
              <table:table-cell office:value-type="float" office:value="0.5944249887">
                <text:p>0.5944249887</text:p>
              </table:table-cell>
              <table:table-cell office:value-type="float" office:value="0.5841326494">
                <text:p>0.5841326494</text:p>
              </table:table-cell>
              <table:table-cell office:value-type="float" office:value="0.5665383544">
                <text:p>0.5665383544</text:p>
              </table:table-cell>
              <table:table-cell office:value-type="float" office:value="0.6160775349">
                <text:p>0.6160775349</text:p>
              </table:table-cell>
              <table:table-cell office:value-type="float" office:value="0.5831971617">
                <text:p>0.5831971617</text:p>
              </table:table-cell>
              <table:table-cell office:value-type="float" office:value="0.5813466359">
                <text:p>0.5813466359</text:p>
              </table:table-cell>
              <table:table-cell office:value-type="float" office:value="0.5852770622">
                <text:p>0.5852770622</text:p>
              </table:table-cell>
              <table:table-cell office:value-type="float" office:value="0.5867542286">
                <text:p>0.5867542286</text:p>
              </table:table-cell>
              <table:table-cell office:value-type="float" office:value="0.588231395">
                <text:p>0.588231395</text:p>
              </table:table-cell>
              <table:table-cell office:value-type="float" office:value="0.5854706813">
                <text:p>0.5854706813</text:p>
              </table:table-cell>
              <table:table-cell office:value-type="float" office:value="0.5812503505">
                <text:p>0.5812503505</text:p>
              </table:table-cell>
              <table:table-cell office:value-type="float" office:value="0.5596179387">
                <text:p>0.5596179387</text:p>
              </table:table-cell>
              <table:table-cell office:value-type="float" office:value="0.5763529209">
                <text:p>0.5763529209</text:p>
              </table:table-cell>
              <table:table-cell office:value-type="float" office:value="0.5647357646">
                <text:p>0.5647357646</text:p>
              </table:table-cell>
              <table:table-cell office:value-type="float" office:value="0.5855554582">
                <text:p>0.5855554582</text:p>
              </table:table-cell>
              <table:table-cell office:value-type="float" office:value="0.5818352251">
                <text:p>0.5818352251</text:p>
              </table:table-cell>
              <table:table-cell office:value-type="float" office:value="0.5692863405">
                <text:p>0.5692863405</text:p>
              </table:table-cell>
              <table:table-cell office:value-type="float" office:value="0.5169663308">
                <text:p>0.5169663308</text:p>
              </table:table-cell>
              <table:table-cell office:value-type="float" office:value="0.5256104138">
                <text:p>0.5256104138</text:p>
              </table:table-cell>
              <table:table-cell office:value-type="float" office:value="0.5495151964">
                <text:p>0.5495151964</text:p>
              </table:table-cell>
              <table:table-cell office:value-type="float" office:value="0.5380155141">
                <text:p>0.5380155141</text:p>
              </table:table-cell>
              <table:table-cell office:value-type="float" office:value="0.5104845172">
                <text:p>0.5104845172</text:p>
              </table:table-cell>
              <table:table-cell office:value-type="float" office:value="0.5283710374">
                <text:p>0.5283710374</text:p>
              </table:table-cell>
              <table:table-cell office:value-type="float" office:value="0.5253756226">
                <text:p>0.5253756226</text:p>
              </table:table-cell>
              <table:table-cell office:value-type="float" office:value="0.5035265689">
                <text:p>0.5035265689</text:p>
              </table:table-cell>
              <table:table-cell office:value-type="float" office:value="0.5161249979">
                <text:p>0.5161249979</text:p>
              </table:table-cell>
              <table:table-cell office:value-type="float" office:value="0.5021237662">
                <text:p>0.5021237662</text:p>
              </table:table-cell>
              <table:table-cell office:value-type="float" office:value="0.4862702692">
                <text:p>0.4862702692</text:p>
              </table:table-cell>
              <table:table-cell office:value-type="float" office:value="0.5271061405">
                <text:p>0.5271061405</text:p>
              </table:table-cell>
              <table:table-cell office:value-type="float" office:value="0.5491448916">
                <text:p>0.5491448916</text:p>
              </table:table-cell>
              <table:table-cell office:value-type="float" office:value="0.4997211136">
                <text:p>0.4997211136</text:p>
              </table:table-cell>
              <table:table-cell office:value-type="float" office:value="0.4659971985">
                <text:p>0.4659971985</text:p>
              </table:table-cell>
              <table:table-cell office:value-type="float" office:value="0.5005027152">
                <text:p>0.5005027152</text:p>
              </table:table-cell>
              <table:table-cell office:value-type="float" office:value="0.5034468673">
                <text:p>0.5034468673</text:p>
              </table:table-cell>
              <table:table-cell office:value-type="float" office:value="0.5011831048">
                <text:p>0.5011831048</text:p>
              </table:table-cell>
              <table:table-cell office:value-type="float" office:value="0.4806724282">
                <text:p>0.4806724282</text:p>
              </table:table-cell>
              <table:table-cell office:value-type="float" office:value="0.4696075876">
                <text:p>0.4696075876</text:p>
              </table:table-cell>
              <table:table-cell office:value-type="float" office:value="0.4804697466">
                <text:p>0.4804697466</text:p>
              </table:table-cell>
              <table:table-cell office:value-type="float" office:value="0.4733484486">
                <text:p>0.4733484486</text:p>
              </table:table-cell>
              <table:table-cell office:value-type="float" office:value="0.4665594874">
                <text:p>0.4665594874</text:p>
              </table:table-cell>
              <table:table-cell office:value-type="float" office:value="0.4597705261">
                <text:p>0.4597705261</text:p>
              </table:table-cell>
              <table:table-cell office:value-type="float" office:value="0.4529815649">
                <text:p>0.4529815649</text:p>
              </table:table-cell>
              <table:table-cell office:value-type="float" office:value="0.4461926036">
                <text:p>0.4461926036</text:p>
              </table:table-cell>
              <table:table-cell office:value-type="float" office:value="0.4377755188">
                <text:p>0.4377755188</text:p>
              </table:table-cell>
              <table:table-cell office:value-type="float" office:value="0.4229572431">
                <text:p>0.4229572431</text:p>
              </table:table-cell>
              <table:table-cell office:value-type="float" office:value="0.4278846094">
                <text:p>0.4278846094</text:p>
              </table:table-cell>
              <table:table-cell office:value-type="float" office:value="0.4231223637">
                <text:p>0.4231223637</text:p>
              </table:table-cell>
              <table:table-cell office:value-type="float" office:value="0.4177365465">
                <text:p>0.4177365465</text:p>
              </table:table-cell>
              <table:table-cell office:value-type="float" office:value="0.3938740983">
                <text:p>0.3938740983</text:p>
              </table:table-cell>
              <table:table-cell office:value-type="float" office:value="0.3930470676">
                <text:p>0.3930470676</text:p>
              </table:table-cell>
              <table:table-cell office:value-type="float" office:value="0.4151949707">
                <text:p>0.4151949707</text:p>
              </table:table-cell>
              <table:table-cell office:value-type="float" office:value="0.3910671227">
                <text:p>0.3910671227</text:p>
              </table:table-cell>
              <table:table-cell office:value-type="float" office:value="0.3806342882">
                <text:p>0.3806342882</text:p>
              </table:table-cell>
              <table:table-cell office:value-type="float" office:value="0.3982585051">
                <text:p>0.3982585051</text:p>
              </table:table-cell>
              <table:table-cell office:value-type="float" office:value="0.3775891566">
                <text:p>0.3775891566</text:p>
              </table:table-cell>
            </table:table-row>
            <table:table-row>
              <table:table-cell office:value-type="string">
                <text:p>45</text:p>
                <draw:g>
                  <svg:desc>Marriage.A14:Marriage.A14</svg:desc>
                </draw:g>
              </table:table-cell>
              <table:table-cell office:value-type="float" office:value="0.673594441">
                <text:p>0.673594441</text:p>
                <draw:g>
                  <svg:desc>Marriage.B14:Marriage.BM14</svg:desc>
                </draw:g>
              </table:table-cell>
              <table:table-cell office:value-type="float" office:value="0.6847739647">
                <text:p>0.6847739647</text:p>
              </table:table-cell>
              <table:table-cell office:value-type="float" office:value="0.6617603819">
                <text:p>0.6617603819</text:p>
              </table:table-cell>
              <table:table-cell office:value-type="float" office:value="0.6547985333">
                <text:p>0.6547985333</text:p>
              </table:table-cell>
              <table:table-cell office:value-type="float" office:value="0.6790450409">
                <text:p>0.6790450409</text:p>
              </table:table-cell>
              <table:table-cell office:value-type="float" office:value="0.6699570478">
                <text:p>0.6699570478</text:p>
              </table:table-cell>
              <table:table-cell office:value-type="float" office:value="0.632462678">
                <text:p>0.632462678</text:p>
              </table:table-cell>
              <table:table-cell office:value-type="float" office:value="0.6411501658">
                <text:p>0.6411501658</text:p>
              </table:table-cell>
              <table:table-cell office:value-type="float" office:value="0.6453084582">
                <text:p>0.6453084582</text:p>
              </table:table-cell>
              <table:table-cell office:value-type="float" office:value="0.6509785897">
                <text:p>0.6509785897</text:p>
              </table:table-cell>
              <table:table-cell office:value-type="float" office:value="0.6328282019">
                <text:p>0.6328282019</text:p>
              </table:table-cell>
              <table:table-cell office:value-type="float" office:value="0.6379823633">
                <text:p>0.6379823633</text:p>
              </table:table-cell>
              <table:table-cell office:value-type="float" office:value="0.6286573835">
                <text:p>0.6286573835</text:p>
              </table:table-cell>
              <table:table-cell office:value-type="float" office:value="0.6445835968">
                <text:p>0.6445835968</text:p>
              </table:table-cell>
              <table:table-cell office:value-type="float" office:value="0.6645844658">
                <text:p>0.6645844658</text:p>
              </table:table-cell>
              <table:table-cell office:value-type="float" office:value="0.6346485079">
                <text:p>0.6346485079</text:p>
              </table:table-cell>
              <table:table-cell office:value-type="float" office:value="0.6347331504">
                <text:p>0.6347331504</text:p>
              </table:table-cell>
              <table:table-cell office:value-type="float" office:value="0.6348177928">
                <text:p>0.6348177928</text:p>
              </table:table-cell>
              <table:table-cell office:value-type="float" office:value="0.6261596152">
                <text:p>0.6261596152</text:p>
              </table:table-cell>
              <table:table-cell office:value-type="float" office:value="0.6574123314">
                <text:p>0.6574123314</text:p>
              </table:table-cell>
              <table:table-cell office:value-type="float" office:value="0.6241244893">
                <text:p>0.6241244893</text:p>
              </table:table-cell>
              <table:table-cell office:value-type="float" office:value="0.6319030294">
                <text:p>0.6319030294</text:p>
              </table:table-cell>
              <table:table-cell office:value-type="float" office:value="0.5974195115">
                <text:p>0.5974195115</text:p>
              </table:table-cell>
              <table:table-cell office:value-type="float" office:value="0.6360198903">
                <text:p>0.6360198903</text:p>
              </table:table-cell>
              <table:table-cell office:value-type="float" office:value="0.640461552">
                <text:p>0.640461552</text:p>
              </table:table-cell>
              <table:table-cell office:value-type="float" office:value="0.6228656659">
                <text:p>0.6228656659</text:p>
              </table:table-cell>
              <table:table-cell office:value-type="float" office:value="0.6048838378">
                <text:p>0.6048838378</text:p>
              </table:table-cell>
              <table:table-cell office:value-type="float" office:value="0.6014338255">
                <text:p>0.6014338255</text:p>
              </table:table-cell>
              <table:table-cell office:value-type="float" office:value="0.6060375585">
                <text:p>0.6060375585</text:p>
              </table:table-cell>
              <table:table-cell office:value-type="float" office:value="0.6015084191">
                <text:p>0.6015084191</text:p>
              </table:table-cell>
              <table:table-cell office:value-type="float" office:value="0.5640768979">
                <text:p>0.5640768979</text:p>
              </table:table-cell>
              <table:table-cell office:value-type="float" office:value="0.5576052449">
                <text:p>0.5576052449</text:p>
              </table:table-cell>
              <table:table-cell office:value-type="float" office:value="0.571630105">
                <text:p>0.571630105</text:p>
              </table:table-cell>
              <table:table-cell office:value-type="float" office:value="0.5884388933">
                <text:p>0.5884388933</text:p>
              </table:table-cell>
              <table:table-cell office:value-type="float" office:value="0.5673787893">
                <text:p>0.5673787893</text:p>
              </table:table-cell>
              <table:table-cell office:value-type="float" office:value="0.5623189523">
                <text:p>0.5623189523</text:p>
              </table:table-cell>
              <table:table-cell office:value-type="float" office:value="0.5983929725">
                <text:p>0.5983929725</text:p>
              </table:table-cell>
              <table:table-cell office:value-type="float" office:value="0.5709222457">
                <text:p>0.5709222457</text:p>
              </table:table-cell>
              <table:table-cell office:value-type="float" office:value="0.5335128732">
                <text:p>0.5335128732</text:p>
              </table:table-cell>
              <table:table-cell office:value-type="float" office:value="0.596875302">
                <text:p>0.596875302</text:p>
              </table:table-cell>
              <table:table-cell office:value-type="float" office:value="0.5685378953">
                <text:p>0.5685378953</text:p>
              </table:table-cell>
              <table:table-cell office:value-type="float" office:value="0.532305474">
                <text:p>0.532305474</text:p>
              </table:table-cell>
              <table:table-cell office:value-type="float" office:value="0.5371740486">
                <text:p>0.5371740486</text:p>
              </table:table-cell>
              <table:table-cell office:value-type="float" office:value="0.5386802415">
                <text:p>0.5386802415</text:p>
              </table:table-cell>
              <table:table-cell office:value-type="float" office:value="0.5644247177">
                <text:p>0.5644247177</text:p>
              </table:table-cell>
              <table:table-cell office:value-type="float" office:value="0.5513719952">
                <text:p>0.5513719952</text:p>
              </table:table-cell>
              <table:table-cell office:value-type="float" office:value="0.5203342407">
                <text:p>0.5203342407</text:p>
              </table:table-cell>
              <table:table-cell office:value-type="float" office:value="0.5238933197">
                <text:p>0.5238933197</text:p>
              </table:table-cell>
              <table:table-cell office:value-type="float" office:value="0.5174586636">
                <text:p>0.5174586636</text:p>
              </table:table-cell>
              <table:table-cell office:value-type="float" office:value="0.5110240074">
                <text:p>0.5110240074</text:p>
              </table:table-cell>
              <table:table-cell office:value-type="float" office:value="0.5045893513">
                <text:p>0.5045893513</text:p>
              </table:table-cell>
              <table:table-cell office:value-type="float" office:value="0.4981546951">
                <text:p>0.4981546951</text:p>
              </table:table-cell>
              <table:table-cell office:value-type="float" office:value="0.5120956018">
                <text:p>0.5120956018</text:p>
              </table:table-cell>
              <table:table-cell office:value-type="float" office:value="0.4959825325">
                <text:p>0.4959825325</text:p>
              </table:table-cell>
              <table:table-cell office:value-type="float" office:value="0.5081934842">
                <text:p>0.5081934842</text:p>
              </table:table-cell>
              <table:table-cell office:value-type="float" office:value="0.4819996496">
                <text:p>0.4819996496</text:p>
              </table:table-cell>
              <table:table-cell office:value-type="float" office:value="0.4787581743">
                <text:p>0.4787581743</text:p>
              </table:table-cell>
              <table:table-cell office:value-type="float" office:value="0.4883353574">
                <text:p>0.4883353574</text:p>
              </table:table-cell>
              <table:table-cell office:value-type="float" office:value="0.4851102307">
                <text:p>0.4851102307</text:p>
              </table:table-cell>
              <table:table-cell office:value-type="float" office:value="0.4844575566">
                <text:p>0.4844575566</text:p>
              </table:table-cell>
              <table:table-cell office:value-type="float" office:value="0.4780754986">
                <text:p>0.4780754986</text:p>
              </table:table-cell>
              <table:table-cell office:value-type="float" office:value="0.4631315562">
                <text:p>0.4631315562</text:p>
              </table:table-cell>
              <table:table-cell office:value-type="float" office:value="0.4786489525">
                <text:p>0.4786489525</text:p>
              </table:table-cell>
              <table:table-cell office:value-type="float" office:value="0.4690818029">
                <text:p>0.4690818029</text:p>
              </table:table-cell>
            </table:table-row>
            <table:table-row>
              <table:table-cell office:value-type="string">
                <text:p>50</text:p>
                <draw:g>
                  <svg:desc>Marriage.A15:Marriage.A15</svg:desc>
                </draw:g>
              </table:table-cell>
              <table:table-cell office:value-type="float" office:value="0.7196417177">
                <text:p>0.7196417177</text:p>
                <draw:g>
                  <svg:desc>Marriage.B15:Marriage.BM15</svg:desc>
                </draw:g>
              </table:table-cell>
              <table:table-cell office:value-type="float" office:value="0.717415619">
                <text:p>0.717415619</text:p>
              </table:table-cell>
              <table:table-cell office:value-type="float" office:value="0.7040471587">
                <text:p>0.7040471587</text:p>
              </table:table-cell>
              <table:table-cell office:value-type="float" office:value="0.6825800938">
                <text:p>0.6825800938</text:p>
              </table:table-cell>
              <table:table-cell office:value-type="float" office:value="0.6882473163">
                <text:p>0.6882473163</text:p>
              </table:table-cell>
              <table:table-cell office:value-type="float" office:value="0.6735348921">
                <text:p>0.6735348921</text:p>
              </table:table-cell>
              <table:table-cell office:value-type="float" office:value="0.6702332078">
                <text:p>0.6702332078</text:p>
              </table:table-cell>
              <table:table-cell office:value-type="float" office:value="0.6642861044">
                <text:p>0.6642861044</text:p>
              </table:table-cell>
              <table:table-cell office:value-type="float" office:value="0.6660010897">
                <text:p>0.6660010897</text:p>
              </table:table-cell>
              <table:table-cell office:value-type="float" office:value="0.6566614701">
                <text:p>0.6566614701</text:p>
              </table:table-cell>
              <table:table-cell office:value-type="float" office:value="0.6706874414">
                <text:p>0.6706874414</text:p>
              </table:table-cell>
              <table:table-cell office:value-type="float" office:value="0.6695061327">
                <text:p>0.6695061327</text:p>
              </table:table-cell>
              <table:table-cell office:value-type="float" office:value="0.6578775791">
                <text:p>0.6578775791</text:p>
              </table:table-cell>
              <table:table-cell office:value-type="float" office:value="0.6601288321">
                <text:p>0.6601288321</text:p>
              </table:table-cell>
              <table:table-cell office:value-type="float" office:value="0.650543496">
                <text:p>0.650543496</text:p>
              </table:table-cell>
              <table:table-cell office:value-type="float" office:value="0.689139419">
                <text:p>0.689139419</text:p>
              </table:table-cell>
              <table:table-cell office:value-type="float" office:value="0.6674112586">
                <text:p>0.6674112586</text:p>
              </table:table-cell>
              <table:table-cell office:value-type="float" office:value="0.6456830982">
                <text:p>0.6456830982</text:p>
              </table:table-cell>
              <table:table-cell office:value-type="float" office:value="0.6381463099">
                <text:p>0.6381463099</text:p>
              </table:table-cell>
              <table:table-cell office:value-type="float" office:value="0.6472975242">
                <text:p>0.6472975242</text:p>
              </table:table-cell>
              <table:table-cell office:value-type="float" office:value="0.6426237666">
                <text:p>0.6426237666</text:p>
              </table:table-cell>
              <table:table-cell office:value-type="float" office:value="0.6206233323">
                <text:p>0.6206233323</text:p>
              </table:table-cell>
              <table:table-cell office:value-type="float" office:value="0.6252042381">
                <text:p>0.6252042381</text:p>
              </table:table-cell>
              <table:table-cell office:value-type="float" office:value="0.6279276208">
                <text:p>0.6279276208</text:p>
              </table:table-cell>
              <table:table-cell office:value-type="float" office:value="0.612630239">
                <text:p>0.612630239</text:p>
              </table:table-cell>
              <table:table-cell office:value-type="float" office:value="0.6377108361">
                <text:p>0.6377108361</text:p>
              </table:table-cell>
              <table:table-cell office:value-type="float" office:value="0.6022436435">
                <text:p>0.6022436435</text:p>
              </table:table-cell>
              <table:table-cell office:value-type="float" office:value="0.5946787144">
                <text:p>0.5946787144</text:p>
              </table:table-cell>
              <table:table-cell office:value-type="float" office:value="0.6014330994">
                <text:p>0.6014330994</text:p>
              </table:table-cell>
              <table:table-cell office:value-type="float" office:value="0.5835108914">
                <text:p>0.5835108914</text:p>
              </table:table-cell>
              <table:table-cell office:value-type="float" office:value="0.5820505334">
                <text:p>0.5820505334</text:p>
              </table:table-cell>
              <table:table-cell office:value-type="float" office:value="0.5764455782">
                <text:p>0.5764455782</text:p>
              </table:table-cell>
              <table:table-cell office:value-type="float" office:value="0.6046590318">
                <text:p>0.6046590318</text:p>
              </table:table-cell>
              <table:table-cell office:value-type="float" office:value="0.5939701721">
                <text:p>0.5939701721</text:p>
              </table:table-cell>
              <table:table-cell office:value-type="float" office:value="0.5890212629">
                <text:p>0.5890212629</text:p>
              </table:table-cell>
              <table:table-cell office:value-type="float" office:value="0.5777534618">
                <text:p>0.5777534618</text:p>
              </table:table-cell>
              <table:table-cell office:value-type="float" office:value="0.5868060774">
                <text:p>0.5868060774</text:p>
              </table:table-cell>
              <table:table-cell office:value-type="float" office:value="0.5493677627">
                <text:p>0.5493677627</text:p>
              </table:table-cell>
              <table:table-cell office:value-type="float" office:value="0.5665219696">
                <text:p>0.5665219696</text:p>
              </table:table-cell>
              <table:table-cell office:value-type="float" office:value="0.5583766051">
                <text:p>0.5583766051</text:p>
              </table:table-cell>
              <table:table-cell office:value-type="float" office:value="0.5972431237">
                <text:p>0.5972431237</text:p>
              </table:table-cell>
              <table:table-cell office:value-type="float" office:value="0.5837988827">
                <text:p>0.5837988827</text:p>
              </table:table-cell>
              <table:table-cell office:value-type="float" office:value="0.5698100271">
                <text:p>0.5698100271</text:p>
              </table:table-cell>
              <table:table-cell office:value-type="float" office:value="0.5797134145">
                <text:p>0.5797134145</text:p>
              </table:table-cell>
              <table:table-cell office:value-type="float" office:value="0.5785347089">
                <text:p>0.5785347089</text:p>
              </table:table-cell>
              <table:table-cell office:value-type="float" office:value="0.5527883964">
                <text:p>0.5527883964</text:p>
              </table:table-cell>
              <table:table-cell office:value-type="float" office:value="0.567620967">
                <text:p>0.567620967</text:p>
              </table:table-cell>
              <table:table-cell office:value-type="float" office:value="0.5701940017">
                <text:p>0.5701940017</text:p>
              </table:table-cell>
              <table:table-cell office:value-type="float" office:value="0.5704999515">
                <text:p>0.5704999515</text:p>
              </table:table-cell>
              <table:table-cell office:value-type="float" office:value="0.5708059013">
                <text:p>0.5708059013</text:p>
              </table:table-cell>
              <table:table-cell office:value-type="float" office:value="0.571111851">
                <text:p>0.571111851</text:p>
              </table:table-cell>
              <table:table-cell office:value-type="float" office:value="0.5714178008">
                <text:p>0.5714178008</text:p>
              </table:table-cell>
              <table:table-cell office:value-type="float" office:value="0.5742902133">
                <text:p>0.5742902133</text:p>
              </table:table-cell>
              <table:table-cell office:value-type="float" office:value="0.5500369791">
                <text:p>0.5500369791</text:p>
              </table:table-cell>
              <table:table-cell office:value-type="float" office:value="0.556939572">
                <text:p>0.556939572</text:p>
              </table:table-cell>
              <table:table-cell office:value-type="float" office:value="0.5568590306">
                <text:p>0.5568590306</text:p>
              </table:table-cell>
              <table:table-cell office:value-type="float" office:value="0.5614196477">
                <text:p>0.5614196477</text:p>
              </table:table-cell>
              <table:table-cell office:value-type="float" office:value="0.5916068892">
                <text:p>0.5916068892</text:p>
              </table:table-cell>
              <table:table-cell office:value-type="float" office:value="0.570399353">
                <text:p>0.570399353</text:p>
              </table:table-cell>
              <table:table-cell office:value-type="float" office:value="0.5325777379">
                <text:p>0.5325777379</text:p>
              </table:table-cell>
              <table:table-cell office:value-type="float" office:value="0.5588569599">
                <text:p>0.5588569599</text:p>
              </table:table-cell>
              <table:table-cell office:value-type="float" office:value="0.5517665946">
                <text:p>0.5517665946</text:p>
              </table:table-cell>
              <table:table-cell office:value-type="float" office:value="0.5229585265">
                <text:p>0.5229585265</text:p>
              </table:table-cell>
              <table:table-cell office:value-type="float" office:value="0.5025098394">
                <text:p>0.5025098394</text:p>
              </table:table-cell>
            </table:table-row>
            <table:table-row>
              <table:table-cell office:value-type="string">
                <text:p>55</text:p>
                <draw:g>
                  <svg:desc>Marriage.A16:Marriage.A16</svg:desc>
                </draw:g>
              </table:table-cell>
              <table:table-cell office:value-type="float" office:value="0.7434912309">
                <text:p>0.7434912309</text:p>
                <draw:g>
                  <svg:desc>Marriage.B16:Marriage.BM16</svg:desc>
                </draw:g>
              </table:table-cell>
              <table:table-cell office:value-type="float" office:value="0.7357187751">
                <text:p>0.7357187751</text:p>
              </table:table-cell>
              <table:table-cell office:value-type="float" office:value="0.7125483398">
                <text:p>0.7125483398</text:p>
              </table:table-cell>
              <table:table-cell office:value-type="float" office:value="0.7174871947">
                <text:p>0.7174871947</text:p>
              </table:table-cell>
              <table:table-cell office:value-type="float" office:value="0.7083845692">
                <text:p>0.7083845692</text:p>
              </table:table-cell>
              <table:table-cell office:value-type="float" office:value="0.7339831616">
                <text:p>0.7339831616</text:p>
              </table:table-cell>
              <table:table-cell office:value-type="float" office:value="0.7394417476">
                <text:p>0.7394417476</text:p>
              </table:table-cell>
              <table:table-cell office:value-type="float" office:value="0.7119203014">
                <text:p>0.7119203014</text:p>
              </table:table-cell>
              <table:table-cell office:value-type="float" office:value="0.711676919">
                <text:p>0.711676919</text:p>
              </table:table-cell>
              <table:table-cell office:value-type="float" office:value="0.687975341">
                <text:p>0.687975341</text:p>
              </table:table-cell>
              <table:table-cell office:value-type="float" office:value="0.7082414825">
                <text:p>0.7082414825</text:p>
              </table:table-cell>
              <table:table-cell office:value-type="float" office:value="0.6585294768">
                <text:p>0.6585294768</text:p>
              </table:table-cell>
              <table:table-cell office:value-type="float" office:value="0.6630530808">
                <text:p>0.6630530808</text:p>
              </table:table-cell>
              <table:table-cell office:value-type="float" office:value="0.6819800023">
                <text:p>0.6819800023</text:p>
              </table:table-cell>
              <table:table-cell office:value-type="float" office:value="0.6943370493">
                <text:p>0.6943370493</text:p>
              </table:table-cell>
              <table:table-cell office:value-type="float" office:value="0.6744427559">
                <text:p>0.6744427559</text:p>
              </table:table-cell>
              <table:table-cell office:value-type="float" office:value="0.6780025347">
                <text:p>0.6780025347</text:p>
              </table:table-cell>
              <table:table-cell office:value-type="float" office:value="0.6815623135">
                <text:p>0.6815623135</text:p>
              </table:table-cell>
              <table:table-cell office:value-type="float" office:value="0.6649998028">
                <text:p>0.6649998028</text:p>
              </table:table-cell>
              <table:table-cell office:value-type="float" office:value="0.6695728254">
                <text:p>0.6695728254</text:p>
              </table:table-cell>
              <table:table-cell office:value-type="float" office:value="0.6679457969">
                <text:p>0.6679457969</text:p>
              </table:table-cell>
              <table:table-cell office:value-type="float" office:value="0.6785618124">
                <text:p>0.6785618124</text:p>
              </table:table-cell>
              <table:table-cell office:value-type="float" office:value="0.6535408404">
                <text:p>0.6535408404</text:p>
              </table:table-cell>
              <table:table-cell office:value-type="float" office:value="0.6557825025">
                <text:p>0.6557825025</text:p>
              </table:table-cell>
              <table:table-cell office:value-type="float" office:value="0.6631717959">
                <text:p>0.6631717959</text:p>
              </table:table-cell>
              <table:table-cell office:value-type="float" office:value="0.6608707315">
                <text:p>0.6608707315</text:p>
              </table:table-cell>
              <table:table-cell office:value-type="float" office:value="0.6680722952">
                <text:p>0.6680722952</text:p>
              </table:table-cell>
              <table:table-cell office:value-type="float" office:value="0.6791337974">
                <text:p>0.6791337974</text:p>
              </table:table-cell>
              <table:table-cell office:value-type="float" office:value="0.6413055898">
                <text:p>0.6413055898</text:p>
              </table:table-cell>
              <table:table-cell office:value-type="float" office:value="0.6304412147">
                <text:p>0.6304412147</text:p>
              </table:table-cell>
              <table:table-cell office:value-type="float" office:value="0.6206069723">
                <text:p>0.6206069723</text:p>
              </table:table-cell>
              <table:table-cell office:value-type="float" office:value="0.6349596552">
                <text:p>0.6349596552</text:p>
              </table:table-cell>
              <table:table-cell office:value-type="float" office:value="0.6117247375">
                <text:p>0.6117247375</text:p>
              </table:table-cell>
              <table:table-cell office:value-type="float" office:value="0.5639731191">
                <text:p>0.5639731191</text:p>
              </table:table-cell>
              <table:table-cell office:value-type="float" office:value="0.5898964051">
                <text:p>0.5898964051</text:p>
              </table:table-cell>
              <table:table-cell office:value-type="float" office:value="0.6008988845">
                <text:p>0.6008988845</text:p>
              </table:table-cell>
              <table:table-cell office:value-type="float" office:value="0.6005520655">
                <text:p>0.6005520655</text:p>
              </table:table-cell>
              <table:table-cell office:value-type="float" office:value="0.6361730003">
                <text:p>0.6361730003</text:p>
              </table:table-cell>
              <table:table-cell office:value-type="float" office:value="0.5991974666">
                <text:p>0.5991974666</text:p>
              </table:table-cell>
              <table:table-cell office:value-type="float" office:value="0.5586342737">
                <text:p>0.5586342737</text:p>
              </table:table-cell>
              <table:table-cell office:value-type="float" office:value="0.5932905108">
                <text:p>0.5932905108</text:p>
              </table:table-cell>
              <table:table-cell office:value-type="float" office:value="0.6091082979">
                <text:p>0.6091082979</text:p>
              </table:table-cell>
              <table:table-cell office:value-type="float" office:value="0.6384966595">
                <text:p>0.6384966595</text:p>
              </table:table-cell>
              <table:table-cell office:value-type="float" office:value="0.6255703682">
                <text:p>0.6255703682</text:p>
              </table:table-cell>
              <table:table-cell office:value-type="float" office:value="0.625860942">
                <text:p>0.625860942</text:p>
              </table:table-cell>
              <table:table-cell office:value-type="float" office:value="0.6054513148">
                <text:p>0.6054513148</text:p>
              </table:table-cell>
              <table:table-cell office:value-type="float" office:value="0.6019277615">
                <text:p>0.6019277615</text:p>
              </table:table-cell>
              <table:table-cell office:value-type="float" office:value="0.6111294274">
                <text:p>0.6111294274</text:p>
              </table:table-cell>
              <table:table-cell office:value-type="float" office:value="0.6031564371">
                <text:p>0.6031564371</text:p>
              </table:table-cell>
              <table:table-cell office:value-type="float" office:value="0.5951834467">
                <text:p>0.5951834467</text:p>
              </table:table-cell>
              <table:table-cell office:value-type="float" office:value="0.5872104564">
                <text:p>0.5872104564</text:p>
              </table:table-cell>
              <table:table-cell office:value-type="float" office:value="0.579237466">
                <text:p>0.579237466</text:p>
              </table:table-cell>
              <table:table-cell office:value-type="float" office:value="0.5918614015">
                <text:p>0.5918614015</text:p>
              </table:table-cell>
              <table:table-cell office:value-type="float" office:value="0.5851986376">
                <text:p>0.5851986376</text:p>
              </table:table-cell>
              <table:table-cell office:value-type="float" office:value="0.5476149091">
                <text:p>0.5476149091</text:p>
              </table:table-cell>
              <table:table-cell office:value-type="float" office:value="0.5550305296">
                <text:p>0.5550305296</text:p>
              </table:table-cell>
              <table:table-cell office:value-type="float" office:value="0.5780183387">
                <text:p>0.5780183387</text:p>
              </table:table-cell>
              <table:table-cell office:value-type="float" office:value="0.5545993324">
                <text:p>0.5545993324</text:p>
              </table:table-cell>
              <table:table-cell office:value-type="float" office:value="0.5632555949">
                <text:p>0.5632555949</text:p>
              </table:table-cell>
              <table:table-cell office:value-type="float" office:value="0.5709705137">
                <text:p>0.5709705137</text:p>
              </table:table-cell>
              <table:table-cell office:value-type="float" office:value="0.5493106793">
                <text:p>0.5493106793</text:p>
              </table:table-cell>
              <table:table-cell office:value-type="float" office:value="0.5598115231">
                <text:p>0.5598115231</text:p>
              </table:table-cell>
              <table:table-cell office:value-type="float" office:value="0.566796932">
                <text:p>0.566796932</text:p>
              </table:table-cell>
              <table:table-cell office:value-type="float" office:value="0.5363619753">
                <text:p>0.5363619753</text:p>
              </table:table-cell>
            </table:table-row>
            <table:table-row>
              <table:table-cell office:value-type="string">
                <text:p>60</text:p>
                <draw:g>
                  <svg:desc>Marriage.A17:Marriage.A17</svg:desc>
                </draw:g>
              </table:table-cell>
              <table:table-cell office:value-type="float" office:value="0.7113389632">
                <text:p>0.7113389632</text:p>
                <draw:g>
                  <svg:desc>Marriage.B17:Marriage.BM17</svg:desc>
                </draw:g>
              </table:table-cell>
              <table:table-cell office:value-type="float" office:value="0.7235962385">
                <text:p>0.7235962385</text:p>
              </table:table-cell>
              <table:table-cell office:value-type="float" office:value="0.7047972973">
                <text:p>0.7047972973</text:p>
              </table:table-cell>
              <table:table-cell office:value-type="float" office:value="0.7132522056">
                <text:p>0.7132522056</text:p>
              </table:table-cell>
              <table:table-cell office:value-type="float" office:value="0.7061880019">
                <text:p>0.7061880019</text:p>
              </table:table-cell>
              <table:table-cell office:value-type="float" office:value="0.725938342">
                <text:p>0.725938342</text:p>
              </table:table-cell>
              <table:table-cell office:value-type="float" office:value="0.7089511403">
                <text:p>0.7089511403</text:p>
              </table:table-cell>
              <table:table-cell office:value-type="float" office:value="0.7206346329">
                <text:p>0.7206346329</text:p>
              </table:table-cell>
              <table:table-cell office:value-type="float" office:value="0.7201777467">
                <text:p>0.7201777467</text:p>
              </table:table-cell>
              <table:table-cell office:value-type="float" office:value="0.7244489829">
                <text:p>0.7244489829</text:p>
              </table:table-cell>
              <table:table-cell office:value-type="float" office:value="0.6948346645">
                <text:p>0.6948346645</text:p>
              </table:table-cell>
              <table:table-cell office:value-type="float" office:value="0.6871260017">
                <text:p>0.6871260017</text:p>
              </table:table-cell>
              <table:table-cell office:value-type="float" office:value="0.6843107796">
                <text:p>0.6843107796</text:p>
              </table:table-cell>
              <table:table-cell office:value-type="float" office:value="0.6972208885">
                <text:p>0.6972208885</text:p>
              </table:table-cell>
              <table:table-cell office:value-type="float" office:value="0.7086624353">
                <text:p>0.7086624353</text:p>
              </table:table-cell>
              <table:table-cell office:value-type="float" office:value="0.6685277099">
                <text:p>0.6685277099</text:p>
              </table:table-cell>
              <table:table-cell office:value-type="float" office:value="0.6859601488">
                <text:p>0.6859601488</text:p>
              </table:table-cell>
              <table:table-cell office:value-type="float" office:value="0.7033925877">
                <text:p>0.7033925877</text:p>
              </table:table-cell>
              <table:table-cell office:value-type="float" office:value="0.7056953668">
                <text:p>0.7056953668</text:p>
              </table:table-cell>
              <table:table-cell office:value-type="float" office:value="0.7057319614">
                <text:p>0.7057319614</text:p>
              </table:table-cell>
              <table:table-cell office:value-type="float" office:value="0.688529789">
                <text:p>0.688529789</text:p>
              </table:table-cell>
              <table:table-cell office:value-type="float" office:value="0.669764576">
                <text:p>0.669764576</text:p>
              </table:table-cell>
              <table:table-cell office:value-type="float" office:value="0.6998911806">
                <text:p>0.6998911806</text:p>
              </table:table-cell>
              <table:table-cell office:value-type="float" office:value="0.7424954342">
                <text:p>0.7424954342</text:p>
              </table:table-cell>
              <table:table-cell office:value-type="float" office:value="0.6872532999">
                <text:p>0.6872532999</text:p>
              </table:table-cell>
              <table:table-cell office:value-type="float" office:value="0.6849531687">
                <text:p>0.6849531687</text:p>
              </table:table-cell>
              <table:table-cell office:value-type="float" office:value="0.6885350372">
                <text:p>0.6885350372</text:p>
              </table:table-cell>
              <table:table-cell office:value-type="float" office:value="0.708765886">
                <text:p>0.708765886</text:p>
              </table:table-cell>
              <table:table-cell office:value-type="float" office:value="0.6324308655">
                <text:p>0.6324308655</text:p>
              </table:table-cell>
              <table:table-cell office:value-type="float" office:value="0.653124899">
                <text:p>0.653124899</text:p>
              </table:table-cell>
              <table:table-cell office:value-type="float" office:value="0.6733654998">
                <text:p>0.6733654998</text:p>
              </table:table-cell>
              <table:table-cell office:value-type="float" office:value="0.6266966958">
                <text:p>0.6266966958</text:p>
              </table:table-cell>
              <table:table-cell office:value-type="float" office:value="0.6171441328">
                <text:p>0.6171441328</text:p>
              </table:table-cell>
              <table:table-cell office:value-type="float" office:value="0.6292871075">
                <text:p>0.6292871075</text:p>
              </table:table-cell>
              <table:table-cell office:value-type="float" office:value="0.602313636">
                <text:p>0.602313636</text:p>
              </table:table-cell>
              <table:table-cell office:value-type="float" office:value="0.6158990577">
                <text:p>0.6158990577</text:p>
              </table:table-cell>
              <table:table-cell office:value-type="float" office:value="0.6518909121">
                <text:p>0.6518909121</text:p>
              </table:table-cell>
              <table:table-cell office:value-type="float" office:value="0.6246476701">
                <text:p>0.6246476701</text:p>
              </table:table-cell>
              <table:table-cell office:value-type="float" office:value="0.6061047954">
                <text:p>0.6061047954</text:p>
              </table:table-cell>
              <table:table-cell office:value-type="float" office:value="0.6052845891">
                <text:p>0.6052845891</text:p>
              </table:table-cell>
              <table:table-cell office:value-type="float" office:value="0.6483879105">
                <text:p>0.6483879105</text:p>
              </table:table-cell>
              <table:table-cell office:value-type="float" office:value="0.6354295854">
                <text:p>0.6354295854</text:p>
              </table:table-cell>
              <table:table-cell office:value-type="float" office:value="0.610728356">
                <text:p>0.610728356</text:p>
              </table:table-cell>
              <table:table-cell office:value-type="float" office:value="0.6075084717">
                <text:p>0.6075084717</text:p>
              </table:table-cell>
              <table:table-cell office:value-type="float" office:value="0.6356316864">
                <text:p>0.6356316864</text:p>
              </table:table-cell>
              <table:table-cell office:value-type="float" office:value="0.6340928771">
                <text:p>0.6340928771</text:p>
              </table:table-cell>
              <table:table-cell office:value-type="float" office:value="0.6176489058">
                <text:p>0.6176489058</text:p>
              </table:table-cell>
              <table:table-cell office:value-type="float" office:value="0.6383627823">
                <text:p>0.6383627823</text:p>
              </table:table-cell>
              <table:table-cell office:value-type="float" office:value="0.6417069817">
                <text:p>0.6417069817</text:p>
              </table:table-cell>
              <table:table-cell office:value-type="float" office:value="0.645051181">
                <text:p>0.645051181</text:p>
              </table:table-cell>
              <table:table-cell office:value-type="float" office:value="0.6483953804">
                <text:p>0.6483953804</text:p>
              </table:table-cell>
              <table:table-cell office:value-type="float" office:value="0.6517395797">
                <text:p>0.6517395797</text:p>
              </table:table-cell>
              <table:table-cell office:value-type="float" office:value="0.6316237383">
                <text:p>0.6316237383</text:p>
              </table:table-cell>
              <table:table-cell office:value-type="float" office:value="0.615378675">
                <text:p>0.615378675</text:p>
              </table:table-cell>
              <table:table-cell office:value-type="float" office:value="0.6180992661">
                <text:p>0.6180992661</text:p>
              </table:table-cell>
              <table:table-cell office:value-type="float" office:value="0.6554071623">
                <text:p>0.6554071623</text:p>
              </table:table-cell>
              <table:table-cell office:value-type="float" office:value="0.6029492578">
                <text:p>0.6029492578</text:p>
              </table:table-cell>
              <table:table-cell office:value-type="float" office:value="0.6053586967">
                <text:p>0.6053586967</text:p>
              </table:table-cell>
              <table:table-cell office:value-type="float" office:value="0.6139519552">
                <text:p>0.6139519552</text:p>
              </table:table-cell>
              <table:table-cell office:value-type="float" office:value="0.6222369661">
                <text:p>0.6222369661</text:p>
              </table:table-cell>
              <table:table-cell office:value-type="float" office:value="0.5943192966">
                <text:p>0.5943192966</text:p>
              </table:table-cell>
              <table:table-cell office:value-type="float" office:value="0.5802637301">
                <text:p>0.5802637301</text:p>
              </table:table-cell>
              <table:table-cell office:value-type="float" office:value="0.5896511758">
                <text:p>0.5896511758</text:p>
              </table:table-cell>
              <table:table-cell office:value-type="float" office:value="0.6146334841">
                <text:p>0.6146334841</text:p>
              </table:table-cell>
            </table:table-row>
            <table:table-row>
              <table:table-cell office:value-type="string">
                <text:p>65</text:p>
                <draw:g>
                  <svg:desc>Marriage.A18:Marriage.A18</svg:desc>
                </draw:g>
              </table:table-cell>
              <table:table-cell office:value-type="float" office:value="0.7010854289">
                <text:p>0.7010854289</text:p>
                <draw:g>
                  <svg:desc>Marriage.B18:Marriage.BM18</svg:desc>
                </draw:g>
              </table:table-cell>
              <table:table-cell office:value-type="float" office:value="0.6929511744">
                <text:p>0.6929511744</text:p>
              </table:table-cell>
              <table:table-cell office:value-type="float" office:value="0.7214448767">
                <text:p>0.7214448767</text:p>
              </table:table-cell>
              <table:table-cell office:value-type="float" office:value="0.6791110151">
                <text:p>0.6791110151</text:p>
              </table:table-cell>
              <table:table-cell office:value-type="float" office:value="0.6944551417">
                <text:p>0.6944551417</text:p>
              </table:table-cell>
              <table:table-cell office:value-type="float" office:value="0.7005511309">
                <text:p>0.7005511309</text:p>
              </table:table-cell>
              <table:table-cell office:value-type="float" office:value="0.6986795162">
                <text:p>0.6986795162</text:p>
              </table:table-cell>
              <table:table-cell office:value-type="float" office:value="0.695664878">
                <text:p>0.695664878</text:p>
              </table:table-cell>
              <table:table-cell office:value-type="float" office:value="0.6848776104">
                <text:p>0.6848776104</text:p>
              </table:table-cell>
              <table:table-cell office:value-type="float" office:value="0.6900172527">
                <text:p>0.6900172527</text:p>
              </table:table-cell>
              <table:table-cell office:value-type="float" office:value="0.7072684841">
                <text:p>0.7072684841</text:p>
              </table:table-cell>
              <table:table-cell office:value-type="float" office:value="0.7115175173">
                <text:p>0.7115175173</text:p>
              </table:table-cell>
              <table:table-cell office:value-type="float" office:value="0.6929038209">
                <text:p>0.6929038209</text:p>
              </table:table-cell>
              <table:table-cell office:value-type="float" office:value="0.696753928">
                <text:p>0.696753928</text:p>
              </table:table-cell>
              <table:table-cell office:value-type="float" office:value="0.6932302322">
                <text:p>0.6932302322</text:p>
              </table:table-cell>
              <table:table-cell office:value-type="float" office:value="0.702350426">
                <text:p>0.702350426</text:p>
              </table:table-cell>
              <table:table-cell office:value-type="float" office:value="0.6976122102">
                <text:p>0.6976122102</text:p>
              </table:table-cell>
              <table:table-cell office:value-type="float" office:value="0.6928739944">
                <text:p>0.6928739944</text:p>
              </table:table-cell>
              <table:table-cell office:value-type="float" office:value="0.6950252074">
                <text:p>0.6950252074</text:p>
              </table:table-cell>
              <table:table-cell office:value-type="float" office:value="0.7079687226">
                <text:p>0.7079687226</text:p>
              </table:table-cell>
              <table:table-cell office:value-type="float" office:value="0.6674419834">
                <text:p>0.6674419834</text:p>
              </table:table-cell>
              <table:table-cell office:value-type="float" office:value="0.6777106444">
                <text:p>0.6777106444</text:p>
              </table:table-cell>
              <table:table-cell office:value-type="float" office:value="0.6704232138">
                <text:p>0.6704232138</text:p>
              </table:table-cell>
              <table:table-cell office:value-type="float" office:value="0.6802726649">
                <text:p>0.6802726649</text:p>
              </table:table-cell>
              <table:table-cell office:value-type="float" office:value="0.6817395798">
                <text:p>0.6817395798</text:p>
              </table:table-cell>
              <table:table-cell office:value-type="float" office:value="0.656139605">
                <text:p>0.656139605</text:p>
              </table:table-cell>
              <table:table-cell office:value-type="float" office:value="0.6781124548">
                <text:p>0.6781124548</text:p>
              </table:table-cell>
              <table:table-cell office:value-type="float" office:value="0.6981680554">
                <text:p>0.6981680554</text:p>
              </table:table-cell>
              <table:table-cell office:value-type="float" office:value="0.7016325545">
                <text:p>0.7016325545</text:p>
              </table:table-cell>
              <table:table-cell office:value-type="float" office:value="0.6586281511">
                <text:p>0.6586281511</text:p>
              </table:table-cell>
              <table:table-cell office:value-type="float" office:value="0.643439392">
                <text:p>0.643439392</text:p>
              </table:table-cell>
              <table:table-cell office:value-type="float" office:value="0.7098383628">
                <text:p>0.7098383628</text:p>
              </table:table-cell>
              <table:table-cell office:value-type="float" office:value="0.7070277491">
                <text:p>0.7070277491</text:p>
              </table:table-cell>
              <table:table-cell office:value-type="float" office:value="0.6322184326">
                <text:p>0.6322184326</text:p>
              </table:table-cell>
              <table:table-cell office:value-type="float" office:value="0.6532230341">
                <text:p>0.6532230341</text:p>
              </table:table-cell>
              <table:table-cell office:value-type="float" office:value="0.6804696405">
                <text:p>0.6804696405</text:p>
              </table:table-cell>
              <table:table-cell office:value-type="float" office:value="0.6417389908">
                <text:p>0.6417389908</text:p>
              </table:table-cell>
              <table:table-cell office:value-type="float" office:value="0.6426906508">
                <text:p>0.6426906508</text:p>
              </table:table-cell>
              <table:table-cell office:value-type="float" office:value="0.6776305858">
                <text:p>0.6776305858</text:p>
              </table:table-cell>
              <table:table-cell office:value-type="float" office:value="0.658892319">
                <text:p>0.658892319</text:p>
              </table:table-cell>
              <table:table-cell office:value-type="float" office:value="0.6703708962">
                <text:p>0.6703708962</text:p>
              </table:table-cell>
              <table:table-cell office:value-type="float" office:value="0.7058106527">
                <text:p>0.7058106527</text:p>
              </table:table-cell>
              <table:table-cell office:value-type="float" office:value="0.650727228">
                <text:p>0.650727228</text:p>
              </table:table-cell>
              <table:table-cell office:value-type="float" office:value="0.6290962591">
                <text:p>0.6290962591</text:p>
              </table:table-cell>
              <table:table-cell office:value-type="float" office:value="0.6602661635">
                <text:p>0.6602661635</text:p>
              </table:table-cell>
              <table:table-cell office:value-type="float" office:value="0.6228784558">
                <text:p>0.6228784558</text:p>
              </table:table-cell>
              <table:table-cell office:value-type="float" office:value="0.6270740476">
                <text:p>0.6270740476</text:p>
              </table:table-cell>
              <table:table-cell office:value-type="float" office:value="0.6744328825">
                <text:p>0.6744328825</text:p>
              </table:table-cell>
              <table:table-cell office:value-type="float" office:value="0.674069328">
                <text:p>0.674069328</text:p>
              </table:table-cell>
              <table:table-cell office:value-type="float" office:value="0.6737057735">
                <text:p>0.6737057735</text:p>
              </table:table-cell>
              <table:table-cell office:value-type="float" office:value="0.673342219">
                <text:p>0.673342219</text:p>
              </table:table-cell>
              <table:table-cell office:value-type="float" office:value="0.6729786645">
                <text:p>0.6729786645</text:p>
              </table:table-cell>
              <table:table-cell office:value-type="float" office:value="0.6656439347">
                <text:p>0.6656439347</text:p>
              </table:table-cell>
              <table:table-cell office:value-type="float" office:value="0.6632219846">
                <text:p>0.6632219846</text:p>
              </table:table-cell>
              <table:table-cell office:value-type="float" office:value="0.6334171748">
                <text:p>0.6334171748</text:p>
              </table:table-cell>
              <table:table-cell office:value-type="float" office:value="0.6235699377">
                <text:p>0.6235699377</text:p>
              </table:table-cell>
              <table:table-cell office:value-type="float" office:value="0.6583427349">
                <text:p>0.6583427349</text:p>
              </table:table-cell>
              <table:table-cell office:value-type="float" office:value="0.6394079728">
                <text:p>0.6394079728</text:p>
              </table:table-cell>
              <table:table-cell office:value-type="float" office:value="0.6241914253">
                <text:p>0.6241914253</text:p>
              </table:table-cell>
              <table:table-cell office:value-type="float" office:value="0.6223800234">
                <text:p>0.6223800234</text:p>
              </table:table-cell>
              <table:table-cell office:value-type="float" office:value="0.6558737758">
                <text:p>0.6558737758</text:p>
              </table:table-cell>
              <table:table-cell office:value-type="float" office:value="0.6518981665">
                <text:p>0.6518981665</text:p>
              </table:table-cell>
              <table:table-cell office:value-type="float" office:value="0.6130471778">
                <text:p>0.6130471778</text:p>
              </table:table-cell>
              <table:table-cell office:value-type="float" office:value="0.6454082211">
                <text:p>0.6454082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Marriage.A32:Marriage.BM43" chart:data-source-has-labels="both" svg:x="0.32cm" svg:y="0.18cm" svg:width="13.619cm" svg:height="8.64cm">
          <chartooo:coordinate-region svg:x="1.074cm" svg:y="0.18cm" svg:width="12.725cm" svg:height="7.349cm"/>
          <chart:axis chart:dimension="x" chart:name="primary-x" chart:style-name="ch4" chartooo:axis-type="auto">
            <chartooo:date-scale/>
            <chart:categories table:cell-range-address="Marriage.B32:Marriage.BM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riage.B33:Marriage.BM33" chart:label-cell-address="Marriage.A33:Marriage.A33" chart:class="chart:line">
            <chart:data-point chart:repeated="64"/>
          </chart:series>
          <chart:series chart:style-name="ch7" chart:values-cell-range-address="Marriage.B34:Marriage.BM34" chart:label-cell-address="Marriage.A34:Marriage.A34" chart:class="chart:line">
            <chart:data-point chart:repeated="64"/>
          </chart:series>
          <chart:series chart:style-name="ch8" chart:values-cell-range-address="Marriage.B35:Marriage.BM35" chart:label-cell-address="Marriage.A35:Marriage.A35" chart:class="chart:line">
            <chart:data-point chart:repeated="64"/>
          </chart:series>
          <chart:series chart:style-name="ch9" chart:values-cell-range-address="Marriage.B36:Marriage.BM36" chart:label-cell-address="Marriage.A36:Marriage.A36" chart:class="chart:line">
            <chart:data-point chart:repeated="64"/>
          </chart:series>
          <chart:series chart:style-name="ch10" chart:values-cell-range-address="Marriage.B37:Marriage.BM37" chart:label-cell-address="Marriage.A37:Marriage.A37" chart:class="chart:line">
            <chart:data-point chart:repeated="64"/>
          </chart:series>
          <chart:series chart:style-name="ch11" chart:values-cell-range-address="Marriage.B38:Marriage.BM38" chart:label-cell-address="Marriage.A38:Marriage.A38" chart:class="chart:line">
            <chart:data-point chart:repeated="64"/>
          </chart:series>
          <chart:series chart:style-name="ch12" chart:values-cell-range-address="Marriage.B39:Marriage.BM39" chart:label-cell-address="Marriage.A39:Marriage.A39" chart:class="chart:line">
            <chart:data-point chart:repeated="64"/>
          </chart:series>
          <chart:series chart:style-name="ch13" chart:values-cell-range-address="Marriage.B40:Marriage.BM40" chart:label-cell-address="Marriage.A40:Marriage.A40" chart:class="chart:line">
            <chart:data-point chart:repeated="64"/>
          </chart:series>
          <chart:series chart:style-name="ch14" chart:values-cell-range-address="Marriage.B41:Marriage.BM41" chart:label-cell-address="Marriage.A41:Marriage.A41" chart:class="chart:line">
            <chart:data-point chart:repeated="64"/>
          </chart:series>
          <chart:series chart:style-name="ch15" chart:values-cell-range-address="Marriage.B42:Marriage.BM42" chart:label-cell-address="Marriage.A42:Marriage.A42" chart:class="chart:line">
            <chart:data-point chart:repeated="64"/>
          </chart:series>
          <chart:series chart:style-name="ch16" chart:values-cell-range-address="Marriage.B43:Marriage.BM43" chart:label-cell-address="Marriage.A43:Marriage.A43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Marriage.B32:Marriage.BM32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Marriage.A33:Marriage.A33</svg:desc>
                </draw:g>
              </table:table-cell>
              <table:table-cell office:value-type="float" office:value="0.0052480245">
                <text:p>0.0052480245</text:p>
                <draw:g>
                  <svg:desc>Marriage.B33:Marriage.BM33</svg:desc>
                </draw:g>
              </table:table-cell>
              <table:table-cell office:value-type="float" office:value="0.006796167">
                <text:p>0.006796167</text:p>
              </table:table-cell>
              <table:table-cell office:value-type="float" office:value="0.0085358576">
                <text:p>0.0085358576</text:p>
              </table:table-cell>
              <table:table-cell office:value-type="float" office:value="0.0097844793">
                <text:p>0.0097844793</text:p>
              </table:table-cell>
              <table:table-cell office:value-type="float" office:value="0.0063265715">
                <text:p>0.0063265715</text:p>
              </table:table-cell>
              <table:table-cell office:value-type="float" office:value="0.0044741439">
                <text:p>0.0044741439</text:p>
              </table:table-cell>
              <table:table-cell office:value-type="float" office:value="0.002710527">
                <text:p>0.002710527</text:p>
              </table:table-cell>
              <table:table-cell office:value-type="float" office:value="0.0071474757">
                <text:p>0.0071474757</text:p>
              </table:table-cell>
              <table:table-cell office:value-type="float" office:value="0.0062422088">
                <text:p>0.0062422088</text:p>
              </table:table-cell>
              <table:table-cell office:value-type="float" office:value="0.0038418117">
                <text:p>0.0038418117</text:p>
              </table:table-cell>
              <table:table-cell office:value-type="float" office:value="0.0041124403">
                <text:p>0.0041124403</text:p>
              </table:table-cell>
              <table:table-cell office:value-type="float" office:value="0.0075466242">
                <text:p>0.0075466242</text:p>
              </table:table-cell>
              <table:table-cell office:value-type="float" office:value="0.0189324932">
                <text:p>0.0189324932</text:p>
              </table:table-cell>
              <table:table-cell office:value-type="float" office:value="0.0079408477">
                <text:p>0.0079408477</text:p>
              </table:table-cell>
              <table:table-cell office:value-type="float" office:value="0.0039053414">
                <text:p>0.0039053414</text:p>
              </table:table-cell>
              <table:table-cell office:value-type="float" office:value="0.0067099726">
                <text:p>0.0067099726</text:p>
              </table:table-cell>
              <table:table-cell office:value-type="float" office:value="0.0090061823">
                <text:p>0.0090061823</text:p>
              </table:table-cell>
              <table:table-cell office:value-type="float" office:value="0.011302392">
                <text:p>0.011302392</text:p>
              </table:table-cell>
              <table:table-cell office:value-type="float" office:value="0.0059552613">
                <text:p>0.0059552613</text:p>
              </table:table-cell>
              <table:table-cell office:value-type="float" office:value="0.006290729">
                <text:p>0.006290729</text:p>
              </table:table-cell>
              <table:table-cell office:value-type="float" office:value="0.0036317887">
                <text:p>0.0036317887</text:p>
              </table:table-cell>
              <table:table-cell office:value-type="float" office:value="0.0046243409">
                <text:p>0.0046243409</text:p>
              </table:table-cell>
              <table:table-cell office:value-type="float" office:value="0.0072943512">
                <text:p>0.0072943512</text:p>
              </table:table-cell>
              <table:table-cell office:value-type="float" office:value="0.0050107661">
                <text:p>0.0050107661</text:p>
              </table:table-cell>
              <table:table-cell office:value-type="float" office:value="0.0066289906">
                <text:p>0.0066289906</text:p>
              </table:table-cell>
              <table:table-cell office:value-type="float" office:value="0.0068899153">
                <text:p>0.0068899153</text:p>
              </table:table-cell>
              <table:table-cell office:value-type="float" office:value="0.0012528457">
                <text:p>0.0012528457</text:p>
              </table:table-cell>
              <table:table-cell office:value-type="float" office:value="0.0030118534">
                <text:p>0.0030118534</text:p>
              </table:table-cell>
              <table:table-cell office:value-type="float" office:value="0.0061043977">
                <text:p>0.0061043977</text:p>
              </table:table-cell>
              <table:table-cell office:value-type="float" office:value="0.0019662285">
                <text:p>0.0019662285</text:p>
              </table:table-cell>
              <table:table-cell office:value-type="float" office:value="0.0046975655">
                <text:p>0.0046975655</text:p>
              </table:table-cell>
              <table:table-cell office:value-type="float" office:value="0.0068264608">
                <text:p>0.0068264608</text:p>
              </table:table-cell>
              <table:table-cell office:value-type="float" office:value="0.0037939773">
                <text:p>0.0037939773</text:p>
              </table:table-cell>
              <table:table-cell office:value-type="float" office:value="0.0061597732">
                <text:p>0.0061597732</text:p>
              </table:table-cell>
              <table:table-cell office:value-type="float" office:value="0.0032526186">
                <text:p>0.0032526186</text:p>
              </table:table-cell>
              <table:table-cell office:value-type="float" office:value="0.0039264648">
                <text:p>0.0039264648</text:p>
              </table:table-cell>
              <table:table-cell office:value-type="float" office:value="0.0039300994">
                <text:p>0.0039300994</text:p>
              </table:table-cell>
              <table:table-cell office:value-type="float" office:value="0.0077679667">
                <text:p>0.0077679667</text:p>
              </table:table-cell>
              <table:table-cell office:value-type="float" office:value="0.004880278">
                <text:p>0.004880278</text:p>
              </table:table-cell>
              <table:table-cell office:value-type="float" office:value="0.0041666618">
                <text:p>0.0041666618</text:p>
              </table:table-cell>
              <table:table-cell office:value-type="float" office:value="0.0039685541">
                <text:p>0.0039685541</text:p>
              </table:table-cell>
              <table:table-cell office:value-type="float" office:value="0.0027451087">
                <text:p>0.0027451087</text:p>
              </table:table-cell>
              <table:table-cell office:value-type="float" office:value="0.0037635259">
                <text:p>0.0037635259</text:p>
              </table:table-cell>
              <table:table-cell office:value-type="float" office:value="0.0039784788">
                <text:p>0.0039784788</text:p>
              </table:table-cell>
              <table:table-cell office:value-type="float" office:value="0.0029395723">
                <text:p>0.0029395723</text:p>
              </table:table-cell>
              <table:table-cell office:value-type="float" office:value="0.007530307">
                <text:p>0.007530307</text:p>
              </table:table-cell>
              <table:table-cell office:value-type="float" office:value="0.0052804912">
                <text:p>0.0052804912</text:p>
              </table:table-cell>
              <table:table-cell office:value-type="float" office:value="0.0024171513">
                <text:p>0.0024171513</text:p>
              </table:table-cell>
              <table:table-cell office:value-type="float" office:value="0.00267677145">
                <text:p>0.00267677145</text:p>
              </table:table-cell>
              <table:table-cell office:value-type="float" office:value="0.0025902314">
                <text:p>0.0025902314</text:p>
              </table:table-cell>
              <table:table-cell office:value-type="float" office:value="0.00250369135">
                <text:p>0.00250369135</text:p>
              </table:table-cell>
              <table:table-cell office:value-type="float" office:value="0.0027633115">
                <text:p>0.0027633115</text:p>
              </table:table-cell>
              <table:table-cell office:value-type="float" office:value="0.0077132307">
                <text:p>0.0077132307</text:p>
              </table:table-cell>
              <table:table-cell office:value-type="float" office:value="0.0034546959">
                <text:p>0.0034546959</text:p>
              </table:table-cell>
              <table:table-cell office:value-type="float" office:value="0.0011258451">
                <text:p>0.0011258451</text:p>
              </table:table-cell>
              <table:table-cell office:value-type="float" office:value="0.0025422199">
                <text:p>0.0025422199</text:p>
              </table:table-cell>
              <table:table-cell office:value-type="float" office:value="0.0043760803">
                <text:p>0.0043760803</text:p>
              </table:table-cell>
              <table:table-cell office:value-type="float" office:value="0.0019116403">
                <text:p>0.0019116403</text:p>
              </table:table-cell>
              <table:table-cell office:value-type="float" office:value="0.0089005598">
                <text:p>0.0089005598</text:p>
              </table:table-cell>
              <table:table-cell office:value-type="float" office:value="0.0033844239">
                <text:p>0.0033844239</text:p>
              </table:table-cell>
              <table:table-cell office:value-type="float" office:value="0.0064004268">
                <text:p>0.0064004268</text:p>
              </table:table-cell>
              <table:table-cell office:value-type="float" office:value="0.0002280996">
                <text:p>0.0002280996</text:p>
              </table:table-cell>
              <table:table-cell office:value-type="float" office:value="0.0001824235">
                <text:p>0.0001824235</text:p>
              </table:table-cell>
              <table:table-cell office:value-type="float" office:value="0.0017496054">
                <text:p>0.0017496054</text:p>
              </table:table-cell>
            </table:table-row>
            <table:table-row>
              <table:table-cell office:value-type="string">
                <text:p>20</text:p>
                <draw:g>
                  <svg:desc>Marriage.A34:Marriage.A34</svg:desc>
                </draw:g>
              </table:table-cell>
              <table:table-cell office:value-type="float" office:value="0.0782201763">
                <text:p>0.0782201763</text:p>
                <draw:g>
                  <svg:desc>Marriage.B34:Marriage.BM34</svg:desc>
                </draw:g>
              </table:table-cell>
              <table:table-cell office:value-type="float" office:value="0.0788022365">
                <text:p>0.0788022365</text:p>
              </table:table-cell>
              <table:table-cell office:value-type="float" office:value="0.0814978686">
                <text:p>0.0814978686</text:p>
              </table:table-cell>
              <table:table-cell office:value-type="float" office:value="0.0678325047">
                <text:p>0.0678325047</text:p>
              </table:table-cell>
              <table:table-cell office:value-type="float" office:value="0.0739494989">
                <text:p>0.0739494989</text:p>
              </table:table-cell>
              <table:table-cell office:value-type="float" office:value="0.0802845002">
                <text:p>0.0802845002</text:p>
              </table:table-cell>
              <table:table-cell office:value-type="float" office:value="0.0814806301">
                <text:p>0.0814806301</text:p>
              </table:table-cell>
              <table:table-cell office:value-type="float" office:value="0.0620512845">
                <text:p>0.0620512845</text:p>
              </table:table-cell>
              <table:table-cell office:value-type="float" office:value="0.0665997876">
                <text:p>0.0665997876</text:p>
              </table:table-cell>
              <table:table-cell office:value-type="float" office:value="0.0717336172">
                <text:p>0.0717336172</text:p>
              </table:table-cell>
              <table:table-cell office:value-type="float" office:value="0.0667457613">
                <text:p>0.0667457613</text:p>
              </table:table-cell>
              <table:table-cell office:value-type="float" office:value="0.0639439373">
                <text:p>0.0639439373</text:p>
              </table:table-cell>
              <table:table-cell office:value-type="float" office:value="0.0641588919">
                <text:p>0.0641588919</text:p>
              </table:table-cell>
              <table:table-cell office:value-type="float" office:value="0.0572206666">
                <text:p>0.0572206666</text:p>
              </table:table-cell>
              <table:table-cell office:value-type="float" office:value="0.0530960606">
                <text:p>0.0530960606</text:p>
              </table:table-cell>
              <table:table-cell office:value-type="float" office:value="0.0487680286">
                <text:p>0.0487680286</text:p>
              </table:table-cell>
              <table:table-cell office:value-type="float" office:value="0.0460570799">
                <text:p>0.0460570799</text:p>
              </table:table-cell>
              <table:table-cell office:value-type="float" office:value="0.0433461312">
                <text:p>0.0433461312</text:p>
              </table:table-cell>
              <table:table-cell office:value-type="float" office:value="0.0546837577">
                <text:p>0.0546837577</text:p>
              </table:table-cell>
              <table:table-cell office:value-type="float" office:value="0.0627952854">
                <text:p>0.0627952854</text:p>
              </table:table-cell>
              <table:table-cell office:value-type="float" office:value="0.0565954348">
                <text:p>0.0565954348</text:p>
              </table:table-cell>
              <table:table-cell office:value-type="float" office:value="0.0512945604">
                <text:p>0.0512945604</text:p>
              </table:table-cell>
              <table:table-cell office:value-type="float" office:value="0.0575634275">
                <text:p>0.0575634275</text:p>
              </table:table-cell>
              <table:table-cell office:value-type="float" office:value="0.0507888775">
                <text:p>0.0507888775</text:p>
              </table:table-cell>
              <table:table-cell office:value-type="float" office:value="0.0456774833">
                <text:p>0.0456774833</text:p>
              </table:table-cell>
              <table:table-cell office:value-type="float" office:value="0.0380355125">
                <text:p>0.0380355125</text:p>
              </table:table-cell>
              <table:table-cell office:value-type="float" office:value="0.0432297925">
                <text:p>0.0432297925</text:p>
              </table:table-cell>
              <table:table-cell office:value-type="float" office:value="0.0420930611">
                <text:p>0.0420930611</text:p>
              </table:table-cell>
              <table:table-cell office:value-type="float" office:value="0.038962943">
                <text:p>0.038962943</text:p>
              </table:table-cell>
              <table:table-cell office:value-type="float" office:value="0.0437125738">
                <text:p>0.0437125738</text:p>
              </table:table-cell>
              <table:table-cell office:value-type="float" office:value="0.0514513688">
                <text:p>0.0514513688</text:p>
              </table:table-cell>
              <table:table-cell office:value-type="float" office:value="0.0464634694">
                <text:p>0.0464634694</text:p>
              </table:table-cell>
              <table:table-cell office:value-type="float" office:value="0.0334205875">
                <text:p>0.0334205875</text:p>
              </table:table-cell>
              <table:table-cell office:value-type="float" office:value="0.0405853383">
                <text:p>0.0405853383</text:p>
              </table:table-cell>
              <table:table-cell office:value-type="float" office:value="0.0351825644">
                <text:p>0.0351825644</text:p>
              </table:table-cell>
              <table:table-cell office:value-type="float" office:value="0.0404479922">
                <text:p>0.0404479922</text:p>
              </table:table-cell>
              <table:table-cell office:value-type="float" office:value="0.0358506939">
                <text:p>0.0358506939</text:p>
              </table:table-cell>
              <table:table-cell office:value-type="float" office:value="0.0363278791">
                <text:p>0.0363278791</text:p>
              </table:table-cell>
              <table:table-cell office:value-type="float" office:value="0.0467387249">
                <text:p>0.0467387249</text:p>
              </table:table-cell>
              <table:table-cell office:value-type="float" office:value="0.0532232845">
                <text:p>0.0532232845</text:p>
              </table:table-cell>
              <table:table-cell office:value-type="float" office:value="0.0386041472">
                <text:p>0.0386041472</text:p>
              </table:table-cell>
              <table:table-cell office:value-type="float" office:value="0.0451399435">
                <text:p>0.0451399435</text:p>
              </table:table-cell>
              <table:table-cell office:value-type="float" office:value="0.0549496812">
                <text:p>0.0549496812</text:p>
              </table:table-cell>
              <table:table-cell office:value-type="float" office:value="0.0453276782">
                <text:p>0.0453276782</text:p>
              </table:table-cell>
              <table:table-cell office:value-type="float" office:value="0.040033853">
                <text:p>0.040033853</text:p>
              </table:table-cell>
              <table:table-cell office:value-type="float" office:value="0.043152573">
                <text:p>0.043152573</text:p>
              </table:table-cell>
              <table:table-cell office:value-type="float" office:value="0.0504393309">
                <text:p>0.0504393309</text:p>
              </table:table-cell>
              <table:table-cell office:value-type="float" office:value="0.0382746421">
                <text:p>0.0382746421</text:p>
              </table:table-cell>
              <table:table-cell office:value-type="float" office:value="0.033700531375">
                <text:p>0.033700531375</text:p>
              </table:table-cell>
              <table:table-cell office:value-type="float" office:value="0.03522523495">
                <text:p>0.03522523495</text:p>
              </table:table-cell>
              <table:table-cell office:value-type="float" office:value="0.036749938525">
                <text:p>0.036749938525</text:p>
              </table:table-cell>
              <table:table-cell office:value-type="float" office:value="0.0321758278">
                <text:p>0.0321758278</text:p>
              </table:table-cell>
              <table:table-cell office:value-type="float" office:value="0.0317383781">
                <text:p>0.0317383781</text:p>
              </table:table-cell>
              <table:table-cell office:value-type="float" office:value="0.0281094728">
                <text:p>0.0281094728</text:p>
              </table:table-cell>
              <table:table-cell office:value-type="float" office:value="0.0229412558">
                <text:p>0.0229412558</text:p>
              </table:table-cell>
              <table:table-cell office:value-type="float" office:value="0.0311853335">
                <text:p>0.0311853335</text:p>
              </table:table-cell>
              <table:table-cell office:value-type="float" office:value="0.0229545449">
                <text:p>0.0229545449</text:p>
              </table:table-cell>
              <table:table-cell office:value-type="float" office:value="0.0258435359">
                <text:p>0.0258435359</text:p>
              </table:table-cell>
              <table:table-cell office:value-type="float" office:value="0.0262185547">
                <text:p>0.0262185547</text:p>
              </table:table-cell>
              <table:table-cell office:value-type="float" office:value="0.0198405377">
                <text:p>0.0198405377</text:p>
              </table:table-cell>
              <table:table-cell office:value-type="float" office:value="0.0231207606">
                <text:p>0.0231207606</text:p>
              </table:table-cell>
              <table:table-cell office:value-type="float" office:value="0.0221962645">
                <text:p>0.0221962645</text:p>
              </table:table-cell>
              <table:table-cell office:value-type="float" office:value="0.0265917997">
                <text:p>0.0265917997</text:p>
              </table:table-cell>
              <table:table-cell office:value-type="float" office:value="0.028110271">
                <text:p>0.028110271</text:p>
              </table:table-cell>
            </table:table-row>
            <table:table-row>
              <table:table-cell office:value-type="string">
                <text:p>25</text:p>
                <draw:g>
                  <svg:desc>Marriage.A35:Marriage.A35</svg:desc>
                </draw:g>
              </table:table-cell>
              <table:table-cell office:value-type="float" office:value="0.2612542438">
                <text:p>0.2612542438</text:p>
                <draw:g>
                  <svg:desc>Marriage.B35:Marriage.BM35</svg:desc>
                </draw:g>
              </table:table-cell>
              <table:table-cell office:value-type="float" office:value="0.2760669714">
                <text:p>0.2760669714</text:p>
              </table:table-cell>
              <table:table-cell office:value-type="float" office:value="0.2691673231">
                <text:p>0.2691673231</text:p>
              </table:table-cell>
              <table:table-cell office:value-type="float" office:value="0.2747637295">
                <text:p>0.2747637295</text:p>
              </table:table-cell>
              <table:table-cell office:value-type="float" office:value="0.2741126764">
                <text:p>0.2741126764</text:p>
              </table:table-cell>
              <table:table-cell office:value-type="float" office:value="0.2417641096">
                <text:p>0.2417641096</text:p>
              </table:table-cell>
              <table:table-cell office:value-type="float" office:value="0.2619646748">
                <text:p>0.2619646748</text:p>
              </table:table-cell>
              <table:table-cell office:value-type="float" office:value="0.2401157334">
                <text:p>0.2401157334</text:p>
              </table:table-cell>
              <table:table-cell office:value-type="float" office:value="0.2436847528">
                <text:p>0.2436847528</text:p>
              </table:table-cell>
              <table:table-cell office:value-type="float" office:value="0.2588376456">
                <text:p>0.2588376456</text:p>
              </table:table-cell>
              <table:table-cell office:value-type="float" office:value="0.231435146">
                <text:p>0.231435146</text:p>
              </table:table-cell>
              <table:table-cell office:value-type="float" office:value="0.2174418724">
                <text:p>0.2174418724</text:p>
              </table:table-cell>
              <table:table-cell office:value-type="float" office:value="0.2347948913">
                <text:p>0.2347948913</text:p>
              </table:table-cell>
              <table:table-cell office:value-type="float" office:value="0.2286314035">
                <text:p>0.2286314035</text:p>
              </table:table-cell>
              <table:table-cell office:value-type="float" office:value="0.2159364971">
                <text:p>0.2159364971</text:p>
              </table:table-cell>
              <table:table-cell office:value-type="float" office:value="0.2188979569">
                <text:p>0.2188979569</text:p>
              </table:table-cell>
              <table:table-cell office:value-type="float" office:value="0.211430193">
                <text:p>0.211430193</text:p>
              </table:table-cell>
              <table:table-cell office:value-type="float" office:value="0.2039624291">
                <text:p>0.2039624291</text:p>
              </table:table-cell>
              <table:table-cell office:value-type="float" office:value="0.1963673801">
                <text:p>0.1963673801</text:p>
              </table:table-cell>
              <table:table-cell office:value-type="float" office:value="0.2004111943">
                <text:p>0.2004111943</text:p>
              </table:table-cell>
              <table:table-cell office:value-type="float" office:value="0.2000695209">
                <text:p>0.2000695209</text:p>
              </table:table-cell>
              <table:table-cell office:value-type="float" office:value="0.1897036654">
                <text:p>0.1897036654</text:p>
              </table:table-cell>
              <table:table-cell office:value-type="float" office:value="0.1942821645">
                <text:p>0.1942821645</text:p>
              </table:table-cell>
              <table:table-cell office:value-type="float" office:value="0.1972869551">
                <text:p>0.1972869551</text:p>
              </table:table-cell>
              <table:table-cell office:value-type="float" office:value="0.1851546187">
                <text:p>0.1851546187</text:p>
              </table:table-cell>
              <table:table-cell office:value-type="float" office:value="0.1821943317">
                <text:p>0.1821943317</text:p>
              </table:table-cell>
              <table:table-cell office:value-type="float" office:value="0.1785198441">
                <text:p>0.1785198441</text:p>
              </table:table-cell>
              <table:table-cell office:value-type="float" office:value="0.1943351553">
                <text:p>0.1943351553</text:p>
              </table:table-cell>
              <table:table-cell office:value-type="float" office:value="0.1815922748">
                <text:p>0.1815922748</text:p>
              </table:table-cell>
              <table:table-cell office:value-type="float" office:value="0.151457501">
                <text:p>0.151457501</text:p>
              </table:table-cell>
              <table:table-cell office:value-type="float" office:value="0.1886571893">
                <text:p>0.1886571893</text:p>
              </table:table-cell>
              <table:table-cell office:value-type="float" office:value="0.1715586397">
                <text:p>0.1715586397</text:p>
              </table:table-cell>
              <table:table-cell office:value-type="float" office:value="0.1375297998">
                <text:p>0.1375297998</text:p>
              </table:table-cell>
              <table:table-cell office:value-type="float" office:value="0.1606691078">
                <text:p>0.1606691078</text:p>
              </table:table-cell>
              <table:table-cell office:value-type="float" office:value="0.1958713729">
                <text:p>0.1958713729</text:p>
              </table:table-cell>
              <table:table-cell office:value-type="float" office:value="0.1804747741">
                <text:p>0.1804747741</text:p>
              </table:table-cell>
              <table:table-cell office:value-type="float" office:value="0.1494240933">
                <text:p>0.1494240933</text:p>
              </table:table-cell>
              <table:table-cell office:value-type="float" office:value="0.1603007816">
                <text:p>0.1603007816</text:p>
              </table:table-cell>
              <table:table-cell office:value-type="float" office:value="0.1553069556">
                <text:p>0.1553069556</text:p>
              </table:table-cell>
              <table:table-cell office:value-type="float" office:value="0.1766512011">
                <text:p>0.1766512011</text:p>
              </table:table-cell>
              <table:table-cell office:value-type="float" office:value="0.1385922058">
                <text:p>0.1385922058</text:p>
              </table:table-cell>
              <table:table-cell office:value-type="float" office:value="0.1410549851">
                <text:p>0.1410549851</text:p>
              </table:table-cell>
              <table:table-cell office:value-type="float" office:value="0.1508828612">
                <text:p>0.1508828612</text:p>
              </table:table-cell>
              <table:table-cell office:value-type="float" office:value="0.1404799336">
                <text:p>0.1404799336</text:p>
              </table:table-cell>
              <table:table-cell office:value-type="float" office:value="0.1316387076">
                <text:p>0.1316387076</text:p>
              </table:table-cell>
              <table:table-cell office:value-type="float" office:value="0.135421621">
                <text:p>0.135421621</text:p>
              </table:table-cell>
              <table:table-cell office:value-type="float" office:value="0.1484256343">
                <text:p>0.1484256343</text:p>
              </table:table-cell>
              <table:table-cell office:value-type="float" office:value="0.1344216742">
                <text:p>0.1344216742</text:p>
              </table:table-cell>
              <table:table-cell office:value-type="float" office:value="0.12635852935">
                <text:p>0.12635852935</text:p>
              </table:table-cell>
              <table:table-cell office:value-type="float" office:value="0.1290462443">
                <text:p>0.1290462443</text:p>
              </table:table-cell>
              <table:table-cell office:value-type="float" office:value="0.13173395925">
                <text:p>0.13173395925</text:p>
              </table:table-cell>
              <table:table-cell office:value-type="float" office:value="0.1236708144">
                <text:p>0.1236708144</text:p>
              </table:table-cell>
              <table:table-cell office:value-type="float" office:value="0.1035916083">
                <text:p>0.1035916083</text:p>
              </table:table-cell>
              <table:table-cell office:value-type="float" office:value="0.1043469685">
                <text:p>0.1043469685</text:p>
              </table:table-cell>
              <table:table-cell office:value-type="float" office:value="0.1140129174">
                <text:p>0.1140129174</text:p>
              </table:table-cell>
              <table:table-cell office:value-type="float" office:value="0.1114666224">
                <text:p>0.1114666224</text:p>
              </table:table-cell>
              <table:table-cell office:value-type="float" office:value="0.0969016404">
                <text:p>0.0969016404</text:p>
              </table:table-cell>
              <table:table-cell office:value-type="float" office:value="0.0933863852">
                <text:p>0.0933863852</text:p>
              </table:table-cell>
              <table:table-cell office:value-type="float" office:value="0.0939964506">
                <text:p>0.0939964506</text:p>
              </table:table-cell>
              <table:table-cell office:value-type="float" office:value="0.1057708198">
                <text:p>0.1057708198</text:p>
              </table:table-cell>
              <table:table-cell office:value-type="float" office:value="0.0849867008">
                <text:p>0.0849867008</text:p>
              </table:table-cell>
              <table:table-cell office:value-type="float" office:value="0.0998225921">
                <text:p>0.0998225921</text:p>
              </table:table-cell>
              <table:table-cell office:value-type="float" office:value="0.0897391177">
                <text:p>0.0897391177</text:p>
              </table:table-cell>
              <table:table-cell office:value-type="float" office:value="0.094004264">
                <text:p>0.094004264</text:p>
              </table:table-cell>
            </table:table-row>
            <table:table-row>
              <table:table-cell office:value-type="string">
                <text:p>30</text:p>
                <draw:g>
                  <svg:desc>Marriage.A36:Marriage.A36</svg:desc>
                </draw:g>
              </table:table-cell>
              <table:table-cell office:value-type="float" office:value="0.496375599">
                <text:p>0.496375599</text:p>
                <draw:g>
                  <svg:desc>Marriage.B36:Marriage.BM36</svg:desc>
                </draw:g>
              </table:table-cell>
              <table:table-cell office:value-type="float" office:value="0.4811914526">
                <text:p>0.4811914526</text:p>
              </table:table-cell>
              <table:table-cell office:value-type="float" office:value="0.4563492498">
                <text:p>0.4563492498</text:p>
              </table:table-cell>
              <table:table-cell office:value-type="float" office:value="0.4456721807">
                <text:p>0.4456721807</text:p>
              </table:table-cell>
              <table:table-cell office:value-type="float" office:value="0.497939566">
                <text:p>0.497939566</text:p>
              </table:table-cell>
              <table:table-cell office:value-type="float" office:value="0.467461716">
                <text:p>0.467461716</text:p>
              </table:table-cell>
              <table:table-cell office:value-type="float" office:value="0.4301468226">
                <text:p>0.4301468226</text:p>
              </table:table-cell>
              <table:table-cell office:value-type="float" office:value="0.4340401604">
                <text:p>0.4340401604</text:p>
              </table:table-cell>
              <table:table-cell office:value-type="float" office:value="0.4298302208">
                <text:p>0.4298302208</text:p>
              </table:table-cell>
              <table:table-cell office:value-type="float" office:value="0.4110086373">
                <text:p>0.4110086373</text:p>
              </table:table-cell>
              <table:table-cell office:value-type="float" office:value="0.4304640595">
                <text:p>0.4304640595</text:p>
              </table:table-cell>
              <table:table-cell office:value-type="float" office:value="0.4453978404">
                <text:p>0.4453978404</text:p>
              </table:table-cell>
              <table:table-cell office:value-type="float" office:value="0.4146630268">
                <text:p>0.4146630268</text:p>
              </table:table-cell>
              <table:table-cell office:value-type="float" office:value="0.3900446067">
                <text:p>0.3900446067</text:p>
              </table:table-cell>
              <table:table-cell office:value-type="float" office:value="0.4147761219">
                <text:p>0.4147761219</text:p>
              </table:table-cell>
              <table:table-cell office:value-type="float" office:value="0.3997532907">
                <text:p>0.3997532907</text:p>
              </table:table-cell>
              <table:table-cell office:value-type="float" office:value="0.4038126886">
                <text:p>0.4038126886</text:p>
              </table:table-cell>
              <table:table-cell office:value-type="float" office:value="0.4078720864">
                <text:p>0.4078720864</text:p>
              </table:table-cell>
              <table:table-cell office:value-type="float" office:value="0.3988355822">
                <text:p>0.3988355822</text:p>
              </table:table-cell>
              <table:table-cell office:value-type="float" office:value="0.4000281708">
                <text:p>0.4000281708</text:p>
              </table:table-cell>
              <table:table-cell office:value-type="float" office:value="0.3985193764">
                <text:p>0.3985193764</text:p>
              </table:table-cell>
              <table:table-cell office:value-type="float" office:value="0.4047499948">
                <text:p>0.4047499948</text:p>
              </table:table-cell>
              <table:table-cell office:value-type="float" office:value="0.3883997787">
                <text:p>0.3883997787</text:p>
              </table:table-cell>
              <table:table-cell office:value-type="float" office:value="0.3884461137">
                <text:p>0.3884461137</text:p>
              </table:table-cell>
              <table:table-cell office:value-type="float" office:value="0.3649833262">
                <text:p>0.3649833262</text:p>
              </table:table-cell>
              <table:table-cell office:value-type="float" office:value="0.372867014">
                <text:p>0.372867014</text:p>
              </table:table-cell>
              <table:table-cell office:value-type="float" office:value="0.36456254">
                <text:p>0.36456254</text:p>
              </table:table-cell>
              <table:table-cell office:value-type="float" office:value="0.3773886605">
                <text:p>0.3773886605</text:p>
              </table:table-cell>
              <table:table-cell office:value-type="float" office:value="0.3230097363">
                <text:p>0.3230097363</text:p>
              </table:table-cell>
              <table:table-cell office:value-type="float" office:value="0.318437055">
                <text:p>0.318437055</text:p>
              </table:table-cell>
              <table:table-cell office:value-type="float" office:value="0.3161384505">
                <text:p>0.3161384505</text:p>
              </table:table-cell>
              <table:table-cell office:value-type="float" office:value="0.3177877733">
                <text:p>0.3177877733</text:p>
              </table:table-cell>
              <table:table-cell office:value-type="float" office:value="0.3157672695">
                <text:p>0.3157672695</text:p>
              </table:table-cell>
              <table:table-cell office:value-type="float" office:value="0.3136374961">
                <text:p>0.3136374961</text:p>
              </table:table-cell>
              <table:table-cell office:value-type="float" office:value="0.3134917755">
                <text:p>0.3134917755</text:p>
              </table:table-cell>
              <table:table-cell office:value-type="float" office:value="0.3161625709">
                <text:p>0.3161625709</text:p>
              </table:table-cell>
              <table:table-cell office:value-type="float" office:value="0.3069201704">
                <text:p>0.3069201704</text:p>
              </table:table-cell>
              <table:table-cell office:value-type="float" office:value="0.3107749548">
                <text:p>0.3107749548</text:p>
              </table:table-cell>
              <table:table-cell office:value-type="float" office:value="0.2802647859">
                <text:p>0.2802647859</text:p>
              </table:table-cell>
              <table:table-cell office:value-type="float" office:value="0.3127463731">
                <text:p>0.3127463731</text:p>
              </table:table-cell>
              <table:table-cell office:value-type="float" office:value="0.2867175775">
                <text:p>0.2867175775</text:p>
              </table:table-cell>
              <table:table-cell office:value-type="float" office:value="0.2860327865">
                <text:p>0.2860327865</text:p>
              </table:table-cell>
              <table:table-cell office:value-type="float" office:value="0.2767106765">
                <text:p>0.2767106765</text:p>
              </table:table-cell>
              <table:table-cell office:value-type="float" office:value="0.2742634654">
                <text:p>0.2742634654</text:p>
              </table:table-cell>
              <table:table-cell office:value-type="float" office:value="0.2513420054">
                <text:p>0.2513420054</text:p>
              </table:table-cell>
              <table:table-cell office:value-type="float" office:value="0.2642856325">
                <text:p>0.2642856325</text:p>
              </table:table-cell>
              <table:table-cell office:value-type="float" office:value="0.2943747326">
                <text:p>0.2943747326</text:p>
              </table:table-cell>
              <table:table-cell office:value-type="float" office:value="0.271520243">
                <text:p>0.271520243</text:p>
              </table:table-cell>
              <table:table-cell office:value-type="float" office:value="0.24536865455">
                <text:p>0.24536865455</text:p>
              </table:table-cell>
              <table:table-cell office:value-type="float" office:value="0.2540858507">
                <text:p>0.2540858507</text:p>
              </table:table-cell>
              <table:table-cell office:value-type="float" office:value="0.26280304685">
                <text:p>0.26280304685</text:p>
              </table:table-cell>
              <table:table-cell office:value-type="float" office:value="0.2366514584">
                <text:p>0.2366514584</text:p>
              </table:table-cell>
              <table:table-cell office:value-type="float" office:value="0.2268079878">
                <text:p>0.2268079878</text:p>
              </table:table-cell>
              <table:table-cell office:value-type="float" office:value="0.2231912974">
                <text:p>0.2231912974</text:p>
              </table:table-cell>
              <table:table-cell office:value-type="float" office:value="0.2171767107">
                <text:p>0.2171767107</text:p>
              </table:table-cell>
              <table:table-cell office:value-type="float" office:value="0.2356893971">
                <text:p>0.2356893971</text:p>
              </table:table-cell>
              <table:table-cell office:value-type="float" office:value="0.2196872905">
                <text:p>0.2196872905</text:p>
              </table:table-cell>
              <table:table-cell office:value-type="float" office:value="0.2096034445">
                <text:p>0.2096034445</text:p>
              </table:table-cell>
              <table:table-cell office:value-type="float" office:value="0.2079897507">
                <text:p>0.2079897507</text:p>
              </table:table-cell>
              <table:table-cell office:value-type="float" office:value="0.210385049">
                <text:p>0.210385049</text:p>
              </table:table-cell>
              <table:table-cell office:value-type="float" office:value="0.1949730053">
                <text:p>0.1949730053</text:p>
              </table:table-cell>
              <table:table-cell office:value-type="float" office:value="0.2048145668">
                <text:p>0.2048145668</text:p>
              </table:table-cell>
              <table:table-cell office:value-type="float" office:value="0.1949654492">
                <text:p>0.1949654492</text:p>
              </table:table-cell>
              <table:table-cell office:value-type="float" office:value="0.1897605397">
                <text:p>0.1897605397</text:p>
              </table:table-cell>
            </table:table-row>
            <table:table-row>
              <table:table-cell office:value-type="string">
                <text:p>35</text:p>
                <draw:g>
                  <svg:desc>Marriage.A37:Marriage.A37</svg:desc>
                </draw:g>
              </table:table-cell>
              <table:table-cell office:value-type="float" office:value="0.5752365801">
                <text:p>0.5752365801</text:p>
                <draw:g>
                  <svg:desc>Marriage.B37:Marriage.BM37</svg:desc>
                </draw:g>
              </table:table-cell>
              <table:table-cell office:value-type="float" office:value="0.5817753797">
                <text:p>0.5817753797</text:p>
              </table:table-cell>
              <table:table-cell office:value-type="float" office:value="0.5692011793">
                <text:p>0.5692011793</text:p>
              </table:table-cell>
              <table:table-cell office:value-type="float" office:value="0.5759128202">
                <text:p>0.5759128202</text:p>
              </table:table-cell>
              <table:table-cell office:value-type="float" office:value="0.5633120987">
                <text:p>0.5633120987</text:p>
              </table:table-cell>
              <table:table-cell office:value-type="float" office:value="0.5413403005">
                <text:p>0.5413403005</text:p>
              </table:table-cell>
              <table:table-cell office:value-type="float" office:value="0.5309741628">
                <text:p>0.5309741628</text:p>
              </table:table-cell>
              <table:table-cell office:value-type="float" office:value="0.5405232075">
                <text:p>0.5405232075</text:p>
              </table:table-cell>
              <table:table-cell office:value-type="float" office:value="0.5236747486">
                <text:p>0.5236747486</text:p>
              </table:table-cell>
              <table:table-cell office:value-type="float" office:value="0.5212521784">
                <text:p>0.5212521784</text:p>
              </table:table-cell>
              <table:table-cell office:value-type="float" office:value="0.4961218003">
                <text:p>0.4961218003</text:p>
              </table:table-cell>
              <table:table-cell office:value-type="float" office:value="0.5120649686">
                <text:p>0.5120649686</text:p>
              </table:table-cell>
              <table:table-cell office:value-type="float" office:value="0.5299475122">
                <text:p>0.5299475122</text:p>
              </table:table-cell>
              <table:table-cell office:value-type="float" office:value="0.5111417906">
                <text:p>0.5111417906</text:p>
              </table:table-cell>
              <table:table-cell office:value-type="float" office:value="0.5063229237">
                <text:p>0.5063229237</text:p>
              </table:table-cell>
              <table:table-cell office:value-type="float" office:value="0.5139671253">
                <text:p>0.5139671253</text:p>
              </table:table-cell>
              <table:table-cell office:value-type="float" office:value="0.5187457707">
                <text:p>0.5187457707</text:p>
              </table:table-cell>
              <table:table-cell office:value-type="float" office:value="0.523524416">
                <text:p>0.523524416</text:p>
              </table:table-cell>
              <table:table-cell office:value-type="float" office:value="0.489204694">
                <text:p>0.489204694</text:p>
              </table:table-cell>
              <table:table-cell office:value-type="float" office:value="0.468380732">
                <text:p>0.468380732</text:p>
              </table:table-cell>
              <table:table-cell office:value-type="float" office:value="0.4781827799">
                <text:p>0.4781827799</text:p>
              </table:table-cell>
              <table:table-cell office:value-type="float" office:value="0.5071794623">
                <text:p>0.5071794623</text:p>
              </table:table-cell>
              <table:table-cell office:value-type="float" office:value="0.4886077715">
                <text:p>0.4886077715</text:p>
              </table:table-cell>
              <table:table-cell office:value-type="float" office:value="0.4706507326">
                <text:p>0.4706507326</text:p>
              </table:table-cell>
              <table:table-cell office:value-type="float" office:value="0.4734012463">
                <text:p>0.4734012463</text:p>
              </table:table-cell>
              <table:table-cell office:value-type="float" office:value="0.5028708413">
                <text:p>0.5028708413</text:p>
              </table:table-cell>
              <table:table-cell office:value-type="float" office:value="0.4627898367">
                <text:p>0.4627898367</text:p>
              </table:table-cell>
              <table:table-cell office:value-type="float" office:value="0.4249614687">
                <text:p>0.4249614687</text:p>
              </table:table-cell>
              <table:table-cell office:value-type="float" office:value="0.4686881485">
                <text:p>0.4686881485</text:p>
              </table:table-cell>
              <table:table-cell office:value-type="float" office:value="0.4741162701">
                <text:p>0.4741162701</text:p>
              </table:table-cell>
              <table:table-cell office:value-type="float" office:value="0.4583433259">
                <text:p>0.4583433259</text:p>
              </table:table-cell>
              <table:table-cell office:value-type="float" office:value="0.4669337288">
                <text:p>0.4669337288</text:p>
              </table:table-cell>
              <table:table-cell office:value-type="float" office:value="0.4546778484">
                <text:p>0.4546778484</text:p>
              </table:table-cell>
              <table:table-cell office:value-type="float" office:value="0.4580401427">
                <text:p>0.4580401427</text:p>
              </table:table-cell>
              <table:table-cell office:value-type="float" office:value="0.4632902776">
                <text:p>0.4632902776</text:p>
              </table:table-cell>
              <table:table-cell office:value-type="float" office:value="0.45482444">
                <text:p>0.45482444</text:p>
              </table:table-cell>
              <table:table-cell office:value-type="float" office:value="0.4504940602">
                <text:p>0.4504940602</text:p>
              </table:table-cell>
              <table:table-cell office:value-type="float" office:value="0.4537086034">
                <text:p>0.4537086034</text:p>
              </table:table-cell>
              <table:table-cell office:value-type="float" office:value="0.4361834322">
                <text:p>0.4361834322</text:p>
              </table:table-cell>
              <table:table-cell office:value-type="float" office:value="0.431698023">
                <text:p>0.431698023</text:p>
              </table:table-cell>
              <table:table-cell office:value-type="float" office:value="0.4082701409">
                <text:p>0.4082701409</text:p>
              </table:table-cell>
              <table:table-cell office:value-type="float" office:value="0.4010074318">
                <text:p>0.4010074318</text:p>
              </table:table-cell>
              <table:table-cell office:value-type="float" office:value="0.4039070233">
                <text:p>0.4039070233</text:p>
              </table:table-cell>
              <table:table-cell office:value-type="float" office:value="0.3837469924">
                <text:p>0.3837469924</text:p>
              </table:table-cell>
              <table:table-cell office:value-type="float" office:value="0.4179138539">
                <text:p>0.4179138539</text:p>
              </table:table-cell>
              <table:table-cell office:value-type="float" office:value="0.3850090904">
                <text:p>0.3850090904</text:p>
              </table:table-cell>
              <table:table-cell office:value-type="float" office:value="0.3546537845">
                <text:p>0.3546537845</text:p>
              </table:table-cell>
              <table:table-cell office:value-type="float" office:value="0.364457579">
                <text:p>0.364457579</text:p>
              </table:table-cell>
              <table:table-cell office:value-type="float" office:value="0.3584790845">
                <text:p>0.3584790845</text:p>
              </table:table-cell>
              <table:table-cell office:value-type="float" office:value="0.360471916">
                <text:p>0.360471916</text:p>
              </table:table-cell>
              <table:table-cell office:value-type="float" office:value="0.3624647475">
                <text:p>0.3624647475</text:p>
              </table:table-cell>
              <table:table-cell office:value-type="float" office:value="0.356486253">
                <text:p>0.356486253</text:p>
              </table:table-cell>
              <table:table-cell office:value-type="float" office:value="0.3629027741">
                <text:p>0.3629027741</text:p>
              </table:table-cell>
              <table:table-cell office:value-type="float" office:value="0.3341110734">
                <text:p>0.3341110734</text:p>
              </table:table-cell>
              <table:table-cell office:value-type="float" office:value="0.3315820981">
                <text:p>0.3315820981</text:p>
              </table:table-cell>
              <table:table-cell office:value-type="float" office:value="0.3361097828">
                <text:p>0.3361097828</text:p>
              </table:table-cell>
              <table:table-cell office:value-type="float" office:value="0.3281146222">
                <text:p>0.3281146222</text:p>
              </table:table-cell>
              <table:table-cell office:value-type="float" office:value="0.334837788">
                <text:p>0.334837788</text:p>
              </table:table-cell>
              <table:table-cell office:value-type="float" office:value="0.3291786888">
                <text:p>0.3291786888</text:p>
              </table:table-cell>
              <table:table-cell office:value-type="float" office:value="0.3132952629">
                <text:p>0.3132952629</text:p>
              </table:table-cell>
              <table:table-cell office:value-type="float" office:value="0.310911474">
                <text:p>0.310911474</text:p>
              </table:table-cell>
              <table:table-cell office:value-type="float" office:value="0.3215039394">
                <text:p>0.3215039394</text:p>
              </table:table-cell>
              <table:table-cell office:value-type="float" office:value="0.2952015195">
                <text:p>0.2952015195</text:p>
              </table:table-cell>
              <table:table-cell office:value-type="float" office:value="0.3031616363">
                <text:p>0.3031616363</text:p>
              </table:table-cell>
            </table:table-row>
            <table:table-row>
              <table:table-cell office:value-type="string">
                <text:p>40</text:p>
                <draw:g>
                  <svg:desc>Marriage.A38:Marriage.A38</svg:desc>
                </draw:g>
              </table:table-cell>
              <table:table-cell office:value-type="float" office:value="0.5734127611">
                <text:p>0.5734127611</text:p>
                <draw:g>
                  <svg:desc>Marriage.B38:Marriage.BM38</svg:desc>
                </draw:g>
              </table:table-cell>
              <table:table-cell office:value-type="float" office:value="0.5814865918">
                <text:p>0.5814865918</text:p>
              </table:table-cell>
              <table:table-cell office:value-type="float" office:value="0.604838841">
                <text:p>0.604838841</text:p>
              </table:table-cell>
              <table:table-cell office:value-type="float" office:value="0.5903790557">
                <text:p>0.5903790557</text:p>
              </table:table-cell>
              <table:table-cell office:value-type="float" office:value="0.5687246383">
                <text:p>0.5687246383</text:p>
              </table:table-cell>
              <table:table-cell office:value-type="float" office:value="0.5729359572">
                <text:p>0.5729359572</text:p>
              </table:table-cell>
              <table:table-cell office:value-type="float" office:value="0.5691402407">
                <text:p>0.5691402407</text:p>
              </table:table-cell>
              <table:table-cell office:value-type="float" office:value="0.5723264432">
                <text:p>0.5723264432</text:p>
              </table:table-cell>
              <table:table-cell office:value-type="float" office:value="0.5700514869">
                <text:p>0.5700514869</text:p>
              </table:table-cell>
              <table:table-cell office:value-type="float" office:value="0.5491772799">
                <text:p>0.5491772799</text:p>
              </table:table-cell>
              <table:table-cell office:value-type="float" office:value="0.5666687386">
                <text:p>0.5666687386</text:p>
              </table:table-cell>
              <table:table-cell office:value-type="float" office:value="0.5383360438">
                <text:p>0.5383360438</text:p>
              </table:table-cell>
              <table:table-cell office:value-type="float" office:value="0.5319364186">
                <text:p>0.5319364186</text:p>
              </table:table-cell>
              <table:table-cell office:value-type="float" office:value="0.5378976494">
                <text:p>0.5378976494</text:p>
              </table:table-cell>
              <table:table-cell office:value-type="float" office:value="0.5485928403">
                <text:p>0.5485928403</text:p>
              </table:table-cell>
              <table:table-cell office:value-type="float" office:value="0.5608281448">
                <text:p>0.5608281448</text:p>
              </table:table-cell>
              <table:table-cell office:value-type="float" office:value="0.5548940911">
                <text:p>0.5548940911</text:p>
              </table:table-cell>
              <table:table-cell office:value-type="float" office:value="0.5489600374">
                <text:p>0.5489600374</text:p>
              </table:table-cell>
              <table:table-cell office:value-type="float" office:value="0.5214035489">
                <text:p>0.5214035489</text:p>
              </table:table-cell>
              <table:table-cell office:value-type="float" office:value="0.5522678109">
                <text:p>0.5522678109</text:p>
              </table:table-cell>
              <table:table-cell office:value-type="float" office:value="0.5667196178">
                <text:p>0.5667196178</text:p>
              </table:table-cell>
              <table:table-cell office:value-type="float" office:value="0.5327006111">
                <text:p>0.5327006111</text:p>
              </table:table-cell>
              <table:table-cell office:value-type="float" office:value="0.5016533677">
                <text:p>0.5016533677</text:p>
              </table:table-cell>
              <table:table-cell office:value-type="float" office:value="0.5397805089">
                <text:p>0.5397805089</text:p>
              </table:table-cell>
              <table:table-cell office:value-type="float" office:value="0.5658763058">
                <text:p>0.5658763058</text:p>
              </table:table-cell>
              <table:table-cell office:value-type="float" office:value="0.5184470881">
                <text:p>0.5184470881</text:p>
              </table:table-cell>
              <table:table-cell office:value-type="float" office:value="0.4906332252">
                <text:p>0.4906332252</text:p>
              </table:table-cell>
              <table:table-cell office:value-type="float" office:value="0.5362529273">
                <text:p>0.5362529273</text:p>
              </table:table-cell>
              <table:table-cell office:value-type="float" office:value="0.5687861859">
                <text:p>0.5687861859</text:p>
              </table:table-cell>
              <table:table-cell office:value-type="float" office:value="0.5403396121">
                <text:p>0.5403396121</text:p>
              </table:table-cell>
              <table:table-cell office:value-type="float" office:value="0.501047644">
                <text:p>0.501047644</text:p>
              </table:table-cell>
              <table:table-cell office:value-type="float" office:value="0.5014598522">
                <text:p>0.5014598522</text:p>
              </table:table-cell>
              <table:table-cell office:value-type="float" office:value="0.5044177621">
                <text:p>0.5044177621</text:p>
              </table:table-cell>
              <table:table-cell office:value-type="float" office:value="0.495710675">
                <text:p>0.495710675</text:p>
              </table:table-cell>
              <table:table-cell office:value-type="float" office:value="0.5029890414">
                <text:p>0.5029890414</text:p>
              </table:table-cell>
              <table:table-cell office:value-type="float" office:value="0.499486281">
                <text:p>0.499486281</text:p>
              </table:table-cell>
              <table:table-cell office:value-type="float" office:value="0.4786458679">
                <text:p>0.4786458679</text:p>
              </table:table-cell>
              <table:table-cell office:value-type="float" office:value="0.4806608258">
                <text:p>0.4806608258</text:p>
              </table:table-cell>
              <table:table-cell office:value-type="float" office:value="0.4702966421">
                <text:p>0.4702966421</text:p>
              </table:table-cell>
              <table:table-cell office:value-type="float" office:value="0.4613134342">
                <text:p>0.4613134342</text:p>
              </table:table-cell>
              <table:table-cell office:value-type="float" office:value="0.4797154811">
                <text:p>0.4797154811</text:p>
              </table:table-cell>
              <table:table-cell office:value-type="float" office:value="0.4875902247">
                <text:p>0.4875902247</text:p>
              </table:table-cell>
              <table:table-cell office:value-type="float" office:value="0.4444713546">
                <text:p>0.4444713546</text:p>
              </table:table-cell>
              <table:table-cell office:value-type="float" office:value="0.4798892336">
                <text:p>0.4798892336</text:p>
              </table:table-cell>
              <table:table-cell office:value-type="float" office:value="0.5255233062">
                <text:p>0.5255233062</text:p>
              </table:table-cell>
              <table:table-cell office:value-type="float" office:value="0.4590439563">
                <text:p>0.4590439563</text:p>
              </table:table-cell>
              <table:table-cell office:value-type="float" office:value="0.4391937514">
                <text:p>0.4391937514</text:p>
              </table:table-cell>
              <table:table-cell office:value-type="float" office:value="0.4553024072">
                <text:p>0.4553024072</text:p>
              </table:table-cell>
              <table:table-cell office:value-type="float" office:value="0.45169332215">
                <text:p>0.45169332215</text:p>
              </table:table-cell>
              <table:table-cell office:value-type="float" office:value="0.4528963505">
                <text:p>0.4528963505</text:p>
              </table:table-cell>
              <table:table-cell office:value-type="float" office:value="0.45409937885">
                <text:p>0.45409937885</text:p>
              </table:table-cell>
              <table:table-cell office:value-type="float" office:value="0.4504902938">
                <text:p>0.4504902938</text:p>
              </table:table-cell>
              <table:table-cell office:value-type="float" office:value="0.4423386014">
                <text:p>0.4423386014</text:p>
              </table:table-cell>
              <table:table-cell office:value-type="float" office:value="0.4089114373">
                <text:p>0.4089114373</text:p>
              </table:table-cell>
              <table:table-cell office:value-type="float" office:value="0.4334240748">
                <text:p>0.4334240748</text:p>
              </table:table-cell>
              <table:table-cell office:value-type="float" office:value="0.4370291236">
                <text:p>0.4370291236</text:p>
              </table:table-cell>
              <table:table-cell office:value-type="float" office:value="0.3909466851">
                <text:p>0.3909466851</text:p>
              </table:table-cell>
              <table:table-cell office:value-type="float" office:value="0.4147644299">
                <text:p>0.4147644299</text:p>
              </table:table-cell>
              <table:table-cell office:value-type="float" office:value="0.4182447356">
                <text:p>0.4182447356</text:p>
              </table:table-cell>
              <table:table-cell office:value-type="float" office:value="0.4081244721">
                <text:p>0.4081244721</text:p>
              </table:table-cell>
              <table:table-cell office:value-type="float" office:value="0.4019236368">
                <text:p>0.4019236368</text:p>
              </table:table-cell>
              <table:table-cell office:value-type="float" office:value="0.3659081964">
                <text:p>0.3659081964</text:p>
              </table:table-cell>
              <table:table-cell office:value-type="float" office:value="0.3743071954">
                <text:p>0.3743071954</text:p>
              </table:table-cell>
              <table:table-cell office:value-type="float" office:value="0.3832199978">
                <text:p>0.3832199978</text:p>
              </table:table-cell>
            </table:table-row>
            <table:table-row>
              <table:table-cell office:value-type="string">
                <text:p>45</text:p>
                <draw:g>
                  <svg:desc>Marriage.A39:Marriage.A39</svg:desc>
                </draw:g>
              </table:table-cell>
              <table:table-cell office:value-type="float" office:value="0.6282057338">
                <text:p>0.6282057338</text:p>
                <draw:g>
                  <svg:desc>Marriage.B39:Marriage.BM39</svg:desc>
                </draw:g>
              </table:table-cell>
              <table:table-cell office:value-type="float" office:value="0.610353415">
                <text:p>0.610353415</text:p>
              </table:table-cell>
              <table:table-cell office:value-type="float" office:value="0.5908434203">
                <text:p>0.5908434203</text:p>
              </table:table-cell>
              <table:table-cell office:value-type="float" office:value="0.572918885">
                <text:p>0.572918885</text:p>
              </table:table-cell>
              <table:table-cell office:value-type="float" office:value="0.5971116077">
                <text:p>0.5971116077</text:p>
              </table:table-cell>
              <table:table-cell office:value-type="float" office:value="0.5978469702">
                <text:p>0.5978469702</text:p>
              </table:table-cell>
              <table:table-cell office:value-type="float" office:value="0.5755732793">
                <text:p>0.5755732793</text:p>
              </table:table-cell>
              <table:table-cell office:value-type="float" office:value="0.6173760038">
                <text:p>0.6173760038</text:p>
              </table:table-cell>
              <table:table-cell office:value-type="float" office:value="0.5645704664">
                <text:p>0.5645704664</text:p>
              </table:table-cell>
              <table:table-cell office:value-type="float" office:value="0.5589618169">
                <text:p>0.5589618169</text:p>
              </table:table-cell>
              <table:table-cell office:value-type="float" office:value="0.6046592227">
                <text:p>0.6046592227</text:p>
              </table:table-cell>
              <table:table-cell office:value-type="float" office:value="0.5891873779">
                <text:p>0.5891873779</text:p>
              </table:table-cell>
              <table:table-cell office:value-type="float" office:value="0.5548391872">
                <text:p>0.5548391872</text:p>
              </table:table-cell>
              <table:table-cell office:value-type="float" office:value="0.5598304227">
                <text:p>0.5598304227</text:p>
              </table:table-cell>
              <table:table-cell office:value-type="float" office:value="0.5644095087">
                <text:p>0.5644095087</text:p>
              </table:table-cell>
              <table:table-cell office:value-type="float" office:value="0.5776458667">
                <text:p>0.5776458667</text:p>
              </table:table-cell>
              <table:table-cell office:value-type="float" office:value="0.5670061939">
                <text:p>0.5670061939</text:p>
              </table:table-cell>
              <table:table-cell office:value-type="float" office:value="0.5563665211">
                <text:p>0.5563665211</text:p>
              </table:table-cell>
              <table:table-cell office:value-type="float" office:value="0.5725748977">
                <text:p>0.5725748977</text:p>
              </table:table-cell>
              <table:table-cell office:value-type="float" office:value="0.5889476532">
                <text:p>0.5889476532</text:p>
              </table:table-cell>
              <table:table-cell office:value-type="float" office:value="0.5770099552">
                <text:p>0.5770099552</text:p>
              </table:table-cell>
              <table:table-cell office:value-type="float" office:value="0.5577394126">
                <text:p>0.5577394126</text:p>
              </table:table-cell>
              <table:table-cell office:value-type="float" office:value="0.5637453849">
                <text:p>0.5637453849</text:p>
              </table:table-cell>
              <table:table-cell office:value-type="float" office:value="0.5628380915">
                <text:p>0.5628380915</text:p>
              </table:table-cell>
              <table:table-cell office:value-type="float" office:value="0.564686352">
                <text:p>0.564686352</text:p>
              </table:table-cell>
              <table:table-cell office:value-type="float" office:value="0.5732620727">
                <text:p>0.5732620727</text:p>
              </table:table-cell>
              <table:table-cell office:value-type="float" office:value="0.5722720813">
                <text:p>0.5722720813</text:p>
              </table:table-cell>
              <table:table-cell office:value-type="float" office:value="0.5223152004">
                <text:p>0.5223152004</text:p>
              </table:table-cell>
              <table:table-cell office:value-type="float" office:value="0.5277529836">
                <text:p>0.5277529836</text:p>
              </table:table-cell>
              <table:table-cell office:value-type="float" office:value="0.5305055328">
                <text:p>0.5305055328</text:p>
              </table:table-cell>
              <table:table-cell office:value-type="float" office:value="0.5279773066">
                <text:p>0.5279773066</text:p>
              </table:table-cell>
              <table:table-cell office:value-type="float" office:value="0.5013393825">
                <text:p>0.5013393825</text:p>
              </table:table-cell>
              <table:table-cell office:value-type="float" office:value="0.5452708508">
                <text:p>0.5452708508</text:p>
              </table:table-cell>
              <table:table-cell office:value-type="float" office:value="0.5061570201">
                <text:p>0.5061570201</text:p>
              </table:table-cell>
              <table:table-cell office:value-type="float" office:value="0.495704482">
                <text:p>0.495704482</text:p>
              </table:table-cell>
              <table:table-cell office:value-type="float" office:value="0.4924490187">
                <text:p>0.4924490187</text:p>
              </table:table-cell>
              <table:table-cell office:value-type="float" office:value="0.4979296122">
                <text:p>0.4979296122</text:p>
              </table:table-cell>
              <table:table-cell office:value-type="float" office:value="0.5204678597">
                <text:p>0.5204678597</text:p>
              </table:table-cell>
              <table:table-cell office:value-type="float" office:value="0.4863681498">
                <text:p>0.4863681498</text:p>
              </table:table-cell>
              <table:table-cell office:value-type="float" office:value="0.4879481068">
                <text:p>0.4879481068</text:p>
              </table:table-cell>
              <table:table-cell office:value-type="float" office:value="0.5121830542">
                <text:p>0.5121830542</text:p>
              </table:table-cell>
              <table:table-cell office:value-type="float" office:value="0.4715972981">
                <text:p>0.4715972981</text:p>
              </table:table-cell>
              <table:table-cell office:value-type="float" office:value="0.4949214174">
                <text:p>0.4949214174</text:p>
              </table:table-cell>
              <table:table-cell office:value-type="float" office:value="0.4955605921">
                <text:p>0.4955605921</text:p>
              </table:table-cell>
              <table:table-cell office:value-type="float" office:value="0.4974867191">
                <text:p>0.4974867191</text:p>
              </table:table-cell>
              <table:table-cell office:value-type="float" office:value="0.4813860287">
                <text:p>0.4813860287</text:p>
              </table:table-cell>
              <table:table-cell office:value-type="float" office:value="0.472745583">
                <text:p>0.472745583</text:p>
              </table:table-cell>
              <table:table-cell office:value-type="float" office:value="0.4796349576">
                <text:p>0.4796349576</text:p>
              </table:table-cell>
              <table:table-cell office:value-type="float" office:value="0.484102095">
                <text:p>0.484102095</text:p>
              </table:table-cell>
              <table:table-cell office:value-type="float" office:value="0.4826130492">
                <text:p>0.4826130492</text:p>
              </table:table-cell>
              <table:table-cell office:value-type="float" office:value="0.4811240034">
                <text:p>0.4811240034</text:p>
              </table:table-cell>
              <table:table-cell office:value-type="float" office:value="0.4855911408">
                <text:p>0.4855911408</text:p>
              </table:table-cell>
              <table:table-cell office:value-type="float" office:value="0.4757686301">
                <text:p>0.4757686301</text:p>
              </table:table-cell>
              <table:table-cell office:value-type="float" office:value="0.4414122577">
                <text:p>0.4414122577</text:p>
              </table:table-cell>
              <table:table-cell office:value-type="float" office:value="0.4499403524">
                <text:p>0.4499403524</text:p>
              </table:table-cell>
              <table:table-cell office:value-type="float" office:value="0.4690753602">
                <text:p>0.4690753602</text:p>
              </table:table-cell>
              <table:table-cell office:value-type="float" office:value="0.4663204896">
                <text:p>0.4663204896</text:p>
              </table:table-cell>
              <table:table-cell office:value-type="float" office:value="0.4437809927">
                <text:p>0.4437809927</text:p>
              </table:table-cell>
              <table:table-cell office:value-type="float" office:value="0.4726486514">
                <text:p>0.4726486514</text:p>
              </table:table-cell>
              <table:table-cell office:value-type="float" office:value="0.4838691737">
                <text:p>0.4838691737</text:p>
              </table:table-cell>
              <table:table-cell office:value-type="float" office:value="0.4562623697">
                <text:p>0.4562623697</text:p>
              </table:table-cell>
              <table:table-cell office:value-type="float" office:value="0.446740276">
                <text:p>0.446740276</text:p>
              </table:table-cell>
              <table:table-cell office:value-type="float" office:value="0.4545298208">
                <text:p>0.4545298208</text:p>
              </table:table-cell>
              <table:table-cell office:value-type="float" office:value="0.4480039646">
                <text:p>0.4480039646</text:p>
              </table:table-cell>
            </table:table-row>
            <table:table-row>
              <table:table-cell office:value-type="string">
                <text:p>50</text:p>
                <draw:g>
                  <svg:desc>Marriage.A40:Marriage.A40</svg:desc>
                </draw:g>
              </table:table-cell>
              <table:table-cell office:value-type="float" office:value="0.5664654385">
                <text:p>0.5664654385</text:p>
                <draw:g>
                  <svg:desc>Marriage.B40:Marriage.BM40</svg:desc>
                </draw:g>
              </table:table-cell>
              <table:table-cell office:value-type="float" office:value="0.592447571">
                <text:p>0.592447571</text:p>
              </table:table-cell>
              <table:table-cell office:value-type="float" office:value="0.6180159247">
                <text:p>0.6180159247</text:p>
              </table:table-cell>
              <table:table-cell office:value-type="float" office:value="0.5947798179">
                <text:p>0.5947798179</text:p>
              </table:table-cell>
              <table:table-cell office:value-type="float" office:value="0.597323056">
                <text:p>0.597323056</text:p>
              </table:table-cell>
              <table:table-cell office:value-type="float" office:value="0.5902573876">
                <text:p>0.5902573876</text:p>
              </table:table-cell>
              <table:table-cell office:value-type="float" office:value="0.5796045372">
                <text:p>0.5796045372</text:p>
              </table:table-cell>
              <table:table-cell office:value-type="float" office:value="0.6068096052">
                <text:p>0.6068096052</text:p>
              </table:table-cell>
              <table:table-cell office:value-type="float" office:value="0.5976691588">
                <text:p>0.5976691588</text:p>
              </table:table-cell>
              <table:table-cell office:value-type="float" office:value="0.5814046579">
                <text:p>0.5814046579</text:p>
              </table:table-cell>
              <table:table-cell office:value-type="float" office:value="0.5745306198">
                <text:p>0.5745306198</text:p>
              </table:table-cell>
              <table:table-cell office:value-type="float" office:value="0.6020301564">
                <text:p>0.6020301564</text:p>
              </table:table-cell>
              <table:table-cell office:value-type="float" office:value="0.5848689932">
                <text:p>0.5848689932</text:p>
              </table:table-cell>
              <table:table-cell office:value-type="float" office:value="0.5752198069">
                <text:p>0.5752198069</text:p>
              </table:table-cell>
              <table:table-cell office:value-type="float" office:value="0.5952305251">
                <text:p>0.5952305251</text:p>
              </table:table-cell>
              <table:table-cell office:value-type="float" office:value="0.5741667098">
                <text:p>0.5741667098</text:p>
              </table:table-cell>
              <table:table-cell office:value-type="float" office:value="0.5689375264">
                <text:p>0.5689375264</text:p>
              </table:table-cell>
              <table:table-cell office:value-type="float" office:value="0.5637083429">
                <text:p>0.5637083429</text:p>
              </table:table-cell>
              <table:table-cell office:value-type="float" office:value="0.5618963497">
                <text:p>0.5618963497</text:p>
              </table:table-cell>
              <table:table-cell office:value-type="float" office:value="0.5824873597">
                <text:p>0.5824873597</text:p>
              </table:table-cell>
              <table:table-cell office:value-type="float" office:value="0.5592592759">
                <text:p>0.5592592759</text:p>
              </table:table-cell>
              <table:table-cell office:value-type="float" office:value="0.5192933775">
                <text:p>0.5192933775</text:p>
              </table:table-cell>
              <table:table-cell office:value-type="float" office:value="0.5370294122">
                <text:p>0.5370294122</text:p>
              </table:table-cell>
              <table:table-cell office:value-type="float" office:value="0.5446258418">
                <text:p>0.5446258418</text:p>
              </table:table-cell>
              <table:table-cell office:value-type="float" office:value="0.5243357806">
                <text:p>0.5243357806</text:p>
              </table:table-cell>
              <table:table-cell office:value-type="float" office:value="0.5145622823">
                <text:p>0.5145622823</text:p>
              </table:table-cell>
              <table:table-cell office:value-type="float" office:value="0.5175850198">
                <text:p>0.5175850198</text:p>
              </table:table-cell>
              <table:table-cell office:value-type="float" office:value="0.5389022693">
                <text:p>0.5389022693</text:p>
              </table:table-cell>
              <table:table-cell office:value-type="float" office:value="0.5199430134">
                <text:p>0.5199430134</text:p>
              </table:table-cell>
              <table:table-cell office:value-type="float" office:value="0.5135588333">
                <text:p>0.5135588333</text:p>
              </table:table-cell>
              <table:table-cell office:value-type="float" office:value="0.5276854002">
                <text:p>0.5276854002</text:p>
              </table:table-cell>
              <table:table-cell office:value-type="float" office:value="0.5062281486">
                <text:p>0.5062281486</text:p>
              </table:table-cell>
              <table:table-cell office:value-type="float" office:value="0.5083671858">
                <text:p>0.5083671858</text:p>
              </table:table-cell>
              <table:table-cell office:value-type="float" office:value="0.5056091256">
                <text:p>0.5056091256</text:p>
              </table:table-cell>
              <table:table-cell office:value-type="float" office:value="0.5199135795">
                <text:p>0.5199135795</text:p>
              </table:table-cell>
              <table:table-cell office:value-type="float" office:value="0.4906142692">
                <text:p>0.4906142692</text:p>
              </table:table-cell>
              <table:table-cell office:value-type="float" office:value="0.5118471928">
                <text:p>0.5118471928</text:p>
              </table:table-cell>
              <table:table-cell office:value-type="float" office:value="0.4889484956">
                <text:p>0.4889484956</text:p>
              </table:table-cell>
              <table:table-cell office:value-type="float" office:value="0.5352438995">
                <text:p>0.5352438995</text:p>
              </table:table-cell>
              <table:table-cell office:value-type="float" office:value="0.4978272288">
                <text:p>0.4978272288</text:p>
              </table:table-cell>
              <table:table-cell office:value-type="float" office:value="0.5069639183">
                <text:p>0.5069639183</text:p>
              </table:table-cell>
              <table:table-cell office:value-type="float" office:value="0.5266779161">
                <text:p>0.5266779161</text:p>
              </table:table-cell>
              <table:table-cell office:value-type="float" office:value="0.5075954496">
                <text:p>0.5075954496</text:p>
              </table:table-cell>
              <table:table-cell office:value-type="float" office:value="0.5070125916">
                <text:p>0.5070125916</text:p>
              </table:table-cell>
              <table:table-cell office:value-type="float" office:value="0.4650478944">
                <text:p>0.4650478944</text:p>
              </table:table-cell>
              <table:table-cell office:value-type="float" office:value="0.5226162122">
                <text:p>0.5226162122</text:p>
              </table:table-cell>
              <table:table-cell office:value-type="float" office:value="0.5277184883">
                <text:p>0.5277184883</text:p>
              </table:table-cell>
              <table:table-cell office:value-type="float" office:value="0.5069335054">
                <text:p>0.5069335054</text:p>
              </table:table-cell>
              <table:table-cell office:value-type="float" office:value="0.515494112575">
                <text:p>0.515494112575</text:p>
              </table:table-cell>
              <table:table-cell office:value-type="float" office:value="0.51264057685">
                <text:p>0.51264057685</text:p>
              </table:table-cell>
              <table:table-cell office:value-type="float" office:value="0.509787041125">
                <text:p>0.509787041125</text:p>
              </table:table-cell>
              <table:table-cell office:value-type="float" office:value="0.5183476483">
                <text:p>0.5183476483</text:p>
              </table:table-cell>
              <table:table-cell office:value-type="float" office:value="0.4965391405">
                <text:p>0.4965391405</text:p>
              </table:table-cell>
              <table:table-cell office:value-type="float" office:value="0.4709105121">
                <text:p>0.4709105121</text:p>
              </table:table-cell>
              <table:table-cell office:value-type="float" office:value="0.4738413519">
                <text:p>0.4738413519</text:p>
              </table:table-cell>
              <table:table-cell office:value-type="float" office:value="0.4732447029">
                <text:p>0.4732447029</text:p>
              </table:table-cell>
              <table:table-cell office:value-type="float" office:value="0.4914951358">
                <text:p>0.4914951358</text:p>
              </table:table-cell>
              <table:table-cell office:value-type="float" office:value="0.4689639795">
                <text:p>0.4689639795</text:p>
              </table:table-cell>
              <table:table-cell office:value-type="float" office:value="0.4824858179">
                <text:p>0.4824858179</text:p>
              </table:table-cell>
              <table:table-cell office:value-type="float" office:value="0.4805106146">
                <text:p>0.4805106146</text:p>
              </table:table-cell>
              <table:table-cell office:value-type="float" office:value="0.4987709663">
                <text:p>0.4987709663</text:p>
              </table:table-cell>
              <table:table-cell office:value-type="float" office:value="0.5027650048">
                <text:p>0.5027650048</text:p>
              </table:table-cell>
              <table:table-cell office:value-type="float" office:value="0.474689412">
                <text:p>0.474689412</text:p>
              </table:table-cell>
              <table:table-cell office:value-type="float" office:value="0.4707083634">
                <text:p>0.4707083634</text:p>
              </table:table-cell>
            </table:table-row>
            <table:table-row>
              <table:table-cell office:value-type="string">
                <text:p>55</text:p>
                <draw:g>
                  <svg:desc>Marriage.A41:Marriage.A41</svg:desc>
                </draw:g>
              </table:table-cell>
              <table:table-cell office:value-type="float" office:value="0.5600235314">
                <text:p>0.5600235314</text:p>
                <draw:g>
                  <svg:desc>Marriage.B41:Marriage.BM41</svg:desc>
                </draw:g>
              </table:table-cell>
              <table:table-cell office:value-type="float" office:value="0.5587861243">
                <text:p>0.5587861243</text:p>
              </table:table-cell>
              <table:table-cell office:value-type="float" office:value="0.5553074911">
                <text:p>0.5553074911</text:p>
              </table:table-cell>
              <table:table-cell office:value-type="float" office:value="0.5644460775">
                <text:p>0.5644460775</text:p>
              </table:table-cell>
              <table:table-cell office:value-type="float" office:value="0.5659130564">
                <text:p>0.5659130564</text:p>
              </table:table-cell>
              <table:table-cell office:value-type="float" office:value="0.5694987398">
                <text:p>0.5694987398</text:p>
              </table:table-cell>
              <table:table-cell office:value-type="float" office:value="0.5677050322">
                <text:p>0.5677050322</text:p>
              </table:table-cell>
              <table:table-cell office:value-type="float" office:value="0.551086873">
                <text:p>0.551086873</text:p>
              </table:table-cell>
              <table:table-cell office:value-type="float" office:value="0.5538252613">
                <text:p>0.5538252613</text:p>
              </table:table-cell>
              <table:table-cell office:value-type="float" office:value="0.5443971754">
                <text:p>0.5443971754</text:p>
              </table:table-cell>
              <table:table-cell office:value-type="float" office:value="0.5501037139">
                <text:p>0.5501037139</text:p>
              </table:table-cell>
              <table:table-cell office:value-type="float" office:value="0.5317344475">
                <text:p>0.5317344475</text:p>
              </table:table-cell>
              <table:table-cell office:value-type="float" office:value="0.5215425853">
                <text:p>0.5215425853</text:p>
              </table:table-cell>
              <table:table-cell office:value-type="float" office:value="0.5238375856">
                <text:p>0.5238375856</text:p>
              </table:table-cell>
              <table:table-cell office:value-type="float" office:value="0.5631273622">
                <text:p>0.5631273622</text:p>
              </table:table-cell>
              <table:table-cell office:value-type="float" office:value="0.5698875936">
                <text:p>0.5698875936</text:p>
              </table:table-cell>
              <table:table-cell office:value-type="float" office:value="0.5813679011">
                <text:p>0.5813679011</text:p>
              </table:table-cell>
              <table:table-cell office:value-type="float" office:value="0.5928482085">
                <text:p>0.5928482085</text:p>
              </table:table-cell>
              <table:table-cell office:value-type="float" office:value="0.6096711163">
                <text:p>0.6096711163</text:p>
              </table:table-cell>
              <table:table-cell office:value-type="float" office:value="0.5667416433">
                <text:p>0.5667416433</text:p>
              </table:table-cell>
              <table:table-cell office:value-type="float" office:value="0.5526114272">
                <text:p>0.5526114272</text:p>
              </table:table-cell>
              <table:table-cell office:value-type="float" office:value="0.5680975179">
                <text:p>0.5680975179</text:p>
              </table:table-cell>
              <table:table-cell office:value-type="float" office:value="0.5607298157">
                <text:p>0.5607298157</text:p>
              </table:table-cell>
              <table:table-cell office:value-type="float" office:value="0.5336431631">
                <text:p>0.5336431631</text:p>
              </table:table-cell>
              <table:table-cell office:value-type="float" office:value="0.5331957661">
                <text:p>0.5331957661</text:p>
              </table:table-cell>
              <table:table-cell office:value-type="float" office:value="0.5198826463">
                <text:p>0.5198826463</text:p>
              </table:table-cell>
              <table:table-cell office:value-type="float" office:value="0.5340226754">
                <text:p>0.5340226754</text:p>
              </table:table-cell>
              <table:table-cell office:value-type="float" office:value="0.5045395132">
                <text:p>0.5045395132</text:p>
              </table:table-cell>
              <table:table-cell office:value-type="float" office:value="0.4965914204">
                <text:p>0.4965914204</text:p>
              </table:table-cell>
              <table:table-cell office:value-type="float" office:value="0.4886164493">
                <text:p>0.4886164493</text:p>
              </table:table-cell>
              <table:table-cell office:value-type="float" office:value="0.4906890455">
                <text:p>0.4906890455</text:p>
              </table:table-cell>
              <table:table-cell office:value-type="float" office:value="0.5282929974">
                <text:p>0.5282929974</text:p>
              </table:table-cell>
              <table:table-cell office:value-type="float" office:value="0.5299716777">
                <text:p>0.5299716777</text:p>
              </table:table-cell>
              <table:table-cell office:value-type="float" office:value="0.5140144201">
                <text:p>0.5140144201</text:p>
              </table:table-cell>
              <table:table-cell office:value-type="float" office:value="0.4730789587">
                <text:p>0.4730789587</text:p>
              </table:table-cell>
              <table:table-cell office:value-type="float" office:value="0.5067558272">
                <text:p>0.5067558272</text:p>
              </table:table-cell>
              <table:table-cell office:value-type="float" office:value="0.5414734758">
                <text:p>0.5414734758</text:p>
              </table:table-cell>
              <table:table-cell office:value-type="float" office:value="0.5305365164">
                <text:p>0.5305365164</text:p>
              </table:table-cell>
              <table:table-cell office:value-type="float" office:value="0.5069881602">
                <text:p>0.5069881602</text:p>
              </table:table-cell>
              <table:table-cell office:value-type="float" office:value="0.5125458872">
                <text:p>0.5125458872</text:p>
              </table:table-cell>
              <table:table-cell office:value-type="float" office:value="0.5024476558">
                <text:p>0.5024476558</text:p>
              </table:table-cell>
              <table:table-cell office:value-type="float" office:value="0.4573569087">
                <text:p>0.4573569087</text:p>
              </table:table-cell>
              <table:table-cell office:value-type="float" office:value="0.4911196582">
                <text:p>0.4911196582</text:p>
              </table:table-cell>
              <table:table-cell office:value-type="float" office:value="0.510944281">
                <text:p>0.510944281</text:p>
              </table:table-cell>
              <table:table-cell office:value-type="float" office:value="0.4877159396">
                <text:p>0.4877159396</text:p>
              </table:table-cell>
              <table:table-cell office:value-type="float" office:value="0.4944247056">
                <text:p>0.4944247056</text:p>
              </table:table-cell>
              <table:table-cell office:value-type="float" office:value="0.5042202969">
                <text:p>0.5042202969</text:p>
              </table:table-cell>
              <table:table-cell office:value-type="float" office:value="0.4970445165">
                <text:p>0.4970445165</text:p>
              </table:table-cell>
              <table:table-cell office:value-type="float" office:value="0.5065083291">
                <text:p>0.5065083291</text:p>
              </table:table-cell>
              <table:table-cell office:value-type="float" office:value="0.5033537249">
                <text:p>0.5033537249</text:p>
              </table:table-cell>
              <table:table-cell office:value-type="float" office:value="0.5001991207">
                <text:p>0.5001991207</text:p>
              </table:table-cell>
              <table:table-cell office:value-type="float" office:value="0.5096629333">
                <text:p>0.5096629333</text:p>
              </table:table-cell>
              <table:table-cell office:value-type="float" office:value="0.4973637143">
                <text:p>0.4973637143</text:p>
              </table:table-cell>
              <table:table-cell office:value-type="float" office:value="0.5104221573">
                <text:p>0.5104221573</text:p>
              </table:table-cell>
              <table:table-cell office:value-type="float" office:value="0.5125883018">
                <text:p>0.5125883018</text:p>
              </table:table-cell>
              <table:table-cell office:value-type="float" office:value="0.500782629">
                <text:p>0.500782629</text:p>
              </table:table-cell>
              <table:table-cell office:value-type="float" office:value="0.5173950806">
                <text:p>0.5173950806</text:p>
              </table:table-cell>
              <table:table-cell office:value-type="float" office:value="0.4985890277">
                <text:p>0.4985890277</text:p>
              </table:table-cell>
              <table:table-cell office:value-type="float" office:value="0.4903780921">
                <text:p>0.4903780921</text:p>
              </table:table-cell>
              <table:table-cell office:value-type="float" office:value="0.4972762396">
                <text:p>0.4972762396</text:p>
              </table:table-cell>
              <table:table-cell office:value-type="float" office:value="0.5004342237">
                <text:p>0.5004342237</text:p>
              </table:table-cell>
              <table:table-cell office:value-type="float" office:value="0.446857795">
                <text:p>0.446857795</text:p>
              </table:table-cell>
              <table:table-cell office:value-type="float" office:value="0.4702163368">
                <text:p>0.4702163368</text:p>
              </table:table-cell>
              <table:table-cell office:value-type="float" office:value="0.4817743771">
                <text:p>0.4817743771</text:p>
              </table:table-cell>
            </table:table-row>
            <table:table-row>
              <table:table-cell office:value-type="string">
                <text:p>60</text:p>
                <draw:g>
                  <svg:desc>Marriage.A42:Marriage.A42</svg:desc>
                </draw:g>
              </table:table-cell>
              <table:table-cell office:value-type="float" office:value="0.5368779823">
                <text:p>0.5368779823</text:p>
                <draw:g>
                  <svg:desc>Marriage.B42:Marriage.BM42</svg:desc>
                </draw:g>
              </table:table-cell>
              <table:table-cell office:value-type="float" office:value="0.5550619765">
                <text:p>0.5550619765</text:p>
              </table:table-cell>
              <table:table-cell office:value-type="float" office:value="0.5356690694">
                <text:p>0.5356690694</text:p>
              </table:table-cell>
              <table:table-cell office:value-type="float" office:value="0.5324894422">
                <text:p>0.5324894422</text:p>
              </table:table-cell>
              <table:table-cell office:value-type="float" office:value="0.5406330484">
                <text:p>0.5406330484</text:p>
              </table:table-cell>
              <table:table-cell office:value-type="float" office:value="0.5472840742">
                <text:p>0.5472840742</text:p>
              </table:table-cell>
              <table:table-cell office:value-type="float" office:value="0.5172159951">
                <text:p>0.5172159951</text:p>
              </table:table-cell>
              <table:table-cell office:value-type="float" office:value="0.5078726788">
                <text:p>0.5078726788</text:p>
              </table:table-cell>
              <table:table-cell office:value-type="float" office:value="0.5332179576">
                <text:p>0.5332179576</text:p>
              </table:table-cell>
              <table:table-cell office:value-type="float" office:value="0.5076644536">
                <text:p>0.5076644536</text:p>
              </table:table-cell>
              <table:table-cell office:value-type="float" office:value="0.5495305887">
                <text:p>0.5495305887</text:p>
              </table:table-cell>
              <table:table-cell office:value-type="float" office:value="0.5405595931">
                <text:p>0.5405595931</text:p>
              </table:table-cell>
              <table:table-cell office:value-type="float" office:value="0.513716105">
                <text:p>0.513716105</text:p>
              </table:table-cell>
              <table:table-cell office:value-type="float" office:value="0.519678038">
                <text:p>0.519678038</text:p>
              </table:table-cell>
              <table:table-cell office:value-type="float" office:value="0.4995736051">
                <text:p>0.4995736051</text:p>
              </table:table-cell>
              <table:table-cell office:value-type="float" office:value="0.4703166565">
                <text:p>0.4703166565</text:p>
              </table:table-cell>
              <table:table-cell office:value-type="float" office:value="0.4880144108">
                <text:p>0.4880144108</text:p>
              </table:table-cell>
              <table:table-cell office:value-type="float" office:value="0.5057121651">
                <text:p>0.5057121651</text:p>
              </table:table-cell>
              <table:table-cell office:value-type="float" office:value="0.4406174789">
                <text:p>0.4406174789</text:p>
              </table:table-cell>
              <table:table-cell office:value-type="float" office:value="0.4699353739">
                <text:p>0.4699353739</text:p>
              </table:table-cell>
              <table:table-cell office:value-type="float" office:value="0.5016138261">
                <text:p>0.5016138261</text:p>
              </table:table-cell>
              <table:table-cell office:value-type="float" office:value="0.5004265544">
                <text:p>0.5004265544</text:p>
              </table:table-cell>
              <table:table-cell office:value-type="float" office:value="0.4784002333">
                <text:p>0.4784002333</text:p>
              </table:table-cell>
              <table:table-cell office:value-type="float" office:value="0.5102629642">
                <text:p>0.5102629642</text:p>
              </table:table-cell>
              <table:table-cell office:value-type="float" office:value="0.4959975342">
                <text:p>0.4959975342</text:p>
              </table:table-cell>
              <table:table-cell office:value-type="float" office:value="0.5612946793">
                <text:p>0.5612946793</text:p>
              </table:table-cell>
              <table:table-cell office:value-type="float" office:value="0.5084779478">
                <text:p>0.5084779478</text:p>
              </table:table-cell>
              <table:table-cell office:value-type="float" office:value="0.5125392446">
                <text:p>0.5125392446</text:p>
              </table:table-cell>
              <table:table-cell office:value-type="float" office:value="0.5111946867">
                <text:p>0.5111946867</text:p>
              </table:table-cell>
              <table:table-cell office:value-type="float" office:value="0.5535934372">
                <text:p>0.5535934372</text:p>
              </table:table-cell>
              <table:table-cell office:value-type="float" office:value="0.5474730726">
                <text:p>0.5474730726</text:p>
              </table:table-cell>
              <table:table-cell office:value-type="float" office:value="0.5120468257">
                <text:p>0.5120468257</text:p>
              </table:table-cell>
              <table:table-cell office:value-type="float" office:value="0.5380384685">
                <text:p>0.5380384685</text:p>
              </table:table-cell>
              <table:table-cell office:value-type="float" office:value="0.5182650196">
                <text:p>0.5182650196</text:p>
              </table:table-cell>
              <table:table-cell office:value-type="float" office:value="0.4739380046">
                <text:p>0.4739380046</text:p>
              </table:table-cell>
              <table:table-cell office:value-type="float" office:value="0.5057055772">
                <text:p>0.5057055772</text:p>
              </table:table-cell>
              <table:table-cell office:value-type="float" office:value="0.4895117911">
                <text:p>0.4895117911</text:p>
              </table:table-cell>
              <table:table-cell office:value-type="float" office:value="0.5012821455">
                <text:p>0.5012821455</text:p>
              </table:table-cell>
              <table:table-cell office:value-type="float" office:value="0.4973245871">
                <text:p>0.4973245871</text:p>
              </table:table-cell>
              <table:table-cell office:value-type="float" office:value="0.4746560253">
                <text:p>0.4746560253</text:p>
              </table:table-cell>
              <table:table-cell office:value-type="float" office:value="0.4986722274">
                <text:p>0.4986722274</text:p>
              </table:table-cell>
              <table:table-cell office:value-type="float" office:value="0.5314591247">
                <text:p>0.5314591247</text:p>
              </table:table-cell>
              <table:table-cell office:value-type="float" office:value="0.4954128738">
                <text:p>0.4954128738</text:p>
              </table:table-cell>
              <table:table-cell office:value-type="float" office:value="0.4891038904">
                <text:p>0.4891038904</text:p>
              </table:table-cell>
              <table:table-cell office:value-type="float" office:value="0.4986086192">
                <text:p>0.4986086192</text:p>
              </table:table-cell>
              <table:table-cell office:value-type="float" office:value="0.4889395299">
                <text:p>0.4889395299</text:p>
              </table:table-cell>
              <table:table-cell office:value-type="float" office:value="0.483615755">
                <text:p>0.483615755</text:p>
              </table:table-cell>
              <table:table-cell office:value-type="float" office:value="0.4971211178">
                <text:p>0.4971211178</text:p>
              </table:table-cell>
              <table:table-cell office:value-type="float" office:value="0.474391897475">
                <text:p>0.474391897475</text:p>
              </table:table-cell>
              <table:table-cell office:value-type="float" office:value="0.48196830425">
                <text:p>0.48196830425</text:p>
              </table:table-cell>
              <table:table-cell office:value-type="float" office:value="0.489544711025">
                <text:p>0.489544711025</text:p>
              </table:table-cell>
              <table:table-cell office:value-type="float" office:value="0.4668154907">
                <text:p>0.4668154907</text:p>
              </table:table-cell>
              <table:table-cell office:value-type="float" office:value="0.4952559594">
                <text:p>0.4952559594</text:p>
              </table:table-cell>
              <table:table-cell office:value-type="float" office:value="0.4987327353">
                <text:p>0.4987327353</text:p>
              </table:table-cell>
              <table:table-cell office:value-type="float" office:value="0.480256392">
                <text:p>0.480256392</text:p>
              </table:table-cell>
              <table:table-cell office:value-type="float" office:value="0.4979587492">
                <text:p>0.4979587492</text:p>
              </table:table-cell>
              <table:table-cell office:value-type="float" office:value="0.490098324">
                <text:p>0.490098324</text:p>
              </table:table-cell>
              <table:table-cell office:value-type="float" office:value="0.4635395537">
                <text:p>0.4635395537</text:p>
              </table:table-cell>
              <table:table-cell office:value-type="float" office:value="0.4615483723">
                <text:p>0.4615483723</text:p>
              </table:table-cell>
              <table:table-cell office:value-type="float" office:value="0.4885671407">
                <text:p>0.4885671407</text:p>
              </table:table-cell>
              <table:table-cell office:value-type="float" office:value="0.464814052">
                <text:p>0.464814052</text:p>
              </table:table-cell>
              <table:table-cell office:value-type="float" office:value="0.46108156">
                <text:p>0.46108156</text:p>
              </table:table-cell>
              <table:table-cell office:value-type="float" office:value="0.4672489722">
                <text:p>0.4672489722</text:p>
              </table:table-cell>
              <table:table-cell office:value-type="float" office:value="0.4901457387">
                <text:p>0.4901457387</text:p>
              </table:table-cell>
            </table:table-row>
            <table:table-row>
              <table:table-cell office:value-type="string">
                <text:p>65</text:p>
                <draw:g>
                  <svg:desc>Marriage.A43:Marriage.A43</svg:desc>
                </draw:g>
              </table:table-cell>
              <table:table-cell office:value-type="float" office:value="0.4307486693">
                <text:p>0.4307486693</text:p>
                <draw:g>
                  <svg:desc>Marriage.B43:Marriage.BM43</svg:desc>
                </draw:g>
              </table:table-cell>
              <table:table-cell office:value-type="float" office:value="0.4549160028">
                <text:p>0.4549160028</text:p>
              </table:table-cell>
              <table:table-cell office:value-type="float" office:value="0.4981055235">
                <text:p>0.4981055235</text:p>
              </table:table-cell>
              <table:table-cell office:value-type="float" office:value="0.5185362001">
                <text:p>0.5185362001</text:p>
              </table:table-cell>
              <table:table-cell office:value-type="float" office:value="0.4836774371">
                <text:p>0.4836774371</text:p>
              </table:table-cell>
              <table:table-cell office:value-type="float" office:value="0.457234972">
                <text:p>0.457234972</text:p>
              </table:table-cell>
              <table:table-cell office:value-type="float" office:value="0.494125501">
                <text:p>0.494125501</text:p>
              </table:table-cell>
              <table:table-cell office:value-type="float" office:value="0.4875792914">
                <text:p>0.4875792914</text:p>
              </table:table-cell>
              <table:table-cell office:value-type="float" office:value="0.4853742058">
                <text:p>0.4853742058</text:p>
              </table:table-cell>
              <table:table-cell office:value-type="float" office:value="0.4624421485">
                <text:p>0.4624421485</text:p>
              </table:table-cell>
              <table:table-cell office:value-type="float" office:value="0.4755625953">
                <text:p>0.4755625953</text:p>
              </table:table-cell>
              <table:table-cell office:value-type="float" office:value="0.4543749867">
                <text:p>0.4543749867</text:p>
              </table:table-cell>
              <table:table-cell office:value-type="float" office:value="0.4793378213">
                <text:p>0.4793378213</text:p>
              </table:table-cell>
              <table:table-cell office:value-type="float" office:value="0.444491586">
                <text:p>0.444491586</text:p>
              </table:table-cell>
              <table:table-cell office:value-type="float" office:value="0.4500079897">
                <text:p>0.4500079897</text:p>
              </table:table-cell>
              <table:table-cell office:value-type="float" office:value="0.501773162">
                <text:p>0.501773162</text:p>
              </table:table-cell>
              <table:table-cell office:value-type="float" office:value="0.4938142711">
                <text:p>0.4938142711</text:p>
              </table:table-cell>
              <table:table-cell office:value-type="float" office:value="0.4858553802">
                <text:p>0.4858553802</text:p>
              </table:table-cell>
              <table:table-cell office:value-type="float" office:value="0.4897512004">
                <text:p>0.4897512004</text:p>
              </table:table-cell>
              <table:table-cell office:value-type="float" office:value="0.4605578557">
                <text:p>0.4605578557</text:p>
              </table:table-cell>
              <table:table-cell office:value-type="float" office:value="0.4682342374">
                <text:p>0.4682342374</text:p>
              </table:table-cell>
              <table:table-cell office:value-type="float" office:value="0.4572528713">
                <text:p>0.4572528713</text:p>
              </table:table-cell>
              <table:table-cell office:value-type="float" office:value="0.4851029175">
                <text:p>0.4851029175</text:p>
              </table:table-cell>
              <table:table-cell office:value-type="float" office:value="0.4665467052">
                <text:p>0.4665467052</text:p>
              </table:table-cell>
              <table:table-cell office:value-type="float" office:value="0.4639564319">
                <text:p>0.4639564319</text:p>
              </table:table-cell>
              <table:table-cell office:value-type="float" office:value="0.435160233">
                <text:p>0.435160233</text:p>
              </table:table-cell>
              <table:table-cell office:value-type="float" office:value="0.440890239">
                <text:p>0.440890239</text:p>
              </table:table-cell>
              <table:table-cell office:value-type="float" office:value="0.4979637282">
                <text:p>0.4979637282</text:p>
              </table:table-cell>
              <table:table-cell office:value-type="float" office:value="0.47810531">
                <text:p>0.47810531</text:p>
              </table:table-cell>
              <table:table-cell office:value-type="float" office:value="0.4606712194">
                <text:p>0.4606712194</text:p>
              </table:table-cell>
              <table:table-cell office:value-type="float" office:value="0.4268594723">
                <text:p>0.4268594723</text:p>
              </table:table-cell>
              <table:table-cell office:value-type="float" office:value="0.4811788376">
                <text:p>0.4811788376</text:p>
              </table:table-cell>
              <table:table-cell office:value-type="float" office:value="0.4365953174">
                <text:p>0.4365953174</text:p>
              </table:table-cell>
              <table:table-cell office:value-type="float" office:value="0.4170515877">
                <text:p>0.4170515877</text:p>
              </table:table-cell>
              <table:table-cell office:value-type="float" office:value="0.4002532396">
                <text:p>0.4002532396</text:p>
              </table:table-cell>
              <table:table-cell office:value-type="float" office:value="0.4455746122">
                <text:p>0.4455746122</text:p>
              </table:table-cell>
              <table:table-cell office:value-type="float" office:value="0.4540187716">
                <text:p>0.4540187716</text:p>
              </table:table-cell>
              <table:table-cell office:value-type="float" office:value="0.4624502581">
                <text:p>0.4624502581</text:p>
              </table:table-cell>
              <table:table-cell office:value-type="float" office:value="0.4478433063">
                <text:p>0.4478433063</text:p>
              </table:table-cell>
              <table:table-cell office:value-type="float" office:value="0.4255165993">
                <text:p>0.4255165993</text:p>
              </table:table-cell>
              <table:table-cell office:value-type="float" office:value="0.4497422709">
                <text:p>0.4497422709</text:p>
              </table:table-cell>
              <table:table-cell office:value-type="float" office:value="0.4979497295">
                <text:p>0.4979497295</text:p>
              </table:table-cell>
              <table:table-cell office:value-type="float" office:value="0.4759931157">
                <text:p>0.4759931157</text:p>
              </table:table-cell>
              <table:table-cell office:value-type="float" office:value="0.4526569189">
                <text:p>0.4526569189</text:p>
              </table:table-cell>
              <table:table-cell office:value-type="float" office:value="0.4291364716">
                <text:p>0.4291364716</text:p>
              </table:table-cell>
              <table:table-cell office:value-type="float" office:value="0.4291879816">
                <text:p>0.4291879816</text:p>
              </table:table-cell>
              <table:table-cell office:value-type="float" office:value="0.4452802008">
                <text:p>0.4452802008</text:p>
              </table:table-cell>
              <table:table-cell office:value-type="float" office:value="0.4525292745">
                <text:p>0.4525292745</text:p>
              </table:table-cell>
              <table:table-cell office:value-type="float" office:value="0.47880332115">
                <text:p>0.47880332115</text:p>
              </table:table-cell>
              <table:table-cell office:value-type="float" office:value="0.4700453056">
                <text:p>0.4700453056</text:p>
              </table:table-cell>
              <table:table-cell office:value-type="float" office:value="0.46128729005">
                <text:p>0.46128729005</text:p>
              </table:table-cell>
              <table:table-cell office:value-type="float" office:value="0.4875613367">
                <text:p>0.4875613367</text:p>
              </table:table-cell>
              <table:table-cell office:value-type="float" office:value="0.4935802529">
                <text:p>0.4935802529</text:p>
              </table:table-cell>
              <table:table-cell office:value-type="float" office:value="0.4807629932">
                <text:p>0.4807629932</text:p>
              </table:table-cell>
              <table:table-cell office:value-type="float" office:value="0.4764336268">
                <text:p>0.4764336268</text:p>
              </table:table-cell>
              <table:table-cell office:value-type="float" office:value="0.4597783706">
                <text:p>0.4597783706</text:p>
              </table:table-cell>
              <table:table-cell office:value-type="float" office:value="0.4886735929">
                <text:p>0.4886735929</text:p>
              </table:table-cell>
              <table:table-cell office:value-type="float" office:value="0.4640266092">
                <text:p>0.4640266092</text:p>
              </table:table-cell>
              <table:table-cell office:value-type="float" office:value="0.4416112506">
                <text:p>0.4416112506</text:p>
              </table:table-cell>
              <table:table-cell office:value-type="float" office:value="0.4570673475">
                <text:p>0.4570673475</text:p>
              </table:table-cell>
              <table:table-cell office:value-type="float" office:value="0.4637434559">
                <text:p>0.4637434559</text:p>
              </table:table-cell>
              <table:table-cell office:value-type="float" office:value="0.4732872469">
                <text:p>0.4732872469</text:p>
              </table:table-cell>
              <table:table-cell office:value-type="float" office:value="0.4567170804">
                <text:p>0.4567170804</text:p>
              </table:table-cell>
              <table:table-cell office:value-type="float" office:value="0.4273234849">
                <text:p>0.42732348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